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Microsoft YaHei" svg:font-family="'Microsoft YaHei'" style:font-family-generic="system" style:font-pitch="variable"/>
  </office:font-face-decls>
  <office:automatic-styles>
    <style:style style:name="co8" style:family="table-column">
      <style:table-column-properties fo:break-before="auto" style:column-width="6.147cm"/>
    </style:style>
    <style:style style:name="co9" style:family="table-column">
      <style:table-column-properties fo:break-before="auto" style:column-width="25.083cm"/>
    </style:style>
    <style:style style:name="co3" style:family="table-column">
      <style:table-column-properties fo:break-before="auto" style:column-width="2.48cm"/>
    </style:style>
    <style:style style:name="co1" style:family="table-column">
      <style:table-column-properties fo:break-before="auto" style:column-width="4.122cm"/>
    </style:style>
    <style:style style:name="co4" style:family="table-column">
      <style:table-column-properties fo:break-before="auto" style:column-width="3.738cm"/>
    </style:style>
    <style:style style:name="co5" style:family="table-column">
      <style:table-column-properties fo:break-before="auto" style:column-width="4.681cm"/>
    </style:style>
    <style:style style:name="co10" style:family="table-column">
      <style:table-column-properties fo:break-before="auto" style:column-width="9.292cm"/>
    </style:style>
    <style:style style:name="co6" style:family="table-column">
      <style:table-column-properties fo:break-before="auto" style:column-width="2.328cm"/>
    </style:style>
    <style:style style:name="co7" style:family="table-column">
      <style:table-column-properties fo:break-before="auto" style:column-width="2.249cm"/>
    </style:style>
    <style:style style:name="co2" style:family="table-column">
      <style:table-column-properties fo:break-before="auto" style:column-width="19.913cm"/>
    </style:style>
    <style:style style:name="co11" style:family="table-column">
      <style:table-column-properties fo:break-before="auto" style:column-width="2.258cm"/>
    </style:style>
    <style:style style:name="co15" style:family="table-column">
      <style:table-column-properties fo:break-before="auto" style:column-width="5.385cm"/>
    </style:style>
    <style:style style:name="co16" style:family="table-column">
      <style:table-column-properties fo:break-before="auto" style:column-width="15.506cm"/>
    </style:style>
    <style:style style:name="co17" style:family="table-column">
      <style:table-column-properties fo:break-before="auto" style:column-width="2.574cm"/>
    </style:style>
    <style:style style:name="co18" style:family="table-column">
      <style:table-column-properties fo:break-before="auto" style:column-width="0.349cm"/>
    </style:style>
    <style:style style:name="co19" style:family="table-column">
      <style:table-column-properties fo:break-before="auto" style:column-width="5.445cm"/>
    </style:style>
    <style:style style:name="co20" style:family="table-column">
      <style:table-column-properties fo:break-before="auto" style:column-width="4.856cm"/>
    </style:style>
    <style:style style:name="co21" style:family="table-column">
      <style:table-column-properties fo:break-before="auto" style:column-width="2.679cm"/>
    </style:style>
    <style:style style:name="co22" style:family="table-column">
      <style:table-column-properties fo:break-before="auto" style:column-width="0.489cm"/>
    </style:style>
    <style:style style:name="co23" style:family="table-column">
      <style:table-column-properties fo:break-before="auto" style:column-width="0.418cm"/>
    </style:style>
    <style:style style:name="ro1" style:family="table-row">
      <style:table-row-properties style:row-height="1.685cm" fo:break-before="auto" style:use-optimal-row-height="false"/>
    </style:style>
    <style:style style:name="ro19" style:family="table-row">
      <style:table-row-properties style:row-height="1.053cm" fo:break-before="auto" style:use-optimal-row-height="true"/>
    </style:style>
    <style:style style:name="ro3" style:family="table-row">
      <style:table-row-properties style:row-height="0.684cm" fo:break-before="auto" style:use-optimal-row-height="true"/>
    </style:style>
    <style:style style:name="ro20" style:family="table-row">
      <style:table-row-properties style:row-height="1.395cm" fo:break-before="auto" style:use-optimal-row-height="true"/>
    </style:style>
    <style:style style:name="ro21" style:family="table-row">
      <style:table-row-properties style:row-height="1.104cm" fo:break-before="auto" style:use-optimal-row-height="true"/>
    </style:style>
    <style:style style:name="ro6" style:family="table-row">
      <style:table-row-properties style:row-height="1.462cm" fo:break-before="auto" style:use-optimal-row-height="false"/>
    </style:style>
    <style:style style:name="ro8" style:family="table-row">
      <style:table-row-properties style:row-height="0.547cm" fo:break-before="auto" style:use-optimal-row-height="true"/>
    </style:style>
    <style:style style:name="ro10" style:family="table-row">
      <style:table-row-properties style:row-height="1.429cm" fo:break-before="auto" style:use-optimal-row-height="false"/>
    </style:style>
    <style:style style:name="ro22" style:family="table-row">
      <style:table-row-properties style:row-height="1.842cm" fo:break-before="auto" style:use-optimal-row-height="true"/>
    </style:style>
    <style:style style:name="ro12" style:family="table-row">
      <style:table-row-properties style:row-height="1.953cm" fo:break-before="auto" style:use-optimal-row-height="false"/>
    </style:style>
    <style:style style:name="ro23" style:family="table-row">
      <style:table-row-properties style:row-height="1.404cm" fo:break-before="auto" style:use-optimal-row-height="false"/>
    </style:style>
    <style:style style:name="ro13" style:family="table-row">
      <style:table-row-properties style:row-height="1.879cm" fo:break-before="auto" style:use-optimal-row-height="false"/>
    </style:style>
    <style:style style:name="ro17" style:family="table-row">
      <style:table-row-properties style:row-height="0.579cm" fo:break-before="auto" style:use-optimal-row-height="true"/>
    </style:style>
    <style:style style:name="ro18" style:family="table-row">
      <style:table-row-properties style:row-height="0.45cm" fo:break-before="auto" style:use-optimal-row-height="false"/>
    </style:style>
    <style:style style:name="ro38" style:family="table-row">
      <style:table-row-properties style:row-height="1.789cm" fo:break-before="auto" style:use-optimal-row-height="false"/>
    </style:style>
    <style:style style:name="ro39" style:family="table-row">
      <style:table-row-properties style:row-height="1.053cm" fo:break-before="auto" style:use-optimal-row-height="false"/>
    </style:style>
    <style:style style:name="ro11" style:family="table-row">
      <style:table-row-properties style:row-height="2.29cm" fo:break-before="auto" style:use-optimal-row-height="true"/>
    </style:style>
    <style:style style:name="ro40" style:family="table-row">
      <style:table-row-properties style:row-height="0.529cm" fo:break-before="auto" style:use-optimal-row-height="true"/>
    </style:style>
    <style:style style:name="ro26" style:family="table-row">
      <style:table-row-properties style:row-height="0.947cm" fo:break-before="auto" style:use-optimal-row-height="true"/>
    </style:style>
    <style:style style:name="ro41" style:family="table-row">
      <style:table-row-properties style:row-height="1.192cm" fo:break-before="auto" style:use-optimal-row-height="false"/>
    </style:style>
    <style:style style:name="ro30" style:family="table-row">
      <style:table-row-properties style:row-height="0.635cm" fo:break-before="auto" style:use-optimal-row-height="false"/>
    </style:style>
    <style:style style:name="ro31" style:family="table-row">
      <style:table-row-properties style:row-height="1.457cm" fo:break-before="auto" style:use-optimal-row-height="false"/>
    </style:style>
    <style:style style:name="ro32" style:family="table-row">
      <style:table-row-properties style:row-height="1.632cm" fo:break-before="auto" style:use-optimal-row-height="true"/>
    </style:style>
    <style:style style:name="ro33" style:family="table-row">
      <style:table-row-properties style:row-height="1.111cm" fo:break-before="auto" style:use-optimal-row-height="false"/>
    </style:style>
    <style:style style:name="ro34" style:family="table-row">
      <style:table-row-properties style:row-height="2.157cm" fo:break-before="auto" style:use-optimal-row-height="true"/>
    </style:style>
    <style:style style:name="ro35" style:family="table-row">
      <style:table-row-properties style:row-height="2.738cm" fo:break-before="auto" style:use-optimal-row-height="true"/>
    </style:style>
    <style:style style:name="ro36" style:family="table-row">
      <style:table-row-properties style:row-height="0.556cm" fo:break-before="auto" style:use-optimal-row-height="false"/>
    </style:style>
    <style:style style:name="ro37" style:family="table-row">
      <style:table-row-properties style:row-height="0.529cm" fo:break-before="auto" style:use-optimal-row-height="false"/>
    </style:style>
    <style:style style:name="ro42" style:family="table-row">
      <style:table-row-properties style:row-height="1.903cm" fo:break-before="auto" style:use-optimal-row-height="false"/>
    </style:style>
    <style:style style:name="ro43" style:family="table-row">
      <style:table-row-properties style:row-height="1.334cm" fo:break-before="auto" style:use-optimal-row-height="false"/>
    </style:style>
    <style:style style:name="ro44" style:family="table-row">
      <style:table-row-properties style:row-height="2.281cm" fo:break-before="auto" style:use-optimal-row-height="false"/>
    </style:style>
    <style:style style:name="ro45" style:family="table-row">
      <style:table-row-properties style:row-height="1.632cm" fo:break-before="page" style:use-optimal-row-height="true"/>
    </style:style>
    <style:style style:name="ro46" style:family="table-row">
      <style:table-row-properties style:row-height="1.842cm" fo:break-before="page" style:use-optimal-row-height="true"/>
    </style:style>
    <style:style style:name="ro47" style:family="table-row">
      <style:table-row-properties style:row-height="0.547cm" fo:break-before="page" style:use-optimal-row-height="true"/>
    </style:style>
    <style:style style:name="ro48" style:family="table-row">
      <style:table-row-properties style:row-height="1.47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0.684cm" fo:break-before="page" style:use-optimal-row-height="true"/>
    </style:style>
    <style:style style:name="ro51" style:family="table-row">
      <style:table-row-properties style:row-height="0.579cm" fo:break-before="page" style:use-optimal-row-height="true"/>
    </style:style>
    <style:style style:name="ro52" style:family="table-row">
      <style:table-row-properties style:row-height="0.385cm" fo:break-before="auto" style:use-optimal-row-height="false"/>
    </style:style>
    <style:style style:name="ro53" style:family="table-row">
      <style:table-row-properties style:row-height="1.789cm" fo:break-before="page" style:use-optimal-row-height="false"/>
    </style:style>
    <style:style style:name="ro54" style:family="table-row">
      <style:table-row-properties style:row-height="0.351cm" fo:break-before="auto" style:use-optimal-row-height="false"/>
    </style:style>
    <style:style style:name="ta2" style:family="table" style:master-page-name="mp2">
      <style:table-properties table:display="false" style:writing-mode="lr-tb" table:tab-color="#ffde59"/>
    </style:style>
    <style:style style:name="ta4" style:family="table" style:master-page-name="Default">
      <style:table-properties table:display="false" style:writing-mode="lr-tb" table:tab-color="#ff7b59"/>
    </style:style>
    <style:style style:name="ta5" style:family="table" style:master-page-name="mp1">
      <style:table-properties table:display="false" style:writing-mode="lr-tb" table:tab-color="#ffde59"/>
    </style:style>
    <style:style style:name="ta6" style:family="table" style:master-page-name="mp2">
      <style:table-properties table:display="true" style:writing-mode="lr-tb" table:tab-color="#ffde59"/>
    </style:style>
    <style:style style:name="ta7" style:family="table" style:master-page-name="Default">
      <style:table-properties table:display="true" style:writing-mode="lr-tb" table:tab-color="#ff7b59"/>
    </style:style>
    <number:number-style style:name="N1">
      <number:number number:decimal-places="0" number:min-decimal-places="0" number:min-integer-digits="1"/>
    </number:number-style>
    <number:percentage-style style:name="N11">
      <number:number number:decimal-places="2" number:min-decimal-places="2" number:min-integer-digits="1"/>
      <number:text> %</number:text>
    </number:percentage-style>
    <number:text-style style:name="N100">
      <number:text-content/>
    </number:text-style>
    <style:style style:name="ce179" style:family="table-cell" style:parent-style-name="Default" style:data-style-name="N0">
      <style:table-cell-properties fo:background-color="#1b75b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80" style:family="table-cell" style:parent-style-name="Default" style:data-style-name="N0">
      <style:table-cell-properties fo:border-bottom="none" fo:background-color="#7da7d8" style:text-align-source="fix" style:repeat-content="false" fo:wrap-option="wrap"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181" style:family="table-cell" style:parent-style-name="Default" style:data-style-name="N0">
      <style:table-cell-properties fo:border-bottom="0.06pt solid #000000" fo:background-color="#7da7d8" style:text-align-source="fix" style:repeat-content="false" fo:wrap-option="wrap" fo:border-left="0.06pt solid #000000" fo:border-right="0.06pt solid #000000" fo:border-top="none" style:vertical-align="middle"/>
      <style:paragraph-properties fo:text-align="center"/>
      <style:text-properties fo:font-size="12pt" fo:font-style="italic" style:font-size-asian="12pt" style:font-style-asian="italic" style:font-size-complex="12pt" style:font-style-complex="italic"/>
    </style:style>
    <style:style style:name="ce182" style:family="table-cell" style:parent-style-name="Default" style:data-style-name="N0">
      <style:table-cell-properties fo:background-color="#dddddd" style:text-align-source="fix" style:repeat-content="false" fo:wrap-option="wrap" fo:border="0.06pt solid #000000" style:vertical-align="middle"/>
      <style:paragraph-properties fo:text-align="start" fo:margin-left="0.353cm"/>
      <style:text-properties fo:font-size="12pt" fo:font-weight="bold" style:font-size-asian="12pt" style:font-weight-asian="bold" style:font-size-complex="12pt" style:font-weight-complex="bold"/>
    </style:style>
    <style:style style:name="ce18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fo:font-weight="bold" style:font-weight-asian="bold" style:font-weight-complex="bold"/>
    </style:style>
    <style:style style:name="ce184" style:family="table-cell" style:parent-style-name="Default" style:data-style-name="N0">
      <style:table-cell-properties fo:background-color="#adc5e7" style:text-align-source="fix" style:repeat-content="false" fo:wrap-option="wrap" fo:border="0.06pt solid #000000" style:vertical-align="middle"/>
      <style:paragraph-properties fo:text-align="center"/>
      <style:text-properties fo:font-size="12pt" fo:font-style="italic" style:font-size-asian="12pt" style:font-style-asian="italic" style:font-size-complex="12pt" style:font-style-complex="italic"/>
    </style:style>
    <style:style style:name="ce185" style:family="table-cell" style:parent-style-name="Default" style:data-style-name="N0">
      <style:table-cell-properties fo:background-color="#7da7d8" style:text-align-source="fix" style:repeat-content="false" fo:wrap-option="wrap" fo:border="0.06pt solid #000000" style:vertical-align="middle"/>
      <style:paragraph-properties fo:text-align="center"/>
      <style:text-properties fo:font-size="12pt" fo:font-style="italic" style:font-size-asian="12pt" style:font-style-asian="italic" style:font-size-complex="12pt" style:font-style-complex="italic"/>
    </style:style>
    <style:style style:name="ce186" style:family="table-cell" style:parent-style-name="Default" style:data-style-name="N0">
      <style:table-cell-properties fo:background-color="#808080"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87"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88"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none" style:vertical-align="middle"/>
      <style:paragraph-properties fo:text-align="start" fo:margin-left="0.353cm"/>
      <style:text-properties fo:font-weight="bold" style:font-weight-asian="bold" style:font-weight-complex="bold"/>
    </style:style>
    <style:style style:name="ce189" style:family="table-cell" style:parent-style-name="Default" style:data-style-name="N0">
      <style:table-cell-properties fo:wrap-option="wrap" style:vertical-align="middle"/>
    </style:style>
    <style:style style:name="ce192"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fo:font-size="12pt" style:font-size-asian="12pt" style:font-size-complex="12pt"/>
    </style:style>
    <style:style style:name="ce196"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198" style:family="table-cell" style:parent-style-name="Default" style:data-style-name="N0">
      <style:table-cell-properties style:text-align-source="fix" style:repeat-content="false" fo:wrap-option="wrap"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200" style:family="table-cell" style:parent-style-name="Default" style:data-style-name="N0">
      <style:table-cell-properties style:text-align-source="fix" style:repeat-content="false" fo:wrap-option="wrap" fo:border="0.06pt solid #000000" style:vertical-align="middle"/>
      <style:paragraph-properties fo:text-align="start" fo:margin-left="0.353cm"/>
      <style:text-properties fo:font-size="12pt" style:font-size-asian="12pt" style:font-size-complex="12pt"/>
    </style:style>
    <style:style style:name="ce201" style:family="table-cell" style:parent-style-name="Default" style:data-style-name="N0">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204" style:family="table-cell" style:parent-style-name="Default" style:data-style-name="N0">
      <style:table-cell-properties style:text-align-source="fix" style:repeat-content="false" style:vertical-align="middle"/>
      <style:paragraph-properties fo:text-align="center"/>
    </style:style>
    <style:style style:name="ce20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206" style:family="table-cell" style:parent-style-name="Default" style:data-style-name="N0">
      <style:table-cell-properties style:text-align-source="fix" style:repeat-content="false" fo:border="0.06pt solid #000000" style:vertical-align="middle"/>
      <style:paragraph-properties fo:text-align="center"/>
    </style:style>
    <style:style style:name="ce208"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219" style:family="table-cell" style:parent-style-name="Default" style:data-style-name="N0">
      <style:table-cell-properties style:vertical-align="middle"/>
    </style:style>
    <style:style style:name="ce230" style:family="table-cell" style:parent-style-name="Default" style:data-style-name="N0"/>
    <style:style style:name="ce231"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32" style:family="table-cell" style:parent-style-name="Default" style:data-style-name="N0">
      <style:table-cell-properties style:text-align-source="fix" style:repeat-content="false" style:vertical-align="middle"/>
      <style:paragraph-properties fo:text-align="start" fo:margin-left="0.353cm"/>
      <style:text-properties fo:font-size="12pt" style:font-size-asian="12pt" style:font-size-complex="12pt"/>
    </style:style>
    <style:style style:name="ce235"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353cm"/>
      <style:text-properties fo:font-size="12pt" fo:font-style="italic" style:font-size-asian="12pt" style:font-style-asian="italic" style:font-size-complex="12pt" style:font-style-complex="italic"/>
    </style:style>
    <style:style style:name="ce236" style:family="table-cell" style:parent-style-name="Default" style:data-style-name="N0">
      <style:table-cell-properties style:text-align-source="fix" style:repeat-content="false" style:vertical-align="middle"/>
      <style:paragraph-properties fo:text-align="center" fo:margin-left="0.353cm"/>
      <style:text-properties fo:font-size="12pt" style:font-size-asian="12pt" style:font-size-complex="12pt"/>
    </style:style>
    <style:style style:name="ce237" style:family="table-cell" style:parent-style-name="Default" style:data-style-name="N100">
      <style:table-cell-properties style:text-align-source="fix" style:repeat-content="false" fo:background-color="transparent" fo:border="0.06pt solid #000000" style:vertical-align="middle"/>
      <style:paragraph-properties fo:text-align="start" fo:margin-left="0.353cm"/>
      <style:text-properties fo:font-size="12pt" style:font-size-asian="12pt" style:font-size-complex="12pt"/>
    </style:style>
    <style:style style:name="ce242"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353cm"/>
      <style:text-properties fo:font-size="12pt" style:font-size-asian="12pt" style:font-size-complex="12pt"/>
    </style:style>
    <style:style style:name="ce24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244" style:family="table-cell" style:parent-style-name="Default" style:data-style-name="N0">
      <style:table-cell-properties style:text-align-source="fix" style:repeat-content="false"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245" style:family="table-cell" style:parent-style-name="Default" style:data-style-name="N0">
      <style:table-cell-properties style:text-align-source="fix" style:repeat-content="false" fo:border="0.06pt solid #000000" style:vertical-align="middle"/>
      <style:paragraph-properties fo:text-align="start" fo:margin-left="0.353cm"/>
      <style:text-properties fo:font-size="12pt" style:font-size-asian="12pt" style:font-size-complex="12pt"/>
    </style:style>
    <style:style style:name="ce246" style:family="table-cell" style:parent-style-name="Default" style:data-style-name="N0">
      <style:table-cell-properties fo:background-color="#eeeeee"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47" style:family="table-cell" style:parent-style-name="Default" style:data-style-name="N101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style:style>
    <style:style style:name="ce249" style:family="table-cell" style:parent-style-name="Default" style:data-style-name="N0">
      <style:table-cell-properties fo:background-color="#eeeeee" style:text-align-source="fix" style:repeat-content="false" fo:padding-bottom="0.035cm" fo:padding-left="0.035cm" fo:padding-right="0cm" fo:padding-top="0.035cm" style:vertical-align="middle"/>
      <style:paragraph-properties fo:text-align="end"/>
    </style:style>
    <style:style style:name="ce252" style:family="table-cell" style:parent-style-name="Default" style:data-style-name="N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style:style>
    <style:style style:name="ce256" style:family="table-cell" style:parent-style-name="Default" style:data-style-name="N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style:style>
    <style:style style:name="ce257" style:family="table-cell" style:parent-style-name="Default" style:data-style-name="N0">
      <style:table-cell-properties fo:background-color="#ffd7d7"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60" style:family="table-cell" style:parent-style-name="Default" style:data-style-name="N0">
      <style:table-cell-properties fo:background-color="#ffd7d7" style:text-align-source="fix" style:repeat-content="false" style:vertical-align="middle"/>
      <style:paragraph-properties fo:text-align="center" fo:margin-left="0cm"/>
    </style:style>
    <style:style style:name="ce263" style:family="table-cell" style:parent-style-name="Default" style:data-style-name="N0">
      <style:table-cell-properties fo:border-bottom="0.06pt solid #000000" fo:background-color="#ffd7d7" style:text-align-source="fix" style:repeat-content="false" fo:border-left="0.06pt solid #000000" fo:border-right="none" fo:border-top="0.06pt solid #000000" style:vertical-align="middle"/>
      <style:paragraph-properties fo:text-align="center" fo:margin-left="0cm"/>
    </style:style>
    <style:style style:name="ce264" style:family="table-cell" style:parent-style-name="Default" style:data-style-name="N0">
      <style:table-cell-properties fo:background-color="#ffd7d7" style:text-align-source="fix" style:repeat-content="false" fo:border="0.06pt solid #000000" style:vertical-align="middle"/>
      <style:paragraph-properties fo:text-align="center" fo:margin-left="0cm"/>
    </style:style>
    <style:style style:name="ce274" style:family="table-cell" style:parent-style-name="Default">
      <style:table-cell-properties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280" style:family="table-cell" style:parent-style-name="Default">
      <style:table-cell-properties style:text-align-source="fix" style:repeat-content="false"/>
      <style:paragraph-properties fo:text-align="center" fo:margin-left="0cm"/>
    </style:style>
    <style:style style:name="ce312" style:family="table-cell" style:parent-style-name="Default" style:data-style-name="N0">
      <style:table-cell-properties fo:background-color="#ffd7d7" style:text-align-source="fix" style:repeat-content="false" fo:wrap-option="wrap" fo:border="0.06pt solid #000000"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322" style:family="table-cell" style:parent-style-name="Default" style:data-style-name="N0">
      <style:table-cell-properties fo:background-color="#ffd7d7" style:text-align-source="fix" style:repeat-content="false" style:vertical-align="middle"/>
      <style:paragraph-properties fo:text-align="center" fo:margin-left="0cm"/>
      <style:text-properties fo:color="#666666"/>
    </style:style>
    <style:style style:name="ce324" style:family="table-cell" style:parent-style-name="Default" style:data-style-name="N0">
      <style:table-cell-properties fo:border-bottom="0.06pt solid #000000" fo:background-color="#ffd7d7" style:text-align-source="fix" style:repeat-content="false" fo:border-left="none" fo:border-right="none" fo:border-top="0.06pt solid #000000" style:vertical-align="middle"/>
      <style:paragraph-properties fo:text-align="center" fo:margin-left="0cm"/>
      <style:text-properties fo:color="#666666"/>
    </style:style>
    <style:style style:name="ce326" style:family="table-cell" style:parent-style-name="Default" style:data-style-name="N0">
      <style:table-cell-properties fo:background-color="#ffd7d7" style:text-align-source="fix" style:repeat-content="false" fo:border="0.06pt solid #000000" style:vertical-align="middle"/>
      <style:paragraph-properties fo:text-align="center" fo:margin-left="0cm"/>
      <style:text-properties fo:color="#666666"/>
    </style:style>
    <style:style style:name="ce327" style:family="table-cell" style:parent-style-name="Default">
      <style:table-cell-properties fo:background-color="#ffd7d7" style:text-align-source="fix" style:repeat-content="false" fo:border="0.06pt solid #000000"/>
      <style:paragraph-properties fo:text-align="center" fo:margin-left="0cm"/>
      <style:text-properties fo:color="#666666"/>
    </style:style>
    <style:style style:name="ce329" style:family="table-cell" style:parent-style-name="Default" style:data-style-name="N110">
      <style:table-cell-properties fo:background-color="#ffd7d7" style:text-align-source="fix" style:repeat-content="false" fo:border="0.06pt solid #000000" style:vertical-align="middle"/>
      <style:paragraph-properties fo:text-align="center" fo:margin-left="0cm"/>
      <style:text-properties fo:color="#666666"/>
    </style:style>
    <style:style style:name="ce330" style:family="table-cell" style:parent-style-name="Default">
      <style:table-cell-properties style:text-align-source="fix" style:repeat-content="false" fo:border="0.06pt solid #000000"/>
      <style:paragraph-properties fo:text-align="end" fo:margin-left="0.353cm"/>
      <style:text-properties fo:color="#666666" fo:font-weight="bold" style:font-weight-asian="bold" style:font-weight-complex="bold"/>
    </style:style>
    <style:style style:name="ce331" style:family="table-cell" style:parent-style-name="Default">
      <style:table-cell-properties style:text-align-source="fix" style:repeat-content="false"/>
      <style:paragraph-properties fo:text-align="center" fo:margin-left="0cm"/>
      <style:text-properties fo:color="#666666"/>
    </style:style>
    <style:style style:name="ce333" style:family="table-cell" style:parent-style-name="Default" style:data-style-name="N0">
      <style:table-cell-properties fo:background-color="#dde8cb"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35" style:family="table-cell" style:parent-style-name="Default" style:data-style-name="N110">
      <style:table-cell-properties fo:background-color="#1b75bc"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37" style:family="table-cell" style:parent-style-name="Default" style:data-style-name="N110">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style>
    <style:style style:name="ce339" style:family="table-cell" style:parent-style-name="Default" style:data-style-name="N0">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style>
    <style:style style:name="ce340" style:family="table-cell" style:parent-style-name="Default" style:data-style-name="N110">
      <style:table-cell-properties fo:background-color="#dddddd" style:text-align-source="fix" style:repeat-content="false" fo:border="0.06pt solid #000000" style:vertical-align="middle"/>
      <style:paragraph-properties fo:text-align="end" fo:margin-left="0.353cm"/>
    </style:style>
    <style:style style:name="ce341" style:family="table-cell" style:parent-style-name="Monétaire" style:data-style-name="N110">
      <style:table-cell-properties fo:background-color="#dde8cb" style:text-align-source="fix" style:repeat-content="false" fo:border="0.06pt solid #000000" style:vertical-align="middle"/>
      <style:paragraph-properties fo:text-align="end" fo:margin-left="0.353cm"/>
    </style:style>
    <style:style style:name="ce345" style:family="table-cell" style:parent-style-name="Default" style:data-style-name="N110">
      <style:table-cell-properties fo:background-color="#b4c7dc" style:text-align-source="fix" style:repeat-content="false" fo:border="0.06pt solid #000000" style:vertical-align="middle"/>
      <style:paragraph-properties fo:text-align="end" fo:margin-left="0.353cm"/>
    </style:style>
    <style:style style:name="ce347" style:family="table-cell" style:parent-style-name="Default" style:data-style-name="N112">
      <style:table-cell-properties fo:background-color="#dddddd" style:text-align-source="fix" style:repeat-content="false" fo:border="0.06pt solid #000000" style:vertical-align="middle"/>
      <style:paragraph-properties fo:text-align="end" fo:margin-left="0.353cm"/>
    </style:style>
    <style:style style:name="ce348" style:family="table-cell" style:parent-style-name="Default" style:data-style-name="N110">
      <style:table-cell-properties fo:border-bottom="none" fo:background-color="#7da7d8" style:text-align-source="fix" style:repeat-content="false" fo:border-left="0.06pt solid #000000" fo:border-right="0.06pt solid #000000" fo:border-top="none" style:vertical-align="middle"/>
      <style:paragraph-properties fo:text-align="end" fo:margin-left="0.353cm"/>
    </style:style>
    <style:style style:name="ce349"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style>
    <style:style style:name="ce350" style:family="table-cell" style:parent-style-name="Default" style:data-style-name="N112">
      <style:table-cell-properties fo:background-color="#1b75bc"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51" style:family="table-cell" style:parent-style-name="Default" style:data-style-name="N0">
      <style:table-cell-properties fo:background-color="#7da7d8" style:text-align-source="fix" style:repeat-content="false" fo:border="0.06pt solid #000000" style:vertical-align="middle"/>
      <style:paragraph-properties fo:text-align="end" fo:margin-left="0.353cm"/>
    </style:style>
    <style:style style:name="ce352" style:family="table-cell" style:parent-style-name="Default" style:data-style-name="N112">
      <style:table-cell-properties fo:background-color="#808080" style:text-align-source="fix" style:repeat-content="false" fo:border="0.06pt solid #000000" style:vertical-align="middle"/>
      <style:paragraph-properties fo:text-align="end" fo:margin-left="0.353cm"/>
    </style:style>
    <style:style style:name="ce353" style:family="table-cell" style:parent-style-name="Default" style:data-style-name="N110">
      <style:table-cell-properties fo:background-color="#808080" style:text-align-source="fix" style:repeat-content="false" fo:border="0.06pt solid #000000" style:vertical-align="middle"/>
      <style:paragraph-properties fo:text-align="end" fo:margin-left="0.353cm"/>
    </style:style>
    <style:style style:name="ce367"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69" style:family="table-cell" style:parent-style-name="Default" style:data-style-name="N20104">
      <style:table-cell-properties fo:background-color="#dde8cb"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70" style:family="table-cell" style:parent-style-name="Default" style:data-style-name="N0">
      <style:table-cell-properties style:text-align-source="fix" style:repeat-content="false" style:vertical-align="middle"/>
      <style:paragraph-properties fo:text-align="end" fo:margin-left="0.353cm"/>
    </style:style>
    <style:style style:name="ce372" style:family="table-cell" style:parent-style-name="Default" style:data-style-name="N0">
      <style:table-cell-properties fo:background-color="#dde8cb" style:text-align-source="fix" style:repeat-content="false" fo:border="0.06pt solid #000000"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374" style:family="table-cell" style:parent-style-name="Default" style:data-style-name="N110">
      <style:table-cell-properties fo:background-color="#1b75bc" style:text-align-source="fix" style:repeat-content="false" fo:border="0.06pt solid #000000" style:vertical-align="middle"/>
      <style:paragraph-properties fo:text-align="end" fo:margin-left="0.353cm"/>
      <style:text-properties fo:color="#000000" fo:font-weight="bold" style:font-weight-asian="bold" style:font-weight-complex="bold"/>
    </style:style>
    <style:style style:name="ce376" style:family="table-cell" style:parent-style-name="Default" style:data-style-name="N110">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text-properties fo:color="#000000"/>
    </style:style>
    <style:style style:name="ce377" style:family="table-cell" style:parent-style-name="Default" style:data-style-name="N0">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text-properties fo:color="#000000"/>
    </style:style>
    <style:style style:name="ce378" style:family="table-cell" style:parent-style-name="Default" style:data-style-name="N110">
      <style:table-cell-properties fo:background-color="#dddddd" style:text-align-source="fix" style:repeat-content="false" fo:border="0.06pt solid #000000" style:vertical-align="middle"/>
      <style:paragraph-properties fo:text-align="end" fo:margin-left="0.353cm"/>
      <style:text-properties fo:color="#000000"/>
    </style:style>
    <style:style style:name="ce379"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color="#000000"/>
    </style:style>
    <style:style style:name="ce380" style:family="table-cell" style:parent-style-name="Default" style:data-style-name="N110">
      <style:table-cell-properties fo:background-color="#b4c7dc" style:text-align-source="fix" style:repeat-content="false" fo:border="0.06pt solid #000000" style:vertical-align="middle"/>
      <style:paragraph-properties fo:text-align="end" fo:margin-left="0.353cm"/>
      <style:text-properties fo:color="#000000"/>
    </style:style>
    <style:style style:name="ce381" style:family="table-cell" style:parent-style-name="Default" style:data-style-name="N112">
      <style:table-cell-properties fo:background-color="#dddddd" style:text-align-source="fix" style:repeat-content="false" fo:border="0.06pt solid #000000" style:vertical-align="middle"/>
      <style:paragraph-properties fo:text-align="end" fo:margin-left="0.353cm"/>
      <style:text-properties fo:color="#000000"/>
    </style:style>
    <style:style style:name="ce382" style:family="table-cell" style:parent-style-name="Default" style:data-style-name="N110">
      <style:table-cell-properties fo:border-bottom="none" fo:background-color="#7da7d8" style:text-align-source="fix" style:repeat-content="false" fo:border-left="0.06pt solid #000000" fo:border-right="0.06pt solid #000000" fo:border-top="none" style:vertical-align="middle"/>
      <style:paragraph-properties fo:text-align="end" fo:margin-left="0.353cm"/>
      <style:text-properties fo:color="#000000"/>
    </style:style>
    <style:style style:name="ce385" style:family="table-cell" style:parent-style-name="Default" style:data-style-name="N110">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text-properties fo:color="#000000"/>
    </style:style>
    <style:style style:name="ce390"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text-properties fo:color="#000000"/>
    </style:style>
    <style:style style:name="ce391" style:family="table-cell" style:parent-style-name="Default" style:data-style-name="N112">
      <style:table-cell-properties fo:background-color="#1b75bc" style:text-align-source="fix" style:repeat-content="false" fo:border="0.06pt solid #000000" style:vertical-align="middle"/>
      <style:paragraph-properties fo:text-align="end" fo:margin-left="0.353cm"/>
      <style:text-properties fo:color="#000000" fo:font-weight="bold" style:font-weight-asian="bold" style:font-weight-complex="bold"/>
    </style:style>
    <style:style style:name="ce396" style:family="table-cell" style:parent-style-name="Default" style:data-style-name="N110">
      <style:table-cell-properties fo:background-color="#7da7d8" style:text-align-source="fix" style:repeat-content="false" fo:border="0.06pt solid #000000" style:vertical-align="middle"/>
      <style:paragraph-properties fo:text-align="end" fo:margin-left="0.353cm"/>
      <style:text-properties fo:color="#000000"/>
    </style:style>
    <style:style style:name="ce397" style:family="table-cell" style:parent-style-name="Default" style:data-style-name="N112">
      <style:table-cell-properties fo:background-color="#808080" style:text-align-source="fix" style:repeat-content="false" fo:border="0.06pt solid #000000" style:vertical-align="middle"/>
      <style:paragraph-properties fo:text-align="end" fo:margin-left="0.353cm"/>
      <style:text-properties fo:color="#000000"/>
    </style:style>
    <style:style style:name="ce402" style:family="table-cell" style:parent-style-name="Default" style:data-style-name="N110">
      <style:table-cell-properties fo:background-color="#808080" style:text-align-source="fix" style:repeat-content="false" fo:border="0.06pt solid #000000" style:vertical-align="middle"/>
      <style:paragraph-properties fo:text-align="end" fo:margin-left="0.353cm"/>
      <style:text-properties fo:color="#000000"/>
    </style:style>
    <style:style style:name="ce403"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color="#666666"/>
    </style:style>
    <style:style style:name="ce407"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color="#666666" fo:font-weight="bold" style:font-weight-asian="bold" style:font-weight-complex="bold"/>
    </style:style>
    <style:style style:name="ce408" style:family="table-cell" style:parent-style-name="Default" style:data-style-name="N20104">
      <style:table-cell-properties fo:background-color="#dde8cb" style:text-align-source="fix" style:repeat-content="false" fo:border="0.06pt solid #000000" style:vertical-align="middle"/>
      <style:paragraph-properties fo:text-align="end" fo:margin-left="0.353cm"/>
      <style:text-properties fo:color="#666666" fo:font-weight="bold" style:font-weight-asian="bold" style:font-weight-complex="bold"/>
    </style:style>
    <style:style style:name="ce409" style:family="table-cell" style:parent-style-name="Default" style:data-style-name="N0">
      <style:table-cell-properties style:text-align-source="fix" style:repeat-content="false" style:vertical-align="middle"/>
      <style:paragraph-properties fo:text-align="end" fo:margin-left="0.353cm"/>
      <style:text-properties fo:color="#666666"/>
    </style:style>
    <style:style style:name="ce410" style:family="table-cell" style:parent-style-name="Default" style:data-style-name="N10111">
      <style:table-cell-properties style:vertical-align="middle"/>
    </style:style>
    <style:style style:name="ce411" style:family="table-cell" style:parent-style-name="Default" style:data-style-name="N110">
      <style:table-cell-properties style:vertical-align="middle"/>
    </style:style>
    <style:style style:name="ce191" style:family="table-cell" style:parent-style-name="Default" style:data-style-name="N0">
      <style:table-cell-properties fo:background-color="#dddddd" style:text-align-source="fix" style:repeat-content="false" fo:wrap-option="wrap" fo:border="0.06pt solid #000000" style:vertical-align="middle"/>
      <style:paragraph-properties fo:text-align="start" fo:margin-left="0.353cm"/>
      <style:text-properties fo:font-size="12pt" fo:font-style="italic" style:font-size-asian="12pt" style:font-style-asian="italic" style:font-size-complex="12pt" style:font-style-complex="italic"/>
    </style:style>
    <style:style style:name="ce221" style:family="table-cell" style:parent-style-name="Default">
      <style:table-cell-properties style:vertical-align="middle"/>
    </style:style>
    <style:style style:name="ce46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469" style:family="table-cell" style:parent-style-name="Default" style:data-style-name="N0">
      <style:table-cell-properties fo:border-bottom="0.06pt solid #000000" fo:background-color="#1b75bc" style:text-align-source="fix" style:repeat-content="false" fo:wrap-option="wrap" fo:border-left="0.06pt solid #000000" fo:border-right="0.06pt solid #000000" fo:border-top="none" style:vertical-align="middle"/>
      <style:paragraph-properties fo:text-align="center"/>
      <style:text-properties fo:font-size="14pt" fo:font-weight="bold" style:font-size-asian="14pt" style:font-weight-asian="bold" style:font-size-complex="14pt" style:font-weight-complex="bold"/>
    </style:style>
    <style:style style:name="ce470" style:family="table-cell" style:parent-style-name="Default" style:data-style-name="N0">
      <style:table-cell-properties fo:background-color="#adc5e7" style:text-align-source="fix" style:repeat-content="false" fo:wrap-option="wrap" fo:border="0.06pt solid #000000" style:vertical-align="middle"/>
      <style:paragraph-properties fo:text-align="center" fo:margin-left="0cm"/>
      <style:text-properties fo:font-size="12pt" fo:font-style="italic" style:font-size-asian="12pt" style:font-style-asian="italic" style:font-size-complex="12pt" style:font-style-complex="italic"/>
    </style:style>
    <style:style style:name="ce471" style:family="table-cell" style:parent-style-name="Default" style:data-style-name="N0">
      <style:table-cell-properties fo:border-bottom="none" fo:background-color="#1b75bc" style:text-align-source="fix" style:repeat-content="false" fo:wrap-option="wrap" fo:border-left="none"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473" style:family="table-cell" style:parent-style-name="Default" style:data-style-name="N0">
      <style:table-cell-properties fo:wrap-option="wrap" style:vertical-align="middle"/>
      <style:text-properties fo:font-size="12pt" style:font-size-asian="12pt" style:font-size-complex="12pt"/>
    </style:style>
    <style:style style:name="ce474"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76" style:family="table-cell" style:parent-style-name="Monétaire" style:data-style-name="N110">
      <style:table-cell-properties style:text-align-source="fix" style:repeat-content="false" fo:border="0.06pt solid #000000" fo:padding-bottom="0.035cm" fo:padding-left="0.035cm" fo:padding-right="0cm" fo:padding-top="0.035cm" style:vertical-align="middle"/>
      <style:paragraph-properties fo:text-align="end"/>
    </style:style>
    <style:style style:name="ce477" style:family="table-cell" style:parent-style-name="Monétaire" style:data-style-name="N1">
      <style:table-cell-properties style:text-align-source="fix" style:repeat-content="false" fo:border="0.06pt solid #000000" fo:padding-bottom="0.035cm" fo:padding-left="0.035cm" fo:padding-right="0cm" fo:padding-top="0.035cm" style:vertical-align="middle"/>
      <style:paragraph-properties fo:text-align="end"/>
    </style:style>
    <style:style style:name="ce478"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479" style:family="table-cell" style:parent-style-name="Default" style:data-style-name="N0">
      <style:table-cell-properties style:vertical-align="middle"/>
      <style:text-properties fo:font-size="12pt" style:font-size-asian="12pt" style:font-size-complex="12pt"/>
    </style:style>
    <style:style style:name="ce480" style:family="table-cell" style:parent-style-name="Monétaire" style:data-style-name="N110">
      <style:table-cell-properties style:text-align-source="fix" style:repeat-content="false" fo:border="0.06pt solid #000000" style:vertical-align="middle"/>
      <style:paragraph-properties fo:text-align="start" fo:margin-left="0.353cm"/>
      <style:text-properties fo:font-weight="bold" style:font-weight-asian="bold" style:font-weight-complex="bold"/>
    </style:style>
    <style:style style:name="ce481" style:family="table-cell" style:parent-style-name="Monétaire" style:data-style-name="N110">
      <style:table-cell-properties style:text-align-source="fix" style:repeat-content="false" fo:padding-bottom="0.035cm" fo:padding-left="0.035cm" fo:padding-right="0cm" fo:padding-top="0.035cm" style:vertical-align="middle"/>
      <style:paragraph-properties fo:text-align="end" fo:margin-left="0.353cm"/>
    </style:style>
    <style:style style:name="ce482" style:family="table-cell" style:parent-style-name="Default" style:data-style-name="N101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fo:margin-left="0.353cm"/>
    </style:style>
    <style:style style:name="ce483" style:family="table-cell" style:parent-style-name="Default" style:data-style-name="N0">
      <style:table-cell-properties fo:background-color="#eeeeee" style:text-align-source="fix" style:repeat-content="false" fo:padding-bottom="0.035cm" fo:padding-left="0.035cm" fo:padding-right="0cm" fo:padding-top="0.035cm" style:vertical-align="middle"/>
      <style:paragraph-properties fo:text-align="end" fo:margin-left="0.353cm"/>
    </style:style>
    <style:style style:name="ce484" style:family="table-cell" style:parent-style-name="Monétaire" style:data-style-name="N110">
      <style:table-cell-properties fo:background-color="#eeeeee" style:text-align-source="fix" style:repeat-content="false" fo:padding-bottom="0.035cm" fo:padding-left="0.035cm" fo:padding-right="0cm" fo:padding-top="0.035cm" style:vertical-align="middle"/>
      <style:paragraph-properties fo:text-align="end" fo:margin-left="0.353cm"/>
    </style:style>
    <style:style style:name="ce485" style:family="table-cell" style:parent-style-name="Monétaire" style:data-style-name="N110">
      <style:table-cell-properties fo:background-color="#eeeeee" style:text-align-source="fix" style:repeat-content="false" fo:border="0.06pt solid #000000" fo:padding-bottom="0.035cm" fo:padding-left="0.035cm" fo:padding-right="0cm" fo:padding-top="0.035cm" style:vertical-align="middle"/>
      <style:paragraph-properties fo:text-align="end" fo:margin-left="0.353cm"/>
    </style:style>
    <style:style style:name="ce486" style:family="table-cell" style:parent-style-name="Monétaire" style:data-style-name="N11">
      <style:table-cell-properties fo:background-color="#eeeeee" style:text-align-source="fix" style:repeat-content="false" fo:border="0.06pt solid #000000" fo:padding-bottom="0.035cm" fo:padding-left="0.035cm" fo:padding-right="0cm" fo:padding-top="0.035cm" style:vertical-align="middle"/>
      <style:paragraph-properties fo:text-align="end" fo:margin-left="0.353cm"/>
    </style:style>
    <style:style style:name="ce487" style:family="table-cell" style:parent-style-name="Monétaire" style:data-style-name="N110">
      <style:table-cell-properties style:text-align-source="fix" style:repeat-content="false" fo:wrap-option="wrap" fo:padding-bottom="0.035cm" fo:padding-left="0.035cm" fo:padding-right="0cm" fo:padding-top="0.035cm" style:vertical-align="middle"/>
      <style:paragraph-properties fo:text-align="end" fo:margin-left="0.353cm"/>
    </style:style>
    <style:style style:name="ce488" style:family="table-cell" style:parent-style-name="Default" style:data-style-name="N0">
      <style:table-cell-properties fo:background-color="#ffd7d7"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89" style:family="table-cell" style:parent-style-name="Default" style:data-style-name="N0">
      <style:table-cell-properties style:text-align-source="fix" style:repeat-content="false" style:vertical-align="middle"/>
      <style:paragraph-properties fo:text-align="center" fo:margin-left="0cm"/>
    </style:style>
    <style:style style:name="ce490" style:family="table-cell" style:parent-style-name="Default">
      <style:table-cell-properties fo:background-color="#ffd7d7" style:text-align-source="fix" style:repeat-content="false" fo:border="0.06pt solid #000000" style:vertical-align="middle"/>
      <style:paragraph-properties fo:text-align="center" fo:margin-left="0cm"/>
    </style:style>
    <style:style style:name="ce491" style:family="table-cell" style:parent-style-name="Default" style:data-style-name="N0">
      <style:table-cell-properties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492" style:family="table-cell" style:parent-style-name="Default" style:data-style-name="N0">
      <style:table-cell-properties style:text-align-source="fix" style:repeat-content="false" fo:wrap-option="wrap" fo:border="0.06pt solid #000000" style:vertical-align="middle"/>
      <style:paragraph-properties fo:text-align="end" fo:margin-left="0.353cm"/>
      <style:text-properties fo:font-weight="bold" style:font-weight-asian="bold" style:font-weight-complex="bold"/>
    </style:style>
    <style:style style:name="ce493" style:family="table-cell" style:parent-style-name="Default">
      <style:table-cell-properties fo:background-color="#ffd7d7" style:text-align-source="fix" style:repeat-content="false" fo:border="0.06pt solid #000000" style:vertical-align="middle"/>
      <style:paragraph-properties fo:text-align="center" fo:margin-left="0cm"/>
      <style:text-properties fo:color="#666666"/>
    </style:style>
    <style:style style:name="ce494" style:family="table-cell" style:parent-style-name="Default">
      <style:table-cell-properties fo:background-color="#ffd7d7" style:text-align-source="fix" style:repeat-content="false" style:vertical-align="middle"/>
      <style:paragraph-properties fo:text-align="center" fo:margin-left="0cm"/>
      <style:text-properties fo:color="#666666"/>
    </style:style>
    <style:style style:name="ce495" style:family="table-cell" style:parent-style-name="Default" style:data-style-name="N112">
      <style:table-cell-properties fo:background-color="#ffd7d7" style:text-align-source="fix" style:repeat-content="false" fo:border="0.06pt solid #000000" style:vertical-align="middle"/>
      <style:paragraph-properties fo:text-align="center" fo:margin-left="0cm"/>
      <style:text-properties fo:color="#666666"/>
    </style:style>
    <style:style style:name="ce496" style:family="table-cell" style:parent-style-name="Default">
      <style:table-cell-properties style:text-align-source="fix" style:repeat-content="false" fo:border="0.06pt solid #000000" style:vertical-align="middle"/>
      <style:paragraph-properties fo:text-align="end" fo:margin-left="0.353cm"/>
    </style:style>
    <style:style style:name="ce497" style:family="table-cell" style:parent-style-name="Default">
      <style:table-cell-properties style:text-align-source="fix" style:repeat-content="false" fo:wrap-option="wrap" fo:border="0.06pt solid #000000" style:vertical-align="middle"/>
      <style:paragraph-properties fo:text-align="end" fo:margin-left="0.353cm"/>
    </style:style>
    <style:style style:name="ce498" style:family="table-cell" style:parent-style-name="Default" style:data-style-name="N112">
      <style:table-cell-properties fo:background-color="#dde8cb"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99"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text-properties fo:font-weight="bold" style:font-weight-asian="bold" style:font-weight-complex="bold"/>
    </style:style>
    <style:style style:name="ce500" style:family="table-cell" style:parent-style-name="Default" style:data-style-name="N112">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style>
    <style:style style:name="ce501" style:family="table-cell" style:parent-style-name="Default" style:data-style-name="N112">
      <style:table-cell-properties fo:background-color="#dddddd"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502" style:family="table-cell" style:parent-style-name="Default" style:data-style-name="N112">
      <style:table-cell-properties fo:background-color="#adc5e7"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503" style:family="table-cell" style:parent-style-name="Default" style:data-style-name="N112">
      <style:table-cell-properties fo:background-color="#dde8cb" style:text-align-source="fix" style:repeat-content="false" fo:border="0.06pt solid #000000" style:vertical-align="middle"/>
      <style:paragraph-properties fo:text-align="end" fo:margin-left="0.353cm"/>
    </style:style>
    <style:style style:name="ce504" style:family="table-cell" style:parent-style-name="Default" style:data-style-name="N112">
      <style:table-cell-properties fo:background-color="#7da7d8" style:text-align-source="fix" style:repeat-content="false" style:vertical-align="middle"/>
      <style:paragraph-properties fo:text-align="end" fo:margin-left="0.353cm"/>
    </style:style>
    <style:style style:name="ce505" style:family="table-cell" style:parent-style-name="Default" style:data-style-name="N112">
      <style:table-cell-properties fo:background-color="#dde8cb"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506" style:family="table-cell" style:parent-style-name="Default" style:data-style-name="N112">
      <style:table-cell-properties style:text-align-source="fix" style:repeat-content="false" style:vertical-align="middle"/>
      <style:paragraph-properties fo:text-align="end" fo:margin-left="0.353cm"/>
    </style:style>
    <style:style style:name="ce507"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508" style:family="table-cell" style:parent-style-name="Default" style:data-style-name="N112">
      <style:table-cell-properties fo:background-color="#dde8cb" style:text-align-source="fix" style:repeat-content="false" fo:border="0.06pt solid #000000" style:vertical-align="middle"/>
      <style:paragraph-properties fo:text-align="end" fo:margin-left="0.353cm"/>
      <style:text-properties fo:color="#666666" fo:font-weight="bold" style:font-weight-asian="bold" style:font-weight-complex="bold"/>
    </style:style>
    <style:style style:name="ce509" style:family="table-cell" style:parent-style-name="Default">
      <style:table-cell-properties style:text-align-source="fix" style:repeat-content="false" style:vertical-align="middle"/>
      <style:paragraph-properties fo:text-align="end" fo:margin-left="0.353cm"/>
    </style:style>
    <style:style style:name="ce178" style:family="table-cell" style:parent-style-name="Default" style:data-style-name="N0">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data-style-name="N0">
      <style:table-cell-properties fo:background-color="#1b75b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60" style:family="table-cell" style:parent-style-name="Default" style:data-style-name="N0">
      <style:table-cell-properties fo:border-bottom="none" fo:background-color="#7da7d8" style:text-align-source="fix" style:repeat-content="false" fo:wrap-option="wrap"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161" style:family="table-cell" style:parent-style-name="Default" style:data-style-name="N0">
      <style:table-cell-properties fo:border-bottom="0.06pt solid #000000" fo:background-color="#7da7d8" style:text-align-source="fix" style:repeat-content="false" fo:wrap-option="wrap" fo:border-left="0.06pt solid #000000" fo:border-right="0.06pt solid #000000" fo:border-top="none" style:vertical-align="middle"/>
      <style:paragraph-properties fo:text-align="center"/>
      <style:text-properties fo:font-size="12pt" fo:font-style="italic" style:font-size-asian="12pt" style:font-style-asian="italic" style:font-size-complex="12pt" style:font-style-complex="italic"/>
    </style:style>
    <style:style style:name="ce162" style:family="table-cell" style:parent-style-name="Default" style:data-style-name="N0">
      <style:table-cell-properties fo:background-color="#dddddd" style:text-align-source="fix" style:repeat-content="false" fo:wrap-option="wrap" fo:border="0.06pt solid #000000" style:vertical-align="middle"/>
      <style:paragraph-properties fo:text-align="start" fo:margin-left="0.353cm"/>
      <style:text-properties fo:font-size="12pt" fo:font-weight="bold" style:font-size-asian="12pt" style:font-weight-asian="bold" style:font-size-complex="12pt" style:font-weight-complex="bold"/>
    </style:style>
    <style:style style:name="ce16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fo:font-weight="bold" style:font-weight-asian="bold" style:font-weight-complex="bold"/>
    </style:style>
    <style:style style:name="ce164" style:family="table-cell" style:parent-style-name="Default" style:data-style-name="N0">
      <style:table-cell-properties fo:background-color="#adc5e7" style:text-align-source="fix" style:repeat-content="false" fo:wrap-option="wrap" fo:border="0.06pt solid #000000" style:vertical-align="middle"/>
      <style:paragraph-properties fo:text-align="center"/>
      <style:text-properties fo:font-size="12pt" fo:font-style="italic" style:font-size-asian="12pt" style:font-style-asian="italic" style:font-size-complex="12pt" style:font-style-complex="italic"/>
    </style:style>
    <style:style style:name="ce165" style:family="table-cell" style:parent-style-name="Default" style:data-style-name="N0">
      <style:table-cell-properties fo:background-color="#7da7d8" style:text-align-source="fix" style:repeat-content="false" fo:wrap-option="wrap" fo:border="0.06pt solid #000000" style:vertical-align="middle"/>
      <style:paragraph-properties fo:text-align="center"/>
      <style:text-properties fo:font-size="12pt" fo:font-style="italic" style:font-size-asian="12pt" style:font-style-asian="italic" style:font-size-complex="12pt" style:font-style-complex="italic"/>
    </style:style>
    <style:style style:name="ce166" style:family="table-cell" style:parent-style-name="Default" style:data-style-name="N0">
      <style:table-cell-properties fo:background-color="#808080"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67"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68"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none" style:vertical-align="middle"/>
      <style:paragraph-properties fo:text-align="start" fo:margin-left="0.353cm"/>
      <style:text-properties fo:font-weight="bold" style:font-weight-asian="bold" style:font-weight-complex="bold"/>
    </style:style>
    <style:style style:name="ce169" style:family="table-cell" style:parent-style-name="Default" style:data-style-name="N0">
      <style:table-cell-properties fo:wrap-option="wrap" style:vertical-align="middle"/>
    </style:style>
    <style:style style:name="ce170" style:family="table-cell" style:parent-style-name="Default" style:data-style-name="N0">
      <style:table-cell-properties style:text-align-source="fix" style:repeat-content="false" fo:wrap-option="wrap" style:vertical-align="middle"/>
      <style:paragraph-properties fo:text-align="start" fo:margin-left="0.353cm"/>
      <style:text-properties fo:font-size="12pt" style:font-size-asian="12pt" style:font-size-complex="12pt"/>
    </style:style>
    <style:style style:name="ce171" style:family="table-cell" style:parent-style-name="Default" style:data-style-name="N0">
      <style:table-cell-properties fo:background-color="#dddddd" style:text-align-source="fix" style:repeat-content="false" fo:wrap-option="wrap" fo:border="0.06pt solid #000000" style:vertical-align="middle"/>
      <style:paragraph-properties fo:text-align="start" fo:margin-left="0.353cm"/>
      <style:text-properties fo:font-size="12pt" fo:font-style="italic" style:font-size-asian="12pt" style:font-style-asian="italic" style:font-size-complex="12pt" style:font-style-complex="italic"/>
    </style:style>
    <style:style style:name="ce172"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fo:font-size="12pt" style:font-size-asian="12pt" style:font-size-complex="12pt"/>
    </style:style>
    <style:style style:name="ce19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353cm"/>
      <style:text-properties fo:font-size="12pt" style:font-size-asian="12pt" style:font-size-complex="12pt"/>
    </style:style>
    <style:style style:name="ce17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175" style:family="table-cell" style:parent-style-name="Default" style:data-style-name="N0">
      <style:table-cell-properties style:text-align-source="fix" style:repeat-content="false" fo:wrap-option="wrap"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176" style:family="table-cell" style:parent-style-name="Default" style:data-style-name="N0">
      <style:table-cell-properties style:text-align-source="fix" style:repeat-content="false" fo:wrap-option="wrap" fo:border="0.06pt solid #000000" style:vertical-align="middle"/>
      <style:paragraph-properties fo:text-align="start" fo:margin-left="0.353cm"/>
      <style:text-properties fo:font-size="12pt" style:font-size-asian="12pt" style:font-size-complex="12pt"/>
    </style:style>
    <style:style style:name="ce177" style:family="table-cell" style:parent-style-name="Default" style:data-style-name="N0">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190" style:family="table-cell" style:parent-style-name="Default" style:data-style-name="N0">
      <style:table-cell-properties style:text-align-source="fix" style:repeat-content="false" style:vertical-align="middle"/>
      <style:paragraph-properties fo:text-align="center"/>
    </style:style>
    <style:style style:name="ce224"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225" style:family="table-cell" style:parent-style-name="Default" style:data-style-name="N0">
      <style:table-cell-properties style:text-align-source="fix" style:repeat-content="false" fo:border="0.06pt solid #000000" style:vertical-align="middle"/>
      <style:paragraph-properties fo:text-align="center"/>
    </style:style>
    <style:style style:name="ce22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209" style:family="table-cell" style:parent-style-name="Default" style:data-style-name="N10111">
      <style:table-cell-properties style:text-align-source="fix" style:repeat-content="false" fo:wrap-option="wrap" fo:border="0.06pt solid #000000" fo:padding-bottom="0.035cm" fo:padding-left="0.035cm" fo:padding-right="0cm" fo:padding-top="0.035cm" style:vertical-align="middle"/>
      <style:paragraph-properties fo:text-align="end"/>
    </style:style>
    <style:style style:name="ce213" style:family="table-cell" style:parent-style-name="Default" style:data-style-name="N1">
      <style:table-cell-properties style:text-align-source="fix" style:repeat-content="false" fo:wrap-option="wrap" fo:border="0.06pt solid #000000" fo:padding-bottom="0.035cm" fo:padding-left="0.035cm" fo:padding-right="0cm" fo:padding-top="0.035cm" style:vertical-align="middle"/>
      <style:paragraph-properties fo:text-align="end"/>
    </style:style>
    <style:style style:name="ce214" style:family="table-cell" style:parent-style-name="Monétaire" style:data-style-name="N1">
      <style:table-cell-properties style:text-align-source="fix" style:repeat-content="false" fo:wrap-option="wrap" fo:border="0.06pt solid #000000" fo:padding-bottom="0.035cm" fo:padding-left="0.035cm" fo:padding-right="0cm" fo:padding-top="0.035cm" style:vertical-align="middle"/>
      <style:paragraph-properties fo:text-align="end"/>
    </style:style>
    <style:style style:name="ce215" style:family="table-cell" style:parent-style-name="Default" style:data-style-name="N112">
      <style:table-cell-properties style:text-align-source="fix" style:repeat-content="false" style:vertical-align="middle"/>
      <style:paragraph-properties fo:text-align="center" fo:margin-left="0cm"/>
      <style:text-properties fo:color="#b2b2b2" fo:font-size="12pt" fo:font-weight="bold" style:font-size-asian="12pt" style:font-weight-asian="bold" style:font-size-complex="12pt" style:font-weight-complex="bold"/>
    </style:style>
    <style:style style:name="ce216" style:family="table-cell" style:parent-style-name="Default" style:data-style-name="N112">
      <style:table-cell-properties style:vertical-align="middle"/>
      <style:text-properties fo:color="#b2b2b2"/>
    </style:style>
    <style:style style:name="ce217" style:family="table-cell" style:parent-style-name="Default" style:data-style-name="N112">
      <style:table-cell-properties fo:wrap-option="wrap" style:vertical-align="middle"/>
      <style:text-properties fo:color="#b2b2b2"/>
    </style:style>
    <style:style style:name="ce218" style:family="table-cell" style:parent-style-name="Default" style:data-style-name="N112">
      <style:table-cell-properties style:vertical-align="middle"/>
    </style:style>
    <style:style style:name="ce240" style:family="table-cell" style:parent-style-name="Default" style:data-style-name="N0">
      <style:table-cell-properties style:vertical-align="middle"/>
    </style:style>
    <style:style style:name="ce220" style:family="table-cell" style:parent-style-name="Default" style:data-style-name="N112">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50" style:family="table-cell" style:parent-style-name="Default">
      <style:table-cell-properties style:vertical-align="middle"/>
    </style:style>
    <style:style style:name="ce222" style:family="table-cell" style:parent-style-name="Default" style:data-style-name="N11">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223" style:family="table-cell" style:parent-style-name="Default" style:data-style-name="N11">
      <style:table-cell-properties style:vertical-align="middle"/>
    </style:style>
    <style:style style:name="ce254" style:family="table-cell" style:parent-style-name="Default" style:data-style-name="N0"/>
    <style:style style:name="ce255"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58" style:family="table-cell" style:parent-style-name="Default" style:data-style-name="N0">
      <style:table-cell-properties style:text-align-source="fix" style:repeat-content="false" style:vertical-align="middle"/>
      <style:paragraph-properties fo:text-align="start" fo:margin-left="0.353cm"/>
      <style:text-properties fo:font-size="12pt" style:font-size-asian="12pt" style:font-size-complex="12pt"/>
    </style:style>
    <style:style style:name="ce259"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353cm"/>
      <style:text-properties fo:font-size="12pt" fo:font-style="italic" style:font-size-asian="12pt" style:font-style-asian="italic" style:font-size-complex="12pt" style:font-style-complex="italic"/>
    </style:style>
    <style:style style:name="ce261" style:family="table-cell" style:parent-style-name="Default" style:data-style-name="N0">
      <style:table-cell-properties style:text-align-source="fix" style:repeat-content="false" style:vertical-align="middle"/>
      <style:paragraph-properties fo:text-align="center" fo:margin-left="0.353cm"/>
      <style:text-properties fo:font-size="12pt" style:font-size-asian="12pt" style:font-size-complex="12pt"/>
    </style:style>
    <style:style style:name="ce262" style:family="table-cell" style:parent-style-name="Default" style:data-style-name="N100">
      <style:table-cell-properties style:text-align-source="fix" style:repeat-content="false" fo:background-color="transparent" fo:border="0.06pt solid #000000" style:vertical-align="middle"/>
      <style:paragraph-properties fo:text-align="start" fo:margin-left="0.353cm"/>
      <style:text-properties fo:font-size="12pt" style:font-size-asian="12pt" style:font-size-complex="12pt"/>
    </style:style>
    <style:style style:name="ce265"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353cm"/>
      <style:text-properties fo:font-size="12pt" style:font-size-asian="12pt" style:font-size-complex="12pt"/>
    </style:style>
    <style:style style:name="ce266"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267" style:family="table-cell" style:parent-style-name="Default" style:data-style-name="N0">
      <style:table-cell-properties style:text-align-source="fix" style:repeat-content="false" fo:border="0.06pt solid #000000" style:vertical-align="middle"/>
      <style:paragraph-properties fo:text-align="start" fo:margin-left="0.353cm"/>
      <style:text-properties style:font-name="Liberation Sans1" fo:font-size="12pt" style:font-name-asian="Liberation Sans1" style:font-size-asian="12pt" style:font-name-complex="Liberation Sans1" style:font-size-complex="12pt"/>
    </style:style>
    <style:style style:name="ce268" style:family="table-cell" style:parent-style-name="Default" style:data-style-name="N0">
      <style:table-cell-properties style:text-align-source="fix" style:repeat-content="false" fo:border="0.06pt solid #000000" style:vertical-align="middle"/>
      <style:paragraph-properties fo:text-align="start" fo:margin-left="0.353cm"/>
      <style:text-properties fo:font-size="12pt" style:font-size-asian="12pt" style:font-size-complex="12pt"/>
    </style:style>
    <style:style style:name="ce269" style:family="table-cell" style:parent-style-name="Default" style:data-style-name="N0">
      <style:table-cell-properties fo:background-color="#eeeeee"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70" style:family="table-cell" style:parent-style-name="Default" style:data-style-name="N101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style:style>
    <style:style style:name="ce271" style:family="table-cell" style:parent-style-name="Default" style:data-style-name="N0">
      <style:table-cell-properties fo:background-color="#eeeeee" style:text-align-source="fix" style:repeat-content="false" fo:padding-bottom="0.035cm" fo:padding-left="0.035cm" fo:padding-right="0cm" fo:padding-top="0.035cm" style:vertical-align="middle"/>
      <style:paragraph-properties fo:text-align="end"/>
    </style:style>
    <style:style style:name="ce272" style:family="table-cell" style:parent-style-name="Default" style:data-style-name="N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style:style>
    <style:style style:name="ce273" style:family="table-cell" style:parent-style-name="Default" style:data-style-name="N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style:style>
    <style:style style:name="ce275" style:family="table-cell" style:parent-style-name="Default" style:data-style-name="N0">
      <style:table-cell-properties fo:background-color="#ffd7d7"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76" style:family="table-cell" style:parent-style-name="Default" style:data-style-name="N0">
      <style:table-cell-properties fo:background-color="#ffd7d7" style:text-align-source="fix" style:repeat-content="false" style:vertical-align="middle"/>
      <style:paragraph-properties fo:text-align="center" fo:margin-left="0cm"/>
    </style:style>
    <style:style style:name="ce277" style:family="table-cell" style:parent-style-name="Default" style:data-style-name="N0">
      <style:table-cell-properties fo:border-bottom="0.06pt solid #000000" fo:background-color="#ffd7d7" style:text-align-source="fix" style:repeat-content="false" fo:border-left="0.06pt solid #000000" fo:border-right="none" fo:border-top="0.06pt solid #000000" style:vertical-align="middle"/>
      <style:paragraph-properties fo:text-align="center" fo:margin-left="0cm"/>
    </style:style>
    <style:style style:name="ce278" style:family="table-cell" style:parent-style-name="Default" style:data-style-name="N0">
      <style:table-cell-properties fo:background-color="#ffd7d7" style:text-align-source="fix" style:repeat-content="false" fo:border="0.06pt solid #000000" style:vertical-align="middle"/>
      <style:paragraph-properties fo:text-align="center" fo:margin-left="0cm"/>
    </style:style>
    <style:style style:name="ce279" style:family="table-cell" style:parent-style-name="Default">
      <style:table-cell-properties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281" style:family="table-cell" style:parent-style-name="Default">
      <style:table-cell-properties style:text-align-source="fix" style:repeat-content="false"/>
      <style:paragraph-properties fo:text-align="center" fo:margin-left="0cm"/>
    </style:style>
    <style:style style:name="ce282" style:family="table-cell" style:parent-style-name="Default" style:data-style-name="N0">
      <style:table-cell-properties fo:background-color="#ffd7d7" style:text-align-source="fix" style:repeat-content="false" fo:wrap-option="wrap" fo:border="0.06pt solid #000000"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283" style:family="table-cell" style:parent-style-name="Default" style:data-style-name="N0">
      <style:table-cell-properties fo:background-color="#ffd7d7" style:text-align-source="fix" style:repeat-content="false" style:vertical-align="middle"/>
      <style:paragraph-properties fo:text-align="center" fo:margin-left="0cm"/>
      <style:text-properties fo:color="#666666"/>
    </style:style>
    <style:style style:name="ce284" style:family="table-cell" style:parent-style-name="Default" style:data-style-name="N0">
      <style:table-cell-properties fo:border-bottom="0.06pt solid #000000" fo:background-color="#ffd7d7" style:text-align-source="fix" style:repeat-content="false" fo:border-left="none" fo:border-right="none" fo:border-top="0.06pt solid #000000" style:vertical-align="middle"/>
      <style:paragraph-properties fo:text-align="center" fo:margin-left="0cm"/>
      <style:text-properties fo:color="#666666"/>
    </style:style>
    <style:style style:name="ce285" style:family="table-cell" style:parent-style-name="Default" style:data-style-name="N0">
      <style:table-cell-properties fo:background-color="#ffd7d7" style:text-align-source="fix" style:repeat-content="false" fo:border="0.06pt solid #000000" style:vertical-align="middle"/>
      <style:paragraph-properties fo:text-align="center" fo:margin-left="0cm"/>
      <style:text-properties fo:color="#666666"/>
    </style:style>
    <style:style style:name="ce286" style:family="table-cell" style:parent-style-name="Default">
      <style:table-cell-properties fo:background-color="#ffd7d7" style:text-align-source="fix" style:repeat-content="false" fo:border="0.06pt solid #000000"/>
      <style:paragraph-properties fo:text-align="center" fo:margin-left="0cm"/>
      <style:text-properties fo:color="#666666"/>
    </style:style>
    <style:style style:name="ce287" style:family="table-cell" style:parent-style-name="Default" style:data-style-name="N110">
      <style:table-cell-properties fo:background-color="#ffd7d7" style:text-align-source="fix" style:repeat-content="false" fo:border="0.06pt solid #000000" style:vertical-align="middle"/>
      <style:paragraph-properties fo:text-align="center" fo:margin-left="0cm"/>
      <style:text-properties fo:color="#666666"/>
    </style:style>
    <style:style style:name="ce288" style:family="table-cell" style:parent-style-name="Default">
      <style:table-cell-properties style:text-align-source="fix" style:repeat-content="false" fo:border="0.06pt solid #000000"/>
      <style:paragraph-properties fo:text-align="end" fo:margin-left="0.353cm"/>
      <style:text-properties fo:color="#666666" fo:font-weight="bold" style:font-weight-asian="bold" style:font-weight-complex="bold"/>
    </style:style>
    <style:style style:name="ce289" style:family="table-cell" style:parent-style-name="Default">
      <style:table-cell-properties style:text-align-source="fix" style:repeat-content="false"/>
      <style:paragraph-properties fo:text-align="center" fo:margin-left="0cm"/>
      <style:text-properties fo:color="#666666"/>
    </style:style>
    <style:style style:name="ce290" style:family="table-cell" style:parent-style-name="Default" style:data-style-name="N0">
      <style:table-cell-properties fo:background-color="#dde8cb"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91" style:family="table-cell" style:parent-style-name="Default" style:data-style-name="N110">
      <style:table-cell-properties fo:background-color="#1b75bc"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292" style:family="table-cell" style:parent-style-name="Default" style:data-style-name="N110">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style>
    <style:style style:name="ce293" style:family="table-cell" style:parent-style-name="Default" style:data-style-name="N0">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style>
    <style:style style:name="ce294" style:family="table-cell" style:parent-style-name="Default" style:data-style-name="N110">
      <style:table-cell-properties fo:background-color="#dddddd" style:text-align-source="fix" style:repeat-content="false" fo:border="0.06pt solid #000000" style:vertical-align="middle"/>
      <style:paragraph-properties fo:text-align="end" fo:margin-left="0.353cm"/>
    </style:style>
    <style:style style:name="ce295" style:family="table-cell" style:parent-style-name="Monétaire" style:data-style-name="N110">
      <style:table-cell-properties fo:background-color="#dde8cb" style:text-align-source="fix" style:repeat-content="false" fo:border="0.06pt solid #000000" style:vertical-align="middle"/>
      <style:paragraph-properties fo:text-align="end" fo:margin-left="0.353cm"/>
    </style:style>
    <style:style style:name="ce296" style:family="table-cell" style:parent-style-name="Default" style:data-style-name="N110">
      <style:table-cell-properties fo:background-color="#b4c7dc" style:text-align-source="fix" style:repeat-content="false" fo:border="0.06pt solid #000000" style:vertical-align="middle"/>
      <style:paragraph-properties fo:text-align="end" fo:margin-left="0.353cm"/>
    </style:style>
    <style:style style:name="ce297" style:family="table-cell" style:parent-style-name="Default" style:data-style-name="N112">
      <style:table-cell-properties fo:background-color="#dddddd" style:text-align-source="fix" style:repeat-content="false" fo:border="0.06pt solid #000000" style:vertical-align="middle"/>
      <style:paragraph-properties fo:text-align="end" fo:margin-left="0.353cm"/>
    </style:style>
    <style:style style:name="ce298" style:family="table-cell" style:parent-style-name="Default" style:data-style-name="N110">
      <style:table-cell-properties fo:border-bottom="none" fo:background-color="#7da7d8" style:text-align-source="fix" style:repeat-content="false" fo:border-left="0.06pt solid #000000" fo:border-right="0.06pt solid #000000" fo:border-top="none" style:vertical-align="middle"/>
      <style:paragraph-properties fo:text-align="end" fo:margin-left="0.353cm"/>
    </style:style>
    <style:style style:name="ce299"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style>
    <style:style style:name="ce300" style:family="table-cell" style:parent-style-name="Default" style:data-style-name="N112">
      <style:table-cell-properties fo:background-color="#1b75bc"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01" style:family="table-cell" style:parent-style-name="Default" style:data-style-name="N0">
      <style:table-cell-properties fo:background-color="#7da7d8" style:text-align-source="fix" style:repeat-content="false" fo:border="0.06pt solid #000000" style:vertical-align="middle"/>
      <style:paragraph-properties fo:text-align="end" fo:margin-left="0.353cm"/>
    </style:style>
    <style:style style:name="ce302" style:family="table-cell" style:parent-style-name="Default" style:data-style-name="N112">
      <style:table-cell-properties fo:background-color="#808080" style:text-align-source="fix" style:repeat-content="false" fo:border="0.06pt solid #000000" style:vertical-align="middle"/>
      <style:paragraph-properties fo:text-align="end" fo:margin-left="0.353cm"/>
    </style:style>
    <style:style style:name="ce303" style:family="table-cell" style:parent-style-name="Default" style:data-style-name="N110">
      <style:table-cell-properties fo:background-color="#808080" style:text-align-source="fix" style:repeat-content="false" fo:border="0.06pt solid #000000" style:vertical-align="middle"/>
      <style:paragraph-properties fo:text-align="end" fo:margin-left="0.353cm"/>
    </style:style>
    <style:style style:name="ce304"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05" style:family="table-cell" style:parent-style-name="Default" style:data-style-name="N20104">
      <style:table-cell-properties fo:background-color="#dde8cb"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306" style:family="table-cell" style:parent-style-name="Default" style:data-style-name="N0">
      <style:table-cell-properties style:text-align-source="fix" style:repeat-content="false" style:vertical-align="middle"/>
      <style:paragraph-properties fo:text-align="end" fo:margin-left="0.353cm"/>
    </style:style>
    <style:style style:name="ce307" style:family="table-cell" style:parent-style-name="Default" style:data-style-name="N0">
      <style:table-cell-properties fo:background-color="#dde8cb" style:text-align-source="fix" style:repeat-content="false" fo:border="0.06pt solid #000000"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308" style:family="table-cell" style:parent-style-name="Default" style:data-style-name="N110">
      <style:table-cell-properties fo:background-color="#1b75bc" style:text-align-source="fix" style:repeat-content="false" fo:border="0.06pt solid #000000" style:vertical-align="middle"/>
      <style:paragraph-properties fo:text-align="end" fo:margin-left="0.353cm"/>
      <style:text-properties fo:color="#000000" fo:font-weight="bold" style:font-weight-asian="bold" style:font-weight-complex="bold"/>
    </style:style>
    <style:style style:name="ce309" style:family="table-cell" style:parent-style-name="Default" style:data-style-name="N110">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text-properties fo:color="#000000"/>
    </style:style>
    <style:style style:name="ce310" style:family="table-cell" style:parent-style-name="Default" style:data-style-name="N0">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text-properties fo:color="#000000"/>
    </style:style>
    <style:style style:name="ce311" style:family="table-cell" style:parent-style-name="Default" style:data-style-name="N110">
      <style:table-cell-properties fo:background-color="#dddddd" style:text-align-source="fix" style:repeat-content="false" fo:border="0.06pt solid #000000" style:vertical-align="middle"/>
      <style:paragraph-properties fo:text-align="end" fo:margin-left="0.353cm"/>
      <style:text-properties fo:color="#000000"/>
    </style:style>
    <style:style style:name="ce313"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color="#000000"/>
    </style:style>
    <style:style style:name="ce314" style:family="table-cell" style:parent-style-name="Default" style:data-style-name="N110">
      <style:table-cell-properties fo:background-color="#b4c7dc" style:text-align-source="fix" style:repeat-content="false" fo:border="0.06pt solid #000000" style:vertical-align="middle"/>
      <style:paragraph-properties fo:text-align="end" fo:margin-left="0.353cm"/>
      <style:text-properties fo:color="#000000"/>
    </style:style>
    <style:style style:name="ce315" style:family="table-cell" style:parent-style-name="Default" style:data-style-name="N112">
      <style:table-cell-properties fo:background-color="#dddddd" style:text-align-source="fix" style:repeat-content="false" fo:border="0.06pt solid #000000" style:vertical-align="middle"/>
      <style:paragraph-properties fo:text-align="end" fo:margin-left="0.353cm"/>
      <style:text-properties fo:color="#000000"/>
    </style:style>
    <style:style style:name="ce316" style:family="table-cell" style:parent-style-name="Default" style:data-style-name="N110">
      <style:table-cell-properties fo:border-bottom="none" fo:background-color="#7da7d8" style:text-align-source="fix" style:repeat-content="false" fo:border-left="0.06pt solid #000000" fo:border-right="0.06pt solid #000000" fo:border-top="none" style:vertical-align="middle"/>
      <style:paragraph-properties fo:text-align="end" fo:margin-left="0.353cm"/>
      <style:text-properties fo:color="#000000"/>
    </style:style>
    <style:style style:name="ce317" style:family="table-cell" style:parent-style-name="Default" style:data-style-name="N110">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text-properties fo:color="#000000"/>
    </style:style>
    <style:style style:name="ce318"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text-properties fo:color="#000000"/>
    </style:style>
    <style:style style:name="ce319" style:family="table-cell" style:parent-style-name="Default" style:data-style-name="N112">
      <style:table-cell-properties fo:background-color="#1b75bc" style:text-align-source="fix" style:repeat-content="false" fo:border="0.06pt solid #000000" style:vertical-align="middle"/>
      <style:paragraph-properties fo:text-align="end" fo:margin-left="0.353cm"/>
      <style:text-properties fo:color="#000000" fo:font-weight="bold" style:font-weight-asian="bold" style:font-weight-complex="bold"/>
    </style:style>
    <style:style style:name="ce320" style:family="table-cell" style:parent-style-name="Default" style:data-style-name="N110">
      <style:table-cell-properties fo:background-color="#7da7d8" style:text-align-source="fix" style:repeat-content="false" fo:border="0.06pt solid #000000" style:vertical-align="middle"/>
      <style:paragraph-properties fo:text-align="end" fo:margin-left="0.353cm"/>
      <style:text-properties fo:color="#000000"/>
    </style:style>
    <style:style style:name="ce321" style:family="table-cell" style:parent-style-name="Default" style:data-style-name="N112">
      <style:table-cell-properties fo:background-color="#808080" style:text-align-source="fix" style:repeat-content="false" fo:border="0.06pt solid #000000" style:vertical-align="middle"/>
      <style:paragraph-properties fo:text-align="end" fo:margin-left="0.353cm"/>
      <style:text-properties fo:color="#000000"/>
    </style:style>
    <style:style style:name="ce323" style:family="table-cell" style:parent-style-name="Default" style:data-style-name="N110">
      <style:table-cell-properties fo:background-color="#808080" style:text-align-source="fix" style:repeat-content="false" fo:border="0.06pt solid #000000" style:vertical-align="middle"/>
      <style:paragraph-properties fo:text-align="end" fo:margin-left="0.353cm"/>
      <style:text-properties fo:color="#000000"/>
    </style:style>
    <style:style style:name="ce325"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color="#666666"/>
    </style:style>
    <style:style style:name="ce328" style:family="table-cell" style:parent-style-name="Default" style:data-style-name="N110">
      <style:table-cell-properties fo:background-color="#dde8cb" style:text-align-source="fix" style:repeat-content="false" fo:border="0.06pt solid #000000" style:vertical-align="middle"/>
      <style:paragraph-properties fo:text-align="end" fo:margin-left="0.353cm"/>
      <style:text-properties fo:color="#666666" fo:font-weight="bold" style:font-weight-asian="bold" style:font-weight-complex="bold"/>
    </style:style>
    <style:style style:name="ce332" style:family="table-cell" style:parent-style-name="Default" style:data-style-name="N20104">
      <style:table-cell-properties fo:background-color="#dde8cb" style:text-align-source="fix" style:repeat-content="false" fo:border="0.06pt solid #000000" style:vertical-align="middle"/>
      <style:paragraph-properties fo:text-align="end" fo:margin-left="0.353cm"/>
      <style:text-properties fo:color="#666666" fo:font-weight="bold" style:font-weight-asian="bold" style:font-weight-complex="bold"/>
    </style:style>
    <style:style style:name="ce334" style:family="table-cell" style:parent-style-name="Default" style:data-style-name="N0">
      <style:table-cell-properties style:text-align-source="fix" style:repeat-content="false" style:vertical-align="middle"/>
      <style:paragraph-properties fo:text-align="end" fo:margin-left="0.353cm"/>
      <style:text-properties fo:color="#666666"/>
    </style:style>
    <style:style style:name="ce336" style:family="table-cell" style:parent-style-name="Default" style:data-style-name="N10111">
      <style:table-cell-properties style:vertical-align="middle"/>
    </style:style>
    <style:style style:name="ce338" style:family="table-cell" style:parent-style-name="Default" style:data-style-name="N110">
      <style:table-cell-properties style:vertical-align="middle"/>
    </style:style>
    <style:style style:name="ce104" style:family="table-cell" style:parent-style-name="Default">
      <style:table-cell-properties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36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6" style:family="table-cell" style:parent-style-name="Default" style:data-style-name="N0">
      <style:table-cell-properties fo:background-color="#1b75bc" style:text-align-source="fix" style:repeat-content="false" fo:wrap-option="wrap" fo:border="0.06pt solid #000000" style:vertical-align="middle"/>
      <style:paragraph-properties fo:text-align="center"/>
      <style:text-properties fo:color="#ffffff" fo:font-size="14pt" fo:font-weight="bold" style:font-size-asian="14pt" style:font-weight-asian="bold" style:font-size-complex="14pt" style:font-weight-complex="bold"/>
    </style:style>
    <style:style style:name="ce107" style:family="table-cell" style:parent-style-name="Default" style:data-style-name="N0">
      <style:table-cell-properties style:text-align-source="fix" style:repeat-content="false" fo:wrap-option="wrap" style:vertical-align="middle"/>
      <style:paragraph-properties fo:text-align="center" fo:margin-left="0.353cm"/>
      <style:text-properties fo:font-size="12pt" style:font-size-asian="12pt" style:font-size-complex="12pt"/>
    </style:style>
    <style:style style:name="ce108" style:family="table-cell" style:parent-style-name="Default">
      <style:table-cell-properties style:text-align-source="fix" style:repeat-content="false"/>
      <style:paragraph-properties fo:text-align="end" fo:margin-left="0cm"/>
    </style:style>
    <style:style style:name="ce371" style:family="table-cell" style:parent-style-name="Default" style:data-style-name="N0">
      <style:table-cell-properties fo:background-color="#eeeeee"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5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fo:margin-left="0cm"/>
    </style:style>
    <style:style style:name="ce373" style:family="table-cell" style:parent-style-name="Default" style:data-style-name="N101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fo:margin-left="0cm"/>
    </style:style>
    <style:style style:name="ce112" style:family="table-cell" style:parent-style-name="Default" style:data-style-name="N0">
      <style:table-cell-properties fo:background-color="#eeeeee" style:text-align-source="fix" style:repeat-content="false" fo:padding-bottom="0.035cm" fo:padding-left="0.035cm" fo:padding-right="0cm" fo:padding-top="0.035cm" style:vertical-align="middle"/>
      <style:paragraph-properties fo:text-align="end" fo:margin-left="0cm"/>
    </style:style>
    <style:style style:name="ce375" style:family="table-cell" style:parent-style-name="Default" style:data-style-name="N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fo:margin-left="0cm"/>
    </style:style>
    <style:style style:name="ce114" style:family="table-cell" style:parent-style-name="Default" style:data-style-name="N0">
      <style:table-cell-properties fo:background-color="#ffa6a6"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61" style:family="table-cell" style:parent-style-name="Default">
      <style:text-properties fo:color="#000000"/>
    </style:style>
    <style:style style:name="ce116" style:family="table-cell" style:parent-style-name="Default" style:data-style-name="N0">
      <style:table-cell-properties fo:background-color="#afd095" style:text-align-source="fix" style:repeat-content="false" fo:wrap-option="wrap" fo:border="0.06pt solid #000000"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17" style:family="table-cell" style:parent-style-name="Default" style:data-style-name="N0">
      <style:table-cell-properties fo:background-color="#dde8cb" style:text-align-source="fix" style:repeat-content="false" style:vertical-align="middle"/>
      <style:paragraph-properties fo:text-align="center" fo:margin-left="0cm"/>
      <style:text-properties fo:color="#000000"/>
    </style:style>
    <style:style style:name="ce118" style:family="table-cell" style:parent-style-name="Default" style:data-style-name="N0">
      <style:table-cell-properties fo:border-bottom="0.06pt solid #000000" fo:background-color="#dde8cb" style:text-align-source="fix" style:repeat-content="false" fo:border-left="none" fo:border-right="none" fo:border-top="0.06pt solid #000000" style:vertical-align="middle"/>
      <style:paragraph-properties fo:text-align="center" fo:margin-left="0cm"/>
      <style:text-properties fo:color="#000000"/>
    </style:style>
    <style:style style:name="ce119" style:family="table-cell" style:parent-style-name="Default" style:data-style-name="N0">
      <style:table-cell-properties fo:background-color="#dde8cb" style:text-align-source="fix" style:repeat-content="false" fo:border="0.06pt solid #000000" style:vertical-align="middle"/>
      <style:paragraph-properties fo:text-align="center" fo:margin-left="0cm"/>
      <style:text-properties fo:color="#000000"/>
    </style:style>
    <style:style style:name="ce120" style:family="table-cell" style:parent-style-name="Default" style:data-style-name="N112">
      <style:table-cell-properties fo:background-color="#dde8cb" style:text-align-source="fix" style:repeat-content="false" fo:border="0.06pt solid #000000" style:vertical-align="middle"/>
      <style:paragraph-properties fo:text-align="center" fo:margin-left="0cm"/>
      <style:text-properties fo:color="#000000"/>
    </style:style>
    <style:style style:name="ce121" style:family="table-cell" style:parent-style-name="Default">
      <style:table-cell-properties fo:background-color="#dde8cb" style:text-align-source="fix" style:repeat-content="false" fo:border="0.06pt solid #000000"/>
      <style:paragraph-properties fo:text-align="center" fo:margin-left="0cm"/>
      <style:text-properties fo:color="#000000"/>
    </style:style>
    <style:style style:name="ce122" style:family="table-cell" style:parent-style-name="Default" style:data-style-name="N110">
      <style:table-cell-properties fo:background-color="#dde8cb" style:text-align-source="fix" style:repeat-content="false" fo:border="0.06pt solid #000000" style:vertical-align="middle"/>
      <style:paragraph-properties fo:text-align="center" fo:margin-left="0cm"/>
      <style:text-properties fo:color="#000000"/>
    </style:style>
    <style:style style:name="ce123" style:family="table-cell" style:parent-style-name="Default">
      <style:table-cell-properties style:text-align-source="fix" style:repeat-content="false" fo:border="0.06pt solid #000000"/>
      <style:paragraph-properties fo:text-align="end" fo:margin-left="0.353cm"/>
      <style:text-properties fo:color="#000000" fo:font-weight="bold" style:font-weight-asian="bold" style:font-weight-complex="bold"/>
    </style:style>
    <style:style style:name="ce124" style:family="table-cell" style:parent-style-name="Default">
      <style:table-cell-properties style:text-align-source="fix" style:repeat-content="false"/>
      <style:paragraph-properties fo:text-align="center" fo:margin-left="0cm"/>
      <style:text-properties fo:color="#000000"/>
    </style:style>
    <style:style style:name="ce125" style:family="table-cell" style:parent-style-name="Default" style:data-style-name="N112">
      <style:table-cell-properties fo:background-color="#ffffff" style:text-align-source="fix" style:repeat-content="false" fo:wrap-option="wrap" fo:border="0.06pt solid #000000" style:vertical-align="middle"/>
      <style:paragraph-properties fo:text-align="center" fo:margin-left="0cm"/>
      <style:text-properties fo:color="#999999" fo:font-size="12pt" fo:font-weight="bold" style:font-size-asian="12pt" style:font-weight-asian="bold" style:font-size-complex="12pt" style:font-weight-complex="bold"/>
    </style:style>
    <style:style style:name="ce386" style:family="table-cell" style:parent-style-name="Default" style:data-style-name="N112">
      <style:table-cell-properties fo:background-color="#1b75bc" style:text-align-source="fix" style:repeat-content="false" fo:border="0.06pt solid #000000" style:vertical-align="middle"/>
      <style:paragraph-properties fo:text-align="end" fo:margin-left="0cm"/>
      <style:text-properties fo:color="#ffffff" fo:font-weight="bold" style:font-weight-asian="bold" style:font-weight-complex="bold"/>
    </style:style>
    <style:style style:name="ce387"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cm"/>
    </style:style>
    <style:style style:name="ce388" style:family="table-cell" style:parent-style-name="Default" style:data-style-name="N112">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cm"/>
    </style:style>
    <style:style style:name="ce389" style:family="table-cell" style:parent-style-name="Default" style:data-style-name="N112">
      <style:table-cell-properties fo:background-color="#dddddd" style:text-align-source="fix" style:repeat-content="false" fo:border="0.06pt solid #000000" style:vertical-align="middle"/>
      <style:paragraph-properties fo:text-align="end" fo:margin-left="0cm"/>
    </style:style>
    <style:style style:name="ce130" style:family="table-cell" style:parent-style-name="Monétaire" style:data-style-name="N112">
      <style:table-cell-properties fo:background-color="#ffffff" style:text-align-source="fix" style:repeat-content="false" fo:border="0.06pt solid #000000" style:vertical-align="middle"/>
      <style:paragraph-properties fo:text-align="end" fo:margin-left="0cm"/>
      <style:text-properties fo:color="#999999"/>
    </style:style>
    <style:style style:name="ce131" style:family="table-cell" style:parent-style-name="Default" style:data-style-name="N112">
      <style:table-cell-properties fo:background-color="#adc5e7" style:text-align-source="fix" style:repeat-content="false" fo:border="0.06pt solid #000000" style:vertical-align="middle"/>
      <style:paragraph-properties fo:text-align="end" fo:margin-left="0cm"/>
    </style:style>
    <style:style style:name="ce132" style:family="table-cell" style:parent-style-name="Default" style:data-style-name="N112">
      <style:table-cell-properties fo:background-color="#adc5e7" style:text-align-source="fix" style:repeat-content="false" fo:border="0.06pt solid #000000" style:vertical-align="middle"/>
      <style:paragraph-properties fo:text-align="end" fo:margin-left="0cm"/>
      <style:text-properties fo:color="#000000"/>
    </style:style>
    <style:style style:name="ce392" style:family="table-cell" style:parent-style-name="Default" style:data-style-name="N112">
      <style:table-cell-properties fo:border-bottom="none" fo:background-color="#7da7d8" style:text-align-source="fix" style:repeat-content="false" fo:border-left="0.06pt solid #000000" fo:border-right="0.06pt solid #000000" fo:border-top="none" style:vertical-align="middle"/>
      <style:paragraph-properties fo:text-align="end" fo:margin-left="0cm"/>
    </style:style>
    <style:style style:name="ce393" style:family="table-cell" style:parent-style-name="Default" style:data-style-name="N112">
      <style:table-cell-properties fo:background-color="#7da7d8" style:text-align-source="fix" style:repeat-content="false" fo:border="0.06pt solid #000000" style:vertical-align="middle"/>
      <style:paragraph-properties fo:text-align="end" fo:margin-left="0cm"/>
    </style:style>
    <style:style style:name="ce394" style:family="table-cell" style:parent-style-name="Default" style:data-style-name="N112">
      <style:table-cell-properties fo:background-color="#808080" style:text-align-source="fix" style:repeat-content="false" fo:border="0.06pt solid #000000" style:vertical-align="middle"/>
      <style:paragraph-properties fo:text-align="end" fo:margin-left="0cm"/>
    </style:style>
    <style:style style:name="ce395" style:family="table-cell" style:parent-style-name="Default" style:data-style-name="N112">
      <style:table-cell-properties style:text-align-source="fix" style:repeat-content="false"/>
      <style:paragraph-properties fo:text-align="start" fo:margin-left="0cm"/>
    </style:style>
    <style:style style:name="ce137" style:family="table-cell" style:parent-style-name="Default" style:data-style-name="N112">
      <style:table-cell-properties fo:background-color="#ffffff" style:text-align-source="fix" style:repeat-content="false" fo:border="0.06pt solid #000000" style:vertical-align="middle"/>
      <style:paragraph-properties fo:text-align="end" fo:margin-left="0cm"/>
      <style:text-properties fo:color="#999999" fo:font-weight="bold" style:font-weight-asian="bold" style:font-weight-complex="bold"/>
    </style:style>
    <style:style style:name="ce138"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39"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399"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cm"/>
      <style:text-properties fo:color="#000000"/>
    </style:style>
    <style:style style:name="ce400" style:family="table-cell" style:parent-style-name="Default" style:data-style-name="N112">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cm"/>
      <style:text-properties fo:color="#000000"/>
    </style:style>
    <style:style style:name="ce401" style:family="table-cell" style:parent-style-name="Default" style:data-style-name="N112">
      <style:table-cell-properties fo:background-color="#dddddd" style:text-align-source="fix" style:repeat-content="false" fo:border="0.06pt solid #000000" style:vertical-align="middle"/>
      <style:paragraph-properties fo:text-align="end" fo:margin-left="0cm"/>
      <style:text-properties fo:color="#000000"/>
    </style:style>
    <style:style style:name="ce143" style:family="table-cell" style:parent-style-name="Monétaire" style:data-style-name="N112">
      <style:table-cell-properties fo:background-color="#eeeeee" style:text-align-source="fix" style:repeat-content="false" fo:border="0.06pt solid #000000" style:vertical-align="middle"/>
      <style:paragraph-properties fo:text-align="end" fo:margin-left="0cm"/>
      <style:text-properties fo:color="#000000"/>
    </style:style>
    <style:style style:name="ce144" style:family="table-cell" style:parent-style-name="Default" style:data-style-name="N112">
      <style:table-cell-properties fo:background-color="#eeeeee" style:text-align-source="fix" style:repeat-content="false" fo:border="0.06pt solid #000000" style:vertical-align="middle"/>
      <style:paragraph-properties fo:text-align="end" fo:margin-left="0cm"/>
      <style:text-properties fo:color="#000000"/>
    </style:style>
    <style:style style:name="ce404" style:family="table-cell" style:parent-style-name="Default" style:data-style-name="N112">
      <style:table-cell-properties fo:border-bottom="none" fo:background-color="#7da7d8" style:text-align-source="fix" style:repeat-content="false" fo:border-left="0.06pt solid #000000" fo:border-right="0.06pt solid #000000" fo:border-top="none" style:vertical-align="middle"/>
      <style:paragraph-properties fo:text-align="end" fo:margin-left="0cm"/>
      <style:text-properties fo:color="#000000"/>
    </style:style>
    <style:style style:name="ce405" style:family="table-cell" style:parent-style-name="Default" style:data-style-name="N112">
      <style:table-cell-properties fo:background-color="#7da7d8" style:text-align-source="fix" style:repeat-content="false" fo:border="0.06pt solid #000000" style:vertical-align="middle"/>
      <style:paragraph-properties fo:text-align="end" fo:margin-left="0cm"/>
      <style:text-properties fo:color="#000000"/>
    </style:style>
    <style:style style:name="ce406" style:family="table-cell" style:parent-style-name="Default" style:data-style-name="N112">
      <style:table-cell-properties fo:background-color="#808080" style:text-align-source="fix" style:repeat-content="false" fo:border="0.06pt solid #000000" style:vertical-align="middle"/>
      <style:paragraph-properties fo:text-align="end" fo:margin-left="0cm"/>
      <style:text-properties fo:color="#000000"/>
    </style:style>
    <style:style style:name="ce148" style:family="table-cell" style:parent-style-name="Default" style:data-style-name="N112">
      <style:table-cell-properties style:text-align-source="fix" style:repeat-content="false"/>
      <style:paragraph-properties fo:text-align="start" fo:margin-left="0cm"/>
      <style:text-properties fo:color="#000000"/>
    </style:style>
    <style:style style:name="ce149" style:family="table-cell" style:parent-style-name="Default" style:data-style-name="N112">
      <style:table-cell-properties fo:background-color="#eeeeee" style:text-align-source="fix" style:repeat-content="false" fo:border="0.06pt solid #000000" style:vertical-align="middle"/>
      <style:paragraph-properties fo:text-align="end" fo:margin-left="0cm"/>
      <style:text-properties fo:color="#000000" fo:font-weight="bold" style:font-weight-asian="bold" style:font-weight-complex="bold"/>
    </style:style>
    <style:style style:name="ce150" style:family="table-cell" style:parent-style-name="Default" style:data-style-name="N0">
      <style:table-cell-properties style:text-align-source="fix" style:repeat-content="false" style:vertical-align="middle"/>
      <style:paragraph-properties fo:text-align="end" fo:margin-left="0.353cm"/>
      <style:text-properties fo:color="#000000"/>
    </style:style>
    <style:style style:name="ce431" style:family="table-cell" style:parent-style-name="Default" style:data-style-name="N0">
      <style:table-cell-properties fo:background-color="transparent" style:vertical-align="middle"/>
    </style:style>
    <style:style style:name="ce44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442" style:family="table-cell" style:parent-style-name="Default" style:data-style-name="N0">
      <style:table-cell-properties fo:border-bottom="0.06pt solid #000000" fo:background-color="#1b75bc" style:text-align-source="fix" style:repeat-content="false" fo:wrap-option="wrap" fo:border-left="0.06pt solid #000000" fo:border-right="0.06pt solid #000000" fo:border-top="none" style:vertical-align="middle"/>
      <style:paragraph-properties fo:text-align="center"/>
      <style:text-properties fo:font-size="14pt" fo:font-weight="bold" style:font-size-asian="14pt" style:font-weight-asian="bold" style:font-size-complex="14pt" style:font-weight-complex="bold"/>
    </style:style>
    <style:style style:name="ce443" style:family="table-cell" style:parent-style-name="Default" style:data-style-name="N0">
      <style:table-cell-properties fo:background-color="#adc5e7" style:text-align-source="fix" style:repeat-content="false" fo:wrap-option="wrap" fo:border="0.06pt solid #000000" style:vertical-align="middle"/>
      <style:paragraph-properties fo:text-align="center" fo:margin-left="0cm"/>
      <style:text-properties fo:font-size="12pt" fo:font-style="italic" style:font-size-asian="12pt" style:font-style-asian="italic" style:font-size-complex="12pt" style:font-style-complex="italic"/>
    </style:style>
    <style:style style:name="ce444" style:family="table-cell" style:parent-style-name="Default" style:data-style-name="N0">
      <style:table-cell-properties fo:border-bottom="none" fo:background-color="#1b75bc" style:text-align-source="fix" style:repeat-content="false" fo:wrap-option="wrap" fo:border-left="none"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445" style:family="table-cell" style:parent-style-name="Default" style:data-style-name="N0">
      <style:table-cell-properties fo:wrap-option="wrap" style:vertical-align="middle"/>
      <style:text-properties fo:font-size="12pt" style:font-size-asian="12pt" style:font-size-complex="12pt"/>
    </style:style>
    <style:style style:name="ce446"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47" style:family="table-cell" style:parent-style-name="Monétaire" style:data-style-name="N110">
      <style:table-cell-properties style:text-align-source="fix" style:repeat-content="false" fo:border="0.06pt solid #000000" fo:padding-bottom="0.035cm" fo:padding-left="0.035cm" fo:padding-right="0cm" fo:padding-top="0.035cm" style:vertical-align="middle"/>
      <style:paragraph-properties fo:text-align="end"/>
    </style:style>
    <style:style style:name="ce448" style:family="table-cell" style:parent-style-name="Monétaire" style:data-style-name="N1">
      <style:table-cell-properties style:text-align-source="fix" style:repeat-content="false" fo:border="0.06pt solid #000000" fo:padding-bottom="0.035cm" fo:padding-left="0.035cm" fo:padding-right="0cm" fo:padding-top="0.035cm" style:vertical-align="middle"/>
      <style:paragraph-properties fo:text-align="end"/>
    </style:style>
    <style:style style:name="ce44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450" style:family="table-cell" style:parent-style-name="Default" style:data-style-name="N0">
      <style:table-cell-properties style:vertical-align="middle"/>
      <style:text-properties fo:font-size="12pt" style:font-size-asian="12pt" style:font-size-complex="12pt"/>
    </style:style>
    <style:style style:name="ce451" style:family="table-cell" style:parent-style-name="Monétaire" style:data-style-name="N110">
      <style:table-cell-properties style:text-align-source="fix" style:repeat-content="false" fo:border="0.06pt solid #000000" style:vertical-align="middle"/>
      <style:paragraph-properties fo:text-align="start" fo:margin-left="0.353cm"/>
      <style:text-properties fo:font-weight="bold" style:font-weight-asian="bold" style:font-weight-complex="bold"/>
    </style:style>
    <style:style style:name="ce452" style:family="table-cell" style:parent-style-name="Monétaire" style:data-style-name="N110">
      <style:table-cell-properties style:text-align-source="fix" style:repeat-content="false" fo:padding-bottom="0.035cm" fo:padding-left="0.035cm" fo:padding-right="0cm" fo:padding-top="0.035cm" style:vertical-align="middle"/>
      <style:paragraph-properties fo:text-align="end" fo:margin-left="0.353cm"/>
    </style:style>
    <style:style style:name="ce453" style:family="table-cell" style:parent-style-name="Default" style:data-style-name="N10111">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fo:margin-left="0.353cm"/>
    </style:style>
    <style:style style:name="ce454" style:family="table-cell" style:parent-style-name="Default" style:data-style-name="N0">
      <style:table-cell-properties fo:background-color="#eeeeee" style:text-align-source="fix" style:repeat-content="false" fo:padding-bottom="0.035cm" fo:padding-left="0.035cm" fo:padding-right="0cm" fo:padding-top="0.035cm" style:vertical-align="middle"/>
      <style:paragraph-properties fo:text-align="end" fo:margin-left="0.353cm"/>
    </style:style>
    <style:style style:name="ce455" style:family="table-cell" style:parent-style-name="Monétaire" style:data-style-name="N110">
      <style:table-cell-properties fo:background-color="#eeeeee" style:text-align-source="fix" style:repeat-content="false" fo:padding-bottom="0.035cm" fo:padding-left="0.035cm" fo:padding-right="0cm" fo:padding-top="0.035cm" style:vertical-align="middle"/>
      <style:paragraph-properties fo:text-align="end" fo:margin-left="0.353cm"/>
    </style:style>
    <style:style style:name="ce456" style:family="table-cell" style:parent-style-name="Monétaire" style:data-style-name="N110">
      <style:table-cell-properties fo:background-color="#eeeeee" style:text-align-source="fix" style:repeat-content="false" fo:border="0.06pt solid #000000" fo:padding-bottom="0.035cm" fo:padding-left="0.035cm" fo:padding-right="0cm" fo:padding-top="0.035cm" style:vertical-align="middle"/>
      <style:paragraph-properties fo:text-align="end" fo:margin-left="0.353cm"/>
    </style:style>
    <style:style style:name="ce457" style:family="table-cell" style:parent-style-name="Monétaire" style:data-style-name="N11">
      <style:table-cell-properties fo:background-color="#eeeeee" style:text-align-source="fix" style:repeat-content="false" fo:border="0.06pt solid #000000" fo:padding-bottom="0.035cm" fo:padding-left="0.035cm" fo:padding-right="0cm" fo:padding-top="0.035cm" style:vertical-align="middle"/>
      <style:paragraph-properties fo:text-align="end" fo:margin-left="0.353cm"/>
    </style:style>
    <style:style style:name="ce458" style:family="table-cell" style:parent-style-name="Monétaire" style:data-style-name="N110">
      <style:table-cell-properties style:text-align-source="fix" style:repeat-content="false" fo:wrap-option="wrap" fo:padding-bottom="0.035cm" fo:padding-left="0.035cm" fo:padding-right="0cm" fo:padding-top="0.035cm" style:vertical-align="middle"/>
      <style:paragraph-properties fo:text-align="end" fo:margin-left="0.353cm"/>
    </style:style>
    <style:style style:name="ce459" style:family="table-cell" style:parent-style-name="Default" style:data-style-name="N0">
      <style:table-cell-properties fo:background-color="#ffd7d7" style:text-align-source="fix" style:repeat-content="false" fo:wrap-option="wrap"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460" style:family="table-cell" style:parent-style-name="Default" style:data-style-name="N0">
      <style:table-cell-properties style:text-align-source="fix" style:repeat-content="false" style:vertical-align="middle"/>
      <style:paragraph-properties fo:text-align="center" fo:margin-left="0cm"/>
    </style:style>
    <style:style style:name="ce461" style:family="table-cell" style:parent-style-name="Default">
      <style:table-cell-properties fo:background-color="#ffd7d7" style:text-align-source="fix" style:repeat-content="false" fo:border="0.06pt solid #000000" style:vertical-align="middle"/>
      <style:paragraph-properties fo:text-align="center" fo:margin-left="0cm"/>
    </style:style>
    <style:style style:name="ce462" style:family="table-cell" style:parent-style-name="Default" style:data-style-name="N0">
      <style:table-cell-properties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463" style:family="table-cell" style:parent-style-name="Default" style:data-style-name="N0">
      <style:table-cell-properties style:text-align-source="fix" style:repeat-content="false" fo:wrap-option="wrap" fo:border="0.06pt solid #000000" style:vertical-align="middle"/>
      <style:paragraph-properties fo:text-align="end" fo:margin-left="0.353cm"/>
      <style:text-properties fo:font-weight="bold" style:font-weight-asian="bold" style:font-weight-complex="bold"/>
    </style:style>
    <style:style style:name="ce464" style:family="table-cell" style:parent-style-name="Default">
      <style:table-cell-properties fo:background-color="#ffd7d7" style:text-align-source="fix" style:repeat-content="false" fo:border="0.06pt solid #000000" style:vertical-align="middle"/>
      <style:paragraph-properties fo:text-align="center" fo:margin-left="0cm"/>
      <style:text-properties fo:color="#666666"/>
    </style:style>
    <style:style style:name="ce465" style:family="table-cell" style:parent-style-name="Default">
      <style:table-cell-properties fo:background-color="#ffd7d7" style:text-align-source="fix" style:repeat-content="false" style:vertical-align="middle"/>
      <style:paragraph-properties fo:text-align="center" fo:margin-left="0cm"/>
      <style:text-properties fo:color="#666666"/>
    </style:style>
    <style:style style:name="ce466" style:family="table-cell" style:parent-style-name="Default" style:data-style-name="N112">
      <style:table-cell-properties fo:background-color="#ffd7d7" style:text-align-source="fix" style:repeat-content="false" fo:border="0.06pt solid #000000" style:vertical-align="middle"/>
      <style:paragraph-properties fo:text-align="center" fo:margin-left="0cm"/>
      <style:text-properties fo:color="#666666"/>
    </style:style>
    <style:style style:name="ce467" style:family="table-cell" style:parent-style-name="Default">
      <style:table-cell-properties style:text-align-source="fix" style:repeat-content="false" fo:border="0.06pt solid #000000" style:vertical-align="middle"/>
      <style:paragraph-properties fo:text-align="end" fo:margin-left="0.353cm"/>
    </style:style>
    <style:style style:name="ce472" style:family="table-cell" style:parent-style-name="Default">
      <style:table-cell-properties style:text-align-source="fix" style:repeat-content="false" fo:wrap-option="wrap" fo:border="0.06pt solid #000000" style:vertical-align="middle"/>
      <style:paragraph-properties fo:text-align="end" fo:margin-left="0.353cm"/>
    </style:style>
    <style:style style:name="ce475" style:family="table-cell" style:parent-style-name="Default" style:data-style-name="N112">
      <style:table-cell-properties fo:background-color="#dde8cb"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10"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353cm"/>
      <style:text-properties fo:font-weight="bold" style:font-weight-asian="bold" style:font-weight-complex="bold"/>
    </style:style>
    <style:style style:name="ce511" style:family="table-cell" style:parent-style-name="Default" style:data-style-name="N112">
      <style:table-cell-properties fo:border-bottom="0.06pt solid #000000" fo:background-color="#7da7d8" style:text-align-source="fix" style:repeat-content="false" fo:border-left="0.06pt solid #000000" fo:border-right="0.06pt solid #000000" fo:border-top="none" style:vertical-align="middle"/>
      <style:paragraph-properties fo:text-align="end" fo:margin-left="0.353cm"/>
    </style:style>
    <style:style style:name="ce512" style:family="table-cell" style:parent-style-name="Default" style:data-style-name="N112">
      <style:table-cell-properties fo:background-color="#dddddd"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513" style:family="table-cell" style:parent-style-name="Default" style:data-style-name="N112">
      <style:table-cell-properties fo:background-color="#adc5e7"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514" style:family="table-cell" style:parent-style-name="Default" style:data-style-name="N112">
      <style:table-cell-properties fo:background-color="#dde8cb" style:text-align-source="fix" style:repeat-content="false" fo:border="0.06pt solid #000000" style:vertical-align="middle"/>
      <style:paragraph-properties fo:text-align="end" fo:margin-left="0.353cm"/>
    </style:style>
    <style:style style:name="ce515" style:family="table-cell" style:parent-style-name="Default" style:data-style-name="N112">
      <style:table-cell-properties fo:background-color="#7da7d8" style:text-align-source="fix" style:repeat-content="false" style:vertical-align="middle"/>
      <style:paragraph-properties fo:text-align="end" fo:margin-left="0.353cm"/>
    </style:style>
    <style:style style:name="ce516" style:family="table-cell" style:parent-style-name="Default" style:data-style-name="N112">
      <style:table-cell-properties fo:background-color="#dde8cb" style:text-align-source="fix" style:repeat-content="false" fo:border="0.06pt solid #000000" style:vertical-align="middle"/>
      <style:paragraph-properties fo:text-align="end" fo:margin-left="0.353cm"/>
      <style:text-properties fo:font-weight="bold" style:font-weight-asian="bold" style:font-weight-complex="bold"/>
    </style:style>
    <style:style style:name="ce517" style:family="table-cell" style:parent-style-name="Default" style:data-style-name="N112">
      <style:table-cell-properties style:text-align-source="fix" style:repeat-content="false" style:vertical-align="middle"/>
      <style:paragraph-properties fo:text-align="end" fo:margin-left="0.353cm"/>
    </style:style>
    <style:style style:name="ce518"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519" style:family="table-cell" style:parent-style-name="Default" style:data-style-name="N112">
      <style:table-cell-properties fo:background-color="#dde8cb" style:text-align-source="fix" style:repeat-content="false" fo:border="0.06pt solid #000000" style:vertical-align="middle"/>
      <style:paragraph-properties fo:text-align="end" fo:margin-left="0.353cm"/>
      <style:text-properties fo:color="#666666"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end" fo:margin-left="0.353cm"/>
    </style:style>
    <style:style style:name="ce193" style:family="table-cell" style:parent-style-name="Monétaire" style:data-style-name="N112">
      <style:table-cell-properties style:text-align-source="fix" style:repeat-content="false"/>
      <style:paragraph-properties fo:text-align="end" fo:margin-left="0cm"/>
    </style:style>
    <style:style style:name="ce646" style:family="table-cell" style:parent-style-name="Monétaire" style:data-style-name="N110">
      <style:table-cell-properties fo:background-color="#eeeeee" style:text-align-source="fix" style:repeat-content="false" fo:wrap-option="wrap" fo:border="0.06pt solid #000000" style:vertical-align="middle"/>
      <style:paragraph-properties fo:text-align="end" fo:margin-left="0.353cm"/>
      <style:text-properties fo:font-weight="bold" style:font-weight-asian="bold" style:font-weight-complex="bold"/>
    </style:style>
    <style:style style:name="ce195" style:family="table-cell" style:parent-style-name="Monétaire" style:data-style-name="N112">
      <style:table-cell-properties fo:background-color="#eeeeee" style:text-align-source="fix" style:repeat-content="false" fo:padding-bottom="0.035cm" fo:padding-left="0.035cm" fo:padding-right="0cm" fo:padding-top="0.035cm" style:vertical-align="middle"/>
      <style:paragraph-properties fo:text-align="end" fo:margin-left="0cm"/>
    </style:style>
    <style:style style:name="ce648" style:family="table-cell" style:parent-style-name="Default" style:data-style-name="N112">
      <style:table-cell-properties fo:background-color="#eeeeee" style:text-align-source="fix" style:repeat-content="false" fo:wrap-option="wrap" fo:border="0.06pt solid #000000" fo:padding-bottom="0.035cm" fo:padding-left="0.035cm" fo:padding-right="0cm" fo:padding-top="0.035cm" style:vertical-align="middle"/>
      <style:paragraph-properties fo:text-align="end" fo:margin-left="0cm"/>
    </style:style>
    <style:style style:name="ce197" style:family="table-cell" style:parent-style-name="Default" style:data-style-name="N112">
      <style:table-cell-properties fo:background-color="#eeeeee" style:text-align-source="fix" style:repeat-content="false" fo:padding-bottom="0.035cm" fo:padding-left="0.035cm" fo:padding-right="0cm" fo:padding-top="0.035cm" style:vertical-align="middle"/>
      <style:paragraph-properties fo:text-align="end" fo:margin-left="0cm"/>
    </style:style>
    <style:style style:name="ce650" style:family="table-cell" style:parent-style-name="Monétaire" style:data-style-name="N112">
      <style:table-cell-properties fo:background-color="#eeeeee" style:text-align-source="fix" style:repeat-content="false" fo:border="0.06pt solid #000000" fo:padding-bottom="0.035cm" fo:padding-left="0.035cm" fo:padding-right="0cm" fo:padding-top="0.035cm" style:vertical-align="middle"/>
      <style:paragraph-properties fo:text-align="end" fo:margin-left="0cm"/>
    </style:style>
    <style:style style:name="ce199" style:family="table-cell" style:parent-style-name="Monétaire" style:data-style-name="N11">
      <style:table-cell-properties fo:background-color="#eeeeee" style:text-align-source="fix" style:repeat-content="false" fo:border="0.06pt solid #000000" fo:padding-bottom="0.035cm" fo:padding-left="0.035cm" fo:padding-right="0cm" fo:padding-top="0.035cm" style:vertical-align="middle"/>
      <style:paragraph-properties fo:text-align="end" fo:margin-left="0cm"/>
    </style:style>
    <style:style style:name="ce651" style:family="table-cell" style:parent-style-name="Monétaire" style:data-style-name="N112">
      <style:table-cell-properties style:text-align-source="fix" style:repeat-content="false" fo:padding-bottom="0.035cm" fo:padding-left="0.035cm" fo:padding-right="0cm" fo:padding-top="0.035cm" style:vertical-align="middle"/>
      <style:paragraph-properties fo:text-align="end" fo:margin-left="0cm"/>
    </style:style>
    <style:style style:name="ce652" style:family="table-cell" style:parent-style-name="Monétaire" style:data-style-name="N112">
      <style:table-cell-properties style:text-align-source="fix" style:repeat-content="false" fo:wrap-option="wrap" fo:padding-bottom="0.035cm" fo:padding-left="0.035cm" fo:padding-right="0cm" fo:padding-top="0.035cm" style:vertical-align="middle"/>
      <style:paragraph-properties fo:text-align="end" fo:margin-left="0cm"/>
    </style:style>
    <style:style style:name="ce202" style:family="table-cell" style:parent-style-name="Default">
      <style:table-cell-properties fo:background-color="#dde8cb" style:text-align-source="fix" style:repeat-content="false" fo:border="0.06pt solid #000000" style:vertical-align="middle"/>
      <style:paragraph-properties fo:text-align="center" fo:margin-left="0cm"/>
      <style:text-properties fo:color="#000000"/>
    </style:style>
    <style:style style:name="ce203" style:family="table-cell" style:parent-style-name="Default">
      <style:table-cell-properties fo:background-color="#dde8cb" style:text-align-source="fix" style:repeat-content="false" style:vertical-align="middle"/>
      <style:paragraph-properties fo:text-align="center" fo:margin-left="0cm"/>
      <style:text-properties fo:color="#000000"/>
    </style:style>
    <style:style style:name="ce657" style:family="table-cell" style:parent-style-name="Default" style:data-style-name="N112">
      <style:table-cell-properties fo:border-bottom="none" fo:background-color="#7da7d8" style:text-align-source="fix" style:repeat-content="false" fo:border-left="0.06pt solid #000000" fo:border-right="0.06pt solid #000000" fo:border-top="0.06pt solid #000000" style:vertical-align="middle"/>
      <style:paragraph-properties fo:text-align="end" fo:margin-left="0cm"/>
      <style:text-properties fo:color="#000000" fo:font-weight="bold" style:font-weight-asian="bold" style:font-weight-complex="bold"/>
    </style:style>
    <style:style style:name="ce658" style:family="table-cell" style:parent-style-name="Default" style:data-style-name="N112">
      <style:table-cell-properties fo:background-color="#dddddd" style:text-align-source="fix" style:repeat-content="false" fo:border="0.06pt solid #000000" style:vertical-align="middle"/>
      <style:paragraph-properties fo:text-align="end" fo:margin-left="0cm"/>
      <style:text-properties fo:color="#000000" fo:font-weight="bold" style:font-weight-asian="bold" style:font-weight-complex="bold"/>
    </style:style>
    <style:style style:name="ce659" style:family="table-cell" style:parent-style-name="Default" style:data-style-name="N112">
      <style:table-cell-properties fo:background-color="#adc5e7" style:text-align-source="fix" style:repeat-content="false" fo:border="0.06pt solid #000000" style:vertical-align="middle"/>
      <style:paragraph-properties fo:text-align="end" fo:margin-left="0cm"/>
      <style:text-properties fo:color="#000000" fo:font-weight="bold" style:font-weight-asian="bold" style:font-weight-complex="bold"/>
    </style:style>
    <style:style style:name="ce207" style:family="table-cell" style:parent-style-name="Default" style:data-style-name="N112">
      <style:table-cell-properties fo:background-color="#ffffff" style:text-align-source="fix" style:repeat-content="false" fo:border="0.06pt solid #000000" style:vertical-align="middle"/>
      <style:paragraph-properties fo:text-align="end" fo:margin-left="0cm"/>
      <style:text-properties fo:color="#999999"/>
    </style:style>
    <style:style style:name="ce660" style:family="table-cell" style:parent-style-name="Default" style:data-style-name="N112">
      <style:table-cell-properties fo:background-color="#7da7d8" style:text-align-source="fix" style:repeat-content="false" style:vertical-align="middle"/>
      <style:paragraph-properties fo:text-align="end" fo:margin-left="0cm"/>
      <style:text-properties fo:color="#000000"/>
    </style:style>
    <style:style style:name="ce241" style:family="table-cell" style:parent-style-name="Default" style:data-style-name="N11">
      <style:table-cell-properties style:text-align-source="fix" style:repeat-content="false" style:vertical-align="middle"/>
      <style:paragraph-properties fo:text-align="end" fo:margin-left="0.353cm"/>
    </style:style>
    <style:style style:name="ce210" style:family="table-cell" style:parent-style-name="Default" style:data-style-name="N112">
      <style:table-cell-properties fo:background-color="#dde8cb" style:text-align-source="fix" style:repeat-content="false" fo:border="0.06pt solid #000000" style:vertical-align="middle"/>
      <style:paragraph-properties fo:text-align="end" fo:margin-left="0cm"/>
      <style:text-properties fo:color="#000000" fo:font-weight="bold" style:font-weight-asian="bold" style:font-weight-complex="bold"/>
    </style:style>
    <style:style style:name="ce211" style:family="table-cell" style:parent-style-name="Default">
      <style:table-cell-properties style:text-align-source="fix" style:repeat-content="false" style:vertical-align="middle"/>
      <style:paragraph-properties fo:text-align="end" fo:margin-left="0.353cm"/>
      <style:text-properties fo:color="#000000"/>
    </style:style>
    <style:style style:name="ce212" style:family="table-cell" style:parent-style-name="Default" style:data-style-name="N11">
      <style:table-cell-properties style:text-align-source="fix" style:repeat-content="false" style:vertical-align="middle"/>
      <style:paragraph-properties fo:text-align="end" fo:margin-left="0.353cm"/>
      <style:text-properties fo:color="#000000"/>
    </style:style>
    <style:style style:name="gr11" style:family="graphic">
      <style:graphic-properties draw:marker-start="Extrémités_20_de_20_flèche_20_1" draw:marker-start-width="0.2cm" draw:marker-start-center="false" draw:fill="solid" draw:fill-color="#ffffc0" draw:auto-grow-height="true" draw:auto-grow-width="false" fo:min-height="1.737cm" fo:padding-top="0.1cm" fo:padding-bottom="0.1cm" fo:padding-left="0.1cm" fo:padding-right="0.1cm" draw:shadow="hidden" draw:shadow-offset-x="0.1cm" draw:shadow-offset-y="0.1cm" draw:caption-escape-direction="auto"/>
      <style:paragraph-properties style:writing-mode="lr-tb"/>
    </style:style>
    <style:style style:name="gr15" style:family="graphic">
      <style:graphic-properties draw:marker-start="Extrémités_20_de_20_flèche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16" style:family="graphic">
      <style:graphic-properties draw:marker-start="Extrémités_20_de_20_flèche_20_1" draw:marker-start-width="0.2cm" draw:marker-start-center="false" draw:fill="solid" draw:fill-color="#ffffc0" draw:auto-grow-height="true" draw:auto-grow-width="false" fo:min-height="2.171cm" fo:padding-top="0.1cm" fo:padding-bottom="0.1cm" fo:padding-left="0.1cm" fo:padding-right="0.1cm" draw:shadow="hidden" draw:shadow-offset-x="0.1cm" draw:shadow-offset-y="0.1cm" draw:caption-escape-direction="auto"/>
      <style:paragraph-properties style:writing-mode="lr-tb"/>
    </style:style>
    <style:style style:name="gr17" style:family="graphic">
      <style:graphic-properties draw:marker-start="Extrémités_20_de_20_flèche_20_1" draw:marker-start-width="0.2cm" draw:marker-start-center="false" draw:fill="solid" draw:fill-color="#ffffc0" draw:auto-grow-height="true" draw:auto-grow-width="false" fo:min-height="3.798cm" fo:padding-top="0.1cm" fo:padding-bottom="0.1cm" fo:padding-left="0.1cm" fo:padding-right="0.1cm" draw:shadow="hidden" draw:shadow-offset-x="0.1cm" draw:shadow-offset-y="0.1cm" draw:caption-escape-direction="auto"/>
      <style:paragraph-properties style:writing-mode="lr-tb"/>
    </style:style>
    <style:style style:name="gr18" style:family="graphic">
      <style:graphic-properties draw:marker-start="Extrémités_20_de_20_flèche_20_1" draw:marker-start-width="0.2cm" draw:marker-start-center="false" draw:fill="solid" draw:fill-color="#ffffc0" draw:auto-grow-height="true" draw:auto-grow-width="false" fo:min-height="3.013cm" fo:padding-top="0.1cm" fo:padding-bottom="0.1cm" fo:padding-left="0.1cm" fo:padding-right="0.1cm" draw:shadow="hidden" draw:shadow-offset-x="0.1cm" draw:shadow-offset-y="0.1cm" draw:caption-escape-direction="auto"/>
      <style:paragraph-properties style:writing-mode="lr-tb"/>
    </style:style>
    <style:style style:name="gr19" style:family="graphic">
      <style:graphic-properties draw:marker-start="Extrémités_20_de_20_flèche_20_1" draw:marker-start-width="0.2cm" draw:marker-start-center="false" draw:fill="solid" draw:fill-color="#ffffc0" draw:auto-grow-height="true" draw:auto-grow-width="false" fo:min-height="3.039cm" fo:padding-top="0.1cm" fo:padding-bottom="0.1cm" fo:padding-left="0.1cm" fo:padding-right="0.1cm" draw:shadow="hidden" draw:shadow-offset-x="0.1cm" draw:shadow-offset-y="0.1cm" draw:caption-escape-direction="auto"/>
      <style:paragraph-properties style:writing-mode="lr-tb"/>
    </style:style>
    <style:style style:name="gr20" style:family="graphic">
      <style:graphic-properties draw:marker-start="Extrémités_20_de_20_flèche_20_1" draw:marker-start-width="0.2cm" draw:marker-start-center="false" draw:fill="solid" draw:fill-color="#ffffc0" draw:auto-grow-height="true" draw:auto-grow-width="false" fo:min-height="6.077cm" fo:padding-top="0.1cm" fo:padding-bottom="0.1cm" fo:padding-left="0.1cm" fo:padding-right="0.1cm" draw:shadow="hidden" draw:shadow-offset-x="0.1cm" draw:shadow-offset-y="0.1cm" draw:caption-escape-direction="auto"/>
      <style:paragraph-properties style:writing-mode="lr-tb"/>
    </style:style>
    <style:style style:name="gr26" style:family="graphic">
      <style:graphic-properties draw:marker-start="Extrémités_20_de_20_flèche_20_1" draw:marker-start-width="0.2cm" draw:marker-start-center="false" draw:fill="solid" draw:fill-color="#ffffc0" draw:auto-grow-height="true" draw:auto-grow-width="false" fo:min-height="10.851cm" fo:padding-top="0.1cm" fo:padding-bottom="0.1cm" fo:padding-left="0.1cm" fo:padding-right="0.1cm" draw:shadow="hidden" draw:shadow-offset-x="0.1cm" draw:shadow-offset-y="0.1cm" draw:caption-escape-direction="auto"/>
      <style:paragraph-properties style:writing-mode="lr-tb"/>
    </style:style>
    <style:style style:name="gr27" style:family="graphic">
      <style:graphic-properties draw:marker-start="Extrémités_20_de_20_flèche_20_1" draw:marker-start-width="0.2cm" draw:marker-start-center="false" draw:fill="solid" draw:fill-color="#ffffc0" draw:auto-grow-height="true" draw:auto-grow-width="false" fo:min-height="23.437cm" fo:padding-top="0.1cm" fo:padding-bottom="0.1cm" fo:padding-left="0.1cm" fo:padding-right="0.1cm" draw:shadow="hidden" draw:shadow-offset-x="0.1cm" draw:shadow-offset-y="0.1cm" draw:caption-escape-direction="auto"/>
      <style:paragraph-properties style:writing-mode="lr-tb"/>
    </style:style>
    <style:style style:name="gr25" style:family="graphic">
      <style:graphic-properties draw:marker-start="Extrémités_20_de_20_flèche_20_1" draw:marker-start-width="0.2cm" draw:marker-start-center="false" draw:fill="solid" draw:fill-color="#ffffc0" draw:auto-grow-height="true" draw:auto-grow-width="false" fo:min-height="2.60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Extrémités_20_de_20_flèche_20_1" draw:marker-start-width="0.2cm" draw:marker-start-center="false" draw:fill="solid" draw:fill-color="#ffffc0" draw:auto-grow-height="true" draw:auto-grow-width="false" fo:min-height="1.73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Extrémités_20_de_20_flèche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Extrémités_20_de_20_flèche_20_1" draw:marker-start-width="0.2cm" draw:marker-start-center="false" draw:fill="solid" draw:fill-color="#ffffc0" draw:auto-grow-height="true" draw:auto-grow-width="false" fo:min-height="2.17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Extrémités_20_de_20_flèche_20_1" draw:marker-start-width="0.2cm" draw:marker-start-center="false" draw:fill="solid" draw:fill-color="#ffffc0" draw:auto-grow-height="true" draw:auto-grow-width="false" fo:min-height="3.798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Extrémités_20_de_20_flèche_20_1" draw:marker-start-width="0.2cm" draw:marker-start-center="false" draw:fill="solid" draw:fill-color="#ffffc0" draw:auto-grow-height="true" draw:auto-grow-width="false" fo:min-height="3.01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Extrémités_20_de_20_flèche_20_1" draw:marker-start-width="0.2cm" draw:marker-start-center="false" draw:fill="solid" draw:fill-color="#ffffc0" draw:auto-grow-height="true" draw:auto-grow-width="false" fo:min-height="3.03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graphic-properties draw:marker-start="Extrémités_20_de_20_flèche_20_1" draw:marker-start-width="0.2cm" draw:marker-start-center="false" draw:fill="solid" draw:fill-color="#ffffc0" draw:auto-grow-height="true" draw:auto-grow-width="false" fo:min-height="6.07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graphic-properties draw:marker-start="Extrémités_20_de_20_flèche_20_1" draw:marker-start-width="0.2cm" draw:marker-start-center="false" draw:fill="solid" draw:fill-color="#ffffc0" draw:auto-grow-height="true" draw:auto-grow-width="false" fo:min-height="9.54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graphic-properties draw:marker-start="Extrémités_20_de_20_flèche_20_1" draw:marker-start-width="0.2cm" draw:marker-start-center="false" draw:fill="solid" draw:fill-color="#ffffc0" draw:auto-grow-height="true" draw:auto-grow-width="false" fo:min-height="3.47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graphic-properties draw:marker-start="Extrémités_20_de_20_flèche_20_1" draw:marker-start-width="0.2cm" draw:marker-start-center="false" draw:fill="solid" draw:fill-color="#ffffc0" draw:auto-grow-height="true" draw:auto-grow-width="false" fo:min-height="3.473cm" fo:padding-top="0.1cm" fo:padding-bottom="0.1cm" fo:padding-left="0.1cm" fo:padding-right="0.1cm" draw:shadow="hidden" draw:shadow-offset-x="0.1cm" draw:shadow-offset-y="0.1cm" draw:caption-escape-direction="auto"/>
      <style:paragraph-properties fo:text-align="end"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graphic-properties draw:marker-start="Extrémités_20_de_20_flèche_20_1" draw:marker-start-width="0.2cm" draw:marker-start-center="false" draw:fill="solid" draw:fill-color="#ffffc0" draw:auto-grow-height="true" draw:auto-grow-width="false" fo:min-height="4.77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graphic-properties draw:marker-start="Extrémités_20_de_20_flèche_20_1" draw:marker-start-width="0.2cm" draw:marker-start-center="false" draw:fill="solid" draw:fill-color="#ffffc0" draw:auto-grow-height="true" draw:auto-grow-width="false" fo:min-height="2.60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graphic-properties draw:marker-start="Extrémités_20_de_20_flèche_20_1" draw:marker-start-width="0.2cm" draw:marker-start-center="false" draw:fill="solid" draw:fill-color="#ffffc0" draw:auto-grow-height="true" draw:auto-grow-width="false" fo:min-height="10.85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graphic-properties draw:marker-start="Extrémités_20_de_20_flèche_20_1" draw:marker-start-width="0.2cm" draw:marker-start-center="false" draw:fill="solid" draw:fill-color="#ffffc0" draw:auto-grow-height="true" draw:auto-grow-width="false" fo:min-height="23.43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end" style:text-autospace="none" style:line-break="normal" style:writing-mode="page"/>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end" style:text-autospace="none" style:line-break="normal" style:writing-mode="page"/>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Liberation Sans11" fo:font-size="11pt" fo:language="fr" fo:country="FR" fo:font-style="normal" fo:text-shadow="none" style:text-underline-style="none" fo:font-weight="normal" style:text-underline-mode="continuous" style:text-overline-mode="continuous" style:text-line-through-mode="continuous" style:font-name-asian="Liberation Sans11" style:font-size-asian="11pt" style:language-asian="zh" style:country-asian="CN" style:font-style-asian="normal" style:font-weight-asian="normal" style:font-name-complex="Liberation Sans11" style:font-size-complex="11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loext:opacity="100%" style:text-outline="false" style:text-line-through-style="none" style:text-line-through-type="none" style:font-name="Liberation Sans" fo:font-size="14pt" fo:font-style="normal" fo:text-shadow="none" style:text-underline-style="none" fo:font-weight="bold" style:font-name-asian="Liberation Sans" style:font-size-asian="14pt" style:font-style-asian="normal" style:font-weight-asian="bold" style:font-name-complex="Liberation Sans" style:font-size-complex="14pt" style:font-style-complex="normal" style:font-weight-complex="bold"/>
    </style:style>
    <style:style style:name="T16" style:family="text">
      <style:text-properties fo:color="#000000" loext:opacity="100%" style:text-outline="false" style:text-line-through-style="none" style:text-line-through-type="none" style:font-name="Liberation Sans" fo:font-size="11pt" fo:font-style="normal" fo:text-shadow="none" style:text-underline-style="none" fo:font-weight="normal" style:font-name-asian="Liberation Sans" style:font-size-asian="11pt" style:font-style-asian="normal" style:font-weight-asian="normal" style:font-name-complex="Liberation Sans" style:font-size-complex="11pt" style:font-style-complex="normal" style:font-weight-complex="normal"/>
    </style:style>
    <style:style style:name="T19" style:family="text">
      <style:text-properties fo:color="#000000" loext:opacity="100%" style:text-outline="false" style:text-line-through-style="none" style:text-line-through-type="none" style:font-name="Liberation Sans" fo:font-size="12pt" fo:font-style="italic" fo:text-shadow="none" style:text-underline-style="none" fo:font-weight="normal" style:font-name-asian="Liberation Sans" style:font-size-asian="12pt" style:font-style-asian="italic" style:font-weight-asian="normal" style:font-name-complex="Liberation Sans" style:font-size-complex="12pt" style:font-style-complex="italic" style:font-weight-complex="normal"/>
    </style:style>
    <style:style style:name="T20" style:family="text">
      <style:text-properties fo:color="#000000" loext:opacity="100%" style:text-outline="false" style:text-line-through-style="none" style:text-line-through-type="none" style:font-name="Liberation Sans" fo:font-size="14pt" fo:font-style="italic" fo:text-shadow="none" style:text-underline-style="none" fo:font-weight="bold" style:font-name-asian="Liberation Sans" style:font-size-asian="14pt" style:font-style-asian="italic" style:font-weight-asian="bold" style:font-name-complex="Liberation Sans" style:font-size-complex="14pt" style:font-style-complex="italic" style:font-weight-complex="bold"/>
    </style:style>
    <style:style style:name="T21" style:family="text">
      <style:text-properties fo:color="#000000" loext:opacity="100%" style:text-outline="false" style:text-line-through-style="none" style:text-line-through-type="none" style:font-name="Liberation Sans" fo:font-size="12pt" fo:font-style="italic" fo:text-shadow="none" style:text-underline-style="none" fo:font-weight="normal" style:font-name-asian="Liberation Sans" style:font-size-asian="12pt" style:font-style-asian="italic" style:font-weight-asian="normal" style:font-name-complex="Liberation Sans" style:font-size-complex="12pt" style:font-style-complex="italic" style:font-weight-complex="normal"/>
    </style:style>
    <style:style style:name="T17" style:family="text">
      <style:text-properties fo:color="#000000" loext:opacity="100%" style:text-outline="false" style:text-line-through-style="none" style:text-line-through-type="none" style:font-name="Liberation Sans" fo:font-size="10pt" fo:font-style="normal" fo:text-shadow="none" style:text-underline-style="none" fo:font-weight="bold" style:font-name-asian="Liberation Sans" style:font-size-asian="10pt" style:font-style-asian="normal" style:font-weight-asian="bold" style:font-name-complex="Liberation Sans" style:font-size-complex="10pt" style:font-style-complex="normal" style:font-weight-complex="bold"/>
    </style:style>
    <style:style style:name="T18"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22"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23"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24"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25" style:family="text">
      <style:text-properties fo:color="#000000" loext:opacity="100%" style:text-outline="false" style:text-line-through-style="none" style:text-line-through-type="none" style:font-name="Liberation Sans" fo:font-size="11pt" fo:font-style="normal" fo:text-shadow="none" style:text-underline-style="none" fo:font-weight="bold" style:font-name-asian="Liberation Sans" style:font-size-asian="11pt" style:font-style-asian="normal" style:font-weight-asian="bold" style:font-name-complex="Liberation Sans" style:font-size-complex="11pt" style:font-style-complex="normal" style:font-weight-complex="bold"/>
    </style:style>
    <style:style style:name="T13" style:family="text">
      <style:text-properties fo:color="#000000" style:font-name="Liberation Sans" fo:font-size="14pt" fo:font-weight="bold" style:text-underline-style="none" style:text-underline-color="font-color" style:text-line-through-type="none" fo:font-style="normal" style:text-outline="false" fo:text-shadow="none" style:font-name-asian="Liberation Sans" style:font-name-complex="Liberation Sans" style:font-size-asian="14pt" style:font-size-complex="14pt" style:font-weight-asian="bold" style:font-weight-complex="bold" style:font-style-asian="normal" style:font-style-complex="normal"/>
    </style:style>
    <style:style style:name="T14" style:family="text">
      <style:text-properties fo:color="#000000" style:font-name="Liberation Sans"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style:style style:name="T26" style:family="text">
      <style:text-properties fo:color="#000000" style:font-name="Liberation Sans" fo:font-size="10pt" fo:font-weight="bold"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bold" style:font-weight-complex="bold" style:font-style-asian="normal" style:font-style-complex="normal"/>
    </style:style>
    <style:style style:name="T27"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8" style:family="text">
      <style:text-properties fo:color="#000000" style:font-name="Liberation Sans" fo:font-size="12pt" fo:font-weight="normal" style:text-underline-style="none" style:text-underline-color="font-color" style:text-line-through-type="none" fo:font-style="italic" style:text-outline="false" fo:text-shadow="none" style:font-name-asian="Liberation Sans" style:font-name-complex="Liberation Sans" style:font-size-asian="12pt" style:font-size-complex="12pt" style:font-weight-asian="normal" style:font-weight-complex="normal" style:font-style-asian="italic" style:font-style-complex="italic"/>
    </style:style>
    <style:style style:name="T29" style:family="text">
      <style:text-properties fo:color="#000000" style:font-name="Liberation Sans" style:text-underline-style="none" style:text-underline-color="font-color" style:text-line-through-type="none" fo:font-style="italic" style:text-outline="false" fo:text-shadow="none" style:font-name-asian="Liberation Sans" style:font-name-complex="Liberation Sans" style:font-style-asian="italic" style:font-style-complex="italic" fo:font-size="14pt" fo:font-weight="bold" style:font-size-asian="14pt" style:font-size-complex="14pt" style:font-weight-asian="bold" style:font-weight-complex="bold"/>
    </style:style>
    <style:style style:name="T30" style:family="text">
      <style:text-properties fo:color="#000000" style:font-name="Liberation Sans" style:text-underline-style="none" style:text-underline-color="font-color" style:text-line-through-type="none" fo:font-style="italic" style:text-outline="false" fo:text-shadow="none" style:font-name-asian="Liberation Sans" style:font-name-complex="Liberation Sans" style:font-style-asian="italic" style:font-style-complex="italic" fo:font-size="12pt" fo:font-weight="normal" style:font-size-asian="12pt" style:font-size-complex="12pt" style:font-weight-asian="normal" style:font-weight-complex="normal"/>
    </style:style>
    <style:style style:name="T31"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32"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bold" style:font-weight-asian="bold" style:font-weight-complex="bold"/>
    </style:style>
    <style:style style:name="T33"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normal" style:font-weight-asian="normal" style:font-weight-complex="normal"/>
    </style:style>
    <style:style style:name="T34"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35" style:family="text">
      <style:text-properties style:font-name="Liberation Sans" fo:font-size="14pt" fo:font-weight="bold" style:text-underline-style="none" style:text-underline-color="font-color" style:text-line-through-type="none" fo:font-style="normal" style:text-outline="false" fo:text-shadow="none" style:font-name-asian="Liberation Sans" style:font-name-complex="Liberation Sans" style:font-size-asian="14pt" style:font-size-complex="14pt" style:font-weight-asian="bold" style:font-weight-complex="bold" style:font-style-asian="normal" style:font-style-complex="normal"/>
    </style:style>
    <style:style style:name="T36" style:family="text">
      <style:text-properties style:font-name="Liberation Sans" fo:font-size="11pt" fo:font-weight="normal"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ECL_BPU" table:style-name="ta5">
        <table:table-column table:style-name="co1" table:default-cell-style-name="ce169"/>
        <table:table-column table:style-name="co2" table:default-cell-style-name="ce170"/>
        <table:table-column table:style-name="co3" table:default-cell-style-name="ce190"/>
        <table:table-column table:style-name="co1" table:default-cell-style-name="ce226"/>
        <table:table-column table:style-name="co4" table:number-columns-repeated="2" table:default-cell-style-name="ce216"/>
        <table:table-column table:style-name="co5" table:default-cell-style-name="ce240"/>
        <table:table-column table:style-name="co5" table:default-cell-style-name="ce218"/>
        <table:table-column table:style-name="co6" table:default-cell-style-name="ce223"/>
        <table:table-column table:style-name="co6" table:number-columns-repeated="1002" table:default-cell-style-name="ce240"/>
        <table:table-column table:style-name="co7" table:number-columns-repeated="7" table:default-cell-style-name="ce240"/>
        <table:table-column table:style-name="co7" table:number-columns-repeated="5" table:default-cell-style-name="ce254"/>
        <table:table-column table:style-name="co6" table:default-cell-style-name="ce254"/>
        <table:table-row table:style-name="ro1">
          <table:table-cell table:style-name="ce178" office:value-type="string" calcext:value-type="string">
            <text:p>code prix</text:p>
          </table:table-cell>
          <table:table-cell table:style-name="ce178" office:value-type="string" calcext:value-type="string">
            <text:p>description prix</text:p>
          </table:table-cell>
          <table:table-cell table:style-name="ce177" office:value-type="string" calcext:value-type="string">
            <text:p>unité</text:p>
          </table:table-cell>
          <table:table-cell table:style-name="ce177" office:value-type="string" calcext:value-type="string">
            <text:p>prix HT</text:p>
          </table:table-cell>
          <table:table-cell table:style-name="ce215" office:value-type="string" calcext:value-type="string">
            <text:p>Sens 1</text:p>
          </table:table-cell>
          <table:table-cell table:style-name="ce215" office:value-type="string" calcext:value-type="string">
            <text:p>Sens 2</text:p>
          </table:table-cell>
          <table:table-cell table:style-name="ce177" office:value-type="string" calcext:value-type="string">
            <text:p>Prix ancien marché</text:p>
          </table:table-cell>
          <table:table-cell table:style-name="ce220" office:value-type="string" calcext:value-type="string">
            <text:p>Delta</text:p>
          </table:table-cell>
          <table:table-cell table:style-name="ce222" office:value-type="string" calcext:value-type="string">
            <text:p>%</text:p>
          </table:table-cell>
          <table:table-cell table:style-name="ce177" table:number-columns-repeated="1015"/>
        </table:table-row>
        <table:table-row table:style-name="ro30">
          <table:table-cell table:style-name="ce159" office:value-type="string" calcext:value-type="string" table:number-columns-spanned="4" table:number-rows-spanned="1">
            <text:p><text:span text:style-name="T13">MAINTENANCE PREVENTIVE</text:span></text:p>
            <text:p><text:span text:style-name="T14">(I = Sens intérieur, E = Sens extérieur, W = Sens province / Paris, Y = Sens Paris / province)</text:span></text:p>
          </table:table-cell>
          <table:covered-table-cell table:number-columns-repeated="3"/>
          <table:table-cell table:number-columns-repeated="3"/>
          <table:table-cell table:style-name="ce250"/>
          <table:table-cell table:number-columns-repeated="1016"/>
        </table:table-row>
        <table:table-row table:style-name="ro3">
          <table:table-cell table:style-name="ce160" office:value-type="string" calcext:value-type="string" table:number-columns-spanned="4" table:number-rows-spanned="1">
            <text:p>Prix unitaires</text:p>
          </table:table-cell>
          <table:covered-table-cell table:number-columns-repeated="3"/>
          <table:table-cell table:number-columns-repeated="3"/>
          <table:table-cell table:style-name="ce250"/>
          <table:table-cell table:number-columns-repeated="1016"/>
        </table:table-row>
        <table:table-row table:style-name="ro31">
          <table:table-cell table:style-name="ce161" office:value-type="string" calcext:value-type="string" table:number-columns-spanned="4" table:number-rows-spanned="1">
            <text:p>Ces prix unitaires rémunèrent l’intervention comme indiqué dans la description des prestations et ou sur les annexes ainsi que les déplacements et les moyens nécessaires à la mise en oeuvre. Ils ne rémunèrent pas les fournitures identifiées au BPU.</text:p>
            <text:p/>
          </table:table-cell>
          <table:covered-table-cell table:number-columns-repeated="3"/>
          <table:table-cell table:number-columns-repeated="3"/>
          <table:table-cell table:style-name="ce250"/>
          <table:table-cell table:number-columns-repeated="1016"/>
        </table:table-row>
        <table:table-row table:style-name="ro32">
          <table:table-cell table:style-name="ce162" office:value-type="string" calcext:value-type="string">
            <text:p>Mesure des grandeurs caractéristiques</text:p>
          </table:table-cell>
          <table:table-cell table:style-name="ce171" office:value-type="string" calcext:value-type="string" table:number-columns-spanned="3" table:number-rows-spanned="1">
            <text:p>La prestation consiste à mesurer le niveau d'éclairement d'un canton dans un tunnel. Cette opération est effectuée de nuit.</text:p>
          </table:table-cell>
          <table:covered-table-cell table:number-columns-repeated="2"/>
          <table:table-cell table:number-columns-repeated="3"/>
          <table:table-cell table:style-name="ce250"/>
          <table:table-cell table:number-columns-repeated="1016"/>
        </table:table-row>
        <table:table-row table:style-name="ro6">
          <table:table-cell table:style-name="ce163" office:value-type="string" calcext:value-type="string">
            <text:p>ECPT01</text:p>
          </table:table-cell>
          <table:table-cell table:style-name="ce172" office:value-type="string" calcext:value-type="string">
            <text:p>Mesure des grandeurs caractéristiques pour un canton</text:p>
          </table:table-cell>
          <table:table-cell table:style-name="ce224" office:value-type="string" calcext:value-type="string">
            <text:p>Forfait</text:p>
          </table:table-cell>
          <table:table-cell table:style-name="ce209" office:value-type="currency" office:currency="EUR" office:value="1848.8" calcext:value-type="currency">
            <text:p>1 848,80 €</text:p>
          </table:table-cell>
          <table:table-cell table:number-columns-repeated="3"/>
          <table:table-cell table:style-name="ce250"/>
          <table:table-cell table:number-columns-repeated="1016"/>
        </table:table-row>
        <table:table-row table:style-name="ro33">
          <table:table-cell table:style-name="ce162" office:value-type="string" calcext:value-type="string">
            <text:p>Nettoyage des Plots de jalonnement</text:p>
          </table:table-cell>
          <table:table-cell table:style-name="ce171" office:value-type="string" calcext:value-type="string" table:number-columns-spanned="3" table:number-rows-spanned="1">
            <text:p><text:span text:style-name="T28">Ces prix rémunèrent au forfait le nettoyage</text:span><text:span text:style-name="T29"> de nuit</text:span><text:span text:style-name="T30"> de plots de jalonnement groupés par tunnel et par sens, ainsi que toutes les sujétions de mise en œuvre liées aux prestations, hors fourniture au BPU. La description des groupes est donnée en annexe.</text:span></text:p>
          </table:table-cell>
          <table:covered-table-cell table:number-columns-repeated="2"/>
          <table:table-cell table:number-columns-repeated="3"/>
          <table:table-cell table:style-name="ce250"/>
          <table:table-cell table:number-columns-repeated="1016"/>
        </table:table-row>
        <table:table-row table:style-name="ro8">
          <table:table-cell table:style-name="ce164" office:value-type="string" calcext:value-type="string" table:number-columns-spanned="4" table:number-rows-spanned="1">
            <text:p>Secteur EST</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E01</text:p>
          </table:table-cell>
          <table:table-cell table:style-name="ce172" office:value-type="string" calcext:value-type="string">
            <text:p>Nettoyage des Plots de jalonnement Pour un sens du tunnel de Thiais</text:p>
          </table:table-cell>
          <table:table-cell table:style-name="ce224" office:value-type="string" calcext:value-type="string">
            <text:p>Forfait</text:p>
          </table:table-cell>
          <table:table-cell table:style-name="ce209" office:value-type="currency" office:currency="EUR" office:value="781.73" calcext:value-type="currency">
            <text:p>781,73 €</text:p>
          </table:table-cell>
          <table:table-cell office:value-type="currency" office:currency="EUR" office:value="2357.5" calcext:value-type="currency">
            <text:p>2 357,50 €</text:p>
          </table:table-cell>
          <table:table-cell office:value-type="currency" office:currency="EUR" office:value="2552.5" calcext:value-type="currency">
            <text:p>2 552,50 €</text:p>
          </table:table-cell>
          <table:table-cell table:style-name="ce218" table:formula="of:=AVERAGE([.E9:.F9])" office:value-type="currency" office:currency="EUR" office:value="2455" calcext:value-type="currency">
            <text:p>2 455,00 €</text:p>
          </table:table-cell>
          <table:table-cell table:style-name="ce250" table:formula="of:=IF([.G9]&lt;&gt;0;[.D9]-[.G9];&quot;&quot;)" office:value-type="float" office:value="-1673.27" calcext:value-type="float">
            <text:p>-1673,27</text:p>
          </table:table-cell>
          <table:table-cell table:formula="of:=[.H9]/[.G9]" office:value-type="percentage" office:value="-0.681576374745418" calcext:value-type="percentage">
            <text:p>-68,16 %</text:p>
          </table:table-cell>
          <table:table-cell table:number-columns-repeated="1015"/>
        </table:table-row>
        <table:table-row table:style-name="ro6">
          <table:table-cell table:style-name="ce163" office:value-type="string" calcext:value-type="string">
            <text:p>ECPE03</text:p>
          </table:table-cell>
          <table:table-cell table:style-name="ce172" office:value-type="string" calcext:value-type="string">
            <text:p>Nettoyage des Plots de jalonnement Pour un sens du tunnel de Champigny</text:p>
          </table:table-cell>
          <table:table-cell table:style-name="ce224" office:value-type="string" calcext:value-type="string">
            <text:p>Forfait</text:p>
          </table:table-cell>
          <table:table-cell table:style-name="ce209" office:value-type="currency" office:currency="EUR" office:value="483.93" calcext:value-type="currency">
            <text:p>483,93 €</text:p>
          </table:table-cell>
          <table:table-cell office:value-type="currency" office:currency="EUR" office:value="2260" calcext:value-type="currency">
            <text:p>2 260,00 €</text:p>
          </table:table-cell>
          <table:table-cell office:value-type="currency" office:currency="EUR" office:value="2357.5" calcext:value-type="currency">
            <text:p>2 357,50 €</text:p>
          </table:table-cell>
          <table:table-cell table:style-name="ce218" table:formula="of:=AVERAGE([.E10:.F10])" office:value-type="currency" office:currency="EUR" office:value="2308.75" calcext:value-type="currency">
            <text:p>2 308,75 €</text:p>
          </table:table-cell>
          <table:table-cell table:style-name="ce250" table:formula="of:=[.D10]-[.G10]" office:value-type="float" office:value="-1824.82" calcext:value-type="float">
            <text:p>-1824,82</text:p>
          </table:table-cell>
          <table:table-cell table:formula="of:=[.H10]/[.G10]" office:value-type="percentage" office:value="-0.790393069842989" calcext:value-type="percentage">
            <text:p>-79,04 %</text:p>
          </table:table-cell>
          <table:table-cell table:number-columns-repeated="1015"/>
        </table:table-row>
        <table:table-row table:style-name="ro6">
          <table:table-cell table:style-name="ce163" office:value-type="string" calcext:value-type="string">
            <text:p>ECPE04</text:p>
          </table:table-cell>
          <table:table-cell table:style-name="ce172" office:value-type="string" calcext:value-type="string">
            <text:p>Nettoyage des Plots de jalonnement Pour un sens du tunnel de Nogent</text:p>
          </table:table-cell>
          <table:table-cell table:style-name="ce224" office:value-type="string" calcext:value-type="string">
            <text:p>Forfait</text:p>
          </table:table-cell>
          <table:table-cell table:style-name="ce209" office:value-type="currency" office:currency="EUR" office:value="670.05" calcext:value-type="currency">
            <text:p>670,05 €</text:p>
          </table:table-cell>
          <table:table-cell office:value-type="currency" office:currency="EUR" office:value="3243.75" calcext:value-type="currency">
            <text:p>3 243,75 €</text:p>
          </table:table-cell>
          <table:table-cell office:value-type="currency" office:currency="EUR" office:value="2650" calcext:value-type="currency">
            <text:p>2 650,00 €</text:p>
          </table:table-cell>
          <table:table-cell table:style-name="ce218" table:formula="of:=AVERAGE([.E11:.F11])" office:value-type="currency" office:currency="EUR" office:value="2946.875" calcext:value-type="currency">
            <text:p>2 946,88 €</text:p>
          </table:table-cell>
          <table:table-cell table:style-name="ce250" table:formula="of:=[.D11]-[.G11]" office:value-type="float" office:value="-2276.825" calcext:value-type="float">
            <text:p>-2276,825</text:p>
          </table:table-cell>
          <table:table-cell table:formula="of:=[.H11]/[.G11]" office:value-type="percentage" office:value="-0.772623541887593" calcext:value-type="percentage">
            <text:p>-77,26 %</text:p>
          </table:table-cell>
          <table:table-cell table:number-columns-repeated="1015"/>
        </table:table-row>
        <table:table-row table:style-name="ro6">
          <table:table-cell table:style-name="ce163" office:value-type="string" calcext:value-type="string">
            <text:p>ECPE05</text:p>
          </table:table-cell>
          <table:table-cell table:style-name="ce172" office:value-type="string" calcext:value-type="string">
            <text:p>Nettoyage des Plots de jalonnement Pour un sens du tunnel de Boissy</text:p>
          </table:table-cell>
          <table:table-cell table:style-name="ce224" office:value-type="string" calcext:value-type="string">
            <text:p>Forfait</text:p>
          </table:table-cell>
          <table:table-cell table:style-name="ce209" office:value-type="currency" office:currency="EUR" office:value="297.8" calcext:value-type="currency">
            <text:p>297,80 €</text:p>
          </table:table-cell>
          <table:table-cell table:number-columns-repeated="3"/>
          <table:table-cell table:style-name="ce250"/>
          <table:table-cell table:number-columns-repeated="1016"/>
        </table:table-row>
        <table:table-row table:style-name="ro8">
          <table:table-cell table:style-name="ce164" office:value-type="string" calcext:value-type="string" table:number-columns-spanned="4" table:number-rows-spanned="1">
            <text:p>Secteur NORD</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N01</text:p>
          </table:table-cell>
          <table:table-cell table:style-name="ce172" office:value-type="string" calcext:value-type="string">
            <text:p>Nettoyage des Plots de jalonnement Pour un sens du tunnel de Bobigny</text:p>
          </table:table-cell>
          <table:table-cell table:style-name="ce224" office:value-type="string" calcext:value-type="string">
            <text:p>Forfait</text:p>
          </table:table-cell>
          <table:table-cell table:style-name="ce209" office:value-type="currency" office:currency="EUR" office:value="930.63" calcext:value-type="currency">
            <text:p>930,63 €</text:p>
          </table:table-cell>
          <table:table-cell table:number-columns-repeated="2" office:value-type="currency" office:currency="EUR" office:value="3926.25" calcext:value-type="currency">
            <text:p>3 926,25 €</text:p>
          </table:table-cell>
          <table:table-cell table:style-name="ce218" table:formula="of:=AVERAGE([.E14:.F14])" office:value-type="currency" office:currency="EUR" office:value="3926.25" calcext:value-type="currency">
            <text:p>3 926,25 €</text:p>
          </table:table-cell>
          <table:table-cell table:style-name="ce250" table:formula="of:=[.D14]-[.G14]" office:value-type="float" office:value="-2995.62" calcext:value-type="float">
            <text:p>-2995,62</text:p>
          </table:table-cell>
          <table:table-cell table:formula="of:=[.H14]/[.G14]" office:value-type="percentage" office:value="-0.762972301814709" calcext:value-type="percentage">
            <text:p>-76,30 %</text:p>
          </table:table-cell>
          <table:table-cell table:number-columns-repeated="1015"/>
        </table:table-row>
        <table:table-row table:style-name="ro6">
          <table:table-cell table:style-name="ce163" office:value-type="string" calcext:value-type="string">
            <text:p>ECPN02</text:p>
          </table:table-cell>
          <table:table-cell table:style-name="ce172" office:value-type="string" calcext:value-type="string">
            <text:p>Nettoyage des Plots de jalonnement Pour un sens du tunnel <text:s/>de Lumen Norton</text:p>
          </table:table-cell>
          <table:table-cell table:style-name="ce224" office:value-type="string" calcext:value-type="string">
            <text:p>Forfait</text:p>
          </table:table-cell>
          <table:table-cell table:style-name="ce209" office:value-type="currency" office:currency="EUR" office:value="148.9" calcext:value-type="currency">
            <text:p>148,90 €</text:p>
          </table:table-cell>
          <table:table-cell table:number-columns-repeated="2" office:value-type="currency" office:currency="EUR" office:value="788.75" calcext:value-type="currency">
            <text:p>788,75 €</text:p>
          </table:table-cell>
          <table:table-cell table:style-name="ce218" table:formula="of:=AVERAGE([.E15:.F15])" office:value-type="currency" office:currency="EUR" office:value="788.75" calcext:value-type="currency">
            <text:p>788,75 €</text:p>
          </table:table-cell>
          <table:table-cell table:style-name="ce250" table:formula="of:=[.D15]-[.G15]" office:value-type="float" office:value="-639.85" calcext:value-type="float">
            <text:p>-639,85</text:p>
          </table:table-cell>
          <table:table-cell table:formula="of:=[.H15]/[.G15]" office:value-type="percentage" office:value="-0.81122028526149" calcext:value-type="percentage">
            <text:p>-81,12 %</text:p>
          </table:table-cell>
          <table:table-cell table:number-columns-repeated="1015"/>
        </table:table-row>
        <table:table-row table:style-name="ro6">
          <table:table-cell table:style-name="ce163" office:value-type="string" calcext:value-type="string">
            <text:p>ECPN04</text:p>
          </table:table-cell>
          <table:table-cell table:style-name="ce172" office:value-type="string" calcext:value-type="string">
            <text:p>Nettoyage des Plots de jalonnement Pour un sens du tunnel de La Courneuve</text:p>
          </table:table-cell>
          <table:table-cell table:style-name="ce224" office:value-type="string" calcext:value-type="string">
            <text:p>Forfait</text:p>
          </table:table-cell>
          <table:table-cell table:style-name="ce209" office:value-type="currency" office:currency="EUR" office:value="148.9" calcext:value-type="currency">
            <text:p>148,90 €</text:p>
          </table:table-cell>
          <table:table-cell table:number-columns-repeated="2" office:value-type="currency" office:currency="EUR" office:value="788.75" calcext:value-type="currency">
            <text:p>788,75 €</text:p>
          </table:table-cell>
          <table:table-cell table:style-name="ce218" table:formula="of:=AVERAGE([.E16:.F16])" office:value-type="currency" office:currency="EUR" office:value="788.75" calcext:value-type="currency">
            <text:p>788,75 €</text:p>
          </table:table-cell>
          <table:table-cell table:style-name="ce250" table:formula="of:=[.D16]-[.G16]" office:value-type="float" office:value="-639.85" calcext:value-type="float">
            <text:p>-639,85</text:p>
          </table:table-cell>
          <table:table-cell table:formula="of:=[.H16]/[.G16]" office:value-type="percentage" office:value="-0.81122028526149" calcext:value-type="percentage">
            <text:p>-81,12 %</text:p>
          </table:table-cell>
          <table:table-cell table:number-columns-repeated="1015"/>
        </table:table-row>
        <table:table-row table:style-name="ro6">
          <table:table-cell table:style-name="ce163" office:value-type="string" calcext:value-type="string">
            <text:p>ECPN05</text:p>
          </table:table-cell>
          <table:table-cell table:style-name="ce172" office:value-type="string" calcext:value-type="string">
            <text:p>Nettoyage des Plots de jalonnement Pour un sens du tunnel de Landy</text:p>
          </table:table-cell>
          <table:table-cell table:style-name="ce224" office:value-type="string" calcext:value-type="string">
            <text:p>Forfait</text:p>
          </table:table-cell>
          <table:table-cell table:style-name="ce209" office:value-type="currency" office:currency="EUR" office:value="744.5" calcext:value-type="currency">
            <text:p>744,50 €</text:p>
          </table:table-cell>
          <table:table-cell office:value-type="currency" office:currency="EUR" office:value="3341.25" calcext:value-type="currency">
            <text:p>3 341,25 €</text:p>
          </table:table-cell>
          <table:table-cell office:value-type="currency" office:currency="EUR" office:value="3926.25" calcext:value-type="currency">
            <text:p>3 926,25 €</text:p>
          </table:table-cell>
          <table:table-cell table:style-name="ce218" table:formula="of:=AVERAGE([.E17:.F17])" office:value-type="currency" office:currency="EUR" office:value="3633.75" calcext:value-type="currency">
            <text:p>3 633,75 €</text:p>
          </table:table-cell>
          <table:table-cell table:style-name="ce250" table:formula="of:=[.D17]-[.G17]" office:value-type="float" office:value="-2889.25" calcext:value-type="float">
            <text:p>-2889,25</text:p>
          </table:table-cell>
          <table:table-cell table:formula="of:=[.H17]/[.G17]" office:value-type="percentage" office:value="-0.795115239078087" calcext:value-type="percentage">
            <text:p>-79,51 %</text:p>
          </table:table-cell>
          <table:table-cell table:number-columns-repeated="1015"/>
        </table:table-row>
        <table:table-row table:style-name="ro6">
          <table:table-cell table:style-name="ce163" office:value-type="string" calcext:value-type="string">
            <text:p>ECPN06</text:p>
          </table:table-cell>
          <table:table-cell table:style-name="ce172" office:value-type="string" calcext:value-type="string">
            <text:p>Nettoyage des Plots de jalonnement Pour un sens du tunnel de Taverny</text:p>
          </table:table-cell>
          <table:table-cell table:style-name="ce224" office:value-type="string" calcext:value-type="string">
            <text:p>Forfait</text:p>
          </table:table-cell>
          <table:table-cell table:style-name="ce209" office:value-type="currency" office:currency="EUR" office:value="148.9" calcext:value-type="currency">
            <text:p>148,90 €</text:p>
          </table:table-cell>
          <table:table-cell table:number-columns-repeated="2" office:value-type="currency" office:currency="EUR" office:value="983.75" calcext:value-type="currency">
            <text:p>983,75 €</text:p>
          </table:table-cell>
          <table:table-cell table:style-name="ce218" table:formula="of:=AVERAGE([.E18:.F18])" office:value-type="currency" office:currency="EUR" office:value="983.75" calcext:value-type="currency">
            <text:p>983,75 €</text:p>
          </table:table-cell>
          <table:table-cell table:style-name="ce250" table:formula="of:=[.D18]-[.G18]" office:value-type="float" office:value="-834.85" calcext:value-type="float">
            <text:p>-834,85</text:p>
          </table:table-cell>
          <table:table-cell table:formula="of:=[.H18]/[.G18]" office:value-type="percentage" office:value="-0.84864040660737" calcext:value-type="percentage">
            <text:p>-84,86 %</text:p>
          </table:table-cell>
          <table:table-cell table:number-columns-repeated="1015"/>
        </table:table-row>
        <table:table-row table:style-name="ro8">
          <table:table-cell table:style-name="ce164" office:value-type="string" calcext:value-type="string" table:number-columns-spanned="4" table:number-rows-spanned="1">
            <text:p>Secteur SUD</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S01</text:p>
          </table:table-cell>
          <table:table-cell table:style-name="ce172" office:value-type="string" calcext:value-type="string">
            <text:p>Nettoyage des Plots de jalonnement Pour un sens du tunnel de Bicêtre</text:p>
          </table:table-cell>
          <table:table-cell table:style-name="ce224" office:value-type="string" calcext:value-type="string">
            <text:p>Forfait</text:p>
          </table:table-cell>
          <table:table-cell table:style-name="ce209" office:value-type="currency" office:currency="EUR" office:value="372.25" calcext:value-type="currency">
            <text:p>372,25 €</text:p>
          </table:table-cell>
          <table:table-cell table:number-columns-repeated="2" office:value-type="currency" office:currency="EUR" office:value="2357.5" calcext:value-type="currency">
            <text:p>2 357,50 €</text:p>
          </table:table-cell>
          <table:table-cell table:style-name="ce218" table:formula="of:=AVERAGE([.E20:.F20])" office:value-type="currency" office:currency="EUR" office:value="2357.5" calcext:value-type="currency">
            <text:p>2 357,50 €</text:p>
          </table:table-cell>
          <table:table-cell table:style-name="ce250" table:formula="of:=[.D20]-[.G20]" office:value-type="float" office:value="-1985.25" calcext:value-type="float">
            <text:p>-1985,25</text:p>
          </table:table-cell>
          <table:table-cell table:formula="of:=[.H20]/[.G20]" office:value-type="percentage" office:value="-0.842099681866384" calcext:value-type="percentage">
            <text:p>-84,21 %</text:p>
          </table:table-cell>
          <table:table-cell table:number-columns-repeated="1015"/>
        </table:table-row>
        <table:table-row table:style-name="ro6">
          <table:table-cell table:style-name="ce163" office:value-type="string" calcext:value-type="string">
            <text:p>ECPS02</text:p>
          </table:table-cell>
          <table:table-cell table:style-name="ce172" office:value-type="string" calcext:value-type="string">
            <text:p>Nettoyage des Plots de jalonnement Pour un sens du tunnel de Antony</text:p>
          </table:table-cell>
          <table:table-cell table:style-name="ce224" office:value-type="string" calcext:value-type="string">
            <text:p>Forfait</text:p>
          </table:table-cell>
          <table:table-cell table:style-name="ce209" office:value-type="currency" office:currency="EUR" office:value="372.25" calcext:value-type="currency">
            <text:p>372,25 €</text:p>
          </table:table-cell>
          <table:table-cell table:number-columns-repeated="2" office:value-type="currency" office:currency="EUR" office:value="1772.5" calcext:value-type="currency">
            <text:p>1 772,50 €</text:p>
          </table:table-cell>
          <table:table-cell table:style-name="ce218" table:formula="of:=AVERAGE([.E21:.F21])" office:value-type="currency" office:currency="EUR" office:value="1772.5" calcext:value-type="currency">
            <text:p>1 772,50 €</text:p>
          </table:table-cell>
          <table:table-cell table:style-name="ce250" table:formula="of:=[.D21]-[.G21]" office:value-type="float" office:value="-1400.25" calcext:value-type="float">
            <text:p>-1400,25</text:p>
          </table:table-cell>
          <table:table-cell table:formula="of:=[.H21]/[.G21]" office:value-type="percentage" office:value="-0.789985895627645" calcext:value-type="percentage">
            <text:p>-79,00 %</text:p>
          </table:table-cell>
          <table:table-cell table:number-columns-repeated="1015"/>
        </table:table-row>
        <table:table-row table:style-name="ro6">
          <table:table-cell table:style-name="ce163" office:value-type="string" calcext:value-type="string">
            <text:p>ECPS03</text:p>
          </table:table-cell>
          <table:table-cell table:style-name="ce172" office:value-type="string" calcext:value-type="string">
            <text:p>Nettoyage des Plots de jalonnement Pour un sens du tunnel de Orly</text:p>
          </table:table-cell>
          <table:table-cell table:style-name="ce224" office:value-type="string" calcext:value-type="string">
            <text:p>Forfait</text:p>
          </table:table-cell>
          <table:table-cell table:style-name="ce209" office:value-type="currency" office:currency="EUR" office:value="220" calcext:value-type="currency">
            <text:p>220,00 €</text:p>
          </table:table-cell>
          <table:table-cell table:number-columns-repeated="2" office:value-type="currency" office:currency="EUR" office:value="983.75" calcext:value-type="currency">
            <text:p>983,75 €</text:p>
          </table:table-cell>
          <table:table-cell table:style-name="ce218" table:formula="of:=AVERAGE([.E22:.F22])" office:value-type="currency" office:currency="EUR" office:value="983.75" calcext:value-type="currency">
            <text:p>983,75 €</text:p>
          </table:table-cell>
          <table:table-cell table:style-name="ce250" table:formula="of:=[.D22]-[.G22]" office:value-type="float" office:value="-763.75" calcext:value-type="float">
            <text:p>-763,75</text:p>
          </table:table-cell>
          <table:table-cell table:formula="of:=[.H22]/[.G22]" office:value-type="percentage" office:value="-0.776365946632783" calcext:value-type="percentage">
            <text:p>-77,64 %</text:p>
          </table:table-cell>
          <table:table-cell table:number-columns-repeated="1015"/>
        </table:table-row>
        <table:table-row table:style-name="ro6">
          <table:table-cell table:style-name="ce163" office:value-type="string" calcext:value-type="string">
            <text:p>ECPS04</text:p>
          </table:table-cell>
          <table:table-cell table:style-name="ce172" office:value-type="string" calcext:value-type="string">
            <text:p>Nettoyage des Plots de jalonnement Pour un sens du tunnel de Fresnes</text:p>
          </table:table-cell>
          <table:table-cell table:style-name="ce224" office:value-type="string" calcext:value-type="string">
            <text:p>Forfait</text:p>
          </table:table-cell>
          <table:table-cell table:style-name="ce209" office:value-type="currency" office:currency="EUR" office:value="220" calcext:value-type="currency">
            <text:p>220,00 €</text:p>
          </table:table-cell>
          <table:table-cell table:number-columns-repeated="2" office:value-type="currency" office:currency="EUR" office:value="983.75" calcext:value-type="currency">
            <text:p>983,75 €</text:p>
          </table:table-cell>
          <table:table-cell table:style-name="ce218" table:formula="of:=AVERAGE([.E23:.F23])" office:value-type="currency" office:currency="EUR" office:value="983.75" calcext:value-type="currency">
            <text:p>983,75 €</text:p>
          </table:table-cell>
          <table:table-cell table:style-name="ce250" table:formula="of:=[.D23]-[.G23]" office:value-type="float" office:value="-763.75" calcext:value-type="float">
            <text:p>-763,75</text:p>
          </table:table-cell>
          <table:table-cell table:formula="of:=[.H23]/[.G23]" office:value-type="percentage" office:value="-0.776365946632783" calcext:value-type="percentage">
            <text:p>-77,64 %</text:p>
          </table:table-cell>
          <table:table-cell table:number-columns-repeated="1015"/>
        </table:table-row>
        <table:table-row table:style-name="ro6">
          <table:table-cell table:style-name="ce163" office:value-type="string" calcext:value-type="string">
            <text:p>ECPS05</text:p>
          </table:table-cell>
          <table:table-cell table:style-name="ce172" office:value-type="string" calcext:value-type="string">
            <text:p>Nettoyage des Plots de jalonnement Pour un sens du tunnel <text:s/>d’Italie</text:p>
          </table:table-cell>
          <table:table-cell table:style-name="ce224" office:value-type="string" calcext:value-type="string">
            <text:p>Forfait</text:p>
          </table:table-cell>
          <table:table-cell table:style-name="ce209" office:value-type="currency" office:currency="EUR" office:value="223.35" calcext:value-type="currency">
            <text:p>223,35 €</text:p>
          </table:table-cell>
          <table:table-cell office:value-type="currency" office:currency="EUR" office:value="496.25" calcext:value-type="currency">
            <text:p>496,25 €</text:p>
          </table:table-cell>
          <table:table-cell office:value-type="currency" office:currency="EUR" office:value="1178.75" calcext:value-type="currency">
            <text:p>1 178,75 €</text:p>
          </table:table-cell>
          <table:table-cell table:style-name="ce218" table:formula="of:=AVERAGE([.E24:.F24])" office:value-type="currency" office:currency="EUR" office:value="837.5" calcext:value-type="currency">
            <text:p>837,50 €</text:p>
          </table:table-cell>
          <table:table-cell table:style-name="ce250" table:formula="of:=[.D24]-[.G24]" office:value-type="float" office:value="-614.15" calcext:value-type="float">
            <text:p>-614,15</text:p>
          </table:table-cell>
          <table:table-cell table:formula="of:=[.H24]/[.G24]" office:value-type="percentage" office:value="-0.733313432835821" calcext:value-type="percentage">
            <text:p>-73,33 %</text:p>
          </table:table-cell>
          <table:table-cell table:number-columns-repeated="1015"/>
        </table:table-row>
        <table:table-row table:style-name="ro8">
          <table:table-cell table:style-name="ce164" office:value-type="string" calcext:value-type="string" table:number-columns-spanned="4" table:number-rows-spanned="1">
            <text:p>Secteur OUEST</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B01</text:p>
          </table:table-cell>
          <table:table-cell table:style-name="ce172" office:value-type="string" calcext:value-type="string">
            <text:p>Nettoyage des Plots de jalonnement Pour un sens du tunnel Ambroise Paré</text:p>
          </table:table-cell>
          <table:table-cell table:style-name="ce224" office:value-type="string" calcext:value-type="string">
            <text:p>Forfait</text:p>
          </table:table-cell>
          <table:table-cell table:style-name="ce209" office:value-type="currency" office:currency="EUR" office:value="521.15" calcext:value-type="currency">
            <text:p>521,15 €</text:p>
          </table:table-cell>
          <table:table-cell table:number-columns-repeated="2" office:value-type="currency" office:currency="EUR" office:value="2162.5" calcext:value-type="currency">
            <text:p>2 162,50 €</text:p>
          </table:table-cell>
          <table:table-cell table:style-name="ce218" table:formula="of:=AVERAGE([.E26:.F26])" office:value-type="currency" office:currency="EUR" office:value="2162.5" calcext:value-type="currency">
            <text:p>2 162,50 €</text:p>
          </table:table-cell>
          <table:table-cell table:style-name="ce250" table:formula="of:=[.D26]-[.G26]" office:value-type="float" office:value="-1641.35" calcext:value-type="float">
            <text:p>-1641,35</text:p>
          </table:table-cell>
          <table:table-cell table:formula="of:=[.H26]/[.G26]" office:value-type="percentage" office:value="-0.759005780346821" calcext:value-type="percentage">
            <text:p>-75,90 %</text:p>
          </table:table-cell>
          <table:table-cell table:number-columns-repeated="1015"/>
        </table:table-row>
        <table:table-row table:style-name="ro6">
          <table:table-cell table:style-name="ce163" office:value-type="string" calcext:value-type="string">
            <text:p>ECPB02</text:p>
          </table:table-cell>
          <table:table-cell table:style-name="ce172" office:value-type="string" calcext:value-type="string">
            <text:p>Nettoyage des Plots de jalonnement Pour un sens du tunnel de Chennevières</text:p>
          </table:table-cell>
          <table:table-cell table:style-name="ce224" office:value-type="string" calcext:value-type="string">
            <text:p>Forfait</text:p>
          </table:table-cell>
          <table:table-cell table:style-name="ce209" office:value-type="currency" office:currency="EUR" office:value="74.45" calcext:value-type="currency">
            <text:p>74,45 €</text:p>
          </table:table-cell>
          <table:table-cell table:number-columns-repeated="2" office:value-type="currency" office:currency="EUR" office:value="788.75" calcext:value-type="currency">
            <text:p>788,75 €</text:p>
          </table:table-cell>
          <table:table-cell table:style-name="ce218" table:formula="of:=AVERAGE([.E27:.F27])" office:value-type="currency" office:currency="EUR" office:value="788.75" calcext:value-type="currency">
            <text:p>788,75 €</text:p>
          </table:table-cell>
          <table:table-cell table:style-name="ce250" table:formula="of:=[.D27]-[.G27]" office:value-type="float" office:value="-714.3" calcext:value-type="float">
            <text:p>-714,3</text:p>
          </table:table-cell>
          <table:table-cell table:formula="of:=[.H27]/[.G27]" office:value-type="percentage" office:value="-0.905610142630745" calcext:value-type="percentage">
            <text:p>-90,56 %</text:p>
          </table:table-cell>
          <table:table-cell table:number-columns-repeated="1015"/>
        </table:table-row>
        <table:table-row table:style-name="ro6">
          <table:table-cell table:style-name="ce163" office:value-type="string" calcext:value-type="string">
            <text:p>ECPB03</text:p>
          </table:table-cell>
          <table:table-cell table:style-name="ce172" office:value-type="string" calcext:value-type="string">
            <text:p>Nettoyage des Plots de jalonnement Pour un sens du tunnel de Fontenay</text:p>
          </table:table-cell>
          <table:table-cell table:style-name="ce224" office:value-type="string" calcext:value-type="string">
            <text:p>Forfait</text:p>
          </table:table-cell>
          <table:table-cell table:style-name="ce209" office:value-type="currency" office:currency="EUR" office:value="148.9" calcext:value-type="currency">
            <text:p>148,90 €</text:p>
          </table:table-cell>
          <table:table-cell table:number-columns-repeated="2" office:value-type="currency" office:currency="EUR" office:value="788.75" calcext:value-type="currency">
            <text:p>788,75 €</text:p>
          </table:table-cell>
          <table:table-cell table:style-name="ce218" table:formula="of:=AVERAGE([.E28:.F28])" office:value-type="currency" office:currency="EUR" office:value="788.75" calcext:value-type="currency">
            <text:p>788,75 €</text:p>
          </table:table-cell>
          <table:table-cell table:style-name="ce250" table:formula="of:=[.D28]-[.G28]" office:value-type="float" office:value="-639.85" calcext:value-type="float">
            <text:p>-639,85</text:p>
          </table:table-cell>
          <table:table-cell table:formula="of:=[.H28]/[.G28]" office:value-type="percentage" office:value="-0.81122028526149" calcext:value-type="percentage">
            <text:p>-81,12 %</text:p>
          </table:table-cell>
          <table:table-cell table:number-columns-repeated="1015"/>
        </table:table-row>
        <table:table-row table:style-name="ro6">
          <table:table-cell table:style-name="ce163" office:value-type="string" calcext:value-type="string">
            <text:p>ECPB04</text:p>
          </table:table-cell>
          <table:table-cell table:style-name="ce172" office:value-type="string" calcext:value-type="string">
            <text:p>Nettoyage des Plots de jalonnement Pour un sens du tunnel de Saint-Cloud</text:p>
          </table:table-cell>
          <table:table-cell table:style-name="ce224" office:value-type="string" calcext:value-type="string">
            <text:p>Forfait</text:p>
          </table:table-cell>
          <table:table-cell table:style-name="ce209" office:value-type="currency" office:currency="EUR" office:value="483.93" calcext:value-type="currency">
            <text:p>483,93 €</text:p>
          </table:table-cell>
          <table:table-cell office:value-type="currency" office:currency="EUR" office:value="1958.75" calcext:value-type="currency">
            <text:p>1 958,75 €</text:p>
          </table:table-cell>
          <table:table-cell office:value-type="currency" office:currency="EUR" office:value="2162.5" calcext:value-type="currency">
            <text:p>2 162,50 €</text:p>
          </table:table-cell>
          <table:table-cell table:style-name="ce218" table:formula="of:=AVERAGE([.E29:.F29])" office:value-type="currency" office:currency="EUR" office:value="2060.625" calcext:value-type="currency">
            <text:p>2 060,63 €</text:p>
          </table:table-cell>
          <table:table-cell table:style-name="ce250" table:formula="of:=[.D29]-[.G29]" office:value-type="float" office:value="-1576.695" calcext:value-type="float">
            <text:p>-1576,695</text:p>
          </table:table-cell>
          <table:table-cell table:formula="of:=[.H29]/[.G29]" office:value-type="percentage" office:value="-0.765153776160146" calcext:value-type="percentage">
            <text:p>-76,52 %</text:p>
          </table:table-cell>
          <table:table-cell table:number-columns-repeated="1015"/>
        </table:table-row>
        <table:table-row table:style-name="ro6">
          <table:table-cell table:style-name="ce163" office:value-type="string" calcext:value-type="string">
            <text:p>ECPB05</text:p>
          </table:table-cell>
          <table:table-cell table:style-name="ce172" office:value-type="string" calcext:value-type="string">
            <text:p>Nettoyage des Plots de jalonnement Pour un sens du tunnel de Bellerive</text:p>
          </table:table-cell>
          <table:table-cell table:style-name="ce224" office:value-type="string" calcext:value-type="string">
            <text:p>Forfait</text:p>
          </table:table-cell>
          <table:table-cell table:style-name="ce209" office:value-type="currency" office:currency="EUR" office:value="558.38" calcext:value-type="currency">
            <text:p>558,38 €</text:p>
          </table:table-cell>
          <table:table-cell office:value-type="currency" office:currency="EUR" office:value="2065" calcext:value-type="currency">
            <text:p>2 065,00 €</text:p>
          </table:table-cell>
          <table:table-cell office:value-type="currency" office:currency="EUR" office:value="2260" calcext:value-type="currency">
            <text:p>2 260,00 €</text:p>
          </table:table-cell>
          <table:table-cell table:style-name="ce218" table:formula="of:=AVERAGE([.E30:.F30])" office:value-type="currency" office:currency="EUR" office:value="2162.5" calcext:value-type="currency">
            <text:p>2 162,50 €</text:p>
          </table:table-cell>
          <table:table-cell table:style-name="ce250" table:formula="of:=[.D30]-[.G30]" office:value-type="float" office:value="-1604.12" calcext:value-type="float">
            <text:p>-1604,12</text:p>
          </table:table-cell>
          <table:table-cell table:formula="of:=[.H30]/[.G30]" office:value-type="percentage" office:value="-0.741789595375723" calcext:value-type="percentage">
            <text:p>-74,18 %</text:p>
          </table:table-cell>
          <table:table-cell table:number-columns-repeated="1015"/>
        </table:table-row>
        <table:table-row table:style-name="ro6">
          <table:table-cell table:style-name="ce163" office:value-type="string" calcext:value-type="string">
            <text:p>ECPO01</text:p>
          </table:table-cell>
          <table:table-cell table:style-name="ce172" office:value-type="string" calcext:value-type="string">
            <text:p>Nettoyage des Plots de jalonnement La Défense – sens W &amp; Bretelle <text:s/>B3, B4 et B5</text:p>
          </table:table-cell>
          <table:table-cell table:style-name="ce224" office:value-type="string" calcext:value-type="string">
            <text:p>Forfait</text:p>
          </table:table-cell>
          <table:table-cell table:style-name="ce209" office:value-type="currency" office:currency="EUR" office:value="1637.9" calcext:value-type="currency">
            <text:p>1 637,90 €</text:p>
          </table:table-cell>
          <table:table-cell office:value-type="currency" office:currency="EUR" office:value="6160" calcext:value-type="currency">
            <text:p>6 160,00 €</text:p>
          </table:table-cell>
          <table:table-cell/>
          <table:table-cell table:style-name="ce218" table:formula="of:=AVERAGE([.E31:.F31])" office:value-type="currency" office:currency="EUR" office:value="6160" calcext:value-type="currency">
            <text:p>6 160,00 €</text:p>
          </table:table-cell>
          <table:table-cell table:style-name="ce250" table:formula="of:=[.D31]-[.G31]" office:value-type="float" office:value="-4522.1" calcext:value-type="float">
            <text:p>-4522,1</text:p>
          </table:table-cell>
          <table:table-cell table:formula="of:=[.H31]/[.G31]" office:value-type="percentage" office:value="-0.734107142857143" calcext:value-type="percentage">
            <text:p>-73,41 %</text:p>
          </table:table-cell>
          <table:table-cell table:number-columns-repeated="1015"/>
        </table:table-row>
        <table:table-row table:style-name="ro6">
          <table:table-cell table:style-name="ce163" office:value-type="string" calcext:value-type="string">
            <text:p>ECPO02</text:p>
          </table:table-cell>
          <table:table-cell table:style-name="ce172" office:value-type="string" calcext:value-type="string">
            <text:p>Nettoyage des Plots de jalonnement La Défense – sens Y Echangeur Nanterre – sens E <text:s/>&amp; <text:s/>Bretelle B1</text:p>
          </table:table-cell>
          <table:table-cell table:style-name="ce224" office:value-type="string" calcext:value-type="string">
            <text:p>Forfait</text:p>
          </table:table-cell>
          <table:table-cell table:style-name="ce209" office:value-type="currency" office:currency="EUR" office:value="1789.8" calcext:value-type="currency">
            <text:p>1 789,80 €</text:p>
          </table:table-cell>
          <table:table-cell office:value-type="currency" office:currency="EUR" office:value="6452.5" calcext:value-type="currency">
            <text:p>6 452,50 €</text:p>
          </table:table-cell>
          <table:table-cell/>
          <table:table-cell table:style-name="ce218" table:formula="of:=AVERAGE([.E32:.F32])" office:value-type="currency" office:currency="EUR" office:value="6452.5" calcext:value-type="currency">
            <text:p>6 452,50 €</text:p>
          </table:table-cell>
          <table:table-cell table:style-name="ce250" table:formula="of:=[.D32]-[.G32]" office:value-type="float" office:value="-4662.7" calcext:value-type="float">
            <text:p>-4662,7</text:p>
          </table:table-cell>
          <table:table-cell table:formula="of:=[.H32]/[.G32]" office:value-type="percentage" office:value="-0.722619139868268" calcext:value-type="percentage">
            <text:p>-72,26 %</text:p>
          </table:table-cell>
          <table:table-cell table:number-columns-repeated="1015"/>
        </table:table-row>
        <table:table-row table:style-name="ro6">
          <table:table-cell table:style-name="ce163" office:value-type="string" calcext:value-type="string">
            <text:p>ECPO03</text:p>
          </table:table-cell>
          <table:table-cell table:style-name="ce172" office:value-type="string" calcext:value-type="string">
            <text:p>Nettoyage des Plots de jalonnement Nanterre Centre – sens E</text:p>
          </table:table-cell>
          <table:table-cell table:style-name="ce224" office:value-type="string" calcext:value-type="string">
            <text:p>Forfait</text:p>
          </table:table-cell>
          <table:table-cell table:style-name="ce209" office:value-type="currency" office:currency="EUR" office:value="1268.65" calcext:value-type="currency">
            <text:p>1 268,65 €</text:p>
          </table:table-cell>
          <table:table-cell office:value-type="currency" office:currency="EUR" office:value="4210" calcext:value-type="currency">
            <text:p>4 210,00 €</text:p>
          </table:table-cell>
          <table:table-cell/>
          <table:table-cell table:style-name="ce218" table:formula="of:=AVERAGE([.E33:.F33])" office:value-type="currency" office:currency="EUR" office:value="4210" calcext:value-type="currency">
            <text:p>4 210,00 €</text:p>
          </table:table-cell>
          <table:table-cell table:style-name="ce250" table:formula="of:=[.D33]-[.G33]" office:value-type="float" office:value="-2941.35" calcext:value-type="float">
            <text:p>-2941,35</text:p>
          </table:table-cell>
          <table:table-cell table:formula="of:=[.H33]/[.G33]" office:value-type="percentage" office:value="-0.698657957244656" calcext:value-type="percentage">
            <text:p>-69,87 %</text:p>
          </table:table-cell>
          <table:table-cell table:number-columns-repeated="1015"/>
        </table:table-row>
        <table:table-row table:style-name="ro6">
          <table:table-cell table:style-name="ce163" office:value-type="string" calcext:value-type="string">
            <text:p>ECPO04</text:p>
          </table:table-cell>
          <table:table-cell table:style-name="ce172" office:value-type="string" calcext:value-type="string">
            <text:p>Nettoyage des Plots de jalonnement Nanterre Centre – sens I &amp; Bretelles B7 et B8</text:p>
          </table:table-cell>
          <table:table-cell table:style-name="ce224" office:value-type="string" calcext:value-type="string">
            <text:p>Forfait</text:p>
          </table:table-cell>
          <table:table-cell table:style-name="ce209" office:value-type="currency" office:currency="EUR" office:value="595.6" calcext:value-type="currency">
            <text:p>595,60 €</text:p>
          </table:table-cell>
          <table:table-cell office:value-type="currency" office:currency="EUR" office:value="2357.5" calcext:value-type="currency">
            <text:p>2 357,50 €</text:p>
          </table:table-cell>
          <table:table-cell/>
          <table:table-cell table:style-name="ce218" table:formula="of:=AVERAGE([.E34:.F34])" office:value-type="currency" office:currency="EUR" office:value="2357.5" calcext:value-type="currency">
            <text:p>2 357,50 €</text:p>
          </table:table-cell>
          <table:table-cell table:style-name="ce250" table:formula="of:=[.D34]-[.G34]" office:value-type="float" office:value="-1761.9" calcext:value-type="float">
            <text:p>-1761,9</text:p>
          </table:table-cell>
          <table:table-cell table:formula="of:=[.H34]/[.G34]" office:value-type="percentage" office:value="-0.747359490986214" calcext:value-type="percentage">
            <text:p>-74,74 %</text:p>
          </table:table-cell>
          <table:table-cell table:number-columns-repeated="1015"/>
        </table:table-row>
        <table:table-row table:style-name="ro6">
          <table:table-cell table:style-name="ce163" office:value-type="string" calcext:value-type="string">
            <text:p>ECPO05</text:p>
          </table:table-cell>
          <table:table-cell table:style-name="ce172" office:value-type="string" calcext:value-type="string">
            <text:p>Nettoyage des Plots de jalonnement Pour un sens du tunnel de Sévines</text:p>
          </table:table-cell>
          <table:table-cell table:style-name="ce224" office:value-type="string" calcext:value-type="string">
            <text:p>Forfait</text:p>
          </table:table-cell>
          <table:table-cell table:style-name="ce209" office:value-type="currency" office:currency="EUR" office:value="320.3" calcext:value-type="currency">
            <text:p>320,30 €</text:p>
          </table:table-cell>
          <table:table-cell table:number-columns-repeated="2" office:value-type="currency" office:currency="EUR" office:value="886.25" calcext:value-type="currency">
            <text:p>886,25 €</text:p>
          </table:table-cell>
          <table:table-cell table:style-name="ce218" table:formula="of:=AVERAGE([.E35:.F35])" office:value-type="currency" office:currency="EUR" office:value="886.25" calcext:value-type="currency">
            <text:p>886,25 €</text:p>
          </table:table-cell>
          <table:table-cell table:style-name="ce250" table:formula="of:=[.D35]-[.G35]" office:value-type="float" office:value="-565.95" calcext:value-type="float">
            <text:p>-565,95</text:p>
          </table:table-cell>
          <table:table-cell table:formula="of:=[.H35]/[.G35]" office:value-type="percentage" office:value="-0.638589562764457" calcext:value-type="percentage">
            <text:p>-63,86 %</text:p>
          </table:table-cell>
          <table:table-cell table:number-columns-repeated="1015"/>
        </table:table-row>
        <table:table-row table:style-name="ro6">
          <table:table-cell table:style-name="ce163" office:value-type="string" calcext:value-type="string">
            <text:p>ECPO06</text:p>
          </table:table-cell>
          <table:table-cell table:style-name="ce172" office:value-type="string" calcext:value-type="string">
            <text:p>Nettoyage des Plots de jalonnement Pour un sens du tunnel de Neuilly</text:p>
          </table:table-cell>
          <table:table-cell table:style-name="ce224" office:value-type="string" calcext:value-type="string">
            <text:p>Forfait</text:p>
          </table:table-cell>
          <table:table-cell table:style-name="ce209" office:value-type="currency" office:currency="EUR" office:value="320.3" calcext:value-type="currency">
            <text:p>320,30 €</text:p>
          </table:table-cell>
          <table:table-cell office:value-type="currency" office:currency="EUR" office:value="983.75" calcext:value-type="currency">
            <text:p>983,75 €</text:p>
          </table:table-cell>
          <table:table-cell office:value-type="currency" office:currency="EUR" office:value="788.75" calcext:value-type="currency">
            <text:p>788,75 €</text:p>
          </table:table-cell>
          <table:table-cell table:style-name="ce218" table:formula="of:=AVERAGE([.E36:.F36])" office:value-type="currency" office:currency="EUR" office:value="886.25" calcext:value-type="currency">
            <text:p>886,25 €</text:p>
          </table:table-cell>
          <table:table-cell table:style-name="ce250" table:formula="of:=[.D36]-[.G36]" office:value-type="float" office:value="-565.95" calcext:value-type="float">
            <text:p>-565,95</text:p>
          </table:table-cell>
          <table:table-cell table:formula="of:=[.H36]/[.G36]" office:value-type="percentage" office:value="-0.638589562764457" calcext:value-type="percentage">
            <text:p>-63,86 %</text:p>
          </table:table-cell>
          <table:table-cell table:number-columns-repeated="1015"/>
        </table:table-row>
        <table:table-row table:style-name="ro34">
          <table:table-cell table:style-name="ce162" office:value-type="string" calcext:value-type="string">
            <text:p>Nettoyage préventif du système <text:span text:style-name="T26">É</text:span>clairage par tunnel</text:p>
          </table:table-cell>
          <table:table-cell table:style-name="ce171" office:value-type="string" calcext:value-type="string" table:number-columns-spanned="3" table:number-rows-spanned="1">
            <text:p>Voir fiche prestation ECL – annexe 3</text:p>
          </table:table-cell>
          <table:covered-table-cell table:number-columns-repeated="2"/>
          <table:table-cell table:number-columns-repeated="3"/>
          <table:table-cell table:style-name="ce250"/>
          <table:table-cell table:number-columns-repeated="1016"/>
        </table:table-row>
        <table:table-row table:style-name="ro8">
          <table:table-cell table:style-name="ce164" office:value-type="string" calcext:value-type="string" table:number-columns-spanned="4" table:number-rows-spanned="1">
            <text:p>Secteur EST</text:p>
          </table:table-cell>
          <table:covered-table-cell table:number-columns-repeated="3"/>
          <table:table-cell table:number-columns-repeated="3"/>
          <table:table-cell table:style-name="ce250"/>
          <table:table-cell table:number-columns-repeated="1016"/>
        </table:table-row>
        <table:table-row table:style-name="ro10">
          <table:table-cell table:style-name="ce163" office:value-type="string" calcext:value-type="string">
            <text:p>ECPE10</text:p>
          </table:table-cell>
          <table:table-cell table:style-name="ce194" office:value-type="string" calcext:value-type="string">
            <text:p>Nettoyage préventif ECLAIRAGE Pour un sens du tunnel de Thiais</text:p>
          </table:table-cell>
          <table:table-cell table:style-name="ce224" office:value-type="string" calcext:value-type="string">
            <text:p>Forfait</text:p>
          </table:table-cell>
          <table:table-cell table:style-name="ce209" office:value-type="currency" office:currency="EUR" office:value="14611.92" calcext:value-type="currency">
            <text:p>14 611,92 €</text:p>
          </table:table-cell>
          <table:table-cell table:number-columns-repeated="2" office:value-type="currency" office:currency="EUR" office:value="17428.94" calcext:value-type="currency">
            <text:p>17 428,94 €</text:p>
          </table:table-cell>
          <table:table-cell table:style-name="ce218" table:formula="of:=AVERAGE([.E39:.F39])" office:value-type="currency" office:currency="EUR" office:value="17428.94" calcext:value-type="currency">
            <text:p>17 428,94 €</text:p>
          </table:table-cell>
          <table:table-cell table:style-name="ce250" table:formula="of:=[.D39]-[.G39]" office:value-type="float" office:value="-2817.02" calcext:value-type="float">
            <text:p>-2817,02</text:p>
          </table:table-cell>
          <table:table-cell table:formula="of:=[.H39]/[.G39]" office:value-type="percentage" office:value="-0.161628877028666" calcext:value-type="percentage">
            <text:p>-16,16 %</text:p>
          </table:table-cell>
          <table:table-cell table:number-columns-repeated="1015"/>
        </table:table-row>
        <table:table-row table:style-name="ro10">
          <table:table-cell table:style-name="ce163" office:value-type="string" calcext:value-type="string">
            <text:p>ECPE14</text:p>
          </table:table-cell>
          <table:table-cell table:style-name="ce194" office:value-type="string" calcext:value-type="string">
            <text:p>Nettoyage préventif ECLAIRAGE Pour un sens du tunnel de Champigny</text:p>
          </table:table-cell>
          <table:table-cell table:style-name="ce224" office:value-type="string" calcext:value-type="string">
            <text:p>Forfait</text:p>
          </table:table-cell>
          <table:table-cell table:style-name="ce209" office:value-type="currency" office:currency="EUR" office:value="9668.52" calcext:value-type="currency">
            <text:p>9 668,52 €</text:p>
          </table:table-cell>
          <table:table-cell office:value-type="currency" office:currency="EUR" office:value="10978.63" calcext:value-type="currency">
            <text:p>10 978,63 €</text:p>
          </table:table-cell>
          <table:table-cell office:value-type="currency" office:currency="EUR" office:value="12105.69" calcext:value-type="currency">
            <text:p>12 105,69 €</text:p>
          </table:table-cell>
          <table:table-cell table:style-name="ce218" table:formula="of:=AVERAGE([.E40:.F40])" office:value-type="currency" office:currency="EUR" office:value="11542.16" calcext:value-type="currency">
            <text:p>11 542,16 €</text:p>
          </table:table-cell>
          <table:table-cell table:style-name="ce250" table:formula="of:=[.D40]-[.G40]" office:value-type="float" office:value="-1873.64" calcext:value-type="float">
            <text:p>-1873,64</text:p>
          </table:table-cell>
          <table:table-cell table:formula="of:=[.H40]/[.G40]" office:value-type="percentage" office:value="-0.162330101124919" calcext:value-type="percentage">
            <text:p>-16,23 %</text:p>
          </table:table-cell>
          <table:table-cell table:number-columns-repeated="1015"/>
        </table:table-row>
        <table:table-row table:style-name="ro10">
          <table:table-cell table:style-name="ce163" office:value-type="string" calcext:value-type="string">
            <text:p>ECPE16</text:p>
          </table:table-cell>
          <table:table-cell table:style-name="ce194" office:value-type="string" calcext:value-type="string">
            <text:p>Nettoyage préventif ECLAIRAGE Pour un sens du tunnel de Nogent</text:p>
          </table:table-cell>
          <table:table-cell table:style-name="ce224" office:value-type="string" calcext:value-type="string">
            <text:p>Forfait</text:p>
          </table:table-cell>
          <table:table-cell table:style-name="ce209" office:value-type="currency" office:currency="EUR" office:value="20389.92" calcext:value-type="currency">
            <text:p>20 389,92 €</text:p>
          </table:table-cell>
          <table:table-cell table:number-columns-repeated="2" office:value-type="currency" office:currency="EUR" office:value="20729.56" calcext:value-type="currency">
            <text:p>20 729,56 €</text:p>
          </table:table-cell>
          <table:table-cell table:style-name="ce218" table:formula="of:=AVERAGE([.E41:.F41])" office:value-type="currency" office:currency="EUR" office:value="20729.56" calcext:value-type="currency">
            <text:p>20 729,56 €</text:p>
          </table:table-cell>
          <table:table-cell table:style-name="ce250" table:formula="of:=[.D41]-[.G41]" office:value-type="float" office:value="-339.640000000003" calcext:value-type="float">
            <text:p>-339,640000000003</text:p>
          </table:table-cell>
          <table:table-cell table:formula="of:=[.H41]/[.G41]" office:value-type="percentage" office:value="-0.016384332325433" calcext:value-type="percentage">
            <text:p>-1,64 %</text:p>
          </table:table-cell>
          <table:table-cell table:number-columns-repeated="1015"/>
        </table:table-row>
        <table:table-row table:style-name="ro10">
          <table:table-cell table:style-name="ce163" office:value-type="string" calcext:value-type="string">
            <text:p>ECPE18</text:p>
          </table:table-cell>
          <table:table-cell table:style-name="ce194" office:value-type="string" calcext:value-type="string">
            <text:p>Nettoyage préventif ECLAIRAGE Pour un sens du tunnel de Boissy</text:p>
          </table:table-cell>
          <table:table-cell table:style-name="ce224" office:value-type="string" calcext:value-type="string">
            <text:p>Forfait</text:p>
          </table:table-cell>
          <table:table-cell table:style-name="ce209" office:value-type="currency" office:currency="EUR" office:value="3004.56" calcext:value-type="currency">
            <text:p>3 004,56 €</text:p>
          </table:table-cell>
          <table:table-cell table:number-columns-repeated="3"/>
          <table:table-cell table:style-name="ce250"/>
          <table:table-cell table:number-columns-repeated="1016"/>
        </table:table-row>
        <table:table-row table:style-name="ro8">
          <table:table-cell table:style-name="ce164" office:value-type="string" calcext:value-type="string" table:number-columns-spanned="4" table:number-rows-spanned="1">
            <text:p>Secteur NORD</text:p>
          </table:table-cell>
          <table:covered-table-cell table:number-columns-repeated="3"/>
          <table:table-cell table:number-columns-repeated="3"/>
          <table:table-cell table:style-name="ce250"/>
          <table:table-cell table:number-columns-repeated="1016"/>
        </table:table-row>
        <table:table-row table:style-name="ro10">
          <table:table-cell table:style-name="ce163" office:value-type="string" calcext:value-type="string">
            <text:p>ECPN10</text:p>
          </table:table-cell>
          <table:table-cell table:style-name="ce172" office:value-type="string" calcext:value-type="string">
            <text:p>Nettoyage préventif ECLAIRAGE Pour un sens du tunnel de Bobigny</text:p>
          </table:table-cell>
          <table:table-cell table:style-name="ce224" office:value-type="string" calcext:value-type="string">
            <text:p>Forfait</text:p>
          </table:table-cell>
          <table:table-cell table:style-name="ce209" office:value-type="currency" office:currency="EUR" office:value="7845.12" calcext:value-type="currency">
            <text:p>7 845,12 €</text:p>
          </table:table-cell>
          <table:table-cell office:value-type="currency" office:currency="EUR" office:value="7632.72" calcext:value-type="currency">
            <text:p>7 632,72 €</text:p>
          </table:table-cell>
          <table:table-cell office:value-type="currency" office:currency="EUR" office:value="7441.53" calcext:value-type="currency">
            <text:p>7 441,53 €</text:p>
          </table:table-cell>
          <table:table-cell table:style-name="ce218" table:formula="of:=AVERAGE([.E44:.F44])" office:value-type="currency" office:currency="EUR" office:value="7537.125" calcext:value-type="currency">
            <text:p>7 537,13 €</text:p>
          </table:table-cell>
          <table:table-cell table:style-name="ce250" table:formula="of:=[.D44]-[.G44]" office:value-type="float" office:value="307.995" calcext:value-type="float">
            <text:p>307,995</text:p>
          </table:table-cell>
          <table:table-cell table:formula="of:=[.H44]/[.G44]" office:value-type="percentage" office:value="0.0408637245634111" calcext:value-type="percentage">
            <text:p>4,09 %</text:p>
          </table:table-cell>
          <table:table-cell table:number-columns-repeated="1015"/>
        </table:table-row>
        <table:table-row table:style-name="ro10">
          <table:table-cell table:style-name="ce163" office:value-type="string" calcext:value-type="string">
            <text:p>ECPN12</text:p>
          </table:table-cell>
          <table:table-cell table:style-name="ce172" office:value-type="string" calcext:value-type="string">
            <text:p>Nettoyage préventif ECLAIRAGE Pour un sens du tunnel de Lumen Norton</text:p>
          </table:table-cell>
          <table:table-cell table:style-name="ce224" office:value-type="string" calcext:value-type="string">
            <text:p>Forfait</text:p>
          </table:table-cell>
          <table:table-cell table:style-name="ce209" office:value-type="currency" office:currency="EUR" office:value="5732.64" calcext:value-type="currency">
            <text:p>5 732,64 €</text:p>
          </table:table-cell>
          <table:table-cell office:value-type="currency" office:currency="EUR" office:value="3109.44" calcext:value-type="currency">
            <text:p>3 109,44 €</text:p>
          </table:table-cell>
          <table:table-cell office:value-type="currency" office:currency="EUR" office:value="3939.66" calcext:value-type="currency">
            <text:p>3 939,66 €</text:p>
          </table:table-cell>
          <table:table-cell table:style-name="ce218" table:formula="of:=AVERAGE([.E45:.F45])" office:value-type="currency" office:currency="EUR" office:value="3524.55" calcext:value-type="currency">
            <text:p>3 524,55 €</text:p>
          </table:table-cell>
          <table:table-cell table:style-name="ce250" table:formula="of:=[.D45]-[.G45]" office:value-type="float" office:value="2208.09" calcext:value-type="float">
            <text:p>2208,09</text:p>
          </table:table-cell>
          <table:table-cell table:formula="of:=[.H45]/[.G45]" office:value-type="percentage" office:value="0.626488487892071" calcext:value-type="percentage">
            <text:p>62,65 %</text:p>
          </table:table-cell>
          <table:table-cell table:number-columns-repeated="1015"/>
        </table:table-row>
        <table:table-row table:style-name="ro10">
          <table:table-cell table:style-name="ce163" office:value-type="string" calcext:value-type="string">
            <text:p>ECPN16</text:p>
          </table:table-cell>
          <table:table-cell table:style-name="ce172" office:value-type="string" calcext:value-type="string">
            <text:p>Nettoyage préventif ECLAIRAGE Pour un sens du tunnel de La Courneuve</text:p>
          </table:table-cell>
          <table:table-cell table:style-name="ce224" office:value-type="string" calcext:value-type="string">
            <text:p>Forfait</text:p>
          </table:table-cell>
          <table:table-cell table:style-name="ce209" office:value-type="currency" office:currency="EUR" office:value="3162.24" calcext:value-type="currency">
            <text:p>3 162,24 €</text:p>
          </table:table-cell>
          <table:table-cell table:number-columns-repeated="2" office:value-type="currency" office:currency="EUR" office:value="4306.94" calcext:value-type="currency">
            <text:p>4 306,94 €</text:p>
          </table:table-cell>
          <table:table-cell table:style-name="ce218" table:formula="of:=AVERAGE([.E46:.F46])" office:value-type="currency" office:currency="EUR" office:value="4306.94" calcext:value-type="currency">
            <text:p>4 306,94 €</text:p>
          </table:table-cell>
          <table:table-cell table:style-name="ce250" table:formula="of:=[.D46]-[.G46]" office:value-type="float" office:value="-1144.7" calcext:value-type="float">
            <text:p>-1144,7</text:p>
          </table:table-cell>
          <table:table-cell table:formula="of:=[.H46]/[.G46]" office:value-type="percentage" office:value="-0.265780345210288" calcext:value-type="percentage">
            <text:p>-26,58 %</text:p>
          </table:table-cell>
          <table:table-cell table:number-columns-repeated="1015"/>
        </table:table-row>
        <table:table-row table:style-name="ro10">
          <table:table-cell table:style-name="ce163" office:value-type="string" calcext:value-type="string">
            <text:p>ECPN18</text:p>
          </table:table-cell>
          <table:table-cell table:style-name="ce172" office:value-type="string" calcext:value-type="string">
            <text:p>Nettoyage préventif ECLAIRAGE Pour un sens du tunnel de Landy</text:p>
          </table:table-cell>
          <table:table-cell table:style-name="ce224" office:value-type="string" calcext:value-type="string">
            <text:p>Forfait</text:p>
          </table:table-cell>
          <table:table-cell table:style-name="ce209" office:value-type="currency" office:currency="EUR" office:value="8220.96" calcext:value-type="currency">
            <text:p>8 220,96 €</text:p>
          </table:table-cell>
          <table:table-cell office:value-type="currency" office:currency="EUR" office:value="12603.78" calcext:value-type="currency">
            <text:p>12 603,78 €</text:p>
          </table:table-cell>
          <table:table-cell office:value-type="currency" office:currency="EUR" office:value="12050.34" calcext:value-type="currency">
            <text:p>12 050,34 €</text:p>
          </table:table-cell>
          <table:table-cell table:style-name="ce218" table:formula="of:=AVERAGE([.E47:.F47])" office:value-type="currency" office:currency="EUR" office:value="12327.06" calcext:value-type="currency">
            <text:p>12 327,06 €</text:p>
          </table:table-cell>
          <table:table-cell table:style-name="ce250" table:formula="of:=[.D47]-[.G47]" office:value-type="float" office:value="-4106.1" calcext:value-type="float">
            <text:p>-4106,1</text:p>
          </table:table-cell>
          <table:table-cell table:formula="of:=[.H47]/[.G47]" office:value-type="percentage" office:value="-0.333096456089287" calcext:value-type="percentage">
            <text:p>-33,31 %</text:p>
          </table:table-cell>
          <table:table-cell table:number-columns-repeated="1015"/>
        </table:table-row>
        <table:table-row table:style-name="ro10">
          <table:table-cell table:style-name="ce163" office:value-type="string" calcext:value-type="string">
            <text:p>ECPN20</text:p>
          </table:table-cell>
          <table:table-cell table:style-name="ce172" office:value-type="string" calcext:value-type="string">
            <text:p>Nettoyage préventif ECLAIRAGE Pour un sens du tunnel de Taverny</text:p>
          </table:table-cell>
          <table:table-cell table:style-name="ce224" office:value-type="string" calcext:value-type="string">
            <text:p>Forfait</text:p>
          </table:table-cell>
          <table:table-cell table:style-name="ce209" office:value-type="currency" office:currency="EUR" office:value="4976.64" calcext:value-type="currency">
            <text:p>4 976,64 €</text:p>
          </table:table-cell>
          <table:table-cell office:value-type="currency" office:currency="EUR" office:value="6098.13" calcext:value-type="currency">
            <text:p>6 098,13 €</text:p>
          </table:table-cell>
          <table:table-cell office:value-type="currency" office:currency="EUR" office:value="5484.31" calcext:value-type="currency">
            <text:p>5 484,31 €</text:p>
          </table:table-cell>
          <table:table-cell table:style-name="ce218" table:formula="of:=AVERAGE([.E48:.F48])" office:value-type="currency" office:currency="EUR" office:value="5791.22" calcext:value-type="currency">
            <text:p>5 791,22 €</text:p>
          </table:table-cell>
          <table:table-cell table:style-name="ce250" table:formula="of:=[.D48]-[.G48]" office:value-type="float" office:value="-814.58" calcext:value-type="float">
            <text:p>-814,58</text:p>
          </table:table-cell>
          <table:table-cell table:formula="of:=[.H48]/[.G48]" office:value-type="percentage" office:value="-0.14065775432465" calcext:value-type="percentage">
            <text:p>-14,07 %</text:p>
          </table:table-cell>
          <table:table-cell table:number-columns-repeated="1015"/>
        </table:table-row>
        <table:table-row table:style-name="ro8">
          <table:table-cell table:style-name="ce164" office:value-type="string" calcext:value-type="string" table:number-columns-spanned="4" table:number-rows-spanned="1">
            <text:p>Secteur SUD</text:p>
          </table:table-cell>
          <table:covered-table-cell table:number-columns-repeated="3"/>
          <table:table-cell table:number-columns-repeated="3"/>
          <table:table-cell table:style-name="ce250"/>
          <table:table-cell table:number-columns-repeated="1016"/>
        </table:table-row>
        <table:table-row table:style-name="ro10">
          <table:table-cell table:style-name="ce163" office:value-type="string" calcext:value-type="string">
            <text:p>ECPS10</text:p>
          </table:table-cell>
          <table:table-cell table:style-name="ce172" office:value-type="string" calcext:value-type="string">
            <text:p>Nettoyage préventif ECLAIRAGE Pour un sens du tunnel de Bicêtre</text:p>
          </table:table-cell>
          <table:table-cell table:style-name="ce224" office:value-type="string" calcext:value-type="string">
            <text:p>Forfait</text:p>
          </table:table-cell>
          <table:table-cell table:style-name="ce209" office:value-type="currency" office:currency="EUR" office:value="4980.96" calcext:value-type="currency">
            <text:p>4 980,96 €</text:p>
          </table:table-cell>
          <table:table-cell office:value-type="currency" office:currency="EUR" office:value="8850.34" calcext:value-type="currency">
            <text:p>8 850,34 €</text:p>
          </table:table-cell>
          <table:table-cell office:value-type="currency" office:currency="EUR" office:value="9257.88" calcext:value-type="currency">
            <text:p>9 257,88 €</text:p>
          </table:table-cell>
          <table:table-cell table:style-name="ce218" table:formula="of:=AVERAGE([.E50:.F50])" office:value-type="currency" office:currency="EUR" office:value="9054.11" calcext:value-type="currency">
            <text:p>9 054,11 €</text:p>
          </table:table-cell>
          <table:table-cell table:style-name="ce250" table:formula="of:=[.D50]-[.G50]" office:value-type="float" office:value="-4073.15" calcext:value-type="float">
            <text:p>-4073,15</text:p>
          </table:table-cell>
          <table:table-cell table:formula="of:=[.H50]/[.G50]" office:value-type="percentage" office:value="-0.449867518729063" calcext:value-type="percentage">
            <text:p>-44,99 %</text:p>
          </table:table-cell>
          <table:table-cell table:number-columns-repeated="1015"/>
        </table:table-row>
        <table:table-row table:style-name="ro10">
          <table:table-cell table:style-name="ce163" office:value-type="string" calcext:value-type="string">
            <text:p>ECPS12</text:p>
          </table:table-cell>
          <table:table-cell table:style-name="ce172" office:value-type="string" calcext:value-type="string">
            <text:p>Nettoyage préventif ECLAIRAGE BASE Pour un sens du tunnel de Antony</text:p>
          </table:table-cell>
          <table:table-cell table:style-name="ce224" office:value-type="string" calcext:value-type="string">
            <text:p>Forfait</text:p>
          </table:table-cell>
          <table:table-cell table:style-name="ce209" office:value-type="currency" office:currency="EUR" office:value="1667.52" calcext:value-type="currency">
            <text:p>1 667,52 €</text:p>
          </table:table-cell>
          <table:table-cell table:number-columns-repeated="2" office:value-type="currency" office:currency="EUR" office:value="3129.56" calcext:value-type="currency">
            <text:p>3 129,56 €</text:p>
          </table:table-cell>
          <table:table-cell table:style-name="ce218" table:formula="of:=AVERAGE([.E51:.F51])" office:value-type="currency" office:currency="EUR" office:value="3129.56" calcext:value-type="currency">
            <text:p>3 129,56 €</text:p>
          </table:table-cell>
          <table:table-cell table:style-name="ce250" table:formula="of:=[.D51]-[.G51]" office:value-type="float" office:value="-1462.04" calcext:value-type="float">
            <text:p>-1462,04</text:p>
          </table:table-cell>
          <table:table-cell table:formula="of:=[.H51]/[.G51]" office:value-type="percentage" office:value="-0.467171103925152" calcext:value-type="percentage">
            <text:p>-46,72 %</text:p>
          </table:table-cell>
          <table:table-cell table:number-columns-repeated="1015"/>
        </table:table-row>
        <table:table-row table:style-name="ro10">
          <table:table-cell table:style-name="ce163" office:value-type="string" calcext:value-type="string">
            <text:p>ECPS14</text:p>
          </table:table-cell>
          <table:table-cell table:style-name="ce172" office:value-type="string" calcext:value-type="string">
            <text:p>Nettoyage préventif ECLAIRAGE BASE Pour un sens du tunnel de Orly</text:p>
          </table:table-cell>
          <table:table-cell table:style-name="ce224" office:value-type="string" calcext:value-type="string">
            <text:p>Forfait</text:p>
          </table:table-cell>
          <table:table-cell table:style-name="ce209" office:value-type="currency" office:currency="EUR" office:value="3369.6" calcext:value-type="currency">
            <text:p>3 369,60 €</text:p>
          </table:table-cell>
          <table:table-cell office:value-type="currency" office:currency="EUR" office:value="5655.38" calcext:value-type="currency">
            <text:p>5 655,38 €</text:p>
          </table:table-cell>
          <table:table-cell office:value-type="currency" office:currency="EUR" office:value="5499.41" calcext:value-type="currency">
            <text:p>5 499,41 €</text:p>
          </table:table-cell>
          <table:table-cell table:style-name="ce218" table:formula="of:=AVERAGE([.E52:.F52])" office:value-type="currency" office:currency="EUR" office:value="5577.395" calcext:value-type="currency">
            <text:p>5 577,40 €</text:p>
          </table:table-cell>
          <table:table-cell table:style-name="ce250" table:formula="of:=[.D52]-[.G52]" office:value-type="float" office:value="-2207.795" calcext:value-type="float">
            <text:p>-2207,795</text:p>
          </table:table-cell>
          <table:table-cell table:formula="of:=[.H52]/[.G52]" office:value-type="percentage" office:value="-0.395846985913675" calcext:value-type="percentage">
            <text:p>-39,58 %</text:p>
          </table:table-cell>
          <table:table-cell table:number-columns-repeated="1015"/>
        </table:table-row>
        <table:table-row table:style-name="ro10">
          <table:table-cell table:style-name="ce163" office:value-type="string" calcext:value-type="string">
            <text:p>ECPS16</text:p>
          </table:table-cell>
          <table:table-cell table:style-name="ce172" office:value-type="string" calcext:value-type="string">
            <text:p>Nettoyage préventif ECLAIRAGE BASE Pour un sens du tunnel de Fresnes</text:p>
          </table:table-cell>
          <table:table-cell table:style-name="ce224" office:value-type="string" calcext:value-type="string">
            <text:p>Forfait</text:p>
          </table:table-cell>
          <table:table-cell table:style-name="ce209" office:value-type="currency" office:currency="EUR" office:value="4825.44" calcext:value-type="currency">
            <text:p>4 825,44 €</text:p>
          </table:table-cell>
          <table:table-cell office:value-type="currency" office:currency="EUR" office:value="7547.19" calcext:value-type="currency">
            <text:p>7 547,19 €</text:p>
          </table:table-cell>
          <table:table-cell office:value-type="currency" office:currency="EUR" office:value="7728.31" calcext:value-type="currency">
            <text:p>7 728,31 €</text:p>
          </table:table-cell>
          <table:table-cell table:style-name="ce218" table:formula="of:=AVERAGE([.E53:.F53])" office:value-type="currency" office:currency="EUR" office:value="7637.75" calcext:value-type="currency">
            <text:p>7 637,75 €</text:p>
          </table:table-cell>
          <table:table-cell table:style-name="ce250" table:formula="of:=[.D53]-[.G53]" office:value-type="float" office:value="-2812.31" calcext:value-type="float">
            <text:p>-2812,31</text:p>
          </table:table-cell>
          <table:table-cell table:formula="of:=[.H53]/[.G53]" office:value-type="percentage" office:value="-0.368211842492881" calcext:value-type="percentage">
            <text:p>-36,82 %</text:p>
          </table:table-cell>
          <table:table-cell table:number-columns-repeated="1015"/>
        </table:table-row>
        <table:table-row table:style-name="ro10">
          <table:table-cell table:style-name="ce163" office:value-type="string" calcext:value-type="string">
            <text:p>ECPS18</text:p>
          </table:table-cell>
          <table:table-cell table:style-name="ce172" office:value-type="string" calcext:value-type="string">
            <text:p>Nettoyage préventif ECLAIRAGE Pour un sens du tunnel d’Italie</text:p>
          </table:table-cell>
          <table:table-cell table:style-name="ce224" office:value-type="string" calcext:value-type="string">
            <text:p>Forfait</text:p>
          </table:table-cell>
          <table:table-cell table:style-name="ce209" office:value-type="currency" office:currency="EUR" office:value="1123.2" calcext:value-type="currency">
            <text:p>1 123,20 €</text:p>
          </table:table-cell>
          <table:table-cell office:value-type="currency" office:currency="EUR" office:value="2299.41" calcext:value-type="currency">
            <text:p>2 299,41 €</text:p>
          </table:table-cell>
          <table:table-cell office:value-type="currency" office:currency="EUR" office:value="1237.75" calcext:value-type="currency">
            <text:p>1 237,75 €</text:p>
          </table:table-cell>
          <table:table-cell table:style-name="ce218" table:formula="of:=AVERAGE([.E54:.F54])" office:value-type="currency" office:currency="EUR" office:value="1768.58" calcext:value-type="currency">
            <text:p>1 768,58 €</text:p>
          </table:table-cell>
          <table:table-cell table:style-name="ce250" table:formula="of:=[.D54]-[.G54]" office:value-type="float" office:value="-645.38" calcext:value-type="float">
            <text:p>-645,38</text:p>
          </table:table-cell>
          <table:table-cell table:formula="of:=[.H54]/[.G54]" office:value-type="percentage" office:value="-0.364914224971446" calcext:value-type="percentage">
            <text:p>-36,49 %</text:p>
          </table:table-cell>
          <table:table-cell table:number-columns-repeated="1015"/>
        </table:table-row>
        <table:table-row table:style-name="ro8">
          <table:table-cell table:style-name="ce164" office:value-type="string" calcext:value-type="string" table:number-columns-spanned="4" table:number-rows-spanned="1">
            <text:p>Secteur OUEST</text:p>
          </table:table-cell>
          <table:covered-table-cell table:number-columns-repeated="3"/>
          <table:table-cell table:number-columns-repeated="3"/>
          <table:table-cell table:style-name="ce250"/>
          <table:table-cell table:number-columns-repeated="1016"/>
        </table:table-row>
        <table:table-row table:style-name="ro10">
          <table:table-cell table:style-name="ce163" office:value-type="string" calcext:value-type="string">
            <text:p>ECPB10</text:p>
          </table:table-cell>
          <table:table-cell table:style-name="ce172" office:value-type="string" calcext:value-type="string">
            <text:p>Nettoyage préventif ECLAIRAGE Pour un sens tunnel du tunnel Ambroise Paré</text:p>
          </table:table-cell>
          <table:table-cell table:style-name="ce224" office:value-type="string" calcext:value-type="string">
            <text:p>Forfait</text:p>
          </table:table-cell>
          <table:table-cell table:style-name="ce209" office:value-type="currency" office:currency="EUR" office:value="3071.52" calcext:value-type="currency">
            <text:p>3 071,52 €</text:p>
          </table:table-cell>
          <table:table-cell office:value-type="currency" office:currency="EUR" office:value="4598.75" calcext:value-type="currency">
            <text:p>4 598,75 €</text:p>
          </table:table-cell>
          <table:table-cell office:value-type="currency" office:currency="EUR" office:value="4397.5" calcext:value-type="currency">
            <text:p>4 397,50 €</text:p>
          </table:table-cell>
          <table:table-cell table:style-name="ce218" table:formula="of:=AVERAGE([.E56:.F56])" office:value-type="currency" office:currency="EUR" office:value="4498.125" calcext:value-type="currency">
            <text:p>4 498,13 €</text:p>
          </table:table-cell>
          <table:table-cell table:style-name="ce250" table:formula="of:=[.D56]-[.G56]" office:value-type="float" office:value="-1426.605" calcext:value-type="float">
            <text:p>-1426,605</text:p>
          </table:table-cell>
          <table:table-cell table:formula="of:=[.H56]/[.G56]" office:value-type="percentage" office:value="-0.317155481450604" calcext:value-type="percentage">
            <text:p>-31,72 %</text:p>
          </table:table-cell>
          <table:table-cell table:number-columns-repeated="1015"/>
        </table:table-row>
        <table:table-row table:style-name="ro10">
          <table:table-cell table:style-name="ce163" office:value-type="string" calcext:value-type="string">
            <text:p>ECPB12</text:p>
          </table:table-cell>
          <table:table-cell table:style-name="ce172" office:value-type="string" calcext:value-type="string">
            <text:p>Nettoyage préventif ECLAIRAGE Pour un sens tunnel du tunnel de Chennevières</text:p>
          </table:table-cell>
          <table:table-cell table:style-name="ce224" office:value-type="string" calcext:value-type="string">
            <text:p>Forfait</text:p>
          </table:table-cell>
          <table:table-cell table:style-name="ce209" office:value-type="currency" office:currency="EUR" office:value="4199.04" calcext:value-type="currency">
            <text:p>4 199,04 €</text:p>
          </table:table-cell>
          <table:table-cell office:value-type="currency" office:currency="EUR" office:value="4367.31" calcext:value-type="currency">
            <text:p>4 367,31 €</text:p>
          </table:table-cell>
          <table:table-cell office:value-type="currency" office:currency="EUR" office:value="4085.56" calcext:value-type="currency">
            <text:p>4 085,56 €</text:p>
          </table:table-cell>
          <table:table-cell table:style-name="ce218" table:formula="of:=AVERAGE([.E57:.F57])" office:value-type="currency" office:currency="EUR" office:value="4226.435" calcext:value-type="currency">
            <text:p>4 226,44 €</text:p>
          </table:table-cell>
          <table:table-cell table:style-name="ce250" table:formula="of:=[.D57]-[.G57]" office:value-type="float" office:value="-27.3950000000004" calcext:value-type="float">
            <text:p>-27,3950000000004</text:p>
          </table:table-cell>
          <table:table-cell table:formula="of:=[.H57]/[.G57]" office:value-type="percentage" office:value="-0.00648182215034667" calcext:value-type="percentage">
            <text:p>-0,65 %</text:p>
          </table:table-cell>
          <table:table-cell table:number-columns-repeated="1015"/>
        </table:table-row>
        <table:table-row table:style-name="ro10">
          <table:table-cell table:style-name="ce163" office:value-type="string" calcext:value-type="string">
            <text:p>ECPB14</text:p>
          </table:table-cell>
          <table:table-cell table:style-name="ce172" office:value-type="string" calcext:value-type="string">
            <text:p>Nettoyage préventif ECLAIRAGE Pour un sens tunnel du tunnel de Fontenay</text:p>
          </table:table-cell>
          <table:table-cell table:style-name="ce224" office:value-type="string" calcext:value-type="string">
            <text:p>Forfait</text:p>
          </table:table-cell>
          <table:table-cell table:style-name="ce209" office:value-type="currency" office:currency="EUR" office:value="2985.12" calcext:value-type="currency">
            <text:p>2 985,12 €</text:p>
          </table:table-cell>
          <table:table-cell office:value-type="currency" office:currency="EUR" office:value="2676.75" calcext:value-type="currency">
            <text:p>2 676,75 €</text:p>
          </table:table-cell>
          <table:table-cell office:value-type="currency" office:currency="EUR" office:value="3174.84" calcext:value-type="currency">
            <text:p>3 174,84 €</text:p>
          </table:table-cell>
          <table:table-cell table:style-name="ce218" table:formula="of:=AVERAGE([.E58:.F58])" office:value-type="currency" office:currency="EUR" office:value="2925.795" calcext:value-type="currency">
            <text:p>2 925,80 €</text:p>
          </table:table-cell>
          <table:table-cell table:style-name="ce250" table:formula="of:=[.D58]-[.G58]" office:value-type="float" office:value="59.3249999999998" calcext:value-type="float">
            <text:p>59,3249999999998</text:p>
          </table:table-cell>
          <table:table-cell table:formula="of:=[.H58]/[.G58]" office:value-type="percentage" office:value="0.020276540222401" calcext:value-type="percentage">
            <text:p>2,03 %</text:p>
          </table:table-cell>
          <table:table-cell table:number-columns-repeated="1015"/>
        </table:table-row>
        <table:table-row table:style-name="ro10">
          <table:table-cell table:style-name="ce163" office:value-type="string" calcext:value-type="string">
            <text:p>ECPB16</text:p>
          </table:table-cell>
          <table:table-cell table:style-name="ce172" office:value-type="string" calcext:value-type="string">
            <text:p>Nettoyage préventif ECLAIRAGE Pour un sens du tunnel Saint-Cloud</text:p>
          </table:table-cell>
          <table:table-cell table:style-name="ce224" office:value-type="string" calcext:value-type="string">
            <text:p>Forfait</text:p>
          </table:table-cell>
          <table:table-cell table:style-name="ce209" office:value-type="currency" office:currency="EUR" office:value="2635.2" calcext:value-type="currency">
            <text:p>2 635,20 €</text:p>
          </table:table-cell>
          <table:table-cell office:value-type="currency" office:currency="EUR" office:value="2898.13" calcext:value-type="currency">
            <text:p>2 898,13 €</text:p>
          </table:table-cell>
          <table:table-cell office:value-type="currency" office:currency="EUR" office:value="2162.5" calcext:value-type="currency">
            <text:p>2 162,50 €</text:p>
          </table:table-cell>
          <table:table-cell table:style-name="ce218" table:formula="of:=AVERAGE([.E59:.F59])" office:value-type="currency" office:currency="EUR" office:value="2530.315" calcext:value-type="currency">
            <text:p>2 530,32 €</text:p>
          </table:table-cell>
          <table:table-cell table:style-name="ce250" table:formula="of:=[.D59]-[.G59]" office:value-type="float" office:value="104.885" calcext:value-type="float">
            <text:p>104,885</text:p>
          </table:table-cell>
          <table:table-cell table:formula="of:=[.H59]/[.G59]" office:value-type="percentage" office:value="0.0414513607989518" calcext:value-type="percentage">
            <text:p>4,15 %</text:p>
          </table:table-cell>
          <table:table-cell table:number-columns-repeated="1015"/>
        </table:table-row>
        <table:table-row table:style-name="ro10">
          <table:table-cell table:style-name="ce163" office:value-type="string" calcext:value-type="string">
            <text:p>ECPB20</text:p>
          </table:table-cell>
          <table:table-cell table:style-name="ce172" office:value-type="string" calcext:value-type="string">
            <text:p>Nettoyage préventif ECLAIRAGE Pour un sens du tunnel de Bellerive</text:p>
          </table:table-cell>
          <table:table-cell table:style-name="ce224" office:value-type="string" calcext:value-type="string">
            <text:p>Forfait</text:p>
          </table:table-cell>
          <table:table-cell table:style-name="ce209" office:value-type="currency" office:currency="EUR" office:value="2626.56" calcext:value-type="currency">
            <text:p>2 626,56 €</text:p>
          </table:table-cell>
          <table:table-cell office:value-type="currency" office:currency="EUR" office:value="5796.25" calcext:value-type="currency">
            <text:p>5 796,25 €</text:p>
          </table:table-cell>
          <table:table-cell office:value-type="currency" office:currency="EUR" office:value="7094.38" calcext:value-type="currency">
            <text:p>7 094,38 €</text:p>
          </table:table-cell>
          <table:table-cell table:style-name="ce218" table:formula="of:=AVERAGE([.E60:.F60])" office:value-type="currency" office:currency="EUR" office:value="6445.315" calcext:value-type="currency">
            <text:p>6 445,32 €</text:p>
          </table:table-cell>
          <table:table-cell table:style-name="ce250" table:formula="of:=[.D60]-[.G60]" office:value-type="float" office:value="-3818.755" calcext:value-type="float">
            <text:p>-3818,755</text:p>
          </table:table-cell>
          <table:table-cell table:formula="of:=[.H60]/[.G60]" office:value-type="percentage" office:value="-0.592485394429908" calcext:value-type="percentage">
            <text:p>-59,25 %</text:p>
          </table:table-cell>
          <table:table-cell table:number-columns-repeated="1015"/>
        </table:table-row>
        <table:table-row table:style-name="ro10">
          <table:table-cell table:style-name="ce163" office:value-type="string" calcext:value-type="string">
            <text:p>ECPO10</text:p>
          </table:table-cell>
          <table:table-cell table:style-name="ce172" office:value-type="string" calcext:value-type="string">
            <text:p>Nettoyage préventif ECLAIRAGE La Défense – sens W &amp; Bretelle <text:s/>B3, B4 et B5</text:p>
          </table:table-cell>
          <table:table-cell table:style-name="ce224" office:value-type="string" calcext:value-type="string">
            <text:p>Forfait</text:p>
          </table:table-cell>
          <table:table-cell table:style-name="ce209" office:value-type="currency" office:currency="EUR" office:value="33177.6" calcext:value-type="currency">
            <text:p>33 177,60 €</text:p>
          </table:table-cell>
          <table:table-cell office:value-type="currency" office:currency="EUR" office:value="25343.41" calcext:value-type="currency">
            <text:p>25 343,41 €</text:p>
          </table:table-cell>
          <table:table-cell/>
          <table:table-cell table:style-name="ce218" table:formula="of:=AVERAGE([.E61:.F61])" office:value-type="currency" office:currency="EUR" office:value="25343.41" calcext:value-type="currency">
            <text:p>25 343,41 €</text:p>
          </table:table-cell>
          <table:table-cell table:style-name="ce250" table:formula="of:=[.D61]-[.G61]" office:value-type="float" office:value="7834.19" calcext:value-type="float">
            <text:p>7834,19</text:p>
          </table:table-cell>
          <table:table-cell table:formula="of:=[.H61]/[.G61]" office:value-type="percentage" office:value="0.30912138500699" calcext:value-type="percentage">
            <text:p>30,91 %</text:p>
          </table:table-cell>
          <table:table-cell table:number-columns-repeated="1015"/>
        </table:table-row>
        <table:table-row table:style-name="ro10">
          <table:table-cell table:style-name="ce163" office:value-type="string" calcext:value-type="string">
            <text:p>ECPO12</text:p>
          </table:table-cell>
          <table:table-cell table:style-name="ce172" office:value-type="string" calcext:value-type="string">
            <text:p>Nettoyage préventif ECLAIRAGE La Défense – sens Y Echangeur Nanterre – sens E <text:s/>&amp; <text:s/>Bretelle B1</text:p>
          </table:table-cell>
          <table:table-cell table:style-name="ce224" office:value-type="string" calcext:value-type="string">
            <text:p>Forfait</text:p>
          </table:table-cell>
          <table:table-cell table:style-name="ce209" office:value-type="currency" office:currency="EUR" office:value="26663.04" calcext:value-type="currency">
            <text:p>26 663,04 €</text:p>
          </table:table-cell>
          <table:table-cell office:value-type="currency" office:currency="EUR" office:value="23587.44" calcext:value-type="currency">
            <text:p>23 587,44 €</text:p>
          </table:table-cell>
          <table:table-cell/>
          <table:table-cell table:style-name="ce218" table:formula="of:=AVERAGE([.E62:.F62])" office:value-type="currency" office:currency="EUR" office:value="23587.44" calcext:value-type="currency">
            <text:p>23 587,44 €</text:p>
          </table:table-cell>
          <table:table-cell table:style-name="ce250" table:formula="of:=[.D62]-[.G62]" office:value-type="float" office:value="3075.6" calcext:value-type="float">
            <text:p>3075,6</text:p>
          </table:table-cell>
          <table:table-cell table:formula="of:=[.H62]/[.G62]" office:value-type="percentage" office:value="0.130391428658642" calcext:value-type="percentage">
            <text:p>13,04 %</text:p>
          </table:table-cell>
          <table:table-cell table:number-columns-repeated="1015"/>
        </table:table-row>
        <table:table-row table:style-name="ro10">
          <table:table-cell table:style-name="ce163" office:value-type="string" calcext:value-type="string">
            <text:p>ECPO14</text:p>
          </table:table-cell>
          <table:table-cell table:style-name="ce172" office:value-type="string" calcext:value-type="string">
            <text:p>Nettoyage préventif ECLAIRAGE Nanterre Centre – sens E</text:p>
          </table:table-cell>
          <table:table-cell table:style-name="ce224" office:value-type="string" calcext:value-type="string">
            <text:p>Forfait</text:p>
          </table:table-cell>
          <table:table-cell table:style-name="ce209" office:value-type="currency" office:currency="EUR" office:value="6073.92" calcext:value-type="currency">
            <text:p>6 073,92 €</text:p>
          </table:table-cell>
          <table:table-cell office:value-type="currency" office:currency="EUR" office:value="5911.97" calcext:value-type="currency">
            <text:p>5 911,97 €</text:p>
          </table:table-cell>
          <table:table-cell/>
          <table:table-cell table:style-name="ce218" table:formula="of:=AVERAGE([.E63:.F63])" office:value-type="currency" office:currency="EUR" office:value="5911.97" calcext:value-type="currency">
            <text:p>5 911,97 €</text:p>
          </table:table-cell>
          <table:table-cell table:style-name="ce250" table:formula="of:=[.D63]-[.G63]" office:value-type="float" office:value="161.95" calcext:value-type="float">
            <text:p>161,95</text:p>
          </table:table-cell>
          <table:table-cell table:formula="of:=[.H63]/[.G63]" office:value-type="percentage" office:value="0.0273935760837758" calcext:value-type="percentage">
            <text:p>2,74 %</text:p>
          </table:table-cell>
          <table:table-cell table:number-columns-repeated="1015"/>
        </table:table-row>
        <table:table-row table:style-name="ro10">
          <table:table-cell table:style-name="ce163" office:value-type="string" calcext:value-type="string">
            <text:p>ECPO16</text:p>
          </table:table-cell>
          <table:table-cell table:style-name="ce172" office:value-type="string" calcext:value-type="string">
            <text:p>Nettoyage préventif ECLAIRAGE Nanterre Centre – sens I &amp; Bretelles B7 et B8</text:p>
          </table:table-cell>
          <table:table-cell table:style-name="ce224" office:value-type="string" calcext:value-type="string">
            <text:p>Forfait</text:p>
          </table:table-cell>
          <table:table-cell table:style-name="ce209" office:value-type="currency" office:currency="EUR" office:value="8449.92" calcext:value-type="currency">
            <text:p>8 449,92 €</text:p>
          </table:table-cell>
          <table:table-cell office:value-type="currency" office:currency="EUR" office:value="5559.78" calcext:value-type="currency">
            <text:p>5 559,78 €</text:p>
          </table:table-cell>
          <table:table-cell/>
          <table:table-cell table:style-name="ce218" table:formula="of:=AVERAGE([.E64:.F64])" office:value-type="currency" office:currency="EUR" office:value="5559.78" calcext:value-type="currency">
            <text:p>5 559,78 €</text:p>
          </table:table-cell>
          <table:table-cell table:style-name="ce250" table:formula="of:=[.D64]-[.G64]" office:value-type="float" office:value="2890.14" calcext:value-type="float">
            <text:p>2890,14</text:p>
          </table:table-cell>
          <table:table-cell table:formula="of:=[.H64]/[.G64]" office:value-type="percentage" office:value="0.519829921327822" calcext:value-type="percentage">
            <text:p>51,98 %</text:p>
          </table:table-cell>
          <table:table-cell table:number-columns-repeated="1015"/>
        </table:table-row>
        <table:table-row table:style-name="ro10">
          <table:table-cell table:style-name="ce163" office:value-type="string" calcext:value-type="string">
            <text:p>ECPO18</text:p>
          </table:table-cell>
          <table:table-cell table:style-name="ce172" office:value-type="string" calcext:value-type="string">
            <text:p>Nettoyage préventif ECLAIRAGE Pour un sens du tunnel de Sévines</text:p>
          </table:table-cell>
          <table:table-cell table:style-name="ce224" office:value-type="string" calcext:value-type="string">
            <text:p>Forfait</text:p>
          </table:table-cell>
          <table:table-cell table:style-name="ce209" office:value-type="currency" office:currency="EUR" office:value="2488.32" calcext:value-type="currency">
            <text:p>2 488,32 €</text:p>
          </table:table-cell>
          <table:table-cell office:value-type="currency" office:currency="EUR" office:value="3813.88" calcext:value-type="currency">
            <text:p>3 813,88 €</text:p>
          </table:table-cell>
          <table:table-cell office:value-type="currency" office:currency="EUR" office:value="3139.63" calcext:value-type="currency">
            <text:p>3 139,63 €</text:p>
          </table:table-cell>
          <table:table-cell table:style-name="ce218" table:formula="of:=AVERAGE([.E65:.F65])" office:value-type="currency" office:currency="EUR" office:value="3476.755" calcext:value-type="currency">
            <text:p>3 476,76 €</text:p>
          </table:table-cell>
          <table:table-cell table:style-name="ce250" table:formula="of:=[.D65]-[.G65]" office:value-type="float" office:value="-988.435" calcext:value-type="float">
            <text:p>-988,435</text:p>
          </table:table-cell>
          <table:table-cell table:formula="of:=[.H65]/[.G65]" office:value-type="percentage" office:value="-0.28429814582851" calcext:value-type="percentage">
            <text:p>-28,43 %</text:p>
          </table:table-cell>
          <table:table-cell table:number-columns-repeated="1015"/>
        </table:table-row>
        <table:table-row table:style-name="ro10">
          <table:table-cell table:style-name="ce163" office:value-type="string" calcext:value-type="string">
            <text:p>ECPO20</text:p>
          </table:table-cell>
          <table:table-cell table:style-name="ce172" office:value-type="string" calcext:value-type="string">
            <text:p>Nettoyage préventif ECLAIRAGE Pour un sens du tunnel de Neuilly</text:p>
          </table:table-cell>
          <table:table-cell table:style-name="ce224" office:value-type="string" calcext:value-type="string">
            <text:p>Forfait</text:p>
          </table:table-cell>
          <table:table-cell table:style-name="ce209" office:value-type="currency" office:currency="EUR" office:value="1676.16" calcext:value-type="currency">
            <text:p>1 676,16 €</text:p>
          </table:table-cell>
          <table:table-cell table:number-columns-repeated="2" office:value-type="currency" office:currency="EUR" office:value="3139.63" calcext:value-type="currency">
            <text:p>3 139,63 €</text:p>
          </table:table-cell>
          <table:table-cell table:style-name="ce218" table:formula="of:=AVERAGE([.E66:.F66])" office:value-type="currency" office:currency="EUR" office:value="3139.63" calcext:value-type="currency">
            <text:p>3 139,63 €</text:p>
          </table:table-cell>
          <table:table-cell table:style-name="ce250" table:formula="of:=[.D66]-[.G66]" office:value-type="float" office:value="-1463.47" calcext:value-type="float">
            <text:p>-1463,47</text:p>
          </table:table-cell>
          <table:table-cell table:formula="of:=[.H66]/[.G66]" office:value-type="percentage" office:value="-0.466128174339015" calcext:value-type="percentage">
            <text:p>-46,61 %</text:p>
          </table:table-cell>
          <table:table-cell table:number-columns-repeated="1015"/>
        </table:table-row>
        <table:table-row table:style-name="ro35">
          <table:table-cell table:style-name="ce162" office:value-type="string" calcext:value-type="string">
            <text:p><text:span text:style-name="T27">Remplacement systématique des sources du système Éclairage par tunnel</text:span></text:p>
          </table:table-cell>
          <table:table-cell table:style-name="ce171" office:value-type="string" calcext:value-type="string" table:number-columns-spanned="3" table:number-rows-spanned="1">
            <text:p><text:span text:style-name="T28">Voir fiche prestation ECL – annexe 4</text:span></text:p>
            <text:p><text:span text:style-name="T28">On entend par éclairage Base, les appareils étant alimentés par les circuits Secours, Nuit et Jour (+ extérieur si présent).</text:span></text:p>
            <text:p><text:span text:style-name="T28">On entend par éclairage Renfort, les appareils alimentés par les circuits Jour Couvert (ou Soleil Voilé) et Plein Soleil.</text:span></text:p>
          </table:table-cell>
          <table:covered-table-cell table:number-columns-repeated="2"/>
          <table:table-cell table:number-columns-repeated="3"/>
          <table:table-cell table:style-name="ce250"/>
          <table:table-cell table:number-columns-repeated="1016"/>
        </table:table-row>
        <table:table-row table:style-name="ro8">
          <table:table-cell table:style-name="ce164" office:value-type="string" calcext:value-type="string" table:number-columns-spanned="4" table:number-rows-spanned="1">
            <text:p>Secteur EST</text:p>
          </table:table-cell>
          <table:covered-table-cell table:number-columns-repeated="3"/>
          <table:table-cell table:number-columns-repeated="3"/>
          <table:table-cell table:style-name="ce250"/>
          <table:table-cell table:number-columns-repeated="1016"/>
        </table:table-row>
        <table:table-row table:style-name="ro10">
          <table:table-cell table:style-name="ce163" office:value-type="string" calcext:value-type="string">
            <text:p>ECPE50</text:p>
          </table:table-cell>
          <table:table-cell table:style-name="ce174" office:value-type="string" calcext:value-type="string">
            <text:p>Remplacement systématique des sources ECLAIRAGE NUIT + SECOURS Pour un sens du tunnel de Thiais</text:p>
          </table:table-cell>
          <table:table-cell table:style-name="ce224" office:value-type="string" calcext:value-type="string">
            <text:p>Forfait</text:p>
          </table:table-cell>
          <table:table-cell table:style-name="ce209" office:value-type="currency" office:currency="EUR" office:value="25966.15" calcext:value-type="currency">
            <text:p>25 966,15 €</text:p>
          </table:table-cell>
          <table:table-cell table:number-columns-repeated="2" office:value-type="currency" office:currency="EUR" office:value="28050.75" calcext:value-type="currency">
            <text:p>28 050,75 €</text:p>
          </table:table-cell>
          <table:table-cell table:style-name="ce218" table:formula="of:=AVERAGE([.E69:.F69])" office:value-type="currency" office:currency="EUR" office:value="28050.75" calcext:value-type="currency">
            <text:p>28 050,75 €</text:p>
          </table:table-cell>
          <table:table-cell table:style-name="ce250" table:formula="of:=[.D69]-[.G69]" office:value-type="float" office:value="-2084.6" calcext:value-type="float">
            <text:p>-2084,6</text:p>
          </table:table-cell>
          <table:table-cell table:formula="of:=[.H69]/[.G69]" office:value-type="percentage" office:value="-0.0743153035123838" calcext:value-type="percentage">
            <text:p>-7,43 %</text:p>
          </table:table-cell>
          <table:table-cell table:style-name="ce254" table:number-columns-repeated="1009"/>
          <table:table-cell table:number-columns-repeated="6"/>
        </table:table-row>
        <table:table-row table:style-name="ro10">
          <table:table-cell table:style-name="ce163" office:value-type="string" calcext:value-type="string">
            <text:p>ECPE54</text:p>
          </table:table-cell>
          <table:table-cell table:style-name="ce175" office:value-type="string" calcext:value-type="string">
            <text:p>Remplacement systématique des sources ECLAIRAGE JOUR + EXTERIEUR Thiais – sens I</text:p>
          </table:table-cell>
          <table:table-cell table:style-name="ce224" office:value-type="string" calcext:value-type="string">
            <text:p>Forfait</text:p>
          </table:table-cell>
          <table:table-cell table:style-name="ce209" office:value-type="currency" office:currency="EUR" office:value="16213.325" calcext:value-type="currency">
            <text:p>16 213,33 €</text:p>
          </table:table-cell>
          <table:table-cell table:number-columns-repeated="2" office:value-type="currency" office:currency="EUR" office:value="17939.63" calcext:value-type="currency">
            <text:p>17 939,63 €</text:p>
          </table:table-cell>
          <table:table-cell table:style-name="ce218" table:formula="of:=AVERAGE([.E70:.F70])" office:value-type="currency" office:currency="EUR" office:value="17939.63" calcext:value-type="currency">
            <text:p>17 939,63 €</text:p>
          </table:table-cell>
          <table:table-cell table:style-name="ce250" table:formula="of:=[.D70]-[.G70]" office:value-type="float" office:value="-1726.305" calcext:value-type="float">
            <text:p>-1726,305</text:p>
          </table:table-cell>
          <table:table-cell table:formula="of:=[.H70]/[.G70]" office:value-type="percentage" office:value="-0.0962285732760375" calcext:value-type="percentage">
            <text:p>-9,62 %</text:p>
          </table:table-cell>
          <table:table-cell table:style-name="ce254" table:number-columns-repeated="1009"/>
          <table:table-cell table:number-columns-repeated="6"/>
        </table:table-row>
        <table:table-row table:style-name="ro6">
          <table:table-cell table:style-name="ce163" office:value-type="string" calcext:value-type="string">
            <text:p>ECPE56</text:p>
          </table:table-cell>
          <table:table-cell table:style-name="ce175" office:value-type="string" calcext:value-type="string">
            <text:p>Remplacement systématique des sources ECLAIRAGE RENFORT <text:s/>Thiais – sens I</text:p>
          </table:table-cell>
          <table:table-cell table:style-name="ce224" office:value-type="string" calcext:value-type="string">
            <text:p>Forfait</text:p>
          </table:table-cell>
          <table:table-cell table:style-name="ce209" office:value-type="currency" office:currency="EUR" office:value="25096.475" calcext:value-type="currency">
            <text:p>25 096,48 €</text:p>
          </table:table-cell>
          <table:table-cell table:number-columns-repeated="2" office:value-type="currency" office:currency="EUR" office:value="27531" calcext:value-type="currency">
            <text:p>27 531,00 €</text:p>
          </table:table-cell>
          <table:table-cell table:style-name="ce218" table:formula="of:=AVERAGE([.E71:.F71])" office:value-type="currency" office:currency="EUR" office:value="27531" calcext:value-type="currency">
            <text:p>27 531,00 €</text:p>
          </table:table-cell>
          <table:table-cell table:style-name="ce250" table:formula="of:=[.D71]-[.G71]" office:value-type="float" office:value="-2434.525" calcext:value-type="float">
            <text:p>-2434,525</text:p>
          </table:table-cell>
          <table:table-cell table:formula="of:=[.H71]/[.G71]" office:value-type="percentage" office:value="-0.0884284987831899" calcext:value-type="percentage">
            <text:p>-8,84 %</text:p>
          </table:table-cell>
          <table:table-cell table:style-name="ce254" table:number-columns-repeated="1009"/>
          <table:table-cell table:number-columns-repeated="6"/>
        </table:table-row>
        <table:table-row table:style-name="ro10">
          <table:table-cell table:style-name="ce163" office:value-type="string" calcext:value-type="string">
            <text:p>ECPE58</text:p>
          </table:table-cell>
          <table:table-cell table:style-name="ce174" office:value-type="string" calcext:value-type="string">
            <text:p>Remplacement systématique des sources ECLAIRAGE NUIT + SECOURS Pour un sens du tunnel Champigny</text:p>
          </table:table-cell>
          <table:table-cell table:style-name="ce224" office:value-type="string" calcext:value-type="string">
            <text:p>Forfait</text:p>
          </table:table-cell>
          <table:table-cell table:style-name="ce209" office:value-type="currency" office:currency="EUR" office:value="18325.4" calcext:value-type="currency">
            <text:p>18 325,40 €</text:p>
          </table:table-cell>
          <table:table-cell office:value-type="currency" office:currency="EUR" office:value="19090.5" calcext:value-type="currency">
            <text:p>19 090,50 €</text:p>
          </table:table-cell>
          <table:table-cell office:value-type="currency" office:currency="EUR" office:value="19313.25" calcext:value-type="currency">
            <text:p>19 313,25 €</text:p>
          </table:table-cell>
          <table:table-cell table:style-name="ce218" table:formula="of:=AVERAGE([.E72:.F72])" office:value-type="currency" office:currency="EUR" office:value="19201.875" calcext:value-type="currency">
            <text:p>19 201,88 €</text:p>
          </table:table-cell>
          <table:table-cell table:style-name="ce250" table:formula="of:=[.D72]-[.G72]" office:value-type="float" office:value="-876.474999999999" calcext:value-type="float">
            <text:p>-876,474999999999</text:p>
          </table:table-cell>
          <table:table-cell table:formula="of:=[.H72]/[.G72]" office:value-type="percentage" office:value="-0.0456452820362594" calcext:value-type="percentage">
            <text:p>-4,56 %</text:p>
          </table:table-cell>
          <table:table-cell table:style-name="ce254" table:number-columns-repeated="1009"/>
          <table:table-cell table:number-columns-repeated="6"/>
        </table:table-row>
        <table:table-row table:style-name="ro10">
          <table:table-cell table:style-name="ce163" office:value-type="string" calcext:value-type="string">
            <text:p>ECPE60</text:p>
          </table:table-cell>
          <table:table-cell table:style-name="ce175" office:value-type="string" calcext:value-type="string">
            <text:p>Remplacement systématique des sources ECLAIRAGE JOUR + EXTERIEUR Pour un sens du tunnel Champigny</text:p>
          </table:table-cell>
          <table:table-cell table:style-name="ce224" office:value-type="string" calcext:value-type="string">
            <text:p>Forfait</text:p>
          </table:table-cell>
          <table:table-cell table:style-name="ce209" office:value-type="currency" office:currency="EUR" office:value="13417.925" calcext:value-type="currency">
            <text:p>13 417,93 €</text:p>
          </table:table-cell>
          <table:table-cell office:value-type="currency" office:currency="EUR" office:value="14618.75" calcext:value-type="currency">
            <text:p>14 618,75 €</text:p>
          </table:table-cell>
          <table:table-cell office:value-type="currency" office:currency="EUR" office:value="14841.5" calcext:value-type="currency">
            <text:p>14 841,50 €</text:p>
          </table:table-cell>
          <table:table-cell table:style-name="ce218" table:formula="of:=AVERAGE([.E73:.F73])" office:value-type="currency" office:currency="EUR" office:value="14730.125" calcext:value-type="currency">
            <text:p>14 730,13 €</text:p>
          </table:table-cell>
          <table:table-cell table:style-name="ce250" table:formula="of:=[.D73]-[.G73]" office:value-type="float" office:value="-1312.2" calcext:value-type="float">
            <text:p>-1312,2</text:p>
          </table:table-cell>
          <table:table-cell table:formula="of:=[.H73]/[.G73]" office:value-type="percentage" office:value="-0.0890827470914199" calcext:value-type="percentage">
            <text:p>-8,91 %</text:p>
          </table:table-cell>
          <table:table-cell table:style-name="ce254" table:number-columns-repeated="1009"/>
          <table:table-cell table:number-columns-repeated="6"/>
        </table:table-row>
        <table:table-row table:style-name="ro6">
          <table:table-cell table:style-name="ce163" office:value-type="string" calcext:value-type="string">
            <text:p>ECPE61</text:p>
          </table:table-cell>
          <table:table-cell table:style-name="ce175" office:value-type="string" calcext:value-type="string">
            <text:p>Remplacement systématique des sources ECLAIRAGE RENFORT <text:s/>Pour un sens du tunnel Champigny</text:p>
          </table:table-cell>
          <table:table-cell table:style-name="ce224" office:value-type="string" calcext:value-type="string">
            <text:p>Forfait</text:p>
          </table:table-cell>
          <table:table-cell table:style-name="ce209" office:value-type="currency" office:currency="EUR" office:value="12206.575" calcext:value-type="currency">
            <text:p>12 206,58 €</text:p>
          </table:table-cell>
          <table:table-cell office:value-type="currency" office:currency="EUR" office:value="11929" calcext:value-type="currency">
            <text:p>11 929,00 €</text:p>
          </table:table-cell>
          <table:table-cell office:value-type="currency" office:currency="EUR" office:value="14878.63" calcext:value-type="currency">
            <text:p>14 878,63 €</text:p>
          </table:table-cell>
          <table:table-cell table:style-name="ce218" table:formula="of:=AVERAGE([.E74:.F74])" office:value-type="currency" office:currency="EUR" office:value="13403.815" calcext:value-type="currency">
            <text:p>13 403,82 €</text:p>
          </table:table-cell>
          <table:table-cell table:style-name="ce250" table:formula="of:=[.D74]-[.G74]" office:value-type="float" office:value="-1197.24" calcext:value-type="float">
            <text:p>-1197,24</text:p>
          </table:table-cell>
          <table:table-cell table:formula="of:=[.H74]/[.G74]" office:value-type="percentage" office:value="-0.0893208388805723" calcext:value-type="percentage">
            <text:p>-8,93 %</text:p>
          </table:table-cell>
          <table:table-cell table:style-name="ce254" table:number-columns-repeated="1009"/>
          <table:table-cell table:number-columns-repeated="6"/>
        </table:table-row>
        <table:table-row table:style-name="ro10">
          <table:table-cell table:style-name="ce163" office:value-type="string" calcext:value-type="string">
            <text:p>ECPE62</text:p>
          </table:table-cell>
          <table:table-cell table:style-name="ce174" office:value-type="string" calcext:value-type="string">
            <text:p>Remplacement systématique des sources ECLAIRAGE NUIT + SECOURS Pour un sens du tunnel Nogent</text:p>
          </table:table-cell>
          <table:table-cell table:style-name="ce224" office:value-type="string" calcext:value-type="string">
            <text:p>Forfait</text:p>
          </table:table-cell>
          <table:table-cell table:style-name="ce209" office:value-type="currency" office:currency="EUR" office:value="49323.275" calcext:value-type="currency">
            <text:p>49 323,28 €</text:p>
          </table:table-cell>
          <table:table-cell table:number-columns-repeated="2" office:value-type="currency" office:currency="EUR" office:value="52002.25" calcext:value-type="currency">
            <text:p>52 002,25 €</text:p>
          </table:table-cell>
          <table:table-cell table:style-name="ce218" table:formula="of:=AVERAGE([.E75:.F75])" office:value-type="currency" office:currency="EUR" office:value="52002.25" calcext:value-type="currency">
            <text:p>52 002,25 €</text:p>
          </table:table-cell>
          <table:table-cell table:style-name="ce250" table:formula="of:=[.D75]-[.G75]" office:value-type="float" office:value="-2678.975" calcext:value-type="float">
            <text:p>-2678,975</text:p>
          </table:table-cell>
          <table:table-cell table:formula="of:=[.H75]/[.G75]" office:value-type="percentage" office:value="-0.0515165209197679" calcext:value-type="percentage">
            <text:p>-5,15 %</text:p>
          </table:table-cell>
          <table:table-cell table:style-name="ce254" table:number-columns-repeated="1009"/>
          <table:table-cell table:number-columns-repeated="6"/>
        </table:table-row>
        <table:table-row table:style-name="ro10">
          <table:table-cell table:style-name="ce163" office:value-type="string" calcext:value-type="string">
            <text:p>ECPE64</text:p>
          </table:table-cell>
          <table:table-cell table:style-name="ce175" office:value-type="string" calcext:value-type="string">
            <text:p>Remplacement systématique des sources ECLAIRAGE JOUR + EXTERIEUR Pour un sens du tunnel Nogent</text:p>
          </table:table-cell>
          <table:table-cell table:style-name="ce224" office:value-type="string" calcext:value-type="string">
            <text:p>Forfait</text:p>
          </table:table-cell>
          <table:table-cell table:style-name="ce209" office:value-type="currency" office:currency="EUR" office:value="17517.85" calcext:value-type="currency">
            <text:p>17 517,85 €</text:p>
          </table:table-cell>
          <table:table-cell table:number-columns-repeated="2" office:value-type="currency" office:currency="EUR" office:value="18719.25" calcext:value-type="currency">
            <text:p>18 719,25 €</text:p>
          </table:table-cell>
          <table:table-cell table:style-name="ce218" table:formula="of:=AVERAGE([.E76:.F76])" office:value-type="currency" office:currency="EUR" office:value="18719.25" calcext:value-type="currency">
            <text:p>18 719,25 €</text:p>
          </table:table-cell>
          <table:table-cell table:style-name="ce250" table:formula="of:=[.D76]-[.G76]" office:value-type="float" office:value="-1201.4" calcext:value-type="float">
            <text:p>-1201,4</text:p>
          </table:table-cell>
          <table:table-cell table:formula="of:=[.H76]/[.G76]" office:value-type="percentage" office:value="-0.0641799217383176" calcext:value-type="percentage">
            <text:p>-6,42 %</text:p>
          </table:table-cell>
          <table:table-cell table:style-name="ce254" table:number-columns-repeated="1009"/>
          <table:table-cell table:number-columns-repeated="6"/>
        </table:table-row>
        <table:table-row table:style-name="ro6">
          <table:table-cell table:style-name="ce163" office:value-type="string" calcext:value-type="string">
            <text:p>ECPE65</text:p>
          </table:table-cell>
          <table:table-cell table:style-name="ce175" office:value-type="string" calcext:value-type="string">
            <text:p>Remplacement systématique des sources ECLAIRAGE RENFORT <text:s/>Pour un sens du tunnel Nogent</text:p>
          </table:table-cell>
          <table:table-cell table:style-name="ce224" office:value-type="string" calcext:value-type="string">
            <text:p>Forfait</text:p>
          </table:table-cell>
          <table:table-cell table:style-name="ce209" office:value-type="currency" office:currency="EUR" office:value="13480.05" calcext:value-type="currency">
            <text:p>13 480,05 €</text:p>
          </table:table-cell>
          <table:table-cell table:number-columns-repeated="2" office:value-type="currency" office:currency="EUR" office:value="14878.63" calcext:value-type="currency">
            <text:p>14 878,63 €</text:p>
          </table:table-cell>
          <table:table-cell table:style-name="ce218" table:formula="of:=AVERAGE([.E77:.F77])" office:value-type="currency" office:currency="EUR" office:value="14878.63" calcext:value-type="currency">
            <text:p>14 878,63 €</text:p>
          </table:table-cell>
          <table:table-cell table:style-name="ce250" table:formula="of:=[.D77]-[.G77]" office:value-type="float" office:value="-1398.58" calcext:value-type="float">
            <text:p>-1398,58</text:p>
          </table:table-cell>
          <table:table-cell table:formula="of:=[.H77]/[.G77]" office:value-type="percentage" office:value="-0.0939992458983119" calcext:value-type="percentage">
            <text:p>-9,40 %</text:p>
          </table:table-cell>
          <table:table-cell table:style-name="ce254" table:number-columns-repeated="1009"/>
          <table:table-cell table:number-columns-repeated="6"/>
        </table:table-row>
        <table:table-row table:style-name="ro10">
          <table:table-cell table:style-name="ce163" office:value-type="string" calcext:value-type="string">
            <text:p>ECPE66</text:p>
          </table:table-cell>
          <table:table-cell table:style-name="ce174" office:value-type="string" calcext:value-type="string">
            <text:p>Remplacement systématique des sources ECLAIRAGE NUIT + SECOURS Pour un sens du tunnel Boissy</text:p>
          </table:table-cell>
          <table:table-cell table:style-name="ce224" office:value-type="string" calcext:value-type="string">
            <text:p>Forfait</text:p>
          </table:table-cell>
          <table:table-cell table:style-name="ce209" office:value-type="currency" office:currency="EUR" office:value="962.85" calcext:value-type="currency">
            <text:p>962,85 €</text:p>
          </table:table-cell>
          <table:table-cell table:number-columns-repeated="3"/>
          <table:table-cell table:style-name="ce250"/>
          <table:table-cell/>
          <table:table-cell table:style-name="ce254" table:number-columns-repeated="1009"/>
          <table:table-cell table:number-columns-repeated="6"/>
        </table:table-row>
        <table:table-row table:style-name="ro10">
          <table:table-cell table:style-name="ce163" office:value-type="string" calcext:value-type="string">
            <text:p>ECPE68</text:p>
          </table:table-cell>
          <table:table-cell table:style-name="ce175" office:value-type="string" calcext:value-type="string">
            <text:p>Remplacement systématique des sources ECLAIRAGE JOUR + EXTERIEUR Pour un sens du tunnel Boissy</text:p>
          </table:table-cell>
          <table:table-cell table:style-name="ce224" office:value-type="string" calcext:value-type="string">
            <text:p>Forfait</text:p>
          </table:table-cell>
          <table:table-cell table:style-name="ce209" office:value-type="currency" office:currency="EUR" office:value="2469.275" calcext:value-type="currency">
            <text:p>2 469,28 €</text:p>
          </table:table-cell>
          <table:table-cell table:number-columns-repeated="3"/>
          <table:table-cell table:style-name="ce250"/>
          <table:table-cell/>
          <table:table-cell table:style-name="ce254" table:number-columns-repeated="1009"/>
          <table:table-cell table:number-columns-repeated="6"/>
        </table:table-row>
        <table:table-row table:style-name="ro6">
          <table:table-cell table:style-name="ce163" office:value-type="string" calcext:value-type="string">
            <text:p>ECPE69</text:p>
          </table:table-cell>
          <table:table-cell table:style-name="ce175" office:value-type="string" calcext:value-type="string">
            <text:p>Remplacement systématique des sources ECLAIRAGE RENFORT <text:s/>Pour un sens du tunnel Boissy</text:p>
          </table:table-cell>
          <table:table-cell table:style-name="ce224" office:value-type="string" calcext:value-type="string">
            <text:p>Forfait</text:p>
          </table:table-cell>
          <table:table-cell table:style-name="ce209" office:value-type="currency" office:currency="EUR" office:value="3882.5" calcext:value-type="currency">
            <text:p>3 882,50 €</text:p>
          </table:table-cell>
          <table:table-cell table:number-columns-repeated="3"/>
          <table:table-cell table:style-name="ce250"/>
          <table:table-cell/>
          <table:table-cell table:style-name="ce254" table:number-columns-repeated="1009"/>
          <table:table-cell table:number-columns-repeated="6"/>
        </table:table-row>
        <table:table-row table:style-name="ro8">
          <table:table-cell table:style-name="ce164" office:value-type="string" calcext:value-type="string" table:number-columns-spanned="4" table:number-rows-spanned="1">
            <text:p>Secteur NORD</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N50</text:p>
          </table:table-cell>
          <table:table-cell table:style-name="ce174" office:value-type="string" calcext:value-type="string">
            <text:p>Remplacement systématique des sources ECLAIRAGE NUIT + SECOURS Pour un sens du tunnel de Bobigny</text:p>
          </table:table-cell>
          <table:table-cell table:style-name="ce224" office:value-type="string" calcext:value-type="string">
            <text:p>Forfait</text:p>
          </table:table-cell>
          <table:table-cell table:style-name="ce209" office:value-type="currency" office:currency="EUR" office:value="16461.8" calcext:value-type="currency">
            <text:p>16 461,80 €</text:p>
          </table:table-cell>
          <table:table-cell office:value-type="currency" office:currency="EUR" office:value="8386.5" calcext:value-type="currency">
            <text:p>8 386,50 €</text:p>
          </table:table-cell>
          <table:table-cell office:value-type="currency" office:currency="EUR" office:value="8126.63" calcext:value-type="currency">
            <text:p>8 126,63 €</text:p>
          </table:table-cell>
          <table:table-cell table:style-name="ce218" table:formula="of:=AVERAGE([.E82:.F82])" office:value-type="currency" office:currency="EUR" office:value="8256.565" calcext:value-type="currency">
            <text:p>8 256,57 €</text:p>
          </table:table-cell>
          <table:table-cell table:style-name="ce250" table:formula="of:=[.D82]-[.G82]" office:value-type="float" office:value="8205.235" calcext:value-type="float">
            <text:p>8205,235</text:p>
          </table:table-cell>
          <table:table-cell table:formula="of:=[.H82]/[.G82]" office:value-type="percentage" office:value="0.993783128940425" calcext:value-type="percentage">
            <text:p>99,38 %</text:p>
          </table:table-cell>
          <table:table-cell table:style-name="ce254" table:number-columns-repeated="1009"/>
          <table:table-cell table:number-columns-repeated="6"/>
        </table:table-row>
        <table:table-row table:style-name="ro10">
          <table:table-cell table:style-name="ce163" office:value-type="string" calcext:value-type="string">
            <text:p>ECPN51</text:p>
          </table:table-cell>
          <table:table-cell table:style-name="ce175" office:value-type="string" calcext:value-type="string">
            <text:p>Remplacement systématique des sources ECLAIRAGE JOUR + EXTERIEUR Pour un sens du tunnel de Bobigny</text:p>
          </table:table-cell>
          <table:table-cell table:style-name="ce224" office:value-type="string" calcext:value-type="string">
            <text:p>Forfait</text:p>
          </table:table-cell>
          <table:table-cell table:style-name="ce209" office:value-type="currency" office:currency="EUR" office:value="8230.9" calcext:value-type="currency">
            <text:p>8 230,90 €</text:p>
          </table:table-cell>
          <table:table-cell office:value-type="currency" office:currency="EUR" office:value="8386.5" calcext:value-type="currency">
            <text:p>8 386,50 €</text:p>
          </table:table-cell>
          <table:table-cell office:value-type="currency" office:currency="EUR" office:value="8126.63" calcext:value-type="currency">
            <text:p>8 126,63 €</text:p>
          </table:table-cell>
          <table:table-cell table:style-name="ce218" table:formula="of:=AVERAGE([.E83:.F83])" office:value-type="currency" office:currency="EUR" office:value="8256.565" calcext:value-type="currency">
            <text:p>8 256,57 €</text:p>
          </table:table-cell>
          <table:table-cell table:style-name="ce250" table:formula="of:=[.D83]-[.G83]" office:value-type="float" office:value="-25.6650000000009" calcext:value-type="float">
            <text:p>-25,6650000000009</text:p>
          </table:table-cell>
          <table:table-cell table:formula="of:=[.H83]/[.G83]" office:value-type="percentage" office:value="-0.00310843552978761" calcext:value-type="percentage">
            <text:p>-0,31 %</text:p>
          </table:table-cell>
          <table:table-cell table:style-name="ce254" table:number-columns-repeated="1009"/>
          <table:table-cell table:number-columns-repeated="6"/>
        </table:table-row>
        <table:table-row table:style-name="ro6">
          <table:table-cell table:style-name="ce163" office:value-type="string" calcext:value-type="string">
            <text:p>ECPN52</text:p>
          </table:table-cell>
          <table:table-cell table:style-name="ce175" office:value-type="string" calcext:value-type="string">
            <text:p>Remplacement systématique des sources ECLAIRAGE RENFORT <text:s/>Pour un sens du tunnel de Bobigny</text:p>
          </table:table-cell>
          <table:table-cell table:style-name="ce224" office:value-type="string" calcext:value-type="string">
            <text:p>Forfait</text:p>
          </table:table-cell>
          <table:table-cell table:style-name="ce209" office:value-type="currency" office:currency="EUR" office:value="3571.9" calcext:value-type="currency">
            <text:p>3 571,90 €</text:p>
          </table:table-cell>
          <table:table-cell office:value-type="currency" office:currency="EUR" office:value="8386.5" calcext:value-type="currency">
            <text:p>8 386,50 €</text:p>
          </table:table-cell>
          <table:table-cell office:value-type="currency" office:currency="EUR" office:value="8126.63" calcext:value-type="currency">
            <text:p>8 126,63 €</text:p>
          </table:table-cell>
          <table:table-cell table:style-name="ce218" table:formula="of:=AVERAGE([.E84:.F84])" office:value-type="currency" office:currency="EUR" office:value="8256.565" calcext:value-type="currency">
            <text:p>8 256,57 €</text:p>
          </table:table-cell>
          <table:table-cell table:style-name="ce250" table:formula="of:=[.D84]-[.G84]" office:value-type="float" office:value="-4684.665" calcext:value-type="float">
            <text:p>-4684,665</text:p>
          </table:table-cell>
          <table:table-cell table:formula="of:=[.H84]/[.G84]" office:value-type="percentage" office:value="-0.56738667956953" calcext:value-type="percentage">
            <text:p>-56,74 %</text:p>
          </table:table-cell>
          <table:table-cell table:style-name="ce254" table:number-columns-repeated="1009"/>
          <table:table-cell table:number-columns-repeated="6"/>
        </table:table-row>
        <table:table-row table:style-name="ro6">
          <table:table-cell table:style-name="ce163" office:value-type="string" calcext:value-type="string">
            <text:p>ECPN53</text:p>
          </table:table-cell>
          <table:table-cell table:style-name="ce174" office:value-type="string" calcext:value-type="string">
            <text:p>Remplacement systématique des sources ECLAIRAGE NUIT + SECOURS Pour un sens du tunnel de Lumen Norton</text:p>
          </table:table-cell>
          <table:table-cell table:style-name="ce224" office:value-type="string" calcext:value-type="string">
            <text:p>Forfait</text:p>
          </table:table-cell>
          <table:table-cell table:style-name="ce209" office:value-type="currency" office:currency="EUR" office:value="6336.25" calcext:value-type="currency">
            <text:p>6 336,25 €</text:p>
          </table:table-cell>
          <table:table-cell office:value-type="currency" office:currency="EUR" office:value="2690.31" calcext:value-type="currency">
            <text:p>2 690,31 €</text:p>
          </table:table-cell>
          <table:table-cell office:value-type="currency" office:currency="EUR" office:value="4433.94" calcext:value-type="currency">
            <text:p>4 433,94 €</text:p>
          </table:table-cell>
          <table:table-cell table:style-name="ce218" table:formula="of:=AVERAGE([.E85:.F85])" office:value-type="currency" office:currency="EUR" office:value="3562.125" calcext:value-type="currency">
            <text:p>3 562,13 €</text:p>
          </table:table-cell>
          <table:table-cell table:style-name="ce250" table:formula="of:=[.D85]-[.G85]" office:value-type="float" office:value="2774.125" calcext:value-type="float">
            <text:p>2774,125</text:p>
          </table:table-cell>
          <table:table-cell table:formula="of:=[.H85]/[.G85]" office:value-type="percentage" office:value="0.778783731620872" calcext:value-type="percentage">
            <text:p>77,88 %</text:p>
          </table:table-cell>
          <table:table-cell table:style-name="ce254" table:number-columns-repeated="1009"/>
          <table:table-cell table:number-columns-repeated="6"/>
        </table:table-row>
        <table:table-row table:style-name="ro10">
          <table:table-cell table:style-name="ce163" office:value-type="string" calcext:value-type="string">
            <text:p>ECPN55</text:p>
          </table:table-cell>
          <table:table-cell table:style-name="ce175" office:value-type="string" calcext:value-type="string">
            <text:p>Remplacement systématique des sources ECLAIRAGE JOUR + EXTERIEUR Pour un sens du tunnel de Lumen Norton</text:p>
          </table:table-cell>
          <table:table-cell table:style-name="ce224" office:value-type="string" calcext:value-type="string">
            <text:p>Forfait</text:p>
          </table:table-cell>
          <table:table-cell table:style-name="ce209" office:value-type="currency" office:currency="EUR" office:value="3168.125" calcext:value-type="currency">
            <text:p>3 168,13 €</text:p>
          </table:table-cell>
          <table:table-cell office:value-type="currency" office:currency="EUR" office:value="2690.31" calcext:value-type="currency">
            <text:p>2 690,31 €</text:p>
          </table:table-cell>
          <table:table-cell office:value-type="currency" office:currency="EUR" office:value="4433.94" calcext:value-type="currency">
            <text:p>4 433,94 €</text:p>
          </table:table-cell>
          <table:table-cell table:style-name="ce218" table:formula="of:=AVERAGE([.E86:.F86])" office:value-type="currency" office:currency="EUR" office:value="3562.125" calcext:value-type="currency">
            <text:p>3 562,13 €</text:p>
          </table:table-cell>
          <table:table-cell table:style-name="ce250" table:formula="of:=[.D86]-[.G86]" office:value-type="float" office:value="-394" calcext:value-type="float">
            <text:p>-394</text:p>
          </table:table-cell>
          <table:table-cell table:formula="of:=[.H86]/[.G86]" office:value-type="percentage" office:value="-0.110608134189564" calcext:value-type="percentage">
            <text:p>-11,06 %</text:p>
          </table:table-cell>
          <table:table-cell table:style-name="ce254" table:number-columns-repeated="1009"/>
          <table:table-cell table:number-columns-repeated="6"/>
        </table:table-row>
        <table:table-row table:style-name="ro6">
          <table:table-cell table:style-name="ce163" office:value-type="string" calcext:value-type="string">
            <text:p>ECPN57</text:p>
          </table:table-cell>
          <table:table-cell table:style-name="ce175" office:value-type="string" calcext:value-type="string">
            <text:p>Remplacement systématique des sources ECLAIRAGE RENFORT <text:s/>Pour un sens du tunnel de Lumen Norton</text:p>
          </table:table-cell>
          <table:table-cell table:style-name="ce224" office:value-type="string" calcext:value-type="string">
            <text:p>Forfait</text:p>
          </table:table-cell>
          <table:table-cell table:style-name="ce209" office:value-type="currency" office:currency="EUR" office:value="3090.475" calcext:value-type="currency">
            <text:p>3 090,48 €</text:p>
          </table:table-cell>
          <table:table-cell office:value-type="currency" office:currency="EUR" office:value="2690.31" calcext:value-type="currency">
            <text:p>2 690,31 €</text:p>
          </table:table-cell>
          <table:table-cell office:value-type="currency" office:currency="EUR" office:value="4433.94" calcext:value-type="currency">
            <text:p>4 433,94 €</text:p>
          </table:table-cell>
          <table:table-cell table:style-name="ce218" table:formula="of:=AVERAGE([.E87:.F87])" office:value-type="currency" office:currency="EUR" office:value="3562.125" calcext:value-type="currency">
            <text:p>3 562,13 €</text:p>
          </table:table-cell>
          <table:table-cell table:style-name="ce250" table:formula="of:=[.D87]-[.G87]" office:value-type="float" office:value="-471.65" calcext:value-type="float">
            <text:p>-471,65</text:p>
          </table:table-cell>
          <table:table-cell table:formula="of:=[.H87]/[.G87]" office:value-type="percentage" office:value="-0.13240692002667" calcext:value-type="percentage">
            <text:p>-13,24 %</text:p>
          </table:table-cell>
          <table:table-cell table:style-name="ce254" table:number-columns-repeated="1009"/>
          <table:table-cell table:number-columns-repeated="6"/>
        </table:table-row>
        <table:table-row table:style-name="ro10">
          <table:table-cell table:style-name="ce163" office:value-type="string" calcext:value-type="string">
            <text:p>ECPN59</text:p>
          </table:table-cell>
          <table:table-cell table:style-name="ce176" office:value-type="string" calcext:value-type="string">
            <text:p>Remplacement systématique des sources Eclairage Viaduc Pour un sens du tunnel de Lumen Norton</text:p>
          </table:table-cell>
          <table:table-cell table:style-name="ce224" office:value-type="string" calcext:value-type="string">
            <text:p>Forfait</text:p>
          </table:table-cell>
          <table:table-cell table:style-name="ce209" office:value-type="currency" office:currency="EUR" office:value="1087.1" calcext:value-type="currency">
            <text:p>1 087,10 €</text:p>
          </table:table-cell>
          <table:table-cell table:number-columns-repeated="3"/>
          <table:table-cell table:style-name="ce250"/>
          <table:table-cell/>
          <table:table-cell table:style-name="ce254" table:number-columns-repeated="1009"/>
          <table:table-cell table:number-columns-repeated="6"/>
        </table:table-row>
        <table:table-row table:style-name="ro6">
          <table:table-cell table:style-name="ce163" office:value-type="string" calcext:value-type="string">
            <text:p>ECPN61</text:p>
          </table:table-cell>
          <table:table-cell table:style-name="ce174" office:value-type="string" calcext:value-type="string">
            <text:p>Remplacement systématique des sources ECLAIRAGE NUIT + SECOURS Pour un sens du tunnel de La Courneuve</text:p>
          </table:table-cell>
          <table:table-cell table:style-name="ce224" office:value-type="string" calcext:value-type="string">
            <text:p>Forfait</text:p>
          </table:table-cell>
          <table:table-cell table:style-name="ce209" office:value-type="currency" office:currency="EUR" office:value="8448.325" calcext:value-type="currency">
            <text:p>8 448,33 €</text:p>
          </table:table-cell>
          <table:table-cell table:number-columns-repeated="2" office:value-type="currency" office:currency="EUR" office:value="4749.5" calcext:value-type="currency">
            <text:p>4 749,50 €</text:p>
          </table:table-cell>
          <table:table-cell table:style-name="ce218" table:formula="of:=AVERAGE([.E89:.F89])" office:value-type="currency" office:currency="EUR" office:value="4749.5" calcext:value-type="currency">
            <text:p>4 749,50 €</text:p>
          </table:table-cell>
          <table:table-cell table:style-name="ce250" table:formula="of:=[.D89]-[.G89]" office:value-type="float" office:value="3698.825" calcext:value-type="float">
            <text:p>3698,825</text:p>
          </table:table-cell>
          <table:table-cell table:formula="of:=[.H89]/[.G89]" office:value-type="percentage" office:value="0.778781977050216" calcext:value-type="percentage">
            <text:p>77,88 %</text:p>
          </table:table-cell>
          <table:table-cell table:style-name="ce254" table:number-columns-repeated="1009"/>
          <table:table-cell table:number-columns-repeated="6"/>
        </table:table-row>
        <table:table-row table:style-name="ro10">
          <table:table-cell table:style-name="ce163" office:value-type="string" calcext:value-type="string">
            <text:p>ECPN62</text:p>
          </table:table-cell>
          <table:table-cell table:style-name="ce175" office:value-type="string" calcext:value-type="string">
            <text:p>Remplacement systématique des sources ECLAIRAGE JOUR + EXTERIEUR Pour un sens du tunnel de La Courneuve</text:p>
          </table:table-cell>
          <table:table-cell table:style-name="ce224" office:value-type="string" calcext:value-type="string">
            <text:p>Forfait</text:p>
          </table:table-cell>
          <table:table-cell table:style-name="ce209" office:value-type="currency" office:currency="EUR" office:value="2174.2" calcext:value-type="currency">
            <text:p>2 174,20 €</text:p>
          </table:table-cell>
          <table:table-cell table:number-columns-repeated="2" office:value-type="currency" office:currency="EUR" office:value="4749.5" calcext:value-type="currency">
            <text:p>4 749,50 €</text:p>
          </table:table-cell>
          <table:table-cell table:style-name="ce218" table:formula="of:=AVERAGE([.E90:.F90])" office:value-type="currency" office:currency="EUR" office:value="4749.5" calcext:value-type="currency">
            <text:p>4 749,50 €</text:p>
          </table:table-cell>
          <table:table-cell table:style-name="ce250" table:formula="of:=[.D90]-[.G90]" office:value-type="float" office:value="-2575.3" calcext:value-type="float">
            <text:p>-2575,3</text:p>
          </table:table-cell>
          <table:table-cell table:formula="of:=[.H90]/[.G90]" office:value-type="percentage" office:value="-0.542225497420781" calcext:value-type="percentage">
            <text:p>-54,22 %</text:p>
          </table:table-cell>
          <table:table-cell table:style-name="ce254" table:number-columns-repeated="1009"/>
          <table:table-cell table:number-columns-repeated="6"/>
        </table:table-row>
        <table:table-row table:style-name="ro6">
          <table:table-cell table:style-name="ce163" office:value-type="string" calcext:value-type="string">
            <text:p>ECPN63</text:p>
          </table:table-cell>
          <table:table-cell table:style-name="ce175" office:value-type="string" calcext:value-type="string">
            <text:p>Remplacement systématique des sources ECLAIRAGE RENFORT <text:s/>Pour un sens du tunnel de La Courneuve</text:p>
          </table:table-cell>
          <table:table-cell table:style-name="ce224" office:value-type="string" calcext:value-type="string">
            <text:p>Forfait</text:p>
          </table:table-cell>
          <table:table-cell table:style-name="ce209" office:value-type="currency" office:currency="EUR" office:value="4969.6" calcext:value-type="currency">
            <text:p>4 969,60 €</text:p>
          </table:table-cell>
          <table:table-cell table:number-columns-repeated="2" office:value-type="currency" office:currency="EUR" office:value="2411.88" calcext:value-type="currency">
            <text:p>2 411,88 €</text:p>
          </table:table-cell>
          <table:table-cell table:style-name="ce218" table:formula="of:=AVERAGE([.E91:.F91])" office:value-type="currency" office:currency="EUR" office:value="2411.88" calcext:value-type="currency">
            <text:p>2 411,88 €</text:p>
          </table:table-cell>
          <table:table-cell table:style-name="ce250" table:formula="of:=[.D91]-[.G91]" office:value-type="float" office:value="2557.72" calcext:value-type="float">
            <text:p>2557,72</text:p>
          </table:table-cell>
          <table:table-cell table:formula="of:=[.H91]/[.G91]" office:value-type="percentage" office:value="1.06046735326799" calcext:value-type="percentage">
            <text:p>106,05 %</text:p>
          </table:table-cell>
          <table:table-cell table:style-name="ce254" table:number-columns-repeated="1009"/>
          <table:table-cell table:number-columns-repeated="6"/>
        </table:table-row>
        <table:table-row table:style-name="ro6">
          <table:table-cell table:style-name="ce163" office:value-type="string" calcext:value-type="string">
            <text:p>ECPN64</text:p>
          </table:table-cell>
          <table:table-cell table:style-name="ce174" office:value-type="string" calcext:value-type="string">
            <text:p>Remplacement systématique des sources ECLAIRAGE NUIT + SECOURS Pour un sens du tunnel de Landy</text:p>
          </table:table-cell>
          <table:table-cell table:style-name="ce224" office:value-type="string" calcext:value-type="string">
            <text:p>Forfait</text:p>
          </table:table-cell>
          <table:table-cell table:style-name="ce209" office:value-type="currency" office:currency="EUR" office:value="28140.35" calcext:value-type="currency">
            <text:p>28 140,35 €</text:p>
          </table:table-cell>
          <table:table-cell office:value-type="currency" office:currency="EUR" office:value="15379.81" calcext:value-type="currency">
            <text:p>15 379,81 €</text:p>
          </table:table-cell>
          <table:table-cell office:value-type="currency" office:currency="EUR" office:value="15082.81" calcext:value-type="currency">
            <text:p>15 082,81 €</text:p>
          </table:table-cell>
          <table:table-cell table:style-name="ce218" table:formula="of:=AVERAGE([.E92:.F92])" office:value-type="currency" office:currency="EUR" office:value="15231.31" calcext:value-type="currency">
            <text:p>15 231,31 €</text:p>
          </table:table-cell>
          <table:table-cell table:style-name="ce250" table:formula="of:=[.D92]-[.G92]" office:value-type="float" office:value="12909.04" calcext:value-type="float">
            <text:p>12909,04</text:p>
          </table:table-cell>
          <table:table-cell table:formula="of:=[.H92]/[.G92]" office:value-type="percentage" office:value="0.84753314061627" calcext:value-type="percentage">
            <text:p>84,75 %</text:p>
          </table:table-cell>
          <table:table-cell table:style-name="ce254" table:number-columns-repeated="1009"/>
          <table:table-cell table:number-columns-repeated="6"/>
        </table:table-row>
        <table:table-row table:style-name="ro10">
          <table:table-cell table:style-name="ce163" office:value-type="string" calcext:value-type="string">
            <text:p>ECPN65</text:p>
          </table:table-cell>
          <table:table-cell table:style-name="ce175" office:value-type="string" calcext:value-type="string">
            <text:p>Remplacement systématique des sources ECLAIRAGE JOUR + EXTERIEUR Pour un sens du tunnel de Landy</text:p>
          </table:table-cell>
          <table:table-cell table:style-name="ce224" office:value-type="string" calcext:value-type="string">
            <text:p>Forfait</text:p>
          </table:table-cell>
          <table:table-cell table:style-name="ce209" office:value-type="currency" office:currency="EUR" office:value="14023.6" calcext:value-type="currency">
            <text:p>14 023,60 €</text:p>
          </table:table-cell>
          <table:table-cell office:value-type="currency" office:currency="EUR" office:value="15379.81" calcext:value-type="currency">
            <text:p>15 379,81 €</text:p>
          </table:table-cell>
          <table:table-cell office:value-type="currency" office:currency="EUR" office:value="15082.81" calcext:value-type="currency">
            <text:p>15 082,81 €</text:p>
          </table:table-cell>
          <table:table-cell table:style-name="ce218" table:formula="of:=AVERAGE([.E93:.F93])" office:value-type="currency" office:currency="EUR" office:value="15231.31" calcext:value-type="currency">
            <text:p>15 231,31 €</text:p>
          </table:table-cell>
          <table:table-cell table:style-name="ce250" table:formula="of:=[.D93]-[.G93]" office:value-type="float" office:value="-1207.71" calcext:value-type="float">
            <text:p>-1207,71</text:p>
          </table:table-cell>
          <table:table-cell table:formula="of:=[.H93]/[.G93]" office:value-type="percentage" office:value="-0.0792912756683436" calcext:value-type="percentage">
            <text:p>-7,93 %</text:p>
          </table:table-cell>
          <table:table-cell table:style-name="ce254" table:number-columns-repeated="1009"/>
          <table:table-cell table:number-columns-repeated="6"/>
        </table:table-row>
        <table:table-row table:style-name="ro6">
          <table:table-cell table:style-name="ce163" office:value-type="string" calcext:value-type="string">
            <text:p>ECPN66</text:p>
          </table:table-cell>
          <table:table-cell table:style-name="ce175" office:value-type="string" calcext:value-type="string">
            <text:p>Remplacement systématique des sources ECLAIRAGE RENFORT <text:s/>Pour un sens du tunnel de Landy</text:p>
          </table:table-cell>
          <table:table-cell table:style-name="ce224" office:value-type="string" calcext:value-type="string">
            <text:p>Forfait</text:p>
          </table:table-cell>
          <table:table-cell table:style-name="ce209" office:value-type="currency" office:currency="EUR" office:value="4627.95" calcext:value-type="currency">
            <text:p>4 627,95 €</text:p>
          </table:table-cell>
          <table:table-cell office:value-type="currency" office:currency="EUR" office:value="15231.31" calcext:value-type="currency">
            <text:p>15 231,31 €</text:p>
          </table:table-cell>
          <table:table-cell office:value-type="currency" office:currency="EUR" office:value="15175.63" calcext:value-type="currency">
            <text:p>15 175,63 €</text:p>
          </table:table-cell>
          <table:table-cell table:style-name="ce218" table:formula="of:=AVERAGE([.E94:.F94])" office:value-type="currency" office:currency="EUR" office:value="15203.47" calcext:value-type="currency">
            <text:p>15 203,47 €</text:p>
          </table:table-cell>
          <table:table-cell table:style-name="ce250" table:formula="of:=[.D94]-[.G94]" office:value-type="float" office:value="-10575.52" calcext:value-type="float">
            <text:p>-10575,52</text:p>
          </table:table-cell>
          <table:table-cell table:formula="of:=[.H94]/[.G94]" office:value-type="percentage" office:value="-0.695599096785142" calcext:value-type="percentage">
            <text:p>-69,56 %</text:p>
          </table:table-cell>
          <table:table-cell table:style-name="ce254" table:number-columns-repeated="1009"/>
          <table:table-cell table:number-columns-repeated="6"/>
        </table:table-row>
        <table:table-row table:style-name="ro6">
          <table:table-cell table:style-name="ce163" office:value-type="string" calcext:value-type="string">
            <text:p>ECPN67</text:p>
          </table:table-cell>
          <table:table-cell table:style-name="ce174" office:value-type="string" calcext:value-type="string">
            <text:p>Remplacement systématique des sources ECLAIRAGE NUIT + SECOURS Pour un sens du tunnel de Taverny</text:p>
          </table:table-cell>
          <table:table-cell table:style-name="ce224" office:value-type="string" calcext:value-type="string">
            <text:p>Forfait</text:p>
          </table:table-cell>
          <table:table-cell table:style-name="ce209" office:value-type="currency" office:currency="EUR" office:value="9877.075" calcext:value-type="currency">
            <text:p>9 877,08 €</text:p>
          </table:table-cell>
          <table:table-cell office:value-type="currency" office:currency="EUR" office:value="11483.5" calcext:value-type="currency">
            <text:p>11 483,50 €</text:p>
          </table:table-cell>
          <table:table-cell office:value-type="currency" office:currency="EUR" office:value="11112.25" calcext:value-type="currency">
            <text:p>11 112,25 €</text:p>
          </table:table-cell>
          <table:table-cell table:style-name="ce218" table:formula="of:=AVERAGE([.E95:.F95])" office:value-type="currency" office:currency="EUR" office:value="11297.875" calcext:value-type="currency">
            <text:p>11 297,88 €</text:p>
          </table:table-cell>
          <table:table-cell table:style-name="ce250" table:formula="of:=[.D95]-[.G95]" office:value-type="float" office:value="-1420.8" calcext:value-type="float">
            <text:p>-1420,8</text:p>
          </table:table-cell>
          <table:table-cell table:formula="of:=[.H95]/[.G95]" office:value-type="percentage" office:value="-0.125758162486308" calcext:value-type="percentage">
            <text:p>-12,58 %</text:p>
          </table:table-cell>
          <table:table-cell table:style-name="ce254" table:number-columns-repeated="1009"/>
          <table:table-cell table:number-columns-repeated="6"/>
        </table:table-row>
        <table:table-row table:style-name="ro10">
          <table:table-cell table:style-name="ce163" office:value-type="string" calcext:value-type="string">
            <text:p>ECPN68</text:p>
          </table:table-cell>
          <table:table-cell table:style-name="ce175" office:value-type="string" calcext:value-type="string">
            <text:p>Remplacement systématique des sources ECLAIRAGE JOUR + EXTERIEUR Pour un sens du tunnel de Taverny</text:p>
          </table:table-cell>
          <table:table-cell table:style-name="ce224" office:value-type="string" calcext:value-type="string">
            <text:p>Forfait</text:p>
          </table:table-cell>
          <table:table-cell table:style-name="ce209" office:value-type="currency" office:currency="EUR" office:value="4938.55" calcext:value-type="currency">
            <text:p>4 938,55 €</text:p>
          </table:table-cell>
          <table:table-cell office:value-type="currency" office:currency="EUR" office:value="5269.25" calcext:value-type="currency">
            <text:p>5 269,25 €</text:p>
          </table:table-cell>
          <table:table-cell office:value-type="currency" office:currency="EUR" office:value="5083.63" calcext:value-type="currency">
            <text:p>5 083,63 €</text:p>
          </table:table-cell>
          <table:table-cell table:style-name="ce218" table:formula="of:=AVERAGE([.E96:.F96])" office:value-type="currency" office:currency="EUR" office:value="5176.44" calcext:value-type="currency">
            <text:p>5 176,44 €</text:p>
          </table:table-cell>
          <table:table-cell table:style-name="ce250" table:formula="of:=[.D96]-[.G96]" office:value-type="float" office:value="-237.89" calcext:value-type="float">
            <text:p>-237,89</text:p>
          </table:table-cell>
          <table:table-cell table:formula="of:=[.H96]/[.G96]" office:value-type="percentage" office:value="-0.0459562942871936" calcext:value-type="percentage">
            <text:p>-4,60 %</text:p>
          </table:table-cell>
          <table:table-cell table:style-name="ce254" table:number-columns-repeated="1009"/>
          <table:table-cell table:number-columns-repeated="6"/>
        </table:table-row>
        <table:table-row table:style-name="ro6">
          <table:table-cell table:style-name="ce163" office:value-type="string" calcext:value-type="string">
            <text:p>ECPN69</text:p>
          </table:table-cell>
          <table:table-cell table:style-name="ce175" office:value-type="string" calcext:value-type="string">
            <text:p>Remplacement systématique des sources ECLAIRAGE RENFORT <text:s/>Pour un sens du tunnel de Taverny</text:p>
          </table:table-cell>
          <table:table-cell table:style-name="ce224" office:value-type="string" calcext:value-type="string">
            <text:p>Forfait</text:p>
          </table:table-cell>
          <table:table-cell table:style-name="ce209" office:value-type="currency" office:currency="EUR" office:value="6274.125" calcext:value-type="currency">
            <text:p>6 274,13 €</text:p>
          </table:table-cell>
          <table:table-cell office:value-type="currency" office:currency="EUR" office:value="7941" calcext:value-type="currency">
            <text:p>7 941,00 €</text:p>
          </table:table-cell>
          <table:table-cell office:value-type="currency" office:currency="EUR" office:value="5120.75" calcext:value-type="currency">
            <text:p>5 120,75 €</text:p>
          </table:table-cell>
          <table:table-cell table:style-name="ce218" table:formula="of:=AVERAGE([.E97:.F97])" office:value-type="currency" office:currency="EUR" office:value="6530.875" calcext:value-type="currency">
            <text:p>6 530,88 €</text:p>
          </table:table-cell>
          <table:table-cell table:style-name="ce250" table:formula="of:=[.D97]-[.G97]" office:value-type="float" office:value="-256.75" calcext:value-type="float">
            <text:p>-256,75</text:p>
          </table:table-cell>
          <table:table-cell table:formula="of:=[.H97]/[.G97]" office:value-type="percentage" office:value="-0.039313262005474" calcext:value-type="percentage">
            <text:p>-3,93 %</text:p>
          </table:table-cell>
          <table:table-cell table:style-name="ce254" table:number-columns-repeated="1009"/>
          <table:table-cell table:number-columns-repeated="6"/>
        </table:table-row>
        <table:table-row table:style-name="ro8">
          <table:table-cell table:style-name="ce164" office:value-type="string" calcext:value-type="string" table:number-columns-spanned="4" table:number-rows-spanned="1">
            <text:p>Secteur SUD</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S50</text:p>
          </table:table-cell>
          <table:table-cell table:style-name="ce174" office:value-type="string" calcext:value-type="string">
            <text:p>Remplacement systématique des sources ECLAIRAGE NUIT + SECOURS Pour un sens du tunnel de Bicêtre</text:p>
          </table:table-cell>
          <table:table-cell table:style-name="ce224" office:value-type="string" calcext:value-type="string">
            <text:p>Forfait</text:p>
          </table:table-cell>
          <table:table-cell table:style-name="ce209" office:value-type="currency" office:currency="EUR" office:value="7035.1" calcext:value-type="currency">
            <text:p>7 035,10 €</text:p>
          </table:table-cell>
          <table:table-cell office:value-type="currency" office:currency="EUR" office:value="8700.81" calcext:value-type="currency">
            <text:p>8 700,81 €</text:p>
          </table:table-cell>
          <table:table-cell office:value-type="currency" office:currency="EUR" office:value="8608" calcext:value-type="currency">
            <text:p>8 608,00 €</text:p>
          </table:table-cell>
          <table:table-cell table:style-name="ce218" table:formula="of:=AVERAGE([.E99:.F99])" office:value-type="currency" office:currency="EUR" office:value="8654.405" calcext:value-type="currency">
            <text:p>8 654,41 €</text:p>
          </table:table-cell>
          <table:table-cell table:style-name="ce250" table:formula="of:=[.D99]-[.G99]" office:value-type="float" office:value="-1619.305" calcext:value-type="float">
            <text:p>-1619,305</text:p>
          </table:table-cell>
          <table:table-cell table:formula="of:=[.H99]/[.G99]" office:value-type="percentage" office:value="-0.187107605895495" calcext:value-type="percentage">
            <text:p>-18,71 %</text:p>
          </table:table-cell>
          <table:table-cell table:style-name="ce254" table:number-columns-repeated="1009"/>
          <table:table-cell table:number-columns-repeated="6"/>
        </table:table-row>
        <table:table-row table:style-name="ro10">
          <table:table-cell table:style-name="ce163" office:value-type="string" calcext:value-type="string">
            <text:p>ECPS51</text:p>
          </table:table-cell>
          <table:table-cell table:style-name="ce175" office:value-type="string" calcext:value-type="string">
            <text:p>Remplacement systématique des sources ECLAIRAGE JOUR + EXTERIEUR Pour un sens du tunnel de Bicêtre</text:p>
          </table:table-cell>
          <table:table-cell table:style-name="ce224" office:value-type="string" calcext:value-type="string">
            <text:p>Forfait</text:p>
          </table:table-cell>
          <table:table-cell table:style-name="ce209" office:value-type="currency" office:currency="EUR" office:value="5000.65" calcext:value-type="currency">
            <text:p>5 000,65 €</text:p>
          </table:table-cell>
          <table:table-cell office:value-type="currency" office:currency="EUR" office:value="5083.63" calcext:value-type="currency">
            <text:p>5 083,63 €</text:p>
          </table:table-cell>
          <table:table-cell office:value-type="currency" office:currency="EUR" office:value="5343.5" calcext:value-type="currency">
            <text:p>5 343,50 €</text:p>
          </table:table-cell>
          <table:table-cell table:style-name="ce218" table:formula="of:=AVERAGE([.E100:.F100])" office:value-type="currency" office:currency="EUR" office:value="5213.565" calcext:value-type="currency">
            <text:p>5 213,57 €</text:p>
          </table:table-cell>
          <table:table-cell table:style-name="ce250" table:formula="of:=[.D100]-[.G100]" office:value-type="float" office:value="-212.915000000001" calcext:value-type="float">
            <text:p>-212,915000000001</text:p>
          </table:table-cell>
          <table:table-cell table:formula="of:=[.H100]/[.G100]" office:value-type="percentage" office:value="-0.0408386583844262" calcext:value-type="percentage">
            <text:p>-4,08 %</text:p>
          </table:table-cell>
          <table:table-cell table:style-name="ce254" table:number-columns-repeated="1009"/>
          <table:table-cell table:number-columns-repeated="6"/>
        </table:table-row>
        <table:table-row table:style-name="ro6">
          <table:table-cell table:style-name="ce163" office:value-type="string" calcext:value-type="string">
            <text:p>ECPS52</text:p>
          </table:table-cell>
          <table:table-cell table:style-name="ce175" office:value-type="string" calcext:value-type="string">
            <text:p>Remplacement systématique des sources ECLAIRAGE RENFORT <text:s/>Pour un sens du tunnel de Bicêtre</text:p>
          </table:table-cell>
          <table:table-cell table:style-name="ce224" office:value-type="string" calcext:value-type="string">
            <text:p>Forfait</text:p>
          </table:table-cell>
          <table:table-cell table:style-name="ce209" office:value-type="currency" office:currency="EUR" office:value="21866.25" calcext:value-type="currency">
            <text:p>21 866,25 €</text:p>
          </table:table-cell>
          <table:table-cell office:value-type="currency" office:currency="EUR" office:value="23189.76" calcext:value-type="currency">
            <text:p>23 189,76 €</text:p>
          </table:table-cell>
          <table:table-cell office:value-type="currency" office:currency="EUR" office:value="24526.26" calcext:value-type="currency">
            <text:p>24 526,26 €</text:p>
          </table:table-cell>
          <table:table-cell table:style-name="ce218" table:formula="of:=AVERAGE([.E101:.F101])" office:value-type="currency" office:currency="EUR" office:value="23858.01" calcext:value-type="currency">
            <text:p>23 858,01 €</text:p>
          </table:table-cell>
          <table:table-cell table:style-name="ce250" table:formula="of:=[.D101]-[.G101]" office:value-type="float" office:value="-1991.76" calcext:value-type="float">
            <text:p>-1991,76</text:p>
          </table:table-cell>
          <table:table-cell table:formula="of:=[.H101]/[.G101]" office:value-type="percentage" office:value="-0.083483911692551" calcext:value-type="percentage">
            <text:p>-8,35 %</text:p>
          </table:table-cell>
          <table:table-cell table:style-name="ce254" table:number-columns-repeated="1009"/>
          <table:table-cell table:number-columns-repeated="6"/>
        </table:table-row>
        <table:table-row table:style-name="ro6">
          <table:table-cell table:style-name="ce163" office:value-type="string" calcext:value-type="string">
            <text:p>ECPS53</text:p>
          </table:table-cell>
          <table:table-cell table:style-name="ce174" office:value-type="string" calcext:value-type="string">
            <text:p>Remplacement systématique des sources ECLAIRAGE NUIT + SECOURS Pour un sens du tunnel de Antony</text:p>
          </table:table-cell>
          <table:table-cell table:style-name="ce224" office:value-type="string" calcext:value-type="string">
            <text:p>Forfait</text:p>
          </table:table-cell>
          <table:table-cell table:style-name="ce209" office:value-type="currency" office:currency="EUR" office:value="5000.65" calcext:value-type="currency">
            <text:p>5 000,65 €</text:p>
          </table:table-cell>
          <table:table-cell table:number-columns-repeated="2" office:value-type="currency" office:currency="EUR" office:value="6344.63" calcext:value-type="currency">
            <text:p>6 344,63 €</text:p>
          </table:table-cell>
          <table:table-cell table:style-name="ce218" table:formula="of:=AVERAGE([.E102:.F102])" office:value-type="currency" office:currency="EUR" office:value="6344.63" calcext:value-type="currency">
            <text:p>6 344,63 €</text:p>
          </table:table-cell>
          <table:table-cell table:style-name="ce250" table:formula="of:=[.D102]-[.G102]" office:value-type="float" office:value="-1343.98" calcext:value-type="float">
            <text:p>-1343,98</text:p>
          </table:table-cell>
          <table:table-cell table:formula="of:=[.H102]/[.G102]" office:value-type="percentage" office:value="-0.211829531430517" calcext:value-type="percentage">
            <text:p>-21,18 %</text:p>
          </table:table-cell>
          <table:table-cell table:style-name="ce254" table:number-columns-repeated="1009"/>
          <table:table-cell table:number-columns-repeated="6"/>
        </table:table-row>
        <table:table-row table:style-name="ro10">
          <table:table-cell table:style-name="ce163" office:value-type="string" calcext:value-type="string">
            <text:p>ECPS54</text:p>
          </table:table-cell>
          <table:table-cell table:style-name="ce175" office:value-type="string" calcext:value-type="string">
            <text:p>Remplacement systématique des sources ECLAIRAGE JOUR + EXTERIEUR Pour un sens du tunnel de Antony</text:p>
          </table:table-cell>
          <table:table-cell table:style-name="ce224" office:value-type="string" calcext:value-type="string">
            <text:p>Forfait</text:p>
          </table:table-cell>
          <table:table-cell table:style-name="ce209" office:value-type="currency" office:currency="EUR" office:value="2842" calcext:value-type="currency">
            <text:p>2 842,00 €</text:p>
          </table:table-cell>
          <table:table-cell office:value-type="currency" office:currency="EUR" office:value="2820.25" calcext:value-type="currency">
            <text:p>2 820,25 €</text:p>
          </table:table-cell>
          <table:table-cell office:value-type="currency" office:currency="EUR" office:value="2801.69" calcext:value-type="currency">
            <text:p>2 801,69 €</text:p>
          </table:table-cell>
          <table:table-cell table:style-name="ce218" table:formula="of:=AVERAGE([.E103:.F103])" office:value-type="currency" office:currency="EUR" office:value="2810.97" calcext:value-type="currency">
            <text:p>2 810,97 €</text:p>
          </table:table-cell>
          <table:table-cell table:style-name="ce250" table:formula="of:=[.D103]-[.G103]" office:value-type="float" office:value="31.0299999999997" calcext:value-type="float">
            <text:p>31,0299999999997</text:p>
          </table:table-cell>
          <table:table-cell table:formula="of:=[.H103]/[.G103]" office:value-type="percentage" office:value="0.0110388940472505" calcext:value-type="percentage">
            <text:p>1,10 %</text:p>
          </table:table-cell>
          <table:table-cell table:style-name="ce254" table:number-columns-repeated="1009"/>
          <table:table-cell table:number-columns-repeated="6"/>
        </table:table-row>
        <table:table-row table:style-name="ro6">
          <table:table-cell table:style-name="ce163" office:value-type="string" calcext:value-type="string">
            <text:p>ECPS55</text:p>
          </table:table-cell>
          <table:table-cell table:style-name="ce175" office:value-type="string" calcext:value-type="string">
            <text:p>Remplacement systématique des sources ECLAIRAGE RENFORT <text:s/>Pour un sens du tunnel de Antony</text:p>
          </table:table-cell>
          <table:table-cell table:style-name="ce224" office:value-type="string" calcext:value-type="string">
            <text:p>Forfait</text:p>
          </table:table-cell>
          <table:table-cell table:style-name="ce209" office:value-type="currency" office:currency="EUR" office:value="4130.975" calcext:value-type="currency">
            <text:p>4 130,98 €</text:p>
          </table:table-cell>
          <table:table-cell office:value-type="currency" office:currency="EUR" office:value="4675.26" calcext:value-type="currency">
            <text:p>4 675,26 €</text:p>
          </table:table-cell>
          <table:table-cell office:value-type="currency" office:currency="EUR" office:value="4712.38" calcext:value-type="currency">
            <text:p>4 712,38 €</text:p>
          </table:table-cell>
          <table:table-cell table:style-name="ce218" table:formula="of:=AVERAGE([.E104:.F104])" office:value-type="currency" office:currency="EUR" office:value="4693.82" calcext:value-type="currency">
            <text:p>4 693,82 €</text:p>
          </table:table-cell>
          <table:table-cell table:style-name="ce250" table:formula="of:=[.D104]-[.G104]" office:value-type="float" office:value="-562.844999999999" calcext:value-type="float">
            <text:p>-562,844999999999</text:p>
          </table:table-cell>
          <table:table-cell table:formula="of:=[.H104]/[.G104]" office:value-type="percentage" office:value="-0.119911926746232" calcext:value-type="percentage">
            <text:p>-11,99 %</text:p>
          </table:table-cell>
          <table:table-cell table:style-name="ce254" table:number-columns-repeated="1009"/>
          <table:table-cell table:number-columns-repeated="6"/>
        </table:table-row>
        <table:table-row table:style-name="ro6">
          <table:table-cell table:style-name="ce163" office:value-type="string" calcext:value-type="string">
            <text:p>ECPS58</text:p>
          </table:table-cell>
          <table:table-cell table:style-name="ce174" office:value-type="string" calcext:value-type="string">
            <text:p>Remplacement systématique des sources ECLAIRAGE NUIT + SECOURS Pour un sens du tunnel de Orly</text:p>
          </table:table-cell>
          <table:table-cell table:style-name="ce224" office:value-type="string" calcext:value-type="string">
            <text:p>Forfait</text:p>
          </table:table-cell>
          <table:table-cell table:style-name="ce209" office:value-type="currency" office:currency="EUR" office:value="2904.1" calcext:value-type="currency">
            <text:p>2 904,10 €</text:p>
          </table:table-cell>
          <table:table-cell office:value-type="currency" office:currency="EUR" office:value="3951.31" calcext:value-type="currency">
            <text:p>3 951,31 €</text:p>
          </table:table-cell>
          <table:table-cell office:value-type="currency" office:currency="EUR" office:value="3969.88" calcext:value-type="currency">
            <text:p>3 969,88 €</text:p>
          </table:table-cell>
          <table:table-cell table:style-name="ce218" table:formula="of:=AVERAGE([.E105:.F105])" office:value-type="currency" office:currency="EUR" office:value="3960.595" calcext:value-type="currency">
            <text:p>3 960,60 €</text:p>
          </table:table-cell>
          <table:table-cell table:style-name="ce250" table:formula="of:=[.D105]-[.G105]" office:value-type="float" office:value="-1056.495" calcext:value-type="float">
            <text:p>-1056,495</text:p>
          </table:table-cell>
          <table:table-cell table:formula="of:=[.H105]/[.G105]" office:value-type="percentage" office:value="-0.26675158656717" calcext:value-type="percentage">
            <text:p>-26,68 %</text:p>
          </table:table-cell>
          <table:table-cell table:style-name="ce254" table:number-columns-repeated="1009"/>
          <table:table-cell table:number-columns-repeated="6"/>
        </table:table-row>
        <table:table-row table:style-name="ro10">
          <table:table-cell table:style-name="ce163" office:value-type="string" calcext:value-type="string">
            <text:p>ECPS56</text:p>
          </table:table-cell>
          <table:table-cell table:style-name="ce175" office:value-type="string" calcext:value-type="string">
            <text:p>Remplacement systématique des sources ECLAIRAGE JOUR + EXTERIEUR Pour un sens du tunnel de Orly</text:p>
          </table:table-cell>
          <table:table-cell table:style-name="ce224" office:value-type="string" calcext:value-type="string">
            <text:p>Forfait</text:p>
          </table:table-cell>
          <table:table-cell table:style-name="ce209" office:value-type="currency" office:currency="EUR" office:value="1925.725" calcext:value-type="currency">
            <text:p>1 925,73 €</text:p>
          </table:table-cell>
          <table:table-cell office:value-type="currency" office:currency="EUR" office:value="1984.94" calcext:value-type="currency">
            <text:p>1 984,94 €</text:p>
          </table:table-cell>
          <table:table-cell office:value-type="currency" office:currency="EUR" office:value="2541.81" calcext:value-type="currency">
            <text:p>2 541,81 €</text:p>
          </table:table-cell>
          <table:table-cell table:style-name="ce218" table:formula="of:=AVERAGE([.E106:.F106])" office:value-type="currency" office:currency="EUR" office:value="2263.375" calcext:value-type="currency">
            <text:p>2 263,38 €</text:p>
          </table:table-cell>
          <table:table-cell table:style-name="ce250" table:formula="of:=[.D106]-[.G106]" office:value-type="float" office:value="-337.65" calcext:value-type="float">
            <text:p>-337,65</text:p>
          </table:table-cell>
          <table:table-cell table:formula="of:=[.H106]/[.G106]" office:value-type="percentage" office:value="-0.149179875186392" calcext:value-type="percentage">
            <text:p>-14,92 %</text:p>
          </table:table-cell>
          <table:table-cell table:style-name="ce254" table:number-columns-repeated="1009"/>
          <table:table-cell table:number-columns-repeated="6"/>
        </table:table-row>
        <table:table-row table:style-name="ro6">
          <table:table-cell table:style-name="ce163" office:value-type="string" calcext:value-type="string">
            <text:p>ECPS57</text:p>
          </table:table-cell>
          <table:table-cell table:style-name="ce175" office:value-type="string" calcext:value-type="string">
            <text:p>Remplacement systématique des sources ECLAIRAGE RENFORT <text:s/>Pour un sens du tunnel de Orly</text:p>
          </table:table-cell>
          <table:table-cell table:style-name="ce224" office:value-type="string" calcext:value-type="string">
            <text:p>Forfait</text:p>
          </table:table-cell>
          <table:table-cell table:style-name="ce209" office:value-type="currency" office:currency="EUR" office:value="14939.85" calcext:value-type="currency">
            <text:p>14 939,85 €</text:p>
          </table:table-cell>
          <table:table-cell table:number-columns-repeated="2" office:value-type="currency" office:currency="EUR" office:value="17439" calcext:value-type="currency">
            <text:p>17 439,00 €</text:p>
          </table:table-cell>
          <table:table-cell table:style-name="ce218" table:formula="of:=AVERAGE([.E107:.F107])" office:value-type="currency" office:currency="EUR" office:value="17439" calcext:value-type="currency">
            <text:p>17 439,00 €</text:p>
          </table:table-cell>
          <table:table-cell table:style-name="ce250" table:formula="of:=[.D107]-[.G107]" office:value-type="float" office:value="-2499.15" calcext:value-type="float">
            <text:p>-2499,15</text:p>
          </table:table-cell>
          <table:table-cell table:formula="of:=[.H107]/[.G107]" office:value-type="percentage" office:value="-0.143308102528815" calcext:value-type="percentage">
            <text:p>-14,33 %</text:p>
          </table:table-cell>
          <table:table-cell table:style-name="ce254" table:number-columns-repeated="1009"/>
          <table:table-cell table:number-columns-repeated="6"/>
        </table:table-row>
        <table:table-row table:style-name="ro6">
          <table:table-cell table:style-name="ce163" office:value-type="string" calcext:value-type="string">
            <text:p>ECPS59</text:p>
          </table:table-cell>
          <table:table-cell table:style-name="ce174" office:value-type="string" calcext:value-type="string">
            <text:p>Remplacement systématique des sources ECLAIRAGE NUIT + SECOURS Pour un sens du tunnel Fresnes</text:p>
          </table:table-cell>
          <table:table-cell table:style-name="ce224" office:value-type="string" calcext:value-type="string">
            <text:p>Forfait</text:p>
          </table:table-cell>
          <table:table-cell table:style-name="ce209" office:value-type="currency" office:currency="EUR" office:value="15095.15" calcext:value-type="currency">
            <text:p>15 095,15 €</text:p>
          </table:table-cell>
          <table:table-cell table:number-columns-repeated="2" office:value-type="currency" office:currency="EUR" office:value="15584.56" calcext:value-type="currency">
            <text:p>15 584,56 €</text:p>
          </table:table-cell>
          <table:table-cell table:style-name="ce218" table:formula="of:=AVERAGE([.E108:.F108])" office:value-type="currency" office:currency="EUR" office:value="15584.56" calcext:value-type="currency">
            <text:p>15 584,56 €</text:p>
          </table:table-cell>
          <table:table-cell table:style-name="ce250" table:formula="of:=[.D108]-[.G108]" office:value-type="float" office:value="-489.41" calcext:value-type="float">
            <text:p>-489,41</text:p>
          </table:table-cell>
          <table:table-cell table:formula="of:=[.H108]/[.G108]" office:value-type="percentage" office:value="-0.0314035173274061" calcext:value-type="percentage">
            <text:p>-3,14 %</text:p>
          </table:table-cell>
          <table:table-cell table:style-name="ce254" table:number-columns-repeated="1009"/>
          <table:table-cell table:number-columns-repeated="6"/>
        </table:table-row>
        <table:table-row table:style-name="ro10">
          <table:table-cell table:style-name="ce163" office:value-type="string" calcext:value-type="string">
            <text:p>ECPS60</text:p>
          </table:table-cell>
          <table:table-cell table:style-name="ce175" office:value-type="string" calcext:value-type="string">
            <text:p>Remplacement systématique des sources ECLAIRAGE JOUR + EXTERIEUR Pour un sens du tunnel Fresnes</text:p>
          </table:table-cell>
          <table:table-cell table:style-name="ce224" office:value-type="string" calcext:value-type="string">
            <text:p>Forfait</text:p>
          </table:table-cell>
          <table:table-cell table:style-name="ce209" office:value-type="currency" office:currency="EUR" office:value="2857.525" calcext:value-type="currency">
            <text:p>2 857,53 €</text:p>
          </table:table-cell>
          <table:table-cell office:value-type="currency" office:currency="EUR" office:value="2838.81" calcext:value-type="currency">
            <text:p>2 838,81 €</text:p>
          </table:table-cell>
          <table:table-cell office:value-type="currency" office:currency="EUR" office:value="2801.69" calcext:value-type="currency">
            <text:p>2 801,69 €</text:p>
          </table:table-cell>
          <table:table-cell table:style-name="ce218" table:formula="of:=AVERAGE([.E109:.F109])" office:value-type="currency" office:currency="EUR" office:value="2820.25" calcext:value-type="currency">
            <text:p>2 820,25 €</text:p>
          </table:table-cell>
          <table:table-cell table:style-name="ce250" table:formula="of:=[.D109]-[.G109]" office:value-type="float" office:value="37.2750000000001" calcext:value-type="float">
            <text:p>37,2750000000001</text:p>
          </table:table-cell>
          <table:table-cell table:formula="of:=[.H109]/[.G109]" office:value-type="percentage" office:value="0.0132169133942027" calcext:value-type="percentage">
            <text:p>1,32 %</text:p>
          </table:table-cell>
          <table:table-cell table:style-name="ce254" table:number-columns-repeated="1009"/>
          <table:table-cell table:number-columns-repeated="6"/>
        </table:table-row>
        <table:table-row table:style-name="ro6">
          <table:table-cell table:style-name="ce163" office:value-type="string" calcext:value-type="string">
            <text:p>ECPS61</text:p>
          </table:table-cell>
          <table:table-cell table:style-name="ce175" office:value-type="string" calcext:value-type="string">
            <text:p>Remplacement systématique des sources ECLAIRAGE RENFORT <text:s/>Pour un sens du tunnel Fresnes</text:p>
          </table:table-cell>
          <table:table-cell table:style-name="ce224" office:value-type="string" calcext:value-type="string">
            <text:p>Forfait</text:p>
          </table:table-cell>
          <table:table-cell table:style-name="ce209" office:value-type="currency" office:currency="EUR" office:value="10777.825" calcext:value-type="currency">
            <text:p>10 777,83 €</text:p>
          </table:table-cell>
          <table:table-cell office:value-type="currency" office:currency="EUR" office:value="11206.76" calcext:value-type="currency">
            <text:p>11 206,76 €</text:p>
          </table:table-cell>
          <table:table-cell office:value-type="currency" office:currency="EUR" office:value="10575.62" calcext:value-type="currency">
            <text:p>10 575,62 €</text:p>
          </table:table-cell>
          <table:table-cell table:style-name="ce218" table:formula="of:=AVERAGE([.E110:.F110])" office:value-type="currency" office:currency="EUR" office:value="10891.19" calcext:value-type="currency">
            <text:p>10 891,19 €</text:p>
          </table:table-cell>
          <table:table-cell table:style-name="ce250" table:formula="of:=[.D110]-[.G110]" office:value-type="float" office:value="-113.365" calcext:value-type="float">
            <text:p>-113,365</text:p>
          </table:table-cell>
          <table:table-cell table:formula="of:=[.H110]/[.G110]" office:value-type="percentage" office:value="-0.0104088717578152" calcext:value-type="percentage">
            <text:p>-1,04 %</text:p>
          </table:table-cell>
          <table:table-cell table:style-name="ce254" table:number-columns-repeated="1009"/>
          <table:table-cell table:number-columns-repeated="6"/>
        </table:table-row>
        <table:table-row table:style-name="ro6">
          <table:table-cell table:style-name="ce163" office:value-type="string" calcext:value-type="string">
            <text:p>ECPS62</text:p>
          </table:table-cell>
          <table:table-cell table:style-name="ce174" office:value-type="string" calcext:value-type="string">
            <text:p>Remplacement systématique des sources ECLAIRAGE NUIT + SECOURS Pour un sens du tunnel de Italie</text:p>
          </table:table-cell>
          <table:table-cell table:style-name="ce224" office:value-type="string" calcext:value-type="string">
            <text:p>Forfait</text:p>
          </table:table-cell>
          <table:table-cell table:style-name="ce209" office:value-type="currency" office:currency="EUR" office:value="1754.9" calcext:value-type="currency">
            <text:p>1 754,90 €</text:p>
          </table:table-cell>
          <table:table-cell office:value-type="currency" office:currency="EUR" office:value="3580.07" calcext:value-type="currency">
            <text:p>3 580,07 €</text:p>
          </table:table-cell>
          <table:table-cell office:value-type="currency" office:currency="EUR" office:value="2967.5" calcext:value-type="currency">
            <text:p>2 967,50 €</text:p>
          </table:table-cell>
          <table:table-cell table:style-name="ce218" table:formula="of:=AVERAGE([.E111:.F111])" office:value-type="currency" office:currency="EUR" office:value="3273.785" calcext:value-type="currency">
            <text:p>3 273,79 €</text:p>
          </table:table-cell>
          <table:table-cell table:style-name="ce250" table:formula="of:=[.D111]-[.G111]" office:value-type="float" office:value="-1518.885" calcext:value-type="float">
            <text:p>-1518,885</text:p>
          </table:table-cell>
          <table:table-cell table:formula="of:=[.H111]/[.G111]" office:value-type="percentage" office:value="-0.463953802708486" calcext:value-type="percentage">
            <text:p>-46,40 %</text:p>
          </table:table-cell>
          <table:table-cell table:style-name="ce254" table:number-columns-repeated="1009"/>
          <table:table-cell table:number-columns-repeated="6"/>
        </table:table-row>
        <table:table-row table:style-name="ro10">
          <table:table-cell table:style-name="ce163" office:value-type="string" calcext:value-type="string">
            <text:p>ECPS63</text:p>
          </table:table-cell>
          <table:table-cell table:style-name="ce175" office:value-type="string" calcext:value-type="string">
            <text:p>Remplacement systématique des sources ECLAIRAGE JOUR + EXTERIEUR Pour un sens du tunnel de Italie</text:p>
          </table:table-cell>
          <table:table-cell table:style-name="ce224" office:value-type="string" calcext:value-type="string">
            <text:p>Forfait</text:p>
          </table:table-cell>
          <table:table-cell table:style-name="ce209" office:value-type="currency" office:currency="EUR" office:value="1506.4" calcext:value-type="currency">
            <text:p>1 506,40 €</text:p>
          </table:table-cell>
          <table:table-cell office:value-type="currency" office:currency="EUR" office:value="2226.25" calcext:value-type="currency">
            <text:p>2 226,25 €</text:p>
          </table:table-cell>
          <table:table-cell office:value-type="currency" office:currency="EUR" office:value="1799.31" calcext:value-type="currency">
            <text:p>1 799,31 €</text:p>
          </table:table-cell>
          <table:table-cell table:style-name="ce218" table:formula="of:=AVERAGE([.E112:.F112])" office:value-type="currency" office:currency="EUR" office:value="2012.78" calcext:value-type="currency">
            <text:p>2 012,78 €</text:p>
          </table:table-cell>
          <table:table-cell table:style-name="ce250" table:formula="of:=[.D112]-[.G112]" office:value-type="float" office:value="-506.38" calcext:value-type="float">
            <text:p>-506,38</text:p>
          </table:table-cell>
          <table:table-cell table:formula="of:=[.H112]/[.G112]" office:value-type="percentage" office:value="-0.251582388537247" calcext:value-type="percentage">
            <text:p>-25,16 %</text:p>
          </table:table-cell>
          <table:table-cell table:style-name="ce254" table:number-columns-repeated="1009"/>
          <table:table-cell table:number-columns-repeated="6"/>
        </table:table-row>
        <table:table-row table:style-name="ro6">
          <table:table-cell table:style-name="ce163" office:value-type="string" calcext:value-type="string">
            <text:p>ECPS64</text:p>
          </table:table-cell>
          <table:table-cell table:style-name="ce175" office:value-type="string" calcext:value-type="string">
            <text:p>Remplacement systématique des sources ECLAIRAGE RENFORT <text:s/>Pour un sens du tunnel de Italie</text:p>
          </table:table-cell>
          <table:table-cell table:style-name="ce224" office:value-type="string" calcext:value-type="string">
            <text:p>Forfait</text:p>
          </table:table-cell>
          <table:table-cell table:style-name="ce209" office:value-type="currency" office:currency="EUR" office:value="2158.675" calcext:value-type="currency">
            <text:p>2 158,68 €</text:p>
          </table:table-cell>
          <table:table-cell office:value-type="currency" office:currency="EUR" office:value="3858.5" calcext:value-type="currency">
            <text:p>3 858,50 €</text:p>
          </table:table-cell>
          <table:table-cell office:value-type="currency" office:currency="EUR" office:value="3171.69" calcext:value-type="currency">
            <text:p>3 171,69 €</text:p>
          </table:table-cell>
          <table:table-cell table:style-name="ce218" table:formula="of:=AVERAGE([.E113:.F113])" office:value-type="currency" office:currency="EUR" office:value="3515.095" calcext:value-type="currency">
            <text:p>3 515,10 €</text:p>
          </table:table-cell>
          <table:table-cell table:style-name="ce250" table:formula="of:=[.D113]-[.G113]" office:value-type="float" office:value="-1356.42" calcext:value-type="float">
            <text:p>-1356,42</text:p>
          </table:table-cell>
          <table:table-cell table:formula="of:=[.H113]/[.G113]" office:value-type="percentage" office:value="-0.385884307536496" calcext:value-type="percentage">
            <text:p>-38,59 %</text:p>
          </table:table-cell>
          <table:table-cell table:style-name="ce254" table:number-columns-repeated="1009"/>
          <table:table-cell table:number-columns-repeated="6"/>
        </table:table-row>
        <table:table-row table:style-name="ro8">
          <table:table-cell table:style-name="ce164" office:value-type="string" calcext:value-type="string" table:number-columns-spanned="4" table:number-rows-spanned="1">
            <text:p>Secteur OUEST</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PB51</text:p>
          </table:table-cell>
          <table:table-cell table:style-name="ce174" office:value-type="string" calcext:value-type="string">
            <text:p>Remplacement systématique des sources ECLAIRAGE NUIT + SECOURS Pour un sens du tunnel Ambroise Paré</text:p>
          </table:table-cell>
          <table:table-cell table:style-name="ce224" office:value-type="string" calcext:value-type="string">
            <text:p>Forfait</text:p>
          </table:table-cell>
          <table:table-cell table:style-name="ce209" office:value-type="currency" office:currency="EUR" office:value="5668.45" calcext:value-type="currency">
            <text:p>5 668,45 €</text:p>
          </table:table-cell>
          <table:table-cell office:value-type="currency" office:currency="EUR" office:value="5733.32" calcext:value-type="currency">
            <text:p>5 733,32 €</text:p>
          </table:table-cell>
          <table:table-cell office:value-type="currency" office:currency="EUR" office:value="5492" calcext:value-type="currency">
            <text:p>5 492,00 €</text:p>
          </table:table-cell>
          <table:table-cell table:style-name="ce218" table:formula="of:=AVERAGE([.E115:.F115])" office:value-type="currency" office:currency="EUR" office:value="5612.66" calcext:value-type="currency">
            <text:p>5 612,66 €</text:p>
          </table:table-cell>
          <table:table-cell table:style-name="ce250" table:formula="of:=[.D115]-[.G115]" office:value-type="float" office:value="55.79" calcext:value-type="float">
            <text:p>55,79</text:p>
          </table:table-cell>
          <table:table-cell table:formula="of:=[.H115]/[.G115]" office:value-type="percentage" office:value="0.00994002843571497" calcext:value-type="percentage">
            <text:p>0,99 %</text:p>
          </table:table-cell>
          <table:table-cell table:style-name="ce254" table:number-columns-repeated="1009"/>
          <table:table-cell table:number-columns-repeated="6"/>
        </table:table-row>
        <table:table-row table:style-name="ro10">
          <table:table-cell table:style-name="ce163" office:value-type="string" calcext:value-type="string">
            <text:p>ECPB52</text:p>
          </table:table-cell>
          <table:table-cell table:style-name="ce175" office:value-type="string" calcext:value-type="string">
            <text:p>Remplacement systématique des sources ECLAIRAGE JOUR + EXTERIEUR Pour un sens du tunnel Ambroise Paré</text:p>
          </table:table-cell>
          <table:table-cell table:style-name="ce224" office:value-type="string" calcext:value-type="string">
            <text:p>Forfait</text:p>
          </table:table-cell>
          <table:table-cell table:style-name="ce209" office:value-type="currency" office:currency="EUR" office:value="5419.975" calcext:value-type="currency">
            <text:p>5 419,98 €</text:p>
          </table:table-cell>
          <table:table-cell office:value-type="currency" office:currency="EUR" office:value="5584.81" calcext:value-type="currency">
            <text:p>5 584,81 €</text:p>
          </table:table-cell>
          <table:table-cell office:value-type="currency" office:currency="EUR" office:value="5343.5" calcext:value-type="currency">
            <text:p>5 343,50 €</text:p>
          </table:table-cell>
          <table:table-cell table:style-name="ce218" table:formula="of:=AVERAGE([.E116:.F116])" office:value-type="currency" office:currency="EUR" office:value="5464.155" calcext:value-type="currency">
            <text:p>5 464,16 €</text:p>
          </table:table-cell>
          <table:table-cell table:style-name="ce250" table:formula="of:=[.D116]-[.G116]" office:value-type="float" office:value="-44.1800000000003" calcext:value-type="float">
            <text:p>-44,1800000000003</text:p>
          </table:table-cell>
          <table:table-cell table:formula="of:=[.H116]/[.G116]" office:value-type="percentage" office:value="-0.00808542217415141" calcext:value-type="percentage">
            <text:p>-0,81 %</text:p>
          </table:table-cell>
          <table:table-cell table:style-name="ce254" table:number-columns-repeated="1009"/>
          <table:table-cell table:number-columns-repeated="6"/>
        </table:table-row>
        <table:table-row table:style-name="ro6">
          <table:table-cell table:style-name="ce163" office:value-type="string" calcext:value-type="string">
            <text:p>ECPB53</text:p>
          </table:table-cell>
          <table:table-cell table:style-name="ce175" office:value-type="string" calcext:value-type="string">
            <text:p>Remplacement systématique des sources ECLAIRAGE RENFORT <text:s/>Pour un sens du tunnel Ambroise Paré</text:p>
          </table:table-cell>
          <table:table-cell table:style-name="ce224" office:value-type="string" calcext:value-type="string">
            <text:p>Forfait</text:p>
          </table:table-cell>
          <table:table-cell table:style-name="ce209" office:value-type="currency" office:currency="EUR" office:value="5683.975" calcext:value-type="currency">
            <text:p>5 683,98 €</text:p>
          </table:table-cell>
          <table:table-cell office:value-type="currency" office:currency="EUR" office:value="6864.38" calcext:value-type="currency">
            <text:p>6 864,38 €</text:p>
          </table:table-cell>
          <table:table-cell office:value-type="currency" office:currency="EUR" office:value="6604.51" calcext:value-type="currency">
            <text:p>6 604,51 €</text:p>
          </table:table-cell>
          <table:table-cell table:style-name="ce218" table:formula="of:=AVERAGE([.E117:.F117])" office:value-type="currency" office:currency="EUR" office:value="6734.445" calcext:value-type="currency">
            <text:p>6 734,45 €</text:p>
          </table:table-cell>
          <table:table-cell table:style-name="ce250" table:formula="of:=[.D117]-[.G117]" office:value-type="float" office:value="-1050.47" calcext:value-type="float">
            <text:p>-1050,47</text:p>
          </table:table-cell>
          <table:table-cell table:formula="of:=[.H117]/[.G117]" office:value-type="percentage" office:value="-0.155984643129463" calcext:value-type="percentage">
            <text:p>-15,60 %</text:p>
          </table:table-cell>
          <table:table-cell table:style-name="ce254" table:number-columns-repeated="1009"/>
          <table:table-cell table:number-columns-repeated="6"/>
        </table:table-row>
        <table:table-row table:style-name="ro6">
          <table:table-cell table:style-name="ce163" office:value-type="string" calcext:value-type="string">
            <text:p>ECPB54</text:p>
          </table:table-cell>
          <table:table-cell table:style-name="ce174" office:value-type="string" calcext:value-type="string">
            <text:p>Remplacement systématique des sources ECLAIRAGE NUIT + SECOURS Pour un sens du tunnel Chennevières</text:p>
          </table:table-cell>
          <table:table-cell table:style-name="ce224" office:value-type="string" calcext:value-type="string">
            <text:p>Forfait</text:p>
          </table:table-cell>
          <table:table-cell table:style-name="ce209" office:value-type="currency" office:currency="EUR" office:value="6025.65" calcext:value-type="currency">
            <text:p>6 025,65 €</text:p>
          </table:table-cell>
          <table:table-cell office:value-type="currency" office:currency="EUR" office:value="8236.73" calcext:value-type="currency">
            <text:p>8 236,73 €</text:p>
          </table:table-cell>
          <table:table-cell office:value-type="currency" office:currency="EUR" office:value="5640.5" calcext:value-type="currency">
            <text:p>5 640,50 €</text:p>
          </table:table-cell>
          <table:table-cell table:style-name="ce218" table:formula="of:=AVERAGE([.E118:.F118])" office:value-type="currency" office:currency="EUR" office:value="6938.615" calcext:value-type="currency">
            <text:p>6 938,62 €</text:p>
          </table:table-cell>
          <table:table-cell table:style-name="ce250" table:formula="of:=[.D118]-[.G118]" office:value-type="float" office:value="-912.965" calcext:value-type="float">
            <text:p>-912,965</text:p>
          </table:table-cell>
          <table:table-cell table:formula="of:=[.H118]/[.G118]" office:value-type="percentage" office:value="-0.131577411342177" calcext:value-type="percentage">
            <text:p>-13,16 %</text:p>
          </table:table-cell>
          <table:table-cell table:style-name="ce254" table:number-columns-repeated="1009"/>
          <table:table-cell table:number-columns-repeated="6"/>
        </table:table-row>
        <table:table-row table:style-name="ro10">
          <table:table-cell table:style-name="ce163" office:value-type="string" calcext:value-type="string">
            <text:p>ECPB55</text:p>
          </table:table-cell>
          <table:table-cell table:style-name="ce175" office:value-type="string" calcext:value-type="string">
            <text:p>Remplacement systématique des sources ECLAIRAGE JOUR + EXTERIEUR Pour un sens du tunnel Chennevières</text:p>
          </table:table-cell>
          <table:table-cell table:style-name="ce224" office:value-type="string" calcext:value-type="string">
            <text:p>Forfait</text:p>
          </table:table-cell>
          <table:table-cell table:style-name="ce209" office:value-type="currency" office:currency="EUR" office:value="3509.775" calcext:value-type="currency">
            <text:p>3 509,78 €</text:p>
          </table:table-cell>
          <table:table-cell office:value-type="currency" office:currency="EUR" office:value="4415.38" calcext:value-type="currency">
            <text:p>4 415,38 €</text:p>
          </table:table-cell>
          <table:table-cell office:value-type="currency" office:currency="EUR" office:value="4229.75" calcext:value-type="currency">
            <text:p>4 229,75 €</text:p>
          </table:table-cell>
          <table:table-cell table:style-name="ce218" table:formula="of:=AVERAGE([.E119:.F119])" office:value-type="currency" office:currency="EUR" office:value="4322.565" calcext:value-type="currency">
            <text:p>4 322,57 €</text:p>
          </table:table-cell>
          <table:table-cell table:style-name="ce250" table:formula="of:=[.D119]-[.G119]" office:value-type="float" office:value="-812.79" calcext:value-type="float">
            <text:p>-812,79</text:p>
          </table:table-cell>
          <table:table-cell table:formula="of:=[.H119]/[.G119]" office:value-type="percentage" office:value="-0.188034188034188" calcext:value-type="percentage">
            <text:p>-18,80 %</text:p>
          </table:table-cell>
          <table:table-cell table:style-name="ce254" table:number-columns-repeated="1009"/>
          <table:table-cell table:number-columns-repeated="6"/>
        </table:table-row>
        <table:table-row table:style-name="ro6">
          <table:table-cell table:style-name="ce163" office:value-type="string" calcext:value-type="string">
            <text:p>ECPB56</text:p>
          </table:table-cell>
          <table:table-cell table:style-name="ce175" office:value-type="string" calcext:value-type="string">
            <text:p>Remplacement systématique des sources ECLAIRAGE RENFORT <text:s/>Pour un sens du tunnel Chennevières</text:p>
          </table:table-cell>
          <table:table-cell table:style-name="ce224" office:value-type="string" calcext:value-type="string">
            <text:p>Forfait</text:p>
          </table:table-cell>
          <table:table-cell table:style-name="ce209" office:value-type="currency" office:currency="EUR" office:value="5559.75" calcext:value-type="currency">
            <text:p>5 559,75 €</text:p>
          </table:table-cell>
          <table:table-cell office:value-type="currency" office:currency="EUR" office:value="6902" calcext:value-type="currency">
            <text:p>6 902,00 €</text:p>
          </table:table-cell>
          <table:table-cell office:value-type="currency" office:currency="EUR" office:value="6418.88" calcext:value-type="currency">
            <text:p>6 418,88 €</text:p>
          </table:table-cell>
          <table:table-cell table:style-name="ce218" table:formula="of:=AVERAGE([.E120:.F120])" office:value-type="currency" office:currency="EUR" office:value="6660.44" calcext:value-type="currency">
            <text:p>6 660,44 €</text:p>
          </table:table-cell>
          <table:table-cell table:style-name="ce250" table:formula="of:=[.D120]-[.G120]" office:value-type="float" office:value="-1100.69" calcext:value-type="float">
            <text:p>-1100,69</text:p>
          </table:table-cell>
          <table:table-cell table:formula="of:=[.H120]/[.G120]" office:value-type="percentage" office:value="-0.165257850832678" calcext:value-type="percentage">
            <text:p>-16,53 %</text:p>
          </table:table-cell>
          <table:table-cell table:style-name="ce254" table:number-columns-repeated="1009"/>
          <table:table-cell table:number-columns-repeated="6"/>
        </table:table-row>
        <table:table-row table:style-name="ro6">
          <table:table-cell table:style-name="ce163" office:value-type="string" calcext:value-type="string">
            <text:p>ECPB57</text:p>
          </table:table-cell>
          <table:table-cell table:style-name="ce174" office:value-type="string" calcext:value-type="string">
            <text:p>Remplacement systématique des sources ECLAIRAGE NUIT + SECOURS Pour un sens du tunnel Fontenay</text:p>
          </table:table-cell>
          <table:table-cell table:style-name="ce224" office:value-type="string" calcext:value-type="string">
            <text:p>Forfait</text:p>
          </table:table-cell>
          <table:table-cell table:style-name="ce209" office:value-type="currency" office:currency="EUR" office:value="2795.4" calcext:value-type="currency">
            <text:p>2 795,40 €</text:p>
          </table:table-cell>
          <table:table-cell table:formula="of:=2746*2" office:value-type="currency" office:currency="EUR" office:value="5492" calcext:value-type="currency">
            <text:p>5 492,00 €</text:p>
          </table:table-cell>
          <table:table-cell office:value-type="currency" office:currency="EUR" office:value="2783.13" calcext:value-type="currency">
            <text:p>2 783,13 €</text:p>
          </table:table-cell>
          <table:table-cell table:style-name="ce218" table:formula="of:=AVERAGE([.E121:.F121])" office:value-type="currency" office:currency="EUR" office:value="4137.565" calcext:value-type="currency">
            <text:p>4 137,57 €</text:p>
          </table:table-cell>
          <table:table-cell table:style-name="ce250" table:formula="of:=[.D121]-[.G121]" office:value-type="float" office:value="-1342.165" calcext:value-type="float">
            <text:p>-1342,165</text:p>
          </table:table-cell>
          <table:table-cell table:formula="of:=[.H121]/[.G121]" office:value-type="percentage" office:value="-0.324385236244023" calcext:value-type="percentage">
            <text:p>-32,44 %</text:p>
          </table:table-cell>
          <table:table-cell table:style-name="ce254" table:number-columns-repeated="1009"/>
          <table:table-cell table:number-columns-repeated="6"/>
        </table:table-row>
        <table:table-row table:style-name="ro10">
          <table:table-cell table:style-name="ce163" office:value-type="string" calcext:value-type="string">
            <text:p>ECPB58</text:p>
          </table:table-cell>
          <table:table-cell table:style-name="ce175" office:value-type="string" calcext:value-type="string">
            <text:p>Remplacement systématique des sources ECLAIRAGE JOUR + EXTERIEUR Pour un sens du tunnel Fontenay</text:p>
          </table:table-cell>
          <table:table-cell table:style-name="ce224" office:value-type="string" calcext:value-type="string">
            <text:p>Forfait</text:p>
          </table:table-cell>
          <table:table-cell table:style-name="ce209" office:value-type="currency" office:currency="EUR" office:value="2764.35" calcext:value-type="currency">
            <text:p>2 764,35 €</text:p>
          </table:table-cell>
          <table:table-cell office:value-type="currency" office:currency="EUR" office:value="5343.5" calcext:value-type="currency">
            <text:p>5 343,50 €</text:p>
          </table:table-cell>
          <table:table-cell office:value-type="currency" office:currency="EUR" office:value="2783.13" calcext:value-type="currency">
            <text:p>2 783,13 €</text:p>
          </table:table-cell>
          <table:table-cell table:style-name="ce218" table:formula="of:=AVERAGE([.E122:.F122])" office:value-type="currency" office:currency="EUR" office:value="4063.315" calcext:value-type="currency">
            <text:p>4 063,32 €</text:p>
          </table:table-cell>
          <table:table-cell table:style-name="ce250" table:formula="of:=[.D122]-[.G122]" office:value-type="float" office:value="-1298.965" calcext:value-type="float">
            <text:p>-1298,965</text:p>
          </table:table-cell>
          <table:table-cell table:formula="of:=[.H122]/[.G122]" office:value-type="percentage" office:value="-0.319681097822837" calcext:value-type="percentage">
            <text:p>-31,97 %</text:p>
          </table:table-cell>
          <table:table-cell table:style-name="ce254" table:number-columns-repeated="1009"/>
          <table:table-cell table:number-columns-repeated="6"/>
        </table:table-row>
        <table:table-row table:style-name="ro6">
          <table:table-cell table:style-name="ce163" office:value-type="string" calcext:value-type="string">
            <text:p>ECPB59</text:p>
          </table:table-cell>
          <table:table-cell table:style-name="ce175" office:value-type="string" calcext:value-type="string">
            <text:p>Remplacement systématique des sources ECLAIRAGE RENFORT <text:s/>Pour un sens du tunnel Fontenay</text:p>
          </table:table-cell>
          <table:table-cell table:style-name="ce224" office:value-type="string" calcext:value-type="string">
            <text:p>Forfait</text:p>
          </table:table-cell>
          <table:table-cell table:style-name="ce209" office:value-type="currency" office:currency="EUR" office:value="5171.5" calcext:value-type="currency">
            <text:p>5 171,50 €</text:p>
          </table:table-cell>
          <table:table-cell office:value-type="currency" office:currency="EUR" office:value="6604.51" calcext:value-type="currency">
            <text:p>6 604,51 €</text:p>
          </table:table-cell>
          <table:table-cell office:value-type="currency" office:currency="EUR" office:value="4378.26" calcext:value-type="currency">
            <text:p>4 378,26 €</text:p>
          </table:table-cell>
          <table:table-cell table:style-name="ce218" table:formula="of:=AVERAGE([.E123:.F123])" office:value-type="currency" office:currency="EUR" office:value="5491.385" calcext:value-type="currency">
            <text:p>5 491,39 €</text:p>
          </table:table-cell>
          <table:table-cell table:style-name="ce250" table:formula="of:=[.D123]-[.G123]" office:value-type="float" office:value="-319.885" calcext:value-type="float">
            <text:p>-319,885</text:p>
          </table:table-cell>
          <table:table-cell table:formula="of:=[.H123]/[.G123]" office:value-type="percentage" office:value="-0.0582521531453359" calcext:value-type="percentage">
            <text:p>-5,83 %</text:p>
          </table:table-cell>
          <table:table-cell table:style-name="ce254" table:number-columns-repeated="1009"/>
          <table:table-cell table:number-columns-repeated="6"/>
        </table:table-row>
        <table:table-row table:style-name="ro6">
          <table:table-cell table:style-name="ce163" office:value-type="string" calcext:value-type="string">
            <text:p>ECPB60</text:p>
          </table:table-cell>
          <table:table-cell table:style-name="ce174" office:value-type="string" calcext:value-type="string">
            <text:p>Remplacement systématique des sources ECLAIRAGE NUIT + SECOURS Saint-Cloud – sens W (2 lisses d'éclairage BASE)</text:p>
          </table:table-cell>
          <table:table-cell table:style-name="ce224" office:value-type="string" calcext:value-type="string">
            <text:p>Forfait</text:p>
          </table:table-cell>
          <table:table-cell table:style-name="ce209" office:value-type="currency" office:currency="EUR" office:value="3106" calcext:value-type="currency">
            <text:p>3 106,00 €</text:p>
          </table:table-cell>
          <table:table-cell office:value-type="currency" office:currency="EUR" office:value="4081.26" calcext:value-type="currency">
            <text:p>4 081,26 €</text:p>
          </table:table-cell>
          <table:table-cell/>
          <table:table-cell table:style-name="ce218" table:formula="of:=AVERAGE([.E124:.F124])" office:value-type="currency" office:currency="EUR" office:value="4081.26" calcext:value-type="currency">
            <text:p>4 081,26 €</text:p>
          </table:table-cell>
          <table:table-cell table:style-name="ce250" table:formula="of:=[.D124]-[.G124]" office:value-type="float" office:value="-975.26" calcext:value-type="float">
            <text:p>-975,26</text:p>
          </table:table-cell>
          <table:table-cell table:formula="of:=[.H124]/[.G124]" office:value-type="percentage" office:value="-0.238960517095211" calcext:value-type="percentage">
            <text:p>-23,90 %</text:p>
          </table:table-cell>
          <table:table-cell table:style-name="ce254" table:number-columns-repeated="1009"/>
          <table:table-cell table:number-columns-repeated="6"/>
        </table:table-row>
        <table:table-row table:style-name="ro6">
          <table:table-cell table:style-name="ce163" office:value-type="string" calcext:value-type="string">
            <text:p>ECPB61</text:p>
          </table:table-cell>
          <table:table-cell table:style-name="ce174" office:value-type="string" calcext:value-type="string">
            <text:p>Remplacement systématique des sources ECLAIRAGE NUIT + SECOURS Saint-Cloud – sens Y (1 lisse d'éclairage BASE)</text:p>
          </table:table-cell>
          <table:table-cell table:style-name="ce224" office:value-type="string" calcext:value-type="string">
            <text:p>Forfait</text:p>
          </table:table-cell>
          <table:table-cell table:style-name="ce209" office:value-type="currency" office:currency="EUR" office:value="6522.6" calcext:value-type="currency">
            <text:p>6 522,60 €</text:p>
          </table:table-cell>
          <table:table-cell office:value-type="currency" office:currency="EUR" office:value="8348.13" calcext:value-type="currency">
            <text:p>8 348,13 €</text:p>
          </table:table-cell>
          <table:table-cell/>
          <table:table-cell table:style-name="ce218" table:formula="of:=AVERAGE([.E125:.F125])" office:value-type="currency" office:currency="EUR" office:value="8348.13" calcext:value-type="currency">
            <text:p>8 348,13 €</text:p>
          </table:table-cell>
          <table:table-cell table:style-name="ce250" table:formula="of:=[.D125]-[.G125]" office:value-type="float" office:value="-1825.53" calcext:value-type="float">
            <text:p>-1825,53</text:p>
          </table:table-cell>
          <table:table-cell table:formula="of:=[.H125]/[.G125]" office:value-type="percentage" office:value="-0.218675320101627" calcext:value-type="percentage">
            <text:p>-21,87 %</text:p>
          </table:table-cell>
          <table:table-cell table:style-name="ce254" table:number-columns-repeated="1009"/>
          <table:table-cell table:number-columns-repeated="6"/>
        </table:table-row>
        <table:table-row table:style-name="ro10">
          <table:table-cell table:style-name="ce163" office:value-type="string" calcext:value-type="string">
            <text:p>ECPB62</text:p>
          </table:table-cell>
          <table:table-cell table:style-name="ce175" office:value-type="string" calcext:value-type="string">
            <text:p>Remplacement systématique des sources ECLAIRAGE JOUR + EXTERIEUR Saint-Cloud – sens W (2 lisses d'éclairage BASE)</text:p>
          </table:table-cell>
          <table:table-cell table:style-name="ce224" office:value-type="string" calcext:value-type="string">
            <text:p>Forfait</text:p>
          </table:table-cell>
          <table:table-cell table:style-name="ce209" office:value-type="currency" office:currency="EUR" office:value="3106" calcext:value-type="currency">
            <text:p>3 106,00 €</text:p>
          </table:table-cell>
          <table:table-cell office:value-type="currency" office:currency="EUR" office:value="2968.75" calcext:value-type="currency">
            <text:p>2 968,75 €</text:p>
          </table:table-cell>
          <table:table-cell/>
          <table:table-cell table:style-name="ce218" table:formula="of:=AVERAGE([.E126:.F126])" office:value-type="currency" office:currency="EUR" office:value="2968.75" calcext:value-type="currency">
            <text:p>2 968,75 €</text:p>
          </table:table-cell>
          <table:table-cell table:style-name="ce250" table:formula="of:=[.D126]-[.G126]" office:value-type="float" office:value="137.25" calcext:value-type="float">
            <text:p>137,25</text:p>
          </table:table-cell>
          <table:table-cell table:formula="of:=[.H126]/[.G126]" office:value-type="percentage" office:value="0.0462315789473684" calcext:value-type="percentage">
            <text:p>4,62 %</text:p>
          </table:table-cell>
          <table:table-cell table:style-name="ce254" table:number-columns-repeated="1009"/>
          <table:table-cell table:number-columns-repeated="6"/>
        </table:table-row>
        <table:table-row table:style-name="ro10">
          <table:table-cell table:style-name="ce163" office:value-type="string" calcext:value-type="string">
            <text:p>ECPB63</text:p>
          </table:table-cell>
          <table:table-cell table:style-name="ce175" office:value-type="string" calcext:value-type="string">
            <text:p>Remplacement systématique des sources ECLAIRAGE JOUR + EXTERIEUR Saint-Cloud – sens Y (1 lisse d'éclairage BASE)</text:p>
          </table:table-cell>
          <table:table-cell table:style-name="ce224" office:value-type="string" calcext:value-type="string">
            <text:p>Forfait</text:p>
          </table:table-cell>
          <table:table-cell table:style-name="ce209" office:value-type="currency" office:currency="EUR" office:value="6522.6" calcext:value-type="currency">
            <text:p>6 522,60 €</text:p>
          </table:table-cell>
          <table:table-cell office:value-type="currency" office:currency="EUR" office:value="7235.63" calcext:value-type="currency">
            <text:p>7 235,63 €</text:p>
          </table:table-cell>
          <table:table-cell/>
          <table:table-cell table:style-name="ce218" table:formula="of:=AVERAGE([.E127:.F127])" office:value-type="currency" office:currency="EUR" office:value="7235.63" calcext:value-type="currency">
            <text:p>7 235,63 €</text:p>
          </table:table-cell>
          <table:table-cell table:style-name="ce250" table:formula="of:=[.D127]-[.G127]" office:value-type="float" office:value="-713.03" calcext:value-type="float">
            <text:p>-713,03</text:p>
          </table:table-cell>
          <table:table-cell table:formula="of:=[.H127]/[.G127]" office:value-type="percentage" office:value="-0.0985442870904123" calcext:value-type="percentage">
            <text:p>-9,85 %</text:p>
          </table:table-cell>
          <table:table-cell table:style-name="ce254" table:number-columns-repeated="1009"/>
          <table:table-cell table:number-columns-repeated="6"/>
        </table:table-row>
        <table:table-row table:style-name="ro6">
          <table:table-cell table:style-name="ce163" office:value-type="string" calcext:value-type="string">
            <text:p>ECPB64</text:p>
          </table:table-cell>
          <table:table-cell table:style-name="ce175" office:value-type="string" calcext:value-type="string">
            <text:p>Remplacement systématique des sources ECLAIRAGE RENFORT <text:s/>Saint-Cloud – sens W</text:p>
          </table:table-cell>
          <table:table-cell table:style-name="ce224" office:value-type="string" calcext:value-type="string">
            <text:p>Forfait</text:p>
          </table:table-cell>
          <table:table-cell table:style-name="ce209" office:value-type="currency" office:currency="EUR" office:value="4348.4" calcext:value-type="currency">
            <text:p>4 348,40 €</text:p>
          </table:table-cell>
          <table:table-cell office:value-type="currency" office:currency="EUR" office:value="4823.75" calcext:value-type="currency">
            <text:p>4 823,75 €</text:p>
          </table:table-cell>
          <table:table-cell/>
          <table:table-cell table:style-name="ce218" table:formula="of:=AVERAGE([.E128:.F128])" office:value-type="currency" office:currency="EUR" office:value="4823.75" calcext:value-type="currency">
            <text:p>4 823,75 €</text:p>
          </table:table-cell>
          <table:table-cell table:style-name="ce250" table:formula="of:=[.D128]-[.G128]" office:value-type="float" office:value="-475.35" calcext:value-type="float">
            <text:p>-475,35</text:p>
          </table:table-cell>
          <table:table-cell table:formula="of:=[.H128]/[.G128]" office:value-type="percentage" office:value="-0.0985436641617" calcext:value-type="percentage">
            <text:p>-9,85 %</text:p>
          </table:table-cell>
          <table:table-cell table:style-name="ce254" table:number-columns-repeated="1009"/>
          <table:table-cell table:number-columns-repeated="6"/>
        </table:table-row>
        <table:table-row table:style-name="ro6">
          <table:table-cell table:style-name="ce163" office:value-type="string" calcext:value-type="string">
            <text:p>ECPB65</text:p>
          </table:table-cell>
          <table:table-cell table:style-name="ce175" office:value-type="string" calcext:value-type="string">
            <text:p>Remplacement systématique des sources ECLAIRAGE RENFORT <text:s/>Saint-Cloud – sens Y</text:p>
          </table:table-cell>
          <table:table-cell table:style-name="ce224" office:value-type="string" calcext:value-type="string">
            <text:p>Forfait</text:p>
          </table:table-cell>
          <table:table-cell table:style-name="ce209" office:value-type="currency" office:currency="EUR" office:value="4969.6" calcext:value-type="currency">
            <text:p>4 969,60 €</text:p>
          </table:table-cell>
          <table:table-cell office:value-type="currency" office:currency="EUR" office:value="5195" calcext:value-type="currency">
            <text:p>5 195,00 €</text:p>
          </table:table-cell>
          <table:table-cell/>
          <table:table-cell table:style-name="ce218" table:formula="of:=AVERAGE([.E129:.F129])" office:value-type="currency" office:currency="EUR" office:value="5195" calcext:value-type="currency">
            <text:p>5 195,00 €</text:p>
          </table:table-cell>
          <table:table-cell table:style-name="ce250" table:formula="of:=[.D129]-[.G129]" office:value-type="float" office:value="-225.4" calcext:value-type="float">
            <text:p>-225,4</text:p>
          </table:table-cell>
          <table:table-cell table:formula="of:=[.H129]/[.G129]" office:value-type="percentage" office:value="-0.0433878729547641" calcext:value-type="percentage">
            <text:p>-4,34 %</text:p>
          </table:table-cell>
          <table:table-cell table:style-name="ce254" table:number-columns-repeated="1009"/>
          <table:table-cell table:number-columns-repeated="6"/>
        </table:table-row>
        <table:table-row table:style-name="ro6">
          <table:table-cell table:style-name="ce163" office:value-type="string" calcext:value-type="string">
            <text:p>ECPB66</text:p>
          </table:table-cell>
          <table:table-cell table:style-name="ce174" office:value-type="string" calcext:value-type="string">
            <text:p>Remplacement systématique des sources ECLAIRAGE NUIT + SECOURS Pour un sens du tunnel Bellerive</text:p>
          </table:table-cell>
          <table:table-cell table:style-name="ce224" office:value-type="string" calcext:value-type="string">
            <text:p>Forfait</text:p>
          </table:table-cell>
          <table:table-cell table:style-name="ce209" office:value-type="currency" office:currency="EUR" office:value="8945.275" calcext:value-type="currency">
            <text:p>8 945,28 €</text:p>
          </table:table-cell>
          <table:table-cell office:value-type="currency" office:currency="EUR" office:value="8906.25" calcext:value-type="currency">
            <text:p>8 906,25 €</text:p>
          </table:table-cell>
          <table:table-cell office:value-type="currency" office:currency="EUR" office:value="8460.75" calcext:value-type="currency">
            <text:p>8 460,75 €</text:p>
          </table:table-cell>
          <table:table-cell table:style-name="ce218" table:formula="of:=AVERAGE([.E130:.F130])" office:value-type="currency" office:currency="EUR" office:value="8683.5" calcext:value-type="currency">
            <text:p>8 683,50 €</text:p>
          </table:table-cell>
          <table:table-cell table:style-name="ce250" table:formula="of:=[.D130]-[.G130]" office:value-type="float" office:value="261.775" calcext:value-type="float">
            <text:p>261,775</text:p>
          </table:table-cell>
          <table:table-cell table:formula="of:=[.H130]/[.G130]" office:value-type="percentage" office:value="0.0301462543905107" calcext:value-type="percentage">
            <text:p>3,01 %</text:p>
          </table:table-cell>
          <table:table-cell table:style-name="ce254" table:number-columns-repeated="1009"/>
          <table:table-cell table:number-columns-repeated="6"/>
        </table:table-row>
        <table:table-row table:style-name="ro10">
          <table:table-cell table:style-name="ce163" office:value-type="string" calcext:value-type="string">
            <text:p>ECPB67</text:p>
          </table:table-cell>
          <table:table-cell table:style-name="ce175" office:value-type="string" calcext:value-type="string">
            <text:p>Remplacement systématique des sources ECLAIRAGE JOUR + EXTERIEUR Pour un sens du tunnel Bellerive</text:p>
          </table:table-cell>
          <table:table-cell table:style-name="ce224" office:value-type="string" calcext:value-type="string">
            <text:p>Forfait</text:p>
          </table:table-cell>
          <table:table-cell table:style-name="ce209" office:value-type="currency" office:currency="EUR" office:value="8293.025" calcext:value-type="currency">
            <text:p>8 293,03 €</text:p>
          </table:table-cell>
          <table:table-cell office:value-type="currency" office:currency="EUR" office:value="8535" calcext:value-type="currency">
            <text:p>8 535,00 €</text:p>
          </table:table-cell>
          <table:table-cell office:value-type="currency" office:currency="EUR" office:value="8052.38" calcext:value-type="currency">
            <text:p>8 052,38 €</text:p>
          </table:table-cell>
          <table:table-cell table:style-name="ce218" table:formula="of:=AVERAGE([.E131:.F131])" office:value-type="currency" office:currency="EUR" office:value="8293.69" calcext:value-type="currency">
            <text:p>8 293,69 €</text:p>
          </table:table-cell>
          <table:table-cell table:style-name="ce250" table:formula="of:=[.D131]-[.G131]" office:value-type="float" office:value="-0.665000000000873" calcext:value-type="float">
            <text:p>-0,665000000000873</text:p>
          </table:table-cell>
          <table:table-cell table:formula="of:=[.H131]/[.G131]" office:value-type="percentage" office:value="-0.000080181439142393" calcext:value-type="percentage">
            <text:p>-0,01 %</text:p>
          </table:table-cell>
          <table:table-cell table:style-name="ce254" table:number-columns-repeated="1009"/>
          <table:table-cell table:number-columns-repeated="6"/>
        </table:table-row>
        <table:table-row table:style-name="ro6">
          <table:table-cell table:style-name="ce163" office:value-type="string" calcext:value-type="string">
            <text:p>ECPB68</text:p>
          </table:table-cell>
          <table:table-cell table:style-name="ce175" office:value-type="string" calcext:value-type="string">
            <text:p>Remplacement systématique des sources ECLAIRAGE RENFORT <text:s/>Pour un sens du tunnel Bellerive</text:p>
          </table:table-cell>
          <table:table-cell table:style-name="ce224" office:value-type="string" calcext:value-type="string">
            <text:p>Forfait</text:p>
          </table:table-cell>
          <table:table-cell table:style-name="ce209" office:value-type="currency" office:currency="EUR" office:value="6056.7" calcext:value-type="currency">
            <text:p>6 056,70 €</text:p>
          </table:table-cell>
          <table:table-cell office:value-type="currency" office:currency="EUR" office:value="4081.25" calcext:value-type="currency">
            <text:p>4 081,25 €</text:p>
          </table:table-cell>
          <table:table-cell office:value-type="currency" office:currency="EUR" office:value="9833.13" calcext:value-type="currency">
            <text:p>9 833,13 €</text:p>
          </table:table-cell>
          <table:table-cell table:style-name="ce218" table:formula="of:=AVERAGE([.E132:.F132])" office:value-type="currency" office:currency="EUR" office:value="6957.19" calcext:value-type="currency">
            <text:p>6 957,19 €</text:p>
          </table:table-cell>
          <table:table-cell table:style-name="ce250" table:formula="of:=[.D132]-[.G132]" office:value-type="float" office:value="-900.49" calcext:value-type="float">
            <text:p>-900,49</text:p>
          </table:table-cell>
          <table:table-cell table:formula="of:=[.H132]/[.G132]" office:value-type="percentage" office:value="-0.129433003842068" calcext:value-type="percentage">
            <text:p>-12,94 %</text:p>
          </table:table-cell>
          <table:table-cell table:style-name="ce254" table:number-columns-repeated="1009"/>
          <table:table-cell table:number-columns-repeated="6"/>
        </table:table-row>
        <table:table-row table:style-name="ro6">
          <table:table-cell table:style-name="ce163" office:value-type="string" calcext:value-type="string">
            <text:p>ECPO50</text:p>
          </table:table-cell>
          <table:table-cell table:style-name="ce174" office:value-type="string" calcext:value-type="string">
            <text:p>Remplacement systématique des sources ECLAIRAGE NUIT + SECOURS La Défense – sens W &amp; Bretelle <text:s/>B3, B4 et B5</text:p>
          </table:table-cell>
          <table:table-cell table:style-name="ce224" office:value-type="string" calcext:value-type="string">
            <text:p>Forfait</text:p>
          </table:table-cell>
          <table:table-cell table:style-name="ce209" office:value-type="currency" office:currency="EUR" office:value="53671.675" calcext:value-type="currency">
            <text:p>53 671,68 €</text:p>
          </table:table-cell>
          <table:table-cell office:value-type="currency" office:currency="EUR" office:value="43226.38" calcext:value-type="currency">
            <text:p>43 226,38 €</text:p>
          </table:table-cell>
          <table:table-cell/>
          <table:table-cell table:style-name="ce218" table:formula="of:=AVERAGE([.E133:.F133])" office:value-type="currency" office:currency="EUR" office:value="43226.38" calcext:value-type="currency">
            <text:p>43 226,38 €</text:p>
          </table:table-cell>
          <table:table-cell table:style-name="ce250" table:formula="of:=[.D133]-[.G133]" office:value-type="float" office:value="10445.295" calcext:value-type="float">
            <text:p>10445,295</text:p>
          </table:table-cell>
          <table:table-cell table:formula="of:=[.H133]/[.G133]" office:value-type="percentage" office:value="0.241641678067884" calcext:value-type="percentage">
            <text:p>24,16 %</text:p>
          </table:table-cell>
          <table:table-cell table:style-name="ce254" table:number-columns-repeated="1009"/>
          <table:table-cell table:number-columns-repeated="6"/>
        </table:table-row>
        <table:table-row table:style-name="ro12">
          <table:table-cell table:style-name="ce163" office:value-type="string" calcext:value-type="string">
            <text:p>ECPO51</text:p>
          </table:table-cell>
          <table:table-cell table:style-name="ce174" office:value-type="string" calcext:value-type="string">
            <text:p>Remplacement systématique des sources ECLAIRAGE NUIT + SECOURS La Défense – sens Y Echangeur Nanterre – sens E <text:s/>&amp; <text:s/>Bretelle B1</text:p>
          </table:table-cell>
          <table:table-cell table:style-name="ce224" office:value-type="string" calcext:value-type="string">
            <text:p>Forfait</text:p>
          </table:table-cell>
          <table:table-cell table:style-name="ce209" office:value-type="currency" office:currency="EUR" office:value="54758.775" calcext:value-type="currency">
            <text:p>54 758,78 €</text:p>
          </table:table-cell>
          <table:table-cell office:value-type="currency" office:currency="EUR" office:value="40852.19" calcext:value-type="currency">
            <text:p>40 852,19 €</text:p>
          </table:table-cell>
          <table:table-cell/>
          <table:table-cell table:style-name="ce218" table:formula="of:=AVERAGE([.E134:.F134])" office:value-type="currency" office:currency="EUR" office:value="40852.19" calcext:value-type="currency">
            <text:p>40 852,19 €</text:p>
          </table:table-cell>
          <table:table-cell table:style-name="ce250" table:formula="of:=[.D134]-[.G134]" office:value-type="float" office:value="13906.585" calcext:value-type="float">
            <text:p>13906,585</text:p>
          </table:table-cell>
          <table:table-cell table:formula="of:=[.H134]/[.G134]" office:value-type="percentage" office:value="0.340412227594163" calcext:value-type="percentage">
            <text:p>34,04 %</text:p>
          </table:table-cell>
          <table:table-cell table:style-name="ce254" table:number-columns-repeated="1009"/>
          <table:table-cell table:number-columns-repeated="6"/>
        </table:table-row>
        <table:table-row table:style-name="ro10">
          <table:table-cell table:style-name="ce163" office:value-type="string" calcext:value-type="string">
            <text:p>ECPO52</text:p>
          </table:table-cell>
          <table:table-cell table:style-name="ce175" office:value-type="string" calcext:value-type="string">
            <text:p>Remplacement systématique des sources ECLAIRAGE JOUR + EXTERIEUR La Défense – sens W &amp; Bretelle <text:s/>B3, B4 et B5</text:p>
          </table:table-cell>
          <table:table-cell table:style-name="ce224" office:value-type="string" calcext:value-type="string">
            <text:p>Forfait</text:p>
          </table:table-cell>
          <table:table-cell table:style-name="ce209" office:value-type="currency" office:currency="EUR" office:value="47335.45" calcext:value-type="currency">
            <text:p>47 335,45 €</text:p>
          </table:table-cell>
          <table:table-cell office:value-type="currency" office:currency="EUR" office:value="47920.31" calcext:value-type="currency">
            <text:p>47 920,31 €</text:p>
          </table:table-cell>
          <table:table-cell/>
          <table:table-cell table:style-name="ce218" table:formula="of:=AVERAGE([.E135:.F135])" office:value-type="currency" office:currency="EUR" office:value="47920.31" calcext:value-type="currency">
            <text:p>47 920,31 €</text:p>
          </table:table-cell>
          <table:table-cell table:style-name="ce250" table:formula="of:=[.D135]-[.G135]" office:value-type="float" office:value="-584.860000000001" calcext:value-type="float">
            <text:p>-584,860000000001</text:p>
          </table:table-cell>
          <table:table-cell table:formula="of:=[.H135]/[.G135]" office:value-type="percentage" office:value="-0.0122048459202372" calcext:value-type="percentage">
            <text:p>-1,22 %</text:p>
          </table:table-cell>
          <table:table-cell table:style-name="ce254" table:number-columns-repeated="1009"/>
          <table:table-cell table:number-columns-repeated="6"/>
        </table:table-row>
        <table:table-row table:style-name="ro10">
          <table:table-cell table:style-name="ce163" office:value-type="string" calcext:value-type="string">
            <text:p>ECPO53</text:p>
          </table:table-cell>
          <table:table-cell table:style-name="ce175" office:value-type="string" calcext:value-type="string">
            <text:p>Remplacement systématique des sources ECLAIRAGE JOUR + EXTERIEUR La Défense – sens Y Echangeur Nanterre – sens E <text:s/>&amp; <text:s/>Bretelle B1</text:p>
          </table:table-cell>
          <table:table-cell table:style-name="ce224" office:value-type="string" calcext:value-type="string">
            <text:p>Forfait</text:p>
          </table:table-cell>
          <table:table-cell table:style-name="ce209" office:value-type="currency" office:currency="EUR" office:value="47614.975" calcext:value-type="currency">
            <text:p>47 614,98 €</text:p>
          </table:table-cell>
          <table:table-cell office:value-type="currency" office:currency="EUR" office:value="38161.88" calcext:value-type="currency">
            <text:p>38 161,88 €</text:p>
          </table:table-cell>
          <table:table-cell/>
          <table:table-cell table:style-name="ce218" table:formula="of:=AVERAGE([.E136:.F136])" office:value-type="currency" office:currency="EUR" office:value="38161.88" calcext:value-type="currency">
            <text:p>38 161,88 €</text:p>
          </table:table-cell>
          <table:table-cell table:style-name="ce250" table:formula="of:=[.D136]-[.G136]" office:value-type="float" office:value="9453.095" calcext:value-type="float">
            <text:p>9453,095</text:p>
          </table:table-cell>
          <table:table-cell table:formula="of:=[.H136]/[.G136]" office:value-type="percentage" office:value="0.24771041154157" calcext:value-type="percentage">
            <text:p>24,77 %</text:p>
          </table:table-cell>
          <table:table-cell table:style-name="ce254" table:number-columns-repeated="1009"/>
          <table:table-cell table:number-columns-repeated="6"/>
        </table:table-row>
        <table:table-row table:style-name="ro6">
          <table:table-cell table:style-name="ce163" office:value-type="string" calcext:value-type="string">
            <text:p>ECPO54</text:p>
          </table:table-cell>
          <table:table-cell table:style-name="ce175" office:value-type="string" calcext:value-type="string">
            <text:p>Remplacement systématique des sources ECLAIRAGE RENFORT <text:s/>La Défense – sens W &amp; Bretelle <text:s/>B3, B4 et B5</text:p>
          </table:table-cell>
          <table:table-cell table:style-name="ce224" office:value-type="string" calcext:value-type="string">
            <text:p>Forfait</text:p>
          </table:table-cell>
          <table:table-cell table:style-name="ce209" office:value-type="currency" office:currency="EUR" office:value="16896.65" calcext:value-type="currency">
            <text:p>16 896,65 €</text:p>
          </table:table-cell>
          <table:table-cell office:value-type="currency" office:currency="EUR" office:value="15841.62" calcext:value-type="currency">
            <text:p>15 841,62 €</text:p>
          </table:table-cell>
          <table:table-cell/>
          <table:table-cell table:style-name="ce218" table:formula="of:=AVERAGE([.E137:.F137])" office:value-type="currency" office:currency="EUR" office:value="15841.62" calcext:value-type="currency">
            <text:p>15 841,62 €</text:p>
          </table:table-cell>
          <table:table-cell table:style-name="ce250" table:formula="of:=[.D137]-[.G137]" office:value-type="float" office:value="1055.03" calcext:value-type="float">
            <text:p>1055,03</text:p>
          </table:table-cell>
          <table:table-cell table:formula="of:=[.H137]/[.G137]" office:value-type="percentage" office:value="0.0665986180706267" calcext:value-type="percentage">
            <text:p>6,66 %</text:p>
          </table:table-cell>
          <table:table-cell table:style-name="ce254" table:number-columns-repeated="1009"/>
          <table:table-cell table:number-columns-repeated="6"/>
        </table:table-row>
        <table:table-row table:style-name="ro12">
          <table:table-cell table:style-name="ce163" office:value-type="string" calcext:value-type="string">
            <text:p>ECPO55</text:p>
          </table:table-cell>
          <table:table-cell table:style-name="ce175" office:value-type="string" calcext:value-type="string">
            <text:p>Remplacement systématique des sources ECLAIRAGE RENFORT <text:s/>La Défense – sens Y Echangeur Nanterre – sens E <text:s/>&amp; <text:s/>Bretelle B1</text:p>
          </table:table-cell>
          <table:table-cell table:style-name="ce224" office:value-type="string" calcext:value-type="string">
            <text:p>Forfait</text:p>
          </table:table-cell>
          <table:table-cell table:style-name="ce209" office:value-type="currency" office:currency="EUR" office:value="15312.575" calcext:value-type="currency">
            <text:p>15 312,58 €</text:p>
          </table:table-cell>
          <table:table-cell office:value-type="currency" office:currency="EUR" office:value="19088.81" calcext:value-type="currency">
            <text:p>19 088,81 €</text:p>
          </table:table-cell>
          <table:table-cell/>
          <table:table-cell table:style-name="ce218" table:formula="of:=AVERAGE([.E138:.F138])" office:value-type="currency" office:currency="EUR" office:value="19088.81" calcext:value-type="currency">
            <text:p>19 088,81 €</text:p>
          </table:table-cell>
          <table:table-cell table:style-name="ce250" table:formula="of:=[.D138]-[.G138]" office:value-type="float" office:value="-3776.235" calcext:value-type="float">
            <text:p>-3776,235</text:p>
          </table:table-cell>
          <table:table-cell table:formula="of:=[.H138]/[.G138]" office:value-type="percentage" office:value="-0.197824536993139" calcext:value-type="percentage">
            <text:p>-19,78 %</text:p>
          </table:table-cell>
          <table:table-cell table:style-name="ce254" table:number-columns-repeated="1009"/>
          <table:table-cell table:number-columns-repeated="6"/>
        </table:table-row>
        <table:table-row table:style-name="ro6">
          <table:table-cell table:style-name="ce163" office:value-type="string" calcext:value-type="string">
            <text:p>ECPO56</text:p>
          </table:table-cell>
          <table:table-cell table:style-name="ce174" office:value-type="string" calcext:value-type="string">
            <text:p>Remplacement systématique des sources ECLAIRAGE NUIT + SECOURS Pour un sens du tunnel Sévines</text:p>
          </table:table-cell>
          <table:table-cell table:style-name="ce224" office:value-type="string" calcext:value-type="string">
            <text:p>Forfait</text:p>
          </table:table-cell>
          <table:table-cell table:style-name="ce209" office:value-type="currency" office:currency="EUR" office:value="5777.15" calcext:value-type="currency">
            <text:p>5 777,15 €</text:p>
          </table:table-cell>
          <table:table-cell office:value-type="currency" office:currency="EUR" office:value="5640.5" calcext:value-type="currency">
            <text:p>5 640,50 €</text:p>
          </table:table-cell>
          <table:table-cell office:value-type="currency" office:currency="EUR" office:value="5714.75" calcext:value-type="currency">
            <text:p>5 714,75 €</text:p>
          </table:table-cell>
          <table:table-cell table:style-name="ce218" table:formula="of:=AVERAGE([.E139:.F139])" office:value-type="currency" office:currency="EUR" office:value="5677.625" calcext:value-type="currency">
            <text:p>5 677,63 €</text:p>
          </table:table-cell>
          <table:table-cell table:style-name="ce250" table:formula="of:=[.D139]-[.G139]" office:value-type="float" office:value="99.5249999999996" calcext:value-type="float">
            <text:p>99,5249999999996</text:p>
          </table:table-cell>
          <table:table-cell table:formula="of:=[.H139]/[.G139]" office:value-type="percentage" office:value="0.017529336650448" calcext:value-type="percentage">
            <text:p>1,75 %</text:p>
          </table:table-cell>
          <table:table-cell table:style-name="ce254" table:number-columns-repeated="1009"/>
          <table:table-cell table:number-columns-repeated="6"/>
        </table:table-row>
        <table:table-row table:style-name="ro10">
          <table:table-cell table:style-name="ce163" office:value-type="string" calcext:value-type="string">
            <text:p>ECPO57</text:p>
          </table:table-cell>
          <table:table-cell table:style-name="ce175" office:value-type="string" calcext:value-type="string">
            <text:p>Remplacement systématique des sources ECLAIRAGE JOUR + EXTERIEUR Pour un sens du tunnel Sévines</text:p>
          </table:table-cell>
          <table:table-cell table:style-name="ce224" office:value-type="string" calcext:value-type="string">
            <text:p>Forfait</text:p>
          </table:table-cell>
          <table:table-cell table:style-name="ce209" office:value-type="currency" office:currency="EUR" office:value="2888.575" calcext:value-type="currency">
            <text:p>2 888,58 €</text:p>
          </table:table-cell>
          <table:table-cell office:value-type="currency" office:currency="EUR" office:value="2820.25" calcext:value-type="currency">
            <text:p>2 820,25 €</text:p>
          </table:table-cell>
          <table:table-cell office:value-type="currency" office:currency="EUR" office:value="2857.38" calcext:value-type="currency">
            <text:p>2 857,38 €</text:p>
          </table:table-cell>
          <table:table-cell table:style-name="ce218" table:formula="of:=AVERAGE([.E140:.F140])" office:value-type="currency" office:currency="EUR" office:value="2838.815" calcext:value-type="currency">
            <text:p>2 838,82 €</text:p>
          </table:table-cell>
          <table:table-cell table:style-name="ce250" table:formula="of:=[.D140]-[.G140]" office:value-type="float" office:value="49.7599999999998" calcext:value-type="float">
            <text:p>49,7599999999998</text:p>
          </table:table-cell>
          <table:table-cell table:formula="of:=[.H140]/[.G140]" office:value-type="percentage" office:value="0.0175284405641085" calcext:value-type="percentage">
            <text:p>1,75 %</text:p>
          </table:table-cell>
          <table:table-cell table:style-name="ce254" table:number-columns-repeated="1009"/>
          <table:table-cell table:number-columns-repeated="6"/>
        </table:table-row>
        <table:table-row table:style-name="ro6">
          <table:table-cell table:style-name="ce163" office:value-type="string" calcext:value-type="string">
            <text:p>ECPO58</text:p>
          </table:table-cell>
          <table:table-cell table:style-name="ce175" office:value-type="string" calcext:value-type="string">
            <text:p>Remplacement systématique des sources ECLAIRAGE RENFORT <text:s/>Pour un sens du tunnel Sévines</text:p>
          </table:table-cell>
          <table:table-cell table:style-name="ce224" office:value-type="string" calcext:value-type="string">
            <text:p>Forfait</text:p>
          </table:table-cell>
          <table:table-cell table:style-name="ce209" office:value-type="currency" office:currency="EUR" office:value="3975.675" calcext:value-type="currency">
            <text:p>3 975,68 €</text:p>
          </table:table-cell>
          <table:table-cell office:value-type="currency" office:currency="EUR" office:value="5713.5" calcext:value-type="currency">
            <text:p>5 713,50 €</text:p>
          </table:table-cell>
          <table:table-cell office:value-type="currency" office:currency="EUR" office:value="4601.01" calcext:value-type="currency">
            <text:p>4 601,01 €</text:p>
          </table:table-cell>
          <table:table-cell table:style-name="ce218" table:formula="of:=AVERAGE([.E141:.F141])" office:value-type="currency" office:currency="EUR" office:value="5157.255" calcext:value-type="currency">
            <text:p>5 157,26 €</text:p>
          </table:table-cell>
          <table:table-cell table:style-name="ce250" table:formula="of:=[.D141]-[.G141]" office:value-type="float" office:value="-1181.58" calcext:value-type="float">
            <text:p>-1181,58</text:p>
          </table:table-cell>
          <table:table-cell table:formula="of:=[.H141]/[.G141]" office:value-type="percentage" office:value="-0.229110253419697" calcext:value-type="percentage">
            <text:p>-22,91 %</text:p>
          </table:table-cell>
          <table:table-cell table:style-name="ce254" table:number-columns-repeated="1009"/>
          <table:table-cell table:number-columns-repeated="6"/>
        </table:table-row>
        <table:table-row table:style-name="ro6">
          <table:table-cell table:style-name="ce163" office:value-type="string" calcext:value-type="string">
            <text:p>ECPO59</text:p>
          </table:table-cell>
          <table:table-cell table:style-name="ce174" office:value-type="string" calcext:value-type="string">
            <text:p>Remplacement systématique des sources ECLAIRAGE NUIT + SECOURS Pour un sens du tunnel Neuilly</text:p>
          </table:table-cell>
          <table:table-cell table:style-name="ce224" office:value-type="string" calcext:value-type="string">
            <text:p>Forfait</text:p>
          </table:table-cell>
          <table:table-cell table:style-name="ce209" office:value-type="currency" office:currency="EUR" office:value="2981.75" calcext:value-type="currency">
            <text:p>2 981,75 €</text:p>
          </table:table-cell>
          <table:table-cell office:value-type="currency" office:currency="EUR" office:value="2804.5" calcext:value-type="currency">
            <text:p>2 804,50 €</text:p>
          </table:table-cell>
          <table:table-cell office:value-type="currency" office:currency="EUR" office:value="2894.5" calcext:value-type="currency">
            <text:p>2 894,50 €</text:p>
          </table:table-cell>
          <table:table-cell table:style-name="ce218" table:formula="of:=AVERAGE([.E142:.F142])" office:value-type="currency" office:currency="EUR" office:value="2849.5" calcext:value-type="currency">
            <text:p>2 849,50 €</text:p>
          </table:table-cell>
          <table:table-cell table:style-name="ce250" table:formula="of:=[.D142]-[.G142]" office:value-type="float" office:value="132.25" calcext:value-type="float">
            <text:p>132,25</text:p>
          </table:table-cell>
          <table:table-cell table:formula="of:=[.H142]/[.G142]" office:value-type="percentage" office:value="0.0464116511668714" calcext:value-type="percentage">
            <text:p>4,64 %</text:p>
          </table:table-cell>
          <table:table-cell table:style-name="ce254" table:number-columns-repeated="1009"/>
          <table:table-cell table:number-columns-repeated="6"/>
        </table:table-row>
        <table:table-row table:style-name="ro10">
          <table:table-cell table:style-name="ce163" office:value-type="string" calcext:value-type="string">
            <text:p>ECPO60</text:p>
          </table:table-cell>
          <table:table-cell table:style-name="ce175" office:value-type="string" calcext:value-type="string">
            <text:p>Remplacement systématique des sources ECLAIRAGE JOUR + EXTERIEUR Pour un sens du tunnel Neuilly</text:p>
          </table:table-cell>
          <table:table-cell table:style-name="ce224" office:value-type="string" calcext:value-type="string">
            <text:p>Forfait</text:p>
          </table:table-cell>
          <table:table-cell table:style-name="ce209" office:value-type="currency" office:currency="EUR" office:value="2981.75" calcext:value-type="currency">
            <text:p>2 981,75 €</text:p>
          </table:table-cell>
          <table:table-cell table:number-columns-repeated="2" office:value-type="currency" office:currency="EUR" office:value="2894.5" calcext:value-type="currency">
            <text:p>2 894,50 €</text:p>
          </table:table-cell>
          <table:table-cell table:style-name="ce218" table:formula="of:=AVERAGE([.E143:.F143])" office:value-type="currency" office:currency="EUR" office:value="2894.5" calcext:value-type="currency">
            <text:p>2 894,50 €</text:p>
          </table:table-cell>
          <table:table-cell table:style-name="ce250" table:formula="of:=[.D143]-[.G143]" office:value-type="float" office:value="87.25" calcext:value-type="float">
            <text:p>87,25</text:p>
          </table:table-cell>
          <table:table-cell table:formula="of:=[.H143]/[.G143]" office:value-type="percentage" office:value="0.0301433753670755" calcext:value-type="percentage">
            <text:p>3,01 %</text:p>
          </table:table-cell>
          <table:table-cell table:style-name="ce254" table:number-columns-repeated="1009"/>
          <table:table-cell table:number-columns-repeated="6"/>
        </table:table-row>
        <table:table-row table:style-name="ro6">
          <table:table-cell table:style-name="ce163" office:value-type="string" calcext:value-type="string">
            <text:p>ECPO61</text:p>
          </table:table-cell>
          <table:table-cell table:style-name="ce175" office:value-type="string" calcext:value-type="string">
            <text:p>Remplacement systématique des sources ECLAIRAGE RENFORT <text:s/>Pour un sens du tunnel Neuilly</text:p>
          </table:table-cell>
          <table:table-cell table:style-name="ce224" office:value-type="string" calcext:value-type="string">
            <text:p>Forfait</text:p>
          </table:table-cell>
          <table:table-cell table:style-name="ce209" office:value-type="currency" office:currency="EUR" office:value="6087.75" calcext:value-type="currency">
            <text:p>6 087,75 €</text:p>
          </table:table-cell>
          <table:table-cell table:number-columns-repeated="2" office:value-type="currency" office:currency="EUR" office:value="5863.26" calcext:value-type="currency">
            <text:p>5 863,26 €</text:p>
          </table:table-cell>
          <table:table-cell table:style-name="ce218" table:formula="of:=AVERAGE([.E144:.F144])" office:value-type="currency" office:currency="EUR" office:value="5863.26" calcext:value-type="currency">
            <text:p>5 863,26 €</text:p>
          </table:table-cell>
          <table:table-cell table:style-name="ce250" table:formula="of:=[.D144]-[.G144]" office:value-type="float" office:value="224.49" calcext:value-type="float">
            <text:p>224,49</text:p>
          </table:table-cell>
          <table:table-cell table:formula="of:=[.H144]/[.G144]" office:value-type="percentage" office:value="0.0382875738070629" calcext:value-type="percentage">
            <text:p>3,83 %</text:p>
          </table:table-cell>
          <table:table-cell table:style-name="ce254" table:number-columns-repeated="1009"/>
          <table:table-cell table:number-columns-repeated="6"/>
        </table:table-row>
        <table:table-row table:style-name="ro34">
          <table:table-cell table:style-name="ce162" office:value-type="string" calcext:value-type="string">
            <text:p>Plus-value aux prix de remplacement des sources</text:p>
          </table:table-cell>
          <table:table-cell table:style-name="ce171" office:value-type="string" calcext:value-type="string" table:number-columns-spanned="3" table:number-rows-spanned="1">
            <text:p>Voir fiche prestation ECL - annexe 5</text:p>
          </table:table-cell>
          <table:covered-table-cell table:number-columns-repeated="2"/>
          <table:table-cell table:number-columns-repeated="3"/>
          <table:table-cell table:style-name="ce250"/>
          <table:table-cell table:number-columns-repeated="1016"/>
        </table:table-row>
        <table:table-row table:style-name="ro13">
          <table:table-cell table:style-name="ce163" office:value-type="string" calcext:value-type="string">
            <text:p>ECP80</text:p>
          </table:table-cell>
          <table:table-cell table:style-name="ce175" office:value-type="string" calcext:value-type="string">
            <text:p><text:span text:style-name="T31">Plus-value aux prix de remplacement des sources pour le remplacement systématique de tous les amorceurs du circuit d’</text:span><text:span text:style-name="T32">É</text:span><text:span text:style-name="T33">clairage désigné par le prix. Ce prix ne rémunère pas la fourniture listée au BPU.</text:span></text:p>
          </table:table-cell>
          <table:table-cell table:style-name="ce224" office:value-type="string" calcext:value-type="string">
            <text:p>%</text:p>
          </table:table-cell>
          <table:table-cell table:style-name="ce213" office:value-type="float" office:value="50" calcext:value-type="float">
            <text:p>50</text:p>
          </table:table-cell>
          <table:table-cell table:number-columns-repeated="3"/>
          <table:table-cell table:style-name="ce250"/>
          <table:table-cell table:number-columns-repeated="1016"/>
        </table:table-row>
        <table:table-row table:style-name="ro30">
          <table:table-cell table:style-name="ce159" office:value-type="string" calcext:value-type="string" table:number-columns-spanned="4" table:number-rows-spanned="1">
            <text:p>MAINTENANCE CURATIVE</text:p>
          </table:table-cell>
          <table:covered-table-cell table:number-columns-repeated="3"/>
          <table:table-cell table:number-columns-repeated="3"/>
          <table:table-cell table:style-name="ce250"/>
          <table:table-cell table:number-columns-repeated="1016"/>
        </table:table-row>
        <table:table-row table:style-name="ro3">
          <table:table-cell table:style-name="ce160" office:value-type="string" calcext:value-type="string" table:number-columns-spanned="4" table:number-rows-spanned="1">
            <text:p>Prix unitaires</text:p>
          </table:table-cell>
          <table:covered-table-cell table:number-columns-repeated="3"/>
          <table:table-cell table:number-columns-repeated="3"/>
          <table:table-cell table:style-name="ce250"/>
          <table:table-cell table:number-columns-repeated="1016"/>
        </table:table-row>
        <table:table-row table:style-name="ro31">
          <table:table-cell table:style-name="ce161" office:value-type="string" calcext:value-type="string" table:number-columns-spanned="4" table:number-rows-spanned="1">
            <text:p>Ces prix unitaires rémunèrent l’intervention comme indiqué dans la description des prestations de jour ainsi que le déplacement à raison du remplacement minimum de 3 unités par demi-journée ou 6 unités de nuit, les moyens nécessaires à la mise en oeuvre. Ils ne rémunèrent pas les fournitures identifiées au BPU.</text:p>
            <text:p/>
          </table:table-cell>
          <table:covered-table-cell table:number-columns-repeated="3"/>
          <table:table-cell table:number-columns-repeated="3"/>
          <table:table-cell table:style-name="ce250"/>
          <table:table-cell table:number-columns-repeated="1016"/>
        </table:table-row>
        <table:table-row table:style-name="ro36">
          <table:table-cell table:style-name="ce162" office:value-type="string" calcext:value-type="string">
            <text:p>Remplacement de matériel</text:p>
          </table:table-cell>
          <table:table-cell table:style-name="ce171" office:value-type="string" calcext:value-type="string" table:number-columns-spanned="3" table:number-rows-spanned="1">
            <text:p/>
            <text:p><text:span text:style-name="T28">La prestation consiste à l’enlèvement de l’ancien matériel, l’installation du nouveau matériel, sa mise en service et sa configuration, au nettoyage du matériel et de la zone de travail ainsi qu’à l’enlèvement des déchets. Prix de jour, si les travaux doivent etre effectuées de nuit. Voir fiche prestation ECL - </text:span>annexe 2</text:p>
            <text:p/>
          </table:table-cell>
          <table:covered-table-cell table:number-columns-repeated="2"/>
          <table:table-cell table:number-columns-repeated="3"/>
          <table:table-cell table:style-name="ce250"/>
          <table:table-cell table:number-columns-repeated="1016"/>
        </table:table-row>
        <table:table-row table:style-name="ro6">
          <table:table-cell table:style-name="ce163" office:value-type="string" calcext:value-type="string">
            <text:p>ECC10</text:p>
          </table:table-cell>
          <table:table-cell table:style-name="ce176" office:value-type="string" calcext:value-type="string">
            <text:p>Remplacement de luminaire, bouton poussoir, interrupteur va-et-vient, détecteur volumétrique</text:p>
          </table:table-cell>
          <table:table-cell table:style-name="ce224" office:value-type="string" calcext:value-type="string">
            <text:p>Unité</text:p>
          </table:table-cell>
          <table:table-cell table:style-name="ce209" office:value-type="currency" office:currency="EUR" office:value="61.71" calcext:value-type="currency">
            <text:p>61,71 €</text:p>
          </table:table-cell>
          <table:table-cell office:value-type="currency" office:currency="EUR" office:value="29.25" calcext:value-type="currency">
            <text:p>29,25 €</text:p>
          </table:table-cell>
          <table:table-cell/>
          <table:table-cell table:style-name="ce218" table:formula="of:=AVERAGE([.E151:.F151])" office:value-type="currency" office:currency="EUR" office:value="29.25" calcext:value-type="currency">
            <text:p>29,25 €</text:p>
          </table:table-cell>
          <table:table-cell table:style-name="ce250" table:formula="of:=[.D151]-[.G151]" office:value-type="float" office:value="32.46" calcext:value-type="float">
            <text:p>32,46</text:p>
          </table:table-cell>
          <table:table-cell table:formula="of:=[.H151]/[.G151]" office:value-type="percentage" office:value="1.10974358974359" calcext:value-type="percentage">
            <text:p>110,97 %</text:p>
          </table:table-cell>
          <table:table-cell table:number-columns-repeated="1015"/>
        </table:table-row>
        <table:table-row table:style-name="ro6">
          <table:table-cell table:style-name="ce163" office:value-type="string" calcext:value-type="string">
            <text:p>ECC11</text:p>
          </table:table-cell>
          <table:table-cell table:style-name="ce176" office:value-type="string" calcext:value-type="string">
            <text:p>Remplacement de Blocs autonomes d'éclairage de sécurité</text:p>
          </table:table-cell>
          <table:table-cell table:style-name="ce224" office:value-type="string" calcext:value-type="string">
            <text:p>Unité</text:p>
          </table:table-cell>
          <table:table-cell table:style-name="ce209" office:value-type="currency" office:currency="EUR" office:value="61.71" calcext:value-type="currency">
            <text:p>61,71 €</text:p>
          </table:table-cell>
          <table:table-cell office:value-type="currency" office:currency="EUR" office:value="75.43" calcext:value-type="currency">
            <text:p>75,43 €</text:p>
          </table:table-cell>
          <table:table-cell/>
          <table:table-cell table:style-name="ce218" table:formula="of:=AVERAGE([.E152:.F152])" office:value-type="currency" office:currency="EUR" office:value="75.43" calcext:value-type="currency">
            <text:p>75,43 €</text:p>
          </table:table-cell>
          <table:table-cell table:style-name="ce250" table:formula="of:=[.D152]-[.G152]" office:value-type="float" office:value="-13.72" calcext:value-type="float">
            <text:p>-13,72</text:p>
          </table:table-cell>
          <table:table-cell table:formula="of:=[.H152]/[.G152]" office:value-type="percentage" office:value="-0.18189049449821" calcext:value-type="percentage">
            <text:p>-18,19 %</text:p>
          </table:table-cell>
          <table:table-cell table:number-columns-repeated="1015"/>
        </table:table-row>
        <table:table-row table:style-name="ro6">
          <table:table-cell table:style-name="ce163" office:value-type="string" calcext:value-type="string">
            <text:p>ECC12</text:p>
          </table:table-cell>
          <table:table-cell table:style-name="ce176" office:value-type="string" calcext:value-type="string">
            <text:p>Remplacement de Bandeau LED</text:p>
          </table:table-cell>
          <table:table-cell table:style-name="ce224" office:value-type="string" calcext:value-type="string">
            <text:p>Unité</text:p>
          </table:table-cell>
          <table:table-cell table:style-name="ce209" office:value-type="currency" office:currency="EUR" office:value="59.24" calcext:value-type="currency">
            <text:p>59,24 €</text:p>
          </table:table-cell>
          <table:table-cell office:value-type="currency" office:currency="EUR" office:value="19.5" calcext:value-type="currency">
            <text:p>19,50 €</text:p>
          </table:table-cell>
          <table:table-cell/>
          <table:table-cell table:style-name="ce218" table:formula="of:=AVERAGE([.E153:.F153])" office:value-type="currency" office:currency="EUR" office:value="19.5" calcext:value-type="currency">
            <text:p>19,50 €</text:p>
          </table:table-cell>
          <table:table-cell table:style-name="ce250" table:formula="of:=[.D153]-[.G153]" office:value-type="float" office:value="39.74" calcext:value-type="float">
            <text:p>39,74</text:p>
          </table:table-cell>
          <table:table-cell table:formula="of:=[.H153]/[.G153]" office:value-type="percentage" office:value="2.03794871794872" calcext:value-type="percentage">
            <text:p>203,79 %</text:p>
          </table:table-cell>
          <table:table-cell table:number-columns-repeated="1015"/>
        </table:table-row>
        <table:table-row table:style-name="ro6">
          <table:table-cell table:style-name="ce163" office:value-type="string" calcext:value-type="string">
            <text:p>ECC13</text:p>
          </table:table-cell>
          <table:table-cell table:style-name="ce176" office:value-type="string" calcext:value-type="string">
            <text:p>Remplacement de Luminaire</text:p>
          </table:table-cell>
          <table:table-cell table:style-name="ce224" office:value-type="string" calcext:value-type="string">
            <text:p>Unité</text:p>
          </table:table-cell>
          <table:table-cell table:style-name="ce209" office:value-type="currency" office:currency="EUR" office:value="93.8" calcext:value-type="currency">
            <text:p>93,80 €</text:p>
          </table:table-cell>
          <table:table-cell office:value-type="currency" office:currency="EUR" office:value="195" calcext:value-type="currency">
            <text:p>195,00 €</text:p>
          </table:table-cell>
          <table:table-cell/>
          <table:table-cell table:style-name="ce218" table:formula="of:=AVERAGE([.E154:.F154])" office:value-type="currency" office:currency="EUR" office:value="195" calcext:value-type="currency">
            <text:p>195,00 €</text:p>
          </table:table-cell>
          <table:table-cell table:style-name="ce250" table:formula="of:=[.D154]-[.G154]" office:value-type="float" office:value="-101.2" calcext:value-type="float">
            <text:p>-101,2</text:p>
          </table:table-cell>
          <table:table-cell table:formula="of:=[.H154]/[.G154]" office:value-type="percentage" office:value="-0.518974358974359" calcext:value-type="percentage">
            <text:p>-51,90 %</text:p>
          </table:table-cell>
          <table:table-cell table:number-columns-repeated="1015"/>
        </table:table-row>
        <table:table-row table:style-name="ro6">
          <table:table-cell table:style-name="ce163" office:value-type="string" calcext:value-type="string">
            <text:p>ECC14</text:p>
          </table:table-cell>
          <table:table-cell table:style-name="ce176" office:value-type="string" calcext:value-type="string">
            <text:p>Remplacement de Verrine de luminaire</text:p>
          </table:table-cell>
          <table:table-cell table:style-name="ce224" office:value-type="string" calcext:value-type="string">
            <text:p>Unité</text:p>
          </table:table-cell>
          <table:table-cell table:style-name="ce209" office:value-type="currency" office:currency="EUR" office:value="148.11" calcext:value-type="currency">
            <text:p>148,11 €</text:p>
          </table:table-cell>
          <table:table-cell office:value-type="currency" office:currency="EUR" office:value="48.75" calcext:value-type="currency">
            <text:p>48,75 €</text:p>
          </table:table-cell>
          <table:table-cell/>
          <table:table-cell table:style-name="ce218" table:formula="of:=AVERAGE([.E155:.F155])" office:value-type="currency" office:currency="EUR" office:value="48.75" calcext:value-type="currency">
            <text:p>48,75 €</text:p>
          </table:table-cell>
          <table:table-cell table:style-name="ce250" table:formula="of:=[.D155]-[.G155]" office:value-type="float" office:value="99.36" calcext:value-type="float">
            <text:p>99,36</text:p>
          </table:table-cell>
          <table:table-cell table:formula="of:=[.H155]/[.G155]" office:value-type="percentage" office:value="2.03815384615385" calcext:value-type="percentage">
            <text:p>203,82 %</text:p>
          </table:table-cell>
          <table:table-cell table:number-columns-repeated="1015"/>
        </table:table-row>
        <table:table-row table:style-name="ro6">
          <table:table-cell table:style-name="ce163" office:value-type="string" calcext:value-type="string">
            <text:p>ECC15</text:p>
          </table:table-cell>
          <table:table-cell table:style-name="ce176" office:value-type="string" calcext:value-type="string">
            <text:p>Remplacement de Boîte de dérivation normale ou résistante au feu</text:p>
          </table:table-cell>
          <table:table-cell table:style-name="ce224" office:value-type="string" calcext:value-type="string">
            <text:p>Unité</text:p>
          </table:table-cell>
          <table:table-cell table:style-name="ce209" office:value-type="currency" office:currency="EUR" office:value="212.29" calcext:value-type="currency">
            <text:p>212,29 €</text:p>
          </table:table-cell>
          <table:table-cell office:value-type="currency" office:currency="EUR" office:value="97.5" calcext:value-type="currency">
            <text:p>97,50 €</text:p>
          </table:table-cell>
          <table:table-cell/>
          <table:table-cell table:style-name="ce218" table:formula="of:=AVERAGE([.E156:.F156])" office:value-type="currency" office:currency="EUR" office:value="97.5" calcext:value-type="currency">
            <text:p>97,50 €</text:p>
          </table:table-cell>
          <table:table-cell table:style-name="ce250" table:formula="of:=[.D156]-[.G156]" office:value-type="float" office:value="114.79" calcext:value-type="float">
            <text:p>114,79</text:p>
          </table:table-cell>
          <table:table-cell table:formula="of:=[.H156]/[.G156]" office:value-type="percentage" office:value="1.17733333333333" calcext:value-type="percentage">
            <text:p>117,73 %</text:p>
          </table:table-cell>
          <table:table-cell table:number-columns-repeated="1015"/>
        </table:table-row>
        <table:table-row table:style-name="ro6">
          <table:table-cell table:style-name="ce163" office:value-type="string" calcext:value-type="string">
            <text:p>ECC16</text:p>
          </table:table-cell>
          <table:table-cell table:style-name="ce176" office:value-type="string" calcext:value-type="string">
            <text:p>Remplacement de Fiche de raccordement</text:p>
          </table:table-cell>
          <table:table-cell table:style-name="ce224" office:value-type="string" calcext:value-type="string">
            <text:p>Unité</text:p>
          </table:table-cell>
          <table:table-cell table:style-name="ce209" office:value-type="currency" office:currency="EUR" office:value="148.11" calcext:value-type="currency">
            <text:p>148,11 €</text:p>
          </table:table-cell>
          <table:table-cell office:value-type="currency" office:currency="EUR" office:value="19.5" calcext:value-type="currency">
            <text:p>19,50 €</text:p>
          </table:table-cell>
          <table:table-cell/>
          <table:table-cell table:style-name="ce218" table:formula="of:=AVERAGE([.E157:.F157])" office:value-type="currency" office:currency="EUR" office:value="19.5" calcext:value-type="currency">
            <text:p>19,50 €</text:p>
          </table:table-cell>
          <table:table-cell table:style-name="ce250" table:formula="of:=[.D157]-[.G157]" office:value-type="float" office:value="128.61" calcext:value-type="float">
            <text:p>128,61</text:p>
          </table:table-cell>
          <table:table-cell table:formula="of:=[.H157]/[.G157]" office:value-type="percentage" office:value="6.59538461538462" calcext:value-type="percentage">
            <text:p>659,54 %</text:p>
          </table:table-cell>
          <table:table-cell table:number-columns-repeated="1015"/>
        </table:table-row>
        <table:table-row table:style-name="ro6">
          <table:table-cell table:style-name="ce163" office:value-type="string" calcext:value-type="string">
            <text:p>ECC17</text:p>
          </table:table-cell>
          <table:table-cell table:style-name="ce176" office:value-type="string" calcext:value-type="string">
            <text:p>Remplacement de Porte-fusible</text:p>
          </table:table-cell>
          <table:table-cell table:style-name="ce224" office:value-type="string" calcext:value-type="string">
            <text:p>Unité</text:p>
          </table:table-cell>
          <table:table-cell table:style-name="ce209" office:value-type="currency" office:currency="EUR" office:value="148.11" calcext:value-type="currency">
            <text:p>148,11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18</text:p>
          </table:table-cell>
          <table:table-cell table:style-name="ce176" office:value-type="string" calcext:value-type="string">
            <text:p>Remplacement de Fusible</text:p>
          </table:table-cell>
          <table:table-cell table:style-name="ce224" office:value-type="string" calcext:value-type="string">
            <text:p>Unité</text:p>
          </table:table-cell>
          <table:table-cell table:style-name="ce209" office:value-type="currency" office:currency="EUR" office:value="13.53" calcext:value-type="currency">
            <text:p>13,53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19</text:p>
          </table:table-cell>
          <table:table-cell table:style-name="ce176" office:value-type="string" calcext:value-type="string">
            <text:p>Remplacement de Module pilote éclairage LED</text:p>
          </table:table-cell>
          <table:table-cell table:style-name="ce224" office:value-type="string" calcext:value-type="string">
            <text:p>Unité</text:p>
          </table:table-cell>
          <table:table-cell table:style-name="ce209" office:value-type="currency" office:currency="EUR" office:value="148.11" calcext:value-type="currency">
            <text:p>148,11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20</text:p>
          </table:table-cell>
          <table:table-cell table:style-name="ce176" office:value-type="string" calcext:value-type="string">
            <text:p>Remplacement de Platine d’alimentation</text:p>
          </table:table-cell>
          <table:table-cell table:style-name="ce224" office:value-type="string" calcext:value-type="string">
            <text:p>Unité</text:p>
          </table:table-cell>
          <table:table-cell table:style-name="ce209" office:value-type="currency" office:currency="EUR" office:value="74" calcext:value-type="currency">
            <text:p>74,0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21</text:p>
          </table:table-cell>
          <table:table-cell table:style-name="ce176" office:value-type="string" calcext:value-type="string">
            <text:p>Remplacement de un plot de jalonnement</text:p>
          </table:table-cell>
          <table:table-cell table:style-name="ce224" office:value-type="string" calcext:value-type="string">
            <text:p>Unité</text:p>
          </table:table-cell>
          <table:table-cell table:style-name="ce209" office:value-type="currency" office:currency="EUR" office:value="93.8" calcext:value-type="currency">
            <text:p>93,80 €</text:p>
          </table:table-cell>
          <table:table-cell office:value-type="currency" office:currency="EUR" office:value="19.5" calcext:value-type="currency">
            <text:p>19,50 €</text:p>
          </table:table-cell>
          <table:table-cell/>
          <table:table-cell table:style-name="ce218" table:formula="of:=AVERAGE([.E162:.F162])" office:value-type="currency" office:currency="EUR" office:value="19.5" calcext:value-type="currency">
            <text:p>19,50 €</text:p>
          </table:table-cell>
          <table:table-cell table:style-name="ce250" table:formula="of:=[.D162]-[.G162]" office:value-type="float" office:value="74.3" calcext:value-type="float">
            <text:p>74,3</text:p>
          </table:table-cell>
          <table:table-cell table:formula="of:=[.H162]/[.G162]" office:value-type="percentage" office:value="3.81025641025641" calcext:value-type="percentage">
            <text:p>381,03 %</text:p>
          </table:table-cell>
          <table:table-cell table:number-columns-repeated="1015"/>
        </table:table-row>
        <table:table-row table:style-name="ro6">
          <table:table-cell table:style-name="ce163" office:value-type="string" calcext:value-type="string">
            <text:p>ECC22</text:p>
          </table:table-cell>
          <table:table-cell table:style-name="ce176" office:value-type="string" calcext:value-type="string">
            <text:p>Remplacement de Une ligne entre 2 plots de jalonnement</text:p>
          </table:table-cell>
          <table:table-cell table:style-name="ce224" office:value-type="string" calcext:value-type="string">
            <text:p>Unité</text:p>
          </table:table-cell>
          <table:table-cell table:style-name="ce209" office:value-type="currency" office:currency="EUR" office:value="93.8" calcext:value-type="currency">
            <text:p>93,80 €</text:p>
          </table:table-cell>
          <table:table-cell office:value-type="currency" office:currency="EUR" office:value="19.5" calcext:value-type="currency">
            <text:p>19,50 €</text:p>
          </table:table-cell>
          <table:table-cell/>
          <table:table-cell table:style-name="ce218" table:formula="of:=AVERAGE([.E163:.F163])" office:value-type="currency" office:currency="EUR" office:value="19.5" calcext:value-type="currency">
            <text:p>19,50 €</text:p>
          </table:table-cell>
          <table:table-cell table:style-name="ce250" table:formula="of:=[.D163]-[.G163]" office:value-type="float" office:value="74.3" calcext:value-type="float">
            <text:p>74,3</text:p>
          </table:table-cell>
          <table:table-cell table:formula="of:=[.H163]/[.G163]" office:value-type="percentage" office:value="3.81025641025641" calcext:value-type="percentage">
            <text:p>381,03 %</text:p>
          </table:table-cell>
          <table:table-cell table:number-columns-repeated="1015"/>
        </table:table-row>
        <table:table-row table:style-name="ro6">
          <table:table-cell table:style-name="ce163" office:value-type="string" calcext:value-type="string">
            <text:p>ECC23</text:p>
          </table:table-cell>
          <table:table-cell table:style-name="ce176" office:value-type="string" calcext:value-type="string">
            <text:p>Remplacement de Un transformateur pour plot de jalonnement</text:p>
          </table:table-cell>
          <table:table-cell table:style-name="ce224" office:value-type="string" calcext:value-type="string">
            <text:p>Unité</text:p>
          </table:table-cell>
          <table:table-cell table:style-name="ce209" office:value-type="currency" office:currency="EUR" office:value="93.8" calcext:value-type="currency">
            <text:p>93,8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24</text:p>
          </table:table-cell>
          <table:table-cell table:style-name="ce176" office:value-type="string" calcext:value-type="string">
            <text:p>Remplacement de Luminaire éclairant un panneau de signalisation</text:p>
          </table:table-cell>
          <table:table-cell table:style-name="ce224" office:value-type="string" calcext:value-type="string">
            <text:p>Unité</text:p>
          </table:table-cell>
          <table:table-cell table:style-name="ce209" office:value-type="currency" office:currency="EUR" office:value="148.11" calcext:value-type="currency">
            <text:p>148,11 €</text:p>
          </table:table-cell>
          <table:table-cell office:value-type="currency" office:currency="EUR" office:value="195" calcext:value-type="currency">
            <text:p>195,00 €</text:p>
          </table:table-cell>
          <table:table-cell/>
          <table:table-cell table:style-name="ce218" table:formula="of:=AVERAGE([.E165:.F165])" office:value-type="currency" office:currency="EUR" office:value="195" calcext:value-type="currency">
            <text:p>195,00 €</text:p>
          </table:table-cell>
          <table:table-cell table:style-name="ce250" table:formula="of:=[.D165]-[.G165]" office:value-type="float" office:value="-46.89" calcext:value-type="float">
            <text:p>-46,89</text:p>
          </table:table-cell>
          <table:table-cell table:formula="of:=[.H165]/[.G165]" office:value-type="percentage" office:value="-0.240461538461538" calcext:value-type="percentage">
            <text:p>-24,05 %</text:p>
          </table:table-cell>
          <table:table-cell table:number-columns-repeated="1015"/>
        </table:table-row>
        <table:table-row table:style-name="ro36">
          <table:table-cell table:style-name="ce162" office:value-type="string" calcext:value-type="string">
            <text:p>Changement de source</text:p>
          </table:table-cell>
          <table:table-cell table:style-name="ce171" office:value-type="string" calcext:value-type="string" table:number-columns-spanned="3" table:number-rows-spanned="1">
            <text:p/>
            <text:p>La prestation consiste à l’enlèvement de l’ancienne source, l’installation de la nouvelle source, sa mise en service, au nettoyage du matériel et à l’enlèvement des déchets.</text:p>
            <text:p/>
          </table:table-cell>
          <table:covered-table-cell table:number-columns-repeated="2"/>
          <table:table-cell table:number-columns-repeated="3"/>
          <table:table-cell table:style-name="ce250"/>
          <table:table-cell table:number-columns-repeated="1016"/>
        </table:table-row>
        <table:table-row table:style-name="ro10">
          <table:table-cell table:style-name="ce163" office:value-type="string" calcext:value-type="string">
            <text:p>ECC30</text:p>
          </table:table-cell>
          <table:table-cell table:style-name="ce176" office:value-type="string" calcext:value-type="string">
            <text:p>Changement de source Luminaire tunnel – la prestation comprend la mise à disposition d’une nacelle</text:p>
          </table:table-cell>
          <table:table-cell table:style-name="ce224" office:value-type="string" calcext:value-type="string">
            <text:p>Unité</text:p>
          </table:table-cell>
          <table:table-cell table:style-name="ce209" office:value-type="currency" office:currency="EUR" office:value="159.87" calcext:value-type="currency">
            <text:p>159,87 €</text:p>
          </table:table-cell>
          <table:table-cell table:number-columns-repeated="3"/>
          <table:table-cell table:style-name="ce250"/>
          <table:table-cell table:number-columns-repeated="1016"/>
        </table:table-row>
        <table:table-row table:style-name="ro10">
          <table:table-cell table:style-name="ce163" office:value-type="string" calcext:value-type="string">
            <text:p>ECC31</text:p>
          </table:table-cell>
          <table:table-cell table:style-name="ce176" office:value-type="string" calcext:value-type="string">
            <text:p>Changement de source Éclairage en issue</text:p>
          </table:table-cell>
          <table:table-cell table:style-name="ce224" office:value-type="string" calcext:value-type="string">
            <text:p>Unité</text:p>
          </table:table-cell>
          <table:table-cell table:style-name="ce209" office:value-type="currency" office:currency="EUR" office:value="110.68" calcext:value-type="currency">
            <text:p>110,68 €</text:p>
          </table:table-cell>
          <table:table-cell table:number-columns-repeated="3"/>
          <table:table-cell table:style-name="ce250"/>
          <table:table-cell table:number-columns-repeated="1016"/>
        </table:table-row>
        <table:table-row table:style-name="ro10">
          <table:table-cell table:style-name="ce163" office:value-type="string" calcext:value-type="string">
            <text:p>ECC32</text:p>
          </table:table-cell>
          <table:table-cell table:style-name="ce176" office:value-type="string" calcext:value-type="string">
            <text:p>Changement de source Éclairage en niche</text:p>
          </table:table-cell>
          <table:table-cell table:style-name="ce224" office:value-type="string" calcext:value-type="string">
            <text:p>Unité</text:p>
          </table:table-cell>
          <table:table-cell table:style-name="ce209" office:value-type="currency" office:currency="EUR" office:value="110.68" calcext:value-type="currency">
            <text:p>110,68 €</text:p>
          </table:table-cell>
          <table:table-cell table:number-columns-repeated="3"/>
          <table:table-cell table:style-name="ce250"/>
          <table:table-cell table:number-columns-repeated="1016"/>
        </table:table-row>
        <table:table-row table:style-name="ro10">
          <table:table-cell table:style-name="ce163" office:value-type="string" calcext:value-type="string">
            <text:p>ECC33</text:p>
          </table:table-cell>
          <table:table-cell table:style-name="ce176" office:value-type="string" calcext:value-type="string">
            <text:p>Changement de source Éclairage d’un local</text:p>
          </table:table-cell>
          <table:table-cell table:style-name="ce224" office:value-type="string" calcext:value-type="string">
            <text:p>Unité</text:p>
          </table:table-cell>
          <table:table-cell table:style-name="ce209" office:value-type="currency" office:currency="EUR" office:value="110.68" calcext:value-type="currency">
            <text:p>110,68 €</text:p>
          </table:table-cell>
          <table:table-cell table:number-columns-repeated="3"/>
          <table:table-cell table:style-name="ce250"/>
          <table:table-cell table:number-columns-repeated="1016"/>
        </table:table-row>
        <table:table-row table:style-name="ro10">
          <table:table-cell table:style-name="ce163" office:value-type="string" calcext:value-type="string">
            <text:p>ECC34</text:p>
          </table:table-cell>
          <table:table-cell table:style-name="ce176" office:value-type="string" calcext:value-type="string">
            <text:p>Changement de source Éclairage d’un PCTT</text:p>
          </table:table-cell>
          <table:table-cell table:style-name="ce224" office:value-type="string" calcext:value-type="string">
            <text:p>Unité</text:p>
          </table:table-cell>
          <table:table-cell table:style-name="ce209" office:value-type="currency" office:currency="EUR" office:value="110.68" calcext:value-type="currency">
            <text:p>110,68 €</text:p>
          </table:table-cell>
          <table:table-cell table:number-columns-repeated="3"/>
          <table:table-cell table:style-name="ce250"/>
          <table:table-cell table:number-columns-repeated="1016"/>
        </table:table-row>
        <table:table-row table:style-name="ro10">
          <table:table-cell table:style-name="ce163" office:value-type="string" calcext:value-type="string">
            <text:p>ECC35</text:p>
          </table:table-cell>
          <table:table-cell table:style-name="ce176" office:value-type="string" calcext:value-type="string">
            <text:p>Changement de source Luminaire éclairant un panneau de signalisation y compris nacelle</text:p>
          </table:table-cell>
          <table:table-cell table:style-name="ce224" office:value-type="string" calcext:value-type="string">
            <text:p>Unité</text:p>
          </table:table-cell>
          <table:table-cell table:style-name="ce209" office:value-type="currency" office:currency="EUR" office:value="159.87" calcext:value-type="currency">
            <text:p>159,87 €</text:p>
          </table:table-cell>
          <table:table-cell table:number-columns-repeated="3"/>
          <table:table-cell table:style-name="ce250"/>
          <table:table-cell table:number-columns-repeated="1016"/>
        </table:table-row>
        <table:table-row table:style-name="ro36">
          <table:table-cell table:style-name="ce162" office:value-type="string" calcext:value-type="string">
            <text:p>Réparations sur matériel</text:p>
          </table:table-cell>
          <table:table-cell table:style-name="ce171" office:value-type="string" calcext:value-type="string" table:number-columns-spanned="3" table:number-rows-spanned="1">
            <text:p/>
            <text:p>La prestation consiste à la remise en fonctionnement d’un matériel en remplaçant les éléments qui le constitue. Les sujétions liées, au déplacement, à la mise en œuvre et au dépannage du système sont inclues y compris la nacelle.</text:p>
            <text:p/>
          </table:table-cell>
          <table:covered-table-cell table:number-columns-repeated="2"/>
          <table:table-cell table:number-columns-repeated="3"/>
          <table:table-cell table:style-name="ce250"/>
          <table:table-cell table:number-columns-repeated="1016"/>
        </table:table-row>
        <table:table-row table:style-name="ro6">
          <table:table-cell table:style-name="ce163" office:value-type="string" calcext:value-type="string">
            <text:p>ECC40</text:p>
          </table:table-cell>
          <table:table-cell table:style-name="ce176" office:value-type="string" calcext:value-type="string">
            <text:p>Confection de 10 platines d’alimentation sur site</text:p>
          </table:table-cell>
          <table:table-cell table:style-name="ce224" office:value-type="string" calcext:value-type="string">
            <text:p>Forfait</text:p>
          </table:table-cell>
          <table:table-cell table:style-name="ce209" office:value-type="currency" office:currency="EUR" office:value="590.3" calcext:value-type="currency">
            <text:p>590,3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41</text:p>
          </table:table-cell>
          <table:table-cell table:style-name="ce176" office:value-type="string" calcext:value-type="string">
            <text:p>20 Déposes ou reposes de platine de nuit</text:p>
          </table:table-cell>
          <table:table-cell table:style-name="ce224" office:value-type="string" calcext:value-type="string">
            <text:p>Forfait</text:p>
          </table:table-cell>
          <table:table-cell table:style-name="ce209" office:value-type="currency" office:currency="EUR" office:value="827.04" calcext:value-type="currency">
            <text:p>827,04 €</text:p>
          </table:table-cell>
          <table:table-cell table:number-columns-repeated="3"/>
          <table:table-cell table:style-name="ce250"/>
          <table:table-cell table:number-columns-repeated="1016"/>
        </table:table-row>
        <table:table-row table:style-name="ro6">
          <table:table-cell table:style-name="ce163" office:value-type="string" calcext:value-type="string">
            <text:p>ECC42</text:p>
          </table:table-cell>
          <table:table-cell table:style-name="ce176" office:value-type="string" calcext:value-type="string">
            <text:p>Confection d’une platine d’alimentation en atelier</text:p>
          </table:table-cell>
          <table:table-cell table:style-name="ce224" office:value-type="string" calcext:value-type="string">
            <text:p>Unité</text:p>
          </table:table-cell>
          <table:table-cell table:style-name="ce209" office:value-type="currency" office:currency="EUR" office:value="24.6" calcext:value-type="currency">
            <text:p>24,60 €</text:p>
          </table:table-cell>
          <table:table-cell table:number-columns-repeated="3"/>
          <table:table-cell table:style-name="ce250"/>
          <table:table-cell table:number-columns-repeated="1016"/>
        </table:table-row>
        <table:table-row table:style-name="ro3">
          <table:table-cell table:style-name="ce160" office:value-type="string" calcext:value-type="string" table:number-columns-spanned="4" table:number-rows-spanned="1">
            <text:p>Prix forfaitaires</text:p>
          </table:table-cell>
          <table:covered-table-cell table:number-columns-repeated="3"/>
          <table:table-cell table:number-columns-repeated="3"/>
          <table:table-cell table:style-name="ce250"/>
          <table:table-cell table:number-columns-repeated="1016"/>
        </table:table-row>
        <table:table-row table:style-name="ro37">
          <table:table-cell table:style-name="ce161" office:value-type="string" calcext:value-type="string" table:number-columns-spanned="4" table:number-rows-spanned="1">
            <text:p>Ces prix forfaitaires rémunèrent l’intervention comme indiqué dans la description des prestations, le déplacement jusqu’au lieu d’intervention ainsi que les moyens nécessaires à la mise en oeuvre. Ils ne rémunèrent pas les fournitures identifiées au BPU.</text:p>
            <text:p/>
          </table:table-cell>
          <table:covered-table-cell table:number-columns-repeated="3"/>
          <table:table-cell table:number-columns-repeated="3"/>
          <table:table-cell table:style-name="ce250"/>
          <table:table-cell table:number-columns-repeated="1016"/>
        </table:table-row>
        <table:table-row table:style-name="ro42">
          <table:table-cell table:style-name="ce162" office:value-type="string" calcext:value-type="string">
            <text:p>Recherche de défaut</text:p>
          </table:table-cell>
          <table:table-cell table:style-name="ce171" office:value-type="string" calcext:value-type="string" table:number-columns-spanned="3" table:number-rows-spanned="1">
            <text:p/>
            <text:p><text:span text:style-name="T28">La prestation rémunère au forfait l’ensemble des opérations curatives et préventives nécessaires à l’identification d’un ou plusieurs défauts à l’origine de la panne constatée, ainsi que le déplacement sur le lieu d’intervention, les matériels, outillages, et consommables nécessaires à l’identification de défauts. Voir fiche prestation ECL -</text:span> annexe 1</text:p>
            <text:p/>
          </table:table-cell>
          <table:covered-table-cell table:number-columns-repeated="2"/>
          <table:table-cell table:number-columns-repeated="3"/>
          <table:table-cell table:style-name="ce250"/>
          <table:table-cell table:number-columns-repeated="1016"/>
        </table:table-row>
        <table:table-row table:style-name="ro10">
          <table:table-cell table:style-name="ce163" office:value-type="string" calcext:value-type="string">
            <text:p>ECC50</text:p>
          </table:table-cell>
          <table:table-cell table:style-name="ce176" office:value-type="string" calcext:value-type="string">
            <text:p>Recherche de défaut sur Système d’éclairage en tunnel de nuit nacelle incluse</text:p>
          </table:table-cell>
          <table:table-cell table:style-name="ce224" office:value-type="string" calcext:value-type="string">
            <text:p>Forfait</text:p>
          </table:table-cell>
          <table:table-cell table:style-name="ce209" office:value-type="currency" office:currency="EUR" office:value="1846.56" calcext:value-type="currency">
            <text:p>1 846,56 €</text:p>
          </table:table-cell>
          <table:table-cell office:value-type="currency" office:currency="EUR" office:value="292.5" calcext:value-type="currency">
            <text:p>292,50 €</text:p>
          </table:table-cell>
          <table:table-cell/>
          <table:table-cell table:style-name="ce218" table:formula="of:=AVERAGE([.E180:.F180])" office:value-type="currency" office:currency="EUR" office:value="292.5" calcext:value-type="currency">
            <text:p>292,50 €</text:p>
          </table:table-cell>
          <table:table-cell table:style-name="ce250" table:formula="of:=[.D180]-[.G180]" office:value-type="float" office:value="1554.06" calcext:value-type="float">
            <text:p>1554,06</text:p>
          </table:table-cell>
          <table:table-cell table:formula="of:=[.H180]/[.G180]" office:value-type="percentage" office:value="5.31302564102564" calcext:value-type="percentage">
            <text:p>531,30 %</text:p>
          </table:table-cell>
          <table:table-cell table:number-columns-repeated="1015"/>
        </table:table-row>
        <table:table-row table:style-name="ro10">
          <table:table-cell table:style-name="ce163" office:value-type="string" calcext:value-type="string">
            <text:p>ECC51</text:p>
          </table:table-cell>
          <table:table-cell table:style-name="ce176" office:value-type="string" calcext:value-type="string">
            <text:p>Recherche de défaut sur Système d’éclairage LED en tunnel de nuit nacelle incluse</text:p>
          </table:table-cell>
          <table:table-cell table:style-name="ce224" office:value-type="string" calcext:value-type="string">
            <text:p>Forfait</text:p>
          </table:table-cell>
          <table:table-cell table:style-name="ce209" office:value-type="currency" office:currency="EUR" office:value="1846.56" calcext:value-type="currency">
            <text:p>1 846,56 €</text:p>
          </table:table-cell>
          <table:table-cell office:value-type="currency" office:currency="EUR" office:value="292.5" calcext:value-type="currency">
            <text:p>292,50 €</text:p>
          </table:table-cell>
          <table:table-cell/>
          <table:table-cell table:style-name="ce218" table:formula="of:=AVERAGE([.E181:.F181])" office:value-type="currency" office:currency="EUR" office:value="292.5" calcext:value-type="currency">
            <text:p>292,50 €</text:p>
          </table:table-cell>
          <table:table-cell table:style-name="ce250" table:formula="of:=[.D181]-[.G181]" office:value-type="float" office:value="1554.06" calcext:value-type="float">
            <text:p>1554,06</text:p>
          </table:table-cell>
          <table:table-cell table:formula="of:=[.H181]/[.G181]" office:value-type="percentage" office:value="5.31302564102564" calcext:value-type="percentage">
            <text:p>531,30 %</text:p>
          </table:table-cell>
          <table:table-cell table:number-columns-repeated="1015"/>
        </table:table-row>
        <table:table-row table:style-name="ro10">
          <table:table-cell table:style-name="ce163" office:value-type="string" calcext:value-type="string">
            <text:p>ECC52</text:p>
          </table:table-cell>
          <table:table-cell table:style-name="ce176" office:value-type="string" calcext:value-type="string">
            <text:p>Recherche de défaut sur Système d’éclairage de jalonnement de nuit sans nacelle</text:p>
          </table:table-cell>
          <table:table-cell table:style-name="ce224" office:value-type="string" calcext:value-type="string">
            <text:p>Forfait</text:p>
          </table:table-cell>
          <table:table-cell table:style-name="ce209" office:value-type="currency" office:currency="EUR" office:value="432.75" calcext:value-type="currency">
            <text:p>432,75 €</text:p>
          </table:table-cell>
          <table:table-cell office:value-type="currency" office:currency="EUR" office:value="292.5" calcext:value-type="currency">
            <text:p>292,50 €</text:p>
          </table:table-cell>
          <table:table-cell/>
          <table:table-cell table:style-name="ce218" table:formula="of:=AVERAGE([.E182:.F182])" office:value-type="currency" office:currency="EUR" office:value="292.5" calcext:value-type="currency">
            <text:p>292,50 €</text:p>
          </table:table-cell>
          <table:table-cell table:style-name="ce250" table:formula="of:=[.D182]-[.G182]" office:value-type="float" office:value="140.25" calcext:value-type="float">
            <text:p>140,25</text:p>
          </table:table-cell>
          <table:table-cell table:formula="of:=[.H182]/[.G182]" office:value-type="percentage" office:value="0.47948717948718" calcext:value-type="percentage">
            <text:p>47,95 %</text:p>
          </table:table-cell>
          <table:table-cell table:number-columns-repeated="1015"/>
        </table:table-row>
        <table:table-row table:style-name="ro10">
          <table:table-cell table:style-name="ce163" office:value-type="string" calcext:value-type="string">
            <text:p>ECC53</text:p>
          </table:table-cell>
          <table:table-cell table:style-name="ce176" office:value-type="string" calcext:value-type="string">
            <text:p>Recherche de défaut sur Système d’éclairage de jalonnement de nuit avec nacelle</text:p>
          </table:table-cell>
          <table:table-cell table:style-name="ce224" office:value-type="string" calcext:value-type="string">
            <text:p>Forfait</text:p>
          </table:table-cell>
          <table:table-cell table:style-name="ce209" office:value-type="currency" office:currency="EUR" office:value="435.62" calcext:value-type="currency">
            <text:p>435,62 €</text:p>
          </table:table-cell>
          <table:table-cell office:value-type="currency" office:currency="EUR" office:value="292.5" calcext:value-type="currency">
            <text:p>292,50 €</text:p>
          </table:table-cell>
          <table:table-cell/>
          <table:table-cell table:style-name="ce218" table:formula="of:=AVERAGE([.E183:.F183])" office:value-type="currency" office:currency="EUR" office:value="292.5" calcext:value-type="currency">
            <text:p>292,50 €</text:p>
          </table:table-cell>
          <table:table-cell table:style-name="ce250" table:formula="of:=[.D183]-[.G183]" office:value-type="float" office:value="143.12" calcext:value-type="float">
            <text:p>143,12</text:p>
          </table:table-cell>
          <table:table-cell table:formula="of:=[.H183]/[.G183]" office:value-type="percentage" office:value="0.489299145299145" calcext:value-type="percentage">
            <text:p>48,93 %</text:p>
          </table:table-cell>
          <table:table-cell table:number-columns-repeated="1015"/>
        </table:table-row>
        <table:table-row table:style-name="ro10">
          <table:table-cell table:style-name="ce163" office:value-type="string" calcext:value-type="string">
            <text:p>ECC54</text:p>
          </table:table-cell>
          <table:table-cell table:style-name="ce176" office:value-type="string" calcext:value-type="string">
            <text:p>Recherche de défaut sur Système d’éclairage en issue de secours, en niche, en local technique ou au PCTT nacelle non prévue</text:p>
          </table:table-cell>
          <table:table-cell table:style-name="ce224" office:value-type="string" calcext:value-type="string">
            <text:p>Forfait</text:p>
          </table:table-cell>
          <table:table-cell table:style-name="ce209" office:value-type="currency" office:currency="EUR" office:value="98.38" calcext:value-type="currency">
            <text:p>98,38 €</text:p>
          </table:table-cell>
          <table:table-cell office:value-type="currency" office:currency="EUR" office:value="292.5" calcext:value-type="currency">
            <text:p>292,50 €</text:p>
          </table:table-cell>
          <table:table-cell/>
          <table:table-cell table:style-name="ce218" table:formula="of:=AVERAGE([.E184:.F184])" office:value-type="currency" office:currency="EUR" office:value="292.5" calcext:value-type="currency">
            <text:p>292,50 €</text:p>
          </table:table-cell>
          <table:table-cell table:style-name="ce250" table:formula="of:=[.D184]-[.G184]" office:value-type="float" office:value="-194.12" calcext:value-type="float">
            <text:p>-194,12</text:p>
          </table:table-cell>
          <table:table-cell table:formula="of:=[.H184]/[.G184]" office:value-type="percentage" office:value="-0.66365811965812" calcext:value-type="percentage">
            <text:p>-66,37 %</text:p>
          </table:table-cell>
          <table:table-cell table:number-columns-repeated="1015"/>
        </table:table-row>
        <table:table-row table:style-name="ro3">
          <table:table-cell table:style-name="ce159" office:value-type="string" calcext:value-type="string" table:number-columns-spanned="4" table:number-rows-spanned="1">
            <text:p>FOURNITURES</text:p>
          </table:table-cell>
          <table:covered-table-cell table:number-columns-repeated="3"/>
          <table:table-cell table:number-columns-repeated="3"/>
          <table:table-cell table:style-name="ce250"/>
          <table:table-cell table:number-columns-repeated="1016"/>
        </table:table-row>
        <table:table-row table:style-name="ro37">
          <table:table-cell table:style-name="ce165" office:value-type="string" calcext:value-type="string" table:number-columns-spanned="4" table:number-rows-spanned="1">
            <text:p>Ces prix rémunèrent la fourniture unitaire du matériel indiqué. Est appliquée la moins-value obtenue auprès des fournisseurs. Les références et type de matériel sont donnés de manière indicative, tout matériel équivalent dans ses caractéristiques et approuvé par le pouvoir adjudicateur est valable.</text:p>
            <text:p/>
          </table:table-cell>
          <table:covered-table-cell table:number-columns-repeated="3"/>
          <table:table-cell table:style-name="ce217" table:number-columns-repeated="2"/>
          <table:table-cell/>
          <table:table-cell table:style-name="ce250"/>
          <table:table-cell/>
          <table:table-cell table:style-name="ce169" table:number-columns-repeated="1009"/>
          <table:table-cell table:number-columns-repeated="6"/>
        </table:table-row>
        <table:table-row table:style-name="ro36">
          <table:table-cell table:style-name="ce166" office:value-type="string" calcext:value-type="string" table:number-columns-spanned="4" table:number-rows-spanned="1">
            <text:p>FOURNITURES SPECIFIQUES</text:p>
          </table:table-cell>
          <table:covered-table-cell table:number-columns-repeated="3"/>
          <table:table-cell table:number-columns-repeated="3"/>
          <table:table-cell table:style-name="ce250"/>
          <table:table-cell table:number-columns-repeated="1016"/>
        </table:table-row>
        <table:table-row table:style-name="ro17">
          <table:table-cell table:style-name="ce167" office:value-type="string" calcext:value-type="string" table:number-columns-spanned="4" table:number-rows-spanned="1">
            <text:p>Luminaires et appareillage</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20</text:p>
          </table:table-cell>
          <table:table-cell table:style-name="ce176" office:value-type="string" calcext:value-type="string">
            <text:p><text:span text:style-name="T31">Fourniture d’un luminaire</text:span> – Type : 2*TL5 <text:span text:style-name="T34">36W</text:span> « PHILIPS » réf : TCW 216 ou équivalent</text:p>
          </table:table-cell>
          <table:table-cell table:style-name="ce224" office:value-type="string" calcext:value-type="string">
            <text:p>Unité</text:p>
          </table:table-cell>
          <table:table-cell table:style-name="ce209" office:value-type="currency" office:currency="EUR" office:value="50.4" calcext:value-type="currency">
            <text:p>50,40 €</text:p>
          </table:table-cell>
          <table:table-cell office:value-type="currency" office:currency="EUR" office:value="28.75" calcext:value-type="currency">
            <text:p>28,75 €</text:p>
          </table:table-cell>
          <table:table-cell/>
          <table:table-cell table:style-name="ce218" table:formula="of:=AVERAGE([.E189:.F189])" office:value-type="currency" office:currency="EUR" office:value="28.75" calcext:value-type="currency">
            <text:p>28,75 €</text:p>
          </table:table-cell>
          <table:table-cell table:style-name="ce250" table:formula="of:=[.D189]-[.G189]" office:value-type="float" office:value="21.65" calcext:value-type="float">
            <text:p>21,65</text:p>
          </table:table-cell>
          <table:table-cell table:formula="of:=[.H189]/[.G189]" office:value-type="percentage" office:value="0.75304347826087" calcext:value-type="percentage">
            <text:p>75,30 %</text:p>
          </table:table-cell>
          <table:table-cell table:number-columns-repeated="1015"/>
        </table:table-row>
        <table:table-row table:style-name="ro6">
          <table:table-cell table:style-name="ce163" office:value-type="string" calcext:value-type="string">
            <text:p>ECF21</text:p>
          </table:table-cell>
          <table:table-cell table:style-name="ce176" office:value-type="string" calcext:value-type="string">
            <text:p><text:span text:style-name="T31">Fourniture d’un luminaire</text:span> – Type : 2*TL5 <text:span text:style-name="T34">54W</text:span> « PHILIPS » réf : TCW 216 ou équivalent</text:p>
          </table:table-cell>
          <table:table-cell table:style-name="ce224" office:value-type="string" calcext:value-type="string">
            <text:p>Unité</text:p>
          </table:table-cell>
          <table:table-cell table:style-name="ce209" office:value-type="currency" office:currency="EUR" office:value="57.6" calcext:value-type="currency">
            <text:p>57,60 €</text:p>
          </table:table-cell>
          <table:table-cell office:value-type="currency" office:currency="EUR" office:value="35" calcext:value-type="currency">
            <text:p>35,00 €</text:p>
          </table:table-cell>
          <table:table-cell/>
          <table:table-cell table:style-name="ce218" table:formula="of:=AVERAGE([.E190:.F190])" office:value-type="currency" office:currency="EUR" office:value="35" calcext:value-type="currency">
            <text:p>35,00 €</text:p>
          </table:table-cell>
          <table:table-cell table:style-name="ce250" table:formula="of:=[.D190]-[.G190]" office:value-type="float" office:value="22.6" calcext:value-type="float">
            <text:p>22,6</text:p>
          </table:table-cell>
          <table:table-cell table:formula="of:=[.H190]/[.G190]" office:value-type="percentage" office:value="0.645714285714286" calcext:value-type="percentage">
            <text:p>64,57 %</text:p>
          </table:table-cell>
          <table:table-cell table:number-columns-repeated="1015"/>
        </table:table-row>
        <table:table-row table:style-name="ro6">
          <table:table-cell table:style-name="ce163" office:value-type="string" calcext:value-type="string">
            <text:p>ECF22</text:p>
          </table:table-cell>
          <table:table-cell table:style-name="ce176" office:value-type="string" calcext:value-type="string">
            <text:p><text:span text:style-name="T31">Fourniture d’un luminaire</text:span> – Type : FV 32 192 LED XPG3 NW</text:p>
          </table:table-cell>
          <table:table-cell table:style-name="ce224" office:value-type="string" calcext:value-type="string">
            <text:p>Unité</text:p>
          </table:table-cell>
          <table:table-cell table:style-name="ce209" office:value-type="currency" office:currency="EUR" office:value="1096.2" calcext:value-type="currency">
            <text:p>1 096,2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23</text:p>
          </table:table-cell>
          <table:table-cell table:style-name="ce176" office:value-type="string" calcext:value-type="string">
            <text:p><text:span text:style-name="T31">Fourniture d’un luminaire</text:span> – Type : FV 32 128 LED XPG3</text:p>
          </table:table-cell>
          <table:table-cell table:style-name="ce224" office:value-type="string" calcext:value-type="string">
            <text:p>Unité</text:p>
          </table:table-cell>
          <table:table-cell table:style-name="ce209" office:value-type="currency" office:currency="EUR" office:value="805.61" calcext:value-type="currency">
            <text:p>805,61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24</text:p>
          </table:table-cell>
          <table:table-cell table:style-name="ce176" office:value-type="string" calcext:value-type="string">
            <text:p><text:span text:style-name="T31">Fourniture d’un luminaire</text:span> – Type : FV 32 64 LED XPG3 NW</text:p>
          </table:table-cell>
          <table:table-cell table:style-name="ce224" office:value-type="string" calcext:value-type="string">
            <text:p>Unité</text:p>
          </table:table-cell>
          <table:table-cell table:style-name="ce209" office:value-type="currency" office:currency="EUR" office:value="510.3" calcext:value-type="currency">
            <text:p>510,3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25</text:p>
          </table:table-cell>
          <table:table-cell table:style-name="ce176" office:value-type="string" calcext:value-type="string">
            <text:p><text:span text:style-name="T31">Fourniture d’un luminaire</text:span> – Type : FV 32 72 XPG3 500mA NW (109W) 5121 asymétrique</text:p>
          </table:table-cell>
          <table:table-cell table:style-name="ce224" office:value-type="string" calcext:value-type="string">
            <text:p>Unité</text:p>
          </table:table-cell>
          <table:table-cell table:style-name="ce209" office:value-type="currency" office:currency="EUR" office:value="529.2" calcext:value-type="currency">
            <text:p>529,2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26</text:p>
          </table:table-cell>
          <table:table-cell table:style-name="ce176" office:value-type="string" calcext:value-type="string">
            <text:p><text:span text:style-name="T31">Fourniture d’un luminaire</text:span> – Type : FV 32 72 XPG3 350mA NW (76W) 24-5121-C90+48-5119-C90</text:p>
          </table:table-cell>
          <table:table-cell table:style-name="ce224" office:value-type="string" calcext:value-type="string">
            <text:p>Unité</text:p>
          </table:table-cell>
          <table:table-cell table:style-name="ce209" office:value-type="currency" office:currency="EUR" office:value="627.64" calcext:value-type="currency">
            <text:p>627,64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27</text:p>
          </table:table-cell>
          <table:table-cell table:style-name="ce176" office:value-type="string" calcext:value-type="string">
            <text:p><text:span text:style-name="T31">Fourniture d’un luminaire</text:span> FV3 orientable, simple source SHP 70 à 150W – Type « COMATELEC »</text:p>
          </table:table-cell>
          <table:table-cell table:style-name="ce224" office:value-type="string" calcext:value-type="string">
            <text:p>Unité</text:p>
          </table:table-cell>
          <table:table-cell table:style-name="ce209" office:value-type="currency" office:currency="EUR" office:value="466.75" calcext:value-type="currency">
            <text:p>466,75 €</text:p>
          </table:table-cell>
          <table:table-cell office:value-type="currency" office:currency="EUR" office:value="603.75" calcext:value-type="currency">
            <text:p>603,75 €</text:p>
          </table:table-cell>
          <table:table-cell/>
          <table:table-cell table:style-name="ce218" table:formula="of:=AVERAGE([.E196:.F196])" office:value-type="currency" office:currency="EUR" office:value="603.75" calcext:value-type="currency">
            <text:p>603,75 €</text:p>
          </table:table-cell>
          <table:table-cell table:style-name="ce250" table:formula="of:=[.D196]-[.G196]" office:value-type="float" office:value="-137" calcext:value-type="float">
            <text:p>-137</text:p>
          </table:table-cell>
          <table:table-cell table:formula="of:=[.H196]/[.G196]" office:value-type="percentage" office:value="-0.226915113871636" calcext:value-type="percentage">
            <text:p>-22,69 %</text:p>
          </table:table-cell>
          <table:table-cell table:number-columns-repeated="1015"/>
        </table:table-row>
        <table:table-row table:style-name="ro6">
          <table:table-cell table:style-name="ce163" office:value-type="string" calcext:value-type="string">
            <text:p>ECF28</text:p>
          </table:table-cell>
          <table:table-cell table:style-name="ce176" office:value-type="string" calcext:value-type="string">
            <text:p><text:span text:style-name="T31">Fourniture d’un luminaire</text:span> FV3 orientable, double source SHP 250 à 400W – Type « COMATELEC »</text:p>
          </table:table-cell>
          <table:table-cell table:style-name="ce224" office:value-type="string" calcext:value-type="string">
            <text:p>Unité</text:p>
          </table:table-cell>
          <table:table-cell table:style-name="ce209" office:value-type="currency" office:currency="EUR" office:value="1116" calcext:value-type="currency">
            <text:p>1 116,00 €</text:p>
          </table:table-cell>
          <table:table-cell office:value-type="currency" office:currency="EUR" office:value="1098.25" calcext:value-type="currency">
            <text:p>1 098,25 €</text:p>
          </table:table-cell>
          <table:table-cell/>
          <table:table-cell table:style-name="ce218" table:formula="of:=AVERAGE([.E197:.F197])" office:value-type="currency" office:currency="EUR" office:value="1098.25" calcext:value-type="currency">
            <text:p>1 098,25 €</text:p>
          </table:table-cell>
          <table:table-cell table:style-name="ce250" table:formula="of:=[.D197]-[.G197]" office:value-type="float" office:value="17.75" calcext:value-type="float">
            <text:p>17,75</text:p>
          </table:table-cell>
          <table:table-cell table:formula="of:=[.H197]/[.G197]" office:value-type="percentage" office:value="0.0161620760300478" calcext:value-type="percentage">
            <text:p>1,62 %</text:p>
          </table:table-cell>
          <table:table-cell table:number-columns-repeated="1015"/>
        </table:table-row>
        <table:table-row table:style-name="ro6">
          <table:table-cell table:style-name="ce163" office:value-type="string" calcext:value-type="string">
            <text:p>ECF29</text:p>
          </table:table-cell>
          <table:table-cell table:style-name="ce176" office:value-type="string" calcext:value-type="string">
            <text:p><text:span text:style-name="T31">Fourniture d’un luminaire</text:span> TubePoint gen2 Small BGP235 de 75W à 114W – Type « Philips »</text:p>
          </table:table-cell>
          <table:table-cell table:style-name="ce224" office:value-type="string" calcext:value-type="string">
            <text:p>Unité</text:p>
          </table:table-cell>
          <table:table-cell table:style-name="ce209" office:value-type="currency" office:currency="EUR" office:value="420" calcext:value-type="currency">
            <text:p>420,0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30</text:p>
          </table:table-cell>
          <table:table-cell table:style-name="ce176" office:value-type="string" calcext:value-type="string">
            <text:p><text:span text:style-name="T31">Fourniture d’un luminaire</text:span> TubePoint gen2 médium BGP236 de 230W – Type « Philips »</text:p>
          </table:table-cell>
          <table:table-cell table:style-name="ce224" office:value-type="string" calcext:value-type="string">
            <text:p>Unité</text:p>
          </table:table-cell>
          <table:table-cell table:style-name="ce209" office:value-type="currency" office:currency="EUR" office:value="660" calcext:value-type="currency">
            <text:p>660,0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31</text:p>
          </table:table-cell>
          <table:table-cell table:style-name="ce176" office:value-type="string" calcext:value-type="string">
            <text:p><text:span text:style-name="T31">Fourniture d’un luminaire</text:span> TubePoint gen2 large BGP237 de 460W – Type « Philips »</text:p>
          </table:table-cell>
          <table:table-cell table:style-name="ce224" office:value-type="string" calcext:value-type="string">
            <text:p>Unité</text:p>
          </table:table-cell>
          <table:table-cell table:style-name="ce209" office:value-type="currency" office:currency="EUR" office:value="1020" calcext:value-type="currency">
            <text:p>1 020,00 €</text:p>
          </table:table-cell>
          <table:table-cell table:number-columns-repeated="3"/>
          <table:table-cell table:style-name="ce250"/>
          <table:table-cell table:number-columns-repeated="1016"/>
        </table:table-row>
        <table:table-row table:style-name="ro36">
          <table:table-cell table:style-name="ce167" office:value-type="string" calcext:value-type="string" table:number-columns-spanned="4" table:number-rows-spanned="1">
            <text:p>Platines d’alimentation avec ballast ferromagnétique</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32</text:p>
          </table:table-cell>
          <table:table-cell table:style-name="ce176" office:value-type="string" calcext:value-type="string">
            <text:p>Fourniture d’une platine d’alimentation avec ballast ferromagnétique pour Sodium Haute Pression 70W</text:p>
          </table:table-cell>
          <table:table-cell table:style-name="ce224" office:value-type="string" calcext:value-type="string">
            <text:p>Unité</text:p>
          </table:table-cell>
          <table:table-cell table:style-name="ce209" office:value-type="currency" office:currency="EUR" office:value="62.13" calcext:value-type="currency">
            <text:p>62,13 €</text:p>
          </table:table-cell>
          <table:table-cell office:value-type="currency" office:currency="EUR" office:value="19.91" calcext:value-type="currency">
            <text:p>19,91 €</text:p>
          </table:table-cell>
          <table:table-cell/>
          <table:table-cell table:style-name="ce218" table:formula="of:=AVERAGE([.E202:.F202])" office:value-type="currency" office:currency="EUR" office:value="19.91" calcext:value-type="currency">
            <text:p>19,91 €</text:p>
          </table:table-cell>
          <table:table-cell table:style-name="ce250" table:formula="of:=[.D202]-[.G202]" office:value-type="float" office:value="42.22" calcext:value-type="float">
            <text:p>42,22</text:p>
          </table:table-cell>
          <table:table-cell table:formula="of:=[.H202]/[.G202]" office:value-type="percentage" office:value="2.12054244098443" calcext:value-type="percentage">
            <text:p>212,05 %</text:p>
          </table:table-cell>
          <table:table-cell table:number-columns-repeated="1015"/>
        </table:table-row>
        <table:table-row table:style-name="ro6">
          <table:table-cell table:style-name="ce163" office:value-type="string" calcext:value-type="string">
            <text:p>ECF33</text:p>
          </table:table-cell>
          <table:table-cell table:style-name="ce176" office:value-type="string" calcext:value-type="string">
            <text:p><text:span text:style-name="T31">Fourniture d’une platine d’alimentation avec ballast ferromagnétique</text:span> pour Sodium Haute Pression 100W</text:p>
          </table:table-cell>
          <table:table-cell table:style-name="ce224" office:value-type="string" calcext:value-type="string">
            <text:p>Unité</text:p>
          </table:table-cell>
          <table:table-cell table:style-name="ce209" office:value-type="currency" office:currency="EUR" office:value="67.08" calcext:value-type="currency">
            <text:p>67,08 €</text:p>
          </table:table-cell>
          <table:table-cell office:value-type="currency" office:currency="EUR" office:value="22.31" calcext:value-type="currency">
            <text:p>22,31 €</text:p>
          </table:table-cell>
          <table:table-cell/>
          <table:table-cell table:style-name="ce218" table:formula="of:=AVERAGE([.E203:.F203])" office:value-type="currency" office:currency="EUR" office:value="22.31" calcext:value-type="currency">
            <text:p>22,31 €</text:p>
          </table:table-cell>
          <table:table-cell table:style-name="ce250" table:formula="of:=[.D203]-[.G203]" office:value-type="float" office:value="44.77" calcext:value-type="float">
            <text:p>44,77</text:p>
          </table:table-cell>
          <table:table-cell table:formula="of:=[.H203]/[.G203]" office:value-type="percentage" office:value="2.00672344240251" calcext:value-type="percentage">
            <text:p>200,67 %</text:p>
          </table:table-cell>
          <table:table-cell table:number-columns-repeated="1015"/>
        </table:table-row>
        <table:table-row table:style-name="ro6">
          <table:table-cell table:style-name="ce163" office:value-type="string" calcext:value-type="string">
            <text:p>ECF34</text:p>
          </table:table-cell>
          <table:table-cell table:style-name="ce176" office:value-type="string" calcext:value-type="string">
            <text:p><text:span text:style-name="T31">Fourniture d’une platine d’alimentation avec ballast ferromagnétique</text:span> pour Sodium Haute Pression 150W</text:p>
          </table:table-cell>
          <table:table-cell table:style-name="ce224" office:value-type="string" calcext:value-type="string">
            <text:p>Unité</text:p>
          </table:table-cell>
          <table:table-cell table:style-name="ce209" office:value-type="currency" office:currency="EUR" office:value="74.43" calcext:value-type="currency">
            <text:p>74,43 €</text:p>
          </table:table-cell>
          <table:table-cell office:value-type="currency" office:currency="EUR" office:value="25.55" calcext:value-type="currency">
            <text:p>25,55 €</text:p>
          </table:table-cell>
          <table:table-cell/>
          <table:table-cell table:style-name="ce218" table:formula="of:=AVERAGE([.E204:.F204])" office:value-type="currency" office:currency="EUR" office:value="25.55" calcext:value-type="currency">
            <text:p>25,55 €</text:p>
          </table:table-cell>
          <table:table-cell table:style-name="ce250" table:formula="of:=[.D204]-[.G204]" office:value-type="float" office:value="48.88" calcext:value-type="float">
            <text:p>48,88</text:p>
          </table:table-cell>
          <table:table-cell table:formula="of:=[.H204]/[.G204]" office:value-type="percentage" office:value="1.91311154598826" calcext:value-type="percentage">
            <text:p>191,31 %</text:p>
          </table:table-cell>
          <table:table-cell table:number-columns-repeated="1015"/>
        </table:table-row>
        <table:table-row table:style-name="ro6">
          <table:table-cell table:style-name="ce163" office:value-type="string" calcext:value-type="string">
            <text:p>ECF35</text:p>
          </table:table-cell>
          <table:table-cell table:style-name="ce176" office:value-type="string" calcext:value-type="string">
            <text:p><text:span text:style-name="T31">Fourniture d’une platine d’alimentation avec ballast ferromagnétique</text:span> pour Sodium Haute Pression 250W</text:p>
          </table:table-cell>
          <table:table-cell table:style-name="ce224" office:value-type="string" calcext:value-type="string">
            <text:p>Unité</text:p>
          </table:table-cell>
          <table:table-cell table:style-name="ce209" office:value-type="currency" office:currency="EUR" office:value="81.63" calcext:value-type="currency">
            <text:p>81,63 €</text:p>
          </table:table-cell>
          <table:table-cell office:value-type="currency" office:currency="EUR" office:value="31.39" calcext:value-type="currency">
            <text:p>31,39 €</text:p>
          </table:table-cell>
          <table:table-cell/>
          <table:table-cell table:style-name="ce218" table:formula="of:=AVERAGE([.E205:.F205])" office:value-type="currency" office:currency="EUR" office:value="31.39" calcext:value-type="currency">
            <text:p>31,39 €</text:p>
          </table:table-cell>
          <table:table-cell table:style-name="ce250" table:formula="of:=[.D205]-[.G205]" office:value-type="float" office:value="50.24" calcext:value-type="float">
            <text:p>50,24</text:p>
          </table:table-cell>
          <table:table-cell table:formula="of:=[.H205]/[.G205]" office:value-type="percentage" office:value="1.60050971647021" calcext:value-type="percentage">
            <text:p>160,05 %</text:p>
          </table:table-cell>
          <table:table-cell table:number-columns-repeated="1015"/>
        </table:table-row>
        <table:table-row table:style-name="ro6">
          <table:table-cell table:style-name="ce163" office:value-type="string" calcext:value-type="string">
            <text:p>ECF36</text:p>
          </table:table-cell>
          <table:table-cell table:style-name="ce176" office:value-type="string" calcext:value-type="string">
            <text:p><text:span text:style-name="T31">Fourniture d’une platine d’alimentation avec ballast ferromagnétique</text:span> pour Sodium Haute Pression 400W</text:p>
          </table:table-cell>
          <table:table-cell table:style-name="ce224" office:value-type="string" calcext:value-type="string">
            <text:p>Unité</text:p>
          </table:table-cell>
          <table:table-cell table:style-name="ce209" office:value-type="currency" office:currency="EUR" office:value="102.26" calcext:value-type="currency">
            <text:p>102,26 €</text:p>
          </table:table-cell>
          <table:table-cell office:value-type="currency" office:currency="EUR" office:value="43.02" calcext:value-type="currency">
            <text:p>43,02 €</text:p>
          </table:table-cell>
          <table:table-cell/>
          <table:table-cell table:style-name="ce218" table:formula="of:=AVERAGE([.E206:.F206])" office:value-type="currency" office:currency="EUR" office:value="43.02" calcext:value-type="currency">
            <text:p>43,02 €</text:p>
          </table:table-cell>
          <table:table-cell table:style-name="ce250" table:formula="of:=[.D206]-[.G206]" office:value-type="float" office:value="59.24" calcext:value-type="float">
            <text:p>59,24</text:p>
          </table:table-cell>
          <table:table-cell table:formula="of:=[.H206]/[.G206]" office:value-type="percentage" office:value="1.37703393770339" calcext:value-type="percentage">
            <text:p>137,70 %</text:p>
          </table:table-cell>
          <table:table-cell table:number-columns-repeated="1015"/>
        </table:table-row>
        <table:table-row table:style-name="ro6">
          <table:table-cell table:style-name="ce163" office:value-type="string" calcext:value-type="string">
            <text:p>ECF37</text:p>
          </table:table-cell>
          <table:table-cell table:style-name="ce176" office:value-type="string" calcext:value-type="string">
            <text:p><text:span text:style-name="T31">Fourniture d’une platine d’alimentation avec ballast ferromagnétique</text:span> pour tube fluo 36W</text:p>
          </table:table-cell>
          <table:table-cell table:style-name="ce224" office:value-type="string" calcext:value-type="string">
            <text:p>Unité</text:p>
          </table:table-cell>
          <table:table-cell table:style-name="ce209" office:value-type="currency" office:currency="EUR" office:value="17.01" calcext:value-type="currency">
            <text:p>17,01 €</text:p>
          </table:table-cell>
          <table:table-cell office:value-type="currency" office:currency="EUR" office:value="12.85" calcext:value-type="currency">
            <text:p>12,85 €</text:p>
          </table:table-cell>
          <table:table-cell/>
          <table:table-cell table:style-name="ce218" table:formula="of:=AVERAGE([.E207:.F207])" office:value-type="currency" office:currency="EUR" office:value="12.85" calcext:value-type="currency">
            <text:p>12,85 €</text:p>
          </table:table-cell>
          <table:table-cell table:style-name="ce250" table:formula="of:=[.D207]-[.G207]" office:value-type="float" office:value="4.16" calcext:value-type="float">
            <text:p>4,16</text:p>
          </table:table-cell>
          <table:table-cell table:formula="of:=[.H207]/[.G207]" office:value-type="percentage" office:value="0.323735408560311" calcext:value-type="percentage">
            <text:p>32,37 %</text:p>
          </table:table-cell>
          <table:table-cell table:number-columns-repeated="1015"/>
        </table:table-row>
        <table:table-row table:style-name="ro6">
          <table:table-cell table:style-name="ce163" office:value-type="string" calcext:value-type="string">
            <text:p>ECF38</text:p>
          </table:table-cell>
          <table:table-cell table:style-name="ce176" office:value-type="string" calcext:value-type="string">
            <text:p><text:span text:style-name="T31">Fourniture d’une platine d’alimentation avec ballast ferromagnétique</text:span> pour tube fluo 58W</text:p>
          </table:table-cell>
          <table:table-cell table:style-name="ce224" office:value-type="string" calcext:value-type="string">
            <text:p>Unité</text:p>
          </table:table-cell>
          <table:table-cell table:style-name="ce209" office:value-type="currency" office:currency="EUR" office:value="17.01" calcext:value-type="currency">
            <text:p>17,01 €</text:p>
          </table:table-cell>
          <table:table-cell office:value-type="currency" office:currency="EUR" office:value="12" calcext:value-type="currency">
            <text:p>12,00 €</text:p>
          </table:table-cell>
          <table:table-cell/>
          <table:table-cell table:style-name="ce218" table:formula="of:=AVERAGE([.E208:.F208])" office:value-type="currency" office:currency="EUR" office:value="12" calcext:value-type="currency">
            <text:p>12,00 €</text:p>
          </table:table-cell>
          <table:table-cell table:style-name="ce250" table:formula="of:=[.D208]-[.G208]" office:value-type="float" office:value="5.01" calcext:value-type="float">
            <text:p>5,01</text:p>
          </table:table-cell>
          <table:table-cell table:formula="of:=[.H208]/[.G208]" office:value-type="percentage" office:value="0.4175" calcext:value-type="percentage">
            <text:p>41,75 %</text:p>
          </table:table-cell>
          <table:table-cell table:number-columns-repeated="1015"/>
        </table:table-row>
        <table:table-row table:style-name="ro36">
          <table:table-cell table:style-name="ce167" office:value-type="string" calcext:value-type="string" table:number-columns-spanned="4" table:number-rows-spanned="1">
            <text:p>Platines d’alimentation avec ballast électronique</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39</text:p>
          </table:table-cell>
          <table:table-cell table:style-name="ce176" office:value-type="string" calcext:value-type="string">
            <text:p><text:span text:style-name="T31">Fourniture d’une platine d’alimentation avec ballast électronique</text:span> pour Sodium Haute Pression 70W</text:p>
          </table:table-cell>
          <table:table-cell table:style-name="ce224" office:value-type="string" calcext:value-type="string">
            <text:p>Unité</text:p>
          </table:table-cell>
          <table:table-cell table:style-name="ce209" office:value-type="currency" office:currency="EUR" office:value="29.64" calcext:value-type="currency">
            <text:p>29,64 €</text:p>
          </table:table-cell>
          <table:table-cell office:value-type="currency" office:currency="EUR" office:value="21.88" calcext:value-type="currency">
            <text:p>21,88 €</text:p>
          </table:table-cell>
          <table:table-cell/>
          <table:table-cell table:style-name="ce218" table:formula="of:=AVERAGE([.E210:.F210])" office:value-type="currency" office:currency="EUR" office:value="21.88" calcext:value-type="currency">
            <text:p>21,88 €</text:p>
          </table:table-cell>
          <table:table-cell table:style-name="ce250" table:formula="of:=[.D210]-[.G210]" office:value-type="float" office:value="7.76" calcext:value-type="float">
            <text:p>7,76</text:p>
          </table:table-cell>
          <table:table-cell table:formula="of:=[.H210]/[.G210]" office:value-type="percentage" office:value="0.354661791590494" calcext:value-type="percentage">
            <text:p>35,47 %</text:p>
          </table:table-cell>
          <table:table-cell table:number-columns-repeated="1015"/>
        </table:table-row>
        <table:table-row table:style-name="ro6">
          <table:table-cell table:style-name="ce163" office:value-type="string" calcext:value-type="string">
            <text:p>ECF40</text:p>
          </table:table-cell>
          <table:table-cell table:style-name="ce176" office:value-type="string" calcext:value-type="string">
            <text:p><text:span text:style-name="T31">Fourniture d’une platine d’alimentation avec ballast électronique </text:span>pour Sodium Haute Pression 100W</text:p>
          </table:table-cell>
          <table:table-cell table:style-name="ce224" office:value-type="string" calcext:value-type="string">
            <text:p>Unité</text:p>
          </table:table-cell>
          <table:table-cell table:style-name="ce209" office:value-type="currency" office:currency="EUR" office:value="35.46" calcext:value-type="currency">
            <text:p>35,46 €</text:p>
          </table:table-cell>
          <table:table-cell office:value-type="currency" office:currency="EUR" office:value="39.89" calcext:value-type="currency">
            <text:p>39,89 €</text:p>
          </table:table-cell>
          <table:table-cell/>
          <table:table-cell table:style-name="ce218" table:formula="of:=AVERAGE([.E211:.F211])" office:value-type="currency" office:currency="EUR" office:value="39.89" calcext:value-type="currency">
            <text:p>39,89 €</text:p>
          </table:table-cell>
          <table:table-cell table:style-name="ce250" table:formula="of:=[.D211]-[.G211]" office:value-type="float" office:value="-4.43" calcext:value-type="float">
            <text:p>-4,43</text:p>
          </table:table-cell>
          <table:table-cell table:formula="of:=[.H211]/[.G211]" office:value-type="percentage" office:value="-0.11105540235648" calcext:value-type="percentage">
            <text:p>-11,11 %</text:p>
          </table:table-cell>
          <table:table-cell table:number-columns-repeated="1015"/>
        </table:table-row>
        <table:table-row table:style-name="ro6">
          <table:table-cell table:style-name="ce163" office:value-type="string" calcext:value-type="string">
            <text:p>ECF41</text:p>
          </table:table-cell>
          <table:table-cell table:style-name="ce176" office:value-type="string" calcext:value-type="string">
            <text:p><text:span text:style-name="T31">Fourniture d’une platine d’alimentation avec ballast électronique </text:span>pour Sodium Haute Pression 150W</text:p>
          </table:table-cell>
          <table:table-cell table:style-name="ce224" office:value-type="string" calcext:value-type="string">
            <text:p>Unité</text:p>
          </table:table-cell>
          <table:table-cell table:style-name="ce209" office:value-type="currency" office:currency="EUR" office:value="38.76" calcext:value-type="currency">
            <text:p>38,76 €</text:p>
          </table:table-cell>
          <table:table-cell office:value-type="currency" office:currency="EUR" office:value="50.51" calcext:value-type="currency">
            <text:p>50,51 €</text:p>
          </table:table-cell>
          <table:table-cell/>
          <table:table-cell table:style-name="ce218" table:formula="of:=AVERAGE([.E212:.F212])" office:value-type="currency" office:currency="EUR" office:value="50.51" calcext:value-type="currency">
            <text:p>50,51 €</text:p>
          </table:table-cell>
          <table:table-cell table:style-name="ce250" table:formula="of:=[.D212]-[.G212]" office:value-type="float" office:value="-11.75" calcext:value-type="float">
            <text:p>-11,75</text:p>
          </table:table-cell>
          <table:table-cell table:formula="of:=[.H212]/[.G212]" office:value-type="percentage" office:value="-0.232627202534152" calcext:value-type="percentage">
            <text:p>-23,26 %</text:p>
          </table:table-cell>
          <table:table-cell table:number-columns-repeated="1015"/>
        </table:table-row>
        <table:table-row table:style-name="ro6">
          <table:table-cell table:style-name="ce163" office:value-type="string" calcext:value-type="string">
            <text:p>ECF42</text:p>
          </table:table-cell>
          <table:table-cell table:style-name="ce176" office:value-type="string" calcext:value-type="string">
            <text:p><text:span text:style-name="T31">Fourniture d’une platine d’alimentation avec ballast électronique </text:span>pour Sodium Haute Pression 250W</text:p>
          </table:table-cell>
          <table:table-cell table:style-name="ce224" office:value-type="string" calcext:value-type="string">
            <text:p>Unité</text:p>
          </table:table-cell>
          <table:table-cell table:style-name="ce209" office:value-type="currency" office:currency="EUR" office:value="147.98" calcext:value-type="currency">
            <text:p>147,98 €</text:p>
          </table:table-cell>
          <table:table-cell office:value-type="currency" office:currency="EUR" office:value="80.2" calcext:value-type="currency">
            <text:p>80,20 €</text:p>
          </table:table-cell>
          <table:table-cell/>
          <table:table-cell table:style-name="ce218" table:formula="of:=AVERAGE([.E213:.F213])" office:value-type="currency" office:currency="EUR" office:value="80.2" calcext:value-type="currency">
            <text:p>80,20 €</text:p>
          </table:table-cell>
          <table:table-cell table:style-name="ce250" table:formula="of:=[.D213]-[.G213]" office:value-type="float" office:value="67.78" calcext:value-type="float">
            <text:p>67,78</text:p>
          </table:table-cell>
          <table:table-cell table:formula="of:=[.H213]/[.G213]" office:value-type="percentage" office:value="0.845137157107232" calcext:value-type="percentage">
            <text:p>84,51 %</text:p>
          </table:table-cell>
          <table:table-cell table:number-columns-repeated="1015"/>
        </table:table-row>
        <table:table-row table:style-name="ro6">
          <table:table-cell table:style-name="ce163" office:value-type="string" calcext:value-type="string">
            <text:p>ECF43</text:p>
          </table:table-cell>
          <table:table-cell table:style-name="ce176" office:value-type="string" calcext:value-type="string">
            <text:p><text:span text:style-name="T31">Fourniture d’une platine d’alimentation avec ballast électronique </text:span>pour Sodium Haute Pression 400W</text:p>
          </table:table-cell>
          <table:table-cell table:style-name="ce224" office:value-type="string" calcext:value-type="string">
            <text:p>Unité</text:p>
          </table:table-cell>
          <table:table-cell table:style-name="ce209" office:value-type="currency" office:currency="EUR" office:value="147.98" calcext:value-type="currency">
            <text:p>147,98 €</text:p>
          </table:table-cell>
          <table:table-cell office:value-type="currency" office:currency="EUR" office:value="106.25" calcext:value-type="currency">
            <text:p>106,25 €</text:p>
          </table:table-cell>
          <table:table-cell/>
          <table:table-cell table:style-name="ce218" table:formula="of:=AVERAGE([.E214:.F214])" office:value-type="currency" office:currency="EUR" office:value="106.25" calcext:value-type="currency">
            <text:p>106,25 €</text:p>
          </table:table-cell>
          <table:table-cell table:style-name="ce250" table:formula="of:=[.D214]-[.G214]" office:value-type="float" office:value="41.73" calcext:value-type="float">
            <text:p>41,73</text:p>
          </table:table-cell>
          <table:table-cell table:formula="of:=[.H214]/[.G214]" office:value-type="percentage" office:value="0.39275294117647" calcext:value-type="percentage">
            <text:p>39,28 %</text:p>
          </table:table-cell>
          <table:table-cell table:number-columns-repeated="1015"/>
        </table:table-row>
        <table:table-row table:style-name="ro17">
          <table:table-cell table:style-name="ce167" office:value-type="string" calcext:value-type="string" table:number-columns-spanned="4" table:number-rows-spanned="1">
            <text:p>Equipement platine</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44</text:p>
          </table:table-cell>
          <table:table-cell table:style-name="ce176" office:value-type="string" calcext:value-type="string">
            <text:p>Fourniture d’un amorceur temporisé pour lampe SHP de 70 à 400W</text:p>
          </table:table-cell>
          <table:table-cell table:style-name="ce224" office:value-type="string" calcext:value-type="string">
            <text:p>Unité</text:p>
          </table:table-cell>
          <table:table-cell table:style-name="ce209" office:value-type="currency" office:currency="EUR" office:value="7.31" calcext:value-type="currency">
            <text:p>7,31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45</text:p>
          </table:table-cell>
          <table:table-cell table:style-name="ce176" office:value-type="string" calcext:value-type="string">
            <text:p>Fourniture d’un porte-fusible</text:p>
          </table:table-cell>
          <table:table-cell table:style-name="ce224" office:value-type="string" calcext:value-type="string">
            <text:p>Unité</text:p>
          </table:table-cell>
          <table:table-cell table:style-name="ce209" office:value-type="currency" office:currency="EUR" office:value="10.21" calcext:value-type="currency">
            <text:p>10,21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46</text:p>
          </table:table-cell>
          <table:table-cell table:style-name="ce176" office:value-type="string" calcext:value-type="string">
            <text:p>Fourniture d’un fusible</text:p>
          </table:table-cell>
          <table:table-cell table:style-name="ce224" office:value-type="string" calcext:value-type="string">
            <text:p>Unité</text:p>
          </table:table-cell>
          <table:table-cell table:style-name="ce209" office:value-type="currency" office:currency="EUR" office:value="1.2" calcext:value-type="currency">
            <text:p>1,20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47</text:p>
          </table:table-cell>
          <table:table-cell table:style-name="ce176" office:value-type="string" calcext:value-type="string">
            <text:p>Fourniture d’un module pilote éclairage LED Philips Xitanium FULL Prog LED Xtreme drivers CM 9290 021 28606</text:p>
          </table:table-cell>
          <table:table-cell table:style-name="ce224" office:value-type="string" calcext:value-type="string">
            <text:p>Unité</text:p>
          </table:table-cell>
          <table:table-cell table:style-name="ce209" office:value-type="currency" office:currency="EUR" office:value="54" calcext:value-type="currency">
            <text:p>54,00 €</text:p>
          </table:table-cell>
          <table:table-cell table:number-columns-repeated="3"/>
          <table:table-cell table:style-name="ce250"/>
          <table:table-cell table:number-columns-repeated="1016"/>
        </table:table-row>
        <table:table-row table:style-name="ro17">
          <table:table-cell table:style-name="ce167" office:value-type="string" calcext:value-type="string" table:number-columns-spanned="4" table:number-rows-spanned="1">
            <text:p>Éclairage de jalonnement</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48</text:p>
          </table:table-cell>
          <table:table-cell table:style-name="ce176" office:value-type="string" calcext:value-type="string">
            <text:p>Fourniture d’un plot de jalonnement - Type 1821, 1810 Périphérique, double face « VEZON » ou « LEC »</text:p>
          </table:table-cell>
          <table:table-cell table:style-name="ce224" office:value-type="string" calcext:value-type="string">
            <text:p>Unité</text:p>
          </table:table-cell>
          <table:table-cell table:style-name="ce209" office:value-type="currency" office:currency="EUR" office:value="66" calcext:value-type="currency">
            <text:p>66,00 €</text:p>
          </table:table-cell>
          <table:table-cell office:value-type="currency" office:currency="EUR" office:value="125.5" calcext:value-type="currency">
            <text:p>125,50 €</text:p>
          </table:table-cell>
          <table:table-cell/>
          <table:table-cell table:style-name="ce218" table:formula="of:=AVERAGE([.E221:.F221])" office:value-type="currency" office:currency="EUR" office:value="125.5" calcext:value-type="currency">
            <text:p>125,50 €</text:p>
          </table:table-cell>
          <table:table-cell table:style-name="ce250" table:formula="of:=[.D221]-[.G221]" office:value-type="float" office:value="-59.5" calcext:value-type="float">
            <text:p>-59,5</text:p>
          </table:table-cell>
          <table:table-cell table:formula="of:=[.H221]/[.G221]" office:value-type="percentage" office:value="-0.474103585657371" calcext:value-type="percentage">
            <text:p>-47,41 %</text:p>
          </table:table-cell>
          <table:table-cell table:number-columns-repeated="1015"/>
        </table:table-row>
        <table:table-row table:style-name="ro6">
          <table:table-cell table:style-name="ce163" office:value-type="string" calcext:value-type="string">
            <text:p>ECF49</text:p>
          </table:table-cell>
          <table:table-cell table:style-name="ce176" office:value-type="string" calcext:value-type="string">
            <text:p>Fourniture d’un transformateur pour plots de jalonnement avec boitier de fixation rail din T230/24_15VA 230/24 VLTS « LEC »</text:p>
          </table:table-cell>
          <table:table-cell table:style-name="ce224" office:value-type="string" calcext:value-type="string">
            <text:p>Unité</text:p>
          </table:table-cell>
          <table:table-cell table:style-name="ce209" office:value-type="currency" office:currency="EUR" office:value="84" calcext:value-type="currency">
            <text:p>84,00 €</text:p>
          </table:table-cell>
          <table:table-cell office:value-type="currency" office:currency="EUR" office:value="41.11" calcext:value-type="currency">
            <text:p>41,11 €</text:p>
          </table:table-cell>
          <table:table-cell/>
          <table:table-cell table:style-name="ce218" table:formula="of:=AVERAGE([.E222:.F222])" office:value-type="currency" office:currency="EUR" office:value="41.11" calcext:value-type="currency">
            <text:p>41,11 €</text:p>
          </table:table-cell>
          <table:table-cell table:style-name="ce250" table:formula="of:=[.D222]-[.G222]" office:value-type="float" office:value="42.89" calcext:value-type="float">
            <text:p>42,89</text:p>
          </table:table-cell>
          <table:table-cell table:formula="of:=[.H222]/[.G222]" office:value-type="percentage" office:value="1.04329846752615" calcext:value-type="percentage">
            <text:p>104,33 %</text:p>
          </table:table-cell>
          <table:table-cell table:number-columns-repeated="1015"/>
        </table:table-row>
        <table:table-row table:style-name="ro6">
          <table:table-cell table:style-name="ce163" office:value-type="string" calcext:value-type="string">
            <text:p>ECF50</text:p>
          </table:table-cell>
          <table:table-cell table:style-name="ce176" office:value-type="string" calcext:value-type="string">
            <text:p>Fourniture d’un transformateur pour plots de jalonnement « VEZON »</text:p>
          </table:table-cell>
          <table:table-cell table:style-name="ce224" office:value-type="string" calcext:value-type="string">
            <text:p>Unité</text:p>
          </table:table-cell>
          <table:table-cell table:style-name="ce209" office:value-type="currency" office:currency="EUR" office:value="84" calcext:value-type="currency">
            <text:p>84,00 €</text:p>
          </table:table-cell>
          <table:table-cell office:value-type="currency" office:currency="EUR" office:value="65" calcext:value-type="currency">
            <text:p>65,00 €</text:p>
          </table:table-cell>
          <table:table-cell/>
          <table:table-cell table:style-name="ce218" table:formula="of:=AVERAGE([.E223:.F223])" office:value-type="currency" office:currency="EUR" office:value="65" calcext:value-type="currency">
            <text:p>65,00 €</text:p>
          </table:table-cell>
          <table:table-cell table:style-name="ce250" table:formula="of:=[.D223]-[.G223]" office:value-type="float" office:value="19" calcext:value-type="float">
            <text:p>19</text:p>
          </table:table-cell>
          <table:table-cell table:formula="of:=[.H223]/[.G223]" office:value-type="percentage" office:value="0.292307692307692" calcext:value-type="percentage">
            <text:p>29,23 %</text:p>
          </table:table-cell>
          <table:table-cell table:number-columns-repeated="1015"/>
        </table:table-row>
        <table:table-row table:style-name="ro6">
          <table:table-cell table:style-name="ce163" office:value-type="string" calcext:value-type="string">
            <text:p>ECF51</text:p>
          </table:table-cell>
          <table:table-cell table:style-name="ce176" office:value-type="string" calcext:value-type="string">
            <text:p>Fourniture de câble CR1C1 2G 1.5mm²</text:p>
          </table:table-cell>
          <table:table-cell table:style-name="ce224" office:value-type="string" calcext:value-type="string">
            <text:p>ml</text:p>
          </table:table-cell>
          <table:table-cell table:style-name="ce209" office:value-type="currency" office:currency="EUR" office:value="0.84" calcext:value-type="currency">
            <text:p>0,84 €</text:p>
          </table:table-cell>
          <table:table-cell office:value-type="currency" office:currency="EUR" office:value="0.44" calcext:value-type="currency">
            <text:p>0,44 €</text:p>
          </table:table-cell>
          <table:table-cell/>
          <table:table-cell table:style-name="ce218" table:formula="of:=AVERAGE([.E224:.F224])" office:value-type="currency" office:currency="EUR" office:value="0.44" calcext:value-type="currency">
            <text:p>0,44 €</text:p>
          </table:table-cell>
          <table:table-cell table:style-name="ce250" table:formula="of:=[.D224]-[.G224]" office:value-type="float" office:value="0.4" calcext:value-type="float">
            <text:p>0,4</text:p>
          </table:table-cell>
          <table:table-cell table:formula="of:=[.H224]/[.G224]" office:value-type="percentage" office:value="0.909090909090909" calcext:value-type="percentage">
            <text:p>90,91 %</text:p>
          </table:table-cell>
          <table:table-cell table:number-columns-repeated="1015"/>
        </table:table-row>
        <table:table-row table:style-name="ro6">
          <table:table-cell table:style-name="ce163" office:value-type="string" calcext:value-type="string">
            <text:p>ECF52</text:p>
          </table:table-cell>
          <table:table-cell table:style-name="ce176" office:value-type="string" calcext:value-type="string">
            <text:p>Fourniture de tube IRL STD 4552ZH M1 D25</text:p>
          </table:table-cell>
          <table:table-cell table:style-name="ce224" office:value-type="string" calcext:value-type="string">
            <text:p>ml</text:p>
          </table:table-cell>
          <table:table-cell table:style-name="ce209" office:value-type="currency" office:currency="EUR" office:value="4.2" calcext:value-type="currency">
            <text:p>4,20 €</text:p>
          </table:table-cell>
          <table:table-cell office:value-type="currency" office:currency="EUR" office:value="0.44" calcext:value-type="currency">
            <text:p>0,44 €</text:p>
          </table:table-cell>
          <table:table-cell/>
          <table:table-cell table:style-name="ce218" table:formula="of:=AVERAGE([.E225:.F225])" office:value-type="currency" office:currency="EUR" office:value="0.44" calcext:value-type="currency">
            <text:p>0,44 €</text:p>
          </table:table-cell>
          <table:table-cell table:style-name="ce250" table:formula="of:=[.D225]-[.G225]" office:value-type="float" office:value="3.76" calcext:value-type="float">
            <text:p>3,76</text:p>
          </table:table-cell>
          <table:table-cell table:formula="of:=[.H225]/[.G225]" office:value-type="percentage" office:value="8.54545454545455" calcext:value-type="percentage">
            <text:p>854,55 %</text:p>
          </table:table-cell>
          <table:table-cell table:number-columns-repeated="1015"/>
        </table:table-row>
        <table:table-row table:style-name="ro36">
          <table:table-cell table:style-name="ce166" office:value-type="string" calcext:value-type="string" table:number-columns-spanned="4" table:number-rows-spanned="1">
            <text:p>FOURNITURES COURANTES</text:p>
          </table:table-cell>
          <table:covered-table-cell table:number-columns-repeated="3"/>
          <table:table-cell table:number-columns-repeated="3"/>
          <table:table-cell table:style-name="ce250"/>
          <table:table-cell table:number-columns-repeated="1016"/>
        </table:table-row>
        <table:table-row table:style-name="ro36">
          <table:table-cell table:style-name="ce167" office:value-type="string" calcext:value-type="string" table:number-columns-spanned="4" table:number-rows-spanned="1">
            <text:p>Sources lumineuses en tunnel</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53</text:p>
          </table:table-cell>
          <table:table-cell table:style-name="ce176" office:value-type="string" calcext:value-type="string">
            <text:p>Fourniture d’une source sodium Haute Pression 70W – type : MASTER SON-T APIA Xtra « PHILIPS »</text:p>
          </table:table-cell>
          <table:table-cell table:style-name="ce224" office:value-type="string" calcext:value-type="string">
            <text:p>Unité</text:p>
          </table:table-cell>
          <table:table-cell table:style-name="ce209" office:value-type="currency" office:currency="EUR" office:value="11.82" calcext:value-type="currency">
            <text:p>11,82 €</text:p>
          </table:table-cell>
          <table:table-cell office:value-type="currency" office:currency="EUR" office:value="9.23" calcext:value-type="currency">
            <text:p>9,23 €</text:p>
          </table:table-cell>
          <table:table-cell/>
          <table:table-cell table:style-name="ce218" table:formula="of:=AVERAGE([.E228:.F228])" office:value-type="currency" office:currency="EUR" office:value="9.23" calcext:value-type="currency">
            <text:p>9,23 €</text:p>
          </table:table-cell>
          <table:table-cell table:style-name="ce250" table:formula="of:=[.D228]-[.G228]" office:value-type="float" office:value="2.59" calcext:value-type="float">
            <text:p>2,59</text:p>
          </table:table-cell>
          <table:table-cell table:formula="of:=[.H228]/[.G228]" office:value-type="percentage" office:value="0.280606717226435" calcext:value-type="percentage">
            <text:p>28,06 %</text:p>
          </table:table-cell>
          <table:table-cell table:number-columns-repeated="1015"/>
        </table:table-row>
        <table:table-row table:style-name="ro6">
          <table:table-cell table:style-name="ce163" office:value-type="string" calcext:value-type="string">
            <text:p>ECF54</text:p>
          </table:table-cell>
          <table:table-cell table:style-name="ce176" office:value-type="string" calcext:value-type="string">
            <text:p><text:span text:style-name="T31">Fourniture d’une source sodium</text:span> Haute Pression 100W – type : MASTER SON-T APIA Xtra « PHILIPS »</text:p>
          </table:table-cell>
          <table:table-cell table:style-name="ce224" office:value-type="string" calcext:value-type="string">
            <text:p>Unité</text:p>
          </table:table-cell>
          <table:table-cell table:style-name="ce209" office:value-type="currency" office:currency="EUR" office:value="14.03" calcext:value-type="currency">
            <text:p>14,03 €</text:p>
          </table:table-cell>
          <table:table-cell office:value-type="currency" office:currency="EUR" office:value="10.95" calcext:value-type="currency">
            <text:p>10,95 €</text:p>
          </table:table-cell>
          <table:table-cell/>
          <table:table-cell table:style-name="ce218" table:formula="of:=AVERAGE([.E229:.F229])" office:value-type="currency" office:currency="EUR" office:value="10.95" calcext:value-type="currency">
            <text:p>10,95 €</text:p>
          </table:table-cell>
          <table:table-cell table:style-name="ce250" table:formula="of:=[.D229]-[.G229]" office:value-type="float" office:value="3.08" calcext:value-type="float">
            <text:p>3,08</text:p>
          </table:table-cell>
          <table:table-cell table:formula="of:=[.H229]/[.G229]" office:value-type="percentage" office:value="0.281278538812785" calcext:value-type="percentage">
            <text:p>28,13 %</text:p>
          </table:table-cell>
          <table:table-cell table:number-columns-repeated="1015"/>
        </table:table-row>
        <table:table-row table:style-name="ro6">
          <table:table-cell table:style-name="ce163" office:value-type="string" calcext:value-type="string">
            <text:p>ECF55</text:p>
          </table:table-cell>
          <table:table-cell table:style-name="ce176" office:value-type="string" calcext:value-type="string">
            <text:p><text:span text:style-name="T31">Fourniture d’une source sodium</text:span> Haute Pression 150W – type : MASTER SON-T APIA Xtra « PHILIPS »</text:p>
          </table:table-cell>
          <table:table-cell table:style-name="ce224" office:value-type="string" calcext:value-type="string">
            <text:p>Unité</text:p>
          </table:table-cell>
          <table:table-cell table:style-name="ce209" office:value-type="currency" office:currency="EUR" office:value="16.17" calcext:value-type="currency">
            <text:p>16,17 €</text:p>
          </table:table-cell>
          <table:table-cell office:value-type="currency" office:currency="EUR" office:value="12.58" calcext:value-type="currency">
            <text:p>12,58 €</text:p>
          </table:table-cell>
          <table:table-cell/>
          <table:table-cell table:style-name="ce218" table:formula="of:=AVERAGE([.E230:.F230])" office:value-type="currency" office:currency="EUR" office:value="12.58" calcext:value-type="currency">
            <text:p>12,58 €</text:p>
          </table:table-cell>
          <table:table-cell table:style-name="ce250" table:formula="of:=[.D230]-[.G230]" office:value-type="float" office:value="3.59" calcext:value-type="float">
            <text:p>3,59</text:p>
          </table:table-cell>
          <table:table-cell table:formula="of:=[.H230]/[.G230]" office:value-type="percentage" office:value="0.285373608903021" calcext:value-type="percentage">
            <text:p>28,54 %</text:p>
          </table:table-cell>
          <table:table-cell table:number-columns-repeated="1015"/>
        </table:table-row>
        <table:table-row table:style-name="ro6">
          <table:table-cell table:style-name="ce163" office:value-type="string" calcext:value-type="string">
            <text:p>ECF56</text:p>
          </table:table-cell>
          <table:table-cell table:style-name="ce176" office:value-type="string" calcext:value-type="string">
            <text:p><text:span text:style-name="T31">Fourniture d’une source sodium</text:span> Haute Pression 250W – type : MASTER SON-T APIA Xtra « PHILIPS »</text:p>
          </table:table-cell>
          <table:table-cell table:style-name="ce224" office:value-type="string" calcext:value-type="string">
            <text:p>Unité</text:p>
          </table:table-cell>
          <table:table-cell table:style-name="ce209" office:value-type="currency" office:currency="EUR" office:value="18.53" calcext:value-type="currency">
            <text:p>18,53 €</text:p>
          </table:table-cell>
          <table:table-cell office:value-type="currency" office:currency="EUR" office:value="14.33" calcext:value-type="currency">
            <text:p>14,33 €</text:p>
          </table:table-cell>
          <table:table-cell/>
          <table:table-cell table:style-name="ce218" table:formula="of:=AVERAGE([.E231:.F231])" office:value-type="currency" office:currency="EUR" office:value="14.33" calcext:value-type="currency">
            <text:p>14,33 €</text:p>
          </table:table-cell>
          <table:table-cell table:style-name="ce250" table:formula="of:=[.D231]-[.G231]" office:value-type="float" office:value="4.2" calcext:value-type="float">
            <text:p>4,2</text:p>
          </table:table-cell>
          <table:table-cell table:formula="of:=[.H231]/[.G231]" office:value-type="percentage" office:value="0.293091416608514" calcext:value-type="percentage">
            <text:p>29,31 %</text:p>
          </table:table-cell>
          <table:table-cell table:number-columns-repeated="1015"/>
        </table:table-row>
        <table:table-row table:style-name="ro6">
          <table:table-cell table:style-name="ce163" office:value-type="string" calcext:value-type="string">
            <text:p>ECF57</text:p>
          </table:table-cell>
          <table:table-cell table:style-name="ce176" office:value-type="string" calcext:value-type="string">
            <text:p><text:span text:style-name="T31">Fourniture d’une source sodium</text:span> Haute Pression 400W – type : MASTER SON-T APIA Xtra « PHILIPS »</text:p>
          </table:table-cell>
          <table:table-cell table:style-name="ce224" office:value-type="string" calcext:value-type="string">
            <text:p>Unité</text:p>
          </table:table-cell>
          <table:table-cell table:style-name="ce209" office:value-type="currency" office:currency="EUR" office:value="21" calcext:value-type="currency">
            <text:p>21,00 €</text:p>
          </table:table-cell>
          <table:table-cell office:value-type="currency" office:currency="EUR" office:value="22.45" calcext:value-type="currency">
            <text:p>22,45 €</text:p>
          </table:table-cell>
          <table:table-cell/>
          <table:table-cell table:style-name="ce218" table:formula="of:=AVERAGE([.E232:.F232])" office:value-type="currency" office:currency="EUR" office:value="22.45" calcext:value-type="currency">
            <text:p>22,45 €</text:p>
          </table:table-cell>
          <table:table-cell table:style-name="ce250" table:formula="of:=[.D232]-[.G232]" office:value-type="float" office:value="-1.45" calcext:value-type="float">
            <text:p>-1,45</text:p>
          </table:table-cell>
          <table:table-cell table:formula="of:=[.H232]/[.G232]" office:value-type="percentage" office:value="-0.0645879732739421" calcext:value-type="percentage">
            <text:p>-6,46 %</text:p>
          </table:table-cell>
          <table:table-cell table:number-columns-repeated="1015"/>
        </table:table-row>
        <table:table-row table:style-name="ro6">
          <table:table-cell table:style-name="ce163" office:value-type="string" calcext:value-type="string">
            <text:p>ECF58</text:p>
          </table:table-cell>
          <table:table-cell table:style-name="ce176" office:value-type="string" calcext:value-type="string">
            <text:p><text:span text:style-name="T31">Fourniture d’un tube </text:span>fluorescent 18W</text:p>
          </table:table-cell>
          <table:table-cell table:style-name="ce224" office:value-type="string" calcext:value-type="string">
            <text:p>Unité</text:p>
          </table:table-cell>
          <table:table-cell table:style-name="ce209" office:value-type="currency" office:currency="EUR" office:value="1.46" calcext:value-type="currency">
            <text:p>1,46 €</text:p>
          </table:table-cell>
          <table:table-cell office:value-type="currency" office:currency="EUR" office:value="1.48" calcext:value-type="currency">
            <text:p>1,48 €</text:p>
          </table:table-cell>
          <table:table-cell/>
          <table:table-cell table:style-name="ce218" table:formula="of:=AVERAGE([.E233:.F233])" office:value-type="currency" office:currency="EUR" office:value="1.48" calcext:value-type="currency">
            <text:p>1,48 €</text:p>
          </table:table-cell>
          <table:table-cell table:style-name="ce250" table:formula="of:=[.D233]-[.G233]" office:value-type="float" office:value="-0.02" calcext:value-type="float">
            <text:p>-0,02</text:p>
          </table:table-cell>
          <table:table-cell table:formula="of:=[.H233]/[.G233]" office:value-type="percentage" office:value="-0.0135135135135135" calcext:value-type="percentage">
            <text:p>-1,35 %</text:p>
          </table:table-cell>
          <table:table-cell table:number-columns-repeated="1015"/>
        </table:table-row>
        <table:table-row table:style-name="ro6">
          <table:table-cell table:style-name="ce163" office:value-type="string" calcext:value-type="string">
            <text:p>ECF59</text:p>
          </table:table-cell>
          <table:table-cell table:style-name="ce176" office:value-type="string" calcext:value-type="string">
            <text:p><text:span text:style-name="T31">Fourniture d’un tube </text:span>fluorescent 36W</text:p>
          </table:table-cell>
          <table:table-cell table:style-name="ce224" office:value-type="string" calcext:value-type="string">
            <text:p>Unité</text:p>
          </table:table-cell>
          <table:table-cell table:style-name="ce209" office:value-type="currency" office:currency="EUR" office:value="1.73" calcext:value-type="currency">
            <text:p>1,73 €</text:p>
          </table:table-cell>
          <table:table-cell office:value-type="currency" office:currency="EUR" office:value="1.63" calcext:value-type="currency">
            <text:p>1,63 €</text:p>
          </table:table-cell>
          <table:table-cell/>
          <table:table-cell table:style-name="ce218" table:formula="of:=AVERAGE([.E234:.F234])" office:value-type="currency" office:currency="EUR" office:value="1.63" calcext:value-type="currency">
            <text:p>1,63 €</text:p>
          </table:table-cell>
          <table:table-cell table:style-name="ce250" table:formula="of:=[.D234]-[.G234]" office:value-type="float" office:value="0.1" calcext:value-type="float">
            <text:p>0,1</text:p>
          </table:table-cell>
          <table:table-cell table:formula="of:=[.H234]/[.G234]" office:value-type="percentage" office:value="0.0613496932515338" calcext:value-type="percentage">
            <text:p>6,13 %</text:p>
          </table:table-cell>
          <table:table-cell table:number-columns-repeated="1015"/>
        </table:table-row>
        <table:table-row table:style-name="ro6">
          <table:table-cell table:style-name="ce163" office:value-type="string" calcext:value-type="string">
            <text:p>ECF60</text:p>
          </table:table-cell>
          <table:table-cell table:style-name="ce176" office:value-type="string" calcext:value-type="string">
            <text:p><text:span text:style-name="T31">Fourniture d’un tube </text:span>fluorescent 58W</text:p>
          </table:table-cell>
          <table:table-cell table:style-name="ce224" office:value-type="string" calcext:value-type="string">
            <text:p>Unité</text:p>
          </table:table-cell>
          <table:table-cell table:style-name="ce209" office:value-type="currency" office:currency="EUR" office:value="2.03" calcext:value-type="currency">
            <text:p>2,03 €</text:p>
          </table:table-cell>
          <table:table-cell office:value-type="currency" office:currency="EUR" office:value="1.89" calcext:value-type="currency">
            <text:p>1,89 €</text:p>
          </table:table-cell>
          <table:table-cell/>
          <table:table-cell table:style-name="ce218" table:formula="of:=AVERAGE([.E235:.F235])" office:value-type="currency" office:currency="EUR" office:value="1.89" calcext:value-type="currency">
            <text:p>1,89 €</text:p>
          </table:table-cell>
          <table:table-cell table:style-name="ce250" table:formula="of:=[.D235]-[.G235]" office:value-type="float" office:value="0.14" calcext:value-type="float">
            <text:p>0,14</text:p>
          </table:table-cell>
          <table:table-cell table:formula="of:=[.H235]/[.G235]" office:value-type="percentage" office:value="0.074074074074074" calcext:value-type="percentage">
            <text:p>7,41 %</text:p>
          </table:table-cell>
          <table:table-cell table:number-columns-repeated="1015"/>
        </table:table-row>
        <table:table-row table:style-name="ro36">
          <table:table-cell table:style-name="ce167" office:value-type="string" calcext:value-type="string" table:number-columns-spanned="4" table:number-rows-spanned="1">
            <text:p>Boîtes de dérivation et connectiques</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61</text:p>
          </table:table-cell>
          <table:table-cell table:style-name="ce176" office:value-type="string" calcext:value-type="string">
            <text:p>Fourniture d’une boîte de dérivation normale – Type 91150 « MARECHAL »</text:p>
          </table:table-cell>
          <table:table-cell table:style-name="ce224" office:value-type="string" calcext:value-type="string">
            <text:p>Unité</text:p>
          </table:table-cell>
          <table:table-cell table:style-name="ce209" office:value-type="currency" office:currency="EUR" office:value="137.04" calcext:value-type="currency">
            <text:p>137,04 €</text:p>
          </table:table-cell>
          <table:table-cell office:value-type="currency" office:currency="EUR" office:value="112.5" calcext:value-type="currency">
            <text:p>112,50 €</text:p>
          </table:table-cell>
          <table:table-cell/>
          <table:table-cell table:style-name="ce218" table:formula="of:=AVERAGE([.E237:.F237])" office:value-type="currency" office:currency="EUR" office:value="112.5" calcext:value-type="currency">
            <text:p>112,50 €</text:p>
          </table:table-cell>
          <table:table-cell table:style-name="ce250" table:formula="of:=[.D237]-[.G237]" office:value-type="float" office:value="24.54" calcext:value-type="float">
            <text:p>24,54</text:p>
          </table:table-cell>
          <table:table-cell table:formula="of:=[.H237]/[.G237]" office:value-type="percentage" office:value="0.218133333333333" calcext:value-type="percentage">
            <text:p>21,81 %</text:p>
          </table:table-cell>
          <table:table-cell table:number-columns-repeated="1015"/>
        </table:table-row>
        <table:table-row table:style-name="ro6">
          <table:table-cell table:style-name="ce163" office:value-type="string" calcext:value-type="string">
            <text:p>ECF62</text:p>
          </table:table-cell>
          <table:table-cell table:style-name="ce176" office:value-type="string" calcext:value-type="string">
            <text:p><text:span text:style-name="T31">Fourniture d’une boîte</text:span> de dérivation normale – Type 01N4015010E0 « MARECHAL »</text:p>
          </table:table-cell>
          <table:table-cell table:style-name="ce224" office:value-type="string" calcext:value-type="string">
            <text:p>Unité</text:p>
          </table:table-cell>
          <table:table-cell table:style-name="ce209" office:value-type="currency" office:currency="EUR" office:value="291.48" calcext:value-type="currency">
            <text:p>291,48 €</text:p>
          </table:table-cell>
          <table:table-cell office:value-type="currency" office:currency="EUR" office:value="162.5" calcext:value-type="currency">
            <text:p>162,50 €</text:p>
          </table:table-cell>
          <table:table-cell/>
          <table:table-cell table:style-name="ce218" table:formula="of:=AVERAGE([.E238:.F238])" office:value-type="currency" office:currency="EUR" office:value="162.5" calcext:value-type="currency">
            <text:p>162,50 €</text:p>
          </table:table-cell>
          <table:table-cell table:style-name="ce250" table:formula="of:=[.D238]-[.G238]" office:value-type="float" office:value="128.98" calcext:value-type="float">
            <text:p>128,98</text:p>
          </table:table-cell>
          <table:table-cell table:formula="of:=[.H238]/[.G238]" office:value-type="percentage" office:value="0.793723076923077" calcext:value-type="percentage">
            <text:p>79,37 %</text:p>
          </table:table-cell>
          <table:table-cell table:number-columns-repeated="1015"/>
        </table:table-row>
        <table:table-row table:style-name="ro6">
          <table:table-cell table:style-name="ce163" office:value-type="string" calcext:value-type="string">
            <text:p>ECF63</text:p>
          </table:table-cell>
          <table:table-cell table:style-name="ce176" office:value-type="string" calcext:value-type="string">
            <text:p><text:span text:style-name="T31">Fourniture d’une boîte</text:span> de dérivation normale – Type 01N4017020E0 « MARECHAL »</text:p>
          </table:table-cell>
          <table:table-cell table:style-name="ce224" office:value-type="string" calcext:value-type="string">
            <text:p>Unité</text:p>
          </table:table-cell>
          <table:table-cell table:style-name="ce209" office:value-type="currency" office:currency="EUR" office:value="291.48" calcext:value-type="currency">
            <text:p>291,48 €</text:p>
          </table:table-cell>
          <table:table-cell office:value-type="currency" office:currency="EUR" office:value="275" calcext:value-type="currency">
            <text:p>275,00 €</text:p>
          </table:table-cell>
          <table:table-cell/>
          <table:table-cell table:style-name="ce218" table:formula="of:=AVERAGE([.E239:.F239])" office:value-type="currency" office:currency="EUR" office:value="275" calcext:value-type="currency">
            <text:p>275,00 €</text:p>
          </table:table-cell>
          <table:table-cell table:style-name="ce250" table:formula="of:=[.D239]-[.G239]" office:value-type="float" office:value="16.48" calcext:value-type="float">
            <text:p>16,48</text:p>
          </table:table-cell>
          <table:table-cell table:formula="of:=[.H239]/[.G239]" office:value-type="percentage" office:value="0.0599272727272728" calcext:value-type="percentage">
            <text:p>5,99 %</text:p>
          </table:table-cell>
          <table:table-cell table:number-columns-repeated="1015"/>
        </table:table-row>
        <table:table-row table:style-name="ro6">
          <table:table-cell table:style-name="ce163" office:value-type="string" calcext:value-type="string">
            <text:p>ECF64</text:p>
          </table:table-cell>
          <table:table-cell table:style-name="ce176" office:value-type="string" calcext:value-type="string">
            <text:p><text:span text:style-name="T31">Fourniture d’une boîte</text:span> de dérivation normale – Type Coffret de dérivation « BONNEAU »</text:p>
          </table:table-cell>
          <table:table-cell table:style-name="ce224" office:value-type="string" calcext:value-type="string">
            <text:p>Unité</text:p>
          </table:table-cell>
          <table:table-cell table:style-name="ce209" office:value-type="currency" office:currency="EUR" office:value="120" calcext:value-type="currency">
            <text:p>120,00 €</text:p>
          </table:table-cell>
          <table:table-cell office:value-type="currency" office:currency="EUR" office:value="87.5" calcext:value-type="currency">
            <text:p>87,50 €</text:p>
          </table:table-cell>
          <table:table-cell/>
          <table:table-cell table:style-name="ce218" table:formula="of:=AVERAGE([.E240:.F240])" office:value-type="currency" office:currency="EUR" office:value="87.5" calcext:value-type="currency">
            <text:p>87,50 €</text:p>
          </table:table-cell>
          <table:table-cell table:style-name="ce250" table:formula="of:=[.D240]-[.G240]" office:value-type="float" office:value="32.5" calcext:value-type="float">
            <text:p>32,5</text:p>
          </table:table-cell>
          <table:table-cell table:formula="of:=[.H240]/[.G240]" office:value-type="percentage" office:value="0.371428571428571" calcext:value-type="percentage">
            <text:p>37,14 %</text:p>
          </table:table-cell>
          <table:table-cell table:number-columns-repeated="1015"/>
        </table:table-row>
        <table:table-row table:style-name="ro6">
          <table:table-cell table:style-name="ce163" office:value-type="string" calcext:value-type="string">
            <text:p>ECF65</text:p>
          </table:table-cell>
          <table:table-cell table:style-name="ce176" office:value-type="string" calcext:value-type="string">
            <text:p><text:span text:style-name="T31">Fourniture d’une boîte</text:span> de dérivation résistante au feu – Type 91151 « MARECHAL »</text:p>
          </table:table-cell>
          <table:table-cell table:style-name="ce224" office:value-type="string" calcext:value-type="string">
            <text:p>Unité</text:p>
          </table:table-cell>
          <table:table-cell table:style-name="ce209" office:value-type="currency" office:currency="EUR" office:value="186.97" calcext:value-type="currency">
            <text:p>186,97 €</text:p>
          </table:table-cell>
          <table:table-cell office:value-type="currency" office:currency="EUR" office:value="143.75" calcext:value-type="currency">
            <text:p>143,75 €</text:p>
          </table:table-cell>
          <table:table-cell/>
          <table:table-cell table:style-name="ce218" table:formula="of:=AVERAGE([.E241:.F241])" office:value-type="currency" office:currency="EUR" office:value="143.75" calcext:value-type="currency">
            <text:p>143,75 €</text:p>
          </table:table-cell>
          <table:table-cell table:style-name="ce250" table:formula="of:=[.D241]-[.G241]" office:value-type="float" office:value="43.22" calcext:value-type="float">
            <text:p>43,22</text:p>
          </table:table-cell>
          <table:table-cell table:formula="of:=[.H241]/[.G241]" office:value-type="percentage" office:value="0.300660869565217" calcext:value-type="percentage">
            <text:p>30,07 %</text:p>
          </table:table-cell>
          <table:table-cell table:number-columns-repeated="1015"/>
        </table:table-row>
        <table:table-row table:style-name="ro6">
          <table:table-cell table:style-name="ce163" office:value-type="string" calcext:value-type="string">
            <text:p>ECF66</text:p>
          </table:table-cell>
          <table:table-cell table:style-name="ce176" office:value-type="string" calcext:value-type="string">
            <text:p><text:span text:style-name="T31">Fourniture d’une boîte</text:span> de dérivation résistante au feu – Type Coffret feu dérivation « BONNEAU »</text:p>
          </table:table-cell>
          <table:table-cell table:style-name="ce224" office:value-type="string" calcext:value-type="string">
            <text:p>Unité</text:p>
          </table:table-cell>
          <table:table-cell table:style-name="ce209" office:value-type="currency" office:currency="EUR" office:value="180" calcext:value-type="currency">
            <text:p>180,00 €</text:p>
          </table:table-cell>
          <table:table-cell office:value-type="currency" office:currency="EUR" office:value="187.5" calcext:value-type="currency">
            <text:p>187,50 €</text:p>
          </table:table-cell>
          <table:table-cell/>
          <table:table-cell table:style-name="ce218" table:formula="of:=AVERAGE([.E242:.F242])" office:value-type="currency" office:currency="EUR" office:value="187.5" calcext:value-type="currency">
            <text:p>187,50 €</text:p>
          </table:table-cell>
          <table:table-cell table:style-name="ce250" table:formula="of:=[.D242]-[.G242]" office:value-type="float" office:value="-7.5" calcext:value-type="float">
            <text:p>-7,5</text:p>
          </table:table-cell>
          <table:table-cell table:formula="of:=[.H242]/[.G242]" office:value-type="percentage" office:value="-0.04" calcext:value-type="percentage">
            <text:p>-4,00 %</text:p>
          </table:table-cell>
          <table:table-cell table:number-columns-repeated="1015"/>
        </table:table-row>
        <table:table-row table:style-name="ro6">
          <table:table-cell table:style-name="ce163" office:value-type="string" calcext:value-type="string">
            <text:p>ECF67</text:p>
          </table:table-cell>
          <table:table-cell table:style-name="ce176" office:value-type="string" calcext:value-type="string">
            <text:p><text:span text:style-name="T31">Fourniture d’une boîte</text:span> de dérivation normale avec dérivation BUS DALI</text:p>
          </table:table-cell>
          <table:table-cell table:style-name="ce224" office:value-type="string" calcext:value-type="string">
            <text:p>Unité</text:p>
          </table:table-cell>
          <table:table-cell table:style-name="ce209" office:value-type="currency" office:currency="EUR" office:value="100.8" calcext:value-type="currency">
            <text:p>100,80 €</text:p>
          </table:table-cell>
          <table:table-cell table:style-name="ce218"/>
          <table:table-cell table:number-columns-repeated="2"/>
          <table:table-cell table:style-name="ce250"/>
          <table:table-cell table:number-columns-repeated="1016"/>
        </table:table-row>
        <table:table-row table:style-name="ro6">
          <table:table-cell table:style-name="ce163" office:value-type="string" calcext:value-type="string">
            <text:p>ECF68</text:p>
          </table:table-cell>
          <table:table-cell table:style-name="ce176" office:value-type="string" calcext:value-type="string">
            <text:p><text:span text:style-name="T31">Fourniture d’une boîte</text:span> de dérivation résistante au feu avec dérivation BUS DALI</text:p>
          </table:table-cell>
          <table:table-cell table:style-name="ce224" office:value-type="string" calcext:value-type="string">
            <text:p>Unité</text:p>
          </table:table-cell>
          <table:table-cell table:style-name="ce209" office:value-type="currency" office:currency="EUR" office:value="134.4" calcext:value-type="currency">
            <text:p>134,40 €</text:p>
          </table:table-cell>
          <table:table-cell table:style-name="ce218"/>
          <table:table-cell table:number-columns-repeated="2"/>
          <table:table-cell table:style-name="ce250"/>
          <table:table-cell table:number-columns-repeated="1016"/>
        </table:table-row>
        <table:table-row table:style-name="ro6">
          <table:table-cell table:style-name="ce163" office:value-type="string" calcext:value-type="string">
            <text:p>ECF69</text:p>
          </table:table-cell>
          <table:table-cell table:style-name="ce176" office:value-type="string" calcext:value-type="string">
            <text:p><text:span text:style-name="T31">Fourniture d’un s</text:span>ocle bi-tension 230/400V – Type 3P+N+T « MARECHAL »</text:p>
          </table:table-cell>
          <table:table-cell table:style-name="ce224" office:value-type="string" calcext:value-type="string">
            <text:p>Unité</text:p>
          </table:table-cell>
          <table:table-cell table:style-name="ce209" office:value-type="currency" office:currency="EUR" office:value="54.12" calcext:value-type="currency">
            <text:p>54,12 €</text:p>
          </table:table-cell>
          <table:table-cell office:value-type="currency" office:currency="EUR" office:value="125" calcext:value-type="currency">
            <text:p>125,00 €</text:p>
          </table:table-cell>
          <table:table-cell/>
          <table:table-cell table:style-name="ce218" table:formula="of:=AVERAGE([.E245:.F245])" office:value-type="currency" office:currency="EUR" office:value="125" calcext:value-type="currency">
            <text:p>125,00 €</text:p>
          </table:table-cell>
          <table:table-cell table:style-name="ce250" table:formula="of:=[.D245]-[.G245]" office:value-type="float" office:value="-70.88" calcext:value-type="float">
            <text:p>-70,88</text:p>
          </table:table-cell>
          <table:table-cell table:formula="of:=[.H245]/[.G245]" office:value-type="percentage" office:value="-0.56704" calcext:value-type="percentage">
            <text:p>-56,70 %</text:p>
          </table:table-cell>
          <table:table-cell table:number-columns-repeated="1015"/>
        </table:table-row>
        <table:table-row table:style-name="ro6">
          <table:table-cell table:style-name="ce163" office:value-type="string" calcext:value-type="string">
            <text:p>ECF70</text:p>
          </table:table-cell>
          <table:table-cell table:style-name="ce176" office:value-type="string" calcext:value-type="string">
            <text:p><text:span text:style-name="T31">Fourniture d’une f</text:span>iche tétra et triphasée 400V – Type 3P+N+T « MARECHAL »</text:p>
          </table:table-cell>
          <table:table-cell table:style-name="ce224" office:value-type="string" calcext:value-type="string">
            <text:p>Unité</text:p>
          </table:table-cell>
          <table:table-cell table:style-name="ce209" office:value-type="currency" office:currency="EUR" office:value="42.96" calcext:value-type="currency">
            <text:p>42,96 €</text:p>
          </table:table-cell>
          <table:table-cell office:value-type="currency" office:currency="EUR" office:value="75" calcext:value-type="currency">
            <text:p>75,00 €</text:p>
          </table:table-cell>
          <table:table-cell/>
          <table:table-cell table:style-name="ce218" table:formula="of:=AVERAGE([.E246:.F246])" office:value-type="currency" office:currency="EUR" office:value="75" calcext:value-type="currency">
            <text:p>75,00 €</text:p>
          </table:table-cell>
          <table:table-cell table:style-name="ce250" table:formula="of:=[.D246]-[.G246]" office:value-type="float" office:value="-32.04" calcext:value-type="float">
            <text:p>-32,04</text:p>
          </table:table-cell>
          <table:table-cell table:formula="of:=[.H246]/[.G246]" office:value-type="percentage" office:value="-0.4272" calcext:value-type="percentage">
            <text:p>-42,72 %</text:p>
          </table:table-cell>
          <table:table-cell table:number-columns-repeated="1015"/>
        </table:table-row>
        <table:table-row table:style-name="ro6">
          <table:table-cell table:style-name="ce163" office:value-type="string" calcext:value-type="string">
            <text:p>ECF71</text:p>
          </table:table-cell>
          <table:table-cell table:style-name="ce176" office:value-type="string" calcext:value-type="string">
            <text:p><text:span text:style-name="T31">Fourniture d’une fiche</text:span> monophasée 230V – Type 1P+N+T « MARECHAL »</text:p>
          </table:table-cell>
          <table:table-cell table:style-name="ce224" office:value-type="string" calcext:value-type="string">
            <text:p>Unité</text:p>
          </table:table-cell>
          <table:table-cell table:style-name="ce209" office:value-type="currency" office:currency="EUR" office:value="36" calcext:value-type="currency">
            <text:p>36,00 €</text:p>
          </table:table-cell>
          <table:table-cell office:value-type="currency" office:currency="EUR" office:value="37.5" calcext:value-type="currency">
            <text:p>37,50 €</text:p>
          </table:table-cell>
          <table:table-cell/>
          <table:table-cell table:style-name="ce218" table:formula="of:=AVERAGE([.E247:.F247])" office:value-type="currency" office:currency="EUR" office:value="37.5" calcext:value-type="currency">
            <text:p>37,50 €</text:p>
          </table:table-cell>
          <table:table-cell table:style-name="ce250" table:formula="of:=[.D247]-[.G247]" office:value-type="float" office:value="-1.5" calcext:value-type="float">
            <text:p>-1,5</text:p>
          </table:table-cell>
          <table:table-cell table:formula="of:=[.H247]/[.G247]" office:value-type="percentage" office:value="-0.04" calcext:value-type="percentage">
            <text:p>-4,00 %</text:p>
          </table:table-cell>
          <table:table-cell table:number-columns-repeated="1015"/>
        </table:table-row>
        <table:table-row table:style-name="ro36">
          <table:table-cell table:style-name="ce167" office:value-type="string" calcext:value-type="string" table:number-columns-spanned="4" table:number-rows-spanned="1">
            <text:p>Sources lumineuses en local, niche ou issue</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72</text:p>
          </table:table-cell>
          <table:table-cell table:style-name="ce176" office:value-type="string" calcext:value-type="string">
            <text:p>Fourniture d’un tube LED 9W, 60cm, haut rendement – Type « VISIOLED »</text:p>
          </table:table-cell>
          <table:table-cell table:style-name="ce224" office:value-type="string" calcext:value-type="string">
            <text:p>Unité</text:p>
          </table:table-cell>
          <table:table-cell table:style-name="ce209" office:value-type="currency" office:currency="EUR" office:value="5.57" calcext:value-type="currency">
            <text:p>5,57 €</text:p>
          </table:table-cell>
          <table:table-cell office:value-type="currency" office:currency="EUR" office:value="5.34" calcext:value-type="currency">
            <text:p>5,34 €</text:p>
          </table:table-cell>
          <table:table-cell/>
          <table:table-cell table:style-name="ce218" table:formula="of:=AVERAGE([.E249:.F249])" office:value-type="currency" office:currency="EUR" office:value="5.34" calcext:value-type="currency">
            <text:p>5,34 €</text:p>
          </table:table-cell>
          <table:table-cell table:style-name="ce250" table:formula="of:=[.D249]-[.G249]" office:value-type="float" office:value="0.23" calcext:value-type="float">
            <text:p>0,23</text:p>
          </table:table-cell>
          <table:table-cell table:formula="of:=[.H249]/[.G249]" office:value-type="percentage" office:value="0.0430711610486892" calcext:value-type="percentage">
            <text:p>4,31 %</text:p>
          </table:table-cell>
          <table:table-cell table:number-columns-repeated="1015"/>
        </table:table-row>
        <table:table-row table:style-name="ro6">
          <table:table-cell table:style-name="ce163" office:value-type="string" calcext:value-type="string">
            <text:p>ECF73</text:p>
          </table:table-cell>
          <table:table-cell table:style-name="ce176" office:value-type="string" calcext:value-type="string">
            <text:p>Fourniture d’une tube LED Glass 18W, 120cm, haut rendement – Type « VISIOLED »</text:p>
          </table:table-cell>
          <table:table-cell table:style-name="ce224" office:value-type="string" calcext:value-type="string">
            <text:p>Unité</text:p>
          </table:table-cell>
          <table:table-cell table:style-name="ce209" office:value-type="currency" office:currency="EUR" office:value="7.49" calcext:value-type="currency">
            <text:p>7,49 €</text:p>
          </table:table-cell>
          <table:table-cell office:value-type="currency" office:currency="EUR" office:value="7.18" calcext:value-type="currency">
            <text:p>7,18 €</text:p>
          </table:table-cell>
          <table:table-cell/>
          <table:table-cell table:style-name="ce218" table:formula="of:=AVERAGE([.E250:.F250])" office:value-type="currency" office:currency="EUR" office:value="7.18" calcext:value-type="currency">
            <text:p>7,18 €</text:p>
          </table:table-cell>
          <table:table-cell table:style-name="ce250" table:formula="of:=[.D250]-[.G250]" office:value-type="float" office:value="0.31" calcext:value-type="float">
            <text:p>0,31</text:p>
          </table:table-cell>
          <table:table-cell table:formula="of:=[.H250]/[.G250]" office:value-type="percentage" office:value="0.0431754874651811" calcext:value-type="percentage">
            <text:p>4,32 %</text:p>
          </table:table-cell>
          <table:table-cell table:number-columns-repeated="1015"/>
        </table:table-row>
        <table:table-row table:style-name="ro6">
          <table:table-cell table:style-name="ce163" office:value-type="string" calcext:value-type="string">
            <text:p>ECF74</text:p>
          </table:table-cell>
          <table:table-cell table:style-name="ce176" office:value-type="string" calcext:value-type="string">
            <text:p>Fourniture d’un tube LED Glass 24W, 150cm, haut rendement – Type « VISIOLED »</text:p>
          </table:table-cell>
          <table:table-cell table:style-name="ce224" office:value-type="string" calcext:value-type="string">
            <text:p>Unité</text:p>
          </table:table-cell>
          <table:table-cell table:style-name="ce209" office:value-type="currency" office:currency="EUR" office:value="9.41" calcext:value-type="currency">
            <text:p>9,41 €</text:p>
          </table:table-cell>
          <table:table-cell office:value-type="currency" office:currency="EUR" office:value="9.02" calcext:value-type="currency">
            <text:p>9,02 €</text:p>
          </table:table-cell>
          <table:table-cell/>
          <table:table-cell table:style-name="ce218" table:formula="of:=AVERAGE([.E251:.F251])" office:value-type="currency" office:currency="EUR" office:value="9.02" calcext:value-type="currency">
            <text:p>9,02 €</text:p>
          </table:table-cell>
          <table:table-cell table:style-name="ce250" table:formula="of:=[.D251]-[.G251]" office:value-type="float" office:value="0.390000000000001" calcext:value-type="float">
            <text:p>0,390000000000001</text:p>
          </table:table-cell>
          <table:table-cell table:formula="of:=[.H251]/[.G251]" office:value-type="percentage" office:value="0.0432372505543238" calcext:value-type="percentage">
            <text:p>4,32 %</text:p>
          </table:table-cell>
          <table:table-cell table:number-columns-repeated="1015"/>
        </table:table-row>
        <table:table-row table:style-name="ro6">
          <table:table-cell table:style-name="ce163" office:value-type="string" calcext:value-type="string">
            <text:p>ECF75</text:p>
          </table:table-cell>
          <table:table-cell table:style-name="ce176" office:value-type="string" calcext:value-type="string">
            <text:p>Fourniture d’une douille étanche pour tube LED, IP44 - réf : LED G13</text:p>
          </table:table-cell>
          <table:table-cell table:style-name="ce224" office:value-type="string" calcext:value-type="string">
            <text:p>Unité</text:p>
          </table:table-cell>
          <table:table-cell table:style-name="ce209" office:value-type="currency" office:currency="EUR" office:value="5.4" calcext:value-type="currency">
            <text:p>5,40 €</text:p>
          </table:table-cell>
          <table:table-cell office:value-type="currency" office:currency="EUR" office:value="4.43" calcext:value-type="currency">
            <text:p>4,43 €</text:p>
          </table:table-cell>
          <table:table-cell/>
          <table:table-cell table:style-name="ce218" table:formula="of:=AVERAGE([.E252:.F252])" office:value-type="currency" office:currency="EUR" office:value="4.43" calcext:value-type="currency">
            <text:p>4,43 €</text:p>
          </table:table-cell>
          <table:table-cell table:style-name="ce250" table:formula="of:=[.D252]-[.G252]" office:value-type="float" office:value="0.970000000000001" calcext:value-type="float">
            <text:p>0,970000000000001</text:p>
          </table:table-cell>
          <table:table-cell table:formula="of:=[.H252]/[.G252]" office:value-type="percentage" office:value="0.218961625282167" calcext:value-type="percentage">
            <text:p>21,90 %</text:p>
          </table:table-cell>
          <table:table-cell table:number-columns-repeated="1015"/>
        </table:table-row>
        <table:table-row table:style-name="ro6">
          <table:table-cell table:style-name="ce163" office:value-type="string" calcext:value-type="string">
            <text:p>ECF76</text:p>
          </table:table-cell>
          <table:table-cell table:style-name="ce176" office:value-type="string" calcext:value-type="string">
            <text:p>Fourniture d’une lampe halogène 28 à 100W – type B22 ou E27</text:p>
          </table:table-cell>
          <table:table-cell table:style-name="ce224" office:value-type="string" calcext:value-type="string">
            <text:p>Unité</text:p>
          </table:table-cell>
          <table:table-cell table:style-name="ce209" office:value-type="currency" office:currency="EUR" office:value="3.73" calcext:value-type="currency">
            <text:p>3,73 €</text:p>
          </table:table-cell>
          <table:table-cell office:value-type="currency" office:currency="EUR" office:value="1.45" calcext:value-type="currency">
            <text:p>1,45 €</text:p>
          </table:table-cell>
          <table:table-cell/>
          <table:table-cell table:style-name="ce218" table:formula="of:=AVERAGE([.E253:.F253])" office:value-type="currency" office:currency="EUR" office:value="1.45" calcext:value-type="currency">
            <text:p>1,45 €</text:p>
          </table:table-cell>
          <table:table-cell table:style-name="ce250" table:formula="of:=[.D253]-[.G253]" office:value-type="float" office:value="2.28" calcext:value-type="float">
            <text:p>2,28</text:p>
          </table:table-cell>
          <table:table-cell table:formula="of:=[.H253]/[.G253]" office:value-type="percentage" office:value="1.57241379310345" calcext:value-type="percentage">
            <text:p>157,24 %</text:p>
          </table:table-cell>
          <table:table-cell table:number-columns-repeated="1015"/>
        </table:table-row>
        <table:table-row table:style-name="ro17">
          <table:table-cell table:style-name="ce167" office:value-type="string" calcext:value-type="string" table:number-columns-spanned="4" table:number-rows-spanned="1">
            <text:p>Luminaires et appareillage</text:p>
          </table:table-cell>
          <table:covered-table-cell table:number-columns-repeated="3"/>
          <table:table-cell table:number-columns-repeated="3"/>
          <table:table-cell table:style-name="ce250"/>
          <table:table-cell table:number-columns-repeated="1016"/>
        </table:table-row>
        <table:table-row table:style-name="ro6">
          <table:table-cell table:style-name="ce163" office:value-type="string" calcext:value-type="string">
            <text:p>ECF77</text:p>
          </table:table-cell>
          <table:table-cell table:style-name="ce176" office:value-type="string" calcext:value-type="string">
            <text:p>Fourniture d’un projecteur LED – 3200 lumen</text:p>
          </table:table-cell>
          <table:table-cell table:style-name="ce224" office:value-type="string" calcext:value-type="string">
            <text:p>Unité</text:p>
          </table:table-cell>
          <table:table-cell table:style-name="ce209" office:value-type="currency" office:currency="EUR" office:value="118.68" calcext:value-type="currency">
            <text:p>118,68 €</text:p>
          </table:table-cell>
          <table:table-cell table:style-name="ce218"/>
          <table:table-cell table:number-columns-repeated="2"/>
          <table:table-cell table:style-name="ce250"/>
          <table:table-cell table:number-columns-repeated="1016"/>
        </table:table-row>
        <table:table-row table:style-name="ro6">
          <table:table-cell table:style-name="ce163" office:value-type="string" calcext:value-type="string">
            <text:p>ECF78</text:p>
          </table:table-cell>
          <table:table-cell table:style-name="ce176" office:value-type="string" calcext:value-type="string">
            <text:p>Fourniture d’une bande LED, 41cm, surmoulé – Type : « JCL Lighting »</text:p>
          </table:table-cell>
          <table:table-cell table:style-name="ce224" office:value-type="string" calcext:value-type="string">
            <text:p>Unité</text:p>
          </table:table-cell>
          <table:table-cell table:style-name="ce209" office:value-type="currency" office:currency="EUR" office:value="93.6" calcext:value-type="currency">
            <text:p>93,60 €</text:p>
          </table:table-cell>
          <table:table-cell office:value-type="currency" office:currency="EUR" office:value="93.5" calcext:value-type="currency">
            <text:p>93,50 €</text:p>
          </table:table-cell>
          <table:table-cell/>
          <table:table-cell table:style-name="ce218" table:formula="of:=AVERAGE([.E256:.F256])" office:value-type="currency" office:currency="EUR" office:value="93.5" calcext:value-type="currency">
            <text:p>93,50 €</text:p>
          </table:table-cell>
          <table:table-cell table:style-name="ce250" table:formula="of:=[.D256]-[.G256]" office:value-type="float" office:value="0.0999999999999943" calcext:value-type="float">
            <text:p>0,0999999999999943</text:p>
          </table:table-cell>
          <table:table-cell table:formula="of:=[.H256]/[.G256]" office:value-type="percentage" office:value="0.00106951871657748" calcext:value-type="percentage">
            <text:p>0,11 %</text:p>
          </table:table-cell>
          <table:table-cell table:number-columns-repeated="1015"/>
        </table:table-row>
        <table:table-row table:style-name="ro6">
          <table:table-cell table:style-name="ce163" office:value-type="string" calcext:value-type="string">
            <text:p>ECF79</text:p>
          </table:table-cell>
          <table:table-cell table:style-name="ce176" office:value-type="string" calcext:value-type="string">
            <text:p>Fourniture d’une alimentation pour bande LED 41cm, 230V/12V – Type : « JCL Lighting »</text:p>
          </table:table-cell>
          <table:table-cell table:style-name="ce224" office:value-type="string" calcext:value-type="string">
            <text:p>Unité</text:p>
          </table:table-cell>
          <table:table-cell table:style-name="ce209" office:value-type="currency" office:currency="EUR" office:value="87" calcext:value-type="currency">
            <text:p>87,00 €</text:p>
          </table:table-cell>
          <table:table-cell office:value-type="currency" office:currency="EUR" office:value="86.63" calcext:value-type="currency">
            <text:p>86,63 €</text:p>
          </table:table-cell>
          <table:table-cell/>
          <table:table-cell table:style-name="ce218" table:formula="of:=AVERAGE([.E257:.F257])" office:value-type="currency" office:currency="EUR" office:value="86.63" calcext:value-type="currency">
            <text:p>86,63 €</text:p>
          </table:table-cell>
          <table:table-cell table:style-name="ce250" table:formula="of:=[.D257]-[.G257]" office:value-type="float" office:value="0.370000000000005" calcext:value-type="float">
            <text:p>0,370000000000005</text:p>
          </table:table-cell>
          <table:table-cell table:formula="of:=[.H257]/[.G257]" office:value-type="percentage" office:value="0.00427103774673906" calcext:value-type="percentage">
            <text:p>0,43 %</text:p>
          </table:table-cell>
          <table:table-cell table:number-columns-repeated="1015"/>
        </table:table-row>
        <table:table-row table:style-name="ro6">
          <table:table-cell table:style-name="ce163" office:value-type="string" calcext:value-type="string">
            <text:p>ECF80</text:p>
          </table:table-cell>
          <table:table-cell table:style-name="ce176" office:value-type="string" calcext:value-type="string">
            <text:p>Fourniture d’un luminaire Tube IP65, 1 tube, 60cm – type « VISIOLED »</text:p>
          </table:table-cell>
          <table:table-cell table:style-name="ce224" office:value-type="string" calcext:value-type="string">
            <text:p>Unité</text:p>
          </table:table-cell>
          <table:table-cell table:style-name="ce209" office:value-type="currency" office:currency="EUR" office:value="51.22" calcext:value-type="currency">
            <text:p>51,22 €</text:p>
          </table:table-cell>
          <table:table-cell office:value-type="currency" office:currency="EUR" office:value="39.19" calcext:value-type="currency">
            <text:p>39,19 €</text:p>
          </table:table-cell>
          <table:table-cell/>
          <table:table-cell table:style-name="ce218" table:formula="of:=AVERAGE([.E258:.F258])" office:value-type="currency" office:currency="EUR" office:value="39.19" calcext:value-type="currency">
            <text:p>39,19 €</text:p>
          </table:table-cell>
          <table:table-cell table:style-name="ce250" table:formula="of:=[.D258]-[.G258]" office:value-type="float" office:value="12.03" calcext:value-type="float">
            <text:p>12,03</text:p>
          </table:table-cell>
          <table:table-cell table:formula="of:=[.H258]/[.G258]" office:value-type="percentage" office:value="0.306966062771115" calcext:value-type="percentage">
            <text:p>30,70 %</text:p>
          </table:table-cell>
          <table:table-cell table:number-columns-repeated="1015"/>
        </table:table-row>
        <table:table-row table:style-name="ro6">
          <table:table-cell table:style-name="ce163" office:value-type="string" calcext:value-type="string">
            <text:p>ECF81</text:p>
          </table:table-cell>
          <table:table-cell table:style-name="ce176" office:value-type="string" calcext:value-type="string">
            <text:p><text:span text:style-name="T31">Fourniture d’un luminaire </text:span>Tube IP65, 1 tube, 120cm – type « VISIOLED »</text:p>
          </table:table-cell>
          <table:table-cell table:style-name="ce224" office:value-type="string" calcext:value-type="string">
            <text:p>Unité</text:p>
          </table:table-cell>
          <table:table-cell table:style-name="ce209" office:value-type="currency" office:currency="EUR" office:value="69.17" calcext:value-type="currency">
            <text:p>69,17 €</text:p>
          </table:table-cell>
          <table:table-cell table:number-columns-repeated="3"/>
          <table:table-cell table:style-name="ce250"/>
          <table:table-cell table:number-columns-repeated="1016"/>
        </table:table-row>
        <table:table-row table:style-name="ro6">
          <table:table-cell table:style-name="ce163" office:value-type="string" calcext:value-type="string">
            <text:p>ECF82</text:p>
          </table:table-cell>
          <table:table-cell table:style-name="ce176" office:value-type="string" calcext:value-type="string">
            <text:p><text:span text:style-name="T31">Fourniture d’un luminaire T</text:span>ube IP65, 2 tubes, 120cm – type « VISIOLED »</text:p>
          </table:table-cell>
          <table:table-cell table:style-name="ce224" office:value-type="string" calcext:value-type="string">
            <text:p>Unité</text:p>
          </table:table-cell>
          <table:table-cell table:style-name="ce209" office:value-type="currency" office:currency="EUR" office:value="70.22" calcext:value-type="currency">
            <text:p>70,22 €</text:p>
          </table:table-cell>
          <table:table-cell office:value-type="currency" office:currency="EUR" office:value="48.85" calcext:value-type="currency">
            <text:p>48,85 €</text:p>
          </table:table-cell>
          <table:table-cell/>
          <table:table-cell table:style-name="ce218" table:formula="of:=AVERAGE([.E260:.F260])" office:value-type="currency" office:currency="EUR" office:value="48.85" calcext:value-type="currency">
            <text:p>48,85 €</text:p>
          </table:table-cell>
          <table:table-cell table:style-name="ce250" table:formula="of:=[.D260]-[.G260]" office:value-type="float" office:value="21.37" calcext:value-type="float">
            <text:p>21,37</text:p>
          </table:table-cell>
          <table:table-cell table:formula="of:=[.H260]/[.G260]" office:value-type="percentage" office:value="0.437461617195496" calcext:value-type="percentage">
            <text:p>43,75 %</text:p>
          </table:table-cell>
          <table:table-cell table:number-columns-repeated="1015"/>
        </table:table-row>
        <table:table-row table:style-name="ro6">
          <table:table-cell table:style-name="ce163" office:value-type="string" calcext:value-type="string">
            <text:p>ECF83</text:p>
          </table:table-cell>
          <table:table-cell table:style-name="ce176" office:value-type="string" calcext:value-type="string">
            <text:p><text:span text:style-name="T31">Fourniture d’un luminaire </text:span>Tube IP65, 2 tubes, 150cm – type « VISIOLED »</text:p>
          </table:table-cell>
          <table:table-cell table:style-name="ce224" office:value-type="string" calcext:value-type="string">
            <text:p>Unité</text:p>
          </table:table-cell>
          <table:table-cell table:style-name="ce209" office:value-type="currency" office:currency="EUR" office:value="77.09" calcext:value-type="currency">
            <text:p>77,09 €</text:p>
          </table:table-cell>
          <table:table-cell office:value-type="currency" office:currency="EUR" office:value="52.95" calcext:value-type="currency">
            <text:p>52,95 €</text:p>
          </table:table-cell>
          <table:table-cell/>
          <table:table-cell table:style-name="ce218" table:formula="of:=AVERAGE([.E261:.F261])" office:value-type="currency" office:currency="EUR" office:value="52.95" calcext:value-type="currency">
            <text:p>52,95 €</text:p>
          </table:table-cell>
          <table:table-cell table:style-name="ce250" table:formula="of:=[.D261]-[.G261]" office:value-type="float" office:value="24.14" calcext:value-type="float">
            <text:p>24,14</text:p>
          </table:table-cell>
          <table:table-cell table:formula="of:=[.H261]/[.G261]" office:value-type="percentage" office:value="0.45590179414542" calcext:value-type="percentage">
            <text:p>45,59 %</text:p>
          </table:table-cell>
          <table:table-cell table:number-columns-repeated="1015"/>
        </table:table-row>
        <table:table-row table:style-name="ro6">
          <table:table-cell table:style-name="ce163" office:value-type="string" calcext:value-type="string">
            <text:p>ECF84</text:p>
          </table:table-cell>
          <table:table-cell table:style-name="ce176" office:value-type="string" calcext:value-type="string">
            <text:p><text:span text:style-name="T31">Fourniture d’un b</text:span>loc autonome d'éclairage de sécurité</text:p>
          </table:table-cell>
          <table:table-cell table:style-name="ce224" office:value-type="string" calcext:value-type="string">
            <text:p>Unité</text:p>
          </table:table-cell>
          <table:table-cell table:style-name="ce209" office:value-type="currency" office:currency="EUR" office:value="65.74" calcext:value-type="currency">
            <text:p>65,74 €</text:p>
          </table:table-cell>
          <table:table-cell office:value-type="currency" office:currency="EUR" office:value="46.18" calcext:value-type="currency">
            <text:p>46,18 €</text:p>
          </table:table-cell>
          <table:table-cell/>
          <table:table-cell table:style-name="ce218" table:formula="of:=AVERAGE([.E262:.F262])" office:value-type="currency" office:currency="EUR" office:value="46.18" calcext:value-type="currency">
            <text:p>46,18 €</text:p>
          </table:table-cell>
          <table:table-cell table:style-name="ce250" table:formula="of:=[.D262]-[.G262]" office:value-type="float" office:value="19.56" calcext:value-type="float">
            <text:p>19,56</text:p>
          </table:table-cell>
          <table:table-cell table:formula="of:=[.H262]/[.G262]" office:value-type="percentage" office:value="0.423559982676483" calcext:value-type="percentage">
            <text:p>42,36 %</text:p>
          </table:table-cell>
          <table:table-cell table:number-columns-repeated="1015"/>
        </table:table-row>
        <table:table-row table:style-name="ro6">
          <table:table-cell table:style-name="ce163" office:value-type="string" calcext:value-type="string">
            <text:p>ECF85</text:p>
          </table:table-cell>
          <table:table-cell table:style-name="ce176" office:value-type="string" calcext:value-type="string">
            <text:p><text:span text:style-name="T31">Fourniture d’un luminaire</text:span> extérieur 32W – Type : Hublot Chartres « CEGLA »</text:p>
          </table:table-cell>
          <table:table-cell table:style-name="ce224" office:value-type="string" calcext:value-type="string">
            <text:p>Unité</text:p>
          </table:table-cell>
          <table:table-cell table:style-name="ce209" office:value-type="currency" office:currency="EUR" office:value="48" calcext:value-type="currency">
            <text:p>48,00 €</text:p>
          </table:table-cell>
          <table:table-cell office:value-type="currency" office:currency="EUR" office:value="42.19" calcext:value-type="currency">
            <text:p>42,19 €</text:p>
          </table:table-cell>
          <table:table-cell/>
          <table:table-cell table:style-name="ce218" table:formula="of:=AVERAGE([.E263:.F263])" office:value-type="currency" office:currency="EUR" office:value="42.19" calcext:value-type="currency">
            <text:p>42,19 €</text:p>
          </table:table-cell>
          <table:table-cell table:style-name="ce250" table:formula="of:=[.D263]-[.G263]" office:value-type="float" office:value="5.81" calcext:value-type="float">
            <text:p>5,81</text:p>
          </table:table-cell>
          <table:table-cell table:formula="of:=[.H263]/[.G263]" office:value-type="percentage" office:value="0.137710357904717" calcext:value-type="percentage">
            <text:p>13,77 %</text:p>
          </table:table-cell>
          <table:table-cell table:number-columns-repeated="1015"/>
        </table:table-row>
        <table:table-row table:style-name="ro6">
          <table:table-cell table:style-name="ce163" office:value-type="string" calcext:value-type="string">
            <text:p>ECF86</text:p>
          </table:table-cell>
          <table:table-cell table:style-name="ce176" office:value-type="string" calcext:value-type="string">
            <text:p><text:span text:style-name="T31">Fourniture d’un luminaire</text:span> extérieur 2x26W, anti-vandalisme – Réf : 452 306 « SARLAM »</text:p>
          </table:table-cell>
          <table:table-cell table:style-name="ce224" office:value-type="string" calcext:value-type="string">
            <text:p>Unité</text:p>
          </table:table-cell>
          <table:table-cell table:style-name="ce209" office:value-type="currency" office:currency="EUR" office:value="79.8" calcext:value-type="currency">
            <text:p>79,80 €</text:p>
          </table:table-cell>
          <table:table-cell office:value-type="currency" office:currency="EUR" office:value="82.3" calcext:value-type="currency">
            <text:p>82,30 €</text:p>
          </table:table-cell>
          <table:table-cell/>
          <table:table-cell table:style-name="ce218" table:formula="of:=AVERAGE([.E264:.F264])" office:value-type="currency" office:currency="EUR" office:value="82.3" calcext:value-type="currency">
            <text:p>82,30 €</text:p>
          </table:table-cell>
          <table:table-cell table:style-name="ce250" table:formula="of:=[.D264]-[.G264]" office:value-type="float" office:value="-2.5" calcext:value-type="float">
            <text:p>-2,5</text:p>
          </table:table-cell>
          <table:table-cell table:formula="of:=[.H264]/[.G264]" office:value-type="percentage" office:value="-0.0303766707168894" calcext:value-type="percentage">
            <text:p>-3,04 %</text:p>
          </table:table-cell>
          <table:table-cell table:number-columns-repeated="1015"/>
        </table:table-row>
        <table:table-row table:style-name="ro6">
          <table:table-cell table:style-name="ce163" office:value-type="string" calcext:value-type="string">
            <text:p>ECF87</text:p>
          </table:table-cell>
          <table:table-cell table:style-name="ce176" office:value-type="string" calcext:value-type="string">
            <text:p><text:span text:style-name="T31">Fourniture d’un détecteur </text:span>volumétrique de présence – Réf : OD850CFRA2 « BOSCH »</text:p>
          </table:table-cell>
          <table:table-cell table:style-name="ce224" office:value-type="string" calcext:value-type="string">
            <text:p>Unité</text:p>
          </table:table-cell>
          <table:table-cell table:style-name="ce209" office:value-type="currency" office:currency="EUR" office:value="30" calcext:value-type="currency">
            <text:p>30,00 €</text:p>
          </table:table-cell>
          <table:table-cell office:value-type="currency" office:currency="EUR" office:value="30" calcext:value-type="currency">
            <text:p>30,00 €</text:p>
          </table:table-cell>
          <table:table-cell/>
          <table:table-cell table:style-name="ce218" table:formula="of:=AVERAGE([.E265:.F265])" office:value-type="currency" office:currency="EUR" office:value="30" calcext:value-type="currency">
            <text:p>30,00 €</text:p>
          </table:table-cell>
          <table:table-cell table:style-name="ce250" table:formula="of:=[.D265]-[.G265]" office:value-type="float" office:value="0" calcext:value-type="float">
            <text:p>0</text:p>
          </table:table-cell>
          <table:table-cell table:formula="of:=[.H265]/[.G265]" office:value-type="percentage" office:value="0" calcext:value-type="percentage">
            <text:p>0,00 %</text:p>
          </table:table-cell>
          <table:table-cell table:number-columns-repeated="1015"/>
        </table:table-row>
        <table:table-row table:style-name="ro6">
          <table:table-cell table:style-name="ce163" office:value-type="string" calcext:value-type="string">
            <text:p>ECF88</text:p>
          </table:table-cell>
          <table:table-cell table:style-name="ce176" office:value-type="string" calcext:value-type="string">
            <text:p>Fourniture d’un bouton poussoir étanche – Type : Plexo « LEGRAND »</text:p>
          </table:table-cell>
          <table:table-cell table:style-name="ce224" office:value-type="string" calcext:value-type="string">
            <text:p>Unité</text:p>
          </table:table-cell>
          <table:table-cell table:style-name="ce209" office:value-type="currency" office:currency="EUR" office:value="7.51" calcext:value-type="currency">
            <text:p>7,51 €</text:p>
          </table:table-cell>
          <table:table-cell office:value-type="currency" office:currency="EUR" office:value="7.86" calcext:value-type="currency">
            <text:p>7,86 €</text:p>
          </table:table-cell>
          <table:table-cell/>
          <table:table-cell table:style-name="ce218" table:formula="of:=AVERAGE([.E266:.F266])" office:value-type="currency" office:currency="EUR" office:value="7.86" calcext:value-type="currency">
            <text:p>7,86 €</text:p>
          </table:table-cell>
          <table:table-cell table:style-name="ce250" table:formula="of:=[.D266]-[.G266]" office:value-type="float" office:value="-0.350000000000001" calcext:value-type="float">
            <text:p>-0,350000000000001</text:p>
          </table:table-cell>
          <table:table-cell table:formula="of:=[.H266]/[.G266]" office:value-type="percentage" office:value="-0.0445292620865141" calcext:value-type="percentage">
            <text:p>-4,45 %</text:p>
          </table:table-cell>
          <table:table-cell table:number-columns-repeated="1015"/>
        </table:table-row>
        <table:table-row table:style-name="ro6">
          <table:table-cell table:style-name="ce163" office:value-type="string" calcext:value-type="string">
            <text:p>ECF89</text:p>
          </table:table-cell>
          <table:table-cell table:style-name="ce176" office:value-type="string" calcext:value-type="string">
            <text:p>Fourniture d’un interrupteur va-et-vient – Type : Plexo « LEGRAND »</text:p>
          </table:table-cell>
          <table:table-cell table:style-name="ce224" office:value-type="string" calcext:value-type="string">
            <text:p>Unité</text:p>
          </table:table-cell>
          <table:table-cell table:style-name="ce209" office:value-type="currency" office:currency="EUR" office:value="6.7" calcext:value-type="currency">
            <text:p>6,70 €</text:p>
          </table:table-cell>
          <table:table-cell office:value-type="currency" office:currency="EUR" office:value="6.08" calcext:value-type="currency">
            <text:p>6,08 €</text:p>
          </table:table-cell>
          <table:table-cell/>
          <table:table-cell table:style-name="ce218" table:formula="of:=AVERAGE([.E267:.F267])" office:value-type="currency" office:currency="EUR" office:value="6.08" calcext:value-type="currency">
            <text:p>6,08 €</text:p>
          </table:table-cell>
          <table:table-cell table:style-name="ce250" table:formula="of:=[.D267]-[.G267]" office:value-type="float" office:value="0.62" calcext:value-type="float">
            <text:p>0,62</text:p>
          </table:table-cell>
          <table:table-cell table:formula="of:=[.H267]/[.G267]" office:value-type="percentage" office:value="0.101973684210526" calcext:value-type="percentage">
            <text:p>10,20 %</text:p>
          </table:table-cell>
          <table:table-cell table:number-columns-repeated="1015"/>
        </table:table-row>
        <table:table-row table:style-name="ro6">
          <table:table-cell table:style-name="ce163" office:value-type="string" calcext:value-type="string">
            <text:p>ECF90</text:p>
          </table:table-cell>
          <table:table-cell table:style-name="ce176" office:value-type="string" calcext:value-type="string">
            <text:p>Fourniture d’un interrupteur va-et-vient temporisé – Type : Plexo « LEGRAND »</text:p>
          </table:table-cell>
          <table:table-cell table:style-name="ce224" office:value-type="string" calcext:value-type="string">
            <text:p>Unité</text:p>
          </table:table-cell>
          <table:table-cell table:style-name="ce209" office:value-type="currency" office:currency="EUR" office:value="53.64" calcext:value-type="currency">
            <text:p>53,64 €</text:p>
          </table:table-cell>
          <table:table-cell office:value-type="currency" office:currency="EUR" office:value="53.54" calcext:value-type="currency">
            <text:p>53,54 €</text:p>
          </table:table-cell>
          <table:table-cell/>
          <table:table-cell table:style-name="ce218" table:formula="of:=AVERAGE([.E268:.F268])" office:value-type="currency" office:currency="EUR" office:value="53.54" calcext:value-type="currency">
            <text:p>53,54 €</text:p>
          </table:table-cell>
          <table:table-cell table:style-name="ce250" table:formula="of:=[.D268]-[.G268]" office:value-type="float" office:value="0.100000000000001" calcext:value-type="float">
            <text:p>0,100000000000001</text:p>
          </table:table-cell>
          <table:table-cell table:formula="of:=[.H268]/[.G268]" office:value-type="percentage" office:value="0.00186776242062012" calcext:value-type="percentage">
            <text:p>0,19 %</text:p>
          </table:table-cell>
          <table:table-cell table:style-name="ce223" table:formula="of:=AVERAGE([.I189:.I268])" office:value-type="percentage" office:value="0.510838534917321" calcext:value-type="percentage">
            <text:p>51,08 %</text:p>
          </table:table-cell>
          <table:table-cell table:number-columns-repeated="1014"/>
        </table:table-row>
        <table:table-row table:style-name="ro3">
          <table:table-cell table:style-name="ce159" office:value-type="string" calcext:value-type="string" table:number-columns-spanned="4" table:number-rows-spanned="1">
            <text:p>DIVERS</text:p>
          </table:table-cell>
          <table:covered-table-cell table:number-columns-repeated="3"/>
          <table:table-cell table:number-columns-repeated="3"/>
          <table:table-cell table:style-name="ce250"/>
          <table:table-cell table:number-columns-repeated="1016"/>
        </table:table-row>
        <table:table-row table:style-name="ro10">
          <table:table-cell table:style-name="ce168" office:value-type="string" calcext:value-type="string">
            <text:p>ECD01</text:p>
          </table:table-cell>
          <table:table-cell table:style-name="ce176" office:value-type="string" calcext:value-type="string">
            <text:p>phase d’initialisation (fiche CCTP n°1)</text:p>
          </table:table-cell>
          <table:table-cell table:style-name="ce225" office:value-type="string" calcext:value-type="string">
            <text:p>Forfait</text:p>
          </table:table-cell>
          <table:table-cell table:style-name="ce209" office:value-type="currency" office:currency="EUR" office:value="140392.52" calcext:value-type="currency">
            <text:p>140 392,52 €</text:p>
          </table:table-cell>
          <table:table-cell office:value-type="currency" office:currency="EUR" office:value="133331.55" calcext:value-type="currency">
            <text:p>133 331,55 €</text:p>
          </table:table-cell>
          <table:table-cell/>
          <table:table-cell table:style-name="ce218" table:formula="of:=AVERAGE([.E270:.F270])" office:value-type="currency" office:currency="EUR" office:value="133331.55" calcext:value-type="currency">
            <text:p>133 331,55 €</text:p>
          </table:table-cell>
          <table:table-cell table:style-name="ce250" table:formula="of:=[.D270]-[.G270]" office:value-type="float" office:value="7060.97" calcext:value-type="float">
            <text:p>7060,97</text:p>
          </table:table-cell>
          <table:table-cell table:formula="of:=[.H270]/[.G270]" office:value-type="percentage" office:value="0.0529579833130268" calcext:value-type="percentage">
            <text:p>5,30 %</text:p>
          </table:table-cell>
          <table:table-cell table:number-columns-repeated="1015"/>
        </table:table-row>
        <table:table-row table:style-name="ro10">
          <table:table-cell table:style-name="ce168" office:value-type="string" calcext:value-type="string">
            <text:p>ECD02</text:p>
          </table:table-cell>
          <table:table-cell table:style-name="ce176" office:value-type="string" calcext:value-type="string">
            <text:p>Forfait annuel de pilotage de marché (fiche CCTP n°2)</text:p>
          </table:table-cell>
          <table:table-cell table:style-name="ce225" office:value-type="string" calcext:value-type="string">
            <text:p>Forfait</text:p>
          </table:table-cell>
          <table:table-cell table:style-name="ce209" office:value-type="currency" office:currency="EUR" office:value="107618.5" calcext:value-type="currency">
            <text:p>107 618,50 €</text:p>
          </table:table-cell>
          <table:table-cell table:number-columns-repeated="3"/>
          <table:table-cell table:style-name="ce250"/>
          <table:table-cell table:number-columns-repeated="1016"/>
        </table:table-row>
        <table:table-row table:style-name="ro10">
          <table:table-cell table:style-name="ce168" office:value-type="string" calcext:value-type="string">
            <text:p>ECD03</text:p>
          </table:table-cell>
          <table:table-cell table:style-name="ce176" office:value-type="string" calcext:value-type="string">
            <text:p>Etude mineure (Fiche CCTP n°7)</text:p>
          </table:table-cell>
          <table:table-cell table:style-name="ce225" office:value-type="string" calcext:value-type="string">
            <text:p>Forfait</text:p>
          </table:table-cell>
          <table:table-cell table:style-name="ce209" office:value-type="currency" office:currency="EUR" office:value="1913.6" calcext:value-type="currency">
            <text:p>1 913,60 €</text:p>
          </table:table-cell>
          <table:table-cell office:value-type="currency" office:currency="EUR" office:value="1120" calcext:value-type="currency">
            <text:p>1 120,00 €</text:p>
          </table:table-cell>
          <table:table-cell/>
          <table:table-cell table:style-name="ce218" table:formula="of:=AVERAGE([.E272:.F272])" office:value-type="currency" office:currency="EUR" office:value="1120" calcext:value-type="currency">
            <text:p>1 120,00 €</text:p>
          </table:table-cell>
          <table:table-cell table:style-name="ce250" table:formula="of:=[.D272]-[.G272]" office:value-type="float" office:value="793.6" calcext:value-type="float">
            <text:p>793,6</text:p>
          </table:table-cell>
          <table:table-cell table:formula="of:=[.H272]/[.G272]" office:value-type="percentage" office:value="0.708571428571428" calcext:value-type="percentage">
            <text:p>70,86 %</text:p>
          </table:table-cell>
          <table:table-cell table:number-columns-repeated="1015"/>
        </table:table-row>
        <table:table-row table:style-name="ro10">
          <table:table-cell table:style-name="ce168" office:value-type="string" calcext:value-type="string">
            <text:p>ECD04</text:p>
          </table:table-cell>
          <table:table-cell table:style-name="ce176" office:value-type="string" calcext:value-type="string">
            <text:p>Etude majeure (Fiche CCTP n°7)</text:p>
          </table:table-cell>
          <table:table-cell table:style-name="ce225" office:value-type="string" calcext:value-type="string">
            <text:p>Forfait</text:p>
          </table:table-cell>
          <table:table-cell table:style-name="ce209" office:value-type="currency" office:currency="EUR" office:value="4784" calcext:value-type="currency">
            <text:p>4 784,00 €</text:p>
          </table:table-cell>
          <table:table-cell office:value-type="currency" office:currency="EUR" office:value="2800" calcext:value-type="currency">
            <text:p>2 800,00 €</text:p>
          </table:table-cell>
          <table:table-cell/>
          <table:table-cell table:style-name="ce218" table:formula="of:=AVERAGE([.E273:.F273])" office:value-type="currency" office:currency="EUR" office:value="2800" calcext:value-type="currency">
            <text:p>2 800,00 €</text:p>
          </table:table-cell>
          <table:table-cell table:style-name="ce250" table:formula="of:=[.D273]-[.G273]" office:value-type="float" office:value="1984" calcext:value-type="float">
            <text:p>1984</text:p>
          </table:table-cell>
          <table:table-cell table:formula="of:=[.H273]/[.G273]" office:value-type="percentage" office:value="0.708571428571428" calcext:value-type="percentage">
            <text:p>70,86 %</text:p>
          </table:table-cell>
          <table:table-cell table:number-columns-repeated="1015"/>
        </table:table-row>
        <table:table-row table:style-name="ro10">
          <table:table-cell table:style-name="ce168" office:value-type="string" calcext:value-type="string">
            <text:p>ECD05</text:p>
          </table:table-cell>
          <table:table-cell table:style-name="ce176" office:value-type="string" calcext:value-type="string">
            <text:p>phase de restitution (fiche CCTP n°9)</text:p>
          </table:table-cell>
          <table:table-cell table:style-name="ce225" office:value-type="string" calcext:value-type="string">
            <text:p>Forfait</text:p>
          </table:table-cell>
          <table:table-cell table:style-name="ce209" office:value-type="currency" office:currency="EUR" office:value="19238.4" calcext:value-type="currency">
            <text:p>19 238,40 €</text:p>
          </table:table-cell>
          <table:table-cell office:value-type="currency" office:currency="EUR" office:value="20438" calcext:value-type="currency">
            <text:p>20 438,00 €</text:p>
          </table:table-cell>
          <table:table-cell/>
          <table:table-cell table:style-name="ce218" table:formula="of:=AVERAGE([.E274:.F274])" office:value-type="currency" office:currency="EUR" office:value="20438" calcext:value-type="currency">
            <text:p>20 438,00 €</text:p>
          </table:table-cell>
          <table:table-cell table:style-name="ce250" table:formula="of:=[.D274]-[.G274]" office:value-type="float" office:value="-1199.6" calcext:value-type="float">
            <text:p>-1199,6</text:p>
          </table:table-cell>
          <table:table-cell table:formula="of:=[.H274]/[.G274]" office:value-type="percentage" office:value="-0.058694588511596" calcext:value-type="percentage">
            <text:p>-5,87 %</text:p>
          </table:table-cell>
          <table:table-cell table:number-columns-repeated="1015"/>
        </table:table-row>
        <table:table-row table:style-name="ro10">
          <table:table-cell table:style-name="ce168" office:value-type="string" calcext:value-type="string">
            <text:p>ECD06</text:p>
          </table:table-cell>
          <table:table-cell table:style-name="ce176" office:value-type="string" calcext:value-type="string">
            <text:p>Nacelle avec chauffeur pour une demi-journée (4h)</text:p>
          </table:table-cell>
          <table:table-cell table:style-name="ce225" office:value-type="string" calcext:value-type="string">
            <text:p>Forfait</text:p>
          </table:table-cell>
          <table:table-cell table:style-name="ce209" office:value-type="currency" office:currency="EUR" office:value="414.6" calcext:value-type="currency">
            <text:p>414,60 €</text:p>
          </table:table-cell>
          <table:table-cell table:number-columns-repeated="1020"/>
        </table:table-row>
        <table:table-row table:style-name="ro6">
          <table:table-cell table:style-name="ce168" office:value-type="string" calcext:value-type="string">
            <text:p>ECD07</text:p>
          </table:table-cell>
          <table:table-cell table:style-name="ce176" office:value-type="string" calcext:value-type="string">
            <text:p><text:span text:style-name="T31">Nacelle avec chauffeur </text:span>pour une nuit de fermeture (5h effectives)</text:p>
          </table:table-cell>
          <table:table-cell table:style-name="ce225" office:value-type="string" calcext:value-type="string">
            <text:p>Forfait</text:p>
          </table:table-cell>
          <table:table-cell table:style-name="ce209" office:value-type="currency" office:currency="EUR" office:value="1009.5" calcext:value-type="currency">
            <text:p>1 009,50 €</text:p>
          </table:table-cell>
          <table:table-cell table:number-columns-repeated="1020"/>
        </table:table-row>
        <table:table-row table:style-name="ro12">
          <table:table-cell table:style-name="ce168" office:value-type="string" calcext:value-type="string">
            <text:p>ECD08</text:p>
          </table:table-cell>
          <table:table-cell table:style-name="ce176" office:value-type="string" calcext:value-type="string">
            <text:p>Plus value aux prix de maintenance préventive et curative qui ne sont pas indiqués comme étant de nuit, pour effectuer les prestations de nuit</text:p>
          </table:table-cell>
          <table:table-cell table:style-name="ce225" office:value-type="string" calcext:value-type="string">
            <text:p>%</text:p>
          </table:table-cell>
          <table:table-cell table:style-name="ce214" office:value-type="float" office:value="100" calcext:value-type="float">
            <text:p>100</text:p>
          </table:table-cell>
          <table:table-cell table:number-columns-repeated="1020"/>
        </table:table-row>
        <table:table-row table:style-name="ro6">
          <table:table-cell table:style-name="ce168" office:value-type="string" calcext:value-type="string">
            <text:p>ECD09</text:p>
          </table:table-cell>
          <table:table-cell table:style-name="ce176" office:value-type="string" calcext:value-type="string">
            <text:p>Plus value pour mise en place d’un échafaudage</text:p>
          </table:table-cell>
          <table:table-cell table:style-name="ce225" office:value-type="string" calcext:value-type="string">
            <text:p>%</text:p>
          </table:table-cell>
          <table:table-cell table:style-name="ce214" office:value-type="float" office:value="100" calcext:value-type="float">
            <text:p>100</text:p>
          </table:table-cell>
          <table:table-cell table:number-columns-repeated="1020"/>
        </table:table-row>
        <table:table-row table:style-name="ro10" table:number-rows-repeated="1048250">
          <table:table-cell table:number-columns-repeated="1024"/>
        </table:table-row>
        <table:table-row table:style-name="ro18" table:number-rows-repeated="47">
          <table:table-cell table:number-columns-repeated="1024"/>
        </table:table-row>
        <table:table-row table:style-name="ro18">
          <table:table-cell table:number-columns-repeated="1024"/>
        </table:table-row>
      </table:table>
      <table:table table:name="ECL_DE_Administration" table:style-name="ta2">
        <table:table-column table:style-name="co8" table:default-cell-style-name="ce240"/>
        <table:table-column table:style-name="co9" table:default-cell-style-name="ce258"/>
        <table:table-column table:style-name="co3" table:default-cell-style-name="ce190"/>
        <table:table-column table:style-name="co1" table:default-cell-style-name="ce226"/>
        <table:table-column table:style-name="co4" table:default-cell-style-name="ce281"/>
        <table:table-column table:style-name="co4" table:default-cell-style-name="ce289"/>
        <table:table-column table:style-name="co5" table:default-cell-style-name="ce306"/>
        <table:table-column table:style-name="co5" table:default-cell-style-name="ce334"/>
        <table:table-column table:style-name="co10" table:default-cell-style-name="ce240"/>
        <table:table-column table:style-name="co6" table:number-columns-repeated="1002" table:default-cell-style-name="ce240"/>
        <table:table-column table:style-name="co7" table:number-columns-repeated="7" table:default-cell-style-name="ce240"/>
        <table:table-column table:style-name="co7" table:number-columns-repeated="4" table:default-cell-style-name="ce254"/>
        <table:table-row table:style-name="ro1">
          <table:table-cell table:style-name="ce255" office:value-type="string" calcext:value-type="string">
            <text:p>code prix</text:p>
          </table:table-cell>
          <table:table-cell table:style-name="ce255" office:value-type="string" calcext:value-type="string">
            <text:p>description prix</text:p>
          </table:table-cell>
          <table:table-cell table:style-name="ce255" office:value-type="string" calcext:value-type="string">
            <text:p>unité</text:p>
          </table:table-cell>
          <table:table-cell table:style-name="ce269" office:value-type="string" calcext:value-type="string">
            <text:p>prix HT</text:p>
          </table:table-cell>
          <table:table-cell table:style-name="ce275" office:value-type="string" calcext:value-type="string">
            <text:p>quantités</text:p>
          </table:table-cell>
          <table:table-cell table:style-name="ce282" office:value-type="string" calcext:value-type="string">
            <text:p>Qtés annuelles basées sur l’ancien marché</text:p>
          </table:table-cell>
          <table:table-cell table:style-name="ce290" office:value-type="string" calcext:value-type="string">
            <text:p>Total HT</text:p>
          </table:table-cell>
          <table:table-cell table:style-name="ce307" office:value-type="string" calcext:value-type="string">
            <text:p>ancien total HT</text:p>
          </table:table-cell>
          <table:table-cell table:style-name="ce177" office:value-type="string" calcext:value-type="string">
            <text:p>Commentaires</text:p>
          </table:table-cell>
          <table:table-cell table:style-name="ce177" table:number-columns-repeated="1013"/>
        </table:table-row>
        <table:table-row table:style-name="ro19">
          <table:table-cell table:style-name="ce159" office:value-type="string" calcext:value-type="string" table:number-columns-spanned="6" table:number-rows-spanned="1">
            <text:p><text:span text:style-name="T13">MAINTENANCE PREVENTIVE</text:span></text:p>
            <text:p><text:span text:style-name="T14">(I = Sens intérieur, E = Sens extérieur, W = Sens province / Paris, Y = Sens Paris / province)</text:span></text:p>
          </table:table-cell>
          <table:covered-table-cell table:number-columns-repeated="3"/>
          <table:covered-table-cell table:style-name="ce276"/>
          <table:covered-table-cell table:style-name="ce283"/>
          <table:table-cell table:style-name="ce291" table:formula="of:=SUM([.G3])" office:value-type="currency" office:currency="EUR" office:value="308911.364" calcext:value-type="currency">
            <text:p><text:s/>308 911,36 € </text:p>
          </table:table-cell>
          <table:table-cell table:style-name="ce308" table:formula="of:=SUM([.H3])" office:value-type="currency" office:currency="EUR" office:value="308911.364" calcext:value-type="currency">
            <text:p><text:s/>308 911,36 € </text:p>
          </table:table-cell>
          <table:table-cell table:number-columns-repeated="1014"/>
        </table:table-row>
        <table:table-row-group>
          <table:table-row table:style-name="ro3">
            <table:table-cell table:style-name="ce160" office:value-type="string" calcext:value-type="string" table:number-columns-spanned="6" table:number-rows-spanned="1">
              <text:p>Prix unitaires</text:p>
            </table:table-cell>
            <table:covered-table-cell table:number-columns-repeated="3"/>
            <table:covered-table-cell table:style-name="ce276"/>
            <table:covered-table-cell table:style-name="ce283"/>
            <table:table-cell table:style-name="ce292" table:formula="of:=SUM([.G5];[.G7];[.G37];[.G67];[.G145])" office:value-type="currency" office:currency="EUR" office:value="308911.364" calcext:value-type="currency">
              <text:p><text:s/>308 911,36 € </text:p>
            </table:table-cell>
            <table:table-cell table:style-name="ce309" table:formula="of:=SUM([.H5];[.H7];[.H37];[.H67];[.H145])" office:value-type="currency" office:currency="EUR" office:value="308911.364" calcext:value-type="currency">
              <text:p><text:s/>308 911,36 € </text:p>
            </table:table-cell>
            <table:table-cell table:number-columns-repeated="1014"/>
          </table:table-row>
          <table:table-row-group>
            <table:table-row table:style-name="ro20">
              <table:table-cell table:style-name="ce161" office:value-type="string" calcext:value-type="string" table:number-columns-spanned="6" table:number-rows-spanned="1">
                <text:p>Ces prix unitaires rémunèrent l’intervention comme indiqué dans la description des prestations et ou sur les annexes ainsi que les déplacements et les moyens nécessaires à la mise en oeuvre. Ils ne rémunèrent pas les fournitures identifiées au BPU.</text:p>
                <text:p/>
              </table:table-cell>
              <table:covered-table-cell table:number-columns-repeated="3"/>
              <table:covered-table-cell table:style-name="ce276"/>
              <table:covered-table-cell table:style-name="ce283"/>
              <table:table-cell table:style-name="ce293"/>
              <table:table-cell table:style-name="ce310"/>
              <table:table-cell table:number-columns-repeated="1014"/>
            </table:table-row>
            <table:table-row table:style-name="ro21">
              <table:table-cell table:style-name="ce162" office:value-type="string" calcext:value-type="string">
                <text:p>Mesure des grandeurs caractéristiques</text:p>
              </table:table-cell>
              <table:table-cell table:style-name="ce259" office:value-type="string" calcext:value-type="string" table:number-columns-spanned="5" table:number-rows-spanned="1">
                <text:p>La prestation consiste à mesurer le niveau d'éclairement d'un canton dans un tunnel. Cette opération est effectuée de nuit.</text:p>
              </table:table-cell>
              <table:covered-table-cell table:number-columns-repeated="2"/>
              <table:covered-table-cell table:style-name="ce277"/>
              <table:covered-table-cell table:style-name="ce284"/>
              <table:table-cell table:style-name="ce294" table:formula="of:=SUM([.G6])" office:value-type="currency" office:currency="EUR" office:value="0" calcext:value-type="currency">
                <text:p>-00 € </text:p>
              </table:table-cell>
              <table:table-cell table:style-name="ce311" table:formula="of:=SUM([.H6])" office:value-type="currency" office:currency="EUR" office:value="0" calcext:value-type="currency">
                <text:p>-00 € </text:p>
              </table:table-cell>
              <table:table-cell table:number-columns-repeated="1014"/>
            </table:table-row>
            <table:table-row-group>
              <table:table-row table:style-name="ro6">
                <table:table-cell table:style-name="ce163" office:value-type="string" calcext:value-type="string">
                  <text:p>ECPT01</text:p>
                </table:table-cell>
                <table:table-cell table:style-name="ce172" office:value-type="string" calcext:value-type="string">
                  <text:p>Mesure des grandeurs caractéristiques pour un canton</text:p>
                </table:table-cell>
                <table:table-cell table:style-name="ce224" office:value-type="string" calcext:value-type="string">
                  <text:p>Forfait</text:p>
                </table:table-cell>
                <table:table-cell table:style-name="ce270"/>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A6]*[.B6]" office:value-type="currency" office:currency="EUR" office:value="0" calcext:value-type="currency">
                  <text:p>-00 € </text:p>
                </table:table-cell>
                <table:table-cell table:style-name="ce313" table:formula="of:=[.A6]*[.D6]" office:value-type="currency" office:currency="EUR" office:value="0" calcext:value-type="currency">
                  <text:p>-00 € </text:p>
                </table:table-cell>
                <table:table-cell table:number-columns-repeated="1014"/>
              </table:table-row>
            </table:table-row-group>
            <table:table-row table:style-name="ro21">
              <table:table-cell table:style-name="ce162" office:value-type="string" calcext:value-type="string">
                <text:p>Nettoyage des Plots de jalonnement</text:p>
              </table:table-cell>
              <table:table-cell table:style-name="ce259" office:value-type="string" calcext:value-type="string" table:number-columns-spanned="5" table:number-rows-spanned="1">
                <text:p><text:span text:style-name="T28">Ces prix rémunèrent au forfait le nettoyage</text:span><text:span text:style-name="T29"> de nuit</text:span><text:span text:style-name="T30"> de plots de jalonnement groupés par tunnel et par sens, ainsi que toutes les sujétions de mise en œuvre liées aux prestations, hors fourniture au BPU. La description des groupes est donnée en annexe.</text:span></text:p>
              </table:table-cell>
              <table:covered-table-cell/>
              <table:covered-table-cell table:style-name="ce271" office:value-type="float" office:value="2308.75" calcext:value-type="float">
                <text:p>2308,75</text:p>
              </table:covered-table-cell>
              <table:covered-table-cell table:style-name="ce277"/>
              <table:covered-table-cell table:style-name="ce285" table:formula="of:=ROUNDUP(178/4/2)" office:value-type="float" office:value="23" calcext:value-type="float">
                <text:p>23</text:p>
              </table:covered-table-cell>
              <table:table-cell table:style-name="ce294" table:formula="of:=ROUNDUP(178/4/2)" office:value-type="currency" office:currency="EUR" office:value="23" calcext:value-type="currency">
                <text:p><text:s/>23,00 € </text:p>
              </table:table-cell>
              <table:table-cell table:style-name="ce311" table:formula="of:=ROUNDUP(178/4/2)" office:value-type="currency" office:currency="EUR" office:value="23" calcext:value-type="currency">
                <text:p><text:s/>23,00 € </text:p>
              </table:table-cell>
              <table:table-cell table:formula="of:=ROUNDUP(178/4/2)" office:value-type="float" office:value="23" calcext:value-type="float">
                <text:p>23</text:p>
              </table:table-cell>
              <table:table-cell table:number-columns-repeated="1013"/>
            </table:table-row>
            <table:table-row-group>
              <table:table-row table:style-name="ro8">
                <table:table-cell table:style-name="ce164" office:value-type="string" calcext:value-type="string" table:number-columns-spanned="6" table:number-rows-spanned="1">
                  <text:p>Secteur EST</text:p>
                </table:table-cell>
                <table:covered-table-cell table:style-name="ce261"/>
                <table:covered-table-cell/>
                <table:covered-table-cell table:style-name="ce271" office:value-type="float" office:value="2946.875" calcext:value-type="float">
                  <text:p>2946,875</text:p>
                </table:covered-table-cell>
                <table:covered-table-cell table:style-name="ce276"/>
                <table:covered-table-cell table:style-name="ce285" table:formula="of:=ROUNDUP(178/4/2)" office:value-type="float" office:value="23" calcext:value-type="float">
                  <text:p>23</text:p>
                </table:covered-table-cell>
                <table:table-cell table:style-name="ce296" table:formula="of:=ROUNDUP(178/4/2)" office:value-type="currency" office:currency="EUR" office:value="23" calcext:value-type="currency">
                  <text:p><text:s/>23,00 € </text:p>
                </table:table-cell>
                <table:table-cell table:style-name="ce314" table:formula="of:=ROUNDUP(178/4/2)" office:value-type="currency" office:currency="EUR" office:value="23" calcext:value-type="currency">
                  <text:p><text:s/>23,00 € </text:p>
                </table:table-cell>
                <table:table-cell table:formula="of:=ROUNDUP(178/4/2)" office:value-type="float" office:value="23" calcext:value-type="float">
                  <text:p>23</text:p>
                </table:table-cell>
                <table:table-cell table:number-columns-repeated="1013"/>
              </table:table-row>
              <table:table-row-group>
                <table:table-row table:style-name="ro6">
                  <table:table-cell table:style-name="ce163" office:value-type="string" calcext:value-type="string">
                    <text:p>ECPE01</text:p>
                  </table:table-cell>
                  <table:table-cell table:style-name="ce172" office:value-type="string" calcext:value-type="string">
                    <text:p>Nettoyage des Plots de jalonnement Pour un sens du tunnel de Thiais</text:p>
                  </table:table-cell>
                  <table:table-cell table:style-name="ce224" office:value-type="string" calcext:value-type="string">
                    <text:p>Forfait</text:p>
                  </table:table-cell>
                  <table:table-cell table:style-name="ce270" office:value-type="currency" office:currency="EUR" office:value="2455" calcext:value-type="currency">
                    <text:p>2 455,00 €</text:p>
                  </table:table-cell>
                  <table:table-cell table:style-name="ce278" office:value-type="float" office:value="2" calcext:value-type="float">
                    <text:p>2</text:p>
                  </table:table-cell>
                  <table:table-cell table:style-name="ce285" office:value-type="float" office:value="0" calcext:value-type="float">
                    <office:annotation draw:style-name="gr12" draw:text-style-name="P2" svg:width="2.899cm" svg:height="1.937cm" svg:x="54.406cm" svg:y="6.404cm" draw:caption-point-x="-9.109cm" draw:caption-point-y="2.641cm">
                      <dc:creator>ELP</dc:creator>
                      <dc:date>2021-09-17T00:00:00</dc:date>
                      <text:p text:style-name="P1"><text:span text:style-name="T1">Prix prévu de jour. Il faut rajouter le prix de nuit</text:span></text:p>
                    </office:annotation>
                    <text:p>0</text:p>
                  </table:table-cell>
                  <table:table-cell table:style-name="ce295" table:formula="of:=[.D9]*[.E9]" office:value-type="currency" office:currency="EUR" office:value="4910" calcext:value-type="currency">
                    <text:p><text:s/>4 910,00 € </text:p>
                  </table:table-cell>
                  <table:table-cell table:style-name="ce313" table:formula="of:=[.D9]*[.E9]" office:value-type="currency" office:currency="EUR" office:value="4910" calcext:value-type="currency">
                    <text:p><text:s/>4 910,00 € </text:p>
                  </table:table-cell>
                  <table:table-cell table:style-name="ce336" table:formula="of:=[.D9]*[.E9]" office:value-type="currency" office:currency="EUR" office:value="4910" calcext:value-type="currency">
                    <text:p>4 910,00 €</text:p>
                  </table:table-cell>
                  <table:table-cell table:style-name="ce336" table:formula="of:=[.D9]*[.E9]" office:value-type="currency" office:currency="EUR" office:value="4910" calcext:value-type="currency">
                    <text:p>4 910,00 €</text:p>
                  </table:table-cell>
                  <table:table-cell table:style-name="ce336" table:formula="of:=[.D9]*[.I9]" office:value-type="currency" office:currency="EUR" office:value="12054050" calcext:value-type="currency">
                    <text:p>12 054 050,00 €</text:p>
                  </table:table-cell>
                  <table:table-cell table:number-columns-repeated="1011"/>
                </table:table-row>
                <table:table-row table:style-name="ro6">
                  <table:table-cell table:style-name="ce163" office:value-type="string" calcext:value-type="string">
                    <text:p>ECPE03</text:p>
                  </table:table-cell>
                  <table:table-cell table:style-name="ce172" office:value-type="string" calcext:value-type="string">
                    <text:p>Nettoyage des Plots de jalonnement Pour un sens du tunnel de Champigny</text:p>
                  </table:table-cell>
                  <table:table-cell table:style-name="ce224" office:value-type="string" calcext:value-type="string">
                    <text:p>Forfait</text:p>
                  </table:table-cell>
                  <table:table-cell table:style-name="ce270" office:value-type="currency" office:currency="EUR" office:value="2308.75" calcext:value-type="currency">
                    <text:p>2 308,75 €</text:p>
                  </table:table-cell>
                  <table:table-cell table:style-name="ce278" office:value-type="float" office:value="2" calcext:value-type="float">
                    <text:p>2</text:p>
                  </table:table-cell>
                  <table:table-cell table:style-name="ce285" office:value-type="float" office:value="0.6" calcext:value-type="float">
                    <office:annotation draw:style-name="gr12" draw:text-style-name="P2" svg:width="2.899cm" svg:height="1.937cm" svg:x="54.406cm" svg:y="8.212cm" draw:caption-point-x="-9.109cm" draw:caption-point-y="2.295cm">
                      <dc:creator>ELP</dc:creator>
                      <dc:date>2021-09-17T00:00:00</dc:date>
                      <text:p text:style-name="P1"><text:span text:style-name="T1">Prix prévu de jour. Il faut rajouter le prix de nuit</text:span></text:p>
                    </office:annotation>
                    <text:p>0,6</text:p>
                  </table:table-cell>
                  <table:table-cell table:style-name="ce295" table:formula="of:=[.D10]*[.E10]" office:value-type="currency" office:currency="EUR" office:value="4617.5" calcext:value-type="currency">
                    <text:p><text:s/>4 617,50 € </text:p>
                  </table:table-cell>
                  <table:table-cell table:style-name="ce313" table:formula="of:=[.D10]*[.E10]" office:value-type="currency" office:currency="EUR" office:value="4617.5" calcext:value-type="currency">
                    <text:p><text:s/>4 617,50 € </text:p>
                  </table:table-cell>
                  <table:table-cell table:style-name="ce336" table:formula="of:=[.D10]*[.E10]" office:value-type="currency" office:currency="EUR" office:value="4617.5" calcext:value-type="currency">
                    <text:p>4 617,50 €</text:p>
                  </table:table-cell>
                  <table:table-cell table:style-name="ce336" table:formula="of:=[.D10]*[.E10]" office:value-type="currency" office:currency="EUR" office:value="4617.5" calcext:value-type="currency">
                    <text:p>4 617,50 €</text:p>
                  </table:table-cell>
                  <table:table-cell table:style-name="ce336" table:formula="of:=[.D10]*[.I10]" office:value-type="currency" office:currency="EUR" office:value="10660653.125" calcext:value-type="currency">
                    <text:p>10 660 653,13 €</text:p>
                  </table:table-cell>
                  <table:table-cell table:number-columns-repeated="1011"/>
                </table:table-row>
                <table:table-row table:style-name="ro6">
                  <table:table-cell table:style-name="ce163" office:value-type="string" calcext:value-type="string">
                    <text:p>ECPE04</text:p>
                  </table:table-cell>
                  <table:table-cell table:style-name="ce172" office:value-type="string" calcext:value-type="string">
                    <text:p>Nettoyage des Plots de jalonnement Pour un sens du tunnel de Nogent</text:p>
                  </table:table-cell>
                  <table:table-cell table:style-name="ce224" office:value-type="string" calcext:value-type="string">
                    <text:p>Forfait</text:p>
                  </table:table-cell>
                  <table:table-cell table:style-name="ce270" office:value-type="currency" office:currency="EUR" office:value="2946.88" calcext:value-type="currency">
                    <text:p>2 946,88 €</text:p>
                  </table:table-cell>
                  <table:table-cell table:style-name="ce278" office:value-type="float" office:value="2" calcext:value-type="float">
                    <text:p>2</text:p>
                  </table:table-cell>
                  <table:table-cell table:style-name="ce285" office:value-type="float" office:value="0.75" calcext:value-type="float">
                    <office:annotation draw:style-name="gr12" draw:text-style-name="P2" svg:width="2.899cm" svg:height="1.937cm" svg:x="54.407cm" svg:y="10.243cm" draw:caption-point-x="-9.11cm" draw:caption-point-y="1.726cm">
                      <dc:creator>ELP</dc:creator>
                      <dc:date>2021-09-17T00:00:00</dc:date>
                      <text:p text:style-name="P1"><text:span text:style-name="T1">Prix prévu de jour. Il faut rajouter le prix de nuit</text:span></text:p>
                    </office:annotation>
                    <text:p>0,75</text:p>
                  </table:table-cell>
                  <table:table-cell table:style-name="ce295" table:formula="of:=[.D11]*[.E11]" office:value-type="currency" office:currency="EUR" office:value="5893.76" calcext:value-type="currency">
                    <text:p><text:s/>5 893,76 € </text:p>
                  </table:table-cell>
                  <table:table-cell table:style-name="ce313" table:formula="of:=[.D11]*[.E11]" office:value-type="currency" office:currency="EUR" office:value="5893.76" calcext:value-type="currency">
                    <text:p><text:s/>5 893,76 € </text:p>
                  </table:table-cell>
                  <table:table-cell table:style-name="ce336" table:formula="of:=[.D11]*[.E11]" office:value-type="currency" office:currency="EUR" office:value="5893.76" calcext:value-type="currency">
                    <text:p>5 893,76 €</text:p>
                  </table:table-cell>
                  <table:table-cell table:style-name="ce336" table:formula="of:=[.D11]*[.E11]" office:value-type="currency" office:currency="EUR" office:value="5893.76" calcext:value-type="currency">
                    <text:p>5 893,76 €</text:p>
                  </table:table-cell>
                  <table:table-cell table:style-name="ce336" table:formula="of:=[.D11]*[.I11]" office:value-type="currency" office:currency="EUR" office:value="17368203.4688" calcext:value-type="currency">
                    <text:p>17 368 203,47 €</text:p>
                  </table:table-cell>
                  <table:table-cell table:number-columns-repeated="1011"/>
                </table:table-row>
                <table:table-row table:style-name="ro6">
                  <table:table-cell table:style-name="ce163" office:value-type="string" calcext:value-type="string">
                    <text:p>ECPE05</text:p>
                  </table:table-cell>
                  <table:table-cell table:style-name="ce172" office:value-type="string" calcext:value-type="string">
                    <text:p>Nettoyage des Plots de jalonnement Pour un sens du tunnel de Boissy</text:p>
                  </table:table-cell>
                  <table:table-cell table:style-name="ce224" office:value-type="string" calcext:value-type="string">
                    <text:p>Forfait</text:p>
                  </table:table-cell>
                  <table:table-cell table:style-name="ce270"/>
                  <table:table-cell table:style-name="ce278" office:value-type="float" office:value="2" calcext:value-type="float">
                    <text:p>2</text:p>
                  </table:table-cell>
                  <table:table-cell table:style-name="ce285" office:value-type="float" office:value="0" calcext:value-type="float">
                    <office:annotation draw:style-name="gr12" draw:text-style-name="P2" svg:width="2.899cm" svg:height="1.937cm" svg:x="54.442cm" svg:y="12.24cm" draw:caption-point-x="-9.145cm" draw:caption-point-y="1.191cm">
                      <dc:creator>ELP</dc:creator>
                      <dc:date>2021-09-17T00:00:00</dc:date>
                      <text:p text:style-name="P1"><text:span text:style-name="T1">Prix prévu de jour. Il faut rajouter le prix de nuit</text:span></text:p>
                    </office:annotation>
                    <text:p>0</text:p>
                  </table:table-cell>
                  <table:table-cell table:style-name="ce295" table:formula="of:=[.D12]*[.E12]" office:value-type="currency" office:currency="EUR" office:value="0" calcext:value-type="currency">
                    <text:p>-00 € </text:p>
                  </table:table-cell>
                  <table:table-cell table:style-name="ce313" table:formula="of:=[.D12]*[.E12]" office:value-type="currency" office:currency="EUR" office:value="0" calcext:value-type="currency">
                    <text:p>-00 € </text:p>
                  </table:table-cell>
                  <table:table-cell table:formula="of:=[.D12]*[.E12]" office:value-type="float" office:value="0" calcext:value-type="float">
                    <text:p>0</text:p>
                  </table:table-cell>
                  <table:table-cell table:formula="of:=[.D12]*[.E12]" office:value-type="float" office:value="0" calcext:value-type="float">
                    <text:p>0</text:p>
                  </table:table-cell>
                  <table:table-cell table:formula="of:=[.D12]*[.I12]" office:value-type="float" office:value="0" calcext:value-type="float">
                    <text:p>0</text:p>
                  </table:table-cell>
                  <table:table-cell table:number-columns-repeated="1011"/>
                </table:table-row>
              </table:table-row-group>
              <table:table-row table:style-name="ro8">
                <table:table-cell table:style-name="ce164" office:value-type="string" calcext:value-type="string" table:number-columns-spanned="6" table:number-rows-spanned="1">
                  <text:p>Secteur NORD</text:p>
                </table:table-cell>
                <table:covered-table-cell table:number-columns-repeated="2"/>
                <table:covered-table-cell table:style-name="ce271"/>
                <table:covered-table-cell table:style-name="ce276"/>
                <table:covered-table-cell table:style-name="ce285" office:value-type="float" office:value="0" calcext:value-type="float">
                  <text:p>0</text:p>
                </table:covered-table-cell>
                <table:table-cell table:style-name="ce296" table:formula="of:=SUM([.G14:.G18])" office:value-type="currency" office:currency="EUR" office:value="20242.5" calcext:value-type="currency">
                  <text:p><text:s/>20 242,50 € </text:p>
                </table:table-cell>
                <table:table-cell table:style-name="ce314" table:formula="of:=SUM([.H14:.H18])" office:value-type="currency" office:currency="EUR" office:value="20242.5" calcext:value-type="currency">
                  <text:p><text:s/>20 242,50 € </text:p>
                </table:table-cell>
                <table:table-cell table:number-columns-repeated="1014"/>
              </table:table-row>
              <table:table-row-group>
                <table:table-row table:style-name="ro6">
                  <table:table-cell table:style-name="ce163" office:value-type="string" calcext:value-type="string">
                    <text:p>ECPN01</text:p>
                  </table:table-cell>
                  <table:table-cell table:style-name="ce172" office:value-type="string" calcext:value-type="string">
                    <text:p>Nettoyage des Plots de jalonnement Pour un sens du tunnel de Bobigny</text:p>
                  </table:table-cell>
                  <table:table-cell table:style-name="ce224" office:value-type="string" calcext:value-type="string">
                    <text:p>Forfait</text:p>
                  </table:table-cell>
                  <table:table-cell table:style-name="ce270" office:value-type="currency" office:currency="EUR" office:value="3926.25" calcext:value-type="currency">
                    <text:p>3 926,25 €</text:p>
                  </table:table-cell>
                  <table:table-cell table:style-name="ce278" office:value-type="float" office:value="2" calcext:value-type="float">
                    <text:p>2</text:p>
                  </table:table-cell>
                  <table:table-cell table:style-name="ce285" office:value-type="float" office:value="0.15" calcext:value-type="float">
                    <text:p>0,15</text:p>
                  </table:table-cell>
                  <table:table-cell table:style-name="ce295" table:formula="of:=[.D14]*[.E14]" office:value-type="currency" office:currency="EUR" office:value="7852.5" calcext:value-type="currency">
                    <text:p><text:s/>7 852,50 € </text:p>
                  </table:table-cell>
                  <table:table-cell table:style-name="ce313" table:formula="of:=[.D14]*[.E14]" office:value-type="currency" office:currency="EUR" office:value="7852.5" calcext:value-type="currency">
                    <text:p><text:s/>7 852,50 € </text:p>
                  </table:table-cell>
                  <table:table-cell table:style-name="ce336" table:formula="of:=[.D14]*[.E14]" office:value-type="currency" office:currency="EUR" office:value="7852.5" calcext:value-type="currency">
                    <text:p>7 852,50 €</text:p>
                  </table:table-cell>
                  <table:table-cell table:style-name="ce336" table:formula="of:=[.D14]*[.E14]" office:value-type="currency" office:currency="EUR" office:value="7852.5" calcext:value-type="currency">
                    <text:p>7 852,50 €</text:p>
                  </table:table-cell>
                  <table:table-cell table:style-name="ce336" table:formula="of:=[.D14]*[.I14]" office:value-type="currency" office:currency="EUR" office:value="30830878.125" calcext:value-type="currency">
                    <text:p>30 830 878,13 €</text:p>
                  </table:table-cell>
                  <table:table-cell table:number-columns-repeated="1011"/>
                </table:table-row>
                <table:table-row table:style-name="ro6">
                  <table:table-cell table:style-name="ce163" office:value-type="string" calcext:value-type="string">
                    <text:p>ECPN02</text:p>
                  </table:table-cell>
                  <table:table-cell table:style-name="ce172" office:value-type="string" calcext:value-type="string">
                    <text:p>Nettoyage des Plots de jalonnement Pour un sens du tunnel <text:s/>de Lumen Norton</text:p>
                  </table:table-cell>
                  <table:table-cell table:style-name="ce224" office:value-type="string" calcext:value-type="string">
                    <text:p>Forfait</text:p>
                  </table:table-cell>
                  <table:table-cell table:style-name="ce270" office:value-type="currency" office:currency="EUR" office:value="788.75" calcext:value-type="currency">
                    <text:p>788,75 €</text:p>
                  </table:table-cell>
                  <table:table-cell table:style-name="ce278" office:value-type="float" office:value="2" calcext:value-type="float">
                    <text:p>2</text:p>
                  </table:table-cell>
                  <table:table-cell table:style-name="ce285" office:value-type="float" office:value="0" calcext:value-type="float">
                    <office:annotation draw:style-name="gr13" draw:text-style-name="P2" svg:width="2.899cm" svg:height="1.799cm" svg:x="45.907cm" svg:y="15.393cm" draw:caption-point-x="-0.61cm" draw:caption-point-y="1.51cm">
                      <dc:creator>ELP</dc:creator>
                      <dc:date>2021-09-17T00:00:00</dc:date>
                      <text:p text:style-name="P1"><text:span text:style-name="T1">Peut-être un peu excessif !!</text:span></text:p>
                    </office:annotation>
                    <text:p>0</text:p>
                  </table:table-cell>
                  <table:table-cell table:style-name="ce295" table:formula="of:=[.D15]*[.E15]" office:value-type="currency" office:currency="EUR" office:value="1577.5" calcext:value-type="currency">
                    <text:p><text:s/>1 577,50 € </text:p>
                  </table:table-cell>
                  <table:table-cell table:style-name="ce313" table:formula="of:=[.D15]*[.E15]" office:value-type="currency" office:currency="EUR" office:value="1577.5" calcext:value-type="currency">
                    <text:p><text:s/>1 577,50 € </text:p>
                  </table:table-cell>
                  <table:table-cell table:style-name="ce336" table:formula="of:=[.D15]*[.E15]" office:value-type="currency" office:currency="EUR" office:value="1577.5" calcext:value-type="currency">
                    <text:p>1 577,50 €</text:p>
                  </table:table-cell>
                  <table:table-cell table:style-name="ce336" table:formula="of:=[.D15]*[.E15]" office:value-type="currency" office:currency="EUR" office:value="1577.5" calcext:value-type="currency">
                    <text:p>1 577,50 €</text:p>
                  </table:table-cell>
                  <table:table-cell table:style-name="ce336" table:formula="of:=[.D15]*[.I15]" office:value-type="currency" office:currency="EUR" office:value="1244253.125" calcext:value-type="currency">
                    <text:p>1 244 253,13 €</text:p>
                  </table:table-cell>
                  <table:table-cell table:number-columns-repeated="1011"/>
                </table:table-row>
                <table:table-row table:style-name="ro6">
                  <table:table-cell table:style-name="ce163" office:value-type="string" calcext:value-type="string">
                    <text:p>ECPN04</text:p>
                  </table:table-cell>
                  <table:table-cell table:style-name="ce172" office:value-type="string" calcext:value-type="string">
                    <text:p>Nettoyage des Plots de jalonnement Pour un sens du tunnel de La Courneuve</text:p>
                  </table:table-cell>
                  <table:table-cell table:style-name="ce224" office:value-type="string" calcext:value-type="string">
                    <text:p>Forfait</text:p>
                  </table:table-cell>
                  <table:table-cell table:style-name="ce270" office:value-type="currency" office:currency="EUR" office:value="788.75" calcext:value-type="currency">
                    <text:p>788,75 €</text:p>
                  </table:table-cell>
                  <table:table-cell table:style-name="ce278" office:value-type="float" office:value="2" calcext:value-type="float">
                    <text:p>2</text:p>
                  </table:table-cell>
                  <table:table-cell table:style-name="ce285" office:value-type="float" office:value="0.15" calcext:value-type="float">
                    <text:p>0,15</text:p>
                  </table:table-cell>
                  <table:table-cell table:style-name="ce295" table:formula="of:=[.D16]*[.E16]" office:value-type="currency" office:currency="EUR" office:value="1577.5" calcext:value-type="currency">
                    <text:p><text:s/>1 577,50 € </text:p>
                  </table:table-cell>
                  <table:table-cell table:style-name="ce313" table:formula="of:=[.D16]*[.E16]" office:value-type="currency" office:currency="EUR" office:value="1577.5" calcext:value-type="currency">
                    <text:p><text:s/>1 577,50 € </text:p>
                  </table:table-cell>
                  <table:table-cell table:style-name="ce336" table:formula="of:=[.D16]*[.E16]" office:value-type="currency" office:currency="EUR" office:value="1577.5" calcext:value-type="currency">
                    <text:p>1 577,50 €</text:p>
                  </table:table-cell>
                  <table:table-cell table:style-name="ce336" table:formula="of:=[.D16]*[.E16]" office:value-type="currency" office:currency="EUR" office:value="1577.5" calcext:value-type="currency">
                    <text:p>1 577,50 €</text:p>
                  </table:table-cell>
                  <table:table-cell table:style-name="ce336" table:formula="of:=[.D16]*[.I16]" office:value-type="currency" office:currency="EUR" office:value="1244253.125" calcext:value-type="currency">
                    <text:p>1 244 253,13 €</text:p>
                  </table:table-cell>
                  <table:table-cell table:number-columns-repeated="1011"/>
                </table:table-row>
                <table:table-row table:style-name="ro6">
                  <table:table-cell table:style-name="ce163" office:value-type="string" calcext:value-type="string">
                    <text:p>ECPN05</text:p>
                  </table:table-cell>
                  <table:table-cell table:style-name="ce172" office:value-type="string" calcext:value-type="string">
                    <text:p>Nettoyage des Plots de jalonnement Pour un sens du tunnel de Landy</text:p>
                  </table:table-cell>
                  <table:table-cell table:style-name="ce224" office:value-type="string" calcext:value-type="string">
                    <text:p>Forfait</text:p>
                  </table:table-cell>
                  <table:table-cell table:style-name="ce270" office:value-type="currency" office:currency="EUR" office:value="3633.75" calcext:value-type="currency">
                    <text:p>3 633,75 €</text:p>
                  </table:table-cell>
                  <table:table-cell table:style-name="ce278" office:value-type="float" office:value="2" calcext:value-type="float">
                    <text:p>2</text:p>
                  </table:table-cell>
                  <table:table-cell table:style-name="ce285" office:value-type="float" office:value="0.45" calcext:value-type="float">
                    <office:annotation draw:style-name="gr12" draw:text-style-name="P2" svg:width="2.899cm" svg:height="1.937cm" svg:x="54.582cm" svg:y="18.602cm" draw:caption-point-x="-9.285cm" draw:caption-point-y="1.225cm">
                      <dc:creator>ELP</dc:creator>
                      <dc:date>2021-09-17T00:00:00</dc:date>
                      <text:p text:style-name="P1"><text:span text:style-name="T1">Prestation prévue de jour. Il faut rajouter le prix de nuit.</text:span></text:p>
                    </office:annotation>
                    <text:p>0,45</text:p>
                  </table:table-cell>
                  <table:table-cell table:style-name="ce295" table:formula="of:=[.D17]*[.E17]" office:value-type="currency" office:currency="EUR" office:value="7267.5" calcext:value-type="currency">
                    <text:p><text:s/>7 267,50 € </text:p>
                  </table:table-cell>
                  <table:table-cell table:style-name="ce313" table:formula="of:=[.D17]*[.E17]" office:value-type="currency" office:currency="EUR" office:value="7267.5" calcext:value-type="currency">
                    <text:p><text:s/>7 267,50 € </text:p>
                  </table:table-cell>
                  <table:table-cell table:style-name="ce336" table:formula="of:=[.D17]*[.E17]" office:value-type="currency" office:currency="EUR" office:value="7267.5" calcext:value-type="currency">
                    <text:p>7 267,50 €</text:p>
                  </table:table-cell>
                  <table:table-cell table:style-name="ce336" table:formula="of:=[.D17]*[.E17]" office:value-type="currency" office:currency="EUR" office:value="7267.5" calcext:value-type="currency">
                    <text:p>7 267,50 €</text:p>
                  </table:table-cell>
                  <table:table-cell table:style-name="ce336" table:formula="of:=[.D17]*[.I17]" office:value-type="currency" office:currency="EUR" office:value="26408278.125" calcext:value-type="currency">
                    <text:p>26 408 278,13 €</text:p>
                  </table:table-cell>
                  <table:table-cell table:number-columns-repeated="1011"/>
                </table:table-row>
                <table:table-row table:style-name="ro6">
                  <table:table-cell table:style-name="ce163" office:value-type="string" calcext:value-type="string">
                    <text:p>ECPN06</text:p>
                  </table:table-cell>
                  <table:table-cell table:style-name="ce172" office:value-type="string" calcext:value-type="string">
                    <text:p>Nettoyage des Plots de jalonnement Pour un sens du tunnel de Taverny</text:p>
                  </table:table-cell>
                  <table:table-cell table:style-name="ce224" office:value-type="string" calcext:value-type="string">
                    <text:p>Forfait</text:p>
                  </table:table-cell>
                  <table:table-cell table:style-name="ce270" office:value-type="currency" office:currency="EUR" office:value="983.75" calcext:value-type="currency">
                    <text:p>983,75 €</text:p>
                  </table:table-cell>
                  <table:table-cell table:style-name="ce278" office:value-type="float" office:value="2" calcext:value-type="float">
                    <text:p>2</text:p>
                  </table:table-cell>
                  <table:table-cell table:style-name="ce285" office:value-type="float" office:value="0.15" calcext:value-type="float">
                    <text:p>0,15</text:p>
                  </table:table-cell>
                  <table:table-cell table:style-name="ce295" table:formula="of:=[.D18]*[.E18]" office:value-type="currency" office:currency="EUR" office:value="1967.5" calcext:value-type="currency">
                    <text:p><text:s/>1 967,50 € </text:p>
                  </table:table-cell>
                  <table:table-cell table:style-name="ce313" table:formula="of:=[.D18]*[.E18]" office:value-type="currency" office:currency="EUR" office:value="1967.5" calcext:value-type="currency">
                    <text:p><text:s/>1 967,50 € </text:p>
                  </table:table-cell>
                  <table:table-cell table:style-name="ce336" table:formula="of:=[.D18]*[.E18]" office:value-type="currency" office:currency="EUR" office:value="1967.5" calcext:value-type="currency">
                    <text:p>1 967,50 €</text:p>
                  </table:table-cell>
                  <table:table-cell table:style-name="ce336" table:formula="of:=[.D18]*[.E18]" office:value-type="currency" office:currency="EUR" office:value="1967.5" calcext:value-type="currency">
                    <text:p>1 967,50 €</text:p>
                  </table:table-cell>
                  <table:table-cell table:style-name="ce336" table:formula="of:=[.D18]*[.I18]" office:value-type="currency" office:currency="EUR" office:value="1935528.125" calcext:value-type="currency">
                    <text:p>1 935 528,13 €</text:p>
                  </table:table-cell>
                  <table:table-cell table:number-columns-repeated="1011"/>
                </table:table-row>
              </table:table-row-group>
              <table:table-row table:style-name="ro8">
                <table:table-cell table:style-name="ce164" office:value-type="string" calcext:value-type="string" table:number-columns-spanned="6" table:number-rows-spanned="1">
                  <text:p>Secteur SUD</text:p>
                </table:table-cell>
                <table:covered-table-cell table:number-columns-repeated="2"/>
                <table:covered-table-cell table:style-name="ce271"/>
                <table:covered-table-cell table:style-name="ce276"/>
                <table:covered-table-cell table:style-name="ce285" office:value-type="float" office:value="0" calcext:value-type="float">
                  <text:p>0</text:p>
                </table:covered-table-cell>
                <table:table-cell table:style-name="ce296" table:formula="of:=SUM([.G20:.G24])" office:value-type="currency" office:currency="EUR" office:value="13870" calcext:value-type="currency">
                  <text:p><text:s/>13 870,00 € </text:p>
                </table:table-cell>
                <table:table-cell table:style-name="ce314" table:formula="of:=SUM([.H20:.H24])" office:value-type="currency" office:currency="EUR" office:value="13870" calcext:value-type="currency">
                  <text:p><text:s/>13 870,00 € </text:p>
                </table:table-cell>
                <table:table-cell table:number-columns-repeated="1014"/>
              </table:table-row>
              <table:table-row-group>
                <table:table-row table:style-name="ro6">
                  <table:table-cell table:style-name="ce163" office:value-type="string" calcext:value-type="string">
                    <text:p>ECPS01</text:p>
                  </table:table-cell>
                  <table:table-cell table:style-name="ce172" office:value-type="string" calcext:value-type="string">
                    <text:p>Nettoyage des Plots de jalonnement Pour un sens du tunnel de Bicêtre</text:p>
                  </table:table-cell>
                  <table:table-cell table:style-name="ce224" office:value-type="string" calcext:value-type="string">
                    <text:p>Forfait</text:p>
                  </table:table-cell>
                  <table:table-cell table:style-name="ce270" office:value-type="currency" office:currency="EUR" office:value="2357.5" calcext:value-type="currency">
                    <text:p>2 357,50 €</text:p>
                  </table:table-cell>
                  <table:table-cell table:style-name="ce278" office:value-type="float" office:value="2" calcext:value-type="float">
                    <text:p>2</text:p>
                  </table:table-cell>
                  <table:table-cell table:style-name="ce285" office:value-type="float" office:value="1.2" calcext:value-type="float">
                    <office:annotation draw:style-name="gr14" draw:text-style-name="P2" svg:width="2.899cm" svg:height="2.371cm" svg:x="45.907cm" svg:y="21.789cm" draw:caption-point-x="-0.61cm" draw:caption-point-y="1.51cm">
                      <dc:creator>ELP</dc:creator>
                      <dc:date>2021-09-17T00:00:00</dc:date>
                      <text:p text:style-name="P1"><text:span text:style-name="T1">Jamais commandé dans le précédent marché</text:span></text:p>
                    </office:annotation>
                    <text:p>1,2</text:p>
                  </table:table-cell>
                  <table:table-cell table:style-name="ce295" table:formula="of:=[.D20]*[.E20]" office:value-type="currency" office:currency="EUR" office:value="4715" calcext:value-type="currency">
                    <text:p><text:s/>4 715,00 € </text:p>
                  </table:table-cell>
                  <table:table-cell table:style-name="ce313" table:formula="of:=[.D20]*[.E20]" office:value-type="currency" office:currency="EUR" office:value="4715" calcext:value-type="currency">
                    <text:p><text:s/>4 715,00 € </text:p>
                  </table:table-cell>
                  <table:table-cell table:style-name="ce336" table:formula="of:=[.D20]*[.E20]" office:value-type="currency" office:currency="EUR" office:value="4715" calcext:value-type="currency">
                    <text:p>4 715,00 €</text:p>
                  </table:table-cell>
                  <table:table-cell table:style-name="ce336" table:formula="of:=[.D20]*[.E20]" office:value-type="currency" office:currency="EUR" office:value="4715" calcext:value-type="currency">
                    <text:p>4 715,00 €</text:p>
                  </table:table-cell>
                  <table:table-cell table:style-name="ce336" table:formula="of:=[.D20]*[.I20]" office:value-type="currency" office:currency="EUR" office:value="11115612.5" calcext:value-type="currency">
                    <text:p>11 115 612,50 €</text:p>
                  </table:table-cell>
                  <table:table-cell table:number-columns-repeated="1011"/>
                </table:table-row>
                <table:table-row table:style-name="ro6">
                  <table:table-cell table:style-name="ce163" office:value-type="string" calcext:value-type="string">
                    <text:p>ECPS02</text:p>
                  </table:table-cell>
                  <table:table-cell table:style-name="ce172" office:value-type="string" calcext:value-type="string">
                    <text:p>Nettoyage des Plots de jalonnement Pour un sens du tunnel de Antony</text:p>
                  </table:table-cell>
                  <table:table-cell table:style-name="ce224" office:value-type="string" calcext:value-type="string">
                    <text:p>Forfait</text:p>
                  </table:table-cell>
                  <table:table-cell table:style-name="ce270" office:value-type="currency" office:currency="EUR" office:value="1772.5" calcext:value-type="currency">
                    <text:p>1 772,50 €</text:p>
                  </table:table-cell>
                  <table:table-cell table:style-name="ce278" office:value-type="float" office:value="2" calcext:value-type="float">
                    <text:p>2</text:p>
                  </table:table-cell>
                  <table:table-cell table:style-name="ce283" office:value-type="float" office:value="0.45" calcext:value-type="float">
                    <text:p>0,45</text:p>
                  </table:table-cell>
                  <table:table-cell table:style-name="ce295" table:formula="of:=[.D21]*[.E21]" office:value-type="currency" office:currency="EUR" office:value="3545" calcext:value-type="currency">
                    <text:p><text:s/>3 545,00 € </text:p>
                  </table:table-cell>
                  <table:table-cell table:style-name="ce313" table:formula="of:=[.D21]*[.E21]" office:value-type="currency" office:currency="EUR" office:value="3545" calcext:value-type="currency">
                    <text:p><text:s/>3 545,00 € </text:p>
                  </table:table-cell>
                  <table:table-cell table:style-name="ce336" table:formula="of:=[.D21]*[.E21]" office:value-type="currency" office:currency="EUR" office:value="3545" calcext:value-type="currency">
                    <text:p>3 545,00 €</text:p>
                  </table:table-cell>
                  <table:table-cell table:style-name="ce336" table:formula="of:=[.D21]*[.E21]" office:value-type="currency" office:currency="EUR" office:value="3545" calcext:value-type="currency">
                    <text:p>3 545,00 €</text:p>
                  </table:table-cell>
                  <table:table-cell table:style-name="ce336" table:formula="of:=[.D21]*[.I21]" office:value-type="currency" office:currency="EUR" office:value="6283512.5" calcext:value-type="currency">
                    <text:p>6 283 512,50 €</text:p>
                  </table:table-cell>
                  <table:table-cell table:number-columns-repeated="1011"/>
                </table:table-row>
                <table:table-row table:style-name="ro6">
                  <table:table-cell table:style-name="ce163" office:value-type="string" calcext:value-type="string">
                    <text:p>ECPS03</text:p>
                  </table:table-cell>
                  <table:table-cell table:style-name="ce172" office:value-type="string" calcext:value-type="string">
                    <text:p>Nettoyage des Plots de jalonnement Pour un sens du tunnel de Orly</text:p>
                  </table:table-cell>
                  <table:table-cell table:style-name="ce224" office:value-type="string" calcext:value-type="string">
                    <text:p>Forfait</text:p>
                  </table:table-cell>
                  <table:table-cell table:style-name="ce270" office:value-type="currency" office:currency="EUR" office:value="983.75" calcext:value-type="currency">
                    <text:p>983,75 €</text:p>
                  </table:table-cell>
                  <table:table-cell table:style-name="ce278" office:value-type="float" office:value="2" calcext:value-type="float">
                    <text:p>2</text:p>
                  </table:table-cell>
                  <table:table-cell table:style-name="ce285" office:value-type="float" office:value="0.75" calcext:value-type="float">
                    <text:p>0,75</text:p>
                  </table:table-cell>
                  <table:table-cell table:style-name="ce295" table:formula="of:=[.D22]*[.E22]" office:value-type="currency" office:currency="EUR" office:value="1967.5" calcext:value-type="currency">
                    <text:p><text:s/>1 967,50 € </text:p>
                  </table:table-cell>
                  <table:table-cell table:style-name="ce313" table:formula="of:=[.D22]*[.E22]" office:value-type="currency" office:currency="EUR" office:value="1967.5" calcext:value-type="currency">
                    <text:p><text:s/>1 967,50 € </text:p>
                  </table:table-cell>
                  <table:table-cell table:style-name="ce336" table:formula="of:=[.D22]*[.E22]" office:value-type="currency" office:currency="EUR" office:value="1967.5" calcext:value-type="currency">
                    <text:p>1 967,50 €</text:p>
                  </table:table-cell>
                  <table:table-cell table:style-name="ce336" table:formula="of:=[.D22]*[.E22]" office:value-type="currency" office:currency="EUR" office:value="1967.5" calcext:value-type="currency">
                    <text:p>1 967,50 €</text:p>
                  </table:table-cell>
                  <table:table-cell table:style-name="ce336" table:formula="of:=[.D22]*[.I22]" office:value-type="currency" office:currency="EUR" office:value="1935528.125" calcext:value-type="currency">
                    <text:p>1 935 528,13 €</text:p>
                  </table:table-cell>
                  <table:table-cell table:number-columns-repeated="1011"/>
                </table:table-row>
                <table:table-row table:style-name="ro6">
                  <table:table-cell table:style-name="ce163" office:value-type="string" calcext:value-type="string">
                    <text:p>ECPS04</text:p>
                  </table:table-cell>
                  <table:table-cell table:style-name="ce172" office:value-type="string" calcext:value-type="string">
                    <text:p>Nettoyage des Plots de jalonnement Pour un sens du tunnel de Fresnes</text:p>
                  </table:table-cell>
                  <table:table-cell table:style-name="ce224" office:value-type="string" calcext:value-type="string">
                    <text:p>Forfait</text:p>
                  </table:table-cell>
                  <table:table-cell table:style-name="ce270" office:value-type="currency" office:currency="EUR" office:value="983.75" calcext:value-type="currency">
                    <text:p>983,75 €</text:p>
                  </table:table-cell>
                  <table:table-cell table:style-name="ce278" office:value-type="float" office:value="2" calcext:value-type="float">
                    <text:p>2</text:p>
                  </table:table-cell>
                  <table:table-cell table:style-name="ce285" office:value-type="float" office:value="0.3" calcext:value-type="float">
                    <text:p>0,3</text:p>
                  </table:table-cell>
                  <table:table-cell table:style-name="ce295" table:formula="of:=[.D23]*[.E23]" office:value-type="currency" office:currency="EUR" office:value="1967.5" calcext:value-type="currency">
                    <text:p><text:s/>1 967,50 € </text:p>
                  </table:table-cell>
                  <table:table-cell table:style-name="ce313" table:formula="of:=[.D23]*[.E23]" office:value-type="currency" office:currency="EUR" office:value="1967.5" calcext:value-type="currency">
                    <text:p><text:s/>1 967,50 € </text:p>
                  </table:table-cell>
                  <table:table-cell table:style-name="ce336" table:formula="of:=[.D23]*[.E23]" office:value-type="currency" office:currency="EUR" office:value="1967.5" calcext:value-type="currency">
                    <text:p>1 967,50 €</text:p>
                  </table:table-cell>
                  <table:table-cell table:style-name="ce336" table:formula="of:=[.D23]*[.E23]" office:value-type="currency" office:currency="EUR" office:value="1967.5" calcext:value-type="currency">
                    <text:p>1 967,50 €</text:p>
                  </table:table-cell>
                  <table:table-cell table:style-name="ce336" table:formula="of:=[.D23]*[.I23]" office:value-type="currency" office:currency="EUR" office:value="1935528.125" calcext:value-type="currency">
                    <text:p>1 935 528,13 €</text:p>
                  </table:table-cell>
                  <table:table-cell table:number-columns-repeated="1011"/>
                </table:table-row>
                <table:table-row table:style-name="ro6">
                  <table:table-cell table:style-name="ce163" office:value-type="string" calcext:value-type="string">
                    <text:p>ECPS05</text:p>
                  </table:table-cell>
                  <table:table-cell table:style-name="ce172" office:value-type="string" calcext:value-type="string">
                    <text:p>Nettoyage des Plots de jalonnement Pour un sens du tunnel <text:s/>d’Italie</text:p>
                  </table:table-cell>
                  <table:table-cell table:style-name="ce224" office:value-type="string" calcext:value-type="string">
                    <text:p>Forfait</text:p>
                  </table:table-cell>
                  <table:table-cell table:style-name="ce270" office:value-type="currency" office:currency="EUR" office:value="837.5" calcext:value-type="currency">
                    <text:p>837,50 €</text:p>
                  </table:table-cell>
                  <table:table-cell table:style-name="ce278" office:value-type="float" office:value="2" calcext:value-type="float">
                    <text:p>2</text:p>
                  </table:table-cell>
                  <table:table-cell table:style-name="ce285" office:value-type="float" office:value="1.2" calcext:value-type="float">
                    <text:p>1,2</text:p>
                  </table:table-cell>
                  <table:table-cell table:style-name="ce295" table:formula="of:=[.D24]*[.E24]" office:value-type="currency" office:currency="EUR" office:value="1675" calcext:value-type="currency">
                    <text:p><text:s/>1 675,00 € </text:p>
                  </table:table-cell>
                  <table:table-cell table:style-name="ce313" table:formula="of:=[.D24]*[.E24]" office:value-type="currency" office:currency="EUR" office:value="1675" calcext:value-type="currency">
                    <text:p><text:s/>1 675,00 € </text:p>
                  </table:table-cell>
                  <table:table-cell table:style-name="ce336" table:formula="of:=[.D24]*[.E24]" office:value-type="currency" office:currency="EUR" office:value="1675" calcext:value-type="currency">
                    <text:p>1 675,00 €</text:p>
                  </table:table-cell>
                  <table:table-cell table:style-name="ce336" table:formula="of:=[.D24]*[.E24]" office:value-type="currency" office:currency="EUR" office:value="1675" calcext:value-type="currency">
                    <text:p>1 675,00 €</text:p>
                  </table:table-cell>
                  <table:table-cell table:style-name="ce336" table:formula="of:=[.D24]*[.I24]" office:value-type="currency" office:currency="EUR" office:value="1402812.5" calcext:value-type="currency">
                    <text:p>1 402 812,50 €</text:p>
                  </table:table-cell>
                  <table:table-cell table:number-columns-repeated="1011"/>
                </table:table-row>
              </table:table-row-group>
              <table:table-row table:style-name="ro8">
                <table:table-cell table:style-name="ce164" office:value-type="string" calcext:value-type="string" table:number-columns-spanned="6" table:number-rows-spanned="1">
                  <text:p>Secteur OUEST</text:p>
                </table:table-cell>
                <table:covered-table-cell table:number-columns-repeated="2"/>
                <table:covered-table-cell table:style-name="ce271"/>
                <table:covered-table-cell table:style-name="ce276"/>
                <table:covered-table-cell table:style-name="ce285" table:formula="of:=ROUNDUP(230/4/3)" office:value-type="float" office:value="20" calcext:value-type="float">
                  <text:p>20</text:p>
                </table:covered-table-cell>
                <table:table-cell table:style-name="ce296" table:formula="of:=SUM([.G26:.G36])" office:value-type="currency" office:currency="EUR" office:value="57831.26" calcext:value-type="currency">
                  <text:p><text:s/>57 831,26 € </text:p>
                </table:table-cell>
                <table:table-cell table:style-name="ce314" table:formula="of:=SUM([.H26:.H36])" office:value-type="currency" office:currency="EUR" office:value="57831.26" calcext:value-type="currency">
                  <text:p><text:s/>57 831,26 € </text:p>
                </table:table-cell>
                <table:table-cell table:number-columns-repeated="1014"/>
              </table:table-row>
              <table:table-row-group>
                <table:table-row table:style-name="ro6">
                  <table:table-cell table:style-name="ce163" office:value-type="string" calcext:value-type="string">
                    <text:p>ECPB01</text:p>
                  </table:table-cell>
                  <table:table-cell table:style-name="ce172" office:value-type="string" calcext:value-type="string">
                    <text:p>Nettoyage des Plots de jalonnement Pour un sens du tunnel Ambroise Paré</text:p>
                  </table:table-cell>
                  <table:table-cell table:style-name="ce224" office:value-type="string" calcext:value-type="string">
                    <text:p>Forfait</text:p>
                  </table:table-cell>
                  <table:table-cell table:style-name="ce270" office:value-type="currency" office:currency="EUR" office:value="2162.5" calcext:value-type="currency">
                    <text:p>2 162,50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26]*[.E26]" office:value-type="currency" office:currency="EUR" office:value="4325" calcext:value-type="currency">
                    <text:p><text:s/>4 325,00 € </text:p>
                  </table:table-cell>
                  <table:table-cell table:style-name="ce313" table:formula="of:=[.D26]*[.E26]" office:value-type="currency" office:currency="EUR" office:value="4325" calcext:value-type="currency">
                    <text:p><text:s/>4 325,00 € </text:p>
                  </table:table-cell>
                  <table:table-cell table:style-name="ce336" table:formula="of:=[.D26]*[.E26]" office:value-type="currency" office:currency="EUR" office:value="4325" calcext:value-type="currency">
                    <text:p>4 325,00 €</text:p>
                  </table:table-cell>
                  <table:table-cell table:style-name="ce336" table:formula="of:=[.D26]*[.E26]" office:value-type="currency" office:currency="EUR" office:value="4325" calcext:value-type="currency">
                    <text:p>4 325,00 €</text:p>
                  </table:table-cell>
                  <table:table-cell table:style-name="ce336" table:formula="of:=[.D26]*[.I26]" office:value-type="currency" office:currency="EUR" office:value="9352812.5" calcext:value-type="currency">
                    <text:p>9 352 812,50 €</text:p>
                  </table:table-cell>
                  <table:table-cell table:number-columns-repeated="1011"/>
                </table:table-row>
                <table:table-row table:style-name="ro6">
                  <table:table-cell table:style-name="ce163" office:value-type="string" calcext:value-type="string">
                    <text:p>ECPB02</text:p>
                  </table:table-cell>
                  <table:table-cell table:style-name="ce172" office:value-type="string" calcext:value-type="string">
                    <text:p>Nettoyage des Plots de jalonnement Pour un sens du tunnel de Chennevières</text:p>
                  </table:table-cell>
                  <table:table-cell table:style-name="ce224" office:value-type="string" calcext:value-type="string">
                    <text:p>Forfait</text:p>
                  </table:table-cell>
                  <table:table-cell table:style-name="ce270" office:value-type="currency" office:currency="EUR" office:value="788.75" calcext:value-type="currency">
                    <text:p>788,75 €</text:p>
                  </table:table-cell>
                  <table:table-cell table:style-name="ce278" office:value-type="float" office:value="2" calcext:value-type="float">
                    <text:p>2</text:p>
                  </table:table-cell>
                  <table:table-cell table:style-name="ce285" office:value-type="float" office:value="0" calcext:value-type="float">
                    <office:annotation draw:style-name="gr14" draw:text-style-name="P2" svg:width="2.899cm" svg:height="2.371cm" svg:x="45.907cm" svg:y="31.109cm" draw:caption-point-x="-0.61cm" draw:caption-point-y="1.51cm">
                      <dc:creator>ELP</dc:creator>
                      <dc:date>2021-09-17T00:00:00</dc:date>
                      <text:p text:style-name="P1"><text:span text:style-name="T1">Jamais commandé dans le précédent marché</text:span></text:p>
                    </office:annotation>
                    <text:p>0</text:p>
                  </table:table-cell>
                  <table:table-cell table:style-name="ce295" table:formula="of:=[.D27]*[.E27]" office:value-type="currency" office:currency="EUR" office:value="1577.5" calcext:value-type="currency">
                    <text:p><text:s/>1 577,50 € </text:p>
                  </table:table-cell>
                  <table:table-cell table:style-name="ce313" table:formula="of:=[.D27]*[.E27]" office:value-type="currency" office:currency="EUR" office:value="1577.5" calcext:value-type="currency">
                    <text:p><text:s/>1 577,50 € </text:p>
                  </table:table-cell>
                  <table:table-cell table:style-name="ce336" table:formula="of:=[.D27]*[.E27]" office:value-type="currency" office:currency="EUR" office:value="1577.5" calcext:value-type="currency">
                    <text:p>1 577,50 €</text:p>
                  </table:table-cell>
                  <table:table-cell table:style-name="ce336" table:formula="of:=[.D27]*[.E27]" office:value-type="currency" office:currency="EUR" office:value="1577.5" calcext:value-type="currency">
                    <text:p>1 577,50 €</text:p>
                  </table:table-cell>
                  <table:table-cell table:style-name="ce336" table:formula="of:=[.D27]*[.I27]" office:value-type="currency" office:currency="EUR" office:value="1244253.125" calcext:value-type="currency">
                    <text:p>1 244 253,13 €</text:p>
                  </table:table-cell>
                  <table:table-cell table:number-columns-repeated="1011"/>
                </table:table-row>
                <table:table-row table:style-name="ro6">
                  <table:table-cell table:style-name="ce163" office:value-type="string" calcext:value-type="string">
                    <text:p>ECPB03</text:p>
                  </table:table-cell>
                  <table:table-cell table:style-name="ce172" office:value-type="string" calcext:value-type="string">
                    <text:p>Nettoyage des Plots de jalonnement Pour un sens du tunnel de Fontenay</text:p>
                  </table:table-cell>
                  <table:table-cell table:style-name="ce224" office:value-type="string" calcext:value-type="string">
                    <text:p>Forfait</text:p>
                  </table:table-cell>
                  <table:table-cell table:style-name="ce270" office:value-type="currency" office:currency="EUR" office:value="788.75" calcext:value-type="currency">
                    <text:p>788,75 €</text:p>
                  </table:table-cell>
                  <table:table-cell table:style-name="ce278" office:value-type="float" office:value="2" calcext:value-type="float">
                    <text:p>2</text:p>
                  </table:table-cell>
                  <table:table-cell table:style-name="ce283" office:value-type="float" office:value="0" calcext:value-type="float">
                    <text:p>0</text:p>
                  </table:table-cell>
                  <table:table-cell table:style-name="ce295" table:formula="of:=[.D28]*[.E28]" office:value-type="currency" office:currency="EUR" office:value="1577.5" calcext:value-type="currency">
                    <text:p><text:s/>1 577,50 € </text:p>
                  </table:table-cell>
                  <table:table-cell table:style-name="ce313" table:formula="of:=[.D28]*[.E28]" office:value-type="currency" office:currency="EUR" office:value="1577.5" calcext:value-type="currency">
                    <text:p><text:s/>1 577,50 € </text:p>
                  </table:table-cell>
                  <table:table-cell table:style-name="ce336" table:formula="of:=[.D28]*[.E28]" office:value-type="currency" office:currency="EUR" office:value="1577.5" calcext:value-type="currency">
                    <text:p>1 577,50 €</text:p>
                  </table:table-cell>
                  <table:table-cell table:style-name="ce336" table:formula="of:=[.D28]*[.E28]" office:value-type="currency" office:currency="EUR" office:value="1577.5" calcext:value-type="currency">
                    <text:p>1 577,50 €</text:p>
                  </table:table-cell>
                  <table:table-cell table:style-name="ce336" table:formula="of:=[.D28]*[.I28]" office:value-type="currency" office:currency="EUR" office:value="1244253.125" calcext:value-type="currency">
                    <text:p>1 244 253,13 €</text:p>
                  </table:table-cell>
                  <table:table-cell table:number-columns-repeated="1011"/>
                </table:table-row>
                <table:table-row table:style-name="ro6">
                  <table:table-cell table:style-name="ce163" office:value-type="string" calcext:value-type="string">
                    <text:p>ECPB04</text:p>
                  </table:table-cell>
                  <table:table-cell table:style-name="ce172" office:value-type="string" calcext:value-type="string">
                    <text:p>Nettoyage des Plots de jalonnement Pour un sens du tunnel de Saint-Cloud</text:p>
                  </table:table-cell>
                  <table:table-cell table:style-name="ce224" office:value-type="string" calcext:value-type="string">
                    <text:p>Forfait</text:p>
                  </table:table-cell>
                  <table:table-cell table:style-name="ce270" office:value-type="currency" office:currency="EUR" office:value="2060.63" calcext:value-type="currency">
                    <text:p>2 060,63 €</text:p>
                  </table:table-cell>
                  <table:table-cell table:style-name="ce278" office:value-type="float" office:value="2" calcext:value-type="float">
                    <text:p>2</text:p>
                  </table:table-cell>
                  <table:table-cell table:style-name="ce285" office:value-type="float" office:value="0" calcext:value-type="float">
                    <office:annotation draw:style-name="gr21" draw:text-style-name="P2" svg:width="10.393cm" svg:height="3.998cm" svg:x="53.445cm" svg:y="32.903cm" draw:caption-point-x="-8.148cm" draw:caption-point-y="2.641cm">
                      <dc:creator>ELP</dc:creator>
                      <dc:date>2021-09-17T00:00:00</dc:date>
                      <text:p text:style-name="P1"><text:span text:style-name="T1">/10 par rapport au marché précédent, car prestation «regroupée » par paquet de 10 platines.</text:span></text:p>
                    </office:annotation>
                    <text:p>0</text:p>
                  </table:table-cell>
                  <table:table-cell table:style-name="ce295" table:formula="of:=[.D29]*[.E29]" office:value-type="currency" office:currency="EUR" office:value="4121.26" calcext:value-type="currency">
                    <text:p><text:s/>4 121,26 € </text:p>
                  </table:table-cell>
                  <table:table-cell table:style-name="ce313" table:formula="of:=[.D29]*[.E29]" office:value-type="currency" office:currency="EUR" office:value="4121.26" calcext:value-type="currency">
                    <text:p><text:s/>4 121,26 € </text:p>
                  </table:table-cell>
                  <table:table-cell table:style-name="ce336" table:formula="of:=[.D29]*[.E29]" office:value-type="currency" office:currency="EUR" office:value="4121.26" calcext:value-type="currency">
                    <text:p>4 121,26 €</text:p>
                  </table:table-cell>
                  <table:table-cell table:style-name="ce336" table:formula="of:=[.D29]*[.E29]" office:value-type="currency" office:currency="EUR" office:value="4121.26" calcext:value-type="currency">
                    <text:p>4 121,26 €</text:p>
                  </table:table-cell>
                  <table:table-cell table:style-name="ce336" table:formula="of:=[.D29]*[.I29]" office:value-type="currency" office:currency="EUR" office:value="8492391.9938" calcext:value-type="currency">
                    <text:p>8 492 391,99 €</text:p>
                  </table:table-cell>
                  <table:table-cell table:number-columns-repeated="1011"/>
                </table:table-row>
                <table:table-row table:style-name="ro6">
                  <table:table-cell table:style-name="ce163" office:value-type="string" calcext:value-type="string">
                    <text:p>ECPB05</text:p>
                  </table:table-cell>
                  <table:table-cell table:style-name="ce172" office:value-type="string" calcext:value-type="string">
                    <text:p>Nettoyage des Plots de jalonnement Pour un sens du tunnel de Bellerive</text:p>
                  </table:table-cell>
                  <table:table-cell table:style-name="ce224" office:value-type="string" calcext:value-type="string">
                    <text:p>Forfait</text:p>
                  </table:table-cell>
                  <table:table-cell table:style-name="ce270" office:value-type="currency" office:currency="EUR" office:value="2162.5" calcext:value-type="currency">
                    <text:p>2 162,50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30]*[.E30]" office:value-type="currency" office:currency="EUR" office:value="4325" calcext:value-type="currency">
                    <text:p><text:s/>4 325,00 € </text:p>
                  </table:table-cell>
                  <table:table-cell table:style-name="ce313" table:formula="of:=[.D30]*[.E30]" office:value-type="currency" office:currency="EUR" office:value="4325" calcext:value-type="currency">
                    <text:p><text:s/>4 325,00 € </text:p>
                  </table:table-cell>
                  <table:table-cell table:style-name="ce336" table:formula="of:=[.D30]*[.E30]" office:value-type="currency" office:currency="EUR" office:value="4325" calcext:value-type="currency">
                    <text:p>4 325,00 €</text:p>
                  </table:table-cell>
                  <table:table-cell table:style-name="ce336" table:formula="of:=[.D30]*[.E30]" office:value-type="currency" office:currency="EUR" office:value="4325" calcext:value-type="currency">
                    <text:p>4 325,00 €</text:p>
                  </table:table-cell>
                  <table:table-cell table:style-name="ce336" table:formula="of:=[.D30]*[.I30]" office:value-type="currency" office:currency="EUR" office:value="9352812.5" calcext:value-type="currency">
                    <text:p>9 352 812,50 €</text:p>
                  </table:table-cell>
                  <table:table-cell table:number-columns-repeated="1011"/>
                </table:table-row>
                <table:table-row table:style-name="ro6">
                  <table:table-cell table:style-name="ce163" office:value-type="string" calcext:value-type="string">
                    <text:p>ECPO01</text:p>
                  </table:table-cell>
                  <table:table-cell table:style-name="ce172" office:value-type="string" calcext:value-type="string">
                    <text:p>Nettoyage des Plots de jalonnement La Défense – sens W &amp; Bretelle <text:s/>B3, B4 et B5</text:p>
                  </table:table-cell>
                  <table:table-cell table:style-name="ce224" office:value-type="string" calcext:value-type="string">
                    <text:p>Forfait</text:p>
                  </table:table-cell>
                  <table:table-cell table:style-name="ce270" office:value-type="currency" office:currency="EUR" office:value="6160" calcext:value-type="currency">
                    <text:p>6 160,00 €</text:p>
                  </table:table-cell>
                  <table:table-cell table:style-name="ce278" office:value-type="float" office:value="2" calcext:value-type="float">
                    <text:p>2</text:p>
                  </table:table-cell>
                  <table:table-cell table:style-name="ce285" office:value-type="float" office:value="0.15" calcext:value-type="float">
                    <office:annotation draw:style-name="gr22" draw:text-style-name="P2" svg:width="11.421cm" svg:height="3.213cm" svg:x="53.151cm" svg:y="39.824cm" draw:caption-point-x="-7.854cm" draw:caption-point-y="-1.356cm">
                      <dc:creator>ELP</dc:creator>
                      <dc:date>2021-09-17T00:00:00</dc:date>
                      <text:p text:style-name="P1"><text:span text:style-name="T1">Même remarque que prix ECC40. Sauf qu’on considère 70 % confectionnés en atelier pour le nouveau marché.</text:span></text:p>
                      <text:p text:style-name="P1"><text:span text:style-name="T1">Et qu’il n’y a pas la nécessité de diviser par 10 (car prix unitaire).</text:span></text:p>
                    </office:annotation>
                    <text:p>0,15</text:p>
                  </table:table-cell>
                  <table:table-cell table:style-name="ce295" table:formula="of:=[.D31]*[.E31]" office:value-type="currency" office:currency="EUR" office:value="12320" calcext:value-type="currency">
                    <text:p><text:s/>12 320,00 € </text:p>
                  </table:table-cell>
                  <table:table-cell table:style-name="ce313" table:formula="of:=[.D31]*[.E31]" office:value-type="currency" office:currency="EUR" office:value="12320" calcext:value-type="currency">
                    <text:p><text:s/>12 320,00 € </text:p>
                  </table:table-cell>
                  <table:table-cell table:style-name="ce336" table:formula="of:=[.D31]*[.E31]" office:value-type="currency" office:currency="EUR" office:value="12320" calcext:value-type="currency">
                    <text:p>12 320,00 €</text:p>
                  </table:table-cell>
                  <table:table-cell table:style-name="ce336" table:formula="of:=[.D31]*[.E31]" office:value-type="currency" office:currency="EUR" office:value="12320" calcext:value-type="currency">
                    <text:p>12 320,00 €</text:p>
                  </table:table-cell>
                  <table:table-cell table:style-name="ce336" table:formula="of:=[.D31]*[.I31]" office:value-type="currency" office:currency="EUR" office:value="75891200" calcext:value-type="currency">
                    <text:p>75 891 200,00 €</text:p>
                  </table:table-cell>
                  <table:table-cell table:number-columns-repeated="1011"/>
                </table:table-row>
                <table:table-row table:style-name="ro6">
                  <table:table-cell table:style-name="ce163" office:value-type="string" calcext:value-type="string">
                    <text:p>ECPO02</text:p>
                  </table:table-cell>
                  <table:table-cell table:style-name="ce172" office:value-type="string" calcext:value-type="string">
                    <text:p>Nettoyage des Plots de jalonnement La Défense – sens Y Echangeur Nanterre – sens E <text:s/>&amp; <text:s/>Bretelle B1</text:p>
                  </table:table-cell>
                  <table:table-cell table:style-name="ce224" office:value-type="string" calcext:value-type="string">
                    <text:p>Forfait</text:p>
                  </table:table-cell>
                  <table:table-cell table:style-name="ce270" office:value-type="currency" office:currency="EUR" office:value="6452.5" calcext:value-type="currency">
                    <text:p>6 452,50 €</text:p>
                  </table:table-cell>
                  <table:table-cell table:style-name="ce278" office:value-type="float" office:value="2" calcext:value-type="float">
                    <text:p>2</text:p>
                  </table:table-cell>
                  <table:table-cell table:style-name="ce283" office:value-type="float" office:value="0.15" calcext:value-type="float">
                    <text:p>0,15</text:p>
                  </table:table-cell>
                  <table:table-cell table:style-name="ce295" table:formula="of:=[.D32]*[.E32]" office:value-type="currency" office:currency="EUR" office:value="12905" calcext:value-type="currency">
                    <text:p><text:s/>12 905,00 € </text:p>
                  </table:table-cell>
                  <table:table-cell table:style-name="ce313" table:formula="of:=[.D32]*[.E32]" office:value-type="currency" office:currency="EUR" office:value="12905" calcext:value-type="currency">
                    <text:p><text:s/>12 905,00 € </text:p>
                  </table:table-cell>
                  <table:table-cell table:style-name="ce336" table:formula="of:=[.D32]*[.E32]" office:value-type="currency" office:currency="EUR" office:value="12905" calcext:value-type="currency">
                    <text:p>12 905,00 €</text:p>
                  </table:table-cell>
                  <table:table-cell table:style-name="ce336" table:formula="of:=[.D32]*[.E32]" office:value-type="currency" office:currency="EUR" office:value="12905" calcext:value-type="currency">
                    <text:p>12 905,00 €</text:p>
                  </table:table-cell>
                  <table:table-cell table:style-name="ce336" table:formula="of:=[.D32]*[.I32]" office:value-type="currency" office:currency="EUR" office:value="83269512.5" calcext:value-type="currency">
                    <text:p>83 269 512,50 €</text:p>
                  </table:table-cell>
                  <table:table-cell table:number-columns-repeated="1011"/>
                </table:table-row>
                <table:table-row table:style-name="ro6">
                  <table:table-cell table:style-name="ce163" office:value-type="string" calcext:value-type="string">
                    <text:p>ECPO03</text:p>
                  </table:table-cell>
                  <table:table-cell table:style-name="ce172" office:value-type="string" calcext:value-type="string">
                    <text:p>Nettoyage des Plots de jalonnement Nanterre Centre – sens E</text:p>
                  </table:table-cell>
                  <table:table-cell table:style-name="ce224" office:value-type="string" calcext:value-type="string">
                    <text:p>Forfait</text:p>
                  </table:table-cell>
                  <table:table-cell table:style-name="ce270" office:value-type="currency" office:currency="EUR" office:value="4210" calcext:value-type="currency">
                    <text:p>4 210,00 €</text:p>
                  </table:table-cell>
                  <table:table-cell table:style-name="ce278" office:value-type="float" office:value="2" calcext:value-type="float">
                    <text:p>2</text:p>
                  </table:table-cell>
                  <table:table-cell table:style-name="ce283" office:value-type="float" office:value="0.15" calcext:value-type="float">
                    <text:p>0,15</text:p>
                  </table:table-cell>
                  <table:table-cell table:style-name="ce295" table:formula="of:=[.D33]*[.E33]" office:value-type="currency" office:currency="EUR" office:value="8420" calcext:value-type="currency">
                    <text:p><text:s/>8 420,00 € </text:p>
                  </table:table-cell>
                  <table:table-cell table:style-name="ce313" table:formula="of:=[.D33]*[.E33]" office:value-type="currency" office:currency="EUR" office:value="8420" calcext:value-type="currency">
                    <text:p><text:s/>8 420,00 € </text:p>
                  </table:table-cell>
                  <table:table-cell table:style-name="ce336" table:formula="of:=[.D33]*[.E33]" office:value-type="currency" office:currency="EUR" office:value="8420" calcext:value-type="currency">
                    <text:p>8 420,00 €</text:p>
                  </table:table-cell>
                  <table:table-cell table:style-name="ce336" table:formula="of:=[.D33]*[.E33]" office:value-type="currency" office:currency="EUR" office:value="8420" calcext:value-type="currency">
                    <text:p>8 420,00 €</text:p>
                  </table:table-cell>
                  <table:table-cell table:style-name="ce336" table:formula="of:=[.D33]*[.I33]" office:value-type="currency" office:currency="EUR" office:value="35448200" calcext:value-type="currency">
                    <text:p>35 448 200,00 €</text:p>
                  </table:table-cell>
                  <table:table-cell table:number-columns-repeated="1011"/>
                </table:table-row>
                <table:table-row table:style-name="ro6">
                  <table:table-cell table:style-name="ce163" office:value-type="string" calcext:value-type="string">
                    <text:p>ECPO04</text:p>
                  </table:table-cell>
                  <table:table-cell table:style-name="ce172" office:value-type="string" calcext:value-type="string">
                    <text:p>Nettoyage des Plots de jalonnement Nanterre Centre – sens I &amp; Bretelles B7 et B8</text:p>
                  </table:table-cell>
                  <table:table-cell table:style-name="ce224" office:value-type="string" calcext:value-type="string">
                    <text:p>Forfait</text:p>
                  </table:table-cell>
                  <table:table-cell table:style-name="ce270" office:value-type="currency" office:currency="EUR" office:value="2357.5" calcext:value-type="currency">
                    <text:p>2 357,50 €</text:p>
                  </table:table-cell>
                  <table:table-cell table:style-name="ce278" office:value-type="float" office:value="2" calcext:value-type="float">
                    <text:p>2</text:p>
                  </table:table-cell>
                  <table:table-cell table:style-name="ce283" office:value-type="float" office:value="0.15" calcext:value-type="float">
                    <text:p>0,15</text:p>
                  </table:table-cell>
                  <table:table-cell table:style-name="ce295" table:formula="of:=[.D34]*[.E34]" office:value-type="currency" office:currency="EUR" office:value="4715" calcext:value-type="currency">
                    <text:p><text:s/>4 715,00 € </text:p>
                  </table:table-cell>
                  <table:table-cell table:style-name="ce313" table:formula="of:=[.D34]*[.E34]" office:value-type="currency" office:currency="EUR" office:value="4715" calcext:value-type="currency">
                    <text:p><text:s/>4 715,00 € </text:p>
                  </table:table-cell>
                  <table:table-cell table:style-name="ce336" table:formula="of:=[.D34]*[.E34]" office:value-type="currency" office:currency="EUR" office:value="4715" calcext:value-type="currency">
                    <text:p>4 715,00 €</text:p>
                  </table:table-cell>
                  <table:table-cell table:style-name="ce336" table:formula="of:=[.D34]*[.E34]" office:value-type="currency" office:currency="EUR" office:value="4715" calcext:value-type="currency">
                    <text:p>4 715,00 €</text:p>
                  </table:table-cell>
                  <table:table-cell table:style-name="ce336" table:formula="of:=[.D34]*[.I34]" office:value-type="currency" office:currency="EUR" office:value="11115612.5" calcext:value-type="currency">
                    <text:p>11 115 612,50 €</text:p>
                  </table:table-cell>
                  <table:table-cell table:number-columns-repeated="1011"/>
                </table:table-row>
                <table:table-row table:style-name="ro6">
                  <table:table-cell table:style-name="ce163" office:value-type="string" calcext:value-type="string">
                    <text:p>ECPO05</text:p>
                  </table:table-cell>
                  <table:table-cell table:style-name="ce172" office:value-type="string" calcext:value-type="string">
                    <text:p>Nettoyage des Plots de jalonnement Pour un sens du tunnel de Sévines</text:p>
                  </table:table-cell>
                  <table:table-cell table:style-name="ce224" office:value-type="string" calcext:value-type="string">
                    <text:p>Forfait</text:p>
                  </table:table-cell>
                  <table:table-cell table:style-name="ce270" office:value-type="currency" office:currency="EUR" office:value="886.25" calcext:value-type="currency">
                    <text:p>886,25 €</text:p>
                  </table:table-cell>
                  <table:table-cell table:style-name="ce278" office:value-type="float" office:value="2" calcext:value-type="float">
                    <text:p>2</text:p>
                  </table:table-cell>
                  <table:table-cell table:style-name="ce285" office:value-type="float" office:value="0.15" calcext:value-type="float">
                    <text:p>0,15</text:p>
                  </table:table-cell>
                  <table:table-cell table:style-name="ce295" table:formula="of:=[.D35]*[.E35]" office:value-type="currency" office:currency="EUR" office:value="1772.5" calcext:value-type="currency">
                    <text:p><text:s/>1 772,50 € </text:p>
                  </table:table-cell>
                  <table:table-cell table:style-name="ce313" table:formula="of:=[.D35]*[.E35]" office:value-type="currency" office:currency="EUR" office:value="1772.5" calcext:value-type="currency">
                    <text:p><text:s/>1 772,50 € </text:p>
                  </table:table-cell>
                  <table:table-cell table:style-name="ce336" table:formula="of:=[.D35]*[.E35]" office:value-type="currency" office:currency="EUR" office:value="1772.5" calcext:value-type="currency">
                    <text:p>1 772,50 €</text:p>
                  </table:table-cell>
                  <table:table-cell table:style-name="ce336" table:formula="of:=[.D35]*[.E35]" office:value-type="currency" office:currency="EUR" office:value="1772.5" calcext:value-type="currency">
                    <text:p>1 772,50 €</text:p>
                  </table:table-cell>
                  <table:table-cell table:style-name="ce336" table:formula="of:=[.D35]*[.I35]" office:value-type="currency" office:currency="EUR" office:value="1570878.125" calcext:value-type="currency">
                    <text:p>1 570 878,13 €</text:p>
                  </table:table-cell>
                  <table:table-cell table:number-columns-repeated="1011"/>
                </table:table-row>
                <table:table-row table:style-name="ro6">
                  <table:table-cell table:style-name="ce163" office:value-type="string" calcext:value-type="string">
                    <text:p>ECPO06</text:p>
                  </table:table-cell>
                  <table:table-cell table:style-name="ce172" office:value-type="string" calcext:value-type="string">
                    <text:p>Nettoyage des Plots de jalonnement Pour un sens du tunnel de Neuilly</text:p>
                  </table:table-cell>
                  <table:table-cell table:style-name="ce224" office:value-type="string" calcext:value-type="string">
                    <text:p>Forfait</text:p>
                  </table:table-cell>
                  <table:table-cell table:style-name="ce270" office:value-type="currency" office:currency="EUR" office:value="886.25" calcext:value-type="currency">
                    <text:p>886,25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36]*[.E36]" office:value-type="currency" office:currency="EUR" office:value="1772.5" calcext:value-type="currency">
                    <text:p><text:s/>1 772,50 € </text:p>
                  </table:table-cell>
                  <table:table-cell table:style-name="ce313" table:formula="of:=[.D36]*[.E36]" office:value-type="currency" office:currency="EUR" office:value="1772.5" calcext:value-type="currency">
                    <text:p><text:s/>1 772,50 € </text:p>
                  </table:table-cell>
                  <table:table-cell table:style-name="ce336" table:formula="of:=[.D36]*[.E36]" office:value-type="currency" office:currency="EUR" office:value="1772.5" calcext:value-type="currency">
                    <text:p>1 772,50 €</text:p>
                  </table:table-cell>
                  <table:table-cell table:style-name="ce336" table:formula="of:=[.D36]*[.E36]" office:value-type="currency" office:currency="EUR" office:value="1772.5" calcext:value-type="currency">
                    <text:p>1 772,50 €</text:p>
                  </table:table-cell>
                  <table:table-cell table:style-name="ce336" table:formula="of:=[.D36]*[.I36]" office:value-type="currency" office:currency="EUR" office:value="1570878.125" calcext:value-type="currency">
                    <text:p>1 570 878,13 €</text:p>
                  </table:table-cell>
                  <table:table-cell table:number-columns-repeated="1011"/>
                </table:table-row>
              </table:table-row-group>
            </table:table-row-group>
            <table:table-row table:style-name="ro21">
              <table:table-cell table:style-name="ce162" office:value-type="string" calcext:value-type="string">
                <text:p>Nettoyage préventif du système <text:span text:style-name="T26">É</text:span>clairage par tunnel</text:p>
              </table:table-cell>
              <table:table-cell table:style-name="ce259" office:value-type="string" calcext:value-type="string" table:number-columns-spanned="5" table:number-rows-spanned="1">
                <text:p>Voir fiche prestation ECL – annexe 3</text:p>
              </table:table-cell>
              <table:covered-table-cell/>
              <table:covered-table-cell table:style-name="ce271"/>
              <table:covered-table-cell table:style-name="ce276"/>
              <table:covered-table-cell table:style-name="ce285" table:formula="of:=ROUNDUP(7/4)" office:value-type="float" office:value="2" calcext:value-type="float">
                <text:p>2</text:p>
              </table:covered-table-cell>
              <table:table-cell table:style-name="ce297" table:formula="of:=ROUNDUP(7/4)" office:value-type="currency" office:currency="EUR" office:value="2" calcext:value-type="currency">
                <text:p>2,00 €</text:p>
              </table:table-cell>
              <table:table-cell table:style-name="ce315" table:formula="of:=ROUNDUP(7/4)" office:value-type="currency" office:currency="EUR" office:value="2" calcext:value-type="currency">
                <text:p>2,00 €</text:p>
              </table:table-cell>
              <table:table-cell table:formula="of:=ROUNDUP(7/4)" office:value-type="float" office:value="2" calcext:value-type="float">
                <text:p>2</text:p>
              </table:table-cell>
              <table:table-cell table:number-columns-repeated="1013"/>
            </table:table-row>
            <table:table-row-group>
              <table:table-row table:style-name="ro8">
                <table:table-cell table:style-name="ce164" office:value-type="string" calcext:value-type="string" table:number-columns-spanned="6" table:number-rows-spanned="1">
                  <text:p>Secteur EST</text:p>
                </table:table-cell>
                <table:covered-table-cell table:number-columns-repeated="2"/>
                <table:covered-table-cell table:style-name="ce271"/>
                <table:covered-table-cell table:style-name="ce276"/>
                <table:covered-table-cell table:style-name="ce285" table:formula="of:=ROUNDUP(7/4)" office:value-type="float" office:value="2" calcext:value-type="float">
                  <text:p>2</text:p>
                </table:covered-table-cell>
                <table:table-cell table:style-name="ce296" table:formula="of:=ROUNDUP(7/4)" office:value-type="currency" office:currency="EUR" office:value="2" calcext:value-type="currency">
                  <text:p><text:s/>2,00 € </text:p>
                </table:table-cell>
                <table:table-cell table:style-name="ce314" table:formula="of:=ROUNDUP(7/4)" office:value-type="currency" office:currency="EUR" office:value="2" calcext:value-type="currency">
                  <text:p><text:s/>2,00 € </text:p>
                </table:table-cell>
                <table:table-cell table:formula="of:=ROUNDUP(7/4)" office:value-type="float" office:value="2" calcext:value-type="float">
                  <text:p>2</text:p>
                </table:table-cell>
                <table:table-cell table:number-columns-repeated="1013"/>
              </table:table-row>
              <table:table-row-group>
                <table:table-row table:style-name="ro10">
                  <table:table-cell table:style-name="ce163" office:value-type="string" calcext:value-type="string">
                    <text:p>ECPE10</text:p>
                  </table:table-cell>
                  <table:table-cell table:style-name="ce262" office:value-type="string" calcext:value-type="string">
                    <text:p>Nettoyage préventif ECLAIRAGE Pour un sens du tunnel de Thiais</text:p>
                  </table:table-cell>
                  <table:table-cell table:style-name="ce224" office:value-type="string" calcext:value-type="string">
                    <text:p>Forfait</text:p>
                  </table:table-cell>
                  <table:table-cell table:style-name="ce270" office:value-type="currency" office:currency="EUR" office:value="17428.94" calcext:value-type="currency">
                    <text:p>17 428,94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39]*[.E39]" office:value-type="currency" office:currency="EUR" office:value="34857.88" calcext:value-type="currency">
                    <text:p><text:s/>34 857,88 € </text:p>
                  </table:table-cell>
                  <table:table-cell table:style-name="ce313" table:formula="of:=[.D39]*[.E39]" office:value-type="currency" office:currency="EUR" office:value="34857.88" calcext:value-type="currency">
                    <text:p><text:s/>34 857,88 € </text:p>
                  </table:table-cell>
                  <table:table-cell table:style-name="ce336" table:formula="of:=[.D39]*[.E39]" office:value-type="currency" office:currency="EUR" office:value="34857.88" calcext:value-type="currency">
                    <text:p>34 857,88 €</text:p>
                  </table:table-cell>
                  <table:table-cell table:style-name="ce336" table:formula="of:=[.D39]*[.E39]" office:value-type="currency" office:currency="EUR" office:value="34857.88" calcext:value-type="currency">
                    <text:p>34 857,88 €</text:p>
                  </table:table-cell>
                  <table:table-cell table:style-name="ce336" table:formula="of:=[.D39]*[.I39]" office:value-type="currency" office:currency="EUR" office:value="607535899.0472" calcext:value-type="currency">
                    <text:p>607 535 899,05 €</text:p>
                  </table:table-cell>
                  <table:table-cell table:number-columns-repeated="1011"/>
                </table:table-row>
                <table:table-row table:style-name="ro10">
                  <table:table-cell table:style-name="ce163" office:value-type="string" calcext:value-type="string">
                    <text:p>ECPE14</text:p>
                  </table:table-cell>
                  <table:table-cell table:style-name="ce262" office:value-type="string" calcext:value-type="string">
                    <text:p>Nettoyage préventif ECLAIRAGE Pour un sens du tunnel de Champigny</text:p>
                  </table:table-cell>
                  <table:table-cell table:style-name="ce224" office:value-type="string" calcext:value-type="string">
                    <text:p>Forfait</text:p>
                  </table:table-cell>
                  <table:table-cell table:style-name="ce270" office:value-type="currency" office:currency="EUR" office:value="11542.16" calcext:value-type="currency">
                    <text:p>11 542,16 €</text:p>
                  </table:table-cell>
                  <table:table-cell table:style-name="ce278" office:value-type="float" office:value="2" calcext:value-type="float">
                    <text:p>2</text:p>
                  </table:table-cell>
                  <table:table-cell table:style-name="ce285" office:value-type="float" office:value="1" calcext:value-type="float">
                    <text:p>1</text:p>
                  </table:table-cell>
                  <table:table-cell table:style-name="ce295" table:formula="of:=[.D40]*[.E40]" office:value-type="currency" office:currency="EUR" office:value="23084.32" calcext:value-type="currency">
                    <text:p><text:s/>23 084,32 € </text:p>
                  </table:table-cell>
                  <table:table-cell table:style-name="ce313" table:formula="of:=[.D40]*[.E40]" office:value-type="currency" office:currency="EUR" office:value="23084.32" calcext:value-type="currency">
                    <text:p><text:s/>23 084,32 € </text:p>
                  </table:table-cell>
                  <table:table-cell table:style-name="ce336" table:formula="of:=[.D40]*[.E40]" office:value-type="currency" office:currency="EUR" office:value="23084.32" calcext:value-type="currency">
                    <text:p>23 084,32 €</text:p>
                  </table:table-cell>
                  <table:table-cell table:style-name="ce336" table:formula="of:=[.D40]*[.E40]" office:value-type="currency" office:currency="EUR" office:value="23084.32" calcext:value-type="currency">
                    <text:p>23 084,32 €</text:p>
                  </table:table-cell>
                  <table:table-cell table:style-name="ce336" table:formula="of:=[.D40]*[.I40]" office:value-type="currency" office:currency="EUR" office:value="266442914.9312" calcext:value-type="currency">
                    <text:p>266 442 914,93 €</text:p>
                  </table:table-cell>
                  <table:table-cell table:number-columns-repeated="1011"/>
                </table:table-row>
                <table:table-row table:style-name="ro10">
                  <table:table-cell table:style-name="ce163" office:value-type="string" calcext:value-type="string">
                    <text:p>ECPE16</text:p>
                  </table:table-cell>
                  <table:table-cell table:style-name="ce262" office:value-type="string" calcext:value-type="string">
                    <text:p>Nettoyage préventif ECLAIRAGE Pour un sens du tunnel de Nogent</text:p>
                  </table:table-cell>
                  <table:table-cell table:style-name="ce224" office:value-type="string" calcext:value-type="string">
                    <text:p>Forfait</text:p>
                  </table:table-cell>
                  <table:table-cell table:style-name="ce270" office:value-type="currency" office:currency="EUR" office:value="20729.56" calcext:value-type="currency">
                    <text:p>20 729,56 €</text:p>
                  </table:table-cell>
                  <table:table-cell table:style-name="ce278" office:value-type="float" office:value="2" calcext:value-type="float">
                    <text:p>2</text:p>
                  </table:table-cell>
                  <table:table-cell table:style-name="ce285" office:value-type="float" office:value="2" calcext:value-type="float">
                    <text:p>2</text:p>
                  </table:table-cell>
                  <table:table-cell table:style-name="ce295" table:formula="of:=[.D41]*[.E41]" office:value-type="currency" office:currency="EUR" office:value="41459.12" calcext:value-type="currency">
                    <text:p><text:s/>41 459,12 € </text:p>
                  </table:table-cell>
                  <table:table-cell table:style-name="ce313" table:formula="of:=[.D41]*[.E41]" office:value-type="currency" office:currency="EUR" office:value="41459.12" calcext:value-type="currency">
                    <text:p><text:s/>41 459,12 € </text:p>
                  </table:table-cell>
                  <table:table-cell table:style-name="ce336" table:formula="of:=[.D41]*[.E41]" office:value-type="currency" office:currency="EUR" office:value="41459.12" calcext:value-type="currency">
                    <text:p>41 459,12 €</text:p>
                  </table:table-cell>
                  <table:table-cell table:style-name="ce336" table:formula="of:=[.D41]*[.E41]" office:value-type="currency" office:currency="EUR" office:value="41459.12" calcext:value-type="currency">
                    <text:p>41 459,12 €</text:p>
                  </table:table-cell>
                  <table:table-cell table:style-name="ce336" table:formula="of:=[.D41]*[.I41]" office:value-type="currency" office:currency="EUR" office:value="859429315.5872" calcext:value-type="currency">
                    <text:p>859 429 315,59 €</text:p>
                  </table:table-cell>
                  <table:table-cell table:number-columns-repeated="1011"/>
                </table:table-row>
                <table:table-row table:style-name="ro10">
                  <table:table-cell table:style-name="ce163" office:value-type="string" calcext:value-type="string">
                    <text:p>ECPE18</text:p>
                  </table:table-cell>
                  <table:table-cell table:style-name="ce262" office:value-type="string" calcext:value-type="string">
                    <text:p>Nettoyage préventif ECLAIRAGE Pour un sens du tunnel de Boissy</text:p>
                  </table:table-cell>
                  <table:table-cell table:style-name="ce224" office:value-type="string" calcext:value-type="string">
                    <text:p>Forfait</text:p>
                  </table:table-cell>
                  <table:table-cell table:style-name="ce270"/>
                  <table:table-cell table:style-name="ce278" office:value-type="float" office:value="2" calcext:value-type="float">
                    <text:p>2</text:p>
                  </table:table-cell>
                  <table:table-cell table:style-name="ce285" office:value-type="float" office:value="2" calcext:value-type="float">
                    <text:p>2</text:p>
                  </table:table-cell>
                  <table:table-cell table:style-name="ce295" table:formula="of:=[.D42]*[.E42]" office:value-type="currency" office:currency="EUR" office:value="0" calcext:value-type="currency">
                    <text:p>-00 € </text:p>
                  </table:table-cell>
                  <table:table-cell table:style-name="ce313" table:formula="of:=[.D42]*[.E42]" office:value-type="currency" office:currency="EUR" office:value="0" calcext:value-type="currency">
                    <text:p>-00 € </text:p>
                  </table:table-cell>
                  <table:table-cell table:formula="of:=[.D42]*[.E42]" office:value-type="float" office:value="0" calcext:value-type="float">
                    <text:p>0</text:p>
                  </table:table-cell>
                  <table:table-cell table:formula="of:=[.D42]*[.E42]" office:value-type="float" office:value="0" calcext:value-type="float">
                    <text:p>0</text:p>
                  </table:table-cell>
                  <table:table-cell table:formula="of:=[.D42]*[.I42]" office:value-type="float" office:value="0" calcext:value-type="float">
                    <text:p>0</text:p>
                  </table:table-cell>
                  <table:table-cell table:number-columns-repeated="1011"/>
                </table:table-row>
              </table:table-row-group>
              <table:table-row table:style-name="ro8">
                <table:table-cell table:style-name="ce164" office:value-type="string" calcext:value-type="string" table:number-columns-spanned="6" table:number-rows-spanned="1">
                  <text:p>Secteur NORD</text:p>
                </table:table-cell>
                <table:covered-table-cell table:number-columns-repeated="2"/>
                <table:covered-table-cell table:style-name="ce271"/>
                <table:covered-table-cell table:style-name="ce276"/>
                <table:covered-table-cell table:style-name="ce283" office:value-type="float" office:value="2" calcext:value-type="float">
                  <text:p>2</text:p>
                </table:covered-table-cell>
                <table:table-cell table:style-name="ce296" table:formula="of:=SUM([.G44:.G48])" office:value-type="currency" office:currency="EUR" office:value="66973.8" calcext:value-type="currency">
                  <text:p><text:s/>66 973,80 € </text:p>
                </table:table-cell>
                <table:table-cell table:style-name="ce314" table:formula="of:=SUM([.H44:.H48])" office:value-type="currency" office:currency="EUR" office:value="66973.8" calcext:value-type="currency">
                  <text:p><text:s/>66 973,80 € </text:p>
                </table:table-cell>
                <table:table-cell table:number-columns-repeated="1014"/>
              </table:table-row>
              <table:table-row-group>
                <table:table-row table:style-name="ro10">
                  <table:table-cell table:style-name="ce163" office:value-type="string" calcext:value-type="string">
                    <text:p>ECPN10</text:p>
                  </table:table-cell>
                  <table:table-cell table:style-name="ce265" office:value-type="string" calcext:value-type="string">
                    <text:p>Nettoyage préventif ECLAIRAGE Pour un sens du tunnel de Bobigny</text:p>
                  </table:table-cell>
                  <table:table-cell table:style-name="ce224" office:value-type="string" calcext:value-type="string">
                    <text:p>Forfait</text:p>
                  </table:table-cell>
                  <table:table-cell table:style-name="ce270" office:value-type="currency" office:currency="EUR" office:value="7537.13" calcext:value-type="currency">
                    <text:p>7 537,13 €</text:p>
                  </table:table-cell>
                  <table:table-cell table:style-name="ce278" office:value-type="float" office:value="2" calcext:value-type="float">
                    <text:p>2</text:p>
                  </table:table-cell>
                  <table:table-cell table:style-name="ce285" office:value-type="float" office:value="0.5" calcext:value-type="float">
                    <text:p>0,5</text:p>
                  </table:table-cell>
                  <table:table-cell table:style-name="ce295" table:formula="of:=[.D44]*[.E44]" office:value-type="currency" office:currency="EUR" office:value="15074.26" calcext:value-type="currency">
                    <text:p><text:s/>15 074,26 € </text:p>
                  </table:table-cell>
                  <table:table-cell table:style-name="ce313" table:formula="of:=[.D44]*[.E44]" office:value-type="currency" office:currency="EUR" office:value="15074.26" calcext:value-type="currency">
                    <text:p><text:s/>15 074,26 € </text:p>
                  </table:table-cell>
                  <table:table-cell table:style-name="ce336" table:formula="of:=[.D44]*[.E44]" office:value-type="currency" office:currency="EUR" office:value="15074.26" calcext:value-type="currency">
                    <text:p>15 074,26 €</text:p>
                  </table:table-cell>
                  <table:table-cell table:style-name="ce336" table:formula="of:=[.D44]*[.E44]" office:value-type="currency" office:currency="EUR" office:value="15074.26" calcext:value-type="currency">
                    <text:p>15 074,26 €</text:p>
                  </table:table-cell>
                  <table:table-cell table:style-name="ce336" table:formula="of:=[.D44]*[.I44]" office:value-type="currency" office:currency="EUR" office:value="113616657.2738" calcext:value-type="currency">
                    <text:p>113 616 657,27 €</text:p>
                  </table:table-cell>
                  <table:table-cell table:number-columns-repeated="1011"/>
                </table:table-row>
                <table:table-row table:style-name="ro10">
                  <table:table-cell table:style-name="ce163" office:value-type="string" calcext:value-type="string">
                    <text:p>ECPN12</text:p>
                  </table:table-cell>
                  <table:table-cell table:style-name="ce265" office:value-type="string" calcext:value-type="string">
                    <text:p>Nettoyage préventif ECLAIRAGE Pour un sens du tunnel de Lumen Norton</text:p>
                  </table:table-cell>
                  <table:table-cell table:style-name="ce224" office:value-type="string" calcext:value-type="string">
                    <text:p>Forfait</text:p>
                  </table:table-cell>
                  <table:table-cell table:style-name="ce270" office:value-type="currency" office:currency="EUR" office:value="3524.55" calcext:value-type="currency">
                    <text:p>3 524,55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45]*[.E45]" office:value-type="currency" office:currency="EUR" office:value="7049.1" calcext:value-type="currency">
                    <text:p><text:s/>7 049,10 € </text:p>
                  </table:table-cell>
                  <table:table-cell table:style-name="ce313" table:formula="of:=[.D45]*[.E45]" office:value-type="currency" office:currency="EUR" office:value="7049.1" calcext:value-type="currency">
                    <text:p><text:s/>7 049,10 € </text:p>
                  </table:table-cell>
                  <table:table-cell table:style-name="ce336" table:formula="of:=[.D45]*[.E45]" office:value-type="currency" office:currency="EUR" office:value="7049.1" calcext:value-type="currency">
                    <text:p>7 049,10 €</text:p>
                  </table:table-cell>
                  <table:table-cell table:style-name="ce336" table:formula="of:=[.D45]*[.E45]" office:value-type="currency" office:currency="EUR" office:value="7049.1" calcext:value-type="currency">
                    <text:p>7 049,10 €</text:p>
                  </table:table-cell>
                  <table:table-cell table:style-name="ce336" table:formula="of:=[.D45]*[.I45]" office:value-type="currency" office:currency="EUR" office:value="24844905.405" calcext:value-type="currency">
                    <text:p>24 844 905,41 €</text:p>
                  </table:table-cell>
                  <table:table-cell table:number-columns-repeated="1011"/>
                </table:table-row>
                <table:table-row table:style-name="ro10">
                  <table:table-cell table:style-name="ce163" office:value-type="string" calcext:value-type="string">
                    <text:p>ECPN16</text:p>
                  </table:table-cell>
                  <table:table-cell table:style-name="ce265" office:value-type="string" calcext:value-type="string">
                    <text:p>Nettoyage préventif ECLAIRAGE Pour un sens du tunnel de La Courneuve</text:p>
                  </table:table-cell>
                  <table:table-cell table:style-name="ce224" office:value-type="string" calcext:value-type="string">
                    <text:p>Forfait</text:p>
                  </table:table-cell>
                  <table:table-cell table:style-name="ce270" office:value-type="currency" office:currency="EUR" office:value="4306.94" calcext:value-type="currency">
                    <text:p>4 306,94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46]*[.E46]" office:value-type="currency" office:currency="EUR" office:value="8613.88" calcext:value-type="currency">
                    <text:p><text:s/>8 613,88 € </text:p>
                  </table:table-cell>
                  <table:table-cell table:style-name="ce313" table:formula="of:=[.D46]*[.E46]" office:value-type="currency" office:currency="EUR" office:value="8613.88" calcext:value-type="currency">
                    <text:p><text:s/>8 613,88 € </text:p>
                  </table:table-cell>
                  <table:table-cell table:style-name="ce336" table:formula="of:=[.D46]*[.E46]" office:value-type="currency" office:currency="EUR" office:value="8613.88" calcext:value-type="currency">
                    <text:p>8 613,88 €</text:p>
                  </table:table-cell>
                  <table:table-cell table:style-name="ce336" table:formula="of:=[.D46]*[.E46]" office:value-type="currency" office:currency="EUR" office:value="8613.88" calcext:value-type="currency">
                    <text:p>8 613,88 €</text:p>
                  </table:table-cell>
                  <table:table-cell table:style-name="ce336" table:formula="of:=[.D46]*[.I46]" office:value-type="currency" office:currency="EUR" office:value="37099464.3272" calcext:value-type="currency">
                    <text:p>37 099 464,33 €</text:p>
                  </table:table-cell>
                  <table:table-cell table:number-columns-repeated="1011"/>
                </table:table-row>
                <table:table-row table:style-name="ro10">
                  <table:table-cell table:style-name="ce163" office:value-type="string" calcext:value-type="string">
                    <text:p>ECPN18</text:p>
                  </table:table-cell>
                  <table:table-cell table:style-name="ce265" office:value-type="string" calcext:value-type="string">
                    <text:p>Nettoyage préventif ECLAIRAGE Pour un sens du tunnel de Landy</text:p>
                  </table:table-cell>
                  <table:table-cell table:style-name="ce224" office:value-type="string" calcext:value-type="string">
                    <text:p>Forfait</text:p>
                  </table:table-cell>
                  <table:table-cell table:style-name="ce270" office:value-type="currency" office:currency="EUR" office:value="12327.06" calcext:value-type="currency">
                    <text:p>12 327,06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47]*[.E47]" office:value-type="currency" office:currency="EUR" office:value="24654.12" calcext:value-type="currency">
                    <text:p><text:s/>24 654,12 € </text:p>
                  </table:table-cell>
                  <table:table-cell table:style-name="ce313" table:formula="of:=[.D47]*[.E47]" office:value-type="currency" office:currency="EUR" office:value="24654.12" calcext:value-type="currency">
                    <text:p><text:s/>24 654,12 € </text:p>
                  </table:table-cell>
                  <table:table-cell table:style-name="ce336" table:formula="of:=[.D47]*[.E47]" office:value-type="currency" office:currency="EUR" office:value="24654.12" calcext:value-type="currency">
                    <text:p>24 654,12 €</text:p>
                  </table:table-cell>
                  <table:table-cell table:style-name="ce336" table:formula="of:=[.D47]*[.E47]" office:value-type="currency" office:currency="EUR" office:value="24654.12" calcext:value-type="currency">
                    <text:p>24 654,12 €</text:p>
                  </table:table-cell>
                  <table:table-cell table:style-name="ce336" table:formula="of:=[.D47]*[.I47]" office:value-type="currency" office:currency="EUR" office:value="303912816.4872" calcext:value-type="currency">
                    <text:p>303 912 816,49 €</text:p>
                  </table:table-cell>
                  <table:table-cell table:number-columns-repeated="1011"/>
                </table:table-row>
                <table:table-row table:style-name="ro10">
                  <table:table-cell table:style-name="ce163" office:value-type="string" calcext:value-type="string">
                    <text:p>ECPN20</text:p>
                  </table:table-cell>
                  <table:table-cell table:style-name="ce265" office:value-type="string" calcext:value-type="string">
                    <text:p>Nettoyage préventif ECLAIRAGE Pour un sens du tunnel de Taverny</text:p>
                  </table:table-cell>
                  <table:table-cell table:style-name="ce224" office:value-type="string" calcext:value-type="string">
                    <text:p>Forfait</text:p>
                  </table:table-cell>
                  <table:table-cell table:style-name="ce270" office:value-type="currency" office:currency="EUR" office:value="5791.22" calcext:value-type="currency">
                    <text:p>5 791,22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48]*[.E48]" office:value-type="currency" office:currency="EUR" office:value="11582.44" calcext:value-type="currency">
                    <text:p><text:s/>11 582,44 € </text:p>
                  </table:table-cell>
                  <table:table-cell table:style-name="ce313" table:formula="of:=[.D48]*[.E48]" office:value-type="currency" office:currency="EUR" office:value="11582.44" calcext:value-type="currency">
                    <text:p><text:s/>11 582,44 € </text:p>
                  </table:table-cell>
                  <table:table-cell table:style-name="ce336" table:formula="of:=[.D48]*[.E48]" office:value-type="currency" office:currency="EUR" office:value="11582.44" calcext:value-type="currency">
                    <text:p>11 582,44 €</text:p>
                  </table:table-cell>
                  <table:table-cell table:style-name="ce336" table:formula="of:=[.D48]*[.E48]" office:value-type="currency" office:currency="EUR" office:value="11582.44" calcext:value-type="currency">
                    <text:p>11 582,44 €</text:p>
                  </table:table-cell>
                  <table:table-cell table:style-name="ce336" table:formula="of:=[.D48]*[.I48]" office:value-type="currency" office:currency="EUR" office:value="67076458.1768" calcext:value-type="currency">
                    <text:p>67 076 458,18 €</text:p>
                  </table:table-cell>
                  <table:table-cell table:number-columns-repeated="1011"/>
                </table:table-row>
              </table:table-row-group>
              <table:table-row table:style-name="ro8">
                <table:table-cell table:style-name="ce164" office:value-type="string" calcext:value-type="string" table:number-columns-spanned="6" table:number-rows-spanned="1">
                  <text:p>Secteur SUD</text:p>
                </table:table-cell>
                <table:covered-table-cell table:number-columns-repeated="2"/>
                <table:covered-table-cell table:style-name="ce271"/>
                <table:covered-table-cell table:style-name="ce276"/>
                <table:covered-table-cell table:style-name="ce285" office:value-type="float" office:value="2" calcext:value-type="float">
                  <text:p>2</text:p>
                </table:covered-table-cell>
                <table:table-cell table:style-name="ce296" table:formula="of:=SUM([.G50:.G54])" office:value-type="currency" office:currency="EUR" office:value="54334.8" calcext:value-type="currency">
                  <text:p><text:s/>54 334,80 € </text:p>
                </table:table-cell>
                <table:table-cell table:style-name="ce314" table:formula="of:=SUM([.H50:.H54])" office:value-type="currency" office:currency="EUR" office:value="54334.8" calcext:value-type="currency">
                  <text:p><text:s/>54 334,80 € </text:p>
                </table:table-cell>
                <table:table-cell table:number-columns-repeated="1014"/>
              </table:table-row>
              <table:table-row-group>
                <table:table-row table:style-name="ro10">
                  <table:table-cell table:style-name="ce163" office:value-type="string" calcext:value-type="string">
                    <text:p>ECPS10</text:p>
                  </table:table-cell>
                  <table:table-cell table:style-name="ce265" office:value-type="string" calcext:value-type="string">
                    <text:p>Nettoyage préventif ECLAIRAGE Pour un sens du tunnel de Bicêtre</text:p>
                  </table:table-cell>
                  <table:table-cell table:style-name="ce224" office:value-type="string" calcext:value-type="string">
                    <text:p>Forfait</text:p>
                  </table:table-cell>
                  <table:table-cell table:style-name="ce270" office:value-type="currency" office:currency="EUR" office:value="9054.11" calcext:value-type="currency">
                    <text:p>9 054,11 €</text:p>
                  </table:table-cell>
                  <table:table-cell table:style-name="ce278" office:value-type="float" office:value="2" calcext:value-type="float">
                    <text:p>2</text:p>
                  </table:table-cell>
                  <table:table-cell table:style-name="ce285" office:value-type="float" office:value="0.5" calcext:value-type="float">
                    <text:p>0,5</text:p>
                  </table:table-cell>
                  <table:table-cell table:style-name="ce295" table:formula="of:=[.D50]*[.E50]" office:value-type="currency" office:currency="EUR" office:value="18108.22" calcext:value-type="currency">
                    <text:p><text:s/>18 108,22 € </text:p>
                  </table:table-cell>
                  <table:table-cell table:style-name="ce313" table:formula="of:=[.D50]*[.E50]" office:value-type="currency" office:currency="EUR" office:value="18108.22" calcext:value-type="currency">
                    <text:p><text:s/>18 108,22 € </text:p>
                  </table:table-cell>
                  <table:table-cell table:style-name="ce336" table:formula="of:=[.D50]*[.E50]" office:value-type="currency" office:currency="EUR" office:value="18108.22" calcext:value-type="currency">
                    <text:p>18 108,22 €</text:p>
                  </table:table-cell>
                  <table:table-cell table:style-name="ce336" table:formula="of:=[.D50]*[.E50]" office:value-type="currency" office:currency="EUR" office:value="18108.22" calcext:value-type="currency">
                    <text:p>18 108,22 €</text:p>
                  </table:table-cell>
                  <table:table-cell table:style-name="ce336" table:formula="of:=[.D50]*[.I50]" office:value-type="currency" office:currency="EUR" office:value="163953815.7842" calcext:value-type="currency">
                    <text:p>163 953 815,78 €</text:p>
                  </table:table-cell>
                  <table:table-cell table:number-columns-repeated="1011"/>
                </table:table-row>
                <table:table-row table:style-name="ro10">
                  <table:table-cell table:style-name="ce163" office:value-type="string" calcext:value-type="string">
                    <text:p>ECPS12</text:p>
                  </table:table-cell>
                  <table:table-cell table:style-name="ce265" office:value-type="string" calcext:value-type="string">
                    <text:p>Nettoyage préventif ECLAIRAGE BASE Pour un sens du tunnel de Antony</text:p>
                  </table:table-cell>
                  <table:table-cell table:style-name="ce224" office:value-type="string" calcext:value-type="string">
                    <text:p>Forfait</text:p>
                  </table:table-cell>
                  <table:table-cell table:style-name="ce270" office:value-type="currency" office:currency="EUR" office:value="3129.56" calcext:value-type="currency">
                    <text:p>3 129,56 €</text:p>
                  </table:table-cell>
                  <table:table-cell table:style-name="ce278" office:value-type="float" office:value="2" calcext:value-type="float">
                    <text:p>2</text:p>
                  </table:table-cell>
                  <table:table-cell table:style-name="ce285" office:value-type="float" office:value="0.5" calcext:value-type="float">
                    <text:p>0,5</text:p>
                  </table:table-cell>
                  <table:table-cell table:style-name="ce295" table:formula="of:=[.D51]*[.E51]" office:value-type="currency" office:currency="EUR" office:value="6259.12" calcext:value-type="currency">
                    <text:p><text:s/>6 259,12 € </text:p>
                  </table:table-cell>
                  <table:table-cell table:style-name="ce313" table:formula="of:=[.D51]*[.E51]" office:value-type="currency" office:currency="EUR" office:value="6259.12" calcext:value-type="currency">
                    <text:p><text:s/>6 259,12 € </text:p>
                  </table:table-cell>
                  <table:table-cell table:style-name="ce336" table:formula="of:=[.D51]*[.E51]" office:value-type="currency" office:currency="EUR" office:value="6259.12" calcext:value-type="currency">
                    <text:p>6 259,12 €</text:p>
                  </table:table-cell>
                  <table:table-cell table:style-name="ce336" table:formula="of:=[.D51]*[.E51]" office:value-type="currency" office:currency="EUR" office:value="6259.12" calcext:value-type="currency">
                    <text:p>6 259,12 €</text:p>
                  </table:table-cell>
                  <table:table-cell table:style-name="ce336" table:formula="of:=[.D51]*[.I51]" office:value-type="currency" office:currency="EUR" office:value="19588291.5872" calcext:value-type="currency">
                    <text:p>19 588 291,59 €</text:p>
                  </table:table-cell>
                  <table:table-cell table:number-columns-repeated="1011"/>
                </table:table-row>
                <table:table-row table:style-name="ro10">
                  <table:table-cell table:style-name="ce163" office:value-type="string" calcext:value-type="string">
                    <text:p>ECPS14</text:p>
                  </table:table-cell>
                  <table:table-cell table:style-name="ce265" office:value-type="string" calcext:value-type="string">
                    <text:p>Nettoyage préventif ECLAIRAGE BASE Pour un sens du tunnel de Orly</text:p>
                  </table:table-cell>
                  <table:table-cell table:style-name="ce224" office:value-type="string" calcext:value-type="string">
                    <text:p>Forfait</text:p>
                  </table:table-cell>
                  <table:table-cell table:style-name="ce270" office:value-type="currency" office:currency="EUR" office:value="5577.4" calcext:value-type="currency">
                    <text:p>5 577,40 €</text:p>
                  </table:table-cell>
                  <table:table-cell table:style-name="ce278" office:value-type="float" office:value="2" calcext:value-type="float">
                    <text:p>2</text:p>
                  </table:table-cell>
                  <table:table-cell table:style-name="ce285" office:value-type="float" office:value="0.5" calcext:value-type="float">
                    <text:p>0,5</text:p>
                  </table:table-cell>
                  <table:table-cell table:style-name="ce295" table:formula="of:=[.D52]*[.E52]" office:value-type="currency" office:currency="EUR" office:value="11154.8" calcext:value-type="currency">
                    <text:p><text:s/>11 154,80 € </text:p>
                  </table:table-cell>
                  <table:table-cell table:style-name="ce313" table:formula="of:=[.D52]*[.E52]" office:value-type="currency" office:currency="EUR" office:value="11154.8" calcext:value-type="currency">
                    <text:p><text:s/>11 154,80 € </text:p>
                  </table:table-cell>
                  <table:table-cell table:style-name="ce336" table:formula="of:=[.D52]*[.E52]" office:value-type="currency" office:currency="EUR" office:value="11154.8" calcext:value-type="currency">
                    <text:p>11 154,80 €</text:p>
                  </table:table-cell>
                  <table:table-cell table:style-name="ce336" table:formula="of:=[.D52]*[.E52]" office:value-type="currency" office:currency="EUR" office:value="11154.8" calcext:value-type="currency">
                    <text:p>11 154,80 €</text:p>
                  </table:table-cell>
                  <table:table-cell table:style-name="ce336" table:formula="of:=[.D52]*[.I52]" office:value-type="currency" office:currency="EUR" office:value="62214781.52" calcext:value-type="currency">
                    <text:p>62 214 781,52 €</text:p>
                  </table:table-cell>
                  <table:table-cell table:number-columns-repeated="1011"/>
                </table:table-row>
                <table:table-row table:style-name="ro10">
                  <table:table-cell table:style-name="ce163" office:value-type="string" calcext:value-type="string">
                    <text:p>ECPS16</text:p>
                  </table:table-cell>
                  <table:table-cell table:style-name="ce265" office:value-type="string" calcext:value-type="string">
                    <text:p>Nettoyage préventif ECLAIRAGE BASE Pour un sens du tunnel de Fresnes</text:p>
                  </table:table-cell>
                  <table:table-cell table:style-name="ce224" office:value-type="string" calcext:value-type="string">
                    <text:p>Forfait</text:p>
                  </table:table-cell>
                  <table:table-cell table:style-name="ce270" office:value-type="currency" office:currency="EUR" office:value="7637.75" calcext:value-type="currency">
                    <text:p>7 637,75 €</text:p>
                  </table:table-cell>
                  <table:table-cell table:style-name="ce278" office:value-type="float" office:value="2" calcext:value-type="float">
                    <text:p>2</text:p>
                  </table:table-cell>
                  <table:table-cell table:style-name="ce285" office:value-type="float" office:value="0.5" calcext:value-type="float">
                    <text:p>0,5</text:p>
                  </table:table-cell>
                  <table:table-cell table:style-name="ce295" table:formula="of:=[.D53]*[.E53]" office:value-type="currency" office:currency="EUR" office:value="15275.5" calcext:value-type="currency">
                    <text:p><text:s/>15 275,50 € </text:p>
                  </table:table-cell>
                  <table:table-cell table:style-name="ce313" table:formula="of:=[.D53]*[.E53]" office:value-type="currency" office:currency="EUR" office:value="15275.5" calcext:value-type="currency">
                    <text:p><text:s/>15 275,50 € </text:p>
                  </table:table-cell>
                  <table:table-cell table:style-name="ce336" table:formula="of:=[.D53]*[.E53]" office:value-type="currency" office:currency="EUR" office:value="15275.5" calcext:value-type="currency">
                    <text:p>15 275,50 €</text:p>
                  </table:table-cell>
                  <table:table-cell table:style-name="ce336" table:formula="of:=[.D53]*[.E53]" office:value-type="currency" office:currency="EUR" office:value="15275.5" calcext:value-type="currency">
                    <text:p>15 275,50 €</text:p>
                  </table:table-cell>
                  <table:table-cell table:style-name="ce336" table:formula="of:=[.D53]*[.I53]" office:value-type="currency" office:currency="EUR" office:value="116670450.125" calcext:value-type="currency">
                    <text:p>116 670 450,13 €</text:p>
                  </table:table-cell>
                  <table:table-cell table:number-columns-repeated="1011"/>
                </table:table-row>
                <table:table-row table:style-name="ro10">
                  <table:table-cell table:style-name="ce163" office:value-type="string" calcext:value-type="string">
                    <text:p>ECPS18</text:p>
                  </table:table-cell>
                  <table:table-cell table:style-name="ce265" office:value-type="string" calcext:value-type="string">
                    <text:p>Nettoyage préventif ECLAIRAGE Pour un sens du tunnel d’Italie</text:p>
                  </table:table-cell>
                  <table:table-cell table:style-name="ce224" office:value-type="string" calcext:value-type="string">
                    <text:p>Forfait</text:p>
                  </table:table-cell>
                  <table:table-cell table:style-name="ce270" office:value-type="currency" office:currency="EUR" office:value="1768.58" calcext:value-type="currency">
                    <text:p>1 768,58 €</text:p>
                  </table:table-cell>
                  <table:table-cell table:style-name="ce278" office:value-type="float" office:value="2" calcext:value-type="float">
                    <text:p>2</text:p>
                  </table:table-cell>
                  <table:table-cell table:style-name="ce285" office:value-type="float" office:value="0.5" calcext:value-type="float">
                    <text:p>0,5</text:p>
                  </table:table-cell>
                  <table:table-cell table:style-name="ce295" table:formula="of:=[.D54]*[.E54]" office:value-type="currency" office:currency="EUR" office:value="3537.16" calcext:value-type="currency">
                    <text:p><text:s/>3 537,16 € </text:p>
                  </table:table-cell>
                  <table:table-cell table:style-name="ce313" table:formula="of:=[.D54]*[.E54]" office:value-type="currency" office:currency="EUR" office:value="3537.16" calcext:value-type="currency">
                    <text:p><text:s/>3 537,16 € </text:p>
                  </table:table-cell>
                  <table:table-cell table:style-name="ce336" table:formula="of:=[.D54]*[.E54]" office:value-type="currency" office:currency="EUR" office:value="3537.16" calcext:value-type="currency">
                    <text:p>3 537,16 €</text:p>
                  </table:table-cell>
                  <table:table-cell table:style-name="ce336" table:formula="of:=[.D54]*[.E54]" office:value-type="currency" office:currency="EUR" office:value="3537.16" calcext:value-type="currency">
                    <text:p>3 537,16 €</text:p>
                  </table:table-cell>
                  <table:table-cell table:style-name="ce336" table:formula="of:=[.D54]*[.I54]" office:value-type="currency" office:currency="EUR" office:value="6255750.4328" calcext:value-type="currency">
                    <text:p>6 255 750,43 €</text:p>
                  </table:table-cell>
                  <table:table-cell table:number-columns-repeated="1011"/>
                </table:table-row>
              </table:table-row-group>
              <table:table-row table:style-name="ro8">
                <table:table-cell table:style-name="ce164" office:value-type="string" calcext:value-type="string" table:number-columns-spanned="6" table:number-rows-spanned="1">
                  <text:p>Secteur OUEST</text:p>
                </table:table-cell>
                <table:covered-table-cell table:number-columns-repeated="2"/>
                <table:covered-table-cell table:style-name="ce271"/>
                <table:covered-table-cell table:style-name="ce276"/>
                <table:covered-table-cell table:style-name="ce285" office:value-type="float" office:value="2" calcext:value-type="float">
                  <text:p>2</text:p>
                </table:covered-table-cell>
                <table:table-cell table:style-name="ce296" table:formula="of:=SUM([.G56:.G66])" office:value-type="currency" office:currency="EUR" office:value="175290" calcext:value-type="currency">
                  <text:p><text:s/>175 290,00 € </text:p>
                </table:table-cell>
                <table:table-cell table:style-name="ce314" table:formula="of:=SUM([.H56:.H66])" office:value-type="currency" office:currency="EUR" office:value="175290" calcext:value-type="currency">
                  <text:p><text:s/>175 290,00 € </text:p>
                </table:table-cell>
                <table:table-cell table:number-columns-repeated="1014"/>
              </table:table-row>
              <table:table-row-group>
                <table:table-row table:style-name="ro10">
                  <table:table-cell table:style-name="ce163" office:value-type="string" calcext:value-type="string">
                    <text:p>ECPB10</text:p>
                  </table:table-cell>
                  <table:table-cell table:style-name="ce265" office:value-type="string" calcext:value-type="string">
                    <text:p>Nettoyage préventif ECLAIRAGE Pour un sens tunnel du tunnel Ambroise Paré</text:p>
                  </table:table-cell>
                  <table:table-cell table:style-name="ce224" office:value-type="string" calcext:value-type="string">
                    <text:p>Forfait</text:p>
                  </table:table-cell>
                  <table:table-cell table:style-name="ce270" office:value-type="currency" office:currency="EUR" office:value="4498.13" calcext:value-type="currency">
                    <text:p>4 498,13 €</text:p>
                  </table:table-cell>
                  <table:table-cell table:style-name="ce278" office:value-type="float" office:value="2" calcext:value-type="float">
                    <text:p>2</text:p>
                  </table:table-cell>
                  <table:table-cell table:style-name="ce283" office:value-type="float" office:value="0" calcext:value-type="float">
                    <text:p>0</text:p>
                  </table:table-cell>
                  <table:table-cell table:style-name="ce295" table:formula="of:=[.D56]*[.E56]" office:value-type="currency" office:currency="EUR" office:value="8996.26" calcext:value-type="currency">
                    <text:p><text:s/>8 996,26 € </text:p>
                  </table:table-cell>
                  <table:table-cell table:style-name="ce313" table:formula="of:=[.D56]*[.E56]" office:value-type="currency" office:currency="EUR" office:value="8996.26" calcext:value-type="currency">
                    <text:p><text:s/>8 996,26 € </text:p>
                  </table:table-cell>
                  <table:table-cell table:style-name="ce336" table:formula="of:=[.D56]*[.E56]" office:value-type="currency" office:currency="EUR" office:value="8996.26" calcext:value-type="currency">
                    <text:p>8 996,26 €</text:p>
                  </table:table-cell>
                  <table:table-cell table:style-name="ce336" table:formula="of:=[.D56]*[.E56]" office:value-type="currency" office:currency="EUR" office:value="8996.26" calcext:value-type="currency">
                    <text:p>8 996,26 €</text:p>
                  </table:table-cell>
                  <table:table-cell table:style-name="ce336" table:formula="of:=[.D56]*[.I56]" office:value-type="currency" office:currency="EUR" office:value="40466346.9938" calcext:value-type="currency">
                    <text:p>40 466 346,99 €</text:p>
                  </table:table-cell>
                  <table:table-cell table:number-columns-repeated="1011"/>
                </table:table-row>
                <table:table-row table:style-name="ro10">
                  <table:table-cell table:style-name="ce163" office:value-type="string" calcext:value-type="string">
                    <text:p>ECPB12</text:p>
                  </table:table-cell>
                  <table:table-cell table:style-name="ce265" office:value-type="string" calcext:value-type="string">
                    <text:p>Nettoyage préventif ECLAIRAGE Pour un sens tunnel du tunnel de Chennevières</text:p>
                  </table:table-cell>
                  <table:table-cell table:style-name="ce224" office:value-type="string" calcext:value-type="string">
                    <text:p>Forfait</text:p>
                  </table:table-cell>
                  <table:table-cell table:style-name="ce270" office:value-type="currency" office:currency="EUR" office:value="4226.44" calcext:value-type="currency">
                    <text:p>4 226,44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57]*[.E57]" office:value-type="currency" office:currency="EUR" office:value="8452.88" calcext:value-type="currency">
                    <text:p><text:s/>8 452,88 € </text:p>
                  </table:table-cell>
                  <table:table-cell table:style-name="ce313" table:formula="of:=[.D57]*[.E57]" office:value-type="currency" office:currency="EUR" office:value="8452.88" calcext:value-type="currency">
                    <text:p><text:s/>8 452,88 € </text:p>
                  </table:table-cell>
                  <table:table-cell table:style-name="ce336" table:formula="of:=[.D57]*[.E57]" office:value-type="currency" office:currency="EUR" office:value="8452.88" calcext:value-type="currency">
                    <text:p>8 452,88 €</text:p>
                  </table:table-cell>
                  <table:table-cell table:style-name="ce336" table:formula="of:=[.D57]*[.E57]" office:value-type="currency" office:currency="EUR" office:value="8452.88" calcext:value-type="currency">
                    <text:p>8 452,88 €</text:p>
                  </table:table-cell>
                  <table:table-cell table:style-name="ce336" table:formula="of:=[.D57]*[.I57]" office:value-type="currency" office:currency="EUR" office:value="35725590.1472" calcext:value-type="currency">
                    <text:p>35 725 590,15 €</text:p>
                  </table:table-cell>
                  <table:table-cell table:number-columns-repeated="1011"/>
                </table:table-row>
                <table:table-row table:style-name="ro10">
                  <table:table-cell table:style-name="ce163" office:value-type="string" calcext:value-type="string">
                    <text:p>ECPB14</text:p>
                  </table:table-cell>
                  <table:table-cell table:style-name="ce265" office:value-type="string" calcext:value-type="string">
                    <text:p>Nettoyage préventif ECLAIRAGE Pour un sens tunnel du tunnel de Fontenay</text:p>
                  </table:table-cell>
                  <table:table-cell table:style-name="ce224" office:value-type="string" calcext:value-type="string">
                    <text:p>Forfait</text:p>
                  </table:table-cell>
                  <table:table-cell table:style-name="ce270" office:value-type="currency" office:currency="EUR" office:value="2925.8" calcext:value-type="currency">
                    <text:p>2 925,80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58]*[.E58]" office:value-type="currency" office:currency="EUR" office:value="5851.6" calcext:value-type="currency">
                    <text:p><text:s/>5 851,60 € </text:p>
                  </table:table-cell>
                  <table:table-cell table:style-name="ce313" table:formula="of:=[.D58]*[.E58]" office:value-type="currency" office:currency="EUR" office:value="5851.6" calcext:value-type="currency">
                    <text:p><text:s/>5 851,60 € </text:p>
                  </table:table-cell>
                  <table:table-cell table:style-name="ce336" table:formula="of:=[.D58]*[.E58]" office:value-type="currency" office:currency="EUR" office:value="5851.6" calcext:value-type="currency">
                    <text:p>5 851,60 €</text:p>
                  </table:table-cell>
                  <table:table-cell table:style-name="ce336" table:formula="of:=[.D58]*[.E58]" office:value-type="currency" office:currency="EUR" office:value="5851.6" calcext:value-type="currency">
                    <text:p>5 851,60 €</text:p>
                  </table:table-cell>
                  <table:table-cell table:style-name="ce336" table:formula="of:=[.D58]*[.I58]" office:value-type="currency" office:currency="EUR" office:value="17120611.28" calcext:value-type="currency">
                    <text:p>17 120 611,28 €</text:p>
                  </table:table-cell>
                  <table:table-cell table:number-columns-repeated="1011"/>
                </table:table-row>
                <table:table-row table:style-name="ro10">
                  <table:table-cell table:style-name="ce163" office:value-type="string" calcext:value-type="string">
                    <text:p>ECPB16</text:p>
                  </table:table-cell>
                  <table:table-cell table:style-name="ce265" office:value-type="string" calcext:value-type="string">
                    <text:p>Nettoyage préventif ECLAIRAGE Pour un sens du tunnel Saint-Cloud</text:p>
                  </table:table-cell>
                  <table:table-cell table:style-name="ce224" office:value-type="string" calcext:value-type="string">
                    <text:p>Forfait</text:p>
                  </table:table-cell>
                  <table:table-cell table:style-name="ce270" office:value-type="currency" office:currency="EUR" office:value="2530.32" calcext:value-type="currency">
                    <text:p>2 530,32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59]*[.E59]" office:value-type="currency" office:currency="EUR" office:value="5060.64" calcext:value-type="currency">
                    <text:p><text:s/>5 060,64 € </text:p>
                  </table:table-cell>
                  <table:table-cell table:style-name="ce313" table:formula="of:=[.D59]*[.E59]" office:value-type="currency" office:currency="EUR" office:value="5060.64" calcext:value-type="currency">
                    <text:p><text:s/>5 060,64 € </text:p>
                  </table:table-cell>
                  <table:table-cell table:style-name="ce336" table:formula="of:=[.D59]*[.E59]" office:value-type="currency" office:currency="EUR" office:value="5060.64" calcext:value-type="currency">
                    <text:p>5 060,64 €</text:p>
                  </table:table-cell>
                  <table:table-cell table:style-name="ce336" table:formula="of:=[.D59]*[.E59]" office:value-type="currency" office:currency="EUR" office:value="5060.64" calcext:value-type="currency">
                    <text:p>5 060,64 €</text:p>
                  </table:table-cell>
                  <table:table-cell table:style-name="ce336" table:formula="of:=[.D59]*[.I59]" office:value-type="currency" office:currency="EUR" office:value="12805038.6048" calcext:value-type="currency">
                    <text:p>12 805 038,60 €</text:p>
                  </table:table-cell>
                  <table:table-cell table:number-columns-repeated="1011"/>
                </table:table-row>
                <table:table-row table:style-name="ro10">
                  <table:table-cell table:style-name="ce163" office:value-type="string" calcext:value-type="string">
                    <text:p>ECPB20</text:p>
                  </table:table-cell>
                  <table:table-cell table:style-name="ce265" office:value-type="string" calcext:value-type="string">
                    <text:p>Nettoyage préventif ECLAIRAGE Pour un sens du tunnel de Bellerive</text:p>
                  </table:table-cell>
                  <table:table-cell table:style-name="ce224" office:value-type="string" calcext:value-type="string">
                    <text:p>Forfait</text:p>
                  </table:table-cell>
                  <table:table-cell table:style-name="ce270" office:value-type="currency" office:currency="EUR" office:value="6445.32" calcext:value-type="currency">
                    <text:p>6 445,32 €</text:p>
                  </table:table-cell>
                  <table:table-cell table:style-name="ce278" office:value-type="float" office:value="2" calcext:value-type="float">
                    <text:p>2</text:p>
                  </table:table-cell>
                  <table:table-cell table:style-name="ce285" office:value-type="float" office:value="0" calcext:value-type="float">
                    <office:annotation draw:style-name="gr14" draw:text-style-name="P2" svg:width="2.899cm" svg:height="2.371cm" svg:x="45.907cm" svg:y="74.741cm" draw:caption-point-x="-0.61cm" draw:caption-point-y="1.51cm">
                      <dc:creator>ELP</dc:creator>
                      <dc:date>2021-09-17T00:00:00</dc:date>
                      <text:p text:style-name="P1"><text:span text:style-name="T1">Jaùais commandé dans le précédent marché</text:span></text:p>
                    </office:annotation>
                    <text:p>0</text:p>
                  </table:table-cell>
                  <table:table-cell table:style-name="ce295" table:formula="of:=[.D60]*[.E60]" office:value-type="currency" office:currency="EUR" office:value="12890.64" calcext:value-type="currency">
                    <text:p><text:s/>12 890,64 € </text:p>
                  </table:table-cell>
                  <table:table-cell table:style-name="ce313" table:formula="of:=[.D60]*[.E60]" office:value-type="currency" office:currency="EUR" office:value="12890.64" calcext:value-type="currency">
                    <text:p><text:s/>12 890,64 € </text:p>
                  </table:table-cell>
                  <table:table-cell table:style-name="ce336" table:formula="of:=[.D60]*[.E60]" office:value-type="currency" office:currency="EUR" office:value="12890.64" calcext:value-type="currency">
                    <text:p>12 890,64 €</text:p>
                  </table:table-cell>
                  <table:table-cell table:style-name="ce336" table:formula="of:=[.D60]*[.E60]" office:value-type="currency" office:currency="EUR" office:value="12890.64" calcext:value-type="currency">
                    <text:p>12 890,64 €</text:p>
                  </table:table-cell>
                  <table:table-cell table:style-name="ce336" table:formula="of:=[.D60]*[.I60]" office:value-type="currency" office:currency="EUR" office:value="83084299.8048" calcext:value-type="currency">
                    <text:p>83 084 299,80 €</text:p>
                  </table:table-cell>
                  <table:table-cell table:number-columns-repeated="1011"/>
                </table:table-row>
                <table:table-row table:style-name="ro10">
                  <table:table-cell table:style-name="ce163" office:value-type="string" calcext:value-type="string">
                    <text:p>ECPO10</text:p>
                  </table:table-cell>
                  <table:table-cell table:style-name="ce265" office:value-type="string" calcext:value-type="string">
                    <text:p>Nettoyage préventif ECLAIRAGE La Défense – sens W &amp; Bretelle <text:s/>B3, B4 et B5</text:p>
                  </table:table-cell>
                  <table:table-cell table:style-name="ce224" office:value-type="string" calcext:value-type="string">
                    <text:p>Forfait</text:p>
                  </table:table-cell>
                  <table:table-cell table:style-name="ce270" office:value-type="currency" office:currency="EUR" office:value="25343.41" calcext:value-type="currency">
                    <text:p>25 343,41 €</text:p>
                  </table:table-cell>
                  <table:table-cell table:style-name="ce278" office:value-type="float" office:value="2" calcext:value-type="float">
                    <text:p>2</text:p>
                  </table:table-cell>
                  <table:table-cell table:style-name="ce285" office:value-type="float" office:value="0" calcext:value-type="float">
                    <office:annotation draw:style-name="gr14" draw:text-style-name="P2" svg:width="2.899cm" svg:height="2.371cm" svg:x="45.907cm" svg:y="76.168cm" draw:caption-point-x="-0.61cm" draw:caption-point-y="1.511cm">
                      <dc:creator>ELP</dc:creator>
                      <dc:date>2021-09-17T00:00:00</dc:date>
                      <text:p text:style-name="P1"><text:span text:style-name="T1">Jamais commandé dans le précédent marché</text:span></text:p>
                    </office:annotation>
                    <text:p>0</text:p>
                  </table:table-cell>
                  <table:table-cell table:style-name="ce295" table:formula="of:=[.D61]*[.E61]" office:value-type="currency" office:currency="EUR" office:value="50686.82" calcext:value-type="currency">
                    <text:p><text:s/>50 686,82 € </text:p>
                  </table:table-cell>
                  <table:table-cell table:style-name="ce313" table:formula="of:=[.D61]*[.E61]" office:value-type="currency" office:currency="EUR" office:value="50686.82" calcext:value-type="currency">
                    <text:p><text:s/>50 686,82 € </text:p>
                  </table:table-cell>
                  <table:table-cell table:style-name="ce336" table:formula="of:=[.D61]*[.E61]" office:value-type="currency" office:currency="EUR" office:value="50686.82" calcext:value-type="currency">
                    <text:p>50 686,82 €</text:p>
                  </table:table-cell>
                  <table:table-cell table:style-name="ce336" table:formula="of:=[.D61]*[.E61]" office:value-type="currency" office:currency="EUR" office:value="50686.82" calcext:value-type="currency">
                    <text:p>50 686,82 €</text:p>
                  </table:table-cell>
                  <table:table-cell table:style-name="ce336" table:formula="of:=[.D61]*[.I61]" office:value-type="currency" office:currency="EUR" office:value="1284576860.8562" calcext:value-type="currency">
                    <text:p>1 284 576 860,86 €</text:p>
                  </table:table-cell>
                  <table:table-cell table:number-columns-repeated="1011"/>
                </table:table-row>
                <table:table-row table:style-name="ro10">
                  <table:table-cell table:style-name="ce163" office:value-type="string" calcext:value-type="string">
                    <text:p>ECPO12</text:p>
                  </table:table-cell>
                  <table:table-cell table:style-name="ce265" office:value-type="string" calcext:value-type="string">
                    <text:p>Nettoyage préventif ECLAIRAGE La Défense – sens Y Echangeur Nanterre – sens E <text:s/>&amp; <text:s/>Bretelle B1</text:p>
                  </table:table-cell>
                  <table:table-cell table:style-name="ce224" office:value-type="string" calcext:value-type="string">
                    <text:p>Forfait</text:p>
                  </table:table-cell>
                  <table:table-cell table:style-name="ce270" office:value-type="currency" office:currency="EUR" office:value="23587.44" calcext:value-type="currency">
                    <text:p>23 587,44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62]*[.E62]" office:value-type="currency" office:currency="EUR" office:value="47174.88" calcext:value-type="currency">
                    <text:p><text:s/>47 174,88 € </text:p>
                  </table:table-cell>
                  <table:table-cell table:style-name="ce313" table:formula="of:=[.D62]*[.E62]" office:value-type="currency" office:currency="EUR" office:value="47174.88" calcext:value-type="currency">
                    <text:p><text:s/>47 174,88 € </text:p>
                  </table:table-cell>
                  <table:table-cell table:style-name="ce336" table:formula="of:=[.D62]*[.E62]" office:value-type="currency" office:currency="EUR" office:value="47174.88" calcext:value-type="currency">
                    <text:p>47 174,88 €</text:p>
                  </table:table-cell>
                  <table:table-cell table:style-name="ce336" table:formula="of:=[.D62]*[.E62]" office:value-type="currency" office:currency="EUR" office:value="47174.88" calcext:value-type="currency">
                    <text:p>47 174,88 €</text:p>
                  </table:table-cell>
                  <table:table-cell table:style-name="ce336" table:formula="of:=[.D62]*[.I62]" office:value-type="currency" office:currency="EUR" office:value="1112734651.5072" calcext:value-type="currency">
                    <text:p>1 112 734 651,51 €</text:p>
                  </table:table-cell>
                  <table:table-cell table:number-columns-repeated="1011"/>
                </table:table-row>
                <table:table-row table:style-name="ro10">
                  <table:table-cell table:style-name="ce163" office:value-type="string" calcext:value-type="string">
                    <text:p>ECPO14</text:p>
                  </table:table-cell>
                  <table:table-cell table:style-name="ce265" office:value-type="string" calcext:value-type="string">
                    <text:p>Nettoyage préventif ECLAIRAGE Nanterre Centre – sens E</text:p>
                  </table:table-cell>
                  <table:table-cell table:style-name="ce224" office:value-type="string" calcext:value-type="string">
                    <text:p>Forfait</text:p>
                  </table:table-cell>
                  <table:table-cell table:style-name="ce270" office:value-type="currency" office:currency="EUR" office:value="5911.97" calcext:value-type="currency">
                    <text:p>5 911,97 €</text:p>
                  </table:table-cell>
                  <table:table-cell table:style-name="ce278" office:value-type="float" office:value="2" calcext:value-type="float">
                    <text:p>2</text:p>
                  </table:table-cell>
                  <table:table-cell table:style-name="ce285" office:value-type="float" office:value="0" calcext:value-type="float">
                    <text:p>0</text:p>
                  </table:table-cell>
                  <table:table-cell table:style-name="ce295" table:formula="of:=[.D63]*[.E63]" office:value-type="currency" office:currency="EUR" office:value="11823.94" calcext:value-type="currency">
                    <text:p><text:s/>11 823,94 € </text:p>
                  </table:table-cell>
                  <table:table-cell table:style-name="ce313" table:formula="of:=[.D63]*[.E63]" office:value-type="currency" office:currency="EUR" office:value="11823.94" calcext:value-type="currency">
                    <text:p><text:s/>11 823,94 € </text:p>
                  </table:table-cell>
                  <table:table-cell table:style-name="ce336" table:formula="of:=[.D63]*[.E63]" office:value-type="currency" office:currency="EUR" office:value="11823.94" calcext:value-type="currency">
                    <text:p>11 823,94 €</text:p>
                  </table:table-cell>
                  <table:table-cell table:style-name="ce336" table:formula="of:=[.D63]*[.E63]" office:value-type="currency" office:currency="EUR" office:value="11823.94" calcext:value-type="currency">
                    <text:p>11 823,94 €</text:p>
                  </table:table-cell>
                  <table:table-cell table:style-name="ce336" table:formula="of:=[.D63]*[.I63]" office:value-type="currency" office:currency="EUR" office:value="69902778.5618" calcext:value-type="currency">
                    <text:p>69 902 778,56 €</text:p>
                  </table:table-cell>
                  <table:table-cell table:number-columns-repeated="1011"/>
                </table:table-row>
                <table:table-row table:style-name="ro10">
                  <table:table-cell table:style-name="ce163" office:value-type="string" calcext:value-type="string">
                    <text:p>ECPO16</text:p>
                  </table:table-cell>
                  <table:table-cell table:style-name="ce265" office:value-type="string" calcext:value-type="string">
                    <text:p>Nettoyage préventif ECLAIRAGE Nanterre Centre – sens I &amp; Bretelles B7 et B8</text:p>
                  </table:table-cell>
                  <table:table-cell table:style-name="ce224" office:value-type="string" calcext:value-type="string">
                    <text:p>Forfait</text:p>
                  </table:table-cell>
                  <table:table-cell table:style-name="ce270" office:value-type="currency" office:currency="EUR" office:value="5559.78" calcext:value-type="currency">
                    <text:p>5 559,78 €</text:p>
                  </table:table-cell>
                  <table:table-cell table:style-name="ce278" office:value-type="float" office:value="2" calcext:value-type="float">
                    <text:p>2</text:p>
                  </table:table-cell>
                  <table:table-cell table:style-name="ce283" office:value-type="float" office:value="0" calcext:value-type="float">
                    <text:p>0</text:p>
                  </table:table-cell>
                  <table:table-cell table:style-name="ce295" table:formula="of:=[.D64]*[.E64]" office:value-type="currency" office:currency="EUR" office:value="11119.56" calcext:value-type="currency">
                    <text:p><text:s/>11 119,56 € </text:p>
                  </table:table-cell>
                  <table:table-cell table:style-name="ce313" table:formula="of:=[.D64]*[.E64]" office:value-type="currency" office:currency="EUR" office:value="11119.56" calcext:value-type="currency">
                    <text:p><text:s/>11 119,56 € </text:p>
                  </table:table-cell>
                  <table:table-cell table:style-name="ce336" table:formula="of:=[.D64]*[.E64]" office:value-type="currency" office:currency="EUR" office:value="11119.56" calcext:value-type="currency">
                    <text:p>11 119,56 €</text:p>
                  </table:table-cell>
                  <table:table-cell table:style-name="ce336" table:formula="of:=[.D64]*[.E64]" office:value-type="currency" office:currency="EUR" office:value="11119.56" calcext:value-type="currency">
                    <text:p>11 119,56 €</text:p>
                  </table:table-cell>
                  <table:table-cell table:style-name="ce336" table:formula="of:=[.D64]*[.I64]" office:value-type="currency" office:currency="EUR" office:value="61822307.2968" calcext:value-type="currency">
                    <text:p>61 822 307,30 €</text:p>
                  </table:table-cell>
                  <table:table-cell table:number-columns-repeated="1011"/>
                </table:table-row>
                <table:table-row table:style-name="ro10">
                  <table:table-cell table:style-name="ce163" office:value-type="string" calcext:value-type="string">
                    <text:p>ECPO18</text:p>
                  </table:table-cell>
                  <table:table-cell table:style-name="ce265" office:value-type="string" calcext:value-type="string">
                    <text:p>Nettoyage préventif ECLAIRAGE Pour un sens du tunnel de Sévines</text:p>
                  </table:table-cell>
                  <table:table-cell table:style-name="ce224" office:value-type="string" calcext:value-type="string">
                    <text:p>Forfait</text:p>
                  </table:table-cell>
                  <table:table-cell table:style-name="ce270" office:value-type="currency" office:currency="EUR" office:value="3476.76" calcext:value-type="currency">
                    <text:p>3 476,76 €</text:p>
                  </table:table-cell>
                  <table:table-cell table:style-name="ce278" office:value-type="float" office:value="2" calcext:value-type="float">
                    <text:p>2</text:p>
                  </table:table-cell>
                  <table:table-cell table:style-name="ce286" office:value-type="float" office:value="0" calcext:value-type="float">
                    <text:p>0</text:p>
                  </table:table-cell>
                  <table:table-cell table:style-name="ce295" table:formula="of:=[.D65]*[.E65]" office:value-type="currency" office:currency="EUR" office:value="6953.52" calcext:value-type="currency">
                    <text:p><text:s/>6 953,52 € </text:p>
                  </table:table-cell>
                  <table:table-cell table:style-name="ce313" table:formula="of:=[.D65]*[.E65]" office:value-type="currency" office:currency="EUR" office:value="6953.52" calcext:value-type="currency">
                    <text:p><text:s/>6 953,52 € </text:p>
                  </table:table-cell>
                  <table:table-cell table:style-name="ce336" table:formula="of:=[.D65]*[.E65]" office:value-type="currency" office:currency="EUR" office:value="6953.52" calcext:value-type="currency">
                    <text:p>6 953,52 €</text:p>
                  </table:table-cell>
                  <table:table-cell table:style-name="ce336" table:formula="of:=[.D65]*[.E65]" office:value-type="currency" office:currency="EUR" office:value="6953.52" calcext:value-type="currency">
                    <text:p>6 953,52 €</text:p>
                  </table:table-cell>
                  <table:table-cell table:style-name="ce336" table:formula="of:=[.D65]*[.I65]" office:value-type="currency" office:currency="EUR" office:value="24175720.1952" calcext:value-type="currency">
                    <text:p>24 175 720,20 €</text:p>
                  </table:table-cell>
                  <table:table-cell table:number-columns-repeated="1011"/>
                </table:table-row>
                <table:table-row table:style-name="ro10">
                  <table:table-cell table:style-name="ce163" office:value-type="string" calcext:value-type="string">
                    <text:p>ECPO20</text:p>
                  </table:table-cell>
                  <table:table-cell table:style-name="ce265" office:value-type="string" calcext:value-type="string">
                    <text:p>Nettoyage préventif ECLAIRAGE Pour un sens du tunnel de Neuilly</text:p>
                  </table:table-cell>
                  <table:table-cell table:style-name="ce224" office:value-type="string" calcext:value-type="string">
                    <text:p>Forfait</text:p>
                  </table:table-cell>
                  <table:table-cell table:style-name="ce270" office:value-type="currency" office:currency="EUR" office:value="3139.63" calcext:value-type="currency">
                    <text:p>3 139,63 €</text:p>
                  </table:table-cell>
                  <table:table-cell table:style-name="ce278" office:value-type="float" office:value="2" calcext:value-type="float">
                    <text:p>2</text:p>
                  </table:table-cell>
                  <table:table-cell table:style-name="ce286" office:value-type="float" office:value="0.25" calcext:value-type="float">
                    <text:p>0,25</text:p>
                  </table:table-cell>
                  <table:table-cell table:style-name="ce295" table:formula="of:=[.D66]*[.E66]" office:value-type="currency" office:currency="EUR" office:value="6279.26" calcext:value-type="currency">
                    <text:p><text:s/>6 279,26 € </text:p>
                  </table:table-cell>
                  <table:table-cell table:style-name="ce313" table:formula="of:=[.D66]*[.E66]" office:value-type="currency" office:currency="EUR" office:value="6279.26" calcext:value-type="currency">
                    <text:p><text:s/>6 279,26 € </text:p>
                  </table:table-cell>
                  <table:table-cell table:style-name="ce336" table:formula="of:=[.D66]*[.E66]" office:value-type="currency" office:currency="EUR" office:value="6279.26" calcext:value-type="currency">
                    <text:p>6 279,26 €</text:p>
                  </table:table-cell>
                  <table:table-cell table:style-name="ce336" table:formula="of:=[.D66]*[.E66]" office:value-type="currency" office:currency="EUR" office:value="6279.26" calcext:value-type="currency">
                    <text:p>6 279,26 €</text:p>
                  </table:table-cell>
                  <table:table-cell table:style-name="ce336" table:formula="of:=[.D66]*[.I66]" office:value-type="currency" office:currency="EUR" office:value="19714553.0738" calcext:value-type="currency">
                    <text:p>19 714 553,07 €</text:p>
                  </table:table-cell>
                  <table:table-cell table:number-columns-repeated="1011"/>
                </table:table-row>
              </table:table-row-group>
            </table:table-row-group>
            <table:table-row table:style-name="ro22">
              <table:table-cell table:style-name="ce162" office:value-type="string" calcext:value-type="string">
                <text:p><text:span text:style-name="T27">Remplacement systématique des sources du système Éclairage par tunnel</text:span></text:p>
              </table:table-cell>
              <table:table-cell table:style-name="ce259" office:value-type="string" calcext:value-type="string" table:number-columns-spanned="5" table:number-rows-spanned="1">
                <text:p><text:span text:style-name="T28">Voir fiche prestation ECL – annexe 4</text:span></text:p>
                <text:p><text:span text:style-name="T28">On entend par éclairage Base, les appareils étant alimentés par les circuits Secours, Nuit et Jour (+ extérieur si présent).</text:span></text:p>
                <text:p><text:span text:style-name="T28">On entend par éclairage Renfort, les appareils alimentés par les circuits Jour Couvert (ou Soleil Voilé) et Plein Soleil.</text:span></text:p>
              </table:table-cell>
              <table:covered-table-cell/>
              <table:covered-table-cell table:style-name="ce271"/>
              <table:covered-table-cell table:style-name="ce276"/>
              <table:covered-table-cell table:style-name="ce286" table:formula="of:=ROUNDUP(19/4)" office:value-type="float" office:value="5" calcext:value-type="float">
                <text:p>5</text:p>
              </table:covered-table-cell>
              <table:table-cell table:style-name="ce297" table:formula="of:=SUM([.G68];[.G81];[.G98];[.G114])" office:value-type="currency" office:currency="EUR" office:value="308886.364" calcext:value-type="currency">
                <text:p>308 886,36 €</text:p>
              </table:table-cell>
              <table:table-cell table:style-name="ce315" table:formula="of:=SUM([.H68];[.H81];[.H98];[.H114])" office:value-type="currency" office:currency="EUR" office:value="308886.364" calcext:value-type="currency">
                <text:p>308 886,36 €</text:p>
              </table:table-cell>
              <table:table-cell table:number-columns-repeated="1014"/>
            </table:table-row>
            <table:table-row-group>
              <table:table-row table:style-name="ro8">
                <table:table-cell table:style-name="ce164" office:value-type="string" calcext:value-type="string" table:number-columns-spanned="6" table:number-rows-spanned="1">
                  <text:p>Secteur EST</text:p>
                </table:table-cell>
                <table:covered-table-cell table:number-columns-repeated="2"/>
                <table:covered-table-cell table:style-name="ce271"/>
                <table:covered-table-cell table:style-name="ce276"/>
                <table:covered-table-cell table:style-name="ce286" office:value-type="float" office:value="0" calcext:value-type="float">
                  <text:p>0</text:p>
                </table:covered-table-cell>
                <table:table-cell table:style-name="ce296" table:formula="of:=SUM([.G69:.G80])" office:value-type="currency" office:currency="EUR" office:value="82582.936" calcext:value-type="currency">
                  <text:p><text:s/>82 582,94 € </text:p>
                </table:table-cell>
                <table:table-cell table:style-name="ce314" table:formula="of:=SUM([.H69:.H80])" office:value-type="currency" office:currency="EUR" office:value="82582.936" calcext:value-type="currency">
                  <text:p><text:s/>82 582,94 € </text:p>
                </table:table-cell>
                <table:table-cell table:number-columns-repeated="1014"/>
              </table:table-row>
              <table:table-row-group>
                <table:table-row table:style-name="ro10">
                  <table:table-cell table:style-name="ce163" office:value-type="string" calcext:value-type="string">
                    <text:p>ECPE50</text:p>
                  </table:table-cell>
                  <table:table-cell table:style-name="ce266" office:value-type="string" calcext:value-type="string">
                    <text:p>Remplacement systématique des sources ECLAIRAGE NUIT + SECOURS Pour un sens du tunnel de Thiais</text:p>
                  </table:table-cell>
                  <table:table-cell table:style-name="ce224" office:value-type="string" calcext:value-type="string">
                    <text:p>Forfait</text:p>
                  </table:table-cell>
                  <table:table-cell table:style-name="ce270" office:value-type="currency" office:currency="EUR" office:value="28050.75" calcext:value-type="currency">
                    <text:p>28 050,75 €</text:p>
                  </table:table-cell>
                  <table:table-cell table:style-name="ce278" office:value-type="float" office:value="0.4" calcext:value-type="float">
                    <text:p>0,4</text:p>
                  </table:table-cell>
                  <table:table-cell table:style-name="ce286" office:value-type="float" office:value="0" calcext:value-type="float">
                    <office:annotation draw:style-name="gr12" draw:text-style-name="P2" svg:width="2.899cm" svg:height="1.937cm" svg:x="45.907cm" svg:y="87.129cm" draw:caption-point-x="-0.61cm" draw:caption-point-y="1.511cm">
                      <dc:creator>ELP</dc:creator>
                      <dc:date>2021-09-17T00:00:00</dc:date>
                      <text:p text:style-name="P1"><text:span text:style-name="T1">Jamais commandé sur le précédent marché</text:span></text:p>
                    </office:annotation>
                    <text:p>0</text:p>
                  </table:table-cell>
                  <table:table-cell table:style-name="ce295" table:formula="of:=[.D69]*[.E69]" office:value-type="currency" office:currency="EUR" office:value="11220.3" calcext:value-type="currency">
                    <text:p><text:s/>11 220,30 € </text:p>
                  </table:table-cell>
                  <table:table-cell table:style-name="ce313" table:formula="of:=[.D69]*[.E69]" office:value-type="currency" office:currency="EUR" office:value="11220.3" calcext:value-type="currency">
                    <text:p><text:s/>11 220,30 € </text:p>
                  </table:table-cell>
                  <table:table-cell table:style-name="ce254" table:formula="of:=[.D69]*[.E69]" office:value-type="float" office:value="11220.3" calcext:value-type="float">
                    <text:p>11220,3</text:p>
                  </table:table-cell>
                  <table:table-cell table:style-name="ce254" table:formula="of:=[.D69]*[.E69]" office:value-type="float" office:value="11220.3" calcext:value-type="float">
                    <text:p>11220,3</text:p>
                  </table:table-cell>
                  <table:table-cell table:style-name="ce254" table:formula="of:=[.D69]*[.I69]" office:value-type="float" office:value="314737830.225" calcext:value-type="float">
                    <text:p>314737830,225</text:p>
                  </table:table-cell>
                  <table:table-cell table:style-name="ce254" table:number-columns-repeated="1007"/>
                  <table:table-cell table:number-columns-repeated="4"/>
                </table:table-row>
                <table:table-row table:style-name="ro10">
                  <table:table-cell table:style-name="ce163" office:value-type="string" calcext:value-type="string">
                    <text:p>ECPE54</text:p>
                  </table:table-cell>
                  <table:table-cell table:style-name="ce267" office:value-type="string" calcext:value-type="string">
                    <text:p>Remplacement systématique des sources ECLAIRAGE JOUR + EXTERIEUR Thiais – sens I</text:p>
                  </table:table-cell>
                  <table:table-cell table:style-name="ce224" office:value-type="string" calcext:value-type="string">
                    <text:p>Forfait</text:p>
                  </table:table-cell>
                  <table:table-cell table:style-name="ce270" office:value-type="currency" office:currency="EUR" office:value="17939.63" calcext:value-type="currency">
                    <text:p>17 939,63 €</text:p>
                  </table:table-cell>
                  <table:table-cell table:style-name="ce278" office:value-type="float" office:value="0.4" calcext:value-type="float">
                    <text:p>0,4</text:p>
                  </table:table-cell>
                  <table:table-cell table:style-name="ce283" office:value-type="float" office:value="0" calcext:value-type="float">
                    <text:p>0</text:p>
                  </table:table-cell>
                  <table:table-cell table:style-name="ce295" table:formula="of:=[.D70]*[.E70]" office:value-type="currency" office:currency="EUR" office:value="7175.852" calcext:value-type="currency">
                    <text:p><text:s/>7 175,85 € </text:p>
                  </table:table-cell>
                  <table:table-cell table:style-name="ce313" table:formula="of:=[.D70]*[.E70]" office:value-type="currency" office:currency="EUR" office:value="7175.852" calcext:value-type="currency">
                    <text:p><text:s/>7 175,85 € </text:p>
                  </table:table-cell>
                  <table:table-cell table:style-name="ce254" table:formula="of:=[.D70]*[.E70]" office:value-type="float" office:value="7175.852" calcext:value-type="float">
                    <text:p>7175,852</text:p>
                  </table:table-cell>
                  <table:table-cell table:style-name="ce254" table:formula="of:=[.D70]*[.E70]" office:value-type="float" office:value="7175.852" calcext:value-type="float">
                    <text:p>7175,852</text:p>
                  </table:table-cell>
                  <table:table-cell table:style-name="ce254" table:formula="of:=[.D70]*[.I70]" office:value-type="float" office:value="128732129.81476" calcext:value-type="float">
                    <text:p>128732129,81476</text:p>
                  </table:table-cell>
                  <table:table-cell table:style-name="ce254" table:number-columns-repeated="1007"/>
                  <table:table-cell table:number-columns-repeated="4"/>
                </table:table-row>
                <table:table-row table:style-name="ro6">
                  <table:table-cell table:style-name="ce163" office:value-type="string" calcext:value-type="string">
                    <text:p>ECPE56</text:p>
                  </table:table-cell>
                  <table:table-cell table:style-name="ce175" office:value-type="string" calcext:value-type="string">
                    <text:p>Remplacement systématique des sources ECLAIRAGE RENFORT <text:s/>Thiais – sens I</text:p>
                  </table:table-cell>
                  <table:table-cell table:style-name="ce224" office:value-type="string" calcext:value-type="string">
                    <text:p>Forfait</text:p>
                  </table:table-cell>
                  <table:table-cell table:style-name="ce270" office:value-type="currency" office:currency="EUR" office:value="27531" calcext:value-type="currency">
                    <text:p>27 531,00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71]*[.E71]" office:value-type="currency" office:currency="EUR" office:value="11012.4" calcext:value-type="currency">
                    <text:p><text:s/>11 012,40 € </text:p>
                  </table:table-cell>
                  <table:table-cell table:style-name="ce313" table:formula="of:=[.D71]*[.E71]" office:value-type="currency" office:currency="EUR" office:value="11012.4" calcext:value-type="currency">
                    <text:p><text:s/>11 012,40 € </text:p>
                  </table:table-cell>
                  <table:table-cell table:style-name="ce254" table:formula="of:=[.D71]*[.E71]" office:value-type="float" office:value="11012.4" calcext:value-type="float">
                    <text:p>11012,4</text:p>
                  </table:table-cell>
                  <table:table-cell table:style-name="ce254" table:formula="of:=[.D71]*[.E71]" office:value-type="float" office:value="11012.4" calcext:value-type="float">
                    <text:p>11012,4</text:p>
                  </table:table-cell>
                  <table:table-cell table:style-name="ce254" table:formula="of:=[.D71]*[.I71]" office:value-type="float" office:value="303182384.4" calcext:value-type="float">
                    <text:p>303182384,4</text:p>
                  </table:table-cell>
                  <table:table-cell table:style-name="ce254" table:number-columns-repeated="1007"/>
                  <table:table-cell table:number-columns-repeated="4"/>
                </table:table-row>
                <table:table-row table:style-name="ro10">
                  <table:table-cell table:style-name="ce163" office:value-type="string" calcext:value-type="string">
                    <text:p>ECPE58</text:p>
                  </table:table-cell>
                  <table:table-cell table:style-name="ce266" office:value-type="string" calcext:value-type="string">
                    <text:p>Remplacement systématique des sources ECLAIRAGE NUIT + SECOURS Pour un sens du tunnel Champigny</text:p>
                  </table:table-cell>
                  <table:table-cell table:style-name="ce224" office:value-type="string" calcext:value-type="string">
                    <text:p>Forfait</text:p>
                  </table:table-cell>
                  <table:table-cell table:style-name="ce270" office:value-type="currency" office:currency="EUR" office:value="19201.88" calcext:value-type="currency">
                    <text:p>19 201,88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72]*[.E72]" office:value-type="currency" office:currency="EUR" office:value="7680.752" calcext:value-type="currency">
                    <text:p><text:s/>7 680,75 € </text:p>
                  </table:table-cell>
                  <table:table-cell table:style-name="ce313" table:formula="of:=[.D72]*[.E72]" office:value-type="currency" office:currency="EUR" office:value="7680.752" calcext:value-type="currency">
                    <text:p><text:s/>7 680,75 € </text:p>
                  </table:table-cell>
                  <table:table-cell table:style-name="ce254" table:formula="of:=[.D72]*[.E72]" office:value-type="float" office:value="7680.752" calcext:value-type="float">
                    <text:p>7680,752</text:p>
                  </table:table-cell>
                  <table:table-cell table:style-name="ce254" table:formula="of:=[.D72]*[.E72]" office:value-type="float" office:value="7680.752" calcext:value-type="float">
                    <text:p>7680,752</text:p>
                  </table:table-cell>
                  <table:table-cell table:style-name="ce254" table:formula="of:=[.D72]*[.I72]" office:value-type="float" office:value="147484878.21376" calcext:value-type="float">
                    <text:p>147484878,21376</text:p>
                  </table:table-cell>
                  <table:table-cell table:style-name="ce254" table:number-columns-repeated="1007"/>
                  <table:table-cell table:number-columns-repeated="4"/>
                </table:table-row>
                <table:table-row table:style-name="ro10">
                  <table:table-cell table:style-name="ce163" office:value-type="string" calcext:value-type="string">
                    <text:p>ECPE60</text:p>
                  </table:table-cell>
                  <table:table-cell table:style-name="ce267" office:value-type="string" calcext:value-type="string">
                    <text:p>Remplacement systématique des sources ECLAIRAGE JOUR + EXTERIEUR Pour un sens du tunnel Champigny</text:p>
                  </table:table-cell>
                  <table:table-cell table:style-name="ce224" office:value-type="string" calcext:value-type="string">
                    <text:p>Forfait</text:p>
                  </table:table-cell>
                  <table:table-cell table:style-name="ce270" office:value-type="currency" office:currency="EUR" office:value="14730.13" calcext:value-type="currency">
                    <text:p>14 730,13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73]*[.E73]" office:value-type="currency" office:currency="EUR" office:value="5892.052" calcext:value-type="currency">
                    <text:p><text:s/>5 892,05 € </text:p>
                  </table:table-cell>
                  <table:table-cell table:style-name="ce313" table:formula="of:=[.D73]*[.E73]" office:value-type="currency" office:currency="EUR" office:value="5892.052" calcext:value-type="currency">
                    <text:p><text:s/>5 892,05 € </text:p>
                  </table:table-cell>
                  <table:table-cell table:style-name="ce254" table:formula="of:=[.D73]*[.E73]" office:value-type="float" office:value="5892.052" calcext:value-type="float">
                    <text:p>5892,052</text:p>
                  </table:table-cell>
                  <table:table-cell table:style-name="ce254" table:formula="of:=[.D73]*[.E73]" office:value-type="float" office:value="5892.052" calcext:value-type="float">
                    <text:p>5892,052</text:p>
                  </table:table-cell>
                  <table:table-cell table:style-name="ce254" table:formula="of:=[.D73]*[.I73]" office:value-type="float" office:value="86790691.92676" calcext:value-type="float">
                    <text:p>86790691,92676</text:p>
                  </table:table-cell>
                  <table:table-cell table:style-name="ce254" table:number-columns-repeated="1007"/>
                  <table:table-cell table:number-columns-repeated="4"/>
                </table:table-row>
                <table:table-row table:style-name="ro6">
                  <table:table-cell table:style-name="ce163" office:value-type="string" calcext:value-type="string">
                    <text:p>ECPE61</text:p>
                  </table:table-cell>
                  <table:table-cell table:style-name="ce175" office:value-type="string" calcext:value-type="string">
                    <text:p>Remplacement systématique des sources ECLAIRAGE RENFORT <text:s/>Pour un sens du tunnel Champigny</text:p>
                  </table:table-cell>
                  <table:table-cell table:style-name="ce224" office:value-type="string" calcext:value-type="string">
                    <text:p>Forfait</text:p>
                  </table:table-cell>
                  <table:table-cell table:style-name="ce270" office:value-type="currency" office:currency="EUR" office:value="13403.82" calcext:value-type="currency">
                    <text:p>13 403,82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74]*[.E74]" office:value-type="currency" office:currency="EUR" office:value="5361.528" calcext:value-type="currency">
                    <text:p><text:s/>5 361,53 € </text:p>
                  </table:table-cell>
                  <table:table-cell table:style-name="ce313" table:formula="of:=[.D74]*[.E74]" office:value-type="currency" office:currency="EUR" office:value="5361.528" calcext:value-type="currency">
                    <text:p><text:s/>5 361,53 € </text:p>
                  </table:table-cell>
                  <table:table-cell table:style-name="ce254" table:formula="of:=[.D74]*[.E74]" office:value-type="float" office:value="5361.528" calcext:value-type="float">
                    <text:p>5361,528</text:p>
                  </table:table-cell>
                  <table:table-cell table:style-name="ce254" table:formula="of:=[.D74]*[.E74]" office:value-type="float" office:value="5361.528" calcext:value-type="float">
                    <text:p>5361,528</text:p>
                  </table:table-cell>
                  <table:table-cell table:style-name="ce254" table:formula="of:=[.D74]*[.I74]" office:value-type="float" office:value="71864956.23696" calcext:value-type="float">
                    <text:p>71864956,23696</text:p>
                  </table:table-cell>
                  <table:table-cell table:style-name="ce254" table:number-columns-repeated="1007"/>
                  <table:table-cell table:number-columns-repeated="4"/>
                </table:table-row>
                <table:table-row table:style-name="ro10">
                  <table:table-cell table:style-name="ce163" office:value-type="string" calcext:value-type="string">
                    <text:p>ECPE62</text:p>
                  </table:table-cell>
                  <table:table-cell table:style-name="ce266" office:value-type="string" calcext:value-type="string">
                    <text:p>Remplacement systématique des sources ECLAIRAGE NUIT + SECOURS Pour un sens du tunnel Nogent</text:p>
                  </table:table-cell>
                  <table:table-cell table:style-name="ce224" office:value-type="string" calcext:value-type="string">
                    <text:p>Forfait</text:p>
                  </table:table-cell>
                  <table:table-cell table:style-name="ce270" office:value-type="currency" office:currency="EUR" office:value="52002.25" calcext:value-type="currency">
                    <text:p>52 002,25 €</text:p>
                  </table:table-cell>
                  <table:table-cell table:style-name="ce278" office:value-type="float" office:value="0.4" calcext:value-type="float">
                    <text:p>0,4</text:p>
                  </table:table-cell>
                  <table:table-cell table:style-name="ce283" office:value-type="float" office:value="0" calcext:value-type="float">
                    <text:p>0</text:p>
                  </table:table-cell>
                  <table:table-cell table:style-name="ce295" table:formula="of:=[.D75]*[.E75]" office:value-type="currency" office:currency="EUR" office:value="20800.9" calcext:value-type="currency">
                    <text:p><text:s/>20 800,90 € </text:p>
                  </table:table-cell>
                  <table:table-cell table:style-name="ce313" table:formula="of:=[.D75]*[.E75]" office:value-type="currency" office:currency="EUR" office:value="20800.9" calcext:value-type="currency">
                    <text:p><text:s/>20 800,90 € </text:p>
                  </table:table-cell>
                  <table:table-cell table:style-name="ce254" table:formula="of:=[.D75]*[.E75]" office:value-type="float" office:value="20800.9" calcext:value-type="float">
                    <text:p>20800,9</text:p>
                  </table:table-cell>
                  <table:table-cell table:style-name="ce254" table:formula="of:=[.D75]*[.E75]" office:value-type="float" office:value="20800.9" calcext:value-type="float">
                    <text:p>20800,9</text:p>
                  </table:table-cell>
                  <table:table-cell table:style-name="ce254" table:formula="of:=[.D75]*[.I75]" office:value-type="float" office:value="1081693602.025" calcext:value-type="float">
                    <text:p>1081693602,025</text:p>
                  </table:table-cell>
                  <table:table-cell table:style-name="ce254" table:number-columns-repeated="1007"/>
                  <table:table-cell table:number-columns-repeated="4"/>
                </table:table-row>
                <table:table-row table:style-name="ro10">
                  <table:table-cell table:style-name="ce163" office:value-type="string" calcext:value-type="string">
                    <text:p>ECPE64</text:p>
                  </table:table-cell>
                  <table:table-cell table:style-name="ce267" office:value-type="string" calcext:value-type="string">
                    <text:p>Remplacement systématique des sources ECLAIRAGE JOUR + EXTERIEUR Pour un sens du tunnel Nogent</text:p>
                  </table:table-cell>
                  <table:table-cell table:style-name="ce224" office:value-type="string" calcext:value-type="string">
                    <text:p>Forfait</text:p>
                  </table:table-cell>
                  <table:table-cell table:style-name="ce270" office:value-type="currency" office:currency="EUR" office:value="18719.25" calcext:value-type="currency">
                    <text:p>18 719,25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76]*[.E76]" office:value-type="currency" office:currency="EUR" office:value="7487.7" calcext:value-type="currency">
                    <text:p><text:s/>7 487,70 € </text:p>
                  </table:table-cell>
                  <table:table-cell table:style-name="ce313" table:formula="of:=[.D76]*[.E76]" office:value-type="currency" office:currency="EUR" office:value="7487.7" calcext:value-type="currency">
                    <text:p><text:s/>7 487,70 € </text:p>
                  </table:table-cell>
                  <table:table-cell table:style-name="ce254" table:formula="of:=[.D76]*[.E76]" office:value-type="float" office:value="7487.7" calcext:value-type="float">
                    <text:p>7487,7</text:p>
                  </table:table-cell>
                  <table:table-cell table:style-name="ce254" table:formula="of:=[.D76]*[.E76]" office:value-type="float" office:value="7487.7" calcext:value-type="float">
                    <text:p>7487,7</text:p>
                  </table:table-cell>
                  <table:table-cell table:style-name="ce254" table:formula="of:=[.D76]*[.I76]" office:value-type="float" office:value="140164128.225" calcext:value-type="float">
                    <text:p>140164128,225</text:p>
                  </table:table-cell>
                  <table:table-cell table:style-name="ce254" table:number-columns-repeated="1007"/>
                  <table:table-cell table:number-columns-repeated="4"/>
                </table:table-row>
                <table:table-row table:style-name="ro6">
                  <table:table-cell table:style-name="ce163" office:value-type="string" calcext:value-type="string">
                    <text:p>ECPE65</text:p>
                  </table:table-cell>
                  <table:table-cell table:style-name="ce175" office:value-type="string" calcext:value-type="string">
                    <text:p>Remplacement systématique des sources ECLAIRAGE RENFORT <text:s/>Pour un sens du tunnel Nogent</text:p>
                  </table:table-cell>
                  <table:table-cell table:style-name="ce224" office:value-type="string" calcext:value-type="string">
                    <text:p>Forfait</text:p>
                  </table:table-cell>
                  <table:table-cell table:style-name="ce270" office:value-type="currency" office:currency="EUR" office:value="14878.63" calcext:value-type="currency">
                    <text:p>14 878,63 €</text:p>
                  </table:table-cell>
                  <table:table-cell table:style-name="ce278" office:value-type="float" office:value="0.4" calcext:value-type="float">
                    <text:p>0,4</text:p>
                  </table:table-cell>
                  <table:table-cell table:style-name="ce285" office:value-type="float" office:value="0.5" calcext:value-type="float">
                    <office:annotation draw:style-name="gr12" draw:text-style-name="P2" svg:width="2.899cm" svg:height="1.937cm" svg:x="45.907cm" svg:y="98.626cm" draw:caption-point-x="-0.61cm" draw:caption-point-y="1.511cm">
                      <dc:creator>ELP</dc:creator>
                      <dc:date>2021-09-17T00:00:00</dc:date>
                      <text:p text:style-name="P1"><text:span text:style-name="T1">Quté de l’ancien marché sur 4 ans : 1</text:span></text:p>
                    </office:annotation>
                    <text:p>0,5</text:p>
                  </table:table-cell>
                  <table:table-cell table:style-name="ce295" table:formula="of:=[.D77]*[.E77]" office:value-type="currency" office:currency="EUR" office:value="5951.452" calcext:value-type="currency">
                    <text:p><text:s/>5 951,45 € </text:p>
                  </table:table-cell>
                  <table:table-cell table:style-name="ce313" table:formula="of:=[.D77]*[.E77]" office:value-type="currency" office:currency="EUR" office:value="5951.452" calcext:value-type="currency">
                    <text:p><text:s/>5 951,45 € </text:p>
                  </table:table-cell>
                  <table:table-cell table:style-name="ce254" table:formula="of:=[.D77]*[.E77]" office:value-type="float" office:value="5951.452" calcext:value-type="float">
                    <text:p>5951,452</text:p>
                  </table:table-cell>
                  <table:table-cell table:style-name="ce254" table:formula="of:=[.D77]*[.E77]" office:value-type="float" office:value="5951.452" calcext:value-type="float">
                    <text:p>5951,452</text:p>
                  </table:table-cell>
                  <table:table-cell table:style-name="ce254" table:formula="of:=[.D77]*[.I77]" office:value-type="float" office:value="88549452.27076" calcext:value-type="float">
                    <text:p>88549452,27076</text:p>
                  </table:table-cell>
                  <table:table-cell table:style-name="ce254" table:number-columns-repeated="1007"/>
                  <table:table-cell table:number-columns-repeated="4"/>
                </table:table-row>
                <table:table-row table:style-name="ro10">
                  <table:table-cell table:style-name="ce163" office:value-type="string" calcext:value-type="string">
                    <text:p>ECPE66</text:p>
                  </table:table-cell>
                  <table:table-cell table:style-name="ce266" office:value-type="string" calcext:value-type="string">
                    <text:p>Remplacement systématique des sources ECLAIRAGE NUIT + SECOURS Pour un sens du tunnel Boissy</text:p>
                  </table:table-cell>
                  <table:table-cell table:style-name="ce224" office:value-type="string" calcext:value-type="string">
                    <text:p>Forfait</text:p>
                  </table:table-cell>
                  <table:table-cell table:style-name="ce270"/>
                  <table:table-cell table:style-name="ce278" office:value-type="float" office:value="0.4" calcext:value-type="float">
                    <text:p>0,4</text:p>
                  </table:table-cell>
                  <table:table-cell table:style-name="ce285" office:value-type="float" office:value="0" calcext:value-type="float">
                    <office:annotation draw:style-name="gr12" draw:text-style-name="P2" svg:width="2.899cm" svg:height="1.937cm" svg:x="45.907cm" svg:y="100.088cm" draw:caption-point-x="-0.61cm" draw:caption-point-y="1.511cm">
                      <dc:creator>ELP</dc:creator>
                      <dc:date>2021-09-17T00:00:00</dc:date>
                      <text:p text:style-name="P1"><text:span text:style-name="T1">Quté de l’ancien marché sur 4 ans : 1</text:span></text:p>
                    </office:annotation>
                    <text:p>0</text:p>
                  </table:table-cell>
                  <table:table-cell table:style-name="ce295" table:formula="of:=[.D78]*[.E78]" office:value-type="currency" office:currency="EUR" office:value="0" calcext:value-type="currency">
                    <text:p>-00 € </text:p>
                  </table:table-cell>
                  <table:table-cell table:style-name="ce313" table:formula="of:=[.D78]*[.E78]" office:value-type="currency" office:currency="EUR" office:value="0" calcext:value-type="currency">
                    <text:p>-00 € </text:p>
                  </table:table-cell>
                  <table:table-cell table:style-name="ce254" table:formula="of:=[.D78]*[.E78]" office:value-type="float" office:value="0" calcext:value-type="float">
                    <text:p>0</text:p>
                  </table:table-cell>
                  <table:table-cell table:style-name="ce254" table:formula="of:=[.D78]*[.E78]" office:value-type="float" office:value="0" calcext:value-type="float">
                    <text:p>0</text:p>
                  </table:table-cell>
                  <table:table-cell table:style-name="ce254" table:formula="of:=[.D78]*[.I78]" office:value-type="float" office:value="0" calcext:value-type="float">
                    <text:p>0</text:p>
                  </table:table-cell>
                  <table:table-cell table:style-name="ce254" table:number-columns-repeated="1007"/>
                  <table:table-cell table:number-columns-repeated="4"/>
                </table:table-row>
                <table:table-row table:style-name="ro10">
                  <table:table-cell table:style-name="ce163" office:value-type="string" calcext:value-type="string">
                    <text:p>ECPE68</text:p>
                  </table:table-cell>
                  <table:table-cell table:style-name="ce267" office:value-type="string" calcext:value-type="string">
                    <text:p>Remplacement systématique des sources ECLAIRAGE JOUR + EXTERIEUR Pour un sens du tunnel Boissy</text:p>
                  </table:table-cell>
                  <table:table-cell table:style-name="ce224" office:value-type="string" calcext:value-type="string">
                    <text:p>Forfait</text:p>
                  </table:table-cell>
                  <table:table-cell table:style-name="ce270"/>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79]*[.E79]" office:value-type="currency" office:currency="EUR" office:value="0" calcext:value-type="currency">
                    <text:p>-00 € </text:p>
                  </table:table-cell>
                  <table:table-cell table:style-name="ce313" table:formula="of:=[.D79]*[.E79]" office:value-type="currency" office:currency="EUR" office:value="0" calcext:value-type="currency">
                    <text:p>-00 € </text:p>
                  </table:table-cell>
                  <table:table-cell table:style-name="ce254" table:formula="of:=[.D79]*[.E79]" office:value-type="float" office:value="0" calcext:value-type="float">
                    <text:p>0</text:p>
                  </table:table-cell>
                  <table:table-cell table:style-name="ce254" table:formula="of:=[.D79]*[.E79]" office:value-type="float" office:value="0" calcext:value-type="float">
                    <text:p>0</text:p>
                  </table:table-cell>
                  <table:table-cell table:style-name="ce254" table:formula="of:=[.D79]*[.I79]" office:value-type="float" office:value="0" calcext:value-type="float">
                    <text:p>0</text:p>
                  </table:table-cell>
                  <table:table-cell table:style-name="ce254" table:number-columns-repeated="1007"/>
                  <table:table-cell table:number-columns-repeated="4"/>
                </table:table-row>
                <table:table-row table:style-name="ro6">
                  <table:table-cell table:style-name="ce163" office:value-type="string" calcext:value-type="string">
                    <text:p>ECPE69</text:p>
                  </table:table-cell>
                  <table:table-cell table:style-name="ce175" office:value-type="string" calcext:value-type="string">
                    <text:p>Remplacement systématique des sources ECLAIRAGE RENFORT <text:s/>Pour un sens du tunnel Boissy</text:p>
                  </table:table-cell>
                  <table:table-cell table:style-name="ce224" office:value-type="string" calcext:value-type="string">
                    <text:p>Forfait</text:p>
                  </table:table-cell>
                  <table:table-cell table:style-name="ce270"/>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80]*[.E80]" office:value-type="currency" office:currency="EUR" office:value="0" calcext:value-type="currency">
                    <text:p>-00 € </text:p>
                  </table:table-cell>
                  <table:table-cell table:style-name="ce313" table:formula="of:=[.D80]*[.E80]" office:value-type="currency" office:currency="EUR" office:value="0" calcext:value-type="currency">
                    <text:p>-00 € </text:p>
                  </table:table-cell>
                  <table:table-cell table:style-name="ce254" table:formula="of:=[.D80]*[.E80]" office:value-type="float" office:value="0" calcext:value-type="float">
                    <text:p>0</text:p>
                  </table:table-cell>
                  <table:table-cell table:style-name="ce254" table:formula="of:=[.D80]*[.E80]" office:value-type="float" office:value="0" calcext:value-type="float">
                    <text:p>0</text:p>
                  </table:table-cell>
                  <table:table-cell table:style-name="ce254" table:formula="of:=[.D80]*[.I80]" office:value-type="float" office:value="0" calcext:value-type="float">
                    <text:p>0</text:p>
                  </table:table-cell>
                  <table:table-cell table:style-name="ce254" table:number-columns-repeated="1007"/>
                  <table:table-cell table:number-columns-repeated="4"/>
                </table:table-row>
              </table:table-row-group>
              <table:table-row table:style-name="ro8">
                <table:table-cell table:style-name="ce164" office:value-type="string" calcext:value-type="string" table:number-columns-spanned="6" table:number-rows-spanned="1">
                  <text:p>Secteur NORD</text:p>
                </table:table-cell>
                <table:covered-table-cell table:number-columns-repeated="2"/>
                <table:covered-table-cell table:style-name="ce271"/>
                <table:covered-table-cell table:style-name="ce276"/>
                <table:covered-table-cell table:style-name="ce283" office:value-type="float" office:value="0.4" calcext:value-type="float">
                  <text:p>0,4</text:p>
                </table:covered-table-cell>
                <table:table-cell table:style-name="ce296" table:formula="of:=SUM([.G82:.G97])" office:value-type="currency" office:currency="EUR" office:value="46415.308" calcext:value-type="currency">
                  <text:p><text:s/>46 415,31 € </text:p>
                </table:table-cell>
                <table:table-cell table:style-name="ce314" table:formula="of:=SUM([.H82:.H97])" office:value-type="currency" office:currency="EUR" office:value="46415.308" calcext:value-type="currency">
                  <text:p><text:s/>46 415,31 € </text:p>
                </table:table-cell>
                <table:table-cell table:number-columns-repeated="1014"/>
              </table:table-row>
              <table:table-row-group>
                <table:table-row table:style-name="ro6">
                  <table:table-cell table:style-name="ce163" office:value-type="string" calcext:value-type="string">
                    <text:p>ECPN50</text:p>
                  </table:table-cell>
                  <table:table-cell table:style-name="ce174" office:value-type="string" calcext:value-type="string">
                    <text:p>Remplacement systématique des sources ECLAIRAGE NUIT + SECOURS Pour un sens du tunnel de Bobigny</text:p>
                  </table:table-cell>
                  <table:table-cell table:style-name="ce224" office:value-type="string" calcext:value-type="string">
                    <text:p>Forfait</text:p>
                  </table:table-cell>
                  <table:table-cell table:style-name="ce270" office:value-type="currency" office:currency="EUR" office:value="8256.57" calcext:value-type="currency">
                    <text:p>8 256,57 €</text:p>
                  </table:table-cell>
                  <table:table-cell table:style-name="ce278" office:value-type="float" office:value="0.4" calcext:value-type="float">
                    <text:p>0,4</text:p>
                  </table:table-cell>
                  <table:table-cell table:style-name="ce283" office:value-type="float" office:value="0.5" calcext:value-type="float">
                    <text:p>0,5</text:p>
                  </table:table-cell>
                  <table:table-cell table:style-name="ce295" table:formula="of:=[.D82]*[.E82]" office:value-type="currency" office:currency="EUR" office:value="3302.628" calcext:value-type="currency">
                    <text:p><text:s/>3 302,63 € </text:p>
                  </table:table-cell>
                  <table:table-cell table:style-name="ce313" table:formula="of:=[.D82]*[.E82]" office:value-type="currency" office:currency="EUR" office:value="3302.628" calcext:value-type="currency">
                    <text:p><text:s/>3 302,63 € </text:p>
                  </table:table-cell>
                  <table:table-cell table:style-name="ce254" table:formula="of:=[.D82]*[.E82]" office:value-type="float" office:value="3302.628" calcext:value-type="float">
                    <text:p>3302,628</text:p>
                  </table:table-cell>
                  <table:table-cell table:style-name="ce254" table:formula="of:=[.D82]*[.E82]" office:value-type="float" office:value="3302.628" calcext:value-type="float">
                    <text:p>3302,628</text:p>
                  </table:table-cell>
                  <table:table-cell table:style-name="ce254" table:formula="of:=[.D82]*[.I82]" office:value-type="float" office:value="27268379.26596" calcext:value-type="float">
                    <text:p>27268379,26596</text:p>
                  </table:table-cell>
                  <table:table-cell table:style-name="ce254" table:number-columns-repeated="1007"/>
                  <table:table-cell table:number-columns-repeated="4"/>
                </table:table-row>
                <table:table-row table:style-name="ro10">
                  <table:table-cell table:style-name="ce163" office:value-type="string" calcext:value-type="string">
                    <text:p>ECPN51</text:p>
                  </table:table-cell>
                  <table:table-cell table:style-name="ce267" office:value-type="string" calcext:value-type="string">
                    <text:p>Remplacement systématique des sources ECLAIRAGE JOUR + EXTERIEUR Pour un sens du tunnel de Bobigny</text:p>
                  </table:table-cell>
                  <table:table-cell table:style-name="ce224" office:value-type="string" calcext:value-type="string">
                    <text:p>Forfait</text:p>
                  </table:table-cell>
                  <table:table-cell table:style-name="ce270" office:value-type="currency" office:currency="EUR" office:value="8256.57" calcext:value-type="currency">
                    <text:p>8 256,57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83]*[.E83]" office:value-type="currency" office:currency="EUR" office:value="3302.628" calcext:value-type="currency">
                    <text:p><text:s/>3 302,63 € </text:p>
                  </table:table-cell>
                  <table:table-cell table:style-name="ce313" table:formula="of:=[.D83]*[.E83]" office:value-type="currency" office:currency="EUR" office:value="3302.628" calcext:value-type="currency">
                    <text:p><text:s/>3 302,63 € </text:p>
                  </table:table-cell>
                  <table:table-cell table:style-name="ce254" table:formula="of:=[.D83]*[.E83]" office:value-type="float" office:value="3302.628" calcext:value-type="float">
                    <text:p>3302,628</text:p>
                  </table:table-cell>
                  <table:table-cell table:style-name="ce254" table:formula="of:=[.D83]*[.E83]" office:value-type="float" office:value="3302.628" calcext:value-type="float">
                    <text:p>3302,628</text:p>
                  </table:table-cell>
                  <table:table-cell table:style-name="ce254" table:formula="of:=[.D83]*[.I83]" office:value-type="float" office:value="27268379.26596" calcext:value-type="float">
                    <text:p>27268379,26596</text:p>
                  </table:table-cell>
                  <table:table-cell table:style-name="ce254" table:number-columns-repeated="1007"/>
                  <table:table-cell table:number-columns-repeated="4"/>
                </table:table-row>
                <table:table-row table:style-name="ro6">
                  <table:table-cell table:style-name="ce163" office:value-type="string" calcext:value-type="string">
                    <text:p>ECPN52</text:p>
                  </table:table-cell>
                  <table:table-cell table:style-name="ce175" office:value-type="string" calcext:value-type="string">
                    <text:p>Remplacement systématique des sources ECLAIRAGE RENFORT <text:s/>Pour un sens du tunnel de Bobigny</text:p>
                  </table:table-cell>
                  <table:table-cell table:style-name="ce224" office:value-type="string" calcext:value-type="string">
                    <text:p>Forfait</text:p>
                  </table:table-cell>
                  <table:table-cell table:style-name="ce270" office:value-type="currency" office:currency="EUR" office:value="8256.57" calcext:value-type="currency">
                    <text:p>8 256,57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84]*[.E84]" office:value-type="currency" office:currency="EUR" office:value="3302.628" calcext:value-type="currency">
                    <text:p><text:s/>3 302,63 € </text:p>
                  </table:table-cell>
                  <table:table-cell table:style-name="ce313" table:formula="of:=[.D84]*[.E84]" office:value-type="currency" office:currency="EUR" office:value="3302.628" calcext:value-type="currency">
                    <text:p><text:s/>3 302,63 € </text:p>
                  </table:table-cell>
                  <table:table-cell table:style-name="ce254" table:formula="of:=[.D84]*[.E84]" office:value-type="float" office:value="3302.628" calcext:value-type="float">
                    <text:p>3302,628</text:p>
                  </table:table-cell>
                  <table:table-cell table:style-name="ce254" table:formula="of:=[.D84]*[.E84]" office:value-type="float" office:value="3302.628" calcext:value-type="float">
                    <text:p>3302,628</text:p>
                  </table:table-cell>
                  <table:table-cell table:style-name="ce254" table:formula="of:=[.D84]*[.I84]" office:value-type="float" office:value="27268379.26596" calcext:value-type="float">
                    <text:p>27268379,26596</text:p>
                  </table:table-cell>
                  <table:table-cell table:style-name="ce254" table:number-columns-repeated="1007"/>
                  <table:table-cell table:number-columns-repeated="4"/>
                </table:table-row>
                <table:table-row table:style-name="ro6">
                  <table:table-cell table:style-name="ce163" office:value-type="string" calcext:value-type="string">
                    <text:p>ECPN53</text:p>
                  </table:table-cell>
                  <table:table-cell table:style-name="ce174" office:value-type="string" calcext:value-type="string">
                    <text:p>Remplacement systématique des sources ECLAIRAGE NUIT + SECOURS Pour un sens du tunnel de Lumen Norton</text:p>
                  </table:table-cell>
                  <table:table-cell table:style-name="ce224" office:value-type="string" calcext:value-type="string">
                    <text:p>Forfait</text:p>
                  </table:table-cell>
                  <table:table-cell table:style-name="ce270" office:value-type="currency" office:currency="EUR" office:value="3562.13" calcext:value-type="currency">
                    <text:p>3 562,13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85]*[.E85]" office:value-type="currency" office:currency="EUR" office:value="1424.852" calcext:value-type="currency">
                    <text:p><text:s/>1 424,85 € </text:p>
                  </table:table-cell>
                  <table:table-cell table:style-name="ce313" table:formula="of:=[.D85]*[.E85]" office:value-type="currency" office:currency="EUR" office:value="1424.852" calcext:value-type="currency">
                    <text:p><text:s/>1 424,85 € </text:p>
                  </table:table-cell>
                  <table:table-cell table:style-name="ce254" table:formula="of:=[.D85]*[.E85]" office:value-type="float" office:value="1424.852" calcext:value-type="float">
                    <text:p>1424,852</text:p>
                  </table:table-cell>
                  <table:table-cell table:style-name="ce254" table:formula="of:=[.D85]*[.E85]" office:value-type="float" office:value="1424.852" calcext:value-type="float">
                    <text:p>1424,852</text:p>
                  </table:table-cell>
                  <table:table-cell table:style-name="ce254" table:formula="of:=[.D85]*[.I85]" office:value-type="float" office:value="5075508.05476" calcext:value-type="float">
                    <text:p>5075508,05476</text:p>
                  </table:table-cell>
                  <table:table-cell table:style-name="ce254" table:number-columns-repeated="1007"/>
                  <table:table-cell table:number-columns-repeated="4"/>
                </table:table-row>
                <table:table-row table:style-name="ro10">
                  <table:table-cell table:style-name="ce163" office:value-type="string" calcext:value-type="string">
                    <text:p>ECPN55</text:p>
                  </table:table-cell>
                  <table:table-cell table:style-name="ce267" office:value-type="string" calcext:value-type="string">
                    <text:p>Remplacement systématique des sources ECLAIRAGE JOUR + EXTERIEUR Pour un sens du tunnel de Lumen Norton</text:p>
                  </table:table-cell>
                  <table:table-cell table:style-name="ce224" office:value-type="string" calcext:value-type="string">
                    <text:p>Forfait</text:p>
                  </table:table-cell>
                  <table:table-cell table:style-name="ce270" office:value-type="currency" office:currency="EUR" office:value="3562.13" calcext:value-type="currency">
                    <text:p>3 562,13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86]*[.E86]" office:value-type="currency" office:currency="EUR" office:value="1424.852" calcext:value-type="currency">
                    <text:p><text:s/>1 424,85 € </text:p>
                  </table:table-cell>
                  <table:table-cell table:style-name="ce313" table:formula="of:=[.D86]*[.E86]" office:value-type="currency" office:currency="EUR" office:value="1424.852" calcext:value-type="currency">
                    <text:p><text:s/>1 424,85 € </text:p>
                  </table:table-cell>
                  <table:table-cell table:style-name="ce254" table:formula="of:=[.D86]*[.E86]" office:value-type="float" office:value="1424.852" calcext:value-type="float">
                    <text:p>1424,852</text:p>
                  </table:table-cell>
                  <table:table-cell table:style-name="ce254" table:formula="of:=[.D86]*[.E86]" office:value-type="float" office:value="1424.852" calcext:value-type="float">
                    <text:p>1424,852</text:p>
                  </table:table-cell>
                  <table:table-cell table:style-name="ce254" table:formula="of:=[.D86]*[.I86]" office:value-type="float" office:value="5075508.05476" calcext:value-type="float">
                    <text:p>5075508,05476</text:p>
                  </table:table-cell>
                  <table:table-cell table:style-name="ce254" table:number-columns-repeated="1007"/>
                  <table:table-cell table:number-columns-repeated="4"/>
                </table:table-row>
                <table:table-row table:style-name="ro6">
                  <table:table-cell table:style-name="ce163" office:value-type="string" calcext:value-type="string">
                    <text:p>ECPN57</text:p>
                  </table:table-cell>
                  <table:table-cell table:style-name="ce175" office:value-type="string" calcext:value-type="string">
                    <text:p>Remplacement systématique des sources ECLAIRAGE RENFORT <text:s/>Pour un sens du tunnel de Lumen Norton</text:p>
                  </table:table-cell>
                  <table:table-cell table:style-name="ce224" office:value-type="string" calcext:value-type="string">
                    <text:p>Forfait</text:p>
                  </table:table-cell>
                  <table:table-cell table:style-name="ce270" office:value-type="currency" office:currency="EUR" office:value="3562.13" calcext:value-type="currency">
                    <text:p>3 562,13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87]*[.E87]" office:value-type="currency" office:currency="EUR" office:value="1424.852" calcext:value-type="currency">
                    <text:p><text:s/>1 424,85 € </text:p>
                  </table:table-cell>
                  <table:table-cell table:style-name="ce313" table:formula="of:=[.D87]*[.E87]" office:value-type="currency" office:currency="EUR" office:value="1424.852" calcext:value-type="currency">
                    <text:p><text:s/>1 424,85 € </text:p>
                  </table:table-cell>
                  <table:table-cell table:style-name="ce254" table:formula="of:=[.D87]*[.E87]" office:value-type="float" office:value="1424.852" calcext:value-type="float">
                    <text:p>1424,852</text:p>
                  </table:table-cell>
                  <table:table-cell table:style-name="ce254" table:formula="of:=[.D87]*[.E87]" office:value-type="float" office:value="1424.852" calcext:value-type="float">
                    <text:p>1424,852</text:p>
                  </table:table-cell>
                  <table:table-cell table:style-name="ce254" table:formula="of:=[.D87]*[.I87]" office:value-type="float" office:value="5075508.05476" calcext:value-type="float">
                    <text:p>5075508,05476</text:p>
                  </table:table-cell>
                  <table:table-cell table:style-name="ce254" table:number-columns-repeated="1007"/>
                  <table:table-cell table:number-columns-repeated="4"/>
                </table:table-row>
                <table:table-row table:style-name="ro10">
                  <table:table-cell table:style-name="ce163" office:value-type="string" calcext:value-type="string">
                    <text:p>ECPN59</text:p>
                  </table:table-cell>
                  <table:table-cell table:style-name="ce268" office:value-type="string" calcext:value-type="string">
                    <text:p>Remplacement systématique des sources Eclairage Viaduc Pour un sens du tunnel de Lumen Norton</text:p>
                  </table:table-cell>
                  <table:table-cell table:style-name="ce224" office:value-type="string" calcext:value-type="string">
                    <text:p>Forfait</text:p>
                  </table:table-cell>
                  <table:table-cell table:style-name="ce270"/>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88]*[.E88]" office:value-type="currency" office:currency="EUR" office:value="0" calcext:value-type="currency">
                    <text:p>-00 € </text:p>
                  </table:table-cell>
                  <table:table-cell table:style-name="ce313" table:formula="of:=[.D88]*[.E88]" office:value-type="currency" office:currency="EUR" office:value="0" calcext:value-type="currency">
                    <text:p>-00 € </text:p>
                  </table:table-cell>
                  <table:table-cell table:style-name="ce254" table:formula="of:=[.D88]*[.E88]" office:value-type="float" office:value="0" calcext:value-type="float">
                    <text:p>0</text:p>
                  </table:table-cell>
                  <table:table-cell table:style-name="ce254" table:formula="of:=[.D88]*[.E88]" office:value-type="float" office:value="0" calcext:value-type="float">
                    <text:p>0</text:p>
                  </table:table-cell>
                  <table:table-cell table:style-name="ce254" table:formula="of:=[.D88]*[.I88]" office:value-type="float" office:value="0" calcext:value-type="float">
                    <text:p>0</text:p>
                  </table:table-cell>
                  <table:table-cell table:style-name="ce254" table:number-columns-repeated="1007"/>
                  <table:table-cell table:number-columns-repeated="4"/>
                </table:table-row>
                <table:table-row table:style-name="ro6">
                  <table:table-cell table:style-name="ce163" office:value-type="string" calcext:value-type="string">
                    <text:p>ECPN61</text:p>
                  </table:table-cell>
                  <table:table-cell table:style-name="ce174" office:value-type="string" calcext:value-type="string">
                    <text:p>Remplacement systématique des sources ECLAIRAGE NUIT + SECOURS Pour un sens du tunnel de La Courneuve</text:p>
                  </table:table-cell>
                  <table:table-cell table:style-name="ce224" office:value-type="string" calcext:value-type="string">
                    <text:p>Forfait</text:p>
                  </table:table-cell>
                  <table:table-cell table:style-name="ce270" office:value-type="currency" office:currency="EUR" office:value="4749.5" calcext:value-type="currency">
                    <text:p>4 749,50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89]*[.E89]" office:value-type="currency" office:currency="EUR" office:value="1899.8" calcext:value-type="currency">
                    <text:p><text:s/>1 899,80 € </text:p>
                  </table:table-cell>
                  <table:table-cell table:style-name="ce313" table:formula="of:=[.D89]*[.E89]" office:value-type="currency" office:currency="EUR" office:value="1899.8" calcext:value-type="currency">
                    <text:p><text:s/>1 899,80 € </text:p>
                  </table:table-cell>
                  <table:table-cell table:style-name="ce254" table:formula="of:=[.D89]*[.E89]" office:value-type="float" office:value="1899.8" calcext:value-type="float">
                    <text:p>1899,8</text:p>
                  </table:table-cell>
                  <table:table-cell table:style-name="ce254" table:formula="of:=[.D89]*[.E89]" office:value-type="float" office:value="1899.8" calcext:value-type="float">
                    <text:p>1899,8</text:p>
                  </table:table-cell>
                  <table:table-cell table:style-name="ce254" table:formula="of:=[.D89]*[.I89]" office:value-type="float" office:value="9023100.1" calcext:value-type="float">
                    <text:p>9023100,1</text:p>
                  </table:table-cell>
                  <table:table-cell table:style-name="ce254" table:number-columns-repeated="1007"/>
                  <table:table-cell table:number-columns-repeated="4"/>
                </table:table-row>
                <table:table-row table:style-name="ro10">
                  <table:table-cell table:style-name="ce163" office:value-type="string" calcext:value-type="string">
                    <text:p>ECPN62</text:p>
                  </table:table-cell>
                  <table:table-cell table:style-name="ce267" office:value-type="string" calcext:value-type="string">
                    <text:p>Remplacement systématique des sources ECLAIRAGE JOUR + EXTERIEUR Pour un sens du tunnel de La Courneuve</text:p>
                  </table:table-cell>
                  <table:table-cell table:style-name="ce224" office:value-type="string" calcext:value-type="string">
                    <text:p>Forfait</text:p>
                  </table:table-cell>
                  <table:table-cell table:style-name="ce270" office:value-type="currency" office:currency="EUR" office:value="4749.5" calcext:value-type="currency">
                    <text:p>4 749,50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90]*[.E90]" office:value-type="currency" office:currency="EUR" office:value="1899.8" calcext:value-type="currency">
                    <text:p><text:s/>1 899,80 € </text:p>
                  </table:table-cell>
                  <table:table-cell table:style-name="ce313" table:formula="of:=[.D90]*[.E90]" office:value-type="currency" office:currency="EUR" office:value="1899.8" calcext:value-type="currency">
                    <text:p><text:s/>1 899,80 € </text:p>
                  </table:table-cell>
                  <table:table-cell table:style-name="ce254" table:formula="of:=[.D90]*[.E90]" office:value-type="float" office:value="1899.8" calcext:value-type="float">
                    <text:p>1899,8</text:p>
                  </table:table-cell>
                  <table:table-cell table:style-name="ce254" table:formula="of:=[.D90]*[.E90]" office:value-type="float" office:value="1899.8" calcext:value-type="float">
                    <text:p>1899,8</text:p>
                  </table:table-cell>
                  <table:table-cell table:style-name="ce254" table:formula="of:=[.D90]*[.I90]" office:value-type="float" office:value="9023100.1" calcext:value-type="float">
                    <text:p>9023100,1</text:p>
                  </table:table-cell>
                  <table:table-cell table:style-name="ce254" table:number-columns-repeated="1007"/>
                  <table:table-cell table:number-columns-repeated="4"/>
                </table:table-row>
                <table:table-row table:style-name="ro6">
                  <table:table-cell table:style-name="ce163" office:value-type="string" calcext:value-type="string">
                    <text:p>ECPN63</text:p>
                  </table:table-cell>
                  <table:table-cell table:style-name="ce175" office:value-type="string" calcext:value-type="string">
                    <text:p>Remplacement systématique des sources ECLAIRAGE RENFORT <text:s/>Pour un sens du tunnel de La Courneuve</text:p>
                  </table:table-cell>
                  <table:table-cell table:style-name="ce224" office:value-type="string" calcext:value-type="string">
                    <text:p>Forfait</text:p>
                  </table:table-cell>
                  <table:table-cell table:style-name="ce270" office:value-type="currency" office:currency="EUR" office:value="2411.88" calcext:value-type="currency">
                    <text:p>2 411,88 €</text:p>
                  </table:table-cell>
                  <table:table-cell table:style-name="ce278" office:value-type="float" office:value="0.4" calcext:value-type="float">
                    <text:p>0,4</text:p>
                  </table:table-cell>
                  <table:table-cell table:style-name="ce283" office:value-type="float" office:value="0" calcext:value-type="float">
                    <text:p>0</text:p>
                  </table:table-cell>
                  <table:table-cell table:style-name="ce295" table:formula="of:=[.D91]*[.E91]" office:value-type="currency" office:currency="EUR" office:value="964.752" calcext:value-type="currency">
                    <text:p><text:s/>964,75 € </text:p>
                  </table:table-cell>
                  <table:table-cell table:style-name="ce313" table:formula="of:=[.D91]*[.E91]" office:value-type="currency" office:currency="EUR" office:value="964.752" calcext:value-type="currency">
                    <text:p><text:s/>964,75 € </text:p>
                  </table:table-cell>
                  <table:table-cell table:style-name="ce254" table:formula="of:=[.D91]*[.E91]" office:value-type="float" office:value="964.752" calcext:value-type="float">
                    <text:p>964,752</text:p>
                  </table:table-cell>
                  <table:table-cell table:style-name="ce254" table:formula="of:=[.D91]*[.E91]" office:value-type="float" office:value="964.752" calcext:value-type="float">
                    <text:p>964,752</text:p>
                  </table:table-cell>
                  <table:table-cell table:style-name="ce254" table:formula="of:=[.D91]*[.I91]" office:value-type="float" office:value="2326866.05376" calcext:value-type="float">
                    <text:p>2326866,05376</text:p>
                  </table:table-cell>
                  <table:table-cell table:style-name="ce254" table:number-columns-repeated="1007"/>
                  <table:table-cell table:number-columns-repeated="4"/>
                </table:table-row>
                <table:table-row table:style-name="ro6">
                  <table:table-cell table:style-name="ce163" office:value-type="string" calcext:value-type="string">
                    <text:p>ECPN64</text:p>
                  </table:table-cell>
                  <table:table-cell table:style-name="ce174" office:value-type="string" calcext:value-type="string">
                    <text:p>Remplacement systématique des sources ECLAIRAGE NUIT + SECOURS Pour un sens du tunnel de Landy</text:p>
                  </table:table-cell>
                  <table:table-cell table:style-name="ce224" office:value-type="string" calcext:value-type="string">
                    <text:p>Forfait</text:p>
                  </table:table-cell>
                  <table:table-cell table:style-name="ce270" office:value-type="currency" office:currency="EUR" office:value="15231.31" calcext:value-type="currency">
                    <text:p>15 231,31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92]*[.E92]" office:value-type="currency" office:currency="EUR" office:value="6092.524" calcext:value-type="currency">
                    <text:p><text:s/>6 092,52 € </text:p>
                  </table:table-cell>
                  <table:table-cell table:style-name="ce313" table:formula="of:=[.D92]*[.E92]" office:value-type="currency" office:currency="EUR" office:value="6092.524" calcext:value-type="currency">
                    <text:p><text:s/>6 092,52 € </text:p>
                  </table:table-cell>
                  <table:table-cell table:style-name="ce254" table:formula="of:=[.D92]*[.E92]" office:value-type="float" office:value="6092.524" calcext:value-type="float">
                    <text:p>6092,524</text:p>
                  </table:table-cell>
                  <table:table-cell table:style-name="ce254" table:formula="of:=[.D92]*[.E92]" office:value-type="float" office:value="6092.524" calcext:value-type="float">
                    <text:p>6092,524</text:p>
                  </table:table-cell>
                  <table:table-cell table:style-name="ce254" table:formula="of:=[.D92]*[.I92]" office:value-type="float" office:value="92797121.72644" calcext:value-type="float">
                    <text:p>92797121,72644</text:p>
                  </table:table-cell>
                  <table:table-cell table:style-name="ce254" table:number-columns-repeated="1007"/>
                  <table:table-cell table:number-columns-repeated="4"/>
                </table:table-row>
                <table:table-row table:style-name="ro10">
                  <table:table-cell table:style-name="ce163" office:value-type="string" calcext:value-type="string">
                    <text:p>ECPN65</text:p>
                  </table:table-cell>
                  <table:table-cell table:style-name="ce267" office:value-type="string" calcext:value-type="string">
                    <text:p>Remplacement systématique des sources ECLAIRAGE JOUR + EXTERIEUR Pour un sens du tunnel de Landy</text:p>
                  </table:table-cell>
                  <table:table-cell table:style-name="ce224" office:value-type="string" calcext:value-type="string">
                    <text:p>Forfait</text:p>
                  </table:table-cell>
                  <table:table-cell table:style-name="ce270" office:value-type="currency" office:currency="EUR" office:value="15231.31" calcext:value-type="currency">
                    <text:p>15 231,31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93]*[.E93]" office:value-type="currency" office:currency="EUR" office:value="6092.524" calcext:value-type="currency">
                    <text:p><text:s/>6 092,52 € </text:p>
                  </table:table-cell>
                  <table:table-cell table:style-name="ce313" table:formula="of:=[.D93]*[.E93]" office:value-type="currency" office:currency="EUR" office:value="6092.524" calcext:value-type="currency">
                    <text:p><text:s/>6 092,52 € </text:p>
                  </table:table-cell>
                  <table:table-cell table:style-name="ce254" table:formula="of:=[.D93]*[.E93]" office:value-type="float" office:value="6092.524" calcext:value-type="float">
                    <text:p>6092,524</text:p>
                  </table:table-cell>
                  <table:table-cell table:style-name="ce254" table:formula="of:=[.D93]*[.E93]" office:value-type="float" office:value="6092.524" calcext:value-type="float">
                    <text:p>6092,524</text:p>
                  </table:table-cell>
                  <table:table-cell table:style-name="ce254" table:formula="of:=[.D93]*[.I93]" office:value-type="float" office:value="92797121.72644" calcext:value-type="float">
                    <text:p>92797121,72644</text:p>
                  </table:table-cell>
                  <table:table-cell table:style-name="ce254" table:number-columns-repeated="1007"/>
                  <table:table-cell table:number-columns-repeated="4"/>
                </table:table-row>
                <table:table-row table:style-name="ro6">
                  <table:table-cell table:style-name="ce163" office:value-type="string" calcext:value-type="string">
                    <text:p>ECPN66</text:p>
                  </table:table-cell>
                  <table:table-cell table:style-name="ce175" office:value-type="string" calcext:value-type="string">
                    <text:p>Remplacement systématique des sources ECLAIRAGE RENFORT <text:s/>Pour un sens du tunnel de Landy</text:p>
                  </table:table-cell>
                  <table:table-cell table:style-name="ce224" office:value-type="string" calcext:value-type="string">
                    <text:p>Forfait</text:p>
                  </table:table-cell>
                  <table:table-cell table:style-name="ce270" office:value-type="currency" office:currency="EUR" office:value="15203.47" calcext:value-type="currency">
                    <text:p>15 203,47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94]*[.E94]" office:value-type="currency" office:currency="EUR" office:value="6081.388" calcext:value-type="currency">
                    <text:p><text:s/>6 081,39 € </text:p>
                  </table:table-cell>
                  <table:table-cell table:style-name="ce313" table:formula="of:=[.D94]*[.E94]" office:value-type="currency" office:currency="EUR" office:value="6081.388" calcext:value-type="currency">
                    <text:p><text:s/>6 081,39 € </text:p>
                  </table:table-cell>
                  <table:table-cell table:style-name="ce254" table:formula="of:=[.D94]*[.E94]" office:value-type="float" office:value="6081.388" calcext:value-type="float">
                    <text:p>6081,388</text:p>
                  </table:table-cell>
                  <table:table-cell table:style-name="ce254" table:formula="of:=[.D94]*[.E94]" office:value-type="float" office:value="6081.388" calcext:value-type="float">
                    <text:p>6081,388</text:p>
                  </table:table-cell>
                  <table:table-cell table:style-name="ce254" table:formula="of:=[.D94]*[.I94]" office:value-type="float" office:value="92458200.01636" calcext:value-type="float">
                    <text:p>92458200,01636</text:p>
                  </table:table-cell>
                  <table:table-cell table:style-name="ce254" table:number-columns-repeated="1007"/>
                  <table:table-cell table:number-columns-repeated="4"/>
                </table:table-row>
                <table:table-row table:style-name="ro6">
                  <table:table-cell table:style-name="ce163" office:value-type="string" calcext:value-type="string">
                    <text:p>ECPN67</text:p>
                  </table:table-cell>
                  <table:table-cell table:style-name="ce174" office:value-type="string" calcext:value-type="string">
                    <text:p>Remplacement systématique des sources ECLAIRAGE NUIT + SECOURS Pour un sens du tunnel de Taverny</text:p>
                  </table:table-cell>
                  <table:table-cell table:style-name="ce224" office:value-type="string" calcext:value-type="string">
                    <text:p>Forfait</text:p>
                  </table:table-cell>
                  <table:table-cell table:style-name="ce270" office:value-type="currency" office:currency="EUR" office:value="11297.88" calcext:value-type="currency">
                    <text:p>11 297,88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95]*[.E95]" office:value-type="currency" office:currency="EUR" office:value="4519.152" calcext:value-type="currency">
                    <text:p><text:s/>4 519,15 € </text:p>
                  </table:table-cell>
                  <table:table-cell table:style-name="ce313" table:formula="of:=[.D95]*[.E95]" office:value-type="currency" office:currency="EUR" office:value="4519.152" calcext:value-type="currency">
                    <text:p><text:s/>4 519,15 € </text:p>
                  </table:table-cell>
                  <table:table-cell table:style-name="ce254" table:formula="of:=[.D95]*[.E95]" office:value-type="float" office:value="4519.152" calcext:value-type="float">
                    <text:p>4519,152</text:p>
                  </table:table-cell>
                  <table:table-cell table:style-name="ce254" table:formula="of:=[.D95]*[.E95]" office:value-type="float" office:value="4519.152" calcext:value-type="float">
                    <text:p>4519,152</text:p>
                  </table:table-cell>
                  <table:table-cell table:style-name="ce254" table:formula="of:=[.D95]*[.I95]" office:value-type="float" office:value="51056836.99776" calcext:value-type="float">
                    <text:p>51056836,99776</text:p>
                  </table:table-cell>
                  <table:table-cell table:style-name="ce254" table:number-columns-repeated="1007"/>
                  <table:table-cell table:number-columns-repeated="4"/>
                </table:table-row>
                <table:table-row table:style-name="ro10">
                  <table:table-cell table:style-name="ce163" office:value-type="string" calcext:value-type="string">
                    <text:p>ECPN68</text:p>
                  </table:table-cell>
                  <table:table-cell table:style-name="ce267" office:value-type="string" calcext:value-type="string">
                    <text:p>Remplacement systématique des sources ECLAIRAGE JOUR + EXTERIEUR Pour un sens du tunnel de Taverny</text:p>
                  </table:table-cell>
                  <table:table-cell table:style-name="ce224" office:value-type="string" calcext:value-type="string">
                    <text:p>Forfait</text:p>
                  </table:table-cell>
                  <table:table-cell table:style-name="ce270" office:value-type="currency" office:currency="EUR" office:value="5176.44" calcext:value-type="currency">
                    <text:p>5 176,44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96]*[.E96]" office:value-type="currency" office:currency="EUR" office:value="2070.576" calcext:value-type="currency">
                    <text:p><text:s/>2 070,58 € </text:p>
                  </table:table-cell>
                  <table:table-cell table:style-name="ce313" table:formula="of:=[.D96]*[.E96]" office:value-type="currency" office:currency="EUR" office:value="2070.576" calcext:value-type="currency">
                    <text:p><text:s/>2 070,58 € </text:p>
                  </table:table-cell>
                  <table:table-cell table:style-name="ce254" table:formula="of:=[.D96]*[.E96]" office:value-type="float" office:value="2070.576" calcext:value-type="float">
                    <text:p>2070,576</text:p>
                  </table:table-cell>
                  <table:table-cell table:style-name="ce254" table:formula="of:=[.D96]*[.E96]" office:value-type="float" office:value="2070.576" calcext:value-type="float">
                    <text:p>2070,576</text:p>
                  </table:table-cell>
                  <table:table-cell table:style-name="ce254" table:formula="of:=[.D96]*[.I96]" office:value-type="float" office:value="10718212.42944" calcext:value-type="float">
                    <text:p>10718212,42944</text:p>
                  </table:table-cell>
                  <table:table-cell table:style-name="ce254" table:number-columns-repeated="1007"/>
                  <table:table-cell table:number-columns-repeated="4"/>
                </table:table-row>
                <table:table-row table:style-name="ro6">
                  <table:table-cell table:style-name="ce163" office:value-type="string" calcext:value-type="string">
                    <text:p>ECPN69</text:p>
                  </table:table-cell>
                  <table:table-cell table:style-name="ce175" office:value-type="string" calcext:value-type="string">
                    <text:p>Remplacement systématique des sources ECLAIRAGE RENFORT <text:s/>Pour un sens du tunnel de Taverny</text:p>
                  </table:table-cell>
                  <table:table-cell table:style-name="ce224" office:value-type="string" calcext:value-type="string">
                    <text:p>Forfait</text:p>
                  </table:table-cell>
                  <table:table-cell table:style-name="ce270" office:value-type="currency" office:currency="EUR" office:value="6530.88" calcext:value-type="currency">
                    <text:p>6 530,88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97]*[.E97]" office:value-type="currency" office:currency="EUR" office:value="2612.352" calcext:value-type="currency">
                    <text:p><text:s/>2 612,35 € </text:p>
                  </table:table-cell>
                  <table:table-cell table:style-name="ce313" table:formula="of:=[.D97]*[.E97]" office:value-type="currency" office:currency="EUR" office:value="2612.352" calcext:value-type="currency">
                    <text:p><text:s/>2 612,35 € </text:p>
                  </table:table-cell>
                  <table:table-cell table:style-name="ce254" table:formula="of:=[.D97]*[.E97]" office:value-type="float" office:value="2612.352" calcext:value-type="float">
                    <text:p>2612,352</text:p>
                  </table:table-cell>
                  <table:table-cell table:style-name="ce254" table:formula="of:=[.D97]*[.E97]" office:value-type="float" office:value="2612.352" calcext:value-type="float">
                    <text:p>2612,352</text:p>
                  </table:table-cell>
                  <table:table-cell table:style-name="ce254" table:formula="of:=[.D97]*[.I97]" office:value-type="float" office:value="17060957.42976" calcext:value-type="float">
                    <text:p>17060957,42976</text:p>
                  </table:table-cell>
                  <table:table-cell table:style-name="ce254" table:number-columns-repeated="1007"/>
                  <table:table-cell table:number-columns-repeated="4"/>
                </table:table-row>
              </table:table-row-group>
              <table:table-row table:style-name="ro8">
                <table:table-cell table:style-name="ce164" office:value-type="string" calcext:value-type="string" table:number-columns-spanned="6" table:number-rows-spanned="1">
                  <text:p>Secteur SUD</text:p>
                </table:table-cell>
                <table:covered-table-cell table:number-columns-repeated="2"/>
                <table:covered-table-cell table:style-name="ce271"/>
                <table:covered-table-cell table:style-name="ce276"/>
                <table:covered-table-cell table:style-name="ce285" office:value-type="float" office:value="0.4" calcext:value-type="float">
                  <text:p>0,4</text:p>
                </table:covered-table-cell>
                <table:table-cell table:style-name="ce296" table:formula="of:=SUM([.G99:.G113])" office:value-type="currency" office:currency="EUR" office:value="45334.424" calcext:value-type="currency">
                  <text:p><text:s/>45 334,42 € </text:p>
                </table:table-cell>
                <table:table-cell table:style-name="ce314" table:formula="of:=SUM([.H99:.H113])" office:value-type="currency" office:currency="EUR" office:value="45334.424" calcext:value-type="currency">
                  <text:p><text:s/>45 334,42 € </text:p>
                </table:table-cell>
                <table:table-cell table:number-columns-repeated="1014"/>
              </table:table-row>
              <table:table-row-group>
                <table:table-row table:style-name="ro6">
                  <table:table-cell table:style-name="ce163" office:value-type="string" calcext:value-type="string">
                    <text:p>ECPS50</text:p>
                  </table:table-cell>
                  <table:table-cell table:style-name="ce174" office:value-type="string" calcext:value-type="string">
                    <text:p>Remplacement systématique des sources ECLAIRAGE NUIT + SECOURS Pour un sens du tunnel de Bicêtre</text:p>
                  </table:table-cell>
                  <table:table-cell table:style-name="ce224" office:value-type="string" calcext:value-type="string">
                    <text:p>Forfait</text:p>
                  </table:table-cell>
                  <table:table-cell table:style-name="ce270" office:value-type="currency" office:currency="EUR" office:value="8654.41" calcext:value-type="currency">
                    <text:p>8 654,41 €</text:p>
                  </table:table-cell>
                  <table:table-cell table:style-name="ce278" office:value-type="float" office:value="0.4" calcext:value-type="float">
                    <text:p>0,4</text:p>
                  </table:table-cell>
                  <table:table-cell table:style-name="ce285" office:value-type="float" office:value="0.0625" calcext:value-type="float">
                    <text:p>0,0625</text:p>
                  </table:table-cell>
                  <table:table-cell table:style-name="ce295" table:formula="of:=[.D99]*[.E99]" office:value-type="currency" office:currency="EUR" office:value="3461.764" calcext:value-type="currency">
                    <text:p><text:s/>3 461,76 € </text:p>
                  </table:table-cell>
                  <table:table-cell table:style-name="ce313" table:formula="of:=[.D99]*[.E99]" office:value-type="currency" office:currency="EUR" office:value="3461.764" calcext:value-type="currency">
                    <text:p><text:s/>3 461,76 € </text:p>
                  </table:table-cell>
                  <table:table-cell table:style-name="ce254" table:formula="of:=[.D99]*[.E99]" office:value-type="float" office:value="3461.764" calcext:value-type="float">
                    <text:p>3461,764</text:p>
                  </table:table-cell>
                  <table:table-cell table:style-name="ce254" table:formula="of:=[.D99]*[.E99]" office:value-type="float" office:value="3461.764" calcext:value-type="float">
                    <text:p>3461,764</text:p>
                  </table:table-cell>
                  <table:table-cell table:style-name="ce254" table:formula="of:=[.D99]*[.I99]" office:value-type="float" office:value="29959524.97924" calcext:value-type="float">
                    <text:p>29959524,97924</text:p>
                  </table:table-cell>
                  <table:table-cell table:style-name="ce254" table:number-columns-repeated="1007"/>
                  <table:table-cell table:number-columns-repeated="4"/>
                </table:table-row>
                <table:table-row table:style-name="ro10">
                  <table:table-cell table:style-name="ce163" office:value-type="string" calcext:value-type="string">
                    <text:p>ECPS51</text:p>
                  </table:table-cell>
                  <table:table-cell table:style-name="ce267" office:value-type="string" calcext:value-type="string">
                    <text:p>Remplacement systématique des sources ECLAIRAGE JOUR + EXTERIEUR Pour un sens du tunnel de Bicêtre</text:p>
                  </table:table-cell>
                  <table:table-cell table:style-name="ce224" office:value-type="string" calcext:value-type="string">
                    <text:p>Forfait</text:p>
                  </table:table-cell>
                  <table:table-cell table:style-name="ce270" office:value-type="currency" office:currency="EUR" office:value="5213.57" calcext:value-type="currency">
                    <text:p>5 213,57 €</text:p>
                  </table:table-cell>
                  <table:table-cell table:style-name="ce278" office:value-type="float" office:value="0.4" calcext:value-type="float">
                    <text:p>0,4</text:p>
                  </table:table-cell>
                  <table:table-cell table:style-name="ce285" office:value-type="float" office:value="0.75" calcext:value-type="float">
                    <text:p>0,75</text:p>
                  </table:table-cell>
                  <table:table-cell table:style-name="ce295" table:formula="of:=[.D100]*[.E100]" office:value-type="currency" office:currency="EUR" office:value="2085.428" calcext:value-type="currency">
                    <text:p><text:s/>2 085,43 € </text:p>
                  </table:table-cell>
                  <table:table-cell table:style-name="ce313" table:formula="of:=[.D100]*[.E100]" office:value-type="currency" office:currency="EUR" office:value="2085.428" calcext:value-type="currency">
                    <text:p><text:s/>2 085,43 € </text:p>
                  </table:table-cell>
                  <table:table-cell table:style-name="ce254" table:formula="of:=[.D100]*[.E100]" office:value-type="float" office:value="2085.428" calcext:value-type="float">
                    <text:p>2085,428</text:p>
                  </table:table-cell>
                  <table:table-cell table:style-name="ce254" table:formula="of:=[.D100]*[.E100]" office:value-type="float" office:value="2085.428" calcext:value-type="float">
                    <text:p>2085,428</text:p>
                  </table:table-cell>
                  <table:table-cell table:style-name="ce254" table:formula="of:=[.D100]*[.I100]" office:value-type="float" office:value="10872524.85796" calcext:value-type="float">
                    <text:p>10872524,85796</text:p>
                  </table:table-cell>
                  <table:table-cell table:style-name="ce254" table:number-columns-repeated="1007"/>
                  <table:table-cell table:number-columns-repeated="4"/>
                </table:table-row>
                <table:table-row table:style-name="ro6">
                  <table:table-cell table:style-name="ce163" office:value-type="string" calcext:value-type="string">
                    <text:p>ECPS52</text:p>
                  </table:table-cell>
                  <table:table-cell table:style-name="ce175" office:value-type="string" calcext:value-type="string">
                    <text:p>Remplacement systématique des sources ECLAIRAGE RENFORT <text:s/>Pour un sens du tunnel de Bicêtre</text:p>
                  </table:table-cell>
                  <table:table-cell table:style-name="ce224" office:value-type="string" calcext:value-type="string">
                    <text:p>Forfait</text:p>
                  </table:table-cell>
                  <table:table-cell table:style-name="ce270" office:value-type="currency" office:currency="EUR" office:value="23858.01" calcext:value-type="currency">
                    <text:p>23 858,01 €</text:p>
                  </table:table-cell>
                  <table:table-cell table:style-name="ce278" office:value-type="float" office:value="0.4" calcext:value-type="float">
                    <text:p>0,4</text:p>
                  </table:table-cell>
                  <table:table-cell table:style-name="ce285" office:value-type="float" office:value="0.4" calcext:value-type="float">
                    <text:p>0,4</text:p>
                  </table:table-cell>
                  <table:table-cell table:style-name="ce295" table:formula="of:=[.D101]*[.E101]" office:value-type="currency" office:currency="EUR" office:value="9543.204" calcext:value-type="currency">
                    <text:p><text:s/>9 543,20 € </text:p>
                  </table:table-cell>
                  <table:table-cell table:style-name="ce313" table:formula="of:=[.D101]*[.E101]" office:value-type="currency" office:currency="EUR" office:value="9543.204" calcext:value-type="currency">
                    <text:p><text:s/>9 543,20 € </text:p>
                  </table:table-cell>
                  <table:table-cell table:style-name="ce254" table:formula="of:=[.D101]*[.E101]" office:value-type="float" office:value="9543.204" calcext:value-type="float">
                    <text:p>9543,204</text:p>
                  </table:table-cell>
                  <table:table-cell table:style-name="ce254" table:formula="of:=[.D101]*[.E101]" office:value-type="float" office:value="9543.204" calcext:value-type="float">
                    <text:p>9543,204</text:p>
                  </table:table-cell>
                  <table:table-cell table:style-name="ce254" table:formula="of:=[.D101]*[.I101]" office:value-type="float" office:value="227681856.46404" calcext:value-type="float">
                    <text:p>227681856,46404</text:p>
                  </table:table-cell>
                  <table:table-cell table:style-name="ce254" table:number-columns-repeated="1007"/>
                  <table:table-cell table:number-columns-repeated="4"/>
                </table:table-row>
                <table:table-row table:style-name="ro6">
                  <table:table-cell table:style-name="ce163" office:value-type="string" calcext:value-type="string">
                    <text:p>ECPS53</text:p>
                  </table:table-cell>
                  <table:table-cell table:style-name="ce174" office:value-type="string" calcext:value-type="string">
                    <text:p>Remplacement systématique des sources ECLAIRAGE NUIT + SECOURS Pour un sens du tunnel de Antony</text:p>
                  </table:table-cell>
                  <table:table-cell table:style-name="ce224" office:value-type="string" calcext:value-type="string">
                    <text:p>Forfait</text:p>
                  </table:table-cell>
                  <table:table-cell table:style-name="ce270" office:value-type="currency" office:currency="EUR" office:value="6344.63" calcext:value-type="currency">
                    <text:p>6 344,63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02]*[.E102]" office:value-type="currency" office:currency="EUR" office:value="2537.852" calcext:value-type="currency">
                    <text:p><text:s/>2 537,85 € </text:p>
                  </table:table-cell>
                  <table:table-cell table:style-name="ce313" table:formula="of:=[.D102]*[.E102]" office:value-type="currency" office:currency="EUR" office:value="2537.852" calcext:value-type="currency">
                    <text:p><text:s/>2 537,85 € </text:p>
                  </table:table-cell>
                  <table:table-cell table:style-name="ce254" table:formula="of:=[.D102]*[.E102]" office:value-type="float" office:value="2537.852" calcext:value-type="float">
                    <text:p>2537,852</text:p>
                  </table:table-cell>
                  <table:table-cell table:style-name="ce254" table:formula="of:=[.D102]*[.E102]" office:value-type="float" office:value="2537.852" calcext:value-type="float">
                    <text:p>2537,852</text:p>
                  </table:table-cell>
                  <table:table-cell table:style-name="ce254" table:formula="of:=[.D102]*[.I102]" office:value-type="float" office:value="16101731.93476" calcext:value-type="float">
                    <text:p>16101731,93476</text:p>
                  </table:table-cell>
                  <table:table-cell table:style-name="ce254" table:number-columns-repeated="1007"/>
                  <table:table-cell table:number-columns-repeated="4"/>
                </table:table-row>
                <table:table-row table:style-name="ro10">
                  <table:table-cell table:style-name="ce163" office:value-type="string" calcext:value-type="string">
                    <text:p>ECPS54</text:p>
                  </table:table-cell>
                  <table:table-cell table:style-name="ce267" office:value-type="string" calcext:value-type="string">
                    <text:p>Remplacement systématique des sources ECLAIRAGE JOUR + EXTERIEUR Pour un sens du tunnel de Antony</text:p>
                  </table:table-cell>
                  <table:table-cell table:style-name="ce224" office:value-type="string" calcext:value-type="string">
                    <text:p>Forfait</text:p>
                  </table:table-cell>
                  <table:table-cell table:style-name="ce270" office:value-type="currency" office:currency="EUR" office:value="2810.97" calcext:value-type="currency">
                    <text:p>2 810,97 €</text:p>
                  </table:table-cell>
                  <table:table-cell table:style-name="ce278" office:value-type="float" office:value="0.4" calcext:value-type="float">
                    <text:p>0,4</text:p>
                  </table:table-cell>
                  <table:table-cell table:style-name="ce283" office:value-type="float" office:value="0.5" calcext:value-type="float">
                    <text:p>0,5</text:p>
                  </table:table-cell>
                  <table:table-cell table:style-name="ce295" table:formula="of:=[.D103]*[.E103]" office:value-type="currency" office:currency="EUR" office:value="1124.388" calcext:value-type="currency">
                    <text:p><text:s/>1 124,39 € </text:p>
                  </table:table-cell>
                  <table:table-cell table:style-name="ce313" table:formula="of:=[.D103]*[.E103]" office:value-type="currency" office:currency="EUR" office:value="1124.388" calcext:value-type="currency">
                    <text:p><text:s/>1 124,39 € </text:p>
                  </table:table-cell>
                  <table:table-cell table:style-name="ce254" table:formula="of:=[.D103]*[.E103]" office:value-type="float" office:value="1124.388" calcext:value-type="float">
                    <text:p>1124,388</text:p>
                  </table:table-cell>
                  <table:table-cell table:style-name="ce254" table:formula="of:=[.D103]*[.E103]" office:value-type="float" office:value="1124.388" calcext:value-type="float">
                    <text:p>1124,388</text:p>
                  </table:table-cell>
                  <table:table-cell table:style-name="ce254" table:formula="of:=[.D103]*[.I103]" office:value-type="float" office:value="3160620.93636" calcext:value-type="float">
                    <text:p>3160620,93636</text:p>
                  </table:table-cell>
                  <table:table-cell table:style-name="ce254" table:number-columns-repeated="1007"/>
                  <table:table-cell table:number-columns-repeated="4"/>
                </table:table-row>
                <table:table-row table:style-name="ro6">
                  <table:table-cell table:style-name="ce163" office:value-type="string" calcext:value-type="string">
                    <text:p>ECPS55</text:p>
                  </table:table-cell>
                  <table:table-cell table:style-name="ce175" office:value-type="string" calcext:value-type="string">
                    <text:p>Remplacement systématique des sources ECLAIRAGE RENFORT <text:s/>Pour un sens du tunnel de Antony</text:p>
                  </table:table-cell>
                  <table:table-cell table:style-name="ce224" office:value-type="string" calcext:value-type="string">
                    <text:p>Forfait</text:p>
                  </table:table-cell>
                  <table:table-cell table:style-name="ce270" office:value-type="currency" office:currency="EUR" office:value="4693.82" calcext:value-type="currency">
                    <text:p>4 693,82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04]*[.E104]" office:value-type="currency" office:currency="EUR" office:value="1877.528" calcext:value-type="currency">
                    <text:p><text:s/>1 877,53 € </text:p>
                  </table:table-cell>
                  <table:table-cell table:style-name="ce313" table:formula="of:=[.D104]*[.E104]" office:value-type="currency" office:currency="EUR" office:value="1877.528" calcext:value-type="currency">
                    <text:p><text:s/>1 877,53 € </text:p>
                  </table:table-cell>
                  <table:table-cell table:style-name="ce254" table:formula="of:=[.D104]*[.E104]" office:value-type="float" office:value="1877.528" calcext:value-type="float">
                    <text:p>1877,528</text:p>
                  </table:table-cell>
                  <table:table-cell table:style-name="ce254" table:formula="of:=[.D104]*[.E104]" office:value-type="float" office:value="1877.528" calcext:value-type="float">
                    <text:p>1877,528</text:p>
                  </table:table-cell>
                  <table:table-cell table:style-name="ce254" table:formula="of:=[.D104]*[.I104]" office:value-type="float" office:value="8812778.47696" calcext:value-type="float">
                    <text:p>8812778,47696</text:p>
                  </table:table-cell>
                  <table:table-cell table:style-name="ce254" table:number-columns-repeated="1007"/>
                  <table:table-cell table:number-columns-repeated="4"/>
                </table:table-row>
                <table:table-row table:style-name="ro6">
                  <table:table-cell table:style-name="ce163" office:value-type="string" calcext:value-type="string">
                    <text:p>ECPS58</text:p>
                  </table:table-cell>
                  <table:table-cell table:style-name="ce174" office:value-type="string" calcext:value-type="string">
                    <text:p>Remplacement systématique des sources ECLAIRAGE NUIT + SECOURS Pour un sens du tunnel de Orly</text:p>
                  </table:table-cell>
                  <table:table-cell table:style-name="ce224" office:value-type="string" calcext:value-type="string">
                    <text:p>Forfait</text:p>
                  </table:table-cell>
                  <table:table-cell table:style-name="ce270" office:value-type="currency" office:currency="EUR" office:value="3960.6" calcext:value-type="currency">
                    <text:p>3 960,60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05]*[.E105]" office:value-type="currency" office:currency="EUR" office:value="1584.24" calcext:value-type="currency">
                    <text:p><text:s/>1 584,24 € </text:p>
                  </table:table-cell>
                  <table:table-cell table:style-name="ce313" table:formula="of:=[.D105]*[.E105]" office:value-type="currency" office:currency="EUR" office:value="1584.24" calcext:value-type="currency">
                    <text:p><text:s/>1 584,24 € </text:p>
                  </table:table-cell>
                  <table:table-cell table:style-name="ce254" table:formula="of:=[.D105]*[.E105]" office:value-type="float" office:value="1584.24" calcext:value-type="float">
                    <text:p>1584,24</text:p>
                  </table:table-cell>
                  <table:table-cell table:style-name="ce254" table:formula="of:=[.D105]*[.E105]" office:value-type="float" office:value="1584.24" calcext:value-type="float">
                    <text:p>1584,24</text:p>
                  </table:table-cell>
                  <table:table-cell table:style-name="ce254" table:formula="of:=[.D105]*[.I105]" office:value-type="float" office:value="6274540.944" calcext:value-type="float">
                    <text:p>6274540,944</text:p>
                  </table:table-cell>
                  <table:table-cell table:style-name="ce254" table:number-columns-repeated="1007"/>
                  <table:table-cell table:number-columns-repeated="4"/>
                </table:table-row>
                <table:table-row table:style-name="ro10">
                  <table:table-cell table:style-name="ce163" office:value-type="string" calcext:value-type="string">
                    <text:p>ECPS56</text:p>
                  </table:table-cell>
                  <table:table-cell table:style-name="ce267" office:value-type="string" calcext:value-type="string">
                    <text:p>Remplacement systématique des sources ECLAIRAGE JOUR + EXTERIEUR Pour un sens du tunnel de Orly</text:p>
                  </table:table-cell>
                  <table:table-cell table:style-name="ce224" office:value-type="string" calcext:value-type="string">
                    <text:p>Forfait</text:p>
                  </table:table-cell>
                  <table:table-cell table:style-name="ce270" office:value-type="currency" office:currency="EUR" office:value="2263.38" calcext:value-type="currency">
                    <text:p>2 263,38 €</text:p>
                  </table:table-cell>
                  <table:table-cell table:style-name="ce278" office:value-type="float" office:value="0.4" calcext:value-type="float">
                    <text:p>0,4</text:p>
                  </table:table-cell>
                  <table:table-cell table:style-name="ce285" office:value-type="float" office:value="0.4" calcext:value-type="float">
                    <text:p>0,4</text:p>
                  </table:table-cell>
                  <table:table-cell table:style-name="ce295" table:formula="of:=[.D106]*[.E106]" office:value-type="currency" office:currency="EUR" office:value="905.352" calcext:value-type="currency">
                    <text:p><text:s/>905,35 € </text:p>
                  </table:table-cell>
                  <table:table-cell table:style-name="ce313" table:formula="of:=[.D106]*[.E106]" office:value-type="currency" office:currency="EUR" office:value="905.352" calcext:value-type="currency">
                    <text:p><text:s/>905,35 € </text:p>
                  </table:table-cell>
                  <table:table-cell table:style-name="ce254" table:formula="of:=[.D106]*[.E106]" office:value-type="float" office:value="905.352" calcext:value-type="float">
                    <text:p>905,352</text:p>
                  </table:table-cell>
                  <table:table-cell table:style-name="ce254" table:formula="of:=[.D106]*[.E106]" office:value-type="float" office:value="905.352" calcext:value-type="float">
                    <text:p>905,352</text:p>
                  </table:table-cell>
                  <table:table-cell table:style-name="ce254" table:formula="of:=[.D106]*[.I106]" office:value-type="float" office:value="2049155.60976" calcext:value-type="float">
                    <text:p>2049155,60976</text:p>
                  </table:table-cell>
                  <table:table-cell table:style-name="ce254" table:number-columns-repeated="1007"/>
                  <table:table-cell table:number-columns-repeated="4"/>
                </table:table-row>
                <table:table-row table:style-name="ro6">
                  <table:table-cell table:style-name="ce163" office:value-type="string" calcext:value-type="string">
                    <text:p>ECPS57</text:p>
                  </table:table-cell>
                  <table:table-cell table:style-name="ce175" office:value-type="string" calcext:value-type="string">
                    <text:p>Remplacement systématique des sources ECLAIRAGE RENFORT <text:s/>Pour un sens du tunnel de Orly</text:p>
                  </table:table-cell>
                  <table:table-cell table:style-name="ce224" office:value-type="string" calcext:value-type="string">
                    <text:p>Forfait</text:p>
                  </table:table-cell>
                  <table:table-cell table:style-name="ce270" office:value-type="currency" office:currency="EUR" office:value="17439" calcext:value-type="currency">
                    <text:p>17 439,00 €</text:p>
                  </table:table-cell>
                  <table:table-cell table:style-name="ce278" office:value-type="float" office:value="0.4" calcext:value-type="float">
                    <text:p>0,4</text:p>
                  </table:table-cell>
                  <table:table-cell table:style-name="ce285" office:value-type="float" office:value="0.4" calcext:value-type="float">
                    <text:p>0,4</text:p>
                  </table:table-cell>
                  <table:table-cell table:style-name="ce295" table:formula="of:=[.D107]*[.E107]" office:value-type="currency" office:currency="EUR" office:value="6975.6" calcext:value-type="currency">
                    <text:p><text:s/>6 975,60 € </text:p>
                  </table:table-cell>
                  <table:table-cell table:style-name="ce313" table:formula="of:=[.D107]*[.E107]" office:value-type="currency" office:currency="EUR" office:value="6975.6" calcext:value-type="currency">
                    <text:p><text:s/>6 975,60 € </text:p>
                  </table:table-cell>
                  <table:table-cell table:style-name="ce254" table:formula="of:=[.D107]*[.E107]" office:value-type="float" office:value="6975.6" calcext:value-type="float">
                    <text:p>6975,6</text:p>
                  </table:table-cell>
                  <table:table-cell table:style-name="ce254" table:formula="of:=[.D107]*[.E107]" office:value-type="float" office:value="6975.6" calcext:value-type="float">
                    <text:p>6975,6</text:p>
                  </table:table-cell>
                  <table:table-cell table:style-name="ce254" table:formula="of:=[.D107]*[.I107]" office:value-type="float" office:value="121647488.4" calcext:value-type="float">
                    <text:p>121647488,4</text:p>
                  </table:table-cell>
                  <table:table-cell table:style-name="ce254" table:number-columns-repeated="1007"/>
                  <table:table-cell table:number-columns-repeated="4"/>
                </table:table-row>
                <table:table-row table:style-name="ro6">
                  <table:table-cell table:style-name="ce163" office:value-type="string" calcext:value-type="string">
                    <text:p>ECPS59</text:p>
                  </table:table-cell>
                  <table:table-cell table:style-name="ce174" office:value-type="string" calcext:value-type="string">
                    <text:p>Remplacement systématique des sources ECLAIRAGE NUIT + SECOURS Pour un sens du tunnel Fresnes</text:p>
                  </table:table-cell>
                  <table:table-cell table:style-name="ce224" office:value-type="string" calcext:value-type="string">
                    <text:p>Forfait</text:p>
                  </table:table-cell>
                  <table:table-cell table:style-name="ce270" office:value-type="currency" office:currency="EUR" office:value="15584.56" calcext:value-type="currency">
                    <text:p>15 584,56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08]*[.E108]" office:value-type="currency" office:currency="EUR" office:value="6233.824" calcext:value-type="currency">
                    <text:p><text:s/>6 233,82 € </text:p>
                  </table:table-cell>
                  <table:table-cell table:style-name="ce313" table:formula="of:=[.D108]*[.E108]" office:value-type="currency" office:currency="EUR" office:value="6233.824" calcext:value-type="currency">
                    <text:p><text:s/>6 233,82 € </text:p>
                  </table:table-cell>
                  <table:table-cell table:style-name="ce254" table:formula="of:=[.D108]*[.E108]" office:value-type="float" office:value="6233.824" calcext:value-type="float">
                    <text:p>6233,824</text:p>
                  </table:table-cell>
                  <table:table-cell table:style-name="ce254" table:formula="of:=[.D108]*[.E108]" office:value-type="float" office:value="6233.824" calcext:value-type="float">
                    <text:p>6233,824</text:p>
                  </table:table-cell>
                  <table:table-cell table:style-name="ce254" table:formula="of:=[.D108]*[.I108]" office:value-type="float" office:value="97151404.15744" calcext:value-type="float">
                    <text:p>97151404,15744</text:p>
                  </table:table-cell>
                  <table:table-cell table:style-name="ce254" table:number-columns-repeated="1007"/>
                  <table:table-cell table:number-columns-repeated="4"/>
                </table:table-row>
                <table:table-row table:style-name="ro10">
                  <table:table-cell table:style-name="ce163" office:value-type="string" calcext:value-type="string">
                    <text:p>ECPS60</text:p>
                  </table:table-cell>
                  <table:table-cell table:style-name="ce267" office:value-type="string" calcext:value-type="string">
                    <text:p>Remplacement systématique des sources ECLAIRAGE JOUR + EXTERIEUR Pour un sens du tunnel Fresnes</text:p>
                  </table:table-cell>
                  <table:table-cell table:style-name="ce224" office:value-type="string" calcext:value-type="string">
                    <text:p>Forfait</text:p>
                  </table:table-cell>
                  <table:table-cell table:style-name="ce270" office:value-type="currency" office:currency="EUR" office:value="2820.25" calcext:value-type="currency">
                    <text:p>2 820,25 €</text:p>
                  </table:table-cell>
                  <table:table-cell table:style-name="ce278" office:value-type="float" office:value="0.4" calcext:value-type="float">
                    <text:p>0,4</text:p>
                  </table:table-cell>
                  <table:table-cell table:style-name="ce283" office:value-type="float" office:value="0.5" calcext:value-type="float">
                    <text:p>0,5</text:p>
                  </table:table-cell>
                  <table:table-cell table:style-name="ce295" table:formula="of:=[.D109]*[.E109]" office:value-type="currency" office:currency="EUR" office:value="1128.1" calcext:value-type="currency">
                    <text:p><text:s/>1 128,10 € </text:p>
                  </table:table-cell>
                  <table:table-cell table:style-name="ce313" table:formula="of:=[.D109]*[.E109]" office:value-type="currency" office:currency="EUR" office:value="1128.1" calcext:value-type="currency">
                    <text:p><text:s/>1 128,10 € </text:p>
                  </table:table-cell>
                  <table:table-cell table:style-name="ce254" table:formula="of:=[.D109]*[.E109]" office:value-type="float" office:value="1128.1" calcext:value-type="float">
                    <text:p>1128,1</text:p>
                  </table:table-cell>
                  <table:table-cell table:style-name="ce254" table:formula="of:=[.D109]*[.E109]" office:value-type="float" office:value="1128.1" calcext:value-type="float">
                    <text:p>1128,1</text:p>
                  </table:table-cell>
                  <table:table-cell table:style-name="ce254" table:formula="of:=[.D109]*[.I109]" office:value-type="float" office:value="3181524.025" calcext:value-type="float">
                    <text:p>3181524,025</text:p>
                  </table:table-cell>
                  <table:table-cell table:style-name="ce254" table:number-columns-repeated="1007"/>
                  <table:table-cell table:number-columns-repeated="4"/>
                </table:table-row>
                <table:table-row table:style-name="ro6">
                  <table:table-cell table:style-name="ce163" office:value-type="string" calcext:value-type="string">
                    <text:p>ECPS61</text:p>
                  </table:table-cell>
                  <table:table-cell table:style-name="ce175" office:value-type="string" calcext:value-type="string">
                    <text:p>Remplacement systématique des sources ECLAIRAGE RENFORT <text:s/>Pour un sens du tunnel Fresnes</text:p>
                  </table:table-cell>
                  <table:table-cell table:style-name="ce224" office:value-type="string" calcext:value-type="string">
                    <text:p>Forfait</text:p>
                  </table:table-cell>
                  <table:table-cell table:style-name="ce270" office:value-type="currency" office:currency="EUR" office:value="10891.19" calcext:value-type="currency">
                    <text:p>10 891,19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10]*[.E110]" office:value-type="currency" office:currency="EUR" office:value="4356.476" calcext:value-type="currency">
                    <text:p><text:s/>4 356,48 € </text:p>
                  </table:table-cell>
                  <table:table-cell table:style-name="ce313" table:formula="of:=[.D110]*[.E110]" office:value-type="currency" office:currency="EUR" office:value="4356.476" calcext:value-type="currency">
                    <text:p><text:s/>4 356,48 € </text:p>
                  </table:table-cell>
                  <table:table-cell table:style-name="ce254" table:formula="of:=[.D110]*[.E110]" office:value-type="float" office:value="4356.476" calcext:value-type="float">
                    <text:p>4356,476</text:p>
                  </table:table-cell>
                  <table:table-cell table:style-name="ce254" table:formula="of:=[.D110]*[.E110]" office:value-type="float" office:value="4356.476" calcext:value-type="float">
                    <text:p>4356,476</text:p>
                  </table:table-cell>
                  <table:table-cell table:style-name="ce254" table:formula="of:=[.D110]*[.I110]" office:value-type="float" office:value="47447207.84644" calcext:value-type="float">
                    <text:p>47447207,84644</text:p>
                  </table:table-cell>
                  <table:table-cell table:style-name="ce254" table:number-columns-repeated="1007"/>
                  <table:table-cell table:number-columns-repeated="4"/>
                </table:table-row>
                <table:table-row table:style-name="ro6">
                  <table:table-cell table:style-name="ce163" office:value-type="string" calcext:value-type="string">
                    <text:p>ECPS62</text:p>
                  </table:table-cell>
                  <table:table-cell table:style-name="ce174" office:value-type="string" calcext:value-type="string">
                    <text:p>Remplacement systématique des sources ECLAIRAGE NUIT + SECOURS Pour un sens du tunnel de Italie</text:p>
                  </table:table-cell>
                  <table:table-cell table:style-name="ce224" office:value-type="string" calcext:value-type="string">
                    <text:p>Forfait</text:p>
                  </table:table-cell>
                  <table:table-cell table:style-name="ce270" office:value-type="currency" office:currency="EUR" office:value="3273.79" calcext:value-type="currency">
                    <text:p>3 273,79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11]*[.E111]" office:value-type="currency" office:currency="EUR" office:value="1309.516" calcext:value-type="currency">
                    <text:p><text:s/>1 309,52 € </text:p>
                  </table:table-cell>
                  <table:table-cell table:style-name="ce313" table:formula="of:=[.D111]*[.E111]" office:value-type="currency" office:currency="EUR" office:value="1309.516" calcext:value-type="currency">
                    <text:p><text:s/>1 309,52 € </text:p>
                  </table:table-cell>
                  <table:table-cell table:style-name="ce254" table:formula="of:=[.D111]*[.E111]" office:value-type="float" office:value="1309.516" calcext:value-type="float">
                    <text:p>1309,516</text:p>
                  </table:table-cell>
                  <table:table-cell table:style-name="ce254" table:formula="of:=[.D111]*[.E111]" office:value-type="float" office:value="1309.516" calcext:value-type="float">
                    <text:p>1309,516</text:p>
                  </table:table-cell>
                  <table:table-cell table:style-name="ce254" table:formula="of:=[.D111]*[.I111]" office:value-type="float" office:value="4287080.38564" calcext:value-type="float">
                    <text:p>4287080,38564</text:p>
                  </table:table-cell>
                  <table:table-cell table:style-name="ce254" table:number-columns-repeated="1007"/>
                  <table:table-cell table:number-columns-repeated="4"/>
                </table:table-row>
                <table:table-row table:style-name="ro10">
                  <table:table-cell table:style-name="ce163" office:value-type="string" calcext:value-type="string">
                    <text:p>ECPS63</text:p>
                  </table:table-cell>
                  <table:table-cell table:style-name="ce267" office:value-type="string" calcext:value-type="string">
                    <text:p>Remplacement systématique des sources ECLAIRAGE JOUR + EXTERIEUR Pour un sens du tunnel de Italie</text:p>
                  </table:table-cell>
                  <table:table-cell table:style-name="ce224" office:value-type="string" calcext:value-type="string">
                    <text:p>Forfait</text:p>
                  </table:table-cell>
                  <table:table-cell table:style-name="ce270" office:value-type="currency" office:currency="EUR" office:value="2012.78" calcext:value-type="currency">
                    <text:p>2 012,78 €</text:p>
                  </table:table-cell>
                  <table:table-cell table:style-name="ce278" office:value-type="float" office:value="0.4" calcext:value-type="float">
                    <text:p>0,4</text:p>
                  </table:table-cell>
                  <table:table-cell table:style-name="ce285" office:value-type="float" office:value="0.5" calcext:value-type="float">
                    <office:annotation draw:style-name="gr14" draw:text-style-name="P2" svg:width="2.899cm" svg:height="2.371cm" svg:x="45.907cm" svg:y="147.572cm" draw:caption-point-x="-0.61cm" draw:caption-point-y="1.511cm">
                      <dc:creator>ELP</dc:creator>
                      <dc:date>2021-09-17T00:00:00</dc:date>
                      <text:p text:style-name="P1"><text:span text:style-name="T1">Jamais commandé dans le précédent marché</text:span></text:p>
                    </office:annotation>
                    <text:p>0,5</text:p>
                  </table:table-cell>
                  <table:table-cell table:style-name="ce295" table:formula="of:=[.D112]*[.E112]" office:value-type="currency" office:currency="EUR" office:value="805.112" calcext:value-type="currency">
                    <text:p><text:s/>805,11 € </text:p>
                  </table:table-cell>
                  <table:table-cell table:style-name="ce313" table:formula="of:=[.D112]*[.E112]" office:value-type="currency" office:currency="EUR" office:value="805.112" calcext:value-type="currency">
                    <text:p><text:s/>805,11 € </text:p>
                  </table:table-cell>
                  <table:table-cell table:style-name="ce254" table:formula="of:=[.D112]*[.E112]" office:value-type="float" office:value="805.112" calcext:value-type="float">
                    <text:p>805,112</text:p>
                  </table:table-cell>
                  <table:table-cell table:style-name="ce254" table:formula="of:=[.D112]*[.E112]" office:value-type="float" office:value="805.112" calcext:value-type="float">
                    <text:p>805,112</text:p>
                  </table:table-cell>
                  <table:table-cell table:style-name="ce254" table:formula="of:=[.D112]*[.I112]" office:value-type="float" office:value="1620513.33136" calcext:value-type="float">
                    <text:p>1620513,33136</text:p>
                  </table:table-cell>
                  <table:table-cell table:style-name="ce254" table:number-columns-repeated="1007"/>
                  <table:table-cell table:number-columns-repeated="4"/>
                </table:table-row>
                <table:table-row table:style-name="ro6">
                  <table:table-cell table:style-name="ce163" office:value-type="string" calcext:value-type="string">
                    <text:p>ECPS64</text:p>
                  </table:table-cell>
                  <table:table-cell table:style-name="ce175" office:value-type="string" calcext:value-type="string">
                    <text:p>Remplacement systématique des sources ECLAIRAGE RENFORT <text:s/>Pour un sens du tunnel de Italie</text:p>
                  </table:table-cell>
                  <table:table-cell table:style-name="ce224" office:value-type="string" calcext:value-type="string">
                    <text:p>Forfait</text:p>
                  </table:table-cell>
                  <table:table-cell table:style-name="ce270" office:value-type="currency" office:currency="EUR" office:value="3515.1" calcext:value-type="currency">
                    <text:p>3 515,10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13]*[.E113]" office:value-type="currency" office:currency="EUR" office:value="1406.04" calcext:value-type="currency">
                    <text:p><text:s/>1 406,04 € </text:p>
                  </table:table-cell>
                  <table:table-cell table:style-name="ce313" table:formula="of:=[.D113]*[.E113]" office:value-type="currency" office:currency="EUR" office:value="1406.04" calcext:value-type="currency">
                    <text:p><text:s/>1 406,04 € </text:p>
                  </table:table-cell>
                  <table:table-cell table:style-name="ce254" table:formula="of:=[.D113]*[.E113]" office:value-type="float" office:value="1406.04" calcext:value-type="float">
                    <text:p>1406,04</text:p>
                  </table:table-cell>
                  <table:table-cell table:style-name="ce254" table:formula="of:=[.D113]*[.E113]" office:value-type="float" office:value="1406.04" calcext:value-type="float">
                    <text:p>1406,04</text:p>
                  </table:table-cell>
                  <table:table-cell table:style-name="ce254" table:formula="of:=[.D113]*[.I113]" office:value-type="float" office:value="4942371.204" calcext:value-type="float">
                    <text:p>4942371,204</text:p>
                  </table:table-cell>
                  <table:table-cell table:style-name="ce254" table:number-columns-repeated="1007"/>
                  <table:table-cell table:number-columns-repeated="4"/>
                </table:table-row>
              </table:table-row-group>
              <table:table-row table:style-name="ro8">
                <table:table-cell table:style-name="ce164" office:value-type="string" calcext:value-type="string" table:number-columns-spanned="6" table:number-rows-spanned="1">
                  <text:p>Secteur OUEST</text:p>
                </table:table-cell>
                <table:covered-table-cell table:number-columns-repeated="2"/>
                <table:covered-table-cell table:style-name="ce271"/>
                <table:covered-table-cell table:style-name="ce276"/>
                <table:covered-table-cell table:style-name="ce285" office:value-type="float" office:value="0.4" calcext:value-type="float">
                  <text:p>0,4</text:p>
                </table:covered-table-cell>
                <table:table-cell table:style-name="ce296" table:formula="of:=SUM([.G115:.G144])" office:value-type="currency" office:currency="EUR" office:value="134553.696" calcext:value-type="currency">
                  <text:p><text:s/>134 553,70 € </text:p>
                </table:table-cell>
                <table:table-cell table:style-name="ce314" table:formula="of:=SUM([.H115:.H144])" office:value-type="currency" office:currency="EUR" office:value="134553.696" calcext:value-type="currency">
                  <text:p><text:s/>134 553,70 € </text:p>
                </table:table-cell>
                <table:table-cell table:number-columns-repeated="1014"/>
              </table:table-row>
              <table:table-row-group>
                <table:table-row table:style-name="ro6">
                  <table:table-cell table:style-name="ce163" office:value-type="string" calcext:value-type="string">
                    <text:p>ECPB51</text:p>
                  </table:table-cell>
                  <table:table-cell table:style-name="ce174" office:value-type="string" calcext:value-type="string">
                    <text:p>Remplacement systématique des sources ECLAIRAGE NUIT + SECOURS Pour un sens du tunnel Ambroise Paré</text:p>
                  </table:table-cell>
                  <table:table-cell table:style-name="ce224" office:value-type="string" calcext:value-type="string">
                    <text:p>Forfait</text:p>
                  </table:table-cell>
                  <table:table-cell table:style-name="ce270" office:value-type="currency" office:currency="EUR" office:value="5612.66" calcext:value-type="currency">
                    <text:p>5 612,66 €</text:p>
                  </table:table-cell>
                  <table:table-cell table:style-name="ce278" office:value-type="float" office:value="0.4" calcext:value-type="float">
                    <text:p>0,4</text:p>
                  </table:table-cell>
                  <table:table-cell table:style-name="ce285" office:value-type="float" office:value="1" calcext:value-type="float">
                    <text:p>1</text:p>
                  </table:table-cell>
                  <table:table-cell table:style-name="ce295" table:formula="of:=[.D115]*[.E115]" office:value-type="currency" office:currency="EUR" office:value="2245.064" calcext:value-type="currency">
                    <text:p><text:s/>2 245,06 € </text:p>
                  </table:table-cell>
                  <table:table-cell table:style-name="ce313" table:formula="of:=[.D115]*[.E115]" office:value-type="currency" office:currency="EUR" office:value="2245.064" calcext:value-type="currency">
                    <text:p><text:s/>2 245,06 € </text:p>
                  </table:table-cell>
                  <table:table-cell table:style-name="ce254" table:formula="of:=[.D115]*[.E115]" office:value-type="float" office:value="2245.064" calcext:value-type="float">
                    <text:p>2245,064</text:p>
                  </table:table-cell>
                  <table:table-cell table:style-name="ce254" table:formula="of:=[.D115]*[.E115]" office:value-type="float" office:value="2245.064" calcext:value-type="float">
                    <text:p>2245,064</text:p>
                  </table:table-cell>
                  <table:table-cell table:style-name="ce254" table:formula="of:=[.D115]*[.I115]" office:value-type="float" office:value="12600780.91024" calcext:value-type="float">
                    <text:p>12600780,91024</text:p>
                  </table:table-cell>
                  <table:table-cell table:style-name="ce254" table:number-columns-repeated="1007"/>
                  <table:table-cell table:number-columns-repeated="4"/>
                </table:table-row>
                <table:table-row table:style-name="ro10">
                  <table:table-cell table:style-name="ce163" office:value-type="string" calcext:value-type="string">
                    <text:p>ECPB52</text:p>
                  </table:table-cell>
                  <table:table-cell table:style-name="ce267" office:value-type="string" calcext:value-type="string">
                    <text:p>Remplacement systématique des sources ECLAIRAGE JOUR + EXTERIEUR Pour un sens du tunnel Ambroise Paré</text:p>
                  </table:table-cell>
                  <table:table-cell table:style-name="ce224" office:value-type="string" calcext:value-type="string">
                    <text:p>Forfait</text:p>
                  </table:table-cell>
                  <table:table-cell table:style-name="ce270" office:value-type="currency" office:currency="EUR" office:value="5464.16" calcext:value-type="currency">
                    <text:p>5 464,16 €</text:p>
                  </table:table-cell>
                  <table:table-cell table:style-name="ce278" office:value-type="float" office:value="0.4" calcext:value-type="float">
                    <text:p>0,4</text:p>
                  </table:table-cell>
                  <table:table-cell table:style-name="ce285" office:value-type="float" office:value="1" calcext:value-type="float">
                    <text:p>1</text:p>
                  </table:table-cell>
                  <table:table-cell table:style-name="ce295" table:formula="of:=[.D116]*[.E116]" office:value-type="currency" office:currency="EUR" office:value="2185.664" calcext:value-type="currency">
                    <text:p><text:s/>2 185,66 € </text:p>
                  </table:table-cell>
                  <table:table-cell table:style-name="ce313" table:formula="of:=[.D116]*[.E116]" office:value-type="currency" office:currency="EUR" office:value="2185.664" calcext:value-type="currency">
                    <text:p><text:s/>2 185,66 € </text:p>
                  </table:table-cell>
                  <table:table-cell table:style-name="ce254" table:formula="of:=[.D116]*[.E116]" office:value-type="float" office:value="2185.664" calcext:value-type="float">
                    <text:p>2185,664</text:p>
                  </table:table-cell>
                  <table:table-cell table:style-name="ce254" table:formula="of:=[.D116]*[.E116]" office:value-type="float" office:value="2185.664" calcext:value-type="float">
                    <text:p>2185,664</text:p>
                  </table:table-cell>
                  <table:table-cell table:style-name="ce254" table:formula="of:=[.D116]*[.I116]" office:value-type="float" office:value="11942817.80224" calcext:value-type="float">
                    <text:p>11942817,80224</text:p>
                  </table:table-cell>
                  <table:table-cell table:style-name="ce254" table:number-columns-repeated="1007"/>
                  <table:table-cell table:number-columns-repeated="4"/>
                </table:table-row>
                <table:table-row table:style-name="ro6">
                  <table:table-cell table:style-name="ce163" office:value-type="string" calcext:value-type="string">
                    <text:p>ECPB53</text:p>
                  </table:table-cell>
                  <table:table-cell table:style-name="ce175" office:value-type="string" calcext:value-type="string">
                    <text:p>Remplacement systématique des sources ECLAIRAGE RENFORT <text:s/>Pour un sens du tunnel Ambroise Paré</text:p>
                  </table:table-cell>
                  <table:table-cell table:style-name="ce224" office:value-type="string" calcext:value-type="string">
                    <text:p>Forfait</text:p>
                  </table:table-cell>
                  <table:table-cell table:style-name="ce270" office:value-type="currency" office:currency="EUR" office:value="6734.45" calcext:value-type="currency">
                    <text:p>6 734,45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17]*[.E117]" office:value-type="currency" office:currency="EUR" office:value="2693.78" calcext:value-type="currency">
                    <text:p><text:s/>2 693,78 € </text:p>
                  </table:table-cell>
                  <table:table-cell table:style-name="ce313" table:formula="of:=[.D117]*[.E117]" office:value-type="currency" office:currency="EUR" office:value="2693.78" calcext:value-type="currency">
                    <text:p><text:s/>2 693,78 € </text:p>
                  </table:table-cell>
                  <table:table-cell table:style-name="ce254" table:formula="of:=[.D117]*[.E117]" office:value-type="float" office:value="2693.78" calcext:value-type="float">
                    <text:p>2693,78</text:p>
                  </table:table-cell>
                  <table:table-cell table:style-name="ce254" table:formula="of:=[.D117]*[.E117]" office:value-type="float" office:value="2693.78" calcext:value-type="float">
                    <text:p>2693,78</text:p>
                  </table:table-cell>
                  <table:table-cell table:style-name="ce254" table:formula="of:=[.D117]*[.I117]" office:value-type="float" office:value="18141126.721" calcext:value-type="float">
                    <text:p>18141126,721</text:p>
                  </table:table-cell>
                  <table:table-cell table:style-name="ce254" table:number-columns-repeated="1007"/>
                  <table:table-cell table:number-columns-repeated="4"/>
                </table:table-row>
                <table:table-row table:style-name="ro6">
                  <table:table-cell table:style-name="ce163" office:value-type="string" calcext:value-type="string">
                    <text:p>ECPB54</text:p>
                  </table:table-cell>
                  <table:table-cell table:style-name="ce174" office:value-type="string" calcext:value-type="string">
                    <text:p>Remplacement systématique des sources ECLAIRAGE NUIT + SECOURS Pour un sens du tunnel Chennevières</text:p>
                  </table:table-cell>
                  <table:table-cell table:style-name="ce224" office:value-type="string" calcext:value-type="string">
                    <text:p>Forfait</text:p>
                  </table:table-cell>
                  <table:table-cell table:style-name="ce270" office:value-type="currency" office:currency="EUR" office:value="6938.62" calcext:value-type="currency">
                    <text:p>6 938,62 €</text:p>
                  </table:table-cell>
                  <table:table-cell table:style-name="ce278" office:value-type="float" office:value="0.4" calcext:value-type="float">
                    <text:p>0,4</text:p>
                  </table:table-cell>
                  <table:table-cell table:style-name="ce285" office:value-type="float" office:value="0.5" calcext:value-type="float">
                    <office:annotation draw:style-name="gr12" draw:text-style-name="P2" svg:width="2.899cm" svg:height="1.937cm" svg:x="45.907cm" svg:y="155.363cm" draw:caption-point-x="-0.61cm" draw:caption-point-y="1.511cm">
                      <dc:creator>ELP</dc:creator>
                      <dc:date>2021-09-20T00:00:00</dc:date>
                      <text:p text:style-name="P1"><text:span text:style-name="T1">1 commandé au total sur le marché précédent</text:span></text:p>
                    </office:annotation>
                    <text:p>0,5</text:p>
                  </table:table-cell>
                  <table:table-cell table:style-name="ce295" table:formula="of:=[.D118]*[.E118]" office:value-type="currency" office:currency="EUR" office:value="2775.448" calcext:value-type="currency">
                    <text:p><text:s/>2 775,45 € </text:p>
                  </table:table-cell>
                  <table:table-cell table:style-name="ce313" table:formula="of:=[.D118]*[.E118]" office:value-type="currency" office:currency="EUR" office:value="2775.448" calcext:value-type="currency">
                    <text:p><text:s/>2 775,45 € </text:p>
                  </table:table-cell>
                  <table:table-cell table:style-name="ce254" table:formula="of:=[.D118]*[.E118]" office:value-type="float" office:value="2775.448" calcext:value-type="float">
                    <text:p>2775,448</text:p>
                  </table:table-cell>
                  <table:table-cell table:style-name="ce254" table:formula="of:=[.D118]*[.E118]" office:value-type="float" office:value="2775.448" calcext:value-type="float">
                    <text:p>2775,448</text:p>
                  </table:table-cell>
                  <table:table-cell table:style-name="ce254" table:formula="of:=[.D118]*[.I118]" office:value-type="float" office:value="19257779.00176" calcext:value-type="float">
                    <text:p>19257779,00176</text:p>
                  </table:table-cell>
                  <table:table-cell table:style-name="ce254" table:number-columns-repeated="1007"/>
                  <table:table-cell table:number-columns-repeated="4"/>
                </table:table-row>
                <table:table-row table:style-name="ro10">
                  <table:table-cell table:style-name="ce163" office:value-type="string" calcext:value-type="string">
                    <text:p>ECPB55</text:p>
                  </table:table-cell>
                  <table:table-cell table:style-name="ce267" office:value-type="string" calcext:value-type="string">
                    <text:p>Remplacement systématique des sources ECLAIRAGE JOUR + EXTERIEUR Pour un sens du tunnel Chennevières</text:p>
                  </table:table-cell>
                  <table:table-cell table:style-name="ce224" office:value-type="string" calcext:value-type="string">
                    <text:p>Forfait</text:p>
                  </table:table-cell>
                  <table:table-cell table:style-name="ce270" office:value-type="currency" office:currency="EUR" office:value="4322.57" calcext:value-type="currency">
                    <text:p>4 322,57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19]*[.E119]" office:value-type="currency" office:currency="EUR" office:value="1729.028" calcext:value-type="currency">
                    <text:p><text:s/>1 729,03 € </text:p>
                  </table:table-cell>
                  <table:table-cell table:style-name="ce313" table:formula="of:=[.D119]*[.E119]" office:value-type="currency" office:currency="EUR" office:value="1729.028" calcext:value-type="currency">
                    <text:p><text:s/>1 729,03 € </text:p>
                  </table:table-cell>
                  <table:table-cell table:style-name="ce254" table:formula="of:=[.D119]*[.E119]" office:value-type="float" office:value="1729.028" calcext:value-type="float">
                    <text:p>1729,028</text:p>
                  </table:table-cell>
                  <table:table-cell table:style-name="ce254" table:formula="of:=[.D119]*[.E119]" office:value-type="float" office:value="1729.028" calcext:value-type="float">
                    <text:p>1729,028</text:p>
                  </table:table-cell>
                  <table:table-cell table:style-name="ce254" table:formula="of:=[.D119]*[.I119]" office:value-type="float" office:value="7473844.56196" calcext:value-type="float">
                    <text:p>7473844,56196</text:p>
                  </table:table-cell>
                  <table:table-cell table:style-name="ce254" table:number-columns-repeated="1007"/>
                  <table:table-cell table:number-columns-repeated="4"/>
                </table:table-row>
                <table:table-row table:style-name="ro6">
                  <table:table-cell table:style-name="ce163" office:value-type="string" calcext:value-type="string">
                    <text:p>ECPB56</text:p>
                  </table:table-cell>
                  <table:table-cell table:style-name="ce175" office:value-type="string" calcext:value-type="string">
                    <text:p>Remplacement systématique des sources ECLAIRAGE RENFORT <text:s/>Pour un sens du tunnel Chennevières</text:p>
                  </table:table-cell>
                  <table:table-cell table:style-name="ce224" office:value-type="string" calcext:value-type="string">
                    <text:p>Forfait</text:p>
                  </table:table-cell>
                  <table:table-cell table:style-name="ce270" office:value-type="currency" office:currency="EUR" office:value="6660.44" calcext:value-type="currency">
                    <text:p>6 660,44 €</text:p>
                  </table:table-cell>
                  <table:table-cell table:style-name="ce278" office:value-type="float" office:value="0.4" calcext:value-type="float">
                    <text:p>0,4</text:p>
                  </table:table-cell>
                  <table:table-cell table:style-name="ce285" office:value-type="float" office:value="0" calcext:value-type="float">
                    <office:annotation draw:style-name="gr13" draw:text-style-name="P2" svg:width="2.899cm" svg:height="1.799cm" svg:x="45.907cm" svg:y="158.254cm" draw:caption-point-x="-0.61cm" draw:caption-point-y="1.511cm">
                      <dc:creator>ELP</dc:creator>
                      <dc:date>2021-09-20T00:00:00</dc:date>
                      <text:p text:style-name="P1"><text:span text:style-name="T1">Inexistant sur marché précédent</text:span></text:p>
                    </office:annotation>
                    <text:p>0</text:p>
                  </table:table-cell>
                  <table:table-cell table:style-name="ce295" table:formula="of:=[.D120]*[.E120]" office:value-type="currency" office:currency="EUR" office:value="2664.176" calcext:value-type="currency">
                    <text:p><text:s/>2 664,18 € </text:p>
                  </table:table-cell>
                  <table:table-cell table:style-name="ce313" table:formula="of:=[.D120]*[.E120]" office:value-type="currency" office:currency="EUR" office:value="2664.176" calcext:value-type="currency">
                    <text:p><text:s/>2 664,18 € </text:p>
                  </table:table-cell>
                  <table:table-cell table:style-name="ce254" table:formula="of:=[.D120]*[.E120]" office:value-type="float" office:value="2664.176" calcext:value-type="float">
                    <text:p>2664,176</text:p>
                  </table:table-cell>
                  <table:table-cell table:style-name="ce254" table:formula="of:=[.D120]*[.E120]" office:value-type="float" office:value="2664.176" calcext:value-type="float">
                    <text:p>2664,176</text:p>
                  </table:table-cell>
                  <table:table-cell table:style-name="ce254" table:formula="of:=[.D120]*[.I120]" office:value-type="float" office:value="17744584.39744" calcext:value-type="float">
                    <text:p>17744584,39744</text:p>
                  </table:table-cell>
                  <table:table-cell table:style-name="ce254" table:number-columns-repeated="1007"/>
                  <table:table-cell table:number-columns-repeated="4"/>
                </table:table-row>
                <table:table-row table:style-name="ro6">
                  <table:table-cell table:style-name="ce163" office:value-type="string" calcext:value-type="string">
                    <text:p>ECPB57</text:p>
                  </table:table-cell>
                  <table:table-cell table:style-name="ce174" office:value-type="string" calcext:value-type="string">
                    <text:p>Remplacement systématique des sources ECLAIRAGE NUIT + SECOURS Pour un sens du tunnel Fontenay</text:p>
                  </table:table-cell>
                  <table:table-cell table:style-name="ce224" office:value-type="string" calcext:value-type="string">
                    <text:p>Forfait</text:p>
                  </table:table-cell>
                  <table:table-cell table:style-name="ce270" office:value-type="currency" office:currency="EUR" office:value="4137.57" calcext:value-type="currency">
                    <text:p>4 137,57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21]*[.E121]" office:value-type="currency" office:currency="EUR" office:value="1655.028" calcext:value-type="currency">
                    <text:p><text:s/>1 655,03 € </text:p>
                  </table:table-cell>
                  <table:table-cell table:style-name="ce313" table:formula="of:=[.D121]*[.E121]" office:value-type="currency" office:currency="EUR" office:value="1655.028" calcext:value-type="currency">
                    <text:p><text:s/>1 655,03 € </text:p>
                  </table:table-cell>
                  <table:table-cell table:style-name="ce254" table:formula="of:=[.D121]*[.E121]" office:value-type="float" office:value="1655.028" calcext:value-type="float">
                    <text:p>1655,028</text:p>
                  </table:table-cell>
                  <table:table-cell table:style-name="ce254" table:formula="of:=[.D121]*[.E121]" office:value-type="float" office:value="1655.028" calcext:value-type="float">
                    <text:p>1655,028</text:p>
                  </table:table-cell>
                  <table:table-cell table:style-name="ce254" table:formula="of:=[.D121]*[.I121]" office:value-type="float" office:value="6847794.20196" calcext:value-type="float">
                    <text:p>6847794,20196</text:p>
                  </table:table-cell>
                  <table:table-cell table:style-name="ce254" table:number-columns-repeated="1007"/>
                  <table:table-cell table:number-columns-repeated="4"/>
                </table:table-row>
                <table:table-row table:style-name="ro10">
                  <table:table-cell table:style-name="ce163" office:value-type="string" calcext:value-type="string">
                    <text:p>ECPB58</text:p>
                  </table:table-cell>
                  <table:table-cell table:style-name="ce267" office:value-type="string" calcext:value-type="string">
                    <text:p>Remplacement systématique des sources ECLAIRAGE JOUR + EXTERIEUR Pour un sens du tunnel Fontenay</text:p>
                  </table:table-cell>
                  <table:table-cell table:style-name="ce224" office:value-type="string" calcext:value-type="string">
                    <text:p>Forfait</text:p>
                  </table:table-cell>
                  <table:table-cell table:style-name="ce270" office:value-type="currency" office:currency="EUR" office:value="4063.32" calcext:value-type="currency">
                    <text:p>4 063,32 €</text:p>
                  </table:table-cell>
                  <table:table-cell table:style-name="ce278" office:value-type="float" office:value="0.4" calcext:value-type="float">
                    <text:p>0,4</text:p>
                  </table:table-cell>
                  <table:table-cell table:style-name="ce285" office:value-type="float" office:value="0.5" calcext:value-type="float">
                    <office:annotation draw:style-name="gr12" draw:text-style-name="P2" svg:width="2.899cm" svg:height="1.937cm" svg:x="45.907cm" svg:y="161.18cm" draw:caption-point-x="-0.61cm" draw:caption-point-y="1.51cm">
                      <dc:creator>ELP</dc:creator>
                      <dc:date>2021-09-17T00:00:00</dc:date>
                      <text:p text:style-name="P1"><text:span text:style-name="T1">Jamais commandé sur le précédent marché</text:span></text:p>
                    </office:annotation>
                    <text:p>0,5</text:p>
                  </table:table-cell>
                  <table:table-cell table:style-name="ce295" table:formula="of:=[.D122]*[.E122]" office:value-type="currency" office:currency="EUR" office:value="1625.328" calcext:value-type="currency">
                    <text:p><text:s/>1 625,33 € </text:p>
                  </table:table-cell>
                  <table:table-cell table:style-name="ce313" table:formula="of:=[.D122]*[.E122]" office:value-type="currency" office:currency="EUR" office:value="1625.328" calcext:value-type="currency">
                    <text:p><text:s/>1 625,33 € </text:p>
                  </table:table-cell>
                  <table:table-cell table:style-name="ce254" table:formula="of:=[.D122]*[.E122]" office:value-type="float" office:value="1625.328" calcext:value-type="float">
                    <text:p>1625,328</text:p>
                  </table:table-cell>
                  <table:table-cell table:style-name="ce254" table:formula="of:=[.D122]*[.E122]" office:value-type="float" office:value="1625.328" calcext:value-type="float">
                    <text:p>1625,328</text:p>
                  </table:table-cell>
                  <table:table-cell table:style-name="ce254" table:formula="of:=[.D122]*[.I122]" office:value-type="float" office:value="6604227.76896" calcext:value-type="float">
                    <text:p>6604227,76896</text:p>
                  </table:table-cell>
                  <table:table-cell table:style-name="ce254" table:number-columns-repeated="1007"/>
                  <table:table-cell table:number-columns-repeated="4"/>
                </table:table-row>
                <table:table-row table:style-name="ro6">
                  <table:table-cell table:style-name="ce163" office:value-type="string" calcext:value-type="string">
                    <text:p>ECPB59</text:p>
                  </table:table-cell>
                  <table:table-cell table:style-name="ce175" office:value-type="string" calcext:value-type="string">
                    <text:p>Remplacement systématique des sources ECLAIRAGE RENFORT <text:s/>Pour un sens du tunnel Fontenay</text:p>
                  </table:table-cell>
                  <table:table-cell table:style-name="ce224" office:value-type="string" calcext:value-type="string">
                    <text:p>Forfait</text:p>
                  </table:table-cell>
                  <table:table-cell table:style-name="ce270" office:value-type="currency" office:currency="EUR" office:value="5491.39" calcext:value-type="currency">
                    <text:p>5 491,39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123]*[.E123]" office:value-type="currency" office:currency="EUR" office:value="2196.556" calcext:value-type="currency">
                    <text:p><text:s/>2 196,56 € </text:p>
                  </table:table-cell>
                  <table:table-cell table:style-name="ce313" table:formula="of:=[.D123]*[.E123]" office:value-type="currency" office:currency="EUR" office:value="2196.556" calcext:value-type="currency">
                    <text:p><text:s/>2 196,56 € </text:p>
                  </table:table-cell>
                  <table:table-cell table:style-name="ce254" table:formula="of:=[.D123]*[.E123]" office:value-type="float" office:value="2196.556" calcext:value-type="float">
                    <text:p>2196,556</text:p>
                  </table:table-cell>
                  <table:table-cell table:style-name="ce254" table:formula="of:=[.D123]*[.E123]" office:value-type="float" office:value="2196.556" calcext:value-type="float">
                    <text:p>2196,556</text:p>
                  </table:table-cell>
                  <table:table-cell table:style-name="ce254" table:formula="of:=[.D123]*[.I123]" office:value-type="float" office:value="12062145.65284" calcext:value-type="float">
                    <text:p>12062145,65284</text:p>
                  </table:table-cell>
                  <table:table-cell table:style-name="ce254" table:number-columns-repeated="1007"/>
                  <table:table-cell table:number-columns-repeated="4"/>
                </table:table-row>
                <table:table-row table:style-name="ro6">
                  <table:table-cell table:style-name="ce163" office:value-type="string" calcext:value-type="string">
                    <text:p>ECPB60</text:p>
                  </table:table-cell>
                  <table:table-cell table:style-name="ce174" office:value-type="string" calcext:value-type="string">
                    <text:p>Remplacement systématique des sources ECLAIRAGE NUIT + SECOURS Saint-Cloud – sens W (2 lisses d'éclairage BASE)</text:p>
                  </table:table-cell>
                  <table:table-cell table:style-name="ce224" office:value-type="string" calcext:value-type="string">
                    <text:p>Forfait</text:p>
                  </table:table-cell>
                  <table:table-cell table:style-name="ce270" office:value-type="currency" office:currency="EUR" office:value="4081.26" calcext:value-type="currency">
                    <text:p>4 081,26 €</text:p>
                  </table:table-cell>
                  <table:table-cell table:style-name="ce278" office:value-type="float" office:value="0.4" calcext:value-type="float">
                    <text:p>0,4</text:p>
                  </table:table-cell>
                  <table:table-cell table:style-name="ce283" office:value-type="float" office:value="0.25" calcext:value-type="float">
                    <text:p>0,25</text:p>
                  </table:table-cell>
                  <table:table-cell table:style-name="ce295" table:formula="of:=[.D124]*[.E124]" office:value-type="currency" office:currency="EUR" office:value="1632.504" calcext:value-type="currency">
                    <text:p><text:s/>1 632,50 € </text:p>
                  </table:table-cell>
                  <table:table-cell table:style-name="ce313" table:formula="of:=[.D124]*[.E124]" office:value-type="currency" office:currency="EUR" office:value="1632.504" calcext:value-type="currency">
                    <text:p><text:s/>1 632,50 € </text:p>
                  </table:table-cell>
                  <table:table-cell table:style-name="ce254" table:formula="of:=[.D124]*[.E124]" office:value-type="float" office:value="1632.504" calcext:value-type="float">
                    <text:p>1632,504</text:p>
                  </table:table-cell>
                  <table:table-cell table:style-name="ce254" table:formula="of:=[.D124]*[.E124]" office:value-type="float" office:value="1632.504" calcext:value-type="float">
                    <text:p>1632,504</text:p>
                  </table:table-cell>
                  <table:table-cell table:style-name="ce254" table:formula="of:=[.D124]*[.I124]" office:value-type="float" office:value="6662673.27504" calcext:value-type="float">
                    <text:p>6662673,27504</text:p>
                  </table:table-cell>
                  <table:table-cell table:style-name="ce254" table:number-columns-repeated="1007"/>
                  <table:table-cell table:number-columns-repeated="4"/>
                </table:table-row>
                <table:table-row table:style-name="ro6">
                  <table:table-cell table:style-name="ce163" office:value-type="string" calcext:value-type="string">
                    <text:p>ECPB61</text:p>
                  </table:table-cell>
                  <table:table-cell table:style-name="ce174" office:value-type="string" calcext:value-type="string">
                    <text:p>Remplacement systématique des sources ECLAIRAGE NUIT + SECOURS Saint-Cloud – sens Y (1 lisse d'éclairage BASE)</text:p>
                  </table:table-cell>
                  <table:table-cell table:style-name="ce224" office:value-type="string" calcext:value-type="string">
                    <text:p>Forfait</text:p>
                  </table:table-cell>
                  <table:table-cell table:style-name="ce270" office:value-type="currency" office:currency="EUR" office:value="8348.13" calcext:value-type="currency">
                    <text:p>8 348,13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25]*[.E125]" office:value-type="currency" office:currency="EUR" office:value="3339.252" calcext:value-type="currency">
                    <text:p><text:s/>3 339,25 € </text:p>
                  </table:table-cell>
                  <table:table-cell table:style-name="ce313" table:formula="of:=[.D125]*[.E125]" office:value-type="currency" office:currency="EUR" office:value="3339.252" calcext:value-type="currency">
                    <text:p><text:s/>3 339,25 € </text:p>
                  </table:table-cell>
                  <table:table-cell table:style-name="ce254" table:formula="of:=[.D125]*[.E125]" office:value-type="float" office:value="3339.252" calcext:value-type="float">
                    <text:p>3339,252</text:p>
                  </table:table-cell>
                  <table:table-cell table:style-name="ce254" table:formula="of:=[.D125]*[.E125]" office:value-type="float" office:value="3339.252" calcext:value-type="float">
                    <text:p>3339,252</text:p>
                  </table:table-cell>
                  <table:table-cell table:style-name="ce254" table:formula="of:=[.D125]*[.I125]" office:value-type="float" office:value="27876509.79876" calcext:value-type="float">
                    <text:p>27876509,79876</text:p>
                  </table:table-cell>
                  <table:table-cell table:style-name="ce254" table:number-columns-repeated="1007"/>
                  <table:table-cell table:number-columns-repeated="4"/>
                </table:table-row>
                <table:table-row table:style-name="ro10">
                  <table:table-cell table:style-name="ce163" office:value-type="string" calcext:value-type="string">
                    <text:p>ECPB62</text:p>
                  </table:table-cell>
                  <table:table-cell table:style-name="ce267" office:value-type="string" calcext:value-type="string">
                    <text:p>Remplacement systématique des sources ECLAIRAGE JOUR + EXTERIEUR Saint-Cloud – sens W (2 lisses d'éclairage BASE)</text:p>
                  </table:table-cell>
                  <table:table-cell table:style-name="ce224" office:value-type="string" calcext:value-type="string">
                    <text:p>Forfait</text:p>
                  </table:table-cell>
                  <table:table-cell table:style-name="ce270" office:value-type="currency" office:currency="EUR" office:value="2968.75" calcext:value-type="currency">
                    <text:p>2 968,75 €</text:p>
                  </table:table-cell>
                  <table:table-cell table:style-name="ce278" office:value-type="float" office:value="0.4" calcext:value-type="float">
                    <text:p>0,4</text:p>
                  </table:table-cell>
                  <table:table-cell table:style-name="ce285" office:value-type="float" office:value="0.25" calcext:value-type="float">
                    <office:annotation draw:style-name="gr23" draw:text-style-name="P2" svg:width="2.899cm" svg:height="3.239cm" svg:x="45.907cm" svg:y="166.994cm" draw:caption-point-x="-0.61cm" draw:caption-point-y="1.511cm">
                      <dc:creator>ELP</dc:creator>
                      <dc:date>2021-09-20T00:00:00</dc:date>
                      <text:p text:style-name="P1"><text:span text:style-name="T1">Inexistant sur marché précédent, mais sera forcément passé une fois par an</text:span></text:p>
                    </office:annotation>
                    <text:p>0,25</text:p>
                  </table:table-cell>
                  <table:table-cell table:style-name="ce295" table:formula="of:=[.D126]*[.E126]" office:value-type="currency" office:currency="EUR" office:value="1187.5" calcext:value-type="currency">
                    <text:p><text:s/>1 187,50 € </text:p>
                  </table:table-cell>
                  <table:table-cell table:style-name="ce313" table:formula="of:=[.D126]*[.E126]" office:value-type="currency" office:currency="EUR" office:value="1187.5" calcext:value-type="currency">
                    <text:p><text:s/>1 187,50 € </text:p>
                  </table:table-cell>
                  <table:table-cell table:style-name="ce254" table:formula="of:=[.D126]*[.E126]" office:value-type="float" office:value="1187.5" calcext:value-type="float">
                    <text:p>1187,5</text:p>
                  </table:table-cell>
                  <table:table-cell table:style-name="ce254" table:formula="of:=[.D126]*[.E126]" office:value-type="float" office:value="1187.5" calcext:value-type="float">
                    <text:p>1187,5</text:p>
                  </table:table-cell>
                  <table:table-cell table:style-name="ce254" table:formula="of:=[.D126]*[.I126]" office:value-type="float" office:value="3525390.625" calcext:value-type="float">
                    <text:p>3525390,625</text:p>
                  </table:table-cell>
                  <table:table-cell table:style-name="ce254" table:number-columns-repeated="1007"/>
                  <table:table-cell table:number-columns-repeated="4"/>
                </table:table-row>
                <table:table-row table:style-name="ro10">
                  <table:table-cell table:style-name="ce163" office:value-type="string" calcext:value-type="string">
                    <text:p>ECPB63</text:p>
                  </table:table-cell>
                  <table:table-cell table:style-name="ce267" office:value-type="string" calcext:value-type="string">
                    <text:p>Remplacement systématique des sources ECLAIRAGE JOUR + EXTERIEUR Saint-Cloud – sens Y (1 lisse d'éclairage BASE)</text:p>
                  </table:table-cell>
                  <table:table-cell table:style-name="ce224" office:value-type="string" calcext:value-type="string">
                    <text:p>Forfait</text:p>
                  </table:table-cell>
                  <table:table-cell table:style-name="ce270" office:value-type="currency" office:currency="EUR" office:value="7235.63" calcext:value-type="currency">
                    <text:p>7 235,63 €</text:p>
                  </table:table-cell>
                  <table:table-cell table:style-name="ce278" office:value-type="float" office:value="0.4" calcext:value-type="float">
                    <text:p>0,4</text:p>
                  </table:table-cell>
                  <table:table-cell table:style-name="ce285" office:value-type="float" office:value="0.5" calcext:value-type="float">
                    <office:annotation draw:style-name="gr12" draw:text-style-name="P2" svg:width="2.899cm" svg:height="1.937cm" svg:x="45.907cm" svg:y="168.423cm" draw:caption-point-x="-0.61cm" draw:caption-point-y="1.511cm">
                      <dc:creator>ELP</dc:creator>
                      <dc:date>2021-09-17T00:00:00</dc:date>
                      <text:p text:style-name="P1"><text:span text:style-name="T1">Qté différente du précédent marché (0,5 pour 4 ans…)</text:span></text:p>
                    </office:annotation>
                    <text:p>0,5</text:p>
                  </table:table-cell>
                  <table:table-cell table:style-name="ce295" table:formula="of:=[.D127]*[.E127]" office:value-type="currency" office:currency="EUR" office:value="2894.252" calcext:value-type="currency">
                    <text:p><text:s/>2 894,25 € </text:p>
                  </table:table-cell>
                  <table:table-cell table:style-name="ce313" table:formula="of:=[.D127]*[.E127]" office:value-type="currency" office:currency="EUR" office:value="2894.252" calcext:value-type="currency">
                    <text:p><text:s/>2 894,25 € </text:p>
                  </table:table-cell>
                  <table:table-cell table:style-name="ce254" table:formula="of:=[.D127]*[.E127]" office:value-type="float" office:value="2894.252" calcext:value-type="float">
                    <text:p>2894,252</text:p>
                  </table:table-cell>
                  <table:table-cell table:style-name="ce254" table:formula="of:=[.D127]*[.E127]" office:value-type="float" office:value="2894.252" calcext:value-type="float">
                    <text:p>2894,252</text:p>
                  </table:table-cell>
                  <table:table-cell table:style-name="ce254" table:formula="of:=[.D127]*[.I127]" office:value-type="float" office:value="20941736.59876" calcext:value-type="float">
                    <text:p>20941736,59876</text:p>
                  </table:table-cell>
                  <table:table-cell table:style-name="ce254" table:number-columns-repeated="1007"/>
                  <table:table-cell table:number-columns-repeated="4"/>
                </table:table-row>
                <table:table-row table:style-name="ro6">
                  <table:table-cell table:style-name="ce163" office:value-type="string" calcext:value-type="string">
                    <text:p>ECPB64</text:p>
                  </table:table-cell>
                  <table:table-cell table:style-name="ce175" office:value-type="string" calcext:value-type="string">
                    <text:p>Remplacement systématique des sources ECLAIRAGE RENFORT <text:s/>Saint-Cloud – sens W</text:p>
                  </table:table-cell>
                  <table:table-cell table:style-name="ce224" office:value-type="string" calcext:value-type="string">
                    <text:p>Forfait</text:p>
                  </table:table-cell>
                  <table:table-cell table:style-name="ce270" office:value-type="currency" office:currency="EUR" office:value="4823.75" calcext:value-type="currency">
                    <text:p>4 823,75 €</text:p>
                  </table:table-cell>
                  <table:table-cell table:style-name="ce278" office:value-type="float" office:value="0.4" calcext:value-type="float">
                    <text:p>0,4</text:p>
                  </table:table-cell>
                  <table:table-cell table:style-name="ce285" office:value-type="float" office:value="0" calcext:value-type="float">
                    <office:annotation draw:style-name="gr12" draw:text-style-name="P2" svg:width="2.899cm" svg:height="1.937cm" svg:x="45.907cm" svg:y="169.853cm" draw:caption-point-x="-0.61cm" draw:caption-point-y="1.51cm">
                      <dc:creator>ELP</dc:creator>
                      <dc:date>2021-09-17T00:00:00</dc:date>
                      <text:p text:style-name="P1"><text:span text:style-name="T1">Qté différente du précédent marché (2,80…)</text:span></text:p>
                    </office:annotation>
                    <text:p>0</text:p>
                  </table:table-cell>
                  <table:table-cell table:style-name="ce295" table:formula="of:=[.D128]*[.E128]" office:value-type="currency" office:currency="EUR" office:value="1929.5" calcext:value-type="currency">
                    <text:p><text:s/>1 929,50 € </text:p>
                  </table:table-cell>
                  <table:table-cell table:style-name="ce313" table:formula="of:=[.D128]*[.E128]" office:value-type="currency" office:currency="EUR" office:value="1929.5" calcext:value-type="currency">
                    <text:p><text:s/>1 929,50 € </text:p>
                  </table:table-cell>
                  <table:table-cell table:style-name="ce254" table:formula="of:=[.D128]*[.E128]" office:value-type="float" office:value="1929.5" calcext:value-type="float">
                    <text:p>1929,5</text:p>
                  </table:table-cell>
                  <table:table-cell table:style-name="ce254" table:formula="of:=[.D128]*[.E128]" office:value-type="float" office:value="1929.5" calcext:value-type="float">
                    <text:p>1929,5</text:p>
                  </table:table-cell>
                  <table:table-cell table:style-name="ce254" table:formula="of:=[.D128]*[.I128]" office:value-type="float" office:value="9307425.625" calcext:value-type="float">
                    <text:p>9307425,625</text:p>
                  </table:table-cell>
                  <table:table-cell table:style-name="ce254" table:number-columns-repeated="1007"/>
                  <table:table-cell table:number-columns-repeated="4"/>
                </table:table-row>
                <table:table-row table:style-name="ro6">
                  <table:table-cell table:style-name="ce163" office:value-type="string" calcext:value-type="string">
                    <text:p>ECPB65</text:p>
                  </table:table-cell>
                  <table:table-cell table:style-name="ce175" office:value-type="string" calcext:value-type="string">
                    <text:p>Remplacement systématique des sources ECLAIRAGE RENFORT <text:s/>Saint-Cloud – sens Y</text:p>
                  </table:table-cell>
                  <table:table-cell table:style-name="ce224" office:value-type="string" calcext:value-type="string">
                    <text:p>Forfait</text:p>
                  </table:table-cell>
                  <table:table-cell table:style-name="ce270" office:value-type="currency" office:currency="EUR" office:value="5195" calcext:value-type="currency">
                    <text:p>5 195,00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129]*[.E129]" office:value-type="currency" office:currency="EUR" office:value="2078" calcext:value-type="currency">
                    <text:p><text:s/>2 078,00 € </text:p>
                  </table:table-cell>
                  <table:table-cell table:style-name="ce313" table:formula="of:=[.D129]*[.E129]" office:value-type="currency" office:currency="EUR" office:value="2078" calcext:value-type="currency">
                    <text:p><text:s/>2 078,00 € </text:p>
                  </table:table-cell>
                  <table:table-cell table:style-name="ce254" table:formula="of:=[.D129]*[.E129]" office:value-type="float" office:value="2078" calcext:value-type="float">
                    <text:p>2078</text:p>
                  </table:table-cell>
                  <table:table-cell table:style-name="ce254" table:formula="of:=[.D129]*[.E129]" office:value-type="float" office:value="2078" calcext:value-type="float">
                    <text:p>2078</text:p>
                  </table:table-cell>
                  <table:table-cell table:style-name="ce254" table:formula="of:=[.D129]*[.I129]" office:value-type="float" office:value="10795210" calcext:value-type="float">
                    <text:p>10795210</text:p>
                  </table:table-cell>
                  <table:table-cell table:style-name="ce254" table:number-columns-repeated="1007"/>
                  <table:table-cell table:number-columns-repeated="4"/>
                </table:table-row>
                <table:table-row table:style-name="ro6">
                  <table:table-cell table:style-name="ce163" office:value-type="string" calcext:value-type="string">
                    <text:p>ECPB66</text:p>
                  </table:table-cell>
                  <table:table-cell table:style-name="ce174" office:value-type="string" calcext:value-type="string">
                    <text:p>Remplacement systématique des sources ECLAIRAGE NUIT + SECOURS Pour un sens du tunnel Bellerive</text:p>
                  </table:table-cell>
                  <table:table-cell table:style-name="ce224" office:value-type="string" calcext:value-type="string">
                    <text:p>Forfait</text:p>
                  </table:table-cell>
                  <table:table-cell table:style-name="ce270" office:value-type="currency" office:currency="EUR" office:value="8683.5" calcext:value-type="currency">
                    <text:p>8 683,50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30]*[.E130]" office:value-type="currency" office:currency="EUR" office:value="3473.4" calcext:value-type="currency">
                    <text:p><text:s/>3 473,40 € </text:p>
                  </table:table-cell>
                  <table:table-cell table:style-name="ce313" table:formula="of:=[.D130]*[.E130]" office:value-type="currency" office:currency="EUR" office:value="3473.4" calcext:value-type="currency">
                    <text:p><text:s/>3 473,40 € </text:p>
                  </table:table-cell>
                  <table:table-cell table:style-name="ce254" table:formula="of:=[.D130]*[.E130]" office:value-type="float" office:value="3473.4" calcext:value-type="float">
                    <text:p>3473,4</text:p>
                  </table:table-cell>
                  <table:table-cell table:style-name="ce254" table:formula="of:=[.D130]*[.E130]" office:value-type="float" office:value="3473.4" calcext:value-type="float">
                    <text:p>3473,4</text:p>
                  </table:table-cell>
                  <table:table-cell table:style-name="ce254" table:formula="of:=[.D130]*[.I130]" office:value-type="float" office:value="30161268.9" calcext:value-type="float">
                    <text:p>30161268,9</text:p>
                  </table:table-cell>
                  <table:table-cell table:style-name="ce254" table:number-columns-repeated="1007"/>
                  <table:table-cell table:number-columns-repeated="4"/>
                </table:table-row>
                <table:table-row table:style-name="ro10">
                  <table:table-cell table:style-name="ce163" office:value-type="string" calcext:value-type="string">
                    <text:p>ECPB67</text:p>
                  </table:table-cell>
                  <table:table-cell table:style-name="ce267" office:value-type="string" calcext:value-type="string">
                    <text:p>Remplacement systématique des sources ECLAIRAGE JOUR + EXTERIEUR Pour un sens du tunnel Bellerive</text:p>
                  </table:table-cell>
                  <table:table-cell table:style-name="ce224" office:value-type="string" calcext:value-type="string">
                    <text:p>Forfait</text:p>
                  </table:table-cell>
                  <table:table-cell table:style-name="ce270" office:value-type="currency" office:currency="EUR" office:value="8293.69" calcext:value-type="currency">
                    <text:p>8 293,69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31]*[.E131]" office:value-type="currency" office:currency="EUR" office:value="3317.476" calcext:value-type="currency">
                    <text:p><text:s/>3 317,48 € </text:p>
                  </table:table-cell>
                  <table:table-cell table:style-name="ce313" table:formula="of:=[.D131]*[.E131]" office:value-type="currency" office:currency="EUR" office:value="3317.476" calcext:value-type="currency">
                    <text:p><text:s/>3 317,48 € </text:p>
                  </table:table-cell>
                  <table:table-cell table:style-name="ce254" table:formula="of:=[.D131]*[.E131]" office:value-type="float" office:value="3317.476" calcext:value-type="float">
                    <text:p>3317,476</text:p>
                  </table:table-cell>
                  <table:table-cell table:style-name="ce254" table:formula="of:=[.D131]*[.E131]" office:value-type="float" office:value="3317.476" calcext:value-type="float">
                    <text:p>3317,476</text:p>
                  </table:table-cell>
                  <table:table-cell table:style-name="ce254" table:formula="of:=[.D131]*[.I131]" office:value-type="float" office:value="27514117.52644" calcext:value-type="float">
                    <text:p>27514117,52644</text:p>
                  </table:table-cell>
                  <table:table-cell table:style-name="ce254" table:number-columns-repeated="1007"/>
                  <table:table-cell table:number-columns-repeated="4"/>
                </table:table-row>
                <table:table-row table:style-name="ro6">
                  <table:table-cell table:style-name="ce163" office:value-type="string" calcext:value-type="string">
                    <text:p>ECPB68</text:p>
                  </table:table-cell>
                  <table:table-cell table:style-name="ce175" office:value-type="string" calcext:value-type="string">
                    <text:p>Remplacement systématique des sources ECLAIRAGE RENFORT <text:s/>Pour un sens du tunnel Bellerive</text:p>
                  </table:table-cell>
                  <table:table-cell table:style-name="ce224" office:value-type="string" calcext:value-type="string">
                    <text:p>Forfait</text:p>
                  </table:table-cell>
                  <table:table-cell table:style-name="ce270" office:value-type="currency" office:currency="EUR" office:value="6957.19" calcext:value-type="currency">
                    <text:p>6 957,19 €</text:p>
                  </table:table-cell>
                  <table:table-cell table:style-name="ce278" office:value-type="float" office:value="0.4" calcext:value-type="float">
                    <text:p>0,4</text:p>
                  </table:table-cell>
                  <table:table-cell table:style-name="ce287" office:value-type="currency" office:currency="EUR" office:value="0.5" calcext:value-type="currency">
                    <text:p><text:s/>0,50 € </text:p>
                  </table:table-cell>
                  <table:table-cell table:style-name="ce295" table:formula="of:=[.D132]*[.E132]" office:value-type="currency" office:currency="EUR" office:value="2782.876" calcext:value-type="currency">
                    <text:p><text:s/>2 782,88 € </text:p>
                  </table:table-cell>
                  <table:table-cell table:style-name="ce313" table:formula="of:=[.D132]*[.E132]" office:value-type="currency" office:currency="EUR" office:value="2782.876" calcext:value-type="currency">
                    <text:p><text:s/>2 782,88 € </text:p>
                  </table:table-cell>
                  <table:table-cell table:style-name="ce254" table:formula="of:=[.D132]*[.E132]" office:value-type="float" office:value="2782.876" calcext:value-type="float">
                    <text:p>2782,876</text:p>
                  </table:table-cell>
                  <table:table-cell table:style-name="ce254" table:formula="of:=[.D132]*[.E132]" office:value-type="float" office:value="2782.876" calcext:value-type="float">
                    <text:p>2782,876</text:p>
                  </table:table-cell>
                  <table:table-cell table:style-name="ce254" table:formula="of:=[.D132]*[.I132]" office:value-type="float" office:value="19360997.07844" calcext:value-type="float">
                    <text:p>19360997,07844</text:p>
                  </table:table-cell>
                  <table:table-cell table:style-name="ce254" table:number-columns-repeated="1007"/>
                  <table:table-cell table:number-columns-repeated="4"/>
                </table:table-row>
                <table:table-row table:style-name="ro6">
                  <table:table-cell table:style-name="ce163" office:value-type="string" calcext:value-type="string">
                    <text:p>ECPO50</text:p>
                  </table:table-cell>
                  <table:table-cell table:style-name="ce174" office:value-type="string" calcext:value-type="string">
                    <text:p>Remplacement systématique des sources ECLAIRAGE NUIT + SECOURS La Défense – sens W &amp; Bretelle <text:s/>B3, B4 et B5</text:p>
                  </table:table-cell>
                  <table:table-cell table:style-name="ce224" office:value-type="string" calcext:value-type="string">
                    <text:p>Forfait</text:p>
                  </table:table-cell>
                  <table:table-cell table:style-name="ce270" office:value-type="currency" office:currency="EUR" office:value="43226.38" calcext:value-type="currency">
                    <text:p>43 226,38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33]*[.E133]" office:value-type="currency" office:currency="EUR" office:value="17290.552" calcext:value-type="currency">
                    <text:p><text:s/>17 290,55 € </text:p>
                  </table:table-cell>
                  <table:table-cell table:style-name="ce313" table:formula="of:=[.D133]*[.E133]" office:value-type="currency" office:currency="EUR" office:value="17290.552" calcext:value-type="currency">
                    <text:p><text:s/>17 290,55 € </text:p>
                  </table:table-cell>
                  <table:table-cell table:style-name="ce254" table:formula="of:=[.D133]*[.E133]" office:value-type="float" office:value="17290.552" calcext:value-type="float">
                    <text:p>17290,552</text:p>
                  </table:table-cell>
                  <table:table-cell table:style-name="ce254" table:formula="of:=[.D133]*[.E133]" office:value-type="float" office:value="17290.552" calcext:value-type="float">
                    <text:p>17290,552</text:p>
                  </table:table-cell>
                  <table:table-cell table:style-name="ce254" table:formula="of:=[.D133]*[.I133]" office:value-type="float" office:value="747407971.16176" calcext:value-type="float">
                    <text:p>747407971,16176</text:p>
                  </table:table-cell>
                  <table:table-cell table:style-name="ce254" table:number-columns-repeated="1007"/>
                  <table:table-cell table:number-columns-repeated="4"/>
                </table:table-row>
                <table:table-row table:style-name="ro12">
                  <table:table-cell table:style-name="ce163" office:value-type="string" calcext:value-type="string">
                    <text:p>ECPO51</text:p>
                  </table:table-cell>
                  <table:table-cell table:style-name="ce174" office:value-type="string" calcext:value-type="string">
                    <text:p>Remplacement systématique des sources ECLAIRAGE NUIT + SECOURS La Défense – sens Y Echangeur Nanterre – sens E <text:s/>&amp; <text:s/>Bretelle B1</text:p>
                  </table:table-cell>
                  <table:table-cell table:style-name="ce224" office:value-type="string" calcext:value-type="string">
                    <text:p>Forfait</text:p>
                  </table:table-cell>
                  <table:table-cell table:style-name="ce270" office:value-type="currency" office:currency="EUR" office:value="40852.19" calcext:value-type="currency">
                    <text:p>40 852,19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34]*[.E134]" office:value-type="currency" office:currency="EUR" office:value="16340.876" calcext:value-type="currency">
                    <text:p><text:s/>16 340,88 € </text:p>
                  </table:table-cell>
                  <table:table-cell table:style-name="ce313" table:formula="of:=[.D134]*[.E134]" office:value-type="currency" office:currency="EUR" office:value="16340.876" calcext:value-type="currency">
                    <text:p><text:s/>16 340,88 € </text:p>
                  </table:table-cell>
                  <table:table-cell table:style-name="ce254" table:formula="of:=[.D134]*[.E134]" office:value-type="float" office:value="16340.876" calcext:value-type="float">
                    <text:p>16340,876</text:p>
                  </table:table-cell>
                  <table:table-cell table:style-name="ce254" table:formula="of:=[.D134]*[.E134]" office:value-type="float" office:value="16340.876" calcext:value-type="float">
                    <text:p>16340,876</text:p>
                  </table:table-cell>
                  <table:table-cell table:style-name="ce254" table:formula="of:=[.D134]*[.I134]" office:value-type="float" office:value="667560571.11844" calcext:value-type="float">
                    <text:p>667560571,11844</text:p>
                  </table:table-cell>
                  <table:table-cell table:style-name="ce254" table:number-columns-repeated="1007"/>
                  <table:table-cell table:number-columns-repeated="4"/>
                </table:table-row>
                <table:table-row table:style-name="ro10">
                  <table:table-cell table:style-name="ce163" office:value-type="string" calcext:value-type="string">
                    <text:p>ECPO52</text:p>
                  </table:table-cell>
                  <table:table-cell table:style-name="ce267" office:value-type="string" calcext:value-type="string">
                    <text:p>Remplacement systématique des sources ECLAIRAGE JOUR + EXTERIEUR La Défense – sens W &amp; Bretelle <text:s/>B3, B4 et B5</text:p>
                  </table:table-cell>
                  <table:table-cell table:style-name="ce224" office:value-type="string" calcext:value-type="string">
                    <text:p>Forfait</text:p>
                  </table:table-cell>
                  <table:table-cell table:style-name="ce270" office:value-type="currency" office:currency="EUR" office:value="47920.31" calcext:value-type="currency">
                    <text:p>47 920,31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35]*[.E135]" office:value-type="currency" office:currency="EUR" office:value="19168.124" calcext:value-type="currency">
                    <text:p><text:s/>19 168,12 € </text:p>
                  </table:table-cell>
                  <table:table-cell table:style-name="ce313" table:formula="of:=[.D135]*[.E135]" office:value-type="currency" office:currency="EUR" office:value="19168.124" calcext:value-type="currency">
                    <text:p><text:s/>19 168,12 € </text:p>
                  </table:table-cell>
                  <table:table-cell table:style-name="ce254" table:formula="of:=[.D135]*[.E135]" office:value-type="float" office:value="19168.124" calcext:value-type="float">
                    <text:p>19168,124</text:p>
                  </table:table-cell>
                  <table:table-cell table:style-name="ce254" table:formula="of:=[.D135]*[.E135]" office:value-type="float" office:value="19168.124" calcext:value-type="float">
                    <text:p>19168,124</text:p>
                  </table:table-cell>
                  <table:table-cell table:style-name="ce254" table:formula="of:=[.D135]*[.I135]" office:value-type="float" office:value="918542444.19844" calcext:value-type="float">
                    <text:p>918542444,19844</text:p>
                  </table:table-cell>
                  <table:table-cell table:style-name="ce254" table:number-columns-repeated="1007"/>
                  <table:table-cell table:number-columns-repeated="4"/>
                </table:table-row>
                <table:table-row table:style-name="ro10">
                  <table:table-cell table:style-name="ce163" office:value-type="string" calcext:value-type="string">
                    <text:p>ECPO53</text:p>
                  </table:table-cell>
                  <table:table-cell table:style-name="ce267" office:value-type="string" calcext:value-type="string">
                    <text:p>Remplacement systématique des sources ECLAIRAGE JOUR + EXTERIEUR La Défense – sens Y Echangeur Nanterre – sens E <text:s/>&amp; <text:s/>Bretelle B1</text:p>
                  </table:table-cell>
                  <table:table-cell table:style-name="ce224" office:value-type="string" calcext:value-type="string">
                    <text:p>Forfait</text:p>
                  </table:table-cell>
                  <table:table-cell table:style-name="ce270" office:value-type="currency" office:currency="EUR" office:value="38161.88" calcext:value-type="currency">
                    <text:p>38 161,88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36]*[.E136]" office:value-type="currency" office:currency="EUR" office:value="15264.752" calcext:value-type="currency">
                    <text:p><text:s/>15 264,75 € </text:p>
                  </table:table-cell>
                  <table:table-cell table:style-name="ce313" table:formula="of:=[.D136]*[.E136]" office:value-type="currency" office:currency="EUR" office:value="15264.752" calcext:value-type="currency">
                    <text:p><text:s/>15 264,75 € </text:p>
                  </table:table-cell>
                  <table:table-cell table:style-name="ce254" table:formula="of:=[.D136]*[.E136]" office:value-type="float" office:value="15264.752" calcext:value-type="float">
                    <text:p>15264,752</text:p>
                  </table:table-cell>
                  <table:table-cell table:style-name="ce254" table:formula="of:=[.D136]*[.E136]" office:value-type="float" office:value="15264.752" calcext:value-type="float">
                    <text:p>15264,752</text:p>
                  </table:table-cell>
                  <table:table-cell table:style-name="ce254" table:formula="of:=[.D136]*[.I136]" office:value-type="float" office:value="582531634.05376" calcext:value-type="float">
                    <text:p>582531634,05376</text:p>
                  </table:table-cell>
                  <table:table-cell table:style-name="ce254" table:number-columns-repeated="1007"/>
                  <table:table-cell table:number-columns-repeated="4"/>
                </table:table-row>
                <table:table-row table:style-name="ro6">
                  <table:table-cell table:style-name="ce163" office:value-type="string" calcext:value-type="string">
                    <text:p>ECPO54</text:p>
                  </table:table-cell>
                  <table:table-cell table:style-name="ce175" office:value-type="string" calcext:value-type="string">
                    <text:p>Remplacement systématique des sources ECLAIRAGE RENFORT <text:s/>La Défense – sens W &amp; Bretelle <text:s/>B3, B4 et B5</text:p>
                  </table:table-cell>
                  <table:table-cell table:style-name="ce224" office:value-type="string" calcext:value-type="string">
                    <text:p>Forfait</text:p>
                  </table:table-cell>
                  <table:table-cell table:style-name="ce270" office:value-type="currency" office:currency="EUR" office:value="15841.62" calcext:value-type="currency">
                    <text:p>15 841,62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137]*[.E137]" office:value-type="currency" office:currency="EUR" office:value="6336.648" calcext:value-type="currency">
                    <text:p><text:s/>6 336,65 € </text:p>
                  </table:table-cell>
                  <table:table-cell table:style-name="ce313" table:formula="of:=[.D137]*[.E137]" office:value-type="currency" office:currency="EUR" office:value="6336.648" calcext:value-type="currency">
                    <text:p><text:s/>6 336,65 € </text:p>
                  </table:table-cell>
                  <table:table-cell table:style-name="ce254" table:formula="of:=[.D137]*[.E137]" office:value-type="float" office:value="6336.648" calcext:value-type="float">
                    <text:p>6336,648</text:p>
                  </table:table-cell>
                  <table:table-cell table:style-name="ce254" table:formula="of:=[.D137]*[.E137]" office:value-type="float" office:value="6336.648" calcext:value-type="float">
                    <text:p>6336,648</text:p>
                  </table:table-cell>
                  <table:table-cell table:style-name="ce254" table:formula="of:=[.D137]*[.I137]" office:value-type="float" office:value="100382769.68976" calcext:value-type="float">
                    <text:p>100382769,68976</text:p>
                  </table:table-cell>
                  <table:table-cell table:style-name="ce254" table:number-columns-repeated="1007"/>
                  <table:table-cell table:number-columns-repeated="4"/>
                </table:table-row>
                <table:table-row table:style-name="ro12">
                  <table:table-cell table:style-name="ce163" office:value-type="string" calcext:value-type="string">
                    <text:p>ECPO55</text:p>
                  </table:table-cell>
                  <table:table-cell table:style-name="ce175" office:value-type="string" calcext:value-type="string">
                    <text:p>Remplacement systématique des sources ECLAIRAGE RENFORT <text:s/>La Défense – sens Y Echangeur Nanterre – sens E <text:s/>&amp; <text:s/>Bretelle B1</text:p>
                  </table:table-cell>
                  <table:table-cell table:style-name="ce224" office:value-type="string" calcext:value-type="string">
                    <text:p>Forfait</text:p>
                  </table:table-cell>
                  <table:table-cell table:style-name="ce270" office:value-type="currency" office:currency="EUR" office:value="19088.81" calcext:value-type="currency">
                    <text:p>19 088,81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138]*[.E138]" office:value-type="currency" office:currency="EUR" office:value="7635.524" calcext:value-type="currency">
                    <text:p><text:s/>7 635,52 € </text:p>
                  </table:table-cell>
                  <table:table-cell table:style-name="ce313" table:formula="of:=[.D138]*[.E138]" office:value-type="currency" office:currency="EUR" office:value="7635.524" calcext:value-type="currency">
                    <text:p><text:s/>7 635,52 € </text:p>
                  </table:table-cell>
                  <table:table-cell table:style-name="ce254" table:formula="of:=[.D138]*[.E138]" office:value-type="float" office:value="7635.524" calcext:value-type="float">
                    <text:p>7635,524</text:p>
                  </table:table-cell>
                  <table:table-cell table:style-name="ce254" table:formula="of:=[.D138]*[.E138]" office:value-type="float" office:value="7635.524" calcext:value-type="float">
                    <text:p>7635,524</text:p>
                  </table:table-cell>
                  <table:table-cell table:style-name="ce254" table:formula="of:=[.D138]*[.I138]" office:value-type="float" office:value="145753066.88644" calcext:value-type="float">
                    <text:p>145753066,88644</text:p>
                  </table:table-cell>
                  <table:table-cell table:style-name="ce254" table:number-columns-repeated="1007"/>
                  <table:table-cell table:number-columns-repeated="4"/>
                </table:table-row>
                <table:table-row table:style-name="ro6">
                  <table:table-cell table:style-name="ce163" office:value-type="string" calcext:value-type="string">
                    <text:p>ECPO56</text:p>
                  </table:table-cell>
                  <table:table-cell table:style-name="ce174" office:value-type="string" calcext:value-type="string">
                    <text:p>Remplacement systématique des sources ECLAIRAGE NUIT + SECOURS Pour un sens du tunnel Sévines</text:p>
                  </table:table-cell>
                  <table:table-cell table:style-name="ce224" office:value-type="string" calcext:value-type="string">
                    <text:p>Forfait</text:p>
                  </table:table-cell>
                  <table:table-cell table:style-name="ce270" office:value-type="currency" office:currency="EUR" office:value="5677.63" calcext:value-type="currency">
                    <text:p>5 677,63 €</text:p>
                  </table:table-cell>
                  <table:table-cell table:style-name="ce278" office:value-type="float" office:value="0.4" calcext:value-type="float">
                    <text:p>0,4</text:p>
                  </table:table-cell>
                  <table:table-cell table:style-name="ce285" office:value-type="float" office:value="0" calcext:value-type="float">
                    <text:p>0</text:p>
                  </table:table-cell>
                  <table:table-cell table:style-name="ce295" table:formula="of:=[.D139]*[.E139]" office:value-type="currency" office:currency="EUR" office:value="2271.052" calcext:value-type="currency">
                    <text:p><text:s/>2 271,05 € </text:p>
                  </table:table-cell>
                  <table:table-cell table:style-name="ce313" table:formula="of:=[.D139]*[.E139]" office:value-type="currency" office:currency="EUR" office:value="2271.052" calcext:value-type="currency">
                    <text:p><text:s/>2 271,05 € </text:p>
                  </table:table-cell>
                  <table:table-cell table:style-name="ce254" table:formula="of:=[.D139]*[.E139]" office:value-type="float" office:value="2271.052" calcext:value-type="float">
                    <text:p>2271,052</text:p>
                  </table:table-cell>
                  <table:table-cell table:style-name="ce254" table:formula="of:=[.D139]*[.E139]" office:value-type="float" office:value="2271.052" calcext:value-type="float">
                    <text:p>2271,052</text:p>
                  </table:table-cell>
                  <table:table-cell table:style-name="ce254" table:formula="of:=[.D139]*[.I139]" office:value-type="float" office:value="12894192.96676" calcext:value-type="float">
                    <text:p>12894192,96676</text:p>
                  </table:table-cell>
                  <table:table-cell table:style-name="ce254" table:number-columns-repeated="1007"/>
                  <table:table-cell table:number-columns-repeated="4"/>
                </table:table-row>
                <table:table-row table:style-name="ro10">
                  <table:table-cell table:style-name="ce163" office:value-type="string" calcext:value-type="string">
                    <text:p>ECPO57</text:p>
                  </table:table-cell>
                  <table:table-cell table:style-name="ce267" office:value-type="string" calcext:value-type="string">
                    <text:p>Remplacement systématique des sources ECLAIRAGE JOUR + EXTERIEUR Pour un sens du tunnel Sévines</text:p>
                  </table:table-cell>
                  <table:table-cell table:style-name="ce224" office:value-type="string" calcext:value-type="string">
                    <text:p>Forfait</text:p>
                  </table:table-cell>
                  <table:table-cell table:style-name="ce270" office:value-type="currency" office:currency="EUR" office:value="2838.82" calcext:value-type="currency">
                    <text:p>2 838,82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40]*[.E140]" office:value-type="currency" office:currency="EUR" office:value="1135.528" calcext:value-type="currency">
                    <text:p><text:s/>1 135,53 € </text:p>
                  </table:table-cell>
                  <table:table-cell table:style-name="ce313" table:formula="of:=[.D140]*[.E140]" office:value-type="currency" office:currency="EUR" office:value="1135.528" calcext:value-type="currency">
                    <text:p><text:s/>1 135,53 € </text:p>
                  </table:table-cell>
                  <table:table-cell table:style-name="ce254" table:formula="of:=[.D140]*[.E140]" office:value-type="float" office:value="1135.528" calcext:value-type="float">
                    <text:p>1135,528</text:p>
                  </table:table-cell>
                  <table:table-cell table:style-name="ce254" table:formula="of:=[.D140]*[.E140]" office:value-type="float" office:value="1135.528" calcext:value-type="float">
                    <text:p>1135,528</text:p>
                  </table:table-cell>
                  <table:table-cell table:style-name="ce254" table:formula="of:=[.D140]*[.I140]" office:value-type="float" office:value="3223559.59696" calcext:value-type="float">
                    <text:p>3223559,59696</text:p>
                  </table:table-cell>
                  <table:table-cell table:style-name="ce254" table:number-columns-repeated="1007"/>
                  <table:table-cell table:number-columns-repeated="4"/>
                </table:table-row>
                <table:table-row table:style-name="ro6">
                  <table:table-cell table:style-name="ce163" office:value-type="string" calcext:value-type="string">
                    <text:p>ECPO58</text:p>
                  </table:table-cell>
                  <table:table-cell table:style-name="ce175" office:value-type="string" calcext:value-type="string">
                    <text:p>Remplacement systématique des sources ECLAIRAGE RENFORT <text:s/>Pour un sens du tunnel Sévines</text:p>
                  </table:table-cell>
                  <table:table-cell table:style-name="ce224" office:value-type="string" calcext:value-type="string">
                    <text:p>Forfait</text:p>
                  </table:table-cell>
                  <table:table-cell table:style-name="ce270" office:value-type="currency" office:currency="EUR" office:value="5157.26" calcext:value-type="currency">
                    <text:p>5 157,26 €</text:p>
                  </table:table-cell>
                  <table:table-cell table:style-name="ce278" office:value-type="float" office:value="0.4" calcext:value-type="float">
                    <text:p>0,4</text:p>
                  </table:table-cell>
                  <table:table-cell table:style-name="ce285" office:value-type="float" office:value="0.5" calcext:value-type="float">
                    <text:p>0,5</text:p>
                  </table:table-cell>
                  <table:table-cell table:style-name="ce295" table:formula="of:=[.D141]*[.E141]" office:value-type="currency" office:currency="EUR" office:value="2062.904" calcext:value-type="currency">
                    <text:p><text:s/>2 062,90 € </text:p>
                  </table:table-cell>
                  <table:table-cell table:style-name="ce313" table:formula="of:=[.D141]*[.E141]" office:value-type="currency" office:currency="EUR" office:value="2062.904" calcext:value-type="currency">
                    <text:p><text:s/>2 062,90 € </text:p>
                  </table:table-cell>
                  <table:table-cell table:style-name="ce254" table:formula="of:=[.D141]*[.E141]" office:value-type="float" office:value="2062.904" calcext:value-type="float">
                    <text:p>2062,904</text:p>
                  </table:table-cell>
                  <table:table-cell table:style-name="ce254" table:formula="of:=[.D141]*[.E141]" office:value-type="float" office:value="2062.904" calcext:value-type="float">
                    <text:p>2062,904</text:p>
                  </table:table-cell>
                  <table:table-cell table:style-name="ce254" table:formula="of:=[.D141]*[.I141]" office:value-type="float" office:value="10638932.28304" calcext:value-type="float">
                    <text:p>10638932,28304</text:p>
                  </table:table-cell>
                  <table:table-cell table:style-name="ce254" table:number-columns-repeated="1007"/>
                  <table:table-cell table:number-columns-repeated="4"/>
                </table:table-row>
                <table:table-row table:style-name="ro6">
                  <table:table-cell table:style-name="ce163" office:value-type="string" calcext:value-type="string">
                    <text:p>ECPO59</text:p>
                  </table:table-cell>
                  <table:table-cell table:style-name="ce174" office:value-type="string" calcext:value-type="string">
                    <text:p>Remplacement systématique des sources ECLAIRAGE NUIT + SECOURS Pour un sens du tunnel Neuilly</text:p>
                  </table:table-cell>
                  <table:table-cell table:style-name="ce224" office:value-type="string" calcext:value-type="string">
                    <text:p>Forfait</text:p>
                  </table:table-cell>
                  <table:table-cell table:style-name="ce270" office:value-type="currency" office:currency="EUR" office:value="2849.5" calcext:value-type="currency">
                    <text:p>2 849,50 €</text:p>
                  </table:table-cell>
                  <table:table-cell table:style-name="ce278" office:value-type="float" office:value="0.4" calcext:value-type="float">
                    <text:p>0,4</text:p>
                  </table:table-cell>
                  <table:table-cell table:style-name="ce285" office:value-type="float" office:value="1.5" calcext:value-type="float">
                    <text:p>1,5</text:p>
                  </table:table-cell>
                  <table:table-cell table:style-name="ce295" table:formula="of:=[.D142]*[.E142]" office:value-type="currency" office:currency="EUR" office:value="1139.8" calcext:value-type="currency">
                    <text:p><text:s/>1 139,80 € </text:p>
                  </table:table-cell>
                  <table:table-cell table:style-name="ce313" table:formula="of:=[.D142]*[.E142]" office:value-type="currency" office:currency="EUR" office:value="1139.8" calcext:value-type="currency">
                    <text:p><text:s/>1 139,80 € </text:p>
                  </table:table-cell>
                  <table:table-cell table:style-name="ce254" table:formula="of:=[.D142]*[.E142]" office:value-type="float" office:value="1139.8" calcext:value-type="float">
                    <text:p>1139,8</text:p>
                  </table:table-cell>
                  <table:table-cell table:style-name="ce254" table:formula="of:=[.D142]*[.E142]" office:value-type="float" office:value="1139.8" calcext:value-type="float">
                    <text:p>1139,8</text:p>
                  </table:table-cell>
                  <table:table-cell table:style-name="ce254" table:formula="of:=[.D142]*[.I142]" office:value-type="float" office:value="3247860.1" calcext:value-type="float">
                    <text:p>3247860,1</text:p>
                  </table:table-cell>
                  <table:table-cell table:style-name="ce254" table:number-columns-repeated="1007"/>
                  <table:table-cell table:number-columns-repeated="4"/>
                </table:table-row>
                <table:table-row table:style-name="ro10">
                  <table:table-cell table:style-name="ce163" office:value-type="string" calcext:value-type="string">
                    <text:p>ECPO60</text:p>
                  </table:table-cell>
                  <table:table-cell table:style-name="ce267" office:value-type="string" calcext:value-type="string">
                    <text:p>Remplacement systématique des sources ECLAIRAGE JOUR + EXTERIEUR Pour un sens du tunnel Neuilly</text:p>
                  </table:table-cell>
                  <table:table-cell table:style-name="ce224" office:value-type="string" calcext:value-type="string">
                    <text:p>Forfait</text:p>
                  </table:table-cell>
                  <table:table-cell table:style-name="ce270" office:value-type="currency" office:currency="EUR" office:value="2894.5" calcext:value-type="currency">
                    <text:p>2 894,50 €</text:p>
                  </table:table-cell>
                  <table:table-cell table:style-name="ce278" office:value-type="float" office:value="0.4" calcext:value-type="float">
                    <text:p>0,4</text:p>
                  </table:table-cell>
                  <table:table-cell table:style-name="ce285" office:value-type="float" office:value="1.25" calcext:value-type="float">
                    <text:p>1,25</text:p>
                  </table:table-cell>
                  <table:table-cell table:style-name="ce295" table:formula="of:=[.D143]*[.E143]" office:value-type="currency" office:currency="EUR" office:value="1157.8" calcext:value-type="currency">
                    <text:p><text:s/>1 157,80 € </text:p>
                  </table:table-cell>
                  <table:table-cell table:style-name="ce313" table:formula="of:=[.D143]*[.E143]" office:value-type="currency" office:currency="EUR" office:value="1157.8" calcext:value-type="currency">
                    <text:p><text:s/>1 157,80 € </text:p>
                  </table:table-cell>
                  <table:table-cell table:style-name="ce254" table:formula="of:=[.D143]*[.E143]" office:value-type="float" office:value="1157.8" calcext:value-type="float">
                    <text:p>1157,8</text:p>
                  </table:table-cell>
                  <table:table-cell table:style-name="ce254" table:formula="of:=[.D143]*[.E143]" office:value-type="float" office:value="1157.8" calcext:value-type="float">
                    <text:p>1157,8</text:p>
                  </table:table-cell>
                  <table:table-cell table:style-name="ce254" table:formula="of:=[.D143]*[.I143]" office:value-type="float" office:value="3351252.1" calcext:value-type="float">
                    <text:p>3351252,1</text:p>
                  </table:table-cell>
                  <table:table-cell table:style-name="ce254" table:number-columns-repeated="1007"/>
                  <table:table-cell table:number-columns-repeated="4"/>
                </table:table-row>
                <table:table-row table:style-name="ro6">
                  <table:table-cell table:style-name="ce163" office:value-type="string" calcext:value-type="string">
                    <text:p>ECPO61</text:p>
                  </table:table-cell>
                  <table:table-cell table:style-name="ce175" office:value-type="string" calcext:value-type="string">
                    <text:p>Remplacement systématique des sources ECLAIRAGE RENFORT <text:s/>Pour un sens du tunnel Neuilly</text:p>
                  </table:table-cell>
                  <table:table-cell table:style-name="ce224" office:value-type="string" calcext:value-type="string">
                    <text:p>Forfait</text:p>
                  </table:table-cell>
                  <table:table-cell table:style-name="ce270" office:value-type="currency" office:currency="EUR" office:value="5863.26" calcext:value-type="currency">
                    <text:p>5 863,26 €</text:p>
                  </table:table-cell>
                  <table:table-cell table:style-name="ce278" office:value-type="float" office:value="0.4" calcext:value-type="float">
                    <text:p>0,4</text:p>
                  </table:table-cell>
                  <table:table-cell table:style-name="ce285" office:value-type="float" office:value="0.25" calcext:value-type="float">
                    <text:p>0,25</text:p>
                  </table:table-cell>
                  <table:table-cell table:style-name="ce295" table:formula="of:=[.D144]*[.E144]" office:value-type="currency" office:currency="EUR" office:value="2345.304" calcext:value-type="currency">
                    <text:p><text:s/>2 345,30 € </text:p>
                  </table:table-cell>
                  <table:table-cell table:style-name="ce313" table:formula="of:=[.D144]*[.E144]" office:value-type="currency" office:currency="EUR" office:value="2345.304" calcext:value-type="currency">
                    <text:p><text:s/>2 345,30 € </text:p>
                  </table:table-cell>
                  <table:table-cell table:style-name="ce254" table:formula="of:=[.D144]*[.E144]" office:value-type="float" office:value="2345.304" calcext:value-type="float">
                    <text:p>2345,304</text:p>
                  </table:table-cell>
                  <table:table-cell table:style-name="ce254" table:formula="of:=[.D144]*[.E144]" office:value-type="float" office:value="2345.304" calcext:value-type="float">
                    <text:p>2345,304</text:p>
                  </table:table-cell>
                  <table:table-cell table:style-name="ce254" table:formula="of:=[.D144]*[.I144]" office:value-type="float" office:value="13751127.13104" calcext:value-type="float">
                    <text:p>13751127,13104</text:p>
                  </table:table-cell>
                  <table:table-cell table:style-name="ce254" table:number-columns-repeated="1007"/>
                  <table:table-cell table:number-columns-repeated="4"/>
                </table:table-row>
              </table:table-row-group>
            </table:table-row-group>
            <table:table-row table:style-name="ro23">
              <table:table-cell table:style-name="ce162" office:value-type="string" calcext:value-type="string">
                <text:p>Plus-value aux prix de remplacement des sources</text:p>
              </table:table-cell>
              <table:table-cell table:style-name="ce259" office:value-type="string" calcext:value-type="string" table:number-columns-spanned="5" table:number-rows-spanned="1">
                <text:p>Voir fiche prestation ECL - annexe 5</text:p>
              </table:table-cell>
              <table:covered-table-cell/>
              <table:covered-table-cell table:style-name="ce271"/>
              <table:covered-table-cell table:style-name="ce276"/>
              <table:covered-table-cell table:style-name="ce283"/>
              <table:table-cell table:style-name="ce294" table:formula="of:=SUM([.G146])" office:value-type="currency" office:currency="EUR" office:value="0" calcext:value-type="currency">
                <text:p>-00 € </text:p>
              </table:table-cell>
              <table:table-cell table:style-name="ce311" table:formula="of:=SUM([.H146])" office:value-type="currency" office:currency="EUR" office:value="0" calcext:value-type="currency">
                <text:p>-00 € </text:p>
              </table:table-cell>
              <table:table-cell table:number-columns-repeated="1014"/>
            </table:table-row>
            <table:table-row-group>
              <table:table-row table:style-name="ro13">
                <table:table-cell table:style-name="ce163" office:value-type="string" calcext:value-type="string">
                  <text:p>ECP80</text:p>
                </table:table-cell>
                <table:table-cell table:style-name="ce175" office:value-type="string" calcext:value-type="string">
                  <text:p><text:span text:style-name="T31">Plus-value aux prix de remplacement des sources pour le remplacement systématique de tous les amorceurs du circuit d’</text:span><text:span text:style-name="T32">É</text:span><text:span text:style-name="T33">clairage désigné par le prix. Ce prix ne rémunère pas la fourniture listée au BPU.</text:span></text:p>
                </table:table-cell>
                <table:table-cell table:style-name="ce224" office:value-type="string" calcext:value-type="string">
                  <text:p>%</text:p>
                </table:table-cell>
                <table:table-cell table:style-name="ce272"/>
                <table:table-cell table:style-name="ce278" office:value-type="float" office:value="0" calcext:value-type="float">
                  <text:p>0</text:p>
                </table:table-cell>
                <table:table-cell table:style-name="ce285" office:value-type="float" office:value="0" calcext:value-type="float">
                  <text:p>0</text:p>
                </table:table-cell>
                <table:table-cell table:style-name="ce295"/>
                <table:table-cell table:style-name="ce313" table:formula="of:=[.A146]*[.D146]" office:value-type="currency" office:currency="EUR" office:value="0" calcext:value-type="currency">
                  <text:p>-00 € </text:p>
                </table:table-cell>
                <table:table-cell table:number-columns-repeated="1014"/>
              </table:table-row>
            </table:table-row-group>
          </table:table-row-group>
        </table:table-row-group>
        <table:table-row table:style-name="ro3">
          <table:table-cell table:style-name="ce159" office:value-type="string" calcext:value-type="string" table:number-columns-spanned="6" table:number-rows-spanned="1">
            <text:p>MAINTENANCE CURATIVE</text:p>
          </table:table-cell>
          <table:covered-table-cell table:number-columns-repeated="2"/>
          <table:covered-table-cell table:style-name="ce271"/>
          <table:covered-table-cell table:style-name="ce276"/>
          <table:covered-table-cell table:style-name="ce283"/>
          <table:table-cell table:style-name="ce291" table:formula="of:=SUM([.G148];[.G177])" office:value-type="currency" office:currency="EUR" office:value="88224.65" calcext:value-type="currency">
            <text:p><text:s/>88 224,65 € </text:p>
          </table:table-cell>
          <table:table-cell table:style-name="ce308" table:formula="of:=SUM([.H148];[.H177])" office:value-type="currency" office:currency="EUR" office:value="88224.65" calcext:value-type="currency">
            <text:p><text:s/>88 224,65 € </text:p>
          </table:table-cell>
          <table:table-cell table:number-columns-repeated="1014"/>
        </table:table-row>
        <table:table-row-group>
          <table:table-row table:style-name="ro3">
            <table:table-cell table:style-name="ce160" office:value-type="string" calcext:value-type="string" table:number-columns-spanned="6" table:number-rows-spanned="1">
              <text:p>Prix unitaires</text:p>
            </table:table-cell>
            <table:covered-table-cell table:number-columns-repeated="2"/>
            <table:covered-table-cell table:style-name="ce271"/>
            <table:covered-table-cell table:style-name="ce276"/>
            <table:covered-table-cell table:style-name="ce283"/>
            <table:table-cell table:style-name="ce298" table:formula="of:=SUM([.G150];[.G166];[.G173])" office:value-type="currency" office:currency="EUR" office:value="64824.65" calcext:value-type="currency">
              <text:p><text:s/>64 824,65 € </text:p>
            </table:table-cell>
            <table:table-cell table:style-name="ce316" table:formula="of:=SUM([.H150];[.H166];[.H173])" office:value-type="currency" office:currency="EUR" office:value="64824.65" calcext:value-type="currency">
              <text:p><text:s/>64 824,65 € </text:p>
            </table:table-cell>
            <table:table-cell table:number-columns-repeated="1014"/>
          </table:table-row>
          <table:table-row-group>
            <table:table-row table:style-name="ro20">
              <table:table-cell table:style-name="ce161" office:value-type="string" calcext:value-type="string" table:number-columns-spanned="6" table:number-rows-spanned="1">
                <text:p>Ces prix unitaires rémunèrent l’intervention comme indiqué dans la description des prestations de jour ainsi que le déplacement à raison du remplacement minimum de 3 unités par demi-journée ou 6 unités de nuit, les moyens nécessaires à la mise en oeuvre. Ils ne rémunèrent pas les fournitures identifiées au BPU.</text:p>
                <text:p/>
              </table:table-cell>
              <table:covered-table-cell table:number-columns-repeated="2"/>
              <table:covered-table-cell table:style-name="ce271"/>
              <table:covered-table-cell table:style-name="ce276"/>
              <table:covered-table-cell table:style-name="ce283"/>
              <table:table-cell table:style-name="ce293"/>
              <table:table-cell table:style-name="ce317"/>
              <table:table-cell table:number-columns-repeated="1014"/>
            </table:table-row>
            <table:table-row table:style-name="ro22">
              <table:table-cell table:style-name="ce162" office:value-type="string" calcext:value-type="string">
                <text:p>Remplacement de matériel</text:p>
              </table:table-cell>
              <table:table-cell table:style-name="ce259" office:value-type="string" calcext:value-type="string" table:number-columns-spanned="5" table:number-rows-spanned="1">
                <text:p/>
                <text:p><text:span text:style-name="T28">La prestation consiste à l’enlèvement de l’ancien matériel, l’installation du nouveau matériel, sa mise en service et sa configuration, au nettoyage du matériel et de la zone de travail ainsi qu’à l’enlèvement des déchets. Prix de jour, si les travaux doivent etre effectuées de nuit. Voir fiche prestation ECL - </text:span>annexe 2</text:p>
                <text:p/>
              </table:table-cell>
              <table:covered-table-cell/>
              <table:covered-table-cell table:style-name="ce271"/>
              <table:covered-table-cell table:style-name="ce276"/>
              <table:covered-table-cell table:style-name="ce283"/>
              <table:table-cell table:style-name="ce294" table:formula="of:=SUM([.G151:.G165])" office:value-type="currency" office:currency="EUR" office:value="64824.65" calcext:value-type="currency">
                <text:p><text:s/>64 824,65 € </text:p>
              </table:table-cell>
              <table:table-cell table:style-name="ce311" table:formula="of:=SUM([.H151:.H165])" office:value-type="currency" office:currency="EUR" office:value="64824.65" calcext:value-type="currency">
                <text:p><text:s/>64 824,65 € </text:p>
              </table:table-cell>
              <table:table-cell table:number-columns-repeated="1014"/>
            </table:table-row>
            <table:table-row-group>
              <table:table-row table:style-name="ro6">
                <table:table-cell table:style-name="ce163" office:value-type="string" calcext:value-type="string">
                  <text:p>ECC10</text:p>
                </table:table-cell>
                <table:table-cell table:style-name="ce176" office:value-type="string" calcext:value-type="string">
                  <text:p>Remplacement de luminaire, bouton poussoir, interrupteur va-et-vient, détecteur volumétrique</text:p>
                </table:table-cell>
                <table:table-cell table:style-name="ce224" office:value-type="string" calcext:value-type="string">
                  <text:p>Unité</text:p>
                </table:table-cell>
                <table:table-cell table:style-name="ce270" office:value-type="currency" office:currency="EUR" office:value="29.25" calcext:value-type="currency">
                  <text:p>29,25 €</text:p>
                </table:table-cell>
                <table:table-cell table:style-name="ce278" office:value-type="float" office:value="50" calcext:value-type="float">
                  <text:p>50</text:p>
                </table:table-cell>
                <table:table-cell table:style-name="ce285" office:value-type="float" office:value="231" calcext:value-type="float">
                  <text:p>231</text:p>
                </table:table-cell>
                <table:table-cell table:style-name="ce295" table:formula="of:=[.D151]*[.E151]" office:value-type="currency" office:currency="EUR" office:value="1462.5" calcext:value-type="currency">
                  <text:p><text:s/>1 462,50 € </text:p>
                </table:table-cell>
                <table:table-cell table:style-name="ce313" table:formula="of:=[.D151]*[.E151]" office:value-type="currency" office:currency="EUR" office:value="1462.5" calcext:value-type="currency">
                  <text:p><text:s/>1 462,50 € </text:p>
                </table:table-cell>
                <table:table-cell table:style-name="ce336" table:formula="of:=[.D151]*[.E151]" office:value-type="currency" office:currency="EUR" office:value="1462.5" calcext:value-type="currency">
                  <text:p>1 462,50 €</text:p>
                </table:table-cell>
                <table:table-cell table:style-name="ce336" table:formula="of:=[.D151]*[.E151]" office:value-type="currency" office:currency="EUR" office:value="1462.5" calcext:value-type="currency">
                  <text:p>1 462,50 €</text:p>
                </table:table-cell>
                <table:table-cell table:style-name="ce336" table:formula="of:=[.D151]*[.I151]" office:value-type="currency" office:currency="EUR" office:value="42778.125" calcext:value-type="currency">
                  <text:p>42 778,13 €</text:p>
                </table:table-cell>
                <table:table-cell table:number-columns-repeated="1011"/>
              </table:table-row>
              <table:table-row table:style-name="ro6">
                <table:table-cell table:style-name="ce163" office:value-type="string" calcext:value-type="string">
                  <text:p>ECC11</text:p>
                </table:table-cell>
                <table:table-cell table:style-name="ce176" office:value-type="string" calcext:value-type="string">
                  <text:p>Remplacement de Blocs autonomes d'éclairage de sécurité</text:p>
                </table:table-cell>
                <table:table-cell table:style-name="ce224" office:value-type="string" calcext:value-type="string">
                  <text:p>Unité</text:p>
                </table:table-cell>
                <table:table-cell table:style-name="ce270" office:value-type="currency" office:currency="EUR" office:value="75.43" calcext:value-type="currency">
                  <text:p>75,43 €</text:p>
                </table:table-cell>
                <table:table-cell table:style-name="ce278" office:value-type="float" office:value="5" calcext:value-type="float">
                  <text:p>5</text:p>
                </table:table-cell>
                <table:table-cell table:style-name="ce285" office:value-type="float" office:value="23" calcext:value-type="float">
                  <text:p>23</text:p>
                </table:table-cell>
                <table:table-cell table:style-name="ce295" table:formula="of:=[.D152]*[.E152]" office:value-type="currency" office:currency="EUR" office:value="377.15" calcext:value-type="currency">
                  <text:p><text:s/>377,15 € </text:p>
                </table:table-cell>
                <table:table-cell table:style-name="ce313" table:formula="of:=[.D152]*[.E152]" office:value-type="currency" office:currency="EUR" office:value="377.15" calcext:value-type="currency">
                  <text:p><text:s/>377,15 € </text:p>
                </table:table-cell>
                <table:table-cell table:style-name="ce336" table:formula="of:=[.D152]*[.E152]" office:value-type="currency" office:currency="EUR" office:value="377.15" calcext:value-type="currency">
                  <text:p>377,15 €</text:p>
                </table:table-cell>
                <table:table-cell table:style-name="ce336" table:formula="of:=[.D152]*[.E152]" office:value-type="currency" office:currency="EUR" office:value="377.15" calcext:value-type="currency">
                  <text:p>377,15 €</text:p>
                </table:table-cell>
                <table:table-cell table:style-name="ce336" table:formula="of:=[.D152]*[.I152]" office:value-type="currency" office:currency="EUR" office:value="28448.4245" calcext:value-type="currency">
                  <text:p>28 448,42 €</text:p>
                </table:table-cell>
                <table:table-cell table:number-columns-repeated="1011"/>
              </table:table-row>
              <table:table-row table:style-name="ro6">
                <table:table-cell table:style-name="ce163" office:value-type="string" calcext:value-type="string">
                  <text:p>ECC12</text:p>
                </table:table-cell>
                <table:table-cell table:style-name="ce176" office:value-type="string" calcext:value-type="string">
                  <text:p>Remplacement de Bandeau LED</text:p>
                </table:table-cell>
                <table:table-cell table:style-name="ce224" office:value-type="string" calcext:value-type="string">
                  <text:p>Unité</text:p>
                </table:table-cell>
                <table:table-cell table:style-name="ce270" office:value-type="currency" office:currency="EUR" office:value="19.5" calcext:value-type="currency">
                  <text:p>19,50 €</text:p>
                </table:table-cell>
                <table:table-cell table:style-name="ce278" office:value-type="float" office:value="60" calcext:value-type="float">
                  <text:p>60</text:p>
                </table:table-cell>
                <table:table-cell table:style-name="ce285" office:value-type="float" office:value="23" calcext:value-type="float">
                  <text:p>23</text:p>
                </table:table-cell>
                <table:table-cell table:style-name="ce295" table:formula="of:=[.D153]*[.E153]" office:value-type="currency" office:currency="EUR" office:value="1170" calcext:value-type="currency">
                  <text:p><text:s/>1 170,00 € </text:p>
                </table:table-cell>
                <table:table-cell table:style-name="ce313" table:formula="of:=[.D153]*[.E153]" office:value-type="currency" office:currency="EUR" office:value="1170" calcext:value-type="currency">
                  <text:p><text:s/>1 170,00 € </text:p>
                </table:table-cell>
                <table:table-cell table:style-name="ce336" table:formula="of:=[.D153]*[.E153]" office:value-type="currency" office:currency="EUR" office:value="1170" calcext:value-type="currency">
                  <text:p>1 170,00 €</text:p>
                </table:table-cell>
                <table:table-cell table:style-name="ce336" table:formula="of:=[.D153]*[.E153]" office:value-type="currency" office:currency="EUR" office:value="1170" calcext:value-type="currency">
                  <text:p>1 170,00 €</text:p>
                </table:table-cell>
                <table:table-cell table:style-name="ce336" table:formula="of:=[.D153]*[.I153]" office:value-type="currency" office:currency="EUR" office:value="22815" calcext:value-type="currency">
                  <text:p>22 815,00 €</text:p>
                </table:table-cell>
                <table:table-cell table:number-columns-repeated="1011"/>
              </table:table-row>
              <table:table-row table:style-name="ro6">
                <table:table-cell table:style-name="ce163" office:value-type="string" calcext:value-type="string">
                  <text:p>ECC13</text:p>
                </table:table-cell>
                <table:table-cell table:style-name="ce176" office:value-type="string" calcext:value-type="string">
                  <text:p>Remplacement de Luminaire</text:p>
                </table:table-cell>
                <table:table-cell table:style-name="ce224" office:value-type="string" calcext:value-type="string">
                  <text:p>Unité</text:p>
                </table:table-cell>
                <table:table-cell table:style-name="ce270" office:value-type="currency" office:currency="EUR" office:value="195" calcext:value-type="currency">
                  <text:p>195,00 €</text:p>
                </table:table-cell>
                <table:table-cell table:style-name="ce278" office:value-type="float" office:value="300" calcext:value-type="float">
                  <text:p>300</text:p>
                </table:table-cell>
                <table:table-cell table:style-name="ce285" office:value-type="float" office:value="140" calcext:value-type="float">
                  <text:p>140</text:p>
                </table:table-cell>
                <table:table-cell table:style-name="ce295" table:formula="of:=[.D154]*[.E154]" office:value-type="currency" office:currency="EUR" office:value="58500" calcext:value-type="currency">
                  <text:p><text:s/>58 500,00 € </text:p>
                </table:table-cell>
                <table:table-cell table:style-name="ce313" table:formula="of:=[.D154]*[.E154]" office:value-type="currency" office:currency="EUR" office:value="58500" calcext:value-type="currency">
                  <text:p><text:s/>58 500,00 € </text:p>
                </table:table-cell>
                <table:table-cell table:style-name="ce336" table:formula="of:=[.D154]*[.E154]" office:value-type="currency" office:currency="EUR" office:value="58500" calcext:value-type="currency">
                  <text:p>58 500,00 €</text:p>
                </table:table-cell>
                <table:table-cell table:style-name="ce336" table:formula="of:=[.D154]*[.E154]" office:value-type="currency" office:currency="EUR" office:value="58500" calcext:value-type="currency">
                  <text:p>58 500,00 €</text:p>
                </table:table-cell>
                <table:table-cell table:style-name="ce336" table:formula="of:=[.D154]*[.I154]" office:value-type="currency" office:currency="EUR" office:value="11407500" calcext:value-type="currency">
                  <text:p>11 407 500,00 €</text:p>
                </table:table-cell>
                <table:table-cell table:number-columns-repeated="1011"/>
              </table:table-row>
              <table:table-row table:style-name="ro6">
                <table:table-cell table:style-name="ce163" office:value-type="string" calcext:value-type="string">
                  <text:p>ECC14</text:p>
                </table:table-cell>
                <table:table-cell table:style-name="ce176" office:value-type="string" calcext:value-type="string">
                  <text:p>Remplacement de Verrine de luminaire</text:p>
                </table:table-cell>
                <table:table-cell table:style-name="ce224" office:value-type="string" calcext:value-type="string">
                  <text:p>Unité</text:p>
                </table:table-cell>
                <table:table-cell table:style-name="ce270" office:value-type="currency" office:currency="EUR" office:value="48.75" calcext:value-type="currency">
                  <text:p>48,75 €</text:p>
                </table:table-cell>
                <table:table-cell table:style-name="ce278" office:value-type="float" office:value="6" calcext:value-type="float">
                  <text:p>6</text:p>
                </table:table-cell>
                <table:table-cell table:style-name="ce285" office:value-type="float" office:value="6" calcext:value-type="float">
                  <text:p>6</text:p>
                </table:table-cell>
                <table:table-cell table:style-name="ce295" table:formula="of:=[.D155]*[.E155]" office:value-type="currency" office:currency="EUR" office:value="292.5" calcext:value-type="currency">
                  <text:p><text:s/>292,50 € </text:p>
                </table:table-cell>
                <table:table-cell table:style-name="ce313" table:formula="of:=[.D155]*[.E155]" office:value-type="currency" office:currency="EUR" office:value="292.5" calcext:value-type="currency">
                  <text:p><text:s/>292,50 € </text:p>
                </table:table-cell>
                <table:table-cell table:style-name="ce336" table:formula="of:=[.D155]*[.E155]" office:value-type="currency" office:currency="EUR" office:value="292.5" calcext:value-type="currency">
                  <text:p>292,50 €</text:p>
                </table:table-cell>
                <table:table-cell table:style-name="ce336" table:formula="of:=[.D155]*[.E155]" office:value-type="currency" office:currency="EUR" office:value="292.5" calcext:value-type="currency">
                  <text:p>292,50 €</text:p>
                </table:table-cell>
                <table:table-cell table:style-name="ce336" table:formula="of:=[.D155]*[.I155]" office:value-type="currency" office:currency="EUR" office:value="14259.375" calcext:value-type="currency">
                  <text:p>14 259,38 €</text:p>
                </table:table-cell>
                <table:table-cell table:number-columns-repeated="1011"/>
              </table:table-row>
              <table:table-row table:style-name="ro6">
                <table:table-cell table:style-name="ce163" office:value-type="string" calcext:value-type="string">
                  <text:p>ECC15</text:p>
                </table:table-cell>
                <table:table-cell table:style-name="ce176" office:value-type="string" calcext:value-type="string">
                  <text:p>Remplacement de Boîte de dérivation normale ou résistante au feu</text:p>
                </table:table-cell>
                <table:table-cell table:style-name="ce224" office:value-type="string" calcext:value-type="string">
                  <text:p>Unité</text:p>
                </table:table-cell>
                <table:table-cell table:style-name="ce270" office:value-type="currency" office:currency="EUR" office:value="97.5" calcext:value-type="currency">
                  <text:p>97,50 €</text:p>
                </table:table-cell>
                <table:table-cell table:style-name="ce278" office:value-type="float" office:value="5" calcext:value-type="float">
                  <text:p>5</text:p>
                </table:table-cell>
                <table:table-cell table:style-name="ce285" office:value-type="float" office:value="12" calcext:value-type="float">
                  <text:p>12</text:p>
                </table:table-cell>
                <table:table-cell table:style-name="ce295" table:formula="of:=[.D156]*[.E156]" office:value-type="currency" office:currency="EUR" office:value="487.5" calcext:value-type="currency">
                  <text:p><text:s/>487,50 € </text:p>
                </table:table-cell>
                <table:table-cell table:style-name="ce313" table:formula="of:=[.D156]*[.E156]" office:value-type="currency" office:currency="EUR" office:value="487.5" calcext:value-type="currency">
                  <text:p><text:s/>487,50 € </text:p>
                </table:table-cell>
                <table:table-cell table:style-name="ce336" table:formula="of:=[.D156]*[.E156]" office:value-type="currency" office:currency="EUR" office:value="487.5" calcext:value-type="currency">
                  <text:p>487,50 €</text:p>
                </table:table-cell>
                <table:table-cell table:style-name="ce336" table:formula="of:=[.D156]*[.E156]" office:value-type="currency" office:currency="EUR" office:value="487.5" calcext:value-type="currency">
                  <text:p>487,50 €</text:p>
                </table:table-cell>
                <table:table-cell table:style-name="ce336" table:formula="of:=[.D156]*[.I156]" office:value-type="currency" office:currency="EUR" office:value="47531.25" calcext:value-type="currency">
                  <text:p>47 531,25 €</text:p>
                </table:table-cell>
                <table:table-cell table:number-columns-repeated="1011"/>
              </table:table-row>
              <table:table-row table:style-name="ro6">
                <table:table-cell table:style-name="ce163" office:value-type="string" calcext:value-type="string">
                  <text:p>ECC16</text:p>
                </table:table-cell>
                <table:table-cell table:style-name="ce176" office:value-type="string" calcext:value-type="string">
                  <text:p>Remplacement de Fiche de raccordement</text:p>
                </table:table-cell>
                <table:table-cell table:style-name="ce224" office:value-type="string" calcext:value-type="string">
                  <text:p>Unité</text:p>
                </table:table-cell>
                <table:table-cell table:style-name="ce270" office:value-type="currency" office:currency="EUR" office:value="19.5" calcext:value-type="currency">
                  <text:p>19,50 €</text:p>
                </table:table-cell>
                <table:table-cell table:style-name="ce278" office:value-type="float" office:value="10" calcext:value-type="float">
                  <text:p>10</text:p>
                </table:table-cell>
                <table:table-cell table:style-name="ce285" office:value-type="float" office:value="55" calcext:value-type="float">
                  <text:p>55</text:p>
                </table:table-cell>
                <table:table-cell table:style-name="ce295" table:formula="of:=[.D157]*[.E157]" office:value-type="currency" office:currency="EUR" office:value="195" calcext:value-type="currency">
                  <text:p><text:s/>195,00 € </text:p>
                </table:table-cell>
                <table:table-cell table:style-name="ce313" table:formula="of:=[.D157]*[.E157]" office:value-type="currency" office:currency="EUR" office:value="195" calcext:value-type="currency">
                  <text:p><text:s/>195,00 € </text:p>
                </table:table-cell>
                <table:table-cell table:style-name="ce336" table:formula="of:=[.D157]*[.E157]" office:value-type="currency" office:currency="EUR" office:value="195" calcext:value-type="currency">
                  <text:p>195,00 €</text:p>
                </table:table-cell>
                <table:table-cell table:style-name="ce336" table:formula="of:=[.D157]*[.E157]" office:value-type="currency" office:currency="EUR" office:value="195" calcext:value-type="currency">
                  <text:p>195,00 €</text:p>
                </table:table-cell>
                <table:table-cell table:style-name="ce336" table:formula="of:=[.D157]*[.I157]" office:value-type="currency" office:currency="EUR" office:value="3802.5" calcext:value-type="currency">
                  <text:p>3 802,50 €</text:p>
                </table:table-cell>
                <table:table-cell table:number-columns-repeated="1011"/>
              </table:table-row>
              <table:table-row table:style-name="ro6">
                <table:table-cell table:style-name="ce163" office:value-type="string" calcext:value-type="string">
                  <text:p>ECC17</text:p>
                </table:table-cell>
                <table:table-cell table:style-name="ce176" office:value-type="string" calcext:value-type="string">
                  <text:p>Remplacement de Porte-fusible</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58]*[.E158]" office:value-type="currency" office:currency="EUR" office:value="0" calcext:value-type="currency">
                  <text:p>-00 € </text:p>
                </table:table-cell>
                <table:table-cell table:style-name="ce313" table:formula="of:=[.D158]*[.E158]" office:value-type="currency" office:currency="EUR" office:value="0" calcext:value-type="currency">
                  <text:p>-00 € </text:p>
                </table:table-cell>
                <table:table-cell table:formula="of:=[.D158]*[.E158]" office:value-type="float" office:value="0" calcext:value-type="float">
                  <text:p>0</text:p>
                </table:table-cell>
                <table:table-cell table:formula="of:=[.D158]*[.E158]" office:value-type="float" office:value="0" calcext:value-type="float">
                  <text:p>0</text:p>
                </table:table-cell>
                <table:table-cell table:formula="of:=[.D158]*[.I158]" office:value-type="float" office:value="0" calcext:value-type="float">
                  <text:p>0</text:p>
                </table:table-cell>
                <table:table-cell table:number-columns-repeated="1011"/>
              </table:table-row>
              <table:table-row table:style-name="ro6">
                <table:table-cell table:style-name="ce163" office:value-type="string" calcext:value-type="string">
                  <text:p>ECC18</text:p>
                </table:table-cell>
                <table:table-cell table:style-name="ce176" office:value-type="string" calcext:value-type="string">
                  <text:p>Remplacement de Fusible</text:p>
                </table:table-cell>
                <table:table-cell table:style-name="ce224" office:value-type="string" calcext:value-type="string">
                  <text:p>Unité</text:p>
                </table:table-cell>
                <table:table-cell table:style-name="ce270"/>
                <table:table-cell table:style-name="ce278" office:value-type="float" office:value="300" calcext:value-type="float">
                  <text:p>300</text:p>
                </table:table-cell>
                <table:table-cell table:style-name="ce285" office:value-type="float" office:value="821" calcext:value-type="float">
                  <text:p>821</text:p>
                </table:table-cell>
                <table:table-cell table:style-name="ce295" table:formula="of:=[.D159]*[.E159]" office:value-type="currency" office:currency="EUR" office:value="0" calcext:value-type="currency">
                  <text:p>-00 € </text:p>
                </table:table-cell>
                <table:table-cell table:style-name="ce313" table:formula="of:=[.D159]*[.E159]" office:value-type="currency" office:currency="EUR" office:value="0" calcext:value-type="currency">
                  <text:p>-00 € </text:p>
                </table:table-cell>
                <table:table-cell table:formula="of:=[.D159]*[.E159]" office:value-type="float" office:value="0" calcext:value-type="float">
                  <text:p>0</text:p>
                </table:table-cell>
                <table:table-cell table:formula="of:=[.D159]*[.E159]" office:value-type="float" office:value="0" calcext:value-type="float">
                  <text:p>0</text:p>
                </table:table-cell>
                <table:table-cell table:formula="of:=[.D159]*[.I159]" office:value-type="float" office:value="0" calcext:value-type="float">
                  <text:p>0</text:p>
                </table:table-cell>
                <table:table-cell table:number-columns-repeated="1011"/>
              </table:table-row>
              <table:table-row table:style-name="ro6">
                <table:table-cell table:style-name="ce163" office:value-type="string" calcext:value-type="string">
                  <text:p>ECC19</text:p>
                </table:table-cell>
                <table:table-cell table:style-name="ce176" office:value-type="string" calcext:value-type="string">
                  <text:p>Remplacement de Module pilote éclairage LED</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1939" calcext:value-type="float">
                  <text:p>1939</text:p>
                </table:table-cell>
                <table:table-cell table:style-name="ce295" table:formula="of:=[.D160]*[.E160]" office:value-type="currency" office:currency="EUR" office:value="0" calcext:value-type="currency">
                  <text:p>-00 € </text:p>
                </table:table-cell>
                <table:table-cell table:style-name="ce313" table:formula="of:=[.D160]*[.E160]" office:value-type="currency" office:currency="EUR" office:value="0" calcext:value-type="currency">
                  <text:p>-00 € </text:p>
                </table:table-cell>
                <table:table-cell table:formula="of:=[.D160]*[.E160]" office:value-type="float" office:value="0" calcext:value-type="float">
                  <text:p>0</text:p>
                </table:table-cell>
                <table:table-cell table:formula="of:=[.D160]*[.E160]" office:value-type="float" office:value="0" calcext:value-type="float">
                  <text:p>0</text:p>
                </table:table-cell>
                <table:table-cell table:formula="of:=[.D160]*[.I160]" office:value-type="float" office:value="0" calcext:value-type="float">
                  <text:p>0</text:p>
                </table:table-cell>
                <table:table-cell table:number-columns-repeated="1011"/>
              </table:table-row>
              <table:table-row table:style-name="ro6">
                <table:table-cell table:style-name="ce163" office:value-type="string" calcext:value-type="string">
                  <text:p>ECC20</text:p>
                </table:table-cell>
                <table:table-cell table:style-name="ce176" office:value-type="string" calcext:value-type="string">
                  <text:p>Remplacement de Platine d’alimentation</text:p>
                </table:table-cell>
                <table:table-cell table:style-name="ce224" office:value-type="string" calcext:value-type="string">
                  <text:p>Unité</text:p>
                </table:table-cell>
                <table:table-cell table:style-name="ce270"/>
                <table:table-cell table:style-name="ce278" office:value-type="float" office:value="100" calcext:value-type="float">
                  <text:p>100</text:p>
                </table:table-cell>
                <table:table-cell table:style-name="ce285" office:value-type="float" office:value="559" calcext:value-type="float">
                  <text:p>559</text:p>
                </table:table-cell>
                <table:table-cell table:style-name="ce295" table:formula="of:=[.D161]*[.E161]" office:value-type="currency" office:currency="EUR" office:value="0" calcext:value-type="currency">
                  <text:p>-00 € </text:p>
                </table:table-cell>
                <table:table-cell table:style-name="ce313" table:formula="of:=[.D161]*[.E161]" office:value-type="currency" office:currency="EUR" office:value="0" calcext:value-type="currency">
                  <text:p>-00 € </text:p>
                </table:table-cell>
                <table:table-cell table:formula="of:=[.D161]*[.E161]" office:value-type="float" office:value="0" calcext:value-type="float">
                  <text:p>0</text:p>
                </table:table-cell>
                <table:table-cell table:formula="of:=[.D161]*[.E161]" office:value-type="float" office:value="0" calcext:value-type="float">
                  <text:p>0</text:p>
                </table:table-cell>
                <table:table-cell table:formula="of:=[.D161]*[.I161]" office:value-type="float" office:value="0" calcext:value-type="float">
                  <text:p>0</text:p>
                </table:table-cell>
                <table:table-cell table:number-columns-repeated="1011"/>
              </table:table-row>
              <table:table-row table:style-name="ro6">
                <table:table-cell table:style-name="ce163" office:value-type="string" calcext:value-type="string">
                  <text:p>ECC21</text:p>
                </table:table-cell>
                <table:table-cell table:style-name="ce176" office:value-type="string" calcext:value-type="string">
                  <text:p>Remplacement de un plot de jalonnement</text:p>
                </table:table-cell>
                <table:table-cell table:style-name="ce224" office:value-type="string" calcext:value-type="string">
                  <text:p>Unité</text:p>
                </table:table-cell>
                <table:table-cell table:style-name="ce270" office:value-type="currency" office:currency="EUR" office:value="19.5" calcext:value-type="currency">
                  <text:p>19,50 €</text:p>
                </table:table-cell>
                <table:table-cell table:style-name="ce278" office:value-type="float" office:value="60" calcext:value-type="float">
                  <text:p>60</text:p>
                </table:table-cell>
                <table:table-cell table:style-name="ce285" office:value-type="float" office:value="91" calcext:value-type="float">
                  <text:p>91</text:p>
                </table:table-cell>
                <table:table-cell table:style-name="ce295" table:formula="of:=[.D162]*[.E162]" office:value-type="currency" office:currency="EUR" office:value="1170" calcext:value-type="currency">
                  <text:p><text:s/>1 170,00 € </text:p>
                </table:table-cell>
                <table:table-cell table:style-name="ce313" table:formula="of:=[.D162]*[.E162]" office:value-type="currency" office:currency="EUR" office:value="1170" calcext:value-type="currency">
                  <text:p><text:s/>1 170,00 € </text:p>
                </table:table-cell>
                <table:table-cell table:style-name="ce336" table:formula="of:=[.D162]*[.E162]" office:value-type="currency" office:currency="EUR" office:value="1170" calcext:value-type="currency">
                  <text:p>1 170,00 €</text:p>
                </table:table-cell>
                <table:table-cell table:style-name="ce336" table:formula="of:=[.D162]*[.E162]" office:value-type="currency" office:currency="EUR" office:value="1170" calcext:value-type="currency">
                  <text:p>1 170,00 €</text:p>
                </table:table-cell>
                <table:table-cell table:style-name="ce336" table:formula="of:=[.D162]*[.I162]" office:value-type="currency" office:currency="EUR" office:value="22815" calcext:value-type="currency">
                  <text:p>22 815,00 €</text:p>
                </table:table-cell>
                <table:table-cell table:number-columns-repeated="1011"/>
              </table:table-row>
              <table:table-row table:style-name="ro6">
                <table:table-cell table:style-name="ce163" office:value-type="string" calcext:value-type="string">
                  <text:p>ECC22</text:p>
                </table:table-cell>
                <table:table-cell table:style-name="ce176" office:value-type="string" calcext:value-type="string">
                  <text:p>Remplacement de Une ligne entre 2 plots de jalonnement</text:p>
                </table:table-cell>
                <table:table-cell table:style-name="ce224" office:value-type="string" calcext:value-type="string">
                  <text:p>Unité</text:p>
                </table:table-cell>
                <table:table-cell table:style-name="ce270" office:value-type="currency" office:currency="EUR" office:value="19.5" calcext:value-type="currency">
                  <text:p>19,50 €</text:p>
                </table:table-cell>
                <table:table-cell table:style-name="ce278" office:value-type="float" office:value="10" calcext:value-type="float">
                  <text:p>10</text:p>
                </table:table-cell>
                <table:table-cell table:style-name="ce285" office:value-type="float" office:value="0" calcext:value-type="float">
                  <text:p>0</text:p>
                </table:table-cell>
                <table:table-cell table:style-name="ce295" table:formula="of:=[.D163]*[.E163]" office:value-type="currency" office:currency="EUR" office:value="195" calcext:value-type="currency">
                  <text:p><text:s/>195,00 € </text:p>
                </table:table-cell>
                <table:table-cell table:style-name="ce313" table:formula="of:=[.D163]*[.E163]" office:value-type="currency" office:currency="EUR" office:value="195" calcext:value-type="currency">
                  <text:p><text:s/>195,00 € </text:p>
                </table:table-cell>
                <table:table-cell table:style-name="ce336" table:formula="of:=[.D163]*[.E163]" office:value-type="currency" office:currency="EUR" office:value="195" calcext:value-type="currency">
                  <text:p>195,00 €</text:p>
                </table:table-cell>
                <table:table-cell table:style-name="ce336" table:formula="of:=[.D163]*[.E163]" office:value-type="currency" office:currency="EUR" office:value="195" calcext:value-type="currency">
                  <text:p>195,00 €</text:p>
                </table:table-cell>
                <table:table-cell table:style-name="ce336" table:formula="of:=[.D163]*[.I163]" office:value-type="currency" office:currency="EUR" office:value="3802.5" calcext:value-type="currency">
                  <text:p>3 802,50 €</text:p>
                </table:table-cell>
                <table:table-cell table:number-columns-repeated="1011"/>
              </table:table-row>
              <table:table-row table:style-name="ro6">
                <table:table-cell table:style-name="ce163" office:value-type="string" calcext:value-type="string">
                  <text:p>ECC23</text:p>
                </table:table-cell>
                <table:table-cell table:style-name="ce176" office:value-type="string" calcext:value-type="string">
                  <text:p>Remplacement de Un transformateur pour plot de jalonnement</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64]*[.E164]" office:value-type="currency" office:currency="EUR" office:value="0" calcext:value-type="currency">
                  <text:p>-00 € </text:p>
                </table:table-cell>
                <table:table-cell table:style-name="ce313" table:formula="of:=[.D164]*[.E164]" office:value-type="currency" office:currency="EUR" office:value="0" calcext:value-type="currency">
                  <text:p>-00 € </text:p>
                </table:table-cell>
                <table:table-cell table:formula="of:=[.D164]*[.E164]" office:value-type="float" office:value="0" calcext:value-type="float">
                  <text:p>0</text:p>
                </table:table-cell>
                <table:table-cell table:formula="of:=[.D164]*[.E164]" office:value-type="float" office:value="0" calcext:value-type="float">
                  <text:p>0</text:p>
                </table:table-cell>
                <table:table-cell table:formula="of:=[.D164]*[.I164]" office:value-type="float" office:value="0" calcext:value-type="float">
                  <text:p>0</text:p>
                </table:table-cell>
                <table:table-cell table:number-columns-repeated="1011"/>
              </table:table-row>
              <table:table-row table:style-name="ro6">
                <table:table-cell table:style-name="ce163" office:value-type="string" calcext:value-type="string">
                  <text:p>ECC24</text:p>
                </table:table-cell>
                <table:table-cell table:style-name="ce176" office:value-type="string" calcext:value-type="string">
                  <text:p>Remplacement de Luminaire éclairant un panneau de signalisation</text:p>
                </table:table-cell>
                <table:table-cell table:style-name="ce224" office:value-type="string" calcext:value-type="string">
                  <text:p>Unité</text:p>
                </table:table-cell>
                <table:table-cell table:style-name="ce270" office:value-type="currency" office:currency="EUR" office:value="195" calcext:value-type="currency">
                  <text:p>195,00 €</text:p>
                </table:table-cell>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65]*[.E165]" office:value-type="currency" office:currency="EUR" office:value="975" calcext:value-type="currency">
                  <text:p><text:s/>975,00 € </text:p>
                </table:table-cell>
                <table:table-cell table:style-name="ce313" table:formula="of:=[.D165]*[.E165]" office:value-type="currency" office:currency="EUR" office:value="975" calcext:value-type="currency">
                  <text:p><text:s/>975,00 € </text:p>
                </table:table-cell>
                <table:table-cell table:style-name="ce336" table:formula="of:=[.D165]*[.E165]" office:value-type="currency" office:currency="EUR" office:value="975" calcext:value-type="currency">
                  <text:p>975,00 €</text:p>
                </table:table-cell>
                <table:table-cell table:style-name="ce336" table:formula="of:=[.D165]*[.E165]" office:value-type="currency" office:currency="EUR" office:value="975" calcext:value-type="currency">
                  <text:p>975,00 €</text:p>
                </table:table-cell>
                <table:table-cell table:style-name="ce336" table:formula="of:=[.D165]*[.I165]" office:value-type="currency" office:currency="EUR" office:value="190125" calcext:value-type="currency">
                  <text:p>190 125,00 €</text:p>
                </table:table-cell>
                <table:table-cell table:number-columns-repeated="1011"/>
              </table:table-row>
            </table:table-row-group>
            <table:table-row table:style-name="ro20">
              <table:table-cell table:style-name="ce162" office:value-type="string" calcext:value-type="string">
                <text:p>Changement de source</text:p>
              </table:table-cell>
              <table:table-cell table:style-name="ce259" office:value-type="string" calcext:value-type="string" table:number-columns-spanned="5" table:number-rows-spanned="1">
                <text:p/>
                <text:p>La prestation consiste à l’enlèvement de l’ancienne source, l’installation de la nouvelle source, sa mise en service, au nettoyage du matériel et à l’enlèvement des déchets.</text:p>
                <text:p/>
              </table:table-cell>
              <table:covered-table-cell/>
              <table:covered-table-cell table:style-name="ce271"/>
              <table:covered-table-cell table:style-name="ce276"/>
              <table:covered-table-cell table:style-name="ce283"/>
              <table:table-cell table:style-name="ce294" table:formula="of:=SUM([.G167:.G172])" office:value-type="currency" office:currency="EUR" office:value="0" calcext:value-type="currency">
                <text:p>-00 € </text:p>
              </table:table-cell>
              <table:table-cell table:style-name="ce311" table:formula="of:=SUM([.H167:.H172])" office:value-type="currency" office:currency="EUR" office:value="0" calcext:value-type="currency">
                <text:p>-00 € </text:p>
              </table:table-cell>
              <table:table-cell table:number-columns-repeated="1014"/>
            </table:table-row>
            <table:table-row-group>
              <table:table-row table:style-name="ro10">
                <table:table-cell table:style-name="ce163" office:value-type="string" calcext:value-type="string">
                  <text:p>ECC30</text:p>
                </table:table-cell>
                <table:table-cell table:style-name="ce268" office:value-type="string" calcext:value-type="string">
                  <text:p>Changement de source Luminaire tunnel – la prestation comprend la mise à disposition d’une nacelle</text:p>
                </table:table-cell>
                <table:table-cell table:style-name="ce224" office:value-type="string" calcext:value-type="string">
                  <text:p>Unité</text:p>
                </table:table-cell>
                <table:table-cell table:style-name="ce270"/>
                <table:table-cell table:style-name="ce278" office:value-type="float" office:value="1" calcext:value-type="float">
                  <text:p>1</text:p>
                </table:table-cell>
                <table:table-cell table:style-name="ce285" office:value-type="float" office:value="0" calcext:value-type="float">
                  <text:p>0</text:p>
                </table:table-cell>
                <table:table-cell table:style-name="ce295" table:formula="of:=[.D167]*[.E167]" office:value-type="currency" office:currency="EUR" office:value="0" calcext:value-type="currency">
                  <text:p>-00 € </text:p>
                </table:table-cell>
                <table:table-cell table:style-name="ce313" table:formula="of:=[.D167]*[.E167]" office:value-type="currency" office:currency="EUR" office:value="0" calcext:value-type="currency">
                  <text:p>-00 € </text:p>
                </table:table-cell>
                <table:table-cell table:formula="of:=[.D167]*[.E167]" office:value-type="float" office:value="0" calcext:value-type="float">
                  <text:p>0</text:p>
                </table:table-cell>
                <table:table-cell table:formula="of:=[.D167]*[.E167]" office:value-type="float" office:value="0" calcext:value-type="float">
                  <text:p>0</text:p>
                </table:table-cell>
                <table:table-cell table:formula="of:=[.D167]*[.I167]" office:value-type="float" office:value="0" calcext:value-type="float">
                  <text:p>0</text:p>
                </table:table-cell>
                <table:table-cell table:number-columns-repeated="1011"/>
              </table:table-row>
              <table:table-row table:style-name="ro10">
                <table:table-cell table:style-name="ce163" office:value-type="string" calcext:value-type="string">
                  <text:p>ECC31</text:p>
                </table:table-cell>
                <table:table-cell table:style-name="ce268" office:value-type="string" calcext:value-type="string">
                  <text:p>Changement de source Éclairage en issue</text:p>
                </table:table-cell>
                <table:table-cell table:style-name="ce224" office:value-type="string" calcext:value-type="string">
                  <text:p>Unité</text:p>
                </table:table-cell>
                <table:table-cell table:style-name="ce270"/>
                <table:table-cell table:style-name="ce278" office:value-type="float" office:value="10" calcext:value-type="float">
                  <text:p>10</text:p>
                </table:table-cell>
                <table:table-cell table:style-name="ce285" office:value-type="float" office:value="24" calcext:value-type="float">
                  <text:p>24</text:p>
                </table:table-cell>
                <table:table-cell table:style-name="ce295" table:formula="of:=[.D168]*[.E168]" office:value-type="currency" office:currency="EUR" office:value="0" calcext:value-type="currency">
                  <text:p>-00 € </text:p>
                </table:table-cell>
                <table:table-cell table:style-name="ce313" table:formula="of:=[.D168]*[.E168]" office:value-type="currency" office:currency="EUR" office:value="0" calcext:value-type="currency">
                  <text:p>-00 € </text:p>
                </table:table-cell>
                <table:table-cell table:formula="of:=[.D168]*[.E168]" office:value-type="float" office:value="0" calcext:value-type="float">
                  <text:p>0</text:p>
                </table:table-cell>
                <table:table-cell table:formula="of:=[.D168]*[.E168]" office:value-type="float" office:value="0" calcext:value-type="float">
                  <text:p>0</text:p>
                </table:table-cell>
                <table:table-cell table:formula="of:=[.D168]*[.I168]" office:value-type="float" office:value="0" calcext:value-type="float">
                  <text:p>0</text:p>
                </table:table-cell>
                <table:table-cell table:number-columns-repeated="1011"/>
              </table:table-row>
              <table:table-row table:style-name="ro10">
                <table:table-cell table:style-name="ce163" office:value-type="string" calcext:value-type="string">
                  <text:p>ECC32</text:p>
                </table:table-cell>
                <table:table-cell table:style-name="ce268" office:value-type="string" calcext:value-type="string">
                  <text:p>Changement de source Éclairage en niche</text:p>
                </table:table-cell>
                <table:table-cell table:style-name="ce224" office:value-type="string" calcext:value-type="string">
                  <text:p>Unité</text:p>
                </table:table-cell>
                <table:table-cell table:style-name="ce270"/>
                <table:table-cell table:style-name="ce278" office:value-type="float" office:value="10" calcext:value-type="float">
                  <text:p>10</text:p>
                </table:table-cell>
                <table:table-cell table:style-name="ce285" office:value-type="float" office:value="20" calcext:value-type="float">
                  <text:p>20</text:p>
                </table:table-cell>
                <table:table-cell table:style-name="ce295" table:formula="of:=[.D169]*[.E169]" office:value-type="currency" office:currency="EUR" office:value="0" calcext:value-type="currency">
                  <text:p>-00 € </text:p>
                </table:table-cell>
                <table:table-cell table:style-name="ce313" table:formula="of:=[.D169]*[.E169]" office:value-type="currency" office:currency="EUR" office:value="0" calcext:value-type="currency">
                  <text:p>-00 € </text:p>
                </table:table-cell>
                <table:table-cell table:formula="of:=[.D169]*[.E169]" office:value-type="float" office:value="0" calcext:value-type="float">
                  <text:p>0</text:p>
                </table:table-cell>
                <table:table-cell table:formula="of:=[.D169]*[.E169]" office:value-type="float" office:value="0" calcext:value-type="float">
                  <text:p>0</text:p>
                </table:table-cell>
                <table:table-cell table:formula="of:=[.D169]*[.I169]" office:value-type="float" office:value="0" calcext:value-type="float">
                  <text:p>0</text:p>
                </table:table-cell>
                <table:table-cell table:number-columns-repeated="1011"/>
              </table:table-row>
              <table:table-row table:style-name="ro10">
                <table:table-cell table:style-name="ce163" office:value-type="string" calcext:value-type="string">
                  <text:p>ECC33</text:p>
                </table:table-cell>
                <table:table-cell table:style-name="ce268" office:value-type="string" calcext:value-type="string">
                  <text:p>Changement de source Éclairage d’un local</text:p>
                </table:table-cell>
                <table:table-cell table:style-name="ce224" office:value-type="string" calcext:value-type="string">
                  <text:p>Unité</text:p>
                </table:table-cell>
                <table:table-cell table:style-name="ce270"/>
                <table:table-cell table:style-name="ce278" office:value-type="float" office:value="10" calcext:value-type="float">
                  <text:p>10</text:p>
                </table:table-cell>
                <table:table-cell table:style-name="ce285" office:value-type="float" office:value="20" calcext:value-type="float">
                  <text:p>20</text:p>
                </table:table-cell>
                <table:table-cell table:style-name="ce295" table:formula="of:=[.D170]*[.E170]" office:value-type="currency" office:currency="EUR" office:value="0" calcext:value-type="currency">
                  <text:p>-00 € </text:p>
                </table:table-cell>
                <table:table-cell table:style-name="ce313" table:formula="of:=[.D170]*[.E170]" office:value-type="currency" office:currency="EUR" office:value="0" calcext:value-type="currency">
                  <text:p>-00 € </text:p>
                </table:table-cell>
                <table:table-cell table:formula="of:=[.D170]*[.E170]" office:value-type="float" office:value="0" calcext:value-type="float">
                  <text:p>0</text:p>
                </table:table-cell>
                <table:table-cell table:formula="of:=[.D170]*[.E170]" office:value-type="float" office:value="0" calcext:value-type="float">
                  <text:p>0</text:p>
                </table:table-cell>
                <table:table-cell table:formula="of:=[.D170]*[.I170]" office:value-type="float" office:value="0" calcext:value-type="float">
                  <text:p>0</text:p>
                </table:table-cell>
                <table:table-cell table:number-columns-repeated="1011"/>
              </table:table-row>
              <table:table-row table:style-name="ro10">
                <table:table-cell table:style-name="ce163" office:value-type="string" calcext:value-type="string">
                  <text:p>ECC34</text:p>
                </table:table-cell>
                <table:table-cell table:style-name="ce268" office:value-type="string" calcext:value-type="string">
                  <text:p>Changement de source Éclairage d’un PCTT</text:p>
                </table:table-cell>
                <table:table-cell table:style-name="ce224" office:value-type="string" calcext:value-type="string">
                  <text:p>Unité</text:p>
                </table:table-cell>
                <table:table-cell table:style-name="ce270"/>
                <table:table-cell table:style-name="ce278" office:value-type="float" office:value="4" calcext:value-type="float">
                  <text:p>4</text:p>
                </table:table-cell>
                <table:table-cell table:style-name="ce285" office:value-type="float" office:value="0" calcext:value-type="float">
                  <text:p>0</text:p>
                </table:table-cell>
                <table:table-cell table:style-name="ce295" table:formula="of:=[.D171]*[.E171]" office:value-type="currency" office:currency="EUR" office:value="0" calcext:value-type="currency">
                  <text:p>-00 € </text:p>
                </table:table-cell>
                <table:table-cell table:style-name="ce313" table:formula="of:=[.D171]*[.E171]" office:value-type="currency" office:currency="EUR" office:value="0" calcext:value-type="currency">
                  <text:p>-00 € </text:p>
                </table:table-cell>
                <table:table-cell table:formula="of:=[.D171]*[.E171]" office:value-type="float" office:value="0" calcext:value-type="float">
                  <text:p>0</text:p>
                </table:table-cell>
                <table:table-cell table:formula="of:=[.D171]*[.E171]" office:value-type="float" office:value="0" calcext:value-type="float">
                  <text:p>0</text:p>
                </table:table-cell>
                <table:table-cell table:formula="of:=[.D171]*[.I171]" office:value-type="float" office:value="0" calcext:value-type="float">
                  <text:p>0</text:p>
                </table:table-cell>
                <table:table-cell table:number-columns-repeated="1011"/>
              </table:table-row>
              <table:table-row table:style-name="ro10">
                <table:table-cell table:style-name="ce163" office:value-type="string" calcext:value-type="string">
                  <text:p>ECC35</text:p>
                </table:table-cell>
                <table:table-cell table:style-name="ce268" office:value-type="string" calcext:value-type="string">
                  <text:p>Changement de source Luminaire éclairant un panneau de signalisation y compris nacelle</text:p>
                </table:table-cell>
                <table:table-cell table:style-name="ce224" office:value-type="string" calcext:value-type="string">
                  <text:p>Unité</text:p>
                </table:table-cell>
                <table:table-cell table:style-name="ce270"/>
                <table:table-cell table:style-name="ce278" office:value-type="float" office:value="1" calcext:value-type="float">
                  <text:p>1</text:p>
                </table:table-cell>
                <table:table-cell table:style-name="ce285" office:value-type="float" office:value="0" calcext:value-type="float">
                  <text:p>0</text:p>
                </table:table-cell>
                <table:table-cell table:style-name="ce295" table:formula="of:=[.D172]*[.E172]" office:value-type="currency" office:currency="EUR" office:value="0" calcext:value-type="currency">
                  <text:p>-00 € </text:p>
                </table:table-cell>
                <table:table-cell table:style-name="ce313" table:formula="of:=[.D172]*[.E172]" office:value-type="currency" office:currency="EUR" office:value="0" calcext:value-type="currency">
                  <text:p>-00 € </text:p>
                </table:table-cell>
                <table:table-cell table:formula="of:=[.D172]*[.E172]" office:value-type="float" office:value="0" calcext:value-type="float">
                  <text:p>0</text:p>
                </table:table-cell>
                <table:table-cell table:formula="of:=[.D172]*[.E172]" office:value-type="float" office:value="0" calcext:value-type="float">
                  <text:p>0</text:p>
                </table:table-cell>
                <table:table-cell table:formula="of:=[.D172]*[.I172]" office:value-type="float" office:value="0" calcext:value-type="float">
                  <text:p>0</text:p>
                </table:table-cell>
                <table:table-cell table:number-columns-repeated="1011"/>
              </table:table-row>
            </table:table-row-group>
            <table:table-row table:style-name="ro22">
              <table:table-cell table:style-name="ce162" office:value-type="string" calcext:value-type="string">
                <text:p>Réparations sur matériel</text:p>
              </table:table-cell>
              <table:table-cell table:style-name="ce259" office:value-type="string" calcext:value-type="string" table:number-columns-spanned="5" table:number-rows-spanned="1">
                <text:p/>
                <text:p>La prestation consiste à la remise en fonctionnement d’un matériel en remplaçant les éléments qui le constitue. Les sujétions liées, au déplacement, à la mise en œuvre et au dépannage du système sont inclues y compris la nacelle.</text:p>
                <text:p/>
              </table:table-cell>
              <table:covered-table-cell/>
              <table:covered-table-cell table:style-name="ce271"/>
              <table:covered-table-cell table:style-name="ce276"/>
              <table:covered-table-cell table:style-name="ce283"/>
              <table:table-cell table:style-name="ce294" table:formula="of:=SUM([.G174:.G176])" office:value-type="currency" office:currency="EUR" office:value="0" calcext:value-type="currency">
                <text:p>-00 € </text:p>
              </table:table-cell>
              <table:table-cell table:style-name="ce311" table:formula="of:=SUM([.H174:.H176])" office:value-type="currency" office:currency="EUR" office:value="0" calcext:value-type="currency">
                <text:p>-00 € </text:p>
              </table:table-cell>
              <table:table-cell table:number-columns-repeated="1014"/>
            </table:table-row>
            <table:table-row-group>
              <table:table-row table:style-name="ro6">
                <table:table-cell table:style-name="ce163" office:value-type="string" calcext:value-type="string">
                  <text:p>ECC40</text:p>
                </table:table-cell>
                <table:table-cell table:style-name="ce176" office:value-type="string" calcext:value-type="string">
                  <text:p>Confection de 10 platines d’alimentation sur site</text:p>
                </table:table-cell>
                <table:table-cell table:style-name="ce224" office:value-type="string" calcext:value-type="string">
                  <text:p>Forfait</text:p>
                </table:table-cell>
                <table:table-cell table:style-name="ce270"/>
                <table:table-cell table:style-name="ce278" office:value-type="float" office:value="50" calcext:value-type="float">
                  <text:p>50</text:p>
                </table:table-cell>
                <table:table-cell table:style-name="ce285" office:value-type="float" office:value="36" calcext:value-type="float">
                  <text:p>36</text:p>
                </table:table-cell>
                <table:table-cell table:style-name="ce295" table:formula="of:=[.D174]*[.E174]" office:value-type="currency" office:currency="EUR" office:value="0" calcext:value-type="currency">
                  <text:p>-00 € </text:p>
                </table:table-cell>
                <table:table-cell table:style-name="ce313" table:formula="of:=[.D174]*[.E174]" office:value-type="currency" office:currency="EUR" office:value="0" calcext:value-type="currency">
                  <text:p>-00 € </text:p>
                </table:table-cell>
                <table:table-cell table:formula="of:=[.D174]*[.E174]" office:value-type="float" office:value="0" calcext:value-type="float">
                  <text:p>0</text:p>
                </table:table-cell>
                <table:table-cell table:formula="of:=[.D174]*[.E174]" office:value-type="float" office:value="0" calcext:value-type="float">
                  <text:p>0</text:p>
                </table:table-cell>
                <table:table-cell table:formula="of:=[.D174]*[.I174]" office:value-type="float" office:value="0" calcext:value-type="float">
                  <text:p>0</text:p>
                </table:table-cell>
                <table:table-cell table:number-columns-repeated="1011"/>
              </table:table-row>
              <table:table-row table:style-name="ro6">
                <table:table-cell table:style-name="ce163" office:value-type="string" calcext:value-type="string">
                  <text:p>ECC41</text:p>
                </table:table-cell>
                <table:table-cell table:style-name="ce176" office:value-type="string" calcext:value-type="string">
                  <text:p>20 Déposes ou reposes de platine de nuit</text:p>
                </table:table-cell>
                <table:table-cell table:style-name="ce224" office:value-type="string" calcext:value-type="string">
                  <text:p>Forfait</text:p>
                </table:table-cell>
                <table:table-cell table:style-name="ce270"/>
                <table:table-cell table:style-name="ce278" office:value-type="float" office:value="100" calcext:value-type="float">
                  <text:p>100</text:p>
                </table:table-cell>
                <table:table-cell table:style-name="ce285" office:value-type="float" office:value="12" calcext:value-type="float">
                  <text:p>12</text:p>
                </table:table-cell>
                <table:table-cell table:style-name="ce295" table:formula="of:=[.D175]*[.E175]" office:value-type="currency" office:currency="EUR" office:value="0" calcext:value-type="currency">
                  <text:p>-00 € </text:p>
                </table:table-cell>
                <table:table-cell table:style-name="ce313" table:formula="of:=[.D175]*[.E175]" office:value-type="currency" office:currency="EUR" office:value="0" calcext:value-type="currency">
                  <text:p>-00 € </text:p>
                </table:table-cell>
                <table:table-cell table:formula="of:=[.D175]*[.E175]" office:value-type="float" office:value="0" calcext:value-type="float">
                  <text:p>0</text:p>
                </table:table-cell>
                <table:table-cell table:formula="of:=[.D175]*[.E175]" office:value-type="float" office:value="0" calcext:value-type="float">
                  <text:p>0</text:p>
                </table:table-cell>
                <table:table-cell table:formula="of:=[.D175]*[.I175]" office:value-type="float" office:value="0" calcext:value-type="float">
                  <text:p>0</text:p>
                </table:table-cell>
                <table:table-cell table:number-columns-repeated="1011"/>
              </table:table-row>
              <table:table-row table:style-name="ro6">
                <table:table-cell table:style-name="ce163" office:value-type="string" calcext:value-type="string">
                  <text:p>ECC42</text:p>
                </table:table-cell>
                <table:table-cell table:style-name="ce176" office:value-type="string" calcext:value-type="string">
                  <text:p>Confection d’une platine d’alimentation en atelier</text:p>
                </table:table-cell>
                <table:table-cell table:style-name="ce224" office:value-type="string" calcext:value-type="string">
                  <text:p>Unité</text:p>
                </table:table-cell>
                <table:table-cell table:style-name="ce270"/>
                <table:table-cell table:style-name="ce278" office:value-type="float" office:value="50" calcext:value-type="float">
                  <text:p>50</text:p>
                </table:table-cell>
                <table:table-cell table:style-name="ce285" office:value-type="float" office:value="360" calcext:value-type="float">
                  <text:p>360</text:p>
                </table:table-cell>
                <table:table-cell table:style-name="ce295" table:formula="of:=[.D176]*[.E176]" office:value-type="currency" office:currency="EUR" office:value="0" calcext:value-type="currency">
                  <text:p>-00 € </text:p>
                </table:table-cell>
                <table:table-cell table:style-name="ce313" table:formula="of:=[.D176]*[.E176]" office:value-type="currency" office:currency="EUR" office:value="0" calcext:value-type="currency">
                  <text:p>-00 € </text:p>
                </table:table-cell>
                <table:table-cell table:formula="of:=[.D176]*[.E176]" office:value-type="float" office:value="0" calcext:value-type="float">
                  <text:p>0</text:p>
                </table:table-cell>
                <table:table-cell table:formula="of:=[.D176]*[.E176]" office:value-type="float" office:value="0" calcext:value-type="float">
                  <text:p>0</text:p>
                </table:table-cell>
                <table:table-cell table:formula="of:=[.D176]*[.I176]" office:value-type="float" office:value="0" calcext:value-type="float">
                  <text:p>0</text:p>
                </table:table-cell>
                <table:table-cell table:number-columns-repeated="1011"/>
              </table:table-row>
            </table:table-row-group>
          </table:table-row-group>
          <table:table-row table:style-name="ro3">
            <table:table-cell table:style-name="ce160" office:value-type="string" calcext:value-type="string" table:number-columns-spanned="6" table:number-rows-spanned="1">
              <text:p>Prix forfaitaires</text:p>
            </table:table-cell>
            <table:covered-table-cell table:number-columns-repeated="2"/>
            <table:covered-table-cell table:style-name="ce271"/>
            <table:covered-table-cell table:style-name="ce276"/>
            <table:covered-table-cell table:style-name="ce283"/>
            <table:table-cell table:style-name="ce299" table:formula="of:=SUM([.G179])" office:value-type="currency" office:currency="EUR" office:value="23400" calcext:value-type="currency">
              <text:p>23 400,00 €</text:p>
            </table:table-cell>
            <table:table-cell table:style-name="ce318" table:formula="of:=SUM([.H179])" office:value-type="currency" office:currency="EUR" office:value="23400" calcext:value-type="currency">
              <text:p>23 400,00 €</text:p>
            </table:table-cell>
            <table:table-cell table:number-columns-repeated="1014"/>
          </table:table-row>
          <table:table-row-group>
            <table:table-row table:style-name="ro20">
              <table:table-cell table:style-name="ce161" office:value-type="string" calcext:value-type="string" table:number-columns-spanned="6" table:number-rows-spanned="1">
                <text:p>Ces prix forfaitaires rémunèrent l’intervention comme indiqué dans la description des prestations, le déplacement jusqu’au lieu d’intervention ainsi que les moyens nécessaires à la mise en oeuvre. Ils ne rémunèrent pas les fournitures identifiées au BPU.</text:p>
                <text:p/>
              </table:table-cell>
              <table:covered-table-cell table:number-columns-repeated="2"/>
              <table:covered-table-cell table:style-name="ce271"/>
              <table:covered-table-cell table:style-name="ce276"/>
              <table:covered-table-cell table:style-name="ce283"/>
              <table:table-cell table:style-name="ce293"/>
              <table:table-cell table:style-name="ce317"/>
              <table:table-cell table:number-columns-repeated="1014"/>
            </table:table-row>
            <table:table-row table:style-name="ro22">
              <table:table-cell table:style-name="ce162" office:value-type="string" calcext:value-type="string">
                <text:p>Recherche de défaut</text:p>
              </table:table-cell>
              <table:table-cell table:style-name="ce259" office:value-type="string" calcext:value-type="string" table:number-columns-spanned="5" table:number-rows-spanned="1">
                <text:p/>
                <text:p><text:span text:style-name="T28">La prestation rémunère au forfait l’ensemble des opérations curatives et préventives nécessaires à l’identification d’un ou plusieurs défauts à l’origine de la panne constatée, ainsi que le déplacement sur le lieu d’intervention, les matériels, outillages, et consommables nécessaires à l’identification de défauts. Voir fiche prestation ECL -</text:span> annexe 1</text:p>
                <text:p/>
              </table:table-cell>
              <table:covered-table-cell/>
              <table:covered-table-cell table:style-name="ce271"/>
              <table:covered-table-cell table:style-name="ce276"/>
              <table:covered-table-cell table:style-name="ce283"/>
              <table:table-cell table:style-name="ce294" table:formula="of:=SUM([.G180:.G184])" office:value-type="currency" office:currency="EUR" office:value="23400" calcext:value-type="currency">
                <text:p><text:s/>23 400,00 € </text:p>
              </table:table-cell>
              <table:table-cell table:style-name="ce311" table:formula="of:=SUM([.H180:.H184])" office:value-type="currency" office:currency="EUR" office:value="23400" calcext:value-type="currency">
                <text:p><text:s/>23 400,00 € </text:p>
              </table:table-cell>
              <table:table-cell table:number-columns-repeated="1014"/>
            </table:table-row>
            <table:table-row-group>
              <table:table-row table:style-name="ro10">
                <table:table-cell table:style-name="ce163" office:value-type="string" calcext:value-type="string">
                  <text:p>ECC50</text:p>
                </table:table-cell>
                <table:table-cell table:style-name="ce268" office:value-type="string" calcext:value-type="string">
                  <text:p>Recherche de défaut sur Système d’éclairage en tunnel de nuit nacelle incluse</text:p>
                </table:table-cell>
                <table:table-cell table:style-name="ce224" office:value-type="string" calcext:value-type="string">
                  <text:p>Forfait</text:p>
                </table:table-cell>
                <table:table-cell table:style-name="ce270" office:value-type="currency" office:currency="EUR" office:value="292.5" calcext:value-type="currency">
                  <text:p>292,50 €</text:p>
                </table:table-cell>
                <table:table-cell table:style-name="ce278" office:value-type="float" office:value="30" calcext:value-type="float">
                  <text:p>30</text:p>
                </table:table-cell>
                <table:table-cell table:style-name="ce285" office:value-type="float" office:value="57" calcext:value-type="float">
                  <text:p>57</text:p>
                </table:table-cell>
                <table:table-cell table:style-name="ce295" table:formula="of:=[.D180]*[.E180]" office:value-type="currency" office:currency="EUR" office:value="8775" calcext:value-type="currency">
                  <text:p><text:s/>8 775,00 € </text:p>
                </table:table-cell>
                <table:table-cell table:style-name="ce313" table:formula="of:=[.D180]*[.E180]" office:value-type="currency" office:currency="EUR" office:value="8775" calcext:value-type="currency">
                  <text:p><text:s/>8 775,00 € </text:p>
                </table:table-cell>
                <table:table-cell table:style-name="ce336" table:formula="of:=[.D180]*[.E180]" office:value-type="currency" office:currency="EUR" office:value="8775" calcext:value-type="currency">
                  <text:p>8 775,00 €</text:p>
                </table:table-cell>
                <table:table-cell table:style-name="ce336" table:formula="of:=[.D180]*[.E180]" office:value-type="currency" office:currency="EUR" office:value="8775" calcext:value-type="currency">
                  <text:p>8 775,00 €</text:p>
                </table:table-cell>
                <table:table-cell table:style-name="ce336" table:formula="of:=[.D180]*[.I180]" office:value-type="currency" office:currency="EUR" office:value="2566687.5" calcext:value-type="currency">
                  <text:p>2 566 687,50 €</text:p>
                </table:table-cell>
                <table:table-cell table:number-columns-repeated="1011"/>
              </table:table-row>
              <table:table-row table:style-name="ro10">
                <table:table-cell table:style-name="ce163" office:value-type="string" calcext:value-type="string">
                  <text:p>ECC51</text:p>
                </table:table-cell>
                <table:table-cell table:style-name="ce268" office:value-type="string" calcext:value-type="string">
                  <text:p>Recherche de défaut sur Système d’éclairage LED en tunnel de nuit nacelle incluse</text:p>
                </table:table-cell>
                <table:table-cell table:style-name="ce224" office:value-type="string" calcext:value-type="string">
                  <text:p>Forfait</text:p>
                </table:table-cell>
                <table:table-cell table:style-name="ce270" office:value-type="currency" office:currency="EUR" office:value="292.5" calcext:value-type="currency">
                  <text:p>292,50 €</text:p>
                </table:table-cell>
                <table:table-cell table:style-name="ce278" office:value-type="float" office:value="5" calcext:value-type="float">
                  <text:p>5</text:p>
                </table:table-cell>
                <table:table-cell table:style-name="ce285" office:value-type="float" office:value="20" calcext:value-type="float">
                  <office:annotation draw:style-name="gr24" draw:text-style-name="P2" svg:width="2.899cm" svg:height="6.277cm" svg:x="45.907cm" svg:y="246.892cm" draw:caption-point-x="-0.61cm" draw:caption-point-y="1.511cm">
                    <dc:creator>ELP</dc:creator>
                    <dc:date>2021-09-17T00:00:00</dc:date>
                    <text:p text:style-name="P1"><text:span text:style-name="T1">Inexistant dans le précédent marché.</text:span></text:p>
                    <text:p text:style-name="P1"><text:span text:style-name="T1">Pour 23 tunnels or LED, on est à 225 (environ 10 par tunnel). On a aujourd’hui deux tunnels LED, donc on peut tabler sur 20 interventions</text:span></text:p>
                  </office:annotation>
                  <text:p>20</text:p>
                </table:table-cell>
                <table:table-cell table:style-name="ce295" table:formula="of:=[.D181]*[.E181]" office:value-type="currency" office:currency="EUR" office:value="1462.5" calcext:value-type="currency">
                  <text:p><text:s/>1 462,50 € </text:p>
                </table:table-cell>
                <table:table-cell table:style-name="ce313" table:formula="of:=[.D181]*[.E181]" office:value-type="currency" office:currency="EUR" office:value="1462.5" calcext:value-type="currency">
                  <text:p><text:s/>1 462,50 € </text:p>
                </table:table-cell>
                <table:table-cell table:style-name="ce336" table:formula="of:=[.D181]*[.E181]" office:value-type="currency" office:currency="EUR" office:value="1462.5" calcext:value-type="currency">
                  <text:p>1 462,50 €</text:p>
                </table:table-cell>
                <table:table-cell table:style-name="ce336" table:formula="of:=[.D181]*[.E181]" office:value-type="currency" office:currency="EUR" office:value="1462.5" calcext:value-type="currency">
                  <text:p>1 462,50 €</text:p>
                </table:table-cell>
                <table:table-cell table:style-name="ce336" table:formula="of:=[.D181]*[.I181]" office:value-type="currency" office:currency="EUR" office:value="427781.25" calcext:value-type="currency">
                  <text:p>427 781,25 €</text:p>
                </table:table-cell>
                <table:table-cell table:number-columns-repeated="1011"/>
              </table:table-row>
              <table:table-row table:style-name="ro10">
                <table:table-cell table:style-name="ce163" office:value-type="string" calcext:value-type="string">
                  <text:p>ECC52</text:p>
                </table:table-cell>
                <table:table-cell table:style-name="ce268" office:value-type="string" calcext:value-type="string">
                  <text:p>Recherche de défaut sur Système d’éclairage de jalonnement de nuit sans nacelle</text:p>
                </table:table-cell>
                <table:table-cell table:style-name="ce224" office:value-type="string" calcext:value-type="string">
                  <text:p>Forfait</text:p>
                </table:table-cell>
                <table:table-cell table:style-name="ce270" office:value-type="currency" office:currency="EUR" office:value="292.5" calcext:value-type="currency">
                  <text:p>292,50 €</text:p>
                </table:table-cell>
                <table:table-cell table:style-name="ce278" office:value-type="float" office:value="30" calcext:value-type="float">
                  <text:p>30</text:p>
                </table:table-cell>
                <table:table-cell table:style-name="ce285" office:value-type="float" office:value="2" calcext:value-type="float">
                  <text:p>2</text:p>
                </table:table-cell>
                <table:table-cell table:style-name="ce295" table:formula="of:=[.D182]*[.E182]" office:value-type="currency" office:currency="EUR" office:value="8775" calcext:value-type="currency">
                  <text:p><text:s/>8 775,00 € </text:p>
                </table:table-cell>
                <table:table-cell table:style-name="ce313" table:formula="of:=[.D182]*[.E182]" office:value-type="currency" office:currency="EUR" office:value="8775" calcext:value-type="currency">
                  <text:p><text:s/>8 775,00 € </text:p>
                </table:table-cell>
                <table:table-cell table:style-name="ce336" table:formula="of:=[.D182]*[.E182]" office:value-type="currency" office:currency="EUR" office:value="8775" calcext:value-type="currency">
                  <text:p>8 775,00 €</text:p>
                </table:table-cell>
                <table:table-cell table:style-name="ce336" table:formula="of:=[.D182]*[.E182]" office:value-type="currency" office:currency="EUR" office:value="8775" calcext:value-type="currency">
                  <text:p>8 775,00 €</text:p>
                </table:table-cell>
                <table:table-cell table:style-name="ce336" table:formula="of:=[.D182]*[.I182]" office:value-type="currency" office:currency="EUR" office:value="2566687.5" calcext:value-type="currency">
                  <text:p>2 566 687,50 €</text:p>
                </table:table-cell>
                <table:table-cell table:number-columns-repeated="1011"/>
              </table:table-row>
              <table:table-row table:style-name="ro10">
                <table:table-cell table:style-name="ce163" office:value-type="string" calcext:value-type="string">
                  <text:p>ECC53</text:p>
                </table:table-cell>
                <table:table-cell table:style-name="ce268" office:value-type="string" calcext:value-type="string">
                  <text:p>Recherche de défaut sur Système d’éclairage de jalonnement de nuit avec nacelle</text:p>
                </table:table-cell>
                <table:table-cell table:style-name="ce224" office:value-type="string" calcext:value-type="string">
                  <text:p>Forfait</text:p>
                </table:table-cell>
                <table:table-cell table:style-name="ce270" office:value-type="currency" office:currency="EUR" office:value="292.5" calcext:value-type="currency">
                  <text:p>292,50 €</text:p>
                </table:table-cell>
                <table:table-cell table:style-name="ce278" office:value-type="float" office:value="5" calcext:value-type="float">
                  <text:p>5</text:p>
                </table:table-cell>
                <table:table-cell table:style-name="ce285" office:value-type="float" office:value="2" calcext:value-type="float">
                  <text:p>2</text:p>
                </table:table-cell>
                <table:table-cell table:style-name="ce295" table:formula="of:=[.D183]*[.E183]" office:value-type="currency" office:currency="EUR" office:value="1462.5" calcext:value-type="currency">
                  <text:p><text:s/>1 462,50 € </text:p>
                </table:table-cell>
                <table:table-cell table:style-name="ce313" table:formula="of:=[.D183]*[.E183]" office:value-type="currency" office:currency="EUR" office:value="1462.5" calcext:value-type="currency">
                  <text:p><text:s/>1 462,50 € </text:p>
                </table:table-cell>
                <table:table-cell table:style-name="ce336" table:formula="of:=[.D183]*[.E183]" office:value-type="currency" office:currency="EUR" office:value="1462.5" calcext:value-type="currency">
                  <text:p>1 462,50 €</text:p>
                </table:table-cell>
                <table:table-cell table:style-name="ce336" table:formula="of:=[.D183]*[.E183]" office:value-type="currency" office:currency="EUR" office:value="1462.5" calcext:value-type="currency">
                  <text:p>1 462,50 €</text:p>
                </table:table-cell>
                <table:table-cell table:style-name="ce336" table:formula="of:=[.D183]*[.I183]" office:value-type="currency" office:currency="EUR" office:value="427781.25" calcext:value-type="currency">
                  <text:p>427 781,25 €</text:p>
                </table:table-cell>
                <table:table-cell table:number-columns-repeated="1011"/>
              </table:table-row>
              <table:table-row table:style-name="ro10">
                <table:table-cell table:style-name="ce163" office:value-type="string" calcext:value-type="string">
                  <text:p>ECC54</text:p>
                </table:table-cell>
                <table:table-cell table:style-name="ce268" office:value-type="string" calcext:value-type="string">
                  <text:p>Recherche de défaut sur Système d’éclairage en issue de secours, en niche, en local technique ou au PCTT nacelle non prévue</text:p>
                </table:table-cell>
                <table:table-cell table:style-name="ce224" office:value-type="string" calcext:value-type="string">
                  <text:p>Forfait</text:p>
                </table:table-cell>
                <table:table-cell table:style-name="ce270" office:value-type="currency" office:currency="EUR" office:value="292.5" calcext:value-type="currency">
                  <text:p>292,50 €</text:p>
                </table:table-cell>
                <table:table-cell table:style-name="ce278" office:value-type="float" office:value="10" calcext:value-type="float">
                  <text:p>10</text:p>
                </table:table-cell>
                <table:table-cell table:style-name="ce285" office:value-type="float" office:value="18" calcext:value-type="float">
                  <text:p>18</text:p>
                </table:table-cell>
                <table:table-cell table:style-name="ce295" table:formula="of:=[.D184]*[.E184]" office:value-type="currency" office:currency="EUR" office:value="2925" calcext:value-type="currency">
                  <text:p><text:s/>2 925,00 € </text:p>
                </table:table-cell>
                <table:table-cell table:style-name="ce313" table:formula="of:=[.D184]*[.E184]" office:value-type="currency" office:currency="EUR" office:value="2925" calcext:value-type="currency">
                  <text:p><text:s/>2 925,00 € </text:p>
                </table:table-cell>
                <table:table-cell table:style-name="ce336" table:formula="of:=[.D184]*[.E184]" office:value-type="currency" office:currency="EUR" office:value="2925" calcext:value-type="currency">
                  <text:p>2 925,00 €</text:p>
                </table:table-cell>
                <table:table-cell table:style-name="ce336" table:formula="of:=[.D184]*[.E184]" office:value-type="currency" office:currency="EUR" office:value="2925" calcext:value-type="currency">
                  <text:p>2 925,00 €</text:p>
                </table:table-cell>
                <table:table-cell table:style-name="ce336" table:formula="of:=[.D184]*[.I184]" office:value-type="currency" office:currency="EUR" office:value="855562.5" calcext:value-type="currency">
                  <text:p>855 562,50 €</text:p>
                </table:table-cell>
                <table:table-cell table:number-columns-repeated="1011"/>
              </table:table-row>
            </table:table-row-group>
          </table:table-row-group>
        </table:table-row-group>
        <table:table-row table:style-name="ro3">
          <table:table-cell table:style-name="ce159" office:value-type="string" calcext:value-type="string" table:number-columns-spanned="6" table:number-rows-spanned="1">
            <text:p>FOURNITURES</text:p>
          </table:table-cell>
          <table:covered-table-cell table:number-columns-repeated="2"/>
          <table:covered-table-cell table:style-name="ce271"/>
          <table:covered-table-cell table:style-name="ce276"/>
          <table:covered-table-cell table:style-name="ce283"/>
          <table:table-cell table:style-name="ce300" table:formula="of:=SUM([.G187];[.G226])" office:value-type="currency" office:currency="EUR" office:value="514869.66" calcext:value-type="currency">
            <text:p>514 869,66 €</text:p>
          </table:table-cell>
          <table:table-cell table:style-name="ce319" table:formula="of:=SUM([.H187];[.H226])" office:value-type="currency" office:currency="EUR" office:value="514869.66" calcext:value-type="currency">
            <text:p>514 869,66 €</text:p>
          </table:table-cell>
          <table:table-cell table:number-columns-repeated="1014"/>
        </table:table-row>
        <table:table-row-group>
          <table:table-row table:style-name="ro20">
            <table:table-cell table:style-name="ce165" office:value-type="string" calcext:value-type="string" table:number-columns-spanned="6" table:number-rows-spanned="1">
              <text:p>Ces prix rémunèrent la fourniture unitaire du matériel indiqué. Est appliquée la moins-value obtenue auprès des fournisseurs. Les références et type de matériel sont donnés de manière indicative, tout matériel équivalent dans ses caractéristiques et approuvé par le pouvoir adjudicateur est valable.</text:p>
              <text:p/>
            </table:table-cell>
            <table:covered-table-cell table:number-columns-repeated="2"/>
            <table:covered-table-cell table:style-name="ce271"/>
            <table:covered-table-cell table:style-name="ce276"/>
            <table:covered-table-cell table:style-name="ce283"/>
            <table:table-cell table:style-name="ce301"/>
            <table:table-cell table:style-name="ce320"/>
            <table:table-cell table:style-name="ce169" table:number-columns-repeated="1010"/>
            <table:table-cell table:number-columns-repeated="4"/>
          </table:table-row>
          <table:table-row table:style-name="ro17">
            <table:table-cell table:style-name="ce166" office:value-type="string" calcext:value-type="string" table:number-columns-spanned="6" table:number-rows-spanned="1">
              <text:p>FOURNITURES SPECIFIQUES</text:p>
            </table:table-cell>
            <table:covered-table-cell table:number-columns-repeated="2"/>
            <table:covered-table-cell table:style-name="ce271"/>
            <table:covered-table-cell table:style-name="ce276"/>
            <table:covered-table-cell table:style-name="ce283"/>
            <table:table-cell table:style-name="ce302" table:formula="of:=SUM([.G188];[.G201];[.G215];[.G220];[.G209])" office:value-type="currency" office:currency="EUR" office:value="289357.86" calcext:value-type="currency">
              <text:p>289 357,86 €</text:p>
            </table:table-cell>
            <table:table-cell table:style-name="ce321" table:formula="of:=SUM([.H188];[.H201];[.H215];[.H220];[.H209])" office:value-type="currency" office:currency="EUR" office:value="289357.86" calcext:value-type="currency">
              <text:p>289 357,86 €</text:p>
            </table:table-cell>
            <table:table-cell table:number-columns-repeated="1014"/>
          </table:table-row>
          <table:table-row-group>
            <table:table-row table:style-name="ro17">
              <table:table-cell table:style-name="ce167" office:value-type="string" calcext:value-type="string" table:number-columns-spanned="6" table:number-rows-spanned="1">
                <text:p>Luminaires et appareillage</text:p>
              </table:table-cell>
              <table:covered-table-cell table:number-columns-repeated="2"/>
              <table:covered-table-cell table:style-name="ce271"/>
              <table:covered-table-cell table:style-name="ce276"/>
              <table:covered-table-cell table:style-name="ce283"/>
              <table:table-cell table:style-name="ce294" table:formula="of:=SUM([.G189:.G200])" office:value-type="currency" office:currency="EUR" office:value="258675" calcext:value-type="currency">
                <text:p><text:s/>258 675,00 € </text:p>
              </table:table-cell>
              <table:table-cell table:style-name="ce311" table:formula="of:=SUM([.H189:.H200])" office:value-type="currency" office:currency="EUR" office:value="258675" calcext:value-type="currency">
                <text:p><text:s/>258 675,00 € </text:p>
              </table:table-cell>
              <table:table-cell table:number-columns-repeated="1014"/>
            </table:table-row>
            <table:table-row-group>
              <table:table-row table:style-name="ro6">
                <table:table-cell table:style-name="ce163" office:value-type="string" calcext:value-type="string">
                  <text:p>ECF20</text:p>
                </table:table-cell>
                <table:table-cell table:style-name="ce176" office:value-type="string" calcext:value-type="string">
                  <text:p><text:span text:style-name="T31">Fourniture d’un luminaire</text:span> – Type : 2*TL5 <text:span text:style-name="T34">36W</text:span> « PHILIPS » réf : TCW 216 ou équivalent</text:p>
                </table:table-cell>
                <table:table-cell table:style-name="ce224" office:value-type="string" calcext:value-type="string">
                  <text:p>Unité</text:p>
                </table:table-cell>
                <table:table-cell table:style-name="ce270" office:value-type="currency" office:currency="EUR" office:value="28.75" calcext:value-type="currency">
                  <text:p>28,75 €</text:p>
                </table:table-cell>
                <table:table-cell table:style-name="ce278" office:value-type="float" office:value="1000" calcext:value-type="float">
                  <text:p>1000</text:p>
                </table:table-cell>
                <table:table-cell table:style-name="ce285" office:value-type="float" office:value="9" calcext:value-type="float">
                  <text:p>9</text:p>
                </table:table-cell>
                <table:table-cell table:style-name="ce295" table:formula="of:=[.D189]*[.E189]" office:value-type="currency" office:currency="EUR" office:value="28750" calcext:value-type="currency">
                  <text:p><text:s/>28 750,00 € </text:p>
                </table:table-cell>
                <table:table-cell table:style-name="ce313" table:formula="of:=[.D189]*[.E189]" office:value-type="currency" office:currency="EUR" office:value="28750" calcext:value-type="currency">
                  <text:p><text:s/>28 750,00 € </text:p>
                </table:table-cell>
                <table:table-cell table:style-name="ce336" table:formula="of:=[.D189]*[.E189]" office:value-type="currency" office:currency="EUR" office:value="28750" calcext:value-type="currency">
                  <text:p>28 750,00 €</text:p>
                </table:table-cell>
                <table:table-cell table:style-name="ce336" table:formula="of:=[.D189]*[.E189]" office:value-type="currency" office:currency="EUR" office:value="28750" calcext:value-type="currency">
                  <text:p>28 750,00 €</text:p>
                </table:table-cell>
                <table:table-cell table:style-name="ce336" table:formula="of:=[.D189]*[.I189]" office:value-type="currency" office:currency="EUR" office:value="826562.5" calcext:value-type="currency">
                  <text:p>826 562,50 €</text:p>
                </table:table-cell>
                <table:table-cell table:number-columns-repeated="1011"/>
              </table:table-row>
              <table:table-row table:style-name="ro6">
                <table:table-cell table:style-name="ce163" office:value-type="string" calcext:value-type="string">
                  <text:p>ECF21</text:p>
                </table:table-cell>
                <table:table-cell table:style-name="ce176" office:value-type="string" calcext:value-type="string">
                  <text:p><text:span text:style-name="T31">Fourniture d’un luminaire</text:span> – Type : 2*TL5 <text:span text:style-name="T34">54W</text:span> « PHILIPS » réf : TCW 216 ou équivalent</text:p>
                </table:table-cell>
                <table:table-cell table:style-name="ce224" office:value-type="string" calcext:value-type="string">
                  <text:p>Unité</text:p>
                </table:table-cell>
                <table:table-cell table:style-name="ce270" office:value-type="currency" office:currency="EUR" office:value="35" calcext:value-type="currency">
                  <text:p>35,00 €</text:p>
                </table:table-cell>
                <table:table-cell table:style-name="ce278" office:value-type="float" office:value="1000" calcext:value-type="float">
                  <text:p>1000</text:p>
                </table:table-cell>
                <table:table-cell table:style-name="ce285" office:value-type="float" office:value="8" calcext:value-type="float">
                  <text:p>8</text:p>
                </table:table-cell>
                <table:table-cell table:style-name="ce295" table:formula="of:=[.D190]*[.E190]" office:value-type="currency" office:currency="EUR" office:value="35000" calcext:value-type="currency">
                  <text:p><text:s/>35 000,00 € </text:p>
                </table:table-cell>
                <table:table-cell table:style-name="ce313" table:formula="of:=[.D190]*[.E190]" office:value-type="currency" office:currency="EUR" office:value="35000" calcext:value-type="currency">
                  <text:p><text:s/>35 000,00 € </text:p>
                </table:table-cell>
                <table:table-cell table:style-name="ce336" table:formula="of:=[.D190]*[.E190]" office:value-type="currency" office:currency="EUR" office:value="35000" calcext:value-type="currency">
                  <text:p>35 000,00 €</text:p>
                </table:table-cell>
                <table:table-cell table:style-name="ce336" table:formula="of:=[.D190]*[.E190]" office:value-type="currency" office:currency="EUR" office:value="35000" calcext:value-type="currency">
                  <text:p>35 000,00 €</text:p>
                </table:table-cell>
                <table:table-cell table:style-name="ce336" table:formula="of:=[.D190]*[.I190]" office:value-type="currency" office:currency="EUR" office:value="1225000" calcext:value-type="currency">
                  <text:p>1 225 000,00 €</text:p>
                </table:table-cell>
                <table:table-cell table:number-columns-repeated="1011"/>
              </table:table-row>
              <table:table-row table:style-name="ro6">
                <table:table-cell table:style-name="ce163" office:value-type="string" calcext:value-type="string">
                  <text:p>ECF22</text:p>
                </table:table-cell>
                <table:table-cell table:style-name="ce176" office:value-type="string" calcext:value-type="string">
                  <text:p><text:span text:style-name="T31">Fourniture d’un luminaire</text:span> – Type : FV 32 192 LED XPG3 NW</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91]*[.E191]" office:value-type="currency" office:currency="EUR" office:value="0" calcext:value-type="currency">
                  <text:p>-00 € </text:p>
                </table:table-cell>
                <table:table-cell table:style-name="ce313" table:formula="of:=[.D191]*[.E191]" office:value-type="currency" office:currency="EUR" office:value="0" calcext:value-type="currency">
                  <text:p>-00 € </text:p>
                </table:table-cell>
                <table:table-cell table:formula="of:=[.D191]*[.E191]" office:value-type="float" office:value="0" calcext:value-type="float">
                  <text:p>0</text:p>
                </table:table-cell>
                <table:table-cell table:formula="of:=[.D191]*[.E191]" office:value-type="float" office:value="0" calcext:value-type="float">
                  <text:p>0</text:p>
                </table:table-cell>
                <table:table-cell table:formula="of:=[.D191]*[.I191]" office:value-type="float" office:value="0" calcext:value-type="float">
                  <text:p>0</text:p>
                </table:table-cell>
                <table:table-cell table:number-columns-repeated="1011"/>
              </table:table-row>
              <table:table-row table:style-name="ro6">
                <table:table-cell table:style-name="ce163" office:value-type="string" calcext:value-type="string">
                  <text:p>ECF23</text:p>
                </table:table-cell>
                <table:table-cell table:style-name="ce176" office:value-type="string" calcext:value-type="string">
                  <text:p><text:span text:style-name="T31">Fourniture d’un luminaire</text:span> – Type : FV 32 128 LED XPG3</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92]*[.E192]" office:value-type="currency" office:currency="EUR" office:value="0" calcext:value-type="currency">
                  <text:p>-00 € </text:p>
                </table:table-cell>
                <table:table-cell table:style-name="ce313" table:formula="of:=[.D192]*[.E192]" office:value-type="currency" office:currency="EUR" office:value="0" calcext:value-type="currency">
                  <text:p>-00 € </text:p>
                </table:table-cell>
                <table:table-cell table:formula="of:=[.D192]*[.E192]" office:value-type="float" office:value="0" calcext:value-type="float">
                  <text:p>0</text:p>
                </table:table-cell>
                <table:table-cell table:formula="of:=[.D192]*[.E192]" office:value-type="float" office:value="0" calcext:value-type="float">
                  <text:p>0</text:p>
                </table:table-cell>
                <table:table-cell table:formula="of:=[.D192]*[.I192]" office:value-type="float" office:value="0" calcext:value-type="float">
                  <text:p>0</text:p>
                </table:table-cell>
                <table:table-cell table:number-columns-repeated="1011"/>
              </table:table-row>
              <table:table-row table:style-name="ro6">
                <table:table-cell table:style-name="ce163" office:value-type="string" calcext:value-type="string">
                  <text:p>ECF24</text:p>
                </table:table-cell>
                <table:table-cell table:style-name="ce176" office:value-type="string" calcext:value-type="string">
                  <text:p><text:span text:style-name="T31">Fourniture d’un luminaire</text:span> – Type : FV 32 64 LED XPG3 NW</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93]*[.E193]" office:value-type="currency" office:currency="EUR" office:value="0" calcext:value-type="currency">
                  <text:p>-00 € </text:p>
                </table:table-cell>
                <table:table-cell table:style-name="ce313" table:formula="of:=[.D193]*[.E193]" office:value-type="currency" office:currency="EUR" office:value="0" calcext:value-type="currency">
                  <text:p>-00 € </text:p>
                </table:table-cell>
                <table:table-cell table:formula="of:=[.D193]*[.E193]" office:value-type="float" office:value="0" calcext:value-type="float">
                  <text:p>0</text:p>
                </table:table-cell>
                <table:table-cell table:formula="of:=[.D193]*[.E193]" office:value-type="float" office:value="0" calcext:value-type="float">
                  <text:p>0</text:p>
                </table:table-cell>
                <table:table-cell table:formula="of:=[.D193]*[.I193]" office:value-type="float" office:value="0" calcext:value-type="float">
                  <text:p>0</text:p>
                </table:table-cell>
                <table:table-cell table:number-columns-repeated="1011"/>
              </table:table-row>
              <table:table-row table:style-name="ro6">
                <table:table-cell table:style-name="ce163" office:value-type="string" calcext:value-type="string">
                  <text:p>ECF25</text:p>
                </table:table-cell>
                <table:table-cell table:style-name="ce176" office:value-type="string" calcext:value-type="string">
                  <text:p><text:span text:style-name="T31">Fourniture d’un luminaire</text:span> – Type : FV 32 72 XPG3 500mA NW (109W) 5121 asymétrique</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94]*[.E194]" office:value-type="currency" office:currency="EUR" office:value="0" calcext:value-type="currency">
                  <text:p>-00 € </text:p>
                </table:table-cell>
                <table:table-cell table:style-name="ce313" table:formula="of:=[.D194]*[.E194]" office:value-type="currency" office:currency="EUR" office:value="0" calcext:value-type="currency">
                  <text:p>-00 € </text:p>
                </table:table-cell>
                <table:table-cell table:formula="of:=[.D194]*[.E194]" office:value-type="float" office:value="0" calcext:value-type="float">
                  <text:p>0</text:p>
                </table:table-cell>
                <table:table-cell table:formula="of:=[.D194]*[.E194]" office:value-type="float" office:value="0" calcext:value-type="float">
                  <text:p>0</text:p>
                </table:table-cell>
                <table:table-cell table:formula="of:=[.D194]*[.I194]" office:value-type="float" office:value="0" calcext:value-type="float">
                  <text:p>0</text:p>
                </table:table-cell>
                <table:table-cell table:number-columns-repeated="1011"/>
              </table:table-row>
              <table:table-row table:style-name="ro6">
                <table:table-cell table:style-name="ce163" office:value-type="string" calcext:value-type="string">
                  <text:p>ECF26</text:p>
                </table:table-cell>
                <table:table-cell table:style-name="ce176" office:value-type="string" calcext:value-type="string">
                  <text:p><text:span text:style-name="T31">Fourniture d’un luminaire</text:span> – Type : FV 32 72 XPG3 350mA NW (76W) 24-5121-C90+48-5119-C90</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95]*[.E195]" office:value-type="currency" office:currency="EUR" office:value="0" calcext:value-type="currency">
                  <text:p>-00 € </text:p>
                </table:table-cell>
                <table:table-cell table:style-name="ce313" table:formula="of:=[.D195]*[.E195]" office:value-type="currency" office:currency="EUR" office:value="0" calcext:value-type="currency">
                  <text:p>-00 € </text:p>
                </table:table-cell>
                <table:table-cell table:formula="of:=[.D195]*[.E195]" office:value-type="float" office:value="0" calcext:value-type="float">
                  <text:p>0</text:p>
                </table:table-cell>
                <table:table-cell table:formula="of:=[.D195]*[.E195]" office:value-type="float" office:value="0" calcext:value-type="float">
                  <text:p>0</text:p>
                </table:table-cell>
                <table:table-cell table:formula="of:=[.D195]*[.I195]" office:value-type="float" office:value="0" calcext:value-type="float">
                  <text:p>0</text:p>
                </table:table-cell>
                <table:table-cell table:number-columns-repeated="1011"/>
              </table:table-row>
              <table:table-row table:style-name="ro6">
                <table:table-cell table:style-name="ce163" office:value-type="string" calcext:value-type="string">
                  <text:p>ECF27</text:p>
                </table:table-cell>
                <table:table-cell table:style-name="ce176" office:value-type="string" calcext:value-type="string">
                  <text:p><text:span text:style-name="T31">Fourniture d’un luminaire</text:span> FV3 orientable, simple source SHP 70 à 150W – Type « COMATELEC »</text:p>
                </table:table-cell>
                <table:table-cell table:style-name="ce224" office:value-type="string" calcext:value-type="string">
                  <text:p>Unité</text:p>
                </table:table-cell>
                <table:table-cell table:style-name="ce270" office:value-type="currency" office:currency="EUR" office:value="603.75" calcext:value-type="currency">
                  <text:p>603,75 €</text:p>
                </table:table-cell>
                <table:table-cell table:style-name="ce278" office:value-type="float" office:value="50" calcext:value-type="float">
                  <text:p>50</text:p>
                </table:table-cell>
                <table:table-cell table:style-name="ce285" office:value-type="float" office:value="39" calcext:value-type="float">
                  <text:p>39</text:p>
                </table:table-cell>
                <table:table-cell table:style-name="ce295" table:formula="of:=[.D196]*[.E196]" office:value-type="currency" office:currency="EUR" office:value="30187.5" calcext:value-type="currency">
                  <text:p><text:s/>30 187,50 € </text:p>
                </table:table-cell>
                <table:table-cell table:style-name="ce313" table:formula="of:=[.D196]*[.E196]" office:value-type="currency" office:currency="EUR" office:value="30187.5" calcext:value-type="currency">
                  <text:p><text:s/>30 187,50 € </text:p>
                </table:table-cell>
                <table:table-cell table:style-name="ce336" table:formula="of:=[.D196]*[.E196]" office:value-type="currency" office:currency="EUR" office:value="30187.5" calcext:value-type="currency">
                  <text:p>30 187,50 €</text:p>
                </table:table-cell>
                <table:table-cell table:style-name="ce336" table:formula="of:=[.D196]*[.E196]" office:value-type="currency" office:currency="EUR" office:value="30187.5" calcext:value-type="currency">
                  <text:p>30 187,50 €</text:p>
                </table:table-cell>
                <table:table-cell table:style-name="ce336" table:formula="of:=[.D196]*[.I196]" office:value-type="currency" office:currency="EUR" office:value="18225703.125" calcext:value-type="currency">
                  <text:p>18 225 703,13 €</text:p>
                </table:table-cell>
                <table:table-cell table:number-columns-repeated="1011"/>
              </table:table-row>
              <table:table-row table:style-name="ro6">
                <table:table-cell table:style-name="ce163" office:value-type="string" calcext:value-type="string">
                  <text:p>ECF28</text:p>
                </table:table-cell>
                <table:table-cell table:style-name="ce176" office:value-type="string" calcext:value-type="string">
                  <text:p><text:span text:style-name="T31">Fourniture d’un luminaire</text:span> FV3 orientable, double source SHP 250 à 400W – Type « COMATELEC »</text:p>
                </table:table-cell>
                <table:table-cell table:style-name="ce224" office:value-type="string" calcext:value-type="string">
                  <text:p>Unité</text:p>
                </table:table-cell>
                <table:table-cell table:style-name="ce270" office:value-type="currency" office:currency="EUR" office:value="1098.25" calcext:value-type="currency">
                  <text:p>1 098,25 €</text:p>
                </table:table-cell>
                <table:table-cell table:style-name="ce278" office:value-type="float" office:value="150" calcext:value-type="float">
                  <text:p>150</text:p>
                </table:table-cell>
                <table:table-cell table:style-name="ce285" office:value-type="float" office:value="0" calcext:value-type="float">
                  <text:p>0</text:p>
                </table:table-cell>
                <table:table-cell table:style-name="ce295" table:formula="of:=[.D197]*[.E197]" office:value-type="currency" office:currency="EUR" office:value="164737.5" calcext:value-type="currency">
                  <text:p><text:s/>164 737,50 € </text:p>
                </table:table-cell>
                <table:table-cell table:style-name="ce313" table:formula="of:=[.D197]*[.E197]" office:value-type="currency" office:currency="EUR" office:value="164737.5" calcext:value-type="currency">
                  <text:p><text:s/>164 737,50 € </text:p>
                </table:table-cell>
                <table:table-cell table:style-name="ce336" table:formula="of:=[.D197]*[.E197]" office:value-type="currency" office:currency="EUR" office:value="164737.5" calcext:value-type="currency">
                  <text:p>164 737,50 €</text:p>
                </table:table-cell>
                <table:table-cell table:style-name="ce336" table:formula="of:=[.D197]*[.E197]" office:value-type="currency" office:currency="EUR" office:value="164737.5" calcext:value-type="currency">
                  <text:p>164 737,50 €</text:p>
                </table:table-cell>
                <table:table-cell table:style-name="ce336" table:formula="of:=[.D197]*[.I197]" office:value-type="currency" office:currency="EUR" office:value="180922959.375" calcext:value-type="currency">
                  <text:p>180 922 959,38 €</text:p>
                </table:table-cell>
                <table:table-cell table:number-columns-repeated="1011"/>
              </table:table-row>
              <table:table-row table:style-name="ro6">
                <table:table-cell table:style-name="ce163" office:value-type="string" calcext:value-type="string">
                  <text:p>ECF29</text:p>
                </table:table-cell>
                <table:table-cell table:style-name="ce176" office:value-type="string" calcext:value-type="string">
                  <text:p><text:span text:style-name="T31">Fourniture d’un luminaire</text:span> TubePoint gen2 Small BGP235 de 75W à 114W – Type « Philips »</text:p>
                </table:table-cell>
                <table:table-cell table:style-name="ce224" office:value-type="string" calcext:value-type="string">
                  <text:p>Unité</text:p>
                </table:table-cell>
                <table:table-cell table:style-name="ce270"/>
                <table:table-cell table:style-name="ce278" office:value-type="float" office:value="100" calcext:value-type="float">
                  <text:p>100</text:p>
                </table:table-cell>
                <table:table-cell table:style-name="ce285" office:value-type="float" office:value="0" calcext:value-type="float">
                  <text:p>0</text:p>
                </table:table-cell>
                <table:table-cell table:style-name="ce295" table:formula="of:=[.D198]*[.E198]" office:value-type="currency" office:currency="EUR" office:value="0" calcext:value-type="currency">
                  <text:p>-00 € </text:p>
                </table:table-cell>
                <table:table-cell table:style-name="ce313" table:formula="of:=[.D198]*[.E198]" office:value-type="currency" office:currency="EUR" office:value="0" calcext:value-type="currency">
                  <text:p>-00 € </text:p>
                </table:table-cell>
                <table:table-cell table:formula="of:=[.D198]*[.E198]" office:value-type="float" office:value="0" calcext:value-type="float">
                  <text:p>0</text:p>
                </table:table-cell>
                <table:table-cell table:formula="of:=[.D198]*[.E198]" office:value-type="float" office:value="0" calcext:value-type="float">
                  <text:p>0</text:p>
                </table:table-cell>
                <table:table-cell table:formula="of:=[.D198]*[.I198]" office:value-type="float" office:value="0" calcext:value-type="float">
                  <text:p>0</text:p>
                </table:table-cell>
                <table:table-cell table:number-columns-repeated="1011"/>
              </table:table-row>
              <table:table-row table:style-name="ro6">
                <table:table-cell table:style-name="ce163" office:value-type="string" calcext:value-type="string">
                  <text:p>ECF30</text:p>
                </table:table-cell>
                <table:table-cell table:style-name="ce176" office:value-type="string" calcext:value-type="string">
                  <text:p><text:span text:style-name="T31">Fourniture d’un luminaire</text:span> TubePoint gen2 médium BGP236 de 230W – Type « Philips »</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199]*[.E199]" office:value-type="currency" office:currency="EUR" office:value="0" calcext:value-type="currency">
                  <text:p>-00 € </text:p>
                </table:table-cell>
                <table:table-cell table:style-name="ce313" table:formula="of:=[.D199]*[.E199]" office:value-type="currency" office:currency="EUR" office:value="0" calcext:value-type="currency">
                  <text:p>-00 € </text:p>
                </table:table-cell>
                <table:table-cell table:formula="of:=[.D199]*[.E199]" office:value-type="float" office:value="0" calcext:value-type="float">
                  <text:p>0</text:p>
                </table:table-cell>
                <table:table-cell table:formula="of:=[.D199]*[.E199]" office:value-type="float" office:value="0" calcext:value-type="float">
                  <text:p>0</text:p>
                </table:table-cell>
                <table:table-cell table:formula="of:=[.D199]*[.I199]" office:value-type="float" office:value="0" calcext:value-type="float">
                  <text:p>0</text:p>
                </table:table-cell>
                <table:table-cell table:number-columns-repeated="1011"/>
              </table:table-row>
              <table:table-row table:style-name="ro6">
                <table:table-cell table:style-name="ce163" office:value-type="string" calcext:value-type="string">
                  <text:p>ECF31</text:p>
                </table:table-cell>
                <table:table-cell table:style-name="ce176" office:value-type="string" calcext:value-type="string">
                  <text:p><text:span text:style-name="T31">Fourniture d’un luminaire</text:span> TubePoint gen2 large BGP237 de 460W – Type « Philips »</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00]*[.E200]" office:value-type="currency" office:currency="EUR" office:value="0" calcext:value-type="currency">
                  <text:p>-00 € </text:p>
                </table:table-cell>
                <table:table-cell table:style-name="ce313" table:formula="of:=[.D200]*[.E200]" office:value-type="currency" office:currency="EUR" office:value="0" calcext:value-type="currency">
                  <text:p>-00 € </text:p>
                </table:table-cell>
                <table:table-cell table:formula="of:=[.D200]*[.E200]" office:value-type="float" office:value="0" calcext:value-type="float">
                  <text:p>0</text:p>
                </table:table-cell>
                <table:table-cell table:formula="of:=[.D200]*[.E200]" office:value-type="float" office:value="0" calcext:value-type="float">
                  <text:p>0</text:p>
                </table:table-cell>
                <table:table-cell table:formula="of:=[.D200]*[.I200]" office:value-type="float" office:value="0" calcext:value-type="float">
                  <text:p>0</text:p>
                </table:table-cell>
                <table:table-cell table:number-columns-repeated="1011"/>
              </table:table-row>
            </table:table-row-group>
            <table:table-row table:style-name="ro17">
              <table:table-cell table:style-name="ce167" office:value-type="string" calcext:value-type="string" table:number-columns-spanned="6" table:number-rows-spanned="1">
                <text:p>Platines d’alimentation avec ballast ferromagnétique</text:p>
              </table:table-cell>
              <table:covered-table-cell table:number-columns-repeated="2"/>
              <table:covered-table-cell table:style-name="ce271"/>
              <table:covered-table-cell table:style-name="ce276"/>
              <table:covered-table-cell table:style-name="ce283"/>
              <table:table-cell table:style-name="ce294" table:formula="of:=SUM([.G202:.G208])" office:value-type="currency" office:currency="EUR" office:value="835.15" calcext:value-type="currency">
                <text:p><text:s/>835,15 € </text:p>
              </table:table-cell>
              <table:table-cell table:style-name="ce311" table:formula="of:=SUM([.H202:.H208])" office:value-type="currency" office:currency="EUR" office:value="835.15" calcext:value-type="currency">
                <text:p><text:s/>835,15 € </text:p>
              </table:table-cell>
              <table:table-cell table:number-columns-repeated="1014"/>
            </table:table-row>
            <table:table-row-group>
              <table:table-row table:style-name="ro6">
                <table:table-cell table:style-name="ce163" office:value-type="string" calcext:value-type="string">
                  <text:p>ECF32</text:p>
                </table:table-cell>
                <table:table-cell table:style-name="ce176" office:value-type="string" calcext:value-type="string">
                  <text:p>Fourniture d’une platine d’alimentation avec ballast ferromagnétique pour Sodium Haute Pression 70W</text:p>
                </table:table-cell>
                <table:table-cell table:style-name="ce224" office:value-type="string" calcext:value-type="string">
                  <text:p>Unité</text:p>
                </table:table-cell>
                <table:table-cell table:style-name="ce270" office:value-type="currency" office:currency="EUR" office:value="19.91" calcext:value-type="currency">
                  <text:p>19,91 €</text:p>
                </table:table-cell>
                <table:table-cell table:style-name="ce278" office:value-type="float" office:value="5" calcext:value-type="float">
                  <text:p>5</text:p>
                </table:table-cell>
                <table:table-cell table:style-name="ce285" office:value-type="float" office:value="185" calcext:value-type="float">
                  <text:p>185</text:p>
                </table:table-cell>
                <table:table-cell table:style-name="ce295" table:formula="of:=[.D202]*[.E202]" office:value-type="currency" office:currency="EUR" office:value="99.55" calcext:value-type="currency">
                  <text:p><text:s/>99,55 € </text:p>
                </table:table-cell>
                <table:table-cell table:style-name="ce313" table:formula="of:=[.D202]*[.E202]" office:value-type="currency" office:currency="EUR" office:value="99.55" calcext:value-type="currency">
                  <text:p><text:s/>99,55 € </text:p>
                </table:table-cell>
                <table:table-cell table:style-name="ce336" table:formula="of:=[.D202]*[.E202]" office:value-type="currency" office:currency="EUR" office:value="99.55" calcext:value-type="currency">
                  <text:p>99,55 €</text:p>
                </table:table-cell>
                <table:table-cell table:style-name="ce336" table:formula="of:=[.D202]*[.E202]" office:value-type="currency" office:currency="EUR" office:value="99.55" calcext:value-type="currency">
                  <text:p>99,55 €</text:p>
                </table:table-cell>
                <table:table-cell table:style-name="ce336" table:formula="of:=[.D202]*[.I202]" office:value-type="currency" office:currency="EUR" office:value="1982.0405" calcext:value-type="currency">
                  <text:p>1 982,04 €</text:p>
                </table:table-cell>
                <table:table-cell table:number-columns-repeated="1011"/>
              </table:table-row>
              <table:table-row table:style-name="ro6">
                <table:table-cell table:style-name="ce163" office:value-type="string" calcext:value-type="string">
                  <text:p>ECF33</text:p>
                </table:table-cell>
                <table:table-cell table:style-name="ce176" office:value-type="string" calcext:value-type="string">
                  <text:p><text:span text:style-name="T31">Fourniture d’une platine d’alimentation avec ballast ferromagnétique</text:span> pour Sodium Haute Pression 100W</text:p>
                </table:table-cell>
                <table:table-cell table:style-name="ce224" office:value-type="string" calcext:value-type="string">
                  <text:p>Unité</text:p>
                </table:table-cell>
                <table:table-cell table:style-name="ce270" office:value-type="currency" office:currency="EUR" office:value="22.31" calcext:value-type="currency">
                  <text:p>22,31 €</text:p>
                </table:table-cell>
                <table:table-cell table:style-name="ce278" office:value-type="float" office:value="5" calcext:value-type="float">
                  <text:p>5</text:p>
                </table:table-cell>
                <table:table-cell table:style-name="ce285" office:value-type="float" office:value="243" calcext:value-type="float">
                  <text:p>243</text:p>
                </table:table-cell>
                <table:table-cell table:style-name="ce295" table:formula="of:=[.D203]*[.E203]" office:value-type="currency" office:currency="EUR" office:value="111.55" calcext:value-type="currency">
                  <text:p><text:s/>111,55 € </text:p>
                </table:table-cell>
                <table:table-cell table:style-name="ce313" table:formula="of:=[.D203]*[.E203]" office:value-type="currency" office:currency="EUR" office:value="111.55" calcext:value-type="currency">
                  <text:p><text:s/>111,55 € </text:p>
                </table:table-cell>
                <table:table-cell table:style-name="ce336" table:formula="of:=[.D203]*[.E203]" office:value-type="currency" office:currency="EUR" office:value="111.55" calcext:value-type="currency">
                  <text:p>111,55 €</text:p>
                </table:table-cell>
                <table:table-cell table:style-name="ce336" table:formula="of:=[.D203]*[.E203]" office:value-type="currency" office:currency="EUR" office:value="111.55" calcext:value-type="currency">
                  <text:p>111,55 €</text:p>
                </table:table-cell>
                <table:table-cell table:style-name="ce336" table:formula="of:=[.D203]*[.I203]" office:value-type="currency" office:currency="EUR" office:value="2488.6805" calcext:value-type="currency">
                  <text:p>2 488,68 €</text:p>
                </table:table-cell>
                <table:table-cell table:number-columns-repeated="1011"/>
              </table:table-row>
              <table:table-row table:style-name="ro6">
                <table:table-cell table:style-name="ce163" office:value-type="string" calcext:value-type="string">
                  <text:p>ECF34</text:p>
                </table:table-cell>
                <table:table-cell table:style-name="ce176" office:value-type="string" calcext:value-type="string">
                  <text:p><text:span text:style-name="T31">Fourniture d’une platine d’alimentation avec ballast ferromagnétique</text:span> pour Sodium Haute Pression 150W</text:p>
                </table:table-cell>
                <table:table-cell table:style-name="ce224" office:value-type="string" calcext:value-type="string">
                  <text:p>Unité</text:p>
                </table:table-cell>
                <table:table-cell table:style-name="ce270" office:value-type="currency" office:currency="EUR" office:value="25.55" calcext:value-type="currency">
                  <text:p>25,55 €</text:p>
                </table:table-cell>
                <table:table-cell table:style-name="ce278" office:value-type="float" office:value="5" calcext:value-type="float">
                  <text:p>5</text:p>
                </table:table-cell>
                <table:table-cell table:style-name="ce285" office:value-type="float" office:value="27" calcext:value-type="float">
                  <text:p>27</text:p>
                </table:table-cell>
                <table:table-cell table:style-name="ce295" table:formula="of:=[.D204]*[.E204]" office:value-type="currency" office:currency="EUR" office:value="127.75" calcext:value-type="currency">
                  <text:p><text:s/>127,75 € </text:p>
                </table:table-cell>
                <table:table-cell table:style-name="ce313" table:formula="of:=[.D204]*[.E204]" office:value-type="currency" office:currency="EUR" office:value="127.75" calcext:value-type="currency">
                  <text:p><text:s/>127,75 € </text:p>
                </table:table-cell>
                <table:table-cell table:style-name="ce336" table:formula="of:=[.D204]*[.E204]" office:value-type="currency" office:currency="EUR" office:value="127.75" calcext:value-type="currency">
                  <text:p>127,75 €</text:p>
                </table:table-cell>
                <table:table-cell table:style-name="ce336" table:formula="of:=[.D204]*[.E204]" office:value-type="currency" office:currency="EUR" office:value="127.75" calcext:value-type="currency">
                  <text:p>127,75 €</text:p>
                </table:table-cell>
                <table:table-cell table:style-name="ce336" table:formula="of:=[.D204]*[.I204]" office:value-type="currency" office:currency="EUR" office:value="3264.0125" calcext:value-type="currency">
                  <text:p>3 264,01 €</text:p>
                </table:table-cell>
                <table:table-cell table:number-columns-repeated="1011"/>
              </table:table-row>
              <table:table-row table:style-name="ro6">
                <table:table-cell table:style-name="ce163" office:value-type="string" calcext:value-type="string">
                  <text:p>ECF35</text:p>
                </table:table-cell>
                <table:table-cell table:style-name="ce176" office:value-type="string" calcext:value-type="string">
                  <text:p><text:span text:style-name="T31">Fourniture d’une platine d’alimentation avec ballast ferromagnétique</text:span> pour Sodium Haute Pression 250W</text:p>
                </table:table-cell>
                <table:table-cell table:style-name="ce224" office:value-type="string" calcext:value-type="string">
                  <text:p>Unité</text:p>
                </table:table-cell>
                <table:table-cell table:style-name="ce270" office:value-type="currency" office:currency="EUR" office:value="31.39" calcext:value-type="currency">
                  <text:p>31,39 €</text:p>
                </table:table-cell>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05]*[.E205]" office:value-type="currency" office:currency="EUR" office:value="156.95" calcext:value-type="currency">
                  <text:p><text:s/>156,95 € </text:p>
                </table:table-cell>
                <table:table-cell table:style-name="ce313" table:formula="of:=[.D205]*[.E205]" office:value-type="currency" office:currency="EUR" office:value="156.95" calcext:value-type="currency">
                  <text:p><text:s/>156,95 € </text:p>
                </table:table-cell>
                <table:table-cell table:style-name="ce336" table:formula="of:=[.D205]*[.E205]" office:value-type="currency" office:currency="EUR" office:value="156.95" calcext:value-type="currency">
                  <text:p>156,95 €</text:p>
                </table:table-cell>
                <table:table-cell table:style-name="ce336" table:formula="of:=[.D205]*[.E205]" office:value-type="currency" office:currency="EUR" office:value="156.95" calcext:value-type="currency">
                  <text:p>156,95 €</text:p>
                </table:table-cell>
                <table:table-cell table:style-name="ce336" table:formula="of:=[.D205]*[.I205]" office:value-type="currency" office:currency="EUR" office:value="4926.6605" calcext:value-type="currency">
                  <text:p>4 926,66 €</text:p>
                </table:table-cell>
                <table:table-cell table:number-columns-repeated="1011"/>
              </table:table-row>
              <table:table-row table:style-name="ro6">
                <table:table-cell table:style-name="ce163" office:value-type="string" calcext:value-type="string">
                  <text:p>ECF36</text:p>
                </table:table-cell>
                <table:table-cell table:style-name="ce176" office:value-type="string" calcext:value-type="string">
                  <text:p><text:span text:style-name="T31">Fourniture d’une platine d’alimentation avec ballast ferromagnétique</text:span> pour Sodium Haute Pression 400W</text:p>
                </table:table-cell>
                <table:table-cell table:style-name="ce224" office:value-type="string" calcext:value-type="string">
                  <text:p>Unité</text:p>
                </table:table-cell>
                <table:table-cell table:style-name="ce270" office:value-type="currency" office:currency="EUR" office:value="43.02" calcext:value-type="currency">
                  <text:p>43,02 €</text:p>
                </table:table-cell>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06]*[.E206]" office:value-type="currency" office:currency="EUR" office:value="215.1" calcext:value-type="currency">
                  <text:p><text:s/>215,10 € </text:p>
                </table:table-cell>
                <table:table-cell table:style-name="ce313" table:formula="of:=[.D206]*[.E206]" office:value-type="currency" office:currency="EUR" office:value="215.1" calcext:value-type="currency">
                  <text:p><text:s/>215,10 € </text:p>
                </table:table-cell>
                <table:table-cell table:style-name="ce336" table:formula="of:=[.D206]*[.E206]" office:value-type="currency" office:currency="EUR" office:value="215.1" calcext:value-type="currency">
                  <text:p>215,10 €</text:p>
                </table:table-cell>
                <table:table-cell table:style-name="ce336" table:formula="of:=[.D206]*[.E206]" office:value-type="currency" office:currency="EUR" office:value="215.1" calcext:value-type="currency">
                  <text:p>215,10 €</text:p>
                </table:table-cell>
                <table:table-cell table:style-name="ce336" table:formula="of:=[.D206]*[.I206]" office:value-type="currency" office:currency="EUR" office:value="9253.602" calcext:value-type="currency">
                  <text:p>9 253,60 €</text:p>
                </table:table-cell>
                <table:table-cell table:number-columns-repeated="1011"/>
              </table:table-row>
              <table:table-row table:style-name="ro6">
                <table:table-cell table:style-name="ce163" office:value-type="string" calcext:value-type="string">
                  <text:p>ECF37</text:p>
                </table:table-cell>
                <table:table-cell table:style-name="ce176" office:value-type="string" calcext:value-type="string">
                  <text:p><text:span text:style-name="T31">Fourniture d’une platine d’alimentation avec ballast ferromagnétique</text:span> pour tube fluo 36W</text:p>
                </table:table-cell>
                <table:table-cell table:style-name="ce224" office:value-type="string" calcext:value-type="string">
                  <text:p>Unité</text:p>
                </table:table-cell>
                <table:table-cell table:style-name="ce270" office:value-type="currency" office:currency="EUR" office:value="12.85" calcext:value-type="currency">
                  <text:p>12,85 €</text:p>
                </table:table-cell>
                <table:table-cell table:style-name="ce278" office:value-type="float" office:value="5" calcext:value-type="float">
                  <text:p>5</text:p>
                </table:table-cell>
                <table:table-cell table:style-name="ce285" office:value-type="float" office:value="3" calcext:value-type="float">
                  <text:p>3</text:p>
                </table:table-cell>
                <table:table-cell table:style-name="ce295" table:formula="of:=[.D207]*[.E207]" office:value-type="currency" office:currency="EUR" office:value="64.25" calcext:value-type="currency">
                  <text:p><text:s/>64,25 € </text:p>
                </table:table-cell>
                <table:table-cell table:style-name="ce313" table:formula="of:=[.D207]*[.E207]" office:value-type="currency" office:currency="EUR" office:value="64.25" calcext:value-type="currency">
                  <text:p><text:s/>64,25 € </text:p>
                </table:table-cell>
                <table:table-cell table:style-name="ce336" table:formula="of:=[.D207]*[.E207]" office:value-type="currency" office:currency="EUR" office:value="64.25" calcext:value-type="currency">
                  <text:p>64,25 €</text:p>
                </table:table-cell>
                <table:table-cell table:style-name="ce336" table:formula="of:=[.D207]*[.E207]" office:value-type="currency" office:currency="EUR" office:value="64.25" calcext:value-type="currency">
                  <text:p>64,25 €</text:p>
                </table:table-cell>
                <table:table-cell table:style-name="ce336" table:formula="of:=[.D207]*[.I207]" office:value-type="currency" office:currency="EUR" office:value="825.6125" calcext:value-type="currency">
                  <text:p>825,61 €</text:p>
                </table:table-cell>
                <table:table-cell table:number-columns-repeated="1011"/>
              </table:table-row>
              <table:table-row table:style-name="ro6">
                <table:table-cell table:style-name="ce163" office:value-type="string" calcext:value-type="string">
                  <text:p>ECF38</text:p>
                </table:table-cell>
                <table:table-cell table:style-name="ce176" office:value-type="string" calcext:value-type="string">
                  <text:p><text:span text:style-name="T31">Fourniture d’une platine d’alimentation avec ballast ferromagnétique</text:span> pour tube fluo 58W</text:p>
                </table:table-cell>
                <table:table-cell table:style-name="ce224" office:value-type="string" calcext:value-type="string">
                  <text:p>Unité</text:p>
                </table:table-cell>
                <table:table-cell table:style-name="ce270" office:value-type="currency" office:currency="EUR" office:value="12" calcext:value-type="currency">
                  <text:p>12,00 €</text:p>
                </table:table-cell>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08]*[.E208]" office:value-type="currency" office:currency="EUR" office:value="60" calcext:value-type="currency">
                  <text:p><text:s/>60,00 € </text:p>
                </table:table-cell>
                <table:table-cell table:style-name="ce313" table:formula="of:=[.D208]*[.E208]" office:value-type="currency" office:currency="EUR" office:value="60" calcext:value-type="currency">
                  <text:p><text:s/>60,00 € </text:p>
                </table:table-cell>
                <table:table-cell table:style-name="ce336" table:formula="of:=[.D208]*[.E208]" office:value-type="currency" office:currency="EUR" office:value="60" calcext:value-type="currency">
                  <text:p>60,00 €</text:p>
                </table:table-cell>
                <table:table-cell table:style-name="ce336" table:formula="of:=[.D208]*[.E208]" office:value-type="currency" office:currency="EUR" office:value="60" calcext:value-type="currency">
                  <text:p>60,00 €</text:p>
                </table:table-cell>
                <table:table-cell table:style-name="ce336" table:formula="of:=[.D208]*[.I208]" office:value-type="currency" office:currency="EUR" office:value="720" calcext:value-type="currency">
                  <text:p>720,00 €</text:p>
                </table:table-cell>
                <table:table-cell table:number-columns-repeated="1011"/>
              </table:table-row>
            </table:table-row-group>
            <table:table-row table:style-name="ro17">
              <table:table-cell table:style-name="ce167" office:value-type="string" calcext:value-type="string" table:number-columns-spanned="6" table:number-rows-spanned="1">
                <text:p>Platines d’alimentation avec ballast électronique</text:p>
              </table:table-cell>
              <table:covered-table-cell table:number-columns-repeated="2"/>
              <table:covered-table-cell table:style-name="ce271"/>
              <table:covered-table-cell table:style-name="ce276"/>
              <table:covered-table-cell table:style-name="ce283"/>
              <table:table-cell table:style-name="ce294" table:formula="of:=SUM([.G210:.G214])" office:value-type="currency" office:currency="EUR" office:value="16795.6" calcext:value-type="currency">
                <text:p><text:s/>16 795,60 € </text:p>
              </table:table-cell>
              <table:table-cell table:style-name="ce311" table:formula="of:=SUM([.H210:.H214])" office:value-type="currency" office:currency="EUR" office:value="16795.6" calcext:value-type="currency">
                <text:p><text:s/>16 795,60 € </text:p>
              </table:table-cell>
              <table:table-cell table:number-columns-repeated="1014"/>
            </table:table-row>
            <table:table-row-group>
              <table:table-row table:style-name="ro6">
                <table:table-cell table:style-name="ce163" office:value-type="string" calcext:value-type="string">
                  <text:p>ECF39</text:p>
                </table:table-cell>
                <table:table-cell table:style-name="ce176" office:value-type="string" calcext:value-type="string">
                  <text:p><text:span text:style-name="T31">Fourniture d’une platine d’alimentation avec ballast électronique</text:span> pour Sodium Haute Pression 70W</text:p>
                </table:table-cell>
                <table:table-cell table:style-name="ce224" office:value-type="string" calcext:value-type="string">
                  <text:p>Unité</text:p>
                </table:table-cell>
                <table:table-cell table:style-name="ce270" office:value-type="currency" office:currency="EUR" office:value="21.88" calcext:value-type="currency">
                  <text:p>21,88 €</text:p>
                </table:table-cell>
                <table:table-cell table:style-name="ce278" office:value-type="float" office:value="50" calcext:value-type="float">
                  <text:p>50</text:p>
                </table:table-cell>
                <table:table-cell table:style-name="ce286" office:value-type="float" office:value="67" calcext:value-type="float">
                  <text:p>67</text:p>
                </table:table-cell>
                <table:table-cell table:style-name="ce295" table:formula="of:=[.D210]*[.E210]" office:value-type="currency" office:currency="EUR" office:value="1094" calcext:value-type="currency">
                  <text:p><text:s/>1 094,00 € </text:p>
                </table:table-cell>
                <table:table-cell table:style-name="ce313" table:formula="of:=[.D210]*[.E210]" office:value-type="currency" office:currency="EUR" office:value="1094" calcext:value-type="currency">
                  <text:p><text:s/>1 094,00 € </text:p>
                </table:table-cell>
                <table:table-cell table:style-name="ce336" table:formula="of:=[.D210]*[.E210]" office:value-type="currency" office:currency="EUR" office:value="1094" calcext:value-type="currency">
                  <text:p>1 094,00 €</text:p>
                </table:table-cell>
                <table:table-cell table:style-name="ce336" table:formula="of:=[.D210]*[.E210]" office:value-type="currency" office:currency="EUR" office:value="1094" calcext:value-type="currency">
                  <text:p>1 094,00 €</text:p>
                </table:table-cell>
                <table:table-cell table:style-name="ce336" table:formula="of:=[.D210]*[.I202]" office:value-type="currency" office:currency="EUR" office:value="2178.154" calcext:value-type="currency">
                  <text:p>2 178,15 €</text:p>
                </table:table-cell>
                <table:table-cell table:number-columns-repeated="1011"/>
              </table:table-row>
              <table:table-row table:style-name="ro6">
                <table:table-cell table:style-name="ce163" office:value-type="string" calcext:value-type="string">
                  <text:p>ECF40</text:p>
                </table:table-cell>
                <table:table-cell table:style-name="ce176" office:value-type="string" calcext:value-type="string">
                  <text:p><text:span text:style-name="T31">Fourniture d’une platine d’alimentation avec ballast électronique </text:span>pour Sodium Haute Pression 100W</text:p>
                </table:table-cell>
                <table:table-cell table:style-name="ce224" office:value-type="string" calcext:value-type="string">
                  <text:p>Unité</text:p>
                </table:table-cell>
                <table:table-cell table:style-name="ce270" office:value-type="currency" office:currency="EUR" office:value="39.89" calcext:value-type="currency">
                  <text:p>39,89 €</text:p>
                </table:table-cell>
                <table:table-cell table:style-name="ce278" office:value-type="float" office:value="100" calcext:value-type="float">
                  <text:p>100</text:p>
                </table:table-cell>
                <table:table-cell table:style-name="ce286" office:value-type="float" office:value="398" calcext:value-type="float">
                  <text:p>398</text:p>
                </table:table-cell>
                <table:table-cell table:style-name="ce295" table:formula="of:=[.D211]*[.E211]" office:value-type="currency" office:currency="EUR" office:value="3989" calcext:value-type="currency">
                  <text:p><text:s/>3 989,00 € </text:p>
                </table:table-cell>
                <table:table-cell table:style-name="ce313" table:formula="of:=[.D211]*[.E211]" office:value-type="currency" office:currency="EUR" office:value="3989" calcext:value-type="currency">
                  <text:p><text:s/>3 989,00 € </text:p>
                </table:table-cell>
                <table:table-cell table:style-name="ce336" table:formula="of:=[.D211]*[.E211]" office:value-type="currency" office:currency="EUR" office:value="3989" calcext:value-type="currency">
                  <text:p>3 989,00 €</text:p>
                </table:table-cell>
                <table:table-cell table:style-name="ce336" table:formula="of:=[.D211]*[.E211]" office:value-type="currency" office:currency="EUR" office:value="3989" calcext:value-type="currency">
                  <text:p>3 989,00 €</text:p>
                </table:table-cell>
                <table:table-cell table:style-name="ce336" table:formula="of:=[.D211]*[.I203]" office:value-type="currency" office:currency="EUR" office:value="4449.7295" calcext:value-type="currency">
                  <text:p>4 449,73 €</text:p>
                </table:table-cell>
                <table:table-cell table:number-columns-repeated="1011"/>
              </table:table-row>
              <table:table-row table:style-name="ro6">
                <table:table-cell table:style-name="ce163" office:value-type="string" calcext:value-type="string">
                  <text:p>ECF41</text:p>
                </table:table-cell>
                <table:table-cell table:style-name="ce176" office:value-type="string" calcext:value-type="string">
                  <text:p><text:span text:style-name="T31">Fourniture d’une platine d’alimentation avec ballast électronique </text:span>pour Sodium Haute Pression 150W</text:p>
                </table:table-cell>
                <table:table-cell table:style-name="ce224" office:value-type="string" calcext:value-type="string">
                  <text:p>Unité</text:p>
                </table:table-cell>
                <table:table-cell table:style-name="ce270" office:value-type="currency" office:currency="EUR" office:value="50.51" calcext:value-type="currency">
                  <text:p>50,51 €</text:p>
                </table:table-cell>
                <table:table-cell table:style-name="ce278" office:value-type="float" office:value="10" calcext:value-type="float">
                  <text:p>10</text:p>
                </table:table-cell>
                <table:table-cell table:style-name="ce286" office:value-type="float" office:value="5" calcext:value-type="float">
                  <text:p>5</text:p>
                </table:table-cell>
                <table:table-cell table:style-name="ce295" table:formula="of:=[.D212]*[.E212]" office:value-type="currency" office:currency="EUR" office:value="505.1" calcext:value-type="currency">
                  <text:p><text:s/>505,10 € </text:p>
                </table:table-cell>
                <table:table-cell table:style-name="ce313" table:formula="of:=[.D212]*[.E212]" office:value-type="currency" office:currency="EUR" office:value="505.1" calcext:value-type="currency">
                  <text:p><text:s/>505,10 € </text:p>
                </table:table-cell>
                <table:table-cell table:style-name="ce336" table:formula="of:=[.D212]*[.E212]" office:value-type="currency" office:currency="EUR" office:value="505.1" calcext:value-type="currency">
                  <text:p>505,10 €</text:p>
                </table:table-cell>
                <table:table-cell table:style-name="ce336" table:formula="of:=[.D212]*[.E212]" office:value-type="currency" office:currency="EUR" office:value="505.1" calcext:value-type="currency">
                  <text:p>505,10 €</text:p>
                </table:table-cell>
                <table:table-cell table:style-name="ce336" table:formula="of:=[.D212]*[.I204]" office:value-type="currency" office:currency="EUR" office:value="6452.6525" calcext:value-type="currency">
                  <text:p>6 452,65 €</text:p>
                </table:table-cell>
                <table:table-cell table:number-columns-repeated="1011"/>
              </table:table-row>
              <table:table-row table:style-name="ro6">
                <table:table-cell table:style-name="ce163" office:value-type="string" calcext:value-type="string">
                  <text:p>ECF42</text:p>
                </table:table-cell>
                <table:table-cell table:style-name="ce176" office:value-type="string" calcext:value-type="string">
                  <text:p><text:span text:style-name="T31">Fourniture d’une platine d’alimentation avec ballast électronique </text:span>pour Sodium Haute Pression 250W</text:p>
                </table:table-cell>
                <table:table-cell table:style-name="ce224" office:value-type="string" calcext:value-type="string">
                  <text:p>Unité</text:p>
                </table:table-cell>
                <table:table-cell table:style-name="ce270" office:value-type="currency" office:currency="EUR" office:value="80.2" calcext:value-type="currency">
                  <text:p>80,20 €</text:p>
                </table:table-cell>
                <table:table-cell table:style-name="ce278" office:value-type="float" office:value="100" calcext:value-type="float">
                  <text:p>100</text:p>
                </table:table-cell>
                <table:table-cell table:style-name="ce286" office:value-type="float" office:value="0" calcext:value-type="float">
                  <text:p>0</text:p>
                </table:table-cell>
                <table:table-cell table:style-name="ce295" table:formula="of:=[.D213]*[.E213]" office:value-type="currency" office:currency="EUR" office:value="8020" calcext:value-type="currency">
                  <text:p><text:s/>8 020,00 € </text:p>
                </table:table-cell>
                <table:table-cell table:style-name="ce313" table:formula="of:=[.D213]*[.E213]" office:value-type="currency" office:currency="EUR" office:value="8020" calcext:value-type="currency">
                  <text:p><text:s/>8 020,00 € </text:p>
                </table:table-cell>
                <table:table-cell table:style-name="ce336" table:formula="of:=[.D213]*[.E213]" office:value-type="currency" office:currency="EUR" office:value="8020" calcext:value-type="currency">
                  <text:p>8 020,00 €</text:p>
                </table:table-cell>
                <table:table-cell table:style-name="ce336" table:formula="of:=[.D213]*[.E213]" office:value-type="currency" office:currency="EUR" office:value="8020" calcext:value-type="currency">
                  <text:p>8 020,00 €</text:p>
                </table:table-cell>
                <table:table-cell table:style-name="ce336" table:formula="of:=[.D213]*[.I205]" office:value-type="currency" office:currency="EUR" office:value="12587.39" calcext:value-type="currency">
                  <text:p>12 587,39 €</text:p>
                </table:table-cell>
                <table:table-cell table:number-columns-repeated="1011"/>
              </table:table-row>
              <table:table-row table:style-name="ro6">
                <table:table-cell table:style-name="ce163" office:value-type="string" calcext:value-type="string">
                  <text:p>ECF43</text:p>
                </table:table-cell>
                <table:table-cell table:style-name="ce176" office:value-type="string" calcext:value-type="string">
                  <text:p><text:span text:style-name="T31">Fourniture d’une platine d’alimentation avec ballast électronique </text:span>pour Sodium Haute Pression 400W</text:p>
                </table:table-cell>
                <table:table-cell table:style-name="ce224" office:value-type="string" calcext:value-type="string">
                  <text:p>Unité</text:p>
                </table:table-cell>
                <table:table-cell table:style-name="ce270" office:value-type="currency" office:currency="EUR" office:value="106.25" calcext:value-type="currency">
                  <text:p>106,25 €</text:p>
                </table:table-cell>
                <table:table-cell table:style-name="ce278" office:value-type="float" office:value="30" calcext:value-type="float">
                  <text:p>30</text:p>
                </table:table-cell>
                <table:table-cell table:style-name="ce286" office:value-type="float" office:value="0" calcext:value-type="float">
                  <text:p>0</text:p>
                </table:table-cell>
                <table:table-cell table:style-name="ce295" table:formula="of:=[.D214]*[.E214]" office:value-type="currency" office:currency="EUR" office:value="3187.5" calcext:value-type="currency">
                  <text:p><text:s/>3 187,50 € </text:p>
                </table:table-cell>
                <table:table-cell table:style-name="ce313" table:formula="of:=[.D214]*[.E214]" office:value-type="currency" office:currency="EUR" office:value="3187.5" calcext:value-type="currency">
                  <text:p><text:s/>3 187,50 € </text:p>
                </table:table-cell>
                <table:table-cell table:style-name="ce336" table:formula="of:=[.D214]*[.E214]" office:value-type="currency" office:currency="EUR" office:value="3187.5" calcext:value-type="currency">
                  <text:p>3 187,50 €</text:p>
                </table:table-cell>
                <table:table-cell table:style-name="ce336" table:formula="of:=[.D214]*[.E214]" office:value-type="currency" office:currency="EUR" office:value="3187.5" calcext:value-type="currency">
                  <text:p>3 187,50 €</text:p>
                </table:table-cell>
                <table:table-cell table:style-name="ce336" table:formula="of:=[.D214]*[.I206]" office:value-type="currency" office:currency="EUR" office:value="22854.375" calcext:value-type="currency">
                  <text:p>22 854,38 €</text:p>
                </table:table-cell>
                <table:table-cell table:number-columns-repeated="1011"/>
              </table:table-row>
            </table:table-row-group>
            <table:table-row table:style-name="ro17">
              <table:table-cell table:style-name="ce167" office:value-type="string" calcext:value-type="string" table:number-columns-spanned="6" table:number-rows-spanned="1">
                <text:p>Equipement platine</text:p>
              </table:table-cell>
              <table:covered-table-cell table:number-columns-repeated="2"/>
              <table:covered-table-cell table:style-name="ce271"/>
              <table:covered-table-cell table:style-name="ce276"/>
              <table:covered-table-cell table:style-name="ce283"/>
              <table:table-cell table:style-name="ce294" table:formula="of:=SUM([.G216:.G219])" office:value-type="currency" office:currency="EUR" office:value="0" calcext:value-type="currency">
                <text:p>-00 € </text:p>
              </table:table-cell>
              <table:table-cell table:style-name="ce311" table:formula="of:=SUM([.H216:.H219])" office:value-type="currency" office:currency="EUR" office:value="0" calcext:value-type="currency">
                <text:p>-00 € </text:p>
              </table:table-cell>
              <table:table-cell table:number-columns-repeated="1014"/>
            </table:table-row>
            <table:table-row-group>
              <table:table-row table:style-name="ro6">
                <table:table-cell table:style-name="ce163" office:value-type="string" calcext:value-type="string">
                  <text:p>ECF44</text:p>
                </table:table-cell>
                <table:table-cell table:style-name="ce176" office:value-type="string" calcext:value-type="string">
                  <text:p>Fourniture d’un amorceur temporisé pour lampe SHP de 70 à 400W</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16]*[.E216]" office:value-type="currency" office:currency="EUR" office:value="0" calcext:value-type="currency">
                  <text:p>-00 € </text:p>
                </table:table-cell>
                <table:table-cell table:style-name="ce313" table:formula="of:=[.D216]*[.E216]" office:value-type="currency" office:currency="EUR" office:value="0" calcext:value-type="currency">
                  <text:p>-00 € </text:p>
                </table:table-cell>
                <table:table-cell table:formula="of:=[.D216]*[.E216]" office:value-type="float" office:value="0" calcext:value-type="float">
                  <text:p>0</text:p>
                </table:table-cell>
                <table:table-cell table:formula="of:=[.D216]*[.E216]" office:value-type="float" office:value="0" calcext:value-type="float">
                  <text:p>0</text:p>
                </table:table-cell>
                <table:table-cell table:formula="of:=[.D216]*[.I216]" office:value-type="float" office:value="0" calcext:value-type="float">
                  <text:p>0</text:p>
                </table:table-cell>
                <table:table-cell table:number-columns-repeated="1011"/>
              </table:table-row>
              <table:table-row table:style-name="ro6">
                <table:table-cell table:style-name="ce163" office:value-type="string" calcext:value-type="string">
                  <text:p>ECF45</text:p>
                </table:table-cell>
                <table:table-cell table:style-name="ce176" office:value-type="string" calcext:value-type="string">
                  <text:p>Fourniture d’un porte-fusible</text:p>
                </table:table-cell>
                <table:table-cell table:style-name="ce224" office:value-type="string" calcext:value-type="string">
                  <text:p>Unité</text:p>
                </table:table-cell>
                <table:table-cell table:style-name="ce270"/>
                <table:table-cell table:style-name="ce278" office:value-type="float" office:value="50" calcext:value-type="float">
                  <text:p>50</text:p>
                </table:table-cell>
                <table:table-cell table:style-name="ce285" office:value-type="float" office:value="0" calcext:value-type="float">
                  <text:p>0</text:p>
                </table:table-cell>
                <table:table-cell table:style-name="ce295" table:formula="of:=[.D217]*[.E217]" office:value-type="currency" office:currency="EUR" office:value="0" calcext:value-type="currency">
                  <text:p>-00 € </text:p>
                </table:table-cell>
                <table:table-cell table:style-name="ce313" table:formula="of:=[.D217]*[.E217]" office:value-type="currency" office:currency="EUR" office:value="0" calcext:value-type="currency">
                  <text:p>-00 € </text:p>
                </table:table-cell>
                <table:table-cell table:formula="of:=[.D217]*[.E217]" office:value-type="float" office:value="0" calcext:value-type="float">
                  <text:p>0</text:p>
                </table:table-cell>
                <table:table-cell table:formula="of:=[.D217]*[.E217]" office:value-type="float" office:value="0" calcext:value-type="float">
                  <text:p>0</text:p>
                </table:table-cell>
                <table:table-cell table:formula="of:=[.D217]*[.I217]" office:value-type="float" office:value="0" calcext:value-type="float">
                  <text:p>0</text:p>
                </table:table-cell>
                <table:table-cell table:number-columns-repeated="1011"/>
              </table:table-row>
              <table:table-row table:style-name="ro6">
                <table:table-cell table:style-name="ce163" office:value-type="string" calcext:value-type="string">
                  <text:p>ECF46</text:p>
                </table:table-cell>
                <table:table-cell table:style-name="ce176" office:value-type="string" calcext:value-type="string">
                  <text:p>Fourniture d’un fusible</text:p>
                </table:table-cell>
                <table:table-cell table:style-name="ce224" office:value-type="string" calcext:value-type="string">
                  <text:p>Unité</text:p>
                </table:table-cell>
                <table:table-cell table:style-name="ce270"/>
                <table:table-cell table:style-name="ce278" office:value-type="float" office:value="100" calcext:value-type="float">
                  <text:p>100</text:p>
                </table:table-cell>
                <table:table-cell table:style-name="ce285" office:value-type="float" office:value="960" calcext:value-type="float">
                  <text:p>960</text:p>
                </table:table-cell>
                <table:table-cell table:style-name="ce295" table:formula="of:=[.D218]*[.E218]" office:value-type="currency" office:currency="EUR" office:value="0" calcext:value-type="currency">
                  <text:p>-00 € </text:p>
                </table:table-cell>
                <table:table-cell table:style-name="ce313" table:formula="of:=[.D218]*[.E218]" office:value-type="currency" office:currency="EUR" office:value="0" calcext:value-type="currency">
                  <text:p>-00 € </text:p>
                </table:table-cell>
                <table:table-cell table:formula="of:=[.D218]*[.E218]" office:value-type="float" office:value="0" calcext:value-type="float">
                  <text:p>0</text:p>
                </table:table-cell>
                <table:table-cell table:formula="of:=[.D218]*[.E218]" office:value-type="float" office:value="0" calcext:value-type="float">
                  <text:p>0</text:p>
                </table:table-cell>
                <table:table-cell table:formula="of:=[.D218]*[.I218]" office:value-type="float" office:value="0" calcext:value-type="float">
                  <text:p>0</text:p>
                </table:table-cell>
                <table:table-cell table:number-columns-repeated="1011"/>
              </table:table-row>
              <table:table-row table:style-name="ro6">
                <table:table-cell table:style-name="ce163" office:value-type="string" calcext:value-type="string">
                  <text:p>ECF47</text:p>
                </table:table-cell>
                <table:table-cell table:style-name="ce176" office:value-type="string" calcext:value-type="string">
                  <text:p>Fourniture d’un module pilote éclairage LED Philips Xitanium FULL Prog LED Xtreme drivers CM 9290 021 28606</text:p>
                </table:table-cell>
                <table:table-cell table:style-name="ce224" office:value-type="string" calcext:value-type="string">
                  <text:p>Unité</text:p>
                </table:table-cell>
                <table:table-cell table:style-name="ce270"/>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19]*[.E219]" office:value-type="currency" office:currency="EUR" office:value="0" calcext:value-type="currency">
                  <text:p>-00 € </text:p>
                </table:table-cell>
                <table:table-cell table:style-name="ce313" table:formula="of:=[.D219]*[.E219]" office:value-type="currency" office:currency="EUR" office:value="0" calcext:value-type="currency">
                  <text:p>-00 € </text:p>
                </table:table-cell>
                <table:table-cell table:formula="of:=[.D219]*[.E219]" office:value-type="float" office:value="0" calcext:value-type="float">
                  <text:p>0</text:p>
                </table:table-cell>
                <table:table-cell table:formula="of:=[.D219]*[.E219]" office:value-type="float" office:value="0" calcext:value-type="float">
                  <text:p>0</text:p>
                </table:table-cell>
                <table:table-cell table:formula="of:=[.D219]*[.I219]" office:value-type="float" office:value="0" calcext:value-type="float">
                  <text:p>0</text:p>
                </table:table-cell>
                <table:table-cell table:number-columns-repeated="1011"/>
              </table:table-row>
            </table:table-row-group>
            <table:table-row table:style-name="ro17">
              <table:table-cell table:style-name="ce167" office:value-type="string" calcext:value-type="string" table:number-columns-spanned="6" table:number-rows-spanned="1">
                <text:p>Éclairage de jalonnement</text:p>
              </table:table-cell>
              <table:covered-table-cell table:number-columns-repeated="2"/>
              <table:covered-table-cell table:style-name="ce271"/>
              <table:covered-table-cell table:style-name="ce276"/>
              <table:covered-table-cell table:style-name="ce283"/>
              <table:table-cell table:style-name="ce294" table:formula="of:=SUM([.G221:.G225])" office:value-type="currency" office:currency="EUR" office:value="13052.11" calcext:value-type="currency">
                <text:p><text:s/>13 052,11 € </text:p>
              </table:table-cell>
              <table:table-cell table:style-name="ce311" table:formula="of:=SUM([.H221:.H225])" office:value-type="currency" office:currency="EUR" office:value="13052.11" calcext:value-type="currency">
                <text:p><text:s/>13 052,11 € </text:p>
              </table:table-cell>
              <table:table-cell table:number-columns-repeated="1014"/>
            </table:table-row>
            <table:table-row-group>
              <table:table-row table:style-name="ro6">
                <table:table-cell table:style-name="ce163" office:value-type="string" calcext:value-type="string">
                  <text:p>ECF48</text:p>
                </table:table-cell>
                <table:table-cell table:style-name="ce176" office:value-type="string" calcext:value-type="string">
                  <text:p>Fourniture d’un plot de jalonnement - Type 1821, 1810 Périphérique, double face « VEZON » ou « LEC »</text:p>
                </table:table-cell>
                <table:table-cell table:style-name="ce224" office:value-type="string" calcext:value-type="string">
                  <text:p>Unité</text:p>
                </table:table-cell>
                <table:table-cell table:style-name="ce270" office:value-type="currency" office:currency="EUR" office:value="125.5" calcext:value-type="currency">
                  <text:p>125,50 €</text:p>
                </table:table-cell>
                <table:table-cell table:style-name="ce278" office:value-type="float" office:value="100" calcext:value-type="float">
                  <text:p>100</text:p>
                </table:table-cell>
                <table:table-cell table:style-name="ce285" office:value-type="float" office:value="111" calcext:value-type="float">
                  <text:p>111</text:p>
                </table:table-cell>
                <table:table-cell table:style-name="ce295" table:formula="of:=[.D221]*[.E221]" office:value-type="currency" office:currency="EUR" office:value="12550" calcext:value-type="currency">
                  <text:p><text:s/>12 550,00 € </text:p>
                </table:table-cell>
                <table:table-cell table:style-name="ce313" table:formula="of:=[.D221]*[.E221]" office:value-type="currency" office:currency="EUR" office:value="12550" calcext:value-type="currency">
                  <text:p><text:s/>12 550,00 € </text:p>
                </table:table-cell>
                <table:table-cell table:style-name="ce336" table:formula="of:=[.D221]*[.E221]" office:value-type="currency" office:currency="EUR" office:value="12550" calcext:value-type="currency">
                  <text:p>12 550,00 €</text:p>
                </table:table-cell>
                <table:table-cell table:style-name="ce336" table:formula="of:=[.D221]*[.E221]" office:value-type="currency" office:currency="EUR" office:value="12550" calcext:value-type="currency">
                  <text:p>12 550,00 €</text:p>
                </table:table-cell>
                <table:table-cell table:style-name="ce336" table:formula="of:=[.D221]*[.I221]" office:value-type="currency" office:currency="EUR" office:value="1575025" calcext:value-type="currency">
                  <text:p>1 575 025,00 €</text:p>
                </table:table-cell>
                <table:table-cell table:number-columns-repeated="1011"/>
              </table:table-row>
              <table:table-row table:style-name="ro6">
                <table:table-cell table:style-name="ce163" office:value-type="string" calcext:value-type="string">
                  <text:p>ECF49</text:p>
                </table:table-cell>
                <table:table-cell table:style-name="ce176" office:value-type="string" calcext:value-type="string">
                  <text:p>Fourniture d’un transformateur pour plots de jalonnement avec boitier de fixation rail din T230/24_15VA 230/24 VLTS « LEC »</text:p>
                </table:table-cell>
                <table:table-cell table:style-name="ce224" office:value-type="string" calcext:value-type="string">
                  <text:p>Unité</text:p>
                </table:table-cell>
                <table:table-cell table:style-name="ce270" office:value-type="currency" office:currency="EUR" office:value="41.11" calcext:value-type="currency">
                  <text:p>41,11 €</text:p>
                </table:table-cell>
                <table:table-cell table:style-name="ce278" office:value-type="float" office:value="1" calcext:value-type="float">
                  <text:p>1</text:p>
                </table:table-cell>
                <table:table-cell table:style-name="ce285" office:value-type="float" office:value="1" calcext:value-type="float">
                  <text:p>1</text:p>
                </table:table-cell>
                <table:table-cell table:style-name="ce295" table:formula="of:=[.D222]*[.E222]" office:value-type="currency" office:currency="EUR" office:value="41.11" calcext:value-type="currency">
                  <text:p><text:s/>41,11 € </text:p>
                </table:table-cell>
                <table:table-cell table:style-name="ce313" table:formula="of:=[.D222]*[.E222]" office:value-type="currency" office:currency="EUR" office:value="41.11" calcext:value-type="currency">
                  <text:p><text:s/>41,11 € </text:p>
                </table:table-cell>
                <table:table-cell table:style-name="ce336" table:formula="of:=[.D222]*[.E222]" office:value-type="currency" office:currency="EUR" office:value="41.11" calcext:value-type="currency">
                  <text:p>41,11 €</text:p>
                </table:table-cell>
                <table:table-cell table:style-name="ce336" table:formula="of:=[.D222]*[.E222]" office:value-type="currency" office:currency="EUR" office:value="41.11" calcext:value-type="currency">
                  <text:p>41,11 €</text:p>
                </table:table-cell>
                <table:table-cell table:style-name="ce336" table:formula="of:=[.D222]*[.I222]" office:value-type="currency" office:currency="EUR" office:value="1690.0321" calcext:value-type="currency">
                  <text:p>1 690,03 €</text:p>
                </table:table-cell>
                <table:table-cell table:number-columns-repeated="1011"/>
              </table:table-row>
              <table:table-row table:style-name="ro6">
                <table:table-cell table:style-name="ce163" office:value-type="string" calcext:value-type="string">
                  <text:p>ECF50</text:p>
                </table:table-cell>
                <table:table-cell table:style-name="ce176" office:value-type="string" calcext:value-type="string">
                  <text:p>Fourniture d’un transformateur pour plots de jalonnement « VEZON »</text:p>
                </table:table-cell>
                <table:table-cell table:style-name="ce224" office:value-type="string" calcext:value-type="string">
                  <text:p>Unité</text:p>
                </table:table-cell>
                <table:table-cell table:style-name="ce270" office:value-type="currency" office:currency="EUR" office:value="65" calcext:value-type="currency">
                  <text:p>65,00 €</text:p>
                </table:table-cell>
                <table:table-cell table:style-name="ce278" office:value-type="float" office:value="1" calcext:value-type="float">
                  <text:p>1</text:p>
                </table:table-cell>
                <table:table-cell table:style-name="ce285" office:value-type="float" office:value="1" calcext:value-type="float">
                  <text:p>1</text:p>
                </table:table-cell>
                <table:table-cell table:style-name="ce295" table:formula="of:=[.D223]*[.E223]" office:value-type="currency" office:currency="EUR" office:value="65" calcext:value-type="currency">
                  <text:p><text:s/>65,00 € </text:p>
                </table:table-cell>
                <table:table-cell table:style-name="ce313" table:formula="of:=[.D223]*[.E223]" office:value-type="currency" office:currency="EUR" office:value="65" calcext:value-type="currency">
                  <text:p><text:s/>65,00 € </text:p>
                </table:table-cell>
                <table:table-cell table:style-name="ce336" table:formula="of:=[.D223]*[.E223]" office:value-type="currency" office:currency="EUR" office:value="65" calcext:value-type="currency">
                  <text:p>65,00 €</text:p>
                </table:table-cell>
                <table:table-cell table:style-name="ce336" table:formula="of:=[.D223]*[.E223]" office:value-type="currency" office:currency="EUR" office:value="65" calcext:value-type="currency">
                  <text:p>65,00 €</text:p>
                </table:table-cell>
                <table:table-cell table:style-name="ce336" table:formula="of:=[.D223]*[.I223]" office:value-type="currency" office:currency="EUR" office:value="4225" calcext:value-type="currency">
                  <text:p>4 225,00 €</text:p>
                </table:table-cell>
                <table:table-cell table:number-columns-repeated="1011"/>
              </table:table-row>
              <table:table-row table:style-name="ro6">
                <table:table-cell table:style-name="ce163" office:value-type="string" calcext:value-type="string">
                  <text:p>ECF51</text:p>
                </table:table-cell>
                <table:table-cell table:style-name="ce176" office:value-type="string" calcext:value-type="string">
                  <text:p>Fourniture de câble CR1C1 2G 1.5mm²</text:p>
                </table:table-cell>
                <table:table-cell table:style-name="ce224" office:value-type="string" calcext:value-type="string">
                  <text:p>ml</text:p>
                </table:table-cell>
                <table:table-cell table:style-name="ce270" office:value-type="currency" office:currency="EUR" office:value="0.44" calcext:value-type="currency">
                  <text:p>0,44 €</text:p>
                </table:table-cell>
                <table:table-cell table:style-name="ce278" office:value-type="float" office:value="500" calcext:value-type="float">
                  <text:p>500</text:p>
                </table:table-cell>
                <table:table-cell table:style-name="ce285" office:value-type="float" office:value="483" calcext:value-type="float">
                  <text:p>483</text:p>
                </table:table-cell>
                <table:table-cell table:style-name="ce295" table:formula="of:=[.D224]*[.E224]" office:value-type="currency" office:currency="EUR" office:value="220" calcext:value-type="currency">
                  <text:p><text:s/>220,00 € </text:p>
                </table:table-cell>
                <table:table-cell table:style-name="ce313" table:formula="of:=[.D224]*[.E224]" office:value-type="currency" office:currency="EUR" office:value="220" calcext:value-type="currency">
                  <text:p><text:s/>220,00 € </text:p>
                </table:table-cell>
                <table:table-cell table:style-name="ce336" table:formula="of:=[.D224]*[.E224]" office:value-type="currency" office:currency="EUR" office:value="220" calcext:value-type="currency">
                  <text:p>220,00 €</text:p>
                </table:table-cell>
                <table:table-cell table:style-name="ce336" table:formula="of:=[.D224]*[.E224]" office:value-type="currency" office:currency="EUR" office:value="220" calcext:value-type="currency">
                  <text:p>220,00 €</text:p>
                </table:table-cell>
                <table:table-cell table:style-name="ce336" table:formula="of:=[.D224]*[.I224]" office:value-type="currency" office:currency="EUR" office:value="96.8" calcext:value-type="currency">
                  <text:p>96,80 €</text:p>
                </table:table-cell>
                <table:table-cell table:number-columns-repeated="1011"/>
              </table:table-row>
              <table:table-row table:style-name="ro6">
                <table:table-cell table:style-name="ce163" office:value-type="string" calcext:value-type="string">
                  <text:p>ECF52</text:p>
                </table:table-cell>
                <table:table-cell table:style-name="ce176" office:value-type="string" calcext:value-type="string">
                  <text:p>Fourniture de tube IRL STD 4552ZH M1 D25</text:p>
                </table:table-cell>
                <table:table-cell table:style-name="ce224" office:value-type="string" calcext:value-type="string">
                  <text:p>ml</text:p>
                </table:table-cell>
                <table:table-cell table:style-name="ce270" office:value-type="currency" office:currency="EUR" office:value="0.44" calcext:value-type="currency">
                  <text:p>0,44 €</text:p>
                </table:table-cell>
                <table:table-cell table:style-name="ce278" office:value-type="float" office:value="400" calcext:value-type="float">
                  <text:p>400</text:p>
                </table:table-cell>
                <table:table-cell table:style-name="ce285" office:value-type="float" office:value="425" calcext:value-type="float">
                  <text:p>425</text:p>
                </table:table-cell>
                <table:table-cell table:style-name="ce295" table:formula="of:=[.D225]*[.E225]" office:value-type="currency" office:currency="EUR" office:value="176" calcext:value-type="currency">
                  <text:p><text:s/>176,00 € </text:p>
                </table:table-cell>
                <table:table-cell table:style-name="ce313" table:formula="of:=[.D225]*[.E225]" office:value-type="currency" office:currency="EUR" office:value="176" calcext:value-type="currency">
                  <text:p><text:s/>176,00 € </text:p>
                </table:table-cell>
                <table:table-cell table:style-name="ce336" table:formula="of:=[.D225]*[.E225]" office:value-type="currency" office:currency="EUR" office:value="176" calcext:value-type="currency">
                  <text:p>176,00 €</text:p>
                </table:table-cell>
                <table:table-cell table:style-name="ce336" table:formula="of:=[.D225]*[.E225]" office:value-type="currency" office:currency="EUR" office:value="176" calcext:value-type="currency">
                  <text:p>176,00 €</text:p>
                </table:table-cell>
                <table:table-cell table:style-name="ce336" table:formula="of:=[.D225]*[.I225]" office:value-type="currency" office:currency="EUR" office:value="77.44" calcext:value-type="currency">
                  <text:p>77,44 €</text:p>
                </table:table-cell>
                <table:table-cell table:number-columns-repeated="1011"/>
              </table:table-row>
            </table:table-row-group>
          </table:table-row-group>
          <table:table-row table:style-name="ro17">
            <table:table-cell table:style-name="ce166" office:value-type="string" calcext:value-type="string" table:number-columns-spanned="6" table:number-rows-spanned="1">
              <text:p>FOURNITURES COURANTES</text:p>
            </table:table-cell>
            <table:covered-table-cell table:number-columns-repeated="2"/>
            <table:covered-table-cell table:style-name="ce271"/>
            <table:covered-table-cell table:style-name="ce276"/>
            <table:covered-table-cell table:style-name="ce283"/>
            <table:table-cell table:style-name="ce303" table:formula="of:=SUM([.G227];[.G236];[.G248];[.G254])" office:value-type="currency" office:currency="EUR" office:value="225511.8" calcext:value-type="currency">
              <text:p><text:s/>225 511,80 € </text:p>
            </table:table-cell>
            <table:table-cell table:style-name="ce323" table:formula="of:=SUM([.H227];[.H236];[.H248];[.H254])" office:value-type="currency" office:currency="EUR" office:value="225511.8" calcext:value-type="currency">
              <text:p><text:s/>225 511,80 € </text:p>
            </table:table-cell>
            <table:table-cell table:number-columns-repeated="1014"/>
          </table:table-row>
          <table:table-row-group>
            <table:table-row table:style-name="ro17">
              <table:table-cell table:style-name="ce167" office:value-type="string" calcext:value-type="string" table:number-columns-spanned="6" table:number-rows-spanned="1">
                <text:p>Sources lumineuses en tunnel</text:p>
              </table:table-cell>
              <table:covered-table-cell table:number-columns-repeated="2"/>
              <table:covered-table-cell table:style-name="ce271"/>
              <table:covered-table-cell table:style-name="ce276"/>
              <table:covered-table-cell table:style-name="ce283"/>
              <table:table-cell table:style-name="ce294" table:formula="of:=SUM([.G228:.G235])" office:value-type="currency" office:currency="EUR" office:value="102503.4" calcext:value-type="currency">
                <text:p><text:s/>102 503,40 € </text:p>
              </table:table-cell>
              <table:table-cell table:style-name="ce311" table:formula="of:=SUM([.H228:.H235])" office:value-type="currency" office:currency="EUR" office:value="102503.4" calcext:value-type="currency">
                <text:p><text:s/>102 503,40 € </text:p>
              </table:table-cell>
              <table:table-cell table:number-columns-repeated="1014"/>
            </table:table-row>
            <table:table-row-group>
              <table:table-row table:style-name="ro6">
                <table:table-cell table:style-name="ce163" office:value-type="string" calcext:value-type="string">
                  <text:p>ECF53</text:p>
                </table:table-cell>
                <table:table-cell table:style-name="ce176" office:value-type="string" calcext:value-type="string">
                  <text:p>Fourniture d’une source sodium Haute Pression 70W – type : MASTER SON-T APIA Xtra « PHILIPS »</text:p>
                </table:table-cell>
                <table:table-cell table:style-name="ce224" office:value-type="string" calcext:value-type="string">
                  <text:p>Unité</text:p>
                </table:table-cell>
                <table:table-cell table:style-name="ce270" office:value-type="currency" office:currency="EUR" office:value="9.23" calcext:value-type="currency">
                  <text:p>9,23 €</text:p>
                </table:table-cell>
                <table:table-cell table:style-name="ce278" office:value-type="float" office:value="1000" calcext:value-type="float">
                  <text:p>1000</text:p>
                </table:table-cell>
                <table:table-cell table:style-name="ce285" office:value-type="float" office:value="1271" calcext:value-type="float">
                  <text:p>1271</text:p>
                </table:table-cell>
                <table:table-cell table:style-name="ce295" table:formula="of:=[.D228]*[.E228]" office:value-type="currency" office:currency="EUR" office:value="9230" calcext:value-type="currency">
                  <text:p><text:s/>9 230,00 € </text:p>
                </table:table-cell>
                <table:table-cell table:style-name="ce313" table:formula="of:=[.D228]*[.E228]" office:value-type="currency" office:currency="EUR" office:value="9230" calcext:value-type="currency">
                  <text:p><text:s/>9 230,00 € </text:p>
                </table:table-cell>
                <table:table-cell table:style-name="ce336" table:formula="of:=[.D228]*[.E228]" office:value-type="currency" office:currency="EUR" office:value="9230" calcext:value-type="currency">
                  <text:p>9 230,00 €</text:p>
                </table:table-cell>
                <table:table-cell table:style-name="ce336" table:formula="of:=[.D228]*[.E228]" office:value-type="currency" office:currency="EUR" office:value="9230" calcext:value-type="currency">
                  <text:p>9 230,00 €</text:p>
                </table:table-cell>
                <table:table-cell table:style-name="ce336" table:formula="of:=[.D228]*[.I228]" office:value-type="currency" office:currency="EUR" office:value="85192.9" calcext:value-type="currency">
                  <text:p>85 192,90 €</text:p>
                </table:table-cell>
                <table:table-cell table:number-columns-repeated="1011"/>
              </table:table-row>
              <table:table-row table:style-name="ro6">
                <table:table-cell table:style-name="ce163" office:value-type="string" calcext:value-type="string">
                  <text:p>ECF54</text:p>
                </table:table-cell>
                <table:table-cell table:style-name="ce176" office:value-type="string" calcext:value-type="string">
                  <text:p><text:span text:style-name="T31">Fourniture d’une source sodium</text:span> Haute Pression 100W – type : MASTER SON-T APIA Xtra « PHILIPS »</text:p>
                </table:table-cell>
                <table:table-cell table:style-name="ce224" office:value-type="string" calcext:value-type="string">
                  <text:p>Unité</text:p>
                </table:table-cell>
                <table:table-cell table:style-name="ce270" office:value-type="currency" office:currency="EUR" office:value="10.95" calcext:value-type="currency">
                  <text:p>10,95 €</text:p>
                </table:table-cell>
                <table:table-cell table:style-name="ce278" office:value-type="float" office:value="2500" calcext:value-type="float">
                  <text:p>2500</text:p>
                </table:table-cell>
                <table:table-cell table:style-name="ce285" office:value-type="float" office:value="2390" calcext:value-type="float">
                  <text:p>2390</text:p>
                </table:table-cell>
                <table:table-cell table:style-name="ce295" table:formula="of:=[.D229]*[.E229]" office:value-type="currency" office:currency="EUR" office:value="27375" calcext:value-type="currency">
                  <text:p><text:s/>27 375,00 € </text:p>
                </table:table-cell>
                <table:table-cell table:style-name="ce313" table:formula="of:=[.D229]*[.E229]" office:value-type="currency" office:currency="EUR" office:value="27375" calcext:value-type="currency">
                  <text:p><text:s/>27 375,00 € </text:p>
                </table:table-cell>
                <table:table-cell table:style-name="ce336" table:formula="of:=[.D229]*[.E229]" office:value-type="currency" office:currency="EUR" office:value="27375" calcext:value-type="currency">
                  <text:p>27 375,00 €</text:p>
                </table:table-cell>
                <table:table-cell table:style-name="ce336" table:formula="of:=[.D229]*[.E229]" office:value-type="currency" office:currency="EUR" office:value="27375" calcext:value-type="currency">
                  <text:p>27 375,00 €</text:p>
                </table:table-cell>
                <table:table-cell table:style-name="ce336" table:formula="of:=[.D229]*[.I229]" office:value-type="currency" office:currency="EUR" office:value="299756.25" calcext:value-type="currency">
                  <text:p>299 756,25 €</text:p>
                </table:table-cell>
                <table:table-cell table:number-columns-repeated="1011"/>
              </table:table-row>
              <table:table-row table:style-name="ro6">
                <table:table-cell table:style-name="ce163" office:value-type="string" calcext:value-type="string">
                  <text:p>ECF55</text:p>
                </table:table-cell>
                <table:table-cell table:style-name="ce176" office:value-type="string" calcext:value-type="string">
                  <text:p><text:span text:style-name="T31">Fourniture d’une source sodium</text:span> Haute Pression 150W – type : MASTER SON-T APIA Xtra « PHILIPS »</text:p>
                </table:table-cell>
                <table:table-cell table:style-name="ce224" office:value-type="string" calcext:value-type="string">
                  <text:p>Unité</text:p>
                </table:table-cell>
                <table:table-cell table:style-name="ce270" office:value-type="currency" office:currency="EUR" office:value="12.58" calcext:value-type="currency">
                  <text:p>12,58 €</text:p>
                </table:table-cell>
                <table:table-cell table:style-name="ce278" office:value-type="float" office:value="1000" calcext:value-type="float">
                  <text:p>1000</text:p>
                </table:table-cell>
                <table:table-cell table:style-name="ce285" office:value-type="float" office:value="652" calcext:value-type="float">
                  <text:p>652</text:p>
                </table:table-cell>
                <table:table-cell table:style-name="ce295" table:formula="of:=[.D230]*[.E230]" office:value-type="currency" office:currency="EUR" office:value="12580" calcext:value-type="currency">
                  <text:p><text:s/>12 580,00 € </text:p>
                </table:table-cell>
                <table:table-cell table:style-name="ce313" table:formula="of:=[.D230]*[.E230]" office:value-type="currency" office:currency="EUR" office:value="12580" calcext:value-type="currency">
                  <text:p><text:s/>12 580,00 € </text:p>
                </table:table-cell>
                <table:table-cell table:style-name="ce336" table:formula="of:=[.D230]*[.E230]" office:value-type="currency" office:currency="EUR" office:value="12580" calcext:value-type="currency">
                  <text:p>12 580,00 €</text:p>
                </table:table-cell>
                <table:table-cell table:style-name="ce336" table:formula="of:=[.D230]*[.E230]" office:value-type="currency" office:currency="EUR" office:value="12580" calcext:value-type="currency">
                  <text:p>12 580,00 €</text:p>
                </table:table-cell>
                <table:table-cell table:style-name="ce336" table:formula="of:=[.D230]*[.I230]" office:value-type="currency" office:currency="EUR" office:value="158256.4" calcext:value-type="currency">
                  <text:p>158 256,40 €</text:p>
                </table:table-cell>
                <table:table-cell table:number-columns-repeated="1011"/>
              </table:table-row>
              <table:table-row table:style-name="ro6">
                <table:table-cell table:style-name="ce163" office:value-type="string" calcext:value-type="string">
                  <text:p>ECF56</text:p>
                </table:table-cell>
                <table:table-cell table:style-name="ce176" office:value-type="string" calcext:value-type="string">
                  <text:p><text:span text:style-name="T31">Fourniture d’une source sodium</text:span> Haute Pression 250W – type : MASTER SON-T APIA Xtra « PHILIPS »</text:p>
                </table:table-cell>
                <table:table-cell table:style-name="ce224" office:value-type="string" calcext:value-type="string">
                  <text:p>Unité</text:p>
                </table:table-cell>
                <table:table-cell table:style-name="ce270" office:value-type="currency" office:currency="EUR" office:value="14.33" calcext:value-type="currency">
                  <text:p>14,33 €</text:p>
                </table:table-cell>
                <table:table-cell table:style-name="ce278" office:value-type="float" office:value="1500" calcext:value-type="float">
                  <text:p>1500</text:p>
                </table:table-cell>
                <table:table-cell table:style-name="ce285" office:value-type="float" office:value="230" calcext:value-type="float">
                  <text:p>230</text:p>
                </table:table-cell>
                <table:table-cell table:style-name="ce295" table:formula="of:=[.D231]*[.E231]" office:value-type="currency" office:currency="EUR" office:value="21495" calcext:value-type="currency">
                  <text:p><text:s/>21 495,00 € </text:p>
                </table:table-cell>
                <table:table-cell table:style-name="ce313" table:formula="of:=[.D231]*[.E231]" office:value-type="currency" office:currency="EUR" office:value="21495" calcext:value-type="currency">
                  <text:p><text:s/>21 495,00 € </text:p>
                </table:table-cell>
                <table:table-cell table:style-name="ce336" table:formula="of:=[.D231]*[.E231]" office:value-type="currency" office:currency="EUR" office:value="21495" calcext:value-type="currency">
                  <text:p>21 495,00 €</text:p>
                </table:table-cell>
                <table:table-cell table:style-name="ce336" table:formula="of:=[.D231]*[.E231]" office:value-type="currency" office:currency="EUR" office:value="21495" calcext:value-type="currency">
                  <text:p>21 495,00 €</text:p>
                </table:table-cell>
                <table:table-cell table:style-name="ce336" table:formula="of:=[.D231]*[.I231]" office:value-type="currency" office:currency="EUR" office:value="308023.35" calcext:value-type="currency">
                  <text:p>308 023,35 €</text:p>
                </table:table-cell>
                <table:table-cell table:number-columns-repeated="1011"/>
              </table:table-row>
              <table:table-row table:style-name="ro6">
                <table:table-cell table:style-name="ce163" office:value-type="string" calcext:value-type="string">
                  <text:p>ECF57</text:p>
                </table:table-cell>
                <table:table-cell table:style-name="ce176" office:value-type="string" calcext:value-type="string">
                  <text:p><text:span text:style-name="T31">Fourniture d’une source sodium</text:span> Haute Pression 400W – type : MASTER SON-T APIA Xtra « PHILIPS »</text:p>
                </table:table-cell>
                <table:table-cell table:style-name="ce224" office:value-type="string" calcext:value-type="string">
                  <text:p>Unité</text:p>
                </table:table-cell>
                <table:table-cell table:style-name="ce270" office:value-type="currency" office:currency="EUR" office:value="22.45" calcext:value-type="currency">
                  <text:p>22,45 €</text:p>
                </table:table-cell>
                <table:table-cell table:style-name="ce278" office:value-type="float" office:value="1200" calcext:value-type="float">
                  <text:p>1200</text:p>
                </table:table-cell>
                <table:table-cell table:style-name="ce285" office:value-type="float" office:value="548" calcext:value-type="float">
                  <text:p>548</text:p>
                </table:table-cell>
                <table:table-cell table:style-name="ce295" table:formula="of:=[.D232]*[.E232]" office:value-type="currency" office:currency="EUR" office:value="26940" calcext:value-type="currency">
                  <text:p><text:s/>26 940,00 € </text:p>
                </table:table-cell>
                <table:table-cell table:style-name="ce313" table:formula="of:=[.D232]*[.E232]" office:value-type="currency" office:currency="EUR" office:value="26940" calcext:value-type="currency">
                  <text:p><text:s/>26 940,00 € </text:p>
                </table:table-cell>
                <table:table-cell table:style-name="ce336" table:formula="of:=[.D232]*[.E232]" office:value-type="currency" office:currency="EUR" office:value="26940" calcext:value-type="currency">
                  <text:p>26 940,00 €</text:p>
                </table:table-cell>
                <table:table-cell table:style-name="ce336" table:formula="of:=[.D232]*[.E232]" office:value-type="currency" office:currency="EUR" office:value="26940" calcext:value-type="currency">
                  <text:p>26 940,00 €</text:p>
                </table:table-cell>
                <table:table-cell table:style-name="ce336" table:formula="of:=[.D232]*[.I232]" office:value-type="currency" office:currency="EUR" office:value="604803" calcext:value-type="currency">
                  <text:p>604 803,00 €</text:p>
                </table:table-cell>
                <table:table-cell table:number-columns-repeated="1011"/>
              </table:table-row>
              <table:table-row table:style-name="ro6">
                <table:table-cell table:style-name="ce163" office:value-type="string" calcext:value-type="string">
                  <text:p>ECF58</text:p>
                </table:table-cell>
                <table:table-cell table:style-name="ce176" office:value-type="string" calcext:value-type="string">
                  <text:p><text:span text:style-name="T31">Fourniture d’un tube </text:span>fluorescent 18W</text:p>
                </table:table-cell>
                <table:table-cell table:style-name="ce224" office:value-type="string" calcext:value-type="string">
                  <text:p>Unité</text:p>
                </table:table-cell>
                <table:table-cell table:style-name="ce270" office:value-type="currency" office:currency="EUR" office:value="1.48" calcext:value-type="currency">
                  <text:p>1,48 €</text:p>
                </table:table-cell>
                <table:table-cell table:style-name="ce278" office:value-type="float" office:value="5" calcext:value-type="float">
                  <text:p>5</text:p>
                </table:table-cell>
                <table:table-cell table:style-name="ce285" office:value-type="float" office:value="440" calcext:value-type="float">
                  <text:p>440</text:p>
                </table:table-cell>
                <table:table-cell table:style-name="ce295" table:formula="of:=[.D233]*[.E233]" office:value-type="currency" office:currency="EUR" office:value="7.4" calcext:value-type="currency">
                  <text:p><text:s/>7,40 € </text:p>
                </table:table-cell>
                <table:table-cell table:style-name="ce313" table:formula="of:=[.D233]*[.E233]" office:value-type="currency" office:currency="EUR" office:value="7.4" calcext:value-type="currency">
                  <text:p><text:s/>7,40 € </text:p>
                </table:table-cell>
                <table:table-cell table:style-name="ce336" table:formula="of:=[.D233]*[.E233]" office:value-type="currency" office:currency="EUR" office:value="7.4" calcext:value-type="currency">
                  <text:p>7,40 €</text:p>
                </table:table-cell>
                <table:table-cell table:style-name="ce336" table:formula="of:=[.D233]*[.E233]" office:value-type="currency" office:currency="EUR" office:value="7.4" calcext:value-type="currency">
                  <text:p>7,40 €</text:p>
                </table:table-cell>
                <table:table-cell table:style-name="ce336" table:formula="of:=[.D233]*[.I233]" office:value-type="currency" office:currency="EUR" office:value="10.952" calcext:value-type="currency">
                  <text:p>10,95 €</text:p>
                </table:table-cell>
                <table:table-cell table:number-columns-repeated="1011"/>
              </table:table-row>
              <table:table-row table:style-name="ro6">
                <table:table-cell table:style-name="ce163" office:value-type="string" calcext:value-type="string">
                  <text:p>ECF59</text:p>
                </table:table-cell>
                <table:table-cell table:style-name="ce176" office:value-type="string" calcext:value-type="string">
                  <text:p><text:span text:style-name="T31">Fourniture d’un tube </text:span>fluorescent 36W</text:p>
                </table:table-cell>
                <table:table-cell table:style-name="ce224" office:value-type="string" calcext:value-type="string">
                  <text:p>Unité</text:p>
                </table:table-cell>
                <table:table-cell table:style-name="ce270" office:value-type="currency" office:currency="EUR" office:value="1.63" calcext:value-type="currency">
                  <text:p>1,63 €</text:p>
                </table:table-cell>
                <table:table-cell table:style-name="ce278" office:value-type="float" office:value="1600" calcext:value-type="float">
                  <text:p>1600</text:p>
                </table:table-cell>
                <table:table-cell table:style-name="ce285" office:value-type="float" office:value="1108" calcext:value-type="float">
                  <text:p>1108</text:p>
                </table:table-cell>
                <table:table-cell table:style-name="ce295" table:formula="of:=[.D234]*[.E234]" office:value-type="currency" office:currency="EUR" office:value="2608" calcext:value-type="currency">
                  <text:p><text:s/>2 608,00 € </text:p>
                </table:table-cell>
                <table:table-cell table:style-name="ce313" table:formula="of:=[.D234]*[.E234]" office:value-type="currency" office:currency="EUR" office:value="2608" calcext:value-type="currency">
                  <text:p><text:s/>2 608,00 € </text:p>
                </table:table-cell>
                <table:table-cell table:style-name="ce336" table:formula="of:=[.D234]*[.E234]" office:value-type="currency" office:currency="EUR" office:value="2608" calcext:value-type="currency">
                  <text:p>2 608,00 €</text:p>
                </table:table-cell>
                <table:table-cell table:style-name="ce336" table:formula="of:=[.D234]*[.E234]" office:value-type="currency" office:currency="EUR" office:value="2608" calcext:value-type="currency">
                  <text:p>2 608,00 €</text:p>
                </table:table-cell>
                <table:table-cell table:style-name="ce336" table:formula="of:=[.D234]*[.I234]" office:value-type="currency" office:currency="EUR" office:value="4251.04" calcext:value-type="currency">
                  <text:p>4 251,04 €</text:p>
                </table:table-cell>
                <table:table-cell table:number-columns-repeated="1011"/>
              </table:table-row>
              <table:table-row table:style-name="ro6">
                <table:table-cell table:style-name="ce163" office:value-type="string" calcext:value-type="string">
                  <text:p>ECF60</text:p>
                </table:table-cell>
                <table:table-cell table:style-name="ce176" office:value-type="string" calcext:value-type="string">
                  <text:p><text:span text:style-name="T31">Fourniture d’un tube </text:span>fluorescent 58W</text:p>
                </table:table-cell>
                <table:table-cell table:style-name="ce224" office:value-type="string" calcext:value-type="string">
                  <text:p>Unité</text:p>
                </table:table-cell>
                <table:table-cell table:style-name="ce270" office:value-type="currency" office:currency="EUR" office:value="1.89" calcext:value-type="currency">
                  <text:p>1,89 €</text:p>
                </table:table-cell>
                <table:table-cell table:style-name="ce278" office:value-type="float" office:value="1200" calcext:value-type="float">
                  <text:p>1200</text:p>
                </table:table-cell>
                <table:table-cell table:style-name="ce285" office:value-type="float" office:value="115" calcext:value-type="float">
                  <text:p>115</text:p>
                </table:table-cell>
                <table:table-cell table:style-name="ce295" table:formula="of:=[.D235]*[.E235]" office:value-type="currency" office:currency="EUR" office:value="2268" calcext:value-type="currency">
                  <text:p><text:s/>2 268,00 € </text:p>
                </table:table-cell>
                <table:table-cell table:style-name="ce313" table:formula="of:=[.D235]*[.E235]" office:value-type="currency" office:currency="EUR" office:value="2268" calcext:value-type="currency">
                  <text:p><text:s/>2 268,00 € </text:p>
                </table:table-cell>
                <table:table-cell table:style-name="ce336" table:formula="of:=[.D235]*[.E235]" office:value-type="currency" office:currency="EUR" office:value="2268" calcext:value-type="currency">
                  <text:p>2 268,00 €</text:p>
                </table:table-cell>
                <table:table-cell table:style-name="ce336" table:formula="of:=[.D235]*[.E235]" office:value-type="currency" office:currency="EUR" office:value="2268" calcext:value-type="currency">
                  <text:p>2 268,00 €</text:p>
                </table:table-cell>
                <table:table-cell table:style-name="ce336" table:formula="of:=[.D235]*[.I235]" office:value-type="currency" office:currency="EUR" office:value="4286.52" calcext:value-type="currency">
                  <text:p>4 286,52 €</text:p>
                </table:table-cell>
                <table:table-cell table:number-columns-repeated="1011"/>
              </table:table-row>
            </table:table-row-group>
            <table:table-row table:style-name="ro17">
              <table:table-cell table:style-name="ce167" office:value-type="string" calcext:value-type="string" table:number-columns-spanned="6" table:number-rows-spanned="1">
                <text:p>Boîtes de dérivation et connectiques</text:p>
              </table:table-cell>
              <table:covered-table-cell table:number-columns-repeated="2"/>
              <table:covered-table-cell table:style-name="ce271"/>
              <table:covered-table-cell table:style-name="ce276"/>
              <table:covered-table-cell table:style-name="ce283"/>
              <table:table-cell table:style-name="ce294" table:formula="of:=SUM([.G237:.G247])" office:value-type="currency" office:currency="EUR" office:value="113062.5" calcext:value-type="currency">
                <text:p><text:s/>113 062,50 € </text:p>
              </table:table-cell>
              <table:table-cell table:style-name="ce311" table:formula="of:=SUM([.H237:.H247])" office:value-type="currency" office:currency="EUR" office:value="113062.5" calcext:value-type="currency">
                <text:p><text:s/>113 062,50 € </text:p>
              </table:table-cell>
              <table:table-cell table:number-columns-repeated="1014"/>
            </table:table-row>
            <table:table-row-group>
              <table:table-row table:style-name="ro6">
                <table:table-cell table:style-name="ce163" office:value-type="string" calcext:value-type="string">
                  <text:p>ECF61</text:p>
                </table:table-cell>
                <table:table-cell table:style-name="ce176" office:value-type="string" calcext:value-type="string">
                  <text:p>Fourniture d’une boîte de dérivation normale – Type 91150 « MARECHAL »</text:p>
                </table:table-cell>
                <table:table-cell table:style-name="ce224" office:value-type="string" calcext:value-type="string">
                  <text:p>Unité</text:p>
                </table:table-cell>
                <table:table-cell table:style-name="ce270" office:value-type="currency" office:currency="EUR" office:value="112.5" calcext:value-type="currency">
                  <text:p>112,50 €</text:p>
                </table:table-cell>
                <table:table-cell table:style-name="ce278" office:value-type="float" office:value="5" calcext:value-type="float">
                  <text:p>5</text:p>
                </table:table-cell>
                <table:table-cell table:style-name="ce285" office:value-type="float" office:value="0" calcext:value-type="float">
                  <text:p>0</text:p>
                </table:table-cell>
                <table:table-cell table:style-name="ce295" table:formula="of:=[.D237]*[.E237]" office:value-type="currency" office:currency="EUR" office:value="562.5" calcext:value-type="currency">
                  <text:p><text:s/>562,50 € </text:p>
                </table:table-cell>
                <table:table-cell table:style-name="ce313" table:formula="of:=[.D237]*[.E237]" office:value-type="currency" office:currency="EUR" office:value="562.5" calcext:value-type="currency">
                  <text:p><text:s/>562,50 € </text:p>
                </table:table-cell>
                <table:table-cell table:style-name="ce336" table:formula="of:=[.D237]*[.E237]" office:value-type="currency" office:currency="EUR" office:value="562.5" calcext:value-type="currency">
                  <text:p>562,50 €</text:p>
                </table:table-cell>
                <table:table-cell table:style-name="ce336" table:formula="of:=[.D237]*[.E237]" office:value-type="currency" office:currency="EUR" office:value="562.5" calcext:value-type="currency">
                  <text:p>562,50 €</text:p>
                </table:table-cell>
                <table:table-cell table:style-name="ce336" table:formula="of:=[.D237]*[.I237]" office:value-type="currency" office:currency="EUR" office:value="63281.25" calcext:value-type="currency">
                  <text:p>63 281,25 €</text:p>
                </table:table-cell>
                <table:table-cell table:number-columns-repeated="1011"/>
              </table:table-row>
              <table:table-row table:style-name="ro6">
                <table:table-cell table:style-name="ce163" office:value-type="string" calcext:value-type="string">
                  <text:p>ECF62</text:p>
                </table:table-cell>
                <table:table-cell table:style-name="ce176" office:value-type="string" calcext:value-type="string">
                  <text:p><text:span text:style-name="T31">Fourniture d’une boîte</text:span> de dérivation normale – Type 01N4015010E0 « MARECHAL »</text:p>
                </table:table-cell>
                <table:table-cell table:style-name="ce224" office:value-type="string" calcext:value-type="string">
                  <text:p>Unité</text:p>
                </table:table-cell>
                <table:table-cell table:style-name="ce270" office:value-type="currency" office:currency="EUR" office:value="162.5" calcext:value-type="currency">
                  <text:p>162,50 €</text:p>
                </table:table-cell>
                <table:table-cell table:style-name="ce278" office:value-type="float" office:value="5" calcext:value-type="float">
                  <text:p>5</text:p>
                </table:table-cell>
                <table:table-cell table:style-name="ce285" office:value-type="float" office:value="3" calcext:value-type="float">
                  <text:p>3</text:p>
                </table:table-cell>
                <table:table-cell table:style-name="ce295" table:formula="of:=[.D238]*[.E238]" office:value-type="currency" office:currency="EUR" office:value="812.5" calcext:value-type="currency">
                  <text:p><text:s/>812,50 € </text:p>
                </table:table-cell>
                <table:table-cell table:style-name="ce313" table:formula="of:=[.D238]*[.E238]" office:value-type="currency" office:currency="EUR" office:value="812.5" calcext:value-type="currency">
                  <text:p><text:s/>812,50 € </text:p>
                </table:table-cell>
                <table:table-cell table:style-name="ce336" table:formula="of:=[.D238]*[.E238]" office:value-type="currency" office:currency="EUR" office:value="812.5" calcext:value-type="currency">
                  <text:p>812,50 €</text:p>
                </table:table-cell>
                <table:table-cell table:style-name="ce336" table:formula="of:=[.D238]*[.E238]" office:value-type="currency" office:currency="EUR" office:value="812.5" calcext:value-type="currency">
                  <text:p>812,50 €</text:p>
                </table:table-cell>
                <table:table-cell table:style-name="ce336" table:formula="of:=[.D238]*[.I238]" office:value-type="currency" office:currency="EUR" office:value="132031.25" calcext:value-type="currency">
                  <text:p>132 031,25 €</text:p>
                </table:table-cell>
                <table:table-cell table:number-columns-repeated="1011"/>
              </table:table-row>
              <table:table-row table:style-name="ro6">
                <table:table-cell table:style-name="ce163" office:value-type="string" calcext:value-type="string">
                  <text:p>ECF63</text:p>
                </table:table-cell>
                <table:table-cell table:style-name="ce176" office:value-type="string" calcext:value-type="string">
                  <text:p><text:span text:style-name="T31">Fourniture d’une boîte</text:span> de dérivation normale – Type 01N4017020E0 « MARECHAL »</text:p>
                </table:table-cell>
                <table:table-cell table:style-name="ce224" office:value-type="string" calcext:value-type="string">
                  <text:p>Unité</text:p>
                </table:table-cell>
                <table:table-cell table:style-name="ce270" office:value-type="currency" office:currency="EUR" office:value="275" calcext:value-type="currency">
                  <text:p>275,00 €</text:p>
                </table:table-cell>
                <table:table-cell table:style-name="ce278" office:value-type="float" office:value="10" calcext:value-type="float">
                  <text:p>10</text:p>
                </table:table-cell>
                <table:table-cell table:style-name="ce285" office:value-type="float" office:value="2" calcext:value-type="float">
                  <text:p>2</text:p>
                </table:table-cell>
                <table:table-cell table:style-name="ce295" table:formula="of:=[.D239]*[.E239]" office:value-type="currency" office:currency="EUR" office:value="2750" calcext:value-type="currency">
                  <text:p><text:s/>2 750,00 € </text:p>
                </table:table-cell>
                <table:table-cell table:style-name="ce313" table:formula="of:=[.D239]*[.E239]" office:value-type="currency" office:currency="EUR" office:value="2750" calcext:value-type="currency">
                  <text:p><text:s/>2 750,00 € </text:p>
                </table:table-cell>
                <table:table-cell table:style-name="ce336" table:formula="of:=[.D239]*[.E239]" office:value-type="currency" office:currency="EUR" office:value="2750" calcext:value-type="currency">
                  <text:p>2 750,00 €</text:p>
                </table:table-cell>
                <table:table-cell table:style-name="ce336" table:formula="of:=[.D239]*[.E239]" office:value-type="currency" office:currency="EUR" office:value="2750" calcext:value-type="currency">
                  <text:p>2 750,00 €</text:p>
                </table:table-cell>
                <table:table-cell table:style-name="ce336" table:formula="of:=[.D239]*[.I239]" office:value-type="currency" office:currency="EUR" office:value="756250" calcext:value-type="currency">
                  <text:p>756 250,00 €</text:p>
                </table:table-cell>
                <table:table-cell table:number-columns-repeated="1011"/>
              </table:table-row>
              <table:table-row table:style-name="ro6">
                <table:table-cell table:style-name="ce163" office:value-type="string" calcext:value-type="string">
                  <text:p>ECF64</text:p>
                </table:table-cell>
                <table:table-cell table:style-name="ce176" office:value-type="string" calcext:value-type="string">
                  <text:p><text:span text:style-name="T31">Fourniture d’une boîte</text:span> de dérivation normale – Type Coffret de dérivation « BONNEAU »</text:p>
                </table:table-cell>
                <table:table-cell table:style-name="ce224" office:value-type="string" calcext:value-type="string">
                  <text:p>Unité</text:p>
                </table:table-cell>
                <table:table-cell table:style-name="ce270" office:value-type="currency" office:currency="EUR" office:value="87.5" calcext:value-type="currency">
                  <text:p>87,50 €</text:p>
                </table:table-cell>
                <table:table-cell table:style-name="ce278" office:value-type="float" office:value="10" calcext:value-type="float">
                  <text:p>10</text:p>
                </table:table-cell>
                <table:table-cell table:style-name="ce285" office:value-type="float" office:value="6" calcext:value-type="float">
                  <text:p>6</text:p>
                </table:table-cell>
                <table:table-cell table:style-name="ce295" table:formula="of:=[.D240]*[.E240]" office:value-type="currency" office:currency="EUR" office:value="875" calcext:value-type="currency">
                  <text:p><text:s/>875,00 € </text:p>
                </table:table-cell>
                <table:table-cell table:style-name="ce313" table:formula="of:=[.D240]*[.E240]" office:value-type="currency" office:currency="EUR" office:value="875" calcext:value-type="currency">
                  <text:p><text:s/>875,00 € </text:p>
                </table:table-cell>
                <table:table-cell table:style-name="ce336" table:formula="of:=[.D240]*[.E240]" office:value-type="currency" office:currency="EUR" office:value="875" calcext:value-type="currency">
                  <text:p>875,00 €</text:p>
                </table:table-cell>
                <table:table-cell table:style-name="ce336" table:formula="of:=[.D240]*[.E240]" office:value-type="currency" office:currency="EUR" office:value="875" calcext:value-type="currency">
                  <text:p>875,00 €</text:p>
                </table:table-cell>
                <table:table-cell table:style-name="ce336" table:formula="of:=[.D240]*[.I240]" office:value-type="currency" office:currency="EUR" office:value="76562.5" calcext:value-type="currency">
                  <text:p>76 562,50 €</text:p>
                </table:table-cell>
                <table:table-cell table:number-columns-repeated="1011"/>
              </table:table-row>
              <table:table-row table:style-name="ro6">
                <table:table-cell table:style-name="ce163" office:value-type="string" calcext:value-type="string">
                  <text:p>ECF65</text:p>
                </table:table-cell>
                <table:table-cell table:style-name="ce176" office:value-type="string" calcext:value-type="string">
                  <text:p><text:span text:style-name="T31">Fourniture d’une boîte</text:span> de dérivation résistante au feu – Type 91151 « MARECHAL »</text:p>
                </table:table-cell>
                <table:table-cell table:style-name="ce224" office:value-type="string" calcext:value-type="string">
                  <text:p>Unité</text:p>
                </table:table-cell>
                <table:table-cell table:style-name="ce270" office:value-type="currency" office:currency="EUR" office:value="143.75" calcext:value-type="currency">
                  <text:p>143,75 €</text:p>
                </table:table-cell>
                <table:table-cell table:style-name="ce278" office:value-type="float" office:value="10" calcext:value-type="float">
                  <text:p>10</text:p>
                </table:table-cell>
                <table:table-cell table:style-name="ce285" office:value-type="float" office:value="3" calcext:value-type="float">
                  <text:p>3</text:p>
                </table:table-cell>
                <table:table-cell table:style-name="ce295" table:formula="of:=[.D241]*[.E241]" office:value-type="currency" office:currency="EUR" office:value="1437.5" calcext:value-type="currency">
                  <text:p><text:s/>1 437,50 € </text:p>
                </table:table-cell>
                <table:table-cell table:style-name="ce313" table:formula="of:=[.D241]*[.E241]" office:value-type="currency" office:currency="EUR" office:value="1437.5" calcext:value-type="currency">
                  <text:p><text:s/>1 437,50 € </text:p>
                </table:table-cell>
                <table:table-cell table:style-name="ce336" table:formula="of:=[.D241]*[.E241]" office:value-type="currency" office:currency="EUR" office:value="1437.5" calcext:value-type="currency">
                  <text:p>1 437,50 €</text:p>
                </table:table-cell>
                <table:table-cell table:style-name="ce336" table:formula="of:=[.D241]*[.E241]" office:value-type="currency" office:currency="EUR" office:value="1437.5" calcext:value-type="currency">
                  <text:p>1 437,50 €</text:p>
                </table:table-cell>
                <table:table-cell table:style-name="ce336" table:formula="of:=[.D241]*[.I241]" office:value-type="currency" office:currency="EUR" office:value="206640.625" calcext:value-type="currency">
                  <text:p>206 640,63 €</text:p>
                </table:table-cell>
                <table:table-cell table:number-columns-repeated="1011"/>
              </table:table-row>
              <table:table-row table:style-name="ro6">
                <table:table-cell table:style-name="ce163" office:value-type="string" calcext:value-type="string">
                  <text:p>ECF66</text:p>
                </table:table-cell>
                <table:table-cell table:style-name="ce176" office:value-type="string" calcext:value-type="string">
                  <text:p><text:span text:style-name="T31">Fourniture d’une boîte</text:span> de dérivation résistante au feu – Type Coffret feu dérivation « BONNEAU »</text:p>
                </table:table-cell>
                <table:table-cell table:style-name="ce224" office:value-type="string" calcext:value-type="string">
                  <text:p>Unité</text:p>
                </table:table-cell>
                <table:table-cell table:style-name="ce270" office:value-type="currency" office:currency="EUR" office:value="187.5" calcext:value-type="currency">
                  <text:p>187,50 €</text:p>
                </table:table-cell>
                <table:table-cell table:style-name="ce278" office:value-type="float" office:value="400" calcext:value-type="float">
                  <text:p>400</text:p>
                </table:table-cell>
                <table:table-cell table:style-name="ce285" office:value-type="float" office:value="3" calcext:value-type="float">
                  <text:p>3</text:p>
                </table:table-cell>
                <table:table-cell table:style-name="ce295" table:formula="of:=[.D242]*[.E242]" office:value-type="currency" office:currency="EUR" office:value="75000" calcext:value-type="currency">
                  <text:p><text:s/>75 000,00 € </text:p>
                </table:table-cell>
                <table:table-cell table:style-name="ce313" table:formula="of:=[.D242]*[.E242]" office:value-type="currency" office:currency="EUR" office:value="75000" calcext:value-type="currency">
                  <text:p><text:s/>75 000,00 € </text:p>
                </table:table-cell>
                <table:table-cell table:style-name="ce336" table:formula="of:=[.D242]*[.E242]" office:value-type="currency" office:currency="EUR" office:value="75000" calcext:value-type="currency">
                  <text:p>75 000,00 €</text:p>
                </table:table-cell>
                <table:table-cell table:style-name="ce336" table:formula="of:=[.D242]*[.E242]" office:value-type="currency" office:currency="EUR" office:value="75000" calcext:value-type="currency">
                  <text:p>75 000,00 €</text:p>
                </table:table-cell>
                <table:table-cell table:style-name="ce336" table:formula="of:=[.D242]*[.I242]" office:value-type="currency" office:currency="EUR" office:value="14062500" calcext:value-type="currency">
                  <text:p>14 062 500,00 €</text:p>
                </table:table-cell>
                <table:table-cell table:number-columns-repeated="1011"/>
              </table:table-row>
              <table:table-row table:style-name="ro6">
                <table:table-cell table:style-name="ce163" office:value-type="string" calcext:value-type="string">
                  <text:p>ECF67</text:p>
                </table:table-cell>
                <table:table-cell table:style-name="ce176" office:value-type="string" calcext:value-type="string">
                  <text:p><text:span text:style-name="T31">Fourniture d’une boîte</text:span> de dérivation normale avec dérivation BUS DALI</text:p>
                </table:table-cell>
                <table:table-cell table:style-name="ce224" office:value-type="string" calcext:value-type="string">
                  <text:p>Unité</text:p>
                </table:table-cell>
                <table:table-cell table:style-name="ce270"/>
                <table:table-cell table:style-name="ce278" office:value-type="float" office:value="10" calcext:value-type="float">
                  <text:p>10</text:p>
                </table:table-cell>
                <table:table-cell table:style-name="ce285" office:value-type="float" office:value="0" calcext:value-type="float">
                  <text:p>0</text:p>
                </table:table-cell>
                <table:table-cell table:style-name="ce295" table:formula="of:=[.D243]*[.E243]" office:value-type="currency" office:currency="EUR" office:value="0" calcext:value-type="currency">
                  <text:p>-00 € </text:p>
                </table:table-cell>
                <table:table-cell table:style-name="ce313" table:formula="of:=[.D243]*[.E243]" office:value-type="currency" office:currency="EUR" office:value="0" calcext:value-type="currency">
                  <text:p>-00 € </text:p>
                </table:table-cell>
                <table:table-cell table:formula="of:=[.D243]*[.E243]" office:value-type="float" office:value="0" calcext:value-type="float">
                  <text:p>0</text:p>
                </table:table-cell>
                <table:table-cell table:formula="of:=[.D243]*[.E243]" office:value-type="float" office:value="0" calcext:value-type="float">
                  <text:p>0</text:p>
                </table:table-cell>
                <table:table-cell table:formula="of:=[.D243]*[.I243]" office:value-type="float" office:value="0" calcext:value-type="float">
                  <text:p>0</text:p>
                </table:table-cell>
                <table:table-cell table:number-columns-repeated="1011"/>
              </table:table-row>
              <table:table-row table:style-name="ro6">
                <table:table-cell table:style-name="ce163" office:value-type="string" calcext:value-type="string">
                  <text:p>ECF68</text:p>
                </table:table-cell>
                <table:table-cell table:style-name="ce176" office:value-type="string" calcext:value-type="string">
                  <text:p><text:span text:style-name="T31">Fourniture d’une boîte</text:span> de dérivation résistante au feu avec dérivation BUS DALI</text:p>
                </table:table-cell>
                <table:table-cell table:style-name="ce224" office:value-type="string" calcext:value-type="string">
                  <text:p>Unité</text:p>
                </table:table-cell>
                <table:table-cell table:style-name="ce270"/>
                <table:table-cell table:style-name="ce278" office:value-type="float" office:value="10" calcext:value-type="float">
                  <text:p>10</text:p>
                </table:table-cell>
                <table:table-cell table:style-name="ce285" office:value-type="float" office:value="0" calcext:value-type="float">
                  <text:p>0</text:p>
                </table:table-cell>
                <table:table-cell table:style-name="ce295" table:formula="of:=[.D244]*[.E244]" office:value-type="currency" office:currency="EUR" office:value="0" calcext:value-type="currency">
                  <text:p>-00 € </text:p>
                </table:table-cell>
                <table:table-cell table:style-name="ce313" table:formula="of:=[.D244]*[.E244]" office:value-type="currency" office:currency="EUR" office:value="0" calcext:value-type="currency">
                  <text:p>-00 € </text:p>
                </table:table-cell>
                <table:table-cell table:formula="of:=[.D244]*[.E244]" office:value-type="float" office:value="0" calcext:value-type="float">
                  <text:p>0</text:p>
                </table:table-cell>
                <table:table-cell table:formula="of:=[.D244]*[.E244]" office:value-type="float" office:value="0" calcext:value-type="float">
                  <text:p>0</text:p>
                </table:table-cell>
                <table:table-cell table:formula="of:=[.D244]*[.I244]" office:value-type="float" office:value="0" calcext:value-type="float">
                  <text:p>0</text:p>
                </table:table-cell>
                <table:table-cell table:number-columns-repeated="1011"/>
              </table:table-row>
              <table:table-row table:style-name="ro6">
                <table:table-cell table:style-name="ce163" office:value-type="string" calcext:value-type="string">
                  <text:p>ECF69</text:p>
                </table:table-cell>
                <table:table-cell table:style-name="ce176" office:value-type="string" calcext:value-type="string">
                  <text:p><text:span text:style-name="T31">Fourniture d’un s</text:span>ocle bi-tension 230/400V – Type 3P+N+T « MARECHAL »</text:p>
                </table:table-cell>
                <table:table-cell table:style-name="ce224" office:value-type="string" calcext:value-type="string">
                  <text:p>Unité</text:p>
                </table:table-cell>
                <table:table-cell table:style-name="ce270" office:value-type="currency" office:currency="EUR" office:value="125" calcext:value-type="currency">
                  <text:p>125,00 €</text:p>
                </table:table-cell>
                <table:table-cell table:style-name="ce278" office:value-type="float" office:value="10" calcext:value-type="float">
                  <text:p>10</text:p>
                </table:table-cell>
                <table:table-cell table:style-name="ce285" office:value-type="float" office:value="2" calcext:value-type="float">
                  <text:p>2</text:p>
                </table:table-cell>
                <table:table-cell table:style-name="ce295" table:formula="of:=[.D245]*[.E245]" office:value-type="currency" office:currency="EUR" office:value="1250" calcext:value-type="currency">
                  <text:p><text:s/>1 250,00 € </text:p>
                </table:table-cell>
                <table:table-cell table:style-name="ce313" table:formula="of:=[.D245]*[.E245]" office:value-type="currency" office:currency="EUR" office:value="1250" calcext:value-type="currency">
                  <text:p><text:s/>1 250,00 € </text:p>
                </table:table-cell>
                <table:table-cell table:style-name="ce336" table:formula="of:=[.D245]*[.E245]" office:value-type="currency" office:currency="EUR" office:value="1250" calcext:value-type="currency">
                  <text:p>1 250,00 €</text:p>
                </table:table-cell>
                <table:table-cell table:style-name="ce336" table:formula="of:=[.D245]*[.E245]" office:value-type="currency" office:currency="EUR" office:value="1250" calcext:value-type="currency">
                  <text:p>1 250,00 €</text:p>
                </table:table-cell>
                <table:table-cell table:style-name="ce336" table:formula="of:=[.D245]*[.I245]" office:value-type="currency" office:currency="EUR" office:value="156250" calcext:value-type="currency">
                  <text:p>156 250,00 €</text:p>
                </table:table-cell>
                <table:table-cell table:number-columns-repeated="1011"/>
              </table:table-row>
              <table:table-row table:style-name="ro6">
                <table:table-cell table:style-name="ce163" office:value-type="string" calcext:value-type="string">
                  <text:p>ECF70</text:p>
                </table:table-cell>
                <table:table-cell table:style-name="ce176" office:value-type="string" calcext:value-type="string">
                  <text:p><text:span text:style-name="T31">Fourniture d’une f</text:span>iche tétra et triphasée 400V – Type 3P+N+T « MARECHAL »</text:p>
                </table:table-cell>
                <table:table-cell table:style-name="ce224" office:value-type="string" calcext:value-type="string">
                  <text:p>Unité</text:p>
                </table:table-cell>
                <table:table-cell table:style-name="ce270" office:value-type="currency" office:currency="EUR" office:value="75" calcext:value-type="currency">
                  <text:p>75,00 €</text:p>
                </table:table-cell>
                <table:table-cell table:style-name="ce278" office:value-type="float" office:value="400" calcext:value-type="float">
                  <text:p>400</text:p>
                </table:table-cell>
                <table:table-cell table:style-name="ce285" office:value-type="float" office:value="49" calcext:value-type="float">
                  <text:p>49</text:p>
                </table:table-cell>
                <table:table-cell table:style-name="ce295" table:formula="of:=[.D246]*[.E246]" office:value-type="currency" office:currency="EUR" office:value="30000" calcext:value-type="currency">
                  <text:p><text:s/>30 000,00 € </text:p>
                </table:table-cell>
                <table:table-cell table:style-name="ce313" table:formula="of:=[.D246]*[.E246]" office:value-type="currency" office:currency="EUR" office:value="30000" calcext:value-type="currency">
                  <text:p><text:s/>30 000,00 € </text:p>
                </table:table-cell>
                <table:table-cell table:style-name="ce336" table:formula="of:=[.D246]*[.E246]" office:value-type="currency" office:currency="EUR" office:value="30000" calcext:value-type="currency">
                  <text:p>30 000,00 €</text:p>
                </table:table-cell>
                <table:table-cell table:style-name="ce336" table:formula="of:=[.D246]*[.E246]" office:value-type="currency" office:currency="EUR" office:value="30000" calcext:value-type="currency">
                  <text:p>30 000,00 €</text:p>
                </table:table-cell>
                <table:table-cell table:style-name="ce336" table:formula="of:=[.D246]*[.I246]" office:value-type="currency" office:currency="EUR" office:value="2250000" calcext:value-type="currency">
                  <text:p>2 250 000,00 €</text:p>
                </table:table-cell>
                <table:table-cell table:number-columns-repeated="1011"/>
              </table:table-row>
              <table:table-row table:style-name="ro6">
                <table:table-cell table:style-name="ce163" office:value-type="string" calcext:value-type="string">
                  <text:p>ECF71</text:p>
                </table:table-cell>
                <table:table-cell table:style-name="ce176" office:value-type="string" calcext:value-type="string">
                  <text:p><text:span text:style-name="T31">Fourniture d’une fiche</text:span> monophasée 230V – Type 1P+N+T « MARECHAL »</text:p>
                </table:table-cell>
                <table:table-cell table:style-name="ce224" office:value-type="string" calcext:value-type="string">
                  <text:p>Unité</text:p>
                </table:table-cell>
                <table:table-cell table:style-name="ce270" office:value-type="currency" office:currency="EUR" office:value="37.5" calcext:value-type="currency">
                  <text:p>37,50 €</text:p>
                </table:table-cell>
                <table:table-cell table:style-name="ce278" office:value-type="float" office:value="10" calcext:value-type="float">
                  <text:p>10</text:p>
                </table:table-cell>
                <table:table-cell table:style-name="ce285" office:value-type="float" office:value="5" calcext:value-type="float">
                  <text:p>5</text:p>
                </table:table-cell>
                <table:table-cell table:style-name="ce295" table:formula="of:=[.D247]*[.E247]" office:value-type="currency" office:currency="EUR" office:value="375" calcext:value-type="currency">
                  <text:p><text:s/>375,00 € </text:p>
                </table:table-cell>
                <table:table-cell table:style-name="ce313" table:formula="of:=[.D247]*[.E247]" office:value-type="currency" office:currency="EUR" office:value="375" calcext:value-type="currency">
                  <text:p><text:s/>375,00 € </text:p>
                </table:table-cell>
                <table:table-cell table:style-name="ce336" table:formula="of:=[.D247]*[.E247]" office:value-type="currency" office:currency="EUR" office:value="375" calcext:value-type="currency">
                  <text:p>375,00 €</text:p>
                </table:table-cell>
                <table:table-cell table:style-name="ce336" table:formula="of:=[.D247]*[.E247]" office:value-type="currency" office:currency="EUR" office:value="375" calcext:value-type="currency">
                  <text:p>375,00 €</text:p>
                </table:table-cell>
                <table:table-cell table:style-name="ce336" table:formula="of:=[.D247]*[.I247]" office:value-type="currency" office:currency="EUR" office:value="14062.5" calcext:value-type="currency">
                  <text:p>14 062,50 €</text:p>
                </table:table-cell>
                <table:table-cell table:number-columns-repeated="1011"/>
              </table:table-row>
            </table:table-row-group>
            <table:table-row table:style-name="ro17">
              <table:table-cell table:style-name="ce167" office:value-type="string" calcext:value-type="string" table:number-columns-spanned="6" table:number-rows-spanned="1">
                <text:p>Sources lumineuses en local, niche ou issue</text:p>
              </table:table-cell>
              <table:covered-table-cell table:number-columns-repeated="2"/>
              <table:covered-table-cell table:style-name="ce271"/>
              <table:covered-table-cell table:style-name="ce276"/>
              <table:covered-table-cell table:style-name="ce283"/>
              <table:table-cell table:style-name="ce294" table:formula="of:=SUM([.G249:.G253])" office:value-type="currency" office:currency="EUR" office:value="1184.76" calcext:value-type="currency">
                <text:p><text:s/>1 184,76 € </text:p>
              </table:table-cell>
              <table:table-cell table:style-name="ce311" table:formula="of:=SUM([.H249:.H253])" office:value-type="currency" office:currency="EUR" office:value="1184.76" calcext:value-type="currency">
                <text:p><text:s/>1 184,76 € </text:p>
              </table:table-cell>
              <table:table-cell table:number-columns-repeated="1014"/>
            </table:table-row>
            <table:table-row-group>
              <table:table-row table:style-name="ro6">
                <table:table-cell table:style-name="ce163" office:value-type="string" calcext:value-type="string">
                  <text:p>ECF72</text:p>
                </table:table-cell>
                <table:table-cell table:style-name="ce176" office:value-type="string" calcext:value-type="string">
                  <text:p>Fourniture d’un tube LED 9W, 60cm, haut rendement – Type « VISIOLED »</text:p>
                </table:table-cell>
                <table:table-cell table:style-name="ce224" office:value-type="string" calcext:value-type="string">
                  <text:p>Unité</text:p>
                </table:table-cell>
                <table:table-cell table:style-name="ce270" office:value-type="currency" office:currency="EUR" office:value="5.34" calcext:value-type="currency">
                  <text:p>5,34 €</text:p>
                </table:table-cell>
                <table:table-cell table:style-name="ce278" office:value-type="float" office:value="4" calcext:value-type="float">
                  <text:p>4</text:p>
                </table:table-cell>
                <table:table-cell table:style-name="ce285" office:value-type="float" office:value="52" calcext:value-type="float">
                  <text:p>52</text:p>
                </table:table-cell>
                <table:table-cell table:style-name="ce295" table:formula="of:=[.D249]*[.E249]" office:value-type="currency" office:currency="EUR" office:value="21.36" calcext:value-type="currency">
                  <text:p><text:s/>21,36 € </text:p>
                </table:table-cell>
                <table:table-cell table:style-name="ce313" table:formula="of:=[.D249]*[.E249]" office:value-type="currency" office:currency="EUR" office:value="21.36" calcext:value-type="currency">
                  <text:p><text:s/>21,36 € </text:p>
                </table:table-cell>
                <table:table-cell table:style-name="ce336" table:formula="of:=[.D249]*[.E249]" office:value-type="currency" office:currency="EUR" office:value="21.36" calcext:value-type="currency">
                  <text:p>21,36 €</text:p>
                </table:table-cell>
                <table:table-cell table:style-name="ce336" table:formula="of:=[.D249]*[.E249]" office:value-type="currency" office:currency="EUR" office:value="21.36" calcext:value-type="currency">
                  <text:p>21,36 €</text:p>
                </table:table-cell>
                <table:table-cell table:style-name="ce336" table:formula="of:=[.D249]*[.I249]" office:value-type="currency" office:currency="EUR" office:value="114.0624" calcext:value-type="currency">
                  <text:p>114,06 €</text:p>
                </table:table-cell>
                <table:table-cell table:number-columns-repeated="1011"/>
              </table:table-row>
              <table:table-row table:style-name="ro6">
                <table:table-cell table:style-name="ce163" office:value-type="string" calcext:value-type="string">
                  <text:p>ECF73</text:p>
                </table:table-cell>
                <table:table-cell table:style-name="ce176" office:value-type="string" calcext:value-type="string">
                  <text:p>Fourniture d’une tube LED Glass 18W, 120cm, haut rendement – Type « VISIOLED »</text:p>
                </table:table-cell>
                <table:table-cell table:style-name="ce224" office:value-type="string" calcext:value-type="string">
                  <text:p>Unité</text:p>
                </table:table-cell>
                <table:table-cell table:style-name="ce270" office:value-type="currency" office:currency="EUR" office:value="7.18" calcext:value-type="currency">
                  <text:p>7,18 €</text:p>
                </table:table-cell>
                <table:table-cell table:style-name="ce278" office:value-type="float" office:value="70" calcext:value-type="float">
                  <text:p>70</text:p>
                </table:table-cell>
                <table:table-cell table:style-name="ce285" office:value-type="float" office:value="527" calcext:value-type="float">
                  <text:p>527</text:p>
                </table:table-cell>
                <table:table-cell table:style-name="ce295" table:formula="of:=[.D250]*[.E250]" office:value-type="currency" office:currency="EUR" office:value="502.6" calcext:value-type="currency">
                  <text:p><text:s/>502,60 € </text:p>
                </table:table-cell>
                <table:table-cell table:style-name="ce313" table:formula="of:=[.D250]*[.E250]" office:value-type="currency" office:currency="EUR" office:value="502.6" calcext:value-type="currency">
                  <text:p><text:s/>502,60 € </text:p>
                </table:table-cell>
                <table:table-cell table:style-name="ce336" table:formula="of:=[.D250]*[.E250]" office:value-type="currency" office:currency="EUR" office:value="502.6" calcext:value-type="currency">
                  <text:p>502,60 €</text:p>
                </table:table-cell>
                <table:table-cell table:style-name="ce336" table:formula="of:=[.D250]*[.E250]" office:value-type="currency" office:currency="EUR" office:value="502.6" calcext:value-type="currency">
                  <text:p>502,60 €</text:p>
                </table:table-cell>
                <table:table-cell table:style-name="ce336" table:formula="of:=[.D250]*[.I250]" office:value-type="currency" office:currency="EUR" office:value="3608.668" calcext:value-type="currency">
                  <text:p>3 608,67 €</text:p>
                </table:table-cell>
                <table:table-cell table:number-columns-repeated="1011"/>
              </table:table-row>
              <table:table-row table:style-name="ro6">
                <table:table-cell table:style-name="ce163" office:value-type="string" calcext:value-type="string">
                  <text:p>ECF74</text:p>
                </table:table-cell>
                <table:table-cell table:style-name="ce176" office:value-type="string" calcext:value-type="string">
                  <text:p>Fourniture d’un tube LED Glass 24W, 150cm, haut rendement – Type « VISIOLED »</text:p>
                </table:table-cell>
                <table:table-cell table:style-name="ce224" office:value-type="string" calcext:value-type="string">
                  <text:p>Unité</text:p>
                </table:table-cell>
                <table:table-cell table:style-name="ce270" office:value-type="currency" office:currency="EUR" office:value="9.02" calcext:value-type="currency">
                  <text:p>9,02 €</text:p>
                </table:table-cell>
                <table:table-cell table:style-name="ce278" office:value-type="float" office:value="70" calcext:value-type="float">
                  <text:p>70</text:p>
                </table:table-cell>
                <table:table-cell table:style-name="ce285" office:value-type="float" office:value="52" calcext:value-type="float">
                  <text:p>52</text:p>
                </table:table-cell>
                <table:table-cell table:style-name="ce295" table:formula="of:=[.D251]*[.E251]" office:value-type="currency" office:currency="EUR" office:value="631.4" calcext:value-type="currency">
                  <text:p><text:s/>631,40 € </text:p>
                </table:table-cell>
                <table:table-cell table:style-name="ce313" table:formula="of:=[.D251]*[.E251]" office:value-type="currency" office:currency="EUR" office:value="631.4" calcext:value-type="currency">
                  <text:p><text:s/>631,40 € </text:p>
                </table:table-cell>
                <table:table-cell table:style-name="ce336" table:formula="of:=[.D251]*[.E251]" office:value-type="currency" office:currency="EUR" office:value="631.4" calcext:value-type="currency">
                  <text:p>631,40 €</text:p>
                </table:table-cell>
                <table:table-cell table:style-name="ce336" table:formula="of:=[.D251]*[.E251]" office:value-type="currency" office:currency="EUR" office:value="631.4" calcext:value-type="currency">
                  <text:p>631,40 €</text:p>
                </table:table-cell>
                <table:table-cell table:style-name="ce336" table:formula="of:=[.D251]*[.I251]" office:value-type="currency" office:currency="EUR" office:value="5695.228" calcext:value-type="currency">
                  <text:p>5 695,23 €</text:p>
                </table:table-cell>
                <table:table-cell table:number-columns-repeated="1011"/>
              </table:table-row>
              <table:table-row table:style-name="ro6">
                <table:table-cell table:style-name="ce163" office:value-type="string" calcext:value-type="string">
                  <text:p>ECF75</text:p>
                </table:table-cell>
                <table:table-cell table:style-name="ce176" office:value-type="string" calcext:value-type="string">
                  <text:p>Fourniture d’une douille étanche pour tube LED, IP44 - réf : LED G13</text:p>
                </table:table-cell>
                <table:table-cell table:style-name="ce224" office:value-type="string" calcext:value-type="string">
                  <text:p>Unité</text:p>
                </table:table-cell>
                <table:table-cell table:style-name="ce270" office:value-type="currency" office:currency="EUR" office:value="4.43" calcext:value-type="currency">
                  <text:p>4,43 €</text:p>
                </table:table-cell>
                <table:table-cell table:style-name="ce278" office:value-type="float" office:value="5" calcext:value-type="float">
                  <text:p>5</text:p>
                </table:table-cell>
                <table:table-cell table:style-name="ce285" office:value-type="float" office:value="512" calcext:value-type="float">
                  <text:p>512</text:p>
                </table:table-cell>
                <table:table-cell table:style-name="ce295" table:formula="of:=[.D252]*[.E252]" office:value-type="currency" office:currency="EUR" office:value="22.15" calcext:value-type="currency">
                  <text:p><text:s/>22,15 € </text:p>
                </table:table-cell>
                <table:table-cell table:style-name="ce313" table:formula="of:=[.D252]*[.E252]" office:value-type="currency" office:currency="EUR" office:value="22.15" calcext:value-type="currency">
                  <text:p><text:s/>22,15 € </text:p>
                </table:table-cell>
                <table:table-cell table:style-name="ce336" table:formula="of:=[.D252]*[.E252]" office:value-type="currency" office:currency="EUR" office:value="22.15" calcext:value-type="currency">
                  <text:p>22,15 €</text:p>
                </table:table-cell>
                <table:table-cell table:style-name="ce336" table:formula="of:=[.D252]*[.E252]" office:value-type="currency" office:currency="EUR" office:value="22.15" calcext:value-type="currency">
                  <text:p>22,15 €</text:p>
                </table:table-cell>
                <table:table-cell table:style-name="ce336" table:formula="of:=[.D252]*[.I252]" office:value-type="currency" office:currency="EUR" office:value="98.1245" calcext:value-type="currency">
                  <text:p>98,12 €</text:p>
                </table:table-cell>
                <table:table-cell table:number-columns-repeated="1011"/>
              </table:table-row>
              <table:table-row table:style-name="ro6">
                <table:table-cell table:style-name="ce163" office:value-type="string" calcext:value-type="string">
                  <text:p>ECF76</text:p>
                </table:table-cell>
                <table:table-cell table:style-name="ce176" office:value-type="string" calcext:value-type="string">
                  <text:p>Fourniture d’une lampe halogène 28 à 100W – type B22 ou E27</text:p>
                </table:table-cell>
                <table:table-cell table:style-name="ce224" office:value-type="string" calcext:value-type="string">
                  <text:p>Unité</text:p>
                </table:table-cell>
                <table:table-cell table:style-name="ce270" office:value-type="currency" office:currency="EUR" office:value="1.45" calcext:value-type="currency">
                  <text:p>1,45 €</text:p>
                </table:table-cell>
                <table:table-cell table:style-name="ce278" office:value-type="float" office:value="5" calcext:value-type="float">
                  <text:p>5</text:p>
                </table:table-cell>
                <table:table-cell table:style-name="ce285" office:value-type="float" office:value="13" calcext:value-type="float">
                  <text:p>13</text:p>
                </table:table-cell>
                <table:table-cell table:style-name="ce295" table:formula="of:=[.D253]*[.E253]" office:value-type="currency" office:currency="EUR" office:value="7.25" calcext:value-type="currency">
                  <text:p><text:s/>7,25 € </text:p>
                </table:table-cell>
                <table:table-cell table:style-name="ce313" table:formula="of:=[.D253]*[.E253]" office:value-type="currency" office:currency="EUR" office:value="7.25" calcext:value-type="currency">
                  <text:p><text:s/>7,25 € </text:p>
                </table:table-cell>
                <table:table-cell table:style-name="ce336" table:formula="of:=[.D253]*[.E253]" office:value-type="currency" office:currency="EUR" office:value="7.25" calcext:value-type="currency">
                  <text:p>7,25 €</text:p>
                </table:table-cell>
                <table:table-cell table:style-name="ce336" table:formula="of:=[.D253]*[.E253]" office:value-type="currency" office:currency="EUR" office:value="7.25" calcext:value-type="currency">
                  <text:p>7,25 €</text:p>
                </table:table-cell>
                <table:table-cell table:style-name="ce336" table:formula="of:=[.D253]*[.I253]" office:value-type="currency" office:currency="EUR" office:value="10.5125" calcext:value-type="currency">
                  <text:p>10,51 €</text:p>
                </table:table-cell>
                <table:table-cell table:number-columns-repeated="1011"/>
              </table:table-row>
            </table:table-row-group>
            <table:table-row table:style-name="ro17">
              <table:table-cell table:style-name="ce167" office:value-type="string" calcext:value-type="string" table:number-columns-spanned="6" table:number-rows-spanned="1">
                <text:p>Luminaires et appareillage</text:p>
              </table:table-cell>
              <table:covered-table-cell table:number-columns-repeated="2"/>
              <table:covered-table-cell table:style-name="ce271"/>
              <table:covered-table-cell table:style-name="ce276"/>
              <table:covered-table-cell table:style-name="ce283"/>
              <table:table-cell table:style-name="ce294" table:formula="of:=SUM([.G255:.G268])" office:value-type="currency" office:currency="EUR" office:value="8761.14" calcext:value-type="currency">
                <text:p><text:s/>8 761,14 € </text:p>
              </table:table-cell>
              <table:table-cell table:style-name="ce311" table:formula="of:=SUM([.H255:.H268])" office:value-type="currency" office:currency="EUR" office:value="8761.14" calcext:value-type="currency">
                <text:p><text:s/>8 761,14 € </text:p>
              </table:table-cell>
              <table:table-cell table:number-columns-repeated="1014"/>
            </table:table-row>
            <table:table-row-group>
              <table:table-row table:style-name="ro6">
                <table:table-cell table:style-name="ce163" office:value-type="string" calcext:value-type="string">
                  <text:p>ECF77</text:p>
                </table:table-cell>
                <table:table-cell table:style-name="ce176" office:value-type="string" calcext:value-type="string">
                  <text:p>Fourniture d’un projecteur LED – 3200 lumen</text:p>
                </table:table-cell>
                <table:table-cell table:style-name="ce224" office:value-type="string" calcext:value-type="string">
                  <text:p>Unité</text:p>
                </table:table-cell>
                <table:table-cell table:style-name="ce270"/>
                <table:table-cell table:style-name="ce278" office:value-type="float" office:value="50" calcext:value-type="float">
                  <text:p>50</text:p>
                </table:table-cell>
                <table:table-cell table:style-name="ce285" office:value-type="float" office:value="3" calcext:value-type="float">
                  <text:p>3</text:p>
                </table:table-cell>
                <table:table-cell table:style-name="ce295" table:formula="of:=[.D255]*[.E255]" office:value-type="currency" office:currency="EUR" office:value="0" calcext:value-type="currency">
                  <text:p>-00 € </text:p>
                </table:table-cell>
                <table:table-cell table:style-name="ce313" table:formula="of:=[.D255]*[.E255]" office:value-type="currency" office:currency="EUR" office:value="0" calcext:value-type="currency">
                  <text:p>-00 € </text:p>
                </table:table-cell>
                <table:table-cell table:formula="of:=[.D255]*[.E255]" office:value-type="float" office:value="0" calcext:value-type="float">
                  <text:p>0</text:p>
                </table:table-cell>
                <table:table-cell table:formula="of:=[.D255]*[.E255]" office:value-type="float" office:value="0" calcext:value-type="float">
                  <text:p>0</text:p>
                </table:table-cell>
                <table:table-cell table:formula="of:=[.D255]*[.I255]" office:value-type="float" office:value="0" calcext:value-type="float">
                  <text:p>0</text:p>
                </table:table-cell>
                <table:table-cell table:number-columns-repeated="1011"/>
              </table:table-row>
              <table:table-row table:style-name="ro6">
                <table:table-cell table:style-name="ce163" office:value-type="string" calcext:value-type="string">
                  <text:p>ECF78</text:p>
                </table:table-cell>
                <table:table-cell table:style-name="ce176" office:value-type="string" calcext:value-type="string">
                  <text:p>Fourniture d’une bande LED, 41cm, surmoulé – Type : « JCL Lighting »</text:p>
                </table:table-cell>
                <table:table-cell table:style-name="ce224" office:value-type="string" calcext:value-type="string">
                  <text:p>Unité</text:p>
                </table:table-cell>
                <table:table-cell table:style-name="ce270" office:value-type="currency" office:currency="EUR" office:value="93.5" calcext:value-type="currency">
                  <text:p>93,50 €</text:p>
                </table:table-cell>
                <table:table-cell table:style-name="ce278" office:value-type="float" office:value="50" calcext:value-type="float">
                  <text:p>50</text:p>
                </table:table-cell>
                <table:table-cell table:style-name="ce285" office:value-type="float" office:value="70" calcext:value-type="float">
                  <text:p>70</text:p>
                </table:table-cell>
                <table:table-cell table:style-name="ce295" table:formula="of:=[.D256]*[.E256]" office:value-type="currency" office:currency="EUR" office:value="4675" calcext:value-type="currency">
                  <text:p><text:s/>4 675,00 € </text:p>
                </table:table-cell>
                <table:table-cell table:style-name="ce313" table:formula="of:=[.D256]*[.E256]" office:value-type="currency" office:currency="EUR" office:value="4675" calcext:value-type="currency">
                  <text:p><text:s/>4 675,00 € </text:p>
                </table:table-cell>
                <table:table-cell table:style-name="ce336" table:formula="of:=[.D256]*[.E256]" office:value-type="currency" office:currency="EUR" office:value="4675" calcext:value-type="currency">
                  <text:p>4 675,00 €</text:p>
                </table:table-cell>
                <table:table-cell table:style-name="ce336" table:formula="of:=[.D256]*[.E256]" office:value-type="currency" office:currency="EUR" office:value="4675" calcext:value-type="currency">
                  <text:p>4 675,00 €</text:p>
                </table:table-cell>
                <table:table-cell table:style-name="ce336" table:formula="of:=[.D256]*[.I256]" office:value-type="currency" office:currency="EUR" office:value="437112.5" calcext:value-type="currency">
                  <text:p>437 112,50 €</text:p>
                </table:table-cell>
                <table:table-cell table:number-columns-repeated="1011"/>
              </table:table-row>
              <table:table-row table:style-name="ro6">
                <table:table-cell table:style-name="ce163" office:value-type="string" calcext:value-type="string">
                  <text:p>ECF79</text:p>
                </table:table-cell>
                <table:table-cell table:style-name="ce176" office:value-type="string" calcext:value-type="string">
                  <text:p>Fourniture d’une alimentation pour bande LED 41cm, 230V/12V – Type : « JCL Lighting »</text:p>
                </table:table-cell>
                <table:table-cell table:style-name="ce224" office:value-type="string" calcext:value-type="string">
                  <text:p>Unité</text:p>
                </table:table-cell>
                <table:table-cell table:style-name="ce270" office:value-type="currency" office:currency="EUR" office:value="86.63" calcext:value-type="currency">
                  <text:p>86,63 €</text:p>
                </table:table-cell>
                <table:table-cell table:style-name="ce278" office:value-type="float" office:value="40" calcext:value-type="float">
                  <text:p>40</text:p>
                </table:table-cell>
                <table:table-cell table:style-name="ce285" office:value-type="float" office:value="0" calcext:value-type="float">
                  <text:p>0</text:p>
                </table:table-cell>
                <table:table-cell table:style-name="ce295" table:formula="of:=[.D257]*[.E257]" office:value-type="currency" office:currency="EUR" office:value="3465.2" calcext:value-type="currency">
                  <text:p><text:s/>3 465,20 € </text:p>
                </table:table-cell>
                <table:table-cell table:style-name="ce313" table:formula="of:=[.D257]*[.E257]" office:value-type="currency" office:currency="EUR" office:value="3465.2" calcext:value-type="currency">
                  <text:p><text:s/>3 465,20 € </text:p>
                </table:table-cell>
                <table:table-cell table:style-name="ce336" table:formula="of:=[.D257]*[.E257]" office:value-type="currency" office:currency="EUR" office:value="3465.2" calcext:value-type="currency">
                  <text:p>3 465,20 €</text:p>
                </table:table-cell>
                <table:table-cell table:style-name="ce336" table:formula="of:=[.D257]*[.E257]" office:value-type="currency" office:currency="EUR" office:value="3465.2" calcext:value-type="currency">
                  <text:p>3 465,20 €</text:p>
                </table:table-cell>
                <table:table-cell table:style-name="ce336" table:formula="of:=[.D257]*[.I257]" office:value-type="currency" office:currency="EUR" office:value="300190.276" calcext:value-type="currency">
                  <text:p>300 190,28 €</text:p>
                </table:table-cell>
                <table:table-cell table:number-columns-repeated="1011"/>
              </table:table-row>
              <table:table-row table:style-name="ro6">
                <table:table-cell table:style-name="ce163" office:value-type="string" calcext:value-type="string">
                  <text:p>ECF80</text:p>
                </table:table-cell>
                <table:table-cell table:style-name="ce176" office:value-type="string" calcext:value-type="string">
                  <text:p>Fourniture d’un luminaire Tube IP65, 1 tube, 60cm – type « VISIOLED »</text:p>
                </table:table-cell>
                <table:table-cell table:style-name="ce224" office:value-type="string" calcext:value-type="string">
                  <text:p>Unité</text:p>
                </table:table-cell>
                <table:table-cell table:style-name="ce270" office:value-type="currency" office:currency="EUR" office:value="39.19" calcext:value-type="currency">
                  <text:p>39,19 €</text:p>
                </table:table-cell>
                <table:table-cell table:style-name="ce278" office:value-type="float" office:value="1" calcext:value-type="float">
                  <text:p>1</text:p>
                </table:table-cell>
                <table:table-cell table:style-name="ce285" office:value-type="float" office:value="4" calcext:value-type="float">
                  <text:p>4</text:p>
                </table:table-cell>
                <table:table-cell table:style-name="ce295" table:formula="of:=[.D258]*[.E258]" office:value-type="currency" office:currency="EUR" office:value="39.19" calcext:value-type="currency">
                  <text:p><text:s/>39,19 € </text:p>
                </table:table-cell>
                <table:table-cell table:style-name="ce313" table:formula="of:=[.D258]*[.E258]" office:value-type="currency" office:currency="EUR" office:value="39.19" calcext:value-type="currency">
                  <text:p><text:s/>39,19 € </text:p>
                </table:table-cell>
                <table:table-cell table:style-name="ce336" table:formula="of:=[.D258]*[.E258]" office:value-type="currency" office:currency="EUR" office:value="39.19" calcext:value-type="currency">
                  <text:p>39,19 €</text:p>
                </table:table-cell>
                <table:table-cell table:style-name="ce336" table:formula="of:=[.D258]*[.E258]" office:value-type="currency" office:currency="EUR" office:value="39.19" calcext:value-type="currency">
                  <text:p>39,19 €</text:p>
                </table:table-cell>
                <table:table-cell table:style-name="ce336" table:formula="of:=[.D258]*[.I258]" office:value-type="currency" office:currency="EUR" office:value="1535.8561" calcext:value-type="currency">
                  <text:p>1 535,86 €</text:p>
                </table:table-cell>
                <table:table-cell table:number-columns-repeated="1011"/>
              </table:table-row>
              <table:table-row table:style-name="ro6">
                <table:table-cell table:style-name="ce163" office:value-type="string" calcext:value-type="string">
                  <text:p>ECF81</text:p>
                </table:table-cell>
                <table:table-cell table:style-name="ce176" office:value-type="string" calcext:value-type="string">
                  <text:p><text:span text:style-name="T31">Fourniture d’un luminaire </text:span>Tube IP65, 1 tube, 120cm – type « VISIOLED »</text:p>
                </table:table-cell>
                <table:table-cell table:style-name="ce224" office:value-type="string" calcext:value-type="string">
                  <text:p>Unité</text:p>
                </table:table-cell>
                <table:table-cell table:style-name="ce270"/>
                <table:table-cell table:style-name="ce278" office:value-type="float" office:value="10" calcext:value-type="float">
                  <text:p>10</text:p>
                </table:table-cell>
                <table:table-cell table:style-name="ce285" office:value-type="float" office:value="0" calcext:value-type="float">
                  <text:p>0</text:p>
                </table:table-cell>
                <table:table-cell table:style-name="ce295" table:formula="of:=[.D259]*[.E259]" office:value-type="currency" office:currency="EUR" office:value="0" calcext:value-type="currency">
                  <text:p>-00 € </text:p>
                </table:table-cell>
                <table:table-cell table:style-name="ce313" table:formula="of:=[.D259]*[.E259]" office:value-type="currency" office:currency="EUR" office:value="0" calcext:value-type="currency">
                  <text:p>-00 € </text:p>
                </table:table-cell>
                <table:table-cell table:formula="of:=[.D259]*[.E259]" office:value-type="float" office:value="0" calcext:value-type="float">
                  <text:p>0</text:p>
                </table:table-cell>
                <table:table-cell table:formula="of:=[.D259]*[.E259]" office:value-type="float" office:value="0" calcext:value-type="float">
                  <text:p>0</text:p>
                </table:table-cell>
                <table:table-cell table:formula="of:=[.D259]*[.I259]" office:value-type="float" office:value="0" calcext:value-type="float">
                  <text:p>0</text:p>
                </table:table-cell>
                <table:table-cell table:number-columns-repeated="1011"/>
              </table:table-row>
              <table:table-row table:style-name="ro6">
                <table:table-cell table:style-name="ce163" office:value-type="string" calcext:value-type="string">
                  <text:p>ECF82</text:p>
                </table:table-cell>
                <table:table-cell table:style-name="ce176" office:value-type="string" calcext:value-type="string">
                  <text:p><text:span text:style-name="T31">Fourniture d’un luminaire T</text:span>ube IP65, 2 tubes, 120cm – type « VISIOLED »</text:p>
                </table:table-cell>
                <table:table-cell table:style-name="ce224" office:value-type="string" calcext:value-type="string">
                  <text:p>Unité</text:p>
                </table:table-cell>
                <table:table-cell table:style-name="ce270" office:value-type="currency" office:currency="EUR" office:value="48.85" calcext:value-type="currency">
                  <text:p>48,85 €</text:p>
                </table:table-cell>
                <table:table-cell table:style-name="ce278" office:value-type="float" office:value="1" calcext:value-type="float">
                  <text:p>1</text:p>
                </table:table-cell>
                <table:table-cell table:style-name="ce285" office:value-type="float" office:value="75" calcext:value-type="float">
                  <text:p>75</text:p>
                </table:table-cell>
                <table:table-cell table:style-name="ce295" table:formula="of:=[.D260]*[.E260]" office:value-type="currency" office:currency="EUR" office:value="48.85" calcext:value-type="currency">
                  <text:p><text:s/>48,85 € </text:p>
                </table:table-cell>
                <table:table-cell table:style-name="ce313" table:formula="of:=[.D260]*[.E260]" office:value-type="currency" office:currency="EUR" office:value="48.85" calcext:value-type="currency">
                  <text:p><text:s/>48,85 € </text:p>
                </table:table-cell>
                <table:table-cell table:style-name="ce336" table:formula="of:=[.D260]*[.E260]" office:value-type="currency" office:currency="EUR" office:value="48.85" calcext:value-type="currency">
                  <text:p>48,85 €</text:p>
                </table:table-cell>
                <table:table-cell table:style-name="ce336" table:formula="of:=[.D260]*[.E260]" office:value-type="currency" office:currency="EUR" office:value="48.85" calcext:value-type="currency">
                  <text:p>48,85 €</text:p>
                </table:table-cell>
                <table:table-cell table:style-name="ce336" table:formula="of:=[.D260]*[.I260]" office:value-type="currency" office:currency="EUR" office:value="2386.3225" calcext:value-type="currency">
                  <text:p>2 386,32 €</text:p>
                </table:table-cell>
                <table:table-cell table:number-columns-repeated="1011"/>
              </table:table-row>
              <table:table-row table:style-name="ro6">
                <table:table-cell table:style-name="ce163" office:value-type="string" calcext:value-type="string">
                  <text:p>ECF83</text:p>
                </table:table-cell>
                <table:table-cell table:style-name="ce176" office:value-type="string" calcext:value-type="string">
                  <text:p><text:span text:style-name="T31">Fourniture d’un luminaire </text:span>Tube IP65, 2 tubes, 150cm – type « VISIOLED »</text:p>
                </table:table-cell>
                <table:table-cell table:style-name="ce224" office:value-type="string" calcext:value-type="string">
                  <text:p>Unité</text:p>
                </table:table-cell>
                <table:table-cell table:style-name="ce270" office:value-type="currency" office:currency="EUR" office:value="52.95" calcext:value-type="currency">
                  <text:p>52,95 €</text:p>
                </table:table-cell>
                <table:table-cell table:style-name="ce278" office:value-type="float" office:value="5" calcext:value-type="float">
                  <text:p>5</text:p>
                </table:table-cell>
                <table:table-cell table:style-name="ce285" office:value-type="float" office:value="53" calcext:value-type="float">
                  <text:p>53</text:p>
                </table:table-cell>
                <table:table-cell table:style-name="ce295" table:formula="of:=[.D261]*[.E261]" office:value-type="currency" office:currency="EUR" office:value="264.75" calcext:value-type="currency">
                  <text:p><text:s/>264,75 € </text:p>
                </table:table-cell>
                <table:table-cell table:style-name="ce313" table:formula="of:=[.D261]*[.E261]" office:value-type="currency" office:currency="EUR" office:value="264.75" calcext:value-type="currency">
                  <text:p><text:s/>264,75 € </text:p>
                </table:table-cell>
                <table:table-cell table:style-name="ce336" table:formula="of:=[.D261]*[.E261]" office:value-type="currency" office:currency="EUR" office:value="264.75" calcext:value-type="currency">
                  <text:p>264,75 €</text:p>
                </table:table-cell>
                <table:table-cell table:style-name="ce336" table:formula="of:=[.D261]*[.E261]" office:value-type="currency" office:currency="EUR" office:value="264.75" calcext:value-type="currency">
                  <text:p>264,75 €</text:p>
                </table:table-cell>
                <table:table-cell table:style-name="ce336" table:formula="of:=[.D261]*[.I261]" office:value-type="currency" office:currency="EUR" office:value="14018.5125" calcext:value-type="currency">
                  <text:p>14 018,51 €</text:p>
                </table:table-cell>
                <table:table-cell table:number-columns-repeated="1011"/>
              </table:table-row>
              <table:table-row table:style-name="ro6">
                <table:table-cell table:style-name="ce163" office:value-type="string" calcext:value-type="string">
                  <text:p>ECF84</text:p>
                </table:table-cell>
                <table:table-cell table:style-name="ce176" office:value-type="string" calcext:value-type="string">
                  <text:p><text:span text:style-name="T31">Fourniture d’un b</text:span>loc autonome d'éclairage de sécurité</text:p>
                </table:table-cell>
                <table:table-cell table:style-name="ce224" office:value-type="string" calcext:value-type="string">
                  <text:p>Unité</text:p>
                </table:table-cell>
                <table:table-cell table:style-name="ce270" office:value-type="currency" office:currency="EUR" office:value="46.18" calcext:value-type="currency">
                  <text:p>46,18 €</text:p>
                </table:table-cell>
                <table:table-cell table:style-name="ce278" office:value-type="float" office:value="1" calcext:value-type="float">
                  <text:p>1</text:p>
                </table:table-cell>
                <table:table-cell table:style-name="ce285" office:value-type="float" office:value="69" calcext:value-type="float">
                  <text:p>69</text:p>
                </table:table-cell>
                <table:table-cell table:style-name="ce295" table:formula="of:=[.D262]*[.E262]" office:value-type="currency" office:currency="EUR" office:value="46.18" calcext:value-type="currency">
                  <text:p><text:s/>46,18 € </text:p>
                </table:table-cell>
                <table:table-cell table:style-name="ce313" table:formula="of:=[.D262]*[.E262]" office:value-type="currency" office:currency="EUR" office:value="46.18" calcext:value-type="currency">
                  <text:p><text:s/>46,18 € </text:p>
                </table:table-cell>
                <table:table-cell table:style-name="ce336" table:formula="of:=[.D262]*[.E262]" office:value-type="currency" office:currency="EUR" office:value="46.18" calcext:value-type="currency">
                  <text:p>46,18 €</text:p>
                </table:table-cell>
                <table:table-cell table:style-name="ce336" table:formula="of:=[.D262]*[.E262]" office:value-type="currency" office:currency="EUR" office:value="46.18" calcext:value-type="currency">
                  <text:p>46,18 €</text:p>
                </table:table-cell>
                <table:table-cell table:style-name="ce336" table:formula="of:=[.D262]*[.I262]" office:value-type="currency" office:currency="EUR" office:value="2132.5924" calcext:value-type="currency">
                  <text:p>2 132,59 €</text:p>
                </table:table-cell>
                <table:table-cell table:number-columns-repeated="1011"/>
              </table:table-row>
              <table:table-row table:style-name="ro6">
                <table:table-cell table:style-name="ce163" office:value-type="string" calcext:value-type="string">
                  <text:p>ECF85</text:p>
                </table:table-cell>
                <table:table-cell table:style-name="ce176" office:value-type="string" calcext:value-type="string">
                  <text:p><text:span text:style-name="T31">Fourniture d’un luminaire</text:span> extérieur 32W – Type : Hublot Chartres « CEGLA »</text:p>
                </table:table-cell>
                <table:table-cell table:style-name="ce224" office:value-type="string" calcext:value-type="string">
                  <text:p>Unité</text:p>
                </table:table-cell>
                <table:table-cell table:style-name="ce270" office:value-type="currency" office:currency="EUR" office:value="42.19" calcext:value-type="currency">
                  <text:p>42,19 €</text:p>
                </table:table-cell>
                <table:table-cell table:style-name="ce278" office:value-type="float" office:value="1" calcext:value-type="float">
                  <text:p>1</text:p>
                </table:table-cell>
                <table:table-cell table:style-name="ce285" office:value-type="float" office:value="1" calcext:value-type="float">
                  <text:p>1</text:p>
                </table:table-cell>
                <table:table-cell table:style-name="ce295" table:formula="of:=[.D263]*[.E263]" office:value-type="currency" office:currency="EUR" office:value="42.19" calcext:value-type="currency">
                  <text:p><text:s/>42,19 € </text:p>
                </table:table-cell>
                <table:table-cell table:style-name="ce313" table:formula="of:=[.D263]*[.E263]" office:value-type="currency" office:currency="EUR" office:value="42.19" calcext:value-type="currency">
                  <text:p><text:s/>42,19 € </text:p>
                </table:table-cell>
                <table:table-cell table:style-name="ce336" table:formula="of:=[.D263]*[.E263]" office:value-type="currency" office:currency="EUR" office:value="42.19" calcext:value-type="currency">
                  <text:p>42,19 €</text:p>
                </table:table-cell>
                <table:table-cell table:style-name="ce336" table:formula="of:=[.D263]*[.E263]" office:value-type="currency" office:currency="EUR" office:value="42.19" calcext:value-type="currency">
                  <text:p>42,19 €</text:p>
                </table:table-cell>
                <table:table-cell table:style-name="ce336" table:formula="of:=[.D263]*[.I263]" office:value-type="currency" office:currency="EUR" office:value="1779.9961" calcext:value-type="currency">
                  <text:p>1 780,00 €</text:p>
                </table:table-cell>
                <table:table-cell table:number-columns-repeated="1011"/>
              </table:table-row>
              <table:table-row table:style-name="ro6">
                <table:table-cell table:style-name="ce163" office:value-type="string" calcext:value-type="string">
                  <text:p>ECF86</text:p>
                </table:table-cell>
                <table:table-cell table:style-name="ce176" office:value-type="string" calcext:value-type="string">
                  <text:p><text:span text:style-name="T31">Fourniture d’un luminaire</text:span> extérieur 2x26W, anti-vandalisme – Réf : 452 306 « SARLAM »</text:p>
                </table:table-cell>
                <table:table-cell table:style-name="ce224" office:value-type="string" calcext:value-type="string">
                  <text:p>Unité</text:p>
                </table:table-cell>
                <table:table-cell table:style-name="ce270" office:value-type="currency" office:currency="EUR" office:value="82.3" calcext:value-type="currency">
                  <text:p>82,30 €</text:p>
                </table:table-cell>
                <table:table-cell table:style-name="ce278" office:value-type="float" office:value="1" calcext:value-type="float">
                  <text:p>1</text:p>
                </table:table-cell>
                <table:table-cell table:style-name="ce285" office:value-type="float" office:value="12" calcext:value-type="float">
                  <text:p>12</text:p>
                </table:table-cell>
                <table:table-cell table:style-name="ce295" table:formula="of:=[.D264]*[.E264]" office:value-type="currency" office:currency="EUR" office:value="82.3" calcext:value-type="currency">
                  <text:p><text:s/>82,30 € </text:p>
                </table:table-cell>
                <table:table-cell table:style-name="ce313" table:formula="of:=[.D264]*[.E264]" office:value-type="currency" office:currency="EUR" office:value="82.3" calcext:value-type="currency">
                  <text:p><text:s/>82,30 € </text:p>
                </table:table-cell>
                <table:table-cell table:style-name="ce336" table:formula="of:=[.D264]*[.E264]" office:value-type="currency" office:currency="EUR" office:value="82.3" calcext:value-type="currency">
                  <text:p>82,30 €</text:p>
                </table:table-cell>
                <table:table-cell table:style-name="ce336" table:formula="of:=[.D264]*[.E264]" office:value-type="currency" office:currency="EUR" office:value="82.3" calcext:value-type="currency">
                  <text:p>82,30 €</text:p>
                </table:table-cell>
                <table:table-cell table:style-name="ce336" table:formula="of:=[.D264]*[.I264]" office:value-type="currency" office:currency="EUR" office:value="6773.29" calcext:value-type="currency">
                  <text:p>6 773,29 €</text:p>
                </table:table-cell>
                <table:table-cell table:number-columns-repeated="1011"/>
              </table:table-row>
              <table:table-row table:style-name="ro6">
                <table:table-cell table:style-name="ce163" office:value-type="string" calcext:value-type="string">
                  <text:p>ECF87</text:p>
                </table:table-cell>
                <table:table-cell table:style-name="ce176" office:value-type="string" calcext:value-type="string">
                  <text:p><text:span text:style-name="T31">Fourniture d’un détecteur </text:span>volumétrique de présence – Réf : OD850CFRA2 « BOSCH »</text:p>
                </table:table-cell>
                <table:table-cell table:style-name="ce224" office:value-type="string" calcext:value-type="string">
                  <text:p>Unité</text:p>
                </table:table-cell>
                <table:table-cell table:style-name="ce270" office:value-type="currency" office:currency="EUR" office:value="30" calcext:value-type="currency">
                  <text:p>30,00 €</text:p>
                </table:table-cell>
                <table:table-cell table:style-name="ce278" office:value-type="float" office:value="1" calcext:value-type="float">
                  <text:p>1</text:p>
                </table:table-cell>
                <table:table-cell table:style-name="ce285" office:value-type="float" office:value="0" calcext:value-type="float">
                  <text:p>0</text:p>
                </table:table-cell>
                <table:table-cell table:style-name="ce295" table:formula="of:=[.D265]*[.E265]" office:value-type="currency" office:currency="EUR" office:value="30" calcext:value-type="currency">
                  <text:p><text:s/>30,00 € </text:p>
                </table:table-cell>
                <table:table-cell table:style-name="ce313" table:formula="of:=[.D265]*[.E265]" office:value-type="currency" office:currency="EUR" office:value="30" calcext:value-type="currency">
                  <text:p><text:s/>30,00 € </text:p>
                </table:table-cell>
                <table:table-cell table:style-name="ce336" table:formula="of:=[.D265]*[.E265]" office:value-type="currency" office:currency="EUR" office:value="30" calcext:value-type="currency">
                  <text:p>30,00 €</text:p>
                </table:table-cell>
                <table:table-cell table:style-name="ce336" table:formula="of:=[.D265]*[.E265]" office:value-type="currency" office:currency="EUR" office:value="30" calcext:value-type="currency">
                  <text:p>30,00 €</text:p>
                </table:table-cell>
                <table:table-cell table:style-name="ce336" table:formula="of:=[.D265]*[.I265]" office:value-type="currency" office:currency="EUR" office:value="900" calcext:value-type="currency">
                  <text:p>900,00 €</text:p>
                </table:table-cell>
                <table:table-cell table:number-columns-repeated="1011"/>
              </table:table-row>
              <table:table-row table:style-name="ro6">
                <table:table-cell table:style-name="ce163" office:value-type="string" calcext:value-type="string">
                  <text:p>ECF88</text:p>
                </table:table-cell>
                <table:table-cell table:style-name="ce176" office:value-type="string" calcext:value-type="string">
                  <text:p>Fourniture d’un bouton poussoir étanche – Type : Plexo « LEGRAND »</text:p>
                </table:table-cell>
                <table:table-cell table:style-name="ce224" office:value-type="string" calcext:value-type="string">
                  <text:p>Unité</text:p>
                </table:table-cell>
                <table:table-cell table:style-name="ce270" office:value-type="currency" office:currency="EUR" office:value="7.86" calcext:value-type="currency">
                  <text:p>7,86 €</text:p>
                </table:table-cell>
                <table:table-cell table:style-name="ce278" office:value-type="float" office:value="1" calcext:value-type="float">
                  <text:p>1</text:p>
                </table:table-cell>
                <table:table-cell table:style-name="ce285" office:value-type="float" office:value="5" calcext:value-type="float">
                  <text:p>5</text:p>
                </table:table-cell>
                <table:table-cell table:style-name="ce295" table:formula="of:=[.D266]*[.E266]" office:value-type="currency" office:currency="EUR" office:value="7.86" calcext:value-type="currency">
                  <text:p><text:s/>7,86 € </text:p>
                </table:table-cell>
                <table:table-cell table:style-name="ce313" table:formula="of:=[.D266]*[.E266]" office:value-type="currency" office:currency="EUR" office:value="7.86" calcext:value-type="currency">
                  <text:p><text:s/>7,86 € </text:p>
                </table:table-cell>
                <table:table-cell table:style-name="ce336" table:formula="of:=[.D266]*[.E266]" office:value-type="currency" office:currency="EUR" office:value="7.86" calcext:value-type="currency">
                  <text:p>7,86 €</text:p>
                </table:table-cell>
                <table:table-cell table:style-name="ce336" table:formula="of:=[.D266]*[.E266]" office:value-type="currency" office:currency="EUR" office:value="7.86" calcext:value-type="currency">
                  <text:p>7,86 €</text:p>
                </table:table-cell>
                <table:table-cell table:style-name="ce336" table:formula="of:=[.D266]*[.I266]" office:value-type="currency" office:currency="EUR" office:value="61.7796" calcext:value-type="currency">
                  <text:p>61,78 €</text:p>
                </table:table-cell>
                <table:table-cell table:number-columns-repeated="1011"/>
              </table:table-row>
              <table:table-row table:style-name="ro6">
                <table:table-cell table:style-name="ce163" office:value-type="string" calcext:value-type="string">
                  <text:p>ECF89</text:p>
                </table:table-cell>
                <table:table-cell table:style-name="ce176" office:value-type="string" calcext:value-type="string">
                  <text:p>Fourniture d’un interrupteur va-et-vient – Type : Plexo « LEGRAND »</text:p>
                </table:table-cell>
                <table:table-cell table:style-name="ce224" office:value-type="string" calcext:value-type="string">
                  <text:p>Unité</text:p>
                </table:table-cell>
                <table:table-cell table:style-name="ce270" office:value-type="currency" office:currency="EUR" office:value="6.08" calcext:value-type="currency">
                  <text:p>6,08 €</text:p>
                </table:table-cell>
                <table:table-cell table:style-name="ce278" office:value-type="float" office:value="1" calcext:value-type="float">
                  <text:p>1</text:p>
                </table:table-cell>
                <table:table-cell table:style-name="ce285" office:value-type="float" office:value="0" calcext:value-type="float">
                  <text:p>0</text:p>
                </table:table-cell>
                <table:table-cell table:style-name="ce295" table:formula="of:=[.D267]*[.E267]" office:value-type="currency" office:currency="EUR" office:value="6.08" calcext:value-type="currency">
                  <text:p><text:s/>6,08 € </text:p>
                </table:table-cell>
                <table:table-cell table:style-name="ce313" table:formula="of:=[.D267]*[.E267]" office:value-type="currency" office:currency="EUR" office:value="6.08" calcext:value-type="currency">
                  <text:p><text:s/>6,08 € </text:p>
                </table:table-cell>
                <table:table-cell table:style-name="ce336" table:formula="of:=[.D267]*[.E267]" office:value-type="currency" office:currency="EUR" office:value="6.08" calcext:value-type="currency">
                  <text:p>6,08 €</text:p>
                </table:table-cell>
                <table:table-cell table:style-name="ce336" table:formula="of:=[.D267]*[.E267]" office:value-type="currency" office:currency="EUR" office:value="6.08" calcext:value-type="currency">
                  <text:p>6,08 €</text:p>
                </table:table-cell>
                <table:table-cell table:style-name="ce336" table:formula="of:=[.D267]*[.I267]" office:value-type="currency" office:currency="EUR" office:value="36.9664" calcext:value-type="currency">
                  <text:p>36,97 €</text:p>
                </table:table-cell>
                <table:table-cell table:number-columns-repeated="1011"/>
              </table:table-row>
              <table:table-row table:style-name="ro6">
                <table:table-cell table:style-name="ce163" office:value-type="string" calcext:value-type="string">
                  <text:p>ECF90</text:p>
                </table:table-cell>
                <table:table-cell table:style-name="ce176" office:value-type="string" calcext:value-type="string">
                  <text:p>Fourniture d’un interrupteur va-et-vient temporisé – Type : Plexo « LEGRAND »</text:p>
                </table:table-cell>
                <table:table-cell table:style-name="ce224" office:value-type="string" calcext:value-type="string">
                  <text:p>Unité</text:p>
                </table:table-cell>
                <table:table-cell table:style-name="ce270" office:value-type="currency" office:currency="EUR" office:value="53.54" calcext:value-type="currency">
                  <text:p>53,54 €</text:p>
                </table:table-cell>
                <table:table-cell table:style-name="ce278" office:value-type="float" office:value="1" calcext:value-type="float">
                  <text:p>1</text:p>
                </table:table-cell>
                <table:table-cell table:style-name="ce285" office:value-type="float" office:value="2" calcext:value-type="float">
                  <text:p>2</text:p>
                </table:table-cell>
                <table:table-cell table:style-name="ce295" table:formula="of:=[.D268]*[.E268]" office:value-type="currency" office:currency="EUR" office:value="53.54" calcext:value-type="currency">
                  <text:p><text:s/>53,54 € </text:p>
                </table:table-cell>
                <table:table-cell table:style-name="ce313" table:formula="of:=[.D268]*[.E268]" office:value-type="currency" office:currency="EUR" office:value="53.54" calcext:value-type="currency">
                  <text:p><text:s/>53,54 € </text:p>
                </table:table-cell>
                <table:table-cell table:style-name="ce336" table:formula="of:=[.D268]*[.E268]" office:value-type="currency" office:currency="EUR" office:value="53.54" calcext:value-type="currency">
                  <text:p>53,54 €</text:p>
                </table:table-cell>
                <table:table-cell table:style-name="ce336" table:formula="of:=[.D268]*[.E268]" office:value-type="currency" office:currency="EUR" office:value="53.54" calcext:value-type="currency">
                  <text:p>53,54 €</text:p>
                </table:table-cell>
                <table:table-cell table:style-name="ce336" table:formula="of:=[.D268]*[.I268]" office:value-type="currency" office:currency="EUR" office:value="2866.5316" calcext:value-type="currency">
                  <text:p>2 866,53 €</text:p>
                </table:table-cell>
                <table:table-cell table:number-columns-repeated="1011"/>
              </table:table-row>
            </table:table-row-group>
          </table:table-row-group>
        </table:table-row-group>
        <table:table-row table:style-name="ro3">
          <table:table-cell table:style-name="ce159" office:value-type="string" calcext:value-type="string" table:number-columns-spanned="6" table:number-rows-spanned="1">
            <text:p>DIVERS</text:p>
          </table:table-cell>
          <table:covered-table-cell table:number-columns-repeated="2"/>
          <table:covered-table-cell table:style-name="ce271"/>
          <table:covered-table-cell table:style-name="ce276"/>
          <table:covered-table-cell table:style-name="ce283"/>
          <table:table-cell table:style-name="ce291" table:formula="of:=SUM([.G270:.G278])" office:value-type="currency" office:currency="EUR" office:value="42362.3875" calcext:value-type="currency">
            <text:p><text:s/>42 362,39 € </text:p>
          </table:table-cell>
          <table:table-cell table:style-name="ce308" table:formula="of:=SUM([.H270:.H278])" office:value-type="currency" office:currency="EUR" office:value="75985.1875" calcext:value-type="currency">
            <text:p><text:s/>75 985,19 € </text:p>
          </table:table-cell>
          <table:table-cell table:number-columns-repeated="1014"/>
        </table:table-row>
        <table:table-row-group>
          <table:table-row-group>
            <table:table-row-group>
              <table:table-row table:style-name="ro10">
                <table:table-cell table:style-name="ce168" office:value-type="string" calcext:value-type="string">
                  <text:p>ECD01</text:p>
                </table:table-cell>
                <table:table-cell table:style-name="ce268" office:value-type="string" calcext:value-type="string">
                  <text:p>phase d’initialisation (fiche CCTP n°1)</text:p>
                </table:table-cell>
                <table:table-cell table:style-name="ce225" office:value-type="string" calcext:value-type="string">
                  <text:p>Forfait</text:p>
                </table:table-cell>
                <table:table-cell table:style-name="ce270" office:value-type="currency" office:currency="EUR" office:value="133331.55" calcext:value-type="currency">
                  <text:p>133 331,55 €</text:p>
                </table:table-cell>
                <table:table-cell table:style-name="ce278" office:value-type="float" office:value="0.25" calcext:value-type="float">
                  <text:p>0,25</text:p>
                </table:table-cell>
                <table:table-cell table:style-name="ce285" office:value-type="float" office:value="0.25" calcext:value-type="float">
                  <text:p>0,25</text:p>
                </table:table-cell>
                <table:table-cell table:style-name="ce295" table:formula="of:=[.D270]*[.E270]" office:value-type="currency" office:currency="EUR" office:value="33332.8875" calcext:value-type="currency">
                  <text:p><text:s/>33 332,89 € </text:p>
                </table:table-cell>
                <table:table-cell table:style-name="ce325" table:formula="of:=[.D270]*[.E270]" office:value-type="currency" office:currency="EUR" office:value="33332.8875" calcext:value-type="currency">
                  <text:p><text:s/>33 332,89 € </text:p>
                </table:table-cell>
                <table:table-cell table:style-name="ce336" table:formula="of:=[.D270]*[.E270]" office:value-type="currency" office:currency="EUR" office:value="33332.8875" calcext:value-type="currency">
                  <text:p>33 332,89 €</text:p>
                </table:table-cell>
                <table:table-cell table:style-name="ce336" table:formula="of:=[.D270]*[.E270]" office:value-type="currency" office:currency="EUR" office:value="33332.8875" calcext:value-type="currency">
                  <text:p>33 332,89 €</text:p>
                </table:table-cell>
                <table:table-cell table:style-name="ce336" table:formula="of:=[.D270]*[.I270]" office:value-type="currency" office:currency="EUR" office:value="4444325556.35062" calcext:value-type="currency">
                  <text:p>4 444 325 556,35 €</text:p>
                </table:table-cell>
                <table:table-cell table:number-columns-repeated="1011"/>
              </table:table-row>
              <table:table-row table:style-name="ro10">
                <table:table-cell table:style-name="ce168" office:value-type="string" calcext:value-type="string">
                  <text:p>ECD02</text:p>
                </table:table-cell>
                <table:table-cell table:style-name="ce268" office:value-type="string" calcext:value-type="string">
                  <text:p>Forfait annuel de pilotage de marché (fiche CCTP n°2)</text:p>
                </table:table-cell>
                <table:table-cell table:style-name="ce225" office:value-type="string" calcext:value-type="string">
                  <text:p>Forfait</text:p>
                </table:table-cell>
                <table:table-cell table:style-name="ce270"/>
                <table:table-cell table:style-name="ce278" office:value-type="float" office:value="1" calcext:value-type="float">
                  <text:p>1</text:p>
                </table:table-cell>
                <table:table-cell table:style-name="ce285" office:value-type="float" office:value="1" calcext:value-type="float">
                  <text:p>1</text:p>
                </table:table-cell>
                <table:table-cell table:style-name="ce295" table:formula="of:=[.D271]*[.E271]" office:value-type="currency" office:currency="EUR" office:value="0" calcext:value-type="currency">
                  <text:p>-00 € </text:p>
                </table:table-cell>
                <table:table-cell table:style-name="ce325" table:formula="of:=[.D271]*[.E271]" office:value-type="currency" office:currency="EUR" office:value="0" calcext:value-type="currency">
                  <text:p>-00 € </text:p>
                </table:table-cell>
                <table:table-cell table:formula="of:=[.D271]*[.E271]" office:value-type="float" office:value="0" calcext:value-type="float">
                  <text:p>0</text:p>
                </table:table-cell>
                <table:table-cell table:formula="of:=[.D271]*[.E271]" office:value-type="float" office:value="0" calcext:value-type="float">
                  <text:p>0</text:p>
                </table:table-cell>
                <table:table-cell table:formula="of:=[.D271]*[.I271]" office:value-type="float" office:value="0" calcext:value-type="float">
                  <text:p>0</text:p>
                </table:table-cell>
                <table:table-cell table:number-columns-repeated="1011"/>
              </table:table-row>
              <table:table-row table:style-name="ro10">
                <table:table-cell table:style-name="ce168" office:value-type="string" calcext:value-type="string">
                  <text:p>ECD03</text:p>
                </table:table-cell>
                <table:table-cell table:style-name="ce268" office:value-type="string" calcext:value-type="string">
                  <text:p>Etude mineure (Fiche CCTP n°7)</text:p>
                </table:table-cell>
                <table:table-cell table:style-name="ce225" office:value-type="string" calcext:value-type="string">
                  <text:p>Forfait</text:p>
                </table:table-cell>
                <table:table-cell table:style-name="ce270" office:value-type="currency" office:currency="EUR" office:value="1120" calcext:value-type="currency">
                  <text:p>1 120,00 €</text:p>
                </table:table-cell>
                <table:table-cell table:style-name="ce278" office:value-type="float" office:value="1" calcext:value-type="float">
                  <text:p>1</text:p>
                </table:table-cell>
                <table:table-cell table:style-name="ce285" office:value-type="float" office:value="1" calcext:value-type="float">
                  <text:p>1</text:p>
                </table:table-cell>
                <table:table-cell table:style-name="ce295" table:formula="of:=[.D272]*[.E272]" office:value-type="currency" office:currency="EUR" office:value="1120" calcext:value-type="currency">
                  <text:p><text:s/>1 120,00 € </text:p>
                </table:table-cell>
                <table:table-cell table:style-name="ce325" table:formula="of:=[.D272]*[.E272]" office:value-type="currency" office:currency="EUR" office:value="1120" calcext:value-type="currency">
                  <text:p><text:s/>1 120,00 € </text:p>
                </table:table-cell>
                <table:table-cell table:style-name="ce336" table:formula="of:=[.D272]*[.E272]" office:value-type="currency" office:currency="EUR" office:value="1120" calcext:value-type="currency">
                  <text:p>1 120,00 €</text:p>
                </table:table-cell>
                <table:table-cell table:style-name="ce336" table:formula="of:=[.D272]*[.E272]" office:value-type="currency" office:currency="EUR" office:value="1120" calcext:value-type="currency">
                  <text:p>1 120,00 €</text:p>
                </table:table-cell>
                <table:table-cell table:style-name="ce336" table:formula="of:=[.D272]*[.I272]" office:value-type="currency" office:currency="EUR" office:value="1254400" calcext:value-type="currency">
                  <text:p>1 254 400,00 €</text:p>
                </table:table-cell>
                <table:table-cell table:number-columns-repeated="1011"/>
              </table:table-row>
              <table:table-row table:style-name="ro10">
                <table:table-cell table:style-name="ce168" office:value-type="string" calcext:value-type="string">
                  <text:p>ECD04</text:p>
                </table:table-cell>
                <table:table-cell table:style-name="ce268" office:value-type="string" calcext:value-type="string">
                  <text:p>Etude majeure (Fiche CCTP n°7)</text:p>
                </table:table-cell>
                <table:table-cell table:style-name="ce225" office:value-type="string" calcext:value-type="string">
                  <text:p>Forfait</text:p>
                </table:table-cell>
                <table:table-cell table:style-name="ce270" office:value-type="currency" office:currency="EUR" office:value="2800" calcext:value-type="currency">
                  <text:p>2 800,00 €</text:p>
                </table:table-cell>
                <table:table-cell table:style-name="ce278" office:value-type="float" office:value="1" calcext:value-type="float">
                  <text:p>1</text:p>
                </table:table-cell>
                <table:table-cell table:style-name="ce285" office:value-type="float" office:value="1" calcext:value-type="float">
                  <text:p>1</text:p>
                </table:table-cell>
                <table:table-cell table:style-name="ce295" table:formula="of:=[.D273]*[.E273]" office:value-type="currency" office:currency="EUR" office:value="2800" calcext:value-type="currency">
                  <text:p><text:s/>2 800,00 € </text:p>
                </table:table-cell>
                <table:table-cell table:style-name="ce325" table:formula="of:=[.D273]*[.E273]" office:value-type="currency" office:currency="EUR" office:value="2800" calcext:value-type="currency">
                  <text:p><text:s/>2 800,00 € </text:p>
                </table:table-cell>
                <table:table-cell table:style-name="ce336" table:formula="of:=[.D273]*[.E273]" office:value-type="currency" office:currency="EUR" office:value="2800" calcext:value-type="currency">
                  <text:p>2 800,00 €</text:p>
                </table:table-cell>
                <table:table-cell table:style-name="ce336" table:formula="of:=[.D273]*[.E273]" office:value-type="currency" office:currency="EUR" office:value="2800" calcext:value-type="currency">
                  <text:p>2 800,00 €</text:p>
                </table:table-cell>
                <table:table-cell table:style-name="ce336" table:formula="of:=[.D273]*[.I273]" office:value-type="currency" office:currency="EUR" office:value="7840000" calcext:value-type="currency">
                  <text:p>7 840 000,00 €</text:p>
                </table:table-cell>
                <table:table-cell table:number-columns-repeated="1011"/>
              </table:table-row>
              <table:table-row table:style-name="ro10">
                <table:table-cell table:style-name="ce168" office:value-type="string" calcext:value-type="string">
                  <text:p>ECD05</text:p>
                </table:table-cell>
                <table:table-cell table:style-name="ce268" office:value-type="string" calcext:value-type="string">
                  <text:p>phase de restitution (fiche CCTP n°9)</text:p>
                </table:table-cell>
                <table:table-cell table:style-name="ce225" office:value-type="string" calcext:value-type="string">
                  <text:p>Forfait</text:p>
                </table:table-cell>
                <table:table-cell table:style-name="ce270" office:value-type="currency" office:currency="EUR" office:value="20438" calcext:value-type="currency">
                  <text:p>20 438,00 €</text:p>
                </table:table-cell>
                <table:table-cell table:style-name="ce278" office:value-type="float" office:value="0.25" calcext:value-type="float">
                  <text:p>0,25</text:p>
                </table:table-cell>
                <table:table-cell table:style-name="ce285" office:value-type="float" office:value="0.25" calcext:value-type="float">
                  <text:p>0,25</text:p>
                </table:table-cell>
                <table:table-cell table:style-name="ce295" table:formula="of:=[.D274]*[.E274]" office:value-type="currency" office:currency="EUR" office:value="5109.5" calcext:value-type="currency">
                  <text:p><text:s/>5 109,50 € </text:p>
                </table:table-cell>
                <table:table-cell table:style-name="ce325" table:formula="of:=[.D274]*[.E274]" office:value-type="currency" office:currency="EUR" office:value="5109.5" calcext:value-type="currency">
                  <text:p><text:s/>5 109,50 € </text:p>
                </table:table-cell>
                <table:table-cell table:style-name="ce336" table:formula="of:=[.D274]*[.E274]" office:value-type="currency" office:currency="EUR" office:value="5109.5" calcext:value-type="currency">
                  <text:p>5 109,50 €</text:p>
                </table:table-cell>
                <table:table-cell table:style-name="ce336" table:formula="of:=[.D274]*[.E274]" office:value-type="currency" office:currency="EUR" office:value="5109.5" calcext:value-type="currency">
                  <text:p>5 109,50 €</text:p>
                </table:table-cell>
                <table:table-cell table:style-name="ce336" table:formula="of:=[.D274]*[.I274]" office:value-type="currency" office:currency="EUR" office:value="104427961" calcext:value-type="currency">
                  <text:p>104 427 961,00 €</text:p>
                </table:table-cell>
                <table:table-cell table:number-columns-repeated="1011"/>
              </table:table-row>
              <table:table-row table:style-name="ro10">
                <table:table-cell table:style-name="ce168" office:value-type="string" calcext:value-type="string">
                  <text:p>ECD06</text:p>
                </table:table-cell>
                <table:table-cell table:style-name="ce268" office:value-type="string" calcext:value-type="string">
                  <text:p>Nacelle avec chauffeur pour une demi-journée (4h)</text:p>
                </table:table-cell>
                <table:table-cell table:style-name="ce225" office:value-type="string" calcext:value-type="string">
                  <text:p>Forfait</text:p>
                </table:table-cell>
                <table:table-cell table:style-name="ce270"/>
                <table:table-cell table:style-name="ce278" office:value-type="float" office:value="1" calcext:value-type="float">
                  <text:p>1</text:p>
                </table:table-cell>
                <table:table-cell table:style-name="ce285" office:value-type="float" office:value="0" calcext:value-type="float">
                  <text:p>0</text:p>
                </table:table-cell>
                <table:table-cell table:style-name="ce295" table:formula="of:=[.D275]*[.E275]" office:value-type="currency" office:currency="EUR" office:value="0" calcext:value-type="currency">
                  <text:p>-00 € </text:p>
                </table:table-cell>
                <table:table-cell table:style-name="ce325" table:formula="of:=[.D275]*[.E275]" office:value-type="currency" office:currency="EUR" office:value="0" calcext:value-type="currency">
                  <text:p>-00 € </text:p>
                </table:table-cell>
                <table:table-cell table:formula="of:=[.D275]*[.E275]" office:value-type="float" office:value="0" calcext:value-type="float">
                  <text:p>0</text:p>
                </table:table-cell>
                <table:table-cell table:formula="of:=[.D275]*[.E275]" office:value-type="float" office:value="0" calcext:value-type="float">
                  <text:p>0</text:p>
                </table:table-cell>
                <table:table-cell table:formula="of:=[.D275]*[.I275]" office:value-type="float" office:value="0" calcext:value-type="float">
                  <text:p>0</text:p>
                </table:table-cell>
                <table:table-cell table:number-columns-repeated="1011"/>
              </table:table-row>
              <table:table-row table:style-name="ro6">
                <table:table-cell table:style-name="ce168" office:value-type="string" calcext:value-type="string">
                  <text:p>ECD07</text:p>
                </table:table-cell>
                <table:table-cell table:style-name="ce268" office:value-type="string" calcext:value-type="string">
                  <text:p><text:span text:style-name="T31">Nacelle avec chauffeur </text:span>pour une nuit de fermeture (5h effectives)</text:p>
                </table:table-cell>
                <table:table-cell table:style-name="ce225" office:value-type="string" calcext:value-type="string">
                  <text:p>Forfait</text:p>
                </table:table-cell>
                <table:table-cell table:style-name="ce270"/>
                <table:table-cell table:style-name="ce278" office:value-type="float" office:value="1" calcext:value-type="float">
                  <text:p>1</text:p>
                </table:table-cell>
                <table:table-cell table:style-name="ce285" office:value-type="float" office:value="0" calcext:value-type="float">
                  <text:p>0</text:p>
                </table:table-cell>
                <table:table-cell table:style-name="ce295" table:formula="of:=[.D276]*[.E276]" office:value-type="currency" office:currency="EUR" office:value="0" calcext:value-type="currency">
                  <text:p>-00 € </text:p>
                </table:table-cell>
                <table:table-cell table:style-name="ce325" table:formula="of:=[.D276]*[.E276]" office:value-type="currency" office:currency="EUR" office:value="0" calcext:value-type="currency">
                  <text:p>-00 € </text:p>
                </table:table-cell>
                <table:table-cell table:formula="of:=[.D276]*[.E276]" office:value-type="float" office:value="0" calcext:value-type="float">
                  <text:p>0</text:p>
                </table:table-cell>
                <table:table-cell table:formula="of:=[.D276]*[.E276]" office:value-type="float" office:value="0" calcext:value-type="float">
                  <text:p>0</text:p>
                </table:table-cell>
                <table:table-cell table:formula="of:=[.D276]*[.I276]" office:value-type="float" office:value="0" calcext:value-type="float">
                  <text:p>0</text:p>
                </table:table-cell>
                <table:table-cell table:number-columns-repeated="1011"/>
              </table:table-row>
              <table:table-row table:style-name="ro12">
                <table:table-cell table:style-name="ce168" office:value-type="string" calcext:value-type="string">
                  <text:p>ECD08</text:p>
                </table:table-cell>
                <table:table-cell table:style-name="ce176" office:value-type="string" calcext:value-type="string">
                  <text:p>Plus value aux prix de maintenance préventive et curative qui ne sont pas indiqués comme étant de nuit, pour effectuer les prestations de nuit</text:p>
                </table:table-cell>
                <table:table-cell table:style-name="ce225" office:value-type="string" calcext:value-type="string">
                  <text:p>%</text:p>
                </table:table-cell>
                <table:table-cell table:style-name="ce273" office:value-type="percentage" office:value="1" calcext:value-type="percentage">
                  <text:p>100,00 %</text:p>
                </table:table-cell>
                <table:table-cell table:style-name="ce278" office:value-type="float" office:value="0" calcext:value-type="float">
                  <text:p>0</text:p>
                </table:table-cell>
                <table:table-cell table:style-name="ce287" office:value-type="currency" office:currency="EUR" office:value="33622.8" calcext:value-type="currency">
                  <text:p><text:s/>33 622,80 € </text:p>
                </table:table-cell>
                <table:table-cell table:style-name="ce295" office:value-type="currency" office:currency="EUR" office:value="0" calcext:value-type="currency">
                  <text:p>-00 € </text:p>
                </table:table-cell>
                <table:table-cell table:style-name="ce325" table:formula="of:=[.D277]*[.F277]" office:value-type="currency" office:currency="EUR" office:value="33622.8" calcext:value-type="currency">
                  <text:p><text:s/>33 622,80 € </text:p>
                </table:table-cell>
                <table:table-cell table:style-name="ce338" table:formula="of:=[.D277]*[.G277]" office:value-type="currency" office:currency="EUR" office:value="0" calcext:value-type="currency">
                  <text:p>-00 € </text:p>
                </table:table-cell>
                <table:table-cell table:style-name="ce338" table:formula="of:=[.D277]*[.G277]" office:value-type="currency" office:currency="EUR" office:value="0" calcext:value-type="currency">
                  <text:p>-00 € </text:p>
                </table:table-cell>
                <table:table-cell table:style-name="ce338" table:formula="of:=[.D277]*[.I277]" office:value-type="currency" office:currency="EUR" office:value="0" calcext:value-type="currency">
                  <text:p>-00 € </text:p>
                </table:table-cell>
                <table:table-cell table:number-columns-repeated="1011"/>
              </table:table-row>
              <table:table-row table:style-name="ro6">
                <table:table-cell table:style-name="ce168" office:value-type="string" calcext:value-type="string">
                  <text:p>ECD09</text:p>
                </table:table-cell>
                <table:table-cell table:style-name="ce176" office:value-type="string" calcext:value-type="string">
                  <text:p>Plus value pour mise en place d’un échafaudage</text:p>
                </table:table-cell>
                <table:table-cell table:style-name="ce225" office:value-type="string" calcext:value-type="string">
                  <text:p>%</text:p>
                </table:table-cell>
                <table:table-cell table:style-name="ce273" office:value-type="percentage" office:value="1" calcext:value-type="percentage">
                  <text:p>100,00 %</text:p>
                </table:table-cell>
                <table:table-cell table:style-name="ce278" office:value-type="float" office:value="0" calcext:value-type="float">
                  <text:p>0</text:p>
                </table:table-cell>
                <table:table-cell table:style-name="ce285" office:value-type="float" office:value="0" calcext:value-type="float">
                  <text:p>0</text:p>
                </table:table-cell>
                <table:table-cell table:style-name="ce295" office:value-type="currency" office:currency="EUR" office:value="0" calcext:value-type="currency">
                  <text:p>-00 € </text:p>
                </table:table-cell>
                <table:table-cell table:style-name="ce325" table:formula="of:=[.D278]*[.F278]" office:value-type="currency" office:currency="EUR" office:value="0" calcext:value-type="currency">
                  <text:p>-00 € </text:p>
                </table:table-cell>
                <table:table-cell table:style-name="ce338" table:formula="of:=[.D278]*[.G278]" office:value-type="currency" office:currency="EUR" office:value="0" calcext:value-type="currency">
                  <text:p>-00 € </text:p>
                </table:table-cell>
                <table:table-cell table:style-name="ce338" table:formula="of:=[.D278]*[.G278]" office:value-type="currency" office:currency="EUR" office:value="0" calcext:value-type="currency">
                  <text:p>-00 € </text:p>
                </table:table-cell>
                <table:table-cell table:style-name="ce338" table:formula="of:=[.D278]*[.I278]" office:value-type="currency" office:currency="EUR" office:value="0" calcext:value-type="currency">
                  <text:p>-00 € </text:p>
                </table:table-cell>
                <table:table-cell table:number-columns-repeated="1011"/>
              </table:table-row>
            </table:table-row-group>
          </table:table-row-group>
        </table:table-row-group>
        <table:table-row table:style-name="ro10">
          <table:table-cell table:number-columns-repeated="4"/>
          <table:table-cell table:style-name="ce279" office:value-type="string" calcext:value-type="string" table:number-columns-spanned="2" table:number-rows-spanned="1">
            <text:p>Total HT</text:p>
          </table:table-cell>
          <table:covered-table-cell table:style-name="ce288"/>
          <table:table-cell table:style-name="ce304" table:formula="of:=SUM([.G269];[.G185];[.G147];[.G2])" office:value-type="currency" office:currency="EUR" office:value="954368.0615" calcext:value-type="currency">
            <text:p><text:s/>954 368,06 € </text:p>
          </table:table-cell>
          <table:table-cell table:style-name="ce328" table:formula="of:=SUM([.H269];[.H185];[.H147];[.H2])" office:value-type="currency" office:currency="EUR" office:value="987990.8615" calcext:value-type="currency">
            <text:p><text:s/>987 990,86 € </text:p>
          </table:table-cell>
          <table:table-cell table:number-columns-repeated="1014"/>
        </table:table-row>
        <table:table-row table:style-name="ro10">
          <table:table-cell table:number-columns-repeated="4"/>
          <table:table-cell table:style-name="ce279" office:value-type="string" calcext:value-type="string" table:number-columns-spanned="2" table:number-rows-spanned="1">
            <text:p>Montant TVA (20%)</text:p>
          </table:table-cell>
          <table:covered-table-cell table:style-name="ce288"/>
          <table:table-cell table:style-name="ce305" table:formula="of:=[.G279]*0.2" office:value-type="currency" office:currency="EUR" office:value="190873.6123" calcext:value-type="currency">
            <text:p>190.873,61 €</text:p>
          </table:table-cell>
          <table:table-cell table:style-name="ce332" table:formula="of:=[.H279]*0.2" office:value-type="currency" office:currency="EUR" office:value="197598.1723" calcext:value-type="currency">
            <text:p>197.598,17 €</text:p>
          </table:table-cell>
          <table:table-cell table:number-columns-repeated="1014"/>
        </table:table-row>
        <table:table-row table:style-name="ro10">
          <table:table-cell table:number-columns-repeated="4"/>
          <table:table-cell table:style-name="ce279" office:value-type="string" calcext:value-type="string" table:number-columns-spanned="2" table:number-rows-spanned="1">
            <text:p>Total TTC</text:p>
          </table:table-cell>
          <table:covered-table-cell table:style-name="ce288"/>
          <table:table-cell table:style-name="ce305" table:formula="of:=[.G279]+[.G280]" office:value-type="currency" office:currency="EUR" office:value="1145241.6738" calcext:value-type="currency">
            <text:p>1.145.241,67 €</text:p>
          </table:table-cell>
          <table:table-cell table:style-name="ce332" table:formula="of:=[.H279]+[.H280]" office:value-type="currency" office:currency="EUR" office:value="1185589.0338" calcext:value-type="currency">
            <text:p>1.185.589,03 €</text:p>
          </table:table-cell>
          <table:table-cell table:number-columns-repeated="1014"/>
        </table:table-row>
        <table:table-row table:style-name="ro10" table:number-rows-repeated="1048247">
          <table:table-cell table:number-columns-repeated="1022"/>
        </table:table-row>
        <table:table-row table:style-name="ro18" table:number-rows-repeated="47">
          <table:table-cell table:number-columns-repeated="1022"/>
        </table:table-row>
        <table:table-row table:style-name="ro18">
          <table:table-cell table:number-columns-repeated="1022"/>
        </table:table-row>
      </table:table>
      <table:table table:name="ECL_DE" table:style-name="ta6" table:print-ranges="ECL_DE.A1:ECL_DE.J283">
        <table:table-column table:style-name="co15" table:default-cell-style-name="ce169"/>
        <table:table-column table:style-name="co16" table:default-cell-style-name="ce170"/>
        <table:table-column table:style-name="co3" table:default-cell-style-name="ce190"/>
        <table:table-column table:style-name="co17" table:default-cell-style-name="ce356"/>
        <table:table-column table:style-name="co18" table:default-cell-style-name="Default"/>
        <table:table-column-group>
          <table:table-column table:style-name="co19" table:default-cell-style-name="ce281"/>
        </table:table-column-group>
        <table:table-column table:style-name="co19" table:default-cell-style-name="ce124"/>
        <table:table-column table:style-name="co18" table:default-cell-style-name="Default"/>
        <table:table-column-group table:display="false">
          <table:table-column table:style-name="co20" table:visibility="collapse" table:default-cell-style-name="ce306"/>
        </table:table-column-group>
        <table:table-column table:style-name="co20" table:default-cell-style-name="ce150"/>
        <table:table-column table:style-name="co18" table:default-cell-style-name="Default"/>
        <table:table-column table:style-name="co6" table:default-cell-style-name="ce240"/>
        <table:table-column table:style-name="co21" table:default-cell-style-name="ce240"/>
        <table:table-column table:style-name="co6" table:number-columns-repeated="1000" table:default-cell-style-name="ce240"/>
        <table:table-column table:style-name="co7" table:number-columns-repeated="3" table:default-cell-style-name="ce240"/>
        <table:table-header-rows>
          <table:table-row table:style-name="ro43">
            <table:table-cell table:style-name="ce104" office:value-type="string" calcext:value-type="string" table:number-columns-spanned="7" table:number-rows-spanned="1">
              <text:p>LOT1 - Maintenance de l’éclairage en tunnel</text:p>
            </table:table-cell>
            <table:covered-table-cell table:number-columns-repeated="2" table:style-name="Default"/>
            <table:covered-table-cell table:style-name="ce108"/>
            <table:covered-table-cell/>
            <table:covered-table-cell table:style-name="Default"/>
            <table:covered-table-cell table:style-name="ce361"/>
            <table:table-cell/>
            <table:table-cell table:style-name="Default" table:number-columns-spanned="2" table:number-rows-spanned="1"/>
            <table:covered-table-cell table:style-name="ce138"/>
            <table:table-cell/>
            <table:table-cell table:style-name="ce177" table:number-columns-repeated="1005"/>
          </table:table-row>
          <table:table-row table:style-name="ro44">
            <table:table-cell table:style-name="ce368" office:value-type="string" calcext:value-type="string">
              <text:p>code prix</text:p>
            </table:table-cell>
            <table:table-cell table:style-name="ce368" office:value-type="string" calcext:value-type="string">
              <text:p>description prix</text:p>
            </table:table-cell>
            <table:table-cell table:style-name="ce255" office:value-type="string" calcext:value-type="string">
              <text:p>unité</text:p>
            </table:table-cell>
            <table:table-cell table:style-name="ce371" office:value-type="string" calcext:value-type="string">
              <text:p>Prix HT Entreprise</text:p>
            </table:table-cell>
            <table:table-cell/>
            <table:table-cell table:style-name="ce114" office:value-type="string" calcext:value-type="string">
              <text:p>Quantités initiales publiées dans le DCE (erronées)</text:p>
            </table:table-cell>
            <table:table-cell table:style-name="ce116" office:value-type="string" calcext:value-type="string">
              <text:p>Quantités réévaluées (applicables)</text:p>
            </table:table-cell>
            <table:table-cell/>
            <table:table-cell table:style-name="ce125" office:value-type="string" calcext:value-type="string">
              <text:p>Total HT avec les quantités initiales publiées dans le DCE</text:p>
            </table:table-cell>
            <table:table-cell table:style-name="ce139" office:value-type="string" calcext:value-type="string">
              <text:p>Total HT avec les quantités réévaluées</text:p>
            </table:table-cell>
            <table:table-cell/>
            <table:table-cell table:style-name="ce177" table:number-columns-repeated="1005"/>
          </table:table-row>
        </table:table-header-rows>
        <table:table-row table:style-name="ro19">
          <table:table-cell table:style-name="ce106" office:value-type="string" calcext:value-type="string" table:number-columns-spanned="7" table:number-rows-spanned="1">
            <text:p><text:span text:style-name="T35">MAINTENANCE PREVENTIVE</text:span></text:p>
            <text:p><text:span text:style-name="T36">(I = Sens intérieur, E = Sens extérieur, W = Sens province / Paris, Y = Sens Paris / province)</text:span></text:p>
          </table:table-cell>
          <table:covered-table-cell table:number-columns-repeated="4"/>
          <table:covered-table-cell table:style-name="ce276"/>
          <table:covered-table-cell table:style-name="ce117"/>
          <table:table-cell/>
          <table:table-cell table:style-name="ce386" table:formula="of:=SUM([.I4])" office:value-type="currency" office:currency="EUR" office:value="717445.844" calcext:value-type="currency">
            <text:p>717 445,84 €</text:p>
          </table:table-cell>
          <table:table-cell table:style-name="ce386" table:formula="of:=SUM([.J4])" office:value-type="currency" office:currency="EUR" office:value="791631.21" calcext:value-type="currency">
            <text:p>791 631,21 €</text:p>
          </table:table-cell>
          <table:table-cell/>
          <table:table-cell table:style-name="ce223"/>
          <table:table-cell table:style-name="ce218" table:number-columns-repeated="2"/>
          <table:table-cell table:number-columns-repeated="1002"/>
        </table:table-row>
        <table:table-row-group>
          <table:table-row table:style-name="ro3">
            <table:table-cell table:style-name="ce160" office:value-type="string" calcext:value-type="string" table:number-columns-spanned="7" table:number-rows-spanned="1">
              <text:p>Prix unitaires</text:p>
            </table:table-cell>
            <table:covered-table-cell table:number-columns-repeated="4"/>
            <table:covered-table-cell table:style-name="ce276"/>
            <table:covered-table-cell table:style-name="ce117"/>
            <table:table-cell/>
            <table:table-cell table:style-name="ce387" table:formula="of:=SUM([.I6];[.I8];[.I38];[.I68];[.I146])" office:value-type="currency" office:currency="EUR" office:value="717445.844" calcext:value-type="currency">
              <text:p>717 445,84 €</text:p>
            </table:table-cell>
            <table:table-cell table:style-name="ce399" table:formula="of:=SUM([.J6];[.J8];[.J38];[.J68];[.J146])" office:value-type="currency" office:currency="EUR" office:value="791631.21" calcext:value-type="currency">
              <text:p>791 631,21 €</text:p>
            </table:table-cell>
            <table:table-cell table:number-columns-repeated="1006"/>
          </table:table-row>
          <table:table-row-group>
            <table:table-row table:style-name="ro26">
              <table:table-cell table:style-name="ce161" office:value-type="string" calcext:value-type="string" table:number-columns-spanned="7" table:number-rows-spanned="1">
                <text:p>Ces prix unitaires rémunèrent l’intervention comme indiqué dans la description des prestations et ou sur les annexes ainsi que les déplacements et les moyens nécessaires à la mise en oeuvre. Ils ne rémunèrent pas les fournitures identifiées au BPU.</text:p>
              </table:table-cell>
              <table:covered-table-cell table:number-columns-repeated="4"/>
              <table:covered-table-cell table:style-name="ce276"/>
              <table:covered-table-cell table:style-name="ce117"/>
              <table:table-cell/>
              <table:table-cell table:style-name="ce388"/>
              <table:table-cell table:style-name="ce400"/>
              <table:table-cell table:number-columns-repeated="1006"/>
            </table:table-row>
            <table:table-row table:style-name="ro21">
              <table:table-cell table:style-name="ce162" office:value-type="string" calcext:value-type="string">
                <text:p>Mesure des grandeurs caractéristiques</text:p>
              </table:table-cell>
              <table:table-cell table:style-name="ce259" office:value-type="string" calcext:value-type="string" table:number-columns-spanned="6" table:number-rows-spanned="1">
                <text:p>La prestation consiste à mesurer le niveau d'éclairement d'un canton dans un tunnel. Cette opération est effectuée de nuit.</text:p>
              </table:table-cell>
              <table:covered-table-cell table:number-columns-repeated="3"/>
              <table:covered-table-cell table:style-name="ce277"/>
              <table:covered-table-cell table:style-name="ce118"/>
              <table:table-cell/>
              <table:table-cell table:style-name="ce389" table:formula="of:=SUM([.I7])" office:value-type="currency" office:currency="EUR" office:value="3697.6" calcext:value-type="currency">
                <text:p>3 697,60 €</text:p>
              </table:table-cell>
              <table:table-cell table:style-name="ce401" table:formula="of:=SUM([.J7])" office:value-type="currency" office:currency="EUR" office:value="0" calcext:value-type="currency">
                <text:p>0,00 €</text:p>
              </table:table-cell>
              <table:table-cell table:number-columns-repeated="1006"/>
            </table:table-row>
            <table:table-row-group>
              <table:table-row table:style-name="ro6">
                <table:table-cell table:style-name="ce163" office:value-type="string" calcext:value-type="string">
                  <text:p>ECPT01</text:p>
                </table:table-cell>
                <table:table-cell table:style-name="ce172" office:value-type="string" calcext:value-type="string">
                  <office:annotation draw:style-name="gr13" draw:text-style-name="P2" svg:width="2.899cm" svg:height="1.799cm" svg:x="21.491cm" svg:y="5.903cm" draw:caption-point-x="-0.609cm" draw:caption-point-y="1.51cm">
                    <dc:creator>ELP</dc:creator>
                    <dc:date>2021-09-17T00:00:00</dc:date>
                    <text:p text:style-name="P1"><text:span text:style-name="T1">Tous les 6 ans d’après le Fascicule 40</text:span></text:p>
                  </office:annotation>
                  <text:p>Mesure des grandeurs caractéristiques pour un canton</text:p>
                </table:table-cell>
                <table:table-cell table:style-name="ce224" office:value-type="string" calcext:value-type="string">
                  <text:p>Forfait</text:p>
                </table:table-cell>
                <table:table-cell table:style-name="ce373" office:value-type="currency" office:currency="EUR" office:value="1848.8" calcext:value-type="currency">
                  <text:p>1 848,80 €</text:p>
                </table:table-cell>
                <table:table-cell/>
                <table:table-cell table:style-name="ce278" office:value-type="float" office:value="2" calcext:value-type="float">
                  <text:p>2</text:p>
                </table:table-cell>
                <table:table-cell table:style-name="ce119"/>
                <table:table-cell/>
                <table:table-cell table:style-name="ce130" table:formula="of:=[.D7]*[.F7]" office:value-type="currency" office:currency="EUR" office:value="3697.6" calcext:value-type="currency">
                  <text:p>3 697,60 €</text:p>
                </table:table-cell>
                <table:table-cell table:style-name="ce143" table:formula="of:=[.D7]*[.G7]" office:value-type="currency" office:currency="EUR" office:value="0" calcext:value-type="currency">
                  <text:p>0,00 €</text:p>
                </table:table-cell>
                <table:table-cell table:number-columns-repeated="1006"/>
              </table:table-row>
            </table:table-row-group>
            <table:table-row table:style-name="ro21">
              <table:table-cell table:style-name="ce162" office:value-type="string" calcext:value-type="string">
                <office:annotation draw:style-name="gr28" draw:text-style-name="P2" svg:width="2.899cm" svg:height="9.749cm" svg:x="5.985cm" svg:y="7.365cm" draw:caption-point-x="-0.61cm" draw:caption-point-y="1.51cm">
                  <dc:creator>ELP</dc:creator>
                  <dc:date>2021-09-17T00:00:00</dc:date>
                  <text:p text:style-name="P1"><text:span text:style-name="T1">Dans le précédent marché, cela comprenait également la partie nettoyage et essais de la partie AEV, aujourd’hui séparée dans un autre lot. On peut estimer, au regard de la répartition des prix que la partie relaive au plots de jalonnement occupait 30 % de la prestation.</text:span></text:p>
                </office:annotation>
                <text:p>Nettoyage des Plots de jalonnement</text:p>
              </table:table-cell>
              <table:table-cell table:style-name="ce259" office:value-type="string" calcext:value-type="string" table:number-columns-spanned="6" table:number-rows-spanned="1">
                <text:p><text:span text:style-name="T28">Ces prix rémunèrent au forfait le nettoyage</text:span><text:span text:style-name="T29"> de nuit</text:span><text:span text:style-name="T30"> de plots de jalonnement groupés par tunnel et par sens, ainsi que toutes les sujétions de mise en œuvre liées aux prestations, hors fourniture au BPU. La description des groupes est donnée en annexe.</text:span></text:p>
              </table:table-cell>
              <table:covered-table-cell/>
              <table:covered-table-cell table:style-name="ce112" office:value-type="float" office:value="2308.75" calcext:value-type="float">
                <text:p>2308,75</text:p>
              </table:covered-table-cell>
              <table:covered-table-cell/>
              <table:covered-table-cell table:style-name="ce277"/>
              <table:covered-table-cell table:style-name="ce118"/>
              <table:table-cell/>
              <table:table-cell table:style-name="ce389" table:formula="of:=SUM([.I9];[.I14];[.I20];[.I26])" office:value-type="currency" office:currency="EUR" office:value="26965.1" calcext:value-type="currency">
                <text:p>26 965,10 €</text:p>
              </table:table-cell>
              <table:table-cell table:style-name="ce401" table:formula="of:=SUM([.J9];[.J14];[.J20];[.J26])" office:value-type="currency" office:currency="EUR" office:value="26965.1" calcext:value-type="currency">
                <text:p>26 965,10 €</text:p>
              </table:table-cell>
              <table:table-cell table:number-columns-repeated="1006"/>
            </table:table-row>
            <table:table-row-group>
              <table:table-row table:style-name="ro8">
                <table:table-cell table:style-name="ce164" office:value-type="string" calcext:value-type="string" table:number-columns-spanned="7" table:number-rows-spanned="1">
                  <text:p>Secteur EST</text:p>
                </table:table-cell>
                <table:covered-table-cell table:style-name="ce107"/>
                <table:covered-table-cell/>
                <table:covered-table-cell table:style-name="ce112" office:value-type="float" office:value="2946.875" calcext:value-type="float">
                  <text:p>2946,875</text:p>
                </table:covered-table-cell>
                <table:covered-table-cell/>
                <table:covered-table-cell table:style-name="ce276"/>
                <table:covered-table-cell table:style-name="ce117"/>
                <table:table-cell/>
                <table:table-cell table:style-name="ce131" table:formula="of:=SUM([.I10:.I13])" office:value-type="currency" office:currency="EUR" office:value="4467.02" calcext:value-type="currency">
                  <text:p>4 467,02 €</text:p>
                </table:table-cell>
                <table:table-cell table:style-name="ce132" table:formula="of:=SUM([.J10:.J13])" office:value-type="currency" office:currency="EUR" office:value="4467.02" calcext:value-type="currency">
                  <text:p>4 467,02 €</text:p>
                </table:table-cell>
                <table:table-cell table:number-columns-repeated="1006"/>
              </table:table-row>
              <table:table-row-group>
                <table:table-row table:style-name="ro6">
                  <table:table-cell table:style-name="ce163" office:value-type="string" calcext:value-type="string">
                    <text:p>ECPE01</text:p>
                  </table:table-cell>
                  <table:table-cell table:style-name="ce172" office:value-type="string" calcext:value-type="string">
                    <text:p>Nettoyage des Plots de jalonnement Pour un sens du tunnel de Thiais</text:p>
                  </table:table-cell>
                  <table:table-cell table:style-name="ce224" office:value-type="string" calcext:value-type="string">
                    <text:p>Forfait</text:p>
                  </table:table-cell>
                  <table:table-cell table:style-name="ce373" office:value-type="currency" office:currency="EUR" office:value="781.73" calcext:value-type="currency">
                    <text:p>781,73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0]*[.F10]" office:value-type="currency" office:currency="EUR" office:value="1563.46" calcext:value-type="currency">
                    <text:p>1 563,46 €</text:p>
                  </table:table-cell>
                  <table:table-cell table:style-name="ce144" table:formula="of:=[.D10]*[.G10]" office:value-type="currency" office:currency="EUR" office:value="1563.46" calcext:value-type="currency">
                    <text:p>1 563,46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E03</text:p>
                  </table:table-cell>
                  <table:table-cell table:style-name="ce172" office:value-type="string" calcext:value-type="string">
                    <text:p>Nettoyage des Plots de jalonnement Pour un sens du tunnel de Champigny</text:p>
                  </table:table-cell>
                  <table:table-cell table:style-name="ce224" office:value-type="string" calcext:value-type="string">
                    <text:p>Forfait</text:p>
                  </table:table-cell>
                  <table:table-cell table:style-name="ce373" office:value-type="currency" office:currency="EUR" office:value="483.93" calcext:value-type="currency">
                    <text:p>483,93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1]*[.F11]" office:value-type="currency" office:currency="EUR" office:value="967.86" calcext:value-type="currency">
                    <text:p>967,86 €</text:p>
                  </table:table-cell>
                  <table:table-cell table:style-name="ce144" table:formula="of:=[.D11]*[.G11]" office:value-type="currency" office:currency="EUR" office:value="967.86" calcext:value-type="currency">
                    <text:p>967,86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E04</text:p>
                  </table:table-cell>
                  <table:table-cell table:style-name="ce172" office:value-type="string" calcext:value-type="string">
                    <text:p>Nettoyage des Plots de jalonnement Pour un sens du tunnel de Nogent</text:p>
                  </table:table-cell>
                  <table:table-cell table:style-name="ce224" office:value-type="string" calcext:value-type="string">
                    <text:p>Forfait</text:p>
                  </table:table-cell>
                  <table:table-cell table:style-name="ce373" office:value-type="currency" office:currency="EUR" office:value="670.05" calcext:value-type="currency">
                    <text:p>670,0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2]*[.F12]" office:value-type="currency" office:currency="EUR" office:value="1340.1" calcext:value-type="currency">
                    <text:p>1 340,10 €</text:p>
                  </table:table-cell>
                  <table:table-cell table:style-name="ce144" table:formula="of:=[.D12]*[.G12]" office:value-type="currency" office:currency="EUR" office:value="1340.1" calcext:value-type="currency">
                    <text:p>1 340,1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E05</text:p>
                  </table:table-cell>
                  <table:table-cell table:style-name="ce172" office:value-type="string" calcext:value-type="string">
                    <text:p>Nettoyage des Plots de jalonnement Pour un sens du tunnel de Boissy</text:p>
                  </table:table-cell>
                  <table:table-cell table:style-name="ce224" office:value-type="string" calcext:value-type="string">
                    <text:p>Forfait</text:p>
                  </table:table-cell>
                  <table:table-cell table:style-name="ce373" office:value-type="currency" office:currency="EUR" office:value="297.8" calcext:value-type="currency">
                    <text:p>297,8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3]*[.F13]" office:value-type="currency" office:currency="EUR" office:value="595.6" calcext:value-type="currency">
                    <text:p>595,60 €</text:p>
                  </table:table-cell>
                  <table:table-cell table:style-name="ce144" table:formula="of:=[.D13]*[.G13]" office:value-type="currency" office:currency="EUR" office:value="595.6" calcext:value-type="currency">
                    <text:p>595,60 €</text:p>
                  </table:table-cell>
                  <table:table-cell table:number-columns-repeated="2"/>
                  <table:table-cell table:style-name="ce336"/>
                  <table:table-cell table:number-columns-repeated="1003"/>
                </table:table-row>
              </table:table-row-group>
              <table:table-row table:style-name="ro8">
                <table:table-cell table:style-name="ce164" office:value-type="string" calcext:value-type="string" table:number-columns-spanned="7" table:number-rows-spanned="1">
                  <text:p>Secteur NORD</text:p>
                </table:table-cell>
                <table:covered-table-cell table:number-columns-repeated="2"/>
                <table:covered-table-cell table:style-name="ce112"/>
                <table:covered-table-cell/>
                <table:covered-table-cell table:style-name="ce276"/>
                <table:covered-table-cell table:style-name="ce117"/>
                <table:table-cell/>
                <table:table-cell table:style-name="ce131" table:formula="of:=SUM([.I15:.I19])" office:value-type="currency" office:currency="EUR" office:value="4243.66" calcext:value-type="currency">
                  <text:p>4 243,66 €</text:p>
                </table:table-cell>
                <table:table-cell table:style-name="ce132" table:formula="of:=SUM([.J15:.J19])" office:value-type="currency" office:currency="EUR" office:value="4243.66" calcext:value-type="currency">
                  <text:p>4 243,66 €</text:p>
                </table:table-cell>
                <table:table-cell table:number-columns-repeated="1006"/>
              </table:table-row>
              <table:table-row-group>
                <table:table-row table:style-name="ro6">
                  <table:table-cell table:style-name="ce163" office:value-type="string" calcext:value-type="string">
                    <text:p>ECPN01</text:p>
                  </table:table-cell>
                  <table:table-cell table:style-name="ce172" office:value-type="string" calcext:value-type="string">
                    <text:p>Nettoyage des Plots de jalonnement Pour un sens du tunnel de Bobigny</text:p>
                  </table:table-cell>
                  <table:table-cell table:style-name="ce224" office:value-type="string" calcext:value-type="string">
                    <text:p>Forfait</text:p>
                  </table:table-cell>
                  <table:table-cell table:style-name="ce373" office:value-type="currency" office:currency="EUR" office:value="930.63" calcext:value-type="currency">
                    <text:p>930,63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5]*[.F15]" office:value-type="currency" office:currency="EUR" office:value="1861.26" calcext:value-type="currency">
                    <text:p>1 861,26 €</text:p>
                  </table:table-cell>
                  <table:table-cell table:style-name="ce144" table:formula="of:=[.D15]*[.G15]" office:value-type="currency" office:currency="EUR" office:value="1861.26" calcext:value-type="currency">
                    <text:p>1 861,26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N02</text:p>
                  </table:table-cell>
                  <table:table-cell table:style-name="ce172" office:value-type="string" calcext:value-type="string">
                    <text:p>Nettoyage des Plots de jalonnement Pour un sens du tunnel <text:s/>de Lumen Norton</text:p>
                  </table:table-cell>
                  <table:table-cell table:style-name="ce224" office:value-type="string" calcext:value-type="string">
                    <text:p>Forfait</text:p>
                  </table:table-cell>
                  <table:table-cell table:style-name="ce373" office:value-type="currency" office:currency="EUR" office:value="148.9" calcext:value-type="currency">
                    <text:p>148,9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6]*[.F16]" office:value-type="currency" office:currency="EUR" office:value="297.8" calcext:value-type="currency">
                    <text:p>297,80 €</text:p>
                  </table:table-cell>
                  <table:table-cell table:style-name="ce144" table:formula="of:=[.D16]*[.G16]" office:value-type="currency" office:currency="EUR" office:value="297.8" calcext:value-type="currency">
                    <text:p>297,8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N04</text:p>
                  </table:table-cell>
                  <table:table-cell table:style-name="ce172" office:value-type="string" calcext:value-type="string">
                    <text:p>Nettoyage des Plots de jalonnement Pour un sens du tunnel de La Courneuve</text:p>
                  </table:table-cell>
                  <table:table-cell table:style-name="ce224" office:value-type="string" calcext:value-type="string">
                    <text:p>Forfait</text:p>
                  </table:table-cell>
                  <table:table-cell table:style-name="ce373" office:value-type="currency" office:currency="EUR" office:value="148.9" calcext:value-type="currency">
                    <text:p>148,9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7]*[.F17]" office:value-type="currency" office:currency="EUR" office:value="297.8" calcext:value-type="currency">
                    <text:p>297,80 €</text:p>
                  </table:table-cell>
                  <table:table-cell table:style-name="ce144" table:formula="of:=[.D17]*[.G17]" office:value-type="currency" office:currency="EUR" office:value="297.8" calcext:value-type="currency">
                    <text:p>297,8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N05</text:p>
                  </table:table-cell>
                  <table:table-cell table:style-name="ce172" office:value-type="string" calcext:value-type="string">
                    <text:p>Nettoyage des Plots de jalonnement Pour un sens du tunnel de Landy</text:p>
                  </table:table-cell>
                  <table:table-cell table:style-name="ce224" office:value-type="string" calcext:value-type="string">
                    <text:p>Forfait</text:p>
                  </table:table-cell>
                  <table:table-cell table:style-name="ce373" office:value-type="currency" office:currency="EUR" office:value="744.5" calcext:value-type="currency">
                    <text:p>744,5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8]*[.F18]" office:value-type="currency" office:currency="EUR" office:value="1489" calcext:value-type="currency">
                    <text:p>1 489,00 €</text:p>
                  </table:table-cell>
                  <table:table-cell table:style-name="ce144" table:formula="of:=[.D18]*[.G18]" office:value-type="currency" office:currency="EUR" office:value="1489" calcext:value-type="currency">
                    <text:p>1 489,0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N06</text:p>
                  </table:table-cell>
                  <table:table-cell table:style-name="ce172" office:value-type="string" calcext:value-type="string">
                    <text:p>Nettoyage des Plots de jalonnement Pour un sens du tunnel de Taverny</text:p>
                  </table:table-cell>
                  <table:table-cell table:style-name="ce224" office:value-type="string" calcext:value-type="string">
                    <text:p>Forfait</text:p>
                  </table:table-cell>
                  <table:table-cell table:style-name="ce373" office:value-type="currency" office:currency="EUR" office:value="148.9" calcext:value-type="currency">
                    <text:p>148,9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19]*[.F19]" office:value-type="currency" office:currency="EUR" office:value="297.8" calcext:value-type="currency">
                    <text:p>297,80 €</text:p>
                  </table:table-cell>
                  <table:table-cell table:style-name="ce144" table:formula="of:=[.D19]*[.G19]" office:value-type="currency" office:currency="EUR" office:value="297.8" calcext:value-type="currency">
                    <text:p>297,80 €</text:p>
                  </table:table-cell>
                  <table:table-cell table:number-columns-repeated="2"/>
                  <table:table-cell table:style-name="ce336"/>
                  <table:table-cell table:number-columns-repeated="1003"/>
                </table:table-row>
              </table:table-row-group>
              <table:table-row table:style-name="ro8">
                <table:table-cell table:style-name="ce164" office:value-type="string" calcext:value-type="string" table:number-columns-spanned="7" table:number-rows-spanned="1">
                  <text:p>Secteur SUD</text:p>
                </table:table-cell>
                <table:covered-table-cell table:number-columns-repeated="2"/>
                <table:covered-table-cell table:style-name="ce112"/>
                <table:covered-table-cell/>
                <table:covered-table-cell table:style-name="ce276"/>
                <table:covered-table-cell table:style-name="ce117"/>
                <table:table-cell/>
                <table:table-cell table:style-name="ce131" table:formula="of:=SUM([.I21:.I25])" office:value-type="currency" office:currency="EUR" office:value="2815.7" calcext:value-type="currency">
                  <text:p>2 815,70 €</text:p>
                </table:table-cell>
                <table:table-cell table:style-name="ce132" table:formula="of:=SUM([.J21:.J25])" office:value-type="currency" office:currency="EUR" office:value="2815.7" calcext:value-type="currency">
                  <text:p>2 815,70 €</text:p>
                </table:table-cell>
                <table:table-cell table:number-columns-repeated="1006"/>
              </table:table-row>
              <table:table-row-group>
                <table:table-row table:style-name="ro6">
                  <table:table-cell table:style-name="ce163" office:value-type="string" calcext:value-type="string">
                    <text:p>ECPS01</text:p>
                  </table:table-cell>
                  <table:table-cell table:style-name="ce172" office:value-type="string" calcext:value-type="string">
                    <text:p>Nettoyage des Plots de jalonnement Pour un sens du tunnel de Bicêtre</text:p>
                  </table:table-cell>
                  <table:table-cell table:style-name="ce224" office:value-type="string" calcext:value-type="string">
                    <text:p>Forfait</text:p>
                  </table:table-cell>
                  <table:table-cell table:style-name="ce373" office:value-type="currency" office:currency="EUR" office:value="372.25" calcext:value-type="currency">
                    <text:p>372,2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1]*[.F21]" office:value-type="currency" office:currency="EUR" office:value="744.5" calcext:value-type="currency">
                    <text:p>744,50 €</text:p>
                  </table:table-cell>
                  <table:table-cell table:style-name="ce144" table:formula="of:=[.D21]*[.G21]" office:value-type="currency" office:currency="EUR" office:value="744.5" calcext:value-type="currency">
                    <text:p>744,5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S02</text:p>
                  </table:table-cell>
                  <table:table-cell table:style-name="ce172" office:value-type="string" calcext:value-type="string">
                    <text:p>Nettoyage des Plots de jalonnement Pour un sens du tunnel de Antony</text:p>
                  </table:table-cell>
                  <table:table-cell table:style-name="ce224" office:value-type="string" calcext:value-type="string">
                    <text:p>Forfait</text:p>
                  </table:table-cell>
                  <table:table-cell table:style-name="ce373" office:value-type="currency" office:currency="EUR" office:value="372.25" calcext:value-type="currency">
                    <text:p>372,2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2]*[.F22]" office:value-type="currency" office:currency="EUR" office:value="744.5" calcext:value-type="currency">
                    <text:p>744,50 €</text:p>
                  </table:table-cell>
                  <table:table-cell table:style-name="ce144" table:formula="of:=[.D22]*[.G22]" office:value-type="currency" office:currency="EUR" office:value="744.5" calcext:value-type="currency">
                    <text:p>744,5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S03</text:p>
                  </table:table-cell>
                  <table:table-cell table:style-name="ce172" office:value-type="string" calcext:value-type="string">
                    <text:p>Nettoyage des Plots de jalonnement Pour un sens du tunnel de Orly</text:p>
                  </table:table-cell>
                  <table:table-cell table:style-name="ce224" office:value-type="string" calcext:value-type="string">
                    <text:p>Forfait</text:p>
                  </table:table-cell>
                  <table:table-cell table:style-name="ce373" office:value-type="currency" office:currency="EUR" office:value="220" calcext:value-type="currency">
                    <text:p>220,0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3]*[.F23]" office:value-type="currency" office:currency="EUR" office:value="440" calcext:value-type="currency">
                    <text:p>440,00 €</text:p>
                  </table:table-cell>
                  <table:table-cell table:style-name="ce144" table:formula="of:=[.D23]*[.G23]" office:value-type="currency" office:currency="EUR" office:value="440" calcext:value-type="currency">
                    <text:p>440,0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S04</text:p>
                  </table:table-cell>
                  <table:table-cell table:style-name="ce172" office:value-type="string" calcext:value-type="string">
                    <text:p>Nettoyage des Plots de jalonnement Pour un sens du tunnel de Fresnes</text:p>
                  </table:table-cell>
                  <table:table-cell table:style-name="ce224" office:value-type="string" calcext:value-type="string">
                    <text:p>Forfait</text:p>
                  </table:table-cell>
                  <table:table-cell table:style-name="ce373" office:value-type="currency" office:currency="EUR" office:value="220" calcext:value-type="currency">
                    <text:p>220,0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4]*[.F24]" office:value-type="currency" office:currency="EUR" office:value="440" calcext:value-type="currency">
                    <text:p>440,00 €</text:p>
                  </table:table-cell>
                  <table:table-cell table:style-name="ce144" table:formula="of:=[.D24]*[.G24]" office:value-type="currency" office:currency="EUR" office:value="440" calcext:value-type="currency">
                    <text:p>440,0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S05</text:p>
                  </table:table-cell>
                  <table:table-cell table:style-name="ce172" office:value-type="string" calcext:value-type="string">
                    <text:p>Nettoyage des Plots de jalonnement Pour un sens du tunnel <text:s/>d’Italie</text:p>
                  </table:table-cell>
                  <table:table-cell table:style-name="ce224" office:value-type="string" calcext:value-type="string">
                    <text:p>Forfait</text:p>
                  </table:table-cell>
                  <table:table-cell table:style-name="ce373" office:value-type="currency" office:currency="EUR" office:value="223.35" calcext:value-type="currency">
                    <text:p>223,3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5]*[.F25]" office:value-type="currency" office:currency="EUR" office:value="446.7" calcext:value-type="currency">
                    <text:p>446,70 €</text:p>
                  </table:table-cell>
                  <table:table-cell table:style-name="ce144" table:formula="of:=[.D25]*[.G25]" office:value-type="currency" office:currency="EUR" office:value="446.7" calcext:value-type="currency">
                    <text:p>446,70 €</text:p>
                  </table:table-cell>
                  <table:table-cell table:number-columns-repeated="2"/>
                  <table:table-cell table:style-name="ce336"/>
                  <table:table-cell table:number-columns-repeated="1003"/>
                </table:table-row>
              </table:table-row-group>
              <table:table-row table:style-name="ro8">
                <table:table-cell table:style-name="ce164" office:value-type="string" calcext:value-type="string" table:number-columns-spanned="7" table:number-rows-spanned="1">
                  <text:p>Secteur OUEST</text:p>
                </table:table-cell>
                <table:covered-table-cell table:number-columns-repeated="2"/>
                <table:covered-table-cell table:style-name="ce112"/>
                <table:covered-table-cell/>
                <table:covered-table-cell table:style-name="ce276"/>
                <table:covered-table-cell table:style-name="ce117"/>
                <table:table-cell/>
                <table:table-cell table:style-name="ce131" table:formula="of:=SUM([.I27:.I37])" office:value-type="currency" office:currency="EUR" office:value="15438.72" calcext:value-type="currency">
                  <text:p>15 438,72 €</text:p>
                </table:table-cell>
                <table:table-cell table:style-name="ce132" table:formula="of:=SUM([.J27:.J37])" office:value-type="currency" office:currency="EUR" office:value="15438.72" calcext:value-type="currency">
                  <text:p>15 438,72 €</text:p>
                </table:table-cell>
                <table:table-cell table:number-columns-repeated="1006"/>
              </table:table-row>
              <table:table-row-group>
                <table:table-row table:style-name="ro6">
                  <table:table-cell table:style-name="ce163" office:value-type="string" calcext:value-type="string">
                    <text:p>ECPB01</text:p>
                  </table:table-cell>
                  <table:table-cell table:style-name="ce172" office:value-type="string" calcext:value-type="string">
                    <text:p>Nettoyage des Plots de jalonnement Pour un sens du tunnel Ambroise Paré</text:p>
                  </table:table-cell>
                  <table:table-cell table:style-name="ce224" office:value-type="string" calcext:value-type="string">
                    <text:p>Forfait</text:p>
                  </table:table-cell>
                  <table:table-cell table:style-name="ce373" office:value-type="currency" office:currency="EUR" office:value="521.15" calcext:value-type="currency">
                    <text:p>521,1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7]*[.F27]" office:value-type="currency" office:currency="EUR" office:value="1042.3" calcext:value-type="currency">
                    <text:p>1 042,30 €</text:p>
                  </table:table-cell>
                  <table:table-cell table:style-name="ce144" table:formula="of:=[.D27]*[.G27]" office:value-type="currency" office:currency="EUR" office:value="1042.3" calcext:value-type="currency">
                    <text:p>1 042,3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B02</text:p>
                  </table:table-cell>
                  <table:table-cell table:style-name="ce172" office:value-type="string" calcext:value-type="string">
                    <text:p>Nettoyage des Plots de jalonnement Pour un sens du tunnel de Chennevières</text:p>
                  </table:table-cell>
                  <table:table-cell table:style-name="ce224" office:value-type="string" calcext:value-type="string">
                    <text:p>Forfait</text:p>
                  </table:table-cell>
                  <table:table-cell table:style-name="ce373" office:value-type="currency" office:currency="EUR" office:value="74.45" calcext:value-type="currency">
                    <text:p>74,4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8]*[.F28]" office:value-type="currency" office:currency="EUR" office:value="148.9" calcext:value-type="currency">
                    <text:p>148,90 €</text:p>
                  </table:table-cell>
                  <table:table-cell table:style-name="ce144" table:formula="of:=[.D28]*[.G28]" office:value-type="currency" office:currency="EUR" office:value="148.9" calcext:value-type="currency">
                    <text:p>148,9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B03</text:p>
                  </table:table-cell>
                  <table:table-cell table:style-name="ce172" office:value-type="string" calcext:value-type="string">
                    <text:p>Nettoyage des Plots de jalonnement Pour un sens du tunnel de Fontenay</text:p>
                  </table:table-cell>
                  <table:table-cell table:style-name="ce224" office:value-type="string" calcext:value-type="string">
                    <text:p>Forfait</text:p>
                  </table:table-cell>
                  <table:table-cell table:style-name="ce373" office:value-type="currency" office:currency="EUR" office:value="148.9" calcext:value-type="currency">
                    <text:p>148,9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29]*[.F29]" office:value-type="currency" office:currency="EUR" office:value="297.8" calcext:value-type="currency">
                    <text:p>297,80 €</text:p>
                  </table:table-cell>
                  <table:table-cell table:style-name="ce144" table:formula="of:=[.D29]*[.G29]" office:value-type="currency" office:currency="EUR" office:value="297.8" calcext:value-type="currency">
                    <text:p>297,8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B04</text:p>
                  </table:table-cell>
                  <table:table-cell table:style-name="ce172" office:value-type="string" calcext:value-type="string">
                    <text:p>Nettoyage des Plots de jalonnement Pour un sens du tunnel de Saint-Cloud</text:p>
                  </table:table-cell>
                  <table:table-cell table:style-name="ce224" office:value-type="string" calcext:value-type="string">
                    <text:p>Forfait</text:p>
                  </table:table-cell>
                  <table:table-cell table:style-name="ce373" office:value-type="currency" office:currency="EUR" office:value="483.93" calcext:value-type="currency">
                    <text:p>483,93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0]*[.F30]" office:value-type="currency" office:currency="EUR" office:value="967.86" calcext:value-type="currency">
                    <text:p>967,86 €</text:p>
                  </table:table-cell>
                  <table:table-cell table:style-name="ce144" table:formula="of:=[.D30]*[.G30]" office:value-type="currency" office:currency="EUR" office:value="967.86" calcext:value-type="currency">
                    <text:p>967,86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B05</text:p>
                  </table:table-cell>
                  <table:table-cell table:style-name="ce172" office:value-type="string" calcext:value-type="string">
                    <text:p>Nettoyage des Plots de jalonnement Pour un sens du tunnel de Bellerive</text:p>
                  </table:table-cell>
                  <table:table-cell table:style-name="ce224" office:value-type="string" calcext:value-type="string">
                    <text:p>Forfait</text:p>
                  </table:table-cell>
                  <table:table-cell table:style-name="ce373" office:value-type="currency" office:currency="EUR" office:value="558.38" calcext:value-type="currency">
                    <text:p>558,38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1]*[.F31]" office:value-type="currency" office:currency="EUR" office:value="1116.76" calcext:value-type="currency">
                    <text:p>1 116,76 €</text:p>
                  </table:table-cell>
                  <table:table-cell table:style-name="ce144" table:formula="of:=[.D31]*[.G31]" office:value-type="currency" office:currency="EUR" office:value="1116.76" calcext:value-type="currency">
                    <text:p>1 116,76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O01</text:p>
                  </table:table-cell>
                  <table:table-cell table:style-name="ce172" office:value-type="string" calcext:value-type="string">
                    <text:p>Nettoyage des Plots de jalonnement La Défense – sens W &amp; Bretelle <text:s/>B3, B4 et B5</text:p>
                  </table:table-cell>
                  <table:table-cell table:style-name="ce224" office:value-type="string" calcext:value-type="string">
                    <text:p>Forfait</text:p>
                  </table:table-cell>
                  <table:table-cell table:style-name="ce373" office:value-type="currency" office:currency="EUR" office:value="1637.9" calcext:value-type="currency">
                    <text:p>1 637,9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2]*[.F32]" office:value-type="currency" office:currency="EUR" office:value="3275.8" calcext:value-type="currency">
                    <text:p>3 275,80 €</text:p>
                  </table:table-cell>
                  <table:table-cell table:style-name="ce144" table:formula="of:=[.D32]*[.G32]" office:value-type="currency" office:currency="EUR" office:value="3275.8" calcext:value-type="currency">
                    <text:p>3 275,8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O02</text:p>
                  </table:table-cell>
                  <table:table-cell table:style-name="ce172" office:value-type="string" calcext:value-type="string">
                    <text:p>Nettoyage des Plots de jalonnement La Défense – sens Y Echangeur Nanterre – sens E <text:s/>&amp; <text:s/>Bretelle B1</text:p>
                  </table:table-cell>
                  <table:table-cell table:style-name="ce224" office:value-type="string" calcext:value-type="string">
                    <text:p>Forfait</text:p>
                  </table:table-cell>
                  <table:table-cell table:style-name="ce373" office:value-type="currency" office:currency="EUR" office:value="1789.8" calcext:value-type="currency">
                    <text:p>1 789,8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3]*[.F33]" office:value-type="currency" office:currency="EUR" office:value="3579.6" calcext:value-type="currency">
                    <text:p>3 579,60 €</text:p>
                  </table:table-cell>
                  <table:table-cell table:style-name="ce144" table:formula="of:=[.D33]*[.G33]" office:value-type="currency" office:currency="EUR" office:value="3579.6" calcext:value-type="currency">
                    <text:p>3 579,6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O03</text:p>
                  </table:table-cell>
                  <table:table-cell table:style-name="ce172" office:value-type="string" calcext:value-type="string">
                    <text:p>Nettoyage des Plots de jalonnement Nanterre Centre – sens E</text:p>
                  </table:table-cell>
                  <table:table-cell table:style-name="ce224" office:value-type="string" calcext:value-type="string">
                    <text:p>Forfait</text:p>
                  </table:table-cell>
                  <table:table-cell table:style-name="ce373" office:value-type="currency" office:currency="EUR" office:value="1268.65" calcext:value-type="currency">
                    <text:p>1 268,65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4]*[.F34]" office:value-type="currency" office:currency="EUR" office:value="2537.3" calcext:value-type="currency">
                    <text:p>2 537,30 €</text:p>
                  </table:table-cell>
                  <table:table-cell table:style-name="ce144" table:formula="of:=[.D34]*[.G34]" office:value-type="currency" office:currency="EUR" office:value="2537.3" calcext:value-type="currency">
                    <text:p>2 537,3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O04</text:p>
                  </table:table-cell>
                  <table:table-cell table:style-name="ce172" office:value-type="string" calcext:value-type="string">
                    <text:p>Nettoyage des Plots de jalonnement Nanterre Centre – sens I &amp; Bretelles B7 et B8</text:p>
                  </table:table-cell>
                  <table:table-cell table:style-name="ce224" office:value-type="string" calcext:value-type="string">
                    <text:p>Forfait</text:p>
                  </table:table-cell>
                  <table:table-cell table:style-name="ce373" office:value-type="currency" office:currency="EUR" office:value="595.6" calcext:value-type="currency">
                    <text:p>595,6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5]*[.F35]" office:value-type="currency" office:currency="EUR" office:value="1191.2" calcext:value-type="currency">
                    <text:p>1 191,20 €</text:p>
                  </table:table-cell>
                  <table:table-cell table:style-name="ce144" table:formula="of:=[.D35]*[.G35]" office:value-type="currency" office:currency="EUR" office:value="1191.2" calcext:value-type="currency">
                    <text:p>1 191,2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O05</text:p>
                  </table:table-cell>
                  <table:table-cell table:style-name="ce172" office:value-type="string" calcext:value-type="string">
                    <text:p>Nettoyage des Plots de jalonnement Pour un sens du tunnel de Sévines</text:p>
                  </table:table-cell>
                  <table:table-cell table:style-name="ce224" office:value-type="string" calcext:value-type="string">
                    <text:p>Forfait</text:p>
                  </table:table-cell>
                  <table:table-cell table:style-name="ce373" office:value-type="currency" office:currency="EUR" office:value="320.3" calcext:value-type="currency">
                    <text:p>320,3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6]*[.F36]" office:value-type="currency" office:currency="EUR" office:value="640.6" calcext:value-type="currency">
                    <text:p>640,60 €</text:p>
                  </table:table-cell>
                  <table:table-cell table:style-name="ce144" table:formula="of:=[.D36]*[.G36]" office:value-type="currency" office:currency="EUR" office:value="640.6" calcext:value-type="currency">
                    <text:p>640,60 €</text:p>
                  </table:table-cell>
                  <table:table-cell table:number-columns-repeated="2"/>
                  <table:table-cell table:style-name="ce336"/>
                  <table:table-cell table:number-columns-repeated="1003"/>
                </table:table-row>
                <table:table-row table:style-name="ro6">
                  <table:table-cell table:style-name="ce163" office:value-type="string" calcext:value-type="string">
                    <text:p>ECPO06</text:p>
                  </table:table-cell>
                  <table:table-cell table:style-name="ce172" office:value-type="string" calcext:value-type="string">
                    <text:p>Nettoyage des Plots de jalonnement Pour un sens du tunnel de Neuilly</text:p>
                  </table:table-cell>
                  <table:table-cell table:style-name="ce224" office:value-type="string" calcext:value-type="string">
                    <text:p>Forfait</text:p>
                  </table:table-cell>
                  <table:table-cell table:style-name="ce373" office:value-type="currency" office:currency="EUR" office:value="320.3" calcext:value-type="currency">
                    <text:p>320,3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37]*[.F37]" office:value-type="currency" office:currency="EUR" office:value="640.6" calcext:value-type="currency">
                    <text:p>640,60 €</text:p>
                  </table:table-cell>
                  <table:table-cell table:style-name="ce144" table:formula="of:=[.D37]*[.G37]" office:value-type="currency" office:currency="EUR" office:value="640.6" calcext:value-type="currency">
                    <text:p>640,60 €</text:p>
                  </table:table-cell>
                  <table:table-cell table:number-columns-repeated="2"/>
                  <table:table-cell table:style-name="ce336"/>
                  <table:table-cell table:number-columns-repeated="1003"/>
                </table:table-row>
              </table:table-row-group>
            </table:table-row-group>
            <table:table-row table:style-name="ro45">
              <table:table-cell table:style-name="ce162" office:value-type="string" calcext:value-type="string">
                <office:annotation draw:style-name="gr13" draw:text-style-name="P2" svg:width="2.899cm" svg:height="1.799cm" svg:x="5.985cm" svg:y="47.213cm" draw:caption-point-x="-0.61cm" draw:caption-point-y="1.51cm">
                  <dc:creator>ELP</dc:creator>
                  <dc:date>2021-09-17T00:00:00</dc:date>
                  <text:p text:style-name="P1"><text:span text:style-name="T1">Nettoyage annuel</text:span></text:p>
                </office:annotation>
                <text:p>Nettoyage préventif du système <text:span text:style-name="T26">É</text:span>clairage par tunnel</text:p>
              </table:table-cell>
              <table:table-cell table:style-name="ce259" office:value-type="string" calcext:value-type="string" table:number-columns-spanned="6" table:number-rows-spanned="1">
                <text:p>Voir fiche prestation ECL – annexe 3</text:p>
              </table:table-cell>
              <table:covered-table-cell/>
              <table:covered-table-cell table:style-name="ce112"/>
              <table:covered-table-cell/>
              <table:covered-table-cell table:style-name="ce276"/>
              <table:covered-table-cell table:style-name="ce117"/>
              <table:table-cell/>
              <table:table-cell table:style-name="ce389" table:formula="of:=SUM([.I39];[.I44];[.I50];[.I56];)" office:value-type="currency" office:currency="EUR" office:value="375251.28" calcext:value-type="currency">
                <text:p>375 251,28 €</text:p>
              </table:table-cell>
              <table:table-cell table:style-name="ce401" table:formula="of:=SUM([.J39];[.J44];[.J50];[.J56];)" office:value-type="currency" office:currency="EUR" office:value="375251.28" calcext:value-type="currency">
                <text:p>375 251,28 €</text:p>
              </table:table-cell>
              <table:table-cell table:number-columns-repeated="1006"/>
            </table:table-row>
            <table:table-row-group>
              <table:table-row table:style-name="ro8">
                <table:table-cell table:style-name="ce164" office:value-type="string" calcext:value-type="string" table:number-columns-spanned="7" table:number-rows-spanned="1">
                  <text:p>Secteur EST</text:p>
                </table:table-cell>
                <table:covered-table-cell table:number-columns-repeated="2"/>
                <table:covered-table-cell table:style-name="ce112"/>
                <table:covered-table-cell/>
                <table:covered-table-cell table:style-name="ce276"/>
                <table:covered-table-cell table:style-name="ce117"/>
                <table:table-cell/>
                <table:table-cell table:style-name="ce131" table:formula="of:=SUM([.I40:.I43])" office:value-type="currency" office:currency="EUR" office:value="95349.84" calcext:value-type="currency">
                  <text:p>95 349,84 €</text:p>
                </table:table-cell>
                <table:table-cell table:style-name="ce132" table:formula="of:=SUM([.J40:.J43])" office:value-type="currency" office:currency="EUR" office:value="95349.84" calcext:value-type="currency">
                  <text:p>95 349,84 €</text:p>
                </table:table-cell>
                <table:table-cell table:number-columns-repeated="1006"/>
              </table:table-row>
              <table:table-row-group>
                <table:table-row table:style-name="ro10">
                  <table:table-cell table:style-name="ce163" office:value-type="string" calcext:value-type="string">
                    <text:p>ECPE10</text:p>
                  </table:table-cell>
                  <table:table-cell table:style-name="ce194" office:value-type="string" calcext:value-type="string">
                    <text:p>Nettoyage préventif ECLAIRAGE Pour un sens du tunnel de Thiais</text:p>
                  </table:table-cell>
                  <table:table-cell table:style-name="ce224" office:value-type="string" calcext:value-type="string">
                    <text:p>Forfait</text:p>
                  </table:table-cell>
                  <table:table-cell table:style-name="ce373" office:value-type="currency" office:currency="EUR" office:value="14611.92" calcext:value-type="currency">
                    <text:p>14 611,9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0]*[.F40]" office:value-type="currency" office:currency="EUR" office:value="29223.84" calcext:value-type="currency">
                    <text:p>29 223,84 €</text:p>
                  </table:table-cell>
                  <table:table-cell table:style-name="ce144" table:formula="of:=[.D40]*[.G40]" office:value-type="currency" office:currency="EUR" office:value="29223.84" calcext:value-type="currency">
                    <text:p>29 223,84 €</text:p>
                  </table:table-cell>
                  <table:table-cell table:number-columns-repeated="1006"/>
                </table:table-row>
                <table:table-row table:style-name="ro10">
                  <table:table-cell table:style-name="ce163" office:value-type="string" calcext:value-type="string">
                    <text:p>ECPE14</text:p>
                  </table:table-cell>
                  <table:table-cell table:style-name="ce194" office:value-type="string" calcext:value-type="string">
                    <text:p>Nettoyage préventif ECLAIRAGE Pour un sens du tunnel de Champigny</text:p>
                  </table:table-cell>
                  <table:table-cell table:style-name="ce224" office:value-type="string" calcext:value-type="string">
                    <text:p>Forfait</text:p>
                  </table:table-cell>
                  <table:table-cell table:style-name="ce373" office:value-type="currency" office:currency="EUR" office:value="9668.52" calcext:value-type="currency">
                    <text:p>9 668,5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1]*[.F41]" office:value-type="currency" office:currency="EUR" office:value="19337.04" calcext:value-type="currency">
                    <text:p>19 337,04 €</text:p>
                  </table:table-cell>
                  <table:table-cell table:style-name="ce144" table:formula="of:=[.D41]*[.G41]" office:value-type="currency" office:currency="EUR" office:value="19337.04" calcext:value-type="currency">
                    <text:p>19 337,04 €</text:p>
                  </table:table-cell>
                  <table:table-cell table:number-columns-repeated="1006"/>
                </table:table-row>
                <table:table-row table:style-name="ro10">
                  <table:table-cell table:style-name="ce163" office:value-type="string" calcext:value-type="string">
                    <text:p>ECPE16</text:p>
                  </table:table-cell>
                  <table:table-cell table:style-name="ce194" office:value-type="string" calcext:value-type="string">
                    <text:p>Nettoyage préventif ECLAIRAGE Pour un sens du tunnel de Nogent</text:p>
                  </table:table-cell>
                  <table:table-cell table:style-name="ce224" office:value-type="string" calcext:value-type="string">
                    <text:p>Forfait</text:p>
                  </table:table-cell>
                  <table:table-cell table:style-name="ce373" office:value-type="currency" office:currency="EUR" office:value="20389.92" calcext:value-type="currency">
                    <text:p>20 389,9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2]*[.F42]" office:value-type="currency" office:currency="EUR" office:value="40779.84" calcext:value-type="currency">
                    <text:p>40 779,84 €</text:p>
                  </table:table-cell>
                  <table:table-cell table:style-name="ce144" table:formula="of:=[.D42]*[.G42]" office:value-type="currency" office:currency="EUR" office:value="40779.84" calcext:value-type="currency">
                    <text:p>40 779,84 €</text:p>
                  </table:table-cell>
                  <table:table-cell table:number-columns-repeated="1006"/>
                </table:table-row>
                <table:table-row table:style-name="ro10">
                  <table:table-cell table:style-name="ce163" office:value-type="string" calcext:value-type="string">
                    <text:p>ECPE18</text:p>
                  </table:table-cell>
                  <table:table-cell table:style-name="ce194" office:value-type="string" calcext:value-type="string">
                    <text:p>Nettoyage préventif ECLAIRAGE Pour un sens du tunnel de Boissy</text:p>
                  </table:table-cell>
                  <table:table-cell table:style-name="ce224" office:value-type="string" calcext:value-type="string">
                    <text:p>Forfait</text:p>
                  </table:table-cell>
                  <table:table-cell table:style-name="ce373" office:value-type="currency" office:currency="EUR" office:value="3004.56" calcext:value-type="currency">
                    <text:p>3 004,56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3]*[.F43]" office:value-type="currency" office:currency="EUR" office:value="6009.12" calcext:value-type="currency">
                    <text:p>6 009,12 €</text:p>
                  </table:table-cell>
                  <table:table-cell table:style-name="ce144" table:formula="of:=[.D43]*[.G43]" office:value-type="currency" office:currency="EUR" office:value="6009.12" calcext:value-type="currency">
                    <text:p>6 009,12 €</text:p>
                  </table:table-cell>
                  <table:table-cell table:number-columns-repeated="1006"/>
                </table:table-row>
              </table:table-row-group>
              <table:table-row table:style-name="ro8">
                <table:table-cell table:style-name="ce164" office:value-type="string" calcext:value-type="string" table:number-columns-spanned="7" table:number-rows-spanned="1">
                  <text:p>Secteur NORD</text:p>
                </table:table-cell>
                <table:covered-table-cell table:number-columns-repeated="2"/>
                <table:covered-table-cell table:style-name="ce112"/>
                <table:covered-table-cell/>
                <table:covered-table-cell table:style-name="ce276"/>
                <table:covered-table-cell table:style-name="ce119"/>
                <table:table-cell/>
                <table:table-cell table:style-name="ce131" table:formula="of:=SUM([.I45:.I49])" office:value-type="currency" office:currency="EUR" office:value="59875.2" calcext:value-type="currency">
                  <text:p>59 875,20 €</text:p>
                </table:table-cell>
                <table:table-cell table:style-name="ce132" table:formula="of:=SUM([.J45:.J49])" office:value-type="currency" office:currency="EUR" office:value="59875.2" calcext:value-type="currency">
                  <text:p>59 875,20 €</text:p>
                </table:table-cell>
                <table:table-cell table:number-columns-repeated="1006"/>
              </table:table-row>
              <table:table-row-group>
                <table:table-row table:style-name="ro10">
                  <table:table-cell table:style-name="ce163" office:value-type="string" calcext:value-type="string">
                    <text:p>ECPN10</text:p>
                  </table:table-cell>
                  <table:table-cell table:style-name="ce172" office:value-type="string" calcext:value-type="string">
                    <text:p>Nettoyage préventif ECLAIRAGE Pour un sens du tunnel de Bobigny</text:p>
                  </table:table-cell>
                  <table:table-cell table:style-name="ce224" office:value-type="string" calcext:value-type="string">
                    <text:p>Forfait</text:p>
                  </table:table-cell>
                  <table:table-cell table:style-name="ce373" office:value-type="currency" office:currency="EUR" office:value="7845.12" calcext:value-type="currency">
                    <text:p>7 845,1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5]*[.F45]" office:value-type="currency" office:currency="EUR" office:value="15690.24" calcext:value-type="currency">
                    <text:p>15 690,24 €</text:p>
                  </table:table-cell>
                  <table:table-cell table:style-name="ce144" table:formula="of:=[.D45]*[.G45]" office:value-type="currency" office:currency="EUR" office:value="15690.24" calcext:value-type="currency">
                    <text:p>15 690,24 €</text:p>
                  </table:table-cell>
                  <table:table-cell table:number-columns-repeated="1006"/>
                </table:table-row>
                <table:table-row table:style-name="ro10">
                  <table:table-cell table:style-name="ce163" office:value-type="string" calcext:value-type="string">
                    <text:p>ECPN12</text:p>
                  </table:table-cell>
                  <table:table-cell table:style-name="ce172" office:value-type="string" calcext:value-type="string">
                    <text:p>Nettoyage préventif ECLAIRAGE Pour un sens du tunnel de Lumen Norton</text:p>
                  </table:table-cell>
                  <table:table-cell table:style-name="ce224" office:value-type="string" calcext:value-type="string">
                    <text:p>Forfait</text:p>
                  </table:table-cell>
                  <table:table-cell table:style-name="ce373" office:value-type="currency" office:currency="EUR" office:value="5732.64" calcext:value-type="currency">
                    <text:p>5 732,64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6]*[.F46]" office:value-type="currency" office:currency="EUR" office:value="11465.28" calcext:value-type="currency">
                    <text:p>11 465,28 €</text:p>
                  </table:table-cell>
                  <table:table-cell table:style-name="ce144" table:formula="of:=[.D46]*[.G46]" office:value-type="currency" office:currency="EUR" office:value="11465.28" calcext:value-type="currency">
                    <text:p>11 465,28 €</text:p>
                  </table:table-cell>
                  <table:table-cell table:number-columns-repeated="1006"/>
                </table:table-row>
                <table:table-row table:style-name="ro10">
                  <table:table-cell table:style-name="ce163" office:value-type="string" calcext:value-type="string">
                    <text:p>ECPN16</text:p>
                  </table:table-cell>
                  <table:table-cell table:style-name="ce172" office:value-type="string" calcext:value-type="string">
                    <text:p>Nettoyage préventif ECLAIRAGE Pour un sens du tunnel de La Courneuve</text:p>
                  </table:table-cell>
                  <table:table-cell table:style-name="ce224" office:value-type="string" calcext:value-type="string">
                    <text:p>Forfait</text:p>
                  </table:table-cell>
                  <table:table-cell table:style-name="ce373" office:value-type="currency" office:currency="EUR" office:value="3162.24" calcext:value-type="currency">
                    <text:p>3 162,24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7]*[.F47]" office:value-type="currency" office:currency="EUR" office:value="6324.48" calcext:value-type="currency">
                    <text:p>6 324,48 €</text:p>
                  </table:table-cell>
                  <table:table-cell table:style-name="ce144" table:formula="of:=[.D47]*[.G47]" office:value-type="currency" office:currency="EUR" office:value="6324.48" calcext:value-type="currency">
                    <text:p>6 324,48 €</text:p>
                  </table:table-cell>
                  <table:table-cell table:number-columns-repeated="1006"/>
                </table:table-row>
                <table:table-row table:style-name="ro10">
                  <table:table-cell table:style-name="ce163" office:value-type="string" calcext:value-type="string">
                    <text:p>ECPN18</text:p>
                  </table:table-cell>
                  <table:table-cell table:style-name="ce172" office:value-type="string" calcext:value-type="string">
                    <text:p>Nettoyage préventif ECLAIRAGE Pour un sens du tunnel de Landy</text:p>
                  </table:table-cell>
                  <table:table-cell table:style-name="ce224" office:value-type="string" calcext:value-type="string">
                    <text:p>Forfait</text:p>
                  </table:table-cell>
                  <table:table-cell table:style-name="ce373" office:value-type="currency" office:currency="EUR" office:value="8220.96" calcext:value-type="currency">
                    <text:p>8 220,96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8]*[.F48]" office:value-type="currency" office:currency="EUR" office:value="16441.92" calcext:value-type="currency">
                    <text:p>16 441,92 €</text:p>
                  </table:table-cell>
                  <table:table-cell table:style-name="ce144" table:formula="of:=[.D48]*[.G48]" office:value-type="currency" office:currency="EUR" office:value="16441.92" calcext:value-type="currency">
                    <text:p>16 441,92 €</text:p>
                  </table:table-cell>
                  <table:table-cell table:number-columns-repeated="1006"/>
                </table:table-row>
                <table:table-row table:style-name="ro10">
                  <table:table-cell table:style-name="ce163" office:value-type="string" calcext:value-type="string">
                    <text:p>ECPN20</text:p>
                  </table:table-cell>
                  <table:table-cell table:style-name="ce172" office:value-type="string" calcext:value-type="string">
                    <text:p>Nettoyage préventif ECLAIRAGE Pour un sens du tunnel de Taverny</text:p>
                  </table:table-cell>
                  <table:table-cell table:style-name="ce224" office:value-type="string" calcext:value-type="string">
                    <text:p>Forfait</text:p>
                  </table:table-cell>
                  <table:table-cell table:style-name="ce373" office:value-type="currency" office:currency="EUR" office:value="4976.64" calcext:value-type="currency">
                    <text:p>4 976,64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49]*[.F49]" office:value-type="currency" office:currency="EUR" office:value="9953.28" calcext:value-type="currency">
                    <text:p>9 953,28 €</text:p>
                  </table:table-cell>
                  <table:table-cell table:style-name="ce144" table:formula="of:=[.D49]*[.G49]" office:value-type="currency" office:currency="EUR" office:value="9953.28" calcext:value-type="currency">
                    <text:p>9 953,28 €</text:p>
                  </table:table-cell>
                  <table:table-cell table:number-columns-repeated="1006"/>
                </table:table-row>
              </table:table-row-group>
              <table:table-row table:style-name="ro8">
                <table:table-cell table:style-name="ce164" office:value-type="string" calcext:value-type="string" table:number-columns-spanned="7" table:number-rows-spanned="1">
                  <text:p>Secteur SUD</text:p>
                </table:table-cell>
                <table:covered-table-cell table:number-columns-repeated="2"/>
                <table:covered-table-cell table:style-name="ce112"/>
                <table:covered-table-cell/>
                <table:covered-table-cell table:style-name="ce276"/>
                <table:covered-table-cell table:style-name="ce119"/>
                <table:table-cell/>
                <table:table-cell table:style-name="ce131" table:formula="of:=SUM([.I51:.I55])" office:value-type="currency" office:currency="EUR" office:value="31933.44" calcext:value-type="currency">
                  <text:p>31 933,44 €</text:p>
                </table:table-cell>
                <table:table-cell table:style-name="ce132" table:formula="of:=SUM([.J51:.J55])" office:value-type="currency" office:currency="EUR" office:value="31933.44" calcext:value-type="currency">
                  <text:p>31 933,44 €</text:p>
                </table:table-cell>
                <table:table-cell table:number-columns-repeated="1006"/>
              </table:table-row>
              <table:table-row-group>
                <table:table-row table:style-name="ro10">
                  <table:table-cell table:style-name="ce163" office:value-type="string" calcext:value-type="string">
                    <text:p>ECPS10</text:p>
                  </table:table-cell>
                  <table:table-cell table:style-name="ce172" office:value-type="string" calcext:value-type="string">
                    <text:p>Nettoyage préventif ECLAIRAGE Pour un sens du tunnel de Bicêtre</text:p>
                  </table:table-cell>
                  <table:table-cell table:style-name="ce224" office:value-type="string" calcext:value-type="string">
                    <text:p>Forfait</text:p>
                  </table:table-cell>
                  <table:table-cell table:style-name="ce373" office:value-type="currency" office:currency="EUR" office:value="4980.96" calcext:value-type="currency">
                    <text:p>4 980,96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1]*[.F51]" office:value-type="currency" office:currency="EUR" office:value="9961.92" calcext:value-type="currency">
                    <text:p>9 961,92 €</text:p>
                  </table:table-cell>
                  <table:table-cell table:style-name="ce144" table:formula="of:=[.D51]*[.G51]" office:value-type="currency" office:currency="EUR" office:value="9961.92" calcext:value-type="currency">
                    <text:p>9 961,92 €</text:p>
                  </table:table-cell>
                  <table:table-cell table:number-columns-repeated="1006"/>
                </table:table-row>
                <table:table-row table:style-name="ro10">
                  <table:table-cell table:style-name="ce163" office:value-type="string" calcext:value-type="string">
                    <text:p>ECPS12</text:p>
                  </table:table-cell>
                  <table:table-cell table:style-name="ce172" office:value-type="string" calcext:value-type="string">
                    <text:p>Nettoyage préventif ECLAIRAGE BASE Pour un sens du tunnel de Antony</text:p>
                  </table:table-cell>
                  <table:table-cell table:style-name="ce224" office:value-type="string" calcext:value-type="string">
                    <text:p>Forfait</text:p>
                  </table:table-cell>
                  <table:table-cell table:style-name="ce373" office:value-type="currency" office:currency="EUR" office:value="1667.52" calcext:value-type="currency">
                    <text:p>1 667,5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2]*[.F52]" office:value-type="currency" office:currency="EUR" office:value="3335.04" calcext:value-type="currency">
                    <text:p>3 335,04 €</text:p>
                  </table:table-cell>
                  <table:table-cell table:style-name="ce144" table:formula="of:=[.D52]*[.G52]" office:value-type="currency" office:currency="EUR" office:value="3335.04" calcext:value-type="currency">
                    <text:p>3 335,04 €</text:p>
                  </table:table-cell>
                  <table:table-cell table:number-columns-repeated="1006"/>
                </table:table-row>
                <table:table-row table:style-name="ro10">
                  <table:table-cell table:style-name="ce163" office:value-type="string" calcext:value-type="string">
                    <text:p>ECPS14</text:p>
                  </table:table-cell>
                  <table:table-cell table:style-name="ce172" office:value-type="string" calcext:value-type="string">
                    <text:p>Nettoyage préventif ECLAIRAGE BASE Pour un sens du tunnel de Orly</text:p>
                  </table:table-cell>
                  <table:table-cell table:style-name="ce224" office:value-type="string" calcext:value-type="string">
                    <text:p>Forfait</text:p>
                  </table:table-cell>
                  <table:table-cell table:style-name="ce373" office:value-type="currency" office:currency="EUR" office:value="3369.6" calcext:value-type="currency">
                    <text:p>3 369,6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3]*[.F53]" office:value-type="currency" office:currency="EUR" office:value="6739.2" calcext:value-type="currency">
                    <text:p>6 739,20 €</text:p>
                  </table:table-cell>
                  <table:table-cell table:style-name="ce144" table:formula="of:=[.D53]*[.G53]" office:value-type="currency" office:currency="EUR" office:value="6739.2" calcext:value-type="currency">
                    <text:p>6 739,20 €</text:p>
                  </table:table-cell>
                  <table:table-cell table:number-columns-repeated="1006"/>
                </table:table-row>
                <table:table-row table:style-name="ro10">
                  <table:table-cell table:style-name="ce163" office:value-type="string" calcext:value-type="string">
                    <text:p>ECPS16</text:p>
                  </table:table-cell>
                  <table:table-cell table:style-name="ce172" office:value-type="string" calcext:value-type="string">
                    <text:p>Nettoyage préventif ECLAIRAGE BASE Pour un sens du tunnel de Fresnes</text:p>
                  </table:table-cell>
                  <table:table-cell table:style-name="ce224" office:value-type="string" calcext:value-type="string">
                    <text:p>Forfait</text:p>
                  </table:table-cell>
                  <table:table-cell table:style-name="ce373" office:value-type="currency" office:currency="EUR" office:value="4825.44" calcext:value-type="currency">
                    <text:p>4 825,44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4]*[.F54]" office:value-type="currency" office:currency="EUR" office:value="9650.88" calcext:value-type="currency">
                    <text:p>9 650,88 €</text:p>
                  </table:table-cell>
                  <table:table-cell table:style-name="ce144" table:formula="of:=[.D54]*[.G54]" office:value-type="currency" office:currency="EUR" office:value="9650.88" calcext:value-type="currency">
                    <text:p>9 650,88 €</text:p>
                  </table:table-cell>
                  <table:table-cell table:number-columns-repeated="1006"/>
                </table:table-row>
                <table:table-row table:style-name="ro10">
                  <table:table-cell table:style-name="ce163" office:value-type="string" calcext:value-type="string">
                    <text:p>ECPS18</text:p>
                  </table:table-cell>
                  <table:table-cell table:style-name="ce172" office:value-type="string" calcext:value-type="string">
                    <text:p>Nettoyage préventif ECLAIRAGE Pour un sens du tunnel d’Italie</text:p>
                  </table:table-cell>
                  <table:table-cell table:style-name="ce224" office:value-type="string" calcext:value-type="string">
                    <text:p>Forfait</text:p>
                  </table:table-cell>
                  <table:table-cell table:style-name="ce373" office:value-type="currency" office:currency="EUR" office:value="1123.2" calcext:value-type="currency">
                    <text:p>1 123,2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5]*[.F55]" office:value-type="currency" office:currency="EUR" office:value="2246.4" calcext:value-type="currency">
                    <text:p>2 246,40 €</text:p>
                  </table:table-cell>
                  <table:table-cell table:style-name="ce144" table:formula="of:=[.D55]*[.G55]" office:value-type="currency" office:currency="EUR" office:value="2246.4" calcext:value-type="currency">
                    <text:p>2 246,40 €</text:p>
                  </table:table-cell>
                  <table:table-cell table:number-columns-repeated="1006"/>
                </table:table-row>
              </table:table-row-group>
              <table:table-row table:style-name="ro8">
                <table:table-cell table:style-name="ce164" office:value-type="string" calcext:value-type="string" table:number-columns-spanned="7" table:number-rows-spanned="1">
                  <text:p>Secteur OUEST</text:p>
                </table:table-cell>
                <table:covered-table-cell table:number-columns-repeated="2"/>
                <table:covered-table-cell table:style-name="ce112"/>
                <table:covered-table-cell/>
                <table:covered-table-cell table:style-name="ce276"/>
                <table:covered-table-cell table:style-name="ce119"/>
                <table:table-cell/>
                <table:table-cell table:style-name="ce131" table:formula="of:=SUM([.I57:.I67])" office:value-type="currency" office:currency="EUR" office:value="188092.8" calcext:value-type="currency">
                  <text:p>188 092,80 €</text:p>
                </table:table-cell>
                <table:table-cell table:style-name="ce132" table:formula="of:=SUM([.J57:.J67])" office:value-type="currency" office:currency="EUR" office:value="188092.8" calcext:value-type="currency">
                  <text:p>188 092,80 €</text:p>
                </table:table-cell>
                <table:table-cell table:number-columns-repeated="1006"/>
              </table:table-row>
              <table:table-row-group>
                <table:table-row table:style-name="ro10">
                  <table:table-cell table:style-name="ce163" office:value-type="string" calcext:value-type="string">
                    <text:p>ECPB10</text:p>
                  </table:table-cell>
                  <table:table-cell table:style-name="ce172" office:value-type="string" calcext:value-type="string">
                    <text:p>Nettoyage préventif ECLAIRAGE Pour un sens tunnel du tunnel Ambroise Paré</text:p>
                  </table:table-cell>
                  <table:table-cell table:style-name="ce224" office:value-type="string" calcext:value-type="string">
                    <text:p>Forfait</text:p>
                  </table:table-cell>
                  <table:table-cell table:style-name="ce373" office:value-type="currency" office:currency="EUR" office:value="3071.52" calcext:value-type="currency">
                    <text:p>3 071,5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7]*[.F57]" office:value-type="currency" office:currency="EUR" office:value="6143.04" calcext:value-type="currency">
                    <text:p>6 143,04 €</text:p>
                  </table:table-cell>
                  <table:table-cell table:style-name="ce144" table:formula="of:=[.D57]*[.G57]" office:value-type="currency" office:currency="EUR" office:value="6143.04" calcext:value-type="currency">
                    <text:p>6 143,04 €</text:p>
                  </table:table-cell>
                  <table:table-cell table:number-columns-repeated="1006"/>
                </table:table-row>
                <table:table-row table:style-name="ro10">
                  <table:table-cell table:style-name="ce163" office:value-type="string" calcext:value-type="string">
                    <text:p>ECPB12</text:p>
                  </table:table-cell>
                  <table:table-cell table:style-name="ce172" office:value-type="string" calcext:value-type="string">
                    <text:p>Nettoyage préventif ECLAIRAGE Pour un sens tunnel du tunnel de Chennevières</text:p>
                  </table:table-cell>
                  <table:table-cell table:style-name="ce224" office:value-type="string" calcext:value-type="string">
                    <text:p>Forfait</text:p>
                  </table:table-cell>
                  <table:table-cell table:style-name="ce373" office:value-type="currency" office:currency="EUR" office:value="4199.04" calcext:value-type="currency">
                    <text:p>4 199,04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8]*[.F58]" office:value-type="currency" office:currency="EUR" office:value="8398.08" calcext:value-type="currency">
                    <text:p>8 398,08 €</text:p>
                  </table:table-cell>
                  <table:table-cell table:style-name="ce144" table:formula="of:=[.D58]*[.G58]" office:value-type="currency" office:currency="EUR" office:value="8398.08" calcext:value-type="currency">
                    <text:p>8 398,08 €</text:p>
                  </table:table-cell>
                  <table:table-cell table:number-columns-repeated="1006"/>
                </table:table-row>
                <table:table-row table:style-name="ro10">
                  <table:table-cell table:style-name="ce163" office:value-type="string" calcext:value-type="string">
                    <text:p>ECPB14</text:p>
                  </table:table-cell>
                  <table:table-cell table:style-name="ce172" office:value-type="string" calcext:value-type="string">
                    <text:p>Nettoyage préventif ECLAIRAGE Pour un sens tunnel du tunnel de Fontenay</text:p>
                  </table:table-cell>
                  <table:table-cell table:style-name="ce224" office:value-type="string" calcext:value-type="string">
                    <text:p>Forfait</text:p>
                  </table:table-cell>
                  <table:table-cell table:style-name="ce373" office:value-type="currency" office:currency="EUR" office:value="2985.12" calcext:value-type="currency">
                    <text:p>2 985,1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59]*[.F59]" office:value-type="currency" office:currency="EUR" office:value="5970.24" calcext:value-type="currency">
                    <text:p>5 970,24 €</text:p>
                  </table:table-cell>
                  <table:table-cell table:style-name="ce144" table:formula="of:=[.D59]*[.G59]" office:value-type="currency" office:currency="EUR" office:value="5970.24" calcext:value-type="currency">
                    <text:p>5 970,24 €</text:p>
                  </table:table-cell>
                  <table:table-cell table:number-columns-repeated="1006"/>
                </table:table-row>
                <table:table-row table:style-name="ro10">
                  <table:table-cell table:style-name="ce163" office:value-type="string" calcext:value-type="string">
                    <text:p>ECPB16</text:p>
                  </table:table-cell>
                  <table:table-cell table:style-name="ce172" office:value-type="string" calcext:value-type="string">
                    <text:p>Nettoyage préventif ECLAIRAGE Pour un sens du tunnel Saint-Cloud</text:p>
                  </table:table-cell>
                  <table:table-cell table:style-name="ce224" office:value-type="string" calcext:value-type="string">
                    <text:p>Forfait</text:p>
                  </table:table-cell>
                  <table:table-cell table:style-name="ce373" office:value-type="currency" office:currency="EUR" office:value="2635.2" calcext:value-type="currency">
                    <text:p>2 635,2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0]*[.F60]" office:value-type="currency" office:currency="EUR" office:value="5270.4" calcext:value-type="currency">
                    <text:p>5 270,40 €</text:p>
                  </table:table-cell>
                  <table:table-cell table:style-name="ce144" table:formula="of:=[.D60]*[.G60]" office:value-type="currency" office:currency="EUR" office:value="5270.4" calcext:value-type="currency">
                    <text:p>5 270,40 €</text:p>
                  </table:table-cell>
                  <table:table-cell table:number-columns-repeated="1006"/>
                </table:table-row>
                <table:table-row table:style-name="ro10">
                  <table:table-cell table:style-name="ce163" office:value-type="string" calcext:value-type="string">
                    <text:p>ECPB20</text:p>
                  </table:table-cell>
                  <table:table-cell table:style-name="ce172" office:value-type="string" calcext:value-type="string">
                    <text:p>Nettoyage préventif ECLAIRAGE Pour un sens du tunnel de Bellerive</text:p>
                  </table:table-cell>
                  <table:table-cell table:style-name="ce224" office:value-type="string" calcext:value-type="string">
                    <text:p>Forfait</text:p>
                  </table:table-cell>
                  <table:table-cell table:style-name="ce373" office:value-type="currency" office:currency="EUR" office:value="2626.56" calcext:value-type="currency">
                    <text:p>2 626,56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1]*[.F61]" office:value-type="currency" office:currency="EUR" office:value="5253.12" calcext:value-type="currency">
                    <text:p>5 253,12 €</text:p>
                  </table:table-cell>
                  <table:table-cell table:style-name="ce144" table:formula="of:=[.D61]*[.G61]" office:value-type="currency" office:currency="EUR" office:value="5253.12" calcext:value-type="currency">
                    <text:p>5 253,12 €</text:p>
                  </table:table-cell>
                  <table:table-cell table:number-columns-repeated="1006"/>
                </table:table-row>
                <table:table-row table:style-name="ro10">
                  <table:table-cell table:style-name="ce163" office:value-type="string" calcext:value-type="string">
                    <text:p>ECPO10</text:p>
                  </table:table-cell>
                  <table:table-cell table:style-name="ce172" office:value-type="string" calcext:value-type="string">
                    <text:p>Nettoyage préventif ECLAIRAGE La Défense – sens W &amp; Bretelle <text:s/>B3, B4 et B5</text:p>
                  </table:table-cell>
                  <table:table-cell table:style-name="ce224" office:value-type="string" calcext:value-type="string">
                    <text:p>Forfait</text:p>
                  </table:table-cell>
                  <table:table-cell table:style-name="ce373" office:value-type="currency" office:currency="EUR" office:value="33177.6" calcext:value-type="currency">
                    <text:p>33 177,60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2]*[.F62]" office:value-type="currency" office:currency="EUR" office:value="66355.2" calcext:value-type="currency">
                    <text:p>66 355,20 €</text:p>
                  </table:table-cell>
                  <table:table-cell table:style-name="ce144" table:formula="of:=[.D62]*[.G62]" office:value-type="currency" office:currency="EUR" office:value="66355.2" calcext:value-type="currency">
                    <text:p>66 355,20 €</text:p>
                  </table:table-cell>
                  <table:table-cell table:number-columns-repeated="1006"/>
                </table:table-row>
                <table:table-row table:style-name="ro10">
                  <table:table-cell table:style-name="ce163" office:value-type="string" calcext:value-type="string">
                    <text:p>ECPO12</text:p>
                  </table:table-cell>
                  <table:table-cell table:style-name="ce172" office:value-type="string" calcext:value-type="string">
                    <text:p>Nettoyage préventif ECLAIRAGE La Défense – sens Y Echangeur Nanterre – sens E <text:s/>&amp; <text:s/>Bretelle B1</text:p>
                  </table:table-cell>
                  <table:table-cell table:style-name="ce224" office:value-type="string" calcext:value-type="string">
                    <text:p>Forfait</text:p>
                  </table:table-cell>
                  <table:table-cell table:style-name="ce373" office:value-type="currency" office:currency="EUR" office:value="26663.04" calcext:value-type="currency">
                    <text:p>26 663,04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3]*[.F63]" office:value-type="currency" office:currency="EUR" office:value="53326.08" calcext:value-type="currency">
                    <text:p>53 326,08 €</text:p>
                  </table:table-cell>
                  <table:table-cell table:style-name="ce144" table:formula="of:=[.D63]*[.G63]" office:value-type="currency" office:currency="EUR" office:value="53326.08" calcext:value-type="currency">
                    <text:p>53 326,08 €</text:p>
                  </table:table-cell>
                  <table:table-cell table:number-columns-repeated="1006"/>
                </table:table-row>
                <table:table-row table:style-name="ro10">
                  <table:table-cell table:style-name="ce163" office:value-type="string" calcext:value-type="string">
                    <text:p>ECPO14</text:p>
                  </table:table-cell>
                  <table:table-cell table:style-name="ce172" office:value-type="string" calcext:value-type="string">
                    <text:p>Nettoyage préventif ECLAIRAGE Nanterre Centre – sens E</text:p>
                  </table:table-cell>
                  <table:table-cell table:style-name="ce224" office:value-type="string" calcext:value-type="string">
                    <text:p>Forfait</text:p>
                  </table:table-cell>
                  <table:table-cell table:style-name="ce373" office:value-type="currency" office:currency="EUR" office:value="6073.92" calcext:value-type="currency">
                    <text:p>6 073,9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4]*[.F64]" office:value-type="currency" office:currency="EUR" office:value="12147.84" calcext:value-type="currency">
                    <text:p>12 147,84 €</text:p>
                  </table:table-cell>
                  <table:table-cell table:style-name="ce144" table:formula="of:=[.D64]*[.G64]" office:value-type="currency" office:currency="EUR" office:value="12147.84" calcext:value-type="currency">
                    <text:p>12 147,84 €</text:p>
                  </table:table-cell>
                  <table:table-cell table:number-columns-repeated="1006"/>
                </table:table-row>
                <table:table-row table:style-name="ro10">
                  <table:table-cell table:style-name="ce163" office:value-type="string" calcext:value-type="string">
                    <text:p>ECPO16</text:p>
                  </table:table-cell>
                  <table:table-cell table:style-name="ce172" office:value-type="string" calcext:value-type="string">
                    <text:p>Nettoyage préventif ECLAIRAGE Nanterre Centre – sens I &amp; Bretelles B7 et B8</text:p>
                  </table:table-cell>
                  <table:table-cell table:style-name="ce224" office:value-type="string" calcext:value-type="string">
                    <text:p>Forfait</text:p>
                  </table:table-cell>
                  <table:table-cell table:style-name="ce373" office:value-type="currency" office:currency="EUR" office:value="8449.92" calcext:value-type="currency">
                    <text:p>8 449,9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5]*[.F65]" office:value-type="currency" office:currency="EUR" office:value="16899.84" calcext:value-type="currency">
                    <text:p>16 899,84 €</text:p>
                  </table:table-cell>
                  <table:table-cell table:style-name="ce144" table:formula="of:=[.D65]*[.G65]" office:value-type="currency" office:currency="EUR" office:value="16899.84" calcext:value-type="currency">
                    <text:p>16 899,84 €</text:p>
                  </table:table-cell>
                  <table:table-cell table:number-columns-repeated="1006"/>
                </table:table-row>
                <table:table-row table:style-name="ro10">
                  <table:table-cell table:style-name="ce163" office:value-type="string" calcext:value-type="string">
                    <text:p>ECPO18</text:p>
                  </table:table-cell>
                  <table:table-cell table:style-name="ce172" office:value-type="string" calcext:value-type="string">
                    <text:p>Nettoyage préventif ECLAIRAGE Pour un sens du tunnel de Sévines</text:p>
                  </table:table-cell>
                  <table:table-cell table:style-name="ce224" office:value-type="string" calcext:value-type="string">
                    <text:p>Forfait</text:p>
                  </table:table-cell>
                  <table:table-cell table:style-name="ce373" office:value-type="currency" office:currency="EUR" office:value="2488.32" calcext:value-type="currency">
                    <text:p>2 488,3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6]*[.F66]" office:value-type="currency" office:currency="EUR" office:value="4976.64" calcext:value-type="currency">
                    <text:p>4 976,64 €</text:p>
                  </table:table-cell>
                  <table:table-cell table:style-name="ce144" table:formula="of:=[.D66]*[.G66]" office:value-type="currency" office:currency="EUR" office:value="4976.64" calcext:value-type="currency">
                    <text:p>4 976,64 €</text:p>
                  </table:table-cell>
                  <table:table-cell/>
                  <table:table-cell table:style-name="ce223"/>
                  <table:table-cell table:number-columns-repeated="1004"/>
                </table:table-row>
                <table:table-row table:style-name="ro10">
                  <table:table-cell table:style-name="ce163" office:value-type="string" calcext:value-type="string">
                    <text:p>ECPO20</text:p>
                  </table:table-cell>
                  <table:table-cell table:style-name="ce172" office:value-type="string" calcext:value-type="string">
                    <text:p>Nettoyage préventif ECLAIRAGE Pour un sens du tunnel de Neuilly</text:p>
                  </table:table-cell>
                  <table:table-cell table:style-name="ce224" office:value-type="string" calcext:value-type="string">
                    <text:p>Forfait</text:p>
                  </table:table-cell>
                  <table:table-cell table:style-name="ce373" office:value-type="currency" office:currency="EUR" office:value="1676.16" calcext:value-type="currency">
                    <text:p>1 676,16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130" table:formula="of:=[.D67]*[.F67]" office:value-type="currency" office:currency="EUR" office:value="3352.32" calcext:value-type="currency">
                    <text:p>3 352,32 €</text:p>
                  </table:table-cell>
                  <table:table-cell table:style-name="ce144" table:formula="of:=[.D67]*[.G67]" office:value-type="currency" office:currency="EUR" office:value="3352.32" calcext:value-type="currency">
                    <text:p>3 352,32 €</text:p>
                  </table:table-cell>
                  <table:table-cell table:number-columns-repeated="1006"/>
                </table:table-row>
              </table:table-row-group>
            </table:table-row-group>
            <table:table-row table:style-name="ro46">
              <table:table-cell table:style-name="ce162" office:value-type="string" calcext:value-type="string">
                <office:annotation draw:style-name="gr12" draw:text-style-name="P2" svg:width="2.899cm" svg:height="1.937cm" svg:x="5.985cm" svg:y="86.75cm" draw:caption-point-x="-0.61cm" draw:caption-point-y="1.511cm">
                  <dc:creator>ELP</dc:creator>
                  <dc:date>2021-09-17T00:00:00</dc:date>
                  <text:p text:style-name="P1"><text:span text:style-name="T1">Changement quinquennal d’après la note de 2018</text:span></text:p>
                </office:annotation>
                <text:p><text:span text:style-name="T27">Remplacement systématique des sources du système Éclairage par tunnel</text:span></text:p>
              </table:table-cell>
              <table:table-cell table:style-name="ce259" office:value-type="string" calcext:value-type="string" table:number-columns-spanned="6" table:number-rows-spanned="1">
                <text:p><text:span text:style-name="T28">Voir fiche prestation ECL – annexe 4</text:span></text:p>
                <text:p><text:span text:style-name="T28">On entend par éclairage Base, les appareils étant alimentés par les circuits Secours, Nuit et Jour (+ extérieur si présent).</text:span></text:p>
                <text:p><text:span text:style-name="T28">On entend par éclairage Renfort, les appareils alimentés par les circuits Jour Couvert (ou Soleil Voilé) et Plein Soleil.</text:span></text:p>
              </table:table-cell>
              <table:covered-table-cell/>
              <table:covered-table-cell table:style-name="ce112"/>
              <table:covered-table-cell/>
              <table:covered-table-cell table:style-name="ce276"/>
              <table:covered-table-cell table:style-name="ce117"/>
              <table:table-cell/>
              <table:table-cell table:style-name="ce389" table:formula="of:=SUM([.I69];[.I82];[.I99];[.I115])" office:value-type="currency" office:currency="EUR" office:value="311531.864" calcext:value-type="currency">
                <text:p>311 531,86 €</text:p>
              </table:table-cell>
              <table:table-cell table:style-name="ce401" table:formula="of:=SUM([.J69];[.J82];[.J99];[.J115])" office:value-type="currency" office:currency="EUR" office:value="311531.864" calcext:value-type="currency">
                <text:p>311 531,86 €</text:p>
              </table:table-cell>
              <table:table-cell table:number-columns-repeated="1006"/>
            </table:table-row>
            <table:table-row-group>
              <table:table-row table:style-name="ro8">
                <table:table-cell table:style-name="ce164" office:value-type="string" calcext:value-type="string" table:number-columns-spanned="7" table:number-rows-spanned="1">
                  <text:p>Secteur EST</text:p>
                </table:table-cell>
                <table:covered-table-cell table:number-columns-repeated="2"/>
                <table:covered-table-cell table:style-name="ce112"/>
                <table:covered-table-cell/>
                <table:covered-table-cell table:style-name="ce276"/>
                <table:covered-table-cell table:style-name="ce117"/>
                <table:table-cell/>
                <table:table-cell table:style-name="ce131" table:formula="of:=SUM([.I70:.I81])" office:value-type="currency" office:currency="EUR" office:value="79544.672" calcext:value-type="currency">
                  <text:p>79 544,67 €</text:p>
                </table:table-cell>
                <table:table-cell table:style-name="ce132" table:formula="of:=SUM([.J70:.J81])" office:value-type="currency" office:currency="EUR" office:value="79544.672" calcext:value-type="currency">
                  <text:p>79 544,67 €</text:p>
                </table:table-cell>
                <table:table-cell table:number-columns-repeated="1006"/>
              </table:table-row>
              <table:table-row-group>
                <table:table-row table:style-name="ro10">
                  <table:table-cell table:style-name="ce163" office:value-type="string" calcext:value-type="string">
                    <text:p>ECPE50</text:p>
                  </table:table-cell>
                  <table:table-cell table:style-name="ce174" office:value-type="string" calcext:value-type="string">
                    <text:p>Remplacement systématique des sources ECLAIRAGE NUIT + SECOURS Pour un sens du tunnel de Thiais</text:p>
                  </table:table-cell>
                  <table:table-cell table:style-name="ce224" office:value-type="string" calcext:value-type="string">
                    <text:p>Forfait</text:p>
                  </table:table-cell>
                  <table:table-cell table:style-name="ce373" office:value-type="currency" office:currency="EUR" office:value="25966.15" calcext:value-type="currency">
                    <text:p>25 966,1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0]*[.F70]" office:value-type="currency" office:currency="EUR" office:value="10386.46" calcext:value-type="currency">
                    <text:p>10 386,46 €</text:p>
                  </table:table-cell>
                  <table:table-cell table:style-name="ce144" table:formula="of:=[.D70]*[.G70]" office:value-type="currency" office:currency="EUR" office:value="10386.46" calcext:value-type="currency">
                    <text:p>10 386,46 €</text:p>
                  </table:table-cell>
                  <table:table-cell/>
                  <table:table-cell table:style-name="ce254" table:number-columns-repeated="1005"/>
                </table:table-row>
                <table:table-row table:style-name="ro10">
                  <table:table-cell table:style-name="ce163" office:value-type="string" calcext:value-type="string">
                    <text:p>ECPE54</text:p>
                  </table:table-cell>
                  <table:table-cell table:style-name="ce175" office:value-type="string" calcext:value-type="string">
                    <office:annotation draw:style-name="gr12" draw:text-style-name="P2" svg:width="2.899cm" svg:height="1.937cm" svg:x="21.491cm" svg:y="90.568cm" draw:caption-point-x="-0.609cm" draw:caption-point-y="1.51cm">
                      <dc:creator>ELP</dc:creator>
                      <dc:date>2021-09-17T00:00:00</dc:date>
                      <text:p text:style-name="P1"><text:span text:style-name="T1">Pour un sens, et non uniquement le sens I…</text:span></text:p>
                    </office:annotation>
                    <text:p>Remplacement systématique des sources ECLAIRAGE JOUR + EXTERIEUR Thiais – sens I</text:p>
                  </table:table-cell>
                  <table:table-cell table:style-name="ce224" office:value-type="string" calcext:value-type="string">
                    <text:p>Forfait</text:p>
                  </table:table-cell>
                  <table:table-cell table:style-name="ce373" office:value-type="currency" office:currency="EUR" office:value="16213.33" calcext:value-type="currency">
                    <text:p>16 213,3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1]*[.F71]" office:value-type="currency" office:currency="EUR" office:value="6485.332" calcext:value-type="currency">
                    <text:p>6 485,33 €</text:p>
                  </table:table-cell>
                  <table:table-cell table:style-name="ce144" table:formula="of:=[.D71]*[.G71]" office:value-type="currency" office:currency="EUR" office:value="6485.332" calcext:value-type="currency">
                    <text:p>6 485,33 €</text:p>
                  </table:table-cell>
                  <table:table-cell/>
                  <table:table-cell table:style-name="ce254" table:number-columns-repeated="1005"/>
                </table:table-row>
                <table:table-row table:style-name="ro6">
                  <table:table-cell table:style-name="ce163" office:value-type="string" calcext:value-type="string">
                    <text:p>ECPE56</text:p>
                  </table:table-cell>
                  <table:table-cell table:style-name="ce175" office:value-type="string" calcext:value-type="string">
                    <office:annotation draw:style-name="gr12" draw:text-style-name="P2" svg:width="2.899cm" svg:height="1.937cm" svg:x="21.491cm" svg:y="91.997cm" draw:caption-point-x="-0.609cm" draw:caption-point-y="1.51cm">
                      <dc:creator>ELP</dc:creator>
                      <dc:date>2021-09-17T00:00:00</dc:date>
                      <text:p text:style-name="P1"><text:span text:style-name="T1">Pour un sens, et non uniquement le sens I…</text:span></text:p>
                    </office:annotation>
                    <text:p>Remplacement systématique des sources ECLAIRAGE RENFORT <text:s/>Thiais – sens I</text:p>
                  </table:table-cell>
                  <table:table-cell table:style-name="ce224" office:value-type="string" calcext:value-type="string">
                    <text:p>Forfait</text:p>
                  </table:table-cell>
                  <table:table-cell table:style-name="ce373" office:value-type="currency" office:currency="EUR" office:value="25096.48" calcext:value-type="currency">
                    <text:p>25 096,4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2]*[.F72]" office:value-type="currency" office:currency="EUR" office:value="10038.592" calcext:value-type="currency">
                    <text:p>10 038,59 €</text:p>
                  </table:table-cell>
                  <table:table-cell table:style-name="ce144" table:formula="of:=[.D72]*[.G72]" office:value-type="currency" office:currency="EUR" office:value="10038.592" calcext:value-type="currency">
                    <text:p>10 038,59 €</text:p>
                  </table:table-cell>
                  <table:table-cell/>
                  <table:table-cell table:style-name="ce254" table:number-columns-repeated="1005"/>
                </table:table-row>
                <table:table-row table:style-name="ro10">
                  <table:table-cell table:style-name="ce163" office:value-type="string" calcext:value-type="string">
                    <text:p>ECPE58</text:p>
                  </table:table-cell>
                  <table:table-cell table:style-name="ce174" office:value-type="string" calcext:value-type="string">
                    <text:p>Remplacement systématique des sources ECLAIRAGE NUIT + SECOURS Pour un sens du tunnel Champigny</text:p>
                  </table:table-cell>
                  <table:table-cell table:style-name="ce224" office:value-type="string" calcext:value-type="string">
                    <text:p>Forfait</text:p>
                  </table:table-cell>
                  <table:table-cell table:style-name="ce373" office:value-type="currency" office:currency="EUR" office:value="18325.4" calcext:value-type="currency">
                    <text:p>18 325,4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3]*[.F73]" office:value-type="currency" office:currency="EUR" office:value="7330.16" calcext:value-type="currency">
                    <text:p>7 330,16 €</text:p>
                  </table:table-cell>
                  <table:table-cell table:style-name="ce144" table:formula="of:=[.D73]*[.G73]" office:value-type="currency" office:currency="EUR" office:value="7330.16" calcext:value-type="currency">
                    <text:p>7 330,16 €</text:p>
                  </table:table-cell>
                  <table:table-cell/>
                  <table:table-cell table:style-name="ce254" table:number-columns-repeated="1005"/>
                </table:table-row>
                <table:table-row table:style-name="ro10">
                  <table:table-cell table:style-name="ce163" office:value-type="string" calcext:value-type="string">
                    <text:p>ECPE60</text:p>
                  </table:table-cell>
                  <table:table-cell table:style-name="ce175" office:value-type="string" calcext:value-type="string">
                    <text:p>Remplacement systématique des sources ECLAIRAGE JOUR + EXTERIEUR Pour un sens du tunnel Champigny</text:p>
                  </table:table-cell>
                  <table:table-cell table:style-name="ce224" office:value-type="string" calcext:value-type="string">
                    <text:p>Forfait</text:p>
                  </table:table-cell>
                  <table:table-cell table:style-name="ce373" office:value-type="currency" office:currency="EUR" office:value="13417.93" calcext:value-type="currency">
                    <text:p>13 417,9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4]*[.F74]" office:value-type="currency" office:currency="EUR" office:value="5367.172" calcext:value-type="currency">
                    <text:p>5 367,17 €</text:p>
                  </table:table-cell>
                  <table:table-cell table:style-name="ce144" table:formula="of:=[.D74]*[.G74]" office:value-type="currency" office:currency="EUR" office:value="5367.172" calcext:value-type="currency">
                    <text:p>5 367,17 €</text:p>
                  </table:table-cell>
                  <table:table-cell/>
                  <table:table-cell table:style-name="ce254" table:number-columns-repeated="1005"/>
                </table:table-row>
                <table:table-row table:style-name="ro6">
                  <table:table-cell table:style-name="ce163" office:value-type="string" calcext:value-type="string">
                    <text:p>ECPE61</text:p>
                  </table:table-cell>
                  <table:table-cell table:style-name="ce175" office:value-type="string" calcext:value-type="string">
                    <text:p>Remplacement systématique des sources ECLAIRAGE RENFORT <text:s/>Pour un sens du tunnel Champigny</text:p>
                  </table:table-cell>
                  <table:table-cell table:style-name="ce224" office:value-type="string" calcext:value-type="string">
                    <text:p>Forfait</text:p>
                  </table:table-cell>
                  <table:table-cell table:style-name="ce373" office:value-type="currency" office:currency="EUR" office:value="12206.58" calcext:value-type="currency">
                    <text:p>12 206,5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5]*[.F75]" office:value-type="currency" office:currency="EUR" office:value="4882.632" calcext:value-type="currency">
                    <text:p>4 882,63 €</text:p>
                  </table:table-cell>
                  <table:table-cell table:style-name="ce144" table:formula="of:=[.D75]*[.G75]" office:value-type="currency" office:currency="EUR" office:value="4882.632" calcext:value-type="currency">
                    <text:p>4 882,63 €</text:p>
                  </table:table-cell>
                  <table:table-cell/>
                  <table:table-cell table:style-name="ce254" table:number-columns-repeated="1005"/>
                </table:table-row>
                <table:table-row table:style-name="ro10">
                  <table:table-cell table:style-name="ce163" office:value-type="string" calcext:value-type="string">
                    <text:p>ECPE62</text:p>
                  </table:table-cell>
                  <table:table-cell table:style-name="ce174" office:value-type="string" calcext:value-type="string">
                    <text:p>Remplacement systématique des sources ECLAIRAGE NUIT + SECOURS Pour un sens du tunnel Nogent</text:p>
                  </table:table-cell>
                  <table:table-cell table:style-name="ce224" office:value-type="string" calcext:value-type="string">
                    <text:p>Forfait</text:p>
                  </table:table-cell>
                  <table:table-cell table:style-name="ce373" office:value-type="currency" office:currency="EUR" office:value="49323.28" calcext:value-type="currency">
                    <text:p>49 323,2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6]*[.F76]" office:value-type="currency" office:currency="EUR" office:value="19729.312" calcext:value-type="currency">
                    <text:p>19 729,31 €</text:p>
                  </table:table-cell>
                  <table:table-cell table:style-name="ce144" table:formula="of:=[.D76]*[.G76]" office:value-type="currency" office:currency="EUR" office:value="19729.312" calcext:value-type="currency">
                    <text:p>19 729,31 €</text:p>
                  </table:table-cell>
                  <table:table-cell/>
                  <table:table-cell table:style-name="ce254" table:number-columns-repeated="1005"/>
                </table:table-row>
                <table:table-row table:style-name="ro10">
                  <table:table-cell table:style-name="ce163" office:value-type="string" calcext:value-type="string">
                    <text:p>ECPE64</text:p>
                  </table:table-cell>
                  <table:table-cell table:style-name="ce175" office:value-type="string" calcext:value-type="string">
                    <text:p>Remplacement systématique des sources ECLAIRAGE JOUR + EXTERIEUR Pour un sens du tunnel Nogent</text:p>
                  </table:table-cell>
                  <table:table-cell table:style-name="ce224" office:value-type="string" calcext:value-type="string">
                    <text:p>Forfait</text:p>
                  </table:table-cell>
                  <table:table-cell table:style-name="ce373" office:value-type="currency" office:currency="EUR" office:value="17517.85" calcext:value-type="currency">
                    <text:p>17 517,8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7]*[.F77]" office:value-type="currency" office:currency="EUR" office:value="7007.14" calcext:value-type="currency">
                    <text:p>7 007,14 €</text:p>
                  </table:table-cell>
                  <table:table-cell table:style-name="ce144" table:formula="of:=[.D77]*[.G77]" office:value-type="currency" office:currency="EUR" office:value="7007.14" calcext:value-type="currency">
                    <text:p>7 007,14 €</text:p>
                  </table:table-cell>
                  <table:table-cell/>
                  <table:table-cell table:style-name="ce254" table:number-columns-repeated="1005"/>
                </table:table-row>
                <table:table-row table:style-name="ro6">
                  <table:table-cell table:style-name="ce163" office:value-type="string" calcext:value-type="string">
                    <text:p>ECPE65</text:p>
                  </table:table-cell>
                  <table:table-cell table:style-name="ce175" office:value-type="string" calcext:value-type="string">
                    <text:p>Remplacement systématique des sources ECLAIRAGE RENFORT <text:s/>Pour un sens du tunnel Nogent</text:p>
                  </table:table-cell>
                  <table:table-cell table:style-name="ce224" office:value-type="string" calcext:value-type="string">
                    <text:p>Forfait</text:p>
                  </table:table-cell>
                  <table:table-cell table:style-name="ce373" office:value-type="currency" office:currency="EUR" office:value="13480.05" calcext:value-type="currency">
                    <text:p>13 480,0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8]*[.F78]" office:value-type="currency" office:currency="EUR" office:value="5392.02" calcext:value-type="currency">
                    <text:p>5 392,02 €</text:p>
                  </table:table-cell>
                  <table:table-cell table:style-name="ce144" table:formula="of:=[.D78]*[.G78]" office:value-type="currency" office:currency="EUR" office:value="5392.02" calcext:value-type="currency">
                    <text:p>5 392,02 €</text:p>
                  </table:table-cell>
                  <table:table-cell/>
                  <table:table-cell table:style-name="ce254" table:number-columns-repeated="1005"/>
                </table:table-row>
                <table:table-row table:style-name="ro10">
                  <table:table-cell table:style-name="ce163" office:value-type="string" calcext:value-type="string">
                    <text:p>ECPE66</text:p>
                  </table:table-cell>
                  <table:table-cell table:style-name="ce174" office:value-type="string" calcext:value-type="string">
                    <text:p>Remplacement systématique des sources ECLAIRAGE NUIT + SECOURS Pour un sens du tunnel Boissy</text:p>
                  </table:table-cell>
                  <table:table-cell table:style-name="ce224" office:value-type="string" calcext:value-type="string">
                    <text:p>Forfait</text:p>
                  </table:table-cell>
                  <table:table-cell table:style-name="ce373" office:value-type="currency" office:currency="EUR" office:value="962.85" calcext:value-type="currency">
                    <text:p>962,8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79]*[.F79]" office:value-type="currency" office:currency="EUR" office:value="385.14" calcext:value-type="currency">
                    <text:p>385,14 €</text:p>
                  </table:table-cell>
                  <table:table-cell table:style-name="ce144" table:formula="of:=[.D79]*[.G79]" office:value-type="currency" office:currency="EUR" office:value="385.14" calcext:value-type="currency">
                    <text:p>385,14 €</text:p>
                  </table:table-cell>
                  <table:table-cell/>
                  <table:table-cell table:style-name="ce254" table:number-columns-repeated="1005"/>
                </table:table-row>
                <table:table-row table:style-name="ro10">
                  <table:table-cell table:style-name="ce163" office:value-type="string" calcext:value-type="string">
                    <text:p>ECPE68</text:p>
                  </table:table-cell>
                  <table:table-cell table:style-name="ce175" office:value-type="string" calcext:value-type="string">
                    <text:p>Remplacement systématique des sources ECLAIRAGE JOUR + EXTERIEUR Pour un sens du tunnel Boissy</text:p>
                  </table:table-cell>
                  <table:table-cell table:style-name="ce224" office:value-type="string" calcext:value-type="string">
                    <text:p>Forfait</text:p>
                  </table:table-cell>
                  <table:table-cell table:style-name="ce373" office:value-type="currency" office:currency="EUR" office:value="2469.28" calcext:value-type="currency">
                    <text:p>2 469,2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0]*[.F80]" office:value-type="currency" office:currency="EUR" office:value="987.712" calcext:value-type="currency">
                    <text:p>987,71 €</text:p>
                  </table:table-cell>
                  <table:table-cell table:style-name="ce144" table:formula="of:=[.D80]*[.G80]" office:value-type="currency" office:currency="EUR" office:value="987.712" calcext:value-type="currency">
                    <text:p>987,71 €</text:p>
                  </table:table-cell>
                  <table:table-cell/>
                  <table:table-cell table:style-name="ce254" table:number-columns-repeated="1005"/>
                </table:table-row>
                <table:table-row table:style-name="ro6">
                  <table:table-cell table:style-name="ce163" office:value-type="string" calcext:value-type="string">
                    <text:p>ECPE69</text:p>
                  </table:table-cell>
                  <table:table-cell table:style-name="ce175" office:value-type="string" calcext:value-type="string">
                    <text:p>Remplacement systématique des sources ECLAIRAGE RENFORT <text:s/>Pour un sens du tunnel Boissy</text:p>
                  </table:table-cell>
                  <table:table-cell table:style-name="ce224" office:value-type="string" calcext:value-type="string">
                    <text:p>Forfait</text:p>
                  </table:table-cell>
                  <table:table-cell table:style-name="ce373" office:value-type="currency" office:currency="EUR" office:value="3882.5" calcext:value-type="currency">
                    <text:p>3 882,5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1]*[.F81]" office:value-type="currency" office:currency="EUR" office:value="1553" calcext:value-type="currency">
                    <text:p>1 553,00 €</text:p>
                  </table:table-cell>
                  <table:table-cell table:style-name="ce144" table:formula="of:=[.D81]*[.G81]" office:value-type="currency" office:currency="EUR" office:value="1553" calcext:value-type="currency">
                    <text:p>1 553,00 €</text:p>
                  </table:table-cell>
                  <table:table-cell/>
                  <table:table-cell table:style-name="ce254" table:number-columns-repeated="1005"/>
                </table:table-row>
              </table:table-row-group>
              <table:table-row table:style-name="ro8">
                <table:table-cell table:style-name="ce164" office:value-type="string" calcext:value-type="string" table:number-columns-spanned="7" table:number-rows-spanned="1">
                  <text:p>Secteur NORD</text:p>
                </table:table-cell>
                <table:covered-table-cell table:number-columns-repeated="2"/>
                <table:covered-table-cell table:style-name="ce112"/>
                <table:covered-table-cell/>
                <table:covered-table-cell table:style-name="ce276"/>
                <table:covered-table-cell table:style-name="ce117"/>
                <table:table-cell/>
                <table:table-cell table:style-name="ce132" table:formula="of:=SUM([.I83:.I98])" office:value-type="currency" office:currency="EUR" office:value="50168.14" calcext:value-type="currency">
                  <text:p>50 168,14 €</text:p>
                </table:table-cell>
                <table:table-cell table:style-name="ce132" table:formula="of:=SUM([.J83:.J98])" office:value-type="currency" office:currency="EUR" office:value="50168.14" calcext:value-type="currency">
                  <text:p>50 168,14 €</text:p>
                </table:table-cell>
                <table:table-cell table:number-columns-repeated="1006"/>
              </table:table-row>
              <table:table-row-group>
                <table:table-row table:style-name="ro6">
                  <table:table-cell table:style-name="ce163" office:value-type="string" calcext:value-type="string">
                    <text:p>ECPN50</text:p>
                  </table:table-cell>
                  <table:table-cell table:style-name="ce174" office:value-type="string" calcext:value-type="string">
                    <text:p>Remplacement systématique des sources ECLAIRAGE NUIT + SECOURS Pour un sens du tunnel de Bobigny</text:p>
                  </table:table-cell>
                  <table:table-cell table:style-name="ce224" office:value-type="string" calcext:value-type="string">
                    <text:p>Forfait</text:p>
                  </table:table-cell>
                  <table:table-cell table:style-name="ce373" office:value-type="currency" office:currency="EUR" office:value="16461.8" calcext:value-type="currency">
                    <text:p>16 461,8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3]*[.F83]" office:value-type="currency" office:currency="EUR" office:value="6584.72" calcext:value-type="currency">
                    <text:p>6 584,72 €</text:p>
                  </table:table-cell>
                  <table:table-cell table:style-name="ce144" table:formula="of:=[.D83]*[.G83]" office:value-type="currency" office:currency="EUR" office:value="6584.72" calcext:value-type="currency">
                    <text:p>6 584,72 €</text:p>
                  </table:table-cell>
                  <table:table-cell/>
                  <table:table-cell table:style-name="ce254" table:number-columns-repeated="1005"/>
                </table:table-row>
                <table:table-row table:style-name="ro10">
                  <table:table-cell table:style-name="ce163" office:value-type="string" calcext:value-type="string">
                    <text:p>ECPN51</text:p>
                  </table:table-cell>
                  <table:table-cell table:style-name="ce175" office:value-type="string" calcext:value-type="string">
                    <text:p>Remplacement systématique des sources ECLAIRAGE JOUR + EXTERIEUR Pour un sens du tunnel de Bobigny</text:p>
                  </table:table-cell>
                  <table:table-cell table:style-name="ce224" office:value-type="string" calcext:value-type="string">
                    <text:p>Forfait</text:p>
                  </table:table-cell>
                  <table:table-cell table:style-name="ce373" office:value-type="currency" office:currency="EUR" office:value="8230.9" calcext:value-type="currency">
                    <text:p>8 230,9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4]*[.F84]" office:value-type="currency" office:currency="EUR" office:value="3292.36" calcext:value-type="currency">
                    <text:p>3 292,36 €</text:p>
                  </table:table-cell>
                  <table:table-cell table:style-name="ce144" table:formula="of:=[.D84]*[.G84]" office:value-type="currency" office:currency="EUR" office:value="3292.36" calcext:value-type="currency">
                    <text:p>3 292,36 €</text:p>
                  </table:table-cell>
                  <table:table-cell/>
                  <table:table-cell table:style-name="ce254" table:number-columns-repeated="1005"/>
                </table:table-row>
                <table:table-row table:style-name="ro6">
                  <table:table-cell table:style-name="ce163" office:value-type="string" calcext:value-type="string">
                    <text:p>ECPN52</text:p>
                  </table:table-cell>
                  <table:table-cell table:style-name="ce175" office:value-type="string" calcext:value-type="string">
                    <text:p>Remplacement systématique des sources ECLAIRAGE RENFORT <text:s/>Pour un sens du tunnel de Bobigny</text:p>
                  </table:table-cell>
                  <table:table-cell table:style-name="ce224" office:value-type="string" calcext:value-type="string">
                    <text:p>Forfait</text:p>
                  </table:table-cell>
                  <table:table-cell table:style-name="ce373" office:value-type="currency" office:currency="EUR" office:value="3571.9" calcext:value-type="currency">
                    <text:p>3 571,9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5]*[.F85]" office:value-type="currency" office:currency="EUR" office:value="1428.76" calcext:value-type="currency">
                    <text:p>1 428,76 €</text:p>
                  </table:table-cell>
                  <table:table-cell table:style-name="ce144" table:formula="of:=[.D85]*[.G85]" office:value-type="currency" office:currency="EUR" office:value="1428.76" calcext:value-type="currency">
                    <text:p>1 428,76 €</text:p>
                  </table:table-cell>
                  <table:table-cell/>
                  <table:table-cell table:style-name="ce254" table:number-columns-repeated="1005"/>
                </table:table-row>
                <table:table-row table:style-name="ro6">
                  <table:table-cell table:style-name="ce163" office:value-type="string" calcext:value-type="string">
                    <text:p>ECPN53</text:p>
                  </table:table-cell>
                  <table:table-cell table:style-name="ce174" office:value-type="string" calcext:value-type="string">
                    <text:p>Remplacement systématique des sources ECLAIRAGE NUIT + SECOURS Pour un sens du tunnel de Lumen Norton</text:p>
                  </table:table-cell>
                  <table:table-cell table:style-name="ce224" office:value-type="string" calcext:value-type="string">
                    <text:p>Forfait</text:p>
                  </table:table-cell>
                  <table:table-cell table:style-name="ce373" office:value-type="currency" office:currency="EUR" office:value="6336.25" calcext:value-type="currency">
                    <text:p>6 336,2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6]*[.F86]" office:value-type="currency" office:currency="EUR" office:value="2534.5" calcext:value-type="currency">
                    <text:p>2 534,50 €</text:p>
                  </table:table-cell>
                  <table:table-cell table:style-name="ce144" table:formula="of:=[.D86]*[.G86]" office:value-type="currency" office:currency="EUR" office:value="2534.5" calcext:value-type="currency">
                    <text:p>2 534,50 €</text:p>
                  </table:table-cell>
                  <table:table-cell/>
                  <table:table-cell table:style-name="ce254" table:number-columns-repeated="1005"/>
                </table:table-row>
                <table:table-row table:style-name="ro10">
                  <table:table-cell table:style-name="ce163" office:value-type="string" calcext:value-type="string">
                    <text:p>ECPN55</text:p>
                  </table:table-cell>
                  <table:table-cell table:style-name="ce175" office:value-type="string" calcext:value-type="string">
                    <text:p>Remplacement systématique des sources ECLAIRAGE JOUR + EXTERIEUR Pour un sens du tunnel de Lumen Norton</text:p>
                  </table:table-cell>
                  <table:table-cell table:style-name="ce224" office:value-type="string" calcext:value-type="string">
                    <text:p>Forfait</text:p>
                  </table:table-cell>
                  <table:table-cell table:style-name="ce373" office:value-type="currency" office:currency="EUR" office:value="3168.13" calcext:value-type="currency">
                    <text:p>3 168,1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7]*[.F87]" office:value-type="currency" office:currency="EUR" office:value="1267.252" calcext:value-type="currency">
                    <text:p>1 267,25 €</text:p>
                  </table:table-cell>
                  <table:table-cell table:style-name="ce144" table:formula="of:=[.D87]*[.G87]" office:value-type="currency" office:currency="EUR" office:value="1267.252" calcext:value-type="currency">
                    <text:p>1 267,25 €</text:p>
                  </table:table-cell>
                  <table:table-cell/>
                  <table:table-cell table:style-name="ce254" table:number-columns-repeated="1005"/>
                </table:table-row>
                <table:table-row table:style-name="ro6">
                  <table:table-cell table:style-name="ce163" office:value-type="string" calcext:value-type="string">
                    <text:p>ECPN57</text:p>
                  </table:table-cell>
                  <table:table-cell table:style-name="ce175" office:value-type="string" calcext:value-type="string">
                    <text:p>Remplacement systématique des sources ECLAIRAGE RENFORT <text:s/>Pour un sens du tunnel de Lumen Norton</text:p>
                  </table:table-cell>
                  <table:table-cell table:style-name="ce224" office:value-type="string" calcext:value-type="string">
                    <text:p>Forfait</text:p>
                  </table:table-cell>
                  <table:table-cell table:style-name="ce373" office:value-type="currency" office:currency="EUR" office:value="3090.48" calcext:value-type="currency">
                    <text:p>3 090,4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8]*[.F88]" office:value-type="currency" office:currency="EUR" office:value="1236.192" calcext:value-type="currency">
                    <text:p>1 236,19 €</text:p>
                  </table:table-cell>
                  <table:table-cell table:style-name="ce144" table:formula="of:=[.D88]*[.G88]" office:value-type="currency" office:currency="EUR" office:value="1236.192" calcext:value-type="currency">
                    <text:p>1 236,19 €</text:p>
                  </table:table-cell>
                  <table:table-cell/>
                  <table:table-cell table:style-name="ce254" table:number-columns-repeated="1005"/>
                </table:table-row>
                <table:table-row table:style-name="ro10">
                  <table:table-cell table:style-name="ce163" office:value-type="string" calcext:value-type="string">
                    <text:p>ECPN59</text:p>
                  </table:table-cell>
                  <table:table-cell table:style-name="ce176" office:value-type="string" calcext:value-type="string">
                    <text:p>Remplacement systématique des sources Eclairage Viaduc Pour un sens du tunnel de Lumen Norton</text:p>
                  </table:table-cell>
                  <table:table-cell table:style-name="ce224" office:value-type="string" calcext:value-type="string">
                    <text:p>Forfait</text:p>
                  </table:table-cell>
                  <table:table-cell table:style-name="ce373" office:value-type="currency" office:currency="EUR" office:value="1087.1" calcext:value-type="currency">
                    <text:p>1 087,1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89]*[.F89]" office:value-type="currency" office:currency="EUR" office:value="434.84" calcext:value-type="currency">
                    <text:p>434,84 €</text:p>
                  </table:table-cell>
                  <table:table-cell table:style-name="ce144" table:formula="of:=[.D89]*[.G89]" office:value-type="currency" office:currency="EUR" office:value="434.84" calcext:value-type="currency">
                    <text:p>434,84 €</text:p>
                  </table:table-cell>
                  <table:table-cell/>
                  <table:table-cell table:style-name="ce254" table:number-columns-repeated="1005"/>
                </table:table-row>
                <table:table-row table:style-name="ro6">
                  <table:table-cell table:style-name="ce163" office:value-type="string" calcext:value-type="string">
                    <text:p>ECPN61</text:p>
                  </table:table-cell>
                  <table:table-cell table:style-name="ce174" office:value-type="string" calcext:value-type="string">
                    <text:p>Remplacement systématique des sources ECLAIRAGE NUIT + SECOURS Pour un sens du tunnel de La Courneuve</text:p>
                  </table:table-cell>
                  <table:table-cell table:style-name="ce224" office:value-type="string" calcext:value-type="string">
                    <text:p>Forfait</text:p>
                  </table:table-cell>
                  <table:table-cell table:style-name="ce373" office:value-type="currency" office:currency="EUR" office:value="8448.33" calcext:value-type="currency">
                    <text:p>8 448,3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0]*[.F90]" office:value-type="currency" office:currency="EUR" office:value="3379.332" calcext:value-type="currency">
                    <text:p>3 379,33 €</text:p>
                  </table:table-cell>
                  <table:table-cell table:style-name="ce144" table:formula="of:=[.D90]*[.G90]" office:value-type="currency" office:currency="EUR" office:value="3379.332" calcext:value-type="currency">
                    <text:p>3 379,33 €</text:p>
                  </table:table-cell>
                  <table:table-cell/>
                  <table:table-cell table:style-name="ce254" table:number-columns-repeated="1005"/>
                </table:table-row>
                <table:table-row table:style-name="ro10">
                  <table:table-cell table:style-name="ce163" office:value-type="string" calcext:value-type="string">
                    <text:p>ECPN62</text:p>
                  </table:table-cell>
                  <table:table-cell table:style-name="ce175" office:value-type="string" calcext:value-type="string">
                    <text:p>Remplacement systématique des sources ECLAIRAGE JOUR + EXTERIEUR Pour un sens du tunnel de La Courneuve</text:p>
                  </table:table-cell>
                  <table:table-cell table:style-name="ce224" office:value-type="string" calcext:value-type="string">
                    <text:p>Forfait</text:p>
                  </table:table-cell>
                  <table:table-cell table:style-name="ce373" office:value-type="currency" office:currency="EUR" office:value="2174.2" calcext:value-type="currency">
                    <text:p>2 174,2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1]*[.F91]" office:value-type="currency" office:currency="EUR" office:value="869.68" calcext:value-type="currency">
                    <text:p>869,68 €</text:p>
                  </table:table-cell>
                  <table:table-cell table:style-name="ce144" table:formula="of:=[.D91]*[.G91]" office:value-type="currency" office:currency="EUR" office:value="869.68" calcext:value-type="currency">
                    <text:p>869,68 €</text:p>
                  </table:table-cell>
                  <table:table-cell/>
                  <table:table-cell table:style-name="ce254" table:number-columns-repeated="1005"/>
                </table:table-row>
                <table:table-row table:style-name="ro6">
                  <table:table-cell table:style-name="ce163" office:value-type="string" calcext:value-type="string">
                    <text:p>ECPN63</text:p>
                  </table:table-cell>
                  <table:table-cell table:style-name="ce175" office:value-type="string" calcext:value-type="string">
                    <text:p>Remplacement systématique des sources ECLAIRAGE RENFORT <text:s/>Pour un sens du tunnel de La Courneuve</text:p>
                  </table:table-cell>
                  <table:table-cell table:style-name="ce224" office:value-type="string" calcext:value-type="string">
                    <text:p>Forfait</text:p>
                  </table:table-cell>
                  <table:table-cell table:style-name="ce373" office:value-type="currency" office:currency="EUR" office:value="4969.6" calcext:value-type="currency">
                    <text:p>4 969,6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2]*[.F92]" office:value-type="currency" office:currency="EUR" office:value="1987.84" calcext:value-type="currency">
                    <text:p>1 987,84 €</text:p>
                  </table:table-cell>
                  <table:table-cell table:style-name="ce144" table:formula="of:=[.D92]*[.G92]" office:value-type="currency" office:currency="EUR" office:value="1987.84" calcext:value-type="currency">
                    <text:p>1 987,84 €</text:p>
                  </table:table-cell>
                  <table:table-cell/>
                  <table:table-cell table:style-name="ce254" table:number-columns-repeated="1005"/>
                </table:table-row>
                <table:table-row table:style-name="ro6">
                  <table:table-cell table:style-name="ce163" office:value-type="string" calcext:value-type="string">
                    <text:p>ECPN64</text:p>
                  </table:table-cell>
                  <table:table-cell table:style-name="ce174" office:value-type="string" calcext:value-type="string">
                    <text:p>Remplacement systématique des sources ECLAIRAGE NUIT + SECOURS Pour un sens du tunnel de Landy</text:p>
                  </table:table-cell>
                  <table:table-cell table:style-name="ce224" office:value-type="string" calcext:value-type="string">
                    <text:p>Forfait</text:p>
                  </table:table-cell>
                  <table:table-cell table:style-name="ce373" office:value-type="currency" office:currency="EUR" office:value="28140.35" calcext:value-type="currency">
                    <text:p>28 140,3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3]*[.F93]" office:value-type="currency" office:currency="EUR" office:value="11256.14" calcext:value-type="currency">
                    <text:p>11 256,14 €</text:p>
                  </table:table-cell>
                  <table:table-cell table:style-name="ce144" table:formula="of:=[.D93]*[.G93]" office:value-type="currency" office:currency="EUR" office:value="11256.14" calcext:value-type="currency">
                    <text:p>11 256,14 €</text:p>
                  </table:table-cell>
                  <table:table-cell/>
                  <table:table-cell table:style-name="ce254" table:number-columns-repeated="1005"/>
                </table:table-row>
                <table:table-row table:style-name="ro10">
                  <table:table-cell table:style-name="ce163" office:value-type="string" calcext:value-type="string">
                    <text:p>ECPN65</text:p>
                  </table:table-cell>
                  <table:table-cell table:style-name="ce175" office:value-type="string" calcext:value-type="string">
                    <text:p>Remplacement systématique des sources ECLAIRAGE JOUR + EXTERIEUR Pour un sens du tunnel de Landy</text:p>
                  </table:table-cell>
                  <table:table-cell table:style-name="ce224" office:value-type="string" calcext:value-type="string">
                    <text:p>Forfait</text:p>
                  </table:table-cell>
                  <table:table-cell table:style-name="ce373" office:value-type="currency" office:currency="EUR" office:value="14023.6" calcext:value-type="currency">
                    <text:p>14 023,6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4]*[.F94]" office:value-type="currency" office:currency="EUR" office:value="5609.44" calcext:value-type="currency">
                    <text:p>5 609,44 €</text:p>
                  </table:table-cell>
                  <table:table-cell table:style-name="ce144" table:formula="of:=[.D94]*[.G94]" office:value-type="currency" office:currency="EUR" office:value="5609.44" calcext:value-type="currency">
                    <text:p>5 609,44 €</text:p>
                  </table:table-cell>
                  <table:table-cell/>
                  <table:table-cell table:style-name="ce254" table:number-columns-repeated="1005"/>
                </table:table-row>
                <table:table-row table:style-name="ro6">
                  <table:table-cell table:style-name="ce163" office:value-type="string" calcext:value-type="string">
                    <text:p>ECPN66</text:p>
                  </table:table-cell>
                  <table:table-cell table:style-name="ce175" office:value-type="string" calcext:value-type="string">
                    <text:p>Remplacement systématique des sources ECLAIRAGE RENFORT <text:s/>Pour un sens du tunnel de Landy</text:p>
                  </table:table-cell>
                  <table:table-cell table:style-name="ce224" office:value-type="string" calcext:value-type="string">
                    <text:p>Forfait</text:p>
                  </table:table-cell>
                  <table:table-cell table:style-name="ce373" office:value-type="currency" office:currency="EUR" office:value="4627.95" calcext:value-type="currency">
                    <text:p>4 627,9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5]*[.F95]" office:value-type="currency" office:currency="EUR" office:value="1851.18" calcext:value-type="currency">
                    <text:p>1 851,18 €</text:p>
                  </table:table-cell>
                  <table:table-cell table:style-name="ce144" table:formula="of:=[.D95]*[.G95]" office:value-type="currency" office:currency="EUR" office:value="1851.18" calcext:value-type="currency">
                    <text:p>1 851,18 €</text:p>
                  </table:table-cell>
                  <table:table-cell/>
                  <table:table-cell table:style-name="ce254" table:number-columns-repeated="1005"/>
                </table:table-row>
                <table:table-row table:style-name="ro6">
                  <table:table-cell table:style-name="ce163" office:value-type="string" calcext:value-type="string">
                    <text:p>ECPN67</text:p>
                  </table:table-cell>
                  <table:table-cell table:style-name="ce174" office:value-type="string" calcext:value-type="string">
                    <text:p>Remplacement systématique des sources ECLAIRAGE NUIT + SECOURS Pour un sens du tunnel de Taverny</text:p>
                  </table:table-cell>
                  <table:table-cell table:style-name="ce224" office:value-type="string" calcext:value-type="string">
                    <text:p>Forfait</text:p>
                  </table:table-cell>
                  <table:table-cell table:style-name="ce373" office:value-type="currency" office:currency="EUR" office:value="9877.08" calcext:value-type="currency">
                    <text:p>9 877,0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6]*[.F96]" office:value-type="currency" office:currency="EUR" office:value="3950.832" calcext:value-type="currency">
                    <text:p>3 950,83 €</text:p>
                  </table:table-cell>
                  <table:table-cell table:style-name="ce144" table:formula="of:=[.D96]*[.G96]" office:value-type="currency" office:currency="EUR" office:value="3950.832" calcext:value-type="currency">
                    <text:p>3 950,83 €</text:p>
                  </table:table-cell>
                  <table:table-cell/>
                  <table:table-cell table:style-name="ce254" table:number-columns-repeated="1005"/>
                </table:table-row>
                <table:table-row table:style-name="ro10">
                  <table:table-cell table:style-name="ce163" office:value-type="string" calcext:value-type="string">
                    <text:p>ECPN68</text:p>
                  </table:table-cell>
                  <table:table-cell table:style-name="ce175" office:value-type="string" calcext:value-type="string">
                    <text:p>Remplacement systématique des sources ECLAIRAGE JOUR + EXTERIEUR Pour un sens du tunnel de Taverny</text:p>
                  </table:table-cell>
                  <table:table-cell table:style-name="ce224" office:value-type="string" calcext:value-type="string">
                    <text:p>Forfait</text:p>
                  </table:table-cell>
                  <table:table-cell table:style-name="ce373" office:value-type="currency" office:currency="EUR" office:value="4938.55" calcext:value-type="currency">
                    <text:p>4 938,5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7]*[.F97]" office:value-type="currency" office:currency="EUR" office:value="1975.42" calcext:value-type="currency">
                    <text:p>1 975,42 €</text:p>
                  </table:table-cell>
                  <table:table-cell table:style-name="ce144" table:formula="of:=[.D97]*[.G97]" office:value-type="currency" office:currency="EUR" office:value="1975.42" calcext:value-type="currency">
                    <text:p>1 975,42 €</text:p>
                  </table:table-cell>
                  <table:table-cell/>
                  <table:table-cell table:style-name="ce254" table:number-columns-repeated="1005"/>
                </table:table-row>
                <table:table-row table:style-name="ro6">
                  <table:table-cell table:style-name="ce163" office:value-type="string" calcext:value-type="string">
                    <text:p>ECPN69</text:p>
                  </table:table-cell>
                  <table:table-cell table:style-name="ce175" office:value-type="string" calcext:value-type="string">
                    <text:p>Remplacement systématique des sources ECLAIRAGE RENFORT <text:s/>Pour un sens du tunnel de Taverny</text:p>
                  </table:table-cell>
                  <table:table-cell table:style-name="ce224" office:value-type="string" calcext:value-type="string">
                    <text:p>Forfait</text:p>
                  </table:table-cell>
                  <table:table-cell table:style-name="ce373" office:value-type="currency" office:currency="EUR" office:value="6274.13" calcext:value-type="currency">
                    <text:p>6 274,1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98]*[.F98]" office:value-type="currency" office:currency="EUR" office:value="2509.652" calcext:value-type="currency">
                    <text:p>2 509,65 €</text:p>
                  </table:table-cell>
                  <table:table-cell table:style-name="ce144" table:formula="of:=[.D98]*[.G98]" office:value-type="currency" office:currency="EUR" office:value="2509.652" calcext:value-type="currency">
                    <text:p>2 509,65 €</text:p>
                  </table:table-cell>
                  <table:table-cell/>
                  <table:table-cell table:style-name="ce223"/>
                  <table:table-cell table:style-name="ce254" table:number-columns-repeated="1004"/>
                </table:table-row>
              </table:table-row-group>
              <table:table-row table:style-name="ro47">
                <table:table-cell table:style-name="ce164" office:value-type="string" calcext:value-type="string" table:number-columns-spanned="7" table:number-rows-spanned="1">
                  <text:p>Secteur SUD</text:p>
                </table:table-cell>
                <table:covered-table-cell table:number-columns-repeated="2"/>
                <table:covered-table-cell table:style-name="ce112"/>
                <table:covered-table-cell/>
                <table:covered-table-cell table:style-name="ce276"/>
                <table:covered-table-cell table:style-name="ce117"/>
                <table:table-cell/>
                <table:table-cell table:style-name="ce132" table:formula="of:=SUM([.I100:.I114])" office:value-type="currency" office:currency="EUR" office:value="39918.32" calcext:value-type="currency">
                  <text:p>39 918,32 €</text:p>
                </table:table-cell>
                <table:table-cell table:style-name="ce132" table:formula="of:=SUM([.J100:.J114])" office:value-type="currency" office:currency="EUR" office:value="39918.32" calcext:value-type="currency">
                  <text:p>39 918,32 €</text:p>
                </table:table-cell>
                <table:table-cell table:number-columns-repeated="1006"/>
              </table:table-row>
              <table:table-row-group>
                <table:table-row table:style-name="ro6">
                  <table:table-cell table:style-name="ce163" office:value-type="string" calcext:value-type="string">
                    <text:p>ECPS50</text:p>
                  </table:table-cell>
                  <table:table-cell table:style-name="ce174" office:value-type="string" calcext:value-type="string">
                    <text:p>Remplacement systématique des sources ECLAIRAGE NUIT + SECOURS Pour un sens du tunnel de Bicêtre</text:p>
                  </table:table-cell>
                  <table:table-cell table:style-name="ce224" office:value-type="string" calcext:value-type="string">
                    <text:p>Forfait</text:p>
                  </table:table-cell>
                  <table:table-cell table:style-name="ce373" office:value-type="currency" office:currency="EUR" office:value="7035.1" calcext:value-type="currency">
                    <text:p>7 035,1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0]*[.F100]" office:value-type="currency" office:currency="EUR" office:value="2814.04" calcext:value-type="currency">
                    <text:p>2 814,04 €</text:p>
                  </table:table-cell>
                  <table:table-cell table:style-name="ce144" table:formula="of:=[.D100]*[.G100]" office:value-type="currency" office:currency="EUR" office:value="2814.04" calcext:value-type="currency">
                    <text:p>2 814,04 €</text:p>
                  </table:table-cell>
                  <table:table-cell/>
                  <table:table-cell table:style-name="ce254" table:number-columns-repeated="1005"/>
                </table:table-row>
                <table:table-row table:style-name="ro10">
                  <table:table-cell table:style-name="ce163" office:value-type="string" calcext:value-type="string">
                    <text:p>ECPS51</text:p>
                  </table:table-cell>
                  <table:table-cell table:style-name="ce175" office:value-type="string" calcext:value-type="string">
                    <text:p>Remplacement systématique des sources ECLAIRAGE JOUR + EXTERIEUR Pour un sens du tunnel de Bicêtre</text:p>
                  </table:table-cell>
                  <table:table-cell table:style-name="ce224" office:value-type="string" calcext:value-type="string">
                    <text:p>Forfait</text:p>
                  </table:table-cell>
                  <table:table-cell table:style-name="ce373" office:value-type="currency" office:currency="EUR" office:value="5000.65" calcext:value-type="currency">
                    <text:p>5 000,6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1]*[.F101]" office:value-type="currency" office:currency="EUR" office:value="2000.26" calcext:value-type="currency">
                    <text:p>2 000,26 €</text:p>
                  </table:table-cell>
                  <table:table-cell table:style-name="ce144" table:formula="of:=[.D101]*[.G101]" office:value-type="currency" office:currency="EUR" office:value="2000.26" calcext:value-type="currency">
                    <text:p>2 000,26 €</text:p>
                  </table:table-cell>
                  <table:table-cell/>
                  <table:table-cell table:style-name="ce254" table:number-columns-repeated="1005"/>
                </table:table-row>
                <table:table-row table:style-name="ro6">
                  <table:table-cell table:style-name="ce163" office:value-type="string" calcext:value-type="string">
                    <text:p>ECPS52</text:p>
                  </table:table-cell>
                  <table:table-cell table:style-name="ce175" office:value-type="string" calcext:value-type="string">
                    <text:p>Remplacement systématique des sources ECLAIRAGE RENFORT <text:s/>Pour un sens du tunnel de Bicêtre</text:p>
                  </table:table-cell>
                  <table:table-cell table:style-name="ce224" office:value-type="string" calcext:value-type="string">
                    <text:p>Forfait</text:p>
                  </table:table-cell>
                  <table:table-cell table:style-name="ce373" office:value-type="currency" office:currency="EUR" office:value="21866.25" calcext:value-type="currency">
                    <text:p>21 866,2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2]*[.F102]" office:value-type="currency" office:currency="EUR" office:value="8746.5" calcext:value-type="currency">
                    <text:p>8 746,50 €</text:p>
                  </table:table-cell>
                  <table:table-cell table:style-name="ce144" table:formula="of:=[.D102]*[.G102]" office:value-type="currency" office:currency="EUR" office:value="8746.5" calcext:value-type="currency">
                    <text:p>8 746,50 €</text:p>
                  </table:table-cell>
                  <table:table-cell/>
                  <table:table-cell table:style-name="ce254" table:number-columns-repeated="1005"/>
                </table:table-row>
                <table:table-row table:style-name="ro6">
                  <table:table-cell table:style-name="ce163" office:value-type="string" calcext:value-type="string">
                    <text:p>ECPS53</text:p>
                  </table:table-cell>
                  <table:table-cell table:style-name="ce174" office:value-type="string" calcext:value-type="string">
                    <text:p>Remplacement systématique des sources ECLAIRAGE NUIT + SECOURS Pour un sens du tunnel de Antony</text:p>
                  </table:table-cell>
                  <table:table-cell table:style-name="ce224" office:value-type="string" calcext:value-type="string">
                    <text:p>Forfait</text:p>
                  </table:table-cell>
                  <table:table-cell table:style-name="ce373" office:value-type="currency" office:currency="EUR" office:value="5000.65" calcext:value-type="currency">
                    <text:p>5 000,6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3]*[.F103]" office:value-type="currency" office:currency="EUR" office:value="2000.26" calcext:value-type="currency">
                    <text:p>2 000,26 €</text:p>
                  </table:table-cell>
                  <table:table-cell table:style-name="ce144" table:formula="of:=[.D103]*[.G103]" office:value-type="currency" office:currency="EUR" office:value="2000.26" calcext:value-type="currency">
                    <text:p>2 000,26 €</text:p>
                  </table:table-cell>
                  <table:table-cell/>
                  <table:table-cell table:style-name="ce254" table:number-columns-repeated="1005"/>
                </table:table-row>
                <table:table-row table:style-name="ro10">
                  <table:table-cell table:style-name="ce163" office:value-type="string" calcext:value-type="string">
                    <text:p>ECPS54</text:p>
                  </table:table-cell>
                  <table:table-cell table:style-name="ce175" office:value-type="string" calcext:value-type="string">
                    <text:p>Remplacement systématique des sources ECLAIRAGE JOUR + EXTERIEUR Pour un sens du tunnel de Antony</text:p>
                  </table:table-cell>
                  <table:table-cell table:style-name="ce224" office:value-type="string" calcext:value-type="string">
                    <text:p>Forfait</text:p>
                  </table:table-cell>
                  <table:table-cell table:style-name="ce373" office:value-type="currency" office:currency="EUR" office:value="2842" calcext:value-type="currency">
                    <text:p>2 842,0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4]*[.F104]" office:value-type="currency" office:currency="EUR" office:value="1136.8" calcext:value-type="currency">
                    <text:p>1 136,80 €</text:p>
                  </table:table-cell>
                  <table:table-cell table:style-name="ce144" table:formula="of:=[.D104]*[.G104]" office:value-type="currency" office:currency="EUR" office:value="1136.8" calcext:value-type="currency">
                    <text:p>1 136,80 €</text:p>
                  </table:table-cell>
                  <table:table-cell/>
                  <table:table-cell table:style-name="ce254" table:number-columns-repeated="1005"/>
                </table:table-row>
                <table:table-row table:style-name="ro6">
                  <table:table-cell table:style-name="ce163" office:value-type="string" calcext:value-type="string">
                    <text:p>ECPS55</text:p>
                  </table:table-cell>
                  <table:table-cell table:style-name="ce175" office:value-type="string" calcext:value-type="string">
                    <text:p>Remplacement systématique des sources ECLAIRAGE RENFORT <text:s/>Pour un sens du tunnel de Antony</text:p>
                  </table:table-cell>
                  <table:table-cell table:style-name="ce224" office:value-type="string" calcext:value-type="string">
                    <text:p>Forfait</text:p>
                  </table:table-cell>
                  <table:table-cell table:style-name="ce373" office:value-type="currency" office:currency="EUR" office:value="4130.98" calcext:value-type="currency">
                    <text:p>4 130,9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5]*[.F105]" office:value-type="currency" office:currency="EUR" office:value="1652.392" calcext:value-type="currency">
                    <text:p>1 652,39 €</text:p>
                  </table:table-cell>
                  <table:table-cell table:style-name="ce144" table:formula="of:=[.D105]*[.G105]" office:value-type="currency" office:currency="EUR" office:value="1652.392" calcext:value-type="currency">
                    <text:p>1 652,39 €</text:p>
                  </table:table-cell>
                  <table:table-cell/>
                  <table:table-cell table:style-name="ce254" table:number-columns-repeated="1005"/>
                </table:table-row>
                <table:table-row table:style-name="ro6">
                  <table:table-cell table:style-name="ce163" office:value-type="string" calcext:value-type="string">
                    <text:p>ECPS58</text:p>
                  </table:table-cell>
                  <table:table-cell table:style-name="ce174" office:value-type="string" calcext:value-type="string">
                    <text:p>Remplacement systématique des sources ECLAIRAGE NUIT + SECOURS Pour un sens du tunnel de Orly</text:p>
                  </table:table-cell>
                  <table:table-cell table:style-name="ce224" office:value-type="string" calcext:value-type="string">
                    <text:p>Forfait</text:p>
                  </table:table-cell>
                  <table:table-cell table:style-name="ce373" office:value-type="currency" office:currency="EUR" office:value="2904.1" calcext:value-type="currency">
                    <text:p>2 904,1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6]*[.F106]" office:value-type="currency" office:currency="EUR" office:value="1161.64" calcext:value-type="currency">
                    <text:p>1 161,64 €</text:p>
                  </table:table-cell>
                  <table:table-cell table:style-name="ce144" table:formula="of:=[.D106]*[.G106]" office:value-type="currency" office:currency="EUR" office:value="1161.64" calcext:value-type="currency">
                    <text:p>1 161,64 €</text:p>
                  </table:table-cell>
                  <table:table-cell/>
                  <table:table-cell table:style-name="ce254" table:number-columns-repeated="1005"/>
                </table:table-row>
                <table:table-row table:style-name="ro10">
                  <table:table-cell table:style-name="ce163" office:value-type="string" calcext:value-type="string">
                    <text:p>ECPS56</text:p>
                  </table:table-cell>
                  <table:table-cell table:style-name="ce175" office:value-type="string" calcext:value-type="string">
                    <text:p>Remplacement systématique des sources ECLAIRAGE JOUR + EXTERIEUR Pour un sens du tunnel de Orly</text:p>
                  </table:table-cell>
                  <table:table-cell table:style-name="ce224" office:value-type="string" calcext:value-type="string">
                    <text:p>Forfait</text:p>
                  </table:table-cell>
                  <table:table-cell table:style-name="ce373" office:value-type="currency" office:currency="EUR" office:value="1925.73" calcext:value-type="currency">
                    <text:p>1 925,7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7]*[.F107]" office:value-type="currency" office:currency="EUR" office:value="770.292" calcext:value-type="currency">
                    <text:p>770,29 €</text:p>
                  </table:table-cell>
                  <table:table-cell table:style-name="ce144" table:formula="of:=[.D107]*[.G107]" office:value-type="currency" office:currency="EUR" office:value="770.292" calcext:value-type="currency">
                    <text:p>770,29 €</text:p>
                  </table:table-cell>
                  <table:table-cell/>
                  <table:table-cell table:style-name="ce254" table:number-columns-repeated="1005"/>
                </table:table-row>
                <table:table-row table:style-name="ro6">
                  <table:table-cell table:style-name="ce163" office:value-type="string" calcext:value-type="string">
                    <text:p>ECPS57</text:p>
                  </table:table-cell>
                  <table:table-cell table:style-name="ce175" office:value-type="string" calcext:value-type="string">
                    <text:p>Remplacement systématique des sources ECLAIRAGE RENFORT <text:s/>Pour un sens du tunnel de Orly</text:p>
                  </table:table-cell>
                  <table:table-cell table:style-name="ce224" office:value-type="string" calcext:value-type="string">
                    <text:p>Forfait</text:p>
                  </table:table-cell>
                  <table:table-cell table:style-name="ce373" office:value-type="currency" office:currency="EUR" office:value="14939.85" calcext:value-type="currency">
                    <text:p>14 939,8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8]*[.F108]" office:value-type="currency" office:currency="EUR" office:value="5975.94" calcext:value-type="currency">
                    <text:p>5 975,94 €</text:p>
                  </table:table-cell>
                  <table:table-cell table:style-name="ce144" table:formula="of:=[.D108]*[.G108]" office:value-type="currency" office:currency="EUR" office:value="5975.94" calcext:value-type="currency">
                    <text:p>5 975,94 €</text:p>
                  </table:table-cell>
                  <table:table-cell/>
                  <table:table-cell table:style-name="ce254" table:number-columns-repeated="1005"/>
                </table:table-row>
                <table:table-row table:style-name="ro6">
                  <table:table-cell table:style-name="ce163" office:value-type="string" calcext:value-type="string">
                    <text:p>ECPS59</text:p>
                  </table:table-cell>
                  <table:table-cell table:style-name="ce174" office:value-type="string" calcext:value-type="string">
                    <text:p>Remplacement systématique des sources ECLAIRAGE NUIT + SECOURS Pour un sens du tunnel Fresnes</text:p>
                  </table:table-cell>
                  <table:table-cell table:style-name="ce224" office:value-type="string" calcext:value-type="string">
                    <text:p>Forfait</text:p>
                  </table:table-cell>
                  <table:table-cell table:style-name="ce373" office:value-type="currency" office:currency="EUR" office:value="15095.15" calcext:value-type="currency">
                    <text:p>15 095,1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09]*[.F109]" office:value-type="currency" office:currency="EUR" office:value="6038.06" calcext:value-type="currency">
                    <text:p>6 038,06 €</text:p>
                  </table:table-cell>
                  <table:table-cell table:style-name="ce144" table:formula="of:=[.D109]*[.G109]" office:value-type="currency" office:currency="EUR" office:value="6038.06" calcext:value-type="currency">
                    <text:p>6 038,06 €</text:p>
                  </table:table-cell>
                  <table:table-cell/>
                  <table:table-cell table:style-name="ce254" table:number-columns-repeated="1005"/>
                </table:table-row>
                <table:table-row table:style-name="ro10">
                  <table:table-cell table:style-name="ce163" office:value-type="string" calcext:value-type="string">
                    <text:p>ECPS60</text:p>
                  </table:table-cell>
                  <table:table-cell table:style-name="ce175" office:value-type="string" calcext:value-type="string">
                    <text:p>Remplacement systématique des sources ECLAIRAGE JOUR + EXTERIEUR Pour un sens du tunnel Fresnes</text:p>
                  </table:table-cell>
                  <table:table-cell table:style-name="ce224" office:value-type="string" calcext:value-type="string">
                    <text:p>Forfait</text:p>
                  </table:table-cell>
                  <table:table-cell table:style-name="ce373" office:value-type="currency" office:currency="EUR" office:value="2857.53" calcext:value-type="currency">
                    <text:p>2 857,5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0]*[.F110]" office:value-type="currency" office:currency="EUR" office:value="1143.012" calcext:value-type="currency">
                    <text:p>1 143,01 €</text:p>
                  </table:table-cell>
                  <table:table-cell table:style-name="ce144" table:formula="of:=[.D110]*[.G110]" office:value-type="currency" office:currency="EUR" office:value="1143.012" calcext:value-type="currency">
                    <text:p>1 143,01 €</text:p>
                  </table:table-cell>
                  <table:table-cell/>
                  <table:table-cell table:style-name="ce254" table:number-columns-repeated="1005"/>
                </table:table-row>
                <table:table-row table:style-name="ro6">
                  <table:table-cell table:style-name="ce163" office:value-type="string" calcext:value-type="string">
                    <text:p>ECPS61</text:p>
                  </table:table-cell>
                  <table:table-cell table:style-name="ce175" office:value-type="string" calcext:value-type="string">
                    <text:p>Remplacement systématique des sources ECLAIRAGE RENFORT <text:s/>Pour un sens du tunnel Fresnes</text:p>
                  </table:table-cell>
                  <table:table-cell table:style-name="ce224" office:value-type="string" calcext:value-type="string">
                    <text:p>Forfait</text:p>
                  </table:table-cell>
                  <table:table-cell table:style-name="ce373" office:value-type="currency" office:currency="EUR" office:value="10777.83" calcext:value-type="currency">
                    <text:p>10 777,8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1]*[.F111]" office:value-type="currency" office:currency="EUR" office:value="4311.132" calcext:value-type="currency">
                    <text:p>4 311,13 €</text:p>
                  </table:table-cell>
                  <table:table-cell table:style-name="ce144" table:formula="of:=[.D111]*[.G111]" office:value-type="currency" office:currency="EUR" office:value="4311.132" calcext:value-type="currency">
                    <text:p>4 311,13 €</text:p>
                  </table:table-cell>
                  <table:table-cell/>
                  <table:table-cell table:style-name="ce254" table:number-columns-repeated="1005"/>
                </table:table-row>
                <table:table-row table:style-name="ro6">
                  <table:table-cell table:style-name="ce163" office:value-type="string" calcext:value-type="string">
                    <text:p>ECPS62</text:p>
                  </table:table-cell>
                  <table:table-cell table:style-name="ce174" office:value-type="string" calcext:value-type="string">
                    <text:p>Remplacement systématique des sources ECLAIRAGE NUIT + SECOURS Pour un sens du tunnel de Italie</text:p>
                  </table:table-cell>
                  <table:table-cell table:style-name="ce224" office:value-type="string" calcext:value-type="string">
                    <text:p>Forfait</text:p>
                  </table:table-cell>
                  <table:table-cell table:style-name="ce373" office:value-type="currency" office:currency="EUR" office:value="1754.9" calcext:value-type="currency">
                    <text:p>1 754,9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2]*[.F112]" office:value-type="currency" office:currency="EUR" office:value="701.96" calcext:value-type="currency">
                    <text:p>701,96 €</text:p>
                  </table:table-cell>
                  <table:table-cell table:style-name="ce144" table:formula="of:=[.D112]*[.G112]" office:value-type="currency" office:currency="EUR" office:value="701.96" calcext:value-type="currency">
                    <text:p>701,96 €</text:p>
                  </table:table-cell>
                  <table:table-cell/>
                  <table:table-cell table:style-name="ce254" table:number-columns-repeated="1005"/>
                </table:table-row>
                <table:table-row table:style-name="ro10">
                  <table:table-cell table:style-name="ce163" office:value-type="string" calcext:value-type="string">
                    <text:p>ECPS63</text:p>
                  </table:table-cell>
                  <table:table-cell table:style-name="ce175" office:value-type="string" calcext:value-type="string">
                    <text:p>Remplacement systématique des sources ECLAIRAGE JOUR + EXTERIEUR Pour un sens du tunnel de Italie</text:p>
                  </table:table-cell>
                  <table:table-cell table:style-name="ce224" office:value-type="string" calcext:value-type="string">
                    <text:p>Forfait</text:p>
                  </table:table-cell>
                  <table:table-cell table:style-name="ce373" office:value-type="currency" office:currency="EUR" office:value="1506.4" calcext:value-type="currency">
                    <text:p>1 506,4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3]*[.F113]" office:value-type="currency" office:currency="EUR" office:value="602.56" calcext:value-type="currency">
                    <text:p>602,56 €</text:p>
                  </table:table-cell>
                  <table:table-cell table:style-name="ce144" table:formula="of:=[.D113]*[.G113]" office:value-type="currency" office:currency="EUR" office:value="602.56" calcext:value-type="currency">
                    <text:p>602,56 €</text:p>
                  </table:table-cell>
                  <table:table-cell/>
                  <table:table-cell table:style-name="ce254" table:number-columns-repeated="1005"/>
                </table:table-row>
                <table:table-row table:style-name="ro6">
                  <table:table-cell table:style-name="ce163" office:value-type="string" calcext:value-type="string">
                    <text:p>ECPS64</text:p>
                  </table:table-cell>
                  <table:table-cell table:style-name="ce175" office:value-type="string" calcext:value-type="string">
                    <text:p>Remplacement systématique des sources ECLAIRAGE RENFORT <text:s/>Pour un sens du tunnel de Italie</text:p>
                  </table:table-cell>
                  <table:table-cell table:style-name="ce224" office:value-type="string" calcext:value-type="string">
                    <text:p>Forfait</text:p>
                  </table:table-cell>
                  <table:table-cell table:style-name="ce373" office:value-type="currency" office:currency="EUR" office:value="2158.68" calcext:value-type="currency">
                    <text:p>2 158,6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4]*[.F114]" office:value-type="currency" office:currency="EUR" office:value="863.472" calcext:value-type="currency">
                    <text:p>863,47 €</text:p>
                  </table:table-cell>
                  <table:table-cell table:style-name="ce144" table:formula="of:=[.D114]*[.G114]" office:value-type="currency" office:currency="EUR" office:value="863.472" calcext:value-type="currency">
                    <text:p>863,47 €</text:p>
                  </table:table-cell>
                  <table:table-cell/>
                  <table:table-cell table:style-name="ce254" table:number-columns-repeated="1005"/>
                </table:table-row>
              </table:table-row-group>
              <table:table-row table:style-name="ro47">
                <table:table-cell table:style-name="ce164" office:value-type="string" calcext:value-type="string" table:number-columns-spanned="7" table:number-rows-spanned="1">
                  <text:p>Secteur OUEST</text:p>
                </table:table-cell>
                <table:covered-table-cell table:number-columns-repeated="2"/>
                <table:covered-table-cell table:style-name="ce112"/>
                <table:covered-table-cell/>
                <table:covered-table-cell table:style-name="ce276"/>
                <table:covered-table-cell table:style-name="ce117"/>
                <table:table-cell/>
                <table:table-cell table:style-name="ce131" table:formula="of:=SUM([.I116:.I145])" office:value-type="currency" office:currency="EUR" office:value="141900.732" calcext:value-type="currency">
                  <text:p>141 900,73 €</text:p>
                </table:table-cell>
                <table:table-cell table:style-name="ce132" table:formula="of:=SUM([.J116:.J145])" office:value-type="currency" office:currency="EUR" office:value="141900.732" calcext:value-type="currency">
                  <text:p>141 900,73 €</text:p>
                </table:table-cell>
                <table:table-cell table:number-columns-repeated="1006"/>
              </table:table-row>
              <table:table-row-group>
                <table:table-row table:style-name="ro6">
                  <table:table-cell table:style-name="ce163" office:value-type="string" calcext:value-type="string">
                    <text:p>ECPB51</text:p>
                  </table:table-cell>
                  <table:table-cell table:style-name="ce174" office:value-type="string" calcext:value-type="string">
                    <text:p>Remplacement systématique des sources ECLAIRAGE NUIT + SECOURS Pour un sens du tunnel Ambroise Paré</text:p>
                  </table:table-cell>
                  <table:table-cell table:style-name="ce224" office:value-type="string" calcext:value-type="string">
                    <text:p>Forfait</text:p>
                  </table:table-cell>
                  <table:table-cell table:style-name="ce373" office:value-type="currency" office:currency="EUR" office:value="5668.45" calcext:value-type="currency">
                    <text:p>5 668,4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6]*[.F116]" office:value-type="currency" office:currency="EUR" office:value="2267.38" calcext:value-type="currency">
                    <text:p>2 267,38 €</text:p>
                  </table:table-cell>
                  <table:table-cell table:style-name="ce144" table:formula="of:=[.D116]*[.G116]" office:value-type="currency" office:currency="EUR" office:value="2267.38" calcext:value-type="currency">
                    <text:p>2 267,38 €</text:p>
                  </table:table-cell>
                  <table:table-cell/>
                  <table:table-cell table:style-name="ce254" table:number-columns-repeated="1005"/>
                </table:table-row>
                <table:table-row table:style-name="ro10">
                  <table:table-cell table:style-name="ce163" office:value-type="string" calcext:value-type="string">
                    <text:p>ECPB52</text:p>
                  </table:table-cell>
                  <table:table-cell table:style-name="ce175" office:value-type="string" calcext:value-type="string">
                    <text:p>Remplacement systématique des sources ECLAIRAGE JOUR + EXTERIEUR Pour un sens du tunnel Ambroise Paré</text:p>
                  </table:table-cell>
                  <table:table-cell table:style-name="ce224" office:value-type="string" calcext:value-type="string">
                    <text:p>Forfait</text:p>
                  </table:table-cell>
                  <table:table-cell table:style-name="ce373" office:value-type="currency" office:currency="EUR" office:value="5419.98" calcext:value-type="currency">
                    <text:p>5 419,9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7]*[.F117]" office:value-type="currency" office:currency="EUR" office:value="2167.992" calcext:value-type="currency">
                    <text:p>2 167,99 €</text:p>
                  </table:table-cell>
                  <table:table-cell table:style-name="ce144" table:formula="of:=[.D117]*[.G117]" office:value-type="currency" office:currency="EUR" office:value="2167.992" calcext:value-type="currency">
                    <text:p>2 167,99 €</text:p>
                  </table:table-cell>
                  <table:table-cell/>
                  <table:table-cell table:style-name="ce254" table:number-columns-repeated="1005"/>
                </table:table-row>
                <table:table-row table:style-name="ro6">
                  <table:table-cell table:style-name="ce163" office:value-type="string" calcext:value-type="string">
                    <text:p>ECPB53</text:p>
                  </table:table-cell>
                  <table:table-cell table:style-name="ce175" office:value-type="string" calcext:value-type="string">
                    <text:p>Remplacement systématique des sources ECLAIRAGE RENFORT <text:s/>Pour un sens du tunnel Ambroise Paré</text:p>
                  </table:table-cell>
                  <table:table-cell table:style-name="ce224" office:value-type="string" calcext:value-type="string">
                    <text:p>Forfait</text:p>
                  </table:table-cell>
                  <table:table-cell table:style-name="ce373" office:value-type="currency" office:currency="EUR" office:value="5683.98" calcext:value-type="currency">
                    <text:p>5 683,9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8]*[.F118]" office:value-type="currency" office:currency="EUR" office:value="2273.592" calcext:value-type="currency">
                    <text:p>2 273,59 €</text:p>
                  </table:table-cell>
                  <table:table-cell table:style-name="ce144" table:formula="of:=[.D118]*[.G118]" office:value-type="currency" office:currency="EUR" office:value="2273.592" calcext:value-type="currency">
                    <text:p>2 273,59 €</text:p>
                  </table:table-cell>
                  <table:table-cell/>
                  <table:table-cell table:style-name="ce254" table:number-columns-repeated="1005"/>
                </table:table-row>
                <table:table-row table:style-name="ro6">
                  <table:table-cell table:style-name="ce163" office:value-type="string" calcext:value-type="string">
                    <text:p>ECPB54</text:p>
                  </table:table-cell>
                  <table:table-cell table:style-name="ce174" office:value-type="string" calcext:value-type="string">
                    <text:p>Remplacement systématique des sources ECLAIRAGE NUIT + SECOURS Pour un sens du tunnel Chennevières</text:p>
                  </table:table-cell>
                  <table:table-cell table:style-name="ce224" office:value-type="string" calcext:value-type="string">
                    <text:p>Forfait</text:p>
                  </table:table-cell>
                  <table:table-cell table:style-name="ce373" office:value-type="currency" office:currency="EUR" office:value="6025.65" calcext:value-type="currency">
                    <text:p>6 025,6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19]*[.F119]" office:value-type="currency" office:currency="EUR" office:value="2410.26" calcext:value-type="currency">
                    <text:p>2 410,26 €</text:p>
                  </table:table-cell>
                  <table:table-cell table:style-name="ce144" table:formula="of:=[.D119]*[.G119]" office:value-type="currency" office:currency="EUR" office:value="2410.26" calcext:value-type="currency">
                    <text:p>2 410,26 €</text:p>
                  </table:table-cell>
                  <table:table-cell/>
                  <table:table-cell table:style-name="ce254" table:number-columns-repeated="1005"/>
                </table:table-row>
                <table:table-row table:style-name="ro10">
                  <table:table-cell table:style-name="ce163" office:value-type="string" calcext:value-type="string">
                    <text:p>ECPB55</text:p>
                  </table:table-cell>
                  <table:table-cell table:style-name="ce175" office:value-type="string" calcext:value-type="string">
                    <text:p>Remplacement systématique des sources ECLAIRAGE JOUR + EXTERIEUR Pour un sens du tunnel Chennevières</text:p>
                  </table:table-cell>
                  <table:table-cell table:style-name="ce224" office:value-type="string" calcext:value-type="string">
                    <text:p>Forfait</text:p>
                  </table:table-cell>
                  <table:table-cell table:style-name="ce373" office:value-type="currency" office:currency="EUR" office:value="3509.78" calcext:value-type="currency">
                    <text:p>3 509,7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0]*[.F120]" office:value-type="currency" office:currency="EUR" office:value="1403.912" calcext:value-type="currency">
                    <text:p>1 403,91 €</text:p>
                  </table:table-cell>
                  <table:table-cell table:style-name="ce144" table:formula="of:=[.D120]*[.G120]" office:value-type="currency" office:currency="EUR" office:value="1403.912" calcext:value-type="currency">
                    <text:p>1 403,91 €</text:p>
                  </table:table-cell>
                  <table:table-cell/>
                  <table:table-cell table:style-name="ce254" table:number-columns-repeated="1005"/>
                </table:table-row>
                <table:table-row table:style-name="ro6">
                  <table:table-cell table:style-name="ce163" office:value-type="string" calcext:value-type="string">
                    <text:p>ECPB56</text:p>
                  </table:table-cell>
                  <table:table-cell table:style-name="ce175" office:value-type="string" calcext:value-type="string">
                    <text:p>Remplacement systématique des sources ECLAIRAGE RENFORT <text:s/>Pour un sens du tunnel Chennevières</text:p>
                  </table:table-cell>
                  <table:table-cell table:style-name="ce224" office:value-type="string" calcext:value-type="string">
                    <text:p>Forfait</text:p>
                  </table:table-cell>
                  <table:table-cell table:style-name="ce373" office:value-type="currency" office:currency="EUR" office:value="5559.75" calcext:value-type="currency">
                    <text:p>5 559,7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1]*[.F121]" office:value-type="currency" office:currency="EUR" office:value="2223.9" calcext:value-type="currency">
                    <text:p>2 223,90 €</text:p>
                  </table:table-cell>
                  <table:table-cell table:style-name="ce144" table:formula="of:=[.D121]*[.G121]" office:value-type="currency" office:currency="EUR" office:value="2223.9" calcext:value-type="currency">
                    <text:p>2 223,90 €</text:p>
                  </table:table-cell>
                  <table:table-cell/>
                  <table:table-cell table:style-name="ce254" table:number-columns-repeated="1005"/>
                </table:table-row>
                <table:table-row table:style-name="ro6">
                  <table:table-cell table:style-name="ce163" office:value-type="string" calcext:value-type="string">
                    <text:p>ECPB57</text:p>
                  </table:table-cell>
                  <table:table-cell table:style-name="ce174" office:value-type="string" calcext:value-type="string">
                    <text:p>Remplacement systématique des sources ECLAIRAGE NUIT + SECOURS Pour un sens du tunnel Fontenay</text:p>
                  </table:table-cell>
                  <table:table-cell table:style-name="ce224" office:value-type="string" calcext:value-type="string">
                    <text:p>Forfait</text:p>
                  </table:table-cell>
                  <table:table-cell table:style-name="ce373" office:value-type="currency" office:currency="EUR" office:value="2795.4" calcext:value-type="currency">
                    <text:p>2 795,4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2]*[.F122]" office:value-type="currency" office:currency="EUR" office:value="1118.16" calcext:value-type="currency">
                    <text:p>1 118,16 €</text:p>
                  </table:table-cell>
                  <table:table-cell table:style-name="ce144" table:formula="of:=[.D122]*[.G122]" office:value-type="currency" office:currency="EUR" office:value="1118.16" calcext:value-type="currency">
                    <text:p>1 118,16 €</text:p>
                  </table:table-cell>
                  <table:table-cell/>
                  <table:table-cell table:style-name="ce254" table:number-columns-repeated="1005"/>
                </table:table-row>
                <table:table-row table:style-name="ro10">
                  <table:table-cell table:style-name="ce163" office:value-type="string" calcext:value-type="string">
                    <text:p>ECPB58</text:p>
                  </table:table-cell>
                  <table:table-cell table:style-name="ce175" office:value-type="string" calcext:value-type="string">
                    <text:p>Remplacement systématique des sources ECLAIRAGE JOUR + EXTERIEUR Pour un sens du tunnel Fontenay</text:p>
                  </table:table-cell>
                  <table:table-cell table:style-name="ce224" office:value-type="string" calcext:value-type="string">
                    <text:p>Forfait</text:p>
                  </table:table-cell>
                  <table:table-cell table:style-name="ce373" office:value-type="currency" office:currency="EUR" office:value="2764.35" calcext:value-type="currency">
                    <text:p>2 764,3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3]*[.F123]" office:value-type="currency" office:currency="EUR" office:value="1105.74" calcext:value-type="currency">
                    <text:p>1 105,74 €</text:p>
                  </table:table-cell>
                  <table:table-cell table:style-name="ce144" table:formula="of:=[.D123]*[.G123]" office:value-type="currency" office:currency="EUR" office:value="1105.74" calcext:value-type="currency">
                    <text:p>1 105,74 €</text:p>
                  </table:table-cell>
                  <table:table-cell/>
                  <table:table-cell table:style-name="ce254" table:number-columns-repeated="1005"/>
                </table:table-row>
                <table:table-row table:style-name="ro6">
                  <table:table-cell table:style-name="ce163" office:value-type="string" calcext:value-type="string">
                    <text:p>ECPB59</text:p>
                  </table:table-cell>
                  <table:table-cell table:style-name="ce175" office:value-type="string" calcext:value-type="string">
                    <text:p>Remplacement systématique des sources ECLAIRAGE RENFORT <text:s/>Pour un sens du tunnel Fontenay</text:p>
                  </table:table-cell>
                  <table:table-cell table:style-name="ce224" office:value-type="string" calcext:value-type="string">
                    <text:p>Forfait</text:p>
                  </table:table-cell>
                  <table:table-cell table:style-name="ce373" office:value-type="currency" office:currency="EUR" office:value="5171.5" calcext:value-type="currency">
                    <text:p>5 171,5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4]*[.F124]" office:value-type="currency" office:currency="EUR" office:value="2068.6" calcext:value-type="currency">
                    <text:p>2 068,60 €</text:p>
                  </table:table-cell>
                  <table:table-cell table:style-name="ce144" table:formula="of:=[.D124]*[.G124]" office:value-type="currency" office:currency="EUR" office:value="2068.6" calcext:value-type="currency">
                    <text:p>2 068,60 €</text:p>
                  </table:table-cell>
                  <table:table-cell/>
                  <table:table-cell table:style-name="ce254" table:number-columns-repeated="1005"/>
                </table:table-row>
                <table:table-row table:style-name="ro6">
                  <table:table-cell table:style-name="ce163" office:value-type="string" calcext:value-type="string">
                    <text:p>ECPB60</text:p>
                  </table:table-cell>
                  <table:table-cell table:style-name="ce174" office:value-type="string" calcext:value-type="string">
                    <text:p>Remplacement systématique des sources ECLAIRAGE NUIT + SECOURS Saint-Cloud – sens W (2 lisses d'éclairage BASE)</text:p>
                  </table:table-cell>
                  <table:table-cell table:style-name="ce224" office:value-type="string" calcext:value-type="string">
                    <text:p>Forfait</text:p>
                  </table:table-cell>
                  <table:table-cell table:style-name="ce373" office:value-type="currency" office:currency="EUR" office:value="3106" calcext:value-type="currency">
                    <text:p>3 106,0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5]*[.F125]" office:value-type="currency" office:currency="EUR" office:value="1242.4" calcext:value-type="currency">
                    <text:p>1 242,40 €</text:p>
                  </table:table-cell>
                  <table:table-cell table:style-name="ce144" table:formula="of:=[.D125]*[.G125]" office:value-type="currency" office:currency="EUR" office:value="1242.4" calcext:value-type="currency">
                    <text:p>1 242,40 €</text:p>
                  </table:table-cell>
                  <table:table-cell/>
                  <table:table-cell table:style-name="ce254" table:number-columns-repeated="1005"/>
                </table:table-row>
                <table:table-row table:style-name="ro6">
                  <table:table-cell table:style-name="ce163" office:value-type="string" calcext:value-type="string">
                    <text:p>ECPB61</text:p>
                  </table:table-cell>
                  <table:table-cell table:style-name="ce174" office:value-type="string" calcext:value-type="string">
                    <text:p>Remplacement systématique des sources ECLAIRAGE NUIT + SECOURS Saint-Cloud – sens Y (1 lisse d'éclairage BASE)</text:p>
                  </table:table-cell>
                  <table:table-cell table:style-name="ce224" office:value-type="string" calcext:value-type="string">
                    <text:p>Forfait</text:p>
                  </table:table-cell>
                  <table:table-cell table:style-name="ce373" office:value-type="currency" office:currency="EUR" office:value="6522.6" calcext:value-type="currency">
                    <text:p>6 522,6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6]*[.F126]" office:value-type="currency" office:currency="EUR" office:value="2609.04" calcext:value-type="currency">
                    <text:p>2 609,04 €</text:p>
                  </table:table-cell>
                  <table:table-cell table:style-name="ce144" table:formula="of:=[.D126]*[.G126]" office:value-type="currency" office:currency="EUR" office:value="2609.04" calcext:value-type="currency">
                    <text:p>2 609,04 €</text:p>
                  </table:table-cell>
                  <table:table-cell/>
                  <table:table-cell table:style-name="ce254" table:number-columns-repeated="1005"/>
                </table:table-row>
                <table:table-row table:style-name="ro10">
                  <table:table-cell table:style-name="ce163" office:value-type="string" calcext:value-type="string">
                    <text:p>ECPB62</text:p>
                  </table:table-cell>
                  <table:table-cell table:style-name="ce175" office:value-type="string" calcext:value-type="string">
                    <text:p>Remplacement systématique des sources ECLAIRAGE JOUR + EXTERIEUR Saint-Cloud – sens W (2 lisses d'éclairage BASE)</text:p>
                  </table:table-cell>
                  <table:table-cell table:style-name="ce224" office:value-type="string" calcext:value-type="string">
                    <text:p>Forfait</text:p>
                  </table:table-cell>
                  <table:table-cell table:style-name="ce373" office:value-type="currency" office:currency="EUR" office:value="3106" calcext:value-type="currency">
                    <text:p>3 106,0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7]*[.F127]" office:value-type="currency" office:currency="EUR" office:value="1242.4" calcext:value-type="currency">
                    <text:p>1 242,40 €</text:p>
                  </table:table-cell>
                  <table:table-cell table:style-name="ce144" table:formula="of:=[.D127]*[.G127]" office:value-type="currency" office:currency="EUR" office:value="1242.4" calcext:value-type="currency">
                    <text:p>1 242,40 €</text:p>
                  </table:table-cell>
                  <table:table-cell/>
                  <table:table-cell table:style-name="ce254" table:number-columns-repeated="1005"/>
                </table:table-row>
                <table:table-row table:style-name="ro10">
                  <table:table-cell table:style-name="ce163" office:value-type="string" calcext:value-type="string">
                    <text:p>ECPB63</text:p>
                  </table:table-cell>
                  <table:table-cell table:style-name="ce175" office:value-type="string" calcext:value-type="string">
                    <text:p>Remplacement systématique des sources ECLAIRAGE JOUR + EXTERIEUR Saint-Cloud – sens Y (1 lisse d'éclairage BASE)</text:p>
                  </table:table-cell>
                  <table:table-cell table:style-name="ce224" office:value-type="string" calcext:value-type="string">
                    <text:p>Forfait</text:p>
                  </table:table-cell>
                  <table:table-cell table:style-name="ce373" office:value-type="currency" office:currency="EUR" office:value="6522.6" calcext:value-type="currency">
                    <text:p>6 522,6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8]*[.F128]" office:value-type="currency" office:currency="EUR" office:value="2609.04" calcext:value-type="currency">
                    <text:p>2 609,04 €</text:p>
                  </table:table-cell>
                  <table:table-cell table:style-name="ce144" table:formula="of:=[.D128]*[.G128]" office:value-type="currency" office:currency="EUR" office:value="2609.04" calcext:value-type="currency">
                    <text:p>2 609,04 €</text:p>
                  </table:table-cell>
                  <table:table-cell/>
                  <table:table-cell table:style-name="ce254" table:number-columns-repeated="1005"/>
                </table:table-row>
                <table:table-row table:style-name="ro6">
                  <table:table-cell table:style-name="ce163" office:value-type="string" calcext:value-type="string">
                    <text:p>ECPB64</text:p>
                  </table:table-cell>
                  <table:table-cell table:style-name="ce175" office:value-type="string" calcext:value-type="string">
                    <text:p>Remplacement systématique des sources ECLAIRAGE RENFORT <text:s/>Saint-Cloud – sens W</text:p>
                  </table:table-cell>
                  <table:table-cell table:style-name="ce224" office:value-type="string" calcext:value-type="string">
                    <text:p>Forfait</text:p>
                  </table:table-cell>
                  <table:table-cell table:style-name="ce373" office:value-type="currency" office:currency="EUR" office:value="4348.4" calcext:value-type="currency">
                    <text:p>4 348,4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29]*[.F129]" office:value-type="currency" office:currency="EUR" office:value="1739.36" calcext:value-type="currency">
                    <text:p>1 739,36 €</text:p>
                  </table:table-cell>
                  <table:table-cell table:style-name="ce144" table:formula="of:=[.D129]*[.G129]" office:value-type="currency" office:currency="EUR" office:value="1739.36" calcext:value-type="currency">
                    <text:p>1 739,36 €</text:p>
                  </table:table-cell>
                  <table:table-cell/>
                  <table:table-cell table:style-name="ce254" table:number-columns-repeated="1005"/>
                </table:table-row>
                <table:table-row table:style-name="ro6">
                  <table:table-cell table:style-name="ce163" office:value-type="string" calcext:value-type="string">
                    <text:p>ECPB65</text:p>
                  </table:table-cell>
                  <table:table-cell table:style-name="ce175" office:value-type="string" calcext:value-type="string">
                    <text:p>Remplacement systématique des sources ECLAIRAGE RENFORT <text:s/>Saint-Cloud – sens Y</text:p>
                  </table:table-cell>
                  <table:table-cell table:style-name="ce224" office:value-type="string" calcext:value-type="string">
                    <text:p>Forfait</text:p>
                  </table:table-cell>
                  <table:table-cell table:style-name="ce373" office:value-type="currency" office:currency="EUR" office:value="4969.6" calcext:value-type="currency">
                    <text:p>4 969,6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0]*[.F130]" office:value-type="currency" office:currency="EUR" office:value="1987.84" calcext:value-type="currency">
                    <text:p>1 987,84 €</text:p>
                  </table:table-cell>
                  <table:table-cell table:style-name="ce144" table:formula="of:=[.D130]*[.G130]" office:value-type="currency" office:currency="EUR" office:value="1987.84" calcext:value-type="currency">
                    <text:p>1 987,84 €</text:p>
                  </table:table-cell>
                  <table:table-cell/>
                  <table:table-cell table:style-name="ce254" table:number-columns-repeated="1005"/>
                </table:table-row>
                <table:table-row table:style-name="ro6">
                  <table:table-cell table:style-name="ce163" office:value-type="string" calcext:value-type="string">
                    <text:p>ECPB66</text:p>
                  </table:table-cell>
                  <table:table-cell table:style-name="ce174" office:value-type="string" calcext:value-type="string">
                    <text:p>Remplacement systématique des sources ECLAIRAGE NUIT + SECOURS Pour un sens du tunnel Bellerive</text:p>
                  </table:table-cell>
                  <table:table-cell table:style-name="ce224" office:value-type="string" calcext:value-type="string">
                    <text:p>Forfait</text:p>
                  </table:table-cell>
                  <table:table-cell table:style-name="ce373" office:value-type="currency" office:currency="EUR" office:value="8945.28" calcext:value-type="currency">
                    <text:p>8 945,2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1]*[.F131]" office:value-type="currency" office:currency="EUR" office:value="3578.112" calcext:value-type="currency">
                    <text:p>3 578,11 €</text:p>
                  </table:table-cell>
                  <table:table-cell table:style-name="ce144" table:formula="of:=[.D131]*[.G131]" office:value-type="currency" office:currency="EUR" office:value="3578.112" calcext:value-type="currency">
                    <text:p>3 578,11 €</text:p>
                  </table:table-cell>
                  <table:table-cell/>
                  <table:table-cell table:style-name="ce254" table:number-columns-repeated="1005"/>
                </table:table-row>
                <table:table-row table:style-name="ro10">
                  <table:table-cell table:style-name="ce163" office:value-type="string" calcext:value-type="string">
                    <text:p>ECPB67</text:p>
                  </table:table-cell>
                  <table:table-cell table:style-name="ce175" office:value-type="string" calcext:value-type="string">
                    <text:p>Remplacement systématique des sources ECLAIRAGE JOUR + EXTERIEUR Pour un sens du tunnel Bellerive</text:p>
                  </table:table-cell>
                  <table:table-cell table:style-name="ce224" office:value-type="string" calcext:value-type="string">
                    <text:p>Forfait</text:p>
                  </table:table-cell>
                  <table:table-cell table:style-name="ce373" office:value-type="currency" office:currency="EUR" office:value="8293.03" calcext:value-type="currency">
                    <text:p>8 293,03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2]*[.F132]" office:value-type="currency" office:currency="EUR" office:value="3317.212" calcext:value-type="currency">
                    <text:p>3 317,21 €</text:p>
                  </table:table-cell>
                  <table:table-cell table:style-name="ce144" table:formula="of:=[.D132]*[.G132]" office:value-type="currency" office:currency="EUR" office:value="3317.212" calcext:value-type="currency">
                    <text:p>3 317,21 €</text:p>
                  </table:table-cell>
                  <table:table-cell/>
                  <table:table-cell table:style-name="ce254" table:number-columns-repeated="1005"/>
                </table:table-row>
                <table:table-row table:style-name="ro6">
                  <table:table-cell table:style-name="ce163" office:value-type="string" calcext:value-type="string">
                    <text:p>ECPB68</text:p>
                  </table:table-cell>
                  <table:table-cell table:style-name="ce175" office:value-type="string" calcext:value-type="string">
                    <text:p>Remplacement systématique des sources ECLAIRAGE RENFORT <text:s/>Pour un sens du tunnel Bellerive</text:p>
                  </table:table-cell>
                  <table:table-cell table:style-name="ce224" office:value-type="string" calcext:value-type="string">
                    <text:p>Forfait</text:p>
                  </table:table-cell>
                  <table:table-cell table:style-name="ce373" office:value-type="currency" office:currency="EUR" office:value="6056.7" calcext:value-type="currency">
                    <text:p>6 056,70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3]*[.F133]" office:value-type="currency" office:currency="EUR" office:value="2422.68" calcext:value-type="currency">
                    <text:p>2 422,68 €</text:p>
                  </table:table-cell>
                  <table:table-cell table:style-name="ce144" table:formula="of:=[.D133]*[.G133]" office:value-type="currency" office:currency="EUR" office:value="2422.68" calcext:value-type="currency">
                    <text:p>2 422,68 €</text:p>
                  </table:table-cell>
                  <table:table-cell/>
                  <table:table-cell table:style-name="ce254" table:number-columns-repeated="1005"/>
                </table:table-row>
                <table:table-row table:style-name="ro6">
                  <table:table-cell table:style-name="ce163" office:value-type="string" calcext:value-type="string">
                    <text:p>ECPO50</text:p>
                  </table:table-cell>
                  <table:table-cell table:style-name="ce174" office:value-type="string" calcext:value-type="string">
                    <text:p>Remplacement systématique des sources ECLAIRAGE NUIT + SECOURS La Défense – sens W &amp; Bretelle <text:s/>B3, B4 et B5</text:p>
                  </table:table-cell>
                  <table:table-cell table:style-name="ce224" office:value-type="string" calcext:value-type="string">
                    <text:p>Forfait</text:p>
                  </table:table-cell>
                  <table:table-cell table:style-name="ce373" office:value-type="currency" office:currency="EUR" office:value="53671.68" calcext:value-type="currency">
                    <text:p>53 671,6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4]*[.F134]" office:value-type="currency" office:currency="EUR" office:value="21468.672" calcext:value-type="currency">
                    <text:p>21 468,67 €</text:p>
                  </table:table-cell>
                  <table:table-cell table:style-name="ce144" table:formula="of:=[.D134]*[.G134]" office:value-type="currency" office:currency="EUR" office:value="21468.672" calcext:value-type="currency">
                    <text:p>21 468,67 €</text:p>
                  </table:table-cell>
                  <table:table-cell/>
                  <table:table-cell table:style-name="ce254" table:number-columns-repeated="1005"/>
                </table:table-row>
                <table:table-row table:style-name="ro12">
                  <table:table-cell table:style-name="ce163" office:value-type="string" calcext:value-type="string">
                    <text:p>ECPO51</text:p>
                  </table:table-cell>
                  <table:table-cell table:style-name="ce174" office:value-type="string" calcext:value-type="string">
                    <office:annotation draw:style-name="gr13" draw:text-style-name="P2" svg:width="2.899cm" svg:height="1.799cm" svg:x="21.491cm" svg:y="180.602cm" draw:caption-point-x="-0.609cm" draw:caption-point-y="1.51cm">
                      <dc:creator>ELP</dc:creator>
                      <dc:date>2021-09-17T00:00:00</dc:date>
                      <text:p text:style-name="P1"><text:span text:style-name="T1">Comprend les bretelles B7 et B8</text:span></text:p>
                    </office:annotation>
                    <text:p>Remplacement systématique des sources ECLAIRAGE NUIT + SECOURS La Défense – sens Y Echangeur Nanterre – sens E <text:s/>&amp; <text:s/>Bretelle B1</text:p>
                  </table:table-cell>
                  <table:table-cell table:style-name="ce224" office:value-type="string" calcext:value-type="string">
                    <text:p>Forfait</text:p>
                  </table:table-cell>
                  <table:table-cell table:style-name="ce373" office:value-type="currency" office:currency="EUR" office:value="54758.78" calcext:value-type="currency">
                    <text:p>54 758,7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5]*[.F135]" office:value-type="currency" office:currency="EUR" office:value="21903.512" calcext:value-type="currency">
                    <text:p>21 903,51 €</text:p>
                  </table:table-cell>
                  <table:table-cell table:style-name="ce144" table:formula="of:=[.D135]*[.G135]" office:value-type="currency" office:currency="EUR" office:value="21903.512" calcext:value-type="currency">
                    <text:p>21 903,51 €</text:p>
                  </table:table-cell>
                  <table:table-cell/>
                  <table:table-cell table:style-name="ce254" table:number-columns-repeated="1005"/>
                </table:table-row>
                <table:table-row table:style-name="ro10">
                  <table:table-cell table:style-name="ce163" office:value-type="string" calcext:value-type="string">
                    <text:p>ECPO52</text:p>
                  </table:table-cell>
                  <table:table-cell table:style-name="ce175" office:value-type="string" calcext:value-type="string">
                    <text:p>Remplacement systématique des sources ECLAIRAGE JOUR + EXTERIEUR La Défense – sens W &amp; Bretelle <text:s/>B3, B4 et B5</text:p>
                  </table:table-cell>
                  <table:table-cell table:style-name="ce224" office:value-type="string" calcext:value-type="string">
                    <text:p>Forfait</text:p>
                  </table:table-cell>
                  <table:table-cell table:style-name="ce373" office:value-type="currency" office:currency="EUR" office:value="47335.45" calcext:value-type="currency">
                    <text:p>47 335,4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6]*[.F136]" office:value-type="currency" office:currency="EUR" office:value="18934.18" calcext:value-type="currency">
                    <text:p>18 934,18 €</text:p>
                  </table:table-cell>
                  <table:table-cell table:style-name="ce144" table:formula="of:=[.D136]*[.G136]" office:value-type="currency" office:currency="EUR" office:value="18934.18" calcext:value-type="currency">
                    <text:p>18 934,18 €</text:p>
                  </table:table-cell>
                  <table:table-cell/>
                  <table:table-cell table:style-name="ce223"/>
                  <table:table-cell table:style-name="ce254" table:number-columns-repeated="1004"/>
                </table:table-row>
                <table:table-row table:style-name="ro10">
                  <table:table-cell table:style-name="ce163" office:value-type="string" calcext:value-type="string">
                    <text:p>ECPO53</text:p>
                  </table:table-cell>
                  <table:table-cell table:style-name="ce175" office:value-type="string" calcext:value-type="string">
                    <office:annotation draw:style-name="gr13" draw:text-style-name="P2" svg:width="2.899cm" svg:height="1.799cm" svg:x="21.491cm" svg:y="183.983cm" draw:caption-point-x="-0.609cm" draw:caption-point-y="1.511cm">
                      <dc:creator>ELP</dc:creator>
                      <dc:date>2021-09-17T00:00:00</dc:date>
                      <text:p text:style-name="P1"><text:span text:style-name="T1">Comprend les bretelles B7 et B8</text:span></text:p>
                    </office:annotation>
                    <text:p>Remplacement systématique des sources ECLAIRAGE JOUR + EXTERIEUR La Défense – sens Y Echangeur Nanterre – sens E <text:s/>&amp; <text:s/>Bretelle B1</text:p>
                  </table:table-cell>
                  <table:table-cell table:style-name="ce224" office:value-type="string" calcext:value-type="string">
                    <text:p>Forfait</text:p>
                  </table:table-cell>
                  <table:table-cell table:style-name="ce373" office:value-type="currency" office:currency="EUR" office:value="47614.98" calcext:value-type="currency">
                    <text:p>47 614,9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7]*[.F137]" office:value-type="currency" office:currency="EUR" office:value="19045.992" calcext:value-type="currency">
                    <text:p>19 045,99 €</text:p>
                  </table:table-cell>
                  <table:table-cell table:style-name="ce144" table:formula="of:=[.D137]*[.G137]" office:value-type="currency" office:currency="EUR" office:value="19045.992" calcext:value-type="currency">
                    <text:p>19 045,99 €</text:p>
                  </table:table-cell>
                  <table:table-cell/>
                  <table:table-cell table:style-name="ce254" table:number-columns-repeated="1005"/>
                </table:table-row>
                <table:table-row table:style-name="ro6">
                  <table:table-cell table:style-name="ce163" office:value-type="string" calcext:value-type="string">
                    <text:p>ECPO54</text:p>
                  </table:table-cell>
                  <table:table-cell table:style-name="ce175" office:value-type="string" calcext:value-type="string">
                    <text:p>Remplacement systématique des sources ECLAIRAGE RENFORT <text:s/>La Défense – sens W &amp; Bretelle <text:s/>B3, B4 et B5</text:p>
                  </table:table-cell>
                  <table:table-cell table:style-name="ce224" office:value-type="string" calcext:value-type="string">
                    <text:p>Forfait</text:p>
                  </table:table-cell>
                  <table:table-cell table:style-name="ce373" office:value-type="currency" office:currency="EUR" office:value="16896.65" calcext:value-type="currency">
                    <text:p>16 896,6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8]*[.F138]" office:value-type="currency" office:currency="EUR" office:value="6758.66" calcext:value-type="currency">
                    <text:p>6 758,66 €</text:p>
                  </table:table-cell>
                  <table:table-cell table:style-name="ce144" table:formula="of:=[.D138]*[.G138]" office:value-type="currency" office:currency="EUR" office:value="6758.66" calcext:value-type="currency">
                    <text:p>6 758,66 €</text:p>
                  </table:table-cell>
                  <table:table-cell/>
                  <table:table-cell table:style-name="ce254" table:number-columns-repeated="1005"/>
                </table:table-row>
                <table:table-row table:style-name="ro12">
                  <table:table-cell table:style-name="ce163" office:value-type="string" calcext:value-type="string">
                    <text:p>ECPO55</text:p>
                  </table:table-cell>
                  <table:table-cell table:style-name="ce175" office:value-type="string" calcext:value-type="string">
                    <office:annotation draw:style-name="gr13" draw:text-style-name="P2" svg:width="2.899cm" svg:height="1.799cm" svg:x="21.491cm" svg:y="186.874cm" draw:caption-point-x="-0.609cm" draw:caption-point-y="1.511cm">
                      <dc:creator>ELP</dc:creator>
                      <dc:date>2021-09-17T00:00:00</dc:date>
                      <text:p text:style-name="P1"><text:span text:style-name="T1">Comprend les bretelles B7 et B8</text:span></text:p>
                    </office:annotation>
                    <text:p>Remplacement systématique des sources ECLAIRAGE RENFORT <text:s/>La Défense – sens Y Echangeur Nanterre – sens E <text:s/>&amp; <text:s/>Bretelle B1</text:p>
                  </table:table-cell>
                  <table:table-cell table:style-name="ce224" office:value-type="string" calcext:value-type="string">
                    <text:p>Forfait</text:p>
                  </table:table-cell>
                  <table:table-cell table:style-name="ce373" office:value-type="currency" office:currency="EUR" office:value="15312.58" calcext:value-type="currency">
                    <text:p>15 312,5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39]*[.F139]" office:value-type="currency" office:currency="EUR" office:value="6125.032" calcext:value-type="currency">
                    <text:p>6 125,03 €</text:p>
                  </table:table-cell>
                  <table:table-cell table:style-name="ce144" table:formula="of:=[.D139]*[.G139]" office:value-type="currency" office:currency="EUR" office:value="6125.032" calcext:value-type="currency">
                    <text:p>6 125,03 €</text:p>
                  </table:table-cell>
                  <table:table-cell/>
                  <table:table-cell table:style-name="ce254" table:number-columns-repeated="1005"/>
                </table:table-row>
                <table:table-row table:style-name="ro6">
                  <table:table-cell table:style-name="ce163" office:value-type="string" calcext:value-type="string">
                    <text:p>ECPO56</text:p>
                  </table:table-cell>
                  <table:table-cell table:style-name="ce174" office:value-type="string" calcext:value-type="string">
                    <text:p>Remplacement systématique des sources ECLAIRAGE NUIT + SECOURS Pour un sens du tunnel Sévines</text:p>
                  </table:table-cell>
                  <table:table-cell table:style-name="ce224" office:value-type="string" calcext:value-type="string">
                    <text:p>Forfait</text:p>
                  </table:table-cell>
                  <table:table-cell table:style-name="ce373" office:value-type="currency" office:currency="EUR" office:value="5777.15" calcext:value-type="currency">
                    <text:p>5 777,1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40]*[.F140]" office:value-type="currency" office:currency="EUR" office:value="2310.86" calcext:value-type="currency">
                    <text:p>2 310,86 €</text:p>
                  </table:table-cell>
                  <table:table-cell table:style-name="ce144" table:formula="of:=[.D140]*[.G140]" office:value-type="currency" office:currency="EUR" office:value="2310.86" calcext:value-type="currency">
                    <text:p>2 310,86 €</text:p>
                  </table:table-cell>
                  <table:table-cell/>
                  <table:table-cell table:style-name="ce254" table:number-columns-repeated="1005"/>
                </table:table-row>
                <table:table-row table:style-name="ro10">
                  <table:table-cell table:style-name="ce163" office:value-type="string" calcext:value-type="string">
                    <text:p>ECPO57</text:p>
                  </table:table-cell>
                  <table:table-cell table:style-name="ce175" office:value-type="string" calcext:value-type="string">
                    <text:p>Remplacement systématique des sources ECLAIRAGE JOUR + EXTERIEUR Pour un sens du tunnel Sévines</text:p>
                  </table:table-cell>
                  <table:table-cell table:style-name="ce224" office:value-type="string" calcext:value-type="string">
                    <text:p>Forfait</text:p>
                  </table:table-cell>
                  <table:table-cell table:style-name="ce373" office:value-type="currency" office:currency="EUR" office:value="2888.58" calcext:value-type="currency">
                    <text:p>2 888,5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41]*[.F141]" office:value-type="currency" office:currency="EUR" office:value="1155.432" calcext:value-type="currency">
                    <text:p>1 155,43 €</text:p>
                  </table:table-cell>
                  <table:table-cell table:style-name="ce144" table:formula="of:=[.D141]*[.G141]" office:value-type="currency" office:currency="EUR" office:value="1155.432" calcext:value-type="currency">
                    <text:p>1 155,43 €</text:p>
                  </table:table-cell>
                  <table:table-cell/>
                  <table:table-cell table:style-name="ce254" table:number-columns-repeated="1005"/>
                </table:table-row>
                <table:table-row table:style-name="ro6">
                  <table:table-cell table:style-name="ce163" office:value-type="string" calcext:value-type="string">
                    <text:p>ECPO58</text:p>
                  </table:table-cell>
                  <table:table-cell table:style-name="ce175" office:value-type="string" calcext:value-type="string">
                    <text:p>Remplacement systématique des sources ECLAIRAGE RENFORT <text:s/>Pour un sens du tunnel Sévines</text:p>
                  </table:table-cell>
                  <table:table-cell table:style-name="ce224" office:value-type="string" calcext:value-type="string">
                    <text:p>Forfait</text:p>
                  </table:table-cell>
                  <table:table-cell table:style-name="ce373" office:value-type="currency" office:currency="EUR" office:value="3975.68" calcext:value-type="currency">
                    <text:p>3 975,68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42]*[.F142]" office:value-type="currency" office:currency="EUR" office:value="1590.272" calcext:value-type="currency">
                    <text:p>1 590,27 €</text:p>
                  </table:table-cell>
                  <table:table-cell table:style-name="ce144" table:formula="of:=[.D142]*[.G142]" office:value-type="currency" office:currency="EUR" office:value="1590.272" calcext:value-type="currency">
                    <text:p>1 590,27 €</text:p>
                  </table:table-cell>
                  <table:table-cell/>
                  <table:table-cell table:style-name="ce254" table:number-columns-repeated="1005"/>
                </table:table-row>
                <table:table-row table:style-name="ro48">
                  <table:table-cell table:style-name="ce163" office:value-type="string" calcext:value-type="string">
                    <text:p>ECPO59</text:p>
                  </table:table-cell>
                  <table:table-cell table:style-name="ce174" office:value-type="string" calcext:value-type="string">
                    <text:p>Remplacement systématique des sources ECLAIRAGE NUIT + SECOURS Pour un sens du tunnel Neuilly</text:p>
                  </table:table-cell>
                  <table:table-cell table:style-name="ce224" office:value-type="string" calcext:value-type="string">
                    <text:p>Forfait</text:p>
                  </table:table-cell>
                  <table:table-cell table:style-name="ce373" office:value-type="currency" office:currency="EUR" office:value="2981.75" calcext:value-type="currency">
                    <text:p>2 981,7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43]*[.F143]" office:value-type="currency" office:currency="EUR" office:value="1192.7" calcext:value-type="currency">
                    <text:p>1 192,70 €</text:p>
                  </table:table-cell>
                  <table:table-cell table:style-name="ce144" table:formula="of:=[.D143]*[.G143]" office:value-type="currency" office:currency="EUR" office:value="1192.7" calcext:value-type="currency">
                    <text:p>1 192,70 €</text:p>
                  </table:table-cell>
                  <table:table-cell/>
                  <table:table-cell table:style-name="ce254" table:number-columns-repeated="1005"/>
                </table:table-row>
                <table:table-row table:style-name="ro48">
                  <table:table-cell table:style-name="ce163" office:value-type="string" calcext:value-type="string">
                    <text:p>ECPO60</text:p>
                  </table:table-cell>
                  <table:table-cell table:style-name="ce175" office:value-type="string" calcext:value-type="string">
                    <text:p>Remplacement systématique des sources ECLAIRAGE JOUR + EXTERIEUR Pour un sens du tunnel Neuilly</text:p>
                  </table:table-cell>
                  <table:table-cell table:style-name="ce224" office:value-type="string" calcext:value-type="string">
                    <text:p>Forfait</text:p>
                  </table:table-cell>
                  <table:table-cell table:style-name="ce373" office:value-type="currency" office:currency="EUR" office:value="2981.75" calcext:value-type="currency">
                    <text:p>2 981,7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44]*[.F144]" office:value-type="currency" office:currency="EUR" office:value="1192.7" calcext:value-type="currency">
                    <text:p>1 192,70 €</text:p>
                  </table:table-cell>
                  <table:table-cell table:style-name="ce144" table:formula="of:=[.D144]*[.G144]" office:value-type="currency" office:currency="EUR" office:value="1192.7" calcext:value-type="currency">
                    <text:p>1 192,70 €</text:p>
                  </table:table-cell>
                  <table:table-cell/>
                  <table:table-cell table:style-name="ce254" table:number-columns-repeated="1005"/>
                </table:table-row>
                <table:table-row table:style-name="ro48">
                  <table:table-cell table:style-name="ce163" office:value-type="string" calcext:value-type="string">
                    <text:p>ECPO61</text:p>
                  </table:table-cell>
                  <table:table-cell table:style-name="ce175" office:value-type="string" calcext:value-type="string">
                    <text:p>Remplacement systématique des sources ECLAIRAGE RENFORT <text:s/>Pour un sens du tunnel Neuilly</text:p>
                  </table:table-cell>
                  <table:table-cell table:style-name="ce224" office:value-type="string" calcext:value-type="string">
                    <text:p>Forfait</text:p>
                  </table:table-cell>
                  <table:table-cell table:style-name="ce373" office:value-type="currency" office:currency="EUR" office:value="6087.75" calcext:value-type="currency">
                    <text:p>6 087,75 €</text:p>
                  </table:table-cell>
                  <table:table-cell/>
                  <table:table-cell table:style-name="ce278" office:value-type="float" office:value="0.4" calcext:value-type="float">
                    <text:p>0,4</text:p>
                  </table:table-cell>
                  <table:table-cell table:style-name="ce119" office:value-type="float" office:value="0.4" calcext:value-type="float">
                    <text:p>0,4</text:p>
                  </table:table-cell>
                  <table:table-cell/>
                  <table:table-cell table:style-name="ce130" table:formula="of:=[.D145]*[.F145]" office:value-type="currency" office:currency="EUR" office:value="2435.1" calcext:value-type="currency">
                    <text:p>2 435,10 €</text:p>
                  </table:table-cell>
                  <table:table-cell table:style-name="ce144" table:formula="of:=[.D145]*[.G145]" office:value-type="currency" office:currency="EUR" office:value="2435.1" calcext:value-type="currency">
                    <text:p>2 435,10 €</text:p>
                  </table:table-cell>
                  <table:table-cell/>
                  <table:table-cell table:style-name="ce254" table:number-columns-repeated="1005"/>
                </table:table-row>
              </table:table-row-group>
            </table:table-row-group>
            <table:table-row table:style-name="ro49">
              <table:table-cell table:style-name="ce162" office:value-type="string" calcext:value-type="string">
                <text:p>Plus-value aux prix de remplacement des sources</text:p>
              </table:table-cell>
              <table:table-cell table:style-name="ce259" office:value-type="string" calcext:value-type="string" table:number-columns-spanned="6" table:number-rows-spanned="1">
                <text:p>Voir fiche prestation ECL - annexe 5</text:p>
              </table:table-cell>
              <table:covered-table-cell/>
              <table:covered-table-cell table:style-name="ce112"/>
              <table:covered-table-cell/>
              <table:covered-table-cell table:style-name="ce276"/>
              <table:covered-table-cell table:style-name="ce117"/>
              <table:table-cell/>
              <table:table-cell table:style-name="ce389" table:formula="of:=SUM([.I147])" office:value-type="currency" office:currency="EUR" office:value="0" calcext:value-type="currency">
                <text:p>0,00 €</text:p>
              </table:table-cell>
              <table:table-cell table:style-name="ce401" table:formula="of:=SUM([.J147])" office:value-type="currency" office:currency="EUR" office:value="77882.966" calcext:value-type="currency">
                <text:p>77 882,97 €</text:p>
              </table:table-cell>
              <table:table-cell table:number-columns-repeated="1006"/>
            </table:table-row>
            <table:table-row-group>
              <table:table-row table:style-name="ro20">
                <table:table-cell table:style-name="ce163" office:value-type="string" calcext:value-type="string">
                  <text:p>ECP80</text:p>
                </table:table-cell>
                <table:table-cell table:style-name="ce175" office:value-type="string" calcext:value-type="string">
                  <text:p><text:span text:style-name="T31">Plus-value aux prix de remplacement des sources pour le remplacement systématique de tous les amorceurs du circuit d’</text:span><text:span text:style-name="T32">É</text:span><text:span text:style-name="T33">clairage désigné par le prix. Ce prix ne rémunère pas la fourniture listée au BPU.</text:span></text:p>
                </table:table-cell>
                <table:table-cell table:style-name="ce224" office:value-type="string" calcext:value-type="string">
                  <text:p>%</text:p>
                </table:table-cell>
                <table:table-cell table:style-name="ce375" office:value-type="percentage" office:value="0.5" calcext:value-type="percentage">
                  <text:p>50,00 %</text:p>
                </table:table-cell>
                <table:table-cell/>
                <table:table-cell table:style-name="ce278" office:value-type="float" office:value="0" calcext:value-type="float">
                  <text:p>0</text:p>
                </table:table-cell>
                <table:table-cell table:style-name="ce120" table:formula="of:=0.5*[.J68]" office:value-type="currency" office:currency="EUR" office:value="155765.932" calcext:value-type="currency">
                  <text:p>155 765,93 €</text:p>
                </table:table-cell>
                <table:table-cell/>
                <table:table-cell table:style-name="ce130"/>
                <table:table-cell table:style-name="ce144" table:formula="of:=[.D147]*[.G147]" office:value-type="currency" office:currency="EUR" office:value="77882.966" calcext:value-type="currency">
                  <text:p>77 882,97 €</text:p>
                </table:table-cell>
                <table:table-cell table:number-columns-repeated="1006"/>
              </table:table-row>
            </table:table-row-group>
          </table:table-row-group>
        </table:table-row-group>
        <table:table-row table:style-name="ro50">
          <table:table-cell table:style-name="ce106" office:value-type="string" calcext:value-type="string" table:number-columns-spanned="7" table:number-rows-spanned="1">
            <text:p>MAINTENANCE CURATIVE</text:p>
          </table:table-cell>
          <table:covered-table-cell table:number-columns-repeated="2"/>
          <table:covered-table-cell table:style-name="ce112"/>
          <table:covered-table-cell/>
          <table:covered-table-cell table:style-name="ce276"/>
          <table:covered-table-cell table:style-name="ce117"/>
          <table:table-cell/>
          <table:table-cell table:style-name="ce386" table:formula="of:=SUM([.I149];[.I178])" office:value-type="currency" office:currency="EUR" office:value="257541.17" calcext:value-type="currency">
            <text:p>257 541,17 €</text:p>
          </table:table-cell>
          <table:table-cell table:style-name="ce386" table:formula="of:=SUM([.J149];[.J178])" office:value-type="currency" office:currency="EUR" office:value="594403.91" calcext:value-type="currency">
            <text:p>594 403,91 €</text:p>
          </table:table-cell>
          <table:table-cell table:number-columns-repeated="2"/>
          <table:table-cell table:style-name="ce218"/>
          <table:table-cell table:number-columns-repeated="1003"/>
        </table:table-row>
        <table:table-row-group>
          <table:table-row table:style-name="ro3">
            <table:table-cell table:style-name="ce160" office:value-type="string" calcext:value-type="string" table:number-columns-spanned="7" table:number-rows-spanned="1">
              <text:p>Prix unitaires</text:p>
            </table:table-cell>
            <table:covered-table-cell table:number-columns-repeated="2"/>
            <table:covered-table-cell table:style-name="ce112"/>
            <table:covered-table-cell/>
            <table:covered-table-cell table:style-name="ce276"/>
            <table:covered-table-cell table:style-name="ce117"/>
            <table:table-cell/>
            <table:table-cell table:style-name="ce392" table:formula="of:=SUM([.I151];[.I167];[.I174])" office:value-type="currency" office:currency="EUR" office:value="176767.17" calcext:value-type="currency">
              <text:p>176 767,17 €</text:p>
            </table:table-cell>
            <table:table-cell table:style-name="ce404" table:formula="of:=SUM([.J151];[.J167];[.J174])" office:value-type="currency" office:currency="EUR" office:value="448711.21" calcext:value-type="currency">
              <text:p>448 711,21 €</text:p>
            </table:table-cell>
            <table:table-cell table:number-columns-repeated="1006"/>
          </table:table-row>
          <table:table-row-group>
            <table:table-row table:style-name="ro20">
              <table:table-cell table:style-name="ce161" office:value-type="string" calcext:value-type="string" table:number-columns-spanned="7" table:number-rows-spanned="1">
                <text:p>Ces prix unitaires rémunèrent l’intervention comme indiqué dans la description des prestations de jour ainsi que le déplacement à raison du remplacement minimum de 3 unités par demi-journée ou 6 unités de nuit, les moyens nécessaires à la mise en oeuvre. Ils ne rémunèrent pas les fournitures identifiées au BPU.</text:p>
                <text:p/>
              </table:table-cell>
              <table:covered-table-cell table:number-columns-repeated="2"/>
              <table:covered-table-cell table:style-name="ce112"/>
              <table:covered-table-cell/>
              <table:covered-table-cell table:style-name="ce276"/>
              <table:covered-table-cell table:style-name="ce117"/>
              <table:table-cell/>
              <table:table-cell table:style-name="ce388"/>
              <table:table-cell table:style-name="ce400"/>
              <table:table-cell table:number-columns-repeated="1006"/>
            </table:table-row>
            <table:table-row table:style-name="ro22">
              <table:table-cell table:style-name="ce162" office:value-type="string" calcext:value-type="string">
                <text:p>Remplacement de matériel</text:p>
              </table:table-cell>
              <table:table-cell table:style-name="ce259" office:value-type="string" calcext:value-type="string" table:number-columns-spanned="6" table:number-rows-spanned="1">
                <text:p/>
                <text:p><text:span text:style-name="T28">La prestation consiste à l’enlèvement de l’ancien matériel, l’installation du nouveau matériel, sa mise en service et sa configuration, au nettoyage du matériel et de la zone de travail ainsi qu’à l’enlèvement des déchets. Prix de jour, si les travaux doivent etre effectuées de nuit. Voir fiche prestation ECL - </text:span>annexe 2</text:p>
                <text:p/>
              </table:table-cell>
              <table:covered-table-cell/>
              <table:covered-table-cell table:style-name="ce112"/>
              <table:covered-table-cell/>
              <table:covered-table-cell table:style-name="ce276"/>
              <table:covered-table-cell table:style-name="ce117"/>
              <table:table-cell/>
              <table:table-cell table:style-name="ce389" table:formula="of:=SUM([.I152:.I166])" office:value-type="currency" office:currency="EUR" office:value="59235.31" calcext:value-type="currency">
                <text:p>59 235,31 €</text:p>
              </table:table-cell>
              <table:table-cell table:style-name="ce401" table:formula="of:=SUM([.J152:.J166])" office:value-type="currency" office:currency="EUR" office:value="390430.09" calcext:value-type="currency">
                <text:p>390 430,09 €</text:p>
              </table:table-cell>
              <table:table-cell table:number-columns-repeated="1006"/>
            </table:table-row>
            <table:table-row-group>
              <table:table-row table:style-name="ro6">
                <table:table-cell table:style-name="ce163" office:value-type="string" calcext:value-type="string">
                  <text:p>ECC10</text:p>
                </table:table-cell>
                <table:table-cell table:style-name="ce176" office:value-type="string" calcext:value-type="string">
                  <text:p>Remplacement de luminaire, bouton poussoir, interrupteur va-et-vient, détecteur volumétrique</text:p>
                </table:table-cell>
                <table:table-cell table:style-name="ce224" office:value-type="string" calcext:value-type="string">
                  <text:p>Unité</text:p>
                </table:table-cell>
                <table:table-cell table:style-name="ce373" office:value-type="currency" office:currency="EUR" office:value="61.71" calcext:value-type="currency">
                  <text:p>61,71 €</text:p>
                </table:table-cell>
                <table:table-cell/>
                <table:table-cell table:style-name="ce278" office:value-type="float" office:value="50" calcext:value-type="float">
                  <text:p>50</text:p>
                </table:table-cell>
                <table:table-cell table:style-name="ce119" table:formula="of:=ROUNDUP(921/4)" office:value-type="float" office:value="231" calcext:value-type="float">
                  <text:p>231</text:p>
                </table:table-cell>
                <table:table-cell/>
                <table:table-cell table:style-name="ce130" table:formula="of:=[.D152]*[.F152]" office:value-type="currency" office:currency="EUR" office:value="3085.5" calcext:value-type="currency">
                  <text:p>3 085,50 €</text:p>
                </table:table-cell>
                <table:table-cell table:style-name="ce144" table:formula="of:=[.D152]*[.G152]" office:value-type="currency" office:currency="EUR" office:value="14255.01" calcext:value-type="currency">
                  <text:p>14 255,01 €</text:p>
                </table:table-cell>
                <table:table-cell table:number-columns-repeated="1006"/>
              </table:table-row>
              <table:table-row table:style-name="ro6">
                <table:table-cell table:style-name="ce163" office:value-type="string" calcext:value-type="string">
                  <text:p>ECC11</text:p>
                </table:table-cell>
                <table:table-cell table:style-name="ce176" office:value-type="string" calcext:value-type="string">
                  <text:p>Remplacement de Blocs autonomes d'éclairage de sécurité</text:p>
                </table:table-cell>
                <table:table-cell table:style-name="ce224" office:value-type="string" calcext:value-type="string">
                  <text:p>Unité</text:p>
                </table:table-cell>
                <table:table-cell table:style-name="ce373" office:value-type="currency" office:currency="EUR" office:value="61.71" calcext:value-type="currency">
                  <text:p>61,71 €</text:p>
                </table:table-cell>
                <table:table-cell/>
                <table:table-cell table:style-name="ce278" office:value-type="float" office:value="5" calcext:value-type="float">
                  <text:p>5</text:p>
                </table:table-cell>
                <table:table-cell table:style-name="ce119" table:formula="of:=ROUNDUP(178/4/2)" office:value-type="float" office:value="23" calcext:value-type="float">
                  <text:p>23</text:p>
                </table:table-cell>
                <table:table-cell/>
                <table:table-cell table:style-name="ce130" table:formula="of:=[.D153]*[.F153]" office:value-type="currency" office:currency="EUR" office:value="308.55" calcext:value-type="currency">
                  <text:p>308,55 €</text:p>
                </table:table-cell>
                <table:table-cell table:style-name="ce144" table:formula="of:=[.D153]*[.G153]" office:value-type="currency" office:currency="EUR" office:value="1419.33" calcext:value-type="currency">
                  <text:p>1 419,33 €</text:p>
                </table:table-cell>
                <table:table-cell table:number-columns-repeated="1006"/>
              </table:table-row>
              <table:table-row table:style-name="ro6">
                <table:table-cell table:style-name="ce163" office:value-type="string" calcext:value-type="string">
                  <text:p>ECC12</text:p>
                </table:table-cell>
                <table:table-cell table:style-name="ce176" office:value-type="string" calcext:value-type="string">
                  <text:p>Remplacement de Bandeau LED</text:p>
                </table:table-cell>
                <table:table-cell table:style-name="ce224" office:value-type="string" calcext:value-type="string">
                  <text:p>Unité</text:p>
                </table:table-cell>
                <table:table-cell table:style-name="ce373" office:value-type="currency" office:currency="EUR" office:value="59.24" calcext:value-type="currency">
                  <text:p>59,24 €</text:p>
                </table:table-cell>
                <table:table-cell/>
                <table:table-cell table:style-name="ce278" office:value-type="float" office:value="60" calcext:value-type="float">
                  <text:p>60</text:p>
                </table:table-cell>
                <table:table-cell table:style-name="ce119" table:formula="of:=ROUNDUP(178/4/2)" office:value-type="float" office:value="23" calcext:value-type="float">
                  <text:p>23</text:p>
                </table:table-cell>
                <table:table-cell/>
                <table:table-cell table:style-name="ce130" table:formula="of:=[.D154]*[.F154]" office:value-type="currency" office:currency="EUR" office:value="3554.4" calcext:value-type="currency">
                  <text:p>3 554,40 €</text:p>
                </table:table-cell>
                <table:table-cell table:style-name="ce144" table:formula="of:=[.D154]*[.G154]" office:value-type="currency" office:currency="EUR" office:value="1362.52" calcext:value-type="currency">
                  <text:p>1 362,52 €</text:p>
                </table:table-cell>
                <table:table-cell table:number-columns-repeated="1006"/>
              </table:table-row>
              <table:table-row table:style-name="ro6">
                <table:table-cell table:style-name="ce163" office:value-type="string" calcext:value-type="string">
                  <text:p>ECC13</text:p>
                </table:table-cell>
                <table:table-cell table:style-name="ce176" office:value-type="string" calcext:value-type="string">
                  <text:p>Remplacement de Luminaire</text:p>
                </table:table-cell>
                <table:table-cell table:style-name="ce224" office:value-type="string" calcext:value-type="string">
                  <text:p>Unité</text:p>
                </table:table-cell>
                <table:table-cell table:style-name="ce373" office:value-type="currency" office:currency="EUR" office:value="93.8" calcext:value-type="currency">
                  <text:p>93,80 €</text:p>
                </table:table-cell>
                <table:table-cell/>
                <table:table-cell table:style-name="ce278" office:value-type="float" office:value="300" calcext:value-type="float">
                  <text:p>300</text:p>
                </table:table-cell>
                <table:table-cell table:style-name="ce119" table:formula="of:=ROUNDUP(558/4)" office:value-type="float" office:value="140" calcext:value-type="float">
                  <office:annotation draw:style-name="gr12" draw:text-style-name="P2" svg:width="2.899cm" svg:height="1.937cm" svg:x="46.283cm" svg:y="208.071cm" draw:caption-point-x="-9.108cm" draw:caption-point-y="2.794cm">
                    <dc:creator>ELP</dc:creator>
                    <dc:date>2021-09-17T00:00:00</dc:date>
                    <text:p text:style-name="P1"><text:span text:style-name="T1">Prix prévu de jour. Il faut rajouter le prix de nuit</text:span></text:p>
                  </office:annotation>
                  <text:p>140</text:p>
                </table:table-cell>
                <table:table-cell/>
                <table:table-cell table:style-name="ce130" table:formula="of:=[.D155]*[.F155]" office:value-type="currency" office:currency="EUR" office:value="28140" calcext:value-type="currency">
                  <text:p>28 140,00 €</text:p>
                </table:table-cell>
                <table:table-cell table:style-name="ce144" table:formula="of:=[.D155]*[.G155]" office:value-type="currency" office:currency="EUR" office:value="13132" calcext:value-type="currency">
                  <text:p>13 132,00 €</text:p>
                </table:table-cell>
                <table:table-cell table:number-columns-repeated="1006"/>
              </table:table-row>
              <table:table-row table:style-name="ro6">
                <table:table-cell table:style-name="ce163" office:value-type="string" calcext:value-type="string">
                  <text:p>ECC14</text:p>
                </table:table-cell>
                <table:table-cell table:style-name="ce176" office:value-type="string" calcext:value-type="string">
                  <text:p>Remplacement de Verrine de luminaire</text:p>
                </table:table-cell>
                <table:table-cell table:style-name="ce224" office:value-type="string" calcext:value-type="string">
                  <text:p>Unité</text:p>
                </table:table-cell>
                <table:table-cell table:style-name="ce373" office:value-type="currency" office:currency="EUR" office:value="148.11" calcext:value-type="currency">
                  <text:p>148,11 €</text:p>
                </table:table-cell>
                <table:table-cell/>
                <table:table-cell table:style-name="ce278" office:value-type="float" office:value="6" calcext:value-type="float">
                  <text:p>6</text:p>
                </table:table-cell>
                <table:table-cell table:style-name="ce119" table:formula="of:=24/4" office:value-type="float" office:value="6" calcext:value-type="float">
                  <office:annotation draw:style-name="gr12" draw:text-style-name="P2" svg:width="2.899cm" svg:height="1.937cm" svg:x="46.283cm" svg:y="210.033cm" draw:caption-point-x="-9.108cm" draw:caption-point-y="2.295cm">
                    <dc:creator>ELP</dc:creator>
                    <dc:date>2021-09-17T00:00:00</dc:date>
                    <text:p text:style-name="P1"><text:span text:style-name="T1">Prix prévu de jour. Il faut rajouter le prix de nuit</text:span></text:p>
                  </office:annotation>
                  <text:p>6</text:p>
                </table:table-cell>
                <table:table-cell/>
                <table:table-cell table:style-name="ce130" table:formula="of:=[.D156]*[.F156]" office:value-type="currency" office:currency="EUR" office:value="888.66" calcext:value-type="currency">
                  <text:p>888,66 €</text:p>
                </table:table-cell>
                <table:table-cell table:style-name="ce144" table:formula="of:=[.D156]*[.G156]" office:value-type="currency" office:currency="EUR" office:value="888.66" calcext:value-type="currency">
                  <text:p>888,66 €</text:p>
                </table:table-cell>
                <table:table-cell table:number-columns-repeated="1006"/>
              </table:table-row>
              <table:table-row table:style-name="ro6">
                <table:table-cell table:style-name="ce163" office:value-type="string" calcext:value-type="string">
                  <text:p>ECC15</text:p>
                </table:table-cell>
                <table:table-cell table:style-name="ce176" office:value-type="string" calcext:value-type="string">
                  <text:p>Remplacement de Boîte de dérivation normale ou résistante au feu</text:p>
                </table:table-cell>
                <table:table-cell table:style-name="ce224" office:value-type="string" calcext:value-type="string">
                  <text:p>Unité</text:p>
                </table:table-cell>
                <table:table-cell table:style-name="ce373" office:value-type="currency" office:currency="EUR" office:value="212.29" calcext:value-type="currency">
                  <text:p>212,29 €</text:p>
                </table:table-cell>
                <table:table-cell/>
                <table:table-cell table:style-name="ce278" office:value-type="float" office:value="5" calcext:value-type="float">
                  <text:p>5</text:p>
                </table:table-cell>
                <table:table-cell table:style-name="ce119" table:formula="of:=48/4" office:value-type="float" office:value="12" calcext:value-type="float">
                  <office:annotation draw:style-name="gr12" draw:text-style-name="P2" svg:width="2.899cm" svg:height="1.937cm" svg:x="46.284cm" svg:y="212.064cm" draw:caption-point-x="-9.109cm" draw:caption-point-y="1.726cm">
                    <dc:creator>ELP</dc:creator>
                    <dc:date>2021-09-17T00:00:00</dc:date>
                    <text:p text:style-name="P1"><text:span text:style-name="T1">Prix prévu de jour. Il faut rajouter le prix de nuit</text:span></text:p>
                  </office:annotation>
                  <text:p>12</text:p>
                </table:table-cell>
                <table:table-cell/>
                <table:table-cell table:style-name="ce130" table:formula="of:=[.D157]*[.F157]" office:value-type="currency" office:currency="EUR" office:value="1061.45" calcext:value-type="currency">
                  <text:p>1 061,45 €</text:p>
                </table:table-cell>
                <table:table-cell table:style-name="ce144" table:formula="of:=[.D157]*[.G157]" office:value-type="currency" office:currency="EUR" office:value="2547.48" calcext:value-type="currency">
                  <text:p>2 547,48 €</text:p>
                </table:table-cell>
                <table:table-cell table:number-columns-repeated="1006"/>
              </table:table-row>
              <table:table-row table:style-name="ro6">
                <table:table-cell table:style-name="ce163" office:value-type="string" calcext:value-type="string">
                  <text:p>ECC16</text:p>
                </table:table-cell>
                <table:table-cell table:style-name="ce176" office:value-type="string" calcext:value-type="string">
                  <text:p>Remplacement de Fiche de raccordement</text:p>
                </table:table-cell>
                <table:table-cell table:style-name="ce224" office:value-type="string" calcext:value-type="string">
                  <text:p>Unité</text:p>
                </table:table-cell>
                <table:table-cell table:style-name="ce373" office:value-type="currency" office:currency="EUR" office:value="148.11" calcext:value-type="currency">
                  <text:p>148,11 €</text:p>
                </table:table-cell>
                <table:table-cell/>
                <table:table-cell table:style-name="ce278" office:value-type="float" office:value="10" calcext:value-type="float">
                  <text:p>10</text:p>
                </table:table-cell>
                <table:table-cell table:style-name="ce119" table:formula="of:=ROUNDUP(218/4)" office:value-type="float" office:value="55" calcext:value-type="float">
                  <office:annotation draw:style-name="gr12" draw:text-style-name="P2" svg:width="2.899cm" svg:height="1.937cm" svg:x="46.319cm" svg:y="214.061cm" draw:caption-point-x="-9.144cm" draw:caption-point-y="1.191cm">
                    <dc:creator>ELP</dc:creator>
                    <dc:date>2021-09-17T00:00:00</dc:date>
                    <text:p text:style-name="P1"><text:span text:style-name="T1">Prix prévu de jour. Il faut rajouter le prix de nuit</text:span></text:p>
                  </office:annotation>
                  <text:p>55</text:p>
                </table:table-cell>
                <table:table-cell/>
                <table:table-cell table:style-name="ce130" table:formula="of:=[.D158]*[.F158]" office:value-type="currency" office:currency="EUR" office:value="1481.1" calcext:value-type="currency">
                  <text:p>1 481,10 €</text:p>
                </table:table-cell>
                <table:table-cell table:style-name="ce144" table:formula="of:=[.D158]*[.G158]" office:value-type="currency" office:currency="EUR" office:value="8146.05" calcext:value-type="currency">
                  <text:p>8 146,05 €</text:p>
                </table:table-cell>
                <table:table-cell table:number-columns-repeated="1006"/>
              </table:table-row>
              <table:table-row table:style-name="ro6">
                <table:table-cell table:style-name="ce163" office:value-type="string" calcext:value-type="string">
                  <text:p>ECC17</text:p>
                </table:table-cell>
                <table:table-cell table:style-name="ce176" office:value-type="string" calcext:value-type="string">
                  <text:p>Remplacement de Porte-fusible</text:p>
                </table:table-cell>
                <table:table-cell table:style-name="ce224" office:value-type="string" calcext:value-type="string">
                  <text:p>Unité</text:p>
                </table:table-cell>
                <table:table-cell table:style-name="ce373" office:value-type="currency" office:currency="EUR" office:value="148.11" calcext:value-type="currency">
                  <text:p>148,11 €</text:p>
                </table:table-cell>
                <table:table-cell/>
                <table:table-cell table:style-name="ce278" office:value-type="float" office:value="5" calcext:value-type="float">
                  <text:p>5</text:p>
                </table:table-cell>
                <table:table-cell table:style-name="ce119" office:value-type="float" office:value="1" calcext:value-type="float">
                  <text:p>1</text:p>
                </table:table-cell>
                <table:table-cell/>
                <table:table-cell table:style-name="ce130" table:formula="of:=[.D159]*[.F159]" office:value-type="currency" office:currency="EUR" office:value="740.55" calcext:value-type="currency">
                  <text:p>740,55 €</text:p>
                </table:table-cell>
                <table:table-cell table:style-name="ce144" table:formula="of:=[.D159]*[.G159]" office:value-type="currency" office:currency="EUR" office:value="148.11" calcext:value-type="currency">
                  <text:p>148,11 €</text:p>
                </table:table-cell>
                <table:table-cell table:number-columns-repeated="1006"/>
              </table:table-row>
              <table:table-row table:style-name="ro6">
                <table:table-cell table:style-name="ce163" office:value-type="string" calcext:value-type="string">
                  <text:p>ECC18</text:p>
                </table:table-cell>
                <table:table-cell table:style-name="ce176" office:value-type="string" calcext:value-type="string">
                  <text:p>Remplacement de Fusible</text:p>
                </table:table-cell>
                <table:table-cell table:style-name="ce224" office:value-type="string" calcext:value-type="string">
                  <text:p>Unité</text:p>
                </table:table-cell>
                <table:table-cell table:style-name="ce373" office:value-type="currency" office:currency="EUR" office:value="13.53" calcext:value-type="currency">
                  <text:p>13,53 €</text:p>
                </table:table-cell>
                <table:table-cell/>
                <table:table-cell table:style-name="ce278" office:value-type="float" office:value="300" calcext:value-type="float">
                  <text:p>300</text:p>
                </table:table-cell>
                <table:table-cell table:style-name="ce119" table:formula="of:=ROUNDUP((945+2338)/4)" office:value-type="float" office:value="821" calcext:value-type="float">
                  <text:p>821</text:p>
                </table:table-cell>
                <table:table-cell/>
                <table:table-cell table:style-name="ce130" table:formula="of:=[.D160]*[.F160]" office:value-type="currency" office:currency="EUR" office:value="4059" calcext:value-type="currency">
                  <text:p>4 059,00 €</text:p>
                </table:table-cell>
                <table:table-cell table:style-name="ce144" table:formula="of:=[.D160]*[.G160]" office:value-type="currency" office:currency="EUR" office:value="11108.13" calcext:value-type="currency">
                  <text:p>11 108,13 €</text:p>
                </table:table-cell>
                <table:table-cell table:number-columns-repeated="1006"/>
              </table:table-row>
              <table:table-row table:style-name="ro6">
                <table:table-cell table:style-name="ce163" office:value-type="string" calcext:value-type="string">
                  <text:p>ECC19</text:p>
                </table:table-cell>
                <table:table-cell table:style-name="ce176" office:value-type="string" calcext:value-type="string">
                  <text:p>Remplacement de Module pilote éclairage LED</text:p>
                </table:table-cell>
                <table:table-cell table:style-name="ce224" office:value-type="string" calcext:value-type="string">
                  <text:p>Unité</text:p>
                </table:table-cell>
                <table:table-cell table:style-name="ce373" office:value-type="currency" office:currency="EUR" office:value="148.11" calcext:value-type="currency">
                  <text:p>148,11 €</text:p>
                </table:table-cell>
                <table:table-cell/>
                <table:table-cell table:style-name="ce278" office:value-type="float" office:value="5" calcext:value-type="float">
                  <text:p>5</text:p>
                </table:table-cell>
                <table:table-cell table:style-name="ce119" table:formula="of:=ROUND(7754/4)" office:value-type="float" office:value="1939" calcext:value-type="float">
                  <office:annotation draw:style-name="gr13" draw:text-style-name="P2" svg:width="2.899cm" svg:height="1.799cm" svg:x="37.784cm" svg:y="218.128cm" draw:caption-point-x="-0.609cm" draw:caption-point-y="1.511cm">
                    <dc:creator>ELP</dc:creator>
                    <dc:date>2021-09-17T00:00:00</dc:date>
                    <text:p text:style-name="P1"><text:span text:style-name="T1">Peut-être un peu excessif !!</text:span></text:p>
                  </office:annotation>
                  <text:p>1939</text:p>
                </table:table-cell>
                <table:table-cell/>
                <table:table-cell table:style-name="ce130" table:formula="of:=[.D161]*[.F161]" office:value-type="currency" office:currency="EUR" office:value="740.55" calcext:value-type="currency">
                  <text:p>740,55 €</text:p>
                </table:table-cell>
                <table:table-cell table:style-name="ce144" table:formula="of:=[.D161]*[.G161]" office:value-type="currency" office:currency="EUR" office:value="287185.29" calcext:value-type="currency">
                  <text:p>287 185,29 €</text:p>
                </table:table-cell>
                <table:table-cell table:number-columns-repeated="2"/>
                <table:table-cell table:style-name="ce218"/>
                <table:table-cell table:number-columns-repeated="1003"/>
              </table:table-row>
              <table:table-row table:style-name="ro6">
                <table:table-cell table:style-name="ce163" office:value-type="string" calcext:value-type="string">
                  <text:p>ECC20</text:p>
                </table:table-cell>
                <table:table-cell table:style-name="ce176" office:value-type="string" calcext:value-type="string">
                  <text:p>Remplacement de Platine d’alimentation</text:p>
                </table:table-cell>
                <table:table-cell table:style-name="ce224" office:value-type="string" calcext:value-type="string">
                  <text:p>Unité</text:p>
                </table:table-cell>
                <table:table-cell table:style-name="ce373" office:value-type="currency" office:currency="EUR" office:value="74" calcext:value-type="currency">
                  <text:p>74,00 €</text:p>
                </table:table-cell>
                <table:table-cell/>
                <table:table-cell table:style-name="ce278" office:value-type="float" office:value="100" calcext:value-type="float">
                  <text:p>100</text:p>
                </table:table-cell>
                <table:table-cell table:style-name="ce119" table:formula="of:=ROUNDUP((909+1324)/4)" office:value-type="float" office:value="559" calcext:value-type="float">
                  <text:p>559</text:p>
                </table:table-cell>
                <table:table-cell/>
                <table:table-cell table:style-name="ce130" table:formula="of:=[.D162]*[.F162]" office:value-type="currency" office:currency="EUR" office:value="7400" calcext:value-type="currency">
                  <text:p>7 400,00 €</text:p>
                </table:table-cell>
                <table:table-cell table:style-name="ce144" table:formula="of:=[.D162]*[.G162]" office:value-type="currency" office:currency="EUR" office:value="41366" calcext:value-type="currency">
                  <text:p>41 366,00 €</text:p>
                </table:table-cell>
                <table:table-cell table:number-columns-repeated="2"/>
                <table:table-cell table:style-name="ce218"/>
                <table:table-cell table:number-columns-repeated="1003"/>
              </table:table-row>
              <table:table-row table:style-name="ro6">
                <table:table-cell table:style-name="ce163" office:value-type="string" calcext:value-type="string">
                  <text:p>ECC21</text:p>
                </table:table-cell>
                <table:table-cell table:style-name="ce176" office:value-type="string" calcext:value-type="string">
                  <text:p>Remplacement de un plot de jalonnement</text:p>
                </table:table-cell>
                <table:table-cell table:style-name="ce224" office:value-type="string" calcext:value-type="string">
                  <text:p>Unité</text:p>
                </table:table-cell>
                <table:table-cell table:style-name="ce373" office:value-type="currency" office:currency="EUR" office:value="93.8" calcext:value-type="currency">
                  <text:p>93,80 €</text:p>
                </table:table-cell>
                <table:table-cell/>
                <table:table-cell table:style-name="ce278" office:value-type="float" office:value="60" calcext:value-type="float">
                  <text:p>60</text:p>
                </table:table-cell>
                <table:table-cell table:style-name="ce119" table:formula="of:=ROUNDUP(361/4)" office:value-type="float" office:value="91" calcext:value-type="float">
                  <office:annotation draw:style-name="gr12" draw:text-style-name="P2" svg:width="2.899cm" svg:height="1.937cm" svg:x="46.459cm" svg:y="221.339cm" draw:caption-point-x="-9.284cm" draw:caption-point-y="1.224cm">
                    <dc:creator>ELP</dc:creator>
                    <dc:date>2021-09-17T00:00:00</dc:date>
                    <text:p text:style-name="P1"><text:span text:style-name="T1">Prestation prévue de jour. Il faut rajouter le prix de nuit.</text:span></text:p>
                  </office:annotation>
                  <text:p>91</text:p>
                </table:table-cell>
                <table:table-cell/>
                <table:table-cell table:style-name="ce130" table:formula="of:=[.D163]*[.F163]" office:value-type="currency" office:currency="EUR" office:value="5628" calcext:value-type="currency">
                  <text:p>5 628,00 €</text:p>
                </table:table-cell>
                <table:table-cell table:style-name="ce144" table:formula="of:=[.D163]*[.G163]" office:value-type="currency" office:currency="EUR" office:value="8535.8" calcext:value-type="currency">
                  <text:p>8 535,80 €</text:p>
                </table:table-cell>
                <table:table-cell table:number-columns-repeated="1006"/>
              </table:table-row>
              <table:table-row table:style-name="ro6">
                <table:table-cell table:style-name="ce163" office:value-type="string" calcext:value-type="string">
                  <text:p>ECC22</text:p>
                </table:table-cell>
                <table:table-cell table:style-name="ce176" office:value-type="string" calcext:value-type="string">
                  <text:p>Remplacement de Une ligne entre 2 plots de jalonnement</text:p>
                </table:table-cell>
                <table:table-cell table:style-name="ce224" office:value-type="string" calcext:value-type="string">
                  <text:p>Unité</text:p>
                </table:table-cell>
                <table:table-cell table:style-name="ce373" office:value-type="currency" office:currency="EUR" office:value="93.8" calcext:value-type="currency">
                  <text:p>93,80 €</text:p>
                </table:table-cell>
                <table:table-cell/>
                <table:table-cell table:style-name="ce278" office:value-type="float" office:value="10" calcext:value-type="float">
                  <text:p>10</text:p>
                </table:table-cell>
                <table:table-cell table:style-name="ce119" office:value-type="float" office:value="1" calcext:value-type="float">
                  <text:p>1</text:p>
                </table:table-cell>
                <table:table-cell/>
                <table:table-cell table:style-name="ce130" table:formula="of:=[.D164]*[.F164]" office:value-type="currency" office:currency="EUR" office:value="938" calcext:value-type="currency">
                  <text:p>938,00 €</text:p>
                </table:table-cell>
                <table:table-cell table:style-name="ce144" table:formula="of:=[.D164]*[.G164]" office:value-type="currency" office:currency="EUR" office:value="93.8" calcext:value-type="currency">
                  <text:p>93,80 €</text:p>
                </table:table-cell>
                <table:table-cell table:number-columns-repeated="1006"/>
              </table:table-row>
              <table:table-row table:style-name="ro6">
                <table:table-cell table:style-name="ce163" office:value-type="string" calcext:value-type="string">
                  <text:p>ECC23</text:p>
                </table:table-cell>
                <table:table-cell table:style-name="ce176" office:value-type="string" calcext:value-type="string">
                  <text:p>Remplacement de Un transformateur pour plot de jalonnement</text:p>
                </table:table-cell>
                <table:table-cell table:style-name="ce224" office:value-type="string" calcext:value-type="string">
                  <text:p>Unité</text:p>
                </table:table-cell>
                <table:table-cell table:style-name="ce373" office:value-type="currency" office:currency="EUR" office:value="93.8" calcext:value-type="currency">
                  <text:p>93,80 €</text:p>
                </table:table-cell>
                <table:table-cell/>
                <table:table-cell table:style-name="ce278" office:value-type="float" office:value="5" calcext:value-type="float">
                  <text:p>5</text:p>
                </table:table-cell>
                <table:table-cell table:style-name="ce119" office:value-type="float" office:value="1" calcext:value-type="float">
                  <text:p>1</text:p>
                </table:table-cell>
                <table:table-cell/>
                <table:table-cell table:style-name="ce130" table:formula="of:=[.D165]*[.F165]" office:value-type="currency" office:currency="EUR" office:value="469" calcext:value-type="currency">
                  <text:p>469,00 €</text:p>
                </table:table-cell>
                <table:table-cell table:style-name="ce144" table:formula="of:=[.D165]*[.G165]" office:value-type="currency" office:currency="EUR" office:value="93.8" calcext:value-type="currency">
                  <text:p>93,80 €</text:p>
                </table:table-cell>
                <table:table-cell table:number-columns-repeated="1006"/>
              </table:table-row>
              <table:table-row table:style-name="ro6">
                <table:table-cell table:style-name="ce163" office:value-type="string" calcext:value-type="string">
                  <text:p>ECC24</text:p>
                </table:table-cell>
                <table:table-cell table:style-name="ce176" office:value-type="string" calcext:value-type="string">
                  <text:p>Remplacement de Luminaire éclairant un panneau de signalisation</text:p>
                </table:table-cell>
                <table:table-cell table:style-name="ce224" office:value-type="string" calcext:value-type="string">
                  <text:p>Unité</text:p>
                </table:table-cell>
                <table:table-cell table:style-name="ce373" office:value-type="currency" office:currency="EUR" office:value="148.11" calcext:value-type="currency">
                  <text:p>148,11 €</text:p>
                </table:table-cell>
                <table:table-cell/>
                <table:table-cell table:style-name="ce278" office:value-type="float" office:value="5" calcext:value-type="float">
                  <text:p>5</text:p>
                </table:table-cell>
                <table:table-cell table:style-name="ce119" office:value-type="float" office:value="1" calcext:value-type="float">
                  <office:annotation draw:style-name="gr14" draw:text-style-name="P2" svg:width="2.899cm" svg:height="2.371cm" svg:x="37.784cm" svg:y="225.44cm" draw:caption-point-x="-0.609cm" draw:caption-point-y="1.51cm">
                    <dc:creator>ELP</dc:creator>
                    <dc:date>2021-09-17T00:00:00</dc:date>
                    <text:p text:style-name="P1"><text:span text:style-name="T1">Jamais commandé dans le précédent marché</text:span></text:p>
                  </office:annotation>
                  <text:p>1</text:p>
                </table:table-cell>
                <table:table-cell/>
                <table:table-cell table:style-name="ce130" table:formula="of:=[.D166]*[.F166]" office:value-type="currency" office:currency="EUR" office:value="740.55" calcext:value-type="currency">
                  <text:p>740,55 €</text:p>
                </table:table-cell>
                <table:table-cell table:style-name="ce144" table:formula="of:=[.D166]*[.G166]" office:value-type="currency" office:currency="EUR" office:value="148.11" calcext:value-type="currency">
                  <text:p>148,11 €</text:p>
                </table:table-cell>
                <table:table-cell table:number-columns-repeated="1006"/>
              </table:table-row>
            </table:table-row-group>
            <table:table-row table:style-name="ro22">
              <table:table-cell table:style-name="ce162" office:value-type="string" calcext:value-type="string">
                <text:p>Changement de source</text:p>
              </table:table-cell>
              <table:table-cell table:style-name="ce259" office:value-type="string" calcext:value-type="string" table:number-columns-spanned="6" table:number-rows-spanned="1">
                <text:p/>
                <text:p>La prestation consiste à l’enlèvement de l’ancienne source, l’installation de la nouvelle source, sa mise en service, au nettoyage du matériel et à l’enlèvement des déchets.</text:p>
                <text:p/>
              </table:table-cell>
              <table:covered-table-cell/>
              <table:covered-table-cell table:style-name="ce112"/>
              <table:covered-table-cell/>
              <table:covered-table-cell table:style-name="ce276"/>
              <table:covered-table-cell table:style-name="ce117"/>
              <table:table-cell/>
              <table:table-cell table:style-name="ce389" table:formula="of:=SUM([.I168:.I173])" office:value-type="currency" office:currency="EUR" office:value="4082.86" calcext:value-type="currency">
                <text:p>4 082,86 €</text:p>
              </table:table-cell>
              <table:table-cell table:style-name="ce401" table:formula="of:=SUM([.J168:.J173])" office:value-type="currency" office:currency="EUR" office:value="18249.84" calcext:value-type="currency">
                <text:p>18 249,84 €</text:p>
              </table:table-cell>
              <table:table-cell table:number-columns-repeated="1006"/>
            </table:table-row>
            <table:table-row-group>
              <table:table-row table:style-name="ro10">
                <table:table-cell table:style-name="ce163" office:value-type="string" calcext:value-type="string">
                  <text:p>ECC30</text:p>
                </table:table-cell>
                <table:table-cell table:style-name="ce176" office:value-type="string" calcext:value-type="string">
                  <text:p>Changement de source Luminaire tunnel – la prestation comprend la mise à disposition d’une nacelle</text:p>
                </table:table-cell>
                <table:table-cell table:style-name="ce224" office:value-type="string" calcext:value-type="string">
                  <text:p>Unité</text:p>
                </table:table-cell>
                <table:table-cell table:style-name="ce373" office:value-type="currency" office:currency="EUR" office:value="159.87" calcext:value-type="currency">
                  <text:p>159,87 €</text:p>
                </table:table-cell>
                <table:table-cell/>
                <table:table-cell table:style-name="ce278" office:value-type="float" office:value="1" calcext:value-type="float">
                  <text:p>1</text:p>
                </table:table-cell>
                <table:table-cell table:style-name="ce119" table:formula="of:=SUM([.G190:.G201])" office:value-type="float" office:value="56" calcext:value-type="float">
                  <text:p>56</text:p>
                </table:table-cell>
                <table:table-cell/>
                <table:table-cell table:style-name="ce130" table:formula="of:=[.D168]*[.F168]" office:value-type="currency" office:currency="EUR" office:value="159.87" calcext:value-type="currency">
                  <text:p>159,87 €</text:p>
                </table:table-cell>
                <table:table-cell table:style-name="ce144" table:formula="of:=[.D168]*[.G168]" office:value-type="currency" office:currency="EUR" office:value="8952.72" calcext:value-type="currency">
                  <text:p>8 952,72 €</text:p>
                </table:table-cell>
                <table:table-cell table:number-columns-repeated="1006"/>
              </table:table-row>
              <table:table-row table:style-name="ro10">
                <table:table-cell table:style-name="ce163" office:value-type="string" calcext:value-type="string">
                  <text:p>ECC31</text:p>
                </table:table-cell>
                <table:table-cell table:style-name="ce176" office:value-type="string" calcext:value-type="string">
                  <text:p>Changement de source Éclairage en issue</text:p>
                </table:table-cell>
                <table:table-cell table:style-name="ce224" office:value-type="string" calcext:value-type="string">
                  <text:p>Unité</text:p>
                </table:table-cell>
                <table:table-cell table:style-name="ce373" office:value-type="currency" office:currency="EUR" office:value="110.68" calcext:value-type="currency">
                  <text:p>110,68 €</text:p>
                </table:table-cell>
                <table:table-cell/>
                <table:table-cell table:style-name="ce278" office:value-type="float" office:value="10" calcext:value-type="float">
                  <text:p>10</text:p>
                </table:table-cell>
                <table:table-cell table:style-name="ce119" table:formula="of:=ROUNDUP((230+53)/4/3)" office:value-type="float" office:value="24" calcext:value-type="float">
                  <text:p>24</text:p>
                </table:table-cell>
                <table:table-cell/>
                <table:table-cell table:style-name="ce130" table:formula="of:=[.D169]*[.F169]" office:value-type="currency" office:currency="EUR" office:value="1106.8" calcext:value-type="currency">
                  <text:p>1 106,80 €</text:p>
                </table:table-cell>
                <table:table-cell table:style-name="ce144" table:formula="of:=[.D169]*[.G169]" office:value-type="currency" office:currency="EUR" office:value="2656.32" calcext:value-type="currency">
                  <text:p>2 656,32 €</text:p>
                </table:table-cell>
                <table:table-cell table:number-columns-repeated="1006"/>
              </table:table-row>
              <table:table-row table:style-name="ro10">
                <table:table-cell table:style-name="ce163" office:value-type="string" calcext:value-type="string">
                  <text:p>ECC32</text:p>
                </table:table-cell>
                <table:table-cell table:style-name="ce176" office:value-type="string" calcext:value-type="string">
                  <text:p>Changement de source Éclairage en niche</text:p>
                </table:table-cell>
                <table:table-cell table:style-name="ce224" office:value-type="string" calcext:value-type="string">
                  <text:p>Unité</text:p>
                </table:table-cell>
                <table:table-cell table:style-name="ce373" office:value-type="currency" office:currency="EUR" office:value="110.68" calcext:value-type="currency">
                  <text:p>110,68 €</text:p>
                </table:table-cell>
                <table:table-cell/>
                <table:table-cell table:style-name="ce278" office:value-type="float" office:value="10" calcext:value-type="float">
                  <text:p>10</text:p>
                </table:table-cell>
                <table:table-cell table:style-name="ce119" table:formula="of:=ROUNDUP(230/4/3)" office:value-type="float" office:value="20" calcext:value-type="float">
                  <text:p>20</text:p>
                </table:table-cell>
                <table:table-cell/>
                <table:table-cell table:style-name="ce130" table:formula="of:=[.D170]*[.F170]" office:value-type="currency" office:currency="EUR" office:value="1106.8" calcext:value-type="currency">
                  <text:p>1 106,80 €</text:p>
                </table:table-cell>
                <table:table-cell table:style-name="ce144" table:formula="of:=[.D170]*[.G170]" office:value-type="currency" office:currency="EUR" office:value="2213.6" calcext:value-type="currency">
                  <text:p>2 213,60 €</text:p>
                </table:table-cell>
                <table:table-cell table:number-columns-repeated="1006"/>
              </table:table-row>
              <table:table-row table:style-name="ro10">
                <table:table-cell table:style-name="ce163" office:value-type="string" calcext:value-type="string">
                  <text:p>ECC33</text:p>
                </table:table-cell>
                <table:table-cell table:style-name="ce176" office:value-type="string" calcext:value-type="string">
                  <text:p>Changement de source Éclairage d’un local</text:p>
                </table:table-cell>
                <table:table-cell table:style-name="ce224" office:value-type="string" calcext:value-type="string">
                  <text:p>Unité</text:p>
                </table:table-cell>
                <table:table-cell table:style-name="ce373" office:value-type="currency" office:currency="EUR" office:value="110.68" calcext:value-type="currency">
                  <text:p>110,68 €</text:p>
                </table:table-cell>
                <table:table-cell/>
                <table:table-cell table:style-name="ce278" office:value-type="float" office:value="10" calcext:value-type="float">
                  <text:p>10</text:p>
                </table:table-cell>
                <table:table-cell table:style-name="ce119" table:formula="of:=ROUNDUP(230/4/3)" office:value-type="float" office:value="20" calcext:value-type="float">
                  <text:p>20</text:p>
                </table:table-cell>
                <table:table-cell/>
                <table:table-cell table:style-name="ce130" table:formula="of:=[.D171]*[.F171]" office:value-type="currency" office:currency="EUR" office:value="1106.8" calcext:value-type="currency">
                  <text:p>1 106,80 €</text:p>
                </table:table-cell>
                <table:table-cell table:style-name="ce144" table:formula="of:=[.D171]*[.G171]" office:value-type="currency" office:currency="EUR" office:value="2213.6" calcext:value-type="currency">
                  <text:p>2 213,60 €</text:p>
                </table:table-cell>
                <table:table-cell table:number-columns-repeated="1006"/>
              </table:table-row>
              <table:table-row table:style-name="ro10">
                <table:table-cell table:style-name="ce163" office:value-type="string" calcext:value-type="string">
                  <text:p>ECC34</text:p>
                </table:table-cell>
                <table:table-cell table:style-name="ce176" office:value-type="string" calcext:value-type="string">
                  <text:p>Changement de source Éclairage d’un PCTT</text:p>
                </table:table-cell>
                <table:table-cell table:style-name="ce224" office:value-type="string" calcext:value-type="string">
                  <text:p>Unité</text:p>
                </table:table-cell>
                <table:table-cell table:style-name="ce373" office:value-type="currency" office:currency="EUR" office:value="110.68" calcext:value-type="currency">
                  <text:p>110,68 €</text:p>
                </table:table-cell>
                <table:table-cell/>
                <table:table-cell table:style-name="ce278" office:value-type="float" office:value="4" calcext:value-type="float">
                  <text:p>4</text:p>
                </table:table-cell>
                <table:table-cell table:style-name="ce119" office:value-type="float" office:value="20" calcext:value-type="float">
                  <text:p>20</text:p>
                </table:table-cell>
                <table:table-cell/>
                <table:table-cell table:style-name="ce130" table:formula="of:=[.D172]*[.F172]" office:value-type="currency" office:currency="EUR" office:value="442.72" calcext:value-type="currency">
                  <text:p>442,72 €</text:p>
                </table:table-cell>
                <table:table-cell table:style-name="ce144" table:formula="of:=[.D172]*[.G172]" office:value-type="currency" office:currency="EUR" office:value="2213.6" calcext:value-type="currency">
                  <text:p>2 213,60 €</text:p>
                </table:table-cell>
                <table:table-cell table:number-columns-repeated="1006"/>
              </table:table-row>
              <table:table-row table:style-name="ro10">
                <table:table-cell table:style-name="ce163" office:value-type="string" calcext:value-type="string">
                  <text:p>ECC35</text:p>
                </table:table-cell>
                <table:table-cell table:style-name="ce176" office:value-type="string" calcext:value-type="string">
                  <text:p>Changement de source Luminaire éclairant un panneau de signalisation y compris nacelle</text:p>
                </table:table-cell>
                <table:table-cell table:style-name="ce224" office:value-type="string" calcext:value-type="string">
                  <text:p>Unité</text:p>
                </table:table-cell>
                <table:table-cell table:style-name="ce373" office:value-type="currency" office:currency="EUR" office:value="159.87" calcext:value-type="currency">
                  <text:p>159,87 €</text:p>
                </table:table-cell>
                <table:table-cell/>
                <table:table-cell table:style-name="ce278" office:value-type="float" office:value="1" calcext:value-type="float">
                  <text:p>1</text:p>
                </table:table-cell>
                <table:table-cell table:style-name="ce119" office:value-type="float" office:value="0" calcext:value-type="float">
                  <office:annotation draw:style-name="gr14" draw:text-style-name="P2" svg:width="2.899cm" svg:height="2.371cm" svg:x="37.784cm" svg:y="235.888cm" draw:caption-point-x="-0.609cm" draw:caption-point-y="1.51cm">
                    <dc:creator>ELP</dc:creator>
                    <dc:date>2021-09-17T00:00:00</dc:date>
                    <text:p text:style-name="P1"><text:span text:style-name="T1">Jamais commandé dans le précédent marché</text:span></text:p>
                  </office:annotation>
                  <text:p>0</text:p>
                </table:table-cell>
                <table:table-cell/>
                <table:table-cell table:style-name="ce130" table:formula="of:=[.D173]*[.F173]" office:value-type="currency" office:currency="EUR" office:value="159.87" calcext:value-type="currency">
                  <text:p>159,87 €</text:p>
                </table:table-cell>
                <table:table-cell table:style-name="ce144" table:formula="of:=[.D173]*[.G173]" office:value-type="currency" office:currency="EUR" office:value="0" calcext:value-type="currency">
                  <text:p>0,00 €</text:p>
                </table:table-cell>
                <table:table-cell table:number-columns-repeated="1006"/>
              </table:table-row>
            </table:table-row-group>
            <table:table-row table:style-name="ro22">
              <table:table-cell table:style-name="ce162" office:value-type="string" calcext:value-type="string">
                <text:p>Réparations sur matériel</text:p>
              </table:table-cell>
              <table:table-cell table:style-name="ce259" office:value-type="string" calcext:value-type="string" table:number-columns-spanned="6" table:number-rows-spanned="1">
                <text:p/>
                <text:p>La prestation consiste à la remise en fonctionnement d’un matériel en remplaçant les éléments qui le constitue. Les sujétions liées, au déplacement, à la mise en œuvre et au dépannage du système sont inclues y compris la nacelle.</text:p>
                <text:p/>
              </table:table-cell>
              <table:covered-table-cell/>
              <table:covered-table-cell table:style-name="ce112"/>
              <table:covered-table-cell/>
              <table:covered-table-cell table:style-name="ce276"/>
              <table:covered-table-cell table:style-name="ce117"/>
              <table:table-cell/>
              <table:table-cell table:style-name="ce389" table:formula="of:=SUM([.I175:.I177])" office:value-type="currency" office:currency="EUR" office:value="113449" calcext:value-type="currency">
                <text:p>113 449,00 €</text:p>
              </table:table-cell>
              <table:table-cell table:style-name="ce401" table:formula="of:=SUM([.J175:.J177])" office:value-type="currency" office:currency="EUR" office:value="40031.28" calcext:value-type="currency">
                <text:p>40 031,28 €</text:p>
              </table:table-cell>
              <table:table-cell table:number-columns-repeated="1006"/>
            </table:table-row>
            <table:table-row-group>
              <table:table-row table:style-name="ro6">
                <table:table-cell table:style-name="ce163" office:value-type="string" calcext:value-type="string">
                  <text:p>ECC40</text:p>
                </table:table-cell>
                <table:table-cell table:style-name="ce176" office:value-type="string" calcext:value-type="string">
                  <text:p>Confection de 10 platines d’alimentation sur site</text:p>
                </table:table-cell>
                <table:table-cell table:style-name="ce224" office:value-type="string" calcext:value-type="string">
                  <text:p>Forfait</text:p>
                </table:table-cell>
                <table:table-cell table:style-name="ce373" office:value-type="currency" office:currency="EUR" office:value="590.3" calcext:value-type="currency">
                  <text:p>590,30 €</text:p>
                </table:table-cell>
                <table:table-cell/>
                <table:table-cell table:style-name="ce278" office:value-type="float" office:value="50" calcext:value-type="float">
                  <text:p>50</text:p>
                </table:table-cell>
                <table:table-cell table:style-name="ce119" table:formula="of:=ROUNDUP((892+543)/4/10)" office:value-type="float" office:value="36" calcext:value-type="float">
                  <office:annotation draw:style-name="gr21" draw:text-style-name="P2" svg:width="10.393cm" svg:height="3.998cm" svg:x="45.322cm" svg:y="237.202cm" draw:caption-point-x="-8.147cm" draw:caption-point-y="3.466cm">
                    <dc:creator>ELP</dc:creator>
                    <dc:date>2021-09-17T00:00:00</dc:date>
                    <text:p text:style-name="P1"><text:span text:style-name="T1">/10 par rapport au marché précédent, car prestation «regroupée » par paquet de 10 platines.</text:span></text:p>
                  </office:annotation>
                  <text:p>36</text:p>
                </table:table-cell>
                <table:table-cell/>
                <table:table-cell table:style-name="ce130" table:formula="of:=[.D175]*[.F175]" office:value-type="currency" office:currency="EUR" office:value="29515" calcext:value-type="currency">
                  <text:p>29 515,00 €</text:p>
                </table:table-cell>
                <table:table-cell table:style-name="ce144" table:formula="of:=[.D175]*[.G175]" office:value-type="currency" office:currency="EUR" office:value="21250.8" calcext:value-type="currency">
                  <text:p>21 250,80 €</text:p>
                </table:table-cell>
                <table:table-cell table:number-columns-repeated="1006"/>
              </table:table-row>
              <table:table-row table:style-name="ro6">
                <table:table-cell table:style-name="ce163" office:value-type="string" calcext:value-type="string">
                  <text:p>ECC41</text:p>
                </table:table-cell>
                <table:table-cell table:style-name="ce176" office:value-type="string" calcext:value-type="string">
                  <text:p>20 Déposes ou reposes de platine de nuit</text:p>
                </table:table-cell>
                <table:table-cell table:style-name="ce224" office:value-type="string" calcext:value-type="string">
                  <text:p>Forfait</text:p>
                </table:table-cell>
                <table:table-cell table:style-name="ce373" office:value-type="currency" office:currency="EUR" office:value="827.04" calcext:value-type="currency">
                  <text:p>827,04 €</text:p>
                </table:table-cell>
                <table:table-cell/>
                <table:table-cell table:style-name="ce278" office:value-type="float" office:value="100" calcext:value-type="float">
                  <text:p>100</text:p>
                </table:table-cell>
                <table:table-cell table:style-name="ce119" table:formula="of:=ROUNDUP(909/20/4)" office:value-type="float" office:value="12" calcext:value-type="float">
                  <text:p>12</text:p>
                </table:table-cell>
                <table:table-cell/>
                <table:table-cell table:style-name="ce130" table:formula="of:=[.D176]*[.F176]" office:value-type="currency" office:currency="EUR" office:value="82704" calcext:value-type="currency">
                  <text:p>82 704,00 €</text:p>
                </table:table-cell>
                <table:table-cell table:style-name="ce144" table:formula="of:=[.D176]*[.G176]" office:value-type="currency" office:currency="EUR" office:value="9924.48" calcext:value-type="currency">
                  <text:p>9 924,48 €</text:p>
                </table:table-cell>
                <table:table-cell table:number-columns-repeated="1006"/>
              </table:table-row>
              <table:table-row table:style-name="ro6">
                <table:table-cell table:style-name="ce163" office:value-type="string" calcext:value-type="string">
                  <text:p>ECC42</text:p>
                </table:table-cell>
                <table:table-cell table:style-name="ce176" office:value-type="string" calcext:value-type="string">
                  <text:p>Confection d’une platine d’alimentation en atelier</text:p>
                </table:table-cell>
                <table:table-cell table:style-name="ce224" office:value-type="string" calcext:value-type="string">
                  <text:p>Unité</text:p>
                </table:table-cell>
                <table:table-cell table:style-name="ce373" office:value-type="currency" office:currency="EUR" office:value="24.6" calcext:value-type="currency">
                  <text:p>24,60 €</text:p>
                </table:table-cell>
                <table:table-cell/>
                <table:table-cell table:style-name="ce278" office:value-type="float" office:value="50" calcext:value-type="float">
                  <text:p>50</text:p>
                </table:table-cell>
                <table:table-cell table:style-name="ce119" table:formula="of:=1440/4" office:value-type="float" office:value="360" calcext:value-type="float">
                  <office:annotation draw:style-name="gr22" draw:text-style-name="P2" svg:width="11.421cm" svg:height="3.213cm" svg:x="45.028cm" svg:y="244.949cm" draw:caption-point-x="-7.853cm" draw:caption-point-y="-1.357cm">
                    <dc:creator>ELP</dc:creator>
                    <dc:date>2021-09-17T00:00:00</dc:date>
                    <text:p text:style-name="P1"><text:span text:style-name="T1">Même remarque que prix ECC40. Sauf qu’on considère 70 % confectionnés en atelier pour le nouveau marché.</text:span></text:p>
                    <text:p text:style-name="P1"><text:span text:style-name="T1">Et qu’il n’y a pas la nécessité de diviser par 10 (car prix unitaire).</text:span></text:p>
                  </office:annotation>
                  <text:p>360</text:p>
                </table:table-cell>
                <table:table-cell/>
                <table:table-cell table:style-name="ce130" table:formula="of:=[.D177]*[.F177]" office:value-type="currency" office:currency="EUR" office:value="1230" calcext:value-type="currency">
                  <text:p>1 230,00 €</text:p>
                </table:table-cell>
                <table:table-cell table:style-name="ce144" table:formula="of:=[.D177]*[.G177]" office:value-type="currency" office:currency="EUR" office:value="8856" calcext:value-type="currency">
                  <text:p>8 856,00 €</text:p>
                </table:table-cell>
                <table:table-cell table:number-columns-repeated="1006"/>
              </table:table-row>
            </table:table-row-group>
          </table:table-row-group>
          <table:table-row table:style-name="ro3">
            <table:table-cell table:style-name="ce160" office:value-type="string" calcext:value-type="string" table:number-columns-spanned="7" table:number-rows-spanned="1">
              <text:p>Prix forfaitaires</text:p>
            </table:table-cell>
            <table:covered-table-cell table:number-columns-repeated="2"/>
            <table:covered-table-cell table:style-name="ce112"/>
            <table:covered-table-cell/>
            <table:covered-table-cell table:style-name="ce276"/>
            <table:covered-table-cell table:style-name="ce117"/>
            <table:table-cell/>
            <table:table-cell table:style-name="ce387" table:formula="of:=SUM([.I180])" office:value-type="currency" office:currency="EUR" office:value="80774" calcext:value-type="currency">
              <text:p>80 774,00 €</text:p>
            </table:table-cell>
            <table:table-cell table:style-name="ce399" table:formula="of:=SUM([.J180])" office:value-type="currency" office:currency="EUR" office:value="145692.7" calcext:value-type="currency">
              <text:p>145 692,70 €</text:p>
            </table:table-cell>
            <table:table-cell table:number-columns-repeated="1006"/>
          </table:table-row>
          <table:table-row-group>
            <table:table-row table:style-name="ro20">
              <table:table-cell table:style-name="ce161" office:value-type="string" calcext:value-type="string" table:number-columns-spanned="7" table:number-rows-spanned="1">
                <text:p>Ces prix forfaitaires rémunèrent l’intervention comme indiqué dans la description des prestations, le déplacement jusqu’au lieu d’intervention ainsi que les moyens nécessaires à la mise en oeuvre. Ils ne rémunèrent pas les fournitures identifiées au BPU.</text:p>
                <text:p/>
              </table:table-cell>
              <table:covered-table-cell table:number-columns-repeated="2"/>
              <table:covered-table-cell table:style-name="ce112"/>
              <table:covered-table-cell/>
              <table:covered-table-cell table:style-name="ce276"/>
              <table:covered-table-cell table:style-name="ce117"/>
              <table:table-cell/>
              <table:table-cell table:style-name="ce388"/>
              <table:table-cell table:style-name="ce400"/>
              <table:table-cell table:number-columns-repeated="1006"/>
            </table:table-row>
            <table:table-row table:style-name="ro11">
              <table:table-cell table:style-name="ce162" office:value-type="string" calcext:value-type="string">
                <text:p>Recherche de défaut</text:p>
              </table:table-cell>
              <table:table-cell table:style-name="ce259" office:value-type="string" calcext:value-type="string" table:number-columns-spanned="6" table:number-rows-spanned="1">
                <text:p/>
                <text:p><text:span text:style-name="T28">La prestation rémunère au forfait l’ensemble des opérations curatives et préventives nécessaires à l’identification d’un ou plusieurs défauts à l’origine de la panne constatée, ainsi que le déplacement sur le lieu d’intervention, les matériels, outillages, et consommables nécessaires à l’identification de défauts. Voir fiche prestation ECL -</text:span> annexe 1</text:p>
                <text:p/>
              </table:table-cell>
              <table:covered-table-cell/>
              <table:covered-table-cell table:style-name="ce112"/>
              <table:covered-table-cell/>
              <table:covered-table-cell table:style-name="ce276"/>
              <table:covered-table-cell table:style-name="ce117"/>
              <table:table-cell/>
              <table:table-cell table:style-name="ce389" table:formula="of:=SUM([.I181:.I185])" office:value-type="currency" office:currency="EUR" office:value="80774" calcext:value-type="currency">
                <text:p>80 774,00 €</text:p>
              </table:table-cell>
              <table:table-cell table:style-name="ce401" table:formula="of:=SUM([.J181:.J185])" office:value-type="currency" office:currency="EUR" office:value="145692.7" calcext:value-type="currency">
                <text:p>145 692,70 €</text:p>
              </table:table-cell>
              <table:table-cell table:number-columns-repeated="2"/>
              <table:table-cell table:style-name="ce218"/>
              <table:table-cell table:number-columns-repeated="1003"/>
            </table:table-row>
            <table:table-row-group>
              <table:table-row table:style-name="ro10">
                <table:table-cell table:style-name="ce163" office:value-type="string" calcext:value-type="string">
                  <text:p>ECC50</text:p>
                </table:table-cell>
                <table:table-cell table:style-name="ce176" office:value-type="string" calcext:value-type="string">
                  <text:p>Recherche de défaut sur Système d’éclairage en tunnel de nuit nacelle incluse</text:p>
                </table:table-cell>
                <table:table-cell table:style-name="ce224" office:value-type="string" calcext:value-type="string">
                  <text:p>Forfait</text:p>
                </table:table-cell>
                <table:table-cell table:style-name="ce373" office:value-type="currency" office:currency="EUR" office:value="1846.56" calcext:value-type="currency">
                  <text:p>1 846,56 €</text:p>
                </table:table-cell>
                <table:table-cell/>
                <table:table-cell table:style-name="ce278" office:value-type="float" office:value="30" calcext:value-type="float">
                  <text:p>30</text:p>
                </table:table-cell>
                <table:table-cell table:style-name="ce119" table:formula="of:=ROUNDUP(225/4)" office:value-type="float" office:value="57" calcext:value-type="float">
                  <text:p>57</text:p>
                </table:table-cell>
                <table:table-cell/>
                <table:table-cell table:style-name="ce130" table:formula="of:=[.D181]*[.F181]" office:value-type="currency" office:currency="EUR" office:value="55396.8" calcext:value-type="currency">
                  <text:p>55 396,80 €</text:p>
                </table:table-cell>
                <table:table-cell table:style-name="ce144" table:formula="of:=[.D181]*[.G181]" office:value-type="currency" office:currency="EUR" office:value="105253.92" calcext:value-type="currency">
                  <text:p>105 253,92 €</text:p>
                </table:table-cell>
                <table:table-cell table:number-columns-repeated="1006"/>
              </table:table-row>
              <table:table-row table:style-name="ro10">
                <table:table-cell table:style-name="ce163" office:value-type="string" calcext:value-type="string">
                  <text:p>ECC51</text:p>
                </table:table-cell>
                <table:table-cell table:style-name="ce176" office:value-type="string" calcext:value-type="string">
                  <text:p>Recherche de défaut sur Système d’éclairage LED en tunnel de nuit nacelle incluse</text:p>
                </table:table-cell>
                <table:table-cell table:style-name="ce224" office:value-type="string" calcext:value-type="string">
                  <text:p>Forfait</text:p>
                </table:table-cell>
                <table:table-cell table:style-name="ce373" office:value-type="currency" office:currency="EUR" office:value="1846.56" calcext:value-type="currency">
                  <text:p>1 846,56 €</text:p>
                </table:table-cell>
                <table:table-cell/>
                <table:table-cell table:style-name="ce278" office:value-type="float" office:value="5" calcext:value-type="float">
                  <text:p>5</text:p>
                </table:table-cell>
                <table:table-cell table:style-name="ce119" office:value-type="float" office:value="20" calcext:value-type="float">
                  <text:p>20</text:p>
                </table:table-cell>
                <table:table-cell/>
                <table:table-cell table:style-name="ce130" table:formula="of:=[.D182]*[.F182]" office:value-type="currency" office:currency="EUR" office:value="9232.8" calcext:value-type="currency">
                  <text:p>9 232,80 €</text:p>
                </table:table-cell>
                <table:table-cell table:style-name="ce144" table:formula="of:=[.D182]*[.G182]" office:value-type="currency" office:currency="EUR" office:value="36931.2" calcext:value-type="currency">
                  <text:p>36 931,20 €</text:p>
                </table:table-cell>
                <table:table-cell table:number-columns-repeated="1006"/>
              </table:table-row>
              <table:table-row table:style-name="ro10">
                <table:table-cell table:style-name="ce163" office:value-type="string" calcext:value-type="string">
                  <text:p>ECC52</text:p>
                </table:table-cell>
                <table:table-cell table:style-name="ce176" office:value-type="string" calcext:value-type="string">
                  <text:p>Recherche de défaut sur Système d’éclairage de jalonnement de nuit sans nacelle</text:p>
                </table:table-cell>
                <table:table-cell table:style-name="ce224" office:value-type="string" calcext:value-type="string">
                  <text:p>Forfait</text:p>
                </table:table-cell>
                <table:table-cell table:style-name="ce373" office:value-type="currency" office:currency="EUR" office:value="432.75" calcext:value-type="currency">
                  <text:p>432,75 €</text:p>
                </table:table-cell>
                <table:table-cell/>
                <table:table-cell table:style-name="ce278" office:value-type="float" office:value="30" calcext:value-type="float">
                  <text:p>30</text:p>
                </table:table-cell>
                <table:table-cell table:style-name="ce119" table:formula="of:=ROUNDUP(7/4)" office:value-type="float" office:value="2" calcext:value-type="float">
                  <text:p>2</text:p>
                </table:table-cell>
                <table:table-cell/>
                <table:table-cell table:style-name="ce130" table:formula="of:=[.D183]*[.F183]" office:value-type="currency" office:currency="EUR" office:value="12982.5" calcext:value-type="currency">
                  <text:p>12 982,50 €</text:p>
                </table:table-cell>
                <table:table-cell table:style-name="ce144" table:formula="of:=[.D183]*[.G183]" office:value-type="currency" office:currency="EUR" office:value="865.5" calcext:value-type="currency">
                  <text:p>865,50 €</text:p>
                </table:table-cell>
                <table:table-cell table:number-columns-repeated="1006"/>
              </table:table-row>
              <table:table-row table:style-name="ro10">
                <table:table-cell table:style-name="ce163" office:value-type="string" calcext:value-type="string">
                  <text:p>ECC53</text:p>
                </table:table-cell>
                <table:table-cell table:style-name="ce176" office:value-type="string" calcext:value-type="string">
                  <text:p>Recherche de défaut sur Système d’éclairage de jalonnement de nuit avec nacelle</text:p>
                </table:table-cell>
                <table:table-cell table:style-name="ce224" office:value-type="string" calcext:value-type="string">
                  <text:p>Forfait</text:p>
                </table:table-cell>
                <table:table-cell table:style-name="ce373" office:value-type="currency" office:currency="EUR" office:value="435.62" calcext:value-type="currency">
                  <text:p>435,62 €</text:p>
                </table:table-cell>
                <table:table-cell/>
                <table:table-cell table:style-name="ce278" office:value-type="float" office:value="5" calcext:value-type="float">
                  <text:p>5</text:p>
                </table:table-cell>
                <table:table-cell table:style-name="ce119" table:formula="of:=ROUNDUP(7/4)" office:value-type="float" office:value="2" calcext:value-type="float">
                  <text:p>2</text:p>
                </table:table-cell>
                <table:table-cell/>
                <table:table-cell table:style-name="ce130" table:formula="of:=[.D184]*[.F184]" office:value-type="currency" office:currency="EUR" office:value="2178.1" calcext:value-type="currency">
                  <text:p>2 178,10 €</text:p>
                </table:table-cell>
                <table:table-cell table:style-name="ce144" table:formula="of:=[.D184]*[.G184]" office:value-type="currency" office:currency="EUR" office:value="871.24" calcext:value-type="currency">
                  <text:p>871,24 €</text:p>
                </table:table-cell>
                <table:table-cell table:number-columns-repeated="1006"/>
              </table:table-row>
              <table:table-row table:style-name="ro10">
                <table:table-cell table:style-name="ce163" office:value-type="string" calcext:value-type="string">
                  <text:p>ECC54</text:p>
                </table:table-cell>
                <table:table-cell table:style-name="ce176" office:value-type="string" calcext:value-type="string">
                  <text:p>Recherche de défaut sur Système d’éclairage en issue de secours, en niche, en local technique ou au PCTT nacelle non prévue</text:p>
                </table:table-cell>
                <table:table-cell table:style-name="ce224" office:value-type="string" calcext:value-type="string">
                  <text:p>Forfait</text:p>
                </table:table-cell>
                <table:table-cell table:style-name="ce373" office:value-type="currency" office:currency="EUR" office:value="98.38" calcext:value-type="currency">
                  <text:p>98,38 €</text:p>
                </table:table-cell>
                <table:table-cell/>
                <table:table-cell table:style-name="ce278" office:value-type="float" office:value="10" calcext:value-type="float">
                  <text:p>10</text:p>
                </table:table-cell>
                <table:table-cell table:style-name="ce119" table:formula="of:=ROUNDUP((12+57)/4)" office:value-type="float" office:value="18" calcext:value-type="float">
                  <text:p>18</text:p>
                </table:table-cell>
                <table:table-cell/>
                <table:table-cell table:style-name="ce130" table:formula="of:=[.D185]*[.F185]" office:value-type="currency" office:currency="EUR" office:value="983.8" calcext:value-type="currency">
                  <text:p>983,80 €</text:p>
                </table:table-cell>
                <table:table-cell table:style-name="ce144" table:formula="of:=[.D185]*[.G185]" office:value-type="currency" office:currency="EUR" office:value="1770.84" calcext:value-type="currency">
                  <text:p>1 770,84 €</text:p>
                </table:table-cell>
                <table:table-cell table:number-columns-repeated="1006"/>
              </table:table-row>
            </table:table-row-group>
          </table:table-row-group>
        </table:table-row-group>
        <table:table-row table:style-name="ro50">
          <table:table-cell table:style-name="ce106" office:value-type="string" calcext:value-type="string" table:number-columns-spanned="7" table:number-rows-spanned="1">
            <text:p>FOURNITURES</text:p>
          </table:table-cell>
          <table:covered-table-cell table:number-columns-repeated="2"/>
          <table:covered-table-cell table:style-name="ce112"/>
          <table:covered-table-cell/>
          <table:covered-table-cell table:style-name="ce276"/>
          <table:covered-table-cell table:style-name="ce117"/>
          <table:table-cell/>
          <table:table-cell table:style-name="ce386" table:formula="of:=SUM([.I188];[.I227])" office:value-type="currency" office:currency="EUR" office:value="3152326.61" calcext:value-type="currency">
            <text:p>3 152 326,61 €</text:p>
          </table:table-cell>
          <table:table-cell table:style-name="ce386" table:formula="of:=SUM([.J188];[.J227])" office:value-type="currency" office:currency="EUR" office:value="198071.57" calcext:value-type="currency">
            <text:p>198 071,57 €</text:p>
          </table:table-cell>
          <table:table-cell table:number-columns-repeated="2"/>
          <table:table-cell table:style-name="ce218"/>
          <table:table-cell table:number-columns-repeated="1003"/>
        </table:table-row>
        <table:table-row-group>
          <table:table-row table:style-name="ro20">
            <table:table-cell table:style-name="ce165" office:value-type="string" calcext:value-type="string" table:number-columns-spanned="7" table:number-rows-spanned="1">
              <text:p>Ces prix rémunèrent la fourniture unitaire du matériel indiqué. Est appliquée la moins-value obtenue auprès des fournisseurs. Les références et type de matériel sont donnés de manière indicative, tout matériel équivalent dans ses caractéristiques et approuvé par le pouvoir adjudicateur est valable.</text:p>
              <text:p/>
            </table:table-cell>
            <table:covered-table-cell table:number-columns-repeated="2"/>
            <table:covered-table-cell table:style-name="ce112"/>
            <table:covered-table-cell/>
            <table:covered-table-cell table:style-name="ce276"/>
            <table:covered-table-cell table:style-name="ce117"/>
            <table:table-cell/>
            <table:table-cell table:style-name="ce393"/>
            <table:table-cell table:style-name="ce405"/>
            <table:table-cell/>
            <table:table-cell table:style-name="ce169" table:number-columns-repeated="1005"/>
          </table:table-row>
          <table:table-row table:style-name="ro17">
            <table:table-cell table:style-name="ce166" office:value-type="string" calcext:value-type="string" table:number-columns-spanned="7" table:number-rows-spanned="1">
              <text:p>FOURNITURES SPECIFIQUES</text:p>
            </table:table-cell>
            <table:covered-table-cell table:number-columns-repeated="2"/>
            <table:covered-table-cell table:style-name="ce112"/>
            <table:covered-table-cell/>
            <table:covered-table-cell table:style-name="ce276"/>
            <table:covered-table-cell table:style-name="ce117"/>
            <table:table-cell/>
            <table:table-cell table:style-name="ce394" table:formula="of:=SUM([.I189];[.I202];[.I216];[.I221];[.I210])" office:value-type="currency" office:currency="EUR" office:value="2976816.3" calcext:value-type="currency">
              <text:p>2 976 816,30 €</text:p>
            </table:table-cell>
            <table:table-cell table:style-name="ce406" table:formula="of:=SUM([.J189];[.J202];[.J216];[.J221];[.J210])" office:value-type="currency" office:currency="EUR" office:value="69662.33" calcext:value-type="currency">
              <text:p>69 662,33 €</text:p>
            </table:table-cell>
            <table:table-cell table:number-columns-repeated="1006"/>
          </table:table-row>
          <table:table-row-group>
            <table:table-row table:style-name="ro17">
              <table:table-cell table:style-name="ce167" office:value-type="string" calcext:value-type="string" table:number-columns-spanned="7" table:number-rows-spanned="1">
                <text:p>Luminaires et appareillage</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190:.I201])" office:value-type="currency" office:currency="EUR" office:value="2940250.5" calcext:value-type="currency">
                <text:p>2 940 250,50 €</text:p>
              </table:table-cell>
              <table:table-cell table:style-name="ce401" table:formula="of:=SUM([.J190:.J201])" office:value-type="currency" office:currency="EUR" office:value="19117.65" calcext:value-type="currency">
                <text:p>19 117,65 €</text:p>
              </table:table-cell>
              <table:table-cell table:number-columns-repeated="1006"/>
            </table:table-row>
            <table:table-row-group>
              <table:table-row table:style-name="ro6">
                <table:table-cell table:style-name="ce163" office:value-type="string" calcext:value-type="string">
                  <text:p>ECF20</text:p>
                </table:table-cell>
                <table:table-cell table:style-name="ce176" office:value-type="string" calcext:value-type="string">
                  <text:p><text:span text:style-name="T31">Fourniture d’un luminaire</text:span> – Type : 2*TL5 <text:span text:style-name="T34">36W</text:span> « PHILIPS » réf : TCW 216 ou équivalent</text:p>
                </table:table-cell>
                <table:table-cell table:style-name="ce224" office:value-type="string" calcext:value-type="string">
                  <text:p>Unité</text:p>
                </table:table-cell>
                <table:table-cell table:style-name="ce373" office:value-type="currency" office:currency="EUR" office:value="50.4" calcext:value-type="currency">
                  <text:p>50,40 €</text:p>
                </table:table-cell>
                <table:table-cell/>
                <table:table-cell table:style-name="ce278" office:value-type="float" office:value="1000" calcext:value-type="float">
                  <text:p>1000</text:p>
                </table:table-cell>
                <table:table-cell table:style-name="ce119" table:formula="of:=ROUNDUP(36/4)" office:value-type="float" office:value="9" calcext:value-type="float">
                  <text:p>9</text:p>
                </table:table-cell>
                <table:table-cell/>
                <table:table-cell table:style-name="ce130" table:formula="of:=[.D190]*[.F190]" office:value-type="currency" office:currency="EUR" office:value="50400" calcext:value-type="currency">
                  <text:p>50 400,00 €</text:p>
                </table:table-cell>
                <table:table-cell table:style-name="ce144" table:formula="of:=[.D190]*[.G190]" office:value-type="currency" office:currency="EUR" office:value="453.6" calcext:value-type="currency">
                  <text:p>453,60 €</text:p>
                </table:table-cell>
                <table:table-cell table:number-columns-repeated="1006"/>
              </table:table-row>
              <table:table-row table:style-name="ro6">
                <table:table-cell table:style-name="ce163" office:value-type="string" calcext:value-type="string">
                  <text:p>ECF21</text:p>
                </table:table-cell>
                <table:table-cell table:style-name="ce176" office:value-type="string" calcext:value-type="string">
                  <text:p><text:span text:style-name="T31">Fourniture d’un luminaire</text:span> – Type : 2*TL5 <text:span text:style-name="T34">54W</text:span> « PHILIPS » réf : TCW 216 ou équivalent</text:p>
                </table:table-cell>
                <table:table-cell table:style-name="ce224" office:value-type="string" calcext:value-type="string">
                  <text:p>Unité</text:p>
                </table:table-cell>
                <table:table-cell table:style-name="ce373" office:value-type="currency" office:currency="EUR" office:value="57.6" calcext:value-type="currency">
                  <text:p>57,60 €</text:p>
                </table:table-cell>
                <table:table-cell/>
                <table:table-cell table:style-name="ce278" office:value-type="float" office:value="1000" calcext:value-type="float">
                  <text:p>1000</text:p>
                </table:table-cell>
                <table:table-cell table:style-name="ce119" table:formula="of:=ROUNDUP(30/4)" office:value-type="float" office:value="8" calcext:value-type="float">
                  <text:p>8</text:p>
                </table:table-cell>
                <table:table-cell/>
                <table:table-cell table:style-name="ce130" table:formula="of:=[.D191]*[.F191]" office:value-type="currency" office:currency="EUR" office:value="57600" calcext:value-type="currency">
                  <text:p>57 600,00 €</text:p>
                </table:table-cell>
                <table:table-cell table:style-name="ce144" table:formula="of:=[.D191]*[.G191]" office:value-type="currency" office:currency="EUR" office:value="460.8" calcext:value-type="currency">
                  <text:p>460,80 €</text:p>
                </table:table-cell>
                <table:table-cell table:number-columns-repeated="1006"/>
              </table:table-row>
              <table:table-row table:style-name="ro6">
                <table:table-cell table:style-name="ce163" office:value-type="string" calcext:value-type="string">
                  <text:p>ECF22</text:p>
                </table:table-cell>
                <table:table-cell table:style-name="ce176" office:value-type="string" calcext:value-type="string">
                  <office:annotation draw:style-name="gr29" draw:text-style-name="P2" svg:width="2.899cm" svg:height="3.673cm" svg:x="21.491cm" svg:y="261.218cm" draw:caption-point-x="-0.609cm" draw:caption-point-y="1.51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 Type : FV 32 192 LED XPG3 NW</text:p>
                </table:table-cell>
                <table:table-cell table:style-name="ce224" office:value-type="string" calcext:value-type="string">
                  <text:p>Unité</text:p>
                </table:table-cell>
                <table:table-cell table:style-name="ce373" office:value-type="currency" office:currency="EUR" office:value="1096.2" calcext:value-type="currency">
                  <text:p>1 096,20 €</text:p>
                </table:table-cell>
                <table:table-cell/>
                <table:table-cell table:style-name="ce278" office:value-type="float" office:value="1000" calcext:value-type="float">
                  <text:p>1000</text:p>
                </table:table-cell>
                <table:table-cell table:style-name="ce119" office:value-type="float" office:value="0" calcext:value-type="float">
                  <text:p>0</text:p>
                </table:table-cell>
                <table:table-cell/>
                <table:table-cell table:style-name="ce130" table:formula="of:=[.D192]*[.F192]" office:value-type="currency" office:currency="EUR" office:value="1096200" calcext:value-type="currency">
                  <text:p>1 096 200,00 €</text:p>
                </table:table-cell>
                <table:table-cell table:style-name="ce144" table:formula="of:=[.D192]*[.G192]"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23</text:p>
                </table:table-cell>
                <table:table-cell table:style-name="ce176" office:value-type="string" calcext:value-type="string">
                  <office:annotation draw:style-name="gr30" draw:text-style-name="P5" svg:width="2.899cm" svg:height="3.673cm" svg:x="21.491cm" svg:y="262.681cm" draw:caption-point-x="-0.609cm" draw:caption-point-y="1.51cm">
                    <dc:creator>ELP</dc:creator>
                    <dc:date>2021-09-17T00:00:00</dc:date>
                    <text:p text:style-name="P4"><text:span text:style-name="T1">Non présent dans précédent marché. Quantité estimatble sur présent marché : 8 par an ?</text:span></text:p>
                  </office:annotation>
                  <text:p><text:span text:style-name="T31">Fourniture d’un luminaire</text:span> – Type : FV 32 128 LED XPG3</text:p>
                </table:table-cell>
                <table:table-cell table:style-name="ce224" office:value-type="string" calcext:value-type="string">
                  <text:p>Unité</text:p>
                </table:table-cell>
                <table:table-cell table:style-name="ce373" office:value-type="currency" office:currency="EUR" office:value="805.61" calcext:value-type="currency">
                  <text:p>805,61 €</text:p>
                </table:table-cell>
                <table:table-cell/>
                <table:table-cell table:style-name="ce278" office:value-type="float" office:value="300" calcext:value-type="float">
                  <text:p>300</text:p>
                </table:table-cell>
                <table:table-cell table:style-name="ce119" office:value-type="float" office:value="0" calcext:value-type="float">
                  <text:p>0</text:p>
                </table:table-cell>
                <table:table-cell/>
                <table:table-cell table:style-name="ce130" table:formula="of:=[.D193]*[.F193]" office:value-type="currency" office:currency="EUR" office:value="241683" calcext:value-type="currency">
                  <text:p>241 683,00 €</text:p>
                </table:table-cell>
                <table:table-cell table:style-name="ce144" table:formula="of:=[.D193]*[.G193]"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24</text:p>
                </table:table-cell>
                <table:table-cell table:style-name="ce176" office:value-type="string" calcext:value-type="string">
                  <office:annotation draw:style-name="gr29" draw:text-style-name="P2" svg:width="2.899cm" svg:height="3.673cm" svg:x="21.491cm" svg:y="264.143cm" draw:caption-point-x="-0.609cm" draw:caption-point-y="1.5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 Type : FV 32 64 LED XPG3 NW</text:p>
                </table:table-cell>
                <table:table-cell table:style-name="ce224" office:value-type="string" calcext:value-type="string">
                  <text:p>Unité</text:p>
                </table:table-cell>
                <table:table-cell table:style-name="ce373" office:value-type="currency" office:currency="EUR" office:value="510.3" calcext:value-type="currency">
                  <text:p>510,30 €</text:p>
                </table:table-cell>
                <table:table-cell/>
                <table:table-cell table:style-name="ce278" office:value-type="float" office:value="500" calcext:value-type="float">
                  <text:p>500</text:p>
                </table:table-cell>
                <table:table-cell table:style-name="ce119" office:value-type="float" office:value="0" calcext:value-type="float">
                  <text:p>0</text:p>
                </table:table-cell>
                <table:table-cell/>
                <table:table-cell table:style-name="ce130" table:formula="of:=[.D194]*[.F194]" office:value-type="currency" office:currency="EUR" office:value="255150" calcext:value-type="currency">
                  <text:p>255 150,00 €</text:p>
                </table:table-cell>
                <table:table-cell table:style-name="ce144" table:formula="of:=[.D194]*[.G194]"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25</text:p>
                </table:table-cell>
                <table:table-cell table:style-name="ce176" office:value-type="string" calcext:value-type="string">
                  <office:annotation draw:style-name="gr29" draw:text-style-name="P2" svg:width="2.899cm" svg:height="3.673cm" svg:x="21.491cm" svg:y="265.605cm" draw:caption-point-x="-0.609cm" draw:caption-point-y="1.51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 Type : FV 32 72 XPG3 500mA NW (109W) 5121 asymétrique</text:p>
                </table:table-cell>
                <table:table-cell table:style-name="ce224" office:value-type="string" calcext:value-type="string">
                  <text:p>Unité</text:p>
                </table:table-cell>
                <table:table-cell table:style-name="ce373" office:value-type="currency" office:currency="EUR" office:value="529.2" calcext:value-type="currency">
                  <text:p>529,20 €</text:p>
                </table:table-cell>
                <table:table-cell/>
                <table:table-cell table:style-name="ce278" office:value-type="float" office:value="700" calcext:value-type="float">
                  <text:p>700</text:p>
                </table:table-cell>
                <table:table-cell table:style-name="ce119" office:value-type="float" office:value="0" calcext:value-type="float">
                  <text:p>0</text:p>
                </table:table-cell>
                <table:table-cell/>
                <table:table-cell table:style-name="ce130" table:formula="of:=[.D195]*[.F195]" office:value-type="currency" office:currency="EUR" office:value="370440" calcext:value-type="currency">
                  <text:p>370 440,00 €</text:p>
                </table:table-cell>
                <table:table-cell table:style-name="ce144" table:formula="of:=[.D195]*[.G195]"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26</text:p>
                </table:table-cell>
                <table:table-cell table:style-name="ce176" office:value-type="string" calcext:value-type="string">
                  <office:annotation draw:style-name="gr29" draw:text-style-name="P2" svg:width="2.899cm" svg:height="3.673cm" svg:x="21.491cm" svg:y="267.067cm" draw:caption-point-x="-0.609cm" draw:caption-point-y="1.51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 Type : FV 32 72 XPG3 350mA NW (76W) 24-5121-C90+48-5119-C90</text:p>
                </table:table-cell>
                <table:table-cell table:style-name="ce224" office:value-type="string" calcext:value-type="string">
                  <text:p>Unité</text:p>
                </table:table-cell>
                <table:table-cell table:style-name="ce373" office:value-type="currency" office:currency="EUR" office:value="627.64" calcext:value-type="currency">
                  <text:p>627,64 €</text:p>
                </table:table-cell>
                <table:table-cell/>
                <table:table-cell table:style-name="ce278" office:value-type="float" office:value="1000" calcext:value-type="float">
                  <text:p>1000</text:p>
                </table:table-cell>
                <table:table-cell table:style-name="ce119" office:value-type="float" office:value="0" calcext:value-type="float">
                  <text:p>0</text:p>
                </table:table-cell>
                <table:table-cell/>
                <table:table-cell table:style-name="ce130" table:formula="of:=[.D196]*[.F196]" office:value-type="currency" office:currency="EUR" office:value="627640" calcext:value-type="currency">
                  <text:p>627 640,00 €</text:p>
                </table:table-cell>
                <table:table-cell table:style-name="ce144" table:formula="of:=[.D196]*[.G196]"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27</text:p>
                </table:table-cell>
                <table:table-cell table:style-name="ce176" office:value-type="string" calcext:value-type="string">
                  <text:p><text:span text:style-name="T31">Fourniture d’un luminaire</text:span> FV3 orientable, simple source SHP 70 à 150W – Type « COMATELEC »</text:p>
                </table:table-cell>
                <table:table-cell table:style-name="ce224" office:value-type="string" calcext:value-type="string">
                  <text:p>Unité</text:p>
                </table:table-cell>
                <table:table-cell table:style-name="ce373" office:value-type="currency" office:currency="EUR" office:value="466.75" calcext:value-type="currency">
                  <text:p>466,75 €</text:p>
                </table:table-cell>
                <table:table-cell/>
                <table:table-cell table:style-name="ce278" office:value-type="float" office:value="50" calcext:value-type="float">
                  <text:p>50</text:p>
                </table:table-cell>
                <table:table-cell table:style-name="ce119" table:formula="of:=ROUNDUP(155/4)" office:value-type="float" office:value="39" calcext:value-type="float">
                  <text:p>39</text:p>
                </table:table-cell>
                <table:table-cell/>
                <table:table-cell table:style-name="ce130" table:formula="of:=[.D197]*[.F197]" office:value-type="currency" office:currency="EUR" office:value="23337.5" calcext:value-type="currency">
                  <text:p>23 337,50 €</text:p>
                </table:table-cell>
                <table:table-cell table:style-name="ce144" table:formula="of:=[.D197]*[.G197]" office:value-type="currency" office:currency="EUR" office:value="18203.25" calcext:value-type="currency">
                  <text:p>18 203,25 €</text:p>
                </table:table-cell>
                <table:table-cell table:number-columns-repeated="1006"/>
              </table:table-row>
              <table:table-row table:style-name="ro6">
                <table:table-cell table:style-name="ce163" office:value-type="string" calcext:value-type="string">
                  <text:p>ECF28</text:p>
                </table:table-cell>
                <table:table-cell table:style-name="ce176" office:value-type="string" calcext:value-type="string">
                  <office:annotation draw:style-name="gr31" draw:text-style-name="P2" svg:width="2.899cm" svg:height="4.975cm" svg:x="21.491cm" svg:y="269.992cm" draw:caption-point-x="-0.609cm" draw:caption-point-y="1.51cm">
                    <dc:creator>ELP</dc:creator>
                    <dc:date>2021-09-17T00:00:00</dc:date>
                    <text:p text:style-name="P1"><text:span text:style-name="T1">Le double source n’a jamais été commandé sur le précédent marché. Uniquement le simple source (7 unité sur l’ensemble du marché)</text:span></text:p>
                  </office:annotation>
                  <text:p><text:span text:style-name="T31">Fourniture d’un luminaire</text:span> FV3 orientable, double source SHP 250 à 400W – Type « COMATELEC »</text:p>
                </table:table-cell>
                <table:table-cell table:style-name="ce224" office:value-type="string" calcext:value-type="string">
                  <text:p>Unité</text:p>
                </table:table-cell>
                <table:table-cell table:style-name="ce373" office:value-type="currency" office:currency="EUR" office:value="1116" calcext:value-type="currency">
                  <text:p>1 116,00 €</text:p>
                </table:table-cell>
                <table:table-cell/>
                <table:table-cell table:style-name="ce278" office:value-type="float" office:value="150" calcext:value-type="float">
                  <text:p>150</text:p>
                </table:table-cell>
                <table:table-cell table:style-name="ce119" office:value-type="float" office:value="0" calcext:value-type="float">
                  <text:p>0</text:p>
                </table:table-cell>
                <table:table-cell/>
                <table:table-cell table:style-name="ce130" table:formula="of:=[.D198]*[.F198]" office:value-type="currency" office:currency="EUR" office:value="167400" calcext:value-type="currency">
                  <text:p>167 400,00 €</text:p>
                </table:table-cell>
                <table:table-cell table:style-name="ce144" table:formula="of:=[.D198]*[.G198]"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29</text:p>
                </table:table-cell>
                <table:table-cell table:style-name="ce176" office:value-type="string" calcext:value-type="string">
                  <office:annotation draw:style-name="gr29" draw:text-style-name="P2" svg:width="2.899cm" svg:height="3.673cm" svg:x="21.491cm" svg:y="271.454cm" draw:caption-point-x="-0.609cm" draw:caption-point-y="1.51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TubePoint gen2 Small BGP235 de 75W à 114W – Type « Philips »</text:p>
                </table:table-cell>
                <table:table-cell table:style-name="ce224" office:value-type="string" calcext:value-type="string">
                  <text:p>Unité</text:p>
                </table:table-cell>
                <table:table-cell table:style-name="ce373" office:value-type="currency" office:currency="EUR" office:value="420" calcext:value-type="currency">
                  <text:p>420,00 €</text:p>
                </table:table-cell>
                <table:table-cell/>
                <table:table-cell table:style-name="ce278" office:value-type="float" office:value="100" calcext:value-type="float">
                  <text:p>100</text:p>
                </table:table-cell>
                <table:table-cell table:style-name="ce119" office:value-type="float" office:value="0" calcext:value-type="float">
                  <text:p>0</text:p>
                </table:table-cell>
                <table:table-cell/>
                <table:table-cell table:style-name="ce130" table:formula="of:=[.D199]*[.F199]" office:value-type="currency" office:currency="EUR" office:value="42000" calcext:value-type="currency">
                  <text:p>42 000,00 €</text:p>
                </table:table-cell>
                <table:table-cell table:style-name="ce144" table:formula="of:=[.D199]*[.G199]"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30</text:p>
                </table:table-cell>
                <table:table-cell table:style-name="ce176" office:value-type="string" calcext:value-type="string">
                  <office:annotation draw:style-name="gr29" draw:text-style-name="P2" svg:width="2.899cm" svg:height="3.673cm" svg:x="21.491cm" svg:y="272.916cm" draw:caption-point-x="-0.609cm" draw:caption-point-y="1.51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TubePoint gen2 médium BGP236 de 230W – Type « Philips »</text:p>
                </table:table-cell>
                <table:table-cell table:style-name="ce224" office:value-type="string" calcext:value-type="string">
                  <text:p>Unité</text:p>
                </table:table-cell>
                <table:table-cell table:style-name="ce373" office:value-type="currency" office:currency="EUR" office:value="660" calcext:value-type="currency">
                  <text:p>660,00 €</text:p>
                </table:table-cell>
                <table:table-cell/>
                <table:table-cell table:style-name="ce278" office:value-type="float" office:value="5" calcext:value-type="float">
                  <text:p>5</text:p>
                </table:table-cell>
                <table:table-cell table:style-name="ce119" office:value-type="float" office:value="0" calcext:value-type="float">
                  <text:p>0</text:p>
                </table:table-cell>
                <table:table-cell/>
                <table:table-cell table:style-name="ce130" table:formula="of:=[.D200]*[.F200]" office:value-type="currency" office:currency="EUR" office:value="3300" calcext:value-type="currency">
                  <text:p>3 300,00 €</text:p>
                </table:table-cell>
                <table:table-cell table:style-name="ce144" table:formula="of:=[.D200]*[.G200]"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31</text:p>
                </table:table-cell>
                <table:table-cell table:style-name="ce176" office:value-type="string" calcext:value-type="string">
                  <office:annotation draw:style-name="gr29" draw:text-style-name="P2" svg:width="2.899cm" svg:height="3.673cm" svg:x="21.491cm" svg:y="274.379cm" draw:caption-point-x="-0.609cm" draw:caption-point-y="1.51cm">
                    <dc:creator>ELP</dc:creator>
                    <dc:date>2021-09-17T00:00:00</dc:date>
                    <text:p text:style-name="P1"><text:span text:style-name="T1">Non présent dans précédent marché. Quantité estimatble sur présent marché : 8 par an ?</text:span></text:p>
                  </office:annotation>
                  <text:p><text:span text:style-name="T31">Fourniture d’un luminaire</text:span> TubePoint gen2 large BGP237 de 460W – Type « Philips »</text:p>
                </table:table-cell>
                <table:table-cell table:style-name="ce224" office:value-type="string" calcext:value-type="string">
                  <text:p>Unité</text:p>
                </table:table-cell>
                <table:table-cell table:style-name="ce373" office:value-type="currency" office:currency="EUR" office:value="1020" calcext:value-type="currency">
                  <text:p>1 020,00 €</text:p>
                </table:table-cell>
                <table:table-cell/>
                <table:table-cell table:style-name="ce278" office:value-type="float" office:value="5" calcext:value-type="float">
                  <text:p>5</text:p>
                </table:table-cell>
                <table:table-cell table:style-name="ce119" office:value-type="float" office:value="0" calcext:value-type="float">
                  <text:p>0</text:p>
                </table:table-cell>
                <table:table-cell/>
                <table:table-cell table:style-name="ce130" table:formula="of:=[.D201]*[.F201]" office:value-type="currency" office:currency="EUR" office:value="5100" calcext:value-type="currency">
                  <text:p>5 100,00 €</text:p>
                </table:table-cell>
                <table:table-cell table:style-name="ce144" table:formula="of:=[.D201]*[.G201]" office:value-type="currency" office:currency="EUR" office:value="0" calcext:value-type="currency">
                  <text:p>0,00 €</text:p>
                </table:table-cell>
                <table:table-cell table:number-columns-repeated="1006"/>
              </table:table-row>
            </table:table-row-group>
            <table:table-row table:style-name="ro17">
              <table:table-cell table:style-name="ce167" office:value-type="string" calcext:value-type="string" table:number-columns-spanned="7" table:number-rows-spanned="1">
                <text:p>Platines d’alimentation avec ballast ferromagnétique</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03:.I209])" office:value-type="currency" office:currency="EUR" office:value="2107.75" calcext:value-type="currency">
                <text:p>2 107,75 €</text:p>
              </table:table-cell>
              <table:table-cell table:style-name="ce401" table:formula="of:=SUM([.J203:.J209])" office:value-type="currency" office:currency="EUR" office:value="21382.18" calcext:value-type="currency">
                <text:p>21 382,18 €</text:p>
              </table:table-cell>
              <table:table-cell table:number-columns-repeated="2"/>
              <table:table-cell table:style-name="ce218"/>
              <table:table-cell table:number-columns-repeated="1003"/>
            </table:table-row>
            <table:table-row-group>
              <table:table-row table:style-name="ro6">
                <table:table-cell table:style-name="ce163" office:value-type="string" calcext:value-type="string">
                  <text:p>ECF32</text:p>
                </table:table-cell>
                <table:table-cell table:style-name="ce176" office:value-type="string" calcext:value-type="string">
                  <text:p>Fourniture d’une platine d’alimentation avec ballast ferromagnétique pour Sodium Haute Pression 70W</text:p>
                </table:table-cell>
                <table:table-cell table:style-name="ce224" office:value-type="string" calcext:value-type="string">
                  <text:p>Unité</text:p>
                </table:table-cell>
                <table:table-cell table:style-name="ce373" office:value-type="currency" office:currency="EUR" office:value="62.13" calcext:value-type="currency">
                  <text:p>62,13 €</text:p>
                </table:table-cell>
                <table:table-cell/>
                <table:table-cell table:style-name="ce278" office:value-type="float" office:value="5" calcext:value-type="float">
                  <text:p>5</text:p>
                </table:table-cell>
                <table:table-cell table:style-name="ce119" office:value-type="float" office:value="39" calcext:value-type="float">
                  <text:p>39</text:p>
                </table:table-cell>
                <table:table-cell/>
                <table:table-cell table:style-name="ce130" table:formula="of:=[.D203]*[.F203]" office:value-type="currency" office:currency="EUR" office:value="310.65" calcext:value-type="currency">
                  <text:p>310,65 €</text:p>
                </table:table-cell>
                <table:table-cell table:style-name="ce144" table:formula="of:=[.D203]*[.G203]" office:value-type="currency" office:currency="EUR" office:value="2423.07" calcext:value-type="currency">
                  <text:p>2 423,07 €</text:p>
                </table:table-cell>
                <table:table-cell table:number-columns-repeated="1006"/>
              </table:table-row>
              <table:table-row table:style-name="ro6">
                <table:table-cell table:style-name="ce163" office:value-type="string" calcext:value-type="string">
                  <text:p>ECF33</text:p>
                </table:table-cell>
                <table:table-cell table:style-name="ce176" office:value-type="string" calcext:value-type="string">
                  <text:p><text:span text:style-name="T31">Fourniture d’une platine d’alimentation avec ballast ferromagnétique</text:span> pour Sodium Haute Pression 100W</text:p>
                </table:table-cell>
                <table:table-cell table:style-name="ce224" office:value-type="string" calcext:value-type="string">
                  <text:p>Unité</text:p>
                </table:table-cell>
                <table:table-cell table:style-name="ce373" office:value-type="currency" office:currency="EUR" office:value="67.08" calcext:value-type="currency">
                  <text:p>67,08 €</text:p>
                </table:table-cell>
                <table:table-cell/>
                <table:table-cell table:style-name="ce278" office:value-type="float" office:value="5" calcext:value-type="float">
                  <text:p>5</text:p>
                </table:table-cell>
                <table:table-cell table:style-name="ce119" office:value-type="float" office:value="80" calcext:value-type="float">
                  <text:p>80</text:p>
                </table:table-cell>
                <table:table-cell/>
                <table:table-cell table:style-name="ce130" table:formula="of:=[.D204]*[.F204]" office:value-type="currency" office:currency="EUR" office:value="335.4" calcext:value-type="currency">
                  <text:p>335,40 €</text:p>
                </table:table-cell>
                <table:table-cell table:style-name="ce144" table:formula="of:=[.D204]*[.G204]" office:value-type="currency" office:currency="EUR" office:value="5366.4" calcext:value-type="currency">
                  <text:p>5 366,40 €</text:p>
                </table:table-cell>
                <table:table-cell table:number-columns-repeated="1006"/>
              </table:table-row>
              <table:table-row table:style-name="ro6">
                <table:table-cell table:style-name="ce163" office:value-type="string" calcext:value-type="string">
                  <text:p>ECF34</text:p>
                </table:table-cell>
                <table:table-cell table:style-name="ce176" office:value-type="string" calcext:value-type="string">
                  <text:p><text:span text:style-name="T31">Fourniture d’une platine d’alimentation avec ballast ferromagnétique</text:span> pour Sodium Haute Pression 150W</text:p>
                </table:table-cell>
                <table:table-cell table:style-name="ce224" office:value-type="string" calcext:value-type="string">
                  <text:p>Unité</text:p>
                </table:table-cell>
                <table:table-cell table:style-name="ce373" office:value-type="currency" office:currency="EUR" office:value="74.43" calcext:value-type="currency">
                  <text:p>74,43 €</text:p>
                </table:table-cell>
                <table:table-cell/>
                <table:table-cell table:style-name="ce278" office:value-type="float" office:value="5" calcext:value-type="float">
                  <text:p>5</text:p>
                </table:table-cell>
                <table:table-cell table:style-name="ce119" office:value-type="float" office:value="30" calcext:value-type="float">
                  <text:p>30</text:p>
                </table:table-cell>
                <table:table-cell/>
                <table:table-cell table:style-name="ce130" table:formula="of:=[.D205]*[.F205]" office:value-type="currency" office:currency="EUR" office:value="372.15" calcext:value-type="currency">
                  <text:p>372,15 €</text:p>
                </table:table-cell>
                <table:table-cell table:style-name="ce144" table:formula="of:=[.D205]*[.G205]" office:value-type="currency" office:currency="EUR" office:value="2232.9" calcext:value-type="currency">
                  <text:p>2 232,90 €</text:p>
                </table:table-cell>
                <table:table-cell table:number-columns-repeated="1006"/>
              </table:table-row>
              <table:table-row table:style-name="ro6">
                <table:table-cell table:style-name="ce163" office:value-type="string" calcext:value-type="string">
                  <text:p>ECF35</text:p>
                </table:table-cell>
                <table:table-cell table:style-name="ce176" office:value-type="string" calcext:value-type="string">
                  <text:p><text:span text:style-name="T31">Fourniture d’une platine d’alimentation avec ballast ferromagnétique</text:span> pour Sodium Haute Pression 250W</text:p>
                </table:table-cell>
                <table:table-cell table:style-name="ce224" office:value-type="string" calcext:value-type="string">
                  <text:p>Unité</text:p>
                </table:table-cell>
                <table:table-cell table:style-name="ce373" office:value-type="currency" office:currency="EUR" office:value="81.63" calcext:value-type="currency">
                  <text:p>81,63 €</text:p>
                </table:table-cell>
                <table:table-cell/>
                <table:table-cell table:style-name="ce278" office:value-type="float" office:value="5" calcext:value-type="float">
                  <text:p>5</text:p>
                </table:table-cell>
                <table:table-cell table:style-name="ce119" office:value-type="float" office:value="48" calcext:value-type="float">
                  <office:annotation draw:style-name="gr14" draw:text-style-name="P2" svg:width="2.899cm" svg:height="2.371cm" svg:x="37.784cm" svg:y="280.806cm" draw:caption-point-x="-0.609cm" draw:caption-point-y="1.511cm">
                    <dc:creator>ELP</dc:creator>
                    <dc:date>2021-09-17T00:00:00</dc:date>
                    <text:p text:style-name="P1"><text:span text:style-name="T1">Jaùais commandé dans le précédent marché</text:span></text:p>
                  </office:annotation>
                  <text:p>48</text:p>
                </table:table-cell>
                <table:table-cell/>
                <table:table-cell table:style-name="ce130" table:formula="of:=[.D206]*[.F206]" office:value-type="currency" office:currency="EUR" office:value="408.15" calcext:value-type="currency">
                  <text:p>408,15 €</text:p>
                </table:table-cell>
                <table:table-cell table:style-name="ce144" table:formula="of:=[.D206]*[.G206]" office:value-type="currency" office:currency="EUR" office:value="3918.24" calcext:value-type="currency">
                  <text:p>3 918,24 €</text:p>
                </table:table-cell>
                <table:table-cell table:number-columns-repeated="1006"/>
              </table:table-row>
              <table:table-row table:style-name="ro6">
                <table:table-cell table:style-name="ce163" office:value-type="string" calcext:value-type="string">
                  <text:p>ECF36</text:p>
                </table:table-cell>
                <table:table-cell table:style-name="ce176" office:value-type="string" calcext:value-type="string">
                  <text:p><text:span text:style-name="T31">Fourniture d’une platine d’alimentation avec ballast ferromagnétique</text:span> pour Sodium Haute Pression 400W</text:p>
                </table:table-cell>
                <table:table-cell table:style-name="ce224" office:value-type="string" calcext:value-type="string">
                  <text:p>Unité</text:p>
                </table:table-cell>
                <table:table-cell table:style-name="ce373" office:value-type="currency" office:currency="EUR" office:value="102.26" calcext:value-type="currency">
                  <text:p>102,26 €</text:p>
                </table:table-cell>
                <table:table-cell/>
                <table:table-cell table:style-name="ce278" office:value-type="float" office:value="5" calcext:value-type="float">
                  <text:p>5</text:p>
                </table:table-cell>
                <table:table-cell table:style-name="ce119" office:value-type="float" office:value="41" calcext:value-type="float">
                  <office:annotation draw:style-name="gr14" draw:text-style-name="P2" svg:width="2.899cm" svg:height="2.371cm" svg:x="37.784cm" svg:y="282.268cm" draw:caption-point-x="-0.609cm" draw:caption-point-y="1.511cm">
                    <dc:creator>ELP</dc:creator>
                    <dc:date>2021-09-17T00:00:00</dc:date>
                    <text:p text:style-name="P1"><text:span text:style-name="T1">Jamais commandé dans le précédent marché</text:span></text:p>
                  </office:annotation>
                  <text:p>41</text:p>
                </table:table-cell>
                <table:table-cell/>
                <table:table-cell table:style-name="ce130" table:formula="of:=[.D207]*[.F207]" office:value-type="currency" office:currency="EUR" office:value="511.3" calcext:value-type="currency">
                  <text:p>511,30 €</text:p>
                </table:table-cell>
                <table:table-cell table:style-name="ce144" table:formula="of:=[.D207]*[.G207]" office:value-type="currency" office:currency="EUR" office:value="4192.66" calcext:value-type="currency">
                  <text:p>4 192,66 €</text:p>
                </table:table-cell>
                <table:table-cell table:number-columns-repeated="1006"/>
              </table:table-row>
              <table:table-row table:style-name="ro6">
                <table:table-cell table:style-name="ce163" office:value-type="string" calcext:value-type="string">
                  <text:p>ECF37</text:p>
                </table:table-cell>
                <table:table-cell table:style-name="ce176" office:value-type="string" calcext:value-type="string">
                  <text:p><text:span text:style-name="T31">Fourniture d’une platine d’alimentation avec ballast ferromagnétique</text:span> pour tube fluo 36W</text:p>
                </table:table-cell>
                <table:table-cell table:style-name="ce224" office:value-type="string" calcext:value-type="string">
                  <text:p>Unité</text:p>
                </table:table-cell>
                <table:table-cell table:style-name="ce373" office:value-type="currency" office:currency="EUR" office:value="17.01" calcext:value-type="currency">
                  <text:p>17,01 €</text:p>
                </table:table-cell>
                <table:table-cell/>
                <table:table-cell table:style-name="ce278" office:value-type="float" office:value="5" calcext:value-type="float">
                  <text:p>5</text:p>
                </table:table-cell>
                <table:table-cell table:style-name="ce119" office:value-type="float" office:value="109" calcext:value-type="float">
                  <text:p>109</text:p>
                </table:table-cell>
                <table:table-cell/>
                <table:table-cell table:style-name="ce130" table:formula="of:=[.D208]*[.F208]" office:value-type="currency" office:currency="EUR" office:value="85.05" calcext:value-type="currency">
                  <text:p>85,05 €</text:p>
                </table:table-cell>
                <table:table-cell table:style-name="ce144" table:formula="of:=[.D208]*[.G208]" office:value-type="currency" office:currency="EUR" office:value="1854.09" calcext:value-type="currency">
                  <text:p>1 854,09 €</text:p>
                </table:table-cell>
                <table:table-cell table:number-columns-repeated="1006"/>
              </table:table-row>
              <table:table-row table:style-name="ro6">
                <table:table-cell table:style-name="ce163" office:value-type="string" calcext:value-type="string">
                  <text:p>ECF38</text:p>
                </table:table-cell>
                <table:table-cell table:style-name="ce176" office:value-type="string" calcext:value-type="string">
                  <text:p><text:span text:style-name="T31">Fourniture d’une platine d’alimentation avec ballast ferromagnétique</text:span> pour tube fluo 58W</text:p>
                </table:table-cell>
                <table:table-cell table:style-name="ce224" office:value-type="string" calcext:value-type="string">
                  <text:p>Unité</text:p>
                </table:table-cell>
                <table:table-cell table:style-name="ce373" office:value-type="currency" office:currency="EUR" office:value="17.01" calcext:value-type="currency">
                  <text:p>17,01 €</text:p>
                </table:table-cell>
                <table:table-cell/>
                <table:table-cell table:style-name="ce278" office:value-type="float" office:value="5" calcext:value-type="float">
                  <text:p>5</text:p>
                </table:table-cell>
                <table:table-cell table:style-name="ce119" office:value-type="float" office:value="82" calcext:value-type="float">
                  <text:p>82</text:p>
                </table:table-cell>
                <table:table-cell/>
                <table:table-cell table:style-name="ce130" table:formula="of:=[.D209]*[.F209]" office:value-type="currency" office:currency="EUR" office:value="85.05" calcext:value-type="currency">
                  <text:p>85,05 €</text:p>
                </table:table-cell>
                <table:table-cell table:style-name="ce144" table:formula="of:=[.D209]*[.G209]" office:value-type="currency" office:currency="EUR" office:value="1394.82" calcext:value-type="currency">
                  <text:p>1 394,82 €</text:p>
                </table:table-cell>
                <table:table-cell table:number-columns-repeated="1006"/>
              </table:table-row>
            </table:table-row-group>
            <table:table-row table:style-name="ro17">
              <table:table-cell table:style-name="ce167" office:value-type="string" calcext:value-type="string" table:number-columns-spanned="7" table:number-rows-spanned="1">
                <text:p>Platines d’alimentation avec ballast électronique</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11:.I215])" office:value-type="currency" office:currency="EUR" office:value="24653" calcext:value-type="currency">
                <text:p>24 653,00 €</text:p>
              </table:table-cell>
              <table:table-cell table:style-name="ce401" table:formula="of:=SUM([.J211:.J215])" office:value-type="currency" office:currency="EUR" office:value="18325.78" calcext:value-type="currency">
                <text:p>18 325,78 €</text:p>
              </table:table-cell>
              <table:table-cell table:number-columns-repeated="1006"/>
            </table:table-row>
            <table:table-row-group>
              <table:table-row table:style-name="ro6">
                <table:table-cell table:style-name="ce163" office:value-type="string" calcext:value-type="string">
                  <text:p>ECF39</text:p>
                </table:table-cell>
                <table:table-cell table:style-name="ce176" office:value-type="string" calcext:value-type="string">
                  <text:p><text:span text:style-name="T31">Fourniture d’une platine d’alimentation avec ballast électronique</text:span> pour Sodium Haute Pression 70W</text:p>
                </table:table-cell>
                <table:table-cell table:style-name="ce224" office:value-type="string" calcext:value-type="string">
                  <text:p>Unité</text:p>
                </table:table-cell>
                <table:table-cell table:style-name="ce373" office:value-type="currency" office:currency="EUR" office:value="29.64" calcext:value-type="currency">
                  <text:p>29,64 €</text:p>
                </table:table-cell>
                <table:table-cell/>
                <table:table-cell table:style-name="ce278" office:value-type="float" office:value="50" calcext:value-type="float">
                  <text:p>50</text:p>
                </table:table-cell>
                <table:table-cell table:style-name="ce121" office:value-type="float" office:value="39" calcext:value-type="float">
                  <text:p>39</text:p>
                </table:table-cell>
                <table:table-cell/>
                <table:table-cell table:style-name="ce130" table:formula="of:=[.D211]*[.F211]" office:value-type="currency" office:currency="EUR" office:value="1482" calcext:value-type="currency">
                  <text:p>1 482,00 €</text:p>
                </table:table-cell>
                <table:table-cell table:style-name="ce144" table:formula="of:=[.D211]*[.G203]" office:value-type="currency" office:currency="EUR" office:value="1155.96" calcext:value-type="currency">
                  <text:p>1 155,96 €</text:p>
                </table:table-cell>
                <table:table-cell table:number-columns-repeated="1006"/>
              </table:table-row>
              <table:table-row table:style-name="ro6">
                <table:table-cell table:style-name="ce163" office:value-type="string" calcext:value-type="string">
                  <text:p>ECF40</text:p>
                </table:table-cell>
                <table:table-cell table:style-name="ce176" office:value-type="string" calcext:value-type="string">
                  <text:p><text:span text:style-name="T31">Fourniture d’une platine d’alimentation avec ballast électronique </text:span>pour Sodium Haute Pression 100W</text:p>
                </table:table-cell>
                <table:table-cell table:style-name="ce224" office:value-type="string" calcext:value-type="string">
                  <text:p>Unité</text:p>
                </table:table-cell>
                <table:table-cell table:style-name="ce373" office:value-type="currency" office:currency="EUR" office:value="35.46" calcext:value-type="currency">
                  <text:p>35,46 €</text:p>
                </table:table-cell>
                <table:table-cell/>
                <table:table-cell table:style-name="ce278" office:value-type="float" office:value="100" calcext:value-type="float">
                  <text:p>100</text:p>
                </table:table-cell>
                <table:table-cell table:style-name="ce121" office:value-type="float" office:value="80" calcext:value-type="float">
                  <text:p>80</text:p>
                </table:table-cell>
                <table:table-cell/>
                <table:table-cell table:style-name="ce130" table:formula="of:=[.D212]*[.F212]" office:value-type="currency" office:currency="EUR" office:value="3546" calcext:value-type="currency">
                  <text:p>3 546,00 €</text:p>
                </table:table-cell>
                <table:table-cell table:style-name="ce144" table:formula="of:=[.D212]*[.G204]" office:value-type="currency" office:currency="EUR" office:value="2836.8" calcext:value-type="currency">
                  <text:p>2 836,80 €</text:p>
                </table:table-cell>
                <table:table-cell table:number-columns-repeated="1006"/>
              </table:table-row>
              <table:table-row table:style-name="ro6">
                <table:table-cell table:style-name="ce163" office:value-type="string" calcext:value-type="string">
                  <text:p>ECF41</text:p>
                </table:table-cell>
                <table:table-cell table:style-name="ce176" office:value-type="string" calcext:value-type="string">
                  <text:p><text:span text:style-name="T31">Fourniture d’une platine d’alimentation avec ballast électronique </text:span>pour Sodium Haute Pression 150W</text:p>
                </table:table-cell>
                <table:table-cell table:style-name="ce224" office:value-type="string" calcext:value-type="string">
                  <text:p>Unité</text:p>
                </table:table-cell>
                <table:table-cell table:style-name="ce373" office:value-type="currency" office:currency="EUR" office:value="38.76" calcext:value-type="currency">
                  <text:p>38,76 €</text:p>
                </table:table-cell>
                <table:table-cell/>
                <table:table-cell table:style-name="ce278" office:value-type="float" office:value="10" calcext:value-type="float">
                  <text:p>10</text:p>
                </table:table-cell>
                <table:table-cell table:style-name="ce121" office:value-type="float" office:value="30" calcext:value-type="float">
                  <text:p>30</text:p>
                </table:table-cell>
                <table:table-cell/>
                <table:table-cell table:style-name="ce130" table:formula="of:=[.D213]*[.F213]" office:value-type="currency" office:currency="EUR" office:value="387.6" calcext:value-type="currency">
                  <text:p>387,60 €</text:p>
                </table:table-cell>
                <table:table-cell table:style-name="ce144" table:formula="of:=[.D213]*[.G205]" office:value-type="currency" office:currency="EUR" office:value="1162.8" calcext:value-type="currency">
                  <text:p>1 162,80 €</text:p>
                </table:table-cell>
                <table:table-cell table:number-columns-repeated="1006"/>
              </table:table-row>
              <table:table-row table:style-name="ro6">
                <table:table-cell table:style-name="ce163" office:value-type="string" calcext:value-type="string">
                  <text:p>ECF42</text:p>
                </table:table-cell>
                <table:table-cell table:style-name="ce176" office:value-type="string" calcext:value-type="string">
                  <text:p><text:span text:style-name="T31">Fourniture d’une platine d’alimentation avec ballast électronique </text:span>pour Sodium Haute Pression 250W</text:p>
                </table:table-cell>
                <table:table-cell table:style-name="ce224" office:value-type="string" calcext:value-type="string">
                  <text:p>Unité</text:p>
                </table:table-cell>
                <table:table-cell table:style-name="ce373" office:value-type="currency" office:currency="EUR" office:value="147.98" calcext:value-type="currency">
                  <text:p>147,98 €</text:p>
                </table:table-cell>
                <table:table-cell/>
                <table:table-cell table:style-name="ce278" office:value-type="float" office:value="100" calcext:value-type="float">
                  <text:p>100</text:p>
                </table:table-cell>
                <table:table-cell table:style-name="ce121" office:value-type="float" office:value="48" calcext:value-type="float">
                  <office:annotation draw:style-name="gr12" draw:text-style-name="P2" svg:width="2.899cm" svg:height="1.937cm" svg:x="37.784cm" svg:y="291.62cm" draw:caption-point-x="-0.609cm" draw:caption-point-y="1.511cm">
                    <dc:creator>ELP</dc:creator>
                    <dc:date>2021-09-17T00:00:00</dc:date>
                    <text:p text:style-name="P1"><text:span text:style-name="T1">Jamais commandé sur le précédent marché</text:span></text:p>
                  </office:annotation>
                  <text:p>48</text:p>
                </table:table-cell>
                <table:table-cell/>
                <table:table-cell table:style-name="ce130" table:formula="of:=[.D214]*[.F214]" office:value-type="currency" office:currency="EUR" office:value="14798" calcext:value-type="currency">
                  <text:p>14 798,00 €</text:p>
                </table:table-cell>
                <table:table-cell table:style-name="ce144" table:formula="of:=[.D214]*[.G206]" office:value-type="currency" office:currency="EUR" office:value="7103.04" calcext:value-type="currency">
                  <text:p>7 103,04 €</text:p>
                </table:table-cell>
                <table:table-cell table:number-columns-repeated="1006"/>
              </table:table-row>
              <table:table-row table:style-name="ro6">
                <table:table-cell table:style-name="ce163" office:value-type="string" calcext:value-type="string">
                  <text:p>ECF43</text:p>
                </table:table-cell>
                <table:table-cell table:style-name="ce176" office:value-type="string" calcext:value-type="string">
                  <text:p><text:span text:style-name="T31">Fourniture d’une platine d’alimentation avec ballast électronique </text:span>pour Sodium Haute Pression 400W</text:p>
                </table:table-cell>
                <table:table-cell table:style-name="ce224" office:value-type="string" calcext:value-type="string">
                  <text:p>Unité</text:p>
                </table:table-cell>
                <table:table-cell table:style-name="ce373" office:value-type="currency" office:currency="EUR" office:value="147.98" calcext:value-type="currency">
                  <text:p>147,98 €</text:p>
                </table:table-cell>
                <table:table-cell/>
                <table:table-cell table:style-name="ce278" office:value-type="float" office:value="30" calcext:value-type="float">
                  <text:p>30</text:p>
                </table:table-cell>
                <table:table-cell table:style-name="ce121" office:value-type="float" office:value="41" calcext:value-type="float">
                  <office:annotation draw:style-name="gr12" draw:text-style-name="P2" svg:width="2.899cm" svg:height="1.937cm" svg:x="37.784cm" svg:y="293.084cm" draw:caption-point-x="-0.609cm" draw:caption-point-y="1.51cm">
                    <dc:creator>ELP</dc:creator>
                    <dc:date>2021-09-17T00:00:00</dc:date>
                    <text:p text:style-name="P1"><text:span text:style-name="T1">Jamais commandé sur le précédent marché</text:span></text:p>
                  </office:annotation>
                  <text:p>41</text:p>
                </table:table-cell>
                <table:table-cell/>
                <table:table-cell table:style-name="ce130" table:formula="of:=[.D215]*[.F215]" office:value-type="currency" office:currency="EUR" office:value="4439.4" calcext:value-type="currency">
                  <text:p>4 439,40 €</text:p>
                </table:table-cell>
                <table:table-cell table:style-name="ce144" table:formula="of:=[.D215]*[.G207]" office:value-type="currency" office:currency="EUR" office:value="6067.18" calcext:value-type="currency">
                  <text:p>6 067,18 €</text:p>
                </table:table-cell>
                <table:table-cell table:number-columns-repeated="1006"/>
              </table:table-row>
            </table:table-row-group>
            <table:table-row table:style-name="ro17">
              <table:table-cell table:style-name="ce167" office:value-type="string" calcext:value-type="string" table:number-columns-spanned="7" table:number-rows-spanned="1">
                <text:p>Equipement platine</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17:.I220])" office:value-type="currency" office:currency="EUR" office:value="937.05" calcext:value-type="currency">
                <text:p>937,05 €</text:p>
              </table:table-cell>
              <table:table-cell table:style-name="ce401" table:formula="of:=SUM([.J217:.J220])" office:value-type="currency" office:currency="EUR" office:value="1152" calcext:value-type="currency">
                <text:p>1 152,00 €</text:p>
              </table:table-cell>
              <table:table-cell table:number-columns-repeated="1006"/>
            </table:table-row>
            <table:table-row-group>
              <table:table-row table:style-name="ro6">
                <table:table-cell table:style-name="ce163" office:value-type="string" calcext:value-type="string">
                  <text:p>ECF44</text:p>
                </table:table-cell>
                <table:table-cell table:style-name="ce176" office:value-type="string" calcext:value-type="string">
                  <text:p>Fourniture d’un amorceur temporisé pour lampe SHP de 70 à 400W</text:p>
                </table:table-cell>
                <table:table-cell table:style-name="ce224" office:value-type="string" calcext:value-type="string">
                  <text:p>Unité</text:p>
                </table:table-cell>
                <table:table-cell table:style-name="ce373" office:value-type="currency" office:currency="EUR" office:value="7.31" calcext:value-type="currency">
                  <text:p>7,31 €</text:p>
                </table:table-cell>
                <table:table-cell/>
                <table:table-cell table:style-name="ce278" office:value-type="float" office:value="5" calcext:value-type="float">
                  <text:p>5</text:p>
                </table:table-cell>
                <table:table-cell table:style-name="ce119" office:value-type="float" office:value="0" calcext:value-type="float">
                  <text:p>0</text:p>
                </table:table-cell>
                <table:table-cell/>
                <table:table-cell table:style-name="ce130" table:formula="of:=[.D217]*[.F217]" office:value-type="currency" office:currency="EUR" office:value="36.55" calcext:value-type="currency">
                  <text:p>36,55 €</text:p>
                </table:table-cell>
                <table:table-cell table:style-name="ce144" table:formula="of:=[.D217]*[.G217]"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45</text:p>
                </table:table-cell>
                <table:table-cell table:style-name="ce176" office:value-type="string" calcext:value-type="string">
                  <text:p>Fourniture d’un porte-fusible</text:p>
                </table:table-cell>
                <table:table-cell table:style-name="ce224" office:value-type="string" calcext:value-type="string">
                  <text:p>Unité</text:p>
                </table:table-cell>
                <table:table-cell table:style-name="ce373" office:value-type="currency" office:currency="EUR" office:value="10.21" calcext:value-type="currency">
                  <text:p>10,21 €</text:p>
                </table:table-cell>
                <table:table-cell/>
                <table:table-cell table:style-name="ce278" office:value-type="float" office:value="50" calcext:value-type="float">
                  <text:p>50</text:p>
                </table:table-cell>
                <table:table-cell table:style-name="ce119" office:value-type="float" office:value="0" calcext:value-type="float">
                  <text:p>0</text:p>
                </table:table-cell>
                <table:table-cell/>
                <table:table-cell table:style-name="ce130" table:formula="of:=[.D218]*[.F218]" office:value-type="currency" office:currency="EUR" office:value="510.5" calcext:value-type="currency">
                  <text:p>510,50 €</text:p>
                </table:table-cell>
                <table:table-cell table:style-name="ce144" table:formula="of:=[.D218]*[.G218]"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46</text:p>
                </table:table-cell>
                <table:table-cell table:style-name="ce176" office:value-type="string" calcext:value-type="string">
                  <text:p>Fourniture d’un fusible</text:p>
                </table:table-cell>
                <table:table-cell table:style-name="ce224" office:value-type="string" calcext:value-type="string">
                  <text:p>Unité</text:p>
                </table:table-cell>
                <table:table-cell table:style-name="ce373" office:value-type="currency" office:currency="EUR" office:value="1.2" calcext:value-type="currency">
                  <text:p>1,20 €</text:p>
                </table:table-cell>
                <table:table-cell/>
                <table:table-cell table:style-name="ce278" office:value-type="float" office:value="100" calcext:value-type="float">
                  <text:p>100</text:p>
                </table:table-cell>
                <table:table-cell table:style-name="ce119" table:formula="of:=ROUNDUP(3839/4)" office:value-type="float" office:value="960" calcext:value-type="float">
                  <text:p>960</text:p>
                </table:table-cell>
                <table:table-cell/>
                <table:table-cell table:style-name="ce130" table:formula="of:=[.D219]*[.F219]" office:value-type="currency" office:currency="EUR" office:value="120" calcext:value-type="currency">
                  <text:p>120,00 €</text:p>
                </table:table-cell>
                <table:table-cell table:style-name="ce144" table:formula="of:=[.D219]*[.G219]" office:value-type="currency" office:currency="EUR" office:value="1152" calcext:value-type="currency">
                  <text:p>1 152,00 €</text:p>
                </table:table-cell>
                <table:table-cell table:number-columns-repeated="1006"/>
              </table:table-row>
              <table:table-row table:style-name="ro6">
                <table:table-cell table:style-name="ce163" office:value-type="string" calcext:value-type="string">
                  <text:p>ECF47</text:p>
                </table:table-cell>
                <table:table-cell table:style-name="ce176" office:value-type="string" calcext:value-type="string">
                  <office:annotation draw:style-name="gr13" draw:text-style-name="P2" svg:width="2.899cm" svg:height="1.799cm" svg:x="21.491cm" svg:y="299.511cm" draw:caption-point-x="-0.609cm" draw:caption-point-y="1.51cm">
                    <dc:creator>ELP</dc:creator>
                    <dc:date>2021-09-17T00:00:00</dc:date>
                    <text:p text:style-name="P1"><text:span text:style-name="T1">Non présent dans précédent marché.</text:span></text:p>
                  </office:annotation>
                  <text:p>Fourniture d’un module pilote éclairage LED Philips Xitanium FULL Prog LED Xtreme drivers CM 9290 021 28606</text:p>
                </table:table-cell>
                <table:table-cell table:style-name="ce224" office:value-type="string" calcext:value-type="string">
                  <text:p>Unité</text:p>
                </table:table-cell>
                <table:table-cell table:style-name="ce373" office:value-type="currency" office:currency="EUR" office:value="54" calcext:value-type="currency">
                  <text:p>54,00 €</text:p>
                </table:table-cell>
                <table:table-cell/>
                <table:table-cell table:style-name="ce278" office:value-type="float" office:value="5" calcext:value-type="float">
                  <text:p>5</text:p>
                </table:table-cell>
                <table:table-cell table:style-name="ce119" office:value-type="float" office:value="0" calcext:value-type="float">
                  <text:p>0</text:p>
                </table:table-cell>
                <table:table-cell/>
                <table:table-cell table:style-name="ce130" table:formula="of:=[.D220]*[.F220]" office:value-type="currency" office:currency="EUR" office:value="270" calcext:value-type="currency">
                  <text:p>270,00 €</text:p>
                </table:table-cell>
                <table:table-cell table:style-name="ce144" table:formula="of:=[.D220]*[.G220]" office:value-type="currency" office:currency="EUR" office:value="0" calcext:value-type="currency">
                  <text:p>0,00 €</text:p>
                </table:table-cell>
                <table:table-cell table:number-columns-repeated="1006"/>
              </table:table-row>
            </table:table-row-group>
            <table:table-row table:style-name="ro17">
              <table:table-cell table:style-name="ce167" office:value-type="string" calcext:value-type="string" table:number-columns-spanned="7" table:number-rows-spanned="1">
                <text:p>Éclairage de jalonnement</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22:.I226])" office:value-type="currency" office:currency="EUR" office:value="8868" calcext:value-type="currency">
                <text:p>8 868,00 €</text:p>
              </table:table-cell>
              <table:table-cell table:style-name="ce401" table:formula="of:=SUM([.J222:.J226])" office:value-type="currency" office:currency="EUR" office:value="9684.72" calcext:value-type="currency">
                <text:p>9 684,72 €</text:p>
              </table:table-cell>
              <table:table-cell table:number-columns-repeated="1006"/>
            </table:table-row>
            <table:table-row-group>
              <table:table-row table:style-name="ro6">
                <table:table-cell table:style-name="ce163" office:value-type="string" calcext:value-type="string">
                  <text:p>ECF48</text:p>
                </table:table-cell>
                <table:table-cell table:style-name="ce176" office:value-type="string" calcext:value-type="string">
                  <text:p>Fourniture d’un plot de jalonnement - Type 1821, 1810 Périphérique, double face « VEZON » ou « LEC »</text:p>
                </table:table-cell>
                <table:table-cell table:style-name="ce224" office:value-type="string" calcext:value-type="string">
                  <text:p>Unité</text:p>
                </table:table-cell>
                <table:table-cell table:style-name="ce373" office:value-type="currency" office:currency="EUR" office:value="66" calcext:value-type="currency">
                  <text:p>66,00 €</text:p>
                </table:table-cell>
                <table:table-cell/>
                <table:table-cell table:style-name="ce278" office:value-type="float" office:value="100" calcext:value-type="float">
                  <text:p>100</text:p>
                </table:table-cell>
                <table:table-cell table:style-name="ce119" table:formula="of:=444/4" office:value-type="float" office:value="111" calcext:value-type="float">
                  <text:p>111</text:p>
                </table:table-cell>
                <table:table-cell/>
                <table:table-cell table:style-name="ce130" table:formula="of:=[.D222]*[.F222]" office:value-type="currency" office:currency="EUR" office:value="6600" calcext:value-type="currency">
                  <text:p>6 600,00 €</text:p>
                </table:table-cell>
                <table:table-cell table:style-name="ce144" table:formula="of:=[.D222]*[.G222]" office:value-type="currency" office:currency="EUR" office:value="7326" calcext:value-type="currency">
                  <text:p>7 326,00 €</text:p>
                </table:table-cell>
                <table:table-cell table:number-columns-repeated="1006"/>
              </table:table-row>
              <table:table-row table:style-name="ro6">
                <table:table-cell table:style-name="ce163" office:value-type="string" calcext:value-type="string">
                  <text:p>ECF49</text:p>
                </table:table-cell>
                <table:table-cell table:style-name="ce176" office:value-type="string" calcext:value-type="string">
                  <text:p>Fourniture d’un transformateur pour plots de jalonnement avec boitier de fixation rail din T230/24_15VA 230/24 VLTS « LEC »</text:p>
                </table:table-cell>
                <table:table-cell table:style-name="ce224" office:value-type="string" calcext:value-type="string">
                  <text:p>Unité</text:p>
                </table:table-cell>
                <table:table-cell table:style-name="ce373" office:value-type="currency" office:currency="EUR" office:value="84" calcext:value-type="currency">
                  <text:p>84,00 €</text:p>
                </table:table-cell>
                <table:table-cell/>
                <table:table-cell table:style-name="ce278" office:value-type="float" office:value="1" calcext:value-type="float">
                  <text:p>1</text:p>
                </table:table-cell>
                <table:table-cell table:style-name="ce119" office:value-type="float" office:value="1" calcext:value-type="float">
                  <office:annotation draw:style-name="gr12" draw:text-style-name="P2" svg:width="2.899cm" svg:height="1.937cm" svg:x="37.784cm" svg:y="303.014cm" draw:caption-point-x="-0.609cm" draw:caption-point-y="1.51cm">
                    <dc:creator>ELP</dc:creator>
                    <dc:date>2021-09-17T00:00:00</dc:date>
                    <text:p text:style-name="P1"><text:span text:style-name="T1">Quté de l’ancien marché sur 4 ans : 1</text:span></text:p>
                  </office:annotation>
                  <text:p>1</text:p>
                </table:table-cell>
                <table:table-cell/>
                <table:table-cell table:style-name="ce130" table:formula="of:=[.D223]*[.F223]" office:value-type="currency" office:currency="EUR" office:value="84" calcext:value-type="currency">
                  <text:p>84,00 €</text:p>
                </table:table-cell>
                <table:table-cell table:style-name="ce144" table:formula="of:=[.D223]*[.G223]" office:value-type="currency" office:currency="EUR" office:value="84" calcext:value-type="currency">
                  <text:p>84,00 €</text:p>
                </table:table-cell>
                <table:table-cell table:number-columns-repeated="1006"/>
              </table:table-row>
              <table:table-row table:style-name="ro6">
                <table:table-cell table:style-name="ce163" office:value-type="string" calcext:value-type="string">
                  <text:p>ECF50</text:p>
                </table:table-cell>
                <table:table-cell table:style-name="ce176" office:value-type="string" calcext:value-type="string">
                  <text:p>Fourniture d’un transformateur pour plots de jalonnement « VEZON »</text:p>
                </table:table-cell>
                <table:table-cell table:style-name="ce224" office:value-type="string" calcext:value-type="string">
                  <text:p>Unité</text:p>
                </table:table-cell>
                <table:table-cell table:style-name="ce373" office:value-type="currency" office:currency="EUR" office:value="84" calcext:value-type="currency">
                  <text:p>84,00 €</text:p>
                </table:table-cell>
                <table:table-cell/>
                <table:table-cell table:style-name="ce278" office:value-type="float" office:value="1" calcext:value-type="float">
                  <text:p>1</text:p>
                </table:table-cell>
                <table:table-cell table:style-name="ce119" office:value-type="float" office:value="1" calcext:value-type="float">
                  <office:annotation draw:style-name="gr12" draw:text-style-name="P2" svg:width="2.899cm" svg:height="1.937cm" svg:x="37.784cm" svg:y="304.476cm" draw:caption-point-x="-0.609cm" draw:caption-point-y="1.511cm">
                    <dc:creator>ELP</dc:creator>
                    <dc:date>2021-09-17T00:00:00</dc:date>
                    <text:p text:style-name="P1"><text:span text:style-name="T1">Quté de l’ancien marché sur 4 ans : 1</text:span></text:p>
                  </office:annotation>
                  <text:p>1</text:p>
                </table:table-cell>
                <table:table-cell/>
                <table:table-cell table:style-name="ce130" table:formula="of:=[.D224]*[.F224]" office:value-type="currency" office:currency="EUR" office:value="84" calcext:value-type="currency">
                  <text:p>84,00 €</text:p>
                </table:table-cell>
                <table:table-cell table:style-name="ce144" table:formula="of:=[.D224]*[.G224]" office:value-type="currency" office:currency="EUR" office:value="84" calcext:value-type="currency">
                  <text:p>84,00 €</text:p>
                </table:table-cell>
                <table:table-cell table:number-columns-repeated="1006"/>
              </table:table-row>
              <table:table-row table:style-name="ro6">
                <table:table-cell table:style-name="ce163" office:value-type="string" calcext:value-type="string">
                  <text:p>ECF51</text:p>
                </table:table-cell>
                <table:table-cell table:style-name="ce176" office:value-type="string" calcext:value-type="string">
                  <text:p>Fourniture de câble CR1C1 2G 1.5mm²</text:p>
                </table:table-cell>
                <table:table-cell table:style-name="ce224" office:value-type="string" calcext:value-type="string">
                  <text:p>ml</text:p>
                </table:table-cell>
                <table:table-cell table:style-name="ce373" office:value-type="currency" office:currency="EUR" office:value="0.84" calcext:value-type="currency">
                  <text:p>0,84 €</text:p>
                </table:table-cell>
                <table:table-cell/>
                <table:table-cell table:style-name="ce278" office:value-type="float" office:value="500" calcext:value-type="float">
                  <text:p>500</text:p>
                </table:table-cell>
                <table:table-cell table:style-name="ce119" table:formula="of:=1932/4" office:value-type="float" office:value="483" calcext:value-type="float">
                  <text:p>483</text:p>
                </table:table-cell>
                <table:table-cell/>
                <table:table-cell table:style-name="ce130" table:formula="of:=[.D225]*[.F225]" office:value-type="currency" office:currency="EUR" office:value="420" calcext:value-type="currency">
                  <text:p>420,00 €</text:p>
                </table:table-cell>
                <table:table-cell table:style-name="ce144" table:formula="of:=[.D225]*[.G225]" office:value-type="currency" office:currency="EUR" office:value="405.72" calcext:value-type="currency">
                  <text:p>405,72 €</text:p>
                </table:table-cell>
                <table:table-cell table:number-columns-repeated="1006"/>
              </table:table-row>
              <table:table-row table:style-name="ro6">
                <table:table-cell table:style-name="ce163" office:value-type="string" calcext:value-type="string">
                  <text:p>ECF52</text:p>
                </table:table-cell>
                <table:table-cell table:style-name="ce176" office:value-type="string" calcext:value-type="string">
                  <text:p>Fourniture de tube IRL STD 4552ZH M1 D25</text:p>
                </table:table-cell>
                <table:table-cell table:style-name="ce224" office:value-type="string" calcext:value-type="string">
                  <text:p>ml</text:p>
                </table:table-cell>
                <table:table-cell table:style-name="ce373" office:value-type="currency" office:currency="EUR" office:value="4.2" calcext:value-type="currency">
                  <text:p>4,20 €</text:p>
                </table:table-cell>
                <table:table-cell/>
                <table:table-cell table:style-name="ce278" office:value-type="float" office:value="400" calcext:value-type="float">
                  <text:p>400</text:p>
                </table:table-cell>
                <table:table-cell table:style-name="ce119" table:formula="of:=ROUNDUP(1698/4)" office:value-type="float" office:value="425" calcext:value-type="float">
                  <text:p>425</text:p>
                </table:table-cell>
                <table:table-cell/>
                <table:table-cell table:style-name="ce130" table:formula="of:=[.D226]*[.F226]" office:value-type="currency" office:currency="EUR" office:value="1680" calcext:value-type="currency">
                  <text:p>1 680,00 €</text:p>
                </table:table-cell>
                <table:table-cell table:style-name="ce144" table:formula="of:=[.D226]*[.G226]" office:value-type="currency" office:currency="EUR" office:value="1785" calcext:value-type="currency">
                  <text:p>1 785,00 €</text:p>
                </table:table-cell>
                <table:table-cell table:number-columns-repeated="1006"/>
              </table:table-row>
            </table:table-row-group>
          </table:table-row-group>
          <table:table-row table:style-name="ro51">
            <table:table-cell table:style-name="ce166" office:value-type="string" calcext:value-type="string" table:number-columns-spanned="7" table:number-rows-spanned="1">
              <text:p>FOURNITURES COURANTES</text:p>
            </table:table-cell>
            <table:covered-table-cell table:number-columns-repeated="2"/>
            <table:covered-table-cell table:style-name="ce112"/>
            <table:covered-table-cell/>
            <table:covered-table-cell table:style-name="ce276"/>
            <table:covered-table-cell table:style-name="ce117"/>
            <table:table-cell/>
            <table:table-cell table:style-name="ce394" table:formula="of:=SUM([.I228];[.I237];[.I249];[.I255])" office:value-type="currency" office:currency="EUR" office:value="175510.31" calcext:value-type="currency">
              <text:p>175 510,31 €</text:p>
            </table:table-cell>
            <table:table-cell table:style-name="ce406" table:formula="of:=SUM([.J228];[.J237];[.J249];[.J255])" office:value-type="currency" office:currency="EUR" office:value="128409.24" calcext:value-type="currency">
              <text:p>128 409,24 €</text:p>
            </table:table-cell>
            <table:table-cell table:number-columns-repeated="1006"/>
          </table:table-row>
          <table:table-row-group>
            <table:table-row table:style-name="ro17">
              <table:table-cell table:style-name="ce167" office:value-type="string" calcext:value-type="string" table:number-columns-spanned="7" table:number-rows-spanned="1">
                <office:annotation draw:style-name="gr32" draw:text-style-name="P2" svg:width="2.899cm" svg:height="2.805cm" svg:x="37.784cm" svg:y="309.441cm" draw:caption-point-x="-0.609cm" draw:caption-point-y="1.511cm">
                  <dc:creator>ELP</dc:creator>
                  <dc:date>2021-09-22T00:00:00</dc:date>
                  <text:p text:style-name="P1"><text:span text:style-name="T1">Manque SBP ?</text:span></text:p>
                  <text:p text:style-name="P1"><text:span text:style-name="T1">5 prix (SBP 66 W / SBP¨36 W / SBP 70W / SBP 90W / SBP 55W)</text:span></text:p>
                </office:annotation>
                <text:p>Sources lumineuses en tunnel</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29:.I236])" office:value-type="currency" office:currency="EUR" office:value="58111.1" calcext:value-type="currency">
                <text:p>58 111,10 €</text:p>
              </table:table-cell>
              <table:table-cell table:style-name="ce401" table:formula="of:=SUM([.J229:.J236])" office:value-type="currency" office:currency="EUR" office:value="93046.49" calcext:value-type="currency">
                <text:p>93 046,49 €</text:p>
              </table:table-cell>
              <table:table-cell table:number-columns-repeated="1006"/>
            </table:table-row>
            <table:table-row-group>
              <table:table-row table:style-name="ro6">
                <table:table-cell table:style-name="ce163" office:value-type="string" calcext:value-type="string">
                  <text:p>ECF53</text:p>
                </table:table-cell>
                <table:table-cell table:style-name="ce176" office:value-type="string" calcext:value-type="string">
                  <text:p>Fourniture d’une source sodium Haute Pression 70W – type : MASTER SON-T APIA Xtra « PHILIPS »</text:p>
                </table:table-cell>
                <table:table-cell table:style-name="ce224" office:value-type="string" calcext:value-type="string">
                  <text:p>Unité</text:p>
                </table:table-cell>
                <table:table-cell table:style-name="ce373" office:value-type="currency" office:currency="EUR" office:value="11.82" calcext:value-type="currency">
                  <text:p>11,82 €</text:p>
                </table:table-cell>
                <table:table-cell/>
                <table:table-cell table:style-name="ce278" office:value-type="float" office:value="1000" calcext:value-type="float">
                  <text:p>1000</text:p>
                </table:table-cell>
                <table:table-cell table:style-name="ce119" office:value-type="float" office:value="904" calcext:value-type="float">
                  <office:annotation draw:style-name="gr13" draw:text-style-name="P2" svg:width="2.899cm" svg:height="1.799cm" svg:x="37.784cm" svg:y="310.02cm" draw:caption-point-x="-0.609cm" draw:caption-point-y="1.51cm">
                    <dc:creator>ELP</dc:creator>
                    <dc:date>2021-09-22T00:00:00</dc:date>
                    <text:p text:style-name="P1"><text:span text:style-name="T1">Quantité = 1/5 du parc</text:span></text:p>
                  </office:annotation>
                  <text:p>904</text:p>
                </table:table-cell>
                <table:table-cell/>
                <table:table-cell table:style-name="ce130" table:formula="of:=[.D229]*[.F229]" office:value-type="currency" office:currency="EUR" office:value="11820" calcext:value-type="currency">
                  <text:p>11 820,00 €</text:p>
                </table:table-cell>
                <table:table-cell table:style-name="ce144" table:formula="of:=[.D229]*[.G229]" office:value-type="currency" office:currency="EUR" office:value="10685.28" calcext:value-type="currency">
                  <text:p>10 685,28 €</text:p>
                </table:table-cell>
                <table:table-cell table:number-columns-repeated="1006"/>
              </table:table-row>
              <table:table-row table:style-name="ro6">
                <table:table-cell table:style-name="ce163" office:value-type="string" calcext:value-type="string">
                  <text:p>ECF54</text:p>
                </table:table-cell>
                <table:table-cell table:style-name="ce176" office:value-type="string" calcext:value-type="string">
                  <text:p><text:span text:style-name="T31">Fourniture d’une source sodium</text:span> Haute Pression 100W – type : MASTER SON-T APIA Xtra « PHILIPS »</text:p>
                </table:table-cell>
                <table:table-cell table:style-name="ce224" office:value-type="string" calcext:value-type="string">
                  <text:p>Unité</text:p>
                </table:table-cell>
                <table:table-cell table:style-name="ce373" office:value-type="currency" office:currency="EUR" office:value="14.03" calcext:value-type="currency">
                  <text:p>14,03 €</text:p>
                </table:table-cell>
                <table:table-cell/>
                <table:table-cell table:style-name="ce278" office:value-type="float" office:value="300" calcext:value-type="float">
                  <text:p>300</text:p>
                </table:table-cell>
                <table:table-cell table:style-name="ce119" office:value-type="float" office:value="1864" calcext:value-type="float">
                  <text:p>1864</text:p>
                </table:table-cell>
                <table:table-cell/>
                <table:table-cell table:style-name="ce130" table:formula="of:=[.D230]*[.F230]" office:value-type="currency" office:currency="EUR" office:value="4209" calcext:value-type="currency">
                  <text:p>4 209,00 €</text:p>
                </table:table-cell>
                <table:table-cell table:style-name="ce144" table:formula="of:=[.D230]*[.G230]" office:value-type="currency" office:currency="EUR" office:value="26151.92" calcext:value-type="currency">
                  <text:p>26 151,92 €</text:p>
                </table:table-cell>
                <table:table-cell table:number-columns-repeated="1006"/>
              </table:table-row>
              <table:table-row table:style-name="ro6">
                <table:table-cell table:style-name="ce163" office:value-type="string" calcext:value-type="string">
                  <text:p>ECF55</text:p>
                </table:table-cell>
                <table:table-cell table:style-name="ce176" office:value-type="string" calcext:value-type="string">
                  <text:p><text:span text:style-name="T31">Fourniture d’une source sodium</text:span> Haute Pression 150W – type : MASTER SON-T APIA Xtra « PHILIPS »</text:p>
                </table:table-cell>
                <table:table-cell table:style-name="ce224" office:value-type="string" calcext:value-type="string">
                  <text:p>Unité</text:p>
                </table:table-cell>
                <table:table-cell table:style-name="ce373" office:value-type="currency" office:currency="EUR" office:value="16.17" calcext:value-type="currency">
                  <text:p>16,17 €</text:p>
                </table:table-cell>
                <table:table-cell/>
                <table:table-cell table:style-name="ce278" office:value-type="float" office:value="500" calcext:value-type="float">
                  <text:p>500</text:p>
                </table:table-cell>
                <table:table-cell table:style-name="ce119" office:value-type="float" office:value="681" calcext:value-type="float">
                  <office:annotation draw:style-name="gr13" draw:text-style-name="P2" svg:width="2.899cm" svg:height="1.799cm" svg:x="37.784cm" svg:y="312.944cm" draw:caption-point-x="-0.609cm" draw:caption-point-y="1.511cm">
                    <dc:creator>ELP</dc:creator>
                    <dc:date>2021-09-22T00:00:00</dc:date>
                    <text:p text:style-name="P1"><text:span text:style-name="T1">Quantité = 1/5 du parc</text:span></text:p>
                  </office:annotation>
                  <text:p>681</text:p>
                </table:table-cell>
                <table:table-cell/>
                <table:table-cell table:style-name="ce130" table:formula="of:=[.D231]*[.F231]" office:value-type="currency" office:currency="EUR" office:value="8085" calcext:value-type="currency">
                  <text:p>8 085,00 €</text:p>
                </table:table-cell>
                <table:table-cell table:style-name="ce144" table:formula="of:=[.D231]*[.G231]" office:value-type="currency" office:currency="EUR" office:value="11011.77" calcext:value-type="currency">
                  <text:p>11 011,77 €</text:p>
                </table:table-cell>
                <table:table-cell table:number-columns-repeated="1006"/>
              </table:table-row>
              <table:table-row table:style-name="ro6">
                <table:table-cell table:style-name="ce163" office:value-type="string" calcext:value-type="string">
                  <text:p>ECF56</text:p>
                </table:table-cell>
                <table:table-cell table:style-name="ce176" office:value-type="string" calcext:value-type="string">
                  <text:p><text:span text:style-name="T31">Fourniture d’une source sodium</text:span> Haute Pression 250W – type : MASTER SON-T APIA Xtra « PHILIPS »</text:p>
                </table:table-cell>
                <table:table-cell table:style-name="ce224" office:value-type="string" calcext:value-type="string">
                  <text:p>Unité</text:p>
                </table:table-cell>
                <table:table-cell table:style-name="ce373" office:value-type="currency" office:currency="EUR" office:value="18.53" calcext:value-type="currency">
                  <text:p>18,53 €</text:p>
                </table:table-cell>
                <table:table-cell/>
                <table:table-cell table:style-name="ce278" office:value-type="float" office:value="700" calcext:value-type="float">
                  <text:p>700</text:p>
                </table:table-cell>
                <table:table-cell table:style-name="ce119" office:value-type="float" office:value="1113" calcext:value-type="float">
                  <office:annotation draw:style-name="gr13" draw:text-style-name="P2" svg:width="2.899cm" svg:height="1.799cm" svg:x="37.784cm" svg:y="314.406cm" draw:caption-point-x="-0.609cm" draw:caption-point-y="1.511cm">
                    <dc:creator>ELP</dc:creator>
                    <dc:date>2021-09-22T00:00:00</dc:date>
                    <text:p text:style-name="P1"><text:span text:style-name="T1">Quantité = 1/5 du parc</text:span></text:p>
                  </office:annotation>
                  <text:p>1113</text:p>
                </table:table-cell>
                <table:table-cell/>
                <table:table-cell table:style-name="ce130" table:formula="of:=[.D232]*[.F232]" office:value-type="currency" office:currency="EUR" office:value="12971" calcext:value-type="currency">
                  <text:p>12 971,00 €</text:p>
                </table:table-cell>
                <table:table-cell table:style-name="ce144" table:formula="of:=[.D232]*[.G232]" office:value-type="currency" office:currency="EUR" office:value="20623.89" calcext:value-type="currency">
                  <text:p>20 623,89 €</text:p>
                </table:table-cell>
                <table:table-cell table:number-columns-repeated="1006"/>
              </table:table-row>
              <table:table-row table:style-name="ro6">
                <table:table-cell table:style-name="ce163" office:value-type="string" calcext:value-type="string">
                  <text:p>ECF57</text:p>
                </table:table-cell>
                <table:table-cell table:style-name="ce176" office:value-type="string" calcext:value-type="string">
                  <text:p><text:span text:style-name="T31">Fourniture d’une source sodium</text:span> Haute Pression 400W – type : MASTER SON-T APIA Xtra « PHILIPS »</text:p>
                </table:table-cell>
                <table:table-cell table:style-name="ce224" office:value-type="string" calcext:value-type="string">
                  <text:p>Unité</text:p>
                </table:table-cell>
                <table:table-cell table:style-name="ce373" office:value-type="currency" office:currency="EUR" office:value="21" calcext:value-type="currency">
                  <text:p>21,00 €</text:p>
                </table:table-cell>
                <table:table-cell/>
                <table:table-cell table:style-name="ce278" office:value-type="float" office:value="1000" calcext:value-type="float">
                  <text:p>1000</text:p>
                </table:table-cell>
                <table:table-cell table:style-name="ce119" office:value-type="float" office:value="943" calcext:value-type="float">
                  <office:annotation draw:style-name="gr13" draw:text-style-name="P2" svg:width="2.899cm" svg:height="1.799cm" svg:x="37.784cm" svg:y="315.869cm" draw:caption-point-x="-0.609cm" draw:caption-point-y="1.51cm">
                    <dc:creator>ELP</dc:creator>
                    <dc:date>2021-09-22T00:00:00</dc:date>
                    <text:p text:style-name="P1"><text:span text:style-name="T1">Quantité = 1/5 du parc</text:span></text:p>
                  </office:annotation>
                  <text:p>943</text:p>
                </table:table-cell>
                <table:table-cell/>
                <table:table-cell table:style-name="ce130" table:formula="of:=[.D233]*[.F233]" office:value-type="currency" office:currency="EUR" office:value="21000" calcext:value-type="currency">
                  <text:p>21 000,00 €</text:p>
                </table:table-cell>
                <table:table-cell table:style-name="ce144" table:formula="of:=[.D233]*[.G233]" office:value-type="currency" office:currency="EUR" office:value="19803" calcext:value-type="currency">
                  <text:p>19 803,00 €</text:p>
                </table:table-cell>
                <table:table-cell table:number-columns-repeated="1006"/>
              </table:table-row>
              <table:table-row table:style-name="ro6">
                <table:table-cell table:style-name="ce163" office:value-type="string" calcext:value-type="string">
                  <text:p>ECF58</text:p>
                </table:table-cell>
                <table:table-cell table:style-name="ce176" office:value-type="string" calcext:value-type="string">
                  <text:p><text:span text:style-name="T31">Fourniture d’un tube </text:span>fluorescent 18W</text:p>
                </table:table-cell>
                <table:table-cell table:style-name="ce224" office:value-type="string" calcext:value-type="string">
                  <text:p>Unité</text:p>
                </table:table-cell>
                <table:table-cell table:style-name="ce373" office:value-type="currency" office:currency="EUR" office:value="1.46" calcext:value-type="currency">
                  <text:p>1,46 €</text:p>
                </table:table-cell>
                <table:table-cell/>
                <table:table-cell table:style-name="ce278" office:value-type="float" office:value="5" calcext:value-type="float">
                  <text:p>5</text:p>
                </table:table-cell>
                <table:table-cell table:style-name="ce119" table:formula="of:=ROUNDUP(1759/4)" office:value-type="float" office:value="440" calcext:value-type="float">
                  <office:annotation draw:style-name="gr13" draw:text-style-name="P2" svg:width="2.899cm" svg:height="1.799cm" svg:x="37.784cm" svg:y="317.332cm" draw:caption-point-x="-0.609cm" draw:caption-point-y="1.51cm">
                    <dc:creator>ELP</dc:creator>
                    <dc:date>2021-09-22T00:00:00</dc:date>
                    <text:p text:style-name="P1"><text:span text:style-name="T1">Quantité = 1/5 du parc</text:span></text:p>
                  </office:annotation>
                  <text:p>440</text:p>
                </table:table-cell>
                <table:table-cell/>
                <table:table-cell table:style-name="ce130" table:formula="of:=[.D234]*[.F234]" office:value-type="currency" office:currency="EUR" office:value="7.3" calcext:value-type="currency">
                  <text:p>7,30 €</text:p>
                </table:table-cell>
                <table:table-cell table:style-name="ce144" table:formula="of:=[.D234]*[.G234]" office:value-type="currency" office:currency="EUR" office:value="642.4" calcext:value-type="currency">
                  <text:p>642,40 €</text:p>
                </table:table-cell>
                <table:table-cell table:number-columns-repeated="1006"/>
              </table:table-row>
              <table:table-row table:style-name="ro6">
                <table:table-cell table:style-name="ce163" office:value-type="string" calcext:value-type="string">
                  <text:p>ECF59</text:p>
                </table:table-cell>
                <table:table-cell table:style-name="ce176" office:value-type="string" calcext:value-type="string">
                  <text:p><text:span text:style-name="T31">Fourniture d’un tube </text:span>fluorescent 36W</text:p>
                </table:table-cell>
                <table:table-cell table:style-name="ce224" office:value-type="string" calcext:value-type="string">
                  <text:p>Unité</text:p>
                </table:table-cell>
                <table:table-cell table:style-name="ce373" office:value-type="currency" office:currency="EUR" office:value="1.73" calcext:value-type="currency">
                  <text:p>1,73 €</text:p>
                </table:table-cell>
                <table:table-cell/>
                <table:table-cell table:style-name="ce278" office:value-type="float" office:value="5" calcext:value-type="float">
                  <text:p>5</text:p>
                </table:table-cell>
                <table:table-cell table:style-name="ce119" office:value-type="float" office:value="1268" calcext:value-type="float">
                  <office:annotation draw:style-name="gr13" draw:text-style-name="P2" svg:width="2.899cm" svg:height="1.799cm" svg:x="37.784cm" svg:y="318.793cm" draw:caption-point-x="-0.609cm" draw:caption-point-y="1.511cm">
                    <dc:creator>ELP</dc:creator>
                    <dc:date>2021-09-22T00:00:00</dc:date>
                    <text:p text:style-name="P1"><text:span text:style-name="T1">Quantité = 1/5 du parc</text:span></text:p>
                  </office:annotation>
                  <text:p>1268</text:p>
                </table:table-cell>
                <table:table-cell/>
                <table:table-cell table:style-name="ce130" table:formula="of:=[.D235]*[.F235]" office:value-type="currency" office:currency="EUR" office:value="8.65" calcext:value-type="currency">
                  <text:p>8,65 €</text:p>
                </table:table-cell>
                <table:table-cell table:style-name="ce144" table:formula="of:=[.D235]*[.G235]" office:value-type="currency" office:currency="EUR" office:value="2193.64" calcext:value-type="currency">
                  <text:p>2 193,64 €</text:p>
                </table:table-cell>
                <table:table-cell table:number-columns-repeated="1006"/>
              </table:table-row>
              <table:table-row table:style-name="ro6">
                <table:table-cell table:style-name="ce163" office:value-type="string" calcext:value-type="string">
                  <text:p>ECF60</text:p>
                </table:table-cell>
                <table:table-cell table:style-name="ce176" office:value-type="string" calcext:value-type="string">
                  <text:p><text:span text:style-name="T31">Fourniture d’un tube </text:span>fluorescent 58W</text:p>
                </table:table-cell>
                <table:table-cell table:style-name="ce224" office:value-type="string" calcext:value-type="string">
                  <text:p>Unité</text:p>
                </table:table-cell>
                <table:table-cell table:style-name="ce373" office:value-type="currency" office:currency="EUR" office:value="2.03" calcext:value-type="currency">
                  <text:p>2,03 €</text:p>
                </table:table-cell>
                <table:table-cell/>
                <table:table-cell table:style-name="ce278" office:value-type="float" office:value="5" calcext:value-type="float">
                  <text:p>5</text:p>
                </table:table-cell>
                <table:table-cell table:style-name="ce119" office:value-type="float" office:value="953" calcext:value-type="float">
                  <office:annotation draw:style-name="gr13" draw:text-style-name="P2" svg:width="2.899cm" svg:height="1.799cm" svg:x="37.784cm" svg:y="320.255cm" draw:caption-point-x="-0.609cm" draw:caption-point-y="1.511cm">
                    <dc:creator>ELP</dc:creator>
                    <dc:date>2021-09-22T00:00:00</dc:date>
                    <text:p text:style-name="P1"><text:span text:style-name="T1">Quantité = 1/5 du parc</text:span></text:p>
                  </office:annotation>
                  <text:p>953</text:p>
                </table:table-cell>
                <table:table-cell/>
                <table:table-cell table:style-name="ce130" table:formula="of:=[.D236]*[.F236]" office:value-type="currency" office:currency="EUR" office:value="10.15" calcext:value-type="currency">
                  <text:p>10,15 €</text:p>
                </table:table-cell>
                <table:table-cell table:style-name="ce144" table:formula="of:=[.D236]*[.G236]" office:value-type="currency" office:currency="EUR" office:value="1934.59" calcext:value-type="currency">
                  <text:p>1 934,59 €</text:p>
                </table:table-cell>
                <table:table-cell table:number-columns-repeated="1006"/>
              </table:table-row>
            </table:table-row-group>
            <table:table-row table:style-name="ro17">
              <table:table-cell table:style-name="ce167" office:value-type="string" calcext:value-type="string" table:number-columns-spanned="7" table:number-rows-spanned="1">
                <text:p>Boîtes de dérivation et connectiques</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38:.I248])" office:value-type="currency" office:currency="EUR" office:value="100564.3" calcext:value-type="currency">
                <text:p>100 564,30 €</text:p>
              </table:table-cell>
              <table:table-cell table:style-name="ce401" table:formula="of:=SUM([.J238:.J248])" office:value-type="currency" office:currency="EUR" office:value="5671.59" calcext:value-type="currency">
                <text:p>5 671,59 €</text:p>
              </table:table-cell>
              <table:table-cell table:number-columns-repeated="1006"/>
            </table:table-row>
            <table:table-row-group>
              <table:table-row table:style-name="ro6">
                <table:table-cell table:style-name="ce163" office:value-type="string" calcext:value-type="string">
                  <text:p>ECF61</text:p>
                </table:table-cell>
                <table:table-cell table:style-name="ce176" office:value-type="string" calcext:value-type="string">
                  <text:p>Fourniture d’une boîte de dérivation normale – Type 91150 « MARECHAL »</text:p>
                </table:table-cell>
                <table:table-cell table:style-name="ce224" office:value-type="string" calcext:value-type="string">
                  <text:p>Unité</text:p>
                </table:table-cell>
                <table:table-cell table:style-name="ce373" office:value-type="currency" office:currency="EUR" office:value="137.04" calcext:value-type="currency">
                  <text:p>137,04 €</text:p>
                </table:table-cell>
                <table:table-cell/>
                <table:table-cell table:style-name="ce278" office:value-type="float" office:value="5" calcext:value-type="float">
                  <text:p>5</text:p>
                </table:table-cell>
                <table:table-cell table:style-name="ce119" office:value-type="float" office:value="0" calcext:value-type="float">
                  <text:p>0</text:p>
                </table:table-cell>
                <table:table-cell/>
                <table:table-cell table:style-name="ce130" table:formula="of:=[.D238]*[.F238]" office:value-type="currency" office:currency="EUR" office:value="685.2" calcext:value-type="currency">
                  <text:p>685,20 €</text:p>
                </table:table-cell>
                <table:table-cell table:style-name="ce144" table:formula="of:=[.D238]*[.G238]"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62</text:p>
                </table:table-cell>
                <table:table-cell table:style-name="ce176" office:value-type="string" calcext:value-type="string">
                  <text:p><text:span text:style-name="T31">Fourniture d’une boîte</text:span> de dérivation normale – Type 01N4015010E0 « MARECHAL »</text:p>
                </table:table-cell>
                <table:table-cell table:style-name="ce224" office:value-type="string" calcext:value-type="string">
                  <text:p>Unité</text:p>
                </table:table-cell>
                <table:table-cell table:style-name="ce373" office:value-type="currency" office:currency="EUR" office:value="291.48" calcext:value-type="currency">
                  <text:p>291,48 €</text:p>
                </table:table-cell>
                <table:table-cell/>
                <table:table-cell table:style-name="ce278" office:value-type="float" office:value="5" calcext:value-type="float">
                  <text:p>5</text:p>
                </table:table-cell>
                <table:table-cell table:style-name="ce119" table:formula="of:=12/4" office:value-type="float" office:value="3" calcext:value-type="float">
                  <text:p>3</text:p>
                </table:table-cell>
                <table:table-cell/>
                <table:table-cell table:style-name="ce130" table:formula="of:=[.D239]*[.F239]" office:value-type="currency" office:currency="EUR" office:value="1457.4" calcext:value-type="currency">
                  <text:p>1 457,40 €</text:p>
                </table:table-cell>
                <table:table-cell table:style-name="ce144" table:formula="of:=[.D239]*[.G239]" office:value-type="currency" office:currency="EUR" office:value="874.44" calcext:value-type="currency">
                  <text:p>874,44 €</text:p>
                </table:table-cell>
                <table:table-cell table:number-columns-repeated="1006"/>
              </table:table-row>
              <table:table-row table:style-name="ro6">
                <table:table-cell table:style-name="ce163" office:value-type="string" calcext:value-type="string">
                  <text:p>ECF63</text:p>
                </table:table-cell>
                <table:table-cell table:style-name="ce176" office:value-type="string" calcext:value-type="string">
                  <text:p><text:span text:style-name="T31">Fourniture d’une boîte</text:span> de dérivation normale – Type 01N4017020E0 « MARECHAL »</text:p>
                </table:table-cell>
                <table:table-cell table:style-name="ce224" office:value-type="string" calcext:value-type="string">
                  <text:p>Unité</text:p>
                </table:table-cell>
                <table:table-cell table:style-name="ce373" office:value-type="currency" office:currency="EUR" office:value="291.48" calcext:value-type="currency">
                  <text:p>291,48 €</text:p>
                </table:table-cell>
                <table:table-cell/>
                <table:table-cell table:style-name="ce278" office:value-type="float" office:value="10" calcext:value-type="float">
                  <text:p>10</text:p>
                </table:table-cell>
                <table:table-cell table:style-name="ce119" table:formula="of:=ROUNDUP(7/4)" office:value-type="float" office:value="2" calcext:value-type="float">
                  <text:p>2</text:p>
                </table:table-cell>
                <table:table-cell/>
                <table:table-cell table:style-name="ce130" table:formula="of:=[.D240]*[.F240]" office:value-type="currency" office:currency="EUR" office:value="2914.8" calcext:value-type="currency">
                  <text:p>2 914,80 €</text:p>
                </table:table-cell>
                <table:table-cell table:style-name="ce144" table:formula="of:=[.D240]*[.G240]" office:value-type="currency" office:currency="EUR" office:value="582.96" calcext:value-type="currency">
                  <text:p>582,96 €</text:p>
                </table:table-cell>
                <table:table-cell table:number-columns-repeated="1006"/>
              </table:table-row>
              <table:table-row table:style-name="ro6">
                <table:table-cell table:style-name="ce163" office:value-type="string" calcext:value-type="string">
                  <text:p>ECF64</text:p>
                </table:table-cell>
                <table:table-cell table:style-name="ce176" office:value-type="string" calcext:value-type="string">
                  <text:p><text:span text:style-name="T31">Fourniture d’une boîte</text:span> de dérivation normale – Type Coffret de dérivation « BONNEAU »</text:p>
                </table:table-cell>
                <table:table-cell table:style-name="ce224" office:value-type="string" calcext:value-type="string">
                  <text:p>Unité</text:p>
                </table:table-cell>
                <table:table-cell table:style-name="ce373" office:value-type="currency" office:currency="EUR" office:value="120" calcext:value-type="currency">
                  <text:p>120,00 €</text:p>
                </table:table-cell>
                <table:table-cell/>
                <table:table-cell table:style-name="ce278" office:value-type="float" office:value="10" calcext:value-type="float">
                  <text:p>10</text:p>
                </table:table-cell>
                <table:table-cell table:style-name="ce119" table:formula="of:=24/4" office:value-type="float" office:value="6" calcext:value-type="float">
                  <text:p>6</text:p>
                </table:table-cell>
                <table:table-cell/>
                <table:table-cell table:style-name="ce130" table:formula="of:=[.D241]*[.F241]" office:value-type="currency" office:currency="EUR" office:value="1200" calcext:value-type="currency">
                  <text:p>1 200,00 €</text:p>
                </table:table-cell>
                <table:table-cell table:style-name="ce144" table:formula="of:=[.D241]*[.G241]" office:value-type="currency" office:currency="EUR" office:value="720" calcext:value-type="currency">
                  <text:p>720,00 €</text:p>
                </table:table-cell>
                <table:table-cell table:number-columns-repeated="1006"/>
              </table:table-row>
              <table:table-row table:style-name="ro6">
                <table:table-cell table:style-name="ce163" office:value-type="string" calcext:value-type="string">
                  <text:p>ECF65</text:p>
                </table:table-cell>
                <table:table-cell table:style-name="ce176" office:value-type="string" calcext:value-type="string">
                  <text:p><text:span text:style-name="T31">Fourniture d’une boîte</text:span> de dérivation résistante au feu – Type 91151 « MARECHAL »</text:p>
                </table:table-cell>
                <table:table-cell table:style-name="ce224" office:value-type="string" calcext:value-type="string">
                  <text:p>Unité</text:p>
                </table:table-cell>
                <table:table-cell table:style-name="ce373" office:value-type="currency" office:currency="EUR" office:value="186.97" calcext:value-type="currency">
                  <text:p>186,97 €</text:p>
                </table:table-cell>
                <table:table-cell/>
                <table:table-cell table:style-name="ce278" office:value-type="float" office:value="10" calcext:value-type="float">
                  <text:p>10</text:p>
                </table:table-cell>
                <table:table-cell table:style-name="ce119" table:formula="of:=ROUNDUP(11/4)" office:value-type="float" office:value="3" calcext:value-type="float">
                  <text:p>3</text:p>
                </table:table-cell>
                <table:table-cell/>
                <table:table-cell table:style-name="ce130" table:formula="of:=[.D242]*[.F242]" office:value-type="currency" office:currency="EUR" office:value="1869.7" calcext:value-type="currency">
                  <text:p>1 869,70 €</text:p>
                </table:table-cell>
                <table:table-cell table:style-name="ce144" table:formula="of:=[.D242]*[.G242]" office:value-type="currency" office:currency="EUR" office:value="560.91" calcext:value-type="currency">
                  <text:p>560,91 €</text:p>
                </table:table-cell>
                <table:table-cell table:number-columns-repeated="1006"/>
              </table:table-row>
              <table:table-row table:style-name="ro6">
                <table:table-cell table:style-name="ce163" office:value-type="string" calcext:value-type="string">
                  <text:p>ECF66</text:p>
                </table:table-cell>
                <table:table-cell table:style-name="ce176" office:value-type="string" calcext:value-type="string">
                  <text:p><text:span text:style-name="T31">Fourniture d’une boîte</text:span> de dérivation résistante au feu – Type Coffret feu dérivation « BONNEAU »</text:p>
                </table:table-cell>
                <table:table-cell table:style-name="ce224" office:value-type="string" calcext:value-type="string">
                  <text:p>Unité</text:p>
                </table:table-cell>
                <table:table-cell table:style-name="ce373" office:value-type="currency" office:currency="EUR" office:value="180" calcext:value-type="currency">
                  <text:p>180,00 €</text:p>
                </table:table-cell>
                <table:table-cell/>
                <table:table-cell table:style-name="ce278" office:value-type="float" office:value="400" calcext:value-type="float">
                  <text:p>400</text:p>
                </table:table-cell>
                <table:table-cell table:style-name="ce119" table:formula="of:=ROUNDUP(10/4)" office:value-type="float" office:value="3" calcext:value-type="float">
                  <text:p>3</text:p>
                </table:table-cell>
                <table:table-cell/>
                <table:table-cell table:style-name="ce130" table:formula="of:=[.D243]*[.F243]" office:value-type="currency" office:currency="EUR" office:value="72000" calcext:value-type="currency">
                  <text:p>72 000,00 €</text:p>
                </table:table-cell>
                <table:table-cell table:style-name="ce144" table:formula="of:=[.D243]*[.G243]" office:value-type="currency" office:currency="EUR" office:value="540" calcext:value-type="currency">
                  <text:p>540,00 €</text:p>
                </table:table-cell>
                <table:table-cell table:number-columns-repeated="1006"/>
              </table:table-row>
              <table:table-row table:style-name="ro6">
                <table:table-cell table:style-name="ce163" office:value-type="string" calcext:value-type="string">
                  <text:p>ECF67</text:p>
                </table:table-cell>
                <table:table-cell table:style-name="ce176" office:value-type="string" calcext:value-type="string">
                  <office:annotation draw:style-name="gr29" draw:text-style-name="P2" svg:width="2.899cm" svg:height="3.673cm" svg:x="21.491cm" svg:y="331.071cm" draw:caption-point-x="-0.609cm" draw:caption-point-y="1.51cm">
                    <dc:creator>ELP</dc:creator>
                    <dc:date>2021-09-17T00:00:00</dc:date>
                    <text:p text:style-name="P1"><text:span text:style-name="T1">Non présent dans précédent marché. Quantité estimatble sur présent marché : 3 par an ?</text:span></text:p>
                  </office:annotation>
                  <text:p><text:span text:style-name="T31">Fourniture d’une boîte</text:span> de dérivation normale avec dérivation BUS DALI</text:p>
                </table:table-cell>
                <table:table-cell table:style-name="ce224" office:value-type="string" calcext:value-type="string">
                  <text:p>Unité</text:p>
                </table:table-cell>
                <table:table-cell table:style-name="ce373" office:value-type="currency" office:currency="EUR" office:value="100.8" calcext:value-type="currency">
                  <text:p>100,80 €</text:p>
                </table:table-cell>
                <table:table-cell/>
                <table:table-cell table:style-name="ce278" office:value-type="float" office:value="10" calcext:value-type="float">
                  <text:p>10</text:p>
                </table:table-cell>
                <table:table-cell table:style-name="ce119" office:value-type="float" office:value="0" calcext:value-type="float">
                  <text:p>0</text:p>
                </table:table-cell>
                <table:table-cell/>
                <table:table-cell table:style-name="ce130" table:formula="of:=[.D244]*[.F244]" office:value-type="currency" office:currency="EUR" office:value="1008" calcext:value-type="currency">
                  <text:p>1 008,00 €</text:p>
                </table:table-cell>
                <table:table-cell table:style-name="ce144" table:formula="of:=[.D244]*[.G244]"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68</text:p>
                </table:table-cell>
                <table:table-cell table:style-name="ce176" office:value-type="string" calcext:value-type="string">
                  <office:annotation draw:style-name="gr29" draw:text-style-name="P2" svg:width="2.899cm" svg:height="3.673cm" svg:x="21.491cm" svg:y="332.533cm" draw:caption-point-x="-0.609cm" draw:caption-point-y="1.51cm">
                    <dc:creator>ELP</dc:creator>
                    <dc:date>2021-09-17T00:00:00</dc:date>
                    <text:p text:style-name="P1"><text:span text:style-name="T1">Non présent dans précédent marché. Quantité estimatble sur présent marché : 3 par an ?</text:span></text:p>
                  </office:annotation>
                  <text:p><text:span text:style-name="T31">Fourniture d’une boîte</text:span> de dérivation résistante au feu avec dérivation BUS DALI</text:p>
                </table:table-cell>
                <table:table-cell table:style-name="ce224" office:value-type="string" calcext:value-type="string">
                  <text:p>Unité</text:p>
                </table:table-cell>
                <table:table-cell table:style-name="ce373" office:value-type="currency" office:currency="EUR" office:value="134.4" calcext:value-type="currency">
                  <text:p>134,40 €</text:p>
                </table:table-cell>
                <table:table-cell/>
                <table:table-cell table:style-name="ce278" office:value-type="float" office:value="10" calcext:value-type="float">
                  <text:p>10</text:p>
                </table:table-cell>
                <table:table-cell table:style-name="ce119" office:value-type="float" office:value="0" calcext:value-type="float">
                  <text:p>0</text:p>
                </table:table-cell>
                <table:table-cell/>
                <table:table-cell table:style-name="ce130" table:formula="of:=[.D245]*[.F245]" office:value-type="currency" office:currency="EUR" office:value="1344" calcext:value-type="currency">
                  <text:p>1 344,00 €</text:p>
                </table:table-cell>
                <table:table-cell table:style-name="ce144" table:formula="of:=[.D245]*[.G245]"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69</text:p>
                </table:table-cell>
                <table:table-cell table:style-name="ce176" office:value-type="string" calcext:value-type="string">
                  <text:p><text:span text:style-name="T31">Fourniture d’un s</text:span>ocle bi-tension 230/400V – Type 3P+N+T « MARECHAL »</text:p>
                </table:table-cell>
                <table:table-cell table:style-name="ce224" office:value-type="string" calcext:value-type="string">
                  <text:p>Unité</text:p>
                </table:table-cell>
                <table:table-cell table:style-name="ce373" office:value-type="currency" office:currency="EUR" office:value="54.12" calcext:value-type="currency">
                  <text:p>54,12 €</text:p>
                </table:table-cell>
                <table:table-cell/>
                <table:table-cell table:style-name="ce278" office:value-type="float" office:value="10" calcext:value-type="float">
                  <text:p>10</text:p>
                </table:table-cell>
                <table:table-cell table:style-name="ce119" table:formula="of:=ROUNDUP(7/4)" office:value-type="float" office:value="2" calcext:value-type="float">
                  <text:p>2</text:p>
                </table:table-cell>
                <table:table-cell/>
                <table:table-cell table:style-name="ce130" table:formula="of:=[.D246]*[.F246]" office:value-type="currency" office:currency="EUR" office:value="541.2" calcext:value-type="currency">
                  <text:p>541,20 €</text:p>
                </table:table-cell>
                <table:table-cell table:style-name="ce144" table:formula="of:=[.D246]*[.G246]" office:value-type="currency" office:currency="EUR" office:value="108.24" calcext:value-type="currency">
                  <text:p>108,24 €</text:p>
                </table:table-cell>
                <table:table-cell table:number-columns-repeated="1006"/>
              </table:table-row>
              <table:table-row table:style-name="ro6">
                <table:table-cell table:style-name="ce163" office:value-type="string" calcext:value-type="string">
                  <text:p>ECF70</text:p>
                </table:table-cell>
                <table:table-cell table:style-name="ce176" office:value-type="string" calcext:value-type="string">
                  <text:p><text:span text:style-name="T31">Fourniture d’une f</text:span>iche tétra et triphasée 400V – Type 3P+N+T « MARECHAL »</text:p>
                </table:table-cell>
                <table:table-cell table:style-name="ce224" office:value-type="string" calcext:value-type="string">
                  <text:p>Unité</text:p>
                </table:table-cell>
                <table:table-cell table:style-name="ce373" office:value-type="currency" office:currency="EUR" office:value="42.96" calcext:value-type="currency">
                  <text:p>42,96 €</text:p>
                </table:table-cell>
                <table:table-cell/>
                <table:table-cell table:style-name="ce278" office:value-type="float" office:value="400" calcext:value-type="float">
                  <text:p>400</text:p>
                </table:table-cell>
                <table:table-cell table:style-name="ce119" table:formula="of:=ROUNDUP(194/4)" office:value-type="float" office:value="49" calcext:value-type="float">
                  <text:p>49</text:p>
                </table:table-cell>
                <table:table-cell/>
                <table:table-cell table:style-name="ce130" table:formula="of:=[.D247]*[.F247]" office:value-type="currency" office:currency="EUR" office:value="17184" calcext:value-type="currency">
                  <text:p>17 184,00 €</text:p>
                </table:table-cell>
                <table:table-cell table:style-name="ce144" table:formula="of:=[.D247]*[.G247]" office:value-type="currency" office:currency="EUR" office:value="2105.04" calcext:value-type="currency">
                  <text:p>2 105,04 €</text:p>
                </table:table-cell>
                <table:table-cell table:number-columns-repeated="1006"/>
              </table:table-row>
              <table:table-row table:style-name="ro6">
                <table:table-cell table:style-name="ce163" office:value-type="string" calcext:value-type="string">
                  <text:p>ECF71</text:p>
                </table:table-cell>
                <table:table-cell table:style-name="ce176" office:value-type="string" calcext:value-type="string">
                  <text:p><text:span text:style-name="T31">Fourniture d’une fiche</text:span> monophasée 230V – Type 1P+N+T « MARECHAL »</text:p>
                </table:table-cell>
                <table:table-cell table:style-name="ce224" office:value-type="string" calcext:value-type="string">
                  <text:p>Unité</text:p>
                </table:table-cell>
                <table:table-cell table:style-name="ce373" office:value-type="currency" office:currency="EUR" office:value="36" calcext:value-type="currency">
                  <text:p>36,00 €</text:p>
                </table:table-cell>
                <table:table-cell/>
                <table:table-cell table:style-name="ce278" office:value-type="float" office:value="10" calcext:value-type="float">
                  <text:p>10</text:p>
                </table:table-cell>
                <table:table-cell table:style-name="ce119" table:formula="of:=20/4" office:value-type="float" office:value="5" calcext:value-type="float">
                  <text:p>5</text:p>
                </table:table-cell>
                <table:table-cell/>
                <table:table-cell table:style-name="ce130" table:formula="of:=[.D248]*[.F248]" office:value-type="currency" office:currency="EUR" office:value="360" calcext:value-type="currency">
                  <text:p>360,00 €</text:p>
                </table:table-cell>
                <table:table-cell table:style-name="ce144" table:formula="of:=[.D248]*[.G248]" office:value-type="currency" office:currency="EUR" office:value="180" calcext:value-type="currency">
                  <text:p>180,00 €</text:p>
                </table:table-cell>
                <table:table-cell table:number-columns-repeated="1006"/>
              </table:table-row>
            </table:table-row-group>
            <table:table-row table:style-name="ro17">
              <table:table-cell table:style-name="ce167" office:value-type="string" calcext:value-type="string" table:number-columns-spanned="7" table:number-rows-spanned="1">
                <text:p>Sources lumineuses en local, niche ou issue</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50:.I254])" office:value-type="currency" office:currency="EUR" office:value="1250.93" calcext:value-type="currency">
                <text:p>1 250,93 €</text:p>
              </table:table-cell>
              <table:table-cell table:style-name="ce401" table:formula="of:=SUM([.J250:.J254])" office:value-type="currency" office:currency="EUR" office:value="7539.48" calcext:value-type="currency">
                <text:p>7 539,48 €</text:p>
              </table:table-cell>
              <table:table-cell table:number-columns-repeated="1006"/>
            </table:table-row>
            <table:table-row-group>
              <table:table-row table:style-name="ro6">
                <table:table-cell table:style-name="ce163" office:value-type="string" calcext:value-type="string">
                  <text:p>ECF72</text:p>
                </table:table-cell>
                <table:table-cell table:style-name="ce176" office:value-type="string" calcext:value-type="string">
                  <text:p>Fourniture d’un tube LED 9W, 60cm, haut rendement – Type « VISIOLED »</text:p>
                </table:table-cell>
                <table:table-cell table:style-name="ce224" office:value-type="string" calcext:value-type="string">
                  <text:p>Unité</text:p>
                </table:table-cell>
                <table:table-cell table:style-name="ce373" office:value-type="currency" office:currency="EUR" office:value="5.57" calcext:value-type="currency">
                  <text:p>5,57 €</text:p>
                </table:table-cell>
                <table:table-cell/>
                <table:table-cell table:style-name="ce278" office:value-type="float" office:value="4" calcext:value-type="float">
                  <text:p>4</text:p>
                </table:table-cell>
                <table:table-cell table:style-name="ce119" table:formula="of:=208/4" office:value-type="float" office:value="52" calcext:value-type="float">
                  <text:p>52</text:p>
                </table:table-cell>
                <table:table-cell/>
                <table:table-cell table:style-name="ce130" table:formula="of:=[.D250]*[.F250]" office:value-type="currency" office:currency="EUR" office:value="22.28" calcext:value-type="currency">
                  <text:p>22,28 €</text:p>
                </table:table-cell>
                <table:table-cell table:style-name="ce144" table:formula="of:=[.D250]*[.G250]" office:value-type="currency" office:currency="EUR" office:value="289.64" calcext:value-type="currency">
                  <text:p>289,64 €</text:p>
                </table:table-cell>
                <table:table-cell table:number-columns-repeated="1006"/>
              </table:table-row>
              <table:table-row table:style-name="ro6">
                <table:table-cell table:style-name="ce163" office:value-type="string" calcext:value-type="string">
                  <text:p>ECF73</text:p>
                </table:table-cell>
                <table:table-cell table:style-name="ce176" office:value-type="string" calcext:value-type="string">
                  <text:p>Fourniture d’une tube LED Glass 18W, 120cm, haut rendement – Type « VISIOLED »</text:p>
                </table:table-cell>
                <table:table-cell table:style-name="ce224" office:value-type="string" calcext:value-type="string">
                  <text:p>Unité</text:p>
                </table:table-cell>
                <table:table-cell table:style-name="ce373" office:value-type="currency" office:currency="EUR" office:value="7.49" calcext:value-type="currency">
                  <text:p>7,49 €</text:p>
                </table:table-cell>
                <table:table-cell/>
                <table:table-cell table:style-name="ce278" office:value-type="float" office:value="70" calcext:value-type="float">
                  <text:p>70</text:p>
                </table:table-cell>
                <table:table-cell table:style-name="ce119" table:formula="of:=ROUNDUP(2106/4)" office:value-type="float" office:value="527" calcext:value-type="float">
                  <text:p>527</text:p>
                </table:table-cell>
                <table:table-cell/>
                <table:table-cell table:style-name="ce130" table:formula="of:=[.D251]*[.F251]" office:value-type="currency" office:currency="EUR" office:value="524.3" calcext:value-type="currency">
                  <text:p>524,30 €</text:p>
                </table:table-cell>
                <table:table-cell table:style-name="ce144" table:formula="of:=[.D251]*[.G251]" office:value-type="currency" office:currency="EUR" office:value="3947.23" calcext:value-type="currency">
                  <text:p>3 947,23 €</text:p>
                </table:table-cell>
                <table:table-cell table:number-columns-repeated="1006"/>
              </table:table-row>
              <table:table-row table:style-name="ro6">
                <table:table-cell table:style-name="ce163" office:value-type="string" calcext:value-type="string">
                  <text:p>ECF74</text:p>
                </table:table-cell>
                <table:table-cell table:style-name="ce176" office:value-type="string" calcext:value-type="string">
                  <text:p>Fourniture d’un tube LED Glass 24W, 150cm, haut rendement – Type « VISIOLED »</text:p>
                </table:table-cell>
                <table:table-cell table:style-name="ce224" office:value-type="string" calcext:value-type="string">
                  <text:p>Unité</text:p>
                </table:table-cell>
                <table:table-cell table:style-name="ce373" office:value-type="currency" office:currency="EUR" office:value="9.41" calcext:value-type="currency">
                  <text:p>9,41 €</text:p>
                </table:table-cell>
                <table:table-cell/>
                <table:table-cell table:style-name="ce278" office:value-type="float" office:value="70" calcext:value-type="float">
                  <text:p>70</text:p>
                </table:table-cell>
                <table:table-cell table:style-name="ce119" table:formula="of:=ROUNDUP(208/4)" office:value-type="float" office:value="52" calcext:value-type="float">
                  <text:p>52</text:p>
                </table:table-cell>
                <table:table-cell/>
                <table:table-cell table:style-name="ce130" table:formula="of:=[.D252]*[.F252]" office:value-type="currency" office:currency="EUR" office:value="658.7" calcext:value-type="currency">
                  <text:p>658,70 €</text:p>
                </table:table-cell>
                <table:table-cell table:style-name="ce144" table:formula="of:=[.D252]*[.G252]" office:value-type="currency" office:currency="EUR" office:value="489.32" calcext:value-type="currency">
                  <text:p>489,32 €</text:p>
                </table:table-cell>
                <table:table-cell table:number-columns-repeated="1006"/>
              </table:table-row>
              <table:table-row table:style-name="ro6">
                <table:table-cell table:style-name="ce163" office:value-type="string" calcext:value-type="string">
                  <text:p>ECF75</text:p>
                </table:table-cell>
                <table:table-cell table:style-name="ce176" office:value-type="string" calcext:value-type="string">
                  <text:p>Fourniture d’une douille étanche pour tube LED, IP44 - réf : LED G13</text:p>
                </table:table-cell>
                <table:table-cell table:style-name="ce224" office:value-type="string" calcext:value-type="string">
                  <text:p>Unité</text:p>
                </table:table-cell>
                <table:table-cell table:style-name="ce373" office:value-type="currency" office:currency="EUR" office:value="5.4" calcext:value-type="currency">
                  <text:p>5,40 €</text:p>
                </table:table-cell>
                <table:table-cell/>
                <table:table-cell table:style-name="ce278" office:value-type="float" office:value="5" calcext:value-type="float">
                  <text:p>5</text:p>
                </table:table-cell>
                <table:table-cell table:style-name="ce119" table:formula="of:=ROUNDUP(2046/4)" office:value-type="float" office:value="512" calcext:value-type="float">
                  <text:p>512</text:p>
                </table:table-cell>
                <table:table-cell/>
                <table:table-cell table:style-name="ce130" table:formula="of:=[.D253]*[.F253]" office:value-type="currency" office:currency="EUR" office:value="27" calcext:value-type="currency">
                  <text:p>27,00 €</text:p>
                </table:table-cell>
                <table:table-cell table:style-name="ce144" table:formula="of:=[.D253]*[.G253]" office:value-type="currency" office:currency="EUR" office:value="2764.8" calcext:value-type="currency">
                  <text:p>2 764,80 €</text:p>
                </table:table-cell>
                <table:table-cell table:number-columns-repeated="1006"/>
              </table:table-row>
              <table:table-row table:style-name="ro6">
                <table:table-cell table:style-name="ce163" office:value-type="string" calcext:value-type="string">
                  <text:p>ECF76</text:p>
                </table:table-cell>
                <table:table-cell table:style-name="ce176" office:value-type="string" calcext:value-type="string">
                  <text:p>Fourniture d’une lampe halogène 28 à 100W – type B22 ou E27</text:p>
                </table:table-cell>
                <table:table-cell table:style-name="ce224" office:value-type="string" calcext:value-type="string">
                  <text:p>Unité</text:p>
                </table:table-cell>
                <table:table-cell table:style-name="ce373" office:value-type="currency" office:currency="EUR" office:value="3.73" calcext:value-type="currency">
                  <text:p>3,73 €</text:p>
                </table:table-cell>
                <table:table-cell/>
                <table:table-cell table:style-name="ce278" office:value-type="float" office:value="5" calcext:value-type="float">
                  <text:p>5</text:p>
                </table:table-cell>
                <table:table-cell table:style-name="ce119" table:formula="of:=ROUNDUP(50/4)" office:value-type="float" office:value="13" calcext:value-type="float">
                  <text:p>13</text:p>
                </table:table-cell>
                <table:table-cell/>
                <table:table-cell table:style-name="ce130" table:formula="of:=[.D254]*[.F254]" office:value-type="currency" office:currency="EUR" office:value="18.65" calcext:value-type="currency">
                  <text:p>18,65 €</text:p>
                </table:table-cell>
                <table:table-cell table:style-name="ce144" table:formula="of:=[.D254]*[.G254]" office:value-type="currency" office:currency="EUR" office:value="48.49" calcext:value-type="currency">
                  <text:p>48,49 €</text:p>
                </table:table-cell>
                <table:table-cell table:number-columns-repeated="1006"/>
              </table:table-row>
            </table:table-row-group>
            <table:table-row table:style-name="ro17">
              <table:table-cell table:style-name="ce167" office:value-type="string" calcext:value-type="string" table:number-columns-spanned="7" table:number-rows-spanned="1">
                <text:p>Luminaires et appareillage</text:p>
              </table:table-cell>
              <table:covered-table-cell table:number-columns-repeated="2"/>
              <table:covered-table-cell table:style-name="ce112"/>
              <table:covered-table-cell/>
              <table:covered-table-cell table:style-name="ce276"/>
              <table:covered-table-cell table:style-name="ce117"/>
              <table:table-cell/>
              <table:table-cell table:style-name="ce389" table:formula="of:=SUM([.I256:.I269])" office:value-type="currency" office:currency="EUR" office:value="15583.98" calcext:value-type="currency">
                <text:p>15 583,98 €</text:p>
              </table:table-cell>
              <table:table-cell table:style-name="ce401" table:formula="of:=SUM([.J256:.J269])" office:value-type="currency" office:currency="EUR" office:value="22151.68" calcext:value-type="currency">
                <text:p>22 151,68 €</text:p>
              </table:table-cell>
              <table:table-cell table:number-columns-repeated="1006"/>
            </table:table-row>
            <table:table-row-group>
              <table:table-row table:style-name="ro6">
                <table:table-cell table:style-name="ce163" office:value-type="string" calcext:value-type="string">
                  <text:p>ECF77</text:p>
                </table:table-cell>
                <table:table-cell table:style-name="ce176" office:value-type="string" calcext:value-type="string">
                  <text:p>Fourniture d’un projecteur LED – 3200 lumen</text:p>
                </table:table-cell>
                <table:table-cell table:style-name="ce224" office:value-type="string" calcext:value-type="string">
                  <text:p>Unité</text:p>
                </table:table-cell>
                <table:table-cell table:style-name="ce373" office:value-type="currency" office:currency="EUR" office:value="118.68" calcext:value-type="currency">
                  <text:p>118,68 €</text:p>
                </table:table-cell>
                <table:table-cell/>
                <table:table-cell table:style-name="ce278" office:value-type="float" office:value="50" calcext:value-type="float">
                  <text:p>50</text:p>
                </table:table-cell>
                <table:table-cell table:style-name="ce119" table:formula="of:=12/4" office:value-type="float" office:value="3" calcext:value-type="float">
                  <text:p>3</text:p>
                </table:table-cell>
                <table:table-cell/>
                <table:table-cell table:style-name="ce130" table:formula="of:=[.D256]*[.F256]" office:value-type="currency" office:currency="EUR" office:value="5934" calcext:value-type="currency">
                  <text:p>5 934,00 €</text:p>
                </table:table-cell>
                <table:table-cell table:style-name="ce144" table:formula="of:=[.D256]*[.G256]" office:value-type="currency" office:currency="EUR" office:value="356.04" calcext:value-type="currency">
                  <text:p>356,04 €</text:p>
                </table:table-cell>
                <table:table-cell table:number-columns-repeated="1006"/>
              </table:table-row>
              <table:table-row table:style-name="ro6">
                <table:table-cell table:style-name="ce163" office:value-type="string" calcext:value-type="string">
                  <text:p>ECF78</text:p>
                </table:table-cell>
                <table:table-cell table:style-name="ce176" office:value-type="string" calcext:value-type="string">
                  <text:p>Fourniture d’une bande LED, 41cm, surmoulé – Type : « JCL Lighting »</text:p>
                </table:table-cell>
                <table:table-cell table:style-name="ce224" office:value-type="string" calcext:value-type="string">
                  <text:p>Unité</text:p>
                </table:table-cell>
                <table:table-cell table:style-name="ce373" office:value-type="currency" office:currency="EUR" office:value="93.6" calcext:value-type="currency">
                  <text:p>93,60 €</text:p>
                </table:table-cell>
                <table:table-cell/>
                <table:table-cell table:style-name="ce278" office:value-type="float" office:value="50" calcext:value-type="float">
                  <text:p>50</text:p>
                </table:table-cell>
                <table:table-cell table:style-name="ce119" table:formula="of:=ROUNDUP(278/4)" office:value-type="float" office:value="70" calcext:value-type="float">
                  <text:p>70</text:p>
                </table:table-cell>
                <table:table-cell/>
                <table:table-cell table:style-name="ce130" table:formula="of:=[.D257]*[.F257]" office:value-type="currency" office:currency="EUR" office:value="4680" calcext:value-type="currency">
                  <text:p>4 680,00 €</text:p>
                </table:table-cell>
                <table:table-cell table:style-name="ce144" table:formula="of:=[.D257]*[.G257]" office:value-type="currency" office:currency="EUR" office:value="6552" calcext:value-type="currency">
                  <text:p>6 552,00 €</text:p>
                </table:table-cell>
                <table:table-cell table:number-columns-repeated="1006"/>
              </table:table-row>
              <table:table-row table:style-name="ro6">
                <table:table-cell table:style-name="ce163" office:value-type="string" calcext:value-type="string">
                  <text:p>ECF79</text:p>
                </table:table-cell>
                <table:table-cell table:style-name="ce176" office:value-type="string" calcext:value-type="string">
                  <text:p>Fourniture d’une alimentation pour bande LED 41cm, 230V/12V – Type : « JCL Lighting »</text:p>
                </table:table-cell>
                <table:table-cell table:style-name="ce224" office:value-type="string" calcext:value-type="string">
                  <text:p>Unité</text:p>
                </table:table-cell>
                <table:table-cell table:style-name="ce373" office:value-type="currency" office:currency="EUR" office:value="87" calcext:value-type="currency">
                  <text:p>87,00 €</text:p>
                </table:table-cell>
                <table:table-cell/>
                <table:table-cell table:style-name="ce278" office:value-type="float" office:value="40" calcext:value-type="float">
                  <text:p>40</text:p>
                </table:table-cell>
                <table:table-cell table:style-name="ce119" office:value-type="float" office:value="0" calcext:value-type="float">
                  <office:annotation draw:style-name="gr14" draw:text-style-name="P2" svg:width="2.899cm" svg:height="2.371cm" svg:x="37.784cm" svg:y="349.775cm" draw:caption-point-x="-0.609cm" draw:caption-point-y="1.51cm">
                    <dc:creator>ELP</dc:creator>
                    <dc:date>2021-09-17T00:00:00</dc:date>
                    <text:p text:style-name="P1"><text:span text:style-name="T1">Jamais commandé dans le précédent marché</text:span></text:p>
                  </office:annotation>
                  <text:p>0</text:p>
                </table:table-cell>
                <table:table-cell/>
                <table:table-cell table:style-name="ce130" table:formula="of:=[.D258]*[.F258]" office:value-type="currency" office:currency="EUR" office:value="3480" calcext:value-type="currency">
                  <text:p>3 480,00 €</text:p>
                </table:table-cell>
                <table:table-cell table:style-name="ce144" table:formula="of:=[.D258]*[.G258]"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80</text:p>
                </table:table-cell>
                <table:table-cell table:style-name="ce176" office:value-type="string" calcext:value-type="string">
                  <text:p>Fourniture d’un luminaire Tube IP65, 1 tube, 60cm – type « VISIOLED »</text:p>
                </table:table-cell>
                <table:table-cell table:style-name="ce224" office:value-type="string" calcext:value-type="string">
                  <text:p>Unité</text:p>
                </table:table-cell>
                <table:table-cell table:style-name="ce373" office:value-type="currency" office:currency="EUR" office:value="51.22" calcext:value-type="currency">
                  <text:p>51,22 €</text:p>
                </table:table-cell>
                <table:table-cell/>
                <table:table-cell table:style-name="ce278" office:value-type="float" office:value="1" calcext:value-type="float">
                  <text:p>1</text:p>
                </table:table-cell>
                <table:table-cell table:style-name="ce119" table:formula="of:=ROUNDUP(13/4)" office:value-type="float" office:value="4" calcext:value-type="float">
                  <text:p>4</text:p>
                </table:table-cell>
                <table:table-cell/>
                <table:table-cell table:style-name="ce130" table:formula="of:=[.D259]*[.F259]" office:value-type="currency" office:currency="EUR" office:value="51.22" calcext:value-type="currency">
                  <text:p>51,22 €</text:p>
                </table:table-cell>
                <table:table-cell table:style-name="ce144" table:formula="of:=[.D259]*[.G259]" office:value-type="currency" office:currency="EUR" office:value="204.88" calcext:value-type="currency">
                  <text:p>204,88 €</text:p>
                </table:table-cell>
                <table:table-cell table:number-columns-repeated="1006"/>
              </table:table-row>
              <table:table-row table:style-name="ro6">
                <table:table-cell table:style-name="ce163" office:value-type="string" calcext:value-type="string">
                  <text:p>ECF81</text:p>
                </table:table-cell>
                <table:table-cell table:style-name="ce176" office:value-type="string" calcext:value-type="string">
                  <text:p><text:span text:style-name="T31">Fourniture d’un luminaire </text:span>Tube IP65, 1 tube, 120cm – type « VISIOLED »</text:p>
                </table:table-cell>
                <table:table-cell table:style-name="ce224" office:value-type="string" calcext:value-type="string">
                  <text:p>Unité</text:p>
                </table:table-cell>
                <table:table-cell table:style-name="ce373" office:value-type="currency" office:currency="EUR" office:value="69.17" calcext:value-type="currency">
                  <text:p>69,17 €</text:p>
                </table:table-cell>
                <table:table-cell/>
                <table:table-cell table:style-name="ce278" office:value-type="float" office:value="10" calcext:value-type="float">
                  <text:p>10</text:p>
                </table:table-cell>
                <table:table-cell table:style-name="ce119" office:value-type="float" office:value="0" calcext:value-type="float">
                  <text:p>0</text:p>
                </table:table-cell>
                <table:table-cell/>
                <table:table-cell table:style-name="ce130" table:formula="of:=[.D260]*[.F260]" office:value-type="currency" office:currency="EUR" office:value="691.7" calcext:value-type="currency">
                  <text:p>691,70 €</text:p>
                </table:table-cell>
                <table:table-cell table:style-name="ce144" table:formula="of:=[.D260]*[.G260]" office:value-type="currency" office:currency="EUR" office:value="0" calcext:value-type="currency">
                  <text:p>0,00 €</text:p>
                </table:table-cell>
                <table:table-cell/>
                <table:table-cell table:style-name="ce431"/>
                <table:table-cell table:number-columns-repeated="1004"/>
              </table:table-row>
              <table:table-row table:style-name="ro6">
                <table:table-cell table:style-name="ce163" office:value-type="string" calcext:value-type="string">
                  <text:p>ECF82</text:p>
                </table:table-cell>
                <table:table-cell table:style-name="ce176" office:value-type="string" calcext:value-type="string">
                  <text:p><text:span text:style-name="T31">Fourniture d’un luminaire T</text:span>ube IP65, 2 tubes, 120cm – type « VISIOLED »</text:p>
                </table:table-cell>
                <table:table-cell table:style-name="ce224" office:value-type="string" calcext:value-type="string">
                  <text:p>Unité</text:p>
                </table:table-cell>
                <table:table-cell table:style-name="ce373" office:value-type="currency" office:currency="EUR" office:value="70.22" calcext:value-type="currency">
                  <text:p>70,22 €</text:p>
                </table:table-cell>
                <table:table-cell/>
                <table:table-cell table:style-name="ce278" office:value-type="float" office:value="1" calcext:value-type="float">
                  <text:p>1</text:p>
                </table:table-cell>
                <table:table-cell table:style-name="ce119" table:formula="of:=300/4" office:value-type="float" office:value="75" calcext:value-type="float">
                  <text:p>75</text:p>
                </table:table-cell>
                <table:table-cell/>
                <table:table-cell table:style-name="ce130" table:formula="of:=[.D261]*[.F261]" office:value-type="currency" office:currency="EUR" office:value="70.22" calcext:value-type="currency">
                  <text:p>70,22 €</text:p>
                </table:table-cell>
                <table:table-cell table:style-name="ce144" table:formula="of:=[.D261]*[.G261]" office:value-type="currency" office:currency="EUR" office:value="5266.5" calcext:value-type="currency">
                  <text:p>5 266,50 €</text:p>
                </table:table-cell>
                <table:table-cell table:number-columns-repeated="1006"/>
              </table:table-row>
              <table:table-row table:style-name="ro6">
                <table:table-cell table:style-name="ce163" office:value-type="string" calcext:value-type="string">
                  <text:p>ECF83</text:p>
                </table:table-cell>
                <table:table-cell table:style-name="ce176" office:value-type="string" calcext:value-type="string">
                  <text:p><text:span text:style-name="T31">Fourniture d’un luminaire </text:span>Tube IP65, 2 tubes, 150cm – type « VISIOLED »</text:p>
                </table:table-cell>
                <table:table-cell table:style-name="ce224" office:value-type="string" calcext:value-type="string">
                  <text:p>Unité</text:p>
                </table:table-cell>
                <table:table-cell table:style-name="ce373" office:value-type="currency" office:currency="EUR" office:value="77.09" calcext:value-type="currency">
                  <text:p>77,09 €</text:p>
                </table:table-cell>
                <table:table-cell/>
                <table:table-cell table:style-name="ce278" office:value-type="float" office:value="5" calcext:value-type="float">
                  <text:p>5</text:p>
                </table:table-cell>
                <table:table-cell table:style-name="ce119" table:formula="of:=ROUNDUP(209/4)" office:value-type="float" office:value="53" calcext:value-type="float">
                  <text:p>53</text:p>
                </table:table-cell>
                <table:table-cell/>
                <table:table-cell table:style-name="ce130" table:formula="of:=[.D262]*[.F262]" office:value-type="currency" office:currency="EUR" office:value="385.45" calcext:value-type="currency">
                  <text:p>385,45 €</text:p>
                </table:table-cell>
                <table:table-cell table:style-name="ce144" table:formula="of:=[.D262]*[.G262]" office:value-type="currency" office:currency="EUR" office:value="4085.77" calcext:value-type="currency">
                  <text:p>4 085,77 €</text:p>
                </table:table-cell>
                <table:table-cell table:number-columns-repeated="1006"/>
              </table:table-row>
              <table:table-row table:style-name="ro6">
                <table:table-cell table:style-name="ce163" office:value-type="string" calcext:value-type="string">
                  <text:p>ECF84</text:p>
                </table:table-cell>
                <table:table-cell table:style-name="ce176" office:value-type="string" calcext:value-type="string">
                  <text:p><text:span text:style-name="T31">Fourniture d’un b</text:span>loc autonome d'éclairage de sécurité</text:p>
                </table:table-cell>
                <table:table-cell table:style-name="ce224" office:value-type="string" calcext:value-type="string">
                  <text:p>Unité</text:p>
                </table:table-cell>
                <table:table-cell table:style-name="ce373" office:value-type="currency" office:currency="EUR" office:value="65.74" calcext:value-type="currency">
                  <text:p>65,74 €</text:p>
                </table:table-cell>
                <table:table-cell/>
                <table:table-cell table:style-name="ce278" office:value-type="float" office:value="1" calcext:value-type="float">
                  <text:p>1</text:p>
                </table:table-cell>
                <table:table-cell table:style-name="ce119" table:formula="of:=ROUNDUP(273/4)" office:value-type="float" office:value="69" calcext:value-type="float">
                  <text:p>69</text:p>
                </table:table-cell>
                <table:table-cell/>
                <table:table-cell table:style-name="ce130" table:formula="of:=[.D263]*[.F263]" office:value-type="currency" office:currency="EUR" office:value="65.74" calcext:value-type="currency">
                  <text:p>65,74 €</text:p>
                </table:table-cell>
                <table:table-cell table:style-name="ce144" table:formula="of:=[.D263]*[.G263]" office:value-type="currency" office:currency="EUR" office:value="4536.06" calcext:value-type="currency">
                  <text:p>4 536,06 €</text:p>
                </table:table-cell>
                <table:table-cell table:number-columns-repeated="1006"/>
              </table:table-row>
              <table:table-row table:style-name="ro6">
                <table:table-cell table:style-name="ce163" office:value-type="string" calcext:value-type="string">
                  <text:p>ECF85</text:p>
                </table:table-cell>
                <table:table-cell table:style-name="ce176" office:value-type="string" calcext:value-type="string">
                  <text:p><text:span text:style-name="T31">Fourniture d’un luminaire</text:span> extérieur 32W – Type : Hublot Chartres « CEGLA »</text:p>
                </table:table-cell>
                <table:table-cell table:style-name="ce224" office:value-type="string" calcext:value-type="string">
                  <text:p>Unité</text:p>
                </table:table-cell>
                <table:table-cell table:style-name="ce373" office:value-type="currency" office:currency="EUR" office:value="48" calcext:value-type="currency">
                  <text:p>48,00 €</text:p>
                </table:table-cell>
                <table:table-cell/>
                <table:table-cell table:style-name="ce278" office:value-type="float" office:value="1" calcext:value-type="float">
                  <text:p>1</text:p>
                </table:table-cell>
                <table:table-cell table:style-name="ce119" office:value-type="float" office:value="1" calcext:value-type="float">
                  <office:annotation draw:style-name="gr12" draw:text-style-name="P2" svg:width="2.899cm" svg:height="1.937cm" svg:x="37.784cm" svg:y="358.548cm" draw:caption-point-x="-0.609cm" draw:caption-point-y="1.511cm">
                    <dc:creator>ELP</dc:creator>
                    <dc:date>2021-09-20T00:00:00</dc:date>
                    <text:p text:style-name="P1"><text:span text:style-name="T1">1 commandé au total sur le marché précédent</text:span></text:p>
                  </office:annotation>
                  <text:p>1</text:p>
                </table:table-cell>
                <table:table-cell/>
                <table:table-cell table:style-name="ce130" table:formula="of:=[.D264]*[.F264]" office:value-type="currency" office:currency="EUR" office:value="48" calcext:value-type="currency">
                  <text:p>48,00 €</text:p>
                </table:table-cell>
                <table:table-cell table:style-name="ce144" table:formula="of:=[.D264]*[.G264]" office:value-type="currency" office:currency="EUR" office:value="48" calcext:value-type="currency">
                  <text:p>48,00 €</text:p>
                </table:table-cell>
                <table:table-cell table:number-columns-repeated="1006"/>
              </table:table-row>
              <table:table-row table:style-name="ro6">
                <table:table-cell table:style-name="ce163" office:value-type="string" calcext:value-type="string">
                  <text:p>ECF86</text:p>
                </table:table-cell>
                <table:table-cell table:style-name="ce176" office:value-type="string" calcext:value-type="string">
                  <text:p><text:span text:style-name="T31">Fourniture d’un luminaire</text:span> extérieur 2x26W, anti-vandalisme – Réf : 452 306 « SARLAM »</text:p>
                </table:table-cell>
                <table:table-cell table:style-name="ce224" office:value-type="string" calcext:value-type="string">
                  <text:p>Unité</text:p>
                </table:table-cell>
                <table:table-cell table:style-name="ce373" office:value-type="currency" office:currency="EUR" office:value="79.8" calcext:value-type="currency">
                  <text:p>79,80 €</text:p>
                </table:table-cell>
                <table:table-cell/>
                <table:table-cell table:style-name="ce278" office:value-type="float" office:value="1" calcext:value-type="float">
                  <text:p>1</text:p>
                </table:table-cell>
                <table:table-cell table:style-name="ce119" table:formula="of:=ROUNDUP(45/4)" office:value-type="float" office:value="12" calcext:value-type="float">
                  <text:p>12</text:p>
                </table:table-cell>
                <table:table-cell/>
                <table:table-cell table:style-name="ce130" table:formula="of:=[.D265]*[.F265]" office:value-type="currency" office:currency="EUR" office:value="79.8" calcext:value-type="currency">
                  <text:p>79,80 €</text:p>
                </table:table-cell>
                <table:table-cell table:style-name="ce144" table:formula="of:=[.D265]*[.G265]" office:value-type="currency" office:currency="EUR" office:value="957.6" calcext:value-type="currency">
                  <text:p>957,60 €</text:p>
                </table:table-cell>
                <table:table-cell table:number-columns-repeated="1006"/>
              </table:table-row>
              <table:table-row table:style-name="ro6">
                <table:table-cell table:style-name="ce163" office:value-type="string" calcext:value-type="string">
                  <text:p>ECF87</text:p>
                </table:table-cell>
                <table:table-cell table:style-name="ce176" office:value-type="string" calcext:value-type="string">
                  <text:p><text:span text:style-name="T31">Fourniture d’un détecteur </text:span>volumétrique de présence – Réf : OD850CFRA2 « BOSCH »</text:p>
                </table:table-cell>
                <table:table-cell table:style-name="ce224" office:value-type="string" calcext:value-type="string">
                  <text:p>Unité</text:p>
                </table:table-cell>
                <table:table-cell table:style-name="ce373" office:value-type="currency" office:currency="EUR" office:value="30" calcext:value-type="currency">
                  <text:p>30,00 €</text:p>
                </table:table-cell>
                <table:table-cell/>
                <table:table-cell table:style-name="ce278" office:value-type="float" office:value="1" calcext:value-type="float">
                  <text:p>1</text:p>
                </table:table-cell>
                <table:table-cell table:style-name="ce119" office:value-type="float" office:value="0" calcext:value-type="float">
                  <office:annotation draw:style-name="gr13" draw:text-style-name="P2" svg:width="2.899cm" svg:height="1.799cm" svg:x="37.784cm" svg:y="361.473cm" draw:caption-point-x="-0.609cm" draw:caption-point-y="1.51cm">
                    <dc:creator>ELP</dc:creator>
                    <dc:date>2021-09-20T00:00:00</dc:date>
                    <text:p text:style-name="P1"><text:span text:style-name="T1">Inexistant sur marché précédent</text:span></text:p>
                  </office:annotation>
                  <text:p>0</text:p>
                </table:table-cell>
                <table:table-cell/>
                <table:table-cell table:style-name="ce130" table:formula="of:=[.D266]*[.F266]" office:value-type="currency" office:currency="EUR" office:value="30" calcext:value-type="currency">
                  <text:p>30,00 €</text:p>
                </table:table-cell>
                <table:table-cell table:style-name="ce144" table:formula="of:=[.D266]*[.G266]"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88</text:p>
                </table:table-cell>
                <table:table-cell table:style-name="ce176" office:value-type="string" calcext:value-type="string">
                  <text:p>Fourniture d’un bouton poussoir étanche – Type : Plexo « LEGRAND »</text:p>
                </table:table-cell>
                <table:table-cell table:style-name="ce224" office:value-type="string" calcext:value-type="string">
                  <text:p>Unité</text:p>
                </table:table-cell>
                <table:table-cell table:style-name="ce373" office:value-type="currency" office:currency="EUR" office:value="7.51" calcext:value-type="currency">
                  <text:p>7,51 €</text:p>
                </table:table-cell>
                <table:table-cell/>
                <table:table-cell table:style-name="ce278" office:value-type="float" office:value="1" calcext:value-type="float">
                  <text:p>1</text:p>
                </table:table-cell>
                <table:table-cell table:style-name="ce119" table:formula="of:=ROUNDUP(19/4)" office:value-type="float" office:value="5" calcext:value-type="float">
                  <text:p>5</text:p>
                </table:table-cell>
                <table:table-cell/>
                <table:table-cell table:style-name="ce130" table:formula="of:=[.D267]*[.F267]" office:value-type="currency" office:currency="EUR" office:value="7.51" calcext:value-type="currency">
                  <text:p>7,51 €</text:p>
                </table:table-cell>
                <table:table-cell table:style-name="ce144" table:formula="of:=[.D267]*[.G267]" office:value-type="currency" office:currency="EUR" office:value="37.55" calcext:value-type="currency">
                  <text:p>37,55 €</text:p>
                </table:table-cell>
                <table:table-cell table:number-columns-repeated="1006"/>
              </table:table-row>
              <table:table-row table:style-name="ro6">
                <table:table-cell table:style-name="ce163" office:value-type="string" calcext:value-type="string">
                  <text:p>ECF89</text:p>
                </table:table-cell>
                <table:table-cell table:style-name="ce176" office:value-type="string" calcext:value-type="string">
                  <text:p>Fourniture d’un interrupteur va-et-vient – Type : Plexo « LEGRAND »</text:p>
                </table:table-cell>
                <table:table-cell table:style-name="ce224" office:value-type="string" calcext:value-type="string">
                  <text:p>Unité</text:p>
                </table:table-cell>
                <table:table-cell table:style-name="ce373" office:value-type="currency" office:currency="EUR" office:value="6.7" calcext:value-type="currency">
                  <text:p>6,70 €</text:p>
                </table:table-cell>
                <table:table-cell/>
                <table:table-cell table:style-name="ce278" office:value-type="float" office:value="1" calcext:value-type="float">
                  <text:p>1</text:p>
                </table:table-cell>
                <table:table-cell table:style-name="ce119" office:value-type="float" office:value="0" calcext:value-type="float">
                  <office:annotation draw:style-name="gr12" draw:text-style-name="P2" svg:width="2.899cm" svg:height="1.937cm" svg:x="37.784cm" svg:y="364.397cm" draw:caption-point-x="-0.609cm" draw:caption-point-y="1.511cm">
                    <dc:creator>ELP</dc:creator>
                    <dc:date>2021-09-17T00:00:00</dc:date>
                    <text:p text:style-name="P1"><text:span text:style-name="T1">Jamais commandé sur le précédent marché</text:span></text:p>
                  </office:annotation>
                  <text:p>0</text:p>
                </table:table-cell>
                <table:table-cell/>
                <table:table-cell table:style-name="ce130" table:formula="of:=[.D268]*[.F268]" office:value-type="currency" office:currency="EUR" office:value="6.7" calcext:value-type="currency">
                  <text:p>6,70 €</text:p>
                </table:table-cell>
                <table:table-cell table:style-name="ce144" table:formula="of:=[.D268]*[.G268]" office:value-type="currency" office:currency="EUR" office:value="0" calcext:value-type="currency">
                  <text:p>0,00 €</text:p>
                </table:table-cell>
                <table:table-cell table:number-columns-repeated="1006"/>
              </table:table-row>
              <table:table-row table:style-name="ro6">
                <table:table-cell table:style-name="ce163" office:value-type="string" calcext:value-type="string">
                  <text:p>ECF90</text:p>
                </table:table-cell>
                <table:table-cell table:style-name="ce176" office:value-type="string" calcext:value-type="string">
                  <text:p>Fourniture d’un interrupteur va-et-vient temporisé – Type : Plexo « LEGRAND »</text:p>
                </table:table-cell>
                <table:table-cell table:style-name="ce224" office:value-type="string" calcext:value-type="string">
                  <text:p>Unité</text:p>
                </table:table-cell>
                <table:table-cell table:style-name="ce373" office:value-type="currency" office:currency="EUR" office:value="53.64" calcext:value-type="currency">
                  <text:p>53,64 €</text:p>
                </table:table-cell>
                <table:table-cell/>
                <table:table-cell table:style-name="ce278" office:value-type="float" office:value="1" calcext:value-type="float">
                  <text:p>1</text:p>
                </table:table-cell>
                <table:table-cell table:style-name="ce119" table:formula="of:=ROUNDUP(7/4)" office:value-type="float" office:value="2" calcext:value-type="float">
                  <text:p>2</text:p>
                </table:table-cell>
                <table:table-cell/>
                <table:table-cell table:style-name="ce130" table:formula="of:=[.D269]*[.F269]" office:value-type="currency" office:currency="EUR" office:value="53.64" calcext:value-type="currency">
                  <text:p>53,64 €</text:p>
                </table:table-cell>
                <table:table-cell table:style-name="ce144" table:formula="of:=[.D269]*[.G269]" office:value-type="currency" office:currency="EUR" office:value="107.28" calcext:value-type="currency">
                  <text:p>107,28 €</text:p>
                </table:table-cell>
                <table:table-cell table:number-columns-repeated="1006"/>
              </table:table-row>
            </table:table-row-group>
          </table:table-row-group>
        </table:table-row-group>
        <table:table-row table:style-name="ro50">
          <table:table-cell table:style-name="ce159" office:value-type="string" calcext:value-type="string" table:number-columns-spanned="7" table:number-rows-spanned="1">
            <text:p>DIVERS</text:p>
          </table:table-cell>
          <table:covered-table-cell table:number-columns-repeated="2"/>
          <table:covered-table-cell table:style-name="ce112"/>
          <table:covered-table-cell/>
          <table:covered-table-cell table:style-name="ce276"/>
          <table:covered-table-cell table:style-name="ce117"/>
          <table:table-cell/>
          <table:table-cell table:style-name="ce386" table:formula="of:=SUM([.I271:.I279])" office:value-type="currency" office:currency="EUR" office:value="155647.93" calcext:value-type="currency">
            <text:p>155 647,93 €</text:p>
          </table:table-cell>
          <table:table-cell table:style-name="ce386" table:formula="of:=SUM([.J271:.J279])" office:value-type="currency" office:currency="EUR" office:value="187846.628421053" calcext:value-type="currency">
            <text:p>187 846,63 €</text:p>
          </table:table-cell>
          <table:table-cell table:number-columns-repeated="1006"/>
        </table:table-row>
        <table:table-row-group>
          <table:table-row-group>
            <table:table-row-group>
              <table:table-row table:style-name="ro10">
                <table:table-cell table:style-name="ce168" office:value-type="string" calcext:value-type="string">
                  <text:p>ECD01</text:p>
                </table:table-cell>
                <table:table-cell table:style-name="ce176" office:value-type="string" calcext:value-type="string">
                  <text:p>phase d’initialisation (fiche CCTP n°1)</text:p>
                </table:table-cell>
                <table:table-cell table:style-name="ce225" office:value-type="string" calcext:value-type="string">
                  <text:p>Forfait</text:p>
                </table:table-cell>
                <table:table-cell table:style-name="ce373" office:value-type="currency" office:currency="EUR" office:value="140392.52" calcext:value-type="currency">
                  <text:p>140 392,52 €</text:p>
                </table:table-cell>
                <table:table-cell/>
                <table:table-cell table:style-name="ce278" office:value-type="float" office:value="0.25" calcext:value-type="float">
                  <text:p>0,25</text:p>
                </table:table-cell>
                <table:table-cell table:style-name="ce119" table:formula="of:=1/4" office:value-type="float" office:value="0.25" calcext:value-type="float">
                  <text:p>0,25</text:p>
                </table:table-cell>
                <table:table-cell/>
                <table:table-cell table:style-name="ce130" table:formula="of:=[.D271]*[.F271]" office:value-type="currency" office:currency="EUR" office:value="35098.13" calcext:value-type="currency">
                  <text:p>35 098,13 €</text:p>
                </table:table-cell>
                <table:table-cell table:style-name="ce144" table:formula="of:=[.D271]*[.G271]" office:value-type="currency" office:currency="EUR" office:value="35098.13" calcext:value-type="currency">
                  <text:p>35 098,13 €</text:p>
                </table:table-cell>
                <table:table-cell table:number-columns-repeated="1006"/>
              </table:table-row>
              <table:table-row table:style-name="ro10">
                <table:table-cell table:style-name="ce168" office:value-type="string" calcext:value-type="string">
                  <text:p>ECD02</text:p>
                </table:table-cell>
                <table:table-cell table:style-name="ce176" office:value-type="string" calcext:value-type="string">
                  <text:p>Forfait annuel de pilotage de marché (fiche CCTP n°2)</text:p>
                </table:table-cell>
                <table:table-cell table:style-name="ce225" office:value-type="string" calcext:value-type="string">
                  <text:p>Forfait</text:p>
                </table:table-cell>
                <table:table-cell table:style-name="ce373" office:value-type="currency" office:currency="EUR" office:value="107618.5" calcext:value-type="currency">
                  <text:p>107 618,50 €</text:p>
                </table:table-cell>
                <table:table-cell/>
                <table:table-cell table:style-name="ce278" office:value-type="float" office:value="1" calcext:value-type="float">
                  <text:p>1</text:p>
                </table:table-cell>
                <table:table-cell table:style-name="ce119" office:value-type="float" office:value="1" calcext:value-type="float">
                  <office:annotation draw:style-name="gr23" draw:text-style-name="P2" svg:width="2.899cm" svg:height="3.239cm" svg:x="37.784cm" svg:y="369.434cm" draw:caption-point-x="-0.609cm" draw:caption-point-y="1.511cm">
                    <dc:creator>ELP</dc:creator>
                    <dc:date>2021-09-20T00:00:00</dc:date>
                    <text:p text:style-name="P1"><text:span text:style-name="T1">Inexistant sur marché précédent, mais sera forcément passé une fois par an</text:span></text:p>
                  </office:annotation>
                  <text:p>1</text:p>
                </table:table-cell>
                <table:table-cell/>
                <table:table-cell table:style-name="ce130" table:formula="of:=[.D272]*[.F272]" office:value-type="currency" office:currency="EUR" office:value="107618.5" calcext:value-type="currency">
                  <text:p>107 618,50 €</text:p>
                </table:table-cell>
                <table:table-cell table:style-name="ce144" table:formula="of:=[.D272]*[.G272]" office:value-type="currency" office:currency="EUR" office:value="107618.5" calcext:value-type="currency">
                  <text:p>107 618,50 €</text:p>
                </table:table-cell>
                <table:table-cell table:number-columns-repeated="1006"/>
              </table:table-row>
              <table:table-row table:style-name="ro10">
                <table:table-cell table:style-name="ce168" office:value-type="string" calcext:value-type="string">
                  <text:p>ECD03</text:p>
                </table:table-cell>
                <table:table-cell table:style-name="ce176" office:value-type="string" calcext:value-type="string">
                  <text:p>Etude mineure (Fiche CCTP n°7)</text:p>
                </table:table-cell>
                <table:table-cell table:style-name="ce225" office:value-type="string" calcext:value-type="string">
                  <text:p>Forfait</text:p>
                </table:table-cell>
                <table:table-cell table:style-name="ce373" office:value-type="currency" office:currency="EUR" office:value="1913.6" calcext:value-type="currency">
                  <text:p>1 913,60 €</text:p>
                </table:table-cell>
                <table:table-cell/>
                <table:table-cell table:style-name="ce278" office:value-type="float" office:value="1" calcext:value-type="float">
                  <text:p>1</text:p>
                </table:table-cell>
                <table:table-cell table:style-name="ce119" office:value-type="float" office:value="1" calcext:value-type="float">
                  <office:annotation draw:style-name="gr12" draw:text-style-name="P2" svg:width="2.899cm" svg:height="1.937cm" svg:x="37.784cm" svg:y="370.864cm" draw:caption-point-x="-0.609cm" draw:caption-point-y="1.51cm">
                    <dc:creator>ELP</dc:creator>
                    <dc:date>2021-09-17T00:00:00</dc:date>
                    <text:p text:style-name="P1"><text:span text:style-name="T1">Qté différente du précédent marché (0,5 pour 4 ans…)</text:span></text:p>
                  </office:annotation>
                  <text:p>1</text:p>
                </table:table-cell>
                <table:table-cell/>
                <table:table-cell table:style-name="ce130" table:formula="of:=[.D273]*[.F273]" office:value-type="currency" office:currency="EUR" office:value="1913.6" calcext:value-type="currency">
                  <text:p>1 913,60 €</text:p>
                </table:table-cell>
                <table:table-cell table:style-name="ce144" table:formula="of:=[.D273]*[.G273]" office:value-type="currency" office:currency="EUR" office:value="1913.6" calcext:value-type="currency">
                  <text:p>1 913,60 €</text:p>
                </table:table-cell>
                <table:table-cell table:number-columns-repeated="1006"/>
              </table:table-row>
              <table:table-row table:style-name="ro10">
                <table:table-cell table:style-name="ce168" office:value-type="string" calcext:value-type="string">
                  <text:p>ECD04</text:p>
                </table:table-cell>
                <table:table-cell table:style-name="ce176" office:value-type="string" calcext:value-type="string">
                  <text:p>Etude majeure (Fiche CCTP n°7)</text:p>
                </table:table-cell>
                <table:table-cell table:style-name="ce225" office:value-type="string" calcext:value-type="string">
                  <text:p>Forfait</text:p>
                </table:table-cell>
                <table:table-cell table:style-name="ce373" office:value-type="currency" office:currency="EUR" office:value="4784" calcext:value-type="currency">
                  <text:p>4 784,00 €</text:p>
                </table:table-cell>
                <table:table-cell/>
                <table:table-cell table:style-name="ce278" office:value-type="float" office:value="1" calcext:value-type="float">
                  <text:p>1</text:p>
                </table:table-cell>
                <table:table-cell table:style-name="ce119" office:value-type="float" office:value="1" calcext:value-type="float">
                  <office:annotation draw:style-name="gr12" draw:text-style-name="P2" svg:width="2.899cm" svg:height="1.937cm" svg:x="37.784cm" svg:y="372.293cm" draw:caption-point-x="-0.609cm" draw:caption-point-y="1.51cm">
                    <dc:creator>ELP</dc:creator>
                    <dc:date>2021-09-17T00:00:00</dc:date>
                    <text:p text:style-name="P1"><text:span text:style-name="T1">Qté différente du précédent marché (2,80…)</text:span></text:p>
                  </office:annotation>
                  <text:p>1</text:p>
                </table:table-cell>
                <table:table-cell/>
                <table:table-cell table:style-name="ce130" table:formula="of:=[.D274]*[.F274]" office:value-type="currency" office:currency="EUR" office:value="4784" calcext:value-type="currency">
                  <text:p>4 784,00 €</text:p>
                </table:table-cell>
                <table:table-cell table:style-name="ce144" table:formula="of:=[.D274]*[.G274]" office:value-type="currency" office:currency="EUR" office:value="4784" calcext:value-type="currency">
                  <text:p>4 784,00 €</text:p>
                </table:table-cell>
                <table:table-cell table:number-columns-repeated="1006"/>
              </table:table-row>
              <table:table-row table:style-name="ro10">
                <table:table-cell table:style-name="ce168" office:value-type="string" calcext:value-type="string">
                  <text:p>ECD05</text:p>
                </table:table-cell>
                <table:table-cell table:style-name="ce176" office:value-type="string" calcext:value-type="string">
                  <text:p>phase de restitution (fiche CCTP n°9)</text:p>
                </table:table-cell>
                <table:table-cell table:style-name="ce225" office:value-type="string" calcext:value-type="string">
                  <text:p>Forfait</text:p>
                </table:table-cell>
                <table:table-cell table:style-name="ce373" office:value-type="currency" office:currency="EUR" office:value="19238.4" calcext:value-type="currency">
                  <text:p>19 238,40 €</text:p>
                </table:table-cell>
                <table:table-cell/>
                <table:table-cell table:style-name="ce278" office:value-type="float" office:value="0.25" calcext:value-type="float">
                  <text:p>0,25</text:p>
                </table:table-cell>
                <table:table-cell table:style-name="ce119" table:formula="of:=1/4" office:value-type="float" office:value="0.25" calcext:value-type="float">
                  <text:p>0,25</text:p>
                </table:table-cell>
                <table:table-cell/>
                <table:table-cell table:style-name="ce130" table:formula="of:=[.D275]*[.F275]" office:value-type="currency" office:currency="EUR" office:value="4809.6" calcext:value-type="currency">
                  <text:p>4 809,60 €</text:p>
                </table:table-cell>
                <table:table-cell table:style-name="ce144" table:formula="of:=[.D275]*[.G275]" office:value-type="currency" office:currency="EUR" office:value="4809.6" calcext:value-type="currency">
                  <text:p>4 809,60 €</text:p>
                </table:table-cell>
                <table:table-cell table:number-columns-repeated="1006"/>
              </table:table-row>
              <table:table-row table:style-name="ro10">
                <table:table-cell table:style-name="ce168" office:value-type="string" calcext:value-type="string">
                  <text:p>ECD06</text:p>
                </table:table-cell>
                <table:table-cell table:style-name="ce176" office:value-type="string" calcext:value-type="string">
                  <text:p>Nacelle avec chauffeur pour une demi-journée (4h)</text:p>
                </table:table-cell>
                <table:table-cell table:style-name="ce225" office:value-type="string" calcext:value-type="string">
                  <text:p>Forfait</text:p>
                </table:table-cell>
                <table:table-cell table:style-name="ce373" office:value-type="currency" office:currency="EUR" office:value="414.6" calcext:value-type="currency">
                  <text:p>414,60 €</text:p>
                </table:table-cell>
                <table:table-cell/>
                <table:table-cell table:style-name="ce278" office:value-type="float" office:value="1" calcext:value-type="float">
                  <text:p>1</text:p>
                </table:table-cell>
                <table:table-cell table:style-name="ce119" office:value-type="float" office:value="0" calcext:value-type="float">
                  <text:p>0</text:p>
                </table:table-cell>
                <table:table-cell/>
                <table:table-cell table:style-name="ce130" table:formula="of:=[.D276]*[.F276]" office:value-type="currency" office:currency="EUR" office:value="414.6" calcext:value-type="currency">
                  <text:p>414,60 €</text:p>
                </table:table-cell>
                <table:table-cell table:style-name="ce144" table:formula="of:=[.D276]*[.G276]" office:value-type="currency" office:currency="EUR" office:value="0" calcext:value-type="currency">
                  <text:p>0,00 €</text:p>
                </table:table-cell>
                <table:table-cell table:number-columns-repeated="1006"/>
              </table:table-row>
              <table:table-row table:style-name="ro6">
                <table:table-cell table:style-name="ce168" office:value-type="string" calcext:value-type="string">
                  <text:p>ECD07</text:p>
                </table:table-cell>
                <table:table-cell table:style-name="ce176" office:value-type="string" calcext:value-type="string">
                  <text:p><text:span text:style-name="T31">Nacelle avec chauffeur </text:span>pour une nuit de fermeture (5h effectives)</text:p>
                </table:table-cell>
                <table:table-cell table:style-name="ce225" office:value-type="string" calcext:value-type="string">
                  <text:p>Forfait</text:p>
                </table:table-cell>
                <table:table-cell table:style-name="ce373" office:value-type="currency" office:currency="EUR" office:value="1009.5" calcext:value-type="currency">
                  <text:p>1 009,50 €</text:p>
                </table:table-cell>
                <table:table-cell/>
                <table:table-cell table:style-name="ce278" office:value-type="float" office:value="1" calcext:value-type="float">
                  <text:p>1</text:p>
                </table:table-cell>
                <table:table-cell table:style-name="ce119" office:value-type="float" office:value="0" calcext:value-type="float">
                  <text:p>0</text:p>
                </table:table-cell>
                <table:table-cell/>
                <table:table-cell table:style-name="ce130" table:formula="of:=[.D277]*[.F277]" office:value-type="currency" office:currency="EUR" office:value="1009.5" calcext:value-type="currency">
                  <text:p>1 009,50 €</text:p>
                </table:table-cell>
                <table:table-cell table:style-name="ce144" table:formula="of:=[.D277]*[.G277]" office:value-type="currency" office:currency="EUR" office:value="0" calcext:value-type="currency">
                  <text:p>0,00 €</text:p>
                </table:table-cell>
                <table:table-cell table:number-columns-repeated="1006"/>
              </table:table-row>
              <table:table-row table:style-name="ro12">
                <table:table-cell table:style-name="ce168" office:value-type="string" calcext:value-type="string">
                  <text:p>ECD08</text:p>
                </table:table-cell>
                <table:table-cell table:style-name="ce176" office:value-type="string" calcext:value-type="string">
                  <text:p>Plus value aux prix de maintenance préventive et curative qui ne sont pas indiqués comme étant de nuit, pour effectuer les prestations de nuit</text:p>
                </table:table-cell>
                <table:table-cell table:style-name="ce225" office:value-type="string" calcext:value-type="string">
                  <text:p>%</text:p>
                </table:table-cell>
                <table:table-cell table:style-name="ce375" office:value-type="percentage" office:value="1" calcext:value-type="percentage">
                  <text:p>100,00 %</text:p>
                </table:table-cell>
                <table:table-cell/>
                <table:table-cell table:style-name="ce278" office:value-type="float" office:value="0" calcext:value-type="float">
                  <text:p>0</text:p>
                </table:table-cell>
                <table:table-cell table:style-name="ce122" table:formula="of:=[.D278]*([.J155]+[.J156]+[.J157]+[.J158]+[.J163]+12/57*[.J185])" office:value-type="currency" office:currency="EUR" office:value="33622.7984210526" calcext:value-type="currency">
                  <text:p><text:s/>33 622,80 € </text:p>
                </table:table-cell>
                <table:table-cell/>
                <table:table-cell table:style-name="ce130" office:value-type="currency" office:currency="EUR" office:value="0" calcext:value-type="currency">
                  <text:p>0,00 €</text:p>
                </table:table-cell>
                <table:table-cell table:style-name="ce144" table:formula="of:=[.G278]*[.D278]" office:value-type="currency" office:currency="EUR" office:value="33622.7984210526" calcext:value-type="currency">
                  <text:p>33 622,80 €</text:p>
                </table:table-cell>
                <table:table-cell table:number-columns-repeated="1006"/>
              </table:table-row>
              <table:table-row table:style-name="ro6">
                <table:table-cell table:style-name="ce168" office:value-type="string" calcext:value-type="string">
                  <text:p>ECD09</text:p>
                </table:table-cell>
                <table:table-cell table:style-name="ce176" office:value-type="string" calcext:value-type="string">
                  <text:p>Plus value pour mise en place d’un échafaudage</text:p>
                </table:table-cell>
                <table:table-cell table:style-name="ce225" office:value-type="string" calcext:value-type="string">
                  <text:p>%</text:p>
                </table:table-cell>
                <table:table-cell table:style-name="ce375" office:value-type="percentage" office:value="1" calcext:value-type="percentage">
                  <text:p>100,00 %</text:p>
                </table:table-cell>
                <table:table-cell/>
                <table:table-cell table:style-name="ce278" office:value-type="float" office:value="0" calcext:value-type="float">
                  <text:p>0</text:p>
                </table:table-cell>
                <table:table-cell table:style-name="ce119" office:value-type="float" office:value="0" calcext:value-type="float">
                  <text:p>0</text:p>
                </table:table-cell>
                <table:table-cell/>
                <table:table-cell table:style-name="ce130" office:value-type="currency" office:currency="EUR" office:value="0" calcext:value-type="currency">
                  <text:p>0,00 €</text:p>
                </table:table-cell>
                <table:table-cell table:style-name="ce144" table:formula="of:=[.D279]*[.G279]" office:value-type="currency" office:currency="EUR" office:value="0" calcext:value-type="currency">
                  <text:p>0,00 €</text:p>
                </table:table-cell>
                <table:table-cell table:number-columns-repeated="1006"/>
              </table:table-row>
            </table:table-row-group>
          </table:table-row-group>
        </table:table-row-group>
        <table:table-row table:style-name="ro52">
          <table:table-cell table:number-columns-repeated="5"/>
          <table:table-cell table:style-name="Default"/>
          <table:table-cell table:style-name="ce361"/>
          <table:table-cell/>
          <table:table-cell table:style-name="ce395"/>
          <table:table-cell table:style-name="ce148"/>
          <table:table-cell table:number-columns-repeated="1006"/>
        </table:table-row>
        <table:table-row table:style-name="ro10">
          <table:table-cell table:number-columns-repeated="5"/>
          <table:table-cell table:style-name="ce279" office:value-type="string" calcext:value-type="string" table:number-columns-spanned="2" table:number-rows-spanned="1">
            <text:p>Total HT</text:p>
          </table:table-cell>
          <table:covered-table-cell table:style-name="ce123"/>
          <table:table-cell/>
          <table:table-cell table:style-name="ce137" table:formula="of:=SUM([.I270];[.I186];[.I148];[.I3])" office:value-type="currency" office:currency="EUR" office:value="4282961.554" calcext:value-type="currency">
            <text:p>4 282 961,55 €</text:p>
          </table:table-cell>
          <table:table-cell table:style-name="ce149" table:formula="of:=SUM([.J270];[.J186];[.J148];[.J3])" office:value-type="currency" office:currency="EUR" office:value="1771953.31842105" calcext:value-type="currency">
            <text:p>1 771 953,32 €</text:p>
          </table:table-cell>
          <table:table-cell table:number-columns-repeated="1006"/>
        </table:table-row>
        <table:table-row table:style-name="ro10">
          <table:table-cell table:number-columns-repeated="5"/>
          <table:table-cell table:style-name="ce279" office:value-type="string" calcext:value-type="string" table:number-columns-spanned="2" table:number-rows-spanned="1">
            <text:p>Montant TVA (20%)</text:p>
          </table:table-cell>
          <table:covered-table-cell table:style-name="ce123"/>
          <table:table-cell/>
          <table:table-cell table:style-name="ce137" table:formula="of:=[.I281]*0.2" office:value-type="currency" office:currency="EUR" office:value="856592.3108" calcext:value-type="currency">
            <text:p>856 592,31 €</text:p>
          </table:table-cell>
          <table:table-cell table:style-name="ce149" table:formula="of:=[.J281]*0.2" office:value-type="currency" office:currency="EUR" office:value="354390.66368421" calcext:value-type="currency">
            <text:p>354 390,66 €</text:p>
          </table:table-cell>
          <table:table-cell table:number-columns-repeated="1006"/>
        </table:table-row>
        <table:table-row table:style-name="ro10">
          <table:table-cell table:number-columns-repeated="5"/>
          <table:table-cell table:style-name="ce279" office:value-type="string" calcext:value-type="string" table:number-columns-spanned="2" table:number-rows-spanned="1">
            <text:p>Total TTC</text:p>
          </table:table-cell>
          <table:covered-table-cell table:style-name="ce123"/>
          <table:table-cell/>
          <table:table-cell table:style-name="ce137" table:formula="of:=[.I281]+[.I282]" office:value-type="currency" office:currency="EUR" office:value="5139553.8648" calcext:value-type="currency">
            <text:p>5 139 553,86 €</text:p>
          </table:table-cell>
          <table:table-cell table:style-name="ce149" table:formula="of:=[.J281]+[.J282]" office:value-type="currency" office:currency="EUR" office:value="2126343.98210526" calcext:value-type="currency">
            <text:p>2 126 343,98 €</text:p>
          </table:table-cell>
          <table:table-cell table:number-columns-repeated="1006"/>
        </table:table-row>
        <table:table-row table:style-name="ro10" table:number-rows-repeated="1048246">
          <table:table-cell table:number-columns-repeated="1016"/>
        </table:table-row>
        <table:table-row table:style-name="ro18" table:number-rows-repeated="46">
          <table:table-cell table:number-columns-repeated="1016"/>
        </table:table-row>
        <table:table-row table:style-name="ro18">
          <table:table-cell table:number-columns-repeated="1016"/>
        </table:table-row>
      </table:table>
      <table:table table:name="AEV_BPU" table:style-name="ta4">
        <table:table-column table:style-name="co1" table:default-cell-style-name="ce169"/>
        <table:table-column table:style-name="co2" table:default-cell-style-name="ce445"/>
        <table:table-column table:style-name="co3" table:default-cell-style-name="ce190"/>
        <table:table-column table:style-name="co1" table:default-cell-style-name="ce226"/>
        <table:table-column table:style-name="co4" table:number-columns-repeated="2" table:default-cell-style-name="ce250"/>
        <table:table-column table:style-name="co5" table:number-columns-repeated="2" table:default-cell-style-name="ce250"/>
        <table:table-column table:style-name="co11" table:number-columns-repeated="1016" table:default-cell-style-name="ce250"/>
        <table:table-row table:style-name="ro1">
          <table:table-cell table:style-name="ce441" office:value-type="string" calcext:value-type="string">
            <text:p>Code prix</text:p>
          </table:table-cell>
          <table:table-cell table:style-name="ce441" office:value-type="string" calcext:value-type="string">
            <text:p>description prix</text:p>
          </table:table-cell>
          <table:table-cell table:style-name="ce446" office:value-type="string" calcext:value-type="string">
            <text:p>unité</text:p>
          </table:table-cell>
          <table:table-cell table:style-name="ce446" office:value-type="string" calcext:value-type="string">
            <text:p>Prix HT</text:p>
          </table:table-cell>
          <table:table-cell table:style-name="ce449" table:number-columns-repeated="60"/>
          <table:table-cell table:number-columns-repeated="960"/>
        </table:table-row>
        <table:table-row table:style-name="ro38">
          <table:table-cell table:style-name="ce442" office:value-type="string" calcext:value-type="string" table:number-columns-spanned="4" table:number-rows-spanned="1">
            <text:p>MAINTENANCE PREVENTIVE</text:p>
            <text:p><text:span text:style-name="T14">(I = Sens intérieur, E = Sens extérieur, W = Sens province / Paris, Y = Sens Paris / province)</text:span></text:p>
          </table:table-cell>
          <table:covered-table-cell table:number-columns-repeated="3"/>
          <table:table-cell table:number-columns-repeated="1020"/>
        </table:table-row>
        <table:table-row-group>
          <table:table-row table:style-name="ro3">
            <table:table-cell table:style-name="ce160" office:value-type="string" calcext:value-type="string" table:number-columns-spanned="4" table:number-rows-spanned="1">
              <text:p>Prix forfaitaires</text:p>
            </table:table-cell>
            <table:covered-table-cell table:number-columns-repeated="3"/>
            <table:table-cell table:number-columns-repeated="1020"/>
          </table:table-row>
          <table:table-row-group>
            <table:table-row table:style-name="ro20">
              <table:table-cell table:style-name="ce161" office:value-type="string" calcext:value-type="string" table:number-columns-spanned="4" table:number-rows-spanned="1">
                <text:p>Ces prix forfaitaires rémunèrent l’intervention comme indiqué dans la description des prestations, le déplacement jusqu’au lieu d’intervention ainsi que les moyens nécessaires à la mise en oeuvre.</text:p>
                <text:p/>
              </table:table-cell>
              <table:covered-table-cell table:number-columns-repeated="3"/>
              <table:table-cell table:number-columns-repeated="1020"/>
            </table:table-row>
            <table:table-row table:style-name="ro20">
              <table:table-cell table:style-name="ce162" office:value-type="string" calcext:value-type="string">
                <text:p>Essais fonctionnels</text:p>
              </table:table-cell>
              <table:table-cell table:style-name="ce171" office:value-type="string" calcext:value-type="string" table:number-columns-spanned="3" table:number-rows-spanned="1">
                <text:p/>
                <text:p>Voir fiche prestations AEV - annexe 6</text:p>
                <text:p/>
              </table:table-cell>
              <table:covered-table-cell table:number-columns-repeated="2"/>
              <table:table-cell table:number-columns-repeated="1020"/>
            </table:table-row>
            <table:table-row-group>
              <table:table-row table:style-name="ro8">
                <table:table-cell table:style-name="ce443" office:value-type="string" calcext:value-type="string" table:number-columns-spanned="4" table:number-rows-spanned="1">
                  <text:p>Secteur EST</text:p>
                </table:table-cell>
                <table:covered-table-cell table:number-columns-repeated="3"/>
                <table:table-cell table:number-columns-repeated="1020"/>
              </table:table-row>
              <table:table-row-group>
                <table:table-row table:style-name="ro39">
                  <table:table-cell table:style-name="ce163" office:value-type="string" calcext:value-type="string">
                    <text:p>AEPE10</text:p>
                  </table:table-cell>
                  <table:table-cell table:style-name="ce176" office:value-type="string" calcext:value-type="string">
                    <text:p>Essais fonctionnels Pour un sens du tunnel de Thiais</text:p>
                  </table:table-cell>
                  <table:table-cell table:style-name="ce225" office:value-type="string" calcext:value-type="string">
                    <text:p>Forfait</text:p>
                  </table:table-cell>
                  <table:table-cell table:style-name="ce447" office:value-type="currency" office:currency="EUR" office:value="918.86" calcext:value-type="currency">
                    <text:p><text:s/>918,86 € </text:p>
                  </table:table-cell>
                  <table:table-cell table:number-columns-repeated="1020"/>
                </table:table-row>
                <table:table-row table:style-name="ro39">
                  <table:table-cell table:style-name="ce163" office:value-type="string" calcext:value-type="string">
                    <text:p>AEPE12</text:p>
                  </table:table-cell>
                  <table:table-cell table:style-name="ce176" office:value-type="string" calcext:value-type="string">
                    <text:p>Essais fonctionnels Pour un sens du tunnel de Champigny</text:p>
                  </table:table-cell>
                  <table:table-cell table:style-name="ce225" office:value-type="string" calcext:value-type="string">
                    <text:p>Forfait</text:p>
                  </table:table-cell>
                  <table:table-cell table:style-name="ce447" office:value-type="currency" office:currency="EUR" office:value="732.22" calcext:value-type="currency">
                    <text:p><text:s/>732,22 € </text:p>
                  </table:table-cell>
                  <table:table-cell table:number-columns-repeated="1020"/>
                </table:table-row>
                <table:table-row table:style-name="ro39">
                  <table:table-cell table:style-name="ce163" office:value-type="string" calcext:value-type="string">
                    <text:p>AEPE14</text:p>
                  </table:table-cell>
                  <table:table-cell table:style-name="ce176" office:value-type="string" calcext:value-type="string">
                    <text:p>Essais fonctionnels Pour un sens du tunnel de Nogent</text:p>
                  </table:table-cell>
                  <table:table-cell table:style-name="ce225" office:value-type="string" calcext:value-type="string">
                    <text:p>Forfait</text:p>
                  </table:table-cell>
                  <table:table-cell table:style-name="ce447" office:value-type="currency" office:currency="EUR" office:value="922.11" calcext:value-type="currency">
                    <text:p><text:s/>922,11 € </text:p>
                  </table:table-cell>
                  <table:table-cell table:number-columns-repeated="1020"/>
                </table:table-row>
                <table:table-row table:style-name="ro39">
                  <table:table-cell table:style-name="ce163" office:value-type="string" calcext:value-type="string">
                    <text:p>AEPE16</text:p>
                  </table:table-cell>
                  <table:table-cell table:style-name="ce176" office:value-type="string" calcext:value-type="string">
                    <text:p>Essais fonctionnels Pour un sens du tunnel de Boissy</text:p>
                  </table:table-cell>
                  <table:table-cell table:style-name="ce225" office:value-type="string" calcext:value-type="string">
                    <text:p>Forfait</text:p>
                  </table:table-cell>
                  <table:table-cell table:style-name="ce447" office:value-type="currency" office:currency="EUR" office:value="528.07" calcext:value-type="currency">
                    <text:p><text:s/>528,07 € </text:p>
                  </table:table-cell>
                  <table:table-cell table:number-columns-repeated="1020"/>
                </table:table-row>
              </table:table-row-group>
              <table:table-row table:style-name="ro8">
                <table:table-cell table:style-name="ce443" office:value-type="string" calcext:value-type="string" table:number-columns-spanned="4" table:number-rows-spanned="1">
                  <text:p>Secteur NORD</text:p>
                </table:table-cell>
                <table:covered-table-cell table:number-columns-repeated="3"/>
                <table:table-cell table:number-columns-repeated="1020"/>
              </table:table-row>
              <table:table-row-group>
                <table:table-row table:style-name="ro39">
                  <table:table-cell table:style-name="ce163" office:value-type="string" calcext:value-type="string">
                    <text:p>AEPN10</text:p>
                  </table:table-cell>
                  <table:table-cell table:style-name="ce176" office:value-type="string" calcext:value-type="string">
                    <text:p>Essais fonctionnels Pour un sens du tunnel de Bobigny</text:p>
                  </table:table-cell>
                  <table:table-cell table:style-name="ce225" office:value-type="string" calcext:value-type="string">
                    <text:p>Forfait</text:p>
                  </table:table-cell>
                  <table:table-cell table:style-name="ce447" office:value-type="currency" office:currency="EUR" office:value="1154.78" calcext:value-type="currency">
                    <text:p><text:s/>1 154,78 € </text:p>
                  </table:table-cell>
                  <table:table-cell table:number-columns-repeated="1020"/>
                </table:table-row>
                <table:table-row table:style-name="ro39">
                  <table:table-cell table:style-name="ce163" office:value-type="string" calcext:value-type="string">
                    <text:p>AEPN11</text:p>
                  </table:table-cell>
                  <table:table-cell table:style-name="ce176" office:value-type="string" calcext:value-type="string">
                    <text:p>Essais fonctionnels Pour un sens du tunnel de Lumen Norton</text:p>
                  </table:table-cell>
                  <table:table-cell table:style-name="ce225" office:value-type="string" calcext:value-type="string">
                    <text:p>Forfait</text:p>
                  </table:table-cell>
                  <table:table-cell table:style-name="ce447" office:value-type="currency" office:currency="EUR" office:value="363.45" calcext:value-type="currency">
                    <text:p><text:s/>363,45 € </text:p>
                  </table:table-cell>
                  <table:table-cell table:number-columns-repeated="1020"/>
                </table:table-row>
                <table:table-row table:style-name="ro39">
                  <table:table-cell table:style-name="ce163" office:value-type="string" calcext:value-type="string">
                    <text:p>AEPN12</text:p>
                  </table:table-cell>
                  <table:table-cell table:style-name="ce176" office:value-type="string" calcext:value-type="string">
                    <text:p>Essais fonctionnels Pour un sens du tunnel de La Courneuve</text:p>
                  </table:table-cell>
                  <table:table-cell table:style-name="ce225" office:value-type="string" calcext:value-type="string">
                    <text:p>Forfait</text:p>
                  </table:table-cell>
                  <table:table-cell table:style-name="ce447" office:value-type="currency" office:currency="EUR" office:value="363.45" calcext:value-type="currency">
                    <text:p><text:s/>363,45 € </text:p>
                  </table:table-cell>
                  <table:table-cell table:number-columns-repeated="1020"/>
                </table:table-row>
                <table:table-row table:style-name="ro39">
                  <table:table-cell table:style-name="ce163" office:value-type="string" calcext:value-type="string">
                    <text:p>AEPN13</text:p>
                  </table:table-cell>
                  <table:table-cell table:style-name="ce176" office:value-type="string" calcext:value-type="string">
                    <text:p>Essais fonctionnels Pour un sens du tunnel de Landy</text:p>
                  </table:table-cell>
                  <table:table-cell table:style-name="ce225" office:value-type="string" calcext:value-type="string">
                    <text:p>Forfait</text:p>
                  </table:table-cell>
                  <table:table-cell table:style-name="ce447" office:value-type="currency" office:currency="EUR" office:value="936.37" calcext:value-type="currency">
                    <text:p><text:s/>936,37 € </text:p>
                  </table:table-cell>
                  <table:table-cell table:number-columns-repeated="1020"/>
                </table:table-row>
                <table:table-row table:style-name="ro39">
                  <table:table-cell table:style-name="ce163" office:value-type="string" calcext:value-type="string">
                    <text:p>AEPN14</text:p>
                  </table:table-cell>
                  <table:table-cell table:style-name="ce176" office:value-type="string" calcext:value-type="string">
                    <text:p>Essais fonctionnels Pour un sens du tunnel de Taverny</text:p>
                  </table:table-cell>
                  <table:table-cell table:style-name="ce225" office:value-type="string" calcext:value-type="string">
                    <text:p>Forfait</text:p>
                  </table:table-cell>
                  <table:table-cell table:style-name="ce447" office:value-type="currency" office:currency="EUR" office:value="391.97" calcext:value-type="currency">
                    <text:p><text:s/>391,97 € </text:p>
                  </table:table-cell>
                  <table:table-cell table:number-columns-repeated="1020"/>
                </table:table-row>
              </table:table-row-group>
              <table:table-row table:style-name="ro8">
                <table:table-cell table:style-name="ce443" office:value-type="string" calcext:value-type="string" table:number-columns-spanned="4" table:number-rows-spanned="1">
                  <text:p>Secteur SUD</text:p>
                </table:table-cell>
                <table:covered-table-cell table:number-columns-repeated="3"/>
                <table:table-cell table:number-columns-repeated="1020"/>
              </table:table-row>
              <table:table-row-group>
                <table:table-row table:style-name="ro39">
                  <table:table-cell table:style-name="ce163" office:value-type="string" calcext:value-type="string">
                    <text:p>AEPS10</text:p>
                  </table:table-cell>
                  <table:table-cell table:style-name="ce176" office:value-type="string" calcext:value-type="string">
                    <text:p>Essais fonctionnels Pour un sens du tunnel de Bicêtre</text:p>
                  </table:table-cell>
                  <table:table-cell table:style-name="ce225" office:value-type="string" calcext:value-type="string">
                    <text:p>Forfait</text:p>
                  </table:table-cell>
                  <table:table-cell table:style-name="ce447" office:value-type="currency" office:currency="EUR" office:value="653.16" calcext:value-type="currency">
                    <text:p><text:s/>653,16 € </text:p>
                  </table:table-cell>
                  <table:table-cell table:number-columns-repeated="1020"/>
                </table:table-row>
                <table:table-row table:style-name="ro39">
                  <table:table-cell table:style-name="ce163" office:value-type="string" calcext:value-type="string">
                    <text:p>AEPS11</text:p>
                  </table:table-cell>
                  <table:table-cell table:style-name="ce176" office:value-type="string" calcext:value-type="string">
                    <text:p>Essais fonctionnels Pour un sens tunnel de Antony</text:p>
                  </table:table-cell>
                  <table:table-cell table:style-name="ce225" office:value-type="string" calcext:value-type="string">
                    <text:p>Forfait</text:p>
                  </table:table-cell>
                  <table:table-cell table:style-name="ce447" office:value-type="currency" office:currency="EUR" office:value="567.6" calcext:value-type="currency">
                    <text:p><text:s/>567,60 € </text:p>
                  </table:table-cell>
                  <table:table-cell table:number-columns-repeated="1020"/>
                </table:table-row>
                <table:table-row table:style-name="ro39">
                  <table:table-cell table:style-name="ce163" office:value-type="string" calcext:value-type="string">
                    <text:p>AEPS12</text:p>
                  </table:table-cell>
                  <table:table-cell table:style-name="ce176" office:value-type="string" calcext:value-type="string">
                    <text:p>Essais fonctionnels Pour un sens du tunnel de Orly</text:p>
                  </table:table-cell>
                  <table:table-cell table:style-name="ce225" office:value-type="string" calcext:value-type="string">
                    <text:p>Forfait</text:p>
                  </table:table-cell>
                  <table:table-cell table:style-name="ce447" office:value-type="currency" office:currency="EUR" office:value="352.44" calcext:value-type="currency">
                    <text:p><text:s/>352,44 € </text:p>
                  </table:table-cell>
                  <table:table-cell table:number-columns-repeated="1020"/>
                </table:table-row>
                <table:table-row table:style-name="ro39">
                  <table:table-cell table:style-name="ce163" office:value-type="string" calcext:value-type="string">
                    <text:p>AEPS13</text:p>
                  </table:table-cell>
                  <table:table-cell table:style-name="ce176" office:value-type="string" calcext:value-type="string">
                    <text:p>Essais fonctionnels Pour un sens du tunnel de Fresnes</text:p>
                  </table:table-cell>
                  <table:table-cell table:style-name="ce225" office:value-type="string" calcext:value-type="string">
                    <text:p>Forfait</text:p>
                  </table:table-cell>
                  <table:table-cell table:style-name="ce447" office:value-type="currency" office:currency="EUR" office:value="352.44" calcext:value-type="currency">
                    <text:p><text:s/>352,44 € </text:p>
                  </table:table-cell>
                  <table:table-cell table:number-columns-repeated="1020"/>
                </table:table-row>
                <table:table-row table:style-name="ro39">
                  <table:table-cell table:style-name="ce163" office:value-type="string" calcext:value-type="string">
                    <text:p>AEPS14</text:p>
                  </table:table-cell>
                  <table:table-cell table:style-name="ce176" office:value-type="string" calcext:value-type="string">
                    <text:p>Essais fonctionnels Pour un sens du tunnel de Italie</text:p>
                  </table:table-cell>
                  <table:table-cell table:style-name="ce225" office:value-type="string" calcext:value-type="string">
                    <text:p>Forfait</text:p>
                  </table:table-cell>
                  <table:table-cell table:style-name="ce447" office:value-type="currency" office:currency="EUR" office:value="350.82" calcext:value-type="currency">
                    <text:p><text:s/>350,82 € </text:p>
                  </table:table-cell>
                  <table:table-cell table:number-columns-repeated="1020"/>
                </table:table-row>
              </table:table-row-group>
              <table:table-row table:style-name="ro8">
                <table:table-cell table:style-name="ce443" office:value-type="string" calcext:value-type="string" table:number-columns-spanned="4" table:number-rows-spanned="1">
                  <text:p>Secteur OUEST</text:p>
                </table:table-cell>
                <table:covered-table-cell table:number-columns-repeated="3"/>
                <table:table-cell table:number-columns-repeated="1020"/>
              </table:table-row>
              <table:table-row-group>
                <table:table-row table:style-name="ro39">
                  <table:table-cell table:style-name="ce163" office:value-type="string" calcext:value-type="string">
                    <text:p>AEPB10</text:p>
                  </table:table-cell>
                  <table:table-cell table:style-name="ce176" office:value-type="string" calcext:value-type="string">
                    <text:p>Essais fonctionnels Pour un sens du tunnel de Ambroise Paré</text:p>
                  </table:table-cell>
                  <table:table-cell table:style-name="ce225" office:value-type="string" calcext:value-type="string">
                    <text:p>Forfait</text:p>
                  </table:table-cell>
                  <table:table-cell table:style-name="ce447" office:value-type="currency" office:currency="EUR" office:value="703.7" calcext:value-type="currency">
                    <text:p><text:s/>703,70 € </text:p>
                  </table:table-cell>
                  <table:table-cell table:number-columns-repeated="1020"/>
                </table:table-row>
                <table:table-row table:style-name="ro39">
                  <table:table-cell table:style-name="ce163" office:value-type="string" calcext:value-type="string">
                    <text:p>AEPB11</text:p>
                  </table:table-cell>
                  <table:table-cell table:style-name="ce176" office:value-type="string" calcext:value-type="string">
                    <text:p>Essais fonctionnels Pour un sens du tunnel de Chennevières</text:p>
                  </table:table-cell>
                  <table:table-cell table:style-name="ce225" office:value-type="string" calcext:value-type="string">
                    <text:p>Forfait</text:p>
                  </table:table-cell>
                  <table:table-cell table:style-name="ce447" office:value-type="currency" office:currency="EUR" office:value="323.92" calcext:value-type="currency">
                    <text:p><text:s/>323,92 € </text:p>
                  </table:table-cell>
                  <table:table-cell table:number-columns-repeated="1020"/>
                </table:table-row>
                <table:table-row table:style-name="ro39">
                  <table:table-cell table:style-name="ce163" office:value-type="string" calcext:value-type="string">
                    <text:p>AEPB12</text:p>
                  </table:table-cell>
                  <table:table-cell table:style-name="ce176" office:value-type="string" calcext:value-type="string">
                    <text:p>Essais fonctionnels Pour un sens du tunnel de Fontenay</text:p>
                  </table:table-cell>
                  <table:table-cell table:style-name="ce225" office:value-type="string" calcext:value-type="string">
                    <text:p>Forfait</text:p>
                  </table:table-cell>
                  <table:table-cell table:style-name="ce447" office:value-type="currency" office:currency="EUR" office:value="363.45" calcext:value-type="currency">
                    <text:p><text:s/>363,45 € </text:p>
                  </table:table-cell>
                  <table:table-cell table:number-columns-repeated="1020"/>
                </table:table-row>
                <table:table-row table:style-name="ro39">
                  <table:table-cell table:style-name="ce163" office:value-type="string" calcext:value-type="string">
                    <text:p>AEPB13</text:p>
                  </table:table-cell>
                  <table:table-cell table:style-name="ce176" office:value-type="string" calcext:value-type="string">
                    <text:p>Essais fonctionnels Pour un sens du tunnel de Saint-Cloud</text:p>
                  </table:table-cell>
                  <table:table-cell table:style-name="ce225" office:value-type="string" calcext:value-type="string">
                    <text:p>Forfait</text:p>
                  </table:table-cell>
                  <table:table-cell table:style-name="ce447" office:value-type="currency" office:currency="EUR" office:value="732.22" calcext:value-type="currency">
                    <text:p><text:s/>732,22 € </text:p>
                  </table:table-cell>
                  <table:table-cell table:number-columns-repeated="1020"/>
                </table:table-row>
                <table:table-row table:style-name="ro39">
                  <table:table-cell table:style-name="ce163" office:value-type="string" calcext:value-type="string">
                    <text:p>AEPB14</text:p>
                  </table:table-cell>
                  <table:table-cell table:style-name="ce176" office:value-type="string" calcext:value-type="string">
                    <text:p>Essais fonctionnels Pour un sens du tunnel de Bellerive</text:p>
                  </table:table-cell>
                  <table:table-cell table:style-name="ce225" office:value-type="string" calcext:value-type="string">
                    <text:p>Forfait</text:p>
                  </table:table-cell>
                  <table:table-cell table:style-name="ce447" office:value-type="currency" office:currency="EUR" office:value="717.96" calcext:value-type="currency">
                    <text:p><text:s/>717,96 € </text:p>
                  </table:table-cell>
                  <table:table-cell table:number-columns-repeated="1020"/>
                </table:table-row>
                <table:table-row table:style-name="ro39">
                  <table:table-cell table:style-name="ce163" office:value-type="string" calcext:value-type="string">
                    <text:p>AEPO10</text:p>
                  </table:table-cell>
                  <table:table-cell table:style-name="ce176" office:value-type="string" calcext:value-type="string">
                    <text:p>Essais fonctionnels La Défense – sens W &amp; Bretelle <text:s/>B3, B4 et B5</text:p>
                  </table:table-cell>
                  <table:table-cell table:style-name="ce225" office:value-type="string" calcext:value-type="string">
                    <text:p>Forfait</text:p>
                  </table:table-cell>
                  <table:table-cell table:style-name="ce447" office:value-type="currency" office:currency="EUR" office:value="1917.59" calcext:value-type="currency">
                    <text:p><text:s/>1 917,59 € </text:p>
                  </table:table-cell>
                  <table:table-cell table:number-columns-repeated="1020"/>
                </table:table-row>
                <table:table-row table:style-name="ro39">
                  <table:table-cell table:style-name="ce163" office:value-type="string" calcext:value-type="string">
                    <text:p>AEPO11</text:p>
                  </table:table-cell>
                  <table:table-cell table:style-name="ce176" office:value-type="string" calcext:value-type="string">
                    <text:p>Essais fonctionnels La Défense – sens Y Echangeur Nanterre – sens E <text:s/>&amp; <text:s/>Bretelle B1</text:p>
                  </table:table-cell>
                  <table:table-cell table:style-name="ce225" office:value-type="string" calcext:value-type="string">
                    <text:p>Forfait</text:p>
                  </table:table-cell>
                  <table:table-cell table:style-name="ce447" office:value-type="currency" office:currency="EUR" office:value="2314.88" calcext:value-type="currency">
                    <text:p><text:s/>2 314,88 € </text:p>
                  </table:table-cell>
                  <table:table-cell table:number-columns-repeated="1020"/>
                </table:table-row>
                <table:table-row table:style-name="ro39">
                  <table:table-cell table:style-name="ce163" office:value-type="string" calcext:value-type="string">
                    <text:p>AEPO12</text:p>
                  </table:table-cell>
                  <table:table-cell table:style-name="ce176" office:value-type="string" calcext:value-type="string">
                    <text:p>Essais fonctionnels Nanterre Centre – sens E</text:p>
                  </table:table-cell>
                  <table:table-cell table:style-name="ce225" office:value-type="string" calcext:value-type="string">
                    <text:p>Forfait</text:p>
                  </table:table-cell>
                  <table:table-cell table:style-name="ce447" office:value-type="currency" office:currency="EUR" office:value="649.91" calcext:value-type="currency">
                    <text:p><text:s/>649,91 € </text:p>
                  </table:table-cell>
                  <table:table-cell table:number-columns-repeated="1020"/>
                </table:table-row>
                <table:table-row table:style-name="ro39">
                  <table:table-cell table:style-name="ce163" office:value-type="string" calcext:value-type="string">
                    <text:p>AEPO13</text:p>
                  </table:table-cell>
                  <table:table-cell table:style-name="ce176" office:value-type="string" calcext:value-type="string">
                    <text:p>Essais fonctionnels Nanterre Centre – sens I &amp; Bretelles B7 et B8</text:p>
                  </table:table-cell>
                  <table:table-cell table:style-name="ce225" office:value-type="string" calcext:value-type="string">
                    <text:p>Forfait</text:p>
                  </table:table-cell>
                  <table:table-cell table:style-name="ce447" office:value-type="currency" office:currency="EUR" office:value="1058.21" calcext:value-type="currency">
                    <text:p><text:s/>1 058,21 € </text:p>
                  </table:table-cell>
                  <table:table-cell table:number-columns-repeated="1020"/>
                </table:table-row>
                <table:table-row table:style-name="ro39">
                  <table:table-cell table:style-name="ce163" office:value-type="string" calcext:value-type="string">
                    <text:p>AEPO14</text:p>
                  </table:table-cell>
                  <table:table-cell table:style-name="ce176" office:value-type="string" calcext:value-type="string">
                    <text:p>Essais fonctionnels Pour un sens du tunnel de Sévines</text:p>
                  </table:table-cell>
                  <table:table-cell table:style-name="ce225" office:value-type="string" calcext:value-type="string">
                    <text:p>Forfait</text:p>
                  </table:table-cell>
                  <table:table-cell table:style-name="ce447" office:value-type="currency" office:currency="EUR" office:value="377.71" calcext:value-type="currency">
                    <text:p><text:s/>377,71 € </text:p>
                  </table:table-cell>
                  <table:table-cell table:number-columns-repeated="1020"/>
                </table:table-row>
                <table:table-row table:style-name="ro39">
                  <table:table-cell table:style-name="ce163" office:value-type="string" calcext:value-type="string">
                    <text:p>AEPO16</text:p>
                  </table:table-cell>
                  <table:table-cell table:style-name="ce176" office:value-type="string" calcext:value-type="string">
                    <text:p>Essais fonctionnels Pour un sens du tunnel de Neuilly</text:p>
                  </table:table-cell>
                  <table:table-cell table:style-name="ce225" office:value-type="string" calcext:value-type="string">
                    <text:p>Forfait</text:p>
                  </table:table-cell>
                  <table:table-cell table:style-name="ce447" office:value-type="currency" office:currency="EUR" office:value="431.5" calcext:value-type="currency">
                    <text:p><text:s/>431,50 € </text:p>
                  </table:table-cell>
                  <table:table-cell table:number-columns-repeated="1020"/>
                </table:table-row>
              </table:table-row-group>
            </table:table-row-group>
            <table:table-row table:style-name="ro20">
              <table:table-cell table:style-name="ce162" office:value-type="string" calcext:value-type="string">
                <text:p>Maintenance préventive AEV</text:p>
              </table:table-cell>
              <table:table-cell table:style-name="ce171" office:value-type="string" calcext:value-type="string" table:number-columns-spanned="3" table:number-rows-spanned="1">
                <text:p/>
                <text:p>Voir fiche prestations AEV – Annexe 7</text:p>
                <text:p/>
              </table:table-cell>
              <table:covered-table-cell table:number-columns-repeated="2"/>
              <table:table-cell table:number-columns-repeated="1020"/>
            </table:table-row>
            <table:table-row-group>
              <table:table-row table:style-name="ro8">
                <table:table-cell table:style-name="ce443" office:value-type="string" calcext:value-type="string" table:number-columns-spanned="4" table:number-rows-spanned="1">
                  <text:p>Secteur EST</text:p>
                </table:table-cell>
                <table:covered-table-cell table:number-columns-repeated="3"/>
                <table:table-cell table:number-columns-repeated="1020"/>
              </table:table-row>
              <table:table-row-group>
                <table:table-row table:style-name="ro39">
                  <table:table-cell table:style-name="ce163" office:value-type="string" calcext:value-type="string">
                    <text:p>AEPE20</text:p>
                  </table:table-cell>
                  <table:table-cell table:style-name="ce176" office:value-type="string" calcext:value-type="string">
                    <text:p>Maintenance préventive AEV Pour un sens du tunnel de Thiais</text:p>
                  </table:table-cell>
                  <table:table-cell table:style-name="ce225" office:value-type="string" calcext:value-type="string">
                    <text:p>Forfait</text:p>
                  </table:table-cell>
                  <table:table-cell table:style-name="ce447" office:value-type="currency" office:currency="EUR" office:value="2757.67" calcext:value-type="currency">
                    <text:p><text:s/>2 757,67 € </text:p>
                  </table:table-cell>
                  <table:table-cell table:number-columns-repeated="1020"/>
                </table:table-row>
                <table:table-row table:style-name="ro39">
                  <table:table-cell table:style-name="ce163" office:value-type="string" calcext:value-type="string">
                    <text:p>AEPE22</text:p>
                  </table:table-cell>
                  <table:table-cell table:style-name="ce176" office:value-type="string" calcext:value-type="string">
                    <text:p>Maintenance préventive AEV Pour un sens du tunnel de Champigny</text:p>
                  </table:table-cell>
                  <table:table-cell table:style-name="ce225" office:value-type="string" calcext:value-type="string">
                    <text:p>Forfait</text:p>
                  </table:table-cell>
                  <table:table-cell table:style-name="ce447" office:value-type="currency" office:currency="EUR" office:value="2172.7" calcext:value-type="currency">
                    <text:p><text:s/>2 172,70 € </text:p>
                  </table:table-cell>
                  <table:table-cell table:number-columns-repeated="1020"/>
                </table:table-row>
                <table:table-row table:style-name="ro39">
                  <table:table-cell table:style-name="ce163" office:value-type="string" calcext:value-type="string">
                    <text:p>AEPE24</text:p>
                  </table:table-cell>
                  <table:table-cell table:style-name="ce176" office:value-type="string" calcext:value-type="string">
                    <text:p>Maintenance préventive AEV Pour un sens du tunnel de Nogent</text:p>
                  </table:table-cell>
                  <table:table-cell table:style-name="ce225" office:value-type="string" calcext:value-type="string">
                    <text:p>Forfait</text:p>
                  </table:table-cell>
                  <table:table-cell table:style-name="ce447" office:value-type="currency" office:currency="EUR" office:value="2714.41" calcext:value-type="currency">
                    <text:p><text:s/>2 714,41 € </text:p>
                  </table:table-cell>
                  <table:table-cell table:number-columns-repeated="1020"/>
                </table:table-row>
                <table:table-row table:style-name="ro39">
                  <table:table-cell table:style-name="ce163" office:value-type="string" calcext:value-type="string">
                    <text:p>AEPE26</text:p>
                  </table:table-cell>
                  <table:table-cell table:style-name="ce176" office:value-type="string" calcext:value-type="string">
                    <text:p>Maintenance préventive AEV Pour un sens du tunnel de Boissy</text:p>
                  </table:table-cell>
                  <table:table-cell table:style-name="ce225" office:value-type="string" calcext:value-type="string">
                    <text:p>Forfait</text:p>
                  </table:table-cell>
                  <table:table-cell table:style-name="ce447" office:value-type="currency" office:currency="EUR" office:value="996.94" calcext:value-type="currency">
                    <text:p><text:s/>996,94 € </text:p>
                  </table:table-cell>
                  <table:table-cell table:number-columns-repeated="1020"/>
                </table:table-row>
              </table:table-row-group>
              <table:table-row table:style-name="ro8">
                <table:table-cell table:style-name="ce443" office:value-type="string" calcext:value-type="string" table:number-columns-spanned="4" table:number-rows-spanned="1">
                  <text:p>Secteur NORD</text:p>
                </table:table-cell>
                <table:covered-table-cell table:number-columns-repeated="3"/>
                <table:table-cell table:number-columns-repeated="1020"/>
              </table:table-row>
              <table:table-row-group>
                <table:table-row table:style-name="ro39">
                  <table:table-cell table:style-name="ce163" office:value-type="string" calcext:value-type="string">
                    <text:p>AEPN20</text:p>
                  </table:table-cell>
                  <table:table-cell table:style-name="ce176" office:value-type="string" calcext:value-type="string">
                    <text:p>Maintenance préventive AEV Pour un sens du tunnel de Bobigny</text:p>
                  </table:table-cell>
                  <table:table-cell table:style-name="ce225" office:value-type="string" calcext:value-type="string">
                    <text:p>Forfait</text:p>
                  </table:table-cell>
                  <table:table-cell table:style-name="ce447" office:value-type="currency" office:currency="EUR" office:value="3946.73" calcext:value-type="currency">
                    <text:p><text:s/>3 946,73 € </text:p>
                  </table:table-cell>
                  <table:table-cell table:number-columns-repeated="1020"/>
                </table:table-row>
                <table:table-row table:style-name="ro39">
                  <table:table-cell table:style-name="ce163" office:value-type="string" calcext:value-type="string">
                    <text:p>AEPN21</text:p>
                  </table:table-cell>
                  <table:table-cell table:style-name="ce176" office:value-type="string" calcext:value-type="string">
                    <text:p>Maintenance préventive AEV Pour un sens du tunnel de Lumen Norton</text:p>
                  </table:table-cell>
                  <table:table-cell table:style-name="ce225" office:value-type="string" calcext:value-type="string">
                    <text:p>Forfait</text:p>
                  </table:table-cell>
                  <table:table-cell table:style-name="ce447" office:value-type="currency" office:currency="EUR" office:value="740.78" calcext:value-type="currency">
                    <text:p><text:s/>740,78 € </text:p>
                  </table:table-cell>
                  <table:table-cell table:number-columns-repeated="1020"/>
                </table:table-row>
                <table:table-row table:style-name="ro39">
                  <table:table-cell table:style-name="ce163" office:value-type="string" calcext:value-type="string">
                    <text:p>AEPN22</text:p>
                  </table:table-cell>
                  <table:table-cell table:style-name="ce176" office:value-type="string" calcext:value-type="string">
                    <text:p>Maintenance préventive AEV Pour un sens du tunnel de La Courneuve</text:p>
                  </table:table-cell>
                  <table:table-cell table:style-name="ce225" office:value-type="string" calcext:value-type="string">
                    <text:p>Forfait</text:p>
                  </table:table-cell>
                  <table:table-cell table:style-name="ce447" office:value-type="currency" office:currency="EUR" office:value="740.78" calcext:value-type="currency">
                    <text:p><text:s/>740,78 € </text:p>
                  </table:table-cell>
                  <table:table-cell table:number-columns-repeated="1020"/>
                </table:table-row>
                <table:table-row table:style-name="ro39">
                  <table:table-cell table:style-name="ce163" office:value-type="string" calcext:value-type="string">
                    <text:p>AEPN23</text:p>
                  </table:table-cell>
                  <table:table-cell table:style-name="ce176" office:value-type="string" calcext:value-type="string">
                    <text:p>Maintenance préventive AEV Pour un sens du tunnel de Landy</text:p>
                  </table:table-cell>
                  <table:table-cell table:style-name="ce225" office:value-type="string" calcext:value-type="string">
                    <text:p>Forfait</text:p>
                  </table:table-cell>
                  <table:table-cell table:style-name="ce447" office:value-type="currency" office:currency="EUR" office:value="3191.54" calcext:value-type="currency">
                    <text:p><text:s/>3 191,54 € </text:p>
                  </table:table-cell>
                  <table:table-cell table:number-columns-repeated="1020"/>
                </table:table-row>
                <table:table-row table:style-name="ro39">
                  <table:table-cell table:style-name="ce163" office:value-type="string" calcext:value-type="string">
                    <text:p>AEPN24</text:p>
                  </table:table-cell>
                  <table:table-cell table:style-name="ce176" office:value-type="string" calcext:value-type="string">
                    <text:p>Maintenance préventive AEV Pour un sens du tunnel de Taverny</text:p>
                  </table:table-cell>
                  <table:table-cell table:style-name="ce225" office:value-type="string" calcext:value-type="string">
                    <text:p>Forfait</text:p>
                  </table:table-cell>
                  <table:table-cell table:style-name="ce447" office:value-type="currency" office:currency="EUR" office:value="868.86" calcext:value-type="currency">
                    <text:p><text:s/>868,86 € </text:p>
                  </table:table-cell>
                  <table:table-cell table:number-columns-repeated="1020"/>
                </table:table-row>
              </table:table-row-group>
              <table:table-row table:style-name="ro8">
                <table:table-cell table:style-name="ce443" office:value-type="string" calcext:value-type="string" table:number-columns-spanned="4" table:number-rows-spanned="1">
                  <text:p>Secteur SUD</text:p>
                </table:table-cell>
                <table:covered-table-cell table:number-columns-repeated="3"/>
                <table:table-cell table:number-columns-repeated="1020"/>
              </table:table-row>
              <table:table-row-group>
                <table:table-row table:style-name="ro39">
                  <table:table-cell table:style-name="ce163" office:value-type="string" calcext:value-type="string">
                    <text:p>AEPS20</text:p>
                  </table:table-cell>
                  <table:table-cell table:style-name="ce176" office:value-type="string" calcext:value-type="string">
                    <text:p>Maintenance préventive AEV Pour un sens du tunnel de Bicêtre</text:p>
                  </table:table-cell>
                  <table:table-cell table:style-name="ce225" office:value-type="string" calcext:value-type="string">
                    <text:p>Forfait</text:p>
                  </table:table-cell>
                  <table:table-cell table:style-name="ce447" office:value-type="currency" office:currency="EUR" office:value="1915.97" calcext:value-type="currency">
                    <text:p><text:s/>1 915,97 € </text:p>
                  </table:table-cell>
                  <table:table-cell table:number-columns-repeated="1020"/>
                </table:table-row>
                <table:table-row table:style-name="ro39">
                  <table:table-cell table:style-name="ce163" office:value-type="string" calcext:value-type="string">
                    <text:p>AEPS21</text:p>
                  </table:table-cell>
                  <table:table-cell table:style-name="ce176" office:value-type="string" calcext:value-type="string">
                    <text:p>Maintenance préventive AEV Pour un sens tunnel de <text:s/>Antony</text:p>
                  </table:table-cell>
                  <table:table-cell table:style-name="ce225" office:value-type="string" calcext:value-type="string">
                    <text:p>Forfait</text:p>
                  </table:table-cell>
                  <table:table-cell table:style-name="ce447" office:value-type="currency" office:currency="EUR" office:value="1531.73" calcext:value-type="currency">
                    <text:p><text:s/>1 531,73 € </text:p>
                  </table:table-cell>
                  <table:table-cell table:number-columns-repeated="1020"/>
                </table:table-row>
                <table:table-row table:style-name="ro39">
                  <table:table-cell table:style-name="ce163" office:value-type="string" calcext:value-type="string">
                    <text:p>AEPS22</text:p>
                  </table:table-cell>
                  <table:table-cell table:style-name="ce176" office:value-type="string" calcext:value-type="string">
                    <text:p>Maintenance préventive AEV Pour un sens du tunnel de Orly</text:p>
                  </table:table-cell>
                  <table:table-cell table:style-name="ce225" office:value-type="string" calcext:value-type="string">
                    <text:p>Forfait</text:p>
                  </table:table-cell>
                  <table:table-cell table:style-name="ce447" office:value-type="currency" office:currency="EUR" office:value="733.29" calcext:value-type="currency">
                    <text:p><text:s/>733,29 € </text:p>
                  </table:table-cell>
                  <table:table-cell table:number-columns-repeated="1020"/>
                </table:table-row>
                <table:table-row table:style-name="ro39">
                  <table:table-cell table:style-name="ce163" office:value-type="string" calcext:value-type="string">
                    <text:p>AEPS23</text:p>
                  </table:table-cell>
                  <table:table-cell table:style-name="ce176" office:value-type="string" calcext:value-type="string">
                    <text:p>Maintenance préventive AEV Pour un sens du tunnel de Fresnes</text:p>
                  </table:table-cell>
                  <table:table-cell table:style-name="ce225" office:value-type="string" calcext:value-type="string">
                    <text:p>Forfait</text:p>
                  </table:table-cell>
                  <table:table-cell table:style-name="ce447" office:value-type="currency" office:currency="EUR" office:value="669.25" calcext:value-type="currency">
                    <text:p><text:s/>669,25 € </text:p>
                  </table:table-cell>
                  <table:table-cell table:number-columns-repeated="1020"/>
                </table:table-row>
                <table:table-row table:style-name="ro39">
                  <table:table-cell table:style-name="ce163" office:value-type="string" calcext:value-type="string">
                    <text:p>AEPS24</text:p>
                  </table:table-cell>
                  <table:table-cell table:style-name="ce176" office:value-type="string" calcext:value-type="string">
                    <text:p>Maintenance préventive AEV Pour un sens du tunnel de Italie</text:p>
                  </table:table-cell>
                  <table:table-cell table:style-name="ce225" office:value-type="string" calcext:value-type="string">
                    <text:p>Forfait</text:p>
                  </table:table-cell>
                  <table:table-cell table:style-name="ce447" office:value-type="currency" office:currency="EUR" office:value="705.02" calcext:value-type="currency">
                    <text:p><text:s/>705,02 € </text:p>
                  </table:table-cell>
                  <table:table-cell table:number-columns-repeated="1020"/>
                </table:table-row>
              </table:table-row-group>
              <table:table-row table:style-name="ro8">
                <table:table-cell table:style-name="ce443" office:value-type="string" calcext:value-type="string" table:number-columns-spanned="4" table:number-rows-spanned="1">
                  <text:p>Secteur OUEST</text:p>
                </table:table-cell>
                <table:covered-table-cell table:number-columns-repeated="3"/>
                <table:table-cell table:number-columns-repeated="1020"/>
              </table:table-row>
              <table:table-row-group>
                <table:table-row table:style-name="ro39">
                  <table:table-cell table:style-name="ce163" office:value-type="string" calcext:value-type="string">
                    <text:p>AEPB10</text:p>
                  </table:table-cell>
                  <table:table-cell table:style-name="ce176" office:value-type="string" calcext:value-type="string">
                    <text:p>Maintenance préventive AEV Pour un sens du tunnel de Ambroise Paré</text:p>
                  </table:table-cell>
                  <table:table-cell table:style-name="ce225" office:value-type="string" calcext:value-type="string">
                    <text:p>Forfait</text:p>
                  </table:table-cell>
                  <table:table-cell table:style-name="ce447" office:value-type="currency" office:currency="EUR" office:value="2059.03" calcext:value-type="currency">
                    <text:p><text:s/>2 059,03 € </text:p>
                  </table:table-cell>
                  <table:table-cell table:number-columns-repeated="1020"/>
                </table:table-row>
                <table:table-row table:style-name="ro39">
                  <table:table-cell table:style-name="ce163" office:value-type="string" calcext:value-type="string">
                    <text:p>AEPB11</text:p>
                  </table:table-cell>
                  <table:table-cell table:style-name="ce176" office:value-type="string" calcext:value-type="string">
                    <text:p>Maintenance préventive AEV Pour un sens du tunnel de Chennevières</text:p>
                  </table:table-cell>
                  <table:table-cell table:style-name="ce225" office:value-type="string" calcext:value-type="string">
                    <text:p>Forfait</text:p>
                  </table:table-cell>
                  <table:table-cell table:style-name="ce447" office:value-type="currency" office:currency="EUR" office:value="861.38" calcext:value-type="currency">
                    <text:p><text:s/>861,38 € </text:p>
                  </table:table-cell>
                  <table:table-cell table:number-columns-repeated="1020"/>
                </table:table-row>
                <table:table-row table:style-name="ro39">
                  <table:table-cell table:style-name="ce163" office:value-type="string" calcext:value-type="string">
                    <text:p>AEPB12</text:p>
                  </table:table-cell>
                  <table:table-cell table:style-name="ce176" office:value-type="string" calcext:value-type="string">
                    <text:p>Maintenance préventive AEV Pour un sens du tunnel de Fontenay</text:p>
                  </table:table-cell>
                  <table:table-cell table:style-name="ce225" office:value-type="string" calcext:value-type="string">
                    <text:p>Forfait</text:p>
                  </table:table-cell>
                  <table:table-cell table:style-name="ce447" office:value-type="currency" office:currency="EUR" office:value="725.81" calcext:value-type="currency">
                    <text:p><text:s/>725,81 € </text:p>
                  </table:table-cell>
                  <table:table-cell table:number-columns-repeated="1020"/>
                </table:table-row>
                <table:table-row table:style-name="ro39">
                  <table:table-cell table:style-name="ce163" office:value-type="string" calcext:value-type="string">
                    <text:p>AEPB13</text:p>
                  </table:table-cell>
                  <table:table-cell table:style-name="ce176" office:value-type="string" calcext:value-type="string">
                    <text:p>Maintenance préventive AEV Pour un sens du tunnel de Saint-Cloud</text:p>
                  </table:table-cell>
                  <table:table-cell table:style-name="ce225" office:value-type="string" calcext:value-type="string">
                    <text:p>Forfait</text:p>
                  </table:table-cell>
                  <table:table-cell table:style-name="ce447" office:value-type="currency" office:currency="EUR" office:value="2428.87" calcext:value-type="currency">
                    <text:p><text:s/>2 428,87 € </text:p>
                  </table:table-cell>
                  <table:table-cell table:number-columns-repeated="1020"/>
                </table:table-row>
                <table:table-row table:style-name="ro39">
                  <table:table-cell table:style-name="ce163" office:value-type="string" calcext:value-type="string">
                    <text:p>AEPB14</text:p>
                  </table:table-cell>
                  <table:table-cell table:style-name="ce176" office:value-type="string" calcext:value-type="string">
                    <text:p>Maintenance préventive AEV Pour un sens du tunnel de Bellerive</text:p>
                  </table:table-cell>
                  <table:table-cell table:style-name="ce225" office:value-type="string" calcext:value-type="string">
                    <text:p>Forfait</text:p>
                  </table:table-cell>
                  <table:table-cell table:style-name="ce447" office:value-type="currency" office:currency="EUR" office:value="2137.49" calcext:value-type="currency">
                    <text:p><text:s/>2 137,49 € </text:p>
                  </table:table-cell>
                  <table:table-cell table:number-columns-repeated="1020"/>
                </table:table-row>
                <table:table-row table:style-name="ro39">
                  <table:table-cell table:style-name="ce163" office:value-type="string" calcext:value-type="string">
                    <text:p>AEPO10</text:p>
                  </table:table-cell>
                  <table:table-cell table:style-name="ce176" office:value-type="string" calcext:value-type="string">
                    <text:p>Maintenance préventive AEV La Défense – sens W &amp; Bretelle <text:s/>B3, B4 et B5</text:p>
                  </table:table-cell>
                  <table:table-cell table:style-name="ce225" office:value-type="string" calcext:value-type="string">
                    <text:p>Forfait</text:p>
                  </table:table-cell>
                  <table:table-cell table:style-name="ce447" office:value-type="currency" office:currency="EUR" office:value="7010.72" calcext:value-type="currency">
                    <text:p><text:s/>7 010,72 € </text:p>
                  </table:table-cell>
                  <table:table-cell table:number-columns-repeated="1020"/>
                </table:table-row>
                <table:table-row table:style-name="ro39">
                  <table:table-cell table:style-name="ce163" office:value-type="string" calcext:value-type="string">
                    <text:p>AEPO11</text:p>
                  </table:table-cell>
                  <table:table-cell table:style-name="ce176" office:value-type="string" calcext:value-type="string">
                    <text:p>Maintenance préventive AEV La Défense – sens Y Echangeur Nanterre – sens E <text:s/>&amp; <text:s/>Bretelle B1</text:p>
                  </table:table-cell>
                  <table:table-cell table:style-name="ce225" office:value-type="string" calcext:value-type="string">
                    <text:p>Forfait</text:p>
                  </table:table-cell>
                  <table:table-cell table:style-name="ce447" office:value-type="currency" office:currency="EUR" office:value="8798.61" calcext:value-type="currency">
                    <text:p><text:s/>8 798,61 € </text:p>
                  </table:table-cell>
                  <table:table-cell table:number-columns-repeated="1020"/>
                </table:table-row>
                <table:table-row table:style-name="ro39">
                  <table:table-cell table:style-name="ce163" office:value-type="string" calcext:value-type="string">
                    <text:p>AEPO12</text:p>
                  </table:table-cell>
                  <table:table-cell table:style-name="ce176" office:value-type="string" calcext:value-type="string">
                    <text:p>Maintenance préventive AEV Nanterre Centre – sens E</text:p>
                  </table:table-cell>
                  <table:table-cell table:style-name="ce225" office:value-type="string" calcext:value-type="string">
                    <text:p>Forfait</text:p>
                  </table:table-cell>
                  <table:table-cell table:style-name="ce447" office:value-type="currency" office:currency="EUR" office:value="1859.42" calcext:value-type="currency">
                    <text:p><text:s/>1 859,42 € </text:p>
                  </table:table-cell>
                  <table:table-cell table:number-columns-repeated="1020"/>
                </table:table-row>
                <table:table-row table:style-name="ro39">
                  <table:table-cell table:style-name="ce163" office:value-type="string" calcext:value-type="string">
                    <text:p>AEPO13</text:p>
                  </table:table-cell>
                  <table:table-cell table:style-name="ce176" office:value-type="string" calcext:value-type="string">
                    <text:p>Maintenance préventive AEV Nanterre Centre – sens I &amp; Bretelles B7 et B8</text:p>
                  </table:table-cell>
                  <table:table-cell table:style-name="ce225" office:value-type="string" calcext:value-type="string">
                    <text:p>Forfait</text:p>
                  </table:table-cell>
                  <table:table-cell table:style-name="ce447" office:value-type="currency" office:currency="EUR" office:value="3326" calcext:value-type="currency">
                    <text:p><text:s/>3 326,00 € </text:p>
                  </table:table-cell>
                  <table:table-cell table:number-columns-repeated="1020"/>
                </table:table-row>
                <table:table-row table:style-name="ro39">
                  <table:table-cell table:style-name="ce163" office:value-type="string" calcext:value-type="string">
                    <text:p>AEPO14</text:p>
                  </table:table-cell>
                  <table:table-cell table:style-name="ce176" office:value-type="string" calcext:value-type="string">
                    <text:p>Maintenance préventive AEV Pour un sens du tunnel de Sévines</text:p>
                  </table:table-cell>
                  <table:table-cell table:style-name="ce225" office:value-type="string" calcext:value-type="string">
                    <text:p>Forfait</text:p>
                  </table:table-cell>
                  <table:table-cell table:style-name="ce447" office:value-type="currency" office:currency="EUR" office:value="1167.74" calcext:value-type="currency">
                    <text:p><text:s/>1 167,74 € </text:p>
                  </table:table-cell>
                  <table:table-cell table:number-columns-repeated="1020"/>
                </table:table-row>
                <table:table-row table:style-name="ro39">
                  <table:table-cell table:style-name="ce163" office:value-type="string" calcext:value-type="string">
                    <text:p>AEPO16</text:p>
                  </table:table-cell>
                  <table:table-cell table:style-name="ce176" office:value-type="string" calcext:value-type="string">
                    <text:p>Maintenance préventive AEV Pour un sens du tunnel de Neuilly</text:p>
                  </table:table-cell>
                  <table:table-cell table:style-name="ce225" office:value-type="string" calcext:value-type="string">
                    <text:p>Forfait</text:p>
                  </table:table-cell>
                  <table:table-cell table:style-name="ce447" office:value-type="currency" office:currency="EUR" office:value="975.6" calcext:value-type="currency">
                    <text:p><text:s/>975,60 € </text:p>
                  </table:table-cell>
                  <table:table-cell table:number-columns-repeated="1020"/>
                </table:table-row>
              </table:table-row-group>
            </table:table-row-group>
          </table:table-row-group>
        </table:table-row-group>
        <table:table-row table:style-name="ro38">
          <table:table-cell table:style-name="ce159" office:value-type="string" calcext:value-type="string" table:number-columns-spanned="4" table:number-rows-spanned="1">
            <text:p>MAINTENANCE CURATIVE</text:p>
          </table:table-cell>
          <table:covered-table-cell table:number-columns-repeated="3"/>
          <table:table-cell table:number-columns-repeated="1020"/>
        </table:table-row>
        <table:table-row-group>
          <table:table-row table:style-name="ro3">
            <table:table-cell table:style-name="ce160" office:value-type="string" calcext:value-type="string" table:number-columns-spanned="4" table:number-rows-spanned="1">
              <text:p>Prix unitaires</text:p>
            </table:table-cell>
            <table:covered-table-cell table:number-columns-repeated="3"/>
            <table:table-cell table:number-columns-repeated="1020"/>
          </table:table-row>
          <table:table-row-group>
            <table:table-row table:style-name="ro20">
              <table:table-cell table:style-name="ce161" office:value-type="string" calcext:value-type="string" table:number-columns-spanned="4" table:number-rows-spanned="1">
                <text:p>Ces prix unitaires rémunèrent l’intervention comme indiquée dans la description des prestations ainsi que le déplacement à raison du remplacement minimum de 3 unités par demi-journée ou 6 unités de nuit, les moyens nécessaires à la mise en oeuvre. Ils ne rémunèrent pas les fournitures identifiées au BPU.</text:p>
                <text:p/>
              </table:table-cell>
              <table:covered-table-cell table:number-columns-repeated="3"/>
              <table:table-cell table:number-columns-repeated="1020"/>
            </table:table-row>
            <table:table-row table:style-name="ro22">
              <table:table-cell table:style-name="ce162" office:value-type="string" calcext:value-type="string">
                <text:p>Remplacement matériel</text:p>
              </table:table-cell>
              <table:table-cell table:style-name="ce171" office:value-type="string" calcext:value-type="string" table:number-columns-spanned="3" table:number-rows-spanned="1">
                <text:p/>
                <text:p>La prestation consiste à l’enlèvement de l’ancien matériel, l’installation du matériel de remplacement, sa mise en service et sa configuration, au nettoyage du matériel et à l’enlèvement des déchets.</text:p>
                <text:p/>
              </table:table-cell>
              <table:covered-table-cell table:number-columns-repeated="2"/>
              <table:table-cell table:number-columns-repeated="1020"/>
            </table:table-row>
            <table:table-row-group>
              <table:table-row table:style-name="ro17">
                <table:table-cell table:style-name="ce167" office:value-type="string" calcext:value-type="string" table:number-columns-spanned="4" table:number-rows-spanned="1">
                  <text:p>CAPOTAGE</text:p>
                </table:table-cell>
                <table:covered-table-cell table:number-columns-repeated="3"/>
                <table:table-cell table:number-columns-repeated="1020"/>
              </table:table-row>
              <table:table-row-group>
                <table:table-row table:style-name="ro39">
                  <table:table-cell table:style-name="ce163" office:value-type="string" calcext:value-type="string">
                    <text:p>AEC10</text:p>
                  </table:table-cell>
                  <table:table-cell table:style-name="ce176" office:value-type="string" calcext:value-type="string">
                    <text:p>Remplacement de 1 Capotage vertical</text:p>
                  </table:table-cell>
                  <table:table-cell table:style-name="ce225" office:value-type="string" calcext:value-type="string">
                    <text:p>Unité</text:p>
                  </table:table-cell>
                  <table:table-cell table:style-name="ce447" office:value-type="currency" office:currency="EUR" office:value="207.49" calcext:value-type="currency">
                    <text:p><text:s/>207,49 € </text:p>
                  </table:table-cell>
                  <table:table-cell table:number-columns-repeated="1020"/>
                </table:table-row>
                <table:table-row table:style-name="ro39">
                  <table:table-cell table:style-name="ce163" office:value-type="string" calcext:value-type="string">
                    <text:p>AEC11</text:p>
                  </table:table-cell>
                  <table:table-cell table:style-name="ce176" office:value-type="string" calcext:value-type="string">
                    <text:p>Remplacement de 1 Capotage horizontal</text:p>
                  </table:table-cell>
                  <table:table-cell table:style-name="ce225" office:value-type="string" calcext:value-type="string">
                    <text:p>Unité</text:p>
                  </table:table-cell>
                  <table:table-cell table:style-name="ce447" office:value-type="currency" office:currency="EUR" office:value="220.43" calcext:value-type="currency">
                    <text:p><text:s/>220,43 € </text:p>
                  </table:table-cell>
                  <table:table-cell table:number-columns-repeated="1020"/>
                </table:table-row>
                <table:table-row table:style-name="ro39">
                  <table:table-cell table:style-name="ce163" office:value-type="string" calcext:value-type="string">
                    <text:p>AEC12</text:p>
                  </table:table-cell>
                  <table:table-cell table:style-name="ce176" office:value-type="string" calcext:value-type="string">
                    <text:p>Remplacement de 1 Fiche HARTING avec gaine thermorétractable</text:p>
                  </table:table-cell>
                  <table:table-cell table:style-name="ce225" office:value-type="string" calcext:value-type="string">
                    <text:p>Unité</text:p>
                  </table:table-cell>
                  <table:table-cell table:style-name="ce447" office:value-type="currency" office:currency="EUR" office:value="102.47" calcext:value-type="currency">
                    <text:p><text:s/>102,47 € </text:p>
                  </table:table-cell>
                  <table:table-cell table:number-columns-repeated="1020"/>
                </table:table-row>
                <table:table-row table:style-name="ro39">
                  <table:table-cell table:style-name="ce163" office:value-type="string" calcext:value-type="string">
                    <text:p>AEC13</text:p>
                  </table:table-cell>
                  <table:table-cell table:style-name="ce176" office:value-type="string" calcext:value-type="string">
                    <text:p>Remplacement de 1 boite étanche IP 65 pour raccordement des capotages en remplacement d’une fiche HARTING</text:p>
                  </table:table-cell>
                  <table:table-cell table:style-name="ce225" office:value-type="string" calcext:value-type="string">
                    <text:p>Unité</text:p>
                  </table:table-cell>
                  <table:table-cell table:style-name="ce447" office:value-type="currency" office:currency="EUR" office:value="128.09" calcext:value-type="currency">
                    <text:p><text:s/>128,09 € </text:p>
                  </table:table-cell>
                  <table:table-cell table:number-columns-repeated="1020"/>
                </table:table-row>
                <table:table-row table:style-name="ro39">
                  <table:table-cell table:style-name="ce163" office:value-type="string" calcext:value-type="string">
                    <text:p>AEC14</text:p>
                  </table:table-cell>
                  <table:table-cell table:style-name="ce176" office:value-type="string" calcext:value-type="string">
                    <text:p>Remplacement de 1 boite de raccordement plexo 10x10, connectiques et gel d’isolement repositionnable</text:p>
                  </table:table-cell>
                  <table:table-cell table:style-name="ce225" office:value-type="string" calcext:value-type="string">
                    <text:p>Unité</text:p>
                  </table:table-cell>
                  <table:table-cell table:style-name="ce447" office:value-type="currency" office:currency="EUR" office:value="128.09" calcext:value-type="currency">
                    <text:p><text:s/>128,09 € </text:p>
                  </table:table-cell>
                  <table:table-cell table:number-columns-repeated="1020"/>
                </table:table-row>
                <table:table-row table:style-name="ro39">
                  <table:table-cell table:style-name="ce163" office:value-type="string" calcext:value-type="string">
                    <text:p>AEC15</text:p>
                  </table:table-cell>
                  <table:table-cell table:style-name="ce176" office:value-type="string" calcext:value-type="string">
                    <text:p>Remplacement de 1 Haut-parleur de capotage</text:p>
                  </table:table-cell>
                  <table:table-cell table:style-name="ce225" office:value-type="string" calcext:value-type="string">
                    <text:p>Unité</text:p>
                  </table:table-cell>
                  <table:table-cell table:style-name="ce447" office:value-type="currency" office:currency="EUR" office:value="128.09" calcext:value-type="currency">
                    <text:p><text:s/>128,09 € </text:p>
                  </table:table-cell>
                  <table:table-cell table:number-columns-repeated="1020"/>
                </table:table-row>
                <table:table-row table:style-name="ro39">
                  <table:table-cell table:style-name="ce163" office:value-type="string" calcext:value-type="string">
                    <text:p>AEC16</text:p>
                  </table:table-cell>
                  <table:table-cell table:style-name="ce176" office:value-type="string" calcext:value-type="string">
                    <text:p>Remplacement de 1 feu flash de capotage</text:p>
                  </table:table-cell>
                  <table:table-cell table:style-name="ce225" office:value-type="string" calcext:value-type="string">
                    <text:p>Unité</text:p>
                  </table:table-cell>
                  <table:table-cell table:style-name="ce447" office:value-type="currency" office:currency="EUR" office:value="128.09" calcext:value-type="currency">
                    <text:p><text:s/>128,09 € </text:p>
                  </table:table-cell>
                  <table:table-cell table:number-columns-repeated="1020"/>
                </table:table-row>
              </table:table-row-group>
              <table:table-row table:style-name="ro17">
                <table:table-cell table:style-name="ce167" office:value-type="string" calcext:value-type="string" table:number-columns-spanned="4" table:number-rows-spanned="1">
                  <text:p>PICTOGRAMME</text:p>
                </table:table-cell>
                <table:covered-table-cell table:number-columns-repeated="3"/>
                <table:table-cell table:number-columns-repeated="1020"/>
              </table:table-row>
              <table:table-row-group>
                <table:table-row table:style-name="ro39">
                  <table:table-cell table:style-name="ce163" office:value-type="string" calcext:value-type="string">
                    <text:p>AEC17</text:p>
                  </table:table-cell>
                  <table:table-cell table:style-name="ce176" office:value-type="string" calcext:value-type="string">
                    <text:p>Remplacement de Un jeux pictogramme CE30, CE29, CE2a</text:p>
                  </table:table-cell>
                  <table:table-cell table:style-name="ce225" office:value-type="string" calcext:value-type="string">
                    <text:p>Unité</text:p>
                  </table:table-cell>
                  <table:table-cell table:style-name="ce447" office:value-type="currency" office:currency="EUR" office:value="252.9" calcext:value-type="currency">
                    <text:p><text:s/>252,90 € </text:p>
                  </table:table-cell>
                  <table:table-cell table:number-columns-repeated="1020"/>
                </table:table-row>
                <table:table-row table:style-name="ro39">
                  <table:table-cell table:style-name="ce163" office:value-type="string" calcext:value-type="string">
                    <text:p>AEC18</text:p>
                  </table:table-cell>
                  <table:table-cell table:style-name="ce176" office:value-type="string" calcext:value-type="string">
                    <text:p>Remplacement de 1 caisson &amp; ses pictogrammes CE30, CE29, CE2a</text:p>
                  </table:table-cell>
                  <table:table-cell table:style-name="ce225" office:value-type="string" calcext:value-type="string">
                    <text:p>Unité</text:p>
                  </table:table-cell>
                  <table:table-cell table:style-name="ce447" office:value-type="currency" office:currency="EUR" office:value="252.9" calcext:value-type="currency">
                    <text:p><text:s/>252,90 € </text:p>
                  </table:table-cell>
                  <table:table-cell table:number-columns-repeated="1020"/>
                </table:table-row>
                <table:table-row table:style-name="ro39">
                  <table:table-cell table:style-name="ce163" office:value-type="string" calcext:value-type="string">
                    <text:p>AEC19</text:p>
                  </table:table-cell>
                  <table:table-cell table:style-name="ce176" office:value-type="string" calcext:value-type="string">
                    <text:p>Remplacement de 1 panneau pictogrammes CE30, CE29, CE2a pour caisson</text:p>
                  </table:table-cell>
                  <table:table-cell table:style-name="ce225" office:value-type="string" calcext:value-type="string">
                    <text:p>Unité</text:p>
                  </table:table-cell>
                  <table:table-cell table:style-name="ce447" office:value-type="currency" office:currency="EUR" office:value="137.63" calcext:value-type="currency">
                    <text:p><text:s/>137,63 € </text:p>
                  </table:table-cell>
                  <table:table-cell table:number-columns-repeated="1020"/>
                </table:table-row>
                <table:table-row table:style-name="ro39">
                  <table:table-cell table:style-name="ce163" office:value-type="string" calcext:value-type="string">
                    <text:p>AEC20</text:p>
                  </table:table-cell>
                  <table:table-cell table:style-name="ce176" office:value-type="string" calcext:value-type="string">
                    <text:p>Remplacement de 1 ballast électronique</text:p>
                  </table:table-cell>
                  <table:table-cell table:style-name="ce225" office:value-type="string" calcext:value-type="string">
                    <text:p>Unité</text:p>
                  </table:table-cell>
                  <table:table-cell table:style-name="ce447" office:value-type="currency" office:currency="EUR" office:value="137.63" calcext:value-type="currency">
                    <text:p><text:s/>137,63 € </text:p>
                  </table:table-cell>
                  <table:table-cell table:number-columns-repeated="1020"/>
                </table:table-row>
              </table:table-row-group>
              <table:table-row table:style-name="ro17">
                <table:table-cell table:style-name="ce167" office:value-type="string" calcext:value-type="string" table:number-columns-spanned="4" table:number-rows-spanned="1">
                  <text:p>CHEVRONS</text:p>
                </table:table-cell>
                <table:covered-table-cell table:number-columns-repeated="3"/>
                <table:table-cell table:number-columns-repeated="1020"/>
              </table:table-row>
              <table:table-row-group>
                <table:table-row table:style-name="ro39">
                  <table:table-cell table:style-name="ce163" office:value-type="string" calcext:value-type="string">
                    <text:p>AEC21</text:p>
                  </table:table-cell>
                  <table:table-cell table:style-name="ce176" office:value-type="string" calcext:value-type="string">
                    <text:p>Remplacement de 1 chevron</text:p>
                  </table:table-cell>
                  <table:table-cell table:style-name="ce225" office:value-type="string" calcext:value-type="string">
                    <text:p>Unité</text:p>
                  </table:table-cell>
                  <table:table-cell table:style-name="ce447" office:value-type="currency" office:currency="EUR" office:value="198.95" calcext:value-type="currency">
                    <text:p><text:s/>198,95 € </text:p>
                  </table:table-cell>
                  <table:table-cell table:number-columns-repeated="1020"/>
                </table:table-row>
                <table:table-row table:style-name="ro39">
                  <table:table-cell table:style-name="ce163" office:value-type="string" calcext:value-type="string">
                    <text:p>AEC22</text:p>
                  </table:table-cell>
                  <table:table-cell table:style-name="ce176" office:value-type="string" calcext:value-type="string">
                    <text:p>Remplacement de 1 Automate chevrons (rack)</text:p>
                  </table:table-cell>
                  <table:table-cell table:style-name="ce225" office:value-type="string" calcext:value-type="string">
                    <text:p>Unité</text:p>
                  </table:table-cell>
                  <table:table-cell table:style-name="ce447" office:value-type="currency" office:currency="EUR" office:value="251.44" calcext:value-type="currency">
                    <text:p><text:s/>251,44 € </text:p>
                  </table:table-cell>
                  <table:table-cell table:number-columns-repeated="1020"/>
                </table:table-row>
                <table:table-row table:style-name="ro39">
                  <table:table-cell table:style-name="ce163" office:value-type="string" calcext:value-type="string">
                    <text:p>AEC23</text:p>
                  </table:table-cell>
                  <table:table-cell table:style-name="ce176" office:value-type="string" calcext:value-type="string">
                    <text:p>Remplacement de 1 Carte rack chevron</text:p>
                  </table:table-cell>
                  <table:table-cell table:style-name="ce225" office:value-type="string" calcext:value-type="string">
                    <text:p>Unité</text:p>
                  </table:table-cell>
                  <table:table-cell table:style-name="ce447" office:value-type="currency" office:currency="EUR" office:value="251.44" calcext:value-type="currency">
                    <text:p><text:s/>251,44 € </text:p>
                  </table:table-cell>
                  <table:table-cell table:number-columns-repeated="1020"/>
                </table:table-row>
              </table:table-row-group>
              <table:table-row table:style-name="ro17">
                <table:table-cell table:style-name="ce167" office:value-type="string" calcext:value-type="string" table:number-columns-spanned="4" table:number-rows-spanned="1">
                  <text:p>SONORISATION</text:p>
                </table:table-cell>
                <table:covered-table-cell table:number-columns-repeated="3"/>
                <table:table-cell table:number-columns-repeated="1020"/>
              </table:table-row>
              <table:table-row-group>
                <table:table-row table:style-name="ro39">
                  <table:table-cell table:style-name="ce163" office:value-type="string" calcext:value-type="string">
                    <text:p>AEC24</text:p>
                  </table:table-cell>
                  <table:table-cell table:style-name="ce176" office:value-type="string" calcext:value-type="string">
                    <text:p>Remplacement de 1 Sirène</text:p>
                  </table:table-cell>
                  <table:table-cell table:style-name="ce225" office:value-type="string" calcext:value-type="string">
                    <text:p>Unité</text:p>
                  </table:table-cell>
                  <table:table-cell table:style-name="ce447" office:value-type="currency" office:currency="EUR" office:value="136.65" calcext:value-type="currency">
                    <text:p><text:s/>136,65 € </text:p>
                  </table:table-cell>
                  <table:table-cell table:number-columns-repeated="1020"/>
                </table:table-row>
                <table:table-row table:style-name="ro39">
                  <table:table-cell table:style-name="ce163" office:value-type="string" calcext:value-type="string">
                    <text:p>AEC25</text:p>
                  </table:table-cell>
                  <table:table-cell table:style-name="ce176" office:value-type="string" calcext:value-type="string">
                    <text:p>Remplacement de 1 Prise pour sirène</text:p>
                  </table:table-cell>
                  <table:table-cell table:style-name="ce225" office:value-type="string" calcext:value-type="string">
                    <text:p>Unité</text:p>
                  </table:table-cell>
                  <table:table-cell table:style-name="ce447" office:value-type="currency" office:currency="EUR" office:value="136.65" calcext:value-type="currency">
                    <text:p><text:s/>136,65 € </text:p>
                  </table:table-cell>
                  <table:table-cell table:number-columns-repeated="1020"/>
                </table:table-row>
                <table:table-row table:style-name="ro39">
                  <table:table-cell table:style-name="ce163" office:value-type="string" calcext:value-type="string">
                    <text:p>AEC26</text:p>
                  </table:table-cell>
                  <table:table-cell table:style-name="ce176" office:value-type="string" calcext:value-type="string">
                    <text:p>Remplacement de 1 Automate sonorisation (rack)</text:p>
                  </table:table-cell>
                  <table:table-cell table:style-name="ce225" office:value-type="string" calcext:value-type="string">
                    <text:p>Unité</text:p>
                  </table:table-cell>
                  <table:table-cell table:style-name="ce447" office:value-type="currency" office:currency="EUR" office:value="251.44" calcext:value-type="currency">
                    <text:p><text:s/>251,44 € </text:p>
                  </table:table-cell>
                  <table:table-cell table:number-columns-repeated="1020"/>
                </table:table-row>
                <table:table-row table:style-name="ro39">
                  <table:table-cell table:style-name="ce163" office:value-type="string" calcext:value-type="string">
                    <text:p>AEC27</text:p>
                  </table:table-cell>
                  <table:table-cell table:style-name="ce176" office:value-type="string" calcext:value-type="string">
                    <text:p>Remplacement de 1 Alimentation interne rack sonorisation</text:p>
                  </table:table-cell>
                  <table:table-cell table:style-name="ce225" office:value-type="string" calcext:value-type="string">
                    <text:p>Unité</text:p>
                  </table:table-cell>
                  <table:table-cell table:style-name="ce447" office:value-type="currency" office:currency="EUR" office:value="251.44" calcext:value-type="currency">
                    <text:p><text:s/>251,44 € </text:p>
                  </table:table-cell>
                  <table:table-cell table:number-columns-repeated="1020"/>
                </table:table-row>
                <table:table-row table:style-name="ro39">
                  <table:table-cell table:style-name="ce163" office:value-type="string" calcext:value-type="string">
                    <text:p>AEC28</text:p>
                  </table:table-cell>
                  <table:table-cell table:style-name="ce176" office:value-type="string" calcext:value-type="string">
                    <text:p>Remplacement de 1 relais présence secteur</text:p>
                  </table:table-cell>
                  <table:table-cell table:style-name="ce225" office:value-type="string" calcext:value-type="string">
                    <text:p>Unité</text:p>
                  </table:table-cell>
                  <table:table-cell table:style-name="ce447" office:value-type="currency" office:currency="EUR" office:value="251.44" calcext:value-type="currency">
                    <text:p><text:s/>251,44 € </text:p>
                  </table:table-cell>
                  <table:table-cell table:number-columns-repeated="1020"/>
                </table:table-row>
                <table:table-row table:style-name="ro39">
                  <table:table-cell table:style-name="ce163" office:value-type="string" calcext:value-type="string">
                    <text:p>AEC29</text:p>
                  </table:table-cell>
                  <table:table-cell table:style-name="ce176" office:value-type="string" calcext:value-type="string">
                    <text:p>Remplacement de 1 Carte rack sonorisation</text:p>
                  </table:table-cell>
                  <table:table-cell table:style-name="ce225" office:value-type="string" calcext:value-type="string">
                    <text:p>Unité</text:p>
                  </table:table-cell>
                  <table:table-cell table:style-name="ce447" office:value-type="currency" office:currency="EUR" office:value="251.44" calcext:value-type="currency">
                    <text:p><text:s/>251,44 € </text:p>
                  </table:table-cell>
                  <table:table-cell table:number-columns-repeated="1020"/>
                </table:table-row>
              </table:table-row-group>
            </table:table-row-group>
          </table:table-row-group>
          <table:table-row table:style-name="ro3">
            <table:table-cell table:style-name="ce160" office:value-type="string" calcext:value-type="string" table:number-columns-spanned="4" table:number-rows-spanned="1">
              <text:p>Prix forfaitaires</text:p>
            </table:table-cell>
            <table:covered-table-cell table:number-columns-repeated="3"/>
            <table:table-cell table:number-columns-repeated="1020"/>
          </table:table-row>
          <table:table-row table:style-name="ro20">
            <table:table-cell table:style-name="ce161" office:value-type="string" calcext:value-type="string" table:number-columns-spanned="4" table:number-rows-spanned="1">
              <text:p>Ces prix forfaitaires rémunèrent l’intervention comme indiqué dans la description des prestations, le déplacement jusqu’au lieu d’intervention ainsi que les moyens nécessaires à la mise en oeuvre. Ils ne rémunèrent pas les fournitures identifiées au BPU.</text:p>
              <text:p/>
            </table:table-cell>
            <table:covered-table-cell table:number-columns-repeated="3"/>
            <table:table-cell table:number-columns-repeated="1020"/>
          </table:table-row>
          <table:table-row-group>
            <table:table-row table:style-name="ro11">
              <table:table-cell table:style-name="ce162" office:value-type="string" calcext:value-type="string">
                <text:p>Recherche de défaut de l’ensemble AEV</text:p>
              </table:table-cell>
              <table:table-cell table:style-name="ce171" office:value-type="string" calcext:value-type="string" table:number-columns-spanned="3" table:number-rows-spanned="1">
                <text:p/>
                <text:p>Ce prix rémunère au forfait l’ensemble des opérations curatives nécessaires à l’identification d’un ou plusieurs défauts à l’origine de la panne constatée, ainsi que le déplacement sur le lieu d’intervention, les matériels, outillages, et consommables nécessaires à l’identification de défauts.</text:p>
                <text:p/>
              </table:table-cell>
              <table:covered-table-cell table:number-columns-repeated="2"/>
              <table:table-cell table:number-columns-repeated="1020"/>
            </table:table-row>
            <table:table-row-group>
              <table:table-row-group>
                <table:table-row table:style-name="ro39">
                  <table:table-cell table:style-name="ce163" office:value-type="string" calcext:value-type="string">
                    <text:p>AEC99</text:p>
                  </table:table-cell>
                  <table:table-cell table:style-name="ce176" office:value-type="string" calcext:value-type="string">
                    <text:p>Recherche de défaut de l’ensemble AEV</text:p>
                  </table:table-cell>
                  <table:table-cell table:style-name="ce225" office:value-type="string" calcext:value-type="string">
                    <text:p>Forfait</text:p>
                  </table:table-cell>
                  <table:table-cell table:style-name="ce447" office:value-type="currency" office:currency="EUR" office:value="557.69" calcext:value-type="currency">
                    <text:p><text:s/>557,69 € </text:p>
                  </table:table-cell>
                  <table:table-cell table:number-columns-repeated="1020"/>
                </table:table-row>
              </table:table-row-group>
            </table:table-row-group>
          </table:table-row-group>
        </table:table-row-group>
        <table:table-row table:style-name="ro38">
          <table:table-cell table:style-name="ce444" office:value-type="string" calcext:value-type="string" table:number-columns-spanned="4" table:number-rows-spanned="1">
            <text:p>FOURNITURES</text:p>
          </table:table-cell>
          <table:covered-table-cell table:number-columns-repeated="3"/>
          <table:table-cell table:number-columns-repeated="1020"/>
        </table:table-row>
        <table:table-row-group>
          <table:table-row-group>
            <table:table-row table:style-name="ro20">
              <table:table-cell table:style-name="ce161" office:value-type="string" calcext:value-type="string" table:number-columns-spanned="4" table:number-rows-spanned="1">
                <text:p>Ces prix rémunèrent la fourniture unitaire du matériel indiqué. Est appliquée la moins-value obtenue auprès des fournisseurs. Les références et type de matériel sont donnés de manière indicative, tout matériel équivalent dans ses caractéristiques et approuvé par le pouvoir adjudicateur est valable.</text:p>
                <text:p/>
              </table:table-cell>
              <table:covered-table-cell table:number-columns-repeated="3"/>
              <table:table-cell table:number-columns-repeated="1020"/>
            </table:table-row>
            <table:table-row table:style-name="ro17">
              <table:table-cell table:style-name="ce167" office:value-type="string" calcext:value-type="string" table:number-columns-spanned="4" table:number-rows-spanned="1">
                <text:p>SONORISATION</text:p>
              </table:table-cell>
              <table:covered-table-cell table:number-columns-repeated="3"/>
              <table:table-cell table:number-columns-repeated="1020"/>
            </table:table-row>
            <table:table-row-group>
              <table:table-row-group>
                <table:table-row table:style-name="ro39">
                  <table:table-cell table:style-name="ce163" office:value-type="string" calcext:value-type="string">
                    <text:p>AEF01</text:p>
                  </table:table-cell>
                  <table:table-cell table:style-name="ce176" office:value-type="string" calcext:value-type="string">
                    <text:p>Fourniture d’un rack tunneligée IP (rack sono équipé de 3 amplis 2x40W &amp; 1x50W pour sirène 150dB) type « KM Europ »</text:p>
                  </table:table-cell>
                  <table:table-cell table:style-name="ce225" office:value-type="string" calcext:value-type="string">
                    <text:p>Unité</text:p>
                  </table:table-cell>
                  <table:table-cell table:style-name="ce447" office:value-type="currency" office:currency="EUR" office:value="1931.88" calcext:value-type="currency">
                    <text:p><text:s/>1 931,88 € </text:p>
                  </table:table-cell>
                  <table:table-cell table:number-columns-repeated="1020"/>
                </table:table-row>
                <table:table-row table:style-name="ro39">
                  <table:table-cell table:style-name="ce163" office:value-type="string" calcext:value-type="string">
                    <text:p>AEF02</text:p>
                  </table:table-cell>
                  <table:table-cell table:style-name="ce176" office:value-type="string" calcext:value-type="string">
                    <text:p>Fourniture d’une carte d’amplification KM 150W pour Rack tunneligée IP type « KM Europ »</text:p>
                  </table:table-cell>
                  <table:table-cell table:style-name="ce225" office:value-type="string" calcext:value-type="string">
                    <text:p>Unité</text:p>
                  </table:table-cell>
                  <table:table-cell table:style-name="ce447" office:value-type="currency" office:currency="EUR" office:value="456.91" calcext:value-type="currency">
                    <text:p><text:s/>456,91 € </text:p>
                  </table:table-cell>
                  <table:table-cell table:number-columns-repeated="1020"/>
                </table:table-row>
                <table:table-row table:style-name="ro39">
                  <table:table-cell table:style-name="ce163" office:value-type="string" calcext:value-type="string">
                    <text:p>AEF03</text:p>
                  </table:table-cell>
                  <table:table-cell table:style-name="ce176" office:value-type="string" calcext:value-type="string">
                    <text:p>Fourniture d’une carte d’amplification KM 2x40W pour Rack tunneligée IP type « KM Europ »</text:p>
                  </table:table-cell>
                  <table:table-cell table:style-name="ce225" office:value-type="string" calcext:value-type="string">
                    <text:p>Unité</text:p>
                  </table:table-cell>
                  <table:table-cell table:style-name="ce447" office:value-type="currency" office:currency="EUR" office:value="261.72" calcext:value-type="currency">
                    <text:p><text:s/>261,72 € </text:p>
                  </table:table-cell>
                  <table:table-cell table:number-columns-repeated="1020"/>
                </table:table-row>
                <table:table-row table:style-name="ro39">
                  <table:table-cell table:style-name="ce163" office:value-type="string" calcext:value-type="string">
                    <text:p>AEF04</text:p>
                  </table:table-cell>
                  <table:table-cell table:style-name="ce176" office:value-type="string" calcext:value-type="string">
                    <text:p>Fourniture d’une carte d’alimentation pour Rack tunneligée IP type « KM Europ »</text:p>
                  </table:table-cell>
                  <table:table-cell table:style-name="ce225" office:value-type="string" calcext:value-type="string">
                    <text:p>Unité</text:p>
                  </table:table-cell>
                  <table:table-cell table:style-name="ce447" office:value-type="currency" office:currency="EUR" office:value="330.48" calcext:value-type="currency">
                    <text:p><text:s/>330,48 € </text:p>
                  </table:table-cell>
                  <table:table-cell table:number-columns-repeated="1020"/>
                </table:table-row>
                <table:table-row table:style-name="ro39">
                  <table:table-cell table:style-name="ce163" office:value-type="string" calcext:value-type="string">
                    <text:p>AEF05</text:p>
                  </table:table-cell>
                  <table:table-cell table:style-name="ce176" office:value-type="string" calcext:value-type="string">
                    <text:p>Fourniture d’une carte de contrôle commandes pour Rack tunneligée IP type « KM Europ »</text:p>
                  </table:table-cell>
                  <table:table-cell table:style-name="ce225" office:value-type="string" calcext:value-type="string">
                    <text:p>Unité</text:p>
                  </table:table-cell>
                  <table:table-cell table:style-name="ce447" office:value-type="currency" office:currency="EUR" office:value="426.97" calcext:value-type="currency">
                    <text:p><text:s/>426,97 € </text:p>
                  </table:table-cell>
                  <table:table-cell table:number-columns-repeated="1020"/>
                </table:table-row>
                <table:table-row table:style-name="ro39">
                  <table:table-cell table:style-name="ce163" office:value-type="string" calcext:value-type="string">
                    <text:p>AEF06</text:p>
                  </table:table-cell>
                  <table:table-cell table:style-name="ce176" office:value-type="string" calcext:value-type="string">
                    <text:p>Fourniture d’un coffret extension de sirène complet avec précablage KM pour rack tunneligée IP. Ref : SPACIAL 3D 400x400 IP 66 type « SAREL »</text:p>
                  </table:table-cell>
                  <table:table-cell table:style-name="ce225" office:value-type="string" calcext:value-type="string">
                    <text:p>Unité</text:p>
                  </table:table-cell>
                  <table:table-cell table:style-name="ce447" office:value-type="currency" office:currency="EUR" office:value="1395.57" calcext:value-type="currency">
                    <text:p><text:s/>1 395,57 € </text:p>
                  </table:table-cell>
                  <table:table-cell table:number-columns-repeated="1020"/>
                </table:table-row>
                <table:table-row table:style-name="ro39">
                  <table:table-cell table:style-name="ce163" office:value-type="string" calcext:value-type="string">
                    <text:p>AEF07</text:p>
                  </table:table-cell>
                  <table:table-cell table:style-name="ce176" office:value-type="string" calcext:value-type="string">
                    <text:p>Fourniture d’une balise sonore type « KM Europ »</text:p>
                  </table:table-cell>
                  <table:table-cell table:style-name="ce225" office:value-type="string" calcext:value-type="string">
                    <text:p>Unité</text:p>
                  </table:table-cell>
                  <table:table-cell table:style-name="ce447" office:value-type="currency" office:currency="EUR" office:value="269.49" calcext:value-type="currency">
                    <text:p><text:s/>269,49 € </text:p>
                  </table:table-cell>
                  <table:table-cell table:number-columns-repeated="1020"/>
                </table:table-row>
                <table:table-row table:style-name="ro39">
                  <table:table-cell table:style-name="ce163" office:value-type="string" calcext:value-type="string">
                    <text:p>AEF08</text:p>
                  </table:table-cell>
                  <table:table-cell table:style-name="ce176" office:value-type="string" calcext:value-type="string">
                    <text:p>Fourniture d’une sirène complète avec fiche IP66 et étrier de fixation type « KM Europ »</text:p>
                  </table:table-cell>
                  <table:table-cell table:style-name="ce225" office:value-type="string" calcext:value-type="string">
                    <text:p>Unité</text:p>
                  </table:table-cell>
                  <table:table-cell table:style-name="ce447" office:value-type="currency" office:currency="EUR" office:value="238.44" calcext:value-type="currency">
                    <text:p><text:s/>238,44 € </text:p>
                  </table:table-cell>
                  <table:table-cell table:number-columns-repeated="1020"/>
                </table:table-row>
                <table:table-row table:style-name="ro39">
                  <table:table-cell table:style-name="ce163" office:value-type="string" calcext:value-type="string">
                    <text:p>AEF09</text:p>
                  </table:table-cell>
                  <table:table-cell table:style-name="ce176" office:value-type="string" calcext:value-type="string">
                    <text:p>Fourniture d’une prise de connexion pour sirène</text:p>
                  </table:table-cell>
                  <table:table-cell table:style-name="ce225" office:value-type="string" calcext:value-type="string">
                    <text:p>Unité</text:p>
                  </table:table-cell>
                  <table:table-cell table:style-name="ce447" office:value-type="currency" office:currency="EUR" office:value="14.75" calcext:value-type="currency">
                    <text:p><text:s/>14,75 € </text:p>
                  </table:table-cell>
                  <table:table-cell table:number-columns-repeated="1020"/>
                </table:table-row>
              </table:table-row-group>
            </table:table-row-group>
            <table:table-row table:style-name="ro17">
              <table:table-cell table:style-name="ce167" office:value-type="string" calcext:value-type="string" table:number-columns-spanned="4" table:number-rows-spanned="1">
                <text:p>PICTOGRAMME</text:p>
              </table:table-cell>
              <table:covered-table-cell table:number-columns-repeated="3"/>
              <table:table-cell table:number-columns-repeated="1020"/>
            </table:table-row>
            <table:table-row-group>
              <table:table-row-group>
                <table:table-row table:style-name="ro39">
                  <table:table-cell table:style-name="ce163" office:value-type="string" calcext:value-type="string">
                    <text:p>AEF10</text:p>
                  </table:table-cell>
                  <table:table-cell table:style-name="ce176" office:value-type="string" calcext:value-type="string">
                    <text:p>Fourniture d’un caisson complet CE30. Ref : M9720-10, source LED, type « SES »</text:p>
                  </table:table-cell>
                  <table:table-cell table:style-name="ce225" office:value-type="string" calcext:value-type="string">
                    <text:p>Unité</text:p>
                  </table:table-cell>
                  <table:table-cell table:style-name="ce447" office:value-type="currency" office:currency="EUR" office:value="4068.92" calcext:value-type="currency">
                    <text:p><text:s/>4 068,92 € </text:p>
                  </table:table-cell>
                  <table:table-cell table:number-columns-repeated="1020"/>
                </table:table-row>
                <table:table-row table:style-name="ro39">
                  <table:table-cell table:style-name="ce163" office:value-type="string" calcext:value-type="string">
                    <text:p>AEF11</text:p>
                  </table:table-cell>
                  <table:table-cell table:style-name="ce176" office:value-type="string" calcext:value-type="string">
                    <text:p>Fourniture d’un caisson complet CE29. Ref : M9720-08, source LED, type « SES »</text:p>
                  </table:table-cell>
                  <table:table-cell table:style-name="ce225" office:value-type="string" calcext:value-type="string">
                    <text:p>Unité</text:p>
                  </table:table-cell>
                  <table:table-cell table:style-name="ce447" office:value-type="currency" office:currency="EUR" office:value="4068.92" calcext:value-type="currency">
                    <text:p><text:s/>4 068,92 € </text:p>
                  </table:table-cell>
                  <table:table-cell table:number-columns-repeated="1020"/>
                </table:table-row>
                <table:table-row table:style-name="ro39">
                  <table:table-cell table:style-name="ce163" office:value-type="string" calcext:value-type="string">
                    <text:p>AEF12</text:p>
                  </table:table-cell>
                  <table:table-cell table:style-name="ce176" office:value-type="string" calcext:value-type="string">
                    <text:p>Fourniture d’un caisson complet CE2a. Ref : M9720-12, source LED, type « SES »</text:p>
                  </table:table-cell>
                  <table:table-cell table:style-name="ce225" office:value-type="string" calcext:value-type="string">
                    <text:p>Unité</text:p>
                  </table:table-cell>
                  <table:table-cell table:style-name="ce447" office:value-type="currency" office:currency="EUR" office:value="4068.92" calcext:value-type="currency">
                    <text:p><text:s/>4 068,92 € </text:p>
                  </table:table-cell>
                  <table:table-cell table:number-columns-repeated="1020"/>
                </table:table-row>
                <table:table-row table:style-name="ro39">
                  <table:table-cell table:style-name="ce163" office:value-type="string" calcext:value-type="string">
                    <text:p>AEF13</text:p>
                  </table:table-cell>
                  <table:table-cell table:style-name="ce176" office:value-type="string" calcext:value-type="string">
                    <text:p>Fourniture d’un caisson double complet CE29 &amp; CE2a. Ref : M9720-08 &amp; M9720-12, source LED, type « SES »</text:p>
                  </table:table-cell>
                  <table:table-cell table:style-name="ce225" office:value-type="string" calcext:value-type="string">
                    <text:p>Unité</text:p>
                  </table:table-cell>
                  <table:table-cell table:style-name="ce447" office:value-type="currency" office:currency="EUR" office:value="4068.92" calcext:value-type="currency">
                    <text:p><text:s/>4 068,92 € </text:p>
                  </table:table-cell>
                  <table:table-cell table:number-columns-repeated="1020"/>
                </table:table-row>
                <table:table-row table:style-name="ro39">
                  <table:table-cell table:style-name="ce163" office:value-type="string" calcext:value-type="string">
                    <text:p>AEF14</text:p>
                  </table:table-cell>
                  <table:table-cell table:style-name="ce176" office:value-type="string" calcext:value-type="string">
                    <text:p>Fourniture d’un panneau décors CE30. Ref : M9720-11, type « SES »</text:p>
                  </table:table-cell>
                  <table:table-cell table:style-name="ce225" office:value-type="string" calcext:value-type="string">
                    <text:p>Unité</text:p>
                  </table:table-cell>
                  <table:table-cell table:style-name="ce447" office:value-type="currency" office:currency="EUR" office:value="332.7" calcext:value-type="currency">
                    <text:p><text:s/>332,70 € </text:p>
                  </table:table-cell>
                  <table:table-cell table:number-columns-repeated="1020"/>
                </table:table-row>
                <table:table-row table:style-name="ro39">
                  <table:table-cell table:style-name="ce163" office:value-type="string" calcext:value-type="string">
                    <text:p>AEF15</text:p>
                  </table:table-cell>
                  <table:table-cell table:style-name="ce176" office:value-type="string" calcext:value-type="string">
                    <text:p>Fourniture d’un panneau décors CE29. Ref : M9720-09, type « SES »</text:p>
                  </table:table-cell>
                  <table:table-cell table:style-name="ce225" office:value-type="string" calcext:value-type="string">
                    <text:p>Unité</text:p>
                  </table:table-cell>
                  <table:table-cell table:style-name="ce447" office:value-type="currency" office:currency="EUR" office:value="332.7" calcext:value-type="currency">
                    <text:p><text:s/>332,70 € </text:p>
                  </table:table-cell>
                  <table:table-cell table:number-columns-repeated="1020"/>
                </table:table-row>
                <table:table-row table:style-name="ro39">
                  <table:table-cell table:style-name="ce163" office:value-type="string" calcext:value-type="string">
                    <text:p>AEF16</text:p>
                  </table:table-cell>
                  <table:table-cell table:style-name="ce176" office:value-type="string" calcext:value-type="string">
                    <text:p>Fourniture d’un panneau décors CE2a. Ref : M9720-10, type « SES »</text:p>
                  </table:table-cell>
                  <table:table-cell table:style-name="ce225" office:value-type="string" calcext:value-type="string">
                    <text:p>Unité</text:p>
                  </table:table-cell>
                  <table:table-cell table:style-name="ce447" office:value-type="currency" office:currency="EUR" office:value="332.7" calcext:value-type="currency">
                    <text:p><text:s/>332,70 € </text:p>
                  </table:table-cell>
                  <table:table-cell table:number-columns-repeated="1020"/>
                </table:table-row>
                <table:table-row table:style-name="ro39">
                  <table:table-cell table:style-name="ce163" office:value-type="string" calcext:value-type="string">
                    <text:p>AEF17</text:p>
                  </table:table-cell>
                  <table:table-cell table:style-name="ce176" office:value-type="string" calcext:value-type="string">
                    <text:p>Fourniture d’un ballast électronique 1x18W pour CE29, type « SES »</text:p>
                  </table:table-cell>
                  <table:table-cell table:style-name="ce225" office:value-type="string" calcext:value-type="string">
                    <text:p>Unité</text:p>
                  </table:table-cell>
                  <table:table-cell table:style-name="ce447" office:value-type="currency" office:currency="EUR" office:value="90.94" calcext:value-type="currency">
                    <text:p><text:s/>90,94 € </text:p>
                  </table:table-cell>
                  <table:table-cell table:number-columns-repeated="1020"/>
                </table:table-row>
                <table:table-row table:style-name="ro39">
                  <table:table-cell table:style-name="ce163" office:value-type="string" calcext:value-type="string">
                    <text:p>AEF18</text:p>
                  </table:table-cell>
                  <table:table-cell table:style-name="ce176" office:value-type="string" calcext:value-type="string">
                    <text:p>Fourniture d’un ballast électronique 2x18W pour CE30, type « SES »</text:p>
                  </table:table-cell>
                  <table:table-cell table:style-name="ce225" office:value-type="string" calcext:value-type="string">
                    <text:p>Unité</text:p>
                  </table:table-cell>
                  <table:table-cell table:style-name="ce447" office:value-type="currency" office:currency="EUR" office:value="90.94" calcext:value-type="currency">
                    <text:p><text:s/>90,94 € </text:p>
                  </table:table-cell>
                  <table:table-cell table:number-columns-repeated="1020"/>
                </table:table-row>
              </table:table-row-group>
            </table:table-row-group>
            <table:table-row table:style-name="ro17">
              <table:table-cell table:style-name="ce167" office:value-type="string" calcext:value-type="string" table:number-columns-spanned="4" table:number-rows-spanned="1">
                <text:p>CAPOTAGE</text:p>
              </table:table-cell>
              <table:covered-table-cell table:number-columns-repeated="3"/>
              <table:table-cell table:number-columns-repeated="1020"/>
            </table:table-row>
            <table:table-row-group>
              <table:table-row-group>
                <table:table-row table:style-name="ro39">
                  <table:table-cell table:style-name="ce163" office:value-type="string" calcext:value-type="string">
                    <text:p>AEF19</text:p>
                  </table:table-cell>
                  <table:table-cell table:style-name="ce176" office:value-type="string" calcext:value-type="string">
                    <text:p>Fourniture d’un capot vertical, source LED, type « HODAPP »</text:p>
                  </table:table-cell>
                  <table:table-cell table:style-name="ce225" office:value-type="string" calcext:value-type="string">
                    <text:p>Unité</text:p>
                  </table:table-cell>
                  <table:table-cell table:style-name="ce447" office:value-type="currency" office:currency="EUR" office:value="3604.25" calcext:value-type="currency">
                    <text:p><text:s/>3 604,25 € </text:p>
                  </table:table-cell>
                  <table:table-cell table:number-columns-repeated="1020"/>
                </table:table-row>
                <table:table-row table:style-name="ro39">
                  <table:table-cell table:style-name="ce163" office:value-type="string" calcext:value-type="string">
                    <text:p>AEF20</text:p>
                  </table:table-cell>
                  <table:table-cell table:style-name="ce176" office:value-type="string" calcext:value-type="string">
                    <text:p>Fourniture d’un capot horizontal, source LED, type « HODAPP »</text:p>
                  </table:table-cell>
                  <table:table-cell table:style-name="ce225" office:value-type="string" calcext:value-type="string">
                    <text:p>Unité</text:p>
                  </table:table-cell>
                  <table:table-cell table:style-name="ce447" office:value-type="currency" office:currency="EUR" office:value="4330.65" calcext:value-type="currency">
                    <text:p><text:s/>4 330,65 € </text:p>
                  </table:table-cell>
                  <table:table-cell table:number-columns-repeated="1020"/>
                </table:table-row>
                <table:table-row table:style-name="ro39">
                  <table:table-cell table:style-name="ce163" office:value-type="string" calcext:value-type="string">
                    <text:p>AEF21</text:p>
                  </table:table-cell>
                  <table:table-cell table:style-name="ce176" office:value-type="string" calcext:value-type="string">
                    <text:p>Fourniture d’un feu flash. Ref : Quadro S-M-FLEX, type « PFANNENBERG »</text:p>
                  </table:table-cell>
                  <table:table-cell table:style-name="ce225" office:value-type="string" calcext:value-type="string">
                    <text:p>Unité</text:p>
                  </table:table-cell>
                  <table:table-cell table:style-name="ce447" office:value-type="currency" office:currency="EUR" office:value="512.36" calcext:value-type="currency">
                    <text:p><text:s/>512,36 € </text:p>
                  </table:table-cell>
                  <table:table-cell table:number-columns-repeated="1020"/>
                </table:table-row>
                <table:table-row table:style-name="ro39">
                  <table:table-cell table:style-name="ce163" office:value-type="string" calcext:value-type="string">
                    <text:p>AEF22</text:p>
                  </table:table-cell>
                  <table:table-cell table:style-name="ce176" office:value-type="string" calcext:value-type="string">
                    <text:p>Fourniture d’une fiche Harting complète mâle + femelle</text:p>
                  </table:table-cell>
                  <table:table-cell table:style-name="ce225" office:value-type="string" calcext:value-type="string">
                    <text:p>Unité</text:p>
                  </table:table-cell>
                  <table:table-cell table:style-name="ce447" office:value-type="currency" office:currency="EUR" office:value="175.22" calcext:value-type="currency">
                    <text:p><text:s/>175,22 € </text:p>
                  </table:table-cell>
                  <table:table-cell table:number-columns-repeated="1020"/>
                </table:table-row>
                <table:table-row table:style-name="ro39">
                  <table:table-cell table:style-name="ce163" office:value-type="string" calcext:value-type="string">
                    <text:p>AEF23</text:p>
                  </table:table-cell>
                  <table:table-cell table:style-name="ce176" office:value-type="string" calcext:value-type="string">
                    <text:p>Fourniture d’une boîte de raccordement étanche IP 65</text:p>
                  </table:table-cell>
                  <table:table-cell table:style-name="ce225" office:value-type="string" calcext:value-type="string">
                    <text:p>Unité</text:p>
                  </table:table-cell>
                  <table:table-cell table:style-name="ce447" office:value-type="currency" office:currency="EUR" office:value="15.53" calcext:value-type="currency">
                    <text:p><text:s/>15,53 € </text:p>
                  </table:table-cell>
                  <table:table-cell table:number-columns-repeated="1020"/>
                </table:table-row>
                <table:table-row table:style-name="ro39">
                  <table:table-cell table:style-name="ce163" office:value-type="string" calcext:value-type="string">
                    <text:p>AEF24</text:p>
                  </table:table-cell>
                  <table:table-cell table:style-name="ce176" office:value-type="string" calcext:value-type="string">
                    <text:p>Fourniture d’une boîte plexo, connectique et gel repositionnable</text:p>
                  </table:table-cell>
                  <table:table-cell table:style-name="ce225" office:value-type="string" calcext:value-type="string">
                    <text:p>Unité</text:p>
                  </table:table-cell>
                  <table:table-cell table:style-name="ce447" office:value-type="currency" office:currency="EUR" office:value="87.61" calcext:value-type="currency">
                    <text:p><text:s/>87,61 € </text:p>
                  </table:table-cell>
                  <table:table-cell table:number-columns-repeated="1020"/>
                </table:table-row>
              </table:table-row-group>
            </table:table-row-group>
            <table:table-row table:style-name="ro17">
              <table:table-cell table:style-name="ce167" office:value-type="string" calcext:value-type="string" table:number-columns-spanned="4" table:number-rows-spanned="1">
                <text:p>CHEVRONS</text:p>
              </table:table-cell>
              <table:covered-table-cell table:number-columns-repeated="3"/>
              <table:table-cell table:number-columns-repeated="1020"/>
            </table:table-row>
            <table:table-row-group>
              <table:table-row-group>
                <table:table-row table:style-name="ro39">
                  <table:table-cell table:style-name="ce163" office:value-type="string" calcext:value-type="string">
                    <text:p>AEF25</text:p>
                  </table:table-cell>
                  <table:table-cell table:style-name="ce176" office:value-type="string" calcext:value-type="string">
                    <text:p>Fourniture d’un ensemble de 6 chevrons lumineux. « TTS-23750 »</text:p>
                  </table:table-cell>
                  <table:table-cell table:style-name="ce225" office:value-type="string" calcext:value-type="string">
                    <text:p>Unité</text:p>
                  </table:table-cell>
                  <table:table-cell table:style-name="ce447" office:value-type="currency" office:currency="EUR" office:value="5655.9" calcext:value-type="currency">
                    <text:p><text:s/>5 655,90 € </text:p>
                  </table:table-cell>
                  <table:table-cell table:number-columns-repeated="1020"/>
                </table:table-row>
                <table:table-row table:style-name="ro39">
                  <table:table-cell table:style-name="ce163" office:value-type="string" calcext:value-type="string">
                    <text:p>AEF26</text:p>
                  </table:table-cell>
                  <table:table-cell table:style-name="ce176" office:value-type="string" calcext:value-type="string">
                    <text:p>Fourniture d’une alimentation interne rack sonorisation TTS HWS 100-24</text:p>
                  </table:table-cell>
                  <table:table-cell table:style-name="ce225" office:value-type="string" calcext:value-type="string">
                    <text:p>Unité</text:p>
                  </table:table-cell>
                  <table:table-cell table:style-name="ce447" office:value-type="currency" office:currency="EUR" office:value="165.24" calcext:value-type="currency">
                    <text:p><text:s/>165,24 € </text:p>
                  </table:table-cell>
                  <table:table-cell table:number-columns-repeated="1020"/>
                </table:table-row>
                <table:table-row table:style-name="ro39">
                  <table:table-cell table:style-name="ce163" office:value-type="string" calcext:value-type="string">
                    <text:p>AEF27</text:p>
                  </table:table-cell>
                  <table:table-cell table:style-name="ce176" office:value-type="string" calcext:value-type="string">
                    <text:p>Fourniture d’une carte CPU EL336 rack sonorisation TTS</text:p>
                  </table:table-cell>
                  <table:table-cell table:style-name="ce225" office:value-type="string" calcext:value-type="string">
                    <text:p>Unité</text:p>
                  </table:table-cell>
                  <table:table-cell table:style-name="ce447" office:value-type="currency" office:currency="EUR" office:value="405.89" calcext:value-type="currency">
                    <text:p><text:s/>405,89 € </text:p>
                  </table:table-cell>
                  <table:table-cell table:number-columns-repeated="1020"/>
                </table:table-row>
                <table:table-row table:style-name="ro39">
                  <table:table-cell table:style-name="ce163" office:value-type="string" calcext:value-type="string">
                    <text:p>AEF28</text:p>
                  </table:table-cell>
                  <table:table-cell table:style-name="ce176" office:value-type="string" calcext:value-type="string">
                    <text:p>Fourniture d’une alimentation interne rack sonorisation SES</text:p>
                  </table:table-cell>
                  <table:table-cell table:style-name="ce225" office:value-type="string" calcext:value-type="string">
                    <text:p>Unité</text:p>
                  </table:table-cell>
                  <table:table-cell table:style-name="ce447" office:value-type="currency" office:currency="EUR" office:value="199.62" calcext:value-type="currency">
                    <text:p><text:s/>199,62 € </text:p>
                  </table:table-cell>
                  <table:table-cell table:number-columns-repeated="1020"/>
                </table:table-row>
                <table:table-row table:style-name="ro39">
                  <table:table-cell table:style-name="ce163" office:value-type="string" calcext:value-type="string">
                    <text:p>AEF29</text:p>
                  </table:table-cell>
                  <table:table-cell table:style-name="ce176" office:value-type="string" calcext:value-type="string">
                    <text:p>Fourniture d’un relais présence secteur rack sonorisation SES</text:p>
                  </table:table-cell>
                  <table:table-cell table:style-name="ce225" office:value-type="string" calcext:value-type="string">
                    <text:p>Unité</text:p>
                  </table:table-cell>
                  <table:table-cell table:style-name="ce447" office:value-type="currency" office:currency="EUR" office:value="27.73" calcext:value-type="currency">
                    <text:p><text:s/>27,73 € </text:p>
                  </table:table-cell>
                  <table:table-cell table:number-columns-repeated="1020"/>
                </table:table-row>
                <table:table-row table:style-name="ro39">
                  <table:table-cell table:style-name="ce163" office:value-type="string" calcext:value-type="string">
                    <text:p>AEF30</text:p>
                  </table:table-cell>
                  <table:table-cell table:style-name="ce176" office:value-type="string" calcext:value-type="string">
                    <text:p>Fourniture d’une carte SAV 485+ rack sonorisation SES</text:p>
                  </table:table-cell>
                  <table:table-cell table:style-name="ce225" office:value-type="string" calcext:value-type="string">
                    <text:p>Unité</text:p>
                  </table:table-cell>
                  <table:table-cell table:style-name="ce447" office:value-type="currency" office:currency="EUR" office:value="420.68" calcext:value-type="currency">
                    <text:p><text:s/>420,68 € </text:p>
                  </table:table-cell>
                  <table:table-cell table:number-columns-repeated="1020"/>
                </table:table-row>
                <table:table-row table:style-name="ro39">
                  <table:table-cell table:style-name="ce163" office:value-type="string" calcext:value-type="string">
                    <text:p>AEF31</text:p>
                  </table:table-cell>
                  <table:table-cell table:style-name="ce176" office:value-type="string" calcext:value-type="string">
                    <text:p>Fourniture d’une carte IPC rack sonorisation SES</text:p>
                  </table:table-cell>
                  <table:table-cell table:style-name="ce225" office:value-type="string" calcext:value-type="string">
                    <text:p>Unité</text:p>
                  </table:table-cell>
                  <table:table-cell table:style-name="ce447" office:value-type="currency" office:currency="EUR" office:value="287.57" calcext:value-type="currency">
                    <text:p><text:s/>287,57 € </text:p>
                  </table:table-cell>
                  <table:table-cell table:number-columns-repeated="1020"/>
                </table:table-row>
                <table:table-row table:style-name="ro39">
                  <table:table-cell table:style-name="ce163" office:value-type="string" calcext:value-type="string">
                    <text:p>AEF32</text:p>
                  </table:table-cell>
                  <table:table-cell table:style-name="ce176" office:value-type="string" calcext:value-type="string">
                    <text:p>Fourniture d’un rack chevrons &amp; connecteurs rapides sur les cartes électroniques. Type « SES »</text:p>
                  </table:table-cell>
                  <table:table-cell table:style-name="ce225" office:value-type="string" calcext:value-type="string">
                    <text:p>Unité</text:p>
                  </table:table-cell>
                  <table:table-cell table:style-name="ce447" office:value-type="currency" office:currency="EUR" office:value="2382.13" calcext:value-type="currency">
                    <text:p><text:s/>2 382,13 € </text:p>
                  </table:table-cell>
                  <table:table-cell table:number-columns-repeated="1020"/>
                </table:table-row>
              </table:table-row-group>
            </table:table-row-group>
          </table:table-row-group>
        </table:table-row-group>
        <table:table-row table:style-name="ro38">
          <table:table-cell table:style-name="ce159" office:value-type="string" calcext:value-type="string" table:number-columns-spanned="4" table:number-rows-spanned="1">
            <text:p>DIVERS</text:p>
          </table:table-cell>
          <table:covered-table-cell table:number-columns-repeated="3"/>
          <table:table-cell table:number-columns-repeated="1020"/>
        </table:table-row>
        <table:table-row-group>
          <table:table-row-group>
            <table:table-row-group>
              <table:table-row-group>
                <table:table-row table:style-name="ro39">
                  <table:table-cell table:style-name="ce168" office:value-type="string" calcext:value-type="string">
                    <text:p>AEV01</text:p>
                  </table:table-cell>
                  <table:table-cell table:style-name="ce176" office:value-type="string" calcext:value-type="string">
                    <text:p>phase d’initialisation (fiche CCTP n°1)</text:p>
                  </table:table-cell>
                  <table:table-cell table:style-name="ce225" office:value-type="string" calcext:value-type="string">
                    <text:p>Forfait</text:p>
                  </table:table-cell>
                  <table:table-cell table:style-name="ce447" office:value-type="currency" office:currency="EUR" office:value="26190.4" calcext:value-type="currency">
                    <text:p><text:s/>26 190,40 € </text:p>
                  </table:table-cell>
                  <table:table-cell table:number-columns-repeated="1020"/>
                </table:table-row>
                <table:table-row table:style-name="ro39">
                  <table:table-cell table:style-name="ce168" office:value-type="string" calcext:value-type="string">
                    <text:p>AEV02</text:p>
                  </table:table-cell>
                  <table:table-cell table:style-name="ce176" office:value-type="string" calcext:value-type="string">
                    <text:p>Forfait annuel de pilotage de marché (fiche CCTP n°2)</text:p>
                  </table:table-cell>
                  <table:table-cell table:style-name="ce225" office:value-type="string" calcext:value-type="string">
                    <text:p>Forfait</text:p>
                  </table:table-cell>
                  <table:table-cell table:style-name="ce447" office:value-type="currency" office:currency="EUR" office:value="9677.5" calcext:value-type="currency">
                    <text:p><text:s/>9 677,50 € </text:p>
                  </table:table-cell>
                  <table:table-cell table:number-columns-repeated="1020"/>
                </table:table-row>
                <table:table-row table:style-name="ro39">
                  <table:table-cell table:style-name="ce168" office:value-type="string" calcext:value-type="string">
                    <text:p>AEV03</text:p>
                  </table:table-cell>
                  <table:table-cell table:style-name="ce176" office:value-type="string" calcext:value-type="string">
                    <text:p>Etude mineure (Fiche CCTP n°7)</text:p>
                  </table:table-cell>
                  <table:table-cell table:style-name="ce225" office:value-type="string" calcext:value-type="string">
                    <text:p>Forfait</text:p>
                  </table:table-cell>
                  <table:table-cell table:style-name="ce447" office:value-type="currency" office:currency="EUR" office:value="1730.56" calcext:value-type="currency">
                    <text:p><text:s/>1 730,56 € </text:p>
                  </table:table-cell>
                  <table:table-cell table:number-columns-repeated="1020"/>
                </table:table-row>
                <table:table-row table:style-name="ro39">
                  <table:table-cell table:style-name="ce168" office:value-type="string" calcext:value-type="string">
                    <text:p>AEV04</text:p>
                  </table:table-cell>
                  <table:table-cell table:style-name="ce176" office:value-type="string" calcext:value-type="string">
                    <text:p>Etude majeure (Fiche CCTP n°7)</text:p>
                  </table:table-cell>
                  <table:table-cell table:style-name="ce225" office:value-type="string" calcext:value-type="string">
                    <text:p>Forfait</text:p>
                  </table:table-cell>
                  <table:table-cell table:style-name="ce447" office:value-type="currency" office:currency="EUR" office:value="4326.4" calcext:value-type="currency">
                    <text:p><text:s/>4 326,40 € </text:p>
                  </table:table-cell>
                  <table:table-cell table:number-columns-repeated="1020"/>
                </table:table-row>
                <table:table-row table:style-name="ro39">
                  <table:table-cell table:style-name="ce168" office:value-type="string" calcext:value-type="string">
                    <text:p>AEV05</text:p>
                  </table:table-cell>
                  <table:table-cell table:style-name="ce176" office:value-type="string" calcext:value-type="string">
                    <text:p>phase de restitution (fiche CCTP n°9)</text:p>
                  </table:table-cell>
                  <table:table-cell table:style-name="ce225" office:value-type="string" calcext:value-type="string">
                    <text:p>Forfait</text:p>
                  </table:table-cell>
                  <table:table-cell table:style-name="ce447" office:value-type="currency" office:currency="EUR" office:value="8652.8" calcext:value-type="currency">
                    <text:p><text:s/>8 652,80 € </text:p>
                  </table:table-cell>
                  <table:table-cell table:number-columns-repeated="1020"/>
                </table:table-row>
                <table:table-row table:style-name="ro39">
                  <table:table-cell table:style-name="ce168" office:value-type="string" calcext:value-type="string">
                    <text:p>AEV06</text:p>
                  </table:table-cell>
                  <table:table-cell table:style-name="ce176" office:value-type="string" calcext:value-type="string">
                    <text:p>Plus value aux prix de maintenance préventive et curative qui ne sont pas indiqués comme étant de nuit, pour effectuer les prestations de nuit</text:p>
                  </table:table-cell>
                  <table:table-cell table:style-name="ce225" office:value-type="string" calcext:value-type="string">
                    <text:p>%</text:p>
                  </table:table-cell>
                  <table:table-cell table:style-name="ce448" office:value-type="float" office:value="100" calcext:value-type="float">
                    <text:p>100</text:p>
                  </table:table-cell>
                  <table:table-cell table:number-columns-repeated="1020"/>
                </table:table-row>
                <table:table-row table:style-name="ro39">
                  <table:table-cell table:style-name="ce168" office:value-type="string" calcext:value-type="string">
                    <text:p>AEV07</text:p>
                  </table:table-cell>
                  <table:table-cell table:style-name="ce176" office:value-type="string" calcext:value-type="string">
                    <text:p>Plus value pour mise en place d’un echaffaudage</text:p>
                  </table:table-cell>
                  <table:table-cell table:style-name="ce225" office:value-type="string" calcext:value-type="string">
                    <text:p>%</text:p>
                  </table:table-cell>
                  <table:table-cell table:style-name="ce448" office:value-type="float" office:value="100" calcext:value-type="float">
                    <text:p>100</text:p>
                  </table:table-cell>
                  <table:table-cell table:number-columns-repeated="1020"/>
                </table:table-row>
              </table:table-row-group>
            </table:table-row-group>
          </table:table-row-group>
        </table:table-row-group>
        <table:table-row table:style-name="ro40" table:number-rows-repeated="1048433">
          <table:table-cell table:number-columns-repeated="1024"/>
        </table:table-row>
        <table:table-row table:style-name="ro40">
          <table:table-cell table:number-columns-repeated="1024"/>
        </table:table-row>
      </table:table>
      <table:table table:name="AEV_DE_Administration" table:style-name="ta4">
        <table:table-column table:style-name="co8" table:default-cell-style-name="ce240"/>
        <table:table-column table:style-name="co9" table:default-cell-style-name="ce450"/>
        <table:table-column table:style-name="co3" table:default-cell-style-name="ce190"/>
        <table:table-column table:style-name="co1" table:default-cell-style-name="ce452"/>
        <table:table-column table:style-name="co4" table:number-columns-repeated="3" table:default-cell-style-name="ce460"/>
        <table:table-column table:style-name="co5" table:default-cell-style-name="ce517"/>
        <table:table-column table:style-name="co5" table:number-columns-repeated="2" table:default-cell-style-name="ce520"/>
        <table:table-column table:style-name="co10" table:default-cell-style-name="ce250"/>
        <table:table-column table:style-name="co11" table:number-columns-repeated="1013" table:default-cell-style-name="ce250"/>
        <table:table-row table:style-name="ro1">
          <table:table-cell table:style-name="ce446" office:value-type="string" calcext:value-type="string">
            <text:p>Code prix</text:p>
          </table:table-cell>
          <table:table-cell table:style-name="ce446" office:value-type="string" calcext:value-type="string">
            <text:p>description prix</text:p>
          </table:table-cell>
          <table:table-cell table:style-name="ce446" office:value-type="string" calcext:value-type="string">
            <text:p>unité</text:p>
          </table:table-cell>
          <table:table-cell table:style-name="ce451" office:value-type="string" office:string-value="Prix HT" calcext:value-type="string">
            <text:p><text:s/>Prix HT </text:p>
          </table:table-cell>
          <table:table-cell table:style-name="ce459" office:value-type="string" calcext:value-type="string">
            <text:p>quantités du DE envoyé à l’entreprise</text:p>
          </table:table-cell>
          <table:table-cell table:style-name="ce282" office:value-type="string" calcext:value-type="string">
            <text:p>Qtés annuelles basées sur l’ancien marché</text:p>
          </table:table-cell>
          <table:table-cell table:style-name="ce282" office:value-type="string" calcext:value-type="string">
            <text:p>DE réaliste</text:p>
          </table:table-cell>
          <table:table-cell table:style-name="ce475" office:value-type="string" calcext:value-type="string">
            <text:p>Total HT</text:p>
          </table:table-cell>
          <table:table-cell table:number-columns-repeated="2" table:style-name="ce518" office:value-type="string" calcext:value-type="string">
            <text:p>Total HT avec qtés annuelles basées sur l’ancien marché </text:p>
          </table:table-cell>
          <table:table-cell table:style-name="ce449" office:value-type="string" calcext:value-type="string">
            <text:p>Commentaires</text:p>
          </table:table-cell>
          <table:table-cell table:style-name="ce449" table:number-columns-repeated="55"/>
          <table:table-cell table:number-columns-repeated="958"/>
        </table:table-row>
        <table:table-row table:style-name="ro38">
          <table:table-cell table:style-name="ce442" office:value-type="string" calcext:value-type="string" table:number-columns-spanned="7" table:number-rows-spanned="1">
            <text:p>MAINTENANCE PREVENTIVE</text:p>
            <text:p><text:span text:style-name="T14">(I = Sens intérieur, E = Sens extérieur, W = Sens province / Paris, Y = Sens Paris / province)</text:span></text:p>
          </table:table-cell>
          <table:covered-table-cell table:number-columns-repeated="6"/>
          <table:table-cell table:style-name="ce300" table:formula="of:=SUM([.H3])" office:value-type="currency" office:currency="EUR" office:value="135658.736666667" calcext:value-type="currency">
            <text:p>135 658,74 €</text:p>
          </table:table-cell>
          <table:table-cell table:style-name="ce300" table:formula="of:=SUM([.I3])" office:value-type="currency" office:currency="EUR" office:value="57597.4391666667" calcext:value-type="currency">
            <text:p>57 597,44 €</text:p>
          </table:table-cell>
          <table:table-cell table:style-name="ce300" table:formula="of:=SUM([.J3])" office:value-type="currency" office:currency="EUR" office:value="0" calcext:value-type="currency">
            <text:p>0,00 €</text:p>
          </table:table-cell>
          <table:table-cell table:number-columns-repeated="1014"/>
        </table:table-row>
        <table:table-row-group>
          <table:table-row table:style-name="ro3">
            <table:table-cell table:style-name="ce160" office:value-type="string" calcext:value-type="string" table:number-columns-spanned="7" table:number-rows-spanned="1">
              <text:p>Prix forfaitaires</text:p>
            </table:table-cell>
            <table:covered-table-cell table:number-columns-repeated="6"/>
            <table:table-cell table:style-name="ce510" table:formula="of:=SUM([.H5];[.H35])" office:value-type="currency" office:currency="EUR" office:value="135658.736666667" calcext:value-type="currency">
              <text:p>135 658,74 €</text:p>
            </table:table-cell>
            <table:table-cell table:style-name="ce510" table:formula="of:=SUM([.I5];[.I35])" office:value-type="currency" office:currency="EUR" office:value="57597.4391666667" calcext:value-type="currency">
              <text:p>57 597,44 €</text:p>
            </table:table-cell>
            <table:table-cell table:style-name="ce510" table:formula="of:=SUM([.J5];[.J35])" office:value-type="currency" office:currency="EUR" office:value="0" calcext:value-type="currency">
              <text:p>0,00 €</text:p>
            </table:table-cell>
            <table:table-cell table:number-columns-repeated="1014"/>
          </table:table-row>
          <table:table-row table:style-name="ro26">
            <table:table-cell table:style-name="ce161" office:value-type="string" calcext:value-type="string" table:number-columns-spanned="7" table:number-rows-spanned="1">
              <text:p>Ces prix forfaitaires rémunèrent l’intervention comme indiqué dans la description des prestations, le déplacement jusqu’au lieu d’intervention ainsi que les moyens nécessaires à la mise en oeuvre.</text:p>
              <text:p/>
            </table:table-cell>
            <table:covered-table-cell table:number-columns-repeated="6"/>
            <table:table-cell table:style-name="ce511" table:number-columns-repeated="3"/>
            <table:table-cell table:number-columns-repeated="1014"/>
          </table:table-row>
          <table:table-row-group>
            <table:table-row table:style-name="ro20">
              <table:table-cell table:style-name="ce162" office:value-type="string" calcext:value-type="string">
                <text:p>Essais fonctionnels</text:p>
              </table:table-cell>
              <table:table-cell table:style-name="ce259" office:value-type="string" calcext:value-type="string" table:number-columns-spanned="6" table:number-rows-spanned="1">
                <office:annotation draw:style-name="gr33" draw:text-style-name="P2" svg:width="2.899cm" svg:height="11.051cm" svg:x="49.644cm" svg:y="3.604cm" draw:caption-point-x="-0.609cm" draw:caption-point-y="1.511cm">
                  <dc:creator>ELP</dc:creator>
                  <dc:date>2021-09-20T00:00:00</dc:date>
                  <text:p text:style-name="P1"><text:span text:style-name="T1">Montant égal au montant des « nettoyage des plots de jalonnements » dans le lot éclairage, car la prestation était groupée dans le précédent marché. Si on le distingue en 3 parties, on arrive à 1/3 pour le nettoyage des plots de jalonnements, 1/3 pour le nettoyage du sous-système AEV, 1/3 pour les essais fonctionnels.</text:span></text:p>
                </office:annotation>
                <text:p/>
                <text:p>Voir fiche prestations AEV - annexe 6</text:p>
                <text:p/>
              </table:table-cell>
              <table:covered-table-cell table:number-columns-repeated="5"/>
              <table:table-cell table:style-name="ce512" table:formula="of:=SUM([.H6];[.H11];[.H17];[.H23];)" office:value-type="currency" office:currency="EUR" office:value="37327.5066666667" calcext:value-type="currency">
                <text:p>37 327,51 €</text:p>
              </table:table-cell>
              <table:table-cell table:style-name="ce512" table:formula="of:=SUM([.I6];[.I11];[.I17];[.I23];)" office:value-type="currency" office:currency="EUR" office:value="16556.4633333333" calcext:value-type="currency">
                <text:p>16 556,46 €</text:p>
              </table:table-cell>
              <table:table-cell table:style-name="ce512" table:formula="of:=SUM([.J6];[.J11];[.J17];[.J23];)"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EST</text:p>
                </table:table-cell>
                <table:covered-table-cell table:number-columns-repeated="6"/>
                <table:table-cell table:style-name="ce513" table:formula="of:=SUM([.H7:.H10])" office:value-type="currency" office:currency="EUR" office:value="6679.58666666667" calcext:value-type="currency">
                  <text:p>6 679,59 €</text:p>
                </table:table-cell>
                <table:table-cell table:style-name="ce513" table:formula="of:=SUM([.I7:.I10])" office:value-type="currency" office:currency="EUR" office:value="3994.9" calcext:value-type="currency">
                  <text:p>3 994,90 €</text:p>
                </table:table-cell>
                <table:table-cell table:style-name="ce513" table:formula="of:=SUM([.J7:.J10])"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E10</text:p>
                  </table:table-cell>
                  <table:table-cell table:style-name="ce268" office:value-type="string" calcext:value-type="string">
                    <text:p>Essais fonctionnels Pour un sens du tunnel de Thiais</text:p>
                  </table:table-cell>
                  <table:table-cell table:style-name="ce225" office:value-type="string" calcext:value-type="string">
                    <text:p>Forfait</text:p>
                  </table:table-cell>
                  <table:table-cell table:style-name="ce453" table:formula="of:=2455/3" office:value-type="currency" office:currency="EUR" office:value="818.333333333333" calcext:value-type="currency">
                    <text:p>818,33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7]*[.E7]" office:value-type="currency" office:currency="EUR" office:value="1636.66666666667" calcext:value-type="currency">
                    <text:p>1 636,67 €</text:p>
                  </table:table-cell>
                  <table:table-cell table:style-name="ce514" table:formula="of:=[.$D7]*[.F7]" office:value-type="currency" office:currency="EUR" office:value="0" calcext:value-type="currency">
                    <text:p>0,00 €</text:p>
                  </table:table-cell>
                  <table:table-cell table:style-name="ce514" table:formula="of:=[.$D7]*[.G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E12</text:p>
                  </table:table-cell>
                  <table:table-cell table:style-name="ce268" office:value-type="string" calcext:value-type="string">
                    <text:p>Essais fonctionnels Pour un sens du tunnel de Champigny</text:p>
                  </table:table-cell>
                  <table:table-cell table:style-name="ce225" office:value-type="string" calcext:value-type="string">
                    <text:p>Forfait</text:p>
                  </table:table-cell>
                  <table:table-cell table:style-name="ce453" table:formula="of:=2308.75/3" office:value-type="currency" office:currency="EUR" office:value="769.583333333333" calcext:value-type="currency">
                    <text:p>769,58 €</text:p>
                  </table:table-cell>
                  <table:table-cell table:style-name="ce278" office:value-type="float" office:value="2" calcext:value-type="float">
                    <text:p>2</text:p>
                  </table:table-cell>
                  <table:table-cell table:style-name="ce464" office:value-type="float" office:value="2" calcext:value-type="float">
                    <text:p>2</text:p>
                  </table:table-cell>
                  <table:table-cell table:style-name="ce464"/>
                  <table:table-cell table:style-name="ce514" table:formula="of:=[.$D8]*[.E8]" office:value-type="currency" office:currency="EUR" office:value="1539.16666666667" calcext:value-type="currency">
                    <text:p>1 539,17 €</text:p>
                  </table:table-cell>
                  <table:table-cell table:style-name="ce514" table:formula="of:=[.$D8]*[.F8]" office:value-type="currency" office:currency="EUR" office:value="1539.16666666667" calcext:value-type="currency">
                    <text:p>1 539,17 €</text:p>
                  </table:table-cell>
                  <table:table-cell table:style-name="ce514" table:formula="of:=[.$D8]*[.G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E14</text:p>
                  </table:table-cell>
                  <table:table-cell table:style-name="ce268" office:value-type="string" calcext:value-type="string">
                    <text:p>Essais fonctionnels Pour un sens du tunnel de Nogent</text:p>
                  </table:table-cell>
                  <table:table-cell table:style-name="ce225" office:value-type="string" calcext:value-type="string">
                    <text:p>Forfait</text:p>
                  </table:table-cell>
                  <table:table-cell table:style-name="ce453" table:formula="of:=2946.88/3" office:value-type="currency" office:currency="EUR" office:value="982.293333333333" calcext:value-type="currency">
                    <text:p>982,29 €</text:p>
                  </table:table-cell>
                  <table:table-cell table:style-name="ce278" office:value-type="float" office:value="2" calcext:value-type="float">
                    <text:p>2</text:p>
                  </table:table-cell>
                  <table:table-cell table:style-name="ce464" office:value-type="float" office:value="2.5" calcext:value-type="float">
                    <text:p>2,5</text:p>
                  </table:table-cell>
                  <table:table-cell table:style-name="ce464"/>
                  <table:table-cell table:style-name="ce514" table:formula="of:=[.$D9]*[.E9]" office:value-type="currency" office:currency="EUR" office:value="1964.58666666667" calcext:value-type="currency">
                    <text:p>1 964,59 €</text:p>
                  </table:table-cell>
                  <table:table-cell table:style-name="ce514" table:formula="of:=[.$D9]*[.F9]" office:value-type="currency" office:currency="EUR" office:value="2455.73333333333" calcext:value-type="currency">
                    <text:p>2 455,73 €</text:p>
                  </table:table-cell>
                  <table:table-cell table:style-name="ce514" table:formula="of:=[.$D9]*[.G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E16</text:p>
                  </table:table-cell>
                  <table:table-cell table:style-name="ce268" office:value-type="string" calcext:value-type="string">
                    <text:p>Essais fonctionnels Pour un sens du tunnel de Boissy</text:p>
                  </table:table-cell>
                  <table:table-cell table:style-name="ce225" office:value-type="string" calcext:value-type="string">
                    <text:p>Forfait</text:p>
                  </table:table-cell>
                  <table:table-cell table:style-name="ce453" table:formula="of:=[.D8]" office:value-type="currency" office:currency="EUR" office:value="769.583333333333" calcext:value-type="currency">
                    <text:p>769,58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10]*[.E10]" office:value-type="currency" office:currency="EUR" office:value="1539.16666666667" calcext:value-type="currency">
                    <text:p>1 539,17 €</text:p>
                  </table:table-cell>
                  <table:table-cell table:style-name="ce514" table:formula="of:=[.$D10]*[.F10]" office:value-type="currency" office:currency="EUR" office:value="0" calcext:value-type="currency">
                    <text:p>0,00 €</text:p>
                  </table:table-cell>
                  <table:table-cell table:style-name="ce514" table:formula="of:=[.$D10]*[.G10]"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NORD</text:p>
                </table:table-cell>
                <table:covered-table-cell table:number-columns-repeated="2"/>
                <table:covered-table-cell table:style-name="ce454"/>
                <table:covered-table-cell table:style-name="ce276"/>
                <table:covered-table-cell table:number-columns-repeated="2" table:style-name="ce465"/>
                <table:table-cell table:style-name="ce513" table:formula="of:=SUM([.H12:.H16])" office:value-type="currency" office:currency="EUR" office:value="6747.5" calcext:value-type="currency">
                  <text:p>6 747,50 €</text:p>
                </table:table-cell>
                <table:table-cell table:style-name="ce513" table:formula="of:=SUM([.I12:.I16])" office:value-type="currency" office:currency="EUR" office:value="2930.625" calcext:value-type="currency">
                  <text:p>2 930,63 €</text:p>
                </table:table-cell>
                <table:table-cell table:style-name="ce513" table:formula="of:=SUM([.J12:.J16])"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N10</text:p>
                  </table:table-cell>
                  <table:table-cell table:style-name="ce268" office:value-type="string" calcext:value-type="string">
                    <text:p>Essais fonctionnels Pour un sens du tunnel de Bobigny</text:p>
                  </table:table-cell>
                  <table:table-cell table:style-name="ce225" office:value-type="string" calcext:value-type="string">
                    <text:p>Forfait</text:p>
                  </table:table-cell>
                  <table:table-cell table:style-name="ce453" table:formula="of:=3926.25/3" office:value-type="currency" office:currency="EUR" office:value="1308.75" calcext:value-type="currency">
                    <text:p>1 308,75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12]*[.E12]" office:value-type="currency" office:currency="EUR" office:value="2617.5" calcext:value-type="currency">
                    <text:p>2 617,50 €</text:p>
                  </table:table-cell>
                  <table:table-cell table:style-name="ce514" table:formula="of:=[.$D12]*[.F12]" office:value-type="currency" office:currency="EUR" office:value="654.375" calcext:value-type="currency">
                    <text:p>654,38 €</text:p>
                  </table:table-cell>
                  <table:table-cell table:style-name="ce514" table:formula="of:=[.$D12]*[.G1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11</text:p>
                  </table:table-cell>
                  <table:table-cell table:style-name="ce268" office:value-type="string" calcext:value-type="string">
                    <text:p>Essais fonctionnels Pour un sens du tunnel de Lumen Norton</text:p>
                  </table:table-cell>
                  <table:table-cell table:style-name="ce225" office:value-type="string" calcext:value-type="string">
                    <text:p>Forfait</text:p>
                  </table:table-cell>
                  <table:table-cell table:style-name="ce453" table:formula="of:=788.75/3" office:value-type="currency" office:currency="EUR" office:value="262.916666666667" calcext:value-type="currency">
                    <text:p>262,92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13]*[.E13]" office:value-type="currency" office:currency="EUR" office:value="525.833333333333" calcext:value-type="currency">
                    <text:p>525,83 €</text:p>
                  </table:table-cell>
                  <table:table-cell table:style-name="ce514" table:formula="of:=[.$D13]*[.F13]" office:value-type="currency" office:currency="EUR" office:value="0" calcext:value-type="currency">
                    <text:p>0,00 €</text:p>
                  </table:table-cell>
                  <table:table-cell table:style-name="ce514" table:formula="of:=[.$D13]*[.G1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12</text:p>
                  </table:table-cell>
                  <table:table-cell table:style-name="ce268" office:value-type="string" calcext:value-type="string">
                    <text:p>Essais fonctionnels Pour un sens du tunnel de La Courneuve</text:p>
                  </table:table-cell>
                  <table:table-cell table:style-name="ce225" office:value-type="string" calcext:value-type="string">
                    <text:p>Forfait</text:p>
                  </table:table-cell>
                  <table:table-cell table:style-name="ce453" table:formula="of:=788.75/3" office:value-type="currency" office:currency="EUR" office:value="262.916666666667" calcext:value-type="currency">
                    <text:p>262,92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14]*[.E14]" office:value-type="currency" office:currency="EUR" office:value="525.833333333333" calcext:value-type="currency">
                    <text:p>525,83 €</text:p>
                  </table:table-cell>
                  <table:table-cell table:style-name="ce514" table:formula="of:=[.$D14]*[.F14]" office:value-type="currency" office:currency="EUR" office:value="131.458333333333" calcext:value-type="currency">
                    <text:p>131,46 €</text:p>
                  </table:table-cell>
                  <table:table-cell table:style-name="ce514" table:formula="of:=[.$D14]*[.G1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13</text:p>
                  </table:table-cell>
                  <table:table-cell table:style-name="ce268" office:value-type="string" calcext:value-type="string">
                    <text:p>Essais fonctionnels Pour un sens du tunnel de Landy</text:p>
                  </table:table-cell>
                  <table:table-cell table:style-name="ce225" office:value-type="string" calcext:value-type="string">
                    <text:p>Forfait</text:p>
                  </table:table-cell>
                  <table:table-cell table:style-name="ce453" table:formula="of:=3633.75/3" office:value-type="currency" office:currency="EUR" office:value="1211.25" calcext:value-type="currency">
                    <text:p>1 211,25 €</text:p>
                  </table:table-cell>
                  <table:table-cell table:style-name="ce278" office:value-type="float" office:value="2" calcext:value-type="float">
                    <text:p>2</text:p>
                  </table:table-cell>
                  <table:table-cell table:style-name="ce464" office:value-type="float" office:value="1.5" calcext:value-type="float">
                    <text:p>1,5</text:p>
                  </table:table-cell>
                  <table:table-cell table:style-name="ce464"/>
                  <table:table-cell table:style-name="ce514" table:formula="of:=[.$D15]*[.E15]" office:value-type="currency" office:currency="EUR" office:value="2422.5" calcext:value-type="currency">
                    <text:p>2 422,50 €</text:p>
                  </table:table-cell>
                  <table:table-cell table:style-name="ce514" table:formula="of:=[.$D15]*[.F15]" office:value-type="currency" office:currency="EUR" office:value="1816.875" calcext:value-type="currency">
                    <text:p>1 816,88 €</text:p>
                  </table:table-cell>
                  <table:table-cell table:style-name="ce514" table:formula="of:=[.$D15]*[.G1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14</text:p>
                  </table:table-cell>
                  <table:table-cell table:style-name="ce268" office:value-type="string" calcext:value-type="string">
                    <text:p>Essais fonctionnels Pour un sens du tunnel de Taverny</text:p>
                  </table:table-cell>
                  <table:table-cell table:style-name="ce225" office:value-type="string" calcext:value-type="string">
                    <text:p>Forfait</text:p>
                  </table:table-cell>
                  <table:table-cell table:style-name="ce453" table:formula="of:=983.75/3" office:value-type="currency" office:currency="EUR" office:value="327.916666666667" calcext:value-type="currency">
                    <text:p>327,92 €</text:p>
                  </table:table-cell>
                  <table:table-cell table:style-name="ce278" office:value-type="float" office:value="2" calcext:value-type="float">
                    <text:p>2</text:p>
                  </table:table-cell>
                  <table:table-cell table:style-name="ce464" office:value-type="float" office:value="1" calcext:value-type="float">
                    <text:p>1</text:p>
                  </table:table-cell>
                  <table:table-cell table:style-name="ce464"/>
                  <table:table-cell table:style-name="ce514" table:formula="of:=[.$D16]*[.E16]" office:value-type="currency" office:currency="EUR" office:value="655.833333333333" calcext:value-type="currency">
                    <text:p>655,83 €</text:p>
                  </table:table-cell>
                  <table:table-cell table:style-name="ce514" table:formula="of:=[.$D16]*[.F16]" office:value-type="currency" office:currency="EUR" office:value="327.916666666667" calcext:value-type="currency">
                    <text:p>327,92 €</text:p>
                  </table:table-cell>
                  <table:table-cell table:style-name="ce514" table:formula="of:=[.$D16]*[.G16]"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SUD</text:p>
                </table:table-cell>
                <table:covered-table-cell table:number-columns-repeated="2"/>
                <table:covered-table-cell table:style-name="ce454"/>
                <table:covered-table-cell table:style-name="ce276"/>
                <table:covered-table-cell table:number-columns-repeated="2" table:style-name="ce465"/>
                <table:table-cell table:style-name="ce513" table:formula="of:=SUM([.H18:.H22])" office:value-type="currency" office:currency="EUR" office:value="4623.33333333333" calcext:value-type="currency">
                  <text:p>4 623,33 €</text:p>
                </table:table-cell>
                <table:table-cell table:style-name="ce513" table:formula="of:=SUM([.I18:.I22])" office:value-type="currency" office:currency="EUR" office:value="6146.25" calcext:value-type="currency">
                  <text:p>6 146,25 €</text:p>
                </table:table-cell>
                <table:table-cell table:style-name="ce513" table:formula="of:=SUM([.J18:.J22])"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S10</text:p>
                  </table:table-cell>
                  <table:table-cell table:style-name="ce268" office:value-type="string" calcext:value-type="string">
                    <text:p>Essais fonctionnels Pour un sens du tunnel de Bicêtre</text:p>
                  </table:table-cell>
                  <table:table-cell table:style-name="ce225" office:value-type="string" calcext:value-type="string">
                    <text:p>Forfait</text:p>
                  </table:table-cell>
                  <table:table-cell table:style-name="ce453" table:formula="of:=2357.5/3" office:value-type="currency" office:currency="EUR" office:value="785.833333333333" calcext:value-type="currency">
                    <text:p>785,83 €</text:p>
                  </table:table-cell>
                  <table:table-cell table:style-name="ce278" office:value-type="float" office:value="2" calcext:value-type="float">
                    <text:p>2</text:p>
                  </table:table-cell>
                  <table:table-cell table:style-name="ce464" office:value-type="float" office:value="4" calcext:value-type="float">
                    <text:p>4</text:p>
                  </table:table-cell>
                  <table:table-cell table:style-name="ce464"/>
                  <table:table-cell table:style-name="ce514" table:formula="of:=[.$D18]*[.E18]" office:value-type="currency" office:currency="EUR" office:value="1571.66666666667" calcext:value-type="currency">
                    <text:p>1 571,67 €</text:p>
                  </table:table-cell>
                  <table:table-cell table:style-name="ce514" table:formula="of:=[.$D18]*[.F18]" office:value-type="currency" office:currency="EUR" office:value="3143.33333333333" calcext:value-type="currency">
                    <text:p>3 143,33 €</text:p>
                  </table:table-cell>
                  <table:table-cell table:style-name="ce514" table:formula="of:=[.$D18]*[.G1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11</text:p>
                  </table:table-cell>
                  <table:table-cell table:style-name="ce268" office:value-type="string" calcext:value-type="string">
                    <text:p>Essais fonctionnels Pour un sens tunnel de Antony</text:p>
                  </table:table-cell>
                  <table:table-cell table:style-name="ce225" office:value-type="string" calcext:value-type="string">
                    <text:p>Forfait</text:p>
                  </table:table-cell>
                  <table:table-cell table:style-name="ce453" table:formula="of:=1772.5/3" office:value-type="currency" office:currency="EUR" office:value="590.833333333333" calcext:value-type="currency">
                    <text:p>590,83 €</text:p>
                  </table:table-cell>
                  <table:table-cell table:style-name="ce278" office:value-type="float" office:value="2" calcext:value-type="float">
                    <text:p>2</text:p>
                  </table:table-cell>
                  <table:table-cell table:style-name="ce464" office:value-type="float" office:value="1.25" calcext:value-type="float">
                    <text:p>1,25</text:p>
                  </table:table-cell>
                  <table:table-cell table:style-name="ce464"/>
                  <table:table-cell table:style-name="ce514" table:formula="of:=[.$D19]*[.E19]" office:value-type="currency" office:currency="EUR" office:value="1181.66666666667" calcext:value-type="currency">
                    <text:p>1 181,67 €</text:p>
                  </table:table-cell>
                  <table:table-cell table:style-name="ce514" table:formula="of:=[.$D19]*[.F19]" office:value-type="currency" office:currency="EUR" office:value="738.541666666667" calcext:value-type="currency">
                    <text:p>738,54 €</text:p>
                  </table:table-cell>
                  <table:table-cell table:style-name="ce514" table:formula="of:=[.$D19]*[.G1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12</text:p>
                  </table:table-cell>
                  <table:table-cell table:style-name="ce268" office:value-type="string" calcext:value-type="string">
                    <text:p>Essais fonctionnels Pour un sens du tunnel de Orly</text:p>
                  </table:table-cell>
                  <table:table-cell table:style-name="ce225" office:value-type="string" calcext:value-type="string">
                    <text:p>Forfait</text:p>
                  </table:table-cell>
                  <table:table-cell table:style-name="ce453" table:formula="of:=983.75/3" office:value-type="currency" office:currency="EUR" office:value="327.916666666667" calcext:value-type="currency">
                    <text:p>327,92 €</text:p>
                  </table:table-cell>
                  <table:table-cell table:style-name="ce278" office:value-type="float" office:value="2" calcext:value-type="float">
                    <text:p>2</text:p>
                  </table:table-cell>
                  <table:table-cell table:style-name="ce464" office:value-type="float" office:value="2.5" calcext:value-type="float">
                    <text:p>2,5</text:p>
                  </table:table-cell>
                  <table:table-cell table:style-name="ce464"/>
                  <table:table-cell table:style-name="ce514" table:formula="of:=[.$D20]*[.E20]" office:value-type="currency" office:currency="EUR" office:value="655.833333333333" calcext:value-type="currency">
                    <text:p>655,83 €</text:p>
                  </table:table-cell>
                  <table:table-cell table:style-name="ce514" table:formula="of:=[.$D20]*[.F20]" office:value-type="currency" office:currency="EUR" office:value="819.791666666667" calcext:value-type="currency">
                    <text:p>819,79 €</text:p>
                  </table:table-cell>
                  <table:table-cell table:style-name="ce514" table:formula="of:=[.$D20]*[.G2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13</text:p>
                  </table:table-cell>
                  <table:table-cell table:style-name="ce268" office:value-type="string" calcext:value-type="string">
                    <text:p>Essais fonctionnels Pour un sens du tunnel de Fresnes</text:p>
                  </table:table-cell>
                  <table:table-cell table:style-name="ce225" office:value-type="string" calcext:value-type="string">
                    <text:p>Forfait</text:p>
                  </table:table-cell>
                  <table:table-cell table:style-name="ce453" table:formula="of:=983.75/3" office:value-type="currency" office:currency="EUR" office:value="327.916666666667" calcext:value-type="currency">
                    <text:p>327,92 €</text:p>
                  </table:table-cell>
                  <table:table-cell table:style-name="ce278" office:value-type="float" office:value="2" calcext:value-type="float">
                    <text:p>2</text:p>
                  </table:table-cell>
                  <table:table-cell table:style-name="ce464" office:value-type="float" office:value="1" calcext:value-type="float">
                    <text:p>1</text:p>
                  </table:table-cell>
                  <table:table-cell table:style-name="ce464"/>
                  <table:table-cell table:style-name="ce514" table:formula="of:=[.$D21]*[.E21]" office:value-type="currency" office:currency="EUR" office:value="655.833333333333" calcext:value-type="currency">
                    <text:p>655,83 €</text:p>
                  </table:table-cell>
                  <table:table-cell table:style-name="ce514" table:formula="of:=[.$D21]*[.F21]" office:value-type="currency" office:currency="EUR" office:value="327.916666666667" calcext:value-type="currency">
                    <text:p>327,92 €</text:p>
                  </table:table-cell>
                  <table:table-cell table:style-name="ce514" table:formula="of:=[.$D21]*[.G2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14</text:p>
                  </table:table-cell>
                  <table:table-cell table:style-name="ce268" office:value-type="string" calcext:value-type="string">
                    <text:p>Essais fonctionnels Pour un sens du tunnel de Italie</text:p>
                  </table:table-cell>
                  <table:table-cell table:style-name="ce225" office:value-type="string" calcext:value-type="string">
                    <text:p>Forfait</text:p>
                  </table:table-cell>
                  <table:table-cell table:style-name="ce453" table:formula="of:=837.5/3" office:value-type="currency" office:currency="EUR" office:value="279.166666666667" calcext:value-type="currency">
                    <text:p>279,17 €</text:p>
                  </table:table-cell>
                  <table:table-cell table:style-name="ce278" office:value-type="float" office:value="2" calcext:value-type="float">
                    <text:p>2</text:p>
                  </table:table-cell>
                  <table:table-cell table:style-name="ce464" office:value-type="float" office:value="4" calcext:value-type="float">
                    <text:p>4</text:p>
                  </table:table-cell>
                  <table:table-cell table:style-name="ce464"/>
                  <table:table-cell table:style-name="ce514" table:formula="of:=[.$D22]*[.E22]" office:value-type="currency" office:currency="EUR" office:value="558.333333333333" calcext:value-type="currency">
                    <text:p>558,33 €</text:p>
                  </table:table-cell>
                  <table:table-cell table:style-name="ce514" table:formula="of:=[.$D22]*[.F22]" office:value-type="currency" office:currency="EUR" office:value="1116.66666666667" calcext:value-type="currency">
                    <text:p>1 116,67 €</text:p>
                  </table:table-cell>
                  <table:table-cell table:style-name="ce514" table:formula="of:=[.$D22]*[.G22]"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OUEST</text:p>
                </table:table-cell>
                <table:covered-table-cell table:number-columns-repeated="2"/>
                <table:covered-table-cell table:style-name="ce454"/>
                <table:covered-table-cell table:style-name="ce276"/>
                <table:covered-table-cell table:number-columns-repeated="2" table:style-name="ce465"/>
                <table:table-cell table:style-name="ce513" table:formula="of:=SUM([.H24:.H34])" office:value-type="currency" office:currency="EUR" office:value="19277.0866666667" calcext:value-type="currency">
                  <text:p>19 277,09 €</text:p>
                </table:table-cell>
                <table:table-cell table:style-name="ce513" table:formula="of:=SUM([.I24:.I34])" office:value-type="currency" office:currency="EUR" office:value="3484.68833333333" calcext:value-type="currency">
                  <text:p>3 484,69 €</text:p>
                </table:table-cell>
                <table:table-cell table:style-name="ce513" table:formula="of:=SUM([.J24:.J34])"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B10</text:p>
                  </table:table-cell>
                  <table:table-cell table:style-name="ce268" office:value-type="string" calcext:value-type="string">
                    <text:p>Essais fonctionnels Pour un sens du tunnel de Ambroise Paré</text:p>
                  </table:table-cell>
                  <table:table-cell table:style-name="ce225" office:value-type="string" calcext:value-type="string">
                    <text:p>Forfait</text:p>
                  </table:table-cell>
                  <table:table-cell table:style-name="ce453" table:formula="of:=2162.5/3" office:value-type="currency" office:currency="EUR" office:value="720.833333333333" calcext:value-type="currency">
                    <text:p>720,83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24]*[.E24]" office:value-type="currency" office:currency="EUR" office:value="1441.66666666667" calcext:value-type="currency">
                    <text:p>1 441,67 €</text:p>
                  </table:table-cell>
                  <table:table-cell table:style-name="ce514" table:formula="of:=[.$D24]*[.F24]" office:value-type="currency" office:currency="EUR" office:value="0" calcext:value-type="currency">
                    <text:p>0,00 €</text:p>
                  </table:table-cell>
                  <table:table-cell table:style-name="ce514" table:formula="of:=[.$D24]*[.G2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1</text:p>
                  </table:table-cell>
                  <table:table-cell table:style-name="ce268" office:value-type="string" calcext:value-type="string">
                    <text:p>Essais fonctionnels Pour un sens du tunnel de Chennevières</text:p>
                  </table:table-cell>
                  <table:table-cell table:style-name="ce225" office:value-type="string" calcext:value-type="string">
                    <text:p>Forfait</text:p>
                  </table:table-cell>
                  <table:table-cell table:style-name="ce453" table:formula="of:=788.75/3" office:value-type="currency" office:currency="EUR" office:value="262.916666666667" calcext:value-type="currency">
                    <text:p>262,92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25]*[.E25]" office:value-type="currency" office:currency="EUR" office:value="525.833333333333" calcext:value-type="currency">
                    <text:p>525,83 €</text:p>
                  </table:table-cell>
                  <table:table-cell table:style-name="ce514" table:formula="of:=[.$D25]*[.F25]" office:value-type="currency" office:currency="EUR" office:value="0" calcext:value-type="currency">
                    <text:p>0,00 €</text:p>
                  </table:table-cell>
                  <table:table-cell table:style-name="ce514" table:formula="of:=[.$D25]*[.G2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2</text:p>
                  </table:table-cell>
                  <table:table-cell table:style-name="ce268" office:value-type="string" calcext:value-type="string">
                    <text:p>Essais fonctionnels Pour un sens du tunnel de Fontenay</text:p>
                  </table:table-cell>
                  <table:table-cell table:style-name="ce225" office:value-type="string" calcext:value-type="string">
                    <text:p>Forfait</text:p>
                  </table:table-cell>
                  <table:table-cell table:style-name="ce453" table:formula="of:=788.75/3" office:value-type="currency" office:currency="EUR" office:value="262.916666666667" calcext:value-type="currency">
                    <text:p>262,92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26]*[.E26]" office:value-type="currency" office:currency="EUR" office:value="525.833333333333" calcext:value-type="currency">
                    <text:p>525,83 €</text:p>
                  </table:table-cell>
                  <table:table-cell table:style-name="ce514" table:formula="of:=[.$D26]*[.F26]" office:value-type="currency" office:currency="EUR" office:value="0" calcext:value-type="currency">
                    <text:p>0,00 €</text:p>
                  </table:table-cell>
                  <table:table-cell table:style-name="ce514" table:formula="of:=[.$D26]*[.G26]"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3</text:p>
                  </table:table-cell>
                  <table:table-cell table:style-name="ce268" office:value-type="string" calcext:value-type="string">
                    <text:p>Essais fonctionnels Pour un sens du tunnel de Saint-Cloud</text:p>
                  </table:table-cell>
                  <table:table-cell table:style-name="ce225" office:value-type="string" calcext:value-type="string">
                    <text:p>Forfait</text:p>
                  </table:table-cell>
                  <table:table-cell table:style-name="ce453" table:formula="of:=2060.63/3" office:value-type="currency" office:currency="EUR" office:value="686.876666666667" calcext:value-type="currency">
                    <text:p>686,88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27]*[.E27]" office:value-type="currency" office:currency="EUR" office:value="1373.75333333333" calcext:value-type="currency">
                    <text:p>1 373,75 €</text:p>
                  </table:table-cell>
                  <table:table-cell table:style-name="ce514" table:formula="of:=[.$D27]*[.F27]" office:value-type="currency" office:currency="EUR" office:value="343.438333333333" calcext:value-type="currency">
                    <text:p>343,44 €</text:p>
                  </table:table-cell>
                  <table:table-cell table:style-name="ce514" table:formula="of:=[.$D27]*[.G2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4</text:p>
                  </table:table-cell>
                  <table:table-cell table:style-name="ce268" office:value-type="string" calcext:value-type="string">
                    <text:p>Essais fonctionnels Pour un sens du tunnel de Bellerive</text:p>
                  </table:table-cell>
                  <table:table-cell table:style-name="ce225" office:value-type="string" calcext:value-type="string">
                    <text:p>Forfait</text:p>
                  </table:table-cell>
                  <table:table-cell table:style-name="ce453" table:formula="of:=2162.5/3" office:value-type="currency" office:currency="EUR" office:value="720.833333333333" calcext:value-type="currency">
                    <text:p>720,83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28]*[.E28]" office:value-type="currency" office:currency="EUR" office:value="1441.66666666667" calcext:value-type="currency">
                    <text:p>1 441,67 €</text:p>
                  </table:table-cell>
                  <table:table-cell table:style-name="ce514" table:formula="of:=[.$D28]*[.F28]" office:value-type="currency" office:currency="EUR" office:value="0" calcext:value-type="currency">
                    <text:p>0,00 €</text:p>
                  </table:table-cell>
                  <table:table-cell table:style-name="ce514" table:formula="of:=[.$D28]*[.G2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0</text:p>
                  </table:table-cell>
                  <table:table-cell table:style-name="ce268" office:value-type="string" calcext:value-type="string">
                    <text:p>Essais fonctionnels La Défense – sens W &amp; Bretelle <text:s/>B3, B4 et B5</text:p>
                  </table:table-cell>
                  <table:table-cell table:style-name="ce225" office:value-type="string" calcext:value-type="string">
                    <text:p>Forfait</text:p>
                  </table:table-cell>
                  <table:table-cell table:style-name="ce453" table:formula="of:=6160/3" office:value-type="currency" office:currency="EUR" office:value="2053.33333333333" calcext:value-type="currency">
                    <text:p>2 053,33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29]*[.E29]" office:value-type="currency" office:currency="EUR" office:value="4106.66666666667" calcext:value-type="currency">
                    <text:p>4 106,67 €</text:p>
                  </table:table-cell>
                  <table:table-cell table:style-name="ce514" table:formula="of:=[.$D29]*[.F29]" office:value-type="currency" office:currency="EUR" office:value="1026.66666666667" calcext:value-type="currency">
                    <text:p>1 026,67 €</text:p>
                  </table:table-cell>
                  <table:table-cell table:style-name="ce514" table:formula="of:=[.$D29]*[.G2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1</text:p>
                  </table:table-cell>
                  <table:table-cell table:style-name="ce268" office:value-type="string" calcext:value-type="string">
                    <text:p>Essais fonctionnels La Défense – sens Y Echangeur Nanterre – sens E <text:s/>&amp; <text:s/>Bretelle B1</text:p>
                  </table:table-cell>
                  <table:table-cell table:style-name="ce225" office:value-type="string" calcext:value-type="string">
                    <text:p>Forfait</text:p>
                  </table:table-cell>
                  <table:table-cell table:style-name="ce453" table:formula="of:=6452.5/3" office:value-type="currency" office:currency="EUR" office:value="2150.83333333333" calcext:value-type="currency">
                    <text:p>2 150,83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30]*[.E30]" office:value-type="currency" office:currency="EUR" office:value="4301.66666666667" calcext:value-type="currency">
                    <text:p>4 301,67 €</text:p>
                  </table:table-cell>
                  <table:table-cell table:style-name="ce514" table:formula="of:=[.$D30]*[.F30]" office:value-type="currency" office:currency="EUR" office:value="1075.41666666667" calcext:value-type="currency">
                    <text:p>1 075,42 €</text:p>
                  </table:table-cell>
                  <table:table-cell table:style-name="ce514" table:formula="of:=[.$D30]*[.G3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2</text:p>
                  </table:table-cell>
                  <table:table-cell table:style-name="ce268" office:value-type="string" calcext:value-type="string">
                    <text:p>Essais fonctionnels Nanterre Centre – sens E</text:p>
                  </table:table-cell>
                  <table:table-cell table:style-name="ce225" office:value-type="string" calcext:value-type="string">
                    <text:p>Forfait</text:p>
                  </table:table-cell>
                  <table:table-cell table:style-name="ce453" table:formula="of:=4210/3" office:value-type="currency" office:currency="EUR" office:value="1403.33333333333" calcext:value-type="currency">
                    <text:p>1 403,33 €</text:p>
                  </table:table-cell>
                  <table:table-cell table:style-name="ce278" office:value-type="float" office:value="2" calcext:value-type="float">
                    <text:p>2</text:p>
                  </table:table-cell>
                  <table:table-cell table:style-name="ce464" office:value-type="float" office:value="0.25" calcext:value-type="float">
                    <text:p>0,25</text:p>
                  </table:table-cell>
                  <table:table-cell table:style-name="ce464"/>
                  <table:table-cell table:style-name="ce514" table:formula="of:=[.$D31]*[.E31]" office:value-type="currency" office:currency="EUR" office:value="2806.66666666667" calcext:value-type="currency">
                    <text:p>2 806,67 €</text:p>
                  </table:table-cell>
                  <table:table-cell table:style-name="ce514" table:formula="of:=[.$D31]*[.F31]" office:value-type="currency" office:currency="EUR" office:value="350.833333333333" calcext:value-type="currency">
                    <text:p>350,83 €</text:p>
                  </table:table-cell>
                  <table:table-cell table:style-name="ce514" table:formula="of:=[.$D31]*[.G3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3</text:p>
                  </table:table-cell>
                  <table:table-cell table:style-name="ce268" office:value-type="string" calcext:value-type="string">
                    <text:p>Essais fonctionnels Nanterre Centre – sens I &amp; Bretelles B7 et B8</text:p>
                  </table:table-cell>
                  <table:table-cell table:style-name="ce225" office:value-type="string" calcext:value-type="string">
                    <text:p>Forfait</text:p>
                  </table:table-cell>
                  <table:table-cell table:style-name="ce453" table:formula="of:=2357.5/3" office:value-type="currency" office:currency="EUR" office:value="785.833333333333" calcext:value-type="currency">
                    <text:p>785,83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32]*[.E32]" office:value-type="currency" office:currency="EUR" office:value="1571.66666666667" calcext:value-type="currency">
                    <text:p>1 571,67 €</text:p>
                  </table:table-cell>
                  <table:table-cell table:style-name="ce514" table:formula="of:=[.$D32]*[.F32]" office:value-type="currency" office:currency="EUR" office:value="392.916666666667" calcext:value-type="currency">
                    <text:p>392,92 €</text:p>
                  </table:table-cell>
                  <table:table-cell table:style-name="ce514" table:formula="of:=[.$D32]*[.G3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4</text:p>
                  </table:table-cell>
                  <table:table-cell table:style-name="ce268" office:value-type="string" calcext:value-type="string">
                    <text:p>Essais fonctionnels Pour un sens du tunnel de Sévines</text:p>
                  </table:table-cell>
                  <table:table-cell table:style-name="ce225" office:value-type="string" calcext:value-type="string">
                    <text:p>Forfait</text:p>
                  </table:table-cell>
                  <table:table-cell table:style-name="ce453" table:formula="of:=886.25/3" office:value-type="currency" office:currency="EUR" office:value="295.416666666667" calcext:value-type="currency">
                    <text:p>295,42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33]*[.E33]" office:value-type="currency" office:currency="EUR" office:value="590.833333333333" calcext:value-type="currency">
                    <text:p>590,83 €</text:p>
                  </table:table-cell>
                  <table:table-cell table:style-name="ce514" table:formula="of:=[.$D33]*[.F33]" office:value-type="currency" office:currency="EUR" office:value="147.708333333333" calcext:value-type="currency">
                    <text:p>147,71 €</text:p>
                  </table:table-cell>
                  <table:table-cell table:style-name="ce514" table:formula="of:=[.$D33]*[.G3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6</text:p>
                  </table:table-cell>
                  <table:table-cell table:style-name="ce268" office:value-type="string" calcext:value-type="string">
                    <text:p>Essais fonctionnels Pour un sens du tunnel de Neuilly</text:p>
                  </table:table-cell>
                  <table:table-cell table:style-name="ce225" office:value-type="string" calcext:value-type="string">
                    <text:p>Forfait</text:p>
                  </table:table-cell>
                  <table:table-cell table:style-name="ce453" table:formula="of:=886.25/3" office:value-type="currency" office:currency="EUR" office:value="295.416666666667" calcext:value-type="currency">
                    <text:p>295,42 €</text:p>
                  </table:table-cell>
                  <table:table-cell table:style-name="ce278" office:value-type="float" office:value="2" calcext:value-type="float">
                    <text:p>2</text:p>
                  </table:table-cell>
                  <table:table-cell table:style-name="ce464" office:value-type="float" office:value="0.5" calcext:value-type="float">
                    <text:p>0,5</text:p>
                  </table:table-cell>
                  <table:table-cell table:style-name="ce464"/>
                  <table:table-cell table:style-name="ce514" table:formula="of:=[.$D34]*[.E34]" office:value-type="currency" office:currency="EUR" office:value="590.833333333333" calcext:value-type="currency">
                    <text:p>590,83 €</text:p>
                  </table:table-cell>
                  <table:table-cell table:style-name="ce514" table:formula="of:=[.$D34]*[.F34]" office:value-type="currency" office:currency="EUR" office:value="147.708333333333" calcext:value-type="currency">
                    <text:p>147,71 €</text:p>
                  </table:table-cell>
                  <table:table-cell table:style-name="ce514" table:formula="of:=[.$D34]*[.G34]" office:value-type="currency" office:currency="EUR" office:value="0" calcext:value-type="currency">
                    <text:p>0,00 €</text:p>
                  </table:table-cell>
                  <table:table-cell table:number-columns-repeated="1014"/>
                </table:table-row>
              </table:table-row-group>
            </table:table-row-group>
            <table:table-row table:style-name="ro20">
              <table:table-cell table:style-name="ce162" office:value-type="string" calcext:value-type="string">
                <text:p>Maintenance préventive AEV</text:p>
              </table:table-cell>
              <table:table-cell table:style-name="ce259" office:value-type="string" calcext:value-type="string" table:number-columns-spanned="6" table:number-rows-spanned="1">
                <office:annotation draw:style-name="gr34" draw:text-style-name="P2" svg:width="2.899cm" svg:height="23.637cm" svg:x="49.644cm" svg:y="33.513cm" draw:caption-point-x="-0.609cm" draw:caption-point-y="1.51cm">
                  <dc:creator>ELP</dc:creator>
                  <dc:date>2021-09-20T00:00:00</dc:date>
                  <text:p text:style-name="P1"><text:span text:style-name="T1">Montant égal au montant des « nettoyage des plots de jalonnements » dans le lot éclairage, majoré du montant de la plus value pour changement systématique des sources prévus dans l’ancien marché car la prestation était groupée dans le précédent marché. Si on le distingue en 3 parties, on arrive à 1/3 pour le nettoyage des plots de jalonnements, 1/3 pour le nettoyage du sous-système AEV, 1/3 pour les essais fonctionnels. Dans le cadre de cette prestation cela serait 1/3 de la prestation initiale + le prix de plus value pour remplacement systématique.</text:span></text:p>
                  <text:p text:style-name="P1"><text:span text:style-name="T1"/></text:p>
                  <text:p text:style-name="P1"><text:span text:style-name="T1">Globalement, la prestation demandée dans ce marché est beaucoup plus complète que dans le précédent marché</text:span></text:p>
                </office:annotation>
                <text:p/>
                <text:p>Voir fiche prestations AEV – Annexe 7</text:p>
                <text:p/>
              </table:table-cell>
              <table:covered-table-cell/>
              <table:covered-table-cell table:style-name="ce455"/>
              <table:covered-table-cell table:style-name="ce276"/>
              <table:covered-table-cell table:number-columns-repeated="2" table:style-name="ce465"/>
              <table:table-cell table:style-name="ce512" table:formula="of:=SUM([.H36];[.H41];[.H47];[.H53])" office:value-type="currency" office:currency="EUR" office:value="98331.23" calcext:value-type="currency">
                <text:p>98 331,23 €</text:p>
              </table:table-cell>
              <table:table-cell table:style-name="ce512" table:formula="of:=SUM([.I36];[.I41];[.I47];[.I53])" office:value-type="currency" office:currency="EUR" office:value="41040.9758333333" calcext:value-type="currency">
                <text:p>41 040,98 €</text:p>
              </table:table-cell>
              <table:table-cell table:style-name="ce512" table:formula="of:=SUM([.J36];[.J41];[.J47];[.J53])"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EST</text:p>
                </table:table-cell>
                <table:covered-table-cell table:number-columns-repeated="2"/>
                <table:covered-table-cell table:style-name="ce455"/>
                <table:covered-table-cell table:style-name="ce276"/>
                <table:covered-table-cell table:number-columns-repeated="2" table:style-name="ce465"/>
                <table:table-cell table:style-name="ce513" table:formula="of:=SUM([.H37:.H40])" office:value-type="currency" office:currency="EUR" office:value="16235.5433333333" calcext:value-type="currency">
                  <text:p>16 235,54 €</text:p>
                </table:table-cell>
                <table:table-cell table:style-name="ce513" table:formula="of:=SUM([.I37:.I40])" office:value-type="currency" office:currency="EUR" office:value="8319.305" calcext:value-type="currency">
                  <text:p>8 319,31 €</text:p>
                </table:table-cell>
                <table:table-cell table:style-name="ce513" table:formula="of:=SUM([.J37:.J40])"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E20</text:p>
                  </table:table-cell>
                  <table:table-cell table:style-name="ce268" office:value-type="string" calcext:value-type="string">
                    <text:p>Maintenance préventive AEV Pour un sens du tunnel de Thiais</text:p>
                  </table:table-cell>
                  <table:table-cell table:style-name="ce225" office:value-type="string" calcext:value-type="string">
                    <text:p>Forfait</text:p>
                  </table:table-cell>
                  <table:table-cell table:style-name="ce456" table:formula="of:=2/3*AVERAGE(2357.5;2552.5)+AVERAGE(638.13;589.38)" office:value-type="currency" office:currency="EUR" office:value="2250.42166666667" calcext:value-type="currency">
                    <text:p><text:s/>2 250,42 € </text:p>
                  </table:table-cell>
                  <table:table-cell table:style-name="ce278" office:value-type="float" office:value="2" calcext:value-type="float">
                    <text:p>2</text:p>
                  </table:table-cell>
                  <table:table-cell table:style-name="ce464" office:value-type="float" office:value="0" calcext:value-type="float">
                    <office:annotation draw:style-name="gr32" draw:text-style-name="P2" svg:width="2.899cm" svg:height="2.805cm" svg:x="45.907cm" svg:y="35.455cm" draw:caption-point-x="-0.61cm" draw:caption-point-y="1.51cm">
                      <dc:creator>ELP</dc:creator>
                      <dc:date>2021-09-20T00:00:00</dc:date>
                      <text:p text:style-name="P1"><text:span text:style-name="T1">Jamais commandé dans précédent marché car tunnel en modernisation</text:span></text:p>
                    </office:annotation>
                    <text:p>0</text:p>
                  </table:table-cell>
                  <table:table-cell table:style-name="ce464"/>
                  <table:table-cell table:style-name="ce514" table:formula="of:=[.$D37]*[.E37]" office:value-type="currency" office:currency="EUR" office:value="4500.84333333333" calcext:value-type="currency">
                    <text:p>4 500,84 €</text:p>
                  </table:table-cell>
                  <table:table-cell table:style-name="ce514" table:formula="of:=[.$D37]*[.F37]" office:value-type="currency" office:currency="EUR" office:value="0" calcext:value-type="currency">
                    <text:p>0,00 €</text:p>
                  </table:table-cell>
                  <table:table-cell table:style-name="ce514" table:formula="of:=[.$D37]*[.G3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E22</text:p>
                  </table:table-cell>
                  <table:table-cell table:style-name="ce268" office:value-type="string" calcext:value-type="string">
                    <text:p>Maintenance préventive AEV Pour un sens du tunnel de Champigny</text:p>
                  </table:table-cell>
                  <table:table-cell table:style-name="ce225" office:value-type="string" calcext:value-type="string">
                    <text:p>Forfait</text:p>
                  </table:table-cell>
                  <table:table-cell table:style-name="ce456" table:formula="of:=2/3*AVERAGE(2260;2357.5)+AVERAGE(565;589.38)" office:value-type="currency" office:currency="EUR" office:value="2116.35666666667" calcext:value-type="currency">
                    <text:p><text:s/>2 116,36 € </text:p>
                  </table:table-cell>
                  <table:table-cell table:style-name="ce278" office:value-type="float" office:value="2" calcext:value-type="float">
                    <text:p>2</text:p>
                  </table:table-cell>
                  <table:table-cell table:style-name="ce464" office:value-type="float" office:value="2" calcext:value-type="float">
                    <text:p>2</text:p>
                  </table:table-cell>
                  <table:table-cell table:style-name="ce464"/>
                  <table:table-cell table:style-name="ce514" table:formula="of:=[.$D38]*[.E38]" office:value-type="currency" office:currency="EUR" office:value="4232.71333333333" calcext:value-type="currency">
                    <text:p>4 232,71 €</text:p>
                  </table:table-cell>
                  <table:table-cell table:style-name="ce514" table:formula="of:=[.$D38]*[.F38]" office:value-type="currency" office:currency="EUR" office:value="4232.71333333333" calcext:value-type="currency">
                    <text:p>4 232,71 €</text:p>
                  </table:table-cell>
                  <table:table-cell table:style-name="ce514" table:formula="of:=[.$D38]*[.G3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E24</text:p>
                  </table:table-cell>
                  <table:table-cell table:style-name="ce268" office:value-type="string" calcext:value-type="string">
                    <text:p>Maintenance préventive AEV Pour un sens du tunnel de Nogent</text:p>
                  </table:table-cell>
                  <table:table-cell table:style-name="ce225" office:value-type="string" calcext:value-type="string">
                    <text:p>Forfait</text:p>
                  </table:table-cell>
                  <table:table-cell table:style-name="ce456" table:formula="of:=2/3*AVERAGE(43.75;2650)+AVERAGE(810.94;662.5)" office:value-type="currency" office:currency="EUR" office:value="1634.63666666667" calcext:value-type="currency">
                    <text:p><text:s/>1 634,64 € </text:p>
                  </table:table-cell>
                  <table:table-cell table:style-name="ce278" office:value-type="float" office:value="2" calcext:value-type="float">
                    <text:p>2</text:p>
                  </table:table-cell>
                  <table:table-cell table:style-name="ce464" table:formula="of:=2*5/4" office:value-type="float" office:value="2.5" calcext:value-type="float">
                    <office:annotation draw:style-name="gr13" draw:text-style-name="P2" svg:width="2.899cm" svg:height="1.799cm" svg:x="45.907cm" svg:y="37.561cm" draw:caption-point-x="-0.61cm" draw:caption-point-y="1.51cm">
                      <dc:creator>ELP</dc:creator>
                      <dc:date>2021-09-20T00:00:00</dc:date>
                      <text:p text:style-name="P1"><text:span text:style-name="T1">Commandé 5 fois en 4 ans</text:span></text:p>
                    </office:annotation>
                    <text:p>2,5</text:p>
                  </table:table-cell>
                  <table:table-cell table:style-name="ce464"/>
                  <table:table-cell table:style-name="ce514" table:formula="of:=[.$D39]*[.E39]" office:value-type="currency" office:currency="EUR" office:value="3269.27333333333" calcext:value-type="currency">
                    <text:p>3 269,27 €</text:p>
                  </table:table-cell>
                  <table:table-cell table:style-name="ce514" table:formula="of:=[.$D39]*[.F39]" office:value-type="currency" office:currency="EUR" office:value="4086.59166666667" calcext:value-type="currency">
                    <text:p>4 086,59 €</text:p>
                  </table:table-cell>
                  <table:table-cell table:style-name="ce514" table:formula="of:=[.$D39]*[.G3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E26</text:p>
                  </table:table-cell>
                  <table:table-cell table:style-name="ce268" office:value-type="string" calcext:value-type="string">
                    <text:p>Maintenance préventive AEV Pour un sens du tunnel de Boissy</text:p>
                  </table:table-cell>
                  <table:table-cell table:style-name="ce225" office:value-type="string" calcext:value-type="string">
                    <text:p>Forfait</text:p>
                  </table:table-cell>
                  <table:table-cell table:style-name="ce456" table:formula="of:=[.D38]" office:value-type="currency" office:currency="EUR" office:value="2116.35666666667" calcext:value-type="currency">
                    <text:p><text:s/>2 116,36 €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40]*[.E40]" office:value-type="currency" office:currency="EUR" office:value="4232.71333333333" calcext:value-type="currency">
                    <text:p>4 232,71 €</text:p>
                  </table:table-cell>
                  <table:table-cell table:style-name="ce514" table:formula="of:=[.$D40]*[.F40]" office:value-type="currency" office:currency="EUR" office:value="0" calcext:value-type="currency">
                    <text:p>0,00 €</text:p>
                  </table:table-cell>
                  <table:table-cell table:style-name="ce514" table:formula="of:=[.$D40]*[.G40]"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NORD</text:p>
                </table:table-cell>
                <table:covered-table-cell table:number-columns-repeated="2"/>
                <table:covered-table-cell table:style-name="ce456" table:formula="of:=1/3*AVERAGE(43.75;2650)+AVERAGE(810.94;662.5)" office:value-type="currency" office:currency="EUR" office:value="1185.67833333333" calcext:value-type="currency">
                  <text:p><text:s/>1 185,68 € </text:p>
                </table:covered-table-cell>
                <table:covered-table-cell table:style-name="ce276"/>
                <table:covered-table-cell table:number-columns-repeated="2" table:style-name="ce465"/>
                <table:table-cell table:style-name="ce513" table:formula="of:=SUM([.H42:.H46])" office:value-type="currency" office:currency="EUR" office:value="18019.38" calcext:value-type="currency">
                  <text:p>18 019,38 €</text:p>
                </table:table-cell>
                <table:table-cell table:style-name="ce513" table:formula="of:=SUM([.I42:.I46])" office:value-type="currency" office:currency="EUR" office:value="7657.03" calcext:value-type="currency">
                  <text:p>7 657,03 €</text:p>
                </table:table-cell>
                <table:table-cell table:style-name="ce513" table:formula="of:=SUM([.J42:.J46])"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N20</text:p>
                  </table:table-cell>
                  <table:table-cell table:style-name="ce268" office:value-type="string" calcext:value-type="string">
                    <text:p>Maintenance préventive AEV Pour un sens du tunnel de Bobigny</text:p>
                  </table:table-cell>
                  <table:table-cell table:style-name="ce225" office:value-type="string" calcext:value-type="string">
                    <text:p>Forfait</text:p>
                  </table:table-cell>
                  <table:table-cell table:style-name="ce456" table:formula="of:=2/3*3926.25+981.56" office:value-type="currency" office:currency="EUR" office:value="3599.06" calcext:value-type="currency">
                    <text:p><text:s/>3 599,06 € </text:p>
                  </table:table-cell>
                  <table:table-cell table:style-name="ce278" office:value-type="float" office:value="2" calcext:value-type="float">
                    <text:p>2</text:p>
                  </table:table-cell>
                  <table:table-cell table:style-name="ce464" table:formula="of:=2*1/4" office:value-type="float" office:value="0.5" calcext:value-type="float">
                    <text:p>0,5</text:p>
                  </table:table-cell>
                  <table:table-cell table:style-name="ce464"/>
                  <table:table-cell table:style-name="ce514" table:formula="of:=[.$D42]*[.E42]" office:value-type="currency" office:currency="EUR" office:value="7198.12" calcext:value-type="currency">
                    <text:p>7 198,12 €</text:p>
                  </table:table-cell>
                  <table:table-cell table:style-name="ce514" table:formula="of:=[.$D42]*[.F42]" office:value-type="currency" office:currency="EUR" office:value="1799.53" calcext:value-type="currency">
                    <text:p>1 799,53 €</text:p>
                  </table:table-cell>
                  <table:table-cell table:style-name="ce514" table:formula="of:=[.$D42]*[.G4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21</text:p>
                  </table:table-cell>
                  <table:table-cell table:style-name="ce268" office:value-type="string" calcext:value-type="string">
                    <text:p>Maintenance préventive AEV Pour un sens du tunnel de Lumen Norton</text:p>
                  </table:table-cell>
                  <table:table-cell table:style-name="ce225" office:value-type="string" calcext:value-type="string">
                    <text:p>Forfait</text:p>
                  </table:table-cell>
                  <table:table-cell table:style-name="ce456" table:formula="of:=2/3*788.75+197.19" office:value-type="currency" office:currency="EUR" office:value="723.023333333333" calcext:value-type="currency">
                    <text:p><text:s/>723,02 €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43]*[.E43]" office:value-type="currency" office:currency="EUR" office:value="1446.04666666667" calcext:value-type="currency">
                    <text:p>1 446,05 €</text:p>
                  </table:table-cell>
                  <table:table-cell table:style-name="ce514" table:formula="of:=[.$D43]*[.F43]" office:value-type="currency" office:currency="EUR" office:value="0" calcext:value-type="currency">
                    <text:p>0,00 €</text:p>
                  </table:table-cell>
                  <table:table-cell table:style-name="ce514" table:formula="of:=[.$D43]*[.G4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22</text:p>
                  </table:table-cell>
                  <table:table-cell table:style-name="ce268" office:value-type="string" calcext:value-type="string">
                    <text:p>Maintenance préventive AEV Pour un sens du tunnel de La Courneuve</text:p>
                  </table:table-cell>
                  <table:table-cell table:style-name="ce225" office:value-type="string" calcext:value-type="string">
                    <text:p>Forfait</text:p>
                  </table:table-cell>
                  <table:table-cell table:style-name="ce456" table:formula="of:=2/3*788.75+197.19" office:value-type="currency" office:currency="EUR" office:value="723.023333333333" calcext:value-type="currency">
                    <text:p><text:s/>723,02 € </text:p>
                  </table:table-cell>
                  <table:table-cell table:style-name="ce278" office:value-type="float" office:value="2" calcext:value-type="float">
                    <text:p>2</text:p>
                  </table:table-cell>
                  <table:table-cell table:style-name="ce464" table:formula="of:=2*1/4" office:value-type="float" office:value="0.5" calcext:value-type="float">
                    <text:p>0,5</text:p>
                  </table:table-cell>
                  <table:table-cell table:style-name="ce464"/>
                  <table:table-cell table:style-name="ce514" table:formula="of:=[.$D44]*[.E44]" office:value-type="currency" office:currency="EUR" office:value="1446.04666666667" calcext:value-type="currency">
                    <text:p>1 446,05 €</text:p>
                  </table:table-cell>
                  <table:table-cell table:style-name="ce514" table:formula="of:=[.$D44]*[.F44]" office:value-type="currency" office:currency="EUR" office:value="361.511666666667" calcext:value-type="currency">
                    <text:p>361,51 €</text:p>
                  </table:table-cell>
                  <table:table-cell table:style-name="ce514" table:formula="of:=[.$D44]*[.G4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23</text:p>
                  </table:table-cell>
                  <table:table-cell table:style-name="ce268" office:value-type="string" calcext:value-type="string">
                    <text:p>Maintenance préventive AEV Pour un sens du tunnel de Landy</text:p>
                  </table:table-cell>
                  <table:table-cell table:style-name="ce225" office:value-type="string" calcext:value-type="string">
                    <text:p>Forfait</text:p>
                  </table:table-cell>
                  <table:table-cell table:style-name="ce456" table:formula="of:=2/3*AVERAGE(3341.25;3341.25)+835.31" office:value-type="currency" office:currency="EUR" office:value="3062.81" calcext:value-type="currency">
                    <text:p><text:s/>3 062,81 € </text:p>
                  </table:table-cell>
                  <table:table-cell table:style-name="ce278" office:value-type="float" office:value="2" calcext:value-type="float">
                    <text:p>2</text:p>
                  </table:table-cell>
                  <table:table-cell table:style-name="ce464" table:formula="of:=2*3/4" office:value-type="float" office:value="1.5" calcext:value-type="float">
                    <text:p>1,5</text:p>
                  </table:table-cell>
                  <table:table-cell table:style-name="ce464"/>
                  <table:table-cell table:style-name="ce514" table:formula="of:=[.$D45]*[.E45]" office:value-type="currency" office:currency="EUR" office:value="6125.62" calcext:value-type="currency">
                    <text:p>6 125,62 €</text:p>
                  </table:table-cell>
                  <table:table-cell table:style-name="ce514" table:formula="of:=[.$D45]*[.F45]" office:value-type="currency" office:currency="EUR" office:value="4594.215" calcext:value-type="currency">
                    <text:p>4 594,22 €</text:p>
                  </table:table-cell>
                  <table:table-cell table:style-name="ce514" table:formula="of:=[.$D45]*[.G4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N24</text:p>
                  </table:table-cell>
                  <table:table-cell table:style-name="ce268" office:value-type="string" calcext:value-type="string">
                    <text:p>Maintenance préventive AEV Pour un sens du tunnel de Taverny</text:p>
                  </table:table-cell>
                  <table:table-cell table:style-name="ce225" office:value-type="string" calcext:value-type="string">
                    <text:p>Forfait</text:p>
                  </table:table-cell>
                  <table:table-cell table:style-name="ce456" table:formula="of:=2/3*983.75+245.94" office:value-type="currency" office:currency="EUR" office:value="901.773333333333" calcext:value-type="currency">
                    <text:p><text:s/>901,77 € </text:p>
                  </table:table-cell>
                  <table:table-cell table:style-name="ce278" office:value-type="float" office:value="2" calcext:value-type="float">
                    <text:p>2</text:p>
                  </table:table-cell>
                  <table:table-cell table:style-name="ce464" table:formula="of:=2*2/4" office:value-type="float" office:value="1" calcext:value-type="float">
                    <text:p>1</text:p>
                  </table:table-cell>
                  <table:table-cell table:style-name="ce464"/>
                  <table:table-cell table:style-name="ce514" table:formula="of:=[.$D46]*[.E46]" office:value-type="currency" office:currency="EUR" office:value="1803.54666666667" calcext:value-type="currency">
                    <text:p>1 803,55 €</text:p>
                  </table:table-cell>
                  <table:table-cell table:style-name="ce514" table:formula="of:=[.$D46]*[.F46]" office:value-type="currency" office:currency="EUR" office:value="901.773333333333" calcext:value-type="currency">
                    <text:p>901,77 €</text:p>
                  </table:table-cell>
                  <table:table-cell table:style-name="ce514" table:formula="of:=[.$D46]*[.G46]"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SUD</text:p>
                </table:table-cell>
                <table:covered-table-cell table:number-columns-repeated="2"/>
                <table:covered-table-cell table:style-name="ce456" table:formula="of:=1/3*AVERAGE(43.75;2650)+AVERAGE(810.94;662.5)" office:value-type="currency" office:currency="EUR" office:value="1185.67833333333" calcext:value-type="currency">
                  <text:p><text:s/>1 185,68 € </text:p>
                </table:covered-table-cell>
                <table:covered-table-cell table:style-name="ce276"/>
                <table:covered-table-cell table:number-columns-repeated="2" table:style-name="ce465"/>
                <table:table-cell table:style-name="ce513" table:formula="of:=SUM([.H48:.H52])" office:value-type="currency" office:currency="EUR" office:value="12138.1966666667" calcext:value-type="currency">
                  <text:p>12 138,20 €</text:p>
                </table:table-cell>
                <table:table-cell table:style-name="ce513" table:formula="of:=SUM([.I48:.I52])" office:value-type="currency" office:currency="EUR" office:value="15750.2225" calcext:value-type="currency">
                  <text:p>15 750,22 €</text:p>
                </table:table-cell>
                <table:table-cell table:style-name="ce513" table:formula="of:=SUM([.J48:.J52])"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S20</text:p>
                  </table:table-cell>
                  <table:table-cell table:style-name="ce268" office:value-type="string" calcext:value-type="string">
                    <text:p>Maintenance préventive AEV Pour un sens du tunnel de Bicêtre</text:p>
                  </table:table-cell>
                  <table:table-cell table:style-name="ce225" office:value-type="string" calcext:value-type="string">
                    <text:p>Forfait</text:p>
                  </table:table-cell>
                  <table:table-cell table:style-name="ce456" table:formula="of:=2/3*2375.5+289.38" office:value-type="currency" office:currency="EUR" office:value="1873.04666666667" calcext:value-type="currency">
                    <text:p><text:s/>1 873,05 € </text:p>
                  </table:table-cell>
                  <table:table-cell table:style-name="ce278" office:value-type="float" office:value="2" calcext:value-type="float">
                    <text:p>2</text:p>
                  </table:table-cell>
                  <table:table-cell table:style-name="ce464" table:formula="of:=2*8/4" office:value-type="float" office:value="4" calcext:value-type="float">
                    <text:p>4</text:p>
                  </table:table-cell>
                  <table:table-cell table:style-name="ce464"/>
                  <table:table-cell table:style-name="ce514" table:formula="of:=[.$D48]*[.E48]" office:value-type="currency" office:currency="EUR" office:value="3746.09333333333" calcext:value-type="currency">
                    <text:p>3 746,09 €</text:p>
                  </table:table-cell>
                  <table:table-cell table:style-name="ce514" table:formula="of:=[.$D48]*[.F48]" office:value-type="currency" office:currency="EUR" office:value="7492.18666666667" calcext:value-type="currency">
                    <text:p>7 492,19 €</text:p>
                  </table:table-cell>
                  <table:table-cell table:style-name="ce514" table:formula="of:=[.$D48]*[.G4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21</text:p>
                  </table:table-cell>
                  <table:table-cell table:style-name="ce268" office:value-type="string" calcext:value-type="string">
                    <text:p>Maintenance préventive AEV Pour un sens tunnel de <text:s/>Antony</text:p>
                  </table:table-cell>
                  <table:table-cell table:style-name="ce225" office:value-type="string" calcext:value-type="string">
                    <text:p>Forfait</text:p>
                  </table:table-cell>
                  <table:table-cell table:style-name="ce456" table:formula="of:=2/3*1772.5+443.13" office:value-type="currency" office:currency="EUR" office:value="1624.79666666667" calcext:value-type="currency">
                    <text:p><text:s/>1 624,80 € </text:p>
                  </table:table-cell>
                  <table:table-cell table:style-name="ce278" office:value-type="float" office:value="2" calcext:value-type="float">
                    <text:p>2</text:p>
                  </table:table-cell>
                  <table:table-cell table:style-name="ce464" table:formula="of:=2*2.5/4" office:value-type="float" office:value="1.25" calcext:value-type="float">
                    <text:p>1,25</text:p>
                  </table:table-cell>
                  <table:table-cell table:style-name="ce464"/>
                  <table:table-cell table:style-name="ce514" table:formula="of:=[.$D49]*[.E49]" office:value-type="currency" office:currency="EUR" office:value="3249.59333333333" calcext:value-type="currency">
                    <text:p>3 249,59 €</text:p>
                  </table:table-cell>
                  <table:table-cell table:style-name="ce514" table:formula="of:=[.$D49]*[.F49]" office:value-type="currency" office:currency="EUR" office:value="2030.99583333333" calcext:value-type="currency">
                    <text:p>2 031,00 €</text:p>
                  </table:table-cell>
                  <table:table-cell table:style-name="ce514" table:formula="of:=[.$D49]*[.G4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22</text:p>
                  </table:table-cell>
                  <table:table-cell table:style-name="ce268" office:value-type="string" calcext:value-type="string">
                    <text:p>Maintenance préventive AEV Pour un sens du tunnel de Orly</text:p>
                  </table:table-cell>
                  <table:table-cell table:style-name="ce225" office:value-type="string" calcext:value-type="string">
                    <text:p>Forfait</text:p>
                  </table:table-cell>
                  <table:table-cell table:style-name="ce456" table:formula="of:=2/3*983.75+245.94" office:value-type="currency" office:currency="EUR" office:value="901.773333333333" calcext:value-type="currency">
                    <text:p><text:s/>901,77 € </text:p>
                  </table:table-cell>
                  <table:table-cell table:style-name="ce278" office:value-type="float" office:value="2" calcext:value-type="float">
                    <text:p>2</text:p>
                  </table:table-cell>
                  <table:table-cell table:style-name="ce464" table:formula="of:=2*5/4" office:value-type="float" office:value="2.5" calcext:value-type="float">
                    <text:p>2,5</text:p>
                  </table:table-cell>
                  <table:table-cell table:style-name="ce464"/>
                  <table:table-cell table:style-name="ce514" table:formula="of:=[.$D50]*[.E50]" office:value-type="currency" office:currency="EUR" office:value="1803.54666666667" calcext:value-type="currency">
                    <text:p>1 803,55 €</text:p>
                  </table:table-cell>
                  <table:table-cell table:style-name="ce514" table:formula="of:=[.$D50]*[.F50]" office:value-type="currency" office:currency="EUR" office:value="2254.43333333333" calcext:value-type="currency">
                    <text:p>2 254,43 €</text:p>
                  </table:table-cell>
                  <table:table-cell table:style-name="ce514" table:formula="of:=[.$D50]*[.G5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23</text:p>
                  </table:table-cell>
                  <table:table-cell table:style-name="ce268" office:value-type="string" calcext:value-type="string">
                    <text:p>Maintenance préventive AEV Pour un sens du tunnel de Fresnes</text:p>
                  </table:table-cell>
                  <table:table-cell table:style-name="ce225" office:value-type="string" calcext:value-type="string">
                    <text:p>Forfait</text:p>
                  </table:table-cell>
                  <table:table-cell table:style-name="ce456" table:formula="of:=2/3*983.75+245.94" office:value-type="currency" office:currency="EUR" office:value="901.773333333333" calcext:value-type="currency">
                    <text:p><text:s/>901,77 € </text:p>
                  </table:table-cell>
                  <table:table-cell table:style-name="ce278" office:value-type="float" office:value="2" calcext:value-type="float">
                    <text:p>2</text:p>
                  </table:table-cell>
                  <table:table-cell table:style-name="ce464" table:formula="of:=2*2/4" office:value-type="float" office:value="1" calcext:value-type="float">
                    <text:p>1</text:p>
                  </table:table-cell>
                  <table:table-cell table:style-name="ce464"/>
                  <table:table-cell table:style-name="ce514" table:formula="of:=[.$D51]*[.E51]" office:value-type="currency" office:currency="EUR" office:value="1803.54666666667" calcext:value-type="currency">
                    <text:p>1 803,55 €</text:p>
                  </table:table-cell>
                  <table:table-cell table:style-name="ce514" table:formula="of:=[.$D51]*[.F51]" office:value-type="currency" office:currency="EUR" office:value="901.773333333333" calcext:value-type="currency">
                    <text:p>901,77 €</text:p>
                  </table:table-cell>
                  <table:table-cell table:style-name="ce514" table:formula="of:=[.$D51]*[.G5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S24</text:p>
                  </table:table-cell>
                  <table:table-cell table:style-name="ce268" office:value-type="string" calcext:value-type="string">
                    <text:p>Maintenance préventive AEV Pour un sens du tunnel de Italie</text:p>
                  </table:table-cell>
                  <table:table-cell table:style-name="ce225" office:value-type="string" calcext:value-type="string">
                    <text:p>Forfait</text:p>
                  </table:table-cell>
                  <table:table-cell table:style-name="ce456" table:formula="of:=2/3*AVERAGE(496.25;1178.75)+AVERAGE(124.06;294.69)" office:value-type="currency" office:currency="EUR" office:value="767.708333333333" calcext:value-type="currency">
                    <text:p><text:s/>767,71 € </text:p>
                  </table:table-cell>
                  <table:table-cell table:style-name="ce278" office:value-type="float" office:value="2" calcext:value-type="float">
                    <text:p>2</text:p>
                  </table:table-cell>
                  <table:table-cell table:style-name="ce464" table:formula="of:=2*8/4" office:value-type="float" office:value="4" calcext:value-type="float">
                    <text:p>4</text:p>
                  </table:table-cell>
                  <table:table-cell table:style-name="ce464"/>
                  <table:table-cell table:style-name="ce514" table:formula="of:=[.$D52]*[.E52]" office:value-type="currency" office:currency="EUR" office:value="1535.41666666667" calcext:value-type="currency">
                    <text:p>1 535,42 €</text:p>
                  </table:table-cell>
                  <table:table-cell table:style-name="ce514" table:formula="of:=[.$D52]*[.F52]" office:value-type="currency" office:currency="EUR" office:value="3070.83333333333" calcext:value-type="currency">
                    <text:p>3 070,83 €</text:p>
                  </table:table-cell>
                  <table:table-cell table:style-name="ce514" table:formula="of:=[.$D52]*[.G52]" office:value-type="currency" office:currency="EUR" office:value="0" calcext:value-type="currency">
                    <text:p>0,00 €</text:p>
                  </table:table-cell>
                  <table:table-cell table:number-columns-repeated="1014"/>
                </table:table-row>
              </table:table-row-group>
              <table:table-row table:style-name="ro8">
                <table:table-cell table:style-name="ce443" office:value-type="string" calcext:value-type="string" table:number-columns-spanned="7" table:number-rows-spanned="1">
                  <text:p>Secteur OUEST</text:p>
                </table:table-cell>
                <table:covered-table-cell table:number-columns-repeated="2"/>
                <table:covered-table-cell table:style-name="ce456" table:formula="of:=1/3*AVERAGE(43.75;2650)+AVERAGE(810.94;662.5)" office:value-type="currency" office:currency="EUR" office:value="1185.67833333333" calcext:value-type="currency">
                  <text:p><text:s/>1 185,68 € </text:p>
                </table:covered-table-cell>
                <table:covered-table-cell table:style-name="ce276"/>
                <table:covered-table-cell table:number-columns-repeated="2" table:style-name="ce465"/>
                <table:table-cell table:style-name="ce513" table:formula="of:=SUM([.H54:.H64])" office:value-type="currency" office:currency="EUR" office:value="51938.11" calcext:value-type="currency">
                  <text:p>51 938,11 €</text:p>
                </table:table-cell>
                <table:table-cell table:style-name="ce513" table:formula="of:=SUM([.I54:.I64])" office:value-type="currency" office:currency="EUR" office:value="9314.41833333333" calcext:value-type="currency">
                  <text:p>9 314,42 €</text:p>
                </table:table-cell>
                <table:table-cell table:style-name="ce513" table:formula="of:=SUM([.J54:.J64])"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PB10</text:p>
                  </table:table-cell>
                  <table:table-cell table:style-name="ce268" office:value-type="string" calcext:value-type="string">
                    <text:p>Maintenance préventive AEV Pour un sens du tunnel de Ambroise Paré</text:p>
                  </table:table-cell>
                  <table:table-cell table:style-name="ce225" office:value-type="string" calcext:value-type="string">
                    <text:p>Forfait</text:p>
                  </table:table-cell>
                  <table:table-cell table:style-name="ce456" table:formula="of:=2/3*2162.5+540.63" office:value-type="currency" office:currency="EUR" office:value="1982.29666666667" calcext:value-type="currency">
                    <text:p><text:s/>1 982,30 € </text:p>
                  </table:table-cell>
                  <table:table-cell table:style-name="ce278" office:value-type="float" office:value="2" calcext:value-type="float">
                    <text:p>2</text:p>
                  </table:table-cell>
                  <table:table-cell table:style-name="ce464" office:value-type="float" office:value="0" calcext:value-type="float">
                    <office:annotation draw:style-name="gr14" draw:text-style-name="P2" svg:width="2.899cm" svg:height="2.371cm" svg:x="45.907cm" svg:y="51.838cm" draw:caption-point-x="-0.61cm" draw:caption-point-y="1.51cm">
                      <dc:creator>ELP</dc:creator>
                      <dc:date>2021-09-20T00:00:00</dc:date>
                      <text:p text:style-name="P1"><text:span text:style-name="T1">Jamais commandé dans le précédent marché</text:span></text:p>
                    </office:annotation>
                    <text:p>0</text:p>
                  </table:table-cell>
                  <table:table-cell table:style-name="ce464"/>
                  <table:table-cell table:style-name="ce514" table:formula="of:=[.$D54]*[.E54]" office:value-type="currency" office:currency="EUR" office:value="3964.59333333333" calcext:value-type="currency">
                    <text:p>3 964,59 €</text:p>
                  </table:table-cell>
                  <table:table-cell table:style-name="ce514" table:formula="of:=[.$D54]*[.F54]" office:value-type="currency" office:currency="EUR" office:value="0" calcext:value-type="currency">
                    <text:p>0,00 €</text:p>
                  </table:table-cell>
                  <table:table-cell table:style-name="ce514" table:formula="of:=[.$D54]*[.G5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1</text:p>
                  </table:table-cell>
                  <table:table-cell table:style-name="ce268" office:value-type="string" calcext:value-type="string">
                    <text:p>Maintenance préventive AEV Pour un sens du tunnel de Chennevières</text:p>
                  </table:table-cell>
                  <table:table-cell table:style-name="ce225" office:value-type="string" calcext:value-type="string">
                    <text:p>Forfait</text:p>
                  </table:table-cell>
                  <table:table-cell table:style-name="ce456" table:formula="of:=2/3*788.75+197.19" office:value-type="currency" office:currency="EUR" office:value="723.023333333333" calcext:value-type="currency">
                    <text:p><text:s/>723,02 € </text:p>
                  </table:table-cell>
                  <table:table-cell table:style-name="ce278" office:value-type="float" office:value="2" calcext:value-type="float">
                    <text:p>2</text:p>
                  </table:table-cell>
                  <table:table-cell table:style-name="ce464" office:value-type="float" office:value="0" calcext:value-type="float">
                    <office:annotation draw:style-name="gr14" draw:text-style-name="P2" svg:width="2.899cm" svg:height="2.371cm" svg:x="45.907cm" svg:y="52.891cm" draw:caption-point-x="-0.61cm" draw:caption-point-y="1.51cm">
                      <dc:creator>ELP</dc:creator>
                      <dc:date>2021-09-20T00:00:00</dc:date>
                      <text:p text:style-name="P1"><text:span text:style-name="T1">Jamais commandé dans le précédent marché</text:span></text:p>
                    </office:annotation>
                    <text:p>0</text:p>
                  </table:table-cell>
                  <table:table-cell table:style-name="ce464"/>
                  <table:table-cell table:style-name="ce514" table:formula="of:=[.$D55]*[.E55]" office:value-type="currency" office:currency="EUR" office:value="1446.04666666667" calcext:value-type="currency">
                    <text:p>1 446,05 €</text:p>
                  </table:table-cell>
                  <table:table-cell table:style-name="ce514" table:formula="of:=[.$D55]*[.F55]" office:value-type="currency" office:currency="EUR" office:value="0" calcext:value-type="currency">
                    <text:p>0,00 €</text:p>
                  </table:table-cell>
                  <table:table-cell table:style-name="ce514" table:formula="of:=[.$D55]*[.G5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2</text:p>
                  </table:table-cell>
                  <table:table-cell table:style-name="ce268" office:value-type="string" calcext:value-type="string">
                    <text:p>Maintenance préventive AEV Pour un sens du tunnel de Fontenay</text:p>
                  </table:table-cell>
                  <table:table-cell table:style-name="ce225" office:value-type="string" calcext:value-type="string">
                    <text:p>Forfait</text:p>
                  </table:table-cell>
                  <table:table-cell table:style-name="ce456" table:formula="of:=2/3*788.75+197.19" office:value-type="currency" office:currency="EUR" office:value="723.023333333333" calcext:value-type="currency">
                    <text:p><text:s/>723,02 € </text:p>
                  </table:table-cell>
                  <table:table-cell table:style-name="ce278" office:value-type="float" office:value="2" calcext:value-type="float">
                    <text:p>2</text:p>
                  </table:table-cell>
                  <table:table-cell table:style-name="ce464" office:value-type="float" office:value="0" calcext:value-type="float">
                    <office:annotation draw:style-name="gr14" draw:text-style-name="P2" svg:width="2.899cm" svg:height="2.371cm" svg:x="45.907cm" svg:y="53.944cm" draw:caption-point-x="-0.61cm" draw:caption-point-y="1.51cm">
                      <dc:creator>ELP</dc:creator>
                      <dc:date>2021-09-20T00:00:00</dc:date>
                      <text:p text:style-name="P1"><text:span text:style-name="T1">Jamais commandé dans le précédent marché</text:span></text:p>
                    </office:annotation>
                    <text:p>0</text:p>
                  </table:table-cell>
                  <table:table-cell table:style-name="ce464"/>
                  <table:table-cell table:style-name="ce514" table:formula="of:=[.$D56]*[.E56]" office:value-type="currency" office:currency="EUR" office:value="1446.04666666667" calcext:value-type="currency">
                    <text:p>1 446,05 €</text:p>
                  </table:table-cell>
                  <table:table-cell table:style-name="ce514" table:formula="of:=[.$D56]*[.F56]" office:value-type="currency" office:currency="EUR" office:value="0" calcext:value-type="currency">
                    <text:p>0,00 €</text:p>
                  </table:table-cell>
                  <table:table-cell table:style-name="ce514" table:formula="of:=[.$D56]*[.G56]"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3</text:p>
                  </table:table-cell>
                  <table:table-cell table:style-name="ce268" office:value-type="string" calcext:value-type="string">
                    <text:p>Maintenance préventive AEV Pour un sens du tunnel de Saint-Cloud</text:p>
                  </table:table-cell>
                  <table:table-cell table:style-name="ce225" office:value-type="string" calcext:value-type="string">
                    <text:p>Forfait</text:p>
                  </table:table-cell>
                  <table:table-cell table:style-name="ce456" office:value-type="currency" office:currency="EUR" office:value="1351.95166666667" calcext:value-type="currency">
                    <text:p><text:s/>1 351,95 € </text:p>
                  </table:table-cell>
                  <table:table-cell table:style-name="ce461" office:value-type="float" office:value="2" calcext:value-type="float">
                    <text:p>2</text:p>
                  </table:table-cell>
                  <table:table-cell table:style-name="ce464" table:formula="of:=2*1/4" office:value-type="float" office:value="0.5" calcext:value-type="float">
                    <text:p>0,5</text:p>
                  </table:table-cell>
                  <table:table-cell table:style-name="ce464"/>
                  <table:table-cell table:style-name="ce514" table:formula="of:=[.$D57]*[.E57]" office:value-type="currency" office:currency="EUR" office:value="2703.90333333334" calcext:value-type="currency">
                    <text:p>2 703,90 €</text:p>
                  </table:table-cell>
                  <table:table-cell table:style-name="ce514" table:formula="of:=[.$D57]*[.F57]" office:value-type="currency" office:currency="EUR" office:value="675.975833333335" calcext:value-type="currency">
                    <text:p>675,98 €</text:p>
                  </table:table-cell>
                  <table:table-cell table:style-name="ce514" table:formula="of:=[.$D57]*[.G5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B14</text:p>
                  </table:table-cell>
                  <table:table-cell table:style-name="ce268" office:value-type="string" calcext:value-type="string">
                    <text:p>Maintenance préventive AEV Pour un sens du tunnel de Bellerive</text:p>
                  </table:table-cell>
                  <table:table-cell table:style-name="ce225" office:value-type="string" calcext:value-type="string">
                    <text:p>Forfait</text:p>
                  </table:table-cell>
                  <table:table-cell table:style-name="ce456" table:formula="of:=2/3*AVERAGE(2065;2260)+AVERAGE(516.25;565)" office:value-type="currency" office:currency="EUR" office:value="1982.29166666667" calcext:value-type="currency">
                    <text:p><text:s/>1 982,29 € </text:p>
                  </table:table-cell>
                  <table:table-cell table:style-name="ce278" office:value-type="float" office:value="2" calcext:value-type="float">
                    <text:p>2</text:p>
                  </table:table-cell>
                  <table:table-cell table:style-name="ce464" office:value-type="float" office:value="0" calcext:value-type="float">
                    <text:p>0</text:p>
                  </table:table-cell>
                  <table:table-cell table:style-name="ce464"/>
                  <table:table-cell table:style-name="ce514" table:formula="of:=[.$D58]*[.E58]" office:value-type="currency" office:currency="EUR" office:value="3964.58333333333" calcext:value-type="currency">
                    <text:p>3 964,58 €</text:p>
                  </table:table-cell>
                  <table:table-cell table:style-name="ce514" table:formula="of:=[.$D58]*[.F58]" office:value-type="currency" office:currency="EUR" office:value="0" calcext:value-type="currency">
                    <text:p>0,00 €</text:p>
                  </table:table-cell>
                  <table:table-cell table:style-name="ce514" table:formula="of:=[.$D58]*[.G5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0</text:p>
                  </table:table-cell>
                  <table:table-cell table:style-name="ce268" office:value-type="string" calcext:value-type="string">
                    <text:p>Maintenance préventive AEV La Défense – sens W &amp; Bretelle <text:s/>B3, B4 et B5</text:p>
                  </table:table-cell>
                  <table:table-cell table:style-name="ce225" office:value-type="string" calcext:value-type="string">
                    <text:p>Forfait</text:p>
                  </table:table-cell>
                  <table:table-cell table:style-name="ce456" table:formula="of:=2/3*6160+1540" office:value-type="currency" office:currency="EUR" office:value="5646.66666666667" calcext:value-type="currency">
                    <text:p><text:s/>5 646,67 € </text:p>
                  </table:table-cell>
                  <table:table-cell table:style-name="ce278" office:value-type="float" office:value="2" calcext:value-type="float">
                    <text:p>2</text:p>
                  </table:table-cell>
                  <table:table-cell table:style-name="ce464" table:formula="of:=2/4" office:value-type="float" office:value="0.5" calcext:value-type="float">
                    <text:p>0,5</text:p>
                  </table:table-cell>
                  <table:table-cell table:style-name="ce464"/>
                  <table:table-cell table:style-name="ce514" table:formula="of:=[.$D59]*[.E59]" office:value-type="currency" office:currency="EUR" office:value="11293.3333333333" calcext:value-type="currency">
                    <text:p>11 293,33 €</text:p>
                  </table:table-cell>
                  <table:table-cell table:style-name="ce514" table:formula="of:=[.$D59]*[.F59]" office:value-type="currency" office:currency="EUR" office:value="2823.33333333333" calcext:value-type="currency">
                    <text:p>2 823,33 €</text:p>
                  </table:table-cell>
                  <table:table-cell table:style-name="ce514" table:formula="of:=[.$D59]*[.G5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1</text:p>
                  </table:table-cell>
                  <table:table-cell table:style-name="ce268" office:value-type="string" calcext:value-type="string">
                    <text:p>Maintenance préventive AEV La Défense – sens Y Echangeur Nanterre – sens E <text:s/>&amp; <text:s/>Bretelle B1</text:p>
                  </table:table-cell>
                  <table:table-cell table:style-name="ce225" office:value-type="string" calcext:value-type="string">
                    <text:p>Forfait</text:p>
                  </table:table-cell>
                  <table:table-cell table:style-name="ce456" table:formula="of:=6452.5*2/3+1613.13" office:value-type="currency" office:currency="EUR" office:value="5914.79666666667" calcext:value-type="currency">
                    <text:p><text:s/>5 914,80 € </text:p>
                  </table:table-cell>
                  <table:table-cell table:style-name="ce278" office:value-type="float" office:value="2" calcext:value-type="float">
                    <text:p>2</text:p>
                  </table:table-cell>
                  <table:table-cell table:style-name="ce464" table:formula="of:=2/4" office:value-type="float" office:value="0.5" calcext:value-type="float">
                    <text:p>0,5</text:p>
                  </table:table-cell>
                  <table:table-cell table:style-name="ce464"/>
                  <table:table-cell table:style-name="ce514" table:formula="of:=[.$D60]*[.E60]" office:value-type="currency" office:currency="EUR" office:value="11829.5933333333" calcext:value-type="currency">
                    <text:p>11 829,59 €</text:p>
                  </table:table-cell>
                  <table:table-cell table:style-name="ce514" table:formula="of:=[.$D60]*[.F60]" office:value-type="currency" office:currency="EUR" office:value="2957.39833333333" calcext:value-type="currency">
                    <text:p>2 957,40 €</text:p>
                  </table:table-cell>
                  <table:table-cell table:style-name="ce514" table:formula="of:=[.$D60]*[.G6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2</text:p>
                  </table:table-cell>
                  <table:table-cell table:style-name="ce268" office:value-type="string" calcext:value-type="string">
                    <text:p>Maintenance préventive AEV Nanterre Centre – sens E</text:p>
                  </table:table-cell>
                  <table:table-cell table:style-name="ce225" office:value-type="string" calcext:value-type="string">
                    <text:p>Forfait</text:p>
                  </table:table-cell>
                  <table:table-cell table:style-name="ce456" table:formula="of:=2/3*4210+1052.5" office:value-type="currency" office:currency="EUR" office:value="3859.16666666667" calcext:value-type="currency">
                    <text:p><text:s/>3 859,17 € </text:p>
                  </table:table-cell>
                  <table:table-cell table:style-name="ce278" office:value-type="float" office:value="2" calcext:value-type="float">
                    <text:p>2</text:p>
                  </table:table-cell>
                  <table:table-cell table:style-name="ce285" table:formula="of:=1/4" office:value-type="float" office:value="0.25" calcext:value-type="float">
                    <text:p>0,25</text:p>
                  </table:table-cell>
                  <table:table-cell table:style-name="ce285"/>
                  <table:table-cell table:style-name="ce514" table:formula="of:=[.$D61]*[.E61]" office:value-type="currency" office:currency="EUR" office:value="7718.33333333333" calcext:value-type="currency">
                    <text:p>7 718,33 €</text:p>
                  </table:table-cell>
                  <table:table-cell table:style-name="ce514" table:formula="of:=[.$D61]*[.F61]" office:value-type="currency" office:currency="EUR" office:value="964.791666666667" calcext:value-type="currency">
                    <text:p>964,79 €</text:p>
                  </table:table-cell>
                  <table:table-cell table:style-name="ce514" table:formula="of:=[.$D61]*[.G6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3</text:p>
                  </table:table-cell>
                  <table:table-cell table:style-name="ce268" office:value-type="string" calcext:value-type="string">
                    <text:p>Maintenance préventive AEV Nanterre Centre – sens I &amp; Bretelles B7 et B8</text:p>
                  </table:table-cell>
                  <table:table-cell table:style-name="ce225" office:value-type="string" calcext:value-type="string">
                    <text:p>Forfait</text:p>
                  </table:table-cell>
                  <table:table-cell table:style-name="ce456" table:formula="of:=2/3*2357.5+589.38" office:value-type="currency" office:currency="EUR" office:value="2161.04666666667" calcext:value-type="currency">
                    <text:p><text:s/>2 161,05 € </text:p>
                  </table:table-cell>
                  <table:table-cell table:style-name="ce278" office:value-type="float" office:value="2" calcext:value-type="float">
                    <text:p>2</text:p>
                  </table:table-cell>
                  <table:table-cell table:style-name="ce464" table:formula="of:=2/4" office:value-type="float" office:value="0.5" calcext:value-type="float">
                    <text:p>0,5</text:p>
                  </table:table-cell>
                  <table:table-cell table:style-name="ce464"/>
                  <table:table-cell table:style-name="ce514" table:formula="of:=[.$D62]*[.E62]" office:value-type="currency" office:currency="EUR" office:value="4322.09333333333" calcext:value-type="currency">
                    <text:p>4 322,09 €</text:p>
                  </table:table-cell>
                  <table:table-cell table:style-name="ce514" table:formula="of:=[.$D62]*[.F62]" office:value-type="currency" office:currency="EUR" office:value="1080.52333333333" calcext:value-type="currency">
                    <text:p>1 080,52 €</text:p>
                  </table:table-cell>
                  <table:table-cell table:style-name="ce514" table:formula="of:=[.$D62]*[.G6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4</text:p>
                  </table:table-cell>
                  <table:table-cell table:style-name="ce268" office:value-type="string" calcext:value-type="string">
                    <text:p>Maintenance préventive AEV Pour un sens du tunnel de Sévines</text:p>
                  </table:table-cell>
                  <table:table-cell table:style-name="ce225" office:value-type="string" calcext:value-type="string">
                    <text:p>Forfait</text:p>
                  </table:table-cell>
                  <table:table-cell table:style-name="ce456" table:formula="of:=2/3*886.25+221.56" office:value-type="currency" office:currency="EUR" office:value="812.393333333333" calcext:value-type="currency">
                    <text:p><text:s/>812,39 € </text:p>
                  </table:table-cell>
                  <table:table-cell table:style-name="ce278" office:value-type="float" office:value="2" calcext:value-type="float">
                    <text:p>2</text:p>
                  </table:table-cell>
                  <table:table-cell table:style-name="ce464" table:formula="of:=2*1/4" office:value-type="float" office:value="0.5" calcext:value-type="float">
                    <text:p>0,5</text:p>
                  </table:table-cell>
                  <table:table-cell table:style-name="ce464"/>
                  <table:table-cell table:style-name="ce514" table:formula="of:=[.$D63]*[.E63]" office:value-type="currency" office:currency="EUR" office:value="1624.78666666667" calcext:value-type="currency">
                    <text:p>1 624,79 €</text:p>
                  </table:table-cell>
                  <table:table-cell table:style-name="ce514" table:formula="of:=[.$D63]*[.F63]" office:value-type="currency" office:currency="EUR" office:value="406.196666666667" calcext:value-type="currency">
                    <text:p>406,20 €</text:p>
                  </table:table-cell>
                  <table:table-cell table:style-name="ce514" table:formula="of:=[.$D63]*[.G6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PO16</text:p>
                  </table:table-cell>
                  <table:table-cell table:style-name="ce268" office:value-type="string" calcext:value-type="string">
                    <text:p>Maintenance préventive AEV Pour un sens du tunnel de Neuilly</text:p>
                  </table:table-cell>
                  <table:table-cell table:style-name="ce225" office:value-type="string" calcext:value-type="string">
                    <text:p>Forfait</text:p>
                  </table:table-cell>
                  <table:table-cell table:style-name="ce456" table:formula="of:=2/3*AVERAGE(983.75;788.75)+AVERAGE(245.94;197.19)" office:value-type="currency" office:currency="EUR" office:value="812.398333333333" calcext:value-type="currency">
                    <text:p><text:s/>812,40 € </text:p>
                  </table:table-cell>
                  <table:table-cell table:style-name="ce278" office:value-type="float" office:value="2" calcext:value-type="float">
                    <text:p>2</text:p>
                  </table:table-cell>
                  <table:table-cell table:style-name="ce464" table:formula="of:=2*1/4" office:value-type="float" office:value="0.5" calcext:value-type="float">
                    <text:p>0,5</text:p>
                  </table:table-cell>
                  <table:table-cell table:style-name="ce464"/>
                  <table:table-cell table:style-name="ce514" table:formula="of:=[.$D64]*[.E64]" office:value-type="currency" office:currency="EUR" office:value="1624.79666666667" calcext:value-type="currency">
                    <text:p>1 624,80 €</text:p>
                  </table:table-cell>
                  <table:table-cell table:style-name="ce514" table:formula="of:=[.$D64]*[.F64]" office:value-type="currency" office:currency="EUR" office:value="406.199166666667" calcext:value-type="currency">
                    <text:p>406,20 €</text:p>
                  </table:table-cell>
                  <table:table-cell table:style-name="ce514" table:formula="of:=[.$D64]*[.G64]" office:value-type="currency" office:currency="EUR" office:value="0" calcext:value-type="currency">
                    <text:p>0,00 €</text:p>
                  </table:table-cell>
                  <table:table-cell table:number-columns-repeated="1014"/>
                </table:table-row>
              </table:table-row-group>
            </table:table-row-group>
          </table:table-row-group>
        </table:table-row-group>
        <table:table-row table:style-name="ro38">
          <table:table-cell table:style-name="ce159" office:value-type="string" calcext:value-type="string" table:number-columns-spanned="7" table:number-rows-spanned="1">
            <text:p>MAINTENANCE CURATIVE</text:p>
          </table:table-cell>
          <table:covered-table-cell table:number-columns-repeated="2"/>
          <table:covered-table-cell table:style-name="ce455"/>
          <table:covered-table-cell table:style-name="ce276"/>
          <table:covered-table-cell table:number-columns-repeated="2" table:style-name="ce465"/>
          <table:table-cell table:style-name="ce300" table:formula="of:=SUM([.H93])" office:value-type="currency" office:currency="EUR" office:value="292.5" calcext:value-type="currency">
            <text:p>292,50 €</text:p>
          </table:table-cell>
          <table:table-cell table:style-name="ce300" table:formula="of:=SUM([.I93])" office:value-type="currency" office:currency="EUR" office:value="11700" calcext:value-type="currency">
            <text:p>11 700,00 €</text:p>
          </table:table-cell>
          <table:table-cell table:style-name="ce300" table:formula="of:=SUM([.J93])" office:value-type="currency" office:currency="EUR" office:value="0" calcext:value-type="currency">
            <text:p>0,00 €</text:p>
          </table:table-cell>
          <table:table-cell table:number-columns-repeated="1014"/>
        </table:table-row>
        <table:table-row-group>
          <table:table-row table:style-name="ro3">
            <table:table-cell table:style-name="ce160" office:value-type="string" calcext:value-type="string" table:number-columns-spanned="7" table:number-rows-spanned="1">
              <text:p>Prix unitaires</text:p>
            </table:table-cell>
            <table:covered-table-cell table:number-columns-repeated="2"/>
            <table:covered-table-cell table:style-name="ce455"/>
            <table:covered-table-cell table:style-name="ce276"/>
            <table:covered-table-cell table:number-columns-repeated="2" table:style-name="ce465"/>
            <table:table-cell table:style-name="ce510" table:formula="of:=SUM([.H68])" office:value-type="currency" office:currency="EUR" office:value="1439.58333333333" calcext:value-type="currency">
              <text:p>1 439,58 €</text:p>
            </table:table-cell>
            <table:table-cell table:style-name="ce510" table:formula="of:=SUM([.I68])" office:value-type="currency" office:currency="EUR" office:value="4863.75" calcext:value-type="currency">
              <text:p>4 863,75 €</text:p>
            </table:table-cell>
            <table:table-cell table:style-name="ce510" table:formula="of:=SUM([.J68])" office:value-type="currency" office:currency="EUR" office:value="0" calcext:value-type="currency">
              <text:p>0,00 €</text:p>
            </table:table-cell>
            <table:table-cell table:number-columns-repeated="1014"/>
          </table:table-row>
          <table:table-row-group>
            <table:table-row table:style-name="ro20">
              <table:table-cell table:style-name="ce161" office:value-type="string" calcext:value-type="string" table:number-columns-spanned="7" table:number-rows-spanned="1">
                <text:p>Ces prix unitaires rémunèrent l’intervention comme indiquée dans la description des prestations ainsi que le déplacement à raison du remplacement minimum de 3 unités par demi-journée ou 6 unités de nuit, les moyens nécessaires à la mise en oeuvre. Ils ne rémunèrent pas les fournitures identifiées au BPU.</text:p>
                <text:p/>
              </table:table-cell>
              <table:covered-table-cell table:number-columns-repeated="2"/>
              <table:covered-table-cell table:style-name="ce455"/>
              <table:covered-table-cell table:style-name="ce276"/>
              <table:covered-table-cell table:number-columns-repeated="2" table:style-name="ce465"/>
              <table:table-cell table:style-name="ce511" table:number-columns-repeated="3"/>
              <table:table-cell table:number-columns-repeated="1014"/>
            </table:table-row>
            <table:table-row table:style-name="ro20">
              <table:table-cell table:style-name="ce162" office:value-type="string" calcext:value-type="string">
                <text:p>Remplacement matériel</text:p>
              </table:table-cell>
              <table:table-cell table:style-name="ce259" office:value-type="string" calcext:value-type="string" table:number-columns-spanned="6" table:number-rows-spanned="1">
                <text:p/>
                <text:p>La prestation consiste à l’enlèvement de l’ancien matériel, l’installation du matériel de remplacement, sa mise en service et sa configuration, au nettoyage du matériel et à l’enlèvement des déchets.</text:p>
                <text:p/>
              </table:table-cell>
              <table:covered-table-cell/>
              <table:covered-table-cell table:style-name="ce455"/>
              <table:covered-table-cell table:style-name="ce276"/>
              <table:covered-table-cell table:number-columns-repeated="2" table:style-name="ce465"/>
              <table:table-cell table:style-name="ce512" table:formula="of:=SUM([.H69];[.H77];[.H82];[.H86])" office:value-type="currency" office:currency="EUR" office:value="1439.58333333333" calcext:value-type="currency">
                <text:p>1 439,58 €</text:p>
              </table:table-cell>
              <table:table-cell table:style-name="ce512" table:formula="of:=SUM([.I69];[.I77];[.I82];[.I86])" office:value-type="currency" office:currency="EUR" office:value="4863.75" calcext:value-type="currency">
                <text:p>4 863,75 €</text:p>
              </table:table-cell>
              <table:table-cell table:style-name="ce512" table:formula="of:=SUM([.J69];[.J77];[.J82];[.J86])" office:value-type="currency" office:currency="EUR" office:value="0" calcext:value-type="currency">
                <text:p>0,00 €</text:p>
              </table:table-cell>
              <table:table-cell table:number-columns-repeated="1014"/>
            </table:table-row>
            <table:table-row-group>
              <table:table-row table:style-name="ro17">
                <table:table-cell table:style-name="ce167" office:value-type="string" calcext:value-type="string" table:number-columns-spanned="7" table:number-rows-spanned="1">
                  <text:p>CAPOTAGE</text:p>
                </table:table-cell>
                <table:covered-table-cell table:number-columns-repeated="2"/>
                <table:covered-table-cell table:style-name="ce455"/>
                <table:covered-table-cell table:style-name="ce276"/>
                <table:covered-table-cell table:number-columns-repeated="2" table:style-name="ce465"/>
                <table:table-cell table:style-name="ce512" table:formula="of:=SUM([.H70:.H76])" office:value-type="currency" office:currency="EUR" office:value="269.583333333333" calcext:value-type="currency">
                  <text:p>269,58 €</text:p>
                </table:table-cell>
                <table:table-cell table:style-name="ce512" table:formula="of:=SUM([.I70:.I76])" office:value-type="currency" office:currency="EUR" office:value="2767.5" calcext:value-type="currency">
                  <text:p>2 767,50 €</text:p>
                </table:table-cell>
                <table:table-cell table:style-name="ce512" table:formula="of:=SUM([.J70:.J76])"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C10</text:p>
                  </table:table-cell>
                  <table:table-cell table:style-name="ce268" office:value-type="string" calcext:value-type="string">
                    <text:p>Remplacement de 1 Capotage vertical</text:p>
                  </table:table-cell>
                  <table:table-cell table:style-name="ce225" office:value-type="string" calcext:value-type="string">
                    <text:p>Unité</text:p>
                  </table:table-cell>
                  <table:table-cell table:style-name="ce456" office:value-type="currency" office:currency="EUR" office:value="48.75" calcext:value-type="currency">
                    <text:p><text:s/>48,75 € </text:p>
                  </table:table-cell>
                  <table:table-cell table:style-name="ce278" office:value-type="float" office:value="1" calcext:value-type="float">
                    <text:p>1</text:p>
                  </table:table-cell>
                  <table:table-cell table:style-name="ce464" table:formula="of:=ROUNDUP((61*2+35)/4)" office:value-type="float" office:value="40" calcext:value-type="float">
                    <text:p>40</text:p>
                  </table:table-cell>
                  <table:table-cell table:style-name="ce464"/>
                  <table:table-cell table:style-name="ce514" table:formula="of:=[.$D70]*[.E70]" office:value-type="currency" office:currency="EUR" office:value="48.75" calcext:value-type="currency">
                    <text:p>48,75 €</text:p>
                  </table:table-cell>
                  <table:table-cell table:style-name="ce514" table:formula="of:=[.$D70]*[.F70]" office:value-type="currency" office:currency="EUR" office:value="1950" calcext:value-type="currency">
                    <text:p>1 950,00 €</text:p>
                  </table:table-cell>
                  <table:table-cell table:style-name="ce514" table:formula="of:=[.$D70]*[.G7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1</text:p>
                  </table:table-cell>
                  <table:table-cell table:style-name="ce268" office:value-type="string" calcext:value-type="string">
                    <text:p>Remplacement de 1 Capotage horizontal</text:p>
                  </table:table-cell>
                  <table:table-cell table:style-name="ce225" office:value-type="string" calcext:value-type="string">
                    <text:p>Unité</text:p>
                  </table:table-cell>
                  <table:table-cell table:style-name="ce456" office:value-type="currency" office:currency="EUR" office:value="195" calcext:value-type="currency">
                    <text:p><text:s/>195,00 € </text:p>
                  </table:table-cell>
                  <table:table-cell table:style-name="ce278" office:value-type="float" office:value="1" calcext:value-type="float">
                    <text:p>1</text:p>
                  </table:table-cell>
                  <table:table-cell table:style-name="ce464" table:formula="of:=12/4" office:value-type="float" office:value="3" calcext:value-type="float">
                    <text:p>3</text:p>
                  </table:table-cell>
                  <table:table-cell table:style-name="ce464"/>
                  <table:table-cell table:style-name="ce514" table:formula="of:=[.$D71]*[.E71]" office:value-type="currency" office:currency="EUR" office:value="195" calcext:value-type="currency">
                    <text:p>195,00 €</text:p>
                  </table:table-cell>
                  <table:table-cell table:style-name="ce514" table:formula="of:=[.$D71]*[.F71]" office:value-type="currency" office:currency="EUR" office:value="585" calcext:value-type="currency">
                    <text:p>585,00 €</text:p>
                  </table:table-cell>
                  <table:table-cell table:style-name="ce514" table:formula="of:=[.$D71]*[.G7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2</text:p>
                  </table:table-cell>
                  <table:table-cell table:style-name="ce268" office:value-type="string" calcext:value-type="string">
                    <text:p>Remplacement de 1 Fiche HARTING avec gaine thermorétractable</text:p>
                  </table:table-cell>
                  <table:table-cell table:style-name="ce225" office:value-type="string" calcext:value-type="string">
                    <text:p>Unité</text:p>
                  </table:table-cell>
                  <table:table-cell table:style-name="ce456" table:formula="of:==77.5/3" office:value-type="currency" office:currency="EUR" office:value="25.8333333333333" calcext:value-type="currency">
                    <text:p><text:s/>25,83 € </text:p>
                  </table:table-cell>
                  <table:table-cell table:style-name="ce278" office:value-type="float" office:value="1" calcext:value-type="float">
                    <text:p>1</text:p>
                  </table:table-cell>
                  <table:table-cell table:style-name="ce464" table:formula="of:=ROUNDUP(33/4)" office:value-type="float" office:value="9" calcext:value-type="float">
                    <text:p>9</text:p>
                  </table:table-cell>
                  <table:table-cell table:style-name="ce464"/>
                  <table:table-cell table:style-name="ce514" table:formula="of:=[.$D72]*[.E72]" office:value-type="currency" office:currency="EUR" office:value="25.8333333333333" calcext:value-type="currency">
                    <text:p>25,83 €</text:p>
                  </table:table-cell>
                  <table:table-cell table:style-name="ce514" table:formula="of:=[.$D72]*[.F72]" office:value-type="currency" office:currency="EUR" office:value="232.5" calcext:value-type="currency">
                    <text:p>232,50 €</text:p>
                  </table:table-cell>
                  <table:table-cell table:style-name="ce514" table:formula="of:=[.$D72]*[.G7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3</text:p>
                  </table:table-cell>
                  <table:table-cell table:style-name="ce268" office:value-type="string" calcext:value-type="string">
                    <text:p>Remplacement de 1 boite étanche IP 65 pour raccordement des capotages en remplacement d’une fiche HARTING</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73]*[.E73]" office:value-type="currency" office:currency="EUR" office:value="0" calcext:value-type="currency">
                    <text:p>0,00 €</text:p>
                  </table:table-cell>
                  <table:table-cell table:style-name="ce514" table:formula="of:=[.$D73]*[.F73]" office:value-type="currency" office:currency="EUR" office:value="0" calcext:value-type="currency">
                    <text:p>0,00 €</text:p>
                  </table:table-cell>
                  <table:table-cell table:style-name="ce514" table:formula="of:=[.$D73]*[.G7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4</text:p>
                  </table:table-cell>
                  <table:table-cell table:style-name="ce268" office:value-type="string" calcext:value-type="string">
                    <text:p>Remplacement de 1 boite de raccordement plexo 10x10, connectiques et gel d’isolement repositionnable</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74]*[.E74]" office:value-type="currency" office:currency="EUR" office:value="0" calcext:value-type="currency">
                    <text:p>0,00 €</text:p>
                  </table:table-cell>
                  <table:table-cell table:style-name="ce514" table:formula="of:=[.$D74]*[.F74]" office:value-type="currency" office:currency="EUR" office:value="0" calcext:value-type="currency">
                    <text:p>0,00 €</text:p>
                  </table:table-cell>
                  <table:table-cell table:style-name="ce514" table:formula="of:=[.$D74]*[.G7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5</text:p>
                  </table:table-cell>
                  <table:table-cell table:style-name="ce268" office:value-type="string" calcext:value-type="string">
                    <text:p>Remplacement de 1 Haut-parleur de capotage</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75]*[.E75]" office:value-type="currency" office:currency="EUR" office:value="0" calcext:value-type="currency">
                    <text:p>0,00 €</text:p>
                  </table:table-cell>
                  <table:table-cell table:style-name="ce514" table:formula="of:=[.$D75]*[.F75]" office:value-type="currency" office:currency="EUR" office:value="0" calcext:value-type="currency">
                    <text:p>0,00 €</text:p>
                  </table:table-cell>
                  <table:table-cell table:style-name="ce514" table:formula="of:=[.$D75]*[.G7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6</text:p>
                  </table:table-cell>
                  <table:table-cell table:style-name="ce268" office:value-type="string" calcext:value-type="string">
                    <text:p>Remplacement de 1 feu flash de capotage</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76]*[.E76]" office:value-type="currency" office:currency="EUR" office:value="0" calcext:value-type="currency">
                    <text:p>0,00 €</text:p>
                  </table:table-cell>
                  <table:table-cell table:style-name="ce514" table:formula="of:=[.$D76]*[.F76]" office:value-type="currency" office:currency="EUR" office:value="0" calcext:value-type="currency">
                    <text:p>0,00 €</text:p>
                  </table:table-cell>
                  <table:table-cell table:style-name="ce514" table:formula="of:=[.$D76]*[.G76]" office:value-type="currency" office:currency="EUR" office:value="0" calcext:value-type="currency">
                    <text:p>0,00 €</text:p>
                  </table:table-cell>
                  <table:table-cell table:number-columns-repeated="1014"/>
                </table:table-row>
              </table:table-row-group>
              <table:table-row table:style-name="ro17">
                <table:table-cell table:style-name="ce167" office:value-type="string" calcext:value-type="string" table:number-columns-spanned="7" table:number-rows-spanned="1">
                  <text:p>PICTOGRAMME</text:p>
                </table:table-cell>
                <table:covered-table-cell table:number-columns-repeated="2"/>
                <table:covered-table-cell table:style-name="ce455"/>
                <table:covered-table-cell table:style-name="ce276"/>
                <table:covered-table-cell table:number-columns-repeated="2" table:style-name="ce465"/>
                <table:table-cell table:style-name="ce512" table:formula="of:=SUM([.H78:.H81])" office:value-type="currency" office:currency="EUR" office:value="146.25" calcext:value-type="currency">
                  <text:p>146,25 €</text:p>
                </table:table-cell>
                <table:table-cell table:style-name="ce512" table:formula="of:=SUM([.I78:.I81])" office:value-type="currency" office:currency="EUR" office:value="243.75" calcext:value-type="currency">
                  <text:p>243,75 €</text:p>
                </table:table-cell>
                <table:table-cell table:style-name="ce512" table:formula="of:=SUM([.J78:.J81])"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C17</text:p>
                  </table:table-cell>
                  <table:table-cell table:style-name="ce268" office:value-type="string" calcext:value-type="string">
                    <text:p>Remplacement de Un jeux pictogramme CE30, CE29, CE2a</text:p>
                  </table:table-cell>
                  <table:table-cell table:style-name="ce225" office:value-type="string" calcext:value-type="string">
                    <text:p>Unité</text:p>
                  </table:table-cell>
                  <table:table-cell table:style-name="ce456" office:value-type="currency" office:currency="EUR" office:value="48.75" calcext:value-type="currency">
                    <text:p><text:s/>48,75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78]*[.E78]" office:value-type="currency" office:currency="EUR" office:value="48.75" calcext:value-type="currency">
                    <text:p>48,75 €</text:p>
                  </table:table-cell>
                  <table:table-cell table:style-name="ce514" table:formula="of:=[.$D78]*[.F78]" office:value-type="currency" office:currency="EUR" office:value="0" calcext:value-type="currency">
                    <text:p>0,00 €</text:p>
                  </table:table-cell>
                  <table:table-cell table:style-name="ce514" table:formula="of:=[.$D78]*[.G7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8</text:p>
                  </table:table-cell>
                  <table:table-cell table:style-name="ce268" office:value-type="string" calcext:value-type="string">
                    <text:p>Remplacement de 1 caisson &amp; ses pictogrammes CE30, CE29, CE2a</text:p>
                  </table:table-cell>
                  <table:table-cell table:style-name="ce225" office:value-type="string" calcext:value-type="string">
                    <text:p>Unité</text:p>
                  </table:table-cell>
                  <table:table-cell table:style-name="ce456" office:value-type="currency" office:currency="EUR" office:value="48.75" calcext:value-type="currency">
                    <text:p><text:s/>48,75 € </text:p>
                  </table:table-cell>
                  <table:table-cell table:style-name="ce278" office:value-type="float" office:value="1" calcext:value-type="float">
                    <text:p>1</text:p>
                  </table:table-cell>
                  <table:table-cell table:style-name="ce464" table:formula="of:=20/4" office:value-type="float" office:value="5" calcext:value-type="float">
                    <text:p>5</text:p>
                  </table:table-cell>
                  <table:table-cell table:style-name="ce464"/>
                  <table:table-cell table:style-name="ce514" table:formula="of:=[.$D79]*[.E79]" office:value-type="currency" office:currency="EUR" office:value="48.75" calcext:value-type="currency">
                    <text:p>48,75 €</text:p>
                  </table:table-cell>
                  <table:table-cell table:style-name="ce514" table:formula="of:=[.$D79]*[.F79]" office:value-type="currency" office:currency="EUR" office:value="243.75" calcext:value-type="currency">
                    <text:p>243,75 €</text:p>
                  </table:table-cell>
                  <table:table-cell table:style-name="ce514" table:formula="of:=[.$D79]*[.G7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19</text:p>
                  </table:table-cell>
                  <table:table-cell table:style-name="ce268" office:value-type="string" calcext:value-type="string">
                    <text:p>Remplacement de 1 panneau pictogrammes CE30, CE29, CE2a pour caisson</text:p>
                  </table:table-cell>
                  <table:table-cell table:style-name="ce225" office:value-type="string" calcext:value-type="string">
                    <text:p>Unité</text:p>
                  </table:table-cell>
                  <table:table-cell table:style-name="ce456" office:value-type="currency" office:currency="EUR" office:value="48.75" calcext:value-type="currency">
                    <text:p><text:s/>48,75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80]*[.E80]" office:value-type="currency" office:currency="EUR" office:value="48.75" calcext:value-type="currency">
                    <text:p>48,75 €</text:p>
                  </table:table-cell>
                  <table:table-cell table:style-name="ce514" table:formula="of:=[.$D80]*[.F80]" office:value-type="currency" office:currency="EUR" office:value="0" calcext:value-type="currency">
                    <text:p>0,00 €</text:p>
                  </table:table-cell>
                  <table:table-cell table:style-name="ce514" table:formula="of:=[.$D80]*[.G8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0</text:p>
                  </table:table-cell>
                  <table:table-cell table:style-name="ce268" office:value-type="string" calcext:value-type="string">
                    <text:p>Remplacement de 1 ballast électronique</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81]*[.E81]" office:value-type="currency" office:currency="EUR" office:value="0" calcext:value-type="currency">
                    <text:p>0,00 €</text:p>
                  </table:table-cell>
                  <table:table-cell table:style-name="ce514" table:formula="of:=[.$D81]*[.F81]" office:value-type="currency" office:currency="EUR" office:value="0" calcext:value-type="currency">
                    <text:p>0,00 €</text:p>
                  </table:table-cell>
                  <table:table-cell table:style-name="ce514" table:formula="of:=[.$D81]*[.G81]" office:value-type="currency" office:currency="EUR" office:value="0" calcext:value-type="currency">
                    <text:p>0,00 €</text:p>
                  </table:table-cell>
                  <table:table-cell table:number-columns-repeated="1014"/>
                </table:table-row>
              </table:table-row-group>
              <table:table-row table:style-name="ro17">
                <table:table-cell table:style-name="ce167" office:value-type="string" calcext:value-type="string" table:number-columns-spanned="7" table:number-rows-spanned="1">
                  <text:p>CHEVRONS</text:p>
                </table:table-cell>
                <table:covered-table-cell table:number-columns-repeated="2"/>
                <table:covered-table-cell table:style-name="ce455"/>
                <table:covered-table-cell table:style-name="ce276"/>
                <table:covered-table-cell table:number-columns-repeated="2" table:style-name="ce465"/>
                <table:table-cell table:style-name="ce512" table:formula="of:=SUM([.H83:.H85])" office:value-type="currency" office:currency="EUR" office:value="438.75" calcext:value-type="currency">
                  <text:p>438,75 €</text:p>
                </table:table-cell>
                <table:table-cell table:style-name="ce512" table:formula="of:=SUM([.I83:.I85])" office:value-type="currency" office:currency="EUR" office:value="877.5" calcext:value-type="currency">
                  <text:p>877,50 €</text:p>
                </table:table-cell>
                <table:table-cell table:style-name="ce512" table:formula="of:=SUM([.J83:.J85])"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C21</text:p>
                  </table:table-cell>
                  <table:table-cell table:style-name="ce268" office:value-type="string" calcext:value-type="string">
                    <text:p>Remplacement de 1 chevron</text:p>
                  </table:table-cell>
                  <table:table-cell table:style-name="ce225" office:value-type="string" calcext:value-type="string">
                    <text:p>Unité</text:p>
                  </table:table-cell>
                  <table:table-cell table:style-name="ce456" office:value-type="currency" office:currency="EUR" office:value="48.75" calcext:value-type="currency">
                    <text:p><text:s/>48,75 € </text:p>
                  </table:table-cell>
                  <table:table-cell table:style-name="ce278" office:value-type="float" office:value="1" calcext:value-type="float">
                    <text:p>1</text:p>
                  </table:table-cell>
                  <table:table-cell table:style-name="ce464" table:formula="of:=ROUNDUP((17+3*1+6*3)/4)" office:value-type="float" office:value="10" calcext:value-type="float">
                    <text:p>10</text:p>
                  </table:table-cell>
                  <table:table-cell table:style-name="ce464"/>
                  <table:table-cell table:style-name="ce514" table:formula="of:=[.$D83]*[.E83]" office:value-type="currency" office:currency="EUR" office:value="48.75" calcext:value-type="currency">
                    <text:p>48,75 €</text:p>
                  </table:table-cell>
                  <table:table-cell table:style-name="ce514" table:formula="of:=[.$D83]*[.F83]" office:value-type="currency" office:currency="EUR" office:value="487.5" calcext:value-type="currency">
                    <text:p>487,50 €</text:p>
                  </table:table-cell>
                  <table:table-cell table:style-name="ce514" table:formula="of:=[.$D83]*[.G8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2</text:p>
                  </table:table-cell>
                  <table:table-cell table:style-name="ce268" office:value-type="string" calcext:value-type="string">
                    <text:p>Remplacement de 1 Automate chevrons (rack)</text:p>
                  </table:table-cell>
                  <table:table-cell table:style-name="ce225" office:value-type="string" calcext:value-type="string">
                    <text:p>Unité</text:p>
                  </table:table-cell>
                  <table:table-cell table:style-name="ce456" office:value-type="currency" office:currency="EUR" office:value="390" calcext:value-type="currency">
                    <text:p><text:s/>390,00 € </text:p>
                  </table:table-cell>
                  <table:table-cell table:style-name="ce278" office:value-type="float" office:value="1" calcext:value-type="float">
                    <text:p>1</text:p>
                  </table:table-cell>
                  <table:table-cell table:style-name="ce464" office:value-type="float" office:value="1" calcext:value-type="float">
                    <text:p>1</text:p>
                  </table:table-cell>
                  <table:table-cell table:style-name="ce464"/>
                  <table:table-cell table:style-name="ce514" table:formula="of:=[.$D84]*[.E84]" office:value-type="currency" office:currency="EUR" office:value="390" calcext:value-type="currency">
                    <text:p>390,00 €</text:p>
                  </table:table-cell>
                  <table:table-cell table:style-name="ce514" table:formula="of:=[.$D84]*[.F84]" office:value-type="currency" office:currency="EUR" office:value="390" calcext:value-type="currency">
                    <text:p>390,00 €</text:p>
                  </table:table-cell>
                  <table:table-cell table:style-name="ce514" table:formula="of:=[.$D84]*[.G8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3</text:p>
                  </table:table-cell>
                  <table:table-cell table:style-name="ce268" office:value-type="string" calcext:value-type="string">
                    <text:p>Remplacement de 1 Carte rack chevron</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85]*[.E85]" office:value-type="currency" office:currency="EUR" office:value="0" calcext:value-type="currency">
                    <text:p>0,00 €</text:p>
                  </table:table-cell>
                  <table:table-cell table:style-name="ce514" table:formula="of:=[.$D85]*[.F85]" office:value-type="currency" office:currency="EUR" office:value="0" calcext:value-type="currency">
                    <text:p>0,00 €</text:p>
                  </table:table-cell>
                  <table:table-cell table:style-name="ce514" table:formula="of:=[.$D85]*[.G85]" office:value-type="currency" office:currency="EUR" office:value="0" calcext:value-type="currency">
                    <text:p>0,00 €</text:p>
                  </table:table-cell>
                  <table:table-cell table:number-columns-repeated="1014"/>
                </table:table-row>
              </table:table-row-group>
              <table:table-row table:style-name="ro17">
                <table:table-cell table:style-name="ce167" office:value-type="string" calcext:value-type="string" table:number-columns-spanned="7" table:number-rows-spanned="1">
                  <text:p>SONORISATION</text:p>
                </table:table-cell>
                <table:covered-table-cell table:number-columns-repeated="2"/>
                <table:covered-table-cell table:style-name="ce455"/>
                <table:covered-table-cell table:style-name="ce276"/>
                <table:covered-table-cell table:number-columns-repeated="2" table:style-name="ce465"/>
                <table:table-cell table:style-name="ce512" table:formula="of:=SUM([.H87:.H92])" office:value-type="currency" office:currency="EUR" office:value="585" calcext:value-type="currency">
                  <text:p>585,00 €</text:p>
                </table:table-cell>
                <table:table-cell table:style-name="ce512" table:formula="of:=SUM([.I87:.I92])" office:value-type="currency" office:currency="EUR" office:value="975" calcext:value-type="currency">
                  <text:p>975,00 €</text:p>
                </table:table-cell>
                <table:table-cell table:style-name="ce512" table:formula="of:=SUM([.J87:.J92])" office:value-type="currency" office:currency="EUR" office:value="0" calcext:value-type="currency">
                  <text:p>0,00 €</text:p>
                </table:table-cell>
                <table:table-cell table:number-columns-repeated="1014"/>
              </table:table-row>
              <table:table-row-group>
                <table:table-row table:style-name="ro39">
                  <table:table-cell table:style-name="ce163" office:value-type="string" calcext:value-type="string">
                    <text:p>AEC24</text:p>
                  </table:table-cell>
                  <table:table-cell table:style-name="ce268" office:value-type="string" calcext:value-type="string">
                    <text:p>Remplacement de 1 Sirène</text:p>
                  </table:table-cell>
                  <table:table-cell table:style-name="ce225" office:value-type="string" calcext:value-type="string">
                    <text:p>Unité</text:p>
                  </table:table-cell>
                  <table:table-cell table:style-name="ce456" office:value-type="currency" office:currency="EUR" office:value="97.5" calcext:value-type="currency">
                    <text:p><text:s/>97,50 € </text:p>
                  </table:table-cell>
                  <table:table-cell table:style-name="ce278" office:value-type="float" office:value="1" calcext:value-type="float">
                    <text:p>1</text:p>
                  </table:table-cell>
                  <table:table-cell table:style-name="ce464" office:value-type="float" office:value="2" calcext:value-type="float">
                    <text:p>2</text:p>
                  </table:table-cell>
                  <table:table-cell table:style-name="ce464"/>
                  <table:table-cell table:style-name="ce514" table:formula="of:=[.$D87]*[.E87]" office:value-type="currency" office:currency="EUR" office:value="97.5" calcext:value-type="currency">
                    <text:p>97,50 €</text:p>
                  </table:table-cell>
                  <table:table-cell table:style-name="ce514" table:formula="of:=[.$D87]*[.F87]" office:value-type="currency" office:currency="EUR" office:value="195" calcext:value-type="currency">
                    <text:p>195,00 €</text:p>
                  </table:table-cell>
                  <table:table-cell table:style-name="ce514" table:formula="of:=[.$D87]*[.G8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5</text:p>
                  </table:table-cell>
                  <table:table-cell table:style-name="ce268" office:value-type="string" calcext:value-type="string">
                    <text:p>Remplacement de 1 Prise pour sirène</text:p>
                  </table:table-cell>
                  <table:table-cell table:style-name="ce225" office:value-type="string" calcext:value-type="string">
                    <text:p>Unité</text:p>
                  </table:table-cell>
                  <table:table-cell table:style-name="ce456" office:value-type="currency" office:currency="EUR" office:value="97.5" calcext:value-type="currency">
                    <text:p><text:s/>97,50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88]*[.E88]" office:value-type="currency" office:currency="EUR" office:value="97.5" calcext:value-type="currency">
                    <text:p>97,50 €</text:p>
                  </table:table-cell>
                  <table:table-cell table:style-name="ce514" table:formula="of:=[.$D88]*[.F88]" office:value-type="currency" office:currency="EUR" office:value="0" calcext:value-type="currency">
                    <text:p>0,00 €</text:p>
                  </table:table-cell>
                  <table:table-cell table:style-name="ce514" table:formula="of:=[.$D88]*[.G8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6</text:p>
                  </table:table-cell>
                  <table:table-cell table:style-name="ce268" office:value-type="string" calcext:value-type="string">
                    <text:p>Remplacement de 1 Automate sonorisation (rack)</text:p>
                  </table:table-cell>
                  <table:table-cell table:style-name="ce225" office:value-type="string" calcext:value-type="string">
                    <text:p>Unité</text:p>
                  </table:table-cell>
                  <table:table-cell table:style-name="ce456" office:value-type="currency" office:currency="EUR" office:value="390" calcext:value-type="currency">
                    <text:p><text:s/>390,00 € </text:p>
                  </table:table-cell>
                  <table:table-cell table:style-name="ce278" office:value-type="float" office:value="1" calcext:value-type="float">
                    <text:p>1</text:p>
                  </table:table-cell>
                  <table:table-cell table:style-name="ce464" office:value-type="float" office:value="2" calcext:value-type="float">
                    <text:p>2</text:p>
                  </table:table-cell>
                  <table:table-cell table:style-name="ce464"/>
                  <table:table-cell table:style-name="ce514" table:formula="of:=[.$D89]*[.E89]" office:value-type="currency" office:currency="EUR" office:value="390" calcext:value-type="currency">
                    <text:p>390,00 €</text:p>
                  </table:table-cell>
                  <table:table-cell table:style-name="ce514" table:formula="of:=[.$D89]*[.F89]" office:value-type="currency" office:currency="EUR" office:value="780" calcext:value-type="currency">
                    <text:p>780,00 €</text:p>
                  </table:table-cell>
                  <table:table-cell table:style-name="ce514" table:formula="of:=[.$D89]*[.G8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7</text:p>
                  </table:table-cell>
                  <table:table-cell table:style-name="ce268" office:value-type="string" calcext:value-type="string">
                    <text:p>Remplacement de 1 Alimentation interne rack sonorisation</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90]*[.E90]" office:value-type="currency" office:currency="EUR" office:value="0" calcext:value-type="currency">
                    <text:p>0,00 €</text:p>
                  </table:table-cell>
                  <table:table-cell table:style-name="ce514" table:formula="of:=[.$D90]*[.F90]" office:value-type="currency" office:currency="EUR" office:value="0" calcext:value-type="currency">
                    <text:p>0,00 €</text:p>
                  </table:table-cell>
                  <table:table-cell table:style-name="ce514" table:formula="of:=[.$D90]*[.G9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8</text:p>
                  </table:table-cell>
                  <table:table-cell table:style-name="ce268" office:value-type="string" calcext:value-type="string">
                    <text:p>Remplacement de 1 relais présence secteur</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91]*[.E91]" office:value-type="currency" office:currency="EUR" office:value="0" calcext:value-type="currency">
                    <text:p>0,00 €</text:p>
                  </table:table-cell>
                  <table:table-cell table:style-name="ce514" table:formula="of:=[.$D91]*[.F91]" office:value-type="currency" office:currency="EUR" office:value="0" calcext:value-type="currency">
                    <text:p>0,00 €</text:p>
                  </table:table-cell>
                  <table:table-cell table:style-name="ce514" table:formula="of:=[.$D91]*[.G9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C29</text:p>
                  </table:table-cell>
                  <table:table-cell table:style-name="ce268" office:value-type="string" calcext:value-type="string">
                    <text:p>Remplacement de 1 Carte rack sonorisation</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92]*[.E92]" office:value-type="currency" office:currency="EUR" office:value="0" calcext:value-type="currency">
                    <text:p>0,00 €</text:p>
                  </table:table-cell>
                  <table:table-cell table:style-name="ce514" table:formula="of:=[.$D92]*[.F92]" office:value-type="currency" office:currency="EUR" office:value="0" calcext:value-type="currency">
                    <text:p>0,00 €</text:p>
                  </table:table-cell>
                  <table:table-cell table:style-name="ce514" table:formula="of:=[.$D92]*[.G92]" office:value-type="currency" office:currency="EUR" office:value="0" calcext:value-type="currency">
                    <text:p>0,00 €</text:p>
                  </table:table-cell>
                  <table:table-cell table:number-columns-repeated="1014"/>
                </table:table-row>
              </table:table-row-group>
            </table:table-row-group>
          </table:table-row-group>
          <table:table-row table:style-name="ro3">
            <table:table-cell table:style-name="ce160" office:value-type="string" calcext:value-type="string" table:number-columns-spanned="7" table:number-rows-spanned="1">
              <text:p>Prix forfaitaires</text:p>
            </table:table-cell>
            <table:covered-table-cell table:number-columns-repeated="2"/>
            <table:covered-table-cell table:style-name="ce455"/>
            <table:covered-table-cell table:style-name="ce276"/>
            <table:covered-table-cell table:number-columns-repeated="2" table:style-name="ce465"/>
            <table:table-cell table:style-name="ce510" table:formula="of:=SUM([.H95])" office:value-type="currency" office:currency="EUR" office:value="292.5" calcext:value-type="currency">
              <text:p>292,50 €</text:p>
            </table:table-cell>
            <table:table-cell table:style-name="ce510" table:formula="of:=SUM([.I95])" office:value-type="currency" office:currency="EUR" office:value="11700" calcext:value-type="currency">
              <text:p>11 700,00 €</text:p>
            </table:table-cell>
            <table:table-cell table:style-name="ce510" table:formula="of:=SUM([.J95])" office:value-type="currency" office:currency="EUR" office:value="0" calcext:value-type="currency">
              <text:p>0,00 €</text:p>
            </table:table-cell>
            <table:table-cell table:number-columns-repeated="1014"/>
          </table:table-row>
          <table:table-row-group>
            <table:table-row table:style-name="ro26">
              <table:table-cell table:style-name="ce161" office:value-type="string" calcext:value-type="string" table:number-columns-spanned="7" table:number-rows-spanned="1">
                <text:p>Ces prix forfaitaires rémunèrent l’intervention comme indiqué dans la description des prestations, le déplacement jusqu’au lieu d’intervention ainsi que les moyens nécessaires à la mise en oeuvre. Ils ne rémunèrent pas les fournitures identifiées au BPU.</text:p>
                <text:p/>
              </table:table-cell>
              <table:covered-table-cell table:number-columns-repeated="2"/>
              <table:covered-table-cell table:style-name="ce455"/>
              <table:covered-table-cell table:style-name="ce276"/>
              <table:covered-table-cell table:number-columns-repeated="2" table:style-name="ce465"/>
              <table:table-cell table:style-name="ce511" table:number-columns-repeated="3"/>
              <table:table-cell table:number-columns-repeated="1014"/>
            </table:table-row>
            <table:table-row table:style-name="ro22">
              <table:table-cell table:style-name="ce162" office:value-type="string" calcext:value-type="string">
                <text:p>Recherche de défaut de l’ensemble AEV</text:p>
              </table:table-cell>
              <table:table-cell table:style-name="ce259" office:value-type="string" calcext:value-type="string" table:number-columns-spanned="6" table:number-rows-spanned="1">
                <text:p/>
                <text:p>Ce prix rémunère au forfait l’ensemble des opérations curatives nécessaires à l’identification d’un ou plusieurs défauts à l’origine de la panne constatée, ainsi que le déplacement sur le lieu d’intervention, les matériels, outillages, et consommables nécessaires à l’identification de défauts.</text:p>
                <text:p/>
              </table:table-cell>
              <table:covered-table-cell/>
              <table:covered-table-cell table:style-name="ce455"/>
              <table:covered-table-cell table:style-name="ce276"/>
              <table:covered-table-cell table:number-columns-repeated="2" table:style-name="ce465"/>
              <table:table-cell table:style-name="ce512" table:formula="of:=SUM([.H96])" office:value-type="currency" office:currency="EUR" office:value="292.5" calcext:value-type="currency">
                <text:p>292,50 €</text:p>
              </table:table-cell>
              <table:table-cell table:style-name="ce512" table:formula="of:=SUM([.I96])" office:value-type="currency" office:currency="EUR" office:value="11700" calcext:value-type="currency">
                <text:p>11 700,00 €</text:p>
              </table:table-cell>
              <table:table-cell table:style-name="ce512" table:formula="of:=SUM([.J96])" office:value-type="currency" office:currency="EUR" office:value="0" calcext:value-type="currency">
                <text:p>0,00 €</text:p>
              </table:table-cell>
              <table:table-cell table:number-columns-repeated="1014"/>
            </table:table-row>
            <table:table-row-group>
              <table:table-row-group>
                <table:table-row table:style-name="ro39">
                  <table:table-cell table:style-name="ce163" office:value-type="string" calcext:value-type="string">
                    <text:p>AEC99</text:p>
                  </table:table-cell>
                  <table:table-cell table:style-name="ce268" office:value-type="string" calcext:value-type="string">
                    <text:p>Recherche de défaut de l’ensemble AEV</text:p>
                  </table:table-cell>
                  <table:table-cell table:style-name="ce225" office:value-type="string" calcext:value-type="string">
                    <text:p>Forfait</text:p>
                  </table:table-cell>
                  <table:table-cell table:style-name="ce456" office:value-type="currency" office:currency="EUR" office:value="292.5" calcext:value-type="currency">
                    <text:p><text:s/>292,50 € </text:p>
                  </table:table-cell>
                  <table:table-cell table:style-name="ce278" office:value-type="float" office:value="1" calcext:value-type="float">
                    <text:p>1</text:p>
                  </table:table-cell>
                  <table:table-cell table:style-name="ce464" table:formula="of:=ROUNDUP((100+57)/4)" office:value-type="float" office:value="40" calcext:value-type="float">
                    <text:p>40</text:p>
                  </table:table-cell>
                  <table:table-cell table:style-name="ce464"/>
                  <table:table-cell table:style-name="ce514" table:formula="of:=[.$D96]*[.E96]" office:value-type="currency" office:currency="EUR" office:value="292.5" calcext:value-type="currency">
                    <text:p>292,50 €</text:p>
                  </table:table-cell>
                  <table:table-cell table:style-name="ce514" table:formula="of:=[.$D96]*[.F96]" office:value-type="currency" office:currency="EUR" office:value="11700" calcext:value-type="currency">
                    <text:p>11 700,00 €</text:p>
                  </table:table-cell>
                  <table:table-cell table:style-name="ce514" table:formula="of:=[.$D96]*[.G96]" office:value-type="currency" office:currency="EUR" office:value="0" calcext:value-type="currency">
                    <text:p>0,00 €</text:p>
                  </table:table-cell>
                  <table:table-cell table:number-columns-repeated="1014"/>
                </table:table-row>
              </table:table-row-group>
            </table:table-row-group>
          </table:table-row-group>
        </table:table-row-group>
        <table:table-row table:style-name="ro38">
          <table:table-cell table:style-name="ce159" office:value-type="string" calcext:value-type="string" table:number-columns-spanned="7" table:number-rows-spanned="1">
            <text:p>FOURNITURES</text:p>
          </table:table-cell>
          <table:covered-table-cell table:number-columns-repeated="2"/>
          <table:covered-table-cell table:style-name="ce455"/>
          <table:covered-table-cell table:style-name="ce276"/>
          <table:covered-table-cell table:number-columns-repeated="2" table:style-name="ce465"/>
          <table:table-cell table:style-name="ce300" table:formula="of:=SUM([.H99:.H109]:[.H119:.H126])" office:value-type="currency" office:currency="EUR" office:value="275273.01" calcext:value-type="currency">
            <text:p>275 273,01 €</text:p>
          </table:table-cell>
          <table:table-cell table:style-name="ce300" table:formula="of:=SUM([.I99:.I109]:[.I119:.I126])" office:value-type="currency" office:currency="EUR" office:value="503027.59" calcext:value-type="currency">
            <text:p>503 027,59 €</text:p>
          </table:table-cell>
          <table:table-cell table:style-name="ce300" table:formula="of:=SUM([.J99:.J109]:[.J119:.J126])" office:value-type="currency" office:currency="EUR" office:value="0" calcext:value-type="currency">
            <text:p>0,00 €</text:p>
          </table:table-cell>
          <table:table-cell table:number-columns-repeated="1014"/>
        </table:table-row>
        <table:table-row-group>
          <table:table-row-group>
            <table:table-row table:style-name="ro20">
              <table:table-cell table:style-name="ce161" office:value-type="string" calcext:value-type="string" table:number-columns-spanned="7" table:number-rows-spanned="1">
                <text:p>Ces prix rémunèrent la fourniture unitaire du matériel indiqué. Est appliquée la moins-value obtenue auprès des fournisseurs. Les références et type de matériel sont donnés de manière indicative, tout matériel équivalent dans ses caractéristiques et approuvé par le pouvoir adjudicateur est valable.</text:p>
                <text:p/>
              </table:table-cell>
              <table:covered-table-cell table:number-columns-repeated="2"/>
              <table:covered-table-cell table:style-name="ce455"/>
              <table:covered-table-cell table:style-name="ce276"/>
              <table:covered-table-cell table:number-columns-repeated="2" table:style-name="ce465"/>
              <table:table-cell table:style-name="ce515" table:number-columns-repeated="3"/>
              <table:table-cell table:number-columns-repeated="1014"/>
            </table:table-row>
            <table:table-row table:style-name="ro17">
              <table:table-cell table:style-name="ce167" office:value-type="string" calcext:value-type="string" table:number-columns-spanned="7" table:number-rows-spanned="1">
                <text:p>SONORISATION</text:p>
              </table:table-cell>
              <table:covered-table-cell table:number-columns-repeated="2"/>
              <table:covered-table-cell table:style-name="ce455"/>
              <table:covered-table-cell table:style-name="ce276"/>
              <table:covered-table-cell table:number-columns-repeated="2" table:style-name="ce465"/>
              <table:table-cell table:style-name="ce512" table:formula="of:=SUM([.H100:.H108])" office:value-type="currency" office:currency="EUR" office:value="5853.45" calcext:value-type="currency">
                <text:p>5 853,45 €</text:p>
              </table:table-cell>
              <table:table-cell table:style-name="ce512" table:formula="of:=SUM([.I100:.I108])" office:value-type="currency" office:currency="EUR" office:value="5137.5" calcext:value-type="currency">
                <text:p>5 137,50 €</text:p>
              </table:table-cell>
              <table:table-cell table:style-name="ce512" table:formula="of:=SUM([.J100:.J108])" office:value-type="currency" office:currency="EUR" office:value="0" calcext:value-type="currency">
                <text:p>0,00 €</text:p>
              </table:table-cell>
              <table:table-cell table:number-columns-repeated="1014"/>
            </table:table-row>
            <table:table-row-group>
              <table:table-row-group>
                <table:table-row table:style-name="ro39">
                  <table:table-cell table:style-name="ce163" office:value-type="string" calcext:value-type="string">
                    <text:p>AEF01</text:p>
                  </table:table-cell>
                  <table:table-cell table:style-name="ce268" office:value-type="string" calcext:value-type="string">
                    <text:p>Fourniture d’un rack tunneligée IP (rack sono équipé de 3 amplis 2x40W &amp; 1x50W pour sirène 150dB) type « KM Europ »</text:p>
                  </table:table-cell>
                  <table:table-cell table:style-name="ce225" office:value-type="string" calcext:value-type="string">
                    <text:p>Unité</text:p>
                  </table:table-cell>
                  <table:table-cell table:style-name="ce456" office:value-type="currency" office:currency="EUR" office:value="2177.5" calcext:value-type="currency">
                    <text:p><text:s/>2 177,50 € </text:p>
                  </table:table-cell>
                  <table:table-cell table:style-name="ce278" office:value-type="float" office:value="1" calcext:value-type="float">
                    <text:p>1</text:p>
                  </table:table-cell>
                  <table:table-cell table:style-name="ce464" office:value-type="float" office:value="1" calcext:value-type="float">
                    <text:p>1</text:p>
                  </table:table-cell>
                  <table:table-cell table:style-name="ce464"/>
                  <table:table-cell table:style-name="ce514" table:formula="of:=[.$D100]*[.E100]" office:value-type="currency" office:currency="EUR" office:value="2177.5" calcext:value-type="currency">
                    <text:p>2 177,50 €</text:p>
                  </table:table-cell>
                  <table:table-cell table:style-name="ce514" table:formula="of:=[.$D100]*[.F100]" office:value-type="currency" office:currency="EUR" office:value="2177.5" calcext:value-type="currency">
                    <text:p>2 177,50 €</text:p>
                  </table:table-cell>
                  <table:table-cell table:style-name="ce514" table:formula="of:=[.$D100]*[.G10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2</text:p>
                  </table:table-cell>
                  <table:table-cell table:style-name="ce268" office:value-type="string" calcext:value-type="string">
                    <text:p>Fourniture d’une carte d’amplification KM 150W pour Rack tunneligée IP type « KM Europ »</text:p>
                  </table:table-cell>
                  <table:table-cell table:style-name="ce225" office:value-type="string" calcext:value-type="string">
                    <text:p>Unité</text:p>
                  </table:table-cell>
                  <table:table-cell table:style-name="ce456" office:value-type="currency" office:currency="EUR" office:value="515" calcext:value-type="currency">
                    <text:p><text:s/>515,00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01]*[.E101]" office:value-type="currency" office:currency="EUR" office:value="515" calcext:value-type="currency">
                    <text:p>515,00 €</text:p>
                  </table:table-cell>
                  <table:table-cell table:style-name="ce514" table:formula="of:=[.$D101]*[.F101]" office:value-type="currency" office:currency="EUR" office:value="0" calcext:value-type="currency">
                    <text:p>0,00 €</text:p>
                  </table:table-cell>
                  <table:table-cell table:style-name="ce514" table:formula="of:=[.$D101]*[.G10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3</text:p>
                  </table:table-cell>
                  <table:table-cell table:style-name="ce268" office:value-type="string" calcext:value-type="string">
                    <text:p>Fourniture d’une carte d’amplification KM 2x40W pour Rack tunneligée IP type « KM Europ »</text:p>
                  </table:table-cell>
                  <table:table-cell table:style-name="ce225" office:value-type="string" calcext:value-type="string">
                    <text:p>Unité</text:p>
                  </table:table-cell>
                  <table:table-cell table:style-name="ce456" office:value-type="currency" office:currency="EUR" office:value="295" calcext:value-type="currency">
                    <text:p><text:s/>295,00 € </text:p>
                  </table:table-cell>
                  <table:table-cell table:style-name="ce278" office:value-type="float" office:value="1" calcext:value-type="float">
                    <text:p>1</text:p>
                  </table:table-cell>
                  <table:table-cell table:style-name="ce464" table:formula="of:=ROUNDUP(10/4)" office:value-type="float" office:value="3" calcext:value-type="float">
                    <text:p>3</text:p>
                  </table:table-cell>
                  <table:table-cell table:style-name="ce464"/>
                  <table:table-cell table:style-name="ce514" table:formula="of:=[.$D102]*[.E102]" office:value-type="currency" office:currency="EUR" office:value="295" calcext:value-type="currency">
                    <text:p>295,00 €</text:p>
                  </table:table-cell>
                  <table:table-cell table:style-name="ce514" table:formula="of:=[.$D102]*[.F102]" office:value-type="currency" office:currency="EUR" office:value="885" calcext:value-type="currency">
                    <text:p>885,00 €</text:p>
                  </table:table-cell>
                  <table:table-cell table:style-name="ce514" table:formula="of:=[.$D102]*[.G10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4</text:p>
                  </table:table-cell>
                  <table:table-cell table:style-name="ce268" office:value-type="string" calcext:value-type="string">
                    <text:p>Fourniture d’une carte d’alimentation pour Rack tunneligée IP type « KM Europ »</text:p>
                  </table:table-cell>
                  <table:table-cell table:style-name="ce225" office:value-type="string" calcext:value-type="string">
                    <text:p>Unité</text:p>
                  </table:table-cell>
                  <table:table-cell table:style-name="ce456" office:value-type="currency" office:currency="EUR" office:value="298.75" calcext:value-type="currency">
                    <text:p><text:s/>298,75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03]*[.E103]" office:value-type="currency" office:currency="EUR" office:value="298.75" calcext:value-type="currency">
                    <text:p>298,75 €</text:p>
                  </table:table-cell>
                  <table:table-cell table:style-name="ce514" table:formula="of:=[.$D103]*[.F103]" office:value-type="currency" office:currency="EUR" office:value="0" calcext:value-type="currency">
                    <text:p>0,00 €</text:p>
                  </table:table-cell>
                  <table:table-cell table:style-name="ce514" table:formula="of:=[.$D103]*[.G10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5</text:p>
                  </table:table-cell>
                  <table:table-cell table:style-name="ce268" office:value-type="string" calcext:value-type="string">
                    <text:p>Fourniture d’une carte de contrôle commandes pour Rack tunneligée IP type « KM Europ »</text:p>
                  </table:table-cell>
                  <table:table-cell table:style-name="ce225" office:value-type="string" calcext:value-type="string">
                    <text:p>Unité</text:p>
                  </table:table-cell>
                  <table:table-cell table:style-name="ce456" office:value-type="currency" office:currency="EUR" office:value="481.7" calcext:value-type="currency">
                    <text:p><text:s/>481,70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04]*[.E104]" office:value-type="currency" office:currency="EUR" office:value="481.7" calcext:value-type="currency">
                    <text:p>481,70 €</text:p>
                  </table:table-cell>
                  <table:table-cell table:style-name="ce514" table:formula="of:=[.$D104]*[.F104]" office:value-type="currency" office:currency="EUR" office:value="0" calcext:value-type="currency">
                    <text:p>0,00 €</text:p>
                  </table:table-cell>
                  <table:table-cell table:style-name="ce514" table:formula="of:=[.$D104]*[.G10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6</text:p>
                  </table:table-cell>
                  <table:table-cell table:style-name="ce268" office:value-type="string" calcext:value-type="string">
                    <text:p>Fourniture d’un coffret extension de sirène complet avec précablage KM pour rack tunneligée IP. Ref : SPACIAL 3D 400x400 IP 66 type « SAREL »</text:p>
                  </table:table-cell>
                  <table:table-cell table:style-name="ce225" office:value-type="string" calcext:value-type="string">
                    <text:p>Unité</text:p>
                  </table:table-cell>
                  <table:table-cell table:style-name="ce456" office:value-type="currency" office:currency="EUR" office:value="1573" calcext:value-type="currency">
                    <text:p><text:s/>1 573,00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05]*[.E105]" office:value-type="currency" office:currency="EUR" office:value="1573" calcext:value-type="currency">
                    <text:p>1 573,00 €</text:p>
                  </table:table-cell>
                  <table:table-cell table:style-name="ce514" table:formula="of:=[.$D105]*[.F105]" office:value-type="currency" office:currency="EUR" office:value="0" calcext:value-type="currency">
                    <text:p>0,00 €</text:p>
                  </table:table-cell>
                  <table:table-cell table:style-name="ce514" table:formula="of:=[.$D105]*[.G10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7</text:p>
                  </table:table-cell>
                  <table:table-cell table:style-name="ce268" office:value-type="string" calcext:value-type="string">
                    <text:p>Fourniture d’une balise sonore type « KM Europ »</text:p>
                  </table:table-cell>
                  <table:table-cell table:style-name="ce225" office:value-type="string" calcext:value-type="string">
                    <text:p>Unité</text:p>
                  </table:table-cell>
                  <table:table-cell table:style-name="ce456" office:value-type="currency" office:currency="EUR" office:value="243.75" calcext:value-type="currency">
                    <text:p><text:s/>243,75 € </text:p>
                  </table:table-cell>
                  <table:table-cell table:style-name="ce278" office:value-type="float" office:value="1" calcext:value-type="float">
                    <text:p>1</text:p>
                  </table:table-cell>
                  <table:table-cell table:style-name="ce464" table:formula="of:=ROUNDUP(10/4)" office:value-type="float" office:value="3" calcext:value-type="float">
                    <text:p>3</text:p>
                  </table:table-cell>
                  <table:table-cell table:style-name="ce464"/>
                  <table:table-cell table:style-name="ce514" table:formula="of:=[.$D106]*[.E106]" office:value-type="currency" office:currency="EUR" office:value="243.75" calcext:value-type="currency">
                    <text:p>243,75 €</text:p>
                  </table:table-cell>
                  <table:table-cell table:style-name="ce514" table:formula="of:=[.$D106]*[.F106]" office:value-type="currency" office:currency="EUR" office:value="731.25" calcext:value-type="currency">
                    <text:p>731,25 €</text:p>
                  </table:table-cell>
                  <table:table-cell table:style-name="ce514" table:formula="of:=[.$D106]*[.G106]"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8</text:p>
                  </table:table-cell>
                  <table:table-cell table:style-name="ce268" office:value-type="string" calcext:value-type="string">
                    <text:p>Fourniture d’une sirène complète avec fiche IP66 et étrier de fixation type « KM Europ »</text:p>
                  </table:table-cell>
                  <table:table-cell table:style-name="ce225" office:value-type="string" calcext:value-type="string">
                    <text:p>Unité</text:p>
                  </table:table-cell>
                  <table:table-cell table:style-name="ce456" office:value-type="currency" office:currency="EUR" office:value="268.75" calcext:value-type="currency">
                    <text:p><text:s/>268,75 € </text:p>
                  </table:table-cell>
                  <table:table-cell table:style-name="ce278" office:value-type="float" office:value="1" calcext:value-type="float">
                    <text:p>1</text:p>
                  </table:table-cell>
                  <table:table-cell table:style-name="ce464" table:formula="of:=ROUNDUP(18/4)" office:value-type="float" office:value="5" calcext:value-type="float">
                    <text:p>5</text:p>
                  </table:table-cell>
                  <table:table-cell table:style-name="ce464"/>
                  <table:table-cell table:style-name="ce514" table:formula="of:=[.$D107]*[.E107]" office:value-type="currency" office:currency="EUR" office:value="268.75" calcext:value-type="currency">
                    <text:p>268,75 €</text:p>
                  </table:table-cell>
                  <table:table-cell table:style-name="ce514" table:formula="of:=[.$D107]*[.F107]" office:value-type="currency" office:currency="EUR" office:value="1343.75" calcext:value-type="currency">
                    <text:p>1 343,75 €</text:p>
                  </table:table-cell>
                  <table:table-cell table:style-name="ce514" table:formula="of:=[.$D107]*[.G10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09</text:p>
                  </table:table-cell>
                  <table:table-cell table:style-name="ce268" office:value-type="string" calcext:value-type="string">
                    <text:p>Fourniture d’une prise de connexion pour sirène</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08]*[.E108]" office:value-type="currency" office:currency="EUR" office:value="0" calcext:value-type="currency">
                    <text:p>0,00 €</text:p>
                  </table:table-cell>
                  <table:table-cell table:style-name="ce514" table:formula="of:=[.$D108]*[.F108]" office:value-type="currency" office:currency="EUR" office:value="0" calcext:value-type="currency">
                    <text:p>0,00 €</text:p>
                  </table:table-cell>
                  <table:table-cell table:style-name="ce514" table:formula="of:=[.$D108]*[.G108]" office:value-type="currency" office:currency="EUR" office:value="0" calcext:value-type="currency">
                    <text:p>0,00 €</text:p>
                  </table:table-cell>
                  <table:table-cell table:number-columns-repeated="1014"/>
                </table:table-row>
              </table:table-row-group>
            </table:table-row-group>
            <table:table-row table:style-name="ro17">
              <table:table-cell table:style-name="ce167" office:value-type="string" calcext:value-type="string" table:number-columns-spanned="7" table:number-rows-spanned="1">
                <text:p>PICTOGRAMME</text:p>
              </table:table-cell>
              <table:covered-table-cell table:number-columns-repeated="2"/>
              <table:covered-table-cell table:style-name="ce455"/>
              <table:covered-table-cell table:style-name="ce276"/>
              <table:covered-table-cell table:number-columns-repeated="2" table:style-name="ce465"/>
              <table:table-cell table:style-name="ce512" table:formula="of:=SUM([.H110:.H118])" office:value-type="currency" office:currency="EUR" office:value="17210.59" calcext:value-type="currency">
                <text:p>17 210,59 €</text:p>
              </table:table-cell>
              <table:table-cell table:style-name="ce512" table:formula="of:=SUM([.I110:.I118])" office:value-type="currency" office:currency="EUR" office:value="68207.49" calcext:value-type="currency">
                <text:p>68 207,49 €</text:p>
              </table:table-cell>
              <table:table-cell table:style-name="ce512" table:formula="of:=SUM([.J110:.J118])" office:value-type="currency" office:currency="EUR" office:value="0" calcext:value-type="currency">
                <text:p>0,00 €</text:p>
              </table:table-cell>
              <table:table-cell table:number-columns-repeated="1014"/>
            </table:table-row>
            <table:table-row-group>
              <table:table-row-group>
                <table:table-row table:style-name="ro39">
                  <table:table-cell table:style-name="ce163" office:value-type="string" calcext:value-type="string">
                    <text:p>AEF10</text:p>
                  </table:table-cell>
                  <table:table-cell table:style-name="ce268" office:value-type="string" calcext:value-type="string">
                    <text:p>Fourniture d’un caisson complet CE30. Ref : M9720-10, source LED, type « SES »</text:p>
                  </table:table-cell>
                  <table:table-cell table:style-name="ce225" office:value-type="string" calcext:value-type="string">
                    <text:p>Unité</text:p>
                  </table:table-cell>
                  <table:table-cell table:style-name="ce456" office:value-type="currency" office:currency="EUR" office:value="2586.33" calcext:value-type="currency">
                    <text:p><text:s/>2 586,33 € </text:p>
                  </table:table-cell>
                  <table:table-cell table:style-name="ce278" office:value-type="float" office:value="1" calcext:value-type="float">
                    <text:p>1</text:p>
                  </table:table-cell>
                  <table:table-cell table:style-name="ce464" table:formula="of:=ROUNDUP((8+20)/4)" office:value-type="float" office:value="7" calcext:value-type="float">
                    <text:p>7</text:p>
                  </table:table-cell>
                  <table:table-cell table:style-name="ce464"/>
                  <table:table-cell table:style-name="ce514" table:formula="of:=[.$D110]*[.E110]" office:value-type="currency" office:currency="EUR" office:value="2586.33" calcext:value-type="currency">
                    <text:p>2 586,33 €</text:p>
                  </table:table-cell>
                  <table:table-cell table:style-name="ce514" table:formula="of:=[.$D110]*[.F110]" office:value-type="currency" office:currency="EUR" office:value="18104.31" calcext:value-type="currency">
                    <text:p>18 104,31 €</text:p>
                  </table:table-cell>
                  <table:table-cell table:style-name="ce514" table:formula="of:=[.$D110]*[.G11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1</text:p>
                  </table:table-cell>
                  <table:table-cell table:style-name="ce268" office:value-type="string" calcext:value-type="string">
                    <text:p>Fourniture d’un caisson complet CE29. Ref : M9720-08, source LED, type « SES »</text:p>
                  </table:table-cell>
                  <table:table-cell table:style-name="ce225" office:value-type="string" calcext:value-type="string">
                    <text:p>Unité</text:p>
                  </table:table-cell>
                  <table:table-cell table:style-name="ce456" office:value-type="currency" office:currency="EUR" office:value="3802.76" calcext:value-type="currency">
                    <text:p><text:s/>3 802,76 € </text:p>
                  </table:table-cell>
                  <table:table-cell table:style-name="ce278" office:value-type="float" office:value="1" calcext:value-type="float">
                    <text:p>1</text:p>
                  </table:table-cell>
                  <table:table-cell table:style-name="ce464" table:formula="of:=5" office:value-type="float" office:value="5" calcext:value-type="float">
                    <text:p>5</text:p>
                  </table:table-cell>
                  <table:table-cell table:style-name="ce464"/>
                  <table:table-cell table:style-name="ce514" table:formula="of:=[.$D111]*[.E111]" office:value-type="currency" office:currency="EUR" office:value="3802.76" calcext:value-type="currency">
                    <text:p>3 802,76 €</text:p>
                  </table:table-cell>
                  <table:table-cell table:style-name="ce514" table:formula="of:=[.$D111]*[.F111]" office:value-type="currency" office:currency="EUR" office:value="19013.8" calcext:value-type="currency">
                    <text:p>19 013,80 €</text:p>
                  </table:table-cell>
                  <table:table-cell table:style-name="ce514" table:formula="of:=[.$D111]*[.G11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2</text:p>
                  </table:table-cell>
                  <table:table-cell table:style-name="ce268" office:value-type="string" calcext:value-type="string">
                    <text:p>Fourniture d’un caisson complet CE2a. Ref : M9720-12, source LED, type « SES »</text:p>
                  </table:table-cell>
                  <table:table-cell table:style-name="ce225" office:value-type="string" calcext:value-type="string">
                    <text:p>Unité</text:p>
                  </table:table-cell>
                  <table:table-cell table:style-name="ce456" office:value-type="currency" office:currency="EUR" office:value="3802.76" calcext:value-type="currency">
                    <text:p><text:s/>3 802,76 € </text:p>
                  </table:table-cell>
                  <table:table-cell table:style-name="ce278" office:value-type="float" office:value="1" calcext:value-type="float">
                    <text:p>1</text:p>
                  </table:table-cell>
                  <table:table-cell table:style-name="ce464" table:formula="of:=5" office:value-type="float" office:value="5" calcext:value-type="float">
                    <text:p>5</text:p>
                  </table:table-cell>
                  <table:table-cell table:style-name="ce464"/>
                  <table:table-cell table:style-name="ce514" table:formula="of:=[.$D112]*[.E112]" office:value-type="currency" office:currency="EUR" office:value="3802.76" calcext:value-type="currency">
                    <text:p>3 802,76 €</text:p>
                  </table:table-cell>
                  <table:table-cell table:style-name="ce514" table:formula="of:=[.$D112]*[.F112]" office:value-type="currency" office:currency="EUR" office:value="19013.8" calcext:value-type="currency">
                    <text:p>19 013,80 €</text:p>
                  </table:table-cell>
                  <table:table-cell table:style-name="ce514" table:formula="of:=[.$D112]*[.G11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3</text:p>
                  </table:table-cell>
                  <table:table-cell table:style-name="ce268" office:value-type="string" calcext:value-type="string">
                    <text:p>Fourniture d’un caisson double complet CE29 &amp; CE2a. Ref : M9720-08 &amp; M9720-12, source LED, type « SES »</text:p>
                  </table:table-cell>
                  <table:table-cell table:style-name="ce225" office:value-type="string" calcext:value-type="string">
                    <text:p>Unité</text:p>
                  </table:table-cell>
                  <table:table-cell table:style-name="ce456" office:value-type="currency" office:currency="EUR" office:value="3308.76" calcext:value-type="currency">
                    <text:p><text:s/>3 308,76 € </text:p>
                  </table:table-cell>
                  <table:table-cell table:style-name="ce278" office:value-type="float" office:value="1" calcext:value-type="float">
                    <text:p>1</text:p>
                  </table:table-cell>
                  <table:table-cell table:style-name="ce464" office:value-type="float" office:value="2" calcext:value-type="float">
                    <text:p>2</text:p>
                  </table:table-cell>
                  <table:table-cell table:style-name="ce464"/>
                  <table:table-cell table:style-name="ce514" table:formula="of:=[.$D113]*[.E113]" office:value-type="currency" office:currency="EUR" office:value="3308.76" calcext:value-type="currency">
                    <text:p>3 308,76 €</text:p>
                  </table:table-cell>
                  <table:table-cell table:style-name="ce514" table:formula="of:=[.$D113]*[.F113]" office:value-type="currency" office:currency="EUR" office:value="6617.52" calcext:value-type="currency">
                    <text:p>6 617,52 €</text:p>
                  </table:table-cell>
                  <table:table-cell table:style-name="ce514" table:formula="of:=[.$D113]*[.G11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4</text:p>
                  </table:table-cell>
                  <table:table-cell table:style-name="ce268" office:value-type="string" calcext:value-type="string">
                    <text:p>Fourniture d’un panneau décors CE30. Ref : M9720-11, type « SES »</text:p>
                  </table:table-cell>
                  <table:table-cell table:style-name="ce225" office:value-type="string" calcext:value-type="string">
                    <text:p>Unité</text:p>
                  </table:table-cell>
                  <table:table-cell table:style-name="ce456" office:value-type="currency" office:currency="EUR" office:value="120.26" calcext:value-type="currency">
                    <text:p><text:s/>120,26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14]*[.E114]" office:value-type="currency" office:currency="EUR" office:value="120.26" calcext:value-type="currency">
                    <text:p>120,26 €</text:p>
                  </table:table-cell>
                  <table:table-cell table:style-name="ce514" table:formula="of:=[.$D114]*[.F114]" office:value-type="currency" office:currency="EUR" office:value="0" calcext:value-type="currency">
                    <text:p>0,00 €</text:p>
                  </table:table-cell>
                  <table:table-cell table:style-name="ce514" table:formula="of:=[.$D114]*[.G11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5</text:p>
                  </table:table-cell>
                  <table:table-cell table:style-name="ce268" office:value-type="string" calcext:value-type="string">
                    <text:p>Fourniture d’un panneau décors CE29. Ref : M9720-09, type « SES »</text:p>
                  </table:table-cell>
                  <table:table-cell table:style-name="ce225" office:value-type="string" calcext:value-type="string">
                    <text:p>Unité</text:p>
                  </table:table-cell>
                  <table:table-cell table:style-name="ce456" office:value-type="currency" office:currency="EUR" office:value="3300.44" calcext:value-type="currency">
                    <text:p><text:s/>3 300,44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15]*[.E115]" office:value-type="currency" office:currency="EUR" office:value="3300.44" calcext:value-type="currency">
                    <text:p>3 300,44 €</text:p>
                  </table:table-cell>
                  <table:table-cell table:style-name="ce514" table:formula="of:=[.$D115]*[.F115]" office:value-type="currency" office:currency="EUR" office:value="0" calcext:value-type="currency">
                    <text:p>0,00 €</text:p>
                  </table:table-cell>
                  <table:table-cell table:style-name="ce514" table:formula="of:=[.$D115]*[.G115]"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6</text:p>
                  </table:table-cell>
                  <table:table-cell table:style-name="ce268" office:value-type="string" calcext:value-type="string">
                    <text:p>Fourniture d’un panneau décors CE2a. Ref : M9720-10, type « SES »</text:p>
                  </table:table-cell>
                  <table:table-cell table:style-name="ce225" office:value-type="string" calcext:value-type="string">
                    <text:p>Unité</text:p>
                  </table:table-cell>
                  <table:table-cell table:style-name="ce456" office:value-type="currency" office:currency="EUR" office:value="95.26" calcext:value-type="currency">
                    <text:p><text:s/>95,26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16]*[.E116]" office:value-type="currency" office:currency="EUR" office:value="95.26" calcext:value-type="currency">
                    <text:p>95,26 €</text:p>
                  </table:table-cell>
                  <table:table-cell table:style-name="ce514" table:formula="of:=[.$D116]*[.F116]" office:value-type="currency" office:currency="EUR" office:value="0" calcext:value-type="currency">
                    <text:p>0,00 €</text:p>
                  </table:table-cell>
                  <table:table-cell table:style-name="ce514" table:formula="of:=[.$D116]*[.G116]"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7</text:p>
                  </table:table-cell>
                  <table:table-cell table:style-name="ce268" office:value-type="string" calcext:value-type="string">
                    <text:p>Fourniture d’un ballast électronique 1x18W pour CE29, type « SES »</text:p>
                  </table:table-cell>
                  <table:table-cell table:style-name="ce225" office:value-type="string" calcext:value-type="string">
                    <text:p>Unité</text:p>
                  </table:table-cell>
                  <table:table-cell table:style-name="ce456" office:value-type="currency" office:currency="EUR" office:value="84.26" calcext:value-type="currency">
                    <text:p><text:s/>84,26 € </text:p>
                  </table:table-cell>
                  <table:table-cell table:style-name="ce278" office:value-type="float" office:value="1" calcext:value-type="float">
                    <text:p>1</text:p>
                  </table:table-cell>
                  <table:table-cell table:style-name="ce464" table:formula="of:=ROUNDUP(105/4)" office:value-type="float" office:value="27" calcext:value-type="float">
                    <text:p>27</text:p>
                  </table:table-cell>
                  <table:table-cell table:style-name="ce464"/>
                  <table:table-cell table:style-name="ce514" table:formula="of:=[.$D117]*[.E117]" office:value-type="currency" office:currency="EUR" office:value="84.26" calcext:value-type="currency">
                    <text:p>84,26 €</text:p>
                  </table:table-cell>
                  <table:table-cell table:style-name="ce514" table:formula="of:=[.$D117]*[.F117]" office:value-type="currency" office:currency="EUR" office:value="2275.02" calcext:value-type="currency">
                    <text:p>2 275,02 €</text:p>
                  </table:table-cell>
                  <table:table-cell table:style-name="ce514" table:formula="of:=[.$D117]*[.G11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18</text:p>
                  </table:table-cell>
                  <table:table-cell table:style-name="ce268" office:value-type="string" calcext:value-type="string">
                    <text:p>Fourniture d’un ballast électronique 2x18W pour CE30, type « SES »</text:p>
                  </table:table-cell>
                  <table:table-cell table:style-name="ce225" office:value-type="string" calcext:value-type="string">
                    <text:p>Unité</text:p>
                  </table:table-cell>
                  <table:table-cell table:style-name="ce456" office:value-type="currency" office:currency="EUR" office:value="109.76" calcext:value-type="currency">
                    <text:p><text:s/>109,76 € </text:p>
                  </table:table-cell>
                  <table:table-cell table:style-name="ce278" office:value-type="float" office:value="1" calcext:value-type="float">
                    <text:p>1</text:p>
                  </table:table-cell>
                  <table:table-cell table:style-name="ce464" table:formula="of:=ROUNDUP(114/4)" office:value-type="float" office:value="29" calcext:value-type="float">
                    <text:p>29</text:p>
                  </table:table-cell>
                  <table:table-cell table:style-name="ce464"/>
                  <table:table-cell table:style-name="ce514" table:formula="of:=[.$D118]*[.E118]" office:value-type="currency" office:currency="EUR" office:value="109.76" calcext:value-type="currency">
                    <text:p>109,76 €</text:p>
                  </table:table-cell>
                  <table:table-cell table:style-name="ce514" table:formula="of:=[.$D118]*[.F118]" office:value-type="currency" office:currency="EUR" office:value="3183.04" calcext:value-type="currency">
                    <text:p>3 183,04 €</text:p>
                  </table:table-cell>
                  <table:table-cell table:style-name="ce514" table:formula="of:=[.$D118]*[.G118]" office:value-type="currency" office:currency="EUR" office:value="0" calcext:value-type="currency">
                    <text:p>0,00 €</text:p>
                  </table:table-cell>
                  <table:table-cell table:number-columns-repeated="1014"/>
                </table:table-row>
              </table:table-row-group>
            </table:table-row-group>
            <table:table-row table:style-name="ro17">
              <table:table-cell table:style-name="ce167" office:value-type="string" calcext:value-type="string" table:number-columns-spanned="7" table:number-rows-spanned="1">
                <text:p>CAPOTAGE</text:p>
              </table:table-cell>
              <table:covered-table-cell table:number-columns-repeated="2"/>
              <table:covered-table-cell table:style-name="ce455"/>
              <table:covered-table-cell table:style-name="ce276"/>
              <table:covered-table-cell table:number-columns-repeated="2" table:style-name="ce465"/>
              <table:table-cell table:style-name="ce512" table:formula="of:=SUM([.H120:.H125])" office:value-type="currency" office:currency="EUR" office:value="101015" calcext:value-type="currency">
                <text:p>101 015,00 €</text:p>
              </table:table-cell>
              <table:table-cell table:style-name="ce512" table:formula="of:=SUM([.I120:.I125])" office:value-type="currency" office:currency="EUR" office:value="163228.4" calcext:value-type="currency">
                <text:p>163 228,40 €</text:p>
              </table:table-cell>
              <table:table-cell table:style-name="ce512" table:formula="of:=SUM([.J120:.J125])" office:value-type="currency" office:currency="EUR" office:value="0" calcext:value-type="currency">
                <text:p>0,00 €</text:p>
              </table:table-cell>
              <table:table-cell table:number-columns-repeated="1014"/>
            </table:table-row>
            <table:table-row-group>
              <table:table-row-group>
                <table:table-row table:style-name="ro39">
                  <table:table-cell table:style-name="ce163" office:value-type="string" calcext:value-type="string">
                    <text:p>AEF19</text:p>
                  </table:table-cell>
                  <table:table-cell table:style-name="ce268" office:value-type="string" calcext:value-type="string">
                    <text:p>Fourniture d’un capot vertical, source LED, type « HODAPP »</text:p>
                  </table:table-cell>
                  <table:table-cell table:style-name="ce225" office:value-type="string" calcext:value-type="string">
                    <text:p>Unité</text:p>
                  </table:table-cell>
                  <table:table-cell table:style-name="ce456" office:value-type="currency" office:currency="EUR" office:value="3465.9" calcext:value-type="currency">
                    <text:p><text:s/>3 465,90 € </text:p>
                  </table:table-cell>
                  <table:table-cell table:style-name="ce278" office:value-type="float" office:value="20" calcext:value-type="float">
                    <text:p>20</text:p>
                  </table:table-cell>
                  <table:table-cell table:style-name="ce464" table:formula="of:=ROUNDUP(181/4)" office:value-type="float" office:value="46" calcext:value-type="float">
                    <text:p>46</text:p>
                  </table:table-cell>
                  <table:table-cell table:style-name="ce464"/>
                  <table:table-cell table:style-name="ce514" table:formula="of:=[.$D120]*[.E120]" office:value-type="currency" office:currency="EUR" office:value="69318" calcext:value-type="currency">
                    <text:p>69 318,00 €</text:p>
                  </table:table-cell>
                  <table:table-cell table:style-name="ce514" table:formula="of:=[.$D120]*[.F120]" office:value-type="currency" office:currency="EUR" office:value="159431.4" calcext:value-type="currency">
                    <text:p>159 431,40 €</text:p>
                  </table:table-cell>
                  <table:table-cell table:style-name="ce514" table:formula="of:=[.$D120]*[.G12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0</text:p>
                  </table:table-cell>
                  <table:table-cell table:style-name="ce268" office:value-type="string" calcext:value-type="string">
                    <text:p>Fourniture d’un capot horizontal, source LED, type « HODAPP »</text:p>
                  </table:table-cell>
                  <table:table-cell table:style-name="ce225" office:value-type="string" calcext:value-type="string">
                    <text:p>Unité</text:p>
                  </table:table-cell>
                  <table:table-cell table:style-name="ce456" office:value-type="currency" office:currency="EUR" office:value="2745.5" calcext:value-type="currency">
                    <text:p><text:s/>2 745,50 € </text:p>
                  </table:table-cell>
                  <table:table-cell table:style-name="ce278" office:value-type="float" office:value="10" calcext:value-type="float">
                    <text:p>10</text:p>
                  </table:table-cell>
                  <table:table-cell table:style-name="ce464" office:value-type="float" office:value="1" calcext:value-type="float">
                    <text:p>1</text:p>
                  </table:table-cell>
                  <table:table-cell table:style-name="ce464"/>
                  <table:table-cell table:style-name="ce514" table:formula="of:=[.$D121]*[.E121]" office:value-type="currency" office:currency="EUR" office:value="27455" calcext:value-type="currency">
                    <text:p>27 455,00 €</text:p>
                  </table:table-cell>
                  <table:table-cell table:style-name="ce514" table:formula="of:=[.$D121]*[.F121]" office:value-type="currency" office:currency="EUR" office:value="2745.5" calcext:value-type="currency">
                    <text:p>2 745,50 €</text:p>
                  </table:table-cell>
                  <table:table-cell table:style-name="ce514" table:formula="of:=[.$D121]*[.G12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1</text:p>
                  </table:table-cell>
                  <table:table-cell table:style-name="ce268" office:value-type="string" calcext:value-type="string">
                    <text:p>Fourniture d’un feu flash. Ref : Quadro S-M-FLEX, type « PFANNENBERG »</text:p>
                  </table:table-cell>
                  <table:table-cell table:style-name="ce225" office:value-type="string" calcext:value-type="string">
                    <text:p>Unité</text:p>
                  </table:table-cell>
                  <table:table-cell table:style-name="ce456" office:value-type="currency" office:currency="EUR" office:value="210.3" calcext:value-type="currency">
                    <text:p><text:s/>210,30 € </text:p>
                  </table:table-cell>
                  <table:table-cell table:style-name="ce278" office:value-type="float" office:value="20" calcext:value-type="float">
                    <text:p>20</text:p>
                  </table:table-cell>
                  <table:table-cell table:style-name="ce464" table:formula="of:=ROUNDUP(17/4)" office:value-type="float" office:value="5" calcext:value-type="float">
                    <text:p>5</text:p>
                  </table:table-cell>
                  <table:table-cell table:style-name="ce464"/>
                  <table:table-cell table:style-name="ce514" table:formula="of:=[.$D122]*[.E122]" office:value-type="currency" office:currency="EUR" office:value="4206" calcext:value-type="currency">
                    <text:p>4 206,00 €</text:p>
                  </table:table-cell>
                  <table:table-cell table:style-name="ce514" table:formula="of:=[.$D122]*[.F122]" office:value-type="currency" office:currency="EUR" office:value="1051.5" calcext:value-type="currency">
                    <text:p>1 051,50 €</text:p>
                  </table:table-cell>
                  <table:table-cell table:style-name="ce514" table:formula="of:=[.$D122]*[.G12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2</text:p>
                  </table:table-cell>
                  <table:table-cell table:style-name="ce268" office:value-type="string" calcext:value-type="string">
                    <text:p>Fourniture d’une fiche Harting complète mâle + femelle</text:p>
                  </table:table-cell>
                  <table:table-cell table:style-name="ce225" office:value-type="string" calcext:value-type="string">
                    <text:p>Unité</text:p>
                  </table:table-cell>
                  <table:table-cell table:style-name="ce456" office:value-type="currency" office:currency="EUR" office:value="29" calcext:value-type="currency">
                    <text:p><text:s/>29,00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23]*[.E123]" office:value-type="currency" office:currency="EUR" office:value="29" calcext:value-type="currency">
                    <text:p>29,00 €</text:p>
                  </table:table-cell>
                  <table:table-cell table:style-name="ce514" table:formula="of:=[.$D123]*[.F123]" office:value-type="currency" office:currency="EUR" office:value="0" calcext:value-type="currency">
                    <text:p>0,00 €</text:p>
                  </table:table-cell>
                  <table:table-cell table:style-name="ce514" table:formula="of:=[.$D123]*[.G12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3</text:p>
                  </table:table-cell>
                  <table:table-cell table:style-name="ce268" office:value-type="string" calcext:value-type="string">
                    <text:p>Fourniture d’une boîte de raccordement étanche IP 65</text:p>
                  </table:table-cell>
                  <table:table-cell table:style-name="ce225" office:value-type="string" calcext:value-type="string">
                    <text:p>Unité</text:p>
                  </table:table-cell>
                  <table:table-cell table:style-name="ce456"/>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24]*[.E124]" office:value-type="currency" office:currency="EUR" office:value="0" calcext:value-type="currency">
                    <text:p>0,00 €</text:p>
                  </table:table-cell>
                  <table:table-cell table:style-name="ce514" table:formula="of:=[.$D124]*[.F124]" office:value-type="currency" office:currency="EUR" office:value="0" calcext:value-type="currency">
                    <text:p>0,00 €</text:p>
                  </table:table-cell>
                  <table:table-cell table:style-name="ce514" table:formula="of:=[.$D124]*[.G124]"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4</text:p>
                  </table:table-cell>
                  <table:table-cell table:style-name="ce268" office:value-type="string" calcext:value-type="string">
                    <text:p>Fourniture d’une boîte plexo, connectique et gel repositionnable</text:p>
                  </table:table-cell>
                  <table:table-cell table:style-name="ce225" office:value-type="string" calcext:value-type="string">
                    <text:p>Unité</text:p>
                  </table:table-cell>
                  <table:table-cell table:style-name="ce456" office:value-type="currency" office:currency="EUR" office:value="7" calcext:value-type="currency">
                    <text:p><text:s/>7,00 € </text:p>
                  </table:table-cell>
                  <table:table-cell table:style-name="ce278" office:value-type="float" office:value="1" calcext:value-type="float">
                    <text:p>1</text:p>
                  </table:table-cell>
                  <table:table-cell table:style-name="ce464" office:value-type="float" office:value="0" calcext:value-type="float">
                    <text:p>0</text:p>
                  </table:table-cell>
                  <table:table-cell table:style-name="ce464"/>
                  <table:table-cell table:style-name="ce514" table:formula="of:=[.$D125]*[.E125]" office:value-type="currency" office:currency="EUR" office:value="7" calcext:value-type="currency">
                    <text:p>7,00 €</text:p>
                  </table:table-cell>
                  <table:table-cell table:style-name="ce514" table:formula="of:=[.$D125]*[.F125]" office:value-type="currency" office:currency="EUR" office:value="0" calcext:value-type="currency">
                    <text:p>0,00 €</text:p>
                  </table:table-cell>
                  <table:table-cell table:style-name="ce514" table:formula="of:=[.$D125]*[.G125]" office:value-type="currency" office:currency="EUR" office:value="0" calcext:value-type="currency">
                    <text:p>0,00 €</text:p>
                  </table:table-cell>
                  <table:table-cell table:number-columns-repeated="1014"/>
                </table:table-row>
              </table:table-row-group>
            </table:table-row-group>
            <table:table-row table:style-name="ro17">
              <table:table-cell table:style-name="ce167" office:value-type="string" calcext:value-type="string" table:number-columns-spanned="7" table:number-rows-spanned="1">
                <text:p>CHEVRONS</text:p>
              </table:table-cell>
              <table:covered-table-cell table:number-columns-repeated="2"/>
              <table:covered-table-cell table:style-name="ce455"/>
              <table:covered-table-cell table:style-name="ce276"/>
              <table:covered-table-cell table:number-columns-repeated="2" table:style-name="ce465"/>
              <table:table-cell table:style-name="ce512" table:formula="of:=SUM([.H127:.H134])" office:value-type="currency" office:currency="EUR" office:value="27114.93" calcext:value-type="currency">
                <text:p>27 114,93 €</text:p>
              </table:table-cell>
              <table:table-cell table:style-name="ce512" table:formula="of:=SUM([.I127:.I134])" office:value-type="currency" office:currency="EUR" office:value="29880.81" calcext:value-type="currency">
                <text:p>29 880,81 €</text:p>
              </table:table-cell>
              <table:table-cell table:style-name="ce512" table:formula="of:=SUM([.J127:.J134])" office:value-type="currency" office:currency="EUR" office:value="0" calcext:value-type="currency">
                <text:p>0,00 €</text:p>
              </table:table-cell>
              <table:table-cell table:number-columns-repeated="1014"/>
            </table:table-row>
            <table:table-row-group>
              <table:table-row-group>
                <table:table-row table:style-name="ro39">
                  <table:table-cell table:style-name="ce163" office:value-type="string" calcext:value-type="string">
                    <text:p>AEF25</text:p>
                  </table:table-cell>
                  <table:table-cell table:style-name="ce268" office:value-type="string" calcext:value-type="string">
                    <text:p>Fourniture d’un ensemble de 6 chevrons lumineux. « TTS-23750 »</text:p>
                  </table:table-cell>
                  <table:table-cell table:style-name="ce225" office:value-type="string" calcext:value-type="string">
                    <text:p>Unité</text:p>
                  </table:table-cell>
                  <table:table-cell table:style-name="ce456" office:value-type="currency" office:currency="EUR" office:value="6937.5" calcext:value-type="currency">
                    <text:p><text:s/>6 937,50 € </text:p>
                  </table:table-cell>
                  <table:table-cell table:style-name="ce278" office:value-type="float" office:value="3" calcext:value-type="float">
                    <text:p>3</text:p>
                  </table:table-cell>
                  <table:table-cell table:style-name="ce464" table:formula="of:=4" office:value-type="float" office:value="4" calcext:value-type="float">
                    <text:p>4</text:p>
                  </table:table-cell>
                  <table:table-cell table:style-name="ce464"/>
                  <table:table-cell table:style-name="ce514" table:formula="of:=[.$D127]*[.E127]" office:value-type="currency" office:currency="EUR" office:value="20812.5" calcext:value-type="currency">
                    <text:p>20 812,50 €</text:p>
                  </table:table-cell>
                  <table:table-cell table:style-name="ce514" table:formula="of:=[.$D127]*[.F127]" office:value-type="currency" office:currency="EUR" office:value="27750" calcext:value-type="currency">
                    <text:p>27 750,00 €</text:p>
                  </table:table-cell>
                  <table:table-cell table:style-name="ce514" table:formula="of:=[.$D127]*[.G127]"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6</text:p>
                  </table:table-cell>
                  <table:table-cell table:style-name="ce268" office:value-type="string" calcext:value-type="string">
                    <text:p>Fourniture d’une alimentation interne rack sonorisation TTS HWS 100-24</text:p>
                  </table:table-cell>
                  <table:table-cell table:style-name="ce225" office:value-type="string" calcext:value-type="string">
                    <text:p>Unité</text:p>
                  </table:table-cell>
                  <table:table-cell table:style-name="ce456"/>
                  <table:table-cell table:style-name="ce278" office:value-type="float" office:value="3" calcext:value-type="float">
                    <text:p>3</text:p>
                  </table:table-cell>
                  <table:table-cell table:style-name="ce464" office:value-type="float" office:value="0" calcext:value-type="float">
                    <text:p>0</text:p>
                  </table:table-cell>
                  <table:table-cell table:style-name="ce464"/>
                  <table:table-cell table:style-name="ce514" table:formula="of:=[.$D128]*[.E128]" office:value-type="currency" office:currency="EUR" office:value="0" calcext:value-type="currency">
                    <text:p>0,00 €</text:p>
                  </table:table-cell>
                  <table:table-cell table:style-name="ce514" table:formula="of:=[.$D128]*[.F128]" office:value-type="currency" office:currency="EUR" office:value="0" calcext:value-type="currency">
                    <text:p>0,00 €</text:p>
                  </table:table-cell>
                  <table:table-cell table:style-name="ce514" table:formula="of:=[.$D128]*[.G128]"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7</text:p>
                  </table:table-cell>
                  <table:table-cell table:style-name="ce268" office:value-type="string" calcext:value-type="string">
                    <text:p>Fourniture d’une carte CPU EL336 rack sonorisation TTS</text:p>
                  </table:table-cell>
                  <table:table-cell table:style-name="ce225" office:value-type="string" calcext:value-type="string">
                    <text:p>Unité</text:p>
                  </table:table-cell>
                  <table:table-cell table:style-name="ce456"/>
                  <table:table-cell table:style-name="ce278" office:value-type="float" office:value="3" calcext:value-type="float">
                    <text:p>3</text:p>
                  </table:table-cell>
                  <table:table-cell table:style-name="ce464" office:value-type="float" office:value="0" calcext:value-type="float">
                    <text:p>0</text:p>
                  </table:table-cell>
                  <table:table-cell table:style-name="ce464"/>
                  <table:table-cell table:style-name="ce514" table:formula="of:=[.$D129]*[.E129]" office:value-type="currency" office:currency="EUR" office:value="0" calcext:value-type="currency">
                    <text:p>0,00 €</text:p>
                  </table:table-cell>
                  <table:table-cell table:style-name="ce514" table:formula="of:=[.$D129]*[.F129]" office:value-type="currency" office:currency="EUR" office:value="0" calcext:value-type="currency">
                    <text:p>0,00 €</text:p>
                  </table:table-cell>
                  <table:table-cell table:style-name="ce514" table:formula="of:=[.$D129]*[.G129]"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8</text:p>
                  </table:table-cell>
                  <table:table-cell table:style-name="ce268" office:value-type="string" calcext:value-type="string">
                    <text:p>Fourniture d’une alimentation interne rack sonorisation SES</text:p>
                  </table:table-cell>
                  <table:table-cell table:style-name="ce225" office:value-type="string" calcext:value-type="string">
                    <text:p>Unité</text:p>
                  </table:table-cell>
                  <table:table-cell table:style-name="ce456"/>
                  <table:table-cell table:style-name="ce278" office:value-type="float" office:value="3" calcext:value-type="float">
                    <text:p>3</text:p>
                  </table:table-cell>
                  <table:table-cell table:style-name="ce464" office:value-type="float" office:value="0" calcext:value-type="float">
                    <text:p>0</text:p>
                  </table:table-cell>
                  <table:table-cell table:style-name="ce464"/>
                  <table:table-cell table:style-name="ce514" table:formula="of:=[.$D130]*[.E130]" office:value-type="currency" office:currency="EUR" office:value="0" calcext:value-type="currency">
                    <text:p>0,00 €</text:p>
                  </table:table-cell>
                  <table:table-cell table:style-name="ce514" table:formula="of:=[.$D130]*[.F130]" office:value-type="currency" office:currency="EUR" office:value="0" calcext:value-type="currency">
                    <text:p>0,00 €</text:p>
                  </table:table-cell>
                  <table:table-cell table:style-name="ce514" table:formula="of:=[.$D130]*[.G130]"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29</text:p>
                  </table:table-cell>
                  <table:table-cell table:style-name="ce268" office:value-type="string" calcext:value-type="string">
                    <text:p>Fourniture d’un relais présence secteur rack sonorisation SES</text:p>
                  </table:table-cell>
                  <table:table-cell table:style-name="ce225" office:value-type="string" calcext:value-type="string">
                    <text:p>Unité</text:p>
                  </table:table-cell>
                  <table:table-cell table:style-name="ce456" office:value-type="currency" office:currency="EUR" office:value="30" calcext:value-type="currency">
                    <text:p><text:s/>30,00 € </text:p>
                  </table:table-cell>
                  <table:table-cell table:style-name="ce278" office:value-type="float" office:value="3" calcext:value-type="float">
                    <text:p>3</text:p>
                  </table:table-cell>
                  <table:table-cell table:style-name="ce464" table:formula="of:=ROUNDUP(5/4)" office:value-type="float" office:value="2" calcext:value-type="float">
                    <text:p>2</text:p>
                  </table:table-cell>
                  <table:table-cell table:style-name="ce464"/>
                  <table:table-cell table:style-name="ce514" table:formula="of:=[.$D131]*[.E131]" office:value-type="currency" office:currency="EUR" office:value="90" calcext:value-type="currency">
                    <text:p>90,00 €</text:p>
                  </table:table-cell>
                  <table:table-cell table:style-name="ce514" table:formula="of:=[.$D131]*[.F131]" office:value-type="currency" office:currency="EUR" office:value="60" calcext:value-type="currency">
                    <text:p>60,00 €</text:p>
                  </table:table-cell>
                  <table:table-cell table:style-name="ce514" table:formula="of:=[.$D131]*[.G131]"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30</text:p>
                  </table:table-cell>
                  <table:table-cell table:style-name="ce268" office:value-type="string" calcext:value-type="string">
                    <text:p>Fourniture d’une carte SAV 485+ rack sonorisation SES</text:p>
                  </table:table-cell>
                  <table:table-cell table:style-name="ce225" office:value-type="string" calcext:value-type="string">
                    <text:p>Unité</text:p>
                  </table:table-cell>
                  <table:table-cell table:style-name="ce456"/>
                  <table:table-cell table:style-name="ce278" office:value-type="float" office:value="3" calcext:value-type="float">
                    <text:p>3</text:p>
                  </table:table-cell>
                  <table:table-cell table:style-name="ce464" office:value-type="float" office:value="0" calcext:value-type="float">
                    <text:p>0</text:p>
                  </table:table-cell>
                  <table:table-cell table:style-name="ce464"/>
                  <table:table-cell table:style-name="ce514" table:formula="of:=[.$D132]*[.E132]" office:value-type="currency" office:currency="EUR" office:value="0" calcext:value-type="currency">
                    <text:p>0,00 €</text:p>
                  </table:table-cell>
                  <table:table-cell table:style-name="ce514" table:formula="of:=[.$D132]*[.F132]" office:value-type="currency" office:currency="EUR" office:value="0" calcext:value-type="currency">
                    <text:p>0,00 €</text:p>
                  </table:table-cell>
                  <table:table-cell table:style-name="ce514" table:formula="of:=[.$D132]*[.G132]"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31</text:p>
                  </table:table-cell>
                  <table:table-cell table:style-name="ce268" office:value-type="string" calcext:value-type="string">
                    <text:p>Fourniture d’une carte IPC rack sonorisation SES</text:p>
                  </table:table-cell>
                  <table:table-cell table:style-name="ce225" office:value-type="string" calcext:value-type="string">
                    <text:p>Unité</text:p>
                  </table:table-cell>
                  <table:table-cell table:style-name="ce456"/>
                  <table:table-cell table:style-name="ce278" office:value-type="float" office:value="3" calcext:value-type="float">
                    <text:p>3</text:p>
                  </table:table-cell>
                  <table:table-cell table:style-name="ce464" office:value-type="float" office:value="0" calcext:value-type="float">
                    <text:p>0</text:p>
                  </table:table-cell>
                  <table:table-cell table:style-name="ce464"/>
                  <table:table-cell table:style-name="ce514" table:formula="of:=[.$D133]*[.E133]" office:value-type="currency" office:currency="EUR" office:value="0" calcext:value-type="currency">
                    <text:p>0,00 €</text:p>
                  </table:table-cell>
                  <table:table-cell table:style-name="ce514" table:formula="of:=[.$D133]*[.F133]" office:value-type="currency" office:currency="EUR" office:value="0" calcext:value-type="currency">
                    <text:p>0,00 €</text:p>
                  </table:table-cell>
                  <table:table-cell table:style-name="ce514" table:formula="of:=[.$D133]*[.G133]" office:value-type="currency" office:currency="EUR" office:value="0" calcext:value-type="currency">
                    <text:p>0,00 €</text:p>
                  </table:table-cell>
                  <table:table-cell table:number-columns-repeated="1014"/>
                </table:table-row>
                <table:table-row table:style-name="ro39">
                  <table:table-cell table:style-name="ce163" office:value-type="string" calcext:value-type="string">
                    <text:p>AEF32</text:p>
                  </table:table-cell>
                  <table:table-cell table:style-name="ce268" office:value-type="string" calcext:value-type="string">
                    <text:p>Fourniture d’un rack chevrons &amp; connecteurs rapides sur les cartes électroniques. Type « SES »</text:p>
                  </table:table-cell>
                  <table:table-cell table:style-name="ce225" office:value-type="string" calcext:value-type="string">
                    <text:p>Unité</text:p>
                  </table:table-cell>
                  <table:table-cell table:style-name="ce456" office:value-type="currency" office:currency="EUR" office:value="2070.81" calcext:value-type="currency">
                    <text:p><text:s/>2 070,81 € </text:p>
                  </table:table-cell>
                  <table:table-cell table:style-name="ce278" office:value-type="float" office:value="3" calcext:value-type="float">
                    <text:p>3</text:p>
                  </table:table-cell>
                  <table:table-cell table:style-name="ce464" office:value-type="float" office:value="1" calcext:value-type="float">
                    <text:p>1</text:p>
                  </table:table-cell>
                  <table:table-cell table:style-name="ce464"/>
                  <table:table-cell table:style-name="ce514" table:formula="of:=[.$D134]*[.E134]" office:value-type="currency" office:currency="EUR" office:value="6212.43" calcext:value-type="currency">
                    <text:p>6 212,43 €</text:p>
                  </table:table-cell>
                  <table:table-cell table:style-name="ce514" table:formula="of:=[.$D134]*[.F134]" office:value-type="currency" office:currency="EUR" office:value="2070.81" calcext:value-type="currency">
                    <text:p>2 070,81 €</text:p>
                  </table:table-cell>
                  <table:table-cell table:style-name="ce514" table:formula="of:=[.$D134]*[.G134]" office:value-type="currency" office:currency="EUR" office:value="0" calcext:value-type="currency">
                    <text:p>0,00 €</text:p>
                  </table:table-cell>
                  <table:table-cell table:number-columns-repeated="1014"/>
                </table:table-row>
              </table:table-row-group>
            </table:table-row-group>
          </table:table-row-group>
        </table:table-row-group>
        <table:table-row table:style-name="ro38">
          <table:table-cell table:style-name="ce159" office:value-type="string" calcext:value-type="string" table:number-columns-spanned="7" table:number-rows-spanned="1">
            <text:p>DIVERS</text:p>
          </table:table-cell>
          <table:covered-table-cell table:number-columns-repeated="2"/>
          <table:covered-table-cell table:style-name="ce455"/>
          <table:covered-table-cell table:style-name="ce276"/>
          <table:covered-table-cell table:number-columns-repeated="2" table:style-name="ce465"/>
          <table:table-cell table:style-name="ce300" table:formula="of:=SUM([.H136:.H142])" office:value-type="currency" office:currency="EUR" office:value="42364.3875" calcext:value-type="currency">
            <text:p>42 364,39 €</text:p>
          </table:table-cell>
          <table:table-cell table:style-name="ce300" table:formula="of:=SUM([.I136:.I142])" office:value-type="currency" office:currency="EUR" office:value="174253.3" calcext:value-type="currency">
            <text:p>174 253,30 €</text:p>
          </table:table-cell>
          <table:table-cell table:style-name="ce300" table:formula="of:=SUM([.J136:.J142])" office:value-type="currency" office:currency="EUR" office:value="0" calcext:value-type="currency">
            <text:p>0,00 €</text:p>
          </table:table-cell>
          <table:table-cell table:number-columns-repeated="1014"/>
        </table:table-row>
        <table:table-row-group>
          <table:table-row-group>
            <table:table-row-group>
              <table:table-row-group>
                <table:table-row table:style-name="ro39">
                  <table:table-cell table:style-name="ce168" office:value-type="string" calcext:value-type="string">
                    <text:p>AEV01</text:p>
                  </table:table-cell>
                  <table:table-cell table:style-name="ce268" office:value-type="string" calcext:value-type="string">
                    <text:p>phase d’initialisation (fiche CCTP n°1)</text:p>
                  </table:table-cell>
                  <table:table-cell table:style-name="ce225" office:value-type="string" calcext:value-type="string">
                    <text:p>Forfait</text:p>
                  </table:table-cell>
                  <table:table-cell table:style-name="ce456" office:value-type="currency" office:currency="EUR" office:value="133331.55" calcext:value-type="currency">
                    <text:p><text:s/>133 331,55 € </text:p>
                  </table:table-cell>
                  <table:table-cell table:style-name="ce278" office:value-type="float" office:value="0.25" calcext:value-type="float">
                    <text:p>0,25</text:p>
                  </table:table-cell>
                  <table:table-cell table:style-name="ce464" office:value-type="float" office:value="1" calcext:value-type="float">
                    <text:p>1</text:p>
                  </table:table-cell>
                  <table:table-cell table:style-name="ce464"/>
                  <table:table-cell table:style-name="ce514" table:formula="of:=[.$D136]*[.E136]" office:value-type="currency" office:currency="EUR" office:value="33332.8875" calcext:value-type="currency">
                    <text:p>33 332,89 €</text:p>
                  </table:table-cell>
                  <table:table-cell table:style-name="ce514" table:formula="of:=[.$D136]*[.F136]" office:value-type="currency" office:currency="EUR" office:value="133331.55" calcext:value-type="currency">
                    <text:p>133 331,55 €</text:p>
                  </table:table-cell>
                  <table:table-cell table:style-name="ce514" table:formula="of:=[.$D136]*[.G136]" office:value-type="currency" office:currency="EUR" office:value="0" calcext:value-type="currency">
                    <text:p>0,00 €</text:p>
                  </table:table-cell>
                  <table:table-cell table:number-columns-repeated="1014"/>
                </table:table-row>
                <table:table-row table:style-name="ro39">
                  <table:table-cell table:style-name="ce168" office:value-type="string" calcext:value-type="string">
                    <text:p>AEV02</text:p>
                  </table:table-cell>
                  <table:table-cell table:style-name="ce268" office:value-type="string" calcext:value-type="string">
                    <text:p>Forfait annuel de pilotage de marché (fiche CCTP n°2)</text:p>
                  </table:table-cell>
                  <table:table-cell table:style-name="ce225" office:value-type="string" calcext:value-type="string">
                    <text:p>Forfait</text:p>
                  </table:table-cell>
                  <table:table-cell table:style-name="ce456"/>
                  <table:table-cell table:style-name="ce278" office:value-type="float" office:value="1" calcext:value-type="float">
                    <text:p>1</text:p>
                  </table:table-cell>
                  <table:table-cell table:style-name="ce464" office:value-type="float" office:value="1" calcext:value-type="float">
                    <text:p>1</text:p>
                  </table:table-cell>
                  <table:table-cell table:style-name="ce464"/>
                  <table:table-cell table:style-name="ce514" table:formula="of:=[.$D137]*[.E137]" office:value-type="currency" office:currency="EUR" office:value="0" calcext:value-type="currency">
                    <text:p>0,00 €</text:p>
                  </table:table-cell>
                  <table:table-cell table:style-name="ce514" table:formula="of:=[.$D137]*[.F137]" office:value-type="currency" office:currency="EUR" office:value="0" calcext:value-type="currency">
                    <text:p>0,00 €</text:p>
                  </table:table-cell>
                  <table:table-cell table:style-name="ce514" table:formula="of:=[.$D137]*[.G137]" office:value-type="currency" office:currency="EUR" office:value="0" calcext:value-type="currency">
                    <text:p>0,00 €</text:p>
                  </table:table-cell>
                  <table:table-cell table:number-columns-repeated="1014"/>
                </table:table-row>
                <table:table-row table:style-name="ro39">
                  <table:table-cell table:style-name="ce168" office:value-type="string" calcext:value-type="string">
                    <text:p>AEV03</text:p>
                  </table:table-cell>
                  <table:table-cell table:style-name="ce268" office:value-type="string" calcext:value-type="string">
                    <text:p>Etude mineure (Fiche CCTP n°7)</text:p>
                  </table:table-cell>
                  <table:table-cell table:style-name="ce225" office:value-type="string" calcext:value-type="string">
                    <text:p>Forfait</text:p>
                  </table:table-cell>
                  <table:table-cell table:style-name="ce456" office:value-type="currency" office:currency="EUR" office:value="1120" calcext:value-type="currency">
                    <text:p><text:s/>1 120,00 € </text:p>
                  </table:table-cell>
                  <table:table-cell table:style-name="ce278" office:value-type="float" office:value="1" calcext:value-type="float">
                    <text:p>1</text:p>
                  </table:table-cell>
                  <table:table-cell table:style-name="ce464" office:value-type="float" office:value="1" calcext:value-type="float">
                    <text:p>1</text:p>
                  </table:table-cell>
                  <table:table-cell table:style-name="ce464"/>
                  <table:table-cell table:style-name="ce514" table:formula="of:=[.$D138]*[.E138]" office:value-type="currency" office:currency="EUR" office:value="1120" calcext:value-type="currency">
                    <text:p>1 120,00 €</text:p>
                  </table:table-cell>
                  <table:table-cell table:style-name="ce514" table:formula="of:=[.$D138]*[.F138]" office:value-type="currency" office:currency="EUR" office:value="1120" calcext:value-type="currency">
                    <text:p>1 120,00 €</text:p>
                  </table:table-cell>
                  <table:table-cell table:style-name="ce514" table:formula="of:=[.$D138]*[.G138]" office:value-type="currency" office:currency="EUR" office:value="0" calcext:value-type="currency">
                    <text:p>0,00 €</text:p>
                  </table:table-cell>
                  <table:table-cell table:number-columns-repeated="1014"/>
                </table:table-row>
                <table:table-row table:style-name="ro39">
                  <table:table-cell table:style-name="ce168" office:value-type="string" calcext:value-type="string">
                    <text:p>AEV04</text:p>
                  </table:table-cell>
                  <table:table-cell table:style-name="ce268" office:value-type="string" calcext:value-type="string">
                    <text:p>Etude majeure (Fiche CCTP n°7)</text:p>
                  </table:table-cell>
                  <table:table-cell table:style-name="ce225" office:value-type="string" calcext:value-type="string">
                    <text:p>Forfait</text:p>
                  </table:table-cell>
                  <table:table-cell table:style-name="ce456" office:value-type="currency" office:currency="EUR" office:value="2800" calcext:value-type="currency">
                    <text:p><text:s/>2 800,00 € </text:p>
                  </table:table-cell>
                  <table:table-cell table:style-name="ce278" office:value-type="float" office:value="1" calcext:value-type="float">
                    <text:p>1</text:p>
                  </table:table-cell>
                  <table:table-cell table:style-name="ce464" office:value-type="float" office:value="1" calcext:value-type="float">
                    <text:p>1</text:p>
                  </table:table-cell>
                  <table:table-cell table:style-name="ce464"/>
                  <table:table-cell table:style-name="ce514" table:formula="of:=[.$D139]*[.E139]" office:value-type="currency" office:currency="EUR" office:value="2800" calcext:value-type="currency">
                    <text:p>2 800,00 €</text:p>
                  </table:table-cell>
                  <table:table-cell table:style-name="ce514" table:formula="of:=[.$D139]*[.F139]" office:value-type="currency" office:currency="EUR" office:value="2800" calcext:value-type="currency">
                    <text:p>2 800,00 €</text:p>
                  </table:table-cell>
                  <table:table-cell table:style-name="ce514" table:formula="of:=[.$D139]*[.G139]" office:value-type="currency" office:currency="EUR" office:value="0" calcext:value-type="currency">
                    <text:p>0,00 €</text:p>
                  </table:table-cell>
                  <table:table-cell table:number-columns-repeated="1014"/>
                </table:table-row>
                <table:table-row table:style-name="ro39">
                  <table:table-cell table:style-name="ce168" office:value-type="string" calcext:value-type="string">
                    <text:p>AEV05</text:p>
                  </table:table-cell>
                  <table:table-cell table:style-name="ce268" office:value-type="string" calcext:value-type="string">
                    <text:p>phase de restitution (fiche CCTP n°9)</text:p>
                  </table:table-cell>
                  <table:table-cell table:style-name="ce225" office:value-type="string" calcext:value-type="string">
                    <text:p>Forfait</text:p>
                  </table:table-cell>
                  <table:table-cell table:style-name="ce456" office:value-type="currency" office:currency="EUR" office:value="20438" calcext:value-type="currency">
                    <text:p><text:s/>20 438,00 € </text:p>
                  </table:table-cell>
                  <table:table-cell table:style-name="ce278" office:value-type="float" office:value="0.25" calcext:value-type="float">
                    <text:p>0,25</text:p>
                  </table:table-cell>
                  <table:table-cell table:style-name="ce464" office:value-type="float" office:value="1" calcext:value-type="float">
                    <text:p>1</text:p>
                  </table:table-cell>
                  <table:table-cell table:style-name="ce464"/>
                  <table:table-cell table:style-name="ce514" table:formula="of:=[.$D140]*[.E140]" office:value-type="currency" office:currency="EUR" office:value="5109.5" calcext:value-type="currency">
                    <text:p>5 109,50 €</text:p>
                  </table:table-cell>
                  <table:table-cell table:style-name="ce514" table:formula="of:=[.$D140]*[.F140]" office:value-type="currency" office:currency="EUR" office:value="20438" calcext:value-type="currency">
                    <text:p>20 438,00 €</text:p>
                  </table:table-cell>
                  <table:table-cell table:style-name="ce514" table:formula="of:=[.$D140]*[.G140]" office:value-type="currency" office:currency="EUR" office:value="0" calcext:value-type="currency">
                    <text:p>0,00 €</text:p>
                  </table:table-cell>
                  <table:table-cell table:number-columns-repeated="1014"/>
                </table:table-row>
                <table:table-row table:style-name="ro39">
                  <table:table-cell table:style-name="ce168" office:value-type="string" calcext:value-type="string">
                    <text:p>AEV06</text:p>
                  </table:table-cell>
                  <table:table-cell table:style-name="ce176" office:value-type="string" calcext:value-type="string">
                    <text:p>Plus value aux prix de maintenance préventive et curative qui ne sont pas indiqués comme étant de nuit, pour effectuer les prestations de nuit</text:p>
                  </table:table-cell>
                  <table:table-cell table:style-name="ce225" office:value-type="string" calcext:value-type="string">
                    <text:p>%</text:p>
                  </table:table-cell>
                  <table:table-cell table:style-name="ce457" office:value-type="percentage" office:value="1" calcext:value-type="percentage">
                    <text:p>100,00 %</text:p>
                  </table:table-cell>
                  <table:table-cell table:style-name="ce278" office:value-type="float" office:value="1" calcext:value-type="float">
                    <text:p>1</text:p>
                  </table:table-cell>
                  <table:table-cell table:style-name="ce466" table:formula="of:=SUM([.I93];[.I66])" office:value-type="currency" office:currency="EUR" office:value="16563.75" calcext:value-type="currency">
                    <text:p>16 563,75 €</text:p>
                  </table:table-cell>
                  <table:table-cell table:style-name="ce466" table:formula="of:=SUM([.J93];[.J66])" office:value-type="currency" office:currency="EUR" office:value="0" calcext:value-type="currency">
                    <text:p>0,00 €</text:p>
                  </table:table-cell>
                  <table:table-cell table:style-name="ce514" table:formula="of:=[.$D141]*[.E141]" office:value-type="currency" office:currency="EUR" office:value="1" calcext:value-type="currency">
                    <text:p>1,00 €</text:p>
                  </table:table-cell>
                  <table:table-cell table:style-name="ce514" table:formula="of:=[.$D141]*[.F141]" office:value-type="currency" office:currency="EUR" office:value="16563.75" calcext:value-type="currency">
                    <text:p>16 563,75 €</text:p>
                  </table:table-cell>
                  <table:table-cell table:style-name="ce514" table:formula="of:=[.$D141]*[.G141]" office:value-type="currency" office:currency="EUR" office:value="0" calcext:value-type="currency">
                    <text:p>0,00 €</text:p>
                  </table:table-cell>
                  <table:table-cell table:number-columns-repeated="1014"/>
                </table:table-row>
                <table:table-row table:style-name="ro39">
                  <table:table-cell table:style-name="ce168" office:value-type="string" calcext:value-type="string">
                    <text:p>AEV07</text:p>
                  </table:table-cell>
                  <table:table-cell table:style-name="ce176" office:value-type="string" calcext:value-type="string">
                    <text:p>Plus value pour mise en place d’un echaffaudage</text:p>
                  </table:table-cell>
                  <table:table-cell table:style-name="ce225" office:value-type="string" calcext:value-type="string">
                    <text:p>%</text:p>
                  </table:table-cell>
                  <table:table-cell table:style-name="ce457" office:value-type="percentage" office:value="1" calcext:value-type="percentage">
                    <text:p>100,00 %</text:p>
                  </table:table-cell>
                  <table:table-cell table:style-name="ce278" office:value-type="float" office:value="1" calcext:value-type="float">
                    <text:p>1</text:p>
                  </table:table-cell>
                  <table:table-cell table:style-name="ce466" office:value-type="currency" office:currency="EUR" office:value="0" calcext:value-type="currency">
                    <text:p>0,00 €</text:p>
                  </table:table-cell>
                  <table:table-cell table:style-name="ce466"/>
                  <table:table-cell table:style-name="ce514" table:formula="of:=[.$D142]*[.E142]" office:value-type="currency" office:currency="EUR" office:value="1" calcext:value-type="currency">
                    <text:p>1,00 €</text:p>
                  </table:table-cell>
                  <table:table-cell table:style-name="ce514" table:formula="of:=[.$D142]*[.F142]" office:value-type="currency" office:currency="EUR" office:value="0" calcext:value-type="currency">
                    <text:p>0,00 €</text:p>
                  </table:table-cell>
                  <table:table-cell table:style-name="ce514" table:formula="of:=[.$D142]*[.G142]" office:value-type="currency" office:currency="EUR" office:value="0" calcext:value-type="currency">
                    <text:p>0,00 €</text:p>
                  </table:table-cell>
                  <table:table-cell table:number-columns-repeated="1014"/>
                </table:table-row>
              </table:table-row-group>
            </table:table-row-group>
          </table:table-row-group>
        </table:table-row-group>
        <table:table-row table:style-name="ro41">
          <table:table-cell table:number-columns-repeated="4"/>
          <table:table-cell table:style-name="ce462" office:value-type="string" calcext:value-type="string" table:number-columns-spanned="3" table:number-rows-spanned="1">
            <text:p>Total HT</text:p>
          </table:table-cell>
          <table:covered-table-cell table:number-columns-repeated="2" table:style-name="ce467"/>
          <table:table-cell table:style-name="ce516" table:formula="of:=SUM([.H7:.H142])" office:value-type="currency" office:currency="EUR" office:value="1032287.175" calcext:value-type="currency">
            <text:p>1 032 287,18 €</text:p>
          </table:table-cell>
          <table:table-cell table:style-name="ce519" table:formula="of:=SUM([.I7:.I142])" office:value-type="currency" office:currency="EUR" office:value="1602938.54416667" calcext:value-type="currency">
            <text:p>1 602 938,54 €</text:p>
          </table:table-cell>
          <table:table-cell table:style-name="ce519" table:formula="of:=SUM([.J7:.J142])" office:value-type="currency" office:currency="EUR" office:value="0" calcext:value-type="currency">
            <text:p>0,00 €</text:p>
          </table:table-cell>
          <table:table-cell table:number-columns-repeated="1014"/>
        </table:table-row>
        <table:table-row table:style-name="ro41">
          <table:table-cell table:number-columns-repeated="3"/>
          <table:table-cell table:style-name="ce458"/>
          <table:table-cell table:style-name="ce463" office:value-type="string" calcext:value-type="string" table:number-columns-spanned="3" table:number-rows-spanned="1">
            <text:p>Montant TVA (20%)</text:p>
          </table:table-cell>
          <table:covered-table-cell table:number-columns-repeated="2" table:style-name="ce467"/>
          <table:table-cell table:style-name="ce516" table:formula="of:=[.H143]*0.2" office:value-type="currency" office:currency="EUR" office:value="206457.435" calcext:value-type="currency">
            <text:p>206 457,44 €</text:p>
          </table:table-cell>
          <table:table-cell table:style-name="ce519" table:formula="of:=[.I143]*0.2" office:value-type="currency" office:currency="EUR" office:value="320587.708833333" calcext:value-type="currency">
            <text:p>320 587,71 €</text:p>
          </table:table-cell>
          <table:table-cell table:style-name="ce519" table:formula="of:=[.J143]*0.2" office:value-type="currency" office:currency="EUR" office:value="0" calcext:value-type="currency">
            <text:p>0,00 €</text:p>
          </table:table-cell>
          <table:table-cell table:number-columns-repeated="1014"/>
        </table:table-row>
        <table:table-row table:style-name="ro41">
          <table:table-cell table:number-columns-repeated="4"/>
          <table:table-cell table:style-name="ce463" office:value-type="string" calcext:value-type="string" table:number-columns-spanned="3" table:number-rows-spanned="1">
            <text:p>Total TTC</text:p>
          </table:table-cell>
          <table:covered-table-cell table:number-columns-repeated="2" table:style-name="ce472"/>
          <table:table-cell table:style-name="ce516" table:formula="of:=[.H143]+[.H144]" office:value-type="currency" office:currency="EUR" office:value="1238744.61" calcext:value-type="currency">
            <text:p>1 238 744,61 €</text:p>
          </table:table-cell>
          <table:table-cell table:style-name="ce519" table:formula="of:=[.I143]+[.I144]" office:value-type="currency" office:currency="EUR" office:value="1923526.253" calcext:value-type="currency">
            <text:p>1 923 526,25 €</text:p>
          </table:table-cell>
          <table:table-cell table:style-name="ce519" table:formula="of:=[.J143]+[.J144]" office:value-type="currency" office:currency="EUR" office:value="0" calcext:value-type="currency">
            <text:p>0,00 €</text:p>
          </table:table-cell>
          <table:table-cell table:number-columns-repeated="1014"/>
        </table:table-row>
        <table:table-row table:style-name="ro40" table:number-rows-repeated="1048430">
          <table:table-cell table:number-columns-repeated="1024"/>
        </table:table-row>
        <table:table-row table:style-name="ro40">
          <table:table-cell table:number-columns-repeated="1024"/>
        </table:table-row>
      </table:table>
      <table:table table:name="AEV_DE" table:style-name="ta7" table:print-ranges="AEV_DE.A1:AEV_DE.J147">
        <table:table-column table:style-name="co15" table:default-cell-style-name="ce169"/>
        <table:table-column table:style-name="co16" table:default-cell-style-name="ce445"/>
        <table:table-column table:style-name="co3" table:default-cell-style-name="ce190"/>
        <table:table-column table:style-name="co17" table:default-cell-style-name="ce651"/>
        <table:table-column table:style-name="co22" table:default-cell-style-name="Monétaire"/>
        <table:table-column-group>
          <table:table-column table:style-name="co19" table:default-cell-style-name="ce460"/>
        </table:table-column-group>
        <table:table-column table:style-name="co19" table:default-cell-style-name="ce460"/>
        <table:table-column table:style-name="co22" table:default-cell-style-name="Default"/>
        <table:table-column-group table:display="false">
          <table:table-column table:style-name="co5" table:visibility="collapse" table:default-cell-style-name="ce517"/>
        </table:table-column-group>
        <table:table-column table:style-name="co5" table:default-cell-style-name="ce211"/>
        <table:table-column table:style-name="co22" table:default-cell-style-name="Default"/>
        <table:table-column table:style-name="co23" table:default-cell-style-name="Default"/>
        <table:table-column table:style-name="co11" table:number-columns-repeated="1005" table:default-cell-style-name="ce250"/>
        <table:table-header-rows>
          <table:table-row table:style-name="ro43">
            <table:table-cell table:style-name="ce104" office:value-type="string" calcext:value-type="string" table:number-columns-spanned="7" table:number-rows-spanned="1">
              <text:p>LOT2 -Maintenance des AEV</text:p>
            </table:table-cell>
            <table:covered-table-cell table:number-columns-repeated="2" table:style-name="Default"/>
            <table:covered-table-cell table:style-name="ce193"/>
            <table:covered-table-cell/>
            <table:covered-table-cell table:number-columns-repeated="2" table:style-name="Default"/>
            <table:table-cell/>
            <table:table-cell table:style-name="Default" table:number-columns-spanned="2" table:number-rows-spanned="1"/>
            <table:covered-table-cell table:style-name="ce138"/>
            <table:table-cell table:number-columns-repeated="2"/>
            <table:table-cell table:style-name="ce449" table:number-columns-repeated="55"/>
            <table:table-cell table:number-columns-repeated="950"/>
          </table:table-row>
          <table:table-row table:style-name="ro44">
            <table:table-cell table:style-name="ce441" office:value-type="string" calcext:value-type="string">
              <text:p>Code prix</text:p>
            </table:table-cell>
            <table:table-cell table:style-name="ce441" office:value-type="string" calcext:value-type="string">
              <text:p>description prix</text:p>
            </table:table-cell>
            <table:table-cell table:style-name="ce446" office:value-type="string" calcext:value-type="string">
              <text:p>unité</text:p>
            </table:table-cell>
            <table:table-cell table:style-name="ce646" office:value-type="string" office:string-value="Prix HT Entreprise" calcext:value-type="string">
              <text:p><text:s/>Prix HT Entreprise </text:p>
            </table:table-cell>
            <table:table-cell/>
            <table:table-cell table:style-name="ce114" office:value-type="string" calcext:value-type="string">
              <text:p>Quantités initiales publiées dans le DCE (erronées)</text:p>
            </table:table-cell>
            <table:table-cell table:style-name="ce116" office:value-type="string" calcext:value-type="string">
              <text:p>Quantités réévaluées (applicables)</text:p>
            </table:table-cell>
            <table:table-cell/>
            <table:table-cell table:style-name="ce125" office:value-type="string" calcext:value-type="string">
              <text:p>Total HT avec les quantités initiales publiées dans le DCE</text:p>
            </table:table-cell>
            <table:table-cell table:style-name="ce139" office:value-type="string" calcext:value-type="string">
              <text:p>Total HT avec les quantités réévaluées</text:p>
            </table:table-cell>
            <table:table-cell table:number-columns-repeated="2"/>
            <table:table-cell table:style-name="ce449" table:number-columns-repeated="55"/>
            <table:table-cell table:number-columns-repeated="950"/>
          </table:table-row>
        </table:table-header-rows>
        <table:table-row table:style-name="ro38">
          <table:table-cell table:style-name="ce442" office:value-type="string" calcext:value-type="string" table:number-columns-spanned="7" table:number-rows-spanned="1">
            <text:p>MAINTENANCE PREVENTIVE</text:p>
            <text:p><text:span text:style-name="T14">(I = Sens intérieur, E = Sens extérieur, W = Sens province / Paris, Y = Sens Paris / province)</text:span></text:p>
          </table:table-cell>
          <table:covered-table-cell table:number-columns-repeated="2"/>
          <table:covered-table-cell table:style-name="ce195"/>
          <table:covered-table-cell table:number-columns-repeated="3"/>
          <table:table-cell/>
          <table:table-cell table:style-name="ce386" table:formula="of:=SUM([.I4])" office:value-type="currency" office:currency="EUR" office:value="146430.26" calcext:value-type="currency">
            <text:p>146 430,26 €</text:p>
          </table:table-cell>
          <table:table-cell table:style-name="ce386" table:formula="of:=SUM([.J4])" office:value-type="currency" office:currency="EUR" office:value="146430.26" calcext:value-type="currency">
            <text:p>146 430,26 €</text:p>
          </table:table-cell>
          <table:table-cell table:style-name="ce395"/>
          <table:table-cell table:number-columns-repeated="1006"/>
        </table:table-row>
        <table:table-row-group>
          <table:table-row table:style-name="ro3">
            <table:table-cell table:style-name="ce160" office:value-type="string" calcext:value-type="string" table:number-columns-spanned="7" table:number-rows-spanned="1">
              <text:p>Prix forfaitaires</text:p>
            </table:table-cell>
            <table:covered-table-cell table:number-columns-repeated="2"/>
            <table:covered-table-cell table:style-name="ce195"/>
            <table:covered-table-cell table:number-columns-repeated="3"/>
            <table:table-cell/>
            <table:table-cell table:style-name="ce657" table:formula="of:=SUM([.I6];[.I36])" office:value-type="currency" office:currency="EUR" office:value="146430.26" calcext:value-type="currency">
              <text:p>146 430,26 €</text:p>
            </table:table-cell>
            <table:table-cell table:style-name="ce657" table:formula="of:=SUM([.J6];[.J36])" office:value-type="currency" office:currency="EUR" office:value="146430.26" calcext:value-type="currency">
              <text:p>146 430,26 €</text:p>
            </table:table-cell>
            <table:table-cell table:style-name="ce395"/>
            <table:table-cell table:number-columns-repeated="1006"/>
          </table:table-row>
          <table:table-row table:style-name="ro20">
            <table:table-cell table:style-name="ce161" office:value-type="string" calcext:value-type="string" table:number-columns-spanned="7" table:number-rows-spanned="1">
              <text:p>Ces prix forfaitaires rémunèrent l’intervention comme indiqué dans la description des prestations, le déplacement jusqu’au lieu d’intervention ainsi que les moyens nécessaires à la mise en oeuvre.</text:p>
              <text:p/>
            </table:table-cell>
            <table:covered-table-cell table:number-columns-repeated="2"/>
            <table:covered-table-cell table:style-name="ce195"/>
            <table:covered-table-cell table:number-columns-repeated="3"/>
            <table:table-cell/>
            <table:table-cell table:style-name="ce400" table:number-columns-repeated="2"/>
            <table:table-cell table:style-name="ce395"/>
            <table:table-cell table:number-columns-repeated="1006"/>
          </table:table-row>
          <table:table-row-group>
            <table:table-row table:style-name="ro20">
              <table:table-cell table:style-name="ce162" office:value-type="string" calcext:value-type="string">
                <text:p>Essais fonctionnels</text:p>
              </table:table-cell>
              <table:table-cell table:style-name="ce259" office:value-type="string" calcext:value-type="string" table:number-columns-spanned="6" table:number-rows-spanned="1">
                <text:p/>
                <text:p>Voir fiche prestations AEV - annexe 6</text:p>
                <text:p/>
              </table:table-cell>
              <table:covered-table-cell/>
              <table:covered-table-cell table:style-name="ce195"/>
              <table:covered-table-cell table:number-columns-repeated="3"/>
              <table:table-cell/>
              <table:table-cell table:style-name="ce658" table:formula="of:=SUM([.I7];[.I12];[.I18];[.I24];)" office:value-type="currency" office:currency="EUR" office:value="36357.58" calcext:value-type="currency">
                <text:p>36 357,58 €</text:p>
              </table:table-cell>
              <table:table-cell table:style-name="ce658" table:formula="of:=SUM([.J7];[.J12];[.J18];[.J24];)" office:value-type="currency" office:currency="EUR" office:value="36357.58" calcext:value-type="currency">
                <text:p>36 357,58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EST</text:p>
                </table:table-cell>
                <table:covered-table-cell table:number-columns-repeated="2"/>
                <table:covered-table-cell table:style-name="ce195"/>
                <table:covered-table-cell table:number-columns-repeated="3"/>
                <table:table-cell/>
                <table:table-cell table:style-name="ce659" table:formula="of:=SUM([.I8:.I11])" office:value-type="currency" office:currency="EUR" office:value="6202.52" calcext:value-type="currency">
                  <text:p>6 202,52 €</text:p>
                </table:table-cell>
                <table:table-cell table:style-name="ce659" table:formula="of:=SUM([.J8:.J11])" office:value-type="currency" office:currency="EUR" office:value="6202.52" calcext:value-type="currency">
                  <text:p>6 202,52 €</text:p>
                </table:table-cell>
                <table:table-cell table:style-name="ce395"/>
                <table:table-cell table:number-columns-repeated="1006"/>
              </table:table-row>
              <table:table-row-group>
                <table:table-row table:style-name="ro39">
                  <table:table-cell table:style-name="ce163" office:value-type="string" calcext:value-type="string">
                    <text:p>AEFE10</text:p>
                  </table:table-cell>
                  <table:table-cell table:style-name="ce176" office:value-type="string" calcext:value-type="string">
                    <text:p>Essais fonctionnels Pour un sens du tunnel de Thiais</text:p>
                  </table:table-cell>
                  <table:table-cell table:style-name="ce225" office:value-type="string" calcext:value-type="string">
                    <text:p>Forfait</text:p>
                  </table:table-cell>
                  <table:table-cell table:style-name="ce648" office:value-type="currency" office:currency="EUR" office:value="918.86" calcext:value-type="currency">
                    <text:p>918,86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8]*[.D8]" office:value-type="currency" office:currency="EUR" office:value="1837.72" calcext:value-type="currency">
                    <text:p>1 837,72 €</text:p>
                  </table:table-cell>
                  <table:table-cell table:style-name="ce144" table:formula="of:=[.G8]*[.D8]" office:value-type="currency" office:currency="EUR" office:value="1837.72" calcext:value-type="currency">
                    <text:p>1 837,72 €</text:p>
                  </table:table-cell>
                  <table:table-cell table:style-name="ce395"/>
                  <table:table-cell table:number-columns-repeated="1006"/>
                </table:table-row>
                <table:table-row table:style-name="ro39">
                  <table:table-cell table:style-name="ce163" office:value-type="string" calcext:value-type="string">
                    <text:p>AEFE12</text:p>
                  </table:table-cell>
                  <table:table-cell table:style-name="ce176" office:value-type="string" calcext:value-type="string">
                    <text:p>Essais fonctionnels Pour un sens du tunnel de Champigny</text:p>
                  </table:table-cell>
                  <table:table-cell table:style-name="ce225" office:value-type="string" calcext:value-type="string">
                    <text:p>Forfait</text:p>
                  </table:table-cell>
                  <table:table-cell table:style-name="ce648" office:value-type="currency" office:currency="EUR" office:value="732.22" calcext:value-type="currency">
                    <text:p>732,22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9]*[.D9]" office:value-type="currency" office:currency="EUR" office:value="1464.44" calcext:value-type="currency">
                    <text:p>1 464,44 €</text:p>
                  </table:table-cell>
                  <table:table-cell table:style-name="ce144" table:formula="of:=[.G9]*[.D9]" office:value-type="currency" office:currency="EUR" office:value="1464.44" calcext:value-type="currency">
                    <text:p>1 464,44 €</text:p>
                  </table:table-cell>
                  <table:table-cell table:style-name="ce395"/>
                  <table:table-cell table:number-columns-repeated="1006"/>
                </table:table-row>
                <table:table-row table:style-name="ro39">
                  <table:table-cell table:style-name="ce163" office:value-type="string" calcext:value-type="string">
                    <text:p>AEFE14</text:p>
                  </table:table-cell>
                  <table:table-cell table:style-name="ce176" office:value-type="string" calcext:value-type="string">
                    <text:p>Essais fonctionnels Pour un sens du tunnel de Nogent</text:p>
                  </table:table-cell>
                  <table:table-cell table:style-name="ce225" office:value-type="string" calcext:value-type="string">
                    <text:p>Forfait</text:p>
                  </table:table-cell>
                  <table:table-cell table:style-name="ce648" office:value-type="currency" office:currency="EUR" office:value="922.11" calcext:value-type="currency">
                    <text:p>922,11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0]*[.D10]" office:value-type="currency" office:currency="EUR" office:value="1844.22" calcext:value-type="currency">
                    <text:p>1 844,22 €</text:p>
                  </table:table-cell>
                  <table:table-cell table:style-name="ce144" table:formula="of:=[.G10]*[.D10]" office:value-type="currency" office:currency="EUR" office:value="1844.22" calcext:value-type="currency">
                    <text:p>1 844,22 €</text:p>
                  </table:table-cell>
                  <table:table-cell table:style-name="ce395"/>
                  <table:table-cell table:number-columns-repeated="1006"/>
                </table:table-row>
                <table:table-row table:style-name="ro39">
                  <table:table-cell table:style-name="ce163" office:value-type="string" calcext:value-type="string">
                    <text:p>AEFE16</text:p>
                  </table:table-cell>
                  <table:table-cell table:style-name="ce176" office:value-type="string" calcext:value-type="string">
                    <text:p>Essais fonctionnels Pour un sens du tunnel de Boissy</text:p>
                  </table:table-cell>
                  <table:table-cell table:style-name="ce225" office:value-type="string" calcext:value-type="string">
                    <text:p>Forfait</text:p>
                  </table:table-cell>
                  <table:table-cell table:style-name="ce648" office:value-type="currency" office:currency="EUR" office:value="528.07" calcext:value-type="currency">
                    <text:p>528,07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1]*[.D11]" office:value-type="currency" office:currency="EUR" office:value="1056.14" calcext:value-type="currency">
                    <text:p>1 056,14 €</text:p>
                  </table:table-cell>
                  <table:table-cell table:style-name="ce144" table:formula="of:=[.G11]*[.D11]" office:value-type="currency" office:currency="EUR" office:value="1056.14" calcext:value-type="currency">
                    <text:p>1 056,14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NORD</text:p>
                </table:table-cell>
                <table:covered-table-cell table:number-columns-repeated="2"/>
                <table:covered-table-cell table:style-name="ce197"/>
                <table:covered-table-cell table:style-name="Default"/>
                <table:covered-table-cell table:style-name="ce276"/>
                <table:covered-table-cell table:style-name="ce203"/>
                <table:table-cell/>
                <table:table-cell table:style-name="ce659" table:formula="of:=SUM([.I13:.I17])" office:value-type="currency" office:currency="EUR" office:value="6420.04" calcext:value-type="currency">
                  <text:p>6 420,04 €</text:p>
                </table:table-cell>
                <table:table-cell table:style-name="ce659" table:formula="of:=SUM([.J13:.J17])" office:value-type="currency" office:currency="EUR" office:value="6420.04" calcext:value-type="currency">
                  <text:p>6 420,04 €</text:p>
                </table:table-cell>
                <table:table-cell table:style-name="ce395"/>
                <table:table-cell table:number-columns-repeated="1006"/>
              </table:table-row>
              <table:table-row-group>
                <table:table-row table:style-name="ro39">
                  <table:table-cell table:style-name="ce163" office:value-type="string" calcext:value-type="string">
                    <text:p>AEFN10</text:p>
                  </table:table-cell>
                  <table:table-cell table:style-name="ce176" office:value-type="string" calcext:value-type="string">
                    <text:p>Essais fonctionnels Pour un sens du tunnel de Bobigny</text:p>
                  </table:table-cell>
                  <table:table-cell table:style-name="ce225" office:value-type="string" calcext:value-type="string">
                    <text:p>Forfait</text:p>
                  </table:table-cell>
                  <table:table-cell table:style-name="ce648" office:value-type="currency" office:currency="EUR" office:value="1154.78" calcext:value-type="currency">
                    <text:p>1 154,78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3]*[.D13]" office:value-type="currency" office:currency="EUR" office:value="2309.56" calcext:value-type="currency">
                    <text:p>2 309,56 €</text:p>
                  </table:table-cell>
                  <table:table-cell table:style-name="ce144" table:formula="of:=[.G13]*[.D13]" office:value-type="currency" office:currency="EUR" office:value="2309.56" calcext:value-type="currency">
                    <text:p>2 309,56 €</text:p>
                  </table:table-cell>
                  <table:table-cell table:style-name="ce395"/>
                  <table:table-cell table:number-columns-repeated="1006"/>
                </table:table-row>
                <table:table-row table:style-name="ro39">
                  <table:table-cell table:style-name="ce163" office:value-type="string" calcext:value-type="string">
                    <text:p>AEFN11</text:p>
                  </table:table-cell>
                  <table:table-cell table:style-name="ce176" office:value-type="string" calcext:value-type="string">
                    <text:p>Essais fonctionnels Pour un sens du tunnel de Lumen Norton</text:p>
                  </table:table-cell>
                  <table:table-cell table:style-name="ce225" office:value-type="string" calcext:value-type="string">
                    <text:p>Forfait</text:p>
                  </table:table-cell>
                  <table:table-cell table:style-name="ce648" office:value-type="currency" office:currency="EUR" office:value="363.45" calcext:value-type="currency">
                    <text:p>363,45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4]*[.D14]" office:value-type="currency" office:currency="EUR" office:value="726.9" calcext:value-type="currency">
                    <text:p>726,90 €</text:p>
                  </table:table-cell>
                  <table:table-cell table:style-name="ce144" table:formula="of:=[.G14]*[.D14]" office:value-type="currency" office:currency="EUR" office:value="726.9" calcext:value-type="currency">
                    <text:p>726,90 €</text:p>
                  </table:table-cell>
                  <table:table-cell table:style-name="ce395"/>
                  <table:table-cell table:number-columns-repeated="1006"/>
                </table:table-row>
                <table:table-row table:style-name="ro39">
                  <table:table-cell table:style-name="ce163" office:value-type="string" calcext:value-type="string">
                    <text:p>AEFN12</text:p>
                  </table:table-cell>
                  <table:table-cell table:style-name="ce176" office:value-type="string" calcext:value-type="string">
                    <text:p>Essais fonctionnels Pour un sens du tunnel de La Courneuve</text:p>
                  </table:table-cell>
                  <table:table-cell table:style-name="ce225" office:value-type="string" calcext:value-type="string">
                    <text:p>Forfait</text:p>
                  </table:table-cell>
                  <table:table-cell table:style-name="ce648" office:value-type="currency" office:currency="EUR" office:value="363.45" calcext:value-type="currency">
                    <text:p>363,45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5]*[.D15]" office:value-type="currency" office:currency="EUR" office:value="726.9" calcext:value-type="currency">
                    <text:p>726,90 €</text:p>
                  </table:table-cell>
                  <table:table-cell table:style-name="ce144" table:formula="of:=[.G15]*[.D15]" office:value-type="currency" office:currency="EUR" office:value="726.9" calcext:value-type="currency">
                    <text:p>726,90 €</text:p>
                  </table:table-cell>
                  <table:table-cell table:style-name="ce395"/>
                  <table:table-cell table:number-columns-repeated="1006"/>
                </table:table-row>
                <table:table-row table:style-name="ro39">
                  <table:table-cell table:style-name="ce163" office:value-type="string" calcext:value-type="string">
                    <text:p>AEFN13</text:p>
                  </table:table-cell>
                  <table:table-cell table:style-name="ce176" office:value-type="string" calcext:value-type="string">
                    <text:p>Essais fonctionnels Pour un sens du tunnel de Landy</text:p>
                  </table:table-cell>
                  <table:table-cell table:style-name="ce225" office:value-type="string" calcext:value-type="string">
                    <text:p>Forfait</text:p>
                  </table:table-cell>
                  <table:table-cell table:style-name="ce648" office:value-type="currency" office:currency="EUR" office:value="936.37" calcext:value-type="currency">
                    <text:p>936,37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6]*[.D16]" office:value-type="currency" office:currency="EUR" office:value="1872.74" calcext:value-type="currency">
                    <text:p>1 872,74 €</text:p>
                  </table:table-cell>
                  <table:table-cell table:style-name="ce144" table:formula="of:=[.G16]*[.D16]" office:value-type="currency" office:currency="EUR" office:value="1872.74" calcext:value-type="currency">
                    <text:p>1 872,74 €</text:p>
                  </table:table-cell>
                  <table:table-cell table:style-name="ce395"/>
                  <table:table-cell table:number-columns-repeated="1006"/>
                </table:table-row>
                <table:table-row table:style-name="ro39">
                  <table:table-cell table:style-name="ce163" office:value-type="string" calcext:value-type="string">
                    <text:p>AEFN14</text:p>
                  </table:table-cell>
                  <table:table-cell table:style-name="ce176" office:value-type="string" calcext:value-type="string">
                    <text:p>Essais fonctionnels Pour un sens du tunnel de Taverny</text:p>
                  </table:table-cell>
                  <table:table-cell table:style-name="ce225" office:value-type="string" calcext:value-type="string">
                    <text:p>Forfait</text:p>
                  </table:table-cell>
                  <table:table-cell table:style-name="ce648" office:value-type="currency" office:currency="EUR" office:value="391.97" calcext:value-type="currency">
                    <text:p>391,97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7]*[.D17]" office:value-type="currency" office:currency="EUR" office:value="783.94" calcext:value-type="currency">
                    <text:p>783,94 €</text:p>
                  </table:table-cell>
                  <table:table-cell table:style-name="ce144" table:formula="of:=[.G17]*[.D17]" office:value-type="currency" office:currency="EUR" office:value="783.94" calcext:value-type="currency">
                    <text:p>783,94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SUD</text:p>
                </table:table-cell>
                <table:covered-table-cell table:number-columns-repeated="2"/>
                <table:covered-table-cell table:style-name="ce197"/>
                <table:covered-table-cell table:style-name="Default"/>
                <table:covered-table-cell table:style-name="ce276"/>
                <table:covered-table-cell table:style-name="ce203"/>
                <table:table-cell/>
                <table:table-cell table:style-name="ce659" table:formula="of:=SUM([.I19:.I23])" office:value-type="currency" office:currency="EUR" office:value="4552.92" calcext:value-type="currency">
                  <text:p>4 552,92 €</text:p>
                </table:table-cell>
                <table:table-cell table:style-name="ce659" table:formula="of:=SUM([.J19:.J23])" office:value-type="currency" office:currency="EUR" office:value="4552.92" calcext:value-type="currency">
                  <text:p>4 552,92 €</text:p>
                </table:table-cell>
                <table:table-cell table:style-name="ce395"/>
                <table:table-cell table:number-columns-repeated="1006"/>
              </table:table-row>
              <table:table-row-group>
                <table:table-row table:style-name="ro39">
                  <table:table-cell table:style-name="ce163" office:value-type="string" calcext:value-type="string">
                    <text:p>AEFS10</text:p>
                  </table:table-cell>
                  <table:table-cell table:style-name="ce176" office:value-type="string" calcext:value-type="string">
                    <text:p>Essais fonctionnels Pour un sens du tunnel de Bicêtre</text:p>
                  </table:table-cell>
                  <table:table-cell table:style-name="ce225" office:value-type="string" calcext:value-type="string">
                    <text:p>Forfait</text:p>
                  </table:table-cell>
                  <table:table-cell table:style-name="ce648" office:value-type="currency" office:currency="EUR" office:value="653.16" calcext:value-type="currency">
                    <text:p>653,16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19]*[.D19]" office:value-type="currency" office:currency="EUR" office:value="1306.32" calcext:value-type="currency">
                    <text:p>1 306,32 €</text:p>
                  </table:table-cell>
                  <table:table-cell table:style-name="ce144" table:formula="of:=[.G19]*[.D19]" office:value-type="currency" office:currency="EUR" office:value="1306.32" calcext:value-type="currency">
                    <text:p>1 306,32 €</text:p>
                  </table:table-cell>
                  <table:table-cell table:style-name="ce395"/>
                  <table:table-cell table:number-columns-repeated="1006"/>
                </table:table-row>
                <table:table-row table:style-name="ro39">
                  <table:table-cell table:style-name="ce163" office:value-type="string" calcext:value-type="string">
                    <text:p>AEFS11</text:p>
                  </table:table-cell>
                  <table:table-cell table:style-name="ce176" office:value-type="string" calcext:value-type="string">
                    <text:p>Essais fonctionnels Pour un sens tunnel de Antony</text:p>
                  </table:table-cell>
                  <table:table-cell table:style-name="ce225" office:value-type="string" calcext:value-type="string">
                    <text:p>Forfait</text:p>
                  </table:table-cell>
                  <table:table-cell table:style-name="ce648" office:value-type="currency" office:currency="EUR" office:value="567.6" calcext:value-type="currency">
                    <text:p>567,60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0]*[.D20]" office:value-type="currency" office:currency="EUR" office:value="1135.2" calcext:value-type="currency">
                    <text:p>1 135,20 €</text:p>
                  </table:table-cell>
                  <table:table-cell table:style-name="ce144" table:formula="of:=[.G20]*[.D20]" office:value-type="currency" office:currency="EUR" office:value="1135.2" calcext:value-type="currency">
                    <text:p>1 135,20 €</text:p>
                  </table:table-cell>
                  <table:table-cell table:style-name="ce395"/>
                  <table:table-cell table:number-columns-repeated="1006"/>
                </table:table-row>
                <table:table-row table:style-name="ro39">
                  <table:table-cell table:style-name="ce163" office:value-type="string" calcext:value-type="string">
                    <text:p>AEFS12</text:p>
                  </table:table-cell>
                  <table:table-cell table:style-name="ce176" office:value-type="string" calcext:value-type="string">
                    <text:p>Essais fonctionnels Pour un sens du tunnel de Orly</text:p>
                  </table:table-cell>
                  <table:table-cell table:style-name="ce225" office:value-type="string" calcext:value-type="string">
                    <text:p>Forfait</text:p>
                  </table:table-cell>
                  <table:table-cell table:style-name="ce648" office:value-type="currency" office:currency="EUR" office:value="352.44" calcext:value-type="currency">
                    <text:p>352,44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1]*[.D21]" office:value-type="currency" office:currency="EUR" office:value="704.88" calcext:value-type="currency">
                    <text:p>704,88 €</text:p>
                  </table:table-cell>
                  <table:table-cell table:style-name="ce144" table:formula="of:=[.G21]*[.D21]" office:value-type="currency" office:currency="EUR" office:value="704.88" calcext:value-type="currency">
                    <text:p>704,88 €</text:p>
                  </table:table-cell>
                  <table:table-cell table:style-name="ce395"/>
                  <table:table-cell table:number-columns-repeated="1006"/>
                </table:table-row>
                <table:table-row table:style-name="ro39">
                  <table:table-cell table:style-name="ce163" office:value-type="string" calcext:value-type="string">
                    <text:p>AEFS13</text:p>
                  </table:table-cell>
                  <table:table-cell table:style-name="ce176" office:value-type="string" calcext:value-type="string">
                    <text:p>Essais fonctionnels Pour un sens du tunnel de Fresnes</text:p>
                  </table:table-cell>
                  <table:table-cell table:style-name="ce225" office:value-type="string" calcext:value-type="string">
                    <text:p>Forfait</text:p>
                  </table:table-cell>
                  <table:table-cell table:style-name="ce648" office:value-type="currency" office:currency="EUR" office:value="352.44" calcext:value-type="currency">
                    <text:p>352,44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2]*[.D22]" office:value-type="currency" office:currency="EUR" office:value="704.88" calcext:value-type="currency">
                    <text:p>704,88 €</text:p>
                  </table:table-cell>
                  <table:table-cell table:style-name="ce144" table:formula="of:=[.G22]*[.D22]" office:value-type="currency" office:currency="EUR" office:value="704.88" calcext:value-type="currency">
                    <text:p>704,88 €</text:p>
                  </table:table-cell>
                  <table:table-cell table:style-name="ce395"/>
                  <table:table-cell table:number-columns-repeated="1006"/>
                </table:table-row>
                <table:table-row table:style-name="ro39">
                  <table:table-cell table:style-name="ce163" office:value-type="string" calcext:value-type="string">
                    <text:p>AEFS14</text:p>
                  </table:table-cell>
                  <table:table-cell table:style-name="ce176" office:value-type="string" calcext:value-type="string">
                    <text:p>Essais fonctionnels Pour un sens du tunnel de Italie</text:p>
                  </table:table-cell>
                  <table:table-cell table:style-name="ce225" office:value-type="string" calcext:value-type="string">
                    <text:p>Forfait</text:p>
                  </table:table-cell>
                  <table:table-cell table:style-name="ce648" office:value-type="currency" office:currency="EUR" office:value="350.82" calcext:value-type="currency">
                    <text:p>350,82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3]*[.D23]" office:value-type="currency" office:currency="EUR" office:value="701.64" calcext:value-type="currency">
                    <text:p>701,64 €</text:p>
                  </table:table-cell>
                  <table:table-cell table:style-name="ce144" table:formula="of:=[.G23]*[.D23]" office:value-type="currency" office:currency="EUR" office:value="701.64" calcext:value-type="currency">
                    <text:p>701,64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OUEST</text:p>
                </table:table-cell>
                <table:covered-table-cell table:number-columns-repeated="2"/>
                <table:covered-table-cell table:style-name="ce197"/>
                <table:covered-table-cell table:style-name="Default"/>
                <table:covered-table-cell table:style-name="ce276"/>
                <table:covered-table-cell table:style-name="ce203"/>
                <table:table-cell/>
                <table:table-cell table:style-name="ce659" table:formula="of:=SUM([.I25:.I35])" office:value-type="currency" office:currency="EUR" office:value="19182.1" calcext:value-type="currency">
                  <text:p>19 182,10 €</text:p>
                </table:table-cell>
                <table:table-cell table:style-name="ce659" table:formula="of:=SUM([.J25:.J35])" office:value-type="currency" office:currency="EUR" office:value="19182.1" calcext:value-type="currency">
                  <text:p>19 182,10 €</text:p>
                </table:table-cell>
                <table:table-cell table:style-name="ce395"/>
                <table:table-cell table:number-columns-repeated="1006"/>
              </table:table-row>
              <table:table-row-group>
                <table:table-row table:style-name="ro39">
                  <table:table-cell table:style-name="ce163" office:value-type="string" calcext:value-type="string">
                    <text:p>AEFB10</text:p>
                  </table:table-cell>
                  <table:table-cell table:style-name="ce176" office:value-type="string" calcext:value-type="string">
                    <text:p>Essais fonctionnels Pour un sens du tunnel de Ambroise Paré</text:p>
                  </table:table-cell>
                  <table:table-cell table:style-name="ce225" office:value-type="string" calcext:value-type="string">
                    <text:p>Forfait</text:p>
                  </table:table-cell>
                  <table:table-cell table:style-name="ce648" office:value-type="currency" office:currency="EUR" office:value="703.7" calcext:value-type="currency">
                    <text:p>703,70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5]*[.D25]" office:value-type="currency" office:currency="EUR" office:value="1407.4" calcext:value-type="currency">
                    <text:p>1 407,40 €</text:p>
                  </table:table-cell>
                  <table:table-cell table:style-name="ce144" table:formula="of:=[.G25]*[.D25]" office:value-type="currency" office:currency="EUR" office:value="1407.4" calcext:value-type="currency">
                    <text:p>1 407,40 €</text:p>
                  </table:table-cell>
                  <table:table-cell table:style-name="ce395"/>
                  <table:table-cell table:number-columns-repeated="1006"/>
                </table:table-row>
                <table:table-row table:style-name="ro39">
                  <table:table-cell table:style-name="ce163" office:value-type="string" calcext:value-type="string">
                    <text:p>AEFB11</text:p>
                  </table:table-cell>
                  <table:table-cell table:style-name="ce176" office:value-type="string" calcext:value-type="string">
                    <text:p>Essais fonctionnels Pour un sens du tunnel de Chennevières</text:p>
                  </table:table-cell>
                  <table:table-cell table:style-name="ce225" office:value-type="string" calcext:value-type="string">
                    <text:p>Forfait</text:p>
                  </table:table-cell>
                  <table:table-cell table:style-name="ce648" office:value-type="currency" office:currency="EUR" office:value="323.92" calcext:value-type="currency">
                    <text:p>323,92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6]*[.D26]" office:value-type="currency" office:currency="EUR" office:value="647.84" calcext:value-type="currency">
                    <text:p>647,84 €</text:p>
                  </table:table-cell>
                  <table:table-cell table:style-name="ce144" table:formula="of:=[.G26]*[.D26]" office:value-type="currency" office:currency="EUR" office:value="647.84" calcext:value-type="currency">
                    <text:p>647,84 €</text:p>
                  </table:table-cell>
                  <table:table-cell table:style-name="ce395"/>
                  <table:table-cell table:number-columns-repeated="1006"/>
                </table:table-row>
                <table:table-row table:style-name="ro39">
                  <table:table-cell table:style-name="ce163" office:value-type="string" calcext:value-type="string">
                    <text:p>AEFB12</text:p>
                  </table:table-cell>
                  <table:table-cell table:style-name="ce176" office:value-type="string" calcext:value-type="string">
                    <text:p>Essais fonctionnels Pour un sens du tunnel de Fontenay</text:p>
                  </table:table-cell>
                  <table:table-cell table:style-name="ce225" office:value-type="string" calcext:value-type="string">
                    <text:p>Forfait</text:p>
                  </table:table-cell>
                  <table:table-cell table:style-name="ce648" office:value-type="currency" office:currency="EUR" office:value="363.45" calcext:value-type="currency">
                    <text:p>363,45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7]*[.D27]" office:value-type="currency" office:currency="EUR" office:value="726.9" calcext:value-type="currency">
                    <text:p>726,90 €</text:p>
                  </table:table-cell>
                  <table:table-cell table:style-name="ce144" table:formula="of:=[.G27]*[.D27]" office:value-type="currency" office:currency="EUR" office:value="726.9" calcext:value-type="currency">
                    <text:p>726,90 €</text:p>
                  </table:table-cell>
                  <table:table-cell table:style-name="ce395"/>
                  <table:table-cell table:number-columns-repeated="1006"/>
                </table:table-row>
                <table:table-row table:style-name="ro39">
                  <table:table-cell table:style-name="ce163" office:value-type="string" calcext:value-type="string">
                    <text:p>AEFB13</text:p>
                  </table:table-cell>
                  <table:table-cell table:style-name="ce176" office:value-type="string" calcext:value-type="string">
                    <text:p>Essais fonctionnels Pour un sens du tunnel de Saint-Cloud</text:p>
                  </table:table-cell>
                  <table:table-cell table:style-name="ce225" office:value-type="string" calcext:value-type="string">
                    <text:p>Forfait</text:p>
                  </table:table-cell>
                  <table:table-cell table:style-name="ce648" office:value-type="currency" office:currency="EUR" office:value="732.22" calcext:value-type="currency">
                    <text:p>732,22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8]*[.D28]" office:value-type="currency" office:currency="EUR" office:value="1464.44" calcext:value-type="currency">
                    <text:p>1 464,44 €</text:p>
                  </table:table-cell>
                  <table:table-cell table:style-name="ce144" table:formula="of:=[.G28]*[.D28]" office:value-type="currency" office:currency="EUR" office:value="1464.44" calcext:value-type="currency">
                    <text:p>1 464,44 €</text:p>
                  </table:table-cell>
                  <table:table-cell table:style-name="ce395"/>
                  <table:table-cell table:number-columns-repeated="1006"/>
                </table:table-row>
                <table:table-row table:style-name="ro39">
                  <table:table-cell table:style-name="ce163" office:value-type="string" calcext:value-type="string">
                    <text:p>AEFB14</text:p>
                  </table:table-cell>
                  <table:table-cell table:style-name="ce176" office:value-type="string" calcext:value-type="string">
                    <text:p>Essais fonctionnels Pour un sens du tunnel de Bellerive</text:p>
                  </table:table-cell>
                  <table:table-cell table:style-name="ce225" office:value-type="string" calcext:value-type="string">
                    <text:p>Forfait</text:p>
                  </table:table-cell>
                  <table:table-cell table:style-name="ce648" office:value-type="currency" office:currency="EUR" office:value="717.96" calcext:value-type="currency">
                    <text:p>717,96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29]*[.D29]" office:value-type="currency" office:currency="EUR" office:value="1435.92" calcext:value-type="currency">
                    <text:p>1 435,92 €</text:p>
                  </table:table-cell>
                  <table:table-cell table:style-name="ce144" table:formula="of:=[.G29]*[.D29]" office:value-type="currency" office:currency="EUR" office:value="1435.92" calcext:value-type="currency">
                    <text:p>1 435,92 €</text:p>
                  </table:table-cell>
                  <table:table-cell table:style-name="ce395"/>
                  <table:table-cell table:number-columns-repeated="1006"/>
                </table:table-row>
                <table:table-row table:style-name="ro39">
                  <table:table-cell table:style-name="ce163" office:value-type="string" calcext:value-type="string">
                    <text:p>AEFO10</text:p>
                  </table:table-cell>
                  <table:table-cell table:style-name="ce176" office:value-type="string" calcext:value-type="string">
                    <text:p>Essais fonctionnels La Défense – sens W &amp; Bretelle <text:s/>B3, B4 et B5</text:p>
                  </table:table-cell>
                  <table:table-cell table:style-name="ce225" office:value-type="string" calcext:value-type="string">
                    <text:p>Forfait</text:p>
                  </table:table-cell>
                  <table:table-cell table:style-name="ce648" office:value-type="currency" office:currency="EUR" office:value="1917.59" calcext:value-type="currency">
                    <text:p>1 917,59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0]*[.D30]" office:value-type="currency" office:currency="EUR" office:value="3835.18" calcext:value-type="currency">
                    <text:p>3 835,18 €</text:p>
                  </table:table-cell>
                  <table:table-cell table:style-name="ce144" table:formula="of:=[.G30]*[.D30]" office:value-type="currency" office:currency="EUR" office:value="3835.18" calcext:value-type="currency">
                    <text:p>3 835,18 €</text:p>
                  </table:table-cell>
                  <table:table-cell table:style-name="ce395"/>
                  <table:table-cell table:number-columns-repeated="1006"/>
                </table:table-row>
                <table:table-row table:style-name="ro39">
                  <table:table-cell table:style-name="ce163" office:value-type="string" calcext:value-type="string">
                    <text:p>AEFO11</text:p>
                  </table:table-cell>
                  <table:table-cell table:style-name="ce176" office:value-type="string" calcext:value-type="string">
                    <text:p>Essais fonctionnels La Défense – sens Y Echangeur Nanterre – sens E <text:s/>&amp; <text:s/>Bretelle B1</text:p>
                  </table:table-cell>
                  <table:table-cell table:style-name="ce225" office:value-type="string" calcext:value-type="string">
                    <text:p>Forfait</text:p>
                  </table:table-cell>
                  <table:table-cell table:style-name="ce648" office:value-type="currency" office:currency="EUR" office:value="2314.88" calcext:value-type="currency">
                    <text:p>2 314,88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1]*[.D31]" office:value-type="currency" office:currency="EUR" office:value="4629.76" calcext:value-type="currency">
                    <text:p>4 629,76 €</text:p>
                  </table:table-cell>
                  <table:table-cell table:style-name="ce144" table:formula="of:=[.G31]*[.D31]" office:value-type="currency" office:currency="EUR" office:value="4629.76" calcext:value-type="currency">
                    <text:p>4 629,76 €</text:p>
                  </table:table-cell>
                  <table:table-cell table:style-name="ce395"/>
                  <table:table-cell table:number-columns-repeated="1006"/>
                </table:table-row>
                <table:table-row table:style-name="ro39">
                  <table:table-cell table:style-name="ce163" office:value-type="string" calcext:value-type="string">
                    <text:p>AEFO12</text:p>
                  </table:table-cell>
                  <table:table-cell table:style-name="ce176" office:value-type="string" calcext:value-type="string">
                    <text:p>Essais fonctionnels Nanterre Centre – sens E</text:p>
                  </table:table-cell>
                  <table:table-cell table:style-name="ce225" office:value-type="string" calcext:value-type="string">
                    <text:p>Forfait</text:p>
                  </table:table-cell>
                  <table:table-cell table:style-name="ce648" office:value-type="currency" office:currency="EUR" office:value="649.91" calcext:value-type="currency">
                    <text:p>649,91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2]*[.D32]" office:value-type="currency" office:currency="EUR" office:value="1299.82" calcext:value-type="currency">
                    <text:p>1 299,82 €</text:p>
                  </table:table-cell>
                  <table:table-cell table:style-name="ce144" table:formula="of:=[.G32]*[.D32]" office:value-type="currency" office:currency="EUR" office:value="1299.82" calcext:value-type="currency">
                    <text:p>1 299,82 €</text:p>
                  </table:table-cell>
                  <table:table-cell table:style-name="ce395"/>
                  <table:table-cell table:number-columns-repeated="1006"/>
                </table:table-row>
                <table:table-row table:style-name="ro39">
                  <table:table-cell table:style-name="ce163" office:value-type="string" calcext:value-type="string">
                    <text:p>AEFO13</text:p>
                  </table:table-cell>
                  <table:table-cell table:style-name="ce176" office:value-type="string" calcext:value-type="string">
                    <text:p>Essais fonctionnels Nanterre Centre – sens I &amp; Bretelles B7 et B8</text:p>
                  </table:table-cell>
                  <table:table-cell table:style-name="ce225" office:value-type="string" calcext:value-type="string">
                    <text:p>Forfait</text:p>
                  </table:table-cell>
                  <table:table-cell table:style-name="ce648" office:value-type="currency" office:currency="EUR" office:value="1058.21" calcext:value-type="currency">
                    <text:p>1 058,21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3]*[.D33]" office:value-type="currency" office:currency="EUR" office:value="2116.42" calcext:value-type="currency">
                    <text:p>2 116,42 €</text:p>
                  </table:table-cell>
                  <table:table-cell table:style-name="ce144" table:formula="of:=[.G33]*[.D33]" office:value-type="currency" office:currency="EUR" office:value="2116.42" calcext:value-type="currency">
                    <text:p>2 116,42 €</text:p>
                  </table:table-cell>
                  <table:table-cell table:style-name="ce395"/>
                  <table:table-cell table:number-columns-repeated="1006"/>
                </table:table-row>
                <table:table-row table:style-name="ro39">
                  <table:table-cell table:style-name="ce163" office:value-type="string" calcext:value-type="string">
                    <text:p>AEFO14</text:p>
                  </table:table-cell>
                  <table:table-cell table:style-name="ce176" office:value-type="string" calcext:value-type="string">
                    <text:p>Essais fonctionnels Pour un sens du tunnel de Sévines</text:p>
                  </table:table-cell>
                  <table:table-cell table:style-name="ce225" office:value-type="string" calcext:value-type="string">
                    <text:p>Forfait</text:p>
                  </table:table-cell>
                  <table:table-cell table:style-name="ce648" office:value-type="currency" office:currency="EUR" office:value="377.71" calcext:value-type="currency">
                    <text:p>377,71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4]*[.D34]" office:value-type="currency" office:currency="EUR" office:value="755.42" calcext:value-type="currency">
                    <text:p>755,42 €</text:p>
                  </table:table-cell>
                  <table:table-cell table:style-name="ce144" table:formula="of:=[.G34]*[.D34]" office:value-type="currency" office:currency="EUR" office:value="755.42" calcext:value-type="currency">
                    <text:p>755,42 €</text:p>
                  </table:table-cell>
                  <table:table-cell table:style-name="ce395"/>
                  <table:table-cell table:number-columns-repeated="1006"/>
                </table:table-row>
                <table:table-row table:style-name="ro39">
                  <table:table-cell table:style-name="ce163" office:value-type="string" calcext:value-type="string">
                    <text:p>AEFO16</text:p>
                  </table:table-cell>
                  <table:table-cell table:style-name="ce176" office:value-type="string" calcext:value-type="string">
                    <text:p>Essais fonctionnels Pour un sens du tunnel de Neuilly</text:p>
                  </table:table-cell>
                  <table:table-cell table:style-name="ce225" office:value-type="string" calcext:value-type="string">
                    <text:p>Forfait</text:p>
                  </table:table-cell>
                  <table:table-cell table:style-name="ce648" office:value-type="currency" office:currency="EUR" office:value="431.5" calcext:value-type="currency">
                    <text:p>431,50 €</text:p>
                  </table:table-cell>
                  <table:table-cell table:style-name="Default"/>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5]*[.D35]" office:value-type="currency" office:currency="EUR" office:value="863" calcext:value-type="currency">
                    <text:p>863,00 €</text:p>
                  </table:table-cell>
                  <table:table-cell table:style-name="ce144" table:formula="of:=[.G35]*[.D35]" office:value-type="currency" office:currency="EUR" office:value="863" calcext:value-type="currency">
                    <text:p>863,00 €</text:p>
                  </table:table-cell>
                  <table:table-cell table:style-name="ce395"/>
                  <table:table-cell table:number-columns-repeated="1006"/>
                </table:table-row>
              </table:table-row-group>
            </table:table-row-group>
            <table:table-row table:style-name="ro20">
              <table:table-cell table:style-name="ce162" office:value-type="string" calcext:value-type="string">
                <text:p>Maintenance préventive AEV</text:p>
              </table:table-cell>
              <table:table-cell table:style-name="ce259" office:value-type="string" calcext:value-type="string" table:number-columns-spanned="6" table:number-rows-spanned="1">
                <text:p/>
                <text:p>Voir fiche prestations AEV – Annexe 7</text:p>
                <text:p/>
              </table:table-cell>
              <table:covered-table-cell/>
              <table:covered-table-cell table:style-name="ce195"/>
              <table:covered-table-cell/>
              <table:covered-table-cell table:style-name="ce276"/>
              <table:covered-table-cell table:style-name="ce203"/>
              <table:table-cell/>
              <table:table-cell table:style-name="ce658" table:formula="of:=SUM([.I37];[.I42];[.I48];[.I54])" office:value-type="currency" office:currency="EUR" office:value="110072.68" calcext:value-type="currency">
                <text:p>110 072,68 €</text:p>
              </table:table-cell>
              <table:table-cell table:style-name="ce658" table:formula="of:=SUM([.J37];[.J42];[.J48];[.J54])" office:value-type="currency" office:currency="EUR" office:value="110072.68" calcext:value-type="currency">
                <text:p>110 072,68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EST</text:p>
                </table:table-cell>
                <table:covered-table-cell table:number-columns-repeated="2"/>
                <table:covered-table-cell table:style-name="ce195"/>
                <table:covered-table-cell/>
                <table:covered-table-cell table:style-name="ce276"/>
                <table:covered-table-cell table:style-name="ce203"/>
                <table:table-cell/>
                <table:table-cell table:style-name="ce659" table:formula="of:=SUM([.I38:.I41])" office:value-type="currency" office:currency="EUR" office:value="17283.44" calcext:value-type="currency">
                  <text:p>17 283,44 €</text:p>
                </table:table-cell>
                <table:table-cell table:style-name="ce659" table:formula="of:=SUM([.J38:.J41])" office:value-type="currency" office:currency="EUR" office:value="17283.44" calcext:value-type="currency">
                  <text:p>17 283,44 €</text:p>
                </table:table-cell>
                <table:table-cell table:style-name="ce395"/>
                <table:table-cell table:number-columns-repeated="1006"/>
              </table:table-row>
              <table:table-row-group>
                <table:table-row table:style-name="ro39">
                  <table:table-cell table:style-name="ce163" office:value-type="string" calcext:value-type="string">
                    <text:p>AEPE20</text:p>
                  </table:table-cell>
                  <table:table-cell table:style-name="ce176" office:value-type="string" calcext:value-type="string">
                    <text:p>Maintenance préventive AEV Pour un sens du tunnel de Thiais</text:p>
                  </table:table-cell>
                  <table:table-cell table:style-name="ce225" office:value-type="string" calcext:value-type="string">
                    <text:p>Forfait</text:p>
                  </table:table-cell>
                  <table:table-cell table:style-name="ce650" office:value-type="currency" office:currency="EUR" office:value="2757.67" calcext:value-type="currency">
                    <text:p>2 757,67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8]*[.D38]" office:value-type="currency" office:currency="EUR" office:value="5515.34" calcext:value-type="currency">
                    <text:p>5 515,34 €</text:p>
                  </table:table-cell>
                  <table:table-cell table:style-name="ce144" table:formula="of:=[.G38]*[.D38]" office:value-type="currency" office:currency="EUR" office:value="5515.34" calcext:value-type="currency">
                    <text:p>5 515,34 €</text:p>
                  </table:table-cell>
                  <table:table-cell table:style-name="ce395"/>
                  <table:table-cell table:number-columns-repeated="1006"/>
                </table:table-row>
                <table:table-row table:style-name="ro39">
                  <table:table-cell table:style-name="ce163" office:value-type="string" calcext:value-type="string">
                    <text:p>AEPE22</text:p>
                  </table:table-cell>
                  <table:table-cell table:style-name="ce176" office:value-type="string" calcext:value-type="string">
                    <text:p>Maintenance préventive AEV Pour un sens du tunnel de Champigny</text:p>
                  </table:table-cell>
                  <table:table-cell table:style-name="ce225" office:value-type="string" calcext:value-type="string">
                    <text:p>Forfait</text:p>
                  </table:table-cell>
                  <table:table-cell table:style-name="ce650" office:value-type="currency" office:currency="EUR" office:value="2172.7" calcext:value-type="currency">
                    <text:p>2 172,70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39]*[.D39]" office:value-type="currency" office:currency="EUR" office:value="4345.4" calcext:value-type="currency">
                    <text:p>4 345,40 €</text:p>
                  </table:table-cell>
                  <table:table-cell table:style-name="ce144" table:formula="of:=[.G39]*[.D39]" office:value-type="currency" office:currency="EUR" office:value="4345.4" calcext:value-type="currency">
                    <text:p>4 345,40 €</text:p>
                  </table:table-cell>
                  <table:table-cell table:style-name="ce395"/>
                  <table:table-cell table:number-columns-repeated="1006"/>
                </table:table-row>
                <table:table-row table:style-name="ro39">
                  <table:table-cell table:style-name="ce163" office:value-type="string" calcext:value-type="string">
                    <text:p>AEPE24</text:p>
                  </table:table-cell>
                  <table:table-cell table:style-name="ce176" office:value-type="string" calcext:value-type="string">
                    <text:p>Maintenance préventive AEV Pour un sens du tunnel de Nogent</text:p>
                  </table:table-cell>
                  <table:table-cell table:style-name="ce225" office:value-type="string" calcext:value-type="string">
                    <text:p>Forfait</text:p>
                  </table:table-cell>
                  <table:table-cell table:style-name="ce650" office:value-type="currency" office:currency="EUR" office:value="2714.41" calcext:value-type="currency">
                    <text:p>2 714,41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0]*[.D40]" office:value-type="currency" office:currency="EUR" office:value="5428.82" calcext:value-type="currency">
                    <text:p>5 428,82 €</text:p>
                  </table:table-cell>
                  <table:table-cell table:style-name="ce144" table:formula="of:=[.G40]*[.D40]" office:value-type="currency" office:currency="EUR" office:value="5428.82" calcext:value-type="currency">
                    <text:p>5 428,82 €</text:p>
                  </table:table-cell>
                  <table:table-cell table:style-name="ce395"/>
                  <table:table-cell table:number-columns-repeated="1006"/>
                </table:table-row>
                <table:table-row table:style-name="ro39">
                  <table:table-cell table:style-name="ce163" office:value-type="string" calcext:value-type="string">
                    <text:p>AEPE26</text:p>
                  </table:table-cell>
                  <table:table-cell table:style-name="ce176" office:value-type="string" calcext:value-type="string">
                    <text:p>Maintenance préventive AEV Pour un sens du tunnel de Boissy</text:p>
                  </table:table-cell>
                  <table:table-cell table:style-name="ce225" office:value-type="string" calcext:value-type="string">
                    <text:p>Forfait</text:p>
                  </table:table-cell>
                  <table:table-cell table:style-name="ce650" office:value-type="currency" office:currency="EUR" office:value="996.94" calcext:value-type="currency">
                    <text:p>996,94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1]*[.D41]" office:value-type="currency" office:currency="EUR" office:value="1993.88" calcext:value-type="currency">
                    <text:p>1 993,88 €</text:p>
                  </table:table-cell>
                  <table:table-cell table:style-name="ce144" table:formula="of:=[.G41]*[.D41]" office:value-type="currency" office:currency="EUR" office:value="1993.88" calcext:value-type="currency">
                    <text:p>1 993,88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NORD</text:p>
                </table:table-cell>
                <table:covered-table-cell table:number-columns-repeated="2"/>
                <table:covered-table-cell table:style-name="ce195"/>
                <table:covered-table-cell/>
                <table:covered-table-cell table:style-name="ce276"/>
                <table:covered-table-cell table:style-name="ce203"/>
                <table:table-cell/>
                <table:table-cell table:style-name="ce659" table:formula="of:=SUM([.I43:.I47])" office:value-type="currency" office:currency="EUR" office:value="18977.38" calcext:value-type="currency">
                  <text:p>18 977,38 €</text:p>
                </table:table-cell>
                <table:table-cell table:style-name="ce659" table:formula="of:=SUM([.J43:.J47])" office:value-type="currency" office:currency="EUR" office:value="18977.38" calcext:value-type="currency">
                  <text:p>18 977,38 €</text:p>
                </table:table-cell>
                <table:table-cell table:style-name="ce395"/>
                <table:table-cell table:number-columns-repeated="1006"/>
              </table:table-row>
              <table:table-row-group>
                <table:table-row table:style-name="ro39">
                  <table:table-cell table:style-name="ce163" office:value-type="string" calcext:value-type="string">
                    <text:p>AEPN20</text:p>
                  </table:table-cell>
                  <table:table-cell table:style-name="ce176" office:value-type="string" calcext:value-type="string">
                    <text:p>Maintenance préventive AEV Pour un sens du tunnel de Bobigny</text:p>
                  </table:table-cell>
                  <table:table-cell table:style-name="ce225" office:value-type="string" calcext:value-type="string">
                    <text:p>Forfait</text:p>
                  </table:table-cell>
                  <table:table-cell table:style-name="ce650" office:value-type="currency" office:currency="EUR" office:value="3946.73" calcext:value-type="currency">
                    <text:p>3 946,73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3]*[.D43]" office:value-type="currency" office:currency="EUR" office:value="7893.46" calcext:value-type="currency">
                    <text:p>7 893,46 €</text:p>
                  </table:table-cell>
                  <table:table-cell table:style-name="ce144" table:formula="of:=[.G43]*[.D43]" office:value-type="currency" office:currency="EUR" office:value="7893.46" calcext:value-type="currency">
                    <text:p>7 893,46 €</text:p>
                  </table:table-cell>
                  <table:table-cell table:style-name="ce395"/>
                  <table:table-cell table:number-columns-repeated="1006"/>
                </table:table-row>
                <table:table-row table:style-name="ro39">
                  <table:table-cell table:style-name="ce163" office:value-type="string" calcext:value-type="string">
                    <text:p>AEPN21</text:p>
                  </table:table-cell>
                  <table:table-cell table:style-name="ce176" office:value-type="string" calcext:value-type="string">
                    <text:p>Maintenance préventive AEV Pour un sens du tunnel de Lumen Norton</text:p>
                  </table:table-cell>
                  <table:table-cell table:style-name="ce225" office:value-type="string" calcext:value-type="string">
                    <text:p>Forfait</text:p>
                  </table:table-cell>
                  <table:table-cell table:style-name="ce650" office:value-type="currency" office:currency="EUR" office:value="740.78" calcext:value-type="currency">
                    <text:p>740,78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4]*[.D44]" office:value-type="currency" office:currency="EUR" office:value="1481.56" calcext:value-type="currency">
                    <text:p>1 481,56 €</text:p>
                  </table:table-cell>
                  <table:table-cell table:style-name="ce144" table:formula="of:=[.G44]*[.D44]" office:value-type="currency" office:currency="EUR" office:value="1481.56" calcext:value-type="currency">
                    <text:p>1 481,56 €</text:p>
                  </table:table-cell>
                  <table:table-cell table:style-name="ce395"/>
                  <table:table-cell table:number-columns-repeated="1006"/>
                </table:table-row>
                <table:table-row table:style-name="ro39">
                  <table:table-cell table:style-name="ce163" office:value-type="string" calcext:value-type="string">
                    <text:p>AEPN22</text:p>
                  </table:table-cell>
                  <table:table-cell table:style-name="ce176" office:value-type="string" calcext:value-type="string">
                    <text:p>Maintenance préventive AEV Pour un sens du tunnel de La Courneuve</text:p>
                  </table:table-cell>
                  <table:table-cell table:style-name="ce225" office:value-type="string" calcext:value-type="string">
                    <text:p>Forfait</text:p>
                  </table:table-cell>
                  <table:table-cell table:style-name="ce650" office:value-type="currency" office:currency="EUR" office:value="740.78" calcext:value-type="currency">
                    <text:p>740,78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5]*[.D45]" office:value-type="currency" office:currency="EUR" office:value="1481.56" calcext:value-type="currency">
                    <text:p>1 481,56 €</text:p>
                  </table:table-cell>
                  <table:table-cell table:style-name="ce144" table:formula="of:=[.G45]*[.D45]" office:value-type="currency" office:currency="EUR" office:value="1481.56" calcext:value-type="currency">
                    <text:p>1 481,56 €</text:p>
                  </table:table-cell>
                  <table:table-cell table:style-name="ce395"/>
                  <table:table-cell table:number-columns-repeated="1006"/>
                </table:table-row>
                <table:table-row table:style-name="ro39">
                  <table:table-cell table:style-name="ce163" office:value-type="string" calcext:value-type="string">
                    <text:p>AEPN23</text:p>
                  </table:table-cell>
                  <table:table-cell table:style-name="ce176" office:value-type="string" calcext:value-type="string">
                    <text:p>Maintenance préventive AEV Pour un sens du tunnel de Landy</text:p>
                  </table:table-cell>
                  <table:table-cell table:style-name="ce225" office:value-type="string" calcext:value-type="string">
                    <text:p>Forfait</text:p>
                  </table:table-cell>
                  <table:table-cell table:style-name="ce650" office:value-type="currency" office:currency="EUR" office:value="3191.54" calcext:value-type="currency">
                    <text:p>3 191,54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6]*[.D46]" office:value-type="currency" office:currency="EUR" office:value="6383.08" calcext:value-type="currency">
                    <text:p>6 383,08 €</text:p>
                  </table:table-cell>
                  <table:table-cell table:style-name="ce144" table:formula="of:=[.G46]*[.D46]" office:value-type="currency" office:currency="EUR" office:value="6383.08" calcext:value-type="currency">
                    <text:p>6 383,08 €</text:p>
                  </table:table-cell>
                  <table:table-cell table:style-name="ce395"/>
                  <table:table-cell table:number-columns-repeated="1006"/>
                </table:table-row>
                <table:table-row table:style-name="ro39">
                  <table:table-cell table:style-name="ce163" office:value-type="string" calcext:value-type="string">
                    <text:p>AEPN24</text:p>
                  </table:table-cell>
                  <table:table-cell table:style-name="ce176" office:value-type="string" calcext:value-type="string">
                    <text:p>Maintenance préventive AEV Pour un sens du tunnel de Taverny</text:p>
                  </table:table-cell>
                  <table:table-cell table:style-name="ce225" office:value-type="string" calcext:value-type="string">
                    <text:p>Forfait</text:p>
                  </table:table-cell>
                  <table:table-cell table:style-name="ce650" office:value-type="currency" office:currency="EUR" office:value="868.86" calcext:value-type="currency">
                    <text:p>868,86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7]*[.D47]" office:value-type="currency" office:currency="EUR" office:value="1737.72" calcext:value-type="currency">
                    <text:p>1 737,72 €</text:p>
                  </table:table-cell>
                  <table:table-cell table:style-name="ce144" table:formula="of:=[.G47]*[.D47]" office:value-type="currency" office:currency="EUR" office:value="1737.72" calcext:value-type="currency">
                    <text:p>1 737,72 €</text:p>
                  </table:table-cell>
                  <table:table-cell table:style-name="ce395"/>
                  <table:table-cell table:number-columns-repeated="1006"/>
                </table:table-row>
              </table:table-row-group>
              <table:table-row table:style-name="ro8">
                <table:table-cell table:style-name="ce443" office:value-type="string" calcext:value-type="string" table:number-columns-spanned="7" table:number-rows-spanned="1">
                  <text:p>Secteur SUD</text:p>
                </table:table-cell>
                <table:covered-table-cell table:number-columns-repeated="2"/>
                <table:covered-table-cell table:style-name="ce195"/>
                <table:covered-table-cell/>
                <table:covered-table-cell table:style-name="ce276"/>
                <table:covered-table-cell table:style-name="ce203"/>
                <table:table-cell/>
                <table:table-cell table:style-name="ce659" table:formula="of:=SUM([.I49:.I53])" office:value-type="currency" office:currency="EUR" office:value="11110.52" calcext:value-type="currency">
                  <text:p>11 110,52 €</text:p>
                </table:table-cell>
                <table:table-cell table:style-name="ce659" table:formula="of:=SUM([.J49:.J53])" office:value-type="currency" office:currency="EUR" office:value="11110.52" calcext:value-type="currency">
                  <text:p>11 110,52 €</text:p>
                </table:table-cell>
                <table:table-cell table:style-name="ce395"/>
                <table:table-cell table:number-columns-repeated="1006"/>
              </table:table-row>
              <table:table-row-group>
                <table:table-row table:style-name="ro39">
                  <table:table-cell table:style-name="ce163" office:value-type="string" calcext:value-type="string">
                    <text:p>AEPS20</text:p>
                  </table:table-cell>
                  <table:table-cell table:style-name="ce176" office:value-type="string" calcext:value-type="string">
                    <text:p>Maintenance préventive AEV Pour un sens du tunnel de Bicêtre</text:p>
                  </table:table-cell>
                  <table:table-cell table:style-name="ce225" office:value-type="string" calcext:value-type="string">
                    <text:p>Forfait</text:p>
                  </table:table-cell>
                  <table:table-cell table:style-name="ce650" office:value-type="currency" office:currency="EUR" office:value="1915.97" calcext:value-type="currency">
                    <text:p>1 915,97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49]*[.D49]" office:value-type="currency" office:currency="EUR" office:value="3831.94" calcext:value-type="currency">
                    <text:p>3 831,94 €</text:p>
                  </table:table-cell>
                  <table:table-cell table:style-name="ce144" table:formula="of:=[.G49]*[.D49]" office:value-type="currency" office:currency="EUR" office:value="3831.94" calcext:value-type="currency">
                    <text:p>3 831,94 €</text:p>
                  </table:table-cell>
                  <table:table-cell table:style-name="ce395"/>
                  <table:table-cell table:number-columns-repeated="1006"/>
                </table:table-row>
                <table:table-row table:style-name="ro39">
                  <table:table-cell table:style-name="ce163" office:value-type="string" calcext:value-type="string">
                    <text:p>AEPS21</text:p>
                  </table:table-cell>
                  <table:table-cell table:style-name="ce176" office:value-type="string" calcext:value-type="string">
                    <text:p>Maintenance préventive AEV Pour un sens tunnel de <text:s/>Antony</text:p>
                  </table:table-cell>
                  <table:table-cell table:style-name="ce225" office:value-type="string" calcext:value-type="string">
                    <text:p>Forfait</text:p>
                  </table:table-cell>
                  <table:table-cell table:style-name="ce650" office:value-type="currency" office:currency="EUR" office:value="1531.73" calcext:value-type="currency">
                    <text:p>1 531,73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0]*[.D50]" office:value-type="currency" office:currency="EUR" office:value="3063.46" calcext:value-type="currency">
                    <text:p>3 063,46 €</text:p>
                  </table:table-cell>
                  <table:table-cell table:style-name="ce144" table:formula="of:=[.G50]*[.D50]" office:value-type="currency" office:currency="EUR" office:value="3063.46" calcext:value-type="currency">
                    <text:p>3 063,46 €</text:p>
                  </table:table-cell>
                  <table:table-cell table:style-name="ce395"/>
                  <table:table-cell table:number-columns-repeated="1006"/>
                </table:table-row>
                <table:table-row table:style-name="ro39">
                  <table:table-cell table:style-name="ce163" office:value-type="string" calcext:value-type="string">
                    <text:p>AEPS22</text:p>
                  </table:table-cell>
                  <table:table-cell table:style-name="ce176" office:value-type="string" calcext:value-type="string">
                    <text:p>Maintenance préventive AEV Pour un sens du tunnel de Orly</text:p>
                  </table:table-cell>
                  <table:table-cell table:style-name="ce225" office:value-type="string" calcext:value-type="string">
                    <text:p>Forfait</text:p>
                  </table:table-cell>
                  <table:table-cell table:style-name="ce650" office:value-type="currency" office:currency="EUR" office:value="733.29" calcext:value-type="currency">
                    <text:p>733,29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1]*[.D51]" office:value-type="currency" office:currency="EUR" office:value="1466.58" calcext:value-type="currency">
                    <text:p>1 466,58 €</text:p>
                  </table:table-cell>
                  <table:table-cell table:style-name="ce144" table:formula="of:=[.G51]*[.D51]" office:value-type="currency" office:currency="EUR" office:value="1466.58" calcext:value-type="currency">
                    <text:p>1 466,58 €</text:p>
                  </table:table-cell>
                  <table:table-cell table:style-name="ce395"/>
                  <table:table-cell table:number-columns-repeated="1006"/>
                </table:table-row>
                <table:table-row table:style-name="ro39">
                  <table:table-cell table:style-name="ce163" office:value-type="string" calcext:value-type="string">
                    <text:p>AEPS23</text:p>
                  </table:table-cell>
                  <table:table-cell table:style-name="ce176" office:value-type="string" calcext:value-type="string">
                    <text:p>Maintenance préventive AEV Pour un sens du tunnel de Fresnes</text:p>
                  </table:table-cell>
                  <table:table-cell table:style-name="ce225" office:value-type="string" calcext:value-type="string">
                    <text:p>Forfait</text:p>
                  </table:table-cell>
                  <table:table-cell table:style-name="ce650" office:value-type="currency" office:currency="EUR" office:value="669.25" calcext:value-type="currency">
                    <text:p>669,25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2]*[.D52]" office:value-type="currency" office:currency="EUR" office:value="1338.5" calcext:value-type="currency">
                    <text:p>1 338,50 €</text:p>
                  </table:table-cell>
                  <table:table-cell table:style-name="ce144" table:formula="of:=[.G52]*[.D52]" office:value-type="currency" office:currency="EUR" office:value="1338.5" calcext:value-type="currency">
                    <text:p>1 338,50 €</text:p>
                  </table:table-cell>
                  <table:table-cell table:style-name="ce395"/>
                  <table:table-cell table:number-columns-repeated="1006"/>
                </table:table-row>
                <table:table-row table:style-name="ro39">
                  <table:table-cell table:style-name="ce163" office:value-type="string" calcext:value-type="string">
                    <text:p>AEPS24</text:p>
                  </table:table-cell>
                  <table:table-cell table:style-name="ce176" office:value-type="string" calcext:value-type="string">
                    <text:p>Maintenance préventive AEV Pour un sens du tunnel de Italie</text:p>
                  </table:table-cell>
                  <table:table-cell table:style-name="ce225" office:value-type="string" calcext:value-type="string">
                    <text:p>Forfait</text:p>
                  </table:table-cell>
                  <table:table-cell table:style-name="ce650" office:value-type="currency" office:currency="EUR" office:value="705.02" calcext:value-type="currency">
                    <text:p>705,02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3]*[.D53]" office:value-type="currency" office:currency="EUR" office:value="1410.04" calcext:value-type="currency">
                    <text:p>1 410,04 €</text:p>
                  </table:table-cell>
                  <table:table-cell table:style-name="ce144" table:formula="of:=[.G53]*[.D53]" office:value-type="currency" office:currency="EUR" office:value="1410.04" calcext:value-type="currency">
                    <text:p>1 410,04 €</text:p>
                  </table:table-cell>
                  <table:table-cell table:style-name="ce395"/>
                  <table:table-cell table:number-columns-repeated="1006"/>
                </table:table-row>
              </table:table-row-group>
              <table:table-row table:style-name="ro47">
                <table:table-cell table:style-name="ce443" office:value-type="string" calcext:value-type="string" table:number-columns-spanned="7" table:number-rows-spanned="1">
                  <text:p>Secteur OUEST</text:p>
                </table:table-cell>
                <table:covered-table-cell table:number-columns-repeated="2"/>
                <table:covered-table-cell table:style-name="ce195"/>
                <table:covered-table-cell/>
                <table:covered-table-cell table:style-name="ce276"/>
                <table:covered-table-cell table:style-name="ce203"/>
                <table:table-cell/>
                <table:table-cell table:style-name="ce659" table:formula="of:=SUM([.I55:.I65])" office:value-type="currency" office:currency="EUR" office:value="62701.34" calcext:value-type="currency">
                  <text:p>62 701,34 €</text:p>
                </table:table-cell>
                <table:table-cell table:style-name="ce659" table:formula="of:=SUM([.J55:.J65])" office:value-type="currency" office:currency="EUR" office:value="62701.34" calcext:value-type="currency">
                  <text:p>62 701,34 €</text:p>
                </table:table-cell>
                <table:table-cell table:style-name="ce395"/>
                <table:table-cell table:number-columns-repeated="1006"/>
              </table:table-row>
              <table:table-row-group>
                <table:table-row table:style-name="ro39">
                  <table:table-cell table:style-name="ce163" office:value-type="string" calcext:value-type="string">
                    <text:p>AEPB10</text:p>
                  </table:table-cell>
                  <table:table-cell table:style-name="ce176" office:value-type="string" calcext:value-type="string">
                    <text:p>Maintenance préventive AEV Pour un sens du tunnel de Ambroise Paré</text:p>
                  </table:table-cell>
                  <table:table-cell table:style-name="ce225" office:value-type="string" calcext:value-type="string">
                    <text:p>Forfait</text:p>
                  </table:table-cell>
                  <table:table-cell table:style-name="ce650" office:value-type="currency" office:currency="EUR" office:value="2059.03" calcext:value-type="currency">
                    <text:p>2 059,03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5]*[.D55]" office:value-type="currency" office:currency="EUR" office:value="4118.06" calcext:value-type="currency">
                    <text:p>4 118,06 €</text:p>
                  </table:table-cell>
                  <table:table-cell table:style-name="ce144" table:formula="of:=[.G55]*[.D55]" office:value-type="currency" office:currency="EUR" office:value="4118.06" calcext:value-type="currency">
                    <text:p>4 118,06 €</text:p>
                  </table:table-cell>
                  <table:table-cell table:style-name="ce395"/>
                  <table:table-cell table:number-columns-repeated="1006"/>
                </table:table-row>
                <table:table-row table:style-name="ro39">
                  <table:table-cell table:style-name="ce163" office:value-type="string" calcext:value-type="string">
                    <text:p>AEPB11</text:p>
                  </table:table-cell>
                  <table:table-cell table:style-name="ce176" office:value-type="string" calcext:value-type="string">
                    <text:p>Maintenance préventive AEV Pour un sens du tunnel de Chennevières</text:p>
                  </table:table-cell>
                  <table:table-cell table:style-name="ce225" office:value-type="string" calcext:value-type="string">
                    <text:p>Forfait</text:p>
                  </table:table-cell>
                  <table:table-cell table:style-name="ce650" office:value-type="currency" office:currency="EUR" office:value="861.38" calcext:value-type="currency">
                    <text:p>861,38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6]*[.D56]" office:value-type="currency" office:currency="EUR" office:value="1722.76" calcext:value-type="currency">
                    <text:p>1 722,76 €</text:p>
                  </table:table-cell>
                  <table:table-cell table:style-name="ce144" table:formula="of:=[.G56]*[.D56]" office:value-type="currency" office:currency="EUR" office:value="1722.76" calcext:value-type="currency">
                    <text:p>1 722,76 €</text:p>
                  </table:table-cell>
                  <table:table-cell table:style-name="ce395"/>
                  <table:table-cell table:number-columns-repeated="1006"/>
                </table:table-row>
                <table:table-row table:style-name="ro39">
                  <table:table-cell table:style-name="ce163" office:value-type="string" calcext:value-type="string">
                    <text:p>AEPB12</text:p>
                  </table:table-cell>
                  <table:table-cell table:style-name="ce176" office:value-type="string" calcext:value-type="string">
                    <text:p>Maintenance préventive AEV Pour un sens du tunnel de Fontenay</text:p>
                  </table:table-cell>
                  <table:table-cell table:style-name="ce225" office:value-type="string" calcext:value-type="string">
                    <text:p>Forfait</text:p>
                  </table:table-cell>
                  <table:table-cell table:style-name="ce650" office:value-type="currency" office:currency="EUR" office:value="725.81" calcext:value-type="currency">
                    <text:p>725,81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7]*[.D57]" office:value-type="currency" office:currency="EUR" office:value="1451.62" calcext:value-type="currency">
                    <text:p>1 451,62 €</text:p>
                  </table:table-cell>
                  <table:table-cell table:style-name="ce144" table:formula="of:=[.G57]*[.D57]" office:value-type="currency" office:currency="EUR" office:value="1451.62" calcext:value-type="currency">
                    <text:p>1 451,62 €</text:p>
                  </table:table-cell>
                  <table:table-cell table:style-name="ce395"/>
                  <table:table-cell table:number-columns-repeated="1006"/>
                </table:table-row>
                <table:table-row table:style-name="ro39">
                  <table:table-cell table:style-name="ce163" office:value-type="string" calcext:value-type="string">
                    <text:p>AEPB13</text:p>
                  </table:table-cell>
                  <table:table-cell table:style-name="ce176" office:value-type="string" calcext:value-type="string">
                    <text:p>Maintenance préventive AEV Pour un sens du tunnel de Saint-Cloud</text:p>
                  </table:table-cell>
                  <table:table-cell table:style-name="ce225" office:value-type="string" calcext:value-type="string">
                    <text:p>Forfait</text:p>
                  </table:table-cell>
                  <table:table-cell table:style-name="ce650" office:value-type="currency" office:currency="EUR" office:value="2428.87" calcext:value-type="currency">
                    <text:p>2 428,87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8]*[.D58]" office:value-type="currency" office:currency="EUR" office:value="4857.74" calcext:value-type="currency">
                    <text:p>4 857,74 €</text:p>
                  </table:table-cell>
                  <table:table-cell table:style-name="ce144" table:formula="of:=[.G58]*[.D58]" office:value-type="currency" office:currency="EUR" office:value="4857.74" calcext:value-type="currency">
                    <text:p>4 857,74 €</text:p>
                  </table:table-cell>
                  <table:table-cell table:style-name="ce395"/>
                  <table:table-cell table:number-columns-repeated="1006"/>
                </table:table-row>
                <table:table-row table:style-name="ro39">
                  <table:table-cell table:style-name="ce163" office:value-type="string" calcext:value-type="string">
                    <text:p>AEPB14</text:p>
                  </table:table-cell>
                  <table:table-cell table:style-name="ce176" office:value-type="string" calcext:value-type="string">
                    <text:p>Maintenance préventive AEV Pour un sens du tunnel de Bellerive</text:p>
                  </table:table-cell>
                  <table:table-cell table:style-name="ce225" office:value-type="string" calcext:value-type="string">
                    <text:p>Forfait</text:p>
                  </table:table-cell>
                  <table:table-cell table:style-name="ce650" office:value-type="currency" office:currency="EUR" office:value="2137.49" calcext:value-type="currency">
                    <text:p>2 137,49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59]*[.D59]" office:value-type="currency" office:currency="EUR" office:value="4274.98" calcext:value-type="currency">
                    <text:p>4 274,98 €</text:p>
                  </table:table-cell>
                  <table:table-cell table:style-name="ce144" table:formula="of:=[.G59]*[.D59]" office:value-type="currency" office:currency="EUR" office:value="4274.98" calcext:value-type="currency">
                    <text:p>4 274,98 €</text:p>
                  </table:table-cell>
                  <table:table-cell table:style-name="ce395"/>
                  <table:table-cell table:number-columns-repeated="1006"/>
                </table:table-row>
                <table:table-row table:style-name="ro39">
                  <table:table-cell table:style-name="ce163" office:value-type="string" calcext:value-type="string">
                    <text:p>AEPO10</text:p>
                  </table:table-cell>
                  <table:table-cell table:style-name="ce176" office:value-type="string" calcext:value-type="string">
                    <text:p>Maintenance préventive AEV La Défense – sens W &amp; Bretelle <text:s/>B3, B4 et B5</text:p>
                  </table:table-cell>
                  <table:table-cell table:style-name="ce225" office:value-type="string" calcext:value-type="string">
                    <text:p>Forfait</text:p>
                  </table:table-cell>
                  <table:table-cell table:style-name="ce650" office:value-type="currency" office:currency="EUR" office:value="7010.72" calcext:value-type="currency">
                    <text:p>7 010,72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60]*[.D60]" office:value-type="currency" office:currency="EUR" office:value="14021.44" calcext:value-type="currency">
                    <text:p>14 021,44 €</text:p>
                  </table:table-cell>
                  <table:table-cell table:style-name="ce144" table:formula="of:=[.G60]*[.D60]" office:value-type="currency" office:currency="EUR" office:value="14021.44" calcext:value-type="currency">
                    <text:p>14 021,44 €</text:p>
                  </table:table-cell>
                  <table:table-cell table:style-name="ce395"/>
                  <table:table-cell table:number-columns-repeated="1006"/>
                </table:table-row>
                <table:table-row table:style-name="ro39">
                  <table:table-cell table:style-name="ce163" office:value-type="string" calcext:value-type="string">
                    <text:p>AEPO11</text:p>
                  </table:table-cell>
                  <table:table-cell table:style-name="ce176" office:value-type="string" calcext:value-type="string">
                    <text:p>Maintenance préventive AEV La Défense – sens Y Echangeur Nanterre – sens E <text:s/>&amp; <text:s/>Bretelle B1</text:p>
                  </table:table-cell>
                  <table:table-cell table:style-name="ce225" office:value-type="string" calcext:value-type="string">
                    <text:p>Forfait</text:p>
                  </table:table-cell>
                  <table:table-cell table:style-name="ce650" office:value-type="currency" office:currency="EUR" office:value="8798.61" calcext:value-type="currency">
                    <text:p>8 798,61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61]*[.D61]" office:value-type="currency" office:currency="EUR" office:value="17597.22" calcext:value-type="currency">
                    <text:p>17 597,22 €</text:p>
                  </table:table-cell>
                  <table:table-cell table:style-name="ce144" table:formula="of:=[.G61]*[.D61]" office:value-type="currency" office:currency="EUR" office:value="17597.22" calcext:value-type="currency">
                    <text:p>17 597,22 €</text:p>
                  </table:table-cell>
                  <table:table-cell table:style-name="ce395"/>
                  <table:table-cell table:number-columns-repeated="1006"/>
                </table:table-row>
                <table:table-row table:style-name="ro39">
                  <table:table-cell table:style-name="ce163" office:value-type="string" calcext:value-type="string">
                    <text:p>AEPO12</text:p>
                  </table:table-cell>
                  <table:table-cell table:style-name="ce176" office:value-type="string" calcext:value-type="string">
                    <text:p>Maintenance préventive AEV Nanterre Centre – sens E</text:p>
                  </table:table-cell>
                  <table:table-cell table:style-name="ce225" office:value-type="string" calcext:value-type="string">
                    <text:p>Forfait</text:p>
                  </table:table-cell>
                  <table:table-cell table:style-name="ce650" office:value-type="currency" office:currency="EUR" office:value="1859.42" calcext:value-type="currency">
                    <text:p>1 859,42 €</text:p>
                  </table:table-cell>
                  <table:table-cell/>
                  <table:table-cell table:style-name="ce278" office:value-type="float" office:value="2" calcext:value-type="float">
                    <text:p>2</text:p>
                  </table:table-cell>
                  <table:table-cell table:style-name="ce119" office:value-type="float" office:value="2" calcext:value-type="float">
                    <text:p>2</text:p>
                  </table:table-cell>
                  <table:table-cell/>
                  <table:table-cell table:style-name="ce207" table:formula="of:=[.F62]*[.D62]" office:value-type="currency" office:currency="EUR" office:value="3718.84" calcext:value-type="currency">
                    <text:p>3 718,84 €</text:p>
                  </table:table-cell>
                  <table:table-cell table:style-name="ce144" table:formula="of:=[.G62]*[.D62]" office:value-type="currency" office:currency="EUR" office:value="3718.84" calcext:value-type="currency">
                    <text:p>3 718,84 €</text:p>
                  </table:table-cell>
                  <table:table-cell table:style-name="ce395"/>
                  <table:table-cell table:number-columns-repeated="1006"/>
                </table:table-row>
                <table:table-row table:style-name="ro39">
                  <table:table-cell table:style-name="ce163" office:value-type="string" calcext:value-type="string">
                    <text:p>AEPO13</text:p>
                  </table:table-cell>
                  <table:table-cell table:style-name="ce176" office:value-type="string" calcext:value-type="string">
                    <text:p>Maintenance préventive AEV Nanterre Centre – sens I &amp; Bretelles B7 et B8</text:p>
                  </table:table-cell>
                  <table:table-cell table:style-name="ce225" office:value-type="string" calcext:value-type="string">
                    <text:p>Forfait</text:p>
                  </table:table-cell>
                  <table:table-cell table:style-name="ce650" office:value-type="currency" office:currency="EUR" office:value="3326" calcext:value-type="currency">
                    <text:p>3 326,00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63]*[.D63]" office:value-type="currency" office:currency="EUR" office:value="6652" calcext:value-type="currency">
                    <text:p>6 652,00 €</text:p>
                  </table:table-cell>
                  <table:table-cell table:style-name="ce144" table:formula="of:=[.G63]*[.D63]" office:value-type="currency" office:currency="EUR" office:value="6652" calcext:value-type="currency">
                    <text:p>6 652,00 €</text:p>
                  </table:table-cell>
                  <table:table-cell table:style-name="ce395"/>
                  <table:table-cell table:number-columns-repeated="1006"/>
                </table:table-row>
                <table:table-row table:style-name="ro39">
                  <table:table-cell table:style-name="ce163" office:value-type="string" calcext:value-type="string">
                    <text:p>AEPO14</text:p>
                  </table:table-cell>
                  <table:table-cell table:style-name="ce176" office:value-type="string" calcext:value-type="string">
                    <text:p>Maintenance préventive AEV Pour un sens du tunnel de Sévines</text:p>
                  </table:table-cell>
                  <table:table-cell table:style-name="ce225" office:value-type="string" calcext:value-type="string">
                    <text:p>Forfait</text:p>
                  </table:table-cell>
                  <table:table-cell table:style-name="ce650" office:value-type="currency" office:currency="EUR" office:value="1167.74" calcext:value-type="currency">
                    <text:p>1 167,74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64]*[.D64]" office:value-type="currency" office:currency="EUR" office:value="2335.48" calcext:value-type="currency">
                    <text:p>2 335,48 €</text:p>
                  </table:table-cell>
                  <table:table-cell table:style-name="ce144" table:formula="of:=[.G64]*[.D64]" office:value-type="currency" office:currency="EUR" office:value="2335.48" calcext:value-type="currency">
                    <text:p>2 335,48 €</text:p>
                  </table:table-cell>
                  <table:table-cell table:style-name="ce395"/>
                  <table:table-cell table:number-columns-repeated="1006"/>
                </table:table-row>
                <table:table-row table:style-name="ro39">
                  <table:table-cell table:style-name="ce163" office:value-type="string" calcext:value-type="string">
                    <text:p>AEPO16</text:p>
                  </table:table-cell>
                  <table:table-cell table:style-name="ce176" office:value-type="string" calcext:value-type="string">
                    <text:p>Maintenance préventive AEV Pour un sens du tunnel de Neuilly</text:p>
                  </table:table-cell>
                  <table:table-cell table:style-name="ce225" office:value-type="string" calcext:value-type="string">
                    <text:p>Forfait</text:p>
                  </table:table-cell>
                  <table:table-cell table:style-name="ce650" office:value-type="currency" office:currency="EUR" office:value="975.6" calcext:value-type="currency">
                    <text:p>975,60 €</text:p>
                  </table:table-cell>
                  <table:table-cell/>
                  <table:table-cell table:style-name="ce278" office:value-type="float" office:value="2" calcext:value-type="float">
                    <text:p>2</text:p>
                  </table:table-cell>
                  <table:table-cell table:style-name="ce202" office:value-type="float" office:value="2" calcext:value-type="float">
                    <text:p>2</text:p>
                  </table:table-cell>
                  <table:table-cell/>
                  <table:table-cell table:style-name="ce207" table:formula="of:=[.F65]*[.D65]" office:value-type="currency" office:currency="EUR" office:value="1951.2" calcext:value-type="currency">
                    <text:p>1 951,20 €</text:p>
                  </table:table-cell>
                  <table:table-cell table:style-name="ce144" table:formula="of:=[.G65]*[.D65]" office:value-type="currency" office:currency="EUR" office:value="1951.2" calcext:value-type="currency">
                    <text:p>1 951,20 €</text:p>
                  </table:table-cell>
                  <table:table-cell table:style-name="ce395"/>
                  <table:table-cell table:number-columns-repeated="1006"/>
                </table:table-row>
              </table:table-row-group>
            </table:table-row-group>
          </table:table-row-group>
        </table:table-row-group>
        <table:table-row table:style-name="ro53">
          <table:table-cell table:style-name="ce159" office:value-type="string" calcext:value-type="string" table:number-columns-spanned="7" table:number-rows-spanned="1">
            <text:p>MAINTENANCE CURATIVE</text:p>
          </table:table-cell>
          <table:covered-table-cell table:number-columns-repeated="2"/>
          <table:covered-table-cell table:style-name="ce195"/>
          <table:covered-table-cell/>
          <table:covered-table-cell table:style-name="ce276"/>
          <table:covered-table-cell table:style-name="ce203"/>
          <table:table-cell/>
          <table:table-cell table:style-name="ce386" table:formula="of:=SUM([.I94];[.I67])" office:value-type="currency" office:currency="EUR" office:value="4362.39" calcext:value-type="currency">
            <text:p>4 362,39 €</text:p>
          </table:table-cell>
          <table:table-cell table:style-name="ce386" table:formula="of:=SUM([.J67];[.J94])" office:value-type="currency" office:currency="EUR" office:value="36472.34" calcext:value-type="currency">
            <text:p>36 472,34 €</text:p>
          </table:table-cell>
          <table:table-cell table:style-name="ce395"/>
          <table:table-cell table:number-columns-repeated="1006"/>
        </table:table-row>
        <table:table-row-group>
          <table:table-row table:style-name="ro3">
            <table:table-cell table:style-name="ce160" office:value-type="string" calcext:value-type="string" table:number-columns-spanned="7" table:number-rows-spanned="1">
              <text:p>Prix unitaires</text:p>
            </table:table-cell>
            <table:covered-table-cell table:number-columns-repeated="2"/>
            <table:covered-table-cell table:style-name="ce195"/>
            <table:covered-table-cell/>
            <table:covered-table-cell table:style-name="ce276"/>
            <table:covered-table-cell table:style-name="ce203"/>
            <table:table-cell/>
            <table:table-cell table:style-name="ce657" table:formula="of:=SUM([.I69])" office:value-type="currency" office:currency="EUR" office:value="3804.7" calcext:value-type="currency">
              <text:p>3 804,70 €</text:p>
            </table:table-cell>
            <table:table-cell table:style-name="ce657" table:formula="of:=SUM([.J69])" office:value-type="currency" office:currency="EUR" office:value="14164.74" calcext:value-type="currency">
              <text:p>14 164,74 €</text:p>
            </table:table-cell>
            <table:table-cell table:style-name="ce395"/>
            <table:table-cell table:number-columns-repeated="1006"/>
          </table:table-row>
          <table:table-row-group>
            <table:table-row table:style-name="ro20">
              <table:table-cell table:style-name="ce161" office:value-type="string" calcext:value-type="string" table:number-columns-spanned="7" table:number-rows-spanned="1">
                <text:p>Ces prix unitaires rémunèrent l’intervention comme indiquée dans la description des prestations ainsi que le déplacement à raison du remplacement minimum de 3 unités par demi-journée ou 6 unités de nuit, les moyens nécessaires à la mise en oeuvre. Ils ne rémunèrent pas les fournitures identifiées au BPU.</text:p>
                <text:p/>
              </table:table-cell>
              <table:covered-table-cell table:number-columns-repeated="2"/>
              <table:covered-table-cell table:style-name="ce195"/>
              <table:covered-table-cell/>
              <table:covered-table-cell table:style-name="ce276"/>
              <table:covered-table-cell table:style-name="ce203"/>
              <table:table-cell/>
              <table:table-cell table:style-name="ce400" table:number-columns-repeated="2"/>
              <table:table-cell table:style-name="ce395"/>
              <table:table-cell table:number-columns-repeated="1006"/>
            </table:table-row>
            <table:table-row table:style-name="ro22">
              <table:table-cell table:style-name="ce162" office:value-type="string" calcext:value-type="string">
                <text:p>Remplacement matériel</text:p>
              </table:table-cell>
              <table:table-cell table:style-name="ce259" office:value-type="string" calcext:value-type="string" table:number-columns-spanned="6" table:number-rows-spanned="1">
                <text:p/>
                <text:p>La prestation consiste à l’enlèvement de l’ancien matériel, l’installation du matériel de remplacement, sa mise en service et sa configuration, au nettoyage du matériel et à l’enlèvement des déchets.</text:p>
                <text:p/>
              </table:table-cell>
              <table:covered-table-cell/>
              <table:covered-table-cell table:style-name="ce195"/>
              <table:covered-table-cell/>
              <table:covered-table-cell table:style-name="ce276"/>
              <table:covered-table-cell table:style-name="ce203"/>
              <table:table-cell/>
              <table:table-cell table:style-name="ce658" table:formula="of:=SUM([.I70];[.I78];[.I83];[.I87])" office:value-type="currency" office:currency="EUR" office:value="3804.7" calcext:value-type="currency">
                <text:p>3 804,70 €</text:p>
              </table:table-cell>
              <table:table-cell table:style-name="ce658" table:formula="of:=SUM([.J70];[.J78];[.J83];[.J87])" office:value-type="currency" office:currency="EUR" office:value="14164.74" calcext:value-type="currency">
                <text:p>14 164,74 €</text:p>
              </table:table-cell>
              <table:table-cell table:style-name="ce395"/>
              <table:table-cell table:number-columns-repeated="1006"/>
            </table:table-row>
            <table:table-row-group>
              <table:table-row table:style-name="ro17">
                <table:table-cell table:style-name="ce167" office:value-type="string" calcext:value-type="string" table:number-columns-spanned="7" table:number-rows-spanned="1">
                  <text:p>CAPOTAGE</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71:.I77])" office:value-type="currency" office:currency="EUR" office:value="1042.75" calcext:value-type="currency">
                  <text:p>1 042,75 €</text:p>
                </table:table-cell>
                <table:table-cell table:style-name="ce658" table:formula="of:=SUM([.J71:.J77])" office:value-type="currency" office:currency="EUR" office:value="9883.12" calcext:value-type="currency">
                  <text:p>9 883,12 €</text:p>
                </table:table-cell>
                <table:table-cell table:style-name="ce395"/>
                <table:table-cell table:number-columns-repeated="1006"/>
              </table:table-row>
              <table:table-row-group>
                <table:table-row table:style-name="ro39">
                  <table:table-cell table:style-name="ce163" office:value-type="string" calcext:value-type="string">
                    <text:p>AEC10</text:p>
                  </table:table-cell>
                  <table:table-cell table:style-name="ce176" office:value-type="string" calcext:value-type="string">
                    <text:p>Remplacement de 1 Capotage vertical</text:p>
                  </table:table-cell>
                  <table:table-cell table:style-name="ce225" office:value-type="string" calcext:value-type="string">
                    <text:p>Unité</text:p>
                  </table:table-cell>
                  <table:table-cell table:style-name="ce650" office:value-type="currency" office:currency="EUR" office:value="207.49" calcext:value-type="currency">
                    <text:p>207,49 €</text:p>
                  </table:table-cell>
                  <table:table-cell/>
                  <table:table-cell table:style-name="ce278" office:value-type="float" office:value="1" calcext:value-type="float">
                    <text:p>1</text:p>
                  </table:table-cell>
                  <table:table-cell table:style-name="ce202" table:formula="of:=ROUNDUP((61*2+35)/4)" office:value-type="float" office:value="40" calcext:value-type="float">
                    <text:p>40</text:p>
                  </table:table-cell>
                  <table:table-cell/>
                  <table:table-cell table:style-name="ce207" table:formula="of:=[.F71]*[.D71]" office:value-type="currency" office:currency="EUR" office:value="207.49" calcext:value-type="currency">
                    <text:p>207,49 €</text:p>
                  </table:table-cell>
                  <table:table-cell table:style-name="ce144" table:formula="of:=[.G71]*[.D71]" office:value-type="currency" office:currency="EUR" office:value="8299.6" calcext:value-type="currency">
                    <text:p>8 299,60 €</text:p>
                  </table:table-cell>
                  <table:table-cell table:style-name="ce395"/>
                  <table:table-cell table:number-columns-repeated="1006"/>
                </table:table-row>
                <table:table-row table:style-name="ro39">
                  <table:table-cell table:style-name="ce163" office:value-type="string" calcext:value-type="string">
                    <text:p>AEC11</text:p>
                  </table:table-cell>
                  <table:table-cell table:style-name="ce176" office:value-type="string" calcext:value-type="string">
                    <text:p>Remplacement de 1 Capotage horizontal</text:p>
                  </table:table-cell>
                  <table:table-cell table:style-name="ce225" office:value-type="string" calcext:value-type="string">
                    <text:p>Unité</text:p>
                  </table:table-cell>
                  <table:table-cell table:style-name="ce650" office:value-type="currency" office:currency="EUR" office:value="220.43" calcext:value-type="currency">
                    <text:p>220,43 €</text:p>
                  </table:table-cell>
                  <table:table-cell/>
                  <table:table-cell table:style-name="ce278" office:value-type="float" office:value="1" calcext:value-type="float">
                    <text:p>1</text:p>
                  </table:table-cell>
                  <table:table-cell table:style-name="ce202" table:formula="of:=12/4" office:value-type="float" office:value="3" calcext:value-type="float">
                    <text:p>3</text:p>
                  </table:table-cell>
                  <table:table-cell/>
                  <table:table-cell table:style-name="ce207" table:formula="of:=[.F72]*[.D72]" office:value-type="currency" office:currency="EUR" office:value="220.43" calcext:value-type="currency">
                    <text:p>220,43 €</text:p>
                  </table:table-cell>
                  <table:table-cell table:style-name="ce144" table:formula="of:=[.G72]*[.D72]" office:value-type="currency" office:currency="EUR" office:value="661.29" calcext:value-type="currency">
                    <text:p>661,29 €</text:p>
                  </table:table-cell>
                  <table:table-cell table:style-name="ce395"/>
                  <table:table-cell table:number-columns-repeated="1006"/>
                </table:table-row>
                <table:table-row table:style-name="ro39">
                  <table:table-cell table:style-name="ce163" office:value-type="string" calcext:value-type="string">
                    <text:p>AEC12</text:p>
                  </table:table-cell>
                  <table:table-cell table:style-name="ce176" office:value-type="string" calcext:value-type="string">
                    <text:p>Remplacement de 1 Fiche HARTING avec gaine thermorétractable</text:p>
                  </table:table-cell>
                  <table:table-cell table:style-name="ce225" office:value-type="string" calcext:value-type="string">
                    <text:p>Unité</text:p>
                  </table:table-cell>
                  <table:table-cell table:style-name="ce650" office:value-type="currency" office:currency="EUR" office:value="102.47" calcext:value-type="currency">
                    <text:p>102,47 €</text:p>
                  </table:table-cell>
                  <table:table-cell/>
                  <table:table-cell table:style-name="ce278" office:value-type="float" office:value="1" calcext:value-type="float">
                    <text:p>1</text:p>
                  </table:table-cell>
                  <table:table-cell table:style-name="ce202" table:formula="of:=ROUNDUP(33/4)" office:value-type="float" office:value="9" calcext:value-type="float">
                    <text:p>9</text:p>
                  </table:table-cell>
                  <table:table-cell/>
                  <table:table-cell table:style-name="ce207" table:formula="of:=[.F73]*[.D73]" office:value-type="currency" office:currency="EUR" office:value="102.47" calcext:value-type="currency">
                    <text:p>102,47 €</text:p>
                  </table:table-cell>
                  <table:table-cell table:style-name="ce144" table:formula="of:=[.G73]*[.D73]" office:value-type="currency" office:currency="EUR" office:value="922.23" calcext:value-type="currency">
                    <text:p>922,23 €</text:p>
                  </table:table-cell>
                  <table:table-cell table:style-name="ce395"/>
                  <table:table-cell table:number-columns-repeated="1006"/>
                </table:table-row>
                <table:table-row table:style-name="ro39">
                  <table:table-cell table:style-name="ce163" office:value-type="string" calcext:value-type="string">
                    <text:p>AEC13</text:p>
                  </table:table-cell>
                  <table:table-cell table:style-name="ce176" office:value-type="string" calcext:value-type="string">
                    <text:p>Remplacement de 1 boite étanche IP 65 pour raccordement des capotages en remplacement d’une fiche HARTING</text:p>
                  </table:table-cell>
                  <table:table-cell table:style-name="ce225" office:value-type="string" calcext:value-type="string">
                    <text:p>Unité</text:p>
                  </table:table-cell>
                  <table:table-cell table:style-name="ce650" office:value-type="currency" office:currency="EUR" office:value="128.09" calcext:value-type="currency">
                    <text:p>128,09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74]*[.D74]" office:value-type="currency" office:currency="EUR" office:value="128.09" calcext:value-type="currency">
                    <text:p>128,09 €</text:p>
                  </table:table-cell>
                  <table:table-cell table:style-name="ce144" table:formula="of:=[.G74]*[.D74]"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14</text:p>
                  </table:table-cell>
                  <table:table-cell table:style-name="ce176" office:value-type="string" calcext:value-type="string">
                    <text:p>Remplacement de 1 boite de raccordement plexo 10x10, connectiques et gel d’isolement repositionnable</text:p>
                  </table:table-cell>
                  <table:table-cell table:style-name="ce225" office:value-type="string" calcext:value-type="string">
                    <text:p>Unité</text:p>
                  </table:table-cell>
                  <table:table-cell table:style-name="ce650" office:value-type="currency" office:currency="EUR" office:value="128.09" calcext:value-type="currency">
                    <text:p>128,09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75]*[.D75]" office:value-type="currency" office:currency="EUR" office:value="128.09" calcext:value-type="currency">
                    <text:p>128,09 €</text:p>
                  </table:table-cell>
                  <table:table-cell table:style-name="ce144" table:formula="of:=[.G75]*[.D75]"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15</text:p>
                  </table:table-cell>
                  <table:table-cell table:style-name="ce176" office:value-type="string" calcext:value-type="string">
                    <text:p>Remplacement de 1 Haut-parleur de capotage</text:p>
                  </table:table-cell>
                  <table:table-cell table:style-name="ce225" office:value-type="string" calcext:value-type="string">
                    <text:p>Unité</text:p>
                  </table:table-cell>
                  <table:table-cell table:style-name="ce650" office:value-type="currency" office:currency="EUR" office:value="128.09" calcext:value-type="currency">
                    <text:p>128,09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76]*[.D76]" office:value-type="currency" office:currency="EUR" office:value="128.09" calcext:value-type="currency">
                    <text:p>128,09 €</text:p>
                  </table:table-cell>
                  <table:table-cell table:style-name="ce144" table:formula="of:=[.G76]*[.D76]"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16</text:p>
                  </table:table-cell>
                  <table:table-cell table:style-name="ce176" office:value-type="string" calcext:value-type="string">
                    <text:p>Remplacement de 1 feu flash de capotage</text:p>
                  </table:table-cell>
                  <table:table-cell table:style-name="ce225" office:value-type="string" calcext:value-type="string">
                    <text:p>Unité</text:p>
                  </table:table-cell>
                  <table:table-cell table:style-name="ce650" office:value-type="currency" office:currency="EUR" office:value="128.09" calcext:value-type="currency">
                    <text:p>128,09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77]*[.D77]" office:value-type="currency" office:currency="EUR" office:value="128.09" calcext:value-type="currency">
                    <text:p>128,09 €</text:p>
                  </table:table-cell>
                  <table:table-cell table:style-name="ce144" table:formula="of:=[.G77]*[.D77]" office:value-type="currency" office:currency="EUR" office:value="0" calcext:value-type="currency">
                    <text:p>0,00 €</text:p>
                  </table:table-cell>
                  <table:table-cell table:style-name="ce395"/>
                  <table:table-cell table:number-columns-repeated="1006"/>
                </table:table-row>
              </table:table-row-group>
              <table:table-row table:style-name="ro17">
                <table:table-cell table:style-name="ce167" office:value-type="string" calcext:value-type="string" table:number-columns-spanned="7" table:number-rows-spanned="1">
                  <text:p>PICTOGRAMME</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79:.I82])" office:value-type="currency" office:currency="EUR" office:value="781.06" calcext:value-type="currency">
                  <text:p>781,06 €</text:p>
                </table:table-cell>
                <table:table-cell table:style-name="ce658" table:formula="of:=SUM([.J79:.J82])" office:value-type="currency" office:currency="EUR" office:value="1264.5" calcext:value-type="currency">
                  <text:p>1 264,50 €</text:p>
                </table:table-cell>
                <table:table-cell table:style-name="ce395"/>
                <table:table-cell table:number-columns-repeated="1006"/>
              </table:table-row>
              <table:table-row-group>
                <table:table-row table:style-name="ro39">
                  <table:table-cell table:style-name="ce163" office:value-type="string" calcext:value-type="string">
                    <text:p>AEC17</text:p>
                  </table:table-cell>
                  <table:table-cell table:style-name="ce176" office:value-type="string" calcext:value-type="string">
                    <text:p>Remplacement de Un jeux pictogramme CE30, CE29, CE2a</text:p>
                  </table:table-cell>
                  <table:table-cell table:style-name="ce225" office:value-type="string" calcext:value-type="string">
                    <text:p>Unité</text:p>
                  </table:table-cell>
                  <table:table-cell table:style-name="ce650" office:value-type="currency" office:currency="EUR" office:value="252.9" calcext:value-type="currency">
                    <text:p>252,90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79]*[.D79]" office:value-type="currency" office:currency="EUR" office:value="252.9" calcext:value-type="currency">
                    <text:p>252,90 €</text:p>
                  </table:table-cell>
                  <table:table-cell table:style-name="ce144" table:formula="of:=[.G79]*[.D79]"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18</text:p>
                  </table:table-cell>
                  <table:table-cell table:style-name="ce176" office:value-type="string" calcext:value-type="string">
                    <text:p>Remplacement de 1 caisson &amp; ses pictogrammes CE30, CE29, CE2a</text:p>
                  </table:table-cell>
                  <table:table-cell table:style-name="ce225" office:value-type="string" calcext:value-type="string">
                    <text:p>Unité</text:p>
                  </table:table-cell>
                  <table:table-cell table:style-name="ce650" office:value-type="currency" office:currency="EUR" office:value="252.9" calcext:value-type="currency">
                    <text:p>252,90 €</text:p>
                  </table:table-cell>
                  <table:table-cell/>
                  <table:table-cell table:style-name="ce278" office:value-type="float" office:value="1" calcext:value-type="float">
                    <text:p>1</text:p>
                  </table:table-cell>
                  <table:table-cell table:style-name="ce202" table:formula="of:=20/4" office:value-type="float" office:value="5" calcext:value-type="float">
                    <text:p>5</text:p>
                  </table:table-cell>
                  <table:table-cell/>
                  <table:table-cell table:style-name="ce207" table:formula="of:=[.F80]*[.D80]" office:value-type="currency" office:currency="EUR" office:value="252.9" calcext:value-type="currency">
                    <text:p>252,90 €</text:p>
                  </table:table-cell>
                  <table:table-cell table:style-name="ce144" table:formula="of:=[.G80]*[.D80]" office:value-type="currency" office:currency="EUR" office:value="1264.5" calcext:value-type="currency">
                    <text:p>1 264,50 €</text:p>
                  </table:table-cell>
                  <table:table-cell table:style-name="ce395"/>
                  <table:table-cell table:number-columns-repeated="1006"/>
                </table:table-row>
                <table:table-row table:style-name="ro39">
                  <table:table-cell table:style-name="ce163" office:value-type="string" calcext:value-type="string">
                    <text:p>AEC19</text:p>
                  </table:table-cell>
                  <table:table-cell table:style-name="ce176" office:value-type="string" calcext:value-type="string">
                    <text:p>Remplacement de 1 panneau pictogrammes CE30, CE29, CE2a pour caisson</text:p>
                  </table:table-cell>
                  <table:table-cell table:style-name="ce225" office:value-type="string" calcext:value-type="string">
                    <text:p>Unité</text:p>
                  </table:table-cell>
                  <table:table-cell table:style-name="ce650" office:value-type="currency" office:currency="EUR" office:value="137.63" calcext:value-type="currency">
                    <text:p>137,63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81]*[.D81]" office:value-type="currency" office:currency="EUR" office:value="137.63" calcext:value-type="currency">
                    <text:p>137,63 €</text:p>
                  </table:table-cell>
                  <table:table-cell table:style-name="ce144" table:formula="of:=[.G81]*[.D81]"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20</text:p>
                  </table:table-cell>
                  <table:table-cell table:style-name="ce176" office:value-type="string" calcext:value-type="string">
                    <text:p>Remplacement de 1 ballast électronique</text:p>
                  </table:table-cell>
                  <table:table-cell table:style-name="ce225" office:value-type="string" calcext:value-type="string">
                    <text:p>Unité</text:p>
                  </table:table-cell>
                  <table:table-cell table:style-name="ce650" office:value-type="currency" office:currency="EUR" office:value="137.63" calcext:value-type="currency">
                    <text:p>137,63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82]*[.D82]" office:value-type="currency" office:currency="EUR" office:value="137.63" calcext:value-type="currency">
                    <text:p>137,63 €</text:p>
                  </table:table-cell>
                  <table:table-cell table:style-name="ce144" table:formula="of:=[.G82]*[.D82]" office:value-type="currency" office:currency="EUR" office:value="0" calcext:value-type="currency">
                    <text:p>0,00 €</text:p>
                  </table:table-cell>
                  <table:table-cell table:style-name="ce395"/>
                  <table:table-cell table:number-columns-repeated="1006"/>
                </table:table-row>
              </table:table-row-group>
              <table:table-row table:style-name="ro17">
                <table:table-cell table:style-name="ce167" office:value-type="string" calcext:value-type="string" table:number-columns-spanned="7" table:number-rows-spanned="1">
                  <text:p>CHEVRONS</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84:.I86])" office:value-type="currency" office:currency="EUR" office:value="701.83" calcext:value-type="currency">
                  <text:p>701,83 €</text:p>
                </table:table-cell>
                <table:table-cell table:style-name="ce658" table:formula="of:=SUM([.J84:.J86])" office:value-type="currency" office:currency="EUR" office:value="2240.94" calcext:value-type="currency">
                  <text:p>2 240,94 €</text:p>
                </table:table-cell>
                <table:table-cell table:style-name="ce395"/>
                <table:table-cell table:number-columns-repeated="1006"/>
              </table:table-row>
              <table:table-row-group>
                <table:table-row table:style-name="ro39">
                  <table:table-cell table:style-name="ce163" office:value-type="string" calcext:value-type="string">
                    <text:p>AEC21</text:p>
                  </table:table-cell>
                  <table:table-cell table:style-name="ce176" office:value-type="string" calcext:value-type="string">
                    <text:p>Remplacement de 1 chevron</text:p>
                  </table:table-cell>
                  <table:table-cell table:style-name="ce225" office:value-type="string" calcext:value-type="string">
                    <text:p>Unité</text:p>
                  </table:table-cell>
                  <table:table-cell table:style-name="ce650" office:value-type="currency" office:currency="EUR" office:value="198.95" calcext:value-type="currency">
                    <text:p>198,95 €</text:p>
                  </table:table-cell>
                  <table:table-cell/>
                  <table:table-cell table:style-name="ce278" office:value-type="float" office:value="1" calcext:value-type="float">
                    <text:p>1</text:p>
                  </table:table-cell>
                  <table:table-cell table:style-name="ce202" table:formula="of:=ROUNDUP((17+3*1+6*3)/4)" office:value-type="float" office:value="10" calcext:value-type="float">
                    <text:p>10</text:p>
                  </table:table-cell>
                  <table:table-cell/>
                  <table:table-cell table:style-name="ce207" table:formula="of:=[.F84]*[.D84]" office:value-type="currency" office:currency="EUR" office:value="198.95" calcext:value-type="currency">
                    <text:p>198,95 €</text:p>
                  </table:table-cell>
                  <table:table-cell table:style-name="ce144" table:formula="of:=[.G84]*[.D84]" office:value-type="currency" office:currency="EUR" office:value="1989.5" calcext:value-type="currency">
                    <text:p>1 989,50 €</text:p>
                  </table:table-cell>
                  <table:table-cell table:style-name="ce395"/>
                  <table:table-cell table:number-columns-repeated="1006"/>
                </table:table-row>
                <table:table-row table:style-name="ro39">
                  <table:table-cell table:style-name="ce163" office:value-type="string" calcext:value-type="string">
                    <text:p>AEC22</text:p>
                  </table:table-cell>
                  <table:table-cell table:style-name="ce176" office:value-type="string" calcext:value-type="string">
                    <text:p>Remplacement de 1 Automate chevrons (rack)</text:p>
                  </table:table-cell>
                  <table:table-cell table:style-name="ce225" office:value-type="string" calcext:value-type="string">
                    <text:p>Unité</text:p>
                  </table:table-cell>
                  <table:table-cell table:style-name="ce650" office:value-type="currency" office:currency="EUR" office:value="251.44" calcext:value-type="currency">
                    <text:p>251,44 €</text:p>
                  </table:table-cell>
                  <table:table-cell/>
                  <table:table-cell table:style-name="ce278" office:value-type="float" office:value="1" calcext:value-type="float">
                    <text:p>1</text:p>
                  </table:table-cell>
                  <table:table-cell table:style-name="ce202" office:value-type="float" office:value="1" calcext:value-type="float">
                    <text:p>1</text:p>
                  </table:table-cell>
                  <table:table-cell/>
                  <table:table-cell table:style-name="ce207" table:formula="of:=[.F85]*[.D85]" office:value-type="currency" office:currency="EUR" office:value="251.44" calcext:value-type="currency">
                    <text:p>251,44 €</text:p>
                  </table:table-cell>
                  <table:table-cell table:style-name="ce144" table:formula="of:=[.G85]*[.D85]" office:value-type="currency" office:currency="EUR" office:value="251.44" calcext:value-type="currency">
                    <text:p>251,44 €</text:p>
                  </table:table-cell>
                  <table:table-cell table:style-name="ce395"/>
                  <table:table-cell table:number-columns-repeated="1006"/>
                </table:table-row>
                <table:table-row table:style-name="ro39">
                  <table:table-cell table:style-name="ce163" office:value-type="string" calcext:value-type="string">
                    <text:p>AEC23</text:p>
                  </table:table-cell>
                  <table:table-cell table:style-name="ce176" office:value-type="string" calcext:value-type="string">
                    <text:p>Remplacement de 1 Carte rack chevron</text:p>
                  </table:table-cell>
                  <table:table-cell table:style-name="ce225" office:value-type="string" calcext:value-type="string">
                    <text:p>Unité</text:p>
                  </table:table-cell>
                  <table:table-cell table:style-name="ce650" office:value-type="currency" office:currency="EUR" office:value="251.44" calcext:value-type="currency">
                    <text:p>251,44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86]*[.D86]" office:value-type="currency" office:currency="EUR" office:value="251.44" calcext:value-type="currency">
                    <text:p>251,44 €</text:p>
                  </table:table-cell>
                  <table:table-cell table:style-name="ce144" table:formula="of:=[.G86]*[.D86]" office:value-type="currency" office:currency="EUR" office:value="0" calcext:value-type="currency">
                    <text:p>0,00 €</text:p>
                  </table:table-cell>
                  <table:table-cell table:style-name="ce395"/>
                  <table:table-cell table:number-columns-repeated="1006"/>
                </table:table-row>
              </table:table-row-group>
              <table:table-row table:style-name="ro17">
                <table:table-cell table:style-name="ce167" office:value-type="string" calcext:value-type="string" table:number-columns-spanned="7" table:number-rows-spanned="1">
                  <text:p>SONORISATION</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88:.I93])" office:value-type="currency" office:currency="EUR" office:value="1279.06" calcext:value-type="currency">
                  <text:p>1 279,06 €</text:p>
                </table:table-cell>
                <table:table-cell table:style-name="ce658" table:formula="of:=SUM([.J88:.J93])" office:value-type="currency" office:currency="EUR" office:value="776.18" calcext:value-type="currency">
                  <text:p>776,18 €</text:p>
                </table:table-cell>
                <table:table-cell table:style-name="ce395"/>
                <table:table-cell table:number-columns-repeated="1006"/>
              </table:table-row>
              <table:table-row-group>
                <table:table-row table:style-name="ro39">
                  <table:table-cell table:style-name="ce163" office:value-type="string" calcext:value-type="string">
                    <text:p>AEC24</text:p>
                  </table:table-cell>
                  <table:table-cell table:style-name="ce176" office:value-type="string" calcext:value-type="string">
                    <text:p>Remplacement de 1 Sirène</text:p>
                  </table:table-cell>
                  <table:table-cell table:style-name="ce225" office:value-type="string" calcext:value-type="string">
                    <text:p>Unité</text:p>
                  </table:table-cell>
                  <table:table-cell table:style-name="ce650" office:value-type="currency" office:currency="EUR" office:value="136.65" calcext:value-type="currency">
                    <text:p>136,65 €</text:p>
                  </table:table-cell>
                  <table:table-cell/>
                  <table:table-cell table:style-name="ce278" office:value-type="float" office:value="1" calcext:value-type="float">
                    <text:p>1</text:p>
                  </table:table-cell>
                  <table:table-cell table:style-name="ce202" office:value-type="float" office:value="2" calcext:value-type="float">
                    <text:p>2</text:p>
                  </table:table-cell>
                  <table:table-cell/>
                  <table:table-cell table:style-name="ce207" table:formula="of:=[.F88]*[.D88]" office:value-type="currency" office:currency="EUR" office:value="136.65" calcext:value-type="currency">
                    <text:p>136,65 €</text:p>
                  </table:table-cell>
                  <table:table-cell table:style-name="ce144" table:formula="of:=[.G88]*[.D88]" office:value-type="currency" office:currency="EUR" office:value="273.3" calcext:value-type="currency">
                    <text:p>273,30 €</text:p>
                  </table:table-cell>
                  <table:table-cell table:style-name="ce395"/>
                  <table:table-cell table:number-columns-repeated="1006"/>
                </table:table-row>
                <table:table-row table:style-name="ro39">
                  <table:table-cell table:style-name="ce163" office:value-type="string" calcext:value-type="string">
                    <text:p>AEC25</text:p>
                  </table:table-cell>
                  <table:table-cell table:style-name="ce176" office:value-type="string" calcext:value-type="string">
                    <text:p>Remplacement de 1 Prise pour sirène</text:p>
                  </table:table-cell>
                  <table:table-cell table:style-name="ce225" office:value-type="string" calcext:value-type="string">
                    <text:p>Unité</text:p>
                  </table:table-cell>
                  <table:table-cell table:style-name="ce650" office:value-type="currency" office:currency="EUR" office:value="136.65" calcext:value-type="currency">
                    <text:p>136,65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89]*[.D89]" office:value-type="currency" office:currency="EUR" office:value="136.65" calcext:value-type="currency">
                    <text:p>136,65 €</text:p>
                  </table:table-cell>
                  <table:table-cell table:style-name="ce144" table:formula="of:=[.G89]*[.D89]"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26</text:p>
                  </table:table-cell>
                  <table:table-cell table:style-name="ce176" office:value-type="string" calcext:value-type="string">
                    <text:p>Remplacement de 1 Automate sonorisation (rack)</text:p>
                  </table:table-cell>
                  <table:table-cell table:style-name="ce225" office:value-type="string" calcext:value-type="string">
                    <text:p>Unité</text:p>
                  </table:table-cell>
                  <table:table-cell table:style-name="ce650" office:value-type="currency" office:currency="EUR" office:value="251.44" calcext:value-type="currency">
                    <text:p>251,44 €</text:p>
                  </table:table-cell>
                  <table:table-cell/>
                  <table:table-cell table:style-name="ce278" office:value-type="float" office:value="1" calcext:value-type="float">
                    <text:p>1</text:p>
                  </table:table-cell>
                  <table:table-cell table:style-name="ce202" office:value-type="float" office:value="2" calcext:value-type="float">
                    <text:p>2</text:p>
                  </table:table-cell>
                  <table:table-cell/>
                  <table:table-cell table:style-name="ce207" table:formula="of:=[.F90]*[.D90]" office:value-type="currency" office:currency="EUR" office:value="251.44" calcext:value-type="currency">
                    <text:p>251,44 €</text:p>
                  </table:table-cell>
                  <table:table-cell table:style-name="ce144" table:formula="of:=[.G90]*[.D90]" office:value-type="currency" office:currency="EUR" office:value="502.88" calcext:value-type="currency">
                    <text:p>502,88 €</text:p>
                  </table:table-cell>
                  <table:table-cell table:style-name="ce395"/>
                  <table:table-cell table:number-columns-repeated="1006"/>
                </table:table-row>
                <table:table-row table:style-name="ro39">
                  <table:table-cell table:style-name="ce163" office:value-type="string" calcext:value-type="string">
                    <text:p>AEC27</text:p>
                  </table:table-cell>
                  <table:table-cell table:style-name="ce176" office:value-type="string" calcext:value-type="string">
                    <text:p>Remplacement de 1 Alimentation interne rack sonorisation</text:p>
                  </table:table-cell>
                  <table:table-cell table:style-name="ce225" office:value-type="string" calcext:value-type="string">
                    <text:p>Unité</text:p>
                  </table:table-cell>
                  <table:table-cell table:style-name="ce650" office:value-type="currency" office:currency="EUR" office:value="251.44" calcext:value-type="currency">
                    <text:p>251,44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91]*[.D91]" office:value-type="currency" office:currency="EUR" office:value="251.44" calcext:value-type="currency">
                    <text:p>251,44 €</text:p>
                  </table:table-cell>
                  <table:table-cell table:style-name="ce144" table:formula="of:=[.G91]*[.D91]"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28</text:p>
                  </table:table-cell>
                  <table:table-cell table:style-name="ce176" office:value-type="string" calcext:value-type="string">
                    <text:p>Remplacement de 1 relais présence secteur</text:p>
                  </table:table-cell>
                  <table:table-cell table:style-name="ce225" office:value-type="string" calcext:value-type="string">
                    <text:p>Unité</text:p>
                  </table:table-cell>
                  <table:table-cell table:style-name="ce650" office:value-type="currency" office:currency="EUR" office:value="251.44" calcext:value-type="currency">
                    <text:p>251,44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92]*[.D92]" office:value-type="currency" office:currency="EUR" office:value="251.44" calcext:value-type="currency">
                    <text:p>251,44 €</text:p>
                  </table:table-cell>
                  <table:table-cell table:style-name="ce144" table:formula="of:=[.G92]*[.D92]"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C29</text:p>
                  </table:table-cell>
                  <table:table-cell table:style-name="ce176" office:value-type="string" calcext:value-type="string">
                    <text:p>Remplacement de 1 Carte rack sonorisation</text:p>
                  </table:table-cell>
                  <table:table-cell table:style-name="ce225" office:value-type="string" calcext:value-type="string">
                    <text:p>Unité</text:p>
                  </table:table-cell>
                  <table:table-cell table:style-name="ce650" office:value-type="currency" office:currency="EUR" office:value="251.44" calcext:value-type="currency">
                    <text:p>251,44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93]*[.D93]" office:value-type="currency" office:currency="EUR" office:value="251.44" calcext:value-type="currency">
                    <text:p>251,44 €</text:p>
                  </table:table-cell>
                  <table:table-cell table:style-name="ce144" table:formula="of:=[.G93]*[.D93]" office:value-type="currency" office:currency="EUR" office:value="0" calcext:value-type="currency">
                    <text:p>0,00 €</text:p>
                  </table:table-cell>
                  <table:table-cell table:style-name="ce395"/>
                  <table:table-cell table:number-columns-repeated="1006"/>
                </table:table-row>
              </table:table-row-group>
            </table:table-row-group>
          </table:table-row-group>
          <table:table-row table:style-name="ro3">
            <table:table-cell table:style-name="ce160" office:value-type="string" calcext:value-type="string" table:number-columns-spanned="7" table:number-rows-spanned="1">
              <text:p>Prix forfaitaires</text:p>
            </table:table-cell>
            <table:covered-table-cell table:number-columns-repeated="2"/>
            <table:covered-table-cell table:style-name="ce195"/>
            <table:covered-table-cell/>
            <table:covered-table-cell table:style-name="ce276"/>
            <table:covered-table-cell table:style-name="ce203"/>
            <table:table-cell/>
            <table:table-cell table:style-name="ce657" table:formula="of:=SUM([.I96])" office:value-type="currency" office:currency="EUR" office:value="557.69" calcext:value-type="currency">
              <text:p>557,69 €</text:p>
            </table:table-cell>
            <table:table-cell table:style-name="ce657" table:formula="of:=SUM([.J96])" office:value-type="currency" office:currency="EUR" office:value="22307.6" calcext:value-type="currency">
              <text:p>22 307,60 €</text:p>
            </table:table-cell>
            <table:table-cell table:style-name="ce395"/>
            <table:table-cell table:number-columns-repeated="1006"/>
          </table:table-row>
          <table:table-row-group>
            <table:table-row table:style-name="ro20">
              <table:table-cell table:style-name="ce161" office:value-type="string" calcext:value-type="string" table:number-columns-spanned="7" table:number-rows-spanned="1">
                <text:p>Ces prix forfaitaires rémunèrent l’intervention comme indiqué dans la description des prestations, le déplacement jusqu’au lieu d’intervention ainsi que les moyens nécessaires à la mise en oeuvre. Ils ne rémunèrent pas les fournitures identifiées au BPU.</text:p>
                <text:p/>
              </table:table-cell>
              <table:covered-table-cell table:number-columns-repeated="2"/>
              <table:covered-table-cell table:style-name="ce195"/>
              <table:covered-table-cell/>
              <table:covered-table-cell table:style-name="ce276"/>
              <table:covered-table-cell table:style-name="ce203"/>
              <table:table-cell/>
              <table:table-cell table:style-name="ce400" table:number-columns-repeated="2"/>
              <table:table-cell table:style-name="ce395"/>
              <table:table-cell table:number-columns-repeated="1006"/>
            </table:table-row>
            <table:table-row table:style-name="ro22">
              <table:table-cell table:style-name="ce162" office:value-type="string" calcext:value-type="string">
                <text:p>Recherche de défaut de l’ensemble AEV</text:p>
              </table:table-cell>
              <table:table-cell table:style-name="ce259" office:value-type="string" calcext:value-type="string" table:number-columns-spanned="6" table:number-rows-spanned="1">
                <text:p/>
                <text:p>Ce prix rémunère au forfait l’ensemble des opérations curatives nécessaires à l’identification d’un ou plusieurs défauts à l’origine de la panne constatée, ainsi que le déplacement sur le lieu d’intervention, les matériels, outillages, et consommables nécessaires à l’identification de défauts.</text:p>
                <text:p/>
              </table:table-cell>
              <table:covered-table-cell/>
              <table:covered-table-cell table:style-name="ce195"/>
              <table:covered-table-cell/>
              <table:covered-table-cell table:style-name="ce276"/>
              <table:covered-table-cell table:style-name="ce203"/>
              <table:table-cell/>
              <table:table-cell table:style-name="ce658" table:formula="of:=SUM([.I97])" office:value-type="currency" office:currency="EUR" office:value="557.69" calcext:value-type="currency">
                <text:p>557,69 €</text:p>
              </table:table-cell>
              <table:table-cell table:style-name="ce658" table:formula="of:=SUM([.J97])" office:value-type="currency" office:currency="EUR" office:value="22307.6" calcext:value-type="currency">
                <text:p>22 307,60 €</text:p>
              </table:table-cell>
              <table:table-cell table:style-name="ce395"/>
              <table:table-cell table:number-columns-repeated="1006"/>
            </table:table-row>
            <table:table-row-group>
              <table:table-row-group>
                <table:table-row table:style-name="ro39">
                  <table:table-cell table:style-name="ce163" office:value-type="string" calcext:value-type="string">
                    <text:p>AEC99</text:p>
                  </table:table-cell>
                  <table:table-cell table:style-name="ce176" office:value-type="string" calcext:value-type="string">
                    <text:p>Recherche de défaut de l’ensemble AEV</text:p>
                  </table:table-cell>
                  <table:table-cell table:style-name="ce225" office:value-type="string" calcext:value-type="string">
                    <text:p>Forfait</text:p>
                  </table:table-cell>
                  <table:table-cell table:style-name="ce650" office:value-type="currency" office:currency="EUR" office:value="557.69" calcext:value-type="currency">
                    <text:p>557,69 €</text:p>
                  </table:table-cell>
                  <table:table-cell/>
                  <table:table-cell table:style-name="ce278" office:value-type="float" office:value="1" calcext:value-type="float">
                    <text:p>1</text:p>
                  </table:table-cell>
                  <table:table-cell table:style-name="ce202" table:formula="of:=ROUNDUP((100+57)/4)" office:value-type="float" office:value="40" calcext:value-type="float">
                    <text:p>40</text:p>
                  </table:table-cell>
                  <table:table-cell/>
                  <table:table-cell table:style-name="ce207" table:formula="of:=[.F97]*[.D97]" office:value-type="currency" office:currency="EUR" office:value="557.69" calcext:value-type="currency">
                    <text:p>557,69 €</text:p>
                  </table:table-cell>
                  <table:table-cell table:style-name="ce144" table:formula="of:=[.G97]*[.D97]" office:value-type="currency" office:currency="EUR" office:value="22307.6" calcext:value-type="currency">
                    <text:p>22 307,60 €</text:p>
                  </table:table-cell>
                  <table:table-cell table:style-name="ce395"/>
                  <table:table-cell table:number-columns-repeated="1006"/>
                </table:table-row>
              </table:table-row-group>
            </table:table-row-group>
          </table:table-row-group>
        </table:table-row-group>
        <table:table-row table:style-name="ro53">
          <table:table-cell table:style-name="ce159" office:value-type="string" calcext:value-type="string" table:number-columns-spanned="7" table:number-rows-spanned="1">
            <text:p>FOURNITURES</text:p>
          </table:table-cell>
          <table:covered-table-cell table:number-columns-repeated="2"/>
          <table:covered-table-cell table:style-name="ce195"/>
          <table:covered-table-cell/>
          <table:covered-table-cell table:style-name="ce276"/>
          <table:covered-table-cell table:style-name="ce203"/>
          <table:table-cell/>
          <table:table-cell table:style-name="ce386" table:formula="of:=SUM([.I100];[.I110];[.I120];[.I127])" office:value-type="currency" office:currency="EUR" office:value="177333.21" calcext:value-type="currency">
            <text:p>177 333,21 €</text:p>
          </table:table-cell>
          <table:table-cell table:style-name="ce386" table:formula="of:=SUM([.J100];[.J110];[.J120];[.J127])" office:value-type="currency" office:currency="EUR" office:value="284868.97" calcext:value-type="currency">
            <text:p>284 868,97 €</text:p>
          </table:table-cell>
          <table:table-cell table:style-name="ce395"/>
          <table:table-cell table:number-columns-repeated="1006"/>
        </table:table-row>
        <table:table-row-group>
          <table:table-row-group>
            <table:table-row table:style-name="ro20">
              <table:table-cell table:style-name="ce161" office:value-type="string" calcext:value-type="string" table:number-columns-spanned="7" table:number-rows-spanned="1">
                <text:p>Ces prix rémunèrent la fourniture unitaire du matériel indiqué. Est appliquée la moins-value obtenue auprès des fournisseurs. Les références et type de matériel sont donnés de manière indicative, tout matériel équivalent dans ses caractéristiques et approuvé par le pouvoir adjudicateur est valable.</text:p>
                <text:p/>
              </table:table-cell>
              <table:covered-table-cell table:number-columns-repeated="2"/>
              <table:covered-table-cell table:style-name="ce195"/>
              <table:covered-table-cell/>
              <table:covered-table-cell table:style-name="ce276"/>
              <table:covered-table-cell table:style-name="ce203"/>
              <table:table-cell/>
              <table:table-cell table:style-name="ce660" table:number-columns-repeated="2"/>
              <table:table-cell table:style-name="ce395"/>
              <table:table-cell table:number-columns-repeated="1006"/>
            </table:table-row>
            <table:table-row table:style-name="ro17">
              <table:table-cell table:style-name="ce167" office:value-type="string" calcext:value-type="string" table:number-columns-spanned="7" table:number-rows-spanned="1">
                <text:p>SONORISATION</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101:.I109])" office:value-type="currency" office:currency="EUR" office:value="5326.21" calcext:value-type="currency">
                <text:p>5 326,21 €</text:p>
              </table:table-cell>
              <table:table-cell table:style-name="ce658" table:formula="of:=SUM([.J101:.J109])" office:value-type="currency" office:currency="EUR" office:value="4717.71" calcext:value-type="currency">
                <text:p>4 717,71 €</text:p>
              </table:table-cell>
              <table:table-cell table:style-name="ce395"/>
              <table:table-cell table:number-columns-repeated="1006"/>
            </table:table-row>
            <table:table-row-group>
              <table:table-row-group>
                <table:table-row table:style-name="ro39">
                  <table:table-cell table:style-name="ce163" office:value-type="string" calcext:value-type="string">
                    <text:p>AEF01</text:p>
                  </table:table-cell>
                  <table:table-cell table:style-name="ce176" office:value-type="string" calcext:value-type="string">
                    <text:p>Fourniture d’un rack tunneligée IP (rack sono équipé de 3 amplis 2x40W &amp; 1x50W pour sirène 150dB) type « KM Europ »</text:p>
                  </table:table-cell>
                  <table:table-cell table:style-name="ce225" office:value-type="string" calcext:value-type="string">
                    <text:p>Unité</text:p>
                  </table:table-cell>
                  <table:table-cell table:style-name="ce650" office:value-type="currency" office:currency="EUR" office:value="1931.88" calcext:value-type="currency">
                    <text:p>1 931,88 €</text:p>
                  </table:table-cell>
                  <table:table-cell/>
                  <table:table-cell table:style-name="ce278" office:value-type="float" office:value="1" calcext:value-type="float">
                    <text:p>1</text:p>
                  </table:table-cell>
                  <table:table-cell table:style-name="ce202" office:value-type="float" office:value="1" calcext:value-type="float">
                    <text:p>1</text:p>
                  </table:table-cell>
                  <table:table-cell/>
                  <table:table-cell table:style-name="ce207" table:formula="of:=[.F101]*[.D101]" office:value-type="currency" office:currency="EUR" office:value="1931.88" calcext:value-type="currency">
                    <text:p>1 931,88 €</text:p>
                  </table:table-cell>
                  <table:table-cell table:style-name="ce144" table:formula="of:=[.G101]*[.D101]" office:value-type="currency" office:currency="EUR" office:value="1931.88" calcext:value-type="currency">
                    <text:p>1 931,88 €</text:p>
                  </table:table-cell>
                  <table:table-cell table:style-name="ce395"/>
                  <table:table-cell table:number-columns-repeated="1006"/>
                </table:table-row>
                <table:table-row table:style-name="ro39">
                  <table:table-cell table:style-name="ce163" office:value-type="string" calcext:value-type="string">
                    <text:p>AEF02</text:p>
                  </table:table-cell>
                  <table:table-cell table:style-name="ce176" office:value-type="string" calcext:value-type="string">
                    <text:p>Fourniture d’une carte d’amplification KM 150W pour Rack tunneligée IP type « KM Europ »</text:p>
                  </table:table-cell>
                  <table:table-cell table:style-name="ce225" office:value-type="string" calcext:value-type="string">
                    <text:p>Unité</text:p>
                  </table:table-cell>
                  <table:table-cell table:style-name="ce650" office:value-type="currency" office:currency="EUR" office:value="456.91" calcext:value-type="currency">
                    <text:p>456,91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02]*[.D102]" office:value-type="currency" office:currency="EUR" office:value="456.91" calcext:value-type="currency">
                    <text:p>456,91 €</text:p>
                  </table:table-cell>
                  <table:table-cell table:style-name="ce144" table:formula="of:=[.G102]*[.D102]"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03</text:p>
                  </table:table-cell>
                  <table:table-cell table:style-name="ce176" office:value-type="string" calcext:value-type="string">
                    <text:p>Fourniture d’une carte d’amplification KM 2x40W pour Rack tunneligée IP type « KM Europ »</text:p>
                  </table:table-cell>
                  <table:table-cell table:style-name="ce225" office:value-type="string" calcext:value-type="string">
                    <text:p>Unité</text:p>
                  </table:table-cell>
                  <table:table-cell table:style-name="ce650" office:value-type="currency" office:currency="EUR" office:value="261.72" calcext:value-type="currency">
                    <text:p>261,72 €</text:p>
                  </table:table-cell>
                  <table:table-cell/>
                  <table:table-cell table:style-name="ce278" office:value-type="float" office:value="1" calcext:value-type="float">
                    <text:p>1</text:p>
                  </table:table-cell>
                  <table:table-cell table:style-name="ce202" table:formula="of:=ROUNDUP(10/4)" office:value-type="float" office:value="3" calcext:value-type="float">
                    <text:p>3</text:p>
                  </table:table-cell>
                  <table:table-cell/>
                  <table:table-cell table:style-name="ce207" table:formula="of:=[.F103]*[.D103]" office:value-type="currency" office:currency="EUR" office:value="261.72" calcext:value-type="currency">
                    <text:p>261,72 €</text:p>
                  </table:table-cell>
                  <table:table-cell table:style-name="ce144" table:formula="of:=[.G103]*[.D103]" office:value-type="currency" office:currency="EUR" office:value="785.16" calcext:value-type="currency">
                    <text:p>785,16 €</text:p>
                  </table:table-cell>
                  <table:table-cell table:style-name="ce395"/>
                  <table:table-cell table:number-columns-repeated="1006"/>
                </table:table-row>
                <table:table-row table:style-name="ro39">
                  <table:table-cell table:style-name="ce163" office:value-type="string" calcext:value-type="string">
                    <text:p>AEF04</text:p>
                  </table:table-cell>
                  <table:table-cell table:style-name="ce176" office:value-type="string" calcext:value-type="string">
                    <text:p>Fourniture d’une carte d’alimentation pour Rack tunneligée IP type « KM Europ »</text:p>
                  </table:table-cell>
                  <table:table-cell table:style-name="ce225" office:value-type="string" calcext:value-type="string">
                    <text:p>Unité</text:p>
                  </table:table-cell>
                  <table:table-cell table:style-name="ce650" office:value-type="currency" office:currency="EUR" office:value="330.48" calcext:value-type="currency">
                    <text:p>330,48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04]*[.D104]" office:value-type="currency" office:currency="EUR" office:value="330.48" calcext:value-type="currency">
                    <text:p>330,48 €</text:p>
                  </table:table-cell>
                  <table:table-cell table:style-name="ce144" table:formula="of:=[.G104]*[.D104]"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05</text:p>
                  </table:table-cell>
                  <table:table-cell table:style-name="ce176" office:value-type="string" calcext:value-type="string">
                    <text:p>Fourniture d’une carte de contrôle commandes pour Rack tunneligée IP type « KM Europ »</text:p>
                  </table:table-cell>
                  <table:table-cell table:style-name="ce225" office:value-type="string" calcext:value-type="string">
                    <text:p>Unité</text:p>
                  </table:table-cell>
                  <table:table-cell table:style-name="ce650" office:value-type="currency" office:currency="EUR" office:value="426.97" calcext:value-type="currency">
                    <text:p>426,97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05]*[.D105]" office:value-type="currency" office:currency="EUR" office:value="426.97" calcext:value-type="currency">
                    <text:p>426,97 €</text:p>
                  </table:table-cell>
                  <table:table-cell table:style-name="ce144" table:formula="of:=[.G105]*[.D105]"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06</text:p>
                  </table:table-cell>
                  <table:table-cell table:style-name="ce176" office:value-type="string" calcext:value-type="string">
                    <text:p>Fourniture d’un coffret extension de sirène complet avec précablage KM pour rack tunneligée IP. Ref : SPACIAL 3D 400x400 IP 66 type « SAREL »</text:p>
                  </table:table-cell>
                  <table:table-cell table:style-name="ce225" office:value-type="string" calcext:value-type="string">
                    <text:p>Unité</text:p>
                  </table:table-cell>
                  <table:table-cell table:style-name="ce650" office:value-type="currency" office:currency="EUR" office:value="1395.57" calcext:value-type="currency">
                    <text:p>1 395,57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06]*[.D106]" office:value-type="currency" office:currency="EUR" office:value="1395.57" calcext:value-type="currency">
                    <text:p>1 395,57 €</text:p>
                  </table:table-cell>
                  <table:table-cell table:style-name="ce144" table:formula="of:=[.G106]*[.D106]"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07</text:p>
                  </table:table-cell>
                  <table:table-cell table:style-name="ce176" office:value-type="string" calcext:value-type="string">
                    <text:p>Fourniture d’une balise sonore type « KM Europ »</text:p>
                  </table:table-cell>
                  <table:table-cell table:style-name="ce225" office:value-type="string" calcext:value-type="string">
                    <text:p>Unité</text:p>
                  </table:table-cell>
                  <table:table-cell table:style-name="ce650" office:value-type="currency" office:currency="EUR" office:value="269.49" calcext:value-type="currency">
                    <text:p>269,49 €</text:p>
                  </table:table-cell>
                  <table:table-cell/>
                  <table:table-cell table:style-name="ce278" office:value-type="float" office:value="1" calcext:value-type="float">
                    <text:p>1</text:p>
                  </table:table-cell>
                  <table:table-cell table:style-name="ce202" table:formula="of:=ROUNDUP(10/4)" office:value-type="float" office:value="3" calcext:value-type="float">
                    <text:p>3</text:p>
                  </table:table-cell>
                  <table:table-cell/>
                  <table:table-cell table:style-name="ce207" table:formula="of:=[.F107]*[.D107]" office:value-type="currency" office:currency="EUR" office:value="269.49" calcext:value-type="currency">
                    <text:p>269,49 €</text:p>
                  </table:table-cell>
                  <table:table-cell table:style-name="ce144" table:formula="of:=[.G107]*[.D107]" office:value-type="currency" office:currency="EUR" office:value="808.47" calcext:value-type="currency">
                    <text:p>808,47 €</text:p>
                  </table:table-cell>
                  <table:table-cell table:style-name="ce395"/>
                  <table:table-cell table:number-columns-repeated="1006"/>
                </table:table-row>
                <table:table-row table:style-name="ro39">
                  <table:table-cell table:style-name="ce163" office:value-type="string" calcext:value-type="string">
                    <text:p>AEF08</text:p>
                  </table:table-cell>
                  <table:table-cell table:style-name="ce176" office:value-type="string" calcext:value-type="string">
                    <text:p>Fourniture d’une sirène complète avec fiche IP66 et étrier de fixation type « KM Europ »</text:p>
                  </table:table-cell>
                  <table:table-cell table:style-name="ce225" office:value-type="string" calcext:value-type="string">
                    <text:p>Unité</text:p>
                  </table:table-cell>
                  <table:table-cell table:style-name="ce650" office:value-type="currency" office:currency="EUR" office:value="238.44" calcext:value-type="currency">
                    <text:p>238,44 €</text:p>
                  </table:table-cell>
                  <table:table-cell/>
                  <table:table-cell table:style-name="ce278" office:value-type="float" office:value="1" calcext:value-type="float">
                    <text:p>1</text:p>
                  </table:table-cell>
                  <table:table-cell table:style-name="ce202" table:formula="of:=ROUNDUP(18/4)" office:value-type="float" office:value="5" calcext:value-type="float">
                    <text:p>5</text:p>
                  </table:table-cell>
                  <table:table-cell/>
                  <table:table-cell table:style-name="ce207" table:formula="of:=[.F108]*[.D108]" office:value-type="currency" office:currency="EUR" office:value="238.44" calcext:value-type="currency">
                    <text:p>238,44 €</text:p>
                  </table:table-cell>
                  <table:table-cell table:style-name="ce144" table:formula="of:=[.G108]*[.D108]" office:value-type="currency" office:currency="EUR" office:value="1192.2" calcext:value-type="currency">
                    <text:p>1 192,20 €</text:p>
                  </table:table-cell>
                  <table:table-cell table:style-name="ce395"/>
                  <table:table-cell table:number-columns-repeated="1006"/>
                </table:table-row>
                <table:table-row table:style-name="ro39">
                  <table:table-cell table:style-name="ce163" office:value-type="string" calcext:value-type="string">
                    <text:p>AEF09</text:p>
                  </table:table-cell>
                  <table:table-cell table:style-name="ce176" office:value-type="string" calcext:value-type="string">
                    <text:p>Fourniture d’une prise de connexion pour sirène</text:p>
                  </table:table-cell>
                  <table:table-cell table:style-name="ce225" office:value-type="string" calcext:value-type="string">
                    <text:p>Unité</text:p>
                  </table:table-cell>
                  <table:table-cell table:style-name="ce650" office:value-type="currency" office:currency="EUR" office:value="14.75" calcext:value-type="currency">
                    <text:p>14,75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09]*[.D109]" office:value-type="currency" office:currency="EUR" office:value="14.75" calcext:value-type="currency">
                    <text:p>14,75 €</text:p>
                  </table:table-cell>
                  <table:table-cell table:style-name="ce144" table:formula="of:=[.G109]*[.D109]" office:value-type="currency" office:currency="EUR" office:value="0" calcext:value-type="currency">
                    <text:p>0,00 €</text:p>
                  </table:table-cell>
                  <table:table-cell table:style-name="ce395"/>
                  <table:table-cell table:number-columns-repeated="1006"/>
                </table:table-row>
              </table:table-row-group>
            </table:table-row-group>
            <table:table-row table:style-name="ro17">
              <table:table-cell table:style-name="ce167" office:value-type="string" calcext:value-type="string" table:number-columns-spanned="7" table:number-rows-spanned="1">
                <text:p>PICTOGRAMME</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111:.I119])" office:value-type="currency" office:currency="EUR" office:value="17455.66" calcext:value-type="currency">
                <text:p>17 455,66 €</text:p>
              </table:table-cell>
              <table:table-cell table:style-name="ce658" table:formula="of:=SUM([.J111:.J119])" office:value-type="currency" office:currency="EUR" office:value="82402.12" calcext:value-type="currency">
                <text:p>82 402,12 €</text:p>
              </table:table-cell>
              <table:table-cell table:style-name="ce395"/>
              <table:table-cell table:number-columns-repeated="1006"/>
            </table:table-row>
            <table:table-row-group>
              <table:table-row-group>
                <table:table-row table:style-name="ro39">
                  <table:table-cell table:style-name="ce163" office:value-type="string" calcext:value-type="string">
                    <text:p>AEF10</text:p>
                  </table:table-cell>
                  <table:table-cell table:style-name="ce176" office:value-type="string" calcext:value-type="string">
                    <text:p>Fourniture d’un caisson complet CE30. Ref : M9720-10, source LED, type « SES »</text:p>
                  </table:table-cell>
                  <table:table-cell table:style-name="ce225" office:value-type="string" calcext:value-type="string">
                    <text:p>Unité</text:p>
                  </table:table-cell>
                  <table:table-cell table:style-name="ce650" office:value-type="currency" office:currency="EUR" office:value="4068.92" calcext:value-type="currency">
                    <text:p>4 068,92 €</text:p>
                  </table:table-cell>
                  <table:table-cell/>
                  <table:table-cell table:style-name="ce278" office:value-type="float" office:value="1" calcext:value-type="float">
                    <text:p>1</text:p>
                  </table:table-cell>
                  <table:table-cell table:style-name="ce202" table:formula="of:=ROUNDUP((8+20)/4)" office:value-type="float" office:value="7" calcext:value-type="float">
                    <text:p>7</text:p>
                  </table:table-cell>
                  <table:table-cell/>
                  <table:table-cell table:style-name="ce207" table:formula="of:=[.F111]*[.D111]" office:value-type="currency" office:currency="EUR" office:value="4068.92" calcext:value-type="currency">
                    <text:p>4 068,92 €</text:p>
                  </table:table-cell>
                  <table:table-cell table:style-name="ce144" table:formula="of:=[.G111]*[.D111]" office:value-type="currency" office:currency="EUR" office:value="28482.44" calcext:value-type="currency">
                    <text:p>28 482,44 €</text:p>
                  </table:table-cell>
                  <table:table-cell table:style-name="ce395"/>
                  <table:table-cell table:number-columns-repeated="1006"/>
                </table:table-row>
                <table:table-row table:style-name="ro39">
                  <table:table-cell table:style-name="ce163" office:value-type="string" calcext:value-type="string">
                    <text:p>AEF11</text:p>
                  </table:table-cell>
                  <table:table-cell table:style-name="ce176" office:value-type="string" calcext:value-type="string">
                    <text:p>Fourniture d’un caisson complet CE29. Ref : M9720-08, source LED, type « SES »</text:p>
                  </table:table-cell>
                  <table:table-cell table:style-name="ce225" office:value-type="string" calcext:value-type="string">
                    <text:p>Unité</text:p>
                  </table:table-cell>
                  <table:table-cell table:style-name="ce650" office:value-type="currency" office:currency="EUR" office:value="4068.92" calcext:value-type="currency">
                    <text:p>4 068,92 €</text:p>
                  </table:table-cell>
                  <table:table-cell/>
                  <table:table-cell table:style-name="ce278" office:value-type="float" office:value="1" calcext:value-type="float">
                    <text:p>1</text:p>
                  </table:table-cell>
                  <table:table-cell table:style-name="ce202" table:formula="of:=5" office:value-type="float" office:value="5" calcext:value-type="float">
                    <text:p>5</text:p>
                  </table:table-cell>
                  <table:table-cell/>
                  <table:table-cell table:style-name="ce207" table:formula="of:=[.F112]*[.D112]" office:value-type="currency" office:currency="EUR" office:value="4068.92" calcext:value-type="currency">
                    <text:p>4 068,92 €</text:p>
                  </table:table-cell>
                  <table:table-cell table:style-name="ce144" table:formula="of:=[.G112]*[.D112]" office:value-type="currency" office:currency="EUR" office:value="20344.6" calcext:value-type="currency">
                    <text:p>20 344,60 €</text:p>
                  </table:table-cell>
                  <table:table-cell table:style-name="ce395"/>
                  <table:table-cell table:number-columns-repeated="1006"/>
                </table:table-row>
                <table:table-row table:style-name="ro39">
                  <table:table-cell table:style-name="ce163" office:value-type="string" calcext:value-type="string">
                    <text:p>AEF12</text:p>
                  </table:table-cell>
                  <table:table-cell table:style-name="ce176" office:value-type="string" calcext:value-type="string">
                    <text:p>Fourniture d’un caisson complet CE2a. Ref : M9720-12, source LED, type « SES »</text:p>
                  </table:table-cell>
                  <table:table-cell table:style-name="ce225" office:value-type="string" calcext:value-type="string">
                    <text:p>Unité</text:p>
                  </table:table-cell>
                  <table:table-cell table:style-name="ce650" office:value-type="currency" office:currency="EUR" office:value="4068.92" calcext:value-type="currency">
                    <text:p>4 068,92 €</text:p>
                  </table:table-cell>
                  <table:table-cell/>
                  <table:table-cell table:style-name="ce278" office:value-type="float" office:value="1" calcext:value-type="float">
                    <text:p>1</text:p>
                  </table:table-cell>
                  <table:table-cell table:style-name="ce202" table:formula="of:=5" office:value-type="float" office:value="5" calcext:value-type="float">
                    <text:p>5</text:p>
                  </table:table-cell>
                  <table:table-cell/>
                  <table:table-cell table:style-name="ce207" table:formula="of:=[.F113]*[.D113]" office:value-type="currency" office:currency="EUR" office:value="4068.92" calcext:value-type="currency">
                    <text:p>4 068,92 €</text:p>
                  </table:table-cell>
                  <table:table-cell table:style-name="ce144" table:formula="of:=[.G113]*[.D113]" office:value-type="currency" office:currency="EUR" office:value="20344.6" calcext:value-type="currency">
                    <text:p>20 344,60 €</text:p>
                  </table:table-cell>
                  <table:table-cell table:style-name="ce395"/>
                  <table:table-cell table:number-columns-repeated="1006"/>
                </table:table-row>
                <table:table-row table:style-name="ro39">
                  <table:table-cell table:style-name="ce163" office:value-type="string" calcext:value-type="string">
                    <text:p>AEF13</text:p>
                  </table:table-cell>
                  <table:table-cell table:style-name="ce176" office:value-type="string" calcext:value-type="string">
                    <text:p>Fourniture d’un caisson double complet CE29 &amp; CE2a. Ref : M9720-08 &amp; M9720-12, source LED, type « SES »</text:p>
                  </table:table-cell>
                  <table:table-cell table:style-name="ce225" office:value-type="string" calcext:value-type="string">
                    <text:p>Unité</text:p>
                  </table:table-cell>
                  <table:table-cell table:style-name="ce650" office:value-type="currency" office:currency="EUR" office:value="4068.92" calcext:value-type="currency">
                    <text:p>4 068,92 €</text:p>
                  </table:table-cell>
                  <table:table-cell/>
                  <table:table-cell table:style-name="ce278" office:value-type="float" office:value="1" calcext:value-type="float">
                    <text:p>1</text:p>
                  </table:table-cell>
                  <table:table-cell table:style-name="ce202" office:value-type="float" office:value="2" calcext:value-type="float">
                    <text:p>2</text:p>
                  </table:table-cell>
                  <table:table-cell/>
                  <table:table-cell table:style-name="ce207" table:formula="of:=[.F114]*[.D114]" office:value-type="currency" office:currency="EUR" office:value="4068.92" calcext:value-type="currency">
                    <text:p>4 068,92 €</text:p>
                  </table:table-cell>
                  <table:table-cell table:style-name="ce144" table:formula="of:=[.G114]*[.D114]" office:value-type="currency" office:currency="EUR" office:value="8137.84" calcext:value-type="currency">
                    <text:p>8 137,84 €</text:p>
                  </table:table-cell>
                  <table:table-cell table:style-name="ce395"/>
                  <table:table-cell table:number-columns-repeated="1006"/>
                </table:table-row>
                <table:table-row table:style-name="ro39">
                  <table:table-cell table:style-name="ce163" office:value-type="string" calcext:value-type="string">
                    <text:p>AEF14</text:p>
                  </table:table-cell>
                  <table:table-cell table:style-name="ce176" office:value-type="string" calcext:value-type="string">
                    <text:p>Fourniture d’un panneau décors CE30. Ref : M9720-11, type « SES »</text:p>
                  </table:table-cell>
                  <table:table-cell table:style-name="ce225" office:value-type="string" calcext:value-type="string">
                    <text:p>Unité</text:p>
                  </table:table-cell>
                  <table:table-cell table:style-name="ce650" office:value-type="currency" office:currency="EUR" office:value="332.7" calcext:value-type="currency">
                    <text:p>332,70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15]*[.D115]" office:value-type="currency" office:currency="EUR" office:value="332.7" calcext:value-type="currency">
                    <text:p>332,70 €</text:p>
                  </table:table-cell>
                  <table:table-cell table:style-name="ce144" table:formula="of:=[.G115]*[.D115]"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15</text:p>
                  </table:table-cell>
                  <table:table-cell table:style-name="ce176" office:value-type="string" calcext:value-type="string">
                    <text:p>Fourniture d’un panneau décors CE29. Ref : M9720-09, type « SES »</text:p>
                  </table:table-cell>
                  <table:table-cell table:style-name="ce225" office:value-type="string" calcext:value-type="string">
                    <text:p>Unité</text:p>
                  </table:table-cell>
                  <table:table-cell table:style-name="ce650" office:value-type="currency" office:currency="EUR" office:value="332.7" calcext:value-type="currency">
                    <text:p>332,70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16]*[.D116]" office:value-type="currency" office:currency="EUR" office:value="332.7" calcext:value-type="currency">
                    <text:p>332,70 €</text:p>
                  </table:table-cell>
                  <table:table-cell table:style-name="ce144" table:formula="of:=[.G116]*[.D116]"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16</text:p>
                  </table:table-cell>
                  <table:table-cell table:style-name="ce176" office:value-type="string" calcext:value-type="string">
                    <text:p>Fourniture d’un panneau décors CE2a. Ref : M9720-10, type « SES »</text:p>
                  </table:table-cell>
                  <table:table-cell table:style-name="ce225" office:value-type="string" calcext:value-type="string">
                    <text:p>Unité</text:p>
                  </table:table-cell>
                  <table:table-cell table:style-name="ce650" office:value-type="currency" office:currency="EUR" office:value="332.7" calcext:value-type="currency">
                    <text:p>332,70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17]*[.D117]" office:value-type="currency" office:currency="EUR" office:value="332.7" calcext:value-type="currency">
                    <text:p>332,70 €</text:p>
                  </table:table-cell>
                  <table:table-cell table:style-name="ce144" table:formula="of:=[.G117]*[.D117]"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17</text:p>
                  </table:table-cell>
                  <table:table-cell table:style-name="ce176" office:value-type="string" calcext:value-type="string">
                    <text:p>Fourniture d’un ballast électronique 1x18W pour CE29, type « SES »</text:p>
                  </table:table-cell>
                  <table:table-cell table:style-name="ce225" office:value-type="string" calcext:value-type="string">
                    <text:p>Unité</text:p>
                  </table:table-cell>
                  <table:table-cell table:style-name="ce650" office:value-type="currency" office:currency="EUR" office:value="90.94" calcext:value-type="currency">
                    <text:p>90,94 €</text:p>
                  </table:table-cell>
                  <table:table-cell/>
                  <table:table-cell table:style-name="ce278" office:value-type="float" office:value="1" calcext:value-type="float">
                    <text:p>1</text:p>
                  </table:table-cell>
                  <table:table-cell table:style-name="ce202" table:formula="of:=ROUNDUP(105/4)" office:value-type="float" office:value="27" calcext:value-type="float">
                    <text:p>27</text:p>
                  </table:table-cell>
                  <table:table-cell/>
                  <table:table-cell table:style-name="ce207" table:formula="of:=[.F118]*[.D118]" office:value-type="currency" office:currency="EUR" office:value="90.94" calcext:value-type="currency">
                    <text:p>90,94 €</text:p>
                  </table:table-cell>
                  <table:table-cell table:style-name="ce144" table:formula="of:=[.G118]*[.D118]" office:value-type="currency" office:currency="EUR" office:value="2455.38" calcext:value-type="currency">
                    <text:p>2 455,38 €</text:p>
                  </table:table-cell>
                  <table:table-cell table:style-name="ce395"/>
                  <table:table-cell table:number-columns-repeated="1006"/>
                </table:table-row>
                <table:table-row table:style-name="ro39">
                  <table:table-cell table:style-name="ce163" office:value-type="string" calcext:value-type="string">
                    <text:p>AEF18</text:p>
                  </table:table-cell>
                  <table:table-cell table:style-name="ce176" office:value-type="string" calcext:value-type="string">
                    <text:p>Fourniture d’un ballast électronique 2x18W pour CE30, type « SES »</text:p>
                  </table:table-cell>
                  <table:table-cell table:style-name="ce225" office:value-type="string" calcext:value-type="string">
                    <text:p>Unité</text:p>
                  </table:table-cell>
                  <table:table-cell table:style-name="ce650" office:value-type="currency" office:currency="EUR" office:value="90.94" calcext:value-type="currency">
                    <text:p>90,94 €</text:p>
                  </table:table-cell>
                  <table:table-cell/>
                  <table:table-cell table:style-name="ce278" office:value-type="float" office:value="1" calcext:value-type="float">
                    <text:p>1</text:p>
                  </table:table-cell>
                  <table:table-cell table:style-name="ce202" table:formula="of:=ROUNDUP(114/4)" office:value-type="float" office:value="29" calcext:value-type="float">
                    <text:p>29</text:p>
                  </table:table-cell>
                  <table:table-cell/>
                  <table:table-cell table:style-name="ce207" table:formula="of:=[.F119]*[.D119]" office:value-type="currency" office:currency="EUR" office:value="90.94" calcext:value-type="currency">
                    <text:p>90,94 €</text:p>
                  </table:table-cell>
                  <table:table-cell table:style-name="ce144" table:formula="of:=[.G119]*[.D119]" office:value-type="currency" office:currency="EUR" office:value="2637.26" calcext:value-type="currency">
                    <text:p>2 637,26 €</text:p>
                  </table:table-cell>
                  <table:table-cell table:style-name="ce395"/>
                  <table:table-cell table:number-columns-repeated="1006"/>
                </table:table-row>
              </table:table-row-group>
            </table:table-row-group>
            <table:table-row table:style-name="ro17">
              <table:table-cell table:style-name="ce167" office:value-type="string" calcext:value-type="string" table:number-columns-spanned="7" table:number-rows-spanned="1">
                <text:p>CAPOTAGE</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121:.I126])" office:value-type="currency" office:currency="EUR" office:value="125917.06" calcext:value-type="currency">
                <text:p>125 917,06 €</text:p>
              </table:table-cell>
              <table:table-cell table:style-name="ce658" table:formula="of:=SUM([.J121:.J126])" office:value-type="currency" office:currency="EUR" office:value="172687.95" calcext:value-type="currency">
                <text:p>172 687,95 €</text:p>
              </table:table-cell>
              <table:table-cell table:style-name="ce395"/>
              <table:table-cell table:number-columns-repeated="1006"/>
            </table:table-row>
            <table:table-row-group>
              <table:table-row-group>
                <table:table-row table:style-name="ro39">
                  <table:table-cell table:style-name="ce163" office:value-type="string" calcext:value-type="string">
                    <text:p>AEF19</text:p>
                  </table:table-cell>
                  <table:table-cell table:style-name="ce176" office:value-type="string" calcext:value-type="string">
                    <text:p>Fourniture d’un capot vertical, source LED, type « HODAPP »</text:p>
                  </table:table-cell>
                  <table:table-cell table:style-name="ce225" office:value-type="string" calcext:value-type="string">
                    <text:p>Unité</text:p>
                  </table:table-cell>
                  <table:table-cell table:style-name="ce650" office:value-type="currency" office:currency="EUR" office:value="3604.25" calcext:value-type="currency">
                    <text:p>3 604,25 €</text:p>
                  </table:table-cell>
                  <table:table-cell/>
                  <table:table-cell table:style-name="ce278" office:value-type="float" office:value="20" calcext:value-type="float">
                    <text:p>20</text:p>
                  </table:table-cell>
                  <table:table-cell table:style-name="ce202" table:formula="of:=ROUNDUP(181/4)" office:value-type="float" office:value="46" calcext:value-type="float">
                    <text:p>46</text:p>
                  </table:table-cell>
                  <table:table-cell/>
                  <table:table-cell table:style-name="ce207" table:formula="of:=[.F121]*[.D121]" office:value-type="currency" office:currency="EUR" office:value="72085" calcext:value-type="currency">
                    <text:p>72 085,00 €</text:p>
                  </table:table-cell>
                  <table:table-cell table:style-name="ce144" table:formula="of:=[.G121]*[.D121]" office:value-type="currency" office:currency="EUR" office:value="165795.5" calcext:value-type="currency">
                    <text:p>165 795,50 €</text:p>
                  </table:table-cell>
                  <table:table-cell table:style-name="ce395"/>
                  <table:table-cell table:number-columns-repeated="1006"/>
                </table:table-row>
                <table:table-row table:style-name="ro39">
                  <table:table-cell table:style-name="ce163" office:value-type="string" calcext:value-type="string">
                    <text:p>AEF20</text:p>
                  </table:table-cell>
                  <table:table-cell table:style-name="ce176" office:value-type="string" calcext:value-type="string">
                    <text:p>Fourniture d’un capot horizontal, source LED, type « HODAPP »</text:p>
                  </table:table-cell>
                  <table:table-cell table:style-name="ce225" office:value-type="string" calcext:value-type="string">
                    <text:p>Unité</text:p>
                  </table:table-cell>
                  <table:table-cell table:style-name="ce650" office:value-type="currency" office:currency="EUR" office:value="4330.65" calcext:value-type="currency">
                    <text:p>4 330,65 €</text:p>
                  </table:table-cell>
                  <table:table-cell/>
                  <table:table-cell table:style-name="ce278" office:value-type="float" office:value="10" calcext:value-type="float">
                    <text:p>10</text:p>
                  </table:table-cell>
                  <table:table-cell table:style-name="ce202" office:value-type="float" office:value="1" calcext:value-type="float">
                    <text:p>1</text:p>
                  </table:table-cell>
                  <table:table-cell/>
                  <table:table-cell table:style-name="ce207" table:formula="of:=[.F122]*[.D122]" office:value-type="currency" office:currency="EUR" office:value="43306.5" calcext:value-type="currency">
                    <text:p>43 306,50 €</text:p>
                  </table:table-cell>
                  <table:table-cell table:style-name="ce144" table:formula="of:=[.G122]*[.D122]" office:value-type="currency" office:currency="EUR" office:value="4330.65" calcext:value-type="currency">
                    <text:p>4 330,65 €</text:p>
                  </table:table-cell>
                  <table:table-cell table:style-name="ce395"/>
                  <table:table-cell table:number-columns-repeated="1006"/>
                </table:table-row>
                <table:table-row table:style-name="ro39">
                  <table:table-cell table:style-name="ce163" office:value-type="string" calcext:value-type="string">
                    <text:p>AEF21</text:p>
                  </table:table-cell>
                  <table:table-cell table:style-name="ce176" office:value-type="string" calcext:value-type="string">
                    <text:p>Fourniture d’un feu flash. Ref : Quadro S-M-FLEX, type « PFANNENBERG »</text:p>
                  </table:table-cell>
                  <table:table-cell table:style-name="ce225" office:value-type="string" calcext:value-type="string">
                    <text:p>Unité</text:p>
                  </table:table-cell>
                  <table:table-cell table:style-name="ce650" office:value-type="currency" office:currency="EUR" office:value="512.36" calcext:value-type="currency">
                    <text:p>512,36 €</text:p>
                  </table:table-cell>
                  <table:table-cell/>
                  <table:table-cell table:style-name="ce278" office:value-type="float" office:value="20" calcext:value-type="float">
                    <text:p>20</text:p>
                  </table:table-cell>
                  <table:table-cell table:style-name="ce202" table:formula="of:=ROUNDUP(17/4)" office:value-type="float" office:value="5" calcext:value-type="float">
                    <text:p>5</text:p>
                  </table:table-cell>
                  <table:table-cell/>
                  <table:table-cell table:style-name="ce207" table:formula="of:=[.F123]*[.D123]" office:value-type="currency" office:currency="EUR" office:value="10247.2" calcext:value-type="currency">
                    <text:p>10 247,20 €</text:p>
                  </table:table-cell>
                  <table:table-cell table:style-name="ce144" table:formula="of:=[.G123]*[.D123]" office:value-type="currency" office:currency="EUR" office:value="2561.8" calcext:value-type="currency">
                    <text:p>2 561,80 €</text:p>
                  </table:table-cell>
                  <table:table-cell table:style-name="ce395"/>
                  <table:table-cell table:number-columns-repeated="1006"/>
                </table:table-row>
                <table:table-row table:style-name="ro39">
                  <table:table-cell table:style-name="ce163" office:value-type="string" calcext:value-type="string">
                    <text:p>AEF22</text:p>
                  </table:table-cell>
                  <table:table-cell table:style-name="ce176" office:value-type="string" calcext:value-type="string">
                    <text:p>Fourniture d’une fiche Harting complète mâle + femelle</text:p>
                  </table:table-cell>
                  <table:table-cell table:style-name="ce225" office:value-type="string" calcext:value-type="string">
                    <text:p>Unité</text:p>
                  </table:table-cell>
                  <table:table-cell table:style-name="ce650" office:value-type="currency" office:currency="EUR" office:value="175.22" calcext:value-type="currency">
                    <text:p>175,22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24]*[.D124]" office:value-type="currency" office:currency="EUR" office:value="175.22" calcext:value-type="currency">
                    <text:p>175,22 €</text:p>
                  </table:table-cell>
                  <table:table-cell table:style-name="ce144" table:formula="of:=[.G124]*[.D124]"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23</text:p>
                  </table:table-cell>
                  <table:table-cell table:style-name="ce176" office:value-type="string" calcext:value-type="string">
                    <text:p>Fourniture d’une boîte de raccordement étanche IP 65</text:p>
                  </table:table-cell>
                  <table:table-cell table:style-name="ce225" office:value-type="string" calcext:value-type="string">
                    <text:p>Unité</text:p>
                  </table:table-cell>
                  <table:table-cell table:style-name="ce650" office:value-type="currency" office:currency="EUR" office:value="15.53" calcext:value-type="currency">
                    <text:p>15,53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25]*[.D125]" office:value-type="currency" office:currency="EUR" office:value="15.53" calcext:value-type="currency">
                    <text:p>15,53 €</text:p>
                  </table:table-cell>
                  <table:table-cell table:style-name="ce144" table:formula="of:=[.G125]*[.D125]"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24</text:p>
                  </table:table-cell>
                  <table:table-cell table:style-name="ce176" office:value-type="string" calcext:value-type="string">
                    <text:p>Fourniture d’une boîte plexo, connectique et gel repositionnable</text:p>
                  </table:table-cell>
                  <table:table-cell table:style-name="ce225" office:value-type="string" calcext:value-type="string">
                    <text:p>Unité</text:p>
                  </table:table-cell>
                  <table:table-cell table:style-name="ce650" office:value-type="currency" office:currency="EUR" office:value="87.61" calcext:value-type="currency">
                    <text:p>87,61 €</text:p>
                  </table:table-cell>
                  <table:table-cell/>
                  <table:table-cell table:style-name="ce278" office:value-type="float" office:value="1" calcext:value-type="float">
                    <text:p>1</text:p>
                  </table:table-cell>
                  <table:table-cell table:style-name="ce202" office:value-type="float" office:value="0" calcext:value-type="float">
                    <text:p>0</text:p>
                  </table:table-cell>
                  <table:table-cell/>
                  <table:table-cell table:style-name="ce207" table:formula="of:=[.F126]*[.D126]" office:value-type="currency" office:currency="EUR" office:value="87.61" calcext:value-type="currency">
                    <text:p>87,61 €</text:p>
                  </table:table-cell>
                  <table:table-cell table:style-name="ce144" table:formula="of:=[.G126]*[.D126]" office:value-type="currency" office:currency="EUR" office:value="0" calcext:value-type="currency">
                    <text:p>0,00 €</text:p>
                  </table:table-cell>
                  <table:table-cell table:style-name="ce395"/>
                  <table:table-cell table:number-columns-repeated="1006"/>
                </table:table-row>
              </table:table-row-group>
            </table:table-row-group>
            <table:table-row table:style-name="ro17">
              <table:table-cell table:style-name="ce167" office:value-type="string" calcext:value-type="string" table:number-columns-spanned="7" table:number-rows-spanned="1">
                <text:p>CHEVRONS</text:p>
              </table:table-cell>
              <table:covered-table-cell table:number-columns-repeated="2"/>
              <table:covered-table-cell table:style-name="ce195"/>
              <table:covered-table-cell/>
              <table:covered-table-cell table:style-name="ce276"/>
              <table:covered-table-cell table:style-name="ce203"/>
              <table:table-cell/>
              <table:table-cell table:style-name="ce658" table:formula="of:=SUM([.I128:.I135])" office:value-type="currency" office:currency="EUR" office:value="28634.28" calcext:value-type="currency">
                <text:p>28 634,28 €</text:p>
              </table:table-cell>
              <table:table-cell table:style-name="ce658" table:formula="of:=SUM([.J128:.J135])" office:value-type="currency" office:currency="EUR" office:value="25061.19" calcext:value-type="currency">
                <text:p>25 061,19 €</text:p>
              </table:table-cell>
              <table:table-cell table:style-name="ce395"/>
              <table:table-cell table:number-columns-repeated="1006"/>
            </table:table-row>
            <table:table-row-group>
              <table:table-row-group>
                <table:table-row table:style-name="ro39">
                  <table:table-cell table:style-name="ce163" office:value-type="string" calcext:value-type="string">
                    <text:p>AEF25</text:p>
                  </table:table-cell>
                  <table:table-cell table:style-name="ce176" office:value-type="string" calcext:value-type="string">
                    <text:p>Fourniture d’un ensemble de 6 chevrons lumineux. « TTS-23750 »</text:p>
                  </table:table-cell>
                  <table:table-cell table:style-name="ce225" office:value-type="string" calcext:value-type="string">
                    <text:p>Unité</text:p>
                  </table:table-cell>
                  <table:table-cell table:style-name="ce650" office:value-type="currency" office:currency="EUR" office:value="5655.9" calcext:value-type="currency">
                    <text:p>5 655,90 €</text:p>
                  </table:table-cell>
                  <table:table-cell/>
                  <table:table-cell table:style-name="ce278" office:value-type="float" office:value="3" calcext:value-type="float">
                    <text:p>3</text:p>
                  </table:table-cell>
                  <table:table-cell table:style-name="ce202" table:formula="of:=4" office:value-type="float" office:value="4" calcext:value-type="float">
                    <text:p>4</text:p>
                  </table:table-cell>
                  <table:table-cell/>
                  <table:table-cell table:style-name="ce207" table:formula="of:=[.F128]*[.D128]" office:value-type="currency" office:currency="EUR" office:value="16967.7" calcext:value-type="currency">
                    <text:p>16 967,70 €</text:p>
                  </table:table-cell>
                  <table:table-cell table:style-name="ce144" table:formula="of:=[.G128]*[.D128]" office:value-type="currency" office:currency="EUR" office:value="22623.6" calcext:value-type="currency">
                    <text:p>22 623,60 €</text:p>
                  </table:table-cell>
                  <table:table-cell table:style-name="ce395"/>
                  <table:table-cell table:number-columns-repeated="1006"/>
                </table:table-row>
                <table:table-row table:style-name="ro39">
                  <table:table-cell table:style-name="ce163" office:value-type="string" calcext:value-type="string">
                    <text:p>AEF26</text:p>
                  </table:table-cell>
                  <table:table-cell table:style-name="ce176" office:value-type="string" calcext:value-type="string">
                    <text:p>Fourniture d’une alimentation interne rack sonorisation TTS HWS 100-24</text:p>
                  </table:table-cell>
                  <table:table-cell table:style-name="ce225" office:value-type="string" calcext:value-type="string">
                    <text:p>Unité</text:p>
                  </table:table-cell>
                  <table:table-cell table:style-name="ce650" office:value-type="currency" office:currency="EUR" office:value="165.24" calcext:value-type="currency">
                    <text:p>165,24 €</text:p>
                  </table:table-cell>
                  <table:table-cell/>
                  <table:table-cell table:style-name="ce278" office:value-type="float" office:value="3" calcext:value-type="float">
                    <text:p>3</text:p>
                  </table:table-cell>
                  <table:table-cell table:style-name="ce202" office:value-type="float" office:value="0" calcext:value-type="float">
                    <text:p>0</text:p>
                  </table:table-cell>
                  <table:table-cell/>
                  <table:table-cell table:style-name="ce207" table:formula="of:=[.F129]*[.D129]" office:value-type="currency" office:currency="EUR" office:value="495.72" calcext:value-type="currency">
                    <text:p>495,72 €</text:p>
                  </table:table-cell>
                  <table:table-cell table:style-name="ce144" table:formula="of:=[.G129]*[.D129]"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27</text:p>
                  </table:table-cell>
                  <table:table-cell table:style-name="ce176" office:value-type="string" calcext:value-type="string">
                    <text:p>Fourniture d’une carte CPU EL336 rack sonorisation TTS</text:p>
                  </table:table-cell>
                  <table:table-cell table:style-name="ce225" office:value-type="string" calcext:value-type="string">
                    <text:p>Unité</text:p>
                  </table:table-cell>
                  <table:table-cell table:style-name="ce650" office:value-type="currency" office:currency="EUR" office:value="405.89" calcext:value-type="currency">
                    <text:p>405,89 €</text:p>
                  </table:table-cell>
                  <table:table-cell/>
                  <table:table-cell table:style-name="ce278" office:value-type="float" office:value="3" calcext:value-type="float">
                    <text:p>3</text:p>
                  </table:table-cell>
                  <table:table-cell table:style-name="ce202" office:value-type="float" office:value="0" calcext:value-type="float">
                    <text:p>0</text:p>
                  </table:table-cell>
                  <table:table-cell/>
                  <table:table-cell table:style-name="ce207" table:formula="of:=[.F130]*[.D130]" office:value-type="currency" office:currency="EUR" office:value="1217.67" calcext:value-type="currency">
                    <text:p>1 217,67 €</text:p>
                  </table:table-cell>
                  <table:table-cell table:style-name="ce144" table:formula="of:=[.G130]*[.D130]"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28</text:p>
                  </table:table-cell>
                  <table:table-cell table:style-name="ce176" office:value-type="string" calcext:value-type="string">
                    <text:p>Fourniture d’une alimentation interne rack sonorisation SES</text:p>
                  </table:table-cell>
                  <table:table-cell table:style-name="ce225" office:value-type="string" calcext:value-type="string">
                    <text:p>Unité</text:p>
                  </table:table-cell>
                  <table:table-cell table:style-name="ce650" office:value-type="currency" office:currency="EUR" office:value="199.62" calcext:value-type="currency">
                    <text:p>199,62 €</text:p>
                  </table:table-cell>
                  <table:table-cell/>
                  <table:table-cell table:style-name="ce278" office:value-type="float" office:value="3" calcext:value-type="float">
                    <text:p>3</text:p>
                  </table:table-cell>
                  <table:table-cell table:style-name="ce202" office:value-type="float" office:value="0" calcext:value-type="float">
                    <text:p>0</text:p>
                  </table:table-cell>
                  <table:table-cell/>
                  <table:table-cell table:style-name="ce207" table:formula="of:=[.F131]*[.D131]" office:value-type="currency" office:currency="EUR" office:value="598.86" calcext:value-type="currency">
                    <text:p>598,86 €</text:p>
                  </table:table-cell>
                  <table:table-cell table:style-name="ce144" table:formula="of:=[.G131]*[.D131]"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29</text:p>
                  </table:table-cell>
                  <table:table-cell table:style-name="ce176" office:value-type="string" calcext:value-type="string">
                    <text:p>Fourniture d’un relais présence secteur rack sonorisation SES</text:p>
                  </table:table-cell>
                  <table:table-cell table:style-name="ce225" office:value-type="string" calcext:value-type="string">
                    <text:p>Unité</text:p>
                  </table:table-cell>
                  <table:table-cell table:style-name="ce650" office:value-type="currency" office:currency="EUR" office:value="27.73" calcext:value-type="currency">
                    <text:p>27,73 €</text:p>
                  </table:table-cell>
                  <table:table-cell/>
                  <table:table-cell table:style-name="ce278" office:value-type="float" office:value="3" calcext:value-type="float">
                    <text:p>3</text:p>
                  </table:table-cell>
                  <table:table-cell table:style-name="ce202" table:formula="of:=ROUNDUP(5/4)" office:value-type="float" office:value="2" calcext:value-type="float">
                    <text:p>2</text:p>
                  </table:table-cell>
                  <table:table-cell/>
                  <table:table-cell table:style-name="ce207" table:formula="of:=[.F132]*[.D132]" office:value-type="currency" office:currency="EUR" office:value="83.19" calcext:value-type="currency">
                    <text:p>83,19 €</text:p>
                  </table:table-cell>
                  <table:table-cell table:style-name="ce144" table:formula="of:=[.G132]*[.D132]" office:value-type="currency" office:currency="EUR" office:value="55.46" calcext:value-type="currency">
                    <text:p>55,46 €</text:p>
                  </table:table-cell>
                  <table:table-cell table:style-name="ce395"/>
                  <table:table-cell table:number-columns-repeated="1006"/>
                </table:table-row>
                <table:table-row table:style-name="ro39">
                  <table:table-cell table:style-name="ce163" office:value-type="string" calcext:value-type="string">
                    <text:p>AEF30</text:p>
                  </table:table-cell>
                  <table:table-cell table:style-name="ce176" office:value-type="string" calcext:value-type="string">
                    <text:p>Fourniture d’une carte SAV 485+ rack sonorisation SES</text:p>
                  </table:table-cell>
                  <table:table-cell table:style-name="ce225" office:value-type="string" calcext:value-type="string">
                    <text:p>Unité</text:p>
                  </table:table-cell>
                  <table:table-cell table:style-name="ce650" office:value-type="currency" office:currency="EUR" office:value="420.68" calcext:value-type="currency">
                    <text:p>420,68 €</text:p>
                  </table:table-cell>
                  <table:table-cell/>
                  <table:table-cell table:style-name="ce278" office:value-type="float" office:value="3" calcext:value-type="float">
                    <text:p>3</text:p>
                  </table:table-cell>
                  <table:table-cell table:style-name="ce202" office:value-type="float" office:value="0" calcext:value-type="float">
                    <text:p>0</text:p>
                  </table:table-cell>
                  <table:table-cell/>
                  <table:table-cell table:style-name="ce207" table:formula="of:=[.F133]*[.D133]" office:value-type="currency" office:currency="EUR" office:value="1262.04" calcext:value-type="currency">
                    <text:p>1 262,04 €</text:p>
                  </table:table-cell>
                  <table:table-cell table:style-name="ce144" table:formula="of:=[.G133]*[.D133]"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31</text:p>
                  </table:table-cell>
                  <table:table-cell table:style-name="ce176" office:value-type="string" calcext:value-type="string">
                    <text:p>Fourniture d’une carte IPC rack sonorisation SES</text:p>
                  </table:table-cell>
                  <table:table-cell table:style-name="ce225" office:value-type="string" calcext:value-type="string">
                    <text:p>Unité</text:p>
                  </table:table-cell>
                  <table:table-cell table:style-name="ce650" office:value-type="currency" office:currency="EUR" office:value="287.57" calcext:value-type="currency">
                    <text:p>287,57 €</text:p>
                  </table:table-cell>
                  <table:table-cell/>
                  <table:table-cell table:style-name="ce278" office:value-type="float" office:value="3" calcext:value-type="float">
                    <text:p>3</text:p>
                  </table:table-cell>
                  <table:table-cell table:style-name="ce202" office:value-type="float" office:value="0" calcext:value-type="float">
                    <text:p>0</text:p>
                  </table:table-cell>
                  <table:table-cell/>
                  <table:table-cell table:style-name="ce207" table:formula="of:=[.F134]*[.D134]" office:value-type="currency" office:currency="EUR" office:value="862.71" calcext:value-type="currency">
                    <text:p>862,71 €</text:p>
                  </table:table-cell>
                  <table:table-cell table:style-name="ce144" table:formula="of:=[.G134]*[.D134]" office:value-type="currency" office:currency="EUR" office:value="0" calcext:value-type="currency">
                    <text:p>0,00 €</text:p>
                  </table:table-cell>
                  <table:table-cell table:style-name="ce395"/>
                  <table:table-cell table:number-columns-repeated="1006"/>
                </table:table-row>
                <table:table-row table:style-name="ro39">
                  <table:table-cell table:style-name="ce163" office:value-type="string" calcext:value-type="string">
                    <text:p>AEF32</text:p>
                  </table:table-cell>
                  <table:table-cell table:style-name="ce176" office:value-type="string" calcext:value-type="string">
                    <text:p>Fourniture d’un rack chevrons &amp; connecteurs rapides sur les cartes électroniques. Type « SES »</text:p>
                  </table:table-cell>
                  <table:table-cell table:style-name="ce225" office:value-type="string" calcext:value-type="string">
                    <text:p>Unité</text:p>
                  </table:table-cell>
                  <table:table-cell table:style-name="ce650" office:value-type="currency" office:currency="EUR" office:value="2382.13" calcext:value-type="currency">
                    <text:p>2 382,13 €</text:p>
                  </table:table-cell>
                  <table:table-cell/>
                  <table:table-cell table:style-name="ce278" office:value-type="float" office:value="3" calcext:value-type="float">
                    <text:p>3</text:p>
                  </table:table-cell>
                  <table:table-cell table:style-name="ce202" office:value-type="float" office:value="1" calcext:value-type="float">
                    <text:p>1</text:p>
                  </table:table-cell>
                  <table:table-cell/>
                  <table:table-cell table:style-name="ce207" table:formula="of:=[.F135]*[.D135]" office:value-type="currency" office:currency="EUR" office:value="7146.39" calcext:value-type="currency">
                    <text:p>7 146,39 €</text:p>
                  </table:table-cell>
                  <table:table-cell table:style-name="ce144" table:formula="of:=[.G135]*[.D135]" office:value-type="currency" office:currency="EUR" office:value="2382.13" calcext:value-type="currency">
                    <text:p>2 382,13 €</text:p>
                  </table:table-cell>
                  <table:table-cell table:style-name="ce395"/>
                  <table:table-cell table:number-columns-repeated="1006"/>
                </table:table-row>
              </table:table-row-group>
            </table:table-row-group>
          </table:table-row-group>
        </table:table-row-group>
        <table:table-row table:style-name="ro38">
          <table:table-cell table:style-name="ce159" office:value-type="string" calcext:value-type="string" table:number-columns-spanned="7" table:number-rows-spanned="1">
            <text:p>DIVERS</text:p>
          </table:table-cell>
          <table:covered-table-cell table:number-columns-repeated="2"/>
          <table:covered-table-cell table:style-name="ce195"/>
          <table:covered-table-cell/>
          <table:covered-table-cell table:style-name="ce276"/>
          <table:covered-table-cell table:style-name="ce203"/>
          <table:table-cell/>
          <table:table-cell table:style-name="ce386" table:formula="of:=SUM([.I137:.I143])" office:value-type="currency" office:currency="EUR" office:value="24447.26" calcext:value-type="currency">
            <text:p>24 447,26 €</text:p>
          </table:table-cell>
          <table:table-cell table:style-name="ce386" table:formula="of:=SUM([.J137:.J143])" office:value-type="currency" office:currency="EUR" office:value="87050" calcext:value-type="currency">
            <text:p>87 050,00 €</text:p>
          </table:table-cell>
          <table:table-cell table:style-name="ce395"/>
          <table:table-cell table:number-columns-repeated="1006"/>
        </table:table-row>
        <table:table-row-group>
          <table:table-row-group>
            <table:table-row-group>
              <table:table-row-group>
                <table:table-row table:style-name="ro39">
                  <table:table-cell table:style-name="ce168" office:value-type="string" calcext:value-type="string">
                    <text:p>AEV01</text:p>
                  </table:table-cell>
                  <table:table-cell table:style-name="ce176" office:value-type="string" calcext:value-type="string">
                    <text:p>phase d’initialisation (fiche CCTP n°1)</text:p>
                  </table:table-cell>
                  <table:table-cell table:style-name="ce225" office:value-type="string" calcext:value-type="string">
                    <text:p>Forfait</text:p>
                  </table:table-cell>
                  <table:table-cell table:style-name="ce650" office:value-type="currency" office:currency="EUR" office:value="26190.4" calcext:value-type="currency">
                    <text:p>26 190,40 €</text:p>
                  </table:table-cell>
                  <table:table-cell/>
                  <table:table-cell table:style-name="ce278" office:value-type="float" office:value="0.25" calcext:value-type="float">
                    <text:p>0,25</text:p>
                  </table:table-cell>
                  <table:table-cell table:style-name="ce202" office:value-type="float" office:value="1" calcext:value-type="float">
                    <text:p>1</text:p>
                  </table:table-cell>
                  <table:table-cell/>
                  <table:table-cell table:style-name="ce207" table:formula="of:=[.F137]*[.D137]" office:value-type="currency" office:currency="EUR" office:value="6547.6" calcext:value-type="currency">
                    <text:p>6 547,60 €</text:p>
                  </table:table-cell>
                  <table:table-cell table:style-name="ce144" table:formula="of:=[.G137]*[.D137]" office:value-type="currency" office:currency="EUR" office:value="26190.4" calcext:value-type="currency">
                    <text:p>26 190,40 €</text:p>
                  </table:table-cell>
                  <table:table-cell table:style-name="ce395"/>
                  <table:table-cell table:number-columns-repeated="1006"/>
                </table:table-row>
                <table:table-row table:style-name="ro39">
                  <table:table-cell table:style-name="ce168" office:value-type="string" calcext:value-type="string">
                    <text:p>AEV02</text:p>
                  </table:table-cell>
                  <table:table-cell table:style-name="ce176" office:value-type="string" calcext:value-type="string">
                    <text:p>Forfait annuel de pilotage de marché (fiche CCTP n°2)</text:p>
                  </table:table-cell>
                  <table:table-cell table:style-name="ce225" office:value-type="string" calcext:value-type="string">
                    <text:p>Forfait</text:p>
                  </table:table-cell>
                  <table:table-cell table:style-name="ce650" office:value-type="currency" office:currency="EUR" office:value="9677.5" calcext:value-type="currency">
                    <text:p>9 677,50 €</text:p>
                  </table:table-cell>
                  <table:table-cell/>
                  <table:table-cell table:style-name="ce278" office:value-type="float" office:value="1" calcext:value-type="float">
                    <text:p>1</text:p>
                  </table:table-cell>
                  <table:table-cell table:style-name="ce202" office:value-type="float" office:value="1" calcext:value-type="float">
                    <text:p>1</text:p>
                  </table:table-cell>
                  <table:table-cell/>
                  <table:table-cell table:style-name="ce207" table:formula="of:=[.F138]*[.D138]" office:value-type="currency" office:currency="EUR" office:value="9677.5" calcext:value-type="currency">
                    <text:p>9 677,50 €</text:p>
                  </table:table-cell>
                  <table:table-cell table:style-name="ce144" table:formula="of:=[.G138]*[.D138]" office:value-type="currency" office:currency="EUR" office:value="9677.5" calcext:value-type="currency">
                    <text:p>9 677,50 €</text:p>
                  </table:table-cell>
                  <table:table-cell table:style-name="ce395"/>
                  <table:table-cell table:number-columns-repeated="1006"/>
                </table:table-row>
                <table:table-row table:style-name="ro39">
                  <table:table-cell table:style-name="ce168" office:value-type="string" calcext:value-type="string">
                    <text:p>AEV03</text:p>
                  </table:table-cell>
                  <table:table-cell table:style-name="ce176" office:value-type="string" calcext:value-type="string">
                    <text:p>Etude mineure (Fiche CCTP n°7)</text:p>
                  </table:table-cell>
                  <table:table-cell table:style-name="ce225" office:value-type="string" calcext:value-type="string">
                    <text:p>Forfait</text:p>
                  </table:table-cell>
                  <table:table-cell table:style-name="ce650" office:value-type="currency" office:currency="EUR" office:value="1730.56" calcext:value-type="currency">
                    <text:p>1 730,56 €</text:p>
                  </table:table-cell>
                  <table:table-cell/>
                  <table:table-cell table:style-name="ce278" office:value-type="float" office:value="1" calcext:value-type="float">
                    <text:p>1</text:p>
                  </table:table-cell>
                  <table:table-cell table:style-name="ce202" office:value-type="float" office:value="1" calcext:value-type="float">
                    <text:p>1</text:p>
                  </table:table-cell>
                  <table:table-cell/>
                  <table:table-cell table:style-name="ce207" table:formula="of:=[.F139]*[.D139]" office:value-type="currency" office:currency="EUR" office:value="1730.56" calcext:value-type="currency">
                    <text:p>1 730,56 €</text:p>
                  </table:table-cell>
                  <table:table-cell table:style-name="ce144" table:formula="of:=[.G139]*[.D139]" office:value-type="currency" office:currency="EUR" office:value="1730.56" calcext:value-type="currency">
                    <text:p>1 730,56 €</text:p>
                  </table:table-cell>
                  <table:table-cell table:style-name="ce395"/>
                  <table:table-cell table:number-columns-repeated="1006"/>
                </table:table-row>
                <table:table-row table:style-name="ro39">
                  <table:table-cell table:style-name="ce168" office:value-type="string" calcext:value-type="string">
                    <text:p>AEV04</text:p>
                  </table:table-cell>
                  <table:table-cell table:style-name="ce176" office:value-type="string" calcext:value-type="string">
                    <text:p>Etude majeure (Fiche CCTP n°7)</text:p>
                  </table:table-cell>
                  <table:table-cell table:style-name="ce225" office:value-type="string" calcext:value-type="string">
                    <text:p>Forfait</text:p>
                  </table:table-cell>
                  <table:table-cell table:style-name="ce650" office:value-type="currency" office:currency="EUR" office:value="4326.4" calcext:value-type="currency">
                    <text:p>4 326,40 €</text:p>
                  </table:table-cell>
                  <table:table-cell/>
                  <table:table-cell table:style-name="ce278" office:value-type="float" office:value="1" calcext:value-type="float">
                    <text:p>1</text:p>
                  </table:table-cell>
                  <table:table-cell table:style-name="ce202" office:value-type="float" office:value="1" calcext:value-type="float">
                    <text:p>1</text:p>
                  </table:table-cell>
                  <table:table-cell/>
                  <table:table-cell table:style-name="ce207" table:formula="of:=[.F140]*[.D140]" office:value-type="currency" office:currency="EUR" office:value="4326.4" calcext:value-type="currency">
                    <text:p>4 326,40 €</text:p>
                  </table:table-cell>
                  <table:table-cell table:style-name="ce144" table:formula="of:=[.G140]*[.D140]" office:value-type="currency" office:currency="EUR" office:value="4326.4" calcext:value-type="currency">
                    <text:p>4 326,40 €</text:p>
                  </table:table-cell>
                  <table:table-cell table:style-name="ce395"/>
                  <table:table-cell table:number-columns-repeated="1006"/>
                </table:table-row>
                <table:table-row table:style-name="ro39">
                  <table:table-cell table:style-name="ce168" office:value-type="string" calcext:value-type="string">
                    <text:p>AEV05</text:p>
                  </table:table-cell>
                  <table:table-cell table:style-name="ce176" office:value-type="string" calcext:value-type="string">
                    <text:p>phase de restitution (fiche CCTP n°9)</text:p>
                  </table:table-cell>
                  <table:table-cell table:style-name="ce225" office:value-type="string" calcext:value-type="string">
                    <text:p>Forfait</text:p>
                  </table:table-cell>
                  <table:table-cell table:style-name="ce650" office:value-type="currency" office:currency="EUR" office:value="8652.8" calcext:value-type="currency">
                    <text:p>8 652,80 €</text:p>
                  </table:table-cell>
                  <table:table-cell/>
                  <table:table-cell table:style-name="ce278" office:value-type="float" office:value="0.25" calcext:value-type="float">
                    <text:p>0,25</text:p>
                  </table:table-cell>
                  <table:table-cell table:style-name="ce202" office:value-type="float" office:value="1" calcext:value-type="float">
                    <text:p>1</text:p>
                  </table:table-cell>
                  <table:table-cell/>
                  <table:table-cell table:style-name="ce207" table:formula="of:=[.F141]*[.D141]" office:value-type="currency" office:currency="EUR" office:value="2163.2" calcext:value-type="currency">
                    <text:p>2 163,20 €</text:p>
                  </table:table-cell>
                  <table:table-cell table:style-name="ce144" table:formula="of:=[.G141]*[.D141]" office:value-type="currency" office:currency="EUR" office:value="8652.8" calcext:value-type="currency">
                    <text:p>8 652,80 €</text:p>
                  </table:table-cell>
                  <table:table-cell table:style-name="ce395"/>
                  <table:table-cell table:number-columns-repeated="1006"/>
                </table:table-row>
                <table:table-row table:style-name="ro39">
                  <table:table-cell table:style-name="ce168" office:value-type="string" calcext:value-type="string">
                    <text:p>AEV06</text:p>
                  </table:table-cell>
                  <table:table-cell table:style-name="ce176" office:value-type="string" calcext:value-type="string">
                    <text:p>Plus value aux prix de maintenance préventive et curative qui ne sont pas indiqués comme étant de nuit, pour effectuer les prestations de nuit</text:p>
                  </table:table-cell>
                  <table:table-cell table:style-name="ce225" office:value-type="string" calcext:value-type="string">
                    <text:p>%</text:p>
                  </table:table-cell>
                  <table:table-cell table:style-name="ce199" office:value-type="percentage" office:value="1" calcext:value-type="percentage">
                    <text:p>100,00 %</text:p>
                  </table:table-cell>
                  <table:table-cell/>
                  <table:table-cell table:style-name="ce278" office:value-type="float" office:value="1" calcext:value-type="float">
                    <text:p>1</text:p>
                  </table:table-cell>
                  <table:table-cell table:style-name="ce120" table:formula="of:=SUM([.J94];[.J67])" office:value-type="currency" office:currency="EUR" office:value="36472.34" calcext:value-type="currency">
                    <text:p>36 472,34 €</text:p>
                  </table:table-cell>
                  <table:table-cell/>
                  <table:table-cell table:style-name="ce207" table:formula="of:=[.F142]*[.D142]" office:value-type="currency" office:currency="EUR" office:value="1" calcext:value-type="currency">
                    <text:p>1,00 €</text:p>
                  </table:table-cell>
                  <table:table-cell table:style-name="ce144" table:formula="of:=[.G142]*[.D142]" office:value-type="currency" office:currency="EUR" office:value="36472.34" calcext:value-type="currency">
                    <text:p>36 472,34 €</text:p>
                  </table:table-cell>
                  <table:table-cell table:style-name="ce395"/>
                  <table:table-cell table:number-columns-repeated="1006"/>
                </table:table-row>
                <table:table-row table:style-name="ro39">
                  <table:table-cell table:style-name="ce168" office:value-type="string" calcext:value-type="string">
                    <text:p>AEV07</text:p>
                  </table:table-cell>
                  <table:table-cell table:style-name="ce176" office:value-type="string" calcext:value-type="string">
                    <text:p>Plus value pour mise en place d’un echaffaudage</text:p>
                  </table:table-cell>
                  <table:table-cell table:style-name="ce225" office:value-type="string" calcext:value-type="string">
                    <text:p>%</text:p>
                  </table:table-cell>
                  <table:table-cell table:style-name="ce199" office:value-type="percentage" office:value="1" calcext:value-type="percentage">
                    <text:p>100,00 %</text:p>
                  </table:table-cell>
                  <table:table-cell/>
                  <table:table-cell table:style-name="ce278" office:value-type="float" office:value="1" calcext:value-type="float">
                    <text:p>1</text:p>
                  </table:table-cell>
                  <table:table-cell table:style-name="ce120" office:value-type="currency" office:currency="EUR" office:value="0" calcext:value-type="currency">
                    <text:p>0,00 €</text:p>
                  </table:table-cell>
                  <table:table-cell/>
                  <table:table-cell table:style-name="ce207" table:formula="of:=[.F143]*[.D143]" office:value-type="currency" office:currency="EUR" office:value="1" calcext:value-type="currency">
                    <text:p>1,00 €</text:p>
                  </table:table-cell>
                  <table:table-cell table:style-name="ce144" table:formula="of:=[.G143]*[.D143]" office:value-type="currency" office:currency="EUR" office:value="0" calcext:value-type="currency">
                    <text:p>0,00 €</text:p>
                  </table:table-cell>
                  <table:table-cell table:style-name="ce395"/>
                  <table:table-cell table:number-columns-repeated="1006"/>
                </table:table-row>
              </table:table-row-group>
            </table:table-row-group>
          </table:table-row-group>
        </table:table-row-group>
        <table:table-row table:style-name="ro54">
          <table:table-cell table:number-columns-repeated="5"/>
          <table:table-cell table:style-name="Default" table:number-columns-repeated="2"/>
          <table:table-cell/>
          <table:table-cell table:style-name="ce395"/>
          <table:table-cell table:style-name="ce148"/>
          <table:table-cell table:style-name="ce395"/>
          <table:table-cell table:number-columns-repeated="1006"/>
        </table:table-row>
        <table:table-row table:style-name="ro49">
          <table:table-cell table:number-columns-repeated="3"/>
          <table:table-cell table:style-name="ce652"/>
          <table:table-cell/>
          <table:table-cell table:style-name="ce462" office:value-type="string" calcext:value-type="string" table:number-columns-spanned="2" table:number-rows-spanned="1">
            <text:p>Total HT</text:p>
          </table:table-cell>
          <table:covered-table-cell table:style-name="ce467"/>
          <table:table-cell/>
          <table:table-cell table:style-name="ce137" table:formula="of:=SUM([.I136];[.I98];[.I66];[.I3])" office:value-type="currency" office:currency="EUR" office:value="352573.12" calcext:value-type="currency">
            <text:p>352 573,12 €</text:p>
          </table:table-cell>
          <table:table-cell table:style-name="ce210" table:formula="of:=SUM([.J136];[.J98];[.J66];[.J3])" office:value-type="currency" office:currency="EUR" office:value="554821.57" calcext:value-type="currency">
            <text:p>554 821,57 €</text:p>
          </table:table-cell>
          <table:table-cell table:style-name="ce395"/>
          <table:table-cell table:number-columns-repeated="3"/>
          <table:table-cell table:style-name="ce218"/>
          <table:table-cell table:number-columns-repeated="1002"/>
        </table:table-row>
        <table:table-row table:style-name="ro49">
          <table:table-cell table:number-columns-repeated="5"/>
          <table:table-cell table:style-name="ce463" office:value-type="string" calcext:value-type="string" table:number-columns-spanned="2" table:number-rows-spanned="1">
            <text:p>Montant TVA (20%)</text:p>
          </table:table-cell>
          <table:covered-table-cell table:style-name="ce467"/>
          <table:table-cell/>
          <table:table-cell table:style-name="ce137" table:formula="of:=[.I145]*0.2" office:value-type="currency" office:currency="EUR" office:value="70514.624" calcext:value-type="currency">
            <text:p>70 514,62 €</text:p>
          </table:table-cell>
          <table:table-cell table:style-name="ce210" table:formula="of:=[.J145]*0.2" office:value-type="currency" office:currency="EUR" office:value="110964.314" calcext:value-type="currency">
            <text:p>110 964,31 €</text:p>
          </table:table-cell>
          <table:table-cell table:style-name="ce395"/>
          <table:table-cell table:number-columns-repeated="1006"/>
        </table:table-row>
        <table:table-row table:style-name="ro49">
          <table:table-cell table:number-columns-repeated="5"/>
          <table:table-cell table:style-name="ce463" office:value-type="string" calcext:value-type="string" table:number-columns-spanned="2" table:number-rows-spanned="1">
            <text:p>Total TTC</text:p>
          </table:table-cell>
          <table:covered-table-cell table:style-name="ce472"/>
          <table:table-cell/>
          <table:table-cell table:style-name="ce137" table:formula="of:=[.I145]+[.I146]" office:value-type="currency" office:currency="EUR" office:value="423087.744" calcext:value-type="currency">
            <text:p>423 087,74 €</text:p>
          </table:table-cell>
          <table:table-cell table:style-name="ce210" table:formula="of:=[.J145]+[.J146]" office:value-type="currency" office:currency="EUR" office:value="665785.884" calcext:value-type="currency">
            <text:p>665 785,88 €</text:p>
          </table:table-cell>
          <table:table-cell table:style-name="ce395"/>
          <table:table-cell table:number-columns-repeated="1006"/>
        </table:table-row>
        <table:table-row table:style-name="ro40" table:number-rows-repeated="2">
          <table:table-cell table:number-columns-repeated="1017"/>
        </table:table-row>
        <table:table-row table:style-name="ro40">
          <table:table-cell table:number-columns-repeated="8"/>
          <table:table-cell table:style-name="ce241"/>
          <table:table-cell table:style-name="ce212"/>
          <table:table-cell table:number-columns-repeated="1007"/>
        </table:table-row>
        <table:table-row table:style-name="ro40" table:number-rows-repeated="1048425">
          <table:table-cell table:number-columns-repeated="1017"/>
        </table:table-row>
        <table:table-row table:style-name="ro40">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0P0" style:volatile="true">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10P1" style:volatile="true">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10P2" style:volatile="true">
      <number:text>-</number:text>
      <number:number number:decimal-places="0" number:min-decimal-places="0" number:min-integer-digits="2"/>
      <number:text> </number:text>
      <number:currency-symbol number:language="fr" number:country="FR">€</number:currency-symbol>
      <number:text> </number:text>
    </number:currency-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currency-style style:name="N112P0" style:volatile="true">
      <number:number number:decimal-places="2" number: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2P0"/>
    </number:currency-style>
    <number:currency-style style:name="N10107"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0108"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0109" number:language="fr" number:country="FR">
      <number:text>-</number:text>
      <number:number number:decimal-places="0" number:min-decimal-places="0" number:min-integer-digits="2"/>
      <number:text> </number:text>
      <number:currency-symbol number:language="fr" number:country="FR">€</number:currency-symbol>
      <number:text> </number:text>
    </number:currency-style>
    <number:currency-style style:name="N10110"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1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1"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1P0"/>
    </number:currency-style>
    <number:currency-style style:name="N20104" number:language="ca" number:country="ES">
      <number:number number:decimal-places="2" number:min-decimal-places="2" number:min-integer-digits="1" number:grouping="true"/>
      <number:text> </number:text>
      <number:currency-symbol number:language="ca" number:country="ES">€</number:currency-symbol>
    </number:currency-style>
    <number:currency-style style:name="N20105P0" style:volatile="true" number:language="ca" number:country="ES">
      <number:number number:decimal-places="2" number:min-decimal-places="2" number:min-integer-digits="1" number:grouping="true"/>
      <number:text> </number:text>
      <number:currency-symbol number:language="ca" number:country="ES">€</number:currency-symbol>
    </number:currency-style>
    <number:currency-style style:name="N20105" number:language="ca" number:country="ES">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20105P0"/>
    </number:currency-style>
    <style:style style:name="Default" style:family="table-cell" style:data-style-name="N0">
      <style:table-cell-properties fo:background-color="transparent" style:vertical-align="automatic"/>
      <style:text-properties fo:color="#000000" style:font-name="Liberation Sans11" fo:font-family="'Liberation Sans1'" fo:font-size="11pt" style:font-name-asian="Liberation Sans11" style:font-family-asian="'Liberation Sans1'" style:font-size-asian="11pt" style:font-name-complex="Liberation Sans11" style:font-family-complex="'Liberation Sans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685" style:vertical-align="automatic"/>
    </style:style>
    <style:style style:name="Monétaire" style:family="table-cell" style:parent-style-name="Default" style:data-style-name="N110"/>
    <style:style style:name="Normal_20_2" style:display-name="Normal 2" style:family="table-cell" style:parent-style-name="Default" style:data-style-name="N0">
      <style:table-cell-properties fo:background-color="transparent" style:vertical-align="automatic"/>
      <style:text-properties style:font-name="Calibri" fo:font-family="Calibri" style:font-family-generic="swiss" style:font-name-asian="Calibri1" style:font-family-asian="Calibri" style:font-name-complex="Calibri1" style:font-family-complex="Calibri"/>
    </style:style>
    <style:style style:name="Pivot_20_Table_20_Category" style:display-name="Pivot Table Category" style:family="table-cell" style:parent-style-name="Default" style:data-style-name="N0">
      <style:table-cell-properties style:text-align-source="fix" style:repeat-content="false" fo:background-color="transparent" style:vertical-align="automatic"/>
      <style:paragraph-properties fo:text-align="start" fo:margin-left="0cm"/>
    </style:style>
    <style:style style:name="Pivot_20_Table_20_Corner" style:display-name="Pivot Table Corner" style:family="table-cell" style:parent-style-name="Default" style:data-style-name="N0">
      <style:table-cell-properties fo:background-color="transparent" style:vertical-align="automatic"/>
    </style:style>
    <style:style style:name="Pivot_20_Table_20_Field" style:display-name="Pivot Table Field" style:family="table-cell" style:parent-style-name="Default" style:data-style-name="N0">
      <style:table-cell-properties fo:background-color="transparent" style:vertical-align="automatic"/>
    </style:style>
    <style:style style:name="Pivot_20_Table_20_Result" style:display-name="Pivot Table Result" style:family="table-cell" style:parent-style-name="Default" style:data-style-name="N0">
      <style:table-cell-properties fo:background-color="transparent" style:vertical-align="automatic"/>
      <style:text-properties fo:font-weight="bold" style:font-weight-asian="bold" style:font-weight-complex="bold"/>
    </style:style>
    <style:style style:name="Pivot_20_Table_20_Title" style:display-name="Pivot Table Title"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weight="bold" style:font-weight-asian="bold" style:font-weight-complex="bold"/>
    </style:style>
    <style:style style:name="Pivot_20_Table_20_Value" style:display-name="Pivot Table Value" style:family="table-cell" style:parent-style-name="Default" style:data-style-name="N0">
      <style:table-cell-properties fo:background-color="transparent" style:vertical-align="automatic"/>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ans_20_nom1" style:display-name="Sans nom1" style:family="table-cell" style:parent-style-name="Default" style:data-style-name="N0">
      <style:table-cell-properties fo:background-color="#fff685" style:vertical-align="automatic"/>
    </style:style>
    <style:style style:name="Sans_20_nom2" style:display-name="Sans nom2" style:family="table-cell" style:parent-style-name="Default">
      <style:text-properties fo:color="#00a933"/>
    </style:style>
    <style:style style:name="Sans_20_nom3" style:display-name="Sans nom3" style:family="table-cell" style:parent-style-name="Default">
      <style:text-properties fo:color="#ff0000"/>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0.42cm" fo:margin-bottom="0.43cm" fo:margin-left="0.42cm" fo:margin-right="0.43cm" style:scale-to-X="1" style:table-centering="horizontal"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0.499cm" fo:margin-right="0.499cm" style:print-page-order="ltr" style:first-page-number="1" style:scale-to="45%" style:table-centering="both" style:print="charts drawings object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0.499cm" fo:margin-bottom="0.499cm" fo:margin-left="0.499cm" fo:margin-right="0.499cm" style:print-page-order="ltr" style:first-page-number="1" style:scale-to-X="1" style:table-centering="horizontal" style:print="charts drawings object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style:display="false">
        <style:region-left>
          <text:p><text:page-number>1</text:page-number>/<text:page-count>99</text:page-count></text:p>
        </style:region-left>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08">00/00/0000</text:date>, <text:time style:data-style-name="N2" text:time-value="10:08:48.35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region-left>
          <text:p><text:page-number>1</text:page-number>/<text:page-count>99</text:page-count></text:p>
        </style:region-left>
      </style:header>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 LibreOffice_project/49f2b1bff42cfccbd8f788c8dc32c1c309559be0</meta:generator>
    <meta:creation-date>2021-08-05T11:28:02.024000000</meta:creation-date>
    <meta:editing-cycles>120</meta:editing-cycles>
    <meta:editing-duration>PT19H7M16S</meta:editing-duration>
    <dc:date>2022-06-08T10:09:36.273000000</dc:date>
    <meta:print-date>2021-10-22T10:46:39.260000000</meta:print-date>
    <meta:document-statistic meta:table-count="6" meta:cell-count="9156" meta:object-count="0"/>
  </office:meta>
</office:document-meta>
</file>